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Pictures/2000000A000000DD000000DD70DD954D.svm" manifest:media-type="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2.686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60">
      <number:scientific-number number:decimal-places="2" number:min-integer-digits="1" number:min-exponent-digits="3"/>
    </number:number-style>
    <number:number-style style:name="N61">
      <number:scientific-number number:decimal-places="2" number:min-integer-digits="1" number:min-exponent-digits="2"/>
    </number:number-style>
    <style:style style:name="ce1" style:family="table-cell" style:parent-style-name="Default" style:data-style-name="N60"/>
    <style:style style:name="ce2" style:family="table-cell" style:parent-style-name="Default" style:data-style-name="N61"/>
    <style:style style:name="ce3" style:family="table-cell" style:parent-style-name="Default" style:data-style-name="N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Feuille1" table:style-name="ta1">
        <table:shapes>
          <draw:frame draw:z-index="0" draw:style-name="gr1" draw:text-style-name="P1" svg:width="15.999cm" svg:height="8.999cm" svg:x="17.962cm" svg:y="0.737cm">
            <draw:object draw:notify-on-update-of-ranges="Feuille1.A1:Feuille1.A1 Feuille1.A2:Feuille1.A1001 Feuille1.F1:Feuille1.F1 Feuille1.F2:Feuille1.F1001 Feuille1.A1:Feuille1.A1 Feuille1.A2:Feuille1.A1001 Feuille1.G1:Feuille1.G1 Feuille1.G2:Feuille1.G100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2" table:number-columns-repeated="2" table:default-cell-style-name="ce2"/>
        <table:table-column table:style-name="co2" table:number-columns-repeated="2" table:default-cell-style-name="ce3"/>
        <table:table-row table:style-name="ro1">
          <table:table-cell office:value-type="string" calcext:value-type="string">
            <text:p>Z / m</text:p>
          </table:table-cell>
          <table:table-cell office:value-type="string" calcext:value-type="string">
            <text:p>Pp / W</text:p>
          </table:table-cell>
          <table:table-cell office:value-type="string" calcext:value-type="string">
            <text:p>Ps / W</text:p>
          </table:table-cell>
          <table:table-cell office:value-type="string" calcext:value-type="string">
            <text:p>Ppcorr / W</text:p>
          </table:table-cell>
          <table:table-cell office:value-type="string" calcext:value-type="string">
            <text:p>Pscorr / W</text:p>
          </table:table-cell>
          <table:table-cell office:value-type="string" calcext:value-type="string">
            <text:p>Ppcorr / dBm</text:p>
          </table:table-cell>
          <table:table-cell office:value-type="string" calcext:value-type="string">
            <text:p>Pscorr / dBm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" office:value-type="float" office:value="0.03" calcext:value-type="float">
            <text:p>3,00E-002</text:p>
          </table:table-cell>
          <table:table-cell table:style-name="ce1" office:value-type="float" office:value="0.001514617" calcext:value-type="float">
            <text:p>1,51E-003</text:p>
          </table:table-cell>
          <table:table-cell office:value-type="float" office:value="0.09" calcext:value-type="float">
            <text:p>9,00E-02</text:p>
          </table:table-cell>
          <table:table-cell office:value-type="float" office:value="0.000003" calcext:value-type="float">
            <text:p>3,00E-06</text:p>
          </table:table-cell>
          <table:table-cell table:formula="of:=10*LOG10([.D2]/1000)" office:value-type="float" office:value="-40.4575749056068" calcext:value-type="float">
            <text:p>-40,46</text:p>
          </table:table-cell>
          <table:table-cell table:formula="of:=10*LOG10([.E2]/1000)" office:value-type="float" office:value="-85.2287874528034" calcext:value-type="float">
            <text:p>-85,23</text:p>
          </table:table-cell>
        </table:table-row>
        <table:table-row table:style-name="ro1">
          <table:table-cell table:formula="of:=[.A2]+1" office:value-type="float" office:value="1" calcext:value-type="float">
            <text:p>1</text:p>
          </table:table-cell>
          <table:table-cell table:style-name="ce1" office:value-type="float" office:value="-0.084" calcext:value-type="float">
            <text:p>-8,40E-002</text:p>
          </table:table-cell>
          <table:table-cell table:style-name="ce1" office:value-type="float" office:value="-0.0000026" calcext:value-type="float">
            <text:p>-2,60E-006</text:p>
          </table:table-cell>
          <table:table-cell table:formula="of:= ABS([.B3])" office:value-type="float" office:value="0.084" calcext:value-type="float">
            <text:p>8,40E-02</text:p>
          </table:table-cell>
          <table:table-cell table:formula="of:= ABS([.C3])" office:value-type="float" office:value="0.0000026" calcext:value-type="float">
            <text:p>2,60E-06</text:p>
          </table:table-cell>
          <table:table-cell table:formula="of:=10*LOG10([.D3]/1000)" office:value-type="float" office:value="-40.7572071393812" calcext:value-type="float">
            <text:p>-40,76</text:p>
          </table:table-cell>
          <table:table-cell table:formula="of:=10*LOG10([.E3]/1000)" office:value-type="float" office:value="-85.8502665202918" calcext:value-type="float">
            <text:p>-85,85</text:p>
          </table:table-cell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table-cell table:style-name="ce1" office:value-type="float" office:value="-0.08398355" calcext:value-type="float">
            <text:p>-8,40E-002</text:p>
          </table:table-cell>
          <table:table-cell table:style-name="ce1" office:value-type="float" office:value="-0.00001299898" calcext:value-type="float">
            <text:p>-1,30E-005</text:p>
          </table:table-cell>
          <table:table-cell table:formula="of:= ABS([.B4])" office:value-type="float" office:value="0.08398355" calcext:value-type="float">
            <text:p>8,40E-02</text:p>
          </table:table-cell>
          <table:table-cell table:formula="of:= ABS([.C4])" office:value-type="float" office:value="0.00001299898" calcext:value-type="float">
            <text:p>1,30E-05</text:p>
          </table:table-cell>
          <table:table-cell table:formula="of:=10*LOG10([.D4]/1000)" office:value-type="float" office:value="-40.7580577160299" calcext:value-type="float">
            <text:p>-40,76</text:p>
          </table:table-cell>
          <table:table-cell table:formula="of:=10*LOG10([.E4]/1000)" office:value-type="float" office:value="-78.8609072444323" calcext:value-type="float">
            <text:p>-78,86</text:p>
          </table:table-cell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table-cell table:style-name="ce1" office:value-type="float" office:value="-0.08390135" calcext:value-type="float">
            <text:p>-8,39E-002</text:p>
          </table:table-cell>
          <table:table-cell table:style-name="ce1" office:value-type="float" office:value="-0.00006496946" calcext:value-type="float">
            <text:p>-6,50E-005</text:p>
          </table:table-cell>
          <table:table-cell table:formula="of:= ABS([.B5])" office:value-type="float" office:value="0.08390135" calcext:value-type="float">
            <text:p>8,39E-02</text:p>
          </table:table-cell>
          <table:table-cell table:formula="of:= ABS([.C5])" office:value-type="float" office:value="0.00006496946" calcext:value-type="float">
            <text:p>6,50E-05</text:p>
          </table:table-cell>
          <table:table-cell table:formula="of:=10*LOG10([.D5]/1000)" office:value-type="float" office:value="-40.7623105117567" calcext:value-type="float">
            <text:p>-40,76</text:p>
          </table:table-cell>
          <table:table-cell table:formula="of:=10*LOG10([.E5]/1000)" office:value-type="float" office:value="-71.8729074290055" calcext:value-type="float">
            <text:p>-71,87</text:p>
          </table:table-cell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table-cell table:style-name="ce1" office:value-type="float" office:value="-0.08349133" calcext:value-type="float">
            <text:p>-8,35E-002</text:p>
          </table:table-cell>
          <table:table-cell table:style-name="ce1" office:value-type="float" office:value="-0.0003242123" calcext:value-type="float">
            <text:p>-3,24E-004</text:p>
          </table:table-cell>
          <table:table-cell table:formula="of:= ABS([.B6])" office:value-type="float" office:value="0.08349133" calcext:value-type="float">
            <text:p>8,35E-02</text:p>
          </table:table-cell>
          <table:table-cell table:formula="of:= ABS([.C6])" office:value-type="float" office:value="0.0003242123" calcext:value-type="float">
            <text:p>3,24E-04</text:p>
          </table:table-cell>
          <table:table-cell table:formula="of:=10*LOG10([.D6]/1000)" office:value-type="float" office:value="-40.7835862066793" calcext:value-type="float">
            <text:p>-40,78</text:p>
          </table:table-cell>
          <table:table-cell table:formula="of:=10*LOG10([.E6]/1000)" office:value-type="float" office:value="-64.8917051286568" calcext:value-type="float">
            <text:p>-64,89</text:p>
          </table:table-cell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table-cell table:style-name="ce1" office:value-type="float" office:value="-0.08146508" calcext:value-type="float">
            <text:p>-8,15E-002</text:p>
          </table:table-cell>
          <table:table-cell table:style-name="ce1" office:value-type="float" office:value="-0.001605325" calcext:value-type="float">
            <text:p>-1,61E-003</text:p>
          </table:table-cell>
          <table:table-cell table:formula="of:= ABS([.B7])" office:value-type="float" office:value="0.08146508" calcext:value-type="float">
            <text:p>8,15E-02</text:p>
          </table:table-cell>
          <table:table-cell table:formula="of:= ABS([.C7])" office:value-type="float" office:value="0.001605325" calcext:value-type="float">
            <text:p>1,61E-03</text:p>
          </table:table-cell>
          <table:table-cell table:formula="of:=10*LOG10([.D7]/1000)" office:value-type="float" office:value="-40.8902851166742" calcext:value-type="float">
            <text:p>-40,89</text:p>
          </table:table-cell>
          <table:table-cell table:formula="of:=10*LOG10([.E7]/1000)" office:value-type="float" office:value="-57.9443703091139" calcext:value-type="float">
            <text:p>-57,94</text:p>
          </table:table-cell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table-cell table:style-name="ce1" office:value-type="float" office:value="-0.07190487" calcext:value-type="float">
            <text:p>-7,19E-002</text:p>
          </table:table-cell>
          <table:table-cell table:style-name="ce1" office:value-type="float" office:value="-0.007649844" calcext:value-type="float">
            <text:p>-7,65E-003</text:p>
          </table:table-cell>
          <table:table-cell table:formula="of:= ABS([.B8])" office:value-type="float" office:value="0.07190487" calcext:value-type="float">
            <text:p>7,19E-02</text:p>
          </table:table-cell>
          <table:table-cell table:formula="of:= ABS([.C8])" office:value-type="float" office:value="0.007649844" calcext:value-type="float">
            <text:p>7,65E-03</text:p>
          </table:table-cell>
          <table:table-cell table:formula="of:=10*LOG10([.D8]/1000)" office:value-type="float" office:value="-41.4324169456146" calcext:value-type="float">
            <text:p>-41,43</text:p>
          </table:table-cell>
          <table:table-cell table:formula="of:=10*LOG10([.E8]/1000)" office:value-type="float" office:value="-51.1634742113788" calcext:value-type="float">
            <text:p>-51,16</text:p>
          </table:table-cell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table-cell table:style-name="ce1" office:value-type="float" office:value="-0.03569409" calcext:value-type="float">
            <text:p>-3,57E-002</text:p>
          </table:table-cell>
          <table:table-cell table:style-name="ce1" office:value-type="float" office:value="-0.0305444" calcext:value-type="float">
            <text:p>-3,05E-002</text:p>
          </table:table-cell>
          <table:table-cell table:formula="of:= ABS([.B9])" office:value-type="float" office:value="0.03569409" calcext:value-type="float">
            <text:p>3,57E-02</text:p>
          </table:table-cell>
          <table:table-cell table:formula="of:= ABS([.C9])" office:value-type="float" office:value="0.0305444" calcext:value-type="float">
            <text:p>3,05E-02</text:p>
          </table:table-cell>
          <table:table-cell table:formula="of:=10*LOG10([.D9]/1000)" office:value-type="float" office:value="-44.4740368564869" calcext:value-type="float">
            <text:p>-44,47</text:p>
          </table:table-cell>
          <table:table-cell table:formula="of:=10*LOG10([.E9]/1000)" office:value-type="float" office:value="-45.1506840152717" calcext:value-type="float">
            <text:p>-45,15</text:p>
          </table:table-cell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table:style-name="ce1" office:value-type="float" office:value="0.01643586" calcext:value-type="float">
            <text:p>1,64E-002</text:p>
          </table:table-cell>
          <table:table-cell table:style-name="ce1" office:value-type="float" office:value="-0.06350398" calcext:value-type="float">
            <text:p>-6,35E-002</text:p>
          </table:table-cell>
          <table:table-cell table:formula="of:= ABS([.B10])" office:value-type="float" office:value="0.01643586" calcext:value-type="float">
            <text:p>1,64E-02</text:p>
          </table:table-cell>
          <table:table-cell table:formula="of:= ABS([.C10])" office:value-type="float" office:value="0.06350398" calcext:value-type="float">
            <text:p>6,35E-02</text:p>
          </table:table-cell>
          <table:table-cell table:formula="of:=10*LOG10([.D10]/1000)" office:value-type="float" office:value="-47.8420756669749" calcext:value-type="float">
            <text:p>-47,84</text:p>
          </table:table-cell>
          <table:table-cell table:formula="of:=10*LOG10([.E10]/1000)" office:value-type="float" office:value="-41.9719905521398" calcext:value-type="float">
            <text:p>-41,97</text:p>
          </table:table-cell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table-cell table:style-name="ce1" office:value-type="float" office:value="-0.01936507" calcext:value-type="float">
            <text:p>-1,94E-002</text:p>
          </table:table-cell>
          <table:table-cell table:style-name="ce1" office:value-type="float" office:value="-0.04086856" calcext:value-type="float">
            <text:p>-4,09E-002</text:p>
          </table:table-cell>
          <table:table-cell table:formula="of:= ABS([.B11])" office:value-type="float" office:value="0.01936507" calcext:value-type="float">
            <text:p>1,94E-02</text:p>
          </table:table-cell>
          <table:table-cell table:formula="of:= ABS([.C11])" office:value-type="float" office:value="0.04086856" calcext:value-type="float">
            <text:p>4,09E-02</text:p>
          </table:table-cell>
          <table:table-cell table:formula="of:=10*LOG10([.D11]/1000)" office:value-type="float" office:value="-47.1298092880654" calcext:value-type="float">
            <text:p>-47,13</text:p>
          </table:table-cell>
          <table:table-cell table:formula="of:=10*LOG10([.E11]/1000)" office:value-type="float" office:value="-43.8861066434545" calcext:value-type="float">
            <text:p>-43,89</text:p>
          </table:table-cell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table:style-name="ce1" office:value-type="float" office:value="0.01431935" calcext:value-type="float">
            <text:p>1,43E-002</text:p>
          </table:table-cell>
          <table:table-cell table:style-name="ce1" office:value-type="float" office:value="-0.0621658" calcext:value-type="float">
            <text:p>-6,22E-002</text:p>
          </table:table-cell>
          <table:table-cell table:formula="of:= ABS([.B12])" office:value-type="float" office:value="0.01431935" calcext:value-type="float">
            <text:p>1,43E-02</text:p>
          </table:table-cell>
          <table:table-cell table:formula="of:= ABS([.C12])" office:value-type="float" office:value="0.0621658" calcext:value-type="float">
            <text:p>6,22E-02</text:p>
          </table:table-cell>
          <table:table-cell table:formula="of:=10*LOG10([.D12]/1000)" office:value-type="float" office:value="-48.4407669556309" calcext:value-type="float">
            <text:p>-48,44</text:p>
          </table:table-cell>
          <table:table-cell table:formula="of:=10*LOG10([.E12]/1000)" office:value-type="float" office:value="-42.0644847312468" calcext:value-type="float">
            <text:p>-42,06</text:p>
          </table:table-cell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table-cell table:style-name="ce1" office:value-type="float" office:value="-0.01656853" calcext:value-type="float">
            <text:p>-1,66E-002</text:p>
          </table:table-cell>
          <table:table-cell table:style-name="ce1" office:value-type="float" office:value="-0.04263669" calcext:value-type="float">
            <text:p>-4,26E-002</text:p>
          </table:table-cell>
          <table:table-cell table:formula="of:= ABS([.B13])" office:value-type="float" office:value="0.01656853" calcext:value-type="float">
            <text:p>1,66E-02</text:p>
          </table:table-cell>
          <table:table-cell table:formula="of:= ABS([.C13])" office:value-type="float" office:value="0.04263669" calcext:value-type="float">
            <text:p>4,26E-02</text:p>
          </table:table-cell>
          <table:table-cell table:formula="of:=10*LOG10([.D13]/1000)" office:value-type="float" office:value="-47.8071602152685" calcext:value-type="float">
            <text:p>-47,81</text:p>
          </table:table-cell>
          <table:table-cell table:formula="of:=10*LOG10([.E13]/1000)" office:value-type="float" office:value="-43.7021651811218" calcext:value-type="float">
            <text:p>-43,70</text:p>
          </table:table-cell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table-cell table:style-name="ce1" office:value-type="float" office:value="0.01294311" calcext:value-type="float">
            <text:p>1,29E-002</text:p>
          </table:table-cell>
          <table:table-cell table:style-name="ce1" office:value-type="float" office:value="-0.06129566" calcext:value-type="float">
            <text:p>-6,13E-002</text:p>
          </table:table-cell>
          <table:table-cell table:formula="of:= ABS([.B14])" office:value-type="float" office:value="0.01294311" calcext:value-type="float">
            <text:p>1,29E-02</text:p>
          </table:table-cell>
          <table:table-cell table:formula="of:= ABS([.C14])" office:value-type="float" office:value="0.06129566" calcext:value-type="float">
            <text:p>6,13E-02</text:p>
          </table:table-cell>
          <table:table-cell table:formula="of:=10*LOG10([.D14]/1000)" office:value-type="float" office:value="-48.8796135785925" calcext:value-type="float">
            <text:p>-48,88</text:p>
          </table:table-cell>
          <table:table-cell table:formula="of:=10*LOG10([.E14]/1000)" office:value-type="float" office:value="-42.1257027433603" calcext:value-type="float">
            <text:p>-42,13</text:p>
          </table:table-cell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table:style-name="ce1" office:value-type="float" office:value="-0.0147947" calcext:value-type="float">
            <text:p>-1,48E-002</text:p>
          </table:table-cell>
          <table:table-cell table:style-name="ce1" office:value-type="float" office:value="-0.04375821" calcext:value-type="float">
            <text:p>-4,38E-002</text:p>
          </table:table-cell>
          <table:table-cell table:formula="of:= ABS([.B15])" office:value-type="float" office:value="0.0147947" calcext:value-type="float">
            <text:p>1,48E-02</text:p>
          </table:table-cell>
          <table:table-cell table:formula="of:= ABS([.C15])" office:value-type="float" office:value="0.04375821" calcext:value-type="float">
            <text:p>4,38E-02</text:p>
          </table:table-cell>
          <table:table-cell table:formula="of:=10*LOG10([.D15]/1000)" office:value-type="float" office:value="-48.2989383683424" calcext:value-type="float">
            <text:p>-48,30</text:p>
          </table:table-cell>
          <table:table-cell table:formula="of:=10*LOG10([.E15]/1000)" office:value-type="float" office:value="-43.5894045182596" calcext:value-type="float">
            <text:p>-43,59</text:p>
          </table:table-cell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table:style-name="ce1" office:value-type="float" office:value="0.01193747" calcext:value-type="float">
            <text:p>1,19E-002</text:p>
          </table:table-cell>
          <table:table-cell table:style-name="ce1" office:value-type="float" office:value="-0.06065984" calcext:value-type="float">
            <text:p>-6,07E-002</text:p>
          </table:table-cell>
          <table:table-cell table:formula="of:= ABS([.B16])" office:value-type="float" office:value="0.01193747" calcext:value-type="float">
            <text:p>1,19E-02</text:p>
          </table:table-cell>
          <table:table-cell table:formula="of:= ABS([.C16])" office:value-type="float" office:value="0.06065984" calcext:value-type="float">
            <text:p>6,07E-02</text:p>
          </table:table-cell>
          <table:table-cell table:formula="of:=10*LOG10([.D16]/1000)" office:value-type="float" office:value="-49.2308770683026" calcext:value-type="float">
            <text:p>-49,23</text:p>
          </table:table-cell>
          <table:table-cell table:formula="of:=10*LOG10([.E16]/1000)" office:value-type="float" office:value="-42.1709873954479" calcext:value-type="float">
            <text:p>-42,17</text:p>
          </table:table-cell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table:style-name="ce1" office:value-type="float" office:value="-0.01352132" calcext:value-type="float">
            <text:p>-1,35E-002</text:p>
          </table:table-cell>
          <table:table-cell table:style-name="ce1" office:value-type="float" office:value="-0.04456331" calcext:value-type="float">
            <text:p>-4,46E-002</text:p>
          </table:table-cell>
          <table:table-cell table:formula="of:= ABS([.B17])" office:value-type="float" office:value="0.01352132" calcext:value-type="float">
            <text:p>1,35E-02</text:p>
          </table:table-cell>
          <table:table-cell table:formula="of:= ABS([.C17])" office:value-type="float" office:value="0.04456331" calcext:value-type="float">
            <text:p>4,46E-02</text:p>
          </table:table-cell>
          <table:table-cell table:formula="of:=10*LOG10([.D17]/1000)" office:value-type="float" office:value="-48.6898090893189" calcext:value-type="float">
            <text:p>-48,69</text:p>
          </table:table-cell>
          <table:table-cell table:formula="of:=10*LOG10([.E17]/1000)" office:value-type="float" office:value="-43.5102255882744" calcext:value-type="float">
            <text:p>-43,51</text:p>
          </table:table-cell>
        </table:table-row>
        <table:table-row table:style-name="ro1">
          <table:table-cell table:formula="of:=[.A17]+1" office:value-type="float" office:value="16" calcext:value-type="float">
            <text:p>16</text:p>
          </table:table-cell>
          <table:table-cell table:style-name="ce1" office:value-type="float" office:value="0.01115444" calcext:value-type="float">
            <text:p>1,12E-002</text:p>
          </table:table-cell>
          <table:table-cell table:style-name="ce1" office:value-type="float" office:value="-0.06016476" calcext:value-type="float">
            <text:p>-6,02E-002</text:p>
          </table:table-cell>
          <table:table-cell table:formula="of:= ABS([.B18])" office:value-type="float" office:value="0.01115444" calcext:value-type="float">
            <text:p>1,12E-02</text:p>
          </table:table-cell>
          <table:table-cell table:formula="of:= ABS([.C18])" office:value-type="float" office:value="0.06016476" calcext:value-type="float">
            <text:p>6,02E-02</text:p>
          </table:table-cell>
          <table:table-cell table:formula="of:=10*LOG10([.D18]/1000)" office:value-type="float" office:value="-49.5255222825013" calcext:value-type="float">
            <text:p>-49,53</text:p>
          </table:table-cell>
          <table:table-cell table:formula="of:=10*LOG10([.E18]/1000)" office:value-type="float" office:value="-42.2065781137992" calcext:value-type="float">
            <text:p>-42,21</text:p>
          </table:table-cell>
        </table:table-row>
        <table:table-row table:style-name="ro1">
          <table:table-cell table:formula="of:=[.A18]+1" office:value-type="float" office:value="17" calcext:value-type="float">
            <text:p>17</text:p>
          </table:table-cell>
          <table:table-cell table:style-name="ce1" office:value-type="float" office:value="-0.01254336" calcext:value-type="float">
            <text:p>-1,25E-002</text:p>
          </table:table-cell>
          <table:table-cell table:style-name="ce1" office:value-type="float" office:value="-0.04518164" calcext:value-type="float">
            <text:p>-4,52E-002</text:p>
          </table:table-cell>
          <table:table-cell table:formula="of:= ABS([.B19])" office:value-type="float" office:value="0.01254336" calcext:value-type="float">
            <text:p>1,25E-02</text:p>
          </table:table-cell>
          <table:table-cell table:formula="of:= ABS([.C19])" office:value-type="float" office:value="0.04518164" calcext:value-type="float">
            <text:p>4,52E-02</text:p>
          </table:table-cell>
          <table:table-cell table:formula="of:=10*LOG10([.D19]/1000)" office:value-type="float" office:value="-49.0158611310664" calcext:value-type="float">
            <text:p>-49,02</text:p>
          </table:table-cell>
          <table:table-cell table:formula="of:=10*LOG10([.E19]/1000)" office:value-type="float" office:value="-43.450380091389" calcext:value-type="float">
            <text:p>-43,45</text:p>
          </table:table-cell>
        </table:table-row>
        <table:table-row table:style-name="ro1">
          <table:table-cell table:formula="of:=[.A19]+1" office:value-type="float" office:value="18" calcext:value-type="float">
            <text:p>18</text:p>
          </table:table-cell>
          <table:table-cell table:style-name="ce1" office:value-type="float" office:value="0.01051929" calcext:value-type="float">
            <text:p>1,05E-002</text:p>
          </table:table-cell>
          <table:table-cell table:style-name="ce1" office:value-type="float" office:value="-0.05976318" calcext:value-type="float">
            <text:p>-5,98E-002</text:p>
          </table:table-cell>
          <table:table-cell table:formula="of:= ABS([.B20])" office:value-type="float" office:value="0.01051929" calcext:value-type="float">
            <text:p>1,05E-02</text:p>
          </table:table-cell>
          <table:table-cell table:formula="of:= ABS([.C20])" office:value-type="float" office:value="0.05976318" calcext:value-type="float">
            <text:p>5,98E-02</text:p>
          </table:table-cell>
          <table:table-cell table:formula="of:=10*LOG10([.D20]/1000)" office:value-type="float" office:value="-49.7801357192068" calcext:value-type="float">
            <text:p>-49,78</text:p>
          </table:table-cell>
          <table:table-cell table:formula="of:=10*LOG10([.E20]/1000)" office:value-type="float" office:value="-42.2356630175978" calcext:value-type="float">
            <text:p>-42,24</text:p>
          </table:table-cell>
        </table:table-row>
        <table:table-row table:style-name="ro1">
          <table:table-cell table:formula="of:=[.A20]+1" office:value-type="float" office:value="19" calcext:value-type="float">
            <text:p>19</text:p>
          </table:table-cell>
          <table:table-cell table:style-name="ce1" office:value-type="float" office:value="-0.01175894" calcext:value-type="float">
            <text:p>-1,18E-002</text:p>
          </table:table-cell>
          <table:table-cell table:style-name="ce1" office:value-type="float" office:value="-0.0456776" calcext:value-type="float">
            <text:p>-4,57E-002</text:p>
          </table:table-cell>
          <table:table-cell table:formula="of:= ABS([.B21])" office:value-type="float" office:value="0.01175894" calcext:value-type="float">
            <text:p>1,18E-02</text:p>
          </table:table-cell>
          <table:table-cell table:formula="of:= ABS([.C21])" office:value-type="float" office:value="0.0456776" calcext:value-type="float">
            <text:p>4,57E-02</text:p>
          </table:table-cell>
          <table:table-cell table:formula="of:=10*LOG10([.D21]/1000)" office:value-type="float" office:value="-49.2963182561526" calcext:value-type="float">
            <text:p>-49,30</text:p>
          </table:table-cell>
          <table:table-cell table:formula="of:=10*LOG10([.E21]/1000)" office:value-type="float" office:value="-43.4029672293512" calcext:value-type="float">
            <text:p>-43,40</text:p>
          </table:table-cell>
        </table:table-row>
        <table:table-row table:style-name="ro1">
          <table:table-cell table:formula="of:=[.A21]+1" office:value-type="float" office:value="20" calcext:value-type="float">
            <text:p>20</text:p>
          </table:table-cell>
          <table:table-cell table:style-name="ce1" office:value-type="float" office:value="0.009989039" calcext:value-type="float">
            <text:p>9,99E-003</text:p>
          </table:table-cell>
          <table:table-cell table:style-name="ce1" office:value-type="float" office:value="-0.05942793" calcext:value-type="float">
            <text:p>-5,94E-002</text:p>
          </table:table-cell>
          <table:table-cell table:formula="of:= ABS([.B22])" office:value-type="float" office:value="0.009989039" calcext:value-type="float">
            <text:p>9,99E-03</text:p>
          </table:table-cell>
          <table:table-cell table:formula="of:= ABS([.C22])" office:value-type="float" office:value="0.05942793" calcext:value-type="float">
            <text:p>5,94E-02</text:p>
          </table:table-cell>
          <table:table-cell table:formula="of:=10*LOG10([.D22]/1000)" office:value-type="float" office:value="-50.0047629126075" calcext:value-type="float">
            <text:p>-50,00</text:p>
          </table:table-cell>
          <table:table-cell table:formula="of:=10*LOG10([.E22]/1000)" office:value-type="float" office:value="-42.2600939687008" calcext:value-type="float">
            <text:p>-42,26</text:p>
          </table:table-cell>
        </table:table-row>
        <table:table-row table:style-name="ro1">
          <table:table-cell table:formula="of:=[.A22]+1" office:value-type="float" office:value="21" calcext:value-type="float">
            <text:p>21</text:p>
          </table:table-cell>
          <table:table-cell table:style-name="ce1" office:value-type="float" office:value="-0.01111019" calcext:value-type="float">
            <text:p>-1,11E-002</text:p>
          </table:table-cell>
          <table:table-cell table:style-name="ce1" office:value-type="float" office:value="-0.04608777" calcext:value-type="float">
            <text:p>-4,61E-002</text:p>
          </table:table-cell>
          <table:table-cell table:formula="of:= ABS([.B23])" office:value-type="float" office:value="0.01111019" calcext:value-type="float">
            <text:p>1,11E-02</text:p>
          </table:table-cell>
          <table:table-cell table:formula="of:= ABS([.C23])" office:value-type="float" office:value="0.04608777" calcext:value-type="float">
            <text:p>4,61E-02</text:p>
          </table:table-cell>
          <table:table-cell table:formula="of:=10*LOG10([.D23]/1000)" office:value-type="float" office:value="-49.5427851394428" calcext:value-type="float">
            <text:p>-49,54</text:p>
          </table:table-cell>
          <table:table-cell table:formula="of:=10*LOG10([.E23]/1000)" office:value-type="float" office:value="-43.3641430511316" calcext:value-type="float">
            <text:p>-43,36</text:p>
          </table:table-cell>
        </table:table-row>
        <table:table-row table:style-name="ro1">
          <table:table-cell table:formula="of:=[.A23]+1" office:value-type="float" office:value="22" calcext:value-type="float">
            <text:p>22</text:p>
          </table:table-cell>
          <table:table-cell table:style-name="ce1" office:value-type="float" office:value="0.009536731" calcext:value-type="float">
            <text:p>9,54E-003</text:p>
          </table:table-cell>
          <table:table-cell table:style-name="ce1" office:value-type="float" office:value="-0.05914195" calcext:value-type="float">
            <text:p>-5,91E-002</text:p>
          </table:table-cell>
          <table:table-cell table:formula="of:= ABS([.B24])" office:value-type="float" office:value="0.009536731" calcext:value-type="float">
            <text:p>9,54E-03</text:p>
          </table:table-cell>
          <table:table-cell table:formula="of:= ABS([.C24])" office:value-type="float" office:value="0.05914195" calcext:value-type="float">
            <text:p>5,91E-02</text:p>
          </table:table-cell>
          <table:table-cell table:formula="of:=10*LOG10([.D24]/1000)" office:value-type="float" office:value="-50.2060046722016" calcext:value-type="float">
            <text:p>-50,21</text:p>
          </table:table-cell>
          <table:table-cell table:formula="of:=10*LOG10([.E24]/1000)" office:value-type="float" office:value="-42.2810436022454" calcext:value-type="float">
            <text:p>-42,28</text:p>
          </table:table-cell>
        </table:table-row>
        <table:table-row table:style-name="ro1">
          <table:table-cell table:formula="of:=[.A24]+1" office:value-type="float" office:value="23" calcext:value-type="float">
            <text:p>23</text:p>
          </table:table-cell>
          <table:table-cell table:style-name="ce1" office:value-type="float" office:value="-0.01056125" calcext:value-type="float">
            <text:p>-1,06E-002</text:p>
          </table:table-cell>
          <table:table-cell table:style-name="ce1" office:value-type="float" office:value="-0.04643484" calcext:value-type="float">
            <text:p>-4,64E-002</text:p>
          </table:table-cell>
          <table:table-cell table:formula="of:= ABS([.B25])" office:value-type="float" office:value="0.01056125" calcext:value-type="float">
            <text:p>1,06E-02</text:p>
          </table:table-cell>
          <table:table-cell table:formula="of:= ABS([.C25])" office:value-type="float" office:value="0.04643484" calcext:value-type="float">
            <text:p>4,64E-02</text:p>
          </table:table-cell>
          <table:table-cell table:formula="of:=10*LOG10([.D25]/1000)" office:value-type="float" office:value="-49.7628467688034" calcext:value-type="float">
            <text:p>-49,76</text:p>
          </table:table-cell>
          <table:table-cell table:formula="of:=10*LOG10([.E25]/1000)" office:value-type="float" office:value="-43.3315604655693" calcext:value-type="float">
            <text:p>-43,33</text:p>
          </table:table-cell>
        </table:table-row>
        <table:table-row table:style-name="ro1">
          <table:table-cell table:formula="of:=[.A25]+1" office:value-type="float" office:value="24" calcext:value-type="float">
            <text:p>24</text:p>
          </table:table-cell>
          <table:table-cell table:style-name="ce1" office:value-type="float" office:value="0.009144393" calcext:value-type="float">
            <text:p>9,14E-003</text:p>
          </table:table-cell>
          <table:table-cell table:style-name="ce1" office:value-type="float" office:value="-0.05889389" calcext:value-type="float">
            <text:p>-5,89E-002</text:p>
          </table:table-cell>
          <table:table-cell table:formula="of:= ABS([.B26])" office:value-type="float" office:value="0.009144393" calcext:value-type="float">
            <text:p>9,14E-03</text:p>
          </table:table-cell>
          <table:table-cell table:formula="of:= ABS([.C26])" office:value-type="float" office:value="0.05889389" calcext:value-type="float">
            <text:p>5,89E-02</text:p>
          </table:table-cell>
          <table:table-cell table:formula="of:=10*LOG10([.D26]/1000)" office:value-type="float" office:value="-50.388451174702" calcext:value-type="float">
            <text:p>-50,39</text:p>
          </table:table-cell>
          <table:table-cell table:formula="of:=10*LOG10([.E26]/1000)" office:value-type="float" office:value="-42.2992975915053" calcext:value-type="float">
            <text:p>-42,30</text:p>
          </table:table-cell>
        </table:table-row>
        <table:table-row table:style-name="ro1">
          <table:table-cell table:formula="of:=[.A26]+1" office:value-type="float" office:value="25" calcext:value-type="float">
            <text:p>25</text:p>
          </table:table-cell>
          <table:table-cell table:style-name="ce1" office:value-type="float" office:value="-0.01008844" calcext:value-type="float">
            <text:p>-1,01E-002</text:p>
          </table:table-cell>
          <table:table-cell table:style-name="ce1" office:value-type="float" office:value="-0.04673378" calcext:value-type="float">
            <text:p>-4,67E-002</text:p>
          </table:table-cell>
          <table:table-cell table:formula="of:= ABS([.B27])" office:value-type="float" office:value="0.01008844" calcext:value-type="float">
            <text:p>1,01E-02</text:p>
          </table:table-cell>
          <table:table-cell table:formula="of:= ABS([.C27])" office:value-type="float" office:value="0.04673378" calcext:value-type="float">
            <text:p>4,67E-02</text:p>
          </table:table-cell>
          <table:table-cell table:formula="of:=10*LOG10([.D27]/1000)" office:value-type="float" office:value="-49.9617598458279" calcext:value-type="float">
            <text:p>-49,96</text:p>
          </table:table-cell>
          <table:table-cell table:formula="of:=10*LOG10([.E27]/1000)" office:value-type="float" office:value="-43.3036909022009" calcext:value-type="float">
            <text:p>-43,30</text:p>
          </table:table-cell>
        </table:table-row>
        <table:table-row table:style-name="ro1">
          <table:table-cell table:formula="of:=[.A27]+1" office:value-type="float" office:value="26" calcext:value-type="float">
            <text:p>26</text:p>
          </table:table-cell>
          <table:table-cell table:style-name="ce1" office:value-type="float" office:value="0.008799472" calcext:value-type="float">
            <text:p>8,80E-003</text:p>
          </table:table-cell>
          <table:table-cell table:style-name="ce1" office:value-type="float" office:value="-0.05867581" calcext:value-type="float">
            <text:p>-5,87E-002</text:p>
          </table:table-cell>
          <table:table-cell table:formula="of:= ABS([.B28])" office:value-type="float" office:value="0.008799472" calcext:value-type="float">
            <text:p>8,80E-03</text:p>
          </table:table-cell>
          <table:table-cell table:formula="of:= ABS([.C28])" office:value-type="float" office:value="0.05867581" calcext:value-type="float">
            <text:p>5,87E-02</text:p>
          </table:table-cell>
          <table:table-cell table:formula="of:=10*LOG10([.D28]/1000)" office:value-type="float" office:value="-50.5554338630051" calcext:value-type="float">
            <text:p>-50,56</text:p>
          </table:table-cell>
          <table:table-cell table:formula="of:=10*LOG10([.E28]/1000)" office:value-type="float" office:value="-42.3154090639742" calcext:value-type="float">
            <text:p>-42,32</text:p>
          </table:table-cell>
        </table:table-row>
        <table:table-row table:style-name="ro1">
          <table:table-cell table:formula="of:=[.A28]+1" office:value-type="float" office:value="27" calcext:value-type="float">
            <text:p>27</text:p>
          </table:table-cell>
          <table:table-cell table:style-name="ce1" office:value-type="float" office:value="-0.009675346" calcext:value-type="float">
            <text:p>-9,68E-003</text:p>
          </table:table-cell>
          <table:table-cell table:style-name="ce1" office:value-type="float" office:value="-0.04699496" calcext:value-type="float">
            <text:p>-4,70E-002</text:p>
          </table:table-cell>
          <table:table-cell table:formula="of:= ABS([.B29])" office:value-type="float" office:value="0.009675346" calcext:value-type="float">
            <text:p>9,68E-03</text:p>
          </table:table-cell>
          <table:table-cell table:formula="of:= ABS([.C29])" office:value-type="float" office:value="0.04699496" calcext:value-type="float">
            <text:p>4,70E-02</text:p>
          </table:table-cell>
          <table:table-cell table:formula="of:=10*LOG10([.D29]/1000)" office:value-type="float" office:value="-50.1433349522855" calcext:value-type="float">
            <text:p>-50,14</text:p>
          </table:table-cell>
          <table:table-cell table:formula="of:=10*LOG10([.E29]/1000)" office:value-type="float" office:value="-43.2794871571442" calcext:value-type="float">
            <text:p>-43,28</text:p>
          </table:table-cell>
        </table:table-row>
        <table:table-row table:style-name="ro1">
          <table:table-cell table:formula="of:=[.A29]+1" office:value-type="float" office:value="28" calcext:value-type="float">
            <text:p>28</text:p>
          </table:table-cell>
          <table:table-cell table:style-name="ce1" office:value-type="float" office:value="0.008492871" calcext:value-type="float">
            <text:p>8,49E-003</text:p>
          </table:table-cell>
          <table:table-cell table:style-name="ce1" office:value-type="float" office:value="-0.05848196" calcext:value-type="float">
            <text:p>-5,85E-002</text:p>
          </table:table-cell>
          <table:table-cell table:formula="of:= ABS([.B30])" office:value-type="float" office:value="0.008492871" calcext:value-type="float">
            <text:p>8,49E-03</text:p>
          </table:table-cell>
          <table:table-cell table:formula="of:= ABS([.C30])" office:value-type="float" office:value="0.05848196" calcext:value-type="float">
            <text:p>5,85E-02</text:p>
          </table:table-cell>
          <table:table-cell table:formula="of:=10*LOG10([.D30]/1000)" office:value-type="float" office:value="-50.7094547245517" calcext:value-type="float">
            <text:p>-50,71</text:p>
          </table:table-cell>
          <table:table-cell table:formula="of:=10*LOG10([.E30]/1000)" office:value-type="float" office:value="-42.329780805967" calcext:value-type="float">
            <text:p>-42,33</text:p>
          </table:table-cell>
        </table:table-row>
        <table:table-row table:style-name="ro1">
          <table:table-cell table:formula="of:=[.A30]+1" office:value-type="float" office:value="29" calcext:value-type="float">
            <text:p>29</text:p>
          </table:table-cell>
          <table:table-cell table:style-name="ce1" office:value-type="float" office:value="-0.009310191" calcext:value-type="float">
            <text:p>-9,31E-003</text:p>
          </table:table-cell>
          <table:table-cell table:style-name="ce1" office:value-type="float" office:value="-0.04722583" calcext:value-type="float">
            <text:p>-4,72E-002</text:p>
          </table:table-cell>
          <table:table-cell table:formula="of:= ABS([.B31])" office:value-type="float" office:value="0.009310191" calcext:value-type="float">
            <text:p>9,31E-03</text:p>
          </table:table-cell>
          <table:table-cell table:formula="of:= ABS([.C31])" office:value-type="float" office:value="0.04722583" calcext:value-type="float">
            <text:p>4,72E-02</text:p>
          </table:table-cell>
          <table:table-cell table:formula="of:=10*LOG10([.D31]/1000)" office:value-type="float" office:value="-50.3104140930919" calcext:value-type="float">
            <text:p>-50,31</text:p>
          </table:table-cell>
          <table:table-cell table:formula="of:=10*LOG10([.E31]/1000)" office:value-type="float" office:value="-43.2582040055801" calcext:value-type="float">
            <text:p>-43,26</text:p>
          </table:table-cell>
        </table:table-row>
        <table:table-row table:style-name="ro1">
          <table:table-cell table:formula="of:=[.A31]+1" office:value-type="float" office:value="30" calcext:value-type="float">
            <text:p>30</text:p>
          </table:table-cell>
          <table:table-cell table:style-name="ce1" office:value-type="float" office:value="0.008217806" calcext:value-type="float">
            <text:p>8,22E-003</text:p>
          </table:table-cell>
          <table:table-cell table:style-name="ce1" office:value-type="float" office:value="-0.05830805" calcext:value-type="float">
            <text:p>-5,83E-002</text:p>
          </table:table-cell>
          <table:table-cell table:formula="of:= ABS([.B32])" office:value-type="float" office:value="0.008217806" calcext:value-type="float">
            <text:p>8,22E-03</text:p>
          </table:table-cell>
          <table:table-cell table:formula="of:= ABS([.C32])" office:value-type="float" office:value="0.05830805" calcext:value-type="float">
            <text:p>5,83E-02</text:p>
          </table:table-cell>
          <table:table-cell table:formula="of:=10*LOG10([.D32]/1000)" office:value-type="float" office:value="-50.8524411546207" calcext:value-type="float">
            <text:p>-50,85</text:p>
          </table:table-cell>
          <table:table-cell table:formula="of:=10*LOG10([.E32]/1000)" office:value-type="float" office:value="-42.3427148247538" calcext:value-type="float">
            <text:p>-42,34</text:p>
          </table:table-cell>
        </table:table-row>
        <table:table-row table:style-name="ro1">
          <table:table-cell table:formula="of:=[.A32]+1" office:value-type="float" office:value="31" calcext:value-type="float">
            <text:p>31</text:p>
          </table:table-cell>
          <table:table-cell table:style-name="ce1" office:value-type="float" office:value="-0.008984234" calcext:value-type="float">
            <text:p>-8,98E-003</text:p>
          </table:table-cell>
          <table:table-cell table:style-name="ce1" office:value-type="float" office:value="-0.04743192" calcext:value-type="float">
            <text:p>-4,74E-002</text:p>
          </table:table-cell>
          <table:table-cell table:formula="of:= ABS([.B33])" office:value-type="float" office:value="0.008984234" calcext:value-type="float">
            <text:p>8,98E-03</text:p>
          </table:table-cell>
          <table:table-cell table:formula="of:= ABS([.C33])" office:value-type="float" office:value="0.04743192" calcext:value-type="float">
            <text:p>4,74E-02</text:p>
          </table:table-cell>
          <table:table-cell table:formula="of:=10*LOG10([.D33]/1000)" office:value-type="float" office:value="-50.4651894512757" calcext:value-type="float">
            <text:p>-50,47</text:p>
          </table:table-cell>
          <table:table-cell table:formula="of:=10*LOG10([.E33]/1000)" office:value-type="float" office:value="-43.2392929515567" calcext:value-type="float">
            <text:p>-43,24</text:p>
          </table:table-cell>
        </table:table-row>
        <table:table-row table:style-name="ro1">
          <table:table-cell table:formula="of:=[.A33]+1" office:value-type="float" office:value="32" calcext:value-type="float">
            <text:p>32</text:p>
          </table:table-cell>
          <table:table-cell table:style-name="ce1" office:value-type="float" office:value="0.007969086" calcext:value-type="float">
            <text:p>7,97E-003</text:p>
          </table:table-cell>
          <table:table-cell table:style-name="ce1" office:value-type="float" office:value="-0.0581508" calcext:value-type="float">
            <text:p>-5,82E-002</text:p>
          </table:table-cell>
          <table:table-cell table:formula="of:= ABS([.B34])" office:value-type="float" office:value="0.007969086" calcext:value-type="float">
            <text:p>7,97E-03</text:p>
          </table:table-cell>
          <table:table-cell table:formula="of:= ABS([.C34])" office:value-type="float" office:value="0.0581508" calcext:value-type="float">
            <text:p>5,82E-02</text:p>
          </table:table-cell>
          <table:table-cell table:formula="of:=10*LOG10([.D34]/1000)" office:value-type="float" office:value="-50.985914863729" calcext:value-type="float">
            <text:p>-50,99</text:p>
          </table:table-cell>
          <table:table-cell table:formula="of:=10*LOG10([.E34]/1000)" office:value-type="float" office:value="-42.3544430616003" calcext:value-type="float">
            <text:p>-42,35</text:p>
          </table:table-cell>
        </table:table-row>
        <table:table-row table:style-name="ro1">
          <table:table-cell table:formula="of:=[.A34]+1" office:value-type="float" office:value="33" calcext:value-type="float">
            <text:p>33</text:p>
          </table:table-cell>
          <table:table-cell table:style-name="ce1" office:value-type="float" office:value="-0.008690842" calcext:value-type="float">
            <text:p>-8,69E-003</text:p>
          </table:table-cell>
          <table:table-cell table:style-name="ce1" office:value-type="float" office:value="-0.04761742" calcext:value-type="float">
            <text:p>-4,76E-002</text:p>
          </table:table-cell>
          <table:table-cell table:formula="of:= ABS([.B35])" office:value-type="float" office:value="0.008690842" calcext:value-type="float">
            <text:p>8,69E-03</text:p>
          </table:table-cell>
          <table:table-cell table:formula="of:= ABS([.C35])" office:value-type="float" office:value="0.04761742" calcext:value-type="float">
            <text:p>4,76E-02</text:p>
          </table:table-cell>
          <table:table-cell table:formula="of:=10*LOG10([.D35]/1000)" office:value-type="float" office:value="-50.609381455031" calcext:value-type="float">
            <text:p>-50,61</text:p>
          </table:table-cell>
          <table:table-cell table:formula="of:=10*LOG10([.E35]/1000)" office:value-type="float" office:value="-43.22234139173" calcext:value-type="float">
            <text:p>-43,22</text:p>
          </table:table-cell>
        </table:table-row>
        <table:table-row table:style-name="ro1">
          <table:table-cell table:formula="of:=[.A35]+1" office:value-type="float" office:value="34" calcext:value-type="float">
            <text:p>34</text:p>
          </table:table-cell>
          <table:table-cell table:style-name="ce1" office:value-type="float" office:value="0.007742663" calcext:value-type="float">
            <text:p>7,74E-003</text:p>
          </table:table-cell>
          <table:table-cell table:style-name="ce1" office:value-type="float" office:value="-0.05800764" calcext:value-type="float">
            <text:p>-5,80E-002</text:p>
          </table:table-cell>
          <table:table-cell table:formula="of:= ABS([.B36])" office:value-type="float" office:value="0.007742663" calcext:value-type="float">
            <text:p>7,74E-03</text:p>
          </table:table-cell>
          <table:table-cell table:formula="of:= ABS([.C36])" office:value-type="float" office:value="0.05800764" calcext:value-type="float">
            <text:p>5,80E-02</text:p>
          </table:table-cell>
          <table:table-cell table:formula="of:=10*LOG10([.D36]/1000)" office:value-type="float" office:value="-51.1110964302569" calcext:value-type="float">
            <text:p>-51,11</text:p>
          </table:table-cell>
          <table:table-cell table:formula="of:=10*LOG10([.E36]/1000)" office:value-type="float" office:value="-42.3651480313827" calcext:value-type="float">
            <text:p>-42,37</text:p>
          </table:table-cell>
        </table:table-row>
        <table:table-row table:style-name="ro1">
          <table:table-cell table:formula="of:=[.A36]+1" office:value-type="float" office:value="35" calcext:value-type="float">
            <text:p>35</text:p>
          </table:table-cell>
          <table:table-cell table:style-name="ce1" office:value-type="float" office:value="-0.008424865" calcext:value-type="float">
            <text:p>-8,42E-003</text:p>
          </table:table-cell>
          <table:table-cell table:style-name="ce1" office:value-type="float" office:value="-0.04778559" calcext:value-type="float">
            <text:p>-4,78E-002</text:p>
          </table:table-cell>
          <table:table-cell table:formula="of:= ABS([.B37])" office:value-type="float" office:value="0.008424865" calcext:value-type="float">
            <text:p>8,42E-03</text:p>
          </table:table-cell>
          <table:table-cell table:formula="of:= ABS([.C37])" office:value-type="float" office:value="0.04778559" calcext:value-type="float">
            <text:p>4,78E-02</text:p>
          </table:table-cell>
          <table:table-cell table:formula="of:=10*LOG10([.D37]/1000)" office:value-type="float" office:value="-50.7443704953375" calcext:value-type="float">
            <text:p>-50,74</text:p>
          </table:table-cell>
          <table:table-cell table:formula="of:=10*LOG10([.E37]/1000)" office:value-type="float" office:value="-43.2070304746704" calcext:value-type="float">
            <text:p>-43,21</text:p>
          </table:table-cell>
        </table:table-row>
        <table:table-row table:style-name="ro1">
          <table:table-cell table:formula="of:=[.A37]+1" office:value-type="float" office:value="36" calcext:value-type="float">
            <text:p>36</text:p>
          </table:table-cell>
          <table:table-cell table:style-name="ce1" office:value-type="float" office:value="0.007535319" calcext:value-type="float">
            <text:p>7,54E-003</text:p>
          </table:table-cell>
          <table:table-cell table:style-name="ce1" office:value-type="float" office:value="-0.05787654" calcext:value-type="float">
            <text:p>-5,79E-002</text:p>
          </table:table-cell>
          <table:table-cell table:formula="of:= ABS([.B38])" office:value-type="float" office:value="0.007535319" calcext:value-type="float">
            <text:p>7,54E-03</text:p>
          </table:table-cell>
          <table:table-cell table:formula="of:= ABS([.C38])" office:value-type="float" office:value="0.05787654" calcext:value-type="float">
            <text:p>5,79E-02</text:p>
          </table:table-cell>
          <table:table-cell table:formula="of:=10*LOG10([.D38]/1000)" office:value-type="float" office:value="-51.2289835754879" calcext:value-type="float">
            <text:p>-51,23</text:p>
          </table:table-cell>
          <table:table-cell table:formula="of:=10*LOG10([.E38]/1000)" office:value-type="float" office:value="-42.3749743995491" calcext:value-type="float">
            <text:p>-42,37</text:p>
          </table:table-cell>
        </table:table-row>
        <table:table-row table:style-name="ro1">
          <table:table-cell table:formula="of:=[.A38]+1" office:value-type="float" office:value="37" calcext:value-type="float">
            <text:p>37</text:p>
          </table:table-cell>
          <table:table-cell table:style-name="ce1" office:value-type="float" office:value="-0.008182236" calcext:value-type="float">
            <text:p>-8,18E-003</text:p>
          </table:table-cell>
          <table:table-cell table:style-name="ce1" office:value-type="float" office:value="-0.04793899" calcext:value-type="float">
            <text:p>-4,79E-002</text:p>
          </table:table-cell>
          <table:table-cell table:formula="of:= ABS([.B39])" office:value-type="float" office:value="0.008182236" calcext:value-type="float">
            <text:p>8,18E-03</text:p>
          </table:table-cell>
          <table:table-cell table:formula="of:= ABS([.C39])" office:value-type="float" office:value="0.04793899" calcext:value-type="float">
            <text:p>4,79E-02</text:p>
          </table:table-cell>
          <table:table-cell table:formula="of:=10*LOG10([.D39]/1000)" office:value-type="float" office:value="-50.8712799831362" calcext:value-type="float">
            <text:p>-50,87</text:p>
          </table:table-cell>
          <table:table-cell table:formula="of:=10*LOG10([.E39]/1000)" office:value-type="float" office:value="-43.1931112011562" calcext:value-type="float">
            <text:p>-43,19</text:p>
          </table:table-cell>
        </table:table-row>
        <table:table-row table:style-name="ro1">
          <table:table-cell table:formula="of:=[.A39]+1" office:value-type="float" office:value="38" calcext:value-type="float">
            <text:p>38</text:p>
          </table:table-cell>
          <table:table-cell table:style-name="ce1" office:value-type="float" office:value="0.007344462" calcext:value-type="float">
            <text:p>7,34E-003</text:p>
          </table:table-cell>
          <table:table-cell table:style-name="ce1" office:value-type="float" office:value="-0.05775587" calcext:value-type="float">
            <text:p>-5,78E-002</text:p>
          </table:table-cell>
          <table:table-cell table:formula="of:= ABS([.B40])" office:value-type="float" office:value="0.007344462" calcext:value-type="float">
            <text:p>7,34E-03</text:p>
          </table:table-cell>
          <table:table-cell table:formula="of:= ABS([.C40])" office:value-type="float" office:value="0.05775587" calcext:value-type="float">
            <text:p>5,78E-02</text:p>
          </table:table-cell>
          <table:table-cell table:formula="of:=10*LOG10([.D40]/1000)" office:value-type="float" office:value="-51.3404001185314" calcext:value-type="float">
            <text:p>-51,34</text:p>
          </table:table-cell>
          <table:table-cell table:formula="of:=10*LOG10([.E40]/1000)" office:value-type="float" office:value="-42.3840386980716" calcext:value-type="float">
            <text:p>-42,38</text:p>
          </table:table-cell>
        </table:table-row>
        <table:table-row table:style-name="ro1">
          <table:table-cell table:formula="of:=[.A40]+1" office:value-type="float" office:value="39" calcext:value-type="float">
            <text:p>39</text:p>
          </table:table-cell>
          <table:table-cell table:style-name="ce1" office:value-type="float" office:value="-0.007959693" calcext:value-type="float">
            <text:p>-7,96E-003</text:p>
          </table:table-cell>
          <table:table-cell table:style-name="ce1" office:value-type="float" office:value="-0.0480797" calcext:value-type="float">
            <text:p>-4,81E-002</text:p>
          </table:table-cell>
          <table:table-cell table:formula="of:= ABS([.B41])" office:value-type="float" office:value="0.007959693" calcext:value-type="float">
            <text:p>7,96E-03</text:p>
          </table:table-cell>
          <table:table-cell table:formula="of:= ABS([.C41])" office:value-type="float" office:value="0.0480797" calcext:value-type="float">
            <text:p>4,81E-02</text:p>
          </table:table-cell>
          <table:table-cell table:formula="of:=10*LOG10([.D41]/1000)" office:value-type="float" office:value="-50.9910368238508" calcext:value-type="float">
            <text:p>-50,99</text:p>
          </table:table-cell>
          <table:table-cell table:formula="of:=10*LOG10([.E41]/1000)" office:value-type="float" office:value="-43.1803825083791" calcext:value-type="float">
            <text:p>-43,18</text:p>
          </table:table-cell>
        </table:table-row>
        <table:table-row table:style-name="ro1">
          <table:table-cell table:formula="of:=[.A41]+1" office:value-type="float" office:value="40" calcext:value-type="float">
            <text:p>40</text:p>
          </table:table-cell>
          <table:table-cell table:style-name="ce1" office:value-type="float" office:value="0.007167974" calcext:value-type="float">
            <text:p>7,17E-003</text:p>
          </table:table-cell>
          <table:table-cell table:style-name="ce1" office:value-type="float" office:value="-0.05764429" calcext:value-type="float">
            <text:p>-5,76E-002</text:p>
          </table:table-cell>
          <table:table-cell table:formula="of:= ABS([.B42])" office:value-type="float" office:value="0.007167974" calcext:value-type="float">
            <text:p>7,17E-03</text:p>
          </table:table-cell>
          <table:table-cell table:formula="of:= ABS([.C42])" office:value-type="float" office:value="0.05764429" calcext:value-type="float">
            <text:p>5,76E-02</text:p>
          </table:table-cell>
          <table:table-cell table:formula="of:=10*LOG10([.D42]/1000)" office:value-type="float" office:value="-51.4460357863569" calcext:value-type="float">
            <text:p>-51,45</text:p>
          </table:table-cell>
          <table:table-cell table:formula="of:=10*LOG10([.E42]/1000)" office:value-type="float" office:value="-42.392437056166" calcext:value-type="float">
            <text:p>-42,39</text:p>
          </table:table-cell>
        </table:table-row>
        <table:table-row table:style-name="ro1">
          <table:table-cell table:formula="of:=[.A42]+1" office:value-type="float" office:value="41" calcext:value-type="float">
            <text:p>41</text:p>
          </table:table-cell>
          <table:table-cell table:style-name="ce1" office:value-type="float" office:value="-0.007754582" calcext:value-type="float">
            <text:p>-7,75E-003</text:p>
          </table:table-cell>
          <table:table-cell table:style-name="ce1" office:value-type="float" office:value="-0.04820938" calcext:value-type="float">
            <text:p>-4,82E-002</text:p>
          </table:table-cell>
          <table:table-cell table:formula="of:= ABS([.B43])" office:value-type="float" office:value="0.007754582" calcext:value-type="float">
            <text:p>7,75E-03</text:p>
          </table:table-cell>
          <table:table-cell table:formula="of:= ABS([.C43])" office:value-type="float" office:value="0.04820938" calcext:value-type="float">
            <text:p>4,82E-02</text:p>
          </table:table-cell>
          <table:table-cell table:formula="of:=10*LOG10([.D43]/1000)" office:value-type="float" office:value="-51.1044160726186" calcext:value-type="float">
            <text:p>-51,10</text:p>
          </table:table-cell>
          <table:table-cell table:formula="of:=10*LOG10([.E43]/1000)" office:value-type="float" office:value="-43.1686845375471" calcext:value-type="float">
            <text:p>-43,17</text:p>
          </table:table-cell>
        </table:table-row>
        <table:table-row table:style-name="ro1">
          <table:table-cell table:formula="of:=[.A43]+1" office:value-type="float" office:value="42" calcext:value-type="float">
            <text:p>42</text:p>
          </table:table-cell>
          <table:table-cell table:style-name="ce1" office:value-type="float" office:value="0.007004102" calcext:value-type="float">
            <text:p>7,00E-003</text:p>
          </table:table-cell>
          <table:table-cell table:style-name="ce1" office:value-type="float" office:value="-0.05754068" calcext:value-type="float">
            <text:p>-5,75E-002</text:p>
          </table:table-cell>
          <table:table-cell table:formula="of:= ABS([.B44])" office:value-type="float" office:value="0.007004102" calcext:value-type="float">
            <text:p>7,00E-03</text:p>
          </table:table-cell>
          <table:table-cell table:formula="of:= ABS([.C44])" office:value-type="float" office:value="0.05754068" calcext:value-type="float">
            <text:p>5,75E-02</text:p>
          </table:table-cell>
          <table:table-cell table:formula="of:=10*LOG10([.D44]/1000)" office:value-type="float" office:value="-51.5464753795772" calcext:value-type="float">
            <text:p>-51,55</text:p>
          </table:table-cell>
          <table:table-cell table:formula="of:=10*LOG10([.E44]/1000)" office:value-type="float" office:value="-42.400250100421" calcext:value-type="float">
            <text:p>-42,40</text:p>
          </table:table-cell>
        </table:table-row>
        <table:table-row table:style-name="ro1">
          <table:table-cell table:formula="of:=[.A44]+1" office:value-type="float" office:value="43" calcext:value-type="float">
            <text:p>43</text:p>
          </table:table-cell>
          <table:table-cell table:style-name="ce1" office:value-type="float" office:value="-0.007564719" calcext:value-type="float">
            <text:p>-7,56E-003</text:p>
          </table:table-cell>
          <table:table-cell table:style-name="ce1" office:value-type="float" office:value="-0.04832942" calcext:value-type="float">
            <text:p>-4,83E-002</text:p>
          </table:table-cell>
          <table:table-cell table:formula="of:= ABS([.B45])" office:value-type="float" office:value="0.007564719" calcext:value-type="float">
            <text:p>7,56E-03</text:p>
          </table:table-cell>
          <table:table-cell table:formula="of:= ABS([.C45])" office:value-type="float" office:value="0.04832942" calcext:value-type="float">
            <text:p>4,83E-02</text:p>
          </table:table-cell>
          <table:table-cell table:formula="of:=10*LOG10([.D45]/1000)" office:value-type="float" office:value="-51.2120719969843" calcext:value-type="float">
            <text:p>-51,21</text:p>
          </table:table-cell>
          <table:table-cell table:formula="of:=10*LOG10([.E45]/1000)" office:value-type="float" office:value="-43.1578841678562" calcext:value-type="float">
            <text:p>-43,16</text:p>
          </table:table-cell>
        </table:table-row>
        <table:table-row table:style-name="ro1">
          <table:table-cell table:formula="of:=[.A45]+1" office:value-type="float" office:value="44" calcext:value-type="float">
            <text:p>44</text:p>
          </table:table-cell>
          <table:table-cell table:style-name="ce1" office:value-type="float" office:value="0.006851384" calcext:value-type="float">
            <text:p>6,85E-003</text:p>
          </table:table-cell>
          <table:table-cell table:style-name="ce1" office:value-type="float" office:value="-0.05744412" calcext:value-type="float">
            <text:p>-5,74E-002</text:p>
          </table:table-cell>
          <table:table-cell table:formula="of:= ABS([.B46])" office:value-type="float" office:value="0.006851384" calcext:value-type="float">
            <text:p>6,85E-03</text:p>
          </table:table-cell>
          <table:table-cell table:formula="of:= ABS([.C46])" office:value-type="float" office:value="0.05744412" calcext:value-type="float">
            <text:p>5,74E-02</text:p>
          </table:table-cell>
          <table:table-cell table:formula="of:=10*LOG10([.D46]/1000)" office:value-type="float" office:value="-51.6422169086516" calcext:value-type="float">
            <text:p>-51,64</text:p>
          </table:table-cell>
          <table:table-cell table:formula="of:=10*LOG10([.E46]/1000)" office:value-type="float" office:value="-42.407544192341" calcext:value-type="float">
            <text:p>-42,41</text:p>
          </table:table-cell>
        </table:table-row>
        <table:table-row table:style-name="ro1">
          <table:table-cell table:formula="of:=[.A46]+1" office:value-type="float" office:value="45" calcext:value-type="float">
            <text:p>45</text:p>
          </table:table-cell>
          <table:table-cell table:style-name="ce1" office:value-type="float" office:value="-0.007388289" calcext:value-type="float">
            <text:p>-7,39E-003</text:p>
          </table:table-cell>
          <table:table-cell table:style-name="ce1" office:value-type="float" office:value="-0.04844097" calcext:value-type="float">
            <text:p>-4,84E-002</text:p>
          </table:table-cell>
          <table:table-cell table:formula="of:= ABS([.B47])" office:value-type="float" office:value="0.007388289" calcext:value-type="float">
            <text:p>7,39E-03</text:p>
          </table:table-cell>
          <table:table-cell table:formula="of:= ABS([.C47])" office:value-type="float" office:value="0.04844097" calcext:value-type="float">
            <text:p>4,84E-02</text:p>
          </table:table-cell>
          <table:table-cell table:formula="of:=10*LOG10([.D47]/1000)" office:value-type="float" office:value="-51.3145612505496" calcext:value-type="float">
            <text:p>-51,31</text:p>
          </table:table-cell>
          <table:table-cell table:formula="of:=10*LOG10([.E47]/1000)" office:value-type="float" office:value="-43.1478716896768" calcext:value-type="float">
            <text:p>-43,15</text:p>
          </table:table-cell>
        </table:table-row>
        <table:table-row table:style-name="ro1">
          <table:table-cell table:formula="of:=[.A47]+1" office:value-type="float" office:value="46" calcext:value-type="float">
            <text:p>46</text:p>
          </table:table-cell>
          <table:table-cell table:style-name="ce1" office:value-type="float" office:value="0.006708587" calcext:value-type="float">
            <text:p>6,71E-003</text:p>
          </table:table-cell>
          <table:table-cell table:style-name="ce1" office:value-type="float" office:value="-0.05735384" calcext:value-type="float">
            <text:p>-5,74E-002</text:p>
          </table:table-cell>
          <table:table-cell table:formula="of:= ABS([.B48])" office:value-type="float" office:value="0.006708587" calcext:value-type="float">
            <text:p>6,71E-03</text:p>
          </table:table-cell>
          <table:table-cell table:formula="of:= ABS([.C48])" office:value-type="float" office:value="0.05735384" calcext:value-type="float">
            <text:p>5,74E-02</text:p>
          </table:table-cell>
          <table:table-cell table:formula="of:=10*LOG10([.D48]/1000)" office:value-type="float" office:value="-51.7336894372437" calcext:value-type="float">
            <text:p>-51,73</text:p>
          </table:table-cell>
          <table:table-cell table:formula="of:=10*LOG10([.E48]/1000)" office:value-type="float" office:value="-42.4143749955903" calcext:value-type="float">
            <text:p>-42,41</text:p>
          </table:table-cell>
        </table:table-row>
        <table:table-row table:style-name="ro1">
          <table:table-cell table:formula="of:=[.A48]+1" office:value-type="float" office:value="47" calcext:value-type="float">
            <text:p>47</text:p>
          </table:table-cell>
          <table:table-cell table:style-name="ce1" office:value-type="float" office:value="-0.007223765" calcext:value-type="float">
            <text:p>-7,22E-003</text:p>
          </table:table-cell>
          <table:table-cell table:style-name="ce1" office:value-type="float" office:value="-0.04854499" calcext:value-type="float">
            <text:p>-4,85E-002</text:p>
          </table:table-cell>
          <table:table-cell table:formula="of:= ABS([.B49])" office:value-type="float" office:value="0.007223765" calcext:value-type="float">
            <text:p>7,22E-03</text:p>
          </table:table-cell>
          <table:table-cell table:formula="of:= ABS([.C49])" office:value-type="float" office:value="0.04854499" calcext:value-type="float">
            <text:p>4,85E-02</text:p>
          </table:table-cell>
          <table:table-cell table:formula="of:=10*LOG10([.D49]/1000)" office:value-type="float" office:value="-51.4123639072103" calcext:value-type="float">
            <text:p>-51,41</text:p>
          </table:table-cell>
          <table:table-cell table:formula="of:=10*LOG10([.E49]/1000)" office:value-type="float" office:value="-43.138555840387" calcext:value-type="float">
            <text:p>-43,14</text:p>
          </table:table-cell>
        </table:table-row>
        <table:table-row table:style-name="ro1">
          <table:table-cell table:formula="of:=[.A49]+1" office:value-type="float" office:value="48" calcext:value-type="float">
            <text:p>48</text:p>
          </table:table-cell>
          <table:table-cell table:style-name="ce1" office:value-type="float" office:value="0.006574663" calcext:value-type="float">
            <text:p>6,57E-003</text:p>
          </table:table-cell>
          <table:table-cell table:style-name="ce1" office:value-type="float" office:value="-0.05726916" calcext:value-type="float">
            <text:p>-5,73E-002</text:p>
          </table:table-cell>
          <table:table-cell table:formula="of:= ABS([.B50])" office:value-type="float" office:value="0.006574663" calcext:value-type="float">
            <text:p>6,57E-03</text:p>
          </table:table-cell>
          <table:table-cell table:formula="of:= ABS([.C50])" office:value-type="float" office:value="0.05726916" calcext:value-type="float">
            <text:p>5,73E-02</text:p>
          </table:table-cell>
          <table:table-cell table:formula="of:=10*LOG10([.D50]/1000)" office:value-type="float" office:value="-51.8212650306502" calcext:value-type="float">
            <text:p>-51,82</text:p>
          </table:table-cell>
          <table:table-cell table:formula="of:=10*LOG10([.E50]/1000)" office:value-type="float" office:value="-42.4207918688912" calcext:value-type="float">
            <text:p>-42,42</text:p>
          </table:table-cell>
        </table:table-row>
        <table:table-row table:style-name="ro1">
          <table:table-cell table:formula="of:=[.A50]+1" office:value-type="float" office:value="49" calcext:value-type="float">
            <text:p>49</text:p>
          </table:table-cell>
          <table:table-cell table:style-name="ce1" office:value-type="float" office:value="-0.007069857" calcext:value-type="float">
            <text:p>-7,07E-003</text:p>
          </table:table-cell>
          <table:table-cell table:style-name="ce1" office:value-type="float" office:value="-0.0486423" calcext:value-type="float">
            <text:p>-4,86E-002</text:p>
          </table:table-cell>
          <table:table-cell table:formula="of:= ABS([.B51])" office:value-type="float" office:value="0.007069857" calcext:value-type="float">
            <text:p>7,07E-03</text:p>
          </table:table-cell>
          <table:table-cell table:formula="of:= ABS([.C51])" office:value-type="float" office:value="0.0486423" calcext:value-type="float">
            <text:p>4,86E-02</text:p>
          </table:table-cell>
          <table:table-cell table:formula="of:=10*LOG10([.D51]/1000)" office:value-type="float" office:value="-51.5058937046604" calcext:value-type="float">
            <text:p>-51,51</text:p>
          </table:table-cell>
          <table:table-cell table:formula="of:=10*LOG10([.E51]/1000)" office:value-type="float" office:value="-43.1298589809197" calcext:value-type="float">
            <text:p>-43,13</text:p>
          </table:table-cell>
        </table:table-row>
        <table:table-row table:style-name="ro1">
          <table:table-cell table:formula="of:=[.A51]+1" office:value-type="float" office:value="50" calcext:value-type="float">
            <text:p>50</text:p>
          </table:table-cell>
          <table:table-cell table:style-name="ce1" office:value-type="float" office:value="0.006448714" calcext:value-type="float">
            <text:p>6,45E-003</text:p>
          </table:table-cell>
          <table:table-cell table:style-name="ce1" office:value-type="float" office:value="-0.05718953" calcext:value-type="float">
            <text:p>-5,72E-002</text:p>
          </table:table-cell>
          <table:table-cell table:formula="of:= ABS([.B52])" office:value-type="float" office:value="0.006448714" calcext:value-type="float">
            <text:p>6,45E-03</text:p>
          </table:table-cell>
          <table:table-cell table:formula="of:= ABS([.C52])" office:value-type="float" office:value="0.05718953" calcext:value-type="float">
            <text:p>5,72E-02</text:p>
          </table:table-cell>
          <table:table-cell table:formula="of:=10*LOG10([.D52]/1000)" office:value-type="float" office:value="-51.9052688356446" calcext:value-type="float">
            <text:p>-51,91</text:p>
          </table:table-cell>
          <table:table-cell table:formula="of:=10*LOG10([.E52]/1000)" office:value-type="float" office:value="-42.4268347259558" calcext:value-type="float">
            <text:p>-42,43</text:p>
          </table:table-cell>
        </table:table-row>
        <table:table-row table:style-name="ro1">
          <table:table-cell table:formula="of:=[.A52]+1" office:value-type="float" office:value="51" calcext:value-type="float">
            <text:p>51</text:p>
          </table:table-cell>
          <table:table-cell table:style-name="ce1" office:value-type="float" office:value="-0.006925461" calcext:value-type="float">
            <text:p>-6,93E-003</text:p>
          </table:table-cell>
          <table:table-cell table:style-name="ce1" office:value-type="float" office:value="-0.0487336" calcext:value-type="float">
            <text:p>-4,87E-002</text:p>
          </table:table-cell>
          <table:table-cell table:formula="of:= ABS([.B53])" office:value-type="float" office:value="0.006925461" calcext:value-type="float">
            <text:p>6,93E-03</text:p>
          </table:table-cell>
          <table:table-cell table:formula="of:= ABS([.C53])" office:value-type="float" office:value="0.0487336" calcext:value-type="float">
            <text:p>4,87E-02</text:p>
          </table:table-cell>
          <table:table-cell table:formula="of:=10*LOG10([.D53]/1000)" office:value-type="float" office:value="-51.5955131206966" calcext:value-type="float">
            <text:p>-51,60</text:p>
          </table:table-cell>
          <table:table-cell table:formula="of:=10*LOG10([.E53]/1000)" office:value-type="float" office:value="-43.1217150566393" calcext:value-type="float">
            <text:p>-43,12</text:p>
          </table:table-cell>
        </table:table-row>
        <table:table-row table:style-name="ro1">
          <table:table-cell table:formula="of:=[.A53]+1" office:value-type="float" office:value="52" calcext:value-type="float">
            <text:p>52</text:p>
          </table:table-cell>
          <table:table-cell table:style-name="ce1" office:value-type="float" office:value="0.006329966" calcext:value-type="float">
            <text:p>6,33E-003</text:p>
          </table:table-cell>
          <table:table-cell table:style-name="ce1" office:value-type="float" office:value="-0.05711445" calcext:value-type="float">
            <text:p>-5,71E-002</text:p>
          </table:table-cell>
          <table:table-cell table:formula="of:= ABS([.B54])" office:value-type="float" office:value="0.006329966" calcext:value-type="float">
            <text:p>6,33E-03</text:p>
          </table:table-cell>
          <table:table-cell table:formula="of:= ABS([.C54])" office:value-type="float" office:value="0.05711445" calcext:value-type="float">
            <text:p>5,71E-02</text:p>
          </table:table-cell>
          <table:table-cell table:formula="of:=10*LOG10([.D54]/1000)" office:value-type="float" office:value="-51.9859862269229" calcext:value-type="float">
            <text:p>-51,99</text:p>
          </table:table-cell>
          <table:table-cell table:formula="of:=10*LOG10([.E54]/1000)" office:value-type="float" office:value="-42.4325400101271" calcext:value-type="float">
            <text:p>-42,43</text:p>
          </table:table-cell>
        </table:table-row>
        <table:table-row table:style-name="ro1">
          <table:table-cell table:formula="of:=[.A54]+1" office:value-type="float" office:value="53" calcext:value-type="float">
            <text:p>53</text:p>
          </table:table-cell>
          <table:table-cell table:style-name="ce1" office:value-type="float" office:value="-0.006789629" calcext:value-type="float">
            <text:p>-6,79E-003</text:p>
          </table:table-cell>
          <table:table-cell table:style-name="ce1" office:value-type="float" office:value="-0.04881948" calcext:value-type="float">
            <text:p>-4,88E-002</text:p>
          </table:table-cell>
          <table:table-cell table:formula="of:= ABS([.B55])" office:value-type="float" office:value="0.006789629" calcext:value-type="float">
            <text:p>6,79E-03</text:p>
          </table:table-cell>
          <table:table-cell table:formula="of:= ABS([.C55])" office:value-type="float" office:value="0.04881948" calcext:value-type="float">
            <text:p>4,88E-02</text:p>
          </table:table-cell>
          <table:table-cell table:formula="of:=10*LOG10([.D55]/1000)" office:value-type="float" office:value="-51.6815395586011" calcext:value-type="float">
            <text:p>-51,68</text:p>
          </table:table-cell>
          <table:table-cell table:formula="of:=10*LOG10([.E55]/1000)" office:value-type="float" office:value="-43.1140685077572" calcext:value-type="float">
            <text:p>-43,11</text:p>
          </table:table-cell>
        </table:table-row>
        <table:table-row table:style-name="ro1">
          <table:table-cell table:formula="of:=[.A55]+1" office:value-type="float" office:value="54" calcext:value-type="float">
            <text:p>54</text:p>
          </table:table-cell>
          <table:table-cell table:style-name="ce1" office:value-type="float" office:value="0.006217747" calcext:value-type="float">
            <text:p>6,22E-003</text:p>
          </table:table-cell>
          <table:table-cell table:style-name="ce1" office:value-type="float" office:value="-0.0570435" calcext:value-type="float">
            <text:p>-5,70E-002</text:p>
          </table:table-cell>
          <table:table-cell table:formula="of:= ABS([.B56])" office:value-type="float" office:value="0.006217747" calcext:value-type="float">
            <text:p>6,22E-03</text:p>
          </table:table-cell>
          <table:table-cell table:formula="of:= ABS([.C56])" office:value-type="float" office:value="0.0570435" calcext:value-type="float">
            <text:p>5,70E-02</text:p>
          </table:table-cell>
          <table:table-cell table:formula="of:=10*LOG10([.D56]/1000)" office:value-type="float" office:value="-52.0636695336702" calcext:value-type="float">
            <text:p>-52,06</text:p>
          </table:table-cell>
          <table:table-cell table:formula="of:=10*LOG10([.E56]/1000)" office:value-type="float" office:value="-42.4379383546942" calcext:value-type="float">
            <text:p>-42,44</text:p>
          </table:table-cell>
        </table:table-row>
        <table:table-row table:style-name="ro1">
          <table:table-cell table:formula="of:=[.A56]+1" office:value-type="float" office:value="55" calcext:value-type="float">
            <text:p>55</text:p>
          </table:table-cell>
          <table:table-cell table:style-name="ce1" office:value-type="float" office:value="-0.006661542" calcext:value-type="float">
            <text:p>-6,66E-003</text:p>
          </table:table-cell>
          <table:table-cell table:style-name="ce1" office:value-type="float" office:value="-0.04890046" calcext:value-type="float">
            <text:p>-4,89E-002</text:p>
          </table:table-cell>
          <table:table-cell table:formula="of:= ABS([.B57])" office:value-type="float" office:value="0.006661542" calcext:value-type="float">
            <text:p>6,66E-03</text:p>
          </table:table-cell>
          <table:table-cell table:formula="of:= ABS([.C57])" office:value-type="float" office:value="0.04890046" calcext:value-type="float">
            <text:p>4,89E-02</text:p>
          </table:table-cell>
          <table:table-cell table:formula="of:=10*LOG10([.D57]/1000)" office:value-type="float" office:value="-51.7642522960195" calcext:value-type="float">
            <text:p>-51,76</text:p>
          </table:table-cell>
          <table:table-cell table:formula="of:=10*LOG10([.E57]/1000)" office:value-type="float" office:value="-43.1068705550783" calcext:value-type="float">
            <text:p>-43,11</text:p>
          </table:table-cell>
        </table:table-row>
        <table:table-row table:style-name="ro1">
          <table:table-cell table:formula="of:=[.A57]+1" office:value-type="float" office:value="56" calcext:value-type="float">
            <text:p>56</text:p>
          </table:table-cell>
          <table:table-cell table:style-name="ce1" office:value-type="float" office:value="0.00611147" calcext:value-type="float">
            <text:p>6,11E-003</text:p>
          </table:table-cell>
          <table:table-cell table:style-name="ce1" office:value-type="float" office:value="-0.0569763" calcext:value-type="float">
            <text:p>-5,70E-002</text:p>
          </table:table-cell>
          <table:table-cell table:formula="of:= ABS([.B58])" office:value-type="float" office:value="0.00611147" calcext:value-type="float">
            <text:p>6,11E-03</text:p>
          </table:table-cell>
          <table:table-cell table:formula="of:= ABS([.C58])" office:value-type="float" office:value="0.0569763" calcext:value-type="float">
            <text:p>5,70E-02</text:p>
          </table:table-cell>
          <table:table-cell table:formula="of:=10*LOG10([.D58]/1000)" office:value-type="float" office:value="-52.1385431576349" calcext:value-type="float">
            <text:p>-52,14</text:p>
          </table:table-cell>
          <table:table-cell table:formula="of:=10*LOG10([.E58]/1000)" office:value-type="float" office:value="-42.4430575695258" calcext:value-type="float">
            <text:p>-42,44</text:p>
          </table:table-cell>
        </table:table-row>
        <table:table-row table:style-name="ro1">
          <table:table-cell table:formula="of:=[.A58]+1" office:value-type="float" office:value="57" calcext:value-type="float">
            <text:p>57</text:p>
          </table:table-cell>
          <table:table-cell table:style-name="ce1" office:value-type="float" office:value="-0.006540486" calcext:value-type="float">
            <text:p>-6,54E-003</text:p>
          </table:table-cell>
          <table:table-cell table:style-name="ce1" office:value-type="float" office:value="-0.048977" calcext:value-type="float">
            <text:p>-4,90E-002</text:p>
          </table:table-cell>
          <table:table-cell table:formula="of:= ABS([.B59])" office:value-type="float" office:value="0.006540486" calcext:value-type="float">
            <text:p>6,54E-03</text:p>
          </table:table-cell>
          <table:table-cell table:formula="of:= ABS([.C59])" office:value-type="float" office:value="0.048977" calcext:value-type="float">
            <text:p>4,90E-02</text:p>
          </table:table-cell>
          <table:table-cell table:formula="of:=10*LOG10([.D59]/1000)" office:value-type="float" office:value="-51.8438997961515" calcext:value-type="float">
            <text:p>-51,84</text:p>
          </table:table-cell>
          <table:table-cell table:formula="of:=10*LOG10([.E59]/1000)" office:value-type="float" office:value="-43.1000782034131" calcext:value-type="float">
            <text:p>-43,10</text:p>
          </table:table-cell>
        </table:table-row>
        <table:table-row table:style-name="ro1">
          <table:table-cell table:formula="of:=[.A59]+1" office:value-type="float" office:value="58" calcext:value-type="float">
            <text:p>58</text:p>
          </table:table-cell>
          <table:table-cell table:style-name="ce1" office:value-type="float" office:value="0.006010622" calcext:value-type="float">
            <text:p>6,01E-003</text:p>
          </table:table-cell>
          <table:table-cell table:style-name="ce1" office:value-type="float" office:value="-0.05691254" calcext:value-type="float">
            <text:p>-5,69E-002</text:p>
          </table:table-cell>
          <table:table-cell table:formula="of:= ABS([.B60])" office:value-type="float" office:value="0.006010622" calcext:value-type="float">
            <text:p>6,01E-03</text:p>
          </table:table-cell>
          <table:table-cell table:formula="of:= ABS([.C60])" office:value-type="float" office:value="0.05691254" calcext:value-type="float">
            <text:p>5,69E-02</text:p>
          </table:table-cell>
          <table:table-cell table:formula="of:=10*LOG10([.D60]/1000)" office:value-type="float" office:value="-52.2108058337327" calcext:value-type="float">
            <text:p>-52,21</text:p>
          </table:table-cell>
          <table:table-cell table:formula="of:=10*LOG10([.E60]/1000)" office:value-type="float" office:value="-42.4479203144724" calcext:value-type="float">
            <text:p>-42,45</text:p>
          </table:table-cell>
        </table:table-row>
        <table:table-row table:style-name="ro1">
          <table:table-cell table:formula="of:=[.A60]+1" office:value-type="float" office:value="59" calcext:value-type="float">
            <text:p>59</text:p>
          </table:table-cell>
          <table:table-cell table:style-name="ce1" office:value-type="float" office:value="-0.006425837" calcext:value-type="float">
            <text:p>-6,43E-003</text:p>
          </table:table-cell>
          <table:table-cell table:style-name="ce1" office:value-type="float" office:value="-0.04904949" calcext:value-type="float">
            <text:p>-4,90E-002</text:p>
          </table:table-cell>
          <table:table-cell table:formula="of:= ABS([.B61])" office:value-type="float" office:value="0.006425837" calcext:value-type="float">
            <text:p>6,43E-03</text:p>
          </table:table-cell>
          <table:table-cell table:formula="of:= ABS([.C61])" office:value-type="float" office:value="0.04904949" calcext:value-type="float">
            <text:p>4,90E-02</text:p>
          </table:table-cell>
          <table:table-cell table:formula="of:=10*LOG10([.D61]/1000)" office:value-type="float" office:value="-51.9207029510856" calcext:value-type="float">
            <text:p>-51,92</text:p>
          </table:table-cell>
          <table:table-cell table:formula="of:=10*LOG10([.E61]/1000)" office:value-type="float" office:value="-43.0936550390763" calcext:value-type="float">
            <text:p>-43,09</text:p>
          </table:table-cell>
        </table:table-row>
        <table:table-row table:style-name="ro1">
          <table:table-cell table:formula="of:=[.A61]+1" office:value-type="float" office:value="60" calcext:value-type="float">
            <text:p>60</text:p>
          </table:table-cell>
          <table:table-cell table:style-name="ce1" office:value-type="float" office:value="0.005914749" calcext:value-type="float">
            <text:p>5,91E-003</text:p>
          </table:table-cell>
          <table:table-cell table:style-name="ce1" office:value-type="float" office:value="-0.05685193" calcext:value-type="float">
            <text:p>-5,69E-002</text:p>
          </table:table-cell>
          <table:table-cell table:formula="of:= ABS([.B62])" office:value-type="float" office:value="0.005914749" calcext:value-type="float">
            <text:p>5,91E-03</text:p>
          </table:table-cell>
          <table:table-cell table:formula="of:= ABS([.C62])" office:value-type="float" office:value="0.05685193" calcext:value-type="float">
            <text:p>5,69E-02</text:p>
          </table:table-cell>
          <table:table-cell table:formula="of:=10*LOG10([.D62]/1000)" office:value-type="float" office:value="-52.2806368049131" calcext:value-type="float">
            <text:p>-52,28</text:p>
          </table:table-cell>
          <table:table-cell table:formula="of:=10*LOG10([.E62]/1000)" office:value-type="float" office:value="-42.4525478736811" calcext:value-type="float">
            <text:p>-42,45</text:p>
          </table:table-cell>
        </table:table-row>
        <table:table-row table:style-name="ro1">
          <table:table-cell table:formula="of:=[.A62]+1" office:value-type="float" office:value="61" calcext:value-type="float">
            <text:p>61</text:p>
          </table:table-cell>
          <table:table-cell table:style-name="ce1" office:value-type="float" office:value="-0.006317045" calcext:value-type="float">
            <text:p>-6,32E-003</text:p>
          </table:table-cell>
          <table:table-cell table:style-name="ce1" office:value-type="float" office:value="-0.04911827" calcext:value-type="float">
            <text:p>-4,91E-002</text:p>
          </table:table-cell>
          <table:table-cell table:formula="of:= ABS([.B63])" office:value-type="float" office:value="0.006317045" calcext:value-type="float">
            <text:p>6,32E-03</text:p>
          </table:table-cell>
          <table:table-cell table:formula="of:= ABS([.C63])" office:value-type="float" office:value="0.04911827" calcext:value-type="float">
            <text:p>4,91E-02</text:p>
          </table:table-cell>
          <table:table-cell table:formula="of:=10*LOG10([.D63]/1000)" office:value-type="float" office:value="-51.9948602936144" calcext:value-type="float">
            <text:p>-51,99</text:p>
          </table:table-cell>
          <table:table-cell table:formula="of:=10*LOG10([.E63]/1000)" office:value-type="float" office:value="-43.0875693793132" calcext:value-type="float">
            <text:p>-43,09</text:p>
          </table:table-cell>
        </table:table-row>
        <table:table-row table:style-name="ro1">
          <table:table-cell table:formula="of:=[.A63]+1" office:value-type="float" office:value="62" calcext:value-type="float">
            <text:p>62</text:p>
          </table:table-cell>
          <table:table-cell table:style-name="ce1" office:value-type="float" office:value="0.005823449" calcext:value-type="float">
            <text:p>5,82E-003</text:p>
          </table:table-cell>
          <table:table-cell table:style-name="ce1" office:value-type="float" office:value="-0.0567942" calcext:value-type="float">
            <text:p>-5,68E-002</text:p>
          </table:table-cell>
          <table:table-cell table:formula="of:= ABS([.B64])" office:value-type="float" office:value="0.005823449" calcext:value-type="float">
            <text:p>5,82E-03</text:p>
          </table:table-cell>
          <table:table-cell table:formula="of:= ABS([.C64])" office:value-type="float" office:value="0.0567942" calcext:value-type="float">
            <text:p>5,68E-02</text:p>
          </table:table-cell>
          <table:table-cell table:formula="of:=10*LOG10([.D64]/1000)" office:value-type="float" office:value="-52.3481972359543" calcext:value-type="float">
            <text:p>-52,35</text:p>
          </table:table-cell>
          <table:table-cell table:formula="of:=10*LOG10([.E64]/1000)" office:value-type="float" office:value="-42.4569601352507" calcext:value-type="float">
            <text:p>-42,46</text:p>
          </table:table-cell>
        </table:table-row>
        <table:table-row table:style-name="ro1">
          <table:table-cell table:formula="of:=[.A64]+1" office:value-type="float" office:value="63" calcext:value-type="float">
            <text:p>63</text:p>
          </table:table-cell>
          <table:table-cell table:style-name="ce1" office:value-type="float" office:value="-0.006213626" calcext:value-type="float">
            <text:p>-6,21E-003</text:p>
          </table:table-cell>
          <table:table-cell table:style-name="ce1" office:value-type="float" office:value="-0.04918366" calcext:value-type="float">
            <text:p>-4,92E-002</text:p>
          </table:table-cell>
          <table:table-cell table:formula="of:= ABS([.B65])" office:value-type="float" office:value="0.006213626" calcext:value-type="float">
            <text:p>6,21E-03</text:p>
          </table:table-cell>
          <table:table-cell table:formula="of:= ABS([.C65])" office:value-type="float" office:value="0.04918366" calcext:value-type="float">
            <text:p>4,92E-02</text:p>
          </table:table-cell>
          <table:table-cell table:formula="of:=10*LOG10([.D65]/1000)" office:value-type="float" office:value="-52.0665489060862" calcext:value-type="float">
            <text:p>-52,07</text:p>
          </table:table-cell>
          <table:table-cell table:formula="of:=10*LOG10([.E65]/1000)" office:value-type="float" office:value="-43.0817915638908" calcext:value-type="float">
            <text:p>-43,08</text:p>
          </table:table-cell>
        </table:table-row>
        <table:table-row table:style-name="ro1">
          <table:table-cell table:formula="of:=[.A65]+1" office:value-type="float" office:value="64" calcext:value-type="float">
            <text:p>64</text:p>
          </table:table-cell>
          <table:table-cell table:style-name="ce1" office:value-type="float" office:value="0.005736365" calcext:value-type="float">
            <text:p>5,74E-003</text:p>
          </table:table-cell>
          <table:table-cell table:style-name="ce1" office:value-type="float" office:value="-0.05673914" calcext:value-type="float">
            <text:p>-5,67E-002</text:p>
          </table:table-cell>
          <table:table-cell table:formula="of:= ABS([.B66])" office:value-type="float" office:value="0.005736365" calcext:value-type="float">
            <text:p>5,74E-03</text:p>
          </table:table-cell>
          <table:table-cell table:formula="of:= ABS([.C66])" office:value-type="float" office:value="0.05673914" calcext:value-type="float">
            <text:p>5,67E-02</text:p>
          </table:table-cell>
          <table:table-cell table:formula="of:=10*LOG10([.D66]/1000)" office:value-type="float" office:value="-52.4136322267453" calcext:value-type="float">
            <text:p>-52,41</text:p>
          </table:table-cell>
          <table:table-cell table:formula="of:=10*LOG10([.E66]/1000)" office:value-type="float" office:value="-42.461172511289" calcext:value-type="float">
            <text:p>-42,46</text:p>
          </table:table-cell>
        </table:table-row>
        <table:table-row table:style-name="ro1">
          <table:table-cell table:formula="of:=[.A66]+1" office:value-type="float" office:value="65" calcext:value-type="float">
            <text:p>65</text:p>
          </table:table-cell>
          <table:table-cell table:style-name="ce1" office:value-type="float" office:value="-0.00611515" calcext:value-type="float">
            <text:p>-6,12E-003</text:p>
          </table:table-cell>
          <table:table-cell table:style-name="ce1" office:value-type="float" office:value="-0.04924592" calcext:value-type="float">
            <text:p>-4,92E-002</text:p>
          </table:table-cell>
          <table:table-cell table:formula="of:= ABS([.B67])" office:value-type="float" office:value="0.00611515" calcext:value-type="float">
            <text:p>6,12E-03</text:p>
          </table:table-cell>
          <table:table-cell table:formula="of:= ABS([.C67])" office:value-type="float" office:value="0.04924592" calcext:value-type="float">
            <text:p>4,92E-02</text:p>
          </table:table-cell>
          <table:table-cell table:formula="of:=10*LOG10([.D67]/1000)" office:value-type="float" office:value="-52.1359288558218" calcext:value-type="float">
            <text:p>-52,14</text:p>
          </table:table-cell>
          <table:table-cell table:formula="of:=10*LOG10([.E67]/1000)" office:value-type="float" office:value="-43.0762974475795" calcext:value-type="float">
            <text:p>-43,08</text:p>
          </table:table-cell>
        </table:table-row>
        <table:table-row table:style-name="ro1">
          <table:table-cell table:formula="of:=[.A67]+1" office:value-type="float" office:value="66" calcext:value-type="float">
            <text:p>66</text:p>
          </table:table-cell>
          <table:table-cell table:style-name="ce1" office:value-type="float" office:value="0.005653177" calcext:value-type="float">
            <text:p>5,65E-003</text:p>
          </table:table-cell>
          <table:table-cell table:style-name="ce1" office:value-type="float" office:value="-0.05668654" calcext:value-type="float">
            <text:p>-5,67E-002</text:p>
          </table:table-cell>
          <table:table-cell table:formula="of:= ABS([.B68])" office:value-type="float" office:value="0.005653177" calcext:value-type="float">
            <text:p>5,65E-03</text:p>
          </table:table-cell>
          <table:table-cell table:formula="of:= ABS([.C68])" office:value-type="float" office:value="0.05668654" calcext:value-type="float">
            <text:p>5,67E-02</text:p>
          </table:table-cell>
          <table:table-cell table:formula="of:=10*LOG10([.D68]/1000)" office:value-type="float" office:value="-52.4770741664144" calcext:value-type="float">
            <text:p>-52,48</text:p>
          </table:table-cell>
          <table:table-cell table:formula="of:=10*LOG10([.E68]/1000)" office:value-type="float" office:value="-42.4652005041361" calcext:value-type="float">
            <text:p>-42,47</text:p>
          </table:table-cell>
        </table:table-row>
        <table:table-row table:style-name="ro1">
          <table:table-cell table:formula="of:=[.A68]+1" office:value-type="float" office:value="67" calcext:value-type="float">
            <text:p>67</text:p>
          </table:table-cell>
          <table:table-cell table:style-name="ce1" office:value-type="float" office:value="-0.006021232" calcext:value-type="float">
            <text:p>-6,02E-003</text:p>
          </table:table-cell>
          <table:table-cell table:style-name="ce1" office:value-type="float" office:value="-0.04930531" calcext:value-type="float">
            <text:p>-4,93E-002</text:p>
          </table:table-cell>
          <table:table-cell table:formula="of:= ABS([.B69])" office:value-type="float" office:value="0.006021232" calcext:value-type="float">
            <text:p>6,02E-03</text:p>
          </table:table-cell>
          <table:table-cell table:formula="of:= ABS([.C69])" office:value-type="float" office:value="0.04930531" calcext:value-type="float">
            <text:p>4,93E-02</text:p>
          </table:table-cell>
          <table:table-cell table:formula="of:=10*LOG10([.D69]/1000)" office:value-type="float" office:value="-52.203146389648" calcext:value-type="float">
            <text:p>-52,20</text:p>
          </table:table-cell>
          <table:table-cell table:formula="of:=10*LOG10([.E69]/1000)" office:value-type="float" office:value="-43.0710630629042" calcext:value-type="float">
            <text:p>-43,07</text:p>
          </table:table-cell>
        </table:table-row>
        <table:table-row table:style-name="ro1">
          <table:table-cell table:formula="of:=[.A69]+1" office:value-type="float" office:value="68" calcext:value-type="float">
            <text:p>68</text:p>
          </table:table-cell>
          <table:table-cell table:style-name="ce1" office:value-type="float" office:value="0.0055736" calcext:value-type="float">
            <text:p>5,57E-003</text:p>
          </table:table-cell>
          <table:table-cell table:style-name="ce1" office:value-type="float" office:value="-0.05663623" calcext:value-type="float">
            <text:p>-5,66E-002</text:p>
          </table:table-cell>
          <table:table-cell table:formula="of:= ABS([.B70])" office:value-type="float" office:value="0.0055736" calcext:value-type="float">
            <text:p>5,57E-03</text:p>
          </table:table-cell>
          <table:table-cell table:formula="of:= ABS([.C70])" office:value-type="float" office:value="0.05663623" calcext:value-type="float">
            <text:p>5,66E-02</text:p>
          </table:table-cell>
          <table:table-cell table:formula="of:=10*LOG10([.D70]/1000)" office:value-type="float" office:value="-52.5386420247349" calcext:value-type="float">
            <text:p>-52,54</text:p>
          </table:table-cell>
          <table:table-cell table:formula="of:=10*LOG10([.E70]/1000)" office:value-type="float" office:value="-42.4690566324005" calcext:value-type="float">
            <text:p>-42,47</text:p>
          </table:table-cell>
        </table:table-row>
        <table:table-row table:style-name="ro1">
          <table:table-cell table:formula="of:=[.A70]+1" office:value-type="float" office:value="69" calcext:value-type="float">
            <text:p>69</text:p>
          </table:table-cell>
          <table:table-cell table:style-name="ce1" office:value-type="float" office:value="-0.00593153" calcext:value-type="float">
            <text:p>-5,93E-003</text:p>
          </table:table-cell>
          <table:table-cell table:style-name="ce1" office:value-type="float" office:value="-0.04936202" calcext:value-type="float">
            <text:p>-4,94E-002</text:p>
          </table:table-cell>
          <table:table-cell table:formula="of:= ABS([.B71])" office:value-type="float" office:value="0.00593153" calcext:value-type="float">
            <text:p>5,93E-03</text:p>
          </table:table-cell>
          <table:table-cell table:formula="of:= ABS([.C71])" office:value-type="float" office:value="0.04936202" calcext:value-type="float">
            <text:p>4,94E-02</text:p>
          </table:table-cell>
          <table:table-cell table:formula="of:=10*LOG10([.D71]/1000)" office:value-type="float" office:value="-52.2683326871803" calcext:value-type="float">
            <text:p>-52,27</text:p>
          </table:table-cell>
          <table:table-cell table:formula="of:=10*LOG10([.E71]/1000)" office:value-type="float" office:value="-43.0660707634712" calcext:value-type="float">
            <text:p>-43,07</text:p>
          </table:table-cell>
        </table:table-row>
        <table:table-row table:style-name="ro1">
          <table:table-cell table:formula="of:=[.A71]+1" office:value-type="float" office:value="70" calcext:value-type="float">
            <text:p>70</text:p>
          </table:table-cell>
          <table:table-cell table:style-name="ce1" office:value-type="float" office:value="0.005497377" calcext:value-type="float">
            <text:p>5,50E-003</text:p>
          </table:table-cell>
          <table:table-cell table:style-name="ce1" office:value-type="float" office:value="-0.05658804" calcext:value-type="float">
            <text:p>-5,66E-002</text:p>
          </table:table-cell>
          <table:table-cell table:formula="of:= ABS([.B72])" office:value-type="float" office:value="0.005497377" calcext:value-type="float">
            <text:p>5,50E-03</text:p>
          </table:table-cell>
          <table:table-cell table:formula="of:= ABS([.C72])" office:value-type="float" office:value="0.05658804" calcext:value-type="float">
            <text:p>5,66E-02</text:p>
          </table:table-cell>
          <table:table-cell table:formula="of:=10*LOG10([.D72]/1000)" office:value-type="float" office:value="-52.5984447889648" calcext:value-type="float">
            <text:p>-52,60</text:p>
          </table:table-cell>
          <table:table-cell table:formula="of:=10*LOG10([.E72]/1000)" office:value-type="float" office:value="-42.472753481556" calcext:value-type="float">
            <text:p>-42,47</text:p>
          </table:table-cell>
        </table:table-row>
        <table:table-row table:style-name="ro1">
          <table:table-cell table:formula="of:=[.A72]+1" office:value-type="float" office:value="71" calcext:value-type="float">
            <text:p>71</text:p>
          </table:table-cell>
          <table:table-cell table:style-name="ce1" office:value-type="float" office:value="-0.005845736" calcext:value-type="float">
            <text:p>-5,85E-003</text:p>
          </table:table-cell>
          <table:table-cell table:style-name="ce1" office:value-type="float" office:value="-0.04941626" calcext:value-type="float">
            <text:p>-4,94E-002</text:p>
          </table:table-cell>
          <table:table-cell table:formula="of:= ABS([.B73])" office:value-type="float" office:value="0.005845736" calcext:value-type="float">
            <text:p>5,85E-03</text:p>
          </table:table-cell>
          <table:table-cell table:formula="of:= ABS([.C73])" office:value-type="float" office:value="0.04941626" calcext:value-type="float">
            <text:p>4,94E-02</text:p>
          </table:table-cell>
          <table:table-cell table:formula="of:=10*LOG10([.D73]/1000)" office:value-type="float" office:value="-52.3316080176205" calcext:value-type="float">
            <text:p>-52,33</text:p>
          </table:table-cell>
          <table:table-cell table:formula="of:=10*LOG10([.E73]/1000)" office:value-type="float" office:value="-43.0613012665603" calcext:value-type="float">
            <text:p>-43,06</text:p>
          </table:table-cell>
        </table:table-row>
        <table:table-row table:style-name="ro1">
          <table:table-cell table:formula="of:=[.A73]+1" office:value-type="float" office:value="72" calcext:value-type="float">
            <text:p>72</text:p>
          </table:table-cell>
          <table:table-cell table:style-name="ce1" office:value-type="float" office:value="0.005424274" calcext:value-type="float">
            <text:p>5,42E-003</text:p>
          </table:table-cell>
          <table:table-cell table:style-name="ce1" office:value-type="float" office:value="-0.05654182" calcext:value-type="float">
            <text:p>-5,65E-002</text:p>
          </table:table-cell>
          <table:table-cell table:formula="of:= ABS([.B74])" office:value-type="float" office:value="0.005424274" calcext:value-type="float">
            <text:p>5,42E-03</text:p>
          </table:table-cell>
          <table:table-cell table:formula="of:= ABS([.C74])" office:value-type="float" office:value="0.05654182" calcext:value-type="float">
            <text:p>5,65E-02</text:p>
          </table:table-cell>
          <table:table-cell table:formula="of:=10*LOG10([.D74]/1000)" office:value-type="float" office:value="-52.656583807777" calcext:value-type="float">
            <text:p>-52,66</text:p>
          </table:table-cell>
          <table:table-cell table:formula="of:=10*LOG10([.E74]/1000)" office:value-type="float" office:value="-42.4763021630572" calcext:value-type="float">
            <text:p>-42,48</text:p>
          </table:table-cell>
        </table:table-row>
        <table:table-row table:style-name="ro1">
          <table:table-cell table:formula="of:=[.A74]+1" office:value-type="float" office:value="73" calcext:value-type="float">
            <text:p>73</text:p>
          </table:table-cell>
          <table:table-cell table:style-name="ce1" office:value-type="float" office:value="-0.005763574" calcext:value-type="float">
            <text:p>-5,76E-003</text:p>
          </table:table-cell>
          <table:table-cell table:style-name="ce1" office:value-type="float" office:value="-0.04946821" calcext:value-type="float">
            <text:p>-4,95E-002</text:p>
          </table:table-cell>
          <table:table-cell table:formula="of:= ABS([.B75])" office:value-type="float" office:value="0.005763574" calcext:value-type="float">
            <text:p>5,76E-03</text:p>
          </table:table-cell>
          <table:table-cell table:formula="of:= ABS([.C75])" office:value-type="float" office:value="0.04946821" calcext:value-type="float">
            <text:p>4,95E-02</text:p>
          </table:table-cell>
          <table:table-cell table:formula="of:=10*LOG10([.D75]/1000)" office:value-type="float" office:value="-52.3930812645041" calcext:value-type="float">
            <text:p>-52,39</text:p>
          </table:table-cell>
          <table:table-cell table:formula="of:=10*LOG10([.E75]/1000)" office:value-type="float" office:value="-43.0567380423431" calcext:value-type="float">
            <text:p>-43,06</text:p>
          </table:table-cell>
        </table:table-row>
        <table:table-row table:style-name="ro1">
          <table:table-cell table:formula="of:=[.A75]+1" office:value-type="float" office:value="74" calcext:value-type="float">
            <text:p>74</text:p>
          </table:table-cell>
          <table:table-cell table:style-name="ce1" office:value-type="float" office:value="0.005354084" calcext:value-type="float">
            <text:p>5,35E-003</text:p>
          </table:table-cell>
          <table:table-cell table:style-name="ce1" office:value-type="float" office:value="-0.05649744" calcext:value-type="float">
            <text:p>-5,65E-002</text:p>
          </table:table-cell>
          <table:table-cell table:formula="of:= ABS([.B76])" office:value-type="float" office:value="0.005354084" calcext:value-type="float">
            <text:p>5,35E-03</text:p>
          </table:table-cell>
          <table:table-cell table:formula="of:= ABS([.C76])" office:value-type="float" office:value="0.05649744" calcext:value-type="float">
            <text:p>5,65E-02</text:p>
          </table:table-cell>
          <table:table-cell table:formula="of:=10*LOG10([.D76]/1000)" office:value-type="float" office:value="-52.7131481946767" calcext:value-type="float">
            <text:p>-52,71</text:p>
          </table:table-cell>
          <table:table-cell table:formula="of:=10*LOG10([.E76]/1000)" office:value-type="float" office:value="-42.4797123039405" calcext:value-type="float">
            <text:p>-42,48</text:p>
          </table:table-cell>
        </table:table-row>
        <table:table-row table:style-name="ro1">
          <table:table-cell table:formula="of:=[.A76]+1" office:value-type="float" office:value="75" calcext:value-type="float">
            <text:p>75</text:p>
          </table:table-cell>
          <table:table-cell table:style-name="ce1" office:value-type="float" office:value="-0.005684792" calcext:value-type="float">
            <text:p>-5,68E-003</text:p>
          </table:table-cell>
          <table:table-cell table:style-name="ce1" office:value-type="float" office:value="-0.04951802" calcext:value-type="float">
            <text:p>-4,95E-002</text:p>
          </table:table-cell>
          <table:table-cell table:formula="of:= ABS([.B77])" office:value-type="float" office:value="0.005684792" calcext:value-type="float">
            <text:p>5,68E-03</text:p>
          </table:table-cell>
          <table:table-cell table:formula="of:= ABS([.C77])" office:value-type="float" office:value="0.04951802" calcext:value-type="float">
            <text:p>4,95E-02</text:p>
          </table:table-cell>
          <table:table-cell table:formula="of:=10*LOG10([.D77]/1000)" office:value-type="float" office:value="-52.4528542102107" calcext:value-type="float">
            <text:p>-52,45</text:p>
          </table:table-cell>
          <table:table-cell table:formula="of:=10*LOG10([.E77]/1000)" office:value-type="float" office:value="-43.0523672909831" calcext:value-type="float">
            <text:p>-43,05</text:p>
          </table:table-cell>
        </table:table-row>
        <table:table-row table:style-name="ro1">
          <table:table-cell table:formula="of:=[.A77]+1" office:value-type="float" office:value="76" calcext:value-type="float">
            <text:p>76</text:p>
          </table:table-cell>
          <table:table-cell table:style-name="ce1" office:value-type="float" office:value="0.005286614" calcext:value-type="float">
            <text:p>5,29E-003</text:p>
          </table:table-cell>
          <table:table-cell table:style-name="ce1" office:value-type="float" office:value="-0.05645478" calcext:value-type="float">
            <text:p>-5,65E-002</text:p>
          </table:table-cell>
          <table:table-cell table:formula="of:= ABS([.B78])" office:value-type="float" office:value="0.005286614" calcext:value-type="float">
            <text:p>5,29E-03</text:p>
          </table:table-cell>
          <table:table-cell table:formula="of:= ABS([.C78])" office:value-type="float" office:value="0.05645478" calcext:value-type="float">
            <text:p>5,65E-02</text:p>
          </table:table-cell>
          <table:table-cell table:formula="of:=10*LOG10([.D78]/1000)" office:value-type="float" office:value="-52.7682239827464" calcext:value-type="float">
            <text:p>-52,77</text:p>
          </table:table-cell>
          <table:table-cell table:formula="of:=10*LOG10([.E78]/1000)" office:value-type="float" office:value="-42.4829928067015" calcext:value-type="float">
            <text:p>-42,48</text:p>
          </table:table-cell>
        </table:table-row>
        <table:table-row table:style-name="ro1">
          <table:table-cell table:formula="of:=[.A78]+1" office:value-type="float" office:value="77" calcext:value-type="float">
            <text:p>77</text:p>
          </table:table-cell>
          <table:table-cell table:style-name="ce1" office:value-type="float" office:value="-0.005609166" calcext:value-type="float">
            <text:p>-5,61E-003</text:p>
          </table:table-cell>
          <table:table-cell table:style-name="ce1" office:value-type="float" office:value="-0.04956584" calcext:value-type="float">
            <text:p>-4,96E-002</text:p>
          </table:table-cell>
          <table:table-cell table:formula="of:= ABS([.B79])" office:value-type="float" office:value="0.005609166" calcext:value-type="float">
            <text:p>5,61E-03</text:p>
          </table:table-cell>
          <table:table-cell table:formula="of:= ABS([.C79])" office:value-type="float" office:value="0.04956584" calcext:value-type="float">
            <text:p>4,96E-02</text:p>
          </table:table-cell>
          <table:table-cell table:formula="of:=10*LOG10([.D79]/1000)" office:value-type="float" office:value="-52.5110170710811" calcext:value-type="float">
            <text:p>-52,51</text:p>
          </table:table-cell>
          <table:table-cell table:formula="of:=10*LOG10([.E79]/1000)" office:value-type="float" office:value="-43.0481752936715" calcext:value-type="float">
            <text:p>-43,05</text:p>
          </table:table-cell>
        </table:table-row>
        <table:table-row table:style-name="ro1">
          <table:table-cell table:formula="of:=[.A79]+1" office:value-type="float" office:value="78" calcext:value-type="float">
            <text:p>78</text:p>
          </table:table-cell>
          <table:table-cell table:style-name="ce1" office:value-type="float" office:value="0.005221691" calcext:value-type="float">
            <text:p>5,22E-003</text:p>
          </table:table-cell>
          <table:table-cell table:style-name="ce1" office:value-type="float" office:value="-0.05641373" calcext:value-type="float">
            <text:p>-5,64E-002</text:p>
          </table:table-cell>
          <table:table-cell table:formula="of:= ABS([.B80])" office:value-type="float" office:value="0.005221691" calcext:value-type="float">
            <text:p>5,22E-03</text:p>
          </table:table-cell>
          <table:table-cell table:formula="of:= ABS([.C80])" office:value-type="float" office:value="0.05641373" calcext:value-type="float">
            <text:p>5,64E-02</text:p>
          </table:table-cell>
          <table:table-cell table:formula="of:=10*LOG10([.D80]/1000)" office:value-type="float" office:value="-52.8218883166387" calcext:value-type="float">
            <text:p>-52,82</text:p>
          </table:table-cell>
          <table:table-cell table:formula="of:=10*LOG10([.E80]/1000)" office:value-type="float" office:value="-42.4861518435787" calcext:value-type="float">
            <text:p>-42,49</text:p>
          </table:table-cell>
        </table:table-row>
        <table:table-row table:style-name="ro1">
          <table:table-cell table:formula="of:=[.A80]+1" office:value-type="float" office:value="79" calcext:value-type="float">
            <text:p>79</text:p>
          </table:table-cell>
          <table:table-cell table:style-name="ce1" office:value-type="float" office:value="-0.005536487" calcext:value-type="float">
            <text:p>-5,54E-003</text:p>
          </table:table-cell>
          <table:table-cell table:style-name="ce1" office:value-type="float" office:value="-0.04961179" calcext:value-type="float">
            <text:p>-4,96E-002</text:p>
          </table:table-cell>
          <table:table-cell table:formula="of:= ABS([.B81])" office:value-type="float" office:value="0.005536487" calcext:value-type="float">
            <text:p>5,54E-03</text:p>
          </table:table-cell>
          <table:table-cell table:formula="of:= ABS([.C81])" office:value-type="float" office:value="0.04961179" calcext:value-type="float">
            <text:p>4,96E-02</text:p>
          </table:table-cell>
          <table:table-cell table:formula="of:=10*LOG10([.D81]/1000)" office:value-type="float" office:value="-52.5676571549668" calcext:value-type="float">
            <text:p>-52,57</text:p>
          </table:table-cell>
          <table:table-cell table:formula="of:=10*LOG10([.E81]/1000)" office:value-type="float" office:value="-43.044151032783" calcext:value-type="float">
            <text:p>-43,04</text:p>
          </table:table-cell>
        </table:table-row>
        <table:table-row table:style-name="ro1">
          <table:table-cell table:formula="of:=[.A81]+1" office:value-type="float" office:value="80" calcext:value-type="float">
            <text:p>80</text:p>
          </table:table-cell>
          <table:table-cell table:style-name="ce1" office:value-type="float" office:value="0.005159158" calcext:value-type="float">
            <text:p>5,16E-003</text:p>
          </table:table-cell>
          <table:table-cell table:style-name="ce1" office:value-type="float" office:value="-0.0563742" calcext:value-type="float">
            <text:p>-5,64E-002</text:p>
          </table:table-cell>
          <table:table-cell table:formula="of:= ABS([.B82])" office:value-type="float" office:value="0.005159158" calcext:value-type="float">
            <text:p>5,16E-03</text:p>
          </table:table-cell>
          <table:table-cell table:formula="of:= ABS([.C82])" office:value-type="float" office:value="0.0563742" calcext:value-type="float">
            <text:p>5,64E-02</text:p>
          </table:table-cell>
          <table:table-cell table:formula="of:=10*LOG10([.D82]/1000)" office:value-type="float" office:value="-52.8742117158833" calcext:value-type="float">
            <text:p>-52,87</text:p>
          </table:table-cell>
          <table:table-cell table:formula="of:=10*LOG10([.E82]/1000)" office:value-type="float" office:value="-42.4891960809493" calcext:value-type="float">
            <text:p>-42,49</text:p>
          </table:table-cell>
        </table:table-row>
        <table:table-row table:style-name="ro1">
          <table:table-cell table:formula="of:=[.A82]+1" office:value-type="float" office:value="81" calcext:value-type="float">
            <text:p>81</text:p>
          </table:table-cell>
          <table:table-cell table:style-name="ce1" office:value-type="float" office:value="-0.00546657" calcext:value-type="float">
            <text:p>-5,47E-003</text:p>
          </table:table-cell>
          <table:table-cell table:style-name="ce1" office:value-type="float" office:value="-0.04965599" calcext:value-type="float">
            <text:p>-4,97E-002</text:p>
          </table:table-cell>
          <table:table-cell table:formula="of:= ABS([.B83])" office:value-type="float" office:value="0.00546657" calcext:value-type="float">
            <text:p>5,47E-03</text:p>
          </table:table-cell>
          <table:table-cell table:formula="of:= ABS([.C83])" office:value-type="float" office:value="0.04965599" calcext:value-type="float">
            <text:p>4,97E-02</text:p>
          </table:table-cell>
          <table:table-cell table:formula="of:=10*LOG10([.D83]/1000)" office:value-type="float" office:value="-52.6228508633741" calcext:value-type="float">
            <text:p>-52,62</text:p>
          </table:table-cell>
          <table:table-cell table:formula="of:=10*LOG10([.E83]/1000)" office:value-type="float" office:value="-43.0402835508329" calcext:value-type="float">
            <text:p>-43,04</text:p>
          </table:table-cell>
        </table:table-row>
        <table:table-row table:style-name="ro1">
          <table:table-cell table:formula="of:=[.A83]+1" office:value-type="float" office:value="82" calcext:value-type="float">
            <text:p>82</text:p>
          </table:table-cell>
          <table:table-cell table:style-name="ce1" office:value-type="float" office:value="0.005098869" calcext:value-type="float">
            <text:p>5,10E-003</text:p>
          </table:table-cell>
          <table:table-cell table:style-name="ce1" office:value-type="float" office:value="-0.05633608" calcext:value-type="float">
            <text:p>-5,63E-002</text:p>
          </table:table-cell>
          <table:table-cell table:formula="of:= ABS([.B84])" office:value-type="float" office:value="0.005098869" calcext:value-type="float">
            <text:p>5,10E-03</text:p>
          </table:table-cell>
          <table:table-cell table:formula="of:= ABS([.C84])" office:value-type="float" office:value="0.05633608" calcext:value-type="float">
            <text:p>5,63E-02</text:p>
          </table:table-cell>
          <table:table-cell table:formula="of:=10*LOG10([.D84]/1000)" office:value-type="float" office:value="-52.925261457709" calcext:value-type="float">
            <text:p>-52,93</text:p>
          </table:table-cell>
          <table:table-cell table:formula="of:=10*LOG10([.E84]/1000)" office:value-type="float" office:value="-42.4921337555396" calcext:value-type="float">
            <text:p>-42,49</text:p>
          </table:table-cell>
        </table:table-row>
        <table:table-row table:style-name="ro1">
          <table:table-cell table:formula="of:=[.A84]+1" office:value-type="float" office:value="83" calcext:value-type="float">
            <text:p>83</text:p>
          </table:table-cell>
          <table:table-cell table:style-name="ce1" office:value-type="float" office:value="-0.005399243" calcext:value-type="float">
            <text:p>-5,40E-003</text:p>
          </table:table-cell>
          <table:table-cell table:style-name="ce1" office:value-type="float" office:value="-0.04969856" calcext:value-type="float">
            <text:p>-4,97E-002</text:p>
          </table:table-cell>
          <table:table-cell table:formula="of:= ABS([.B85])" office:value-type="float" office:value="0.005399243" calcext:value-type="float">
            <text:p>5,40E-03</text:p>
          </table:table-cell>
          <table:table-cell table:formula="of:= ABS([.C85])" office:value-type="float" office:value="0.04969856" calcext:value-type="float">
            <text:p>4,97E-02</text:p>
          </table:table-cell>
          <table:table-cell table:formula="of:=10*LOG10([.D85]/1000)" office:value-type="float" office:value="-52.6766712609715" calcext:value-type="float">
            <text:p>-52,68</text:p>
          </table:table-cell>
          <table:table-cell table:formula="of:=10*LOG10([.E85]/1000)" office:value-type="float" office:value="-43.0365619462912" calcext:value-type="float">
            <text:p>-43,04</text:p>
          </table:table-cell>
        </table:table-row>
        <table:table-row table:style-name="ro1">
          <table:table-cell table:formula="of:=[.A85]+1" office:value-type="float" office:value="84" calcext:value-type="float">
            <text:p>84</text:p>
          </table:table-cell>
          <table:table-cell table:style-name="ce1" office:value-type="float" office:value="0.005040692" calcext:value-type="float">
            <text:p>5,04E-003</text:p>
          </table:table-cell>
          <table:table-cell table:style-name="ce1" office:value-type="float" office:value="-0.0562993" calcext:value-type="float">
            <text:p>-5,63E-002</text:p>
          </table:table-cell>
          <table:table-cell table:formula="of:= ABS([.B86])" office:value-type="float" office:value="0.005040692" calcext:value-type="float">
            <text:p>5,04E-03</text:p>
          </table:table-cell>
          <table:table-cell table:formula="of:= ABS([.C86])" office:value-type="float" office:value="0.0562993" calcext:value-type="float">
            <text:p>5,63E-02</text:p>
          </table:table-cell>
          <table:table-cell table:formula="of:=10*LOG10([.D86]/1000)" office:value-type="float" office:value="-52.9750983832598" calcext:value-type="float">
            <text:p>-52,98</text:p>
          </table:table-cell>
          <table:table-cell table:formula="of:=10*LOG10([.E86]/1000)" office:value-type="float" office:value="-42.4949700493599" calcext:value-type="float">
            <text:p>-42,49</text:p>
          </table:table-cell>
        </table:table-row>
        <table:table-row table:style-name="ro1">
          <table:table-cell table:formula="of:=[.A86]+1" office:value-type="float" office:value="85" calcext:value-type="float">
            <text:p>85</text:p>
          </table:table-cell>
          <table:table-cell table:style-name="ce1" office:value-type="float" office:value="-0.00533435" calcext:value-type="float">
            <text:p>-5,33E-003</text:p>
          </table:table-cell>
          <table:table-cell table:style-name="ce1" office:value-type="float" office:value="-0.04973959" calcext:value-type="float">
            <text:p>-4,97E-002</text:p>
          </table:table-cell>
          <table:table-cell table:formula="of:= ABS([.B87])" office:value-type="float" office:value="0.00533435" calcext:value-type="float">
            <text:p>5,33E-03</text:p>
          </table:table-cell>
          <table:table-cell table:formula="of:= ABS([.C87])" office:value-type="float" office:value="0.04973959" calcext:value-type="float">
            <text:p>4,97E-02</text:p>
          </table:table-cell>
          <table:table-cell table:formula="of:=10*LOG10([.D87]/1000)" office:value-type="float" office:value="-52.729184925678" calcext:value-type="float">
            <text:p>-52,73</text:p>
          </table:table-cell>
          <table:table-cell table:formula="of:=10*LOG10([.E87]/1000)" office:value-type="float" office:value="-43.032977989107" calcext:value-type="float">
            <text:p>-43,03</text:p>
          </table:table-cell>
        </table:table-row>
        <table:table-row table:style-name="ro1">
          <table:table-cell table:formula="of:=[.A87]+1" office:value-type="float" office:value="86" calcext:value-type="float">
            <text:p>86</text:p>
          </table:table-cell>
          <table:table-cell table:style-name="ce1" office:value-type="float" office:value="0.004984505" calcext:value-type="float">
            <text:p>4,98E-003</text:p>
          </table:table-cell>
          <table:table-cell table:style-name="ce1" office:value-type="float" office:value="-0.05626377" calcext:value-type="float">
            <text:p>-5,63E-002</text:p>
          </table:table-cell>
          <table:table-cell table:formula="of:= ABS([.B88])" office:value-type="float" office:value="0.004984505" calcext:value-type="float">
            <text:p>4,98E-03</text:p>
          </table:table-cell>
          <table:table-cell table:formula="of:= ABS([.C88])" office:value-type="float" office:value="0.05626377" calcext:value-type="float">
            <text:p>5,63E-02</text:p>
          </table:table-cell>
          <table:table-cell table:formula="of:=10*LOG10([.D88]/1000)" office:value-type="float" office:value="-53.0237796402085" calcext:value-type="float">
            <text:p>-53,02</text:p>
          </table:table-cell>
          <table:table-cell table:formula="of:=10*LOG10([.E88]/1000)" office:value-type="float" office:value="-42.497711709383" calcext:value-type="float">
            <text:p>-42,50</text:p>
          </table:table-cell>
        </table:table-row>
        <table:table-row table:style-name="ro1">
          <table:table-cell table:formula="of:=[.A88]+1" office:value-type="float" office:value="87" calcext:value-type="float">
            <text:p>87</text:p>
          </table:table-cell>
          <table:table-cell table:style-name="ce1" office:value-type="float" office:value="-0.005271746" calcext:value-type="float">
            <text:p>-5,27E-003</text:p>
          </table:table-cell>
          <table:table-cell table:style-name="ce1" office:value-type="float" office:value="-0.04977917" calcext:value-type="float">
            <text:p>-4,98E-002</text:p>
          </table:table-cell>
          <table:table-cell table:formula="of:= ABS([.B89])" office:value-type="float" office:value="0.005271746" calcext:value-type="float">
            <text:p>5,27E-03</text:p>
          </table:table-cell>
          <table:table-cell table:formula="of:= ABS([.C89])" office:value-type="float" office:value="0.04977917" calcext:value-type="float">
            <text:p>4,98E-02</text:p>
          </table:table-cell>
          <table:table-cell table:formula="of:=10*LOG10([.D89]/1000)" office:value-type="float" office:value="-52.7804552281765" calcext:value-type="float">
            <text:p>-52,78</text:p>
          </table:table-cell>
          <table:table-cell table:formula="of:=10*LOG10([.E89]/1000)" office:value-type="float" office:value="-43.0295234893725" calcext:value-type="float">
            <text:p>-43,03</text:p>
          </table:table-cell>
        </table:table-row>
        <table:table-row table:style-name="ro1">
          <table:table-cell table:formula="of:=[.A89]+1" office:value-type="float" office:value="88" calcext:value-type="float">
            <text:p>88</text:p>
          </table:table-cell>
          <table:table-cell table:style-name="ce1" office:value-type="float" office:value="0.004930196" calcext:value-type="float">
            <text:p>4,93E-003</text:p>
          </table:table-cell>
          <table:table-cell table:style-name="ce1" office:value-type="float" office:value="-0.05622943" calcext:value-type="float">
            <text:p>-5,62E-002</text:p>
          </table:table-cell>
          <table:table-cell table:formula="of:= ABS([.B90])" office:value-type="float" office:value="0.004930196" calcext:value-type="float">
            <text:p>4,93E-03</text:p>
          </table:table-cell>
          <table:table-cell table:formula="of:= ABS([.C90])" office:value-type="float" office:value="0.05622943" calcext:value-type="float">
            <text:p>5,62E-02</text:p>
          </table:table-cell>
          <table:table-cell table:formula="of:=10*LOG10([.D90]/1000)" office:value-type="float" office:value="-53.0713581499733" calcext:value-type="float">
            <text:p>-53,07</text:p>
          </table:table-cell>
          <table:table-cell table:formula="of:=10*LOG10([.E90]/1000)" office:value-type="float" office:value="-42.5003631892896" calcext:value-type="float">
            <text:p>-42,50</text:p>
          </table:table-cell>
        </table:table-row>
        <table:table-row table:style-name="ro1">
          <table:table-cell table:formula="of:=[.A90]+1" office:value-type="float" office:value="89" calcext:value-type="float">
            <text:p>89</text:p>
          </table:table-cell>
          <table:table-cell table:style-name="ce1" office:value-type="float" office:value="-0.0052113" calcext:value-type="float">
            <text:p>-5,21E-003</text:p>
          </table:table-cell>
          <table:table-cell table:style-name="ce1" office:value-type="float" office:value="-0.04981739" calcext:value-type="float">
            <text:p>-4,98E-002</text:p>
          </table:table-cell>
          <table:table-cell table:formula="of:= ABS([.B91])" office:value-type="float" office:value="0.0052113" calcext:value-type="float">
            <text:p>5,21E-03</text:p>
          </table:table-cell>
          <table:table-cell table:formula="of:= ABS([.C91])" office:value-type="float" office:value="0.04981739" calcext:value-type="float">
            <text:p>4,98E-02</text:p>
          </table:table-cell>
          <table:table-cell table:formula="of:=10*LOG10([.D91]/1000)" office:value-type="float" office:value="-52.8305392499207" calcext:value-type="float">
            <text:p>-52,83</text:p>
          </table:table-cell>
          <table:table-cell table:formula="of:=10*LOG10([.E91]/1000)" office:value-type="float" office:value="-43.0261902947495" calcext:value-type="float">
            <text:p>-43,03</text:p>
          </table:table-cell>
        </table:table-row>
        <table:table-row table:style-name="ro1">
          <table:table-cell table:formula="of:=[.A91]+1" office:value-type="float" office:value="90" calcext:value-type="float">
            <text:p>90</text:p>
          </table:table-cell>
          <table:table-cell table:style-name="ce1" office:value-type="float" office:value="0.004877662" calcext:value-type="float">
            <text:p>4,88E-003</text:p>
          </table:table-cell>
          <table:table-cell table:style-name="ce1" office:value-type="float" office:value="-0.05619622" calcext:value-type="float">
            <text:p>-5,62E-002</text:p>
          </table:table-cell>
          <table:table-cell table:formula="of:= ABS([.B92])" office:value-type="float" office:value="0.004877662" calcext:value-type="float">
            <text:p>4,88E-03</text:p>
          </table:table-cell>
          <table:table-cell table:formula="of:= ABS([.C92])" office:value-type="float" office:value="0.05619622" calcext:value-type="float">
            <text:p>5,62E-02</text:p>
          </table:table-cell>
          <table:table-cell table:formula="of:=10*LOG10([.D92]/1000)" office:value-type="float" office:value="-53.1178829763048" calcext:value-type="float">
            <text:p>-53,12</text:p>
          </table:table-cell>
          <table:table-cell table:formula="of:=10*LOG10([.E92]/1000)" office:value-type="float" office:value="-42.5029289596745" calcext:value-type="float">
            <text:p>-42,50</text:p>
          </table:table-cell>
        </table:table-row>
        <table:table-row table:style-name="ro1">
          <table:table-cell table:formula="of:=[.A92]+1" office:value-type="float" office:value="91" calcext:value-type="float">
            <text:p>91</text:p>
          </table:table-cell>
          <table:table-cell table:style-name="ce1" office:value-type="float" office:value="-0.005152891" calcext:value-type="float">
            <text:p>-5,15E-003</text:p>
          </table:table-cell>
          <table:table-cell table:style-name="ce1" office:value-type="float" office:value="-0.04985432" calcext:value-type="float">
            <text:p>-4,99E-002</text:p>
          </table:table-cell>
          <table:table-cell table:formula="of:= ABS([.B93])" office:value-type="float" office:value="0.005152891" calcext:value-type="float">
            <text:p>5,15E-03</text:p>
          </table:table-cell>
          <table:table-cell table:formula="of:= ABS([.C93])" office:value-type="float" office:value="0.04985432" calcext:value-type="float">
            <text:p>4,99E-02</text:p>
          </table:table-cell>
          <table:table-cell table:formula="of:=10*LOG10([.D93]/1000)" office:value-type="float" office:value="-52.8794904414851" calcext:value-type="float">
            <text:p>-52,88</text:p>
          </table:table-cell>
          <table:table-cell table:formula="of:=10*LOG10([.E93]/1000)" office:value-type="float" office:value="-43.0229720303191" calcext:value-type="float">
            <text:p>-43,02</text:p>
          </table:table-cell>
        </table:table-row>
        <table:table-row table:style-name="ro1">
          <table:table-cell table:formula="of:=[.A93]+1" office:value-type="float" office:value="92" calcext:value-type="float">
            <text:p>92</text:p>
          </table:table-cell>
          <table:table-cell table:style-name="ce1" office:value-type="float" office:value="0.004826806" calcext:value-type="float">
            <text:p>4,83E-003</text:p>
          </table:table-cell>
          <table:table-cell table:style-name="ce1" office:value-type="float" office:value="-0.05616406" calcext:value-type="float">
            <text:p>-5,62E-002</text:p>
          </table:table-cell>
          <table:table-cell table:formula="of:= ABS([.B94])" office:value-type="float" office:value="0.004826806" calcext:value-type="float">
            <text:p>4,83E-03</text:p>
          </table:table-cell>
          <table:table-cell table:formula="of:= ABS([.C94])" office:value-type="float" office:value="0.05616406" calcext:value-type="float">
            <text:p>5,62E-02</text:p>
          </table:table-cell>
          <table:table-cell table:formula="of:=10*LOG10([.D94]/1000)" office:value-type="float" office:value="-53.1634015608552" calcext:value-type="float">
            <text:p>-53,16</text:p>
          </table:table-cell>
          <table:table-cell table:formula="of:=10*LOG10([.E94]/1000)" office:value-type="float" office:value="-42.5054150536784" calcext:value-type="float">
            <text:p>-42,51</text:p>
          </table:table-cell>
        </table:table-row>
        <table:table-row table:style-name="ro1">
          <table:table-cell table:formula="of:=[.A94]+1" office:value-type="float" office:value="93" calcext:value-type="float">
            <text:p>93</text:p>
          </table:table-cell>
          <table:table-cell table:style-name="ce1" office:value-type="float" office:value="-0.005096405" calcext:value-type="float">
            <text:p>-5,10E-003</text:p>
          </table:table-cell>
          <table:table-cell table:style-name="ce1" office:value-type="float" office:value="-0.04989003" calcext:value-type="float">
            <text:p>-4,99E-002</text:p>
          </table:table-cell>
          <table:table-cell table:formula="of:= ABS([.B95])" office:value-type="float" office:value="0.005096405" calcext:value-type="float">
            <text:p>5,10E-03</text:p>
          </table:table-cell>
          <table:table-cell table:formula="of:= ABS([.C95])" office:value-type="float" office:value="0.04989003" calcext:value-type="float">
            <text:p>4,99E-02</text:p>
          </table:table-cell>
          <table:table-cell table:formula="of:=10*LOG10([.D95]/1000)" office:value-type="float" office:value="-52.9273606688224" calcext:value-type="float">
            <text:p>-52,93</text:p>
          </table:table-cell>
          <table:table-cell table:formula="of:=10*LOG10([.E95]/1000)" office:value-type="float" office:value="-43.0198623490968" calcext:value-type="float">
            <text:p>-43,02</text:p>
          </table:table-cell>
        </table:table-row>
        <table:table-row table:style-name="ro1">
          <table:table-cell table:formula="of:=[.A95]+1" office:value-type="float" office:value="94" calcext:value-type="float">
            <text:p>94</text:p>
          </table:table-cell>
          <table:table-cell table:style-name="ce1" office:value-type="float" office:value="0.004777541" calcext:value-type="float">
            <text:p>4,78E-003</text:p>
          </table:table-cell>
          <table:table-cell table:style-name="ce1" office:value-type="float" office:value="-0.05613292" calcext:value-type="float">
            <text:p>-5,61E-002</text:p>
          </table:table-cell>
          <table:table-cell table:formula="of:= ABS([.B96])" office:value-type="float" office:value="0.004777541" calcext:value-type="float">
            <text:p>4,78E-03</text:p>
          </table:table-cell>
          <table:table-cell table:formula="of:= ABS([.C96])" office:value-type="float" office:value="0.05613292" calcext:value-type="float">
            <text:p>5,61E-02</text:p>
          </table:table-cell>
          <table:table-cell table:formula="of:=10*LOG10([.D96]/1000)" office:value-type="float" office:value="-53.2079557721961" calcext:value-type="float">
            <text:p>-53,21</text:p>
          </table:table-cell>
          <table:table-cell table:formula="of:=10*LOG10([.E96]/1000)" office:value-type="float" office:value="-42.5078236546067" calcext:value-type="float">
            <text:p>-42,51</text:p>
          </table:table-cell>
        </table:table-row>
        <table:table-row table:style-name="ro1">
          <table:table-cell table:formula="of:=[.A96]+1" office:value-type="float" office:value="95" calcext:value-type="float">
            <text:p>95</text:p>
          </table:table-cell>
          <table:table-cell table:style-name="ce1" office:value-type="float" office:value="-0.00504174" calcext:value-type="float">
            <text:p>-5,04E-003</text:p>
          </table:table-cell>
          <table:table-cell table:style-name="ce1" office:value-type="float" office:value="-0.0499246" calcext:value-type="float">
            <text:p>-4,99E-002</text:p>
          </table:table-cell>
          <table:table-cell table:formula="of:= ABS([.B97])" office:value-type="float" office:value="0.00504174" calcext:value-type="float">
            <text:p>5,04E-03</text:p>
          </table:table-cell>
          <table:table-cell table:formula="of:= ABS([.C97])" office:value-type="float" office:value="0.0499246" calcext:value-type="float">
            <text:p>4,99E-02</text:p>
          </table:table-cell>
          <table:table-cell table:formula="of:=10*LOG10([.D97]/1000)" office:value-type="float" office:value="-52.9741955443045" calcext:value-type="float">
            <text:p>-52,97</text:p>
          </table:table-cell>
          <table:table-cell table:formula="of:=10*LOG10([.E97]/1000)" office:value-type="float" office:value="-43.0168540604642" calcext:value-type="float">
            <text:p>-43,02</text:p>
          </table:table-cell>
        </table:table-row>
        <table:table-row table:style-name="ro1">
          <table:table-cell table:formula="of:=[.A97]+1" office:value-type="float" office:value="96" calcext:value-type="float">
            <text:p>96</text:p>
          </table:table-cell>
          <table:table-cell table:style-name="ce1" office:value-type="float" office:value="0.004729785" calcext:value-type="float">
            <text:p>4,73E-003</text:p>
          </table:table-cell>
          <table:table-cell table:style-name="ce1" office:value-type="float" office:value="-0.05610272" calcext:value-type="float">
            <text:p>-5,61E-002</text:p>
          </table:table-cell>
          <table:table-cell table:formula="of:= ABS([.B98])" office:value-type="float" office:value="0.004729785" calcext:value-type="float">
            <text:p>4,73E-03</text:p>
          </table:table-cell>
          <table:table-cell table:formula="of:= ABS([.C98])" office:value-type="float" office:value="0.05610272" calcext:value-type="float">
            <text:p>5,61E-02</text:p>
          </table:table-cell>
          <table:table-cell table:formula="of:=10*LOG10([.D98]/1000)" office:value-type="float" office:value="-53.2515860036912" calcext:value-type="float">
            <text:p>-53,25</text:p>
          </table:table-cell>
          <table:table-cell table:formula="of:=10*LOG10([.E98]/1000)" office:value-type="float" office:value="-42.5101608255214" calcext:value-type="float">
            <text:p>-42,51</text:p>
          </table:table-cell>
        </table:table-row>
        <table:table-row table:style-name="ro1">
          <table:table-cell table:formula="of:=[.A98]+1" office:value-type="float" office:value="97" calcext:value-type="float">
            <text:p>97</text:p>
          </table:table-cell>
          <table:table-cell table:style-name="ce1" office:value-type="float" office:value="-0.0049888" calcext:value-type="float">
            <text:p>-4,99E-003</text:p>
          </table:table-cell>
          <table:table-cell table:style-name="ce1" office:value-type="float" office:value="-0.04995807" calcext:value-type="float">
            <text:p>-5,00E-002</text:p>
          </table:table-cell>
          <table:table-cell table:formula="of:= ABS([.B99])" office:value-type="float" office:value="0.0049888" calcext:value-type="float">
            <text:p>4,99E-03</text:p>
          </table:table-cell>
          <table:table-cell table:formula="of:= ABS([.C99])" office:value-type="float" office:value="0.04995807" calcext:value-type="float">
            <text:p>5,00E-02</text:p>
          </table:table-cell>
          <table:table-cell table:formula="of:=10*LOG10([.D99]/1000)" office:value-type="float" office:value="-53.0200390649125" calcext:value-type="float">
            <text:p>-53,02</text:p>
          </table:table-cell>
          <table:table-cell table:formula="of:=10*LOG10([.E99]/1000)" office:value-type="float" office:value="-43.0139434781072" calcext:value-type="float">
            <text:p>-43,01</text:p>
          </table:table-cell>
        </table:table-row>
        <table:table-row table:style-name="ro1">
          <table:table-cell table:formula="of:=[.A99]+1" office:value-type="float" office:value="98" calcext:value-type="float">
            <text:p>98</text:p>
          </table:table-cell>
          <table:table-cell table:style-name="ce1" office:value-type="float" office:value="0.00468346" calcext:value-type="float">
            <text:p>4,68E-003</text:p>
          </table:table-cell>
          <table:table-cell table:style-name="ce1" office:value-type="float" office:value="-0.05607343" calcext:value-type="float">
            <text:p>-5,61E-002</text:p>
          </table:table-cell>
          <table:table-cell table:formula="of:= ABS([.B100])" office:value-type="float" office:value="0.00468346" calcext:value-type="float">
            <text:p>4,68E-03</text:p>
          </table:table-cell>
          <table:table-cell table:formula="of:= ABS([.C100])" office:value-type="float" office:value="0.05607343" calcext:value-type="float">
            <text:p>5,61E-02</text:p>
          </table:table-cell>
          <table:table-cell table:formula="of:=10*LOG10([.D100]/1000)" office:value-type="float" office:value="-53.2943318459448" calcext:value-type="float">
            <text:p>-53,29</text:p>
          </table:table-cell>
          <table:table-cell table:formula="of:=10*LOG10([.E100]/1000)" office:value-type="float" office:value="-42.5124287738622" calcext:value-type="float">
            <text:p>-42,51</text:p>
          </table:table-cell>
        </table:table-row>
        <table:table-row table:style-name="ro1">
          <table:table-cell table:formula="of:=[.A100]+1" office:value-type="float" office:value="99" calcext:value-type="float">
            <text:p>99</text:p>
          </table:table-cell>
          <table:table-cell table:style-name="ce1" office:value-type="float" office:value="-0.004937495" calcext:value-type="float">
            <text:p>-4,94E-003</text:p>
          </table:table-cell>
          <table:table-cell table:style-name="ce1" office:value-type="float" office:value="-0.04999051" calcext:value-type="float">
            <text:p>-5,00E-002</text:p>
          </table:table-cell>
          <table:table-cell table:formula="of:= ABS([.B101])" office:value-type="float" office:value="0.004937495" calcext:value-type="float">
            <text:p>4,94E-03</text:p>
          </table:table-cell>
          <table:table-cell table:formula="of:= ABS([.C101])" office:value-type="float" office:value="0.04999051" calcext:value-type="float">
            <text:p>5,00E-02</text:p>
          </table:table-cell>
          <table:table-cell table:formula="of:=10*LOG10([.D101]/1000)" office:value-type="float" office:value="-53.0649333115759" calcext:value-type="float">
            <text:p>-53,06</text:p>
          </table:table-cell>
          <table:table-cell table:formula="of:=10*LOG10([.E101]/1000)" office:value-type="float" office:value="-43.0111243258016" calcext:value-type="float">
            <text:p>-43,01</text:p>
          </table:table-cell>
        </table:table-row>
        <table:table-row table:style-name="ro1">
          <table:table-cell table:formula="of:=[.A101]+1" office:value-type="float" office:value="100" calcext:value-type="float">
            <text:p>100</text:p>
          </table:table-cell>
          <table:table-cell table:style-name="ce1" office:value-type="float" office:value="0.004638497" calcext:value-type="float">
            <text:p>4,64E-003</text:p>
          </table:table-cell>
          <table:table-cell table:style-name="ce1" office:value-type="float" office:value="-0.056045" calcext:value-type="float">
            <text:p>-5,60E-002</text:p>
          </table:table-cell>
          <table:table-cell table:formula="of:= ABS([.B102])" office:value-type="float" office:value="0.004638497" calcext:value-type="float">
            <text:p>4,64E-03</text:p>
          </table:table-cell>
          <table:table-cell table:formula="of:= ABS([.C102])" office:value-type="float" office:value="0.056045" calcext:value-type="float">
            <text:p>5,60E-02</text:p>
          </table:table-cell>
          <table:table-cell table:formula="of:=10*LOG10([.D102]/1000)" office:value-type="float" office:value="-53.3362271995125" calcext:value-type="float">
            <text:p>-53,34</text:p>
          </table:table-cell>
          <table:table-cell table:formula="of:=10*LOG10([.E102]/1000)" office:value-type="float" office:value="-42.5146312649933" calcext:value-type="float">
            <text:p>-42,51</text:p>
          </table:table-cell>
        </table:table-row>
        <table:table-row table:style-name="ro1">
          <table:table-cell table:formula="of:=[.A102]+1" office:value-type="float" office:value="101" calcext:value-type="float">
            <text:p>101</text:p>
          </table:table-cell>
          <table:table-cell table:style-name="ce1" office:value-type="float" office:value="-0.004887742" calcext:value-type="float">
            <text:p>-4,89E-003</text:p>
          </table:table-cell>
          <table:table-cell table:style-name="ce1" office:value-type="float" office:value="-0.05002196" calcext:value-type="float">
            <text:p>-5,00E-002</text:p>
          </table:table-cell>
          <table:table-cell table:formula="of:= ABS([.B103])" office:value-type="float" office:value="0.004887742" calcext:value-type="float">
            <text:p>4,89E-03</text:p>
          </table:table-cell>
          <table:table-cell table:formula="of:= ABS([.C103])" office:value-type="float" office:value="0.05002196" calcext:value-type="float">
            <text:p>5,00E-02</text:p>
          </table:table-cell>
          <table:table-cell table:formula="of:=10*LOG10([.D103]/1000)" office:value-type="float" office:value="-53.1089172644257" calcext:value-type="float">
            <text:p>-53,11</text:p>
          </table:table-cell>
          <table:table-cell table:formula="of:=10*LOG10([.E103]/1000)" office:value-type="float" office:value="-43.0083929540224" calcext:value-type="float">
            <text:p>-43,01</text:p>
          </table:table-cell>
        </table:table-row>
        <table:table-row table:style-name="ro1">
          <table:table-cell table:formula="of:=[.A103]+1" office:value-type="float" office:value="102" calcext:value-type="float">
            <text:p>102</text:p>
          </table:table-cell>
          <table:table-cell table:style-name="ce1" office:value-type="float" office:value="0.00459483" calcext:value-type="float">
            <text:p>4,59E-003</text:p>
          </table:table-cell>
          <table:table-cell table:style-name="ce1" office:value-type="float" office:value="-0.0560174" calcext:value-type="float">
            <text:p>-5,60E-002</text:p>
          </table:table-cell>
          <table:table-cell table:formula="of:= ABS([.B104])" office:value-type="float" office:value="0.00459483" calcext:value-type="float">
            <text:p>4,59E-03</text:p>
          </table:table-cell>
          <table:table-cell table:formula="of:= ABS([.C104])" office:value-type="float" office:value="0.0560174" calcext:value-type="float">
            <text:p>5,60E-02</text:p>
          </table:table-cell>
          <table:table-cell table:formula="of:=10*LOG10([.D104]/1000)" office:value-type="float" office:value="-53.3773055205321" calcext:value-type="float">
            <text:p>-53,38</text:p>
          </table:table-cell>
          <table:table-cell table:formula="of:=10*LOG10([.E104]/1000)" office:value-type="float" office:value="-42.5167705245385" calcext:value-type="float">
            <text:p>-42,52</text:p>
          </table:table-cell>
        </table:table-row>
        <table:table-row table:style-name="ro1">
          <table:table-cell table:formula="of:=[.A104]+1" office:value-type="float" office:value="103" calcext:value-type="float">
            <text:p>103</text:p>
          </table:table-cell>
          <table:table-cell table:style-name="ce1" office:value-type="float" office:value="-0.004839465" calcext:value-type="float">
            <text:p>-4,84E-003</text:p>
          </table:table-cell>
          <table:table-cell table:style-name="ce1" office:value-type="float" office:value="-0.05005249" calcext:value-type="float">
            <text:p>-5,01E-002</text:p>
          </table:table-cell>
          <table:table-cell table:formula="of:= ABS([.B105])" office:value-type="float" office:value="0.004839465" calcext:value-type="float">
            <text:p>4,84E-03</text:p>
          </table:table-cell>
          <table:table-cell table:formula="of:= ABS([.C105])" office:value-type="float" office:value="0.05005249" calcext:value-type="float">
            <text:p>5,01E-02</text:p>
          </table:table-cell>
          <table:table-cell table:formula="of:=10*LOG10([.D105]/1000)" office:value-type="float" office:value="-53.1520264670069" calcext:value-type="float">
            <text:p>-53,15</text:p>
          </table:table-cell>
          <table:table-cell table:formula="of:=10*LOG10([.E105]/1000)" office:value-type="float" office:value="-43.0057431246316" calcext:value-type="float">
            <text:p>-43,01</text:p>
          </table:table-cell>
        </table:table-row>
        <table:table-row table:style-name="ro1">
          <table:table-cell table:formula="of:=[.A105]+1" office:value-type="float" office:value="104" calcext:value-type="float">
            <text:p>104</text:p>
          </table:table-cell>
          <table:table-cell table:style-name="ce1" office:value-type="float" office:value="0.004552396" calcext:value-type="float">
            <text:p>4,55E-003</text:p>
          </table:table-cell>
          <table:table-cell table:style-name="ce1" office:value-type="float" office:value="-0.05599057" calcext:value-type="float">
            <text:p>-5,60E-002</text:p>
          </table:table-cell>
          <table:table-cell table:formula="of:= ABS([.B106])" office:value-type="float" office:value="0.004552396" calcext:value-type="float">
            <text:p>4,55E-03</text:p>
          </table:table-cell>
          <table:table-cell table:formula="of:= ABS([.C106])" office:value-type="float" office:value="0.05599057" calcext:value-type="float">
            <text:p>5,60E-02</text:p>
          </table:table-cell>
          <table:table-cell table:formula="of:=10*LOG10([.D106]/1000)" office:value-type="float" office:value="-53.4175996692613" calcext:value-type="float">
            <text:p>-53,42</text:p>
          </table:table-cell>
          <table:table-cell table:formula="of:=10*LOG10([.E106]/1000)" office:value-type="float" office:value="-42.518851112406" calcext:value-type="float">
            <text:p>-42,52</text:p>
          </table:table-cell>
        </table:table-row>
        <table:table-row table:style-name="ro1">
          <table:table-cell table:formula="of:=[.A106]+1" office:value-type="float" office:value="105" calcext:value-type="float">
            <text:p>105</text:p>
          </table:table-cell>
          <table:table-cell table:style-name="ce1" office:value-type="float" office:value="-0.004792593" calcext:value-type="float">
            <text:p>-4,79E-003</text:p>
          </table:table-cell>
          <table:table-cell table:style-name="ce1" office:value-type="float" office:value="-0.05008212" calcext:value-type="float">
            <text:p>-5,01E-002</text:p>
          </table:table-cell>
          <table:table-cell table:formula="of:= ABS([.B107])" office:value-type="float" office:value="0.004792593" calcext:value-type="float">
            <text:p>4,79E-03</text:p>
          </table:table-cell>
          <table:table-cell table:formula="of:= ABS([.C107])" office:value-type="float" office:value="0.05008212" calcext:value-type="float">
            <text:p>5,01E-02</text:p>
          </table:table-cell>
          <table:table-cell table:formula="of:=10*LOG10([.D107]/1000)" office:value-type="float" office:value="-53.1942945090792" calcext:value-type="float">
            <text:p>-53,19</text:p>
          </table:table-cell>
          <table:table-cell table:formula="of:=10*LOG10([.E107]/1000)" office:value-type="float" office:value="-43.0031729551619" calcext:value-type="float">
            <text:p>-43,00</text:p>
          </table:table-cell>
        </table:table-row>
        <table:table-row table:style-name="ro1">
          <table:table-cell table:formula="of:=[.A107]+1" office:value-type="float" office:value="106" calcext:value-type="float">
            <text:p>106</text:p>
          </table:table-cell>
          <table:table-cell table:style-name="ce1" office:value-type="float" office:value="0.004511138" calcext:value-type="float">
            <text:p>4,51E-003</text:p>
          </table:table-cell>
          <table:table-cell table:style-name="ce1" office:value-type="float" office:value="-0.05596448" calcext:value-type="float">
            <text:p>-5,60E-002</text:p>
          </table:table-cell>
          <table:table-cell table:formula="of:= ABS([.B108])" office:value-type="float" office:value="0.004511138" calcext:value-type="float">
            <text:p>4,51E-03</text:p>
          </table:table-cell>
          <table:table-cell table:formula="of:= ABS([.C108])" office:value-type="float" office:value="0.05596448" calcext:value-type="float">
            <text:p>5,60E-02</text:p>
          </table:table-cell>
          <table:table-cell table:formula="of:=10*LOG10([.D108]/1000)" office:value-type="float" office:value="-53.4571388721801" calcext:value-type="float">
            <text:p>-53,46</text:p>
          </table:table-cell>
          <table:table-cell table:formula="of:=10*LOG10([.E108]/1000)" office:value-type="float" office:value="-42.5208752717875" calcext:value-type="float">
            <text:p>-42,52</text:p>
          </table:table-cell>
        </table:table-row>
        <table:table-row table:style-name="ro1">
          <table:table-cell table:formula="of:=[.A108]+1" office:value-type="float" office:value="107" calcext:value-type="float">
            <text:p>107</text:p>
          </table:table-cell>
          <table:table-cell table:style-name="ce1" office:value-type="float" office:value="-0.004747057" calcext:value-type="float">
            <text:p>-4,75E-003</text:p>
          </table:table-cell>
          <table:table-cell table:style-name="ce1" office:value-type="float" office:value="-0.05011091" calcext:value-type="float">
            <text:p>-5,01E-002</text:p>
          </table:table-cell>
          <table:table-cell table:formula="of:= ABS([.B109])" office:value-type="float" office:value="0.004747057" calcext:value-type="float">
            <text:p>4,75E-03</text:p>
          </table:table-cell>
          <table:table-cell table:formula="of:= ABS([.C109])" office:value-type="float" office:value="0.05011091" calcext:value-type="float">
            <text:p>5,01E-02</text:p>
          </table:table-cell>
          <table:table-cell table:formula="of:=10*LOG10([.D109]/1000)" office:value-type="float" office:value="-53.2357555348559" calcext:value-type="float">
            <text:p>-53,24</text:p>
          </table:table-cell>
          <table:table-cell table:formula="of:=10*LOG10([.E109]/1000)" office:value-type="float" office:value="-43.0006771052054" calcext:value-type="float">
            <text:p>-43,00</text:p>
          </table:table-cell>
        </table:table-row>
        <table:table-row table:style-name="ro1">
          <table:table-cell table:formula="of:=[.A109]+1" office:value-type="float" office:value="108" calcext:value-type="float">
            <text:p>108</text:p>
          </table:table-cell>
          <table:table-cell table:style-name="ce1" office:value-type="float" office:value="0.004471002" calcext:value-type="float">
            <text:p>4,47E-003</text:p>
          </table:table-cell>
          <table:table-cell table:style-name="ce1" office:value-type="float" office:value="-0.0559391" calcext:value-type="float">
            <text:p>-5,59E-002</text:p>
          </table:table-cell>
          <table:table-cell table:formula="of:= ABS([.B110])" office:value-type="float" office:value="0.004471002" calcext:value-type="float">
            <text:p>4,47E-03</text:p>
          </table:table-cell>
          <table:table-cell table:formula="of:= ABS([.C110])" office:value-type="float" office:value="0.0559391" calcext:value-type="float">
            <text:p>5,59E-02</text:p>
          </table:table-cell>
          <table:table-cell table:formula="of:=10*LOG10([.D110]/1000)" office:value-type="float" office:value="-53.4959513586027" calcext:value-type="float">
            <text:p>-53,50</text:p>
          </table:table-cell>
          <table:table-cell table:formula="of:=10*LOG10([.E110]/1000)" office:value-type="float" office:value="-42.5228452523975" calcext:value-type="float">
            <text:p>-42,52</text:p>
          </table:table-cell>
        </table:table-row>
        <table:table-row table:style-name="ro1">
          <table:table-cell table:formula="of:=[.A110]+1" office:value-type="float" office:value="109" calcext:value-type="float">
            <text:p>109</text:p>
          </table:table-cell>
          <table:table-cell table:style-name="ce1" office:value-type="float" office:value="-0.004702797" calcext:value-type="float">
            <text:p>-4,70E-003</text:p>
          </table:table-cell>
          <table:table-cell table:style-name="ce1" office:value-type="float" office:value="-0.0501389" calcext:value-type="float">
            <text:p>-5,01E-002</text:p>
          </table:table-cell>
          <table:table-cell table:formula="of:= ABS([.B111])" office:value-type="float" office:value="0.004702797" calcext:value-type="float">
            <text:p>4,70E-03</text:p>
          </table:table-cell>
          <table:table-cell table:formula="of:= ABS([.C111])" office:value-type="float" office:value="0.0501389" calcext:value-type="float">
            <text:p>5,01E-02</text:p>
          </table:table-cell>
          <table:table-cell table:formula="of:=10*LOG10([.D111]/1000)" office:value-type="float" office:value="-53.2764376751856" calcext:value-type="float">
            <text:p>-53,28</text:p>
          </table:table-cell>
          <table:table-cell table:formula="of:=10*LOG10([.E111]/1000)" office:value-type="float" office:value="-42.9982519828308" calcext:value-type="float">
            <text:p>-43,00</text:p>
          </table:table-cell>
        </table:table-row>
        <table:table-row table:style-name="ro1">
          <table:table-cell table:formula="of:=[.A111]+1" office:value-type="float" office:value="110" calcext:value-type="float">
            <text:p>110</text:p>
          </table:table-cell>
          <table:table-cell table:style-name="ce1" office:value-type="float" office:value="0.004431938" calcext:value-type="float">
            <text:p>4,43E-003</text:p>
          </table:table-cell>
          <table:table-cell table:style-name="ce1" office:value-type="float" office:value="-0.05591441" calcext:value-type="float">
            <text:p>-5,59E-002</text:p>
          </table:table-cell>
          <table:table-cell table:formula="of:= ABS([.B112])" office:value-type="float" office:value="0.004431938" calcext:value-type="float">
            <text:p>4,43E-03</text:p>
          </table:table-cell>
          <table:table-cell table:formula="of:= ABS([.C112])" office:value-type="float" office:value="0.05591441" calcext:value-type="float">
            <text:p>5,59E-02</text:p>
          </table:table-cell>
          <table:table-cell table:formula="of:=10*LOG10([.D112]/1000)" office:value-type="float" office:value="-53.5340632374132" calcext:value-type="float">
            <text:p>-53,53</text:p>
          </table:table-cell>
          <table:table-cell table:formula="of:=10*LOG10([.E112]/1000)" office:value-type="float" office:value="-42.5247625334792" calcext:value-type="float">
            <text:p>-42,52</text:p>
          </table:table-cell>
        </table:table-row>
        <table:table-row table:style-name="ro1">
          <table:table-cell table:formula="of:=[.A112]+1" office:value-type="float" office:value="111" calcext:value-type="float">
            <text:p>111</text:p>
          </table:table-cell>
          <table:table-cell table:style-name="ce1" office:value-type="float" office:value="-0.004659752" calcext:value-type="float">
            <text:p>-4,66E-003</text:p>
          </table:table-cell>
          <table:table-cell table:style-name="ce1" office:value-type="float" office:value="-0.05016611" calcext:value-type="float">
            <text:p>-5,02E-002</text:p>
          </table:table-cell>
          <table:table-cell table:formula="of:= ABS([.B113])" office:value-type="float" office:value="0.004659752" calcext:value-type="float">
            <text:p>4,66E-03</text:p>
          </table:table-cell>
          <table:table-cell table:formula="of:= ABS([.C113])" office:value-type="float" office:value="0.05016611" calcext:value-type="float">
            <text:p>5,02E-02</text:p>
          </table:table-cell>
          <table:table-cell table:formula="of:=10*LOG10([.D113]/1000)" office:value-type="float" office:value="-53.3163719659274" calcext:value-type="float">
            <text:p>-53,32</text:p>
          </table:table-cell>
          <table:table-cell table:formula="of:=10*LOG10([.E113]/1000)" office:value-type="float" office:value="-42.9958957389816" calcext:value-type="float">
            <text:p>-43,00</text:p>
          </table:table-cell>
        </table:table-row>
        <table:table-row table:style-name="ro1">
          <table:table-cell table:formula="of:=[.A113]+1" office:value-type="float" office:value="112" calcext:value-type="float">
            <text:p>112</text:p>
          </table:table-cell>
          <table:table-cell table:style-name="ce1" office:value-type="float" office:value="0.004393899" calcext:value-type="float">
            <text:p>4,39E-003</text:p>
          </table:table-cell>
          <table:table-cell table:style-name="ce1" office:value-type="float" office:value="-0.05589036" calcext:value-type="float">
            <text:p>-5,59E-002</text:p>
          </table:table-cell>
          <table:table-cell table:formula="of:= ABS([.B114])" office:value-type="float" office:value="0.004393899" calcext:value-type="float">
            <text:p>4,39E-03</text:p>
          </table:table-cell>
          <table:table-cell table:formula="of:= ABS([.C114])" office:value-type="float" office:value="0.05589036" calcext:value-type="float">
            <text:p>5,59E-02</text:p>
          </table:table-cell>
          <table:table-cell table:formula="of:=10*LOG10([.D114]/1000)" office:value-type="float" office:value="-53.5714993017536" calcext:value-type="float">
            <text:p>-53,57</text:p>
          </table:table-cell>
          <table:table-cell table:formula="of:=10*LOG10([.E114]/1000)" office:value-type="float" office:value="-42.5266309300514" calcext:value-type="float">
            <text:p>-42,53</text:p>
          </table:table-cell>
        </table:table-row>
        <table:table-row table:style-name="ro1">
          <table:table-cell table:formula="of:=[.A114]+1" office:value-type="float" office:value="113" calcext:value-type="float">
            <text:p>113</text:p>
          </table:table-cell>
          <table:table-cell table:style-name="ce1" office:value-type="float" office:value="-0.004617868" calcext:value-type="float">
            <text:p>-4,62E-003</text:p>
          </table:table-cell>
          <table:table-cell table:style-name="ce1" office:value-type="float" office:value="-0.05019259" calcext:value-type="float">
            <text:p>-5,02E-002</text:p>
          </table:table-cell>
          <table:table-cell table:formula="of:= ABS([.B115])" office:value-type="float" office:value="0.004617868" calcext:value-type="float">
            <text:p>4,62E-03</text:p>
          </table:table-cell>
          <table:table-cell table:formula="of:= ABS([.C115])" office:value-type="float" office:value="0.05019259" calcext:value-type="float">
            <text:p>5,02E-02</text:p>
          </table:table-cell>
          <table:table-cell table:formula="of:=10*LOG10([.D115]/1000)" office:value-type="float" office:value="-53.3555848538397" calcext:value-type="float">
            <text:p>-53,36</text:p>
          </table:table-cell>
          <table:table-cell table:formula="of:=10*LOG10([.E115]/1000)" office:value-type="float" office:value="-42.9936039360492" calcext:value-type="float">
            <text:p>-42,99</text:p>
          </table:table-cell>
        </table:table-row>
        <table:table-row table:style-name="ro1">
          <table:table-cell table:formula="of:=[.A115]+1" office:value-type="float" office:value="114" calcext:value-type="float">
            <text:p>114</text:p>
          </table:table-cell>
          <table:table-cell table:style-name="ce1" office:value-type="float" office:value="0.004356841" calcext:value-type="float">
            <text:p>4,36E-003</text:p>
          </table:table-cell>
          <table:table-cell table:style-name="ce1" office:value-type="float" office:value="-0.05586692" calcext:value-type="float">
            <text:p>-5,59E-002</text:p>
          </table:table-cell>
          <table:table-cell table:formula="of:= ABS([.B116])" office:value-type="float" office:value="0.004356841" calcext:value-type="float">
            <text:p>4,36E-03</text:p>
          </table:table-cell>
          <table:table-cell table:formula="of:= ABS([.C116])" office:value-type="float" office:value="0.05586692" calcext:value-type="float">
            <text:p>5,59E-02</text:p>
          </table:table-cell>
          <table:table-cell table:formula="of:=10*LOG10([.D116]/1000)" office:value-type="float" office:value="-53.6082828906187" calcext:value-type="float">
            <text:p>-53,61</text:p>
          </table:table-cell>
          <table:table-cell table:formula="of:=10*LOG10([.E116]/1000)" office:value-type="float" office:value="-42.5284527107542" calcext:value-type="float">
            <text:p>-42,53</text:p>
          </table:table-cell>
        </table:table-row>
        <table:table-row table:style-name="ro1">
          <table:table-cell table:formula="of:=[.A116]+1" office:value-type="float" office:value="115" calcext:value-type="float">
            <text:p>115</text:p>
          </table:table-cell>
          <table:table-cell table:style-name="ce1" office:value-type="float" office:value="-0.004577095" calcext:value-type="float">
            <text:p>-4,58E-003</text:p>
          </table:table-cell>
          <table:table-cell table:style-name="ce1" office:value-type="float" office:value="-0.05021837" calcext:value-type="float">
            <text:p>-5,02E-002</text:p>
          </table:table-cell>
          <table:table-cell table:formula="of:= ABS([.B117])" office:value-type="float" office:value="0.004577095" calcext:value-type="float">
            <text:p>4,58E-03</text:p>
          </table:table-cell>
          <table:table-cell table:formula="of:= ABS([.C117])" office:value-type="float" office:value="0.05021837" calcext:value-type="float">
            <text:p>5,02E-02</text:p>
          </table:table-cell>
          <table:table-cell table:formula="of:=10*LOG10([.D117]/1000)" office:value-type="float" office:value="-53.394100734701" calcext:value-type="float">
            <text:p>-53,39</text:p>
          </table:table-cell>
          <table:table-cell table:formula="of:=10*LOG10([.E117]/1000)" office:value-type="float" office:value="-42.9913738782967" calcext:value-type="float">
            <text:p>-42,99</text:p>
          </table:table-cell>
        </table:table-row>
        <table:table-row table:style-name="ro1">
          <table:table-cell table:formula="of:=[.A117]+1" office:value-type="float" office:value="116" calcext:value-type="float">
            <text:p>116</text:p>
          </table:table-cell>
          <table:table-cell table:style-name="ce1" office:value-type="float" office:value="0.00432072" calcext:value-type="float">
            <text:p>4,32E-003</text:p>
          </table:table-cell>
          <table:table-cell table:style-name="ce1" office:value-type="float" office:value="-0.05584409" calcext:value-type="float">
            <text:p>-5,58E-002</text:p>
          </table:table-cell>
          <table:table-cell table:formula="of:= ABS([.B118])" office:value-type="float" office:value="0.00432072" calcext:value-type="float">
            <text:p>4,32E-03</text:p>
          </table:table-cell>
          <table:table-cell table:formula="of:= ABS([.C118])" office:value-type="float" office:value="0.05584409" calcext:value-type="float">
            <text:p>5,58E-02</text:p>
          </table:table-cell>
          <table:table-cell table:formula="of:=10*LOG10([.D118]/1000)" office:value-type="float" office:value="-53.6444387680264" calcext:value-type="float">
            <text:p>-53,64</text:p>
          </table:table-cell>
          <table:table-cell table:formula="of:=10*LOG10([.E118]/1000)" office:value-type="float" office:value="-42.5302278165669" calcext:value-type="float">
            <text:p>-42,53</text:p>
          </table:table-cell>
        </table:table-row>
        <table:table-row table:style-name="ro1">
          <table:table-cell table:formula="of:=[.A118]+1" office:value-type="float" office:value="117" calcext:value-type="float">
            <text:p>117</text:p>
          </table:table-cell>
          <table:table-cell table:style-name="ce1" office:value-type="float" office:value="-0.004537383" calcext:value-type="float">
            <text:p>-4,54E-003</text:p>
          </table:table-cell>
          <table:table-cell table:style-name="ce1" office:value-type="float" office:value="-0.05024348" calcext:value-type="float">
            <text:p>-5,02E-002</text:p>
          </table:table-cell>
          <table:table-cell table:formula="of:= ABS([.B119])" office:value-type="float" office:value="0.004537383" calcext:value-type="float">
            <text:p>4,54E-03</text:p>
          </table:table-cell>
          <table:table-cell table:formula="of:= ABS([.C119])" office:value-type="float" office:value="0.05024348" calcext:value-type="float">
            <text:p>5,02E-02</text:p>
          </table:table-cell>
          <table:table-cell table:formula="of:=10*LOG10([.D119]/1000)" office:value-type="float" office:value="-53.4319456043726" calcext:value-type="float">
            <text:p>-53,43</text:p>
          </table:table-cell>
          <table:table-cell table:formula="of:=10*LOG10([.E119]/1000)" office:value-type="float" office:value="-42.9892028781274" calcext:value-type="float">
            <text:p>-42,99</text:p>
          </table:table-cell>
        </table:table-row>
        <table:table-row table:style-name="ro1">
          <table:table-cell table:formula="of:=[.A119]+1" office:value-type="float" office:value="118" calcext:value-type="float">
            <text:p>118</text:p>
          </table:table-cell>
          <table:table-cell table:style-name="ce1" office:value-type="float" office:value="0.004285499" calcext:value-type="float">
            <text:p>4,29E-003</text:p>
          </table:table-cell>
          <table:table-cell table:style-name="ce1" office:value-type="float" office:value="-0.05582182" calcext:value-type="float">
            <text:p>-5,58E-002</text:p>
          </table:table-cell>
          <table:table-cell table:formula="of:= ABS([.B120])" office:value-type="float" office:value="0.004285499" calcext:value-type="float">
            <text:p>4,29E-03</text:p>
          </table:table-cell>
          <table:table-cell table:formula="of:= ABS([.C120])" office:value-type="float" office:value="0.05582182" calcext:value-type="float">
            <text:p>5,58E-02</text:p>
          </table:table-cell>
          <table:table-cell table:formula="of:=10*LOG10([.D120]/1000)" office:value-type="float" office:value="-53.6799860190203" calcext:value-type="float">
            <text:p>-53,68</text:p>
          </table:table-cell>
          <table:table-cell table:formula="of:=10*LOG10([.E120]/1000)" office:value-type="float" office:value="-42.53196007993" calcext:value-type="float">
            <text:p>-42,53</text:p>
          </table:table-cell>
        </table:table-row>
        <table:table-row table:style-name="ro1">
          <table:table-cell table:formula="of:=[.A120]+1" office:value-type="float" office:value="119" calcext:value-type="float">
            <text:p>119</text:p>
          </table:table-cell>
          <table:table-cell table:style-name="ce1" office:value-type="float" office:value="-0.004498687" calcext:value-type="float">
            <text:p>-4,50E-003</text:p>
          </table:table-cell>
          <table:table-cell table:style-name="ce1" office:value-type="float" office:value="-0.05026795" calcext:value-type="float">
            <text:p>-5,03E-002</text:p>
          </table:table-cell>
          <table:table-cell table:formula="of:= ABS([.B121])" office:value-type="float" office:value="0.004498687" calcext:value-type="float">
            <text:p>4,50E-03</text:p>
          </table:table-cell>
          <table:table-cell table:formula="of:= ABS([.C121])" office:value-type="float" office:value="0.05026795" calcext:value-type="float">
            <text:p>5,03E-02</text:p>
          </table:table-cell>
          <table:table-cell table:formula="of:=10*LOG10([.D121]/1000)" office:value-type="float" office:value="-53.4691422219376" calcext:value-type="float">
            <text:p>-53,47</text:p>
          </table:table-cell>
          <table:table-cell table:formula="of:=10*LOG10([.E121]/1000)" office:value-type="float" office:value="-42.9870882557044" calcext:value-type="float">
            <text:p>-42,99</text:p>
          </table:table-cell>
        </table:table-row>
        <table:table-row table:style-name="ro1">
          <table:table-cell table:formula="of:=[.A121]+1" office:value-type="float" office:value="120" calcext:value-type="float">
            <text:p>120</text:p>
          </table:table-cell>
          <table:table-cell table:style-name="ce1" office:value-type="float" office:value="0.00425114" calcext:value-type="float">
            <text:p>4,25E-003</text:p>
          </table:table-cell>
          <table:table-cell table:style-name="ce1" office:value-type="float" office:value="-0.05580009" calcext:value-type="float">
            <text:p>-5,58E-002</text:p>
          </table:table-cell>
          <table:table-cell table:formula="of:= ABS([.B122])" office:value-type="float" office:value="0.00425114" calcext:value-type="float">
            <text:p>4,25E-03</text:p>
          </table:table-cell>
          <table:table-cell table:formula="of:= ABS([.C122])" office:value-type="float" office:value="0.05580009" calcext:value-type="float">
            <text:p>5,58E-02</text:p>
          </table:table-cell>
          <table:table-cell table:formula="of:=10*LOG10([.D122]/1000)" office:value-type="float" office:value="-53.7149459246259" calcext:value-type="float">
            <text:p>-53,71</text:p>
          </table:table-cell>
          <table:table-cell table:formula="of:=10*LOG10([.E122]/1000)" office:value-type="float" office:value="-42.5336510058802" calcext:value-type="float">
            <text:p>-42,53</text:p>
          </table:table-cell>
        </table:table-row>
        <table:table-row table:style-name="ro1">
          <table:table-cell table:formula="of:=[.A122]+1" office:value-type="float" office:value="121" calcext:value-type="float">
            <text:p>121</text:p>
          </table:table-cell>
          <table:table-cell table:style-name="ce1" office:value-type="float" office:value="-0.004460965" calcext:value-type="float">
            <text:p>-4,46E-003</text:p>
          </table:table-cell>
          <table:table-cell table:style-name="ce1" office:value-type="float" office:value="-0.0502918" calcext:value-type="float">
            <text:p>-5,03E-002</text:p>
          </table:table-cell>
          <table:table-cell table:formula="of:= ABS([.B123])" office:value-type="float" office:value="0.004460965" calcext:value-type="float">
            <text:p>4,46E-03</text:p>
          </table:table-cell>
          <table:table-cell table:formula="of:= ABS([.C123])" office:value-type="float" office:value="0.0502918" calcext:value-type="float">
            <text:p>5,03E-02</text:p>
          </table:table-cell>
          <table:table-cell table:formula="of:=10*LOG10([.D123]/1000)" office:value-type="float" office:value="-53.5057118414832" calcext:value-type="float">
            <text:p>-53,51</text:p>
          </table:table-cell>
          <table:table-cell table:formula="of:=10*LOG10([.E123]/1000)" office:value-type="float" office:value="-42.9850282021368" calcext:value-type="float">
            <text:p>-42,99</text:p>
          </table:table-cell>
        </table:table-row>
        <table:table-row table:style-name="ro1">
          <table:table-cell table:formula="of:=[.A123]+1" office:value-type="float" office:value="122" calcext:value-type="float">
            <text:p>122</text:p>
          </table:table-cell>
          <table:table-cell table:style-name="ce1" office:value-type="float" office:value="0.004217608" calcext:value-type="float">
            <text:p>4,22E-003</text:p>
          </table:table-cell>
          <table:table-cell table:style-name="ce1" office:value-type="float" office:value="-0.05577889" calcext:value-type="float">
            <text:p>-5,58E-002</text:p>
          </table:table-cell>
          <table:table-cell table:formula="of:= ABS([.B124])" office:value-type="float" office:value="0.004217608" calcext:value-type="float">
            <text:p>4,22E-03</text:p>
          </table:table-cell>
          <table:table-cell table:formula="of:= ABS([.C124])" office:value-type="float" office:value="0.05577889" calcext:value-type="float">
            <text:p>5,58E-02</text:p>
          </table:table-cell>
          <table:table-cell table:formula="of:=10*LOG10([.D124]/1000)" office:value-type="float" office:value="-53.7493378764731" calcext:value-type="float">
            <text:p>-53,75</text:p>
          </table:table-cell>
          <table:table-cell table:formula="of:=10*LOG10([.E124]/1000)" office:value-type="float" office:value="-42.5353013244486" calcext:value-type="float">
            <text:p>-42,54</text:p>
          </table:table-cell>
        </table:table-row>
        <table:table-row table:style-name="ro1">
          <table:table-cell table:formula="of:=[.A124]+1" office:value-type="float" office:value="123" calcext:value-type="float">
            <text:p>123</text:p>
          </table:table-cell>
          <table:table-cell table:style-name="ce1" office:value-type="float" office:value="-0.004424176" calcext:value-type="float">
            <text:p>-4,42E-003</text:p>
          </table:table-cell>
          <table:table-cell table:style-name="ce1" office:value-type="float" office:value="-0.05031506" calcext:value-type="float">
            <text:p>-5,03E-002</text:p>
          </table:table-cell>
          <table:table-cell table:formula="of:= ABS([.B125])" office:value-type="float" office:value="0.004424176" calcext:value-type="float">
            <text:p>4,42E-03</text:p>
          </table:table-cell>
          <table:table-cell table:formula="of:= ABS([.C125])" office:value-type="float" office:value="0.05031506" calcext:value-type="float">
            <text:p>5,03E-02</text:p>
          </table:table-cell>
          <table:table-cell table:formula="of:=10*LOG10([.D125]/1000)" office:value-type="float" office:value="-53.5416760450887" calcext:value-type="float">
            <text:p>-53,54</text:p>
          </table:table-cell>
          <table:table-cell table:formula="of:=10*LOG10([.E125]/1000)" office:value-type="float" office:value="-42.9830200508379" calcext:value-type="float">
            <text:p>-42,98</text:p>
          </table:table-cell>
        </table:table-row>
        <table:table-row table:style-name="ro1">
          <table:table-cell table:formula="of:=[.A125]+1" office:value-type="float" office:value="124" calcext:value-type="float">
            <text:p>124</text:p>
          </table:table-cell>
          <table:table-cell table:style-name="ce1" office:value-type="float" office:value="0.00418487" calcext:value-type="float">
            <text:p>4,18E-003</text:p>
          </table:table-cell>
          <table:table-cell table:style-name="ce1" office:value-type="float" office:value="-0.0557582" calcext:value-type="float">
            <text:p>-5,58E-002</text:p>
          </table:table-cell>
          <table:table-cell table:formula="of:= ABS([.B126])" office:value-type="float" office:value="0.00418487" calcext:value-type="float">
            <text:p>4,18E-03</text:p>
          </table:table-cell>
          <table:table-cell table:formula="of:= ABS([.C126])" office:value-type="float" office:value="0.0557582" calcext:value-type="float">
            <text:p>5,58E-02</text:p>
          </table:table-cell>
          <table:table-cell table:formula="of:=10*LOG10([.D126]/1000)" office:value-type="float" office:value="-53.7831802850933" calcext:value-type="float">
            <text:p>-53,78</text:p>
          </table:table-cell>
          <table:table-cell table:formula="of:=10*LOG10([.E126]/1000)" office:value-type="float" office:value="-42.5369125468561" calcext:value-type="float">
            <text:p>-42,54</text:p>
          </table:table-cell>
        </table:table-row>
        <table:table-row table:style-name="ro1">
          <table:table-cell table:formula="of:=[.A126]+1" office:value-type="float" office:value="125" calcext:value-type="float">
            <text:p>125</text:p>
          </table:table-cell>
          <table:table-cell table:style-name="ce1" office:value-type="float" office:value="-0.004388283" calcext:value-type="float">
            <text:p>-4,39E-003</text:p>
          </table:table-cell>
          <table:table-cell table:style-name="ce1" office:value-type="float" office:value="-0.05033775" calcext:value-type="float">
            <text:p>-5,03E-002</text:p>
          </table:table-cell>
          <table:table-cell table:formula="of:= ABS([.B127])" office:value-type="float" office:value="0.004388283" calcext:value-type="float">
            <text:p>4,39E-03</text:p>
          </table:table-cell>
          <table:table-cell table:formula="of:= ABS([.C127])" office:value-type="float" office:value="0.05033775" calcext:value-type="float">
            <text:p>5,03E-02</text:p>
          </table:table-cell>
          <table:table-cell table:formula="of:=10*LOG10([.D127]/1000)" office:value-type="float" office:value="-53.5770537257973" calcext:value-type="float">
            <text:p>-53,58</text:p>
          </table:table-cell>
          <table:table-cell table:formula="of:=10*LOG10([.E127]/1000)" office:value-type="float" office:value="-42.9810620047662" calcext:value-type="float">
            <text:p>-42,98</text:p>
          </table:table-cell>
        </table:table-row>
        <table:table-row table:style-name="ro1">
          <table:table-cell table:formula="of:=[.A127]+1" office:value-type="float" office:value="126" calcext:value-type="float">
            <text:p>126</text:p>
          </table:table-cell>
          <table:table-cell table:style-name="ce1" office:value-type="float" office:value="0.004152895" calcext:value-type="float">
            <text:p>4,15E-003</text:p>
          </table:table-cell>
          <table:table-cell table:style-name="ce1" office:value-type="float" office:value="-0.05573798" calcext:value-type="float">
            <text:p>-5,57E-002</text:p>
          </table:table-cell>
          <table:table-cell table:formula="of:= ABS([.B128])" office:value-type="float" office:value="0.004152895" calcext:value-type="float">
            <text:p>4,15E-03</text:p>
          </table:table-cell>
          <table:table-cell table:formula="of:= ABS([.C128])" office:value-type="float" office:value="0.05573798" calcext:value-type="float">
            <text:p>5,57E-02</text:p>
          </table:table-cell>
          <table:table-cell table:formula="of:=10*LOG10([.D128]/1000)" office:value-type="float" office:value="-53.8164904926505" calcext:value-type="float">
            <text:p>-53,82</text:p>
          </table:table-cell>
          <table:table-cell table:formula="of:=10*LOG10([.E128]/1000)" office:value-type="float" office:value="-42.538487746028" calcext:value-type="float">
            <text:p>-42,54</text:p>
          </table:table-cell>
        </table:table-row>
        <table:table-row table:style-name="ro1">
          <table:table-cell table:formula="of:=[.A128]+1" office:value-type="float" office:value="127" calcext:value-type="float">
            <text:p>127</text:p>
          </table:table-cell>
          <table:table-cell table:style-name="ce1" office:value-type="float" office:value="-0.004353249" calcext:value-type="float">
            <text:p>-4,35E-003</text:p>
          </table:table-cell>
          <table:table-cell table:style-name="ce1" office:value-type="float" office:value="-0.0503599" calcext:value-type="float">
            <text:p>-5,04E-002</text:p>
          </table:table-cell>
          <table:table-cell table:formula="of:= ABS([.B129])" office:value-type="float" office:value="0.004353249" calcext:value-type="float">
            <text:p>4,35E-03</text:p>
          </table:table-cell>
          <table:table-cell table:formula="of:= ABS([.C129])" office:value-type="float" office:value="0.0503599" calcext:value-type="float">
            <text:p>5,04E-02</text:p>
          </table:table-cell>
          <table:table-cell table:formula="of:=10*LOG10([.D129]/1000)" office:value-type="float" office:value="-53.6118649107067" calcext:value-type="float">
            <text:p>-53,61</text:p>
          </table:table-cell>
          <table:table-cell table:formula="of:=10*LOG10([.E129]/1000)" office:value-type="float" office:value="-42.9791514094486" calcext:value-type="float">
            <text:p>-42,98</text:p>
          </table:table-cell>
        </table:table-row>
        <table:table-row table:style-name="ro1">
          <table:table-cell table:formula="of:=[.A129]+1" office:value-type="float" office:value="128" calcext:value-type="float">
            <text:p>128</text:p>
          </table:table-cell>
          <table:table-cell table:style-name="ce1" office:value-type="float" office:value="0.004121655" calcext:value-type="float">
            <text:p>4,12E-003</text:p>
          </table:table-cell>
          <table:table-cell table:style-name="ce1" office:value-type="float" office:value="-0.05571823" calcext:value-type="float">
            <text:p>-5,57E-002</text:p>
          </table:table-cell>
          <table:table-cell table:formula="of:= ABS([.B130])" office:value-type="float" office:value="0.004121655" calcext:value-type="float">
            <text:p>4,12E-03</text:p>
          </table:table-cell>
          <table:table-cell table:formula="of:= ABS([.C130])" office:value-type="float" office:value="0.05571823" calcext:value-type="float">
            <text:p>5,57E-02</text:p>
          </table:table-cell>
          <table:table-cell table:formula="of:=10*LOG10([.D130]/1000)" office:value-type="float" office:value="-53.8492836332509" calcext:value-type="float">
            <text:p>-53,85</text:p>
          </table:table-cell>
          <table:table-cell table:formula="of:=10*LOG10([.E130]/1000)" office:value-type="float" office:value="-42.5400268825386" calcext:value-type="float">
            <text:p>-42,54</text:p>
          </table:table-cell>
        </table:table-row>
        <table:table-row table:style-name="ro1">
          <table:table-cell table:formula="of:=[.A130]+1" office:value-type="float" office:value="129" calcext:value-type="float">
            <text:p>129</text:p>
          </table:table-cell>
          <table:table-cell table:style-name="ce1" office:value-type="float" office:value="-0.004319041" calcext:value-type="float">
            <text:p>-4,32E-003</text:p>
          </table:table-cell>
          <table:table-cell table:style-name="ce1" office:value-type="float" office:value="-0.05038153" calcext:value-type="float">
            <text:p>-5,04E-002</text:p>
          </table:table-cell>
          <table:table-cell table:formula="of:= ABS([.B131])" office:value-type="float" office:value="0.004319041" calcext:value-type="float">
            <text:p>4,32E-03</text:p>
          </table:table-cell>
          <table:table-cell table:formula="of:= ABS([.C131])" office:value-type="float" office:value="0.05038153" calcext:value-type="float">
            <text:p>5,04E-02</text:p>
          </table:table-cell>
          <table:table-cell table:formula="of:=10*LOG10([.D131]/1000)" office:value-type="float" office:value="-53.646126732414" calcext:value-type="float">
            <text:p>-53,65</text:p>
          </table:table-cell>
          <table:table-cell table:formula="of:=10*LOG10([.E131]/1000)" office:value-type="float" office:value="-42.9772864786475" calcext:value-type="float">
            <text:p>-42,98</text:p>
          </table:table-cell>
        </table:table-row>
        <table:table-row table:style-name="ro1">
          <table:table-cell table:formula="of:=[.A131]+1" office:value-type="float" office:value="130" calcext:value-type="float">
            <text:p>130</text:p>
          </table:table-cell>
          <table:table-cell table:style-name="ce1" office:value-type="float" office:value="0.00409112" calcext:value-type="float">
            <text:p>4,09E-003</text:p>
          </table:table-cell>
          <table:table-cell table:style-name="ce1" office:value-type="float" office:value="-0.05569892" calcext:value-type="float">
            <text:p>-5,57E-002</text:p>
          </table:table-cell>
          <table:table-cell table:formula="of:= ABS([.B132])" office:value-type="float" office:value="0.00409112" calcext:value-type="float">
            <text:p>4,09E-03</text:p>
          </table:table-cell>
          <table:table-cell table:formula="of:= ABS([.C132])" office:value-type="float" office:value="0.05569892" calcext:value-type="float">
            <text:p>5,57E-02</text:p>
          </table:table-cell>
          <table:table-cell table:formula="of:=10*LOG10([.D132]/1000)" office:value-type="float" office:value="-53.8815778166674" calcext:value-type="float">
            <text:p>-53,88</text:p>
          </table:table-cell>
          <table:table-cell table:formula="of:=10*LOG10([.E132]/1000)" office:value-type="float" office:value="-42.5415322569858" calcext:value-type="float">
            <text:p>-42,54</text:p>
          </table:table-cell>
        </table:table-row>
        <table:table-row table:style-name="ro1">
          <table:table-cell table:formula="of:=[.A132]+1" office:value-type="float" office:value="131" calcext:value-type="float">
            <text:p>131</text:p>
          </table:table-cell>
          <table:table-cell table:style-name="ce1" office:value-type="float" office:value="-0.004285627" calcext:value-type="float">
            <text:p>-4,29E-003</text:p>
          </table:table-cell>
          <table:table-cell table:style-name="ce1" office:value-type="float" office:value="-0.05040266" calcext:value-type="float">
            <text:p>-5,04E-002</text:p>
          </table:table-cell>
          <table:table-cell table:formula="of:= ABS([.B133])" office:value-type="float" office:value="0.004285627" calcext:value-type="float">
            <text:p>4,29E-03</text:p>
          </table:table-cell>
          <table:table-cell table:formula="of:= ABS([.C133])" office:value-type="float" office:value="0.05040266" calcext:value-type="float">
            <text:p>5,04E-02</text:p>
          </table:table-cell>
          <table:table-cell table:formula="of:=10*LOG10([.D133]/1000)" office:value-type="float" office:value="-53.6798563051562" calcext:value-type="float">
            <text:p>-53,68</text:p>
          </table:table-cell>
          <table:table-cell table:formula="of:=10*LOG10([.E133]/1000)" office:value-type="float" office:value="-42.9754654306166" calcext:value-type="float">
            <text:p>-42,98</text:p>
          </table:table-cell>
        </table:table-row>
        <table:table-row table:style-name="ro1">
          <table:table-cell table:formula="of:=[.A133]+1" office:value-type="float" office:value="132" calcext:value-type="float">
            <text:p>132</text:p>
          </table:table-cell>
          <table:table-cell table:style-name="ce1" office:value-type="float" office:value="0.004061264" calcext:value-type="float">
            <text:p>4,06E-003</text:p>
          </table:table-cell>
          <table:table-cell table:style-name="ce1" office:value-type="float" office:value="-0.05568004" calcext:value-type="float">
            <text:p>-5,57E-002</text:p>
          </table:table-cell>
          <table:table-cell table:formula="of:= ABS([.B134])" office:value-type="float" office:value="0.004061264" calcext:value-type="float">
            <text:p>4,06E-03</text:p>
          </table:table-cell>
          <table:table-cell table:formula="of:= ABS([.C134])" office:value-type="float" office:value="0.05568004" calcext:value-type="float">
            <text:p>5,57E-02</text:p>
          </table:table-cell>
          <table:table-cell table:formula="of:=10*LOG10([.D134]/1000)" office:value-type="float" office:value="-53.9133877854329" calcext:value-type="float">
            <text:p>-53,91</text:p>
          </table:table-cell>
          <table:table-cell table:formula="of:=10*LOG10([.E134]/1000)" office:value-type="float" office:value="-42.5430046140444" calcext:value-type="float">
            <text:p>-42,54</text:p>
          </table:table-cell>
        </table:table-row>
        <table:table-row table:style-name="ro1">
          <table:table-cell table:formula="of:=[.A134]+1" office:value-type="float" office:value="133" calcext:value-type="float">
            <text:p>133</text:p>
          </table:table-cell>
          <table:table-cell table:style-name="ce1" office:value-type="float" office:value="-0.004252976" calcext:value-type="float">
            <text:p>-4,25E-003</text:p>
          </table:table-cell>
          <table:table-cell table:style-name="ce1" office:value-type="float" office:value="-0.0504233" calcext:value-type="float">
            <text:p>-5,04E-002</text:p>
          </table:table-cell>
          <table:table-cell table:formula="of:= ABS([.B135])" office:value-type="float" office:value="0.004252976" calcext:value-type="float">
            <text:p>4,25E-03</text:p>
          </table:table-cell>
          <table:table-cell table:formula="of:= ABS([.C135])" office:value-type="float" office:value="0.0504233" calcext:value-type="float">
            <text:p>5,04E-02</text:p>
          </table:table-cell>
          <table:table-cell table:formula="of:=10*LOG10([.D135]/1000)" office:value-type="float" office:value="-53.7130706804943" calcext:value-type="float">
            <text:p>-53,71</text:p>
          </table:table-cell>
          <table:table-cell table:formula="of:=10*LOG10([.E135]/1000)" office:value-type="float" office:value="-42.9736873492114" calcext:value-type="float">
            <text:p>-42,97</text:p>
          </table:table-cell>
        </table:table-row>
        <table:table-row table:style-name="ro1">
          <table:table-cell table:formula="of:=[.A135]+1" office:value-type="float" office:value="134" calcext:value-type="float">
            <text:p>134</text:p>
          </table:table-cell>
          <table:table-cell table:style-name="ce1" office:value-type="float" office:value="0.004032063" calcext:value-type="float">
            <text:p>4,03E-003</text:p>
          </table:table-cell>
          <table:table-cell table:style-name="ce1" office:value-type="float" office:value="-0.05566158" calcext:value-type="float">
            <text:p>-5,57E-002</text:p>
          </table:table-cell>
          <table:table-cell table:formula="of:= ABS([.B136])" office:value-type="float" office:value="0.004032063" calcext:value-type="float">
            <text:p>4,03E-03</text:p>
          </table:table-cell>
          <table:table-cell table:formula="of:= ABS([.C136])" office:value-type="float" office:value="0.05566158" calcext:value-type="float">
            <text:p>5,57E-02</text:p>
          </table:table-cell>
          <table:table-cell table:formula="of:=10*LOG10([.D136]/1000)" office:value-type="float" office:value="-53.9447269076427" calcext:value-type="float">
            <text:p>-53,94</text:p>
          </table:table-cell>
          <table:table-cell table:formula="of:=10*LOG10([.E136]/1000)" office:value-type="float" office:value="-42.5444447001882" calcext:value-type="float">
            <text:p>-42,54</text:p>
          </table:table-cell>
        </table:table-row>
        <table:table-row table:style-name="ro1">
          <table:table-cell table:formula="of:=[.A136]+1" office:value-type="float" office:value="135" calcext:value-type="float">
            <text:p>135</text:p>
          </table:table-cell>
          <table:table-cell table:style-name="ce1" office:value-type="float" office:value="-0.00422106" calcext:value-type="float">
            <text:p>-4,22E-003</text:p>
          </table:table-cell>
          <table:table-cell table:style-name="ce1" office:value-type="float" office:value="-0.05044348" calcext:value-type="float">
            <text:p>-5,04E-002</text:p>
          </table:table-cell>
          <table:table-cell table:formula="of:= ABS([.B137])" office:value-type="float" office:value="0.00422106" calcext:value-type="float">
            <text:p>4,22E-03</text:p>
          </table:table-cell>
          <table:table-cell table:formula="of:= ABS([.C137])" office:value-type="float" office:value="0.05044348" calcext:value-type="float">
            <text:p>5,04E-02</text:p>
          </table:table-cell>
          <table:table-cell table:formula="of:=10*LOG10([.D137]/1000)" office:value-type="float" office:value="-53.7457847454928" calcext:value-type="float">
            <text:p>-53,75</text:p>
          </table:table-cell>
          <table:table-cell table:formula="of:=10*LOG10([.E137]/1000)" office:value-type="float" office:value="-42.9719495991292" calcext:value-type="float">
            <text:p>-42,97</text:p>
          </table:table-cell>
        </table:table-row>
        <table:table-row table:style-name="ro1">
          <table:table-cell table:formula="of:=[.A137]+1" office:value-type="float" office:value="136" calcext:value-type="float">
            <text:p>136</text:p>
          </table:table-cell>
          <table:table-cell table:style-name="ce1" office:value-type="float" office:value="0.004003493" calcext:value-type="float">
            <text:p>4,00E-003</text:p>
          </table:table-cell>
          <table:table-cell table:style-name="ce1" office:value-type="float" office:value="-0.05564352" calcext:value-type="float">
            <text:p>-5,56E-002</text:p>
          </table:table-cell>
          <table:table-cell table:formula="of:= ABS([.B138])" office:value-type="float" office:value="0.004003493" calcext:value-type="float">
            <text:p>4,00E-03</text:p>
          </table:table-cell>
          <table:table-cell table:formula="of:= ABS([.C138])" office:value-type="float" office:value="0.05564352" calcext:value-type="float">
            <text:p>5,56E-02</text:p>
          </table:table-cell>
          <table:table-cell table:formula="of:=10*LOG10([.D138]/1000)" office:value-type="float" office:value="-53.9756092650839" calcext:value-type="float">
            <text:p>-53,98</text:p>
          </table:table-cell>
          <table:table-cell table:formula="of:=10*LOG10([.E138]/1000)" office:value-type="float" office:value="-42.5458540441288" calcext:value-type="float">
            <text:p>-42,55</text:p>
          </table:table-cell>
        </table:table-row>
        <table:table-row table:style-name="ro1">
          <table:table-cell table:formula="of:=[.A138]+1" office:value-type="float" office:value="137" calcext:value-type="float">
            <text:p>137</text:p>
          </table:table-cell>
          <table:table-cell table:style-name="ce1" office:value-type="float" office:value="-0.004189852" calcext:value-type="float">
            <text:p>-4,19E-003</text:p>
          </table:table-cell>
          <table:table-cell table:style-name="ce1" office:value-type="float" office:value="-0.05046321" calcext:value-type="float">
            <text:p>-5,05E-002</text:p>
          </table:table-cell>
          <table:table-cell table:formula="of:= ABS([.B139])" office:value-type="float" office:value="0.004189852" calcext:value-type="float">
            <text:p>4,19E-03</text:p>
          </table:table-cell>
          <table:table-cell table:formula="of:= ABS([.C139])" office:value-type="float" office:value="0.05046321" calcext:value-type="float">
            <text:p>5,05E-02</text:p>
          </table:table-cell>
          <table:table-cell table:formula="of:=10*LOG10([.D139]/1000)" office:value-type="float" office:value="-53.7780131753932" calcext:value-type="float">
            <text:p>-53,78</text:p>
          </table:table-cell>
          <table:table-cell table:formula="of:=10*LOG10([.E139]/1000)" office:value-type="float" office:value="-42.9702512716473" calcext:value-type="float">
            <text:p>-42,97</text:p>
          </table:table-cell>
        </table:table-row>
        <table:table-row table:style-name="ro1">
          <table:table-cell table:formula="of:=[.A139]+1" office:value-type="float" office:value="138" calcext:value-type="float">
            <text:p>138</text:p>
          </table:table-cell>
          <table:table-cell table:style-name="ce1" office:value-type="float" office:value="0.003975531" calcext:value-type="float">
            <text:p>3,98E-003</text:p>
          </table:table-cell>
          <table:table-cell table:style-name="ce1" office:value-type="float" office:value="-0.05562584" calcext:value-type="float">
            <text:p>-5,56E-002</text:p>
          </table:table-cell>
          <table:table-cell table:formula="of:= ABS([.B140])" office:value-type="float" office:value="0.003975531" calcext:value-type="float">
            <text:p>3,98E-03</text:p>
          </table:table-cell>
          <table:table-cell table:formula="of:= ABS([.C140])" office:value-type="float" office:value="0.05562584" calcext:value-type="float">
            <text:p>5,56E-02</text:p>
          </table:table-cell>
          <table:table-cell table:formula="of:=10*LOG10([.D140]/1000)" office:value-type="float" office:value="-54.0060485569475" calcext:value-type="float">
            <text:p>-54,01</text:p>
          </table:table-cell>
          <table:table-cell table:formula="of:=10*LOG10([.E140]/1000)" office:value-type="float" office:value="-42.5472341772588" calcext:value-type="float">
            <text:p>-42,55</text:p>
          </table:table-cell>
        </table:table-row>
        <table:table-row table:style-name="ro1">
          <table:table-cell table:formula="of:=[.A140]+1" office:value-type="float" office:value="139" calcext:value-type="float">
            <text:p>139</text:p>
          </table:table-cell>
          <table:table-cell table:style-name="ce1" office:value-type="float" office:value="-0.004159326" calcext:value-type="float">
            <text:p>-4,16E-003</text:p>
          </table:table-cell>
          <table:table-cell table:style-name="ce1" office:value-type="float" office:value="-0.05048251" calcext:value-type="float">
            <text:p>-5,05E-002</text:p>
          </table:table-cell>
          <table:table-cell table:formula="of:= ABS([.B141])" office:value-type="float" office:value="0.004159326" calcext:value-type="float">
            <text:p>4,16E-03</text:p>
          </table:table-cell>
          <table:table-cell table:formula="of:= ABS([.C141])" office:value-type="float" office:value="0.05048251" calcext:value-type="float">
            <text:p>5,05E-02</text:p>
          </table:table-cell>
          <table:table-cell table:formula="of:=10*LOG10([.D141]/1000)" office:value-type="float" office:value="-53.8097703913192" calcext:value-type="float">
            <text:p>-53,81</text:p>
          </table:table-cell>
          <table:table-cell table:formula="of:=10*LOG10([.E141]/1000)" office:value-type="float" office:value="-42.9685906002284" calcext:value-type="float">
            <text:p>-42,97</text:p>
          </table:table-cell>
        </table:table-row>
        <table:table-row table:style-name="ro1">
          <table:table-cell table:formula="of:=[.A141]+1" office:value-type="float" office:value="140" calcext:value-type="float">
            <text:p>140</text:p>
          </table:table-cell>
          <table:table-cell table:style-name="ce1" office:value-type="float" office:value="0.003948156" calcext:value-type="float">
            <text:p>3,95E-003</text:p>
          </table:table-cell>
          <table:table-cell table:style-name="ce1" office:value-type="float" office:value="-0.05560853" calcext:value-type="float">
            <text:p>-5,56E-002</text:p>
          </table:table-cell>
          <table:table-cell table:formula="of:= ABS([.B142])" office:value-type="float" office:value="0.003948156" calcext:value-type="float">
            <text:p>3,95E-03</text:p>
          </table:table-cell>
          <table:table-cell table:formula="of:= ABS([.C142])" office:value-type="float" office:value="0.05560853" calcext:value-type="float">
            <text:p>5,56E-02</text:p>
          </table:table-cell>
          <table:table-cell table:formula="of:=10*LOG10([.D142]/1000)" office:value-type="float" office:value="-54.036056957692" calcext:value-type="float">
            <text:p>-54,04</text:p>
          </table:table-cell>
          <table:table-cell table:formula="of:=10*LOG10([.E142]/1000)" office:value-type="float" office:value="-42.5485858525625" calcext:value-type="float">
            <text:p>-42,55</text:p>
          </table:table-cell>
        </table:table-row>
        <table:table-row table:style-name="ro1">
          <table:table-cell table:formula="of:=[.A142]+1" office:value-type="float" office:value="141" calcext:value-type="float">
            <text:p>141</text:p>
          </table:table-cell>
          <table:table-cell table:style-name="ce1" office:value-type="float" office:value="-0.004129457" calcext:value-type="float">
            <text:p>-4,13E-003</text:p>
          </table:table-cell>
          <table:table-cell table:style-name="ce1" office:value-type="float" office:value="-0.0505014" calcext:value-type="float">
            <text:p>-5,05E-002</text:p>
          </table:table-cell>
          <table:table-cell table:formula="of:= ABS([.B143])" office:value-type="float" office:value="0.004129457" calcext:value-type="float">
            <text:p>4,13E-03</text:p>
          </table:table-cell>
          <table:table-cell table:formula="of:= ABS([.C143])" office:value-type="float" office:value="0.0505014" calcext:value-type="float">
            <text:p>5,05E-02</text:p>
          </table:table-cell>
          <table:table-cell table:formula="of:=10*LOG10([.D143]/1000)" office:value-type="float" office:value="-53.8410705183212" calcext:value-type="float">
            <text:p>-53,84</text:p>
          </table:table-cell>
          <table:table-cell table:formula="of:=10*LOG10([.E143]/1000)" office:value-type="float" office:value="-42.966965822012" calcext:value-type="float">
            <text:p>-42,97</text:p>
          </table:table-cell>
        </table:table-row>
        <table:table-row table:style-name="ro1">
          <table:table-cell table:formula="of:=[.A143]+1" office:value-type="float" office:value="142" calcext:value-type="float">
            <text:p>142</text:p>
          </table:table-cell>
          <table:table-cell table:style-name="ce1" office:value-type="float" office:value="0.003921347" calcext:value-type="float">
            <text:p>3,92E-003</text:p>
          </table:table-cell>
          <table:table-cell table:style-name="ce1" office:value-type="float" office:value="-0.05559158" calcext:value-type="float">
            <text:p>-5,56E-002</text:p>
          </table:table-cell>
          <table:table-cell table:formula="of:= ABS([.B144])" office:value-type="float" office:value="0.003921347" calcext:value-type="float">
            <text:p>3,92E-03</text:p>
          </table:table-cell>
          <table:table-cell table:formula="of:= ABS([.C144])" office:value-type="float" office:value="0.05559158" calcext:value-type="float">
            <text:p>5,56E-02</text:p>
          </table:table-cell>
          <table:table-cell table:formula="of:=10*LOG10([.D144]/1000)" office:value-type="float" office:value="-54.0656472528018" calcext:value-type="float">
            <text:p>-54,07</text:p>
          </table:table-cell>
          <table:table-cell table:formula="of:=10*LOG10([.E144]/1000)" office:value-type="float" office:value="-42.5499098245487" calcext:value-type="float">
            <text:p>-42,55</text:p>
          </table:table-cell>
        </table:table-row>
        <table:table-row table:style-name="ro1">
          <table:table-cell table:formula="of:=[.A144]+1" office:value-type="float" office:value="143" calcext:value-type="float">
            <text:p>143</text:p>
          </table:table-cell>
          <table:table-cell table:style-name="ce1" office:value-type="float" office:value="-0.004100222" calcext:value-type="float">
            <text:p>-4,10E-003</text:p>
          </table:table-cell>
          <table:table-cell table:style-name="ce1" office:value-type="float" office:value="-0.05051988" calcext:value-type="float">
            <text:p>-5,05E-002</text:p>
          </table:table-cell>
          <table:table-cell table:formula="of:= ABS([.B145])" office:value-type="float" office:value="0.004100222" calcext:value-type="float">
            <text:p>4,10E-03</text:p>
          </table:table-cell>
          <table:table-cell table:formula="of:= ABS([.C145])" office:value-type="float" office:value="0.05051988" calcext:value-type="float">
            <text:p>5,05E-02</text:p>
          </table:table-cell>
          <table:table-cell table:formula="of:=10*LOG10([.D145]/1000)" office:value-type="float" office:value="-53.8719262845957" calcext:value-type="float">
            <text:p>-53,87</text:p>
          </table:table-cell>
          <table:table-cell table:formula="of:=10*LOG10([.E145]/1000)" office:value-type="float" office:value="-42.9653768969627" calcext:value-type="float">
            <text:p>-42,97</text:p>
          </table:table-cell>
        </table:table-row>
        <table:table-row table:style-name="ro1">
          <table:table-cell table:formula="of:=[.A145]+1" office:value-type="float" office:value="144" calcext:value-type="float">
            <text:p>144</text:p>
          </table:table-cell>
          <table:table-cell table:style-name="ce1" office:value-type="float" office:value="0.003895084" calcext:value-type="float">
            <text:p>3,90E-003</text:p>
          </table:table-cell>
          <table:table-cell table:style-name="ce1" office:value-type="float" office:value="-0.05557498" calcext:value-type="float">
            <text:p>-5,56E-002</text:p>
          </table:table-cell>
          <table:table-cell table:formula="of:= ABS([.B146])" office:value-type="float" office:value="0.003895084" calcext:value-type="float">
            <text:p>3,90E-03</text:p>
          </table:table-cell>
          <table:table-cell table:formula="of:= ABS([.C146])" office:value-type="float" office:value="0.05557498" calcext:value-type="float">
            <text:p>5,56E-02</text:p>
          </table:table-cell>
          <table:table-cell table:formula="of:=10*LOG10([.D146]/1000)" office:value-type="float" office:value="-54.0948317204967" calcext:value-type="float">
            <text:p>-54,09</text:p>
          </table:table-cell>
          <table:table-cell table:formula="of:=10*LOG10([.E146]/1000)" office:value-type="float" office:value="-42.5512068492031" calcext:value-type="float">
            <text:p>-42,55</text:p>
          </table:table-cell>
        </table:table-row>
        <table:table-row table:style-name="ro1">
          <table:table-cell table:formula="of:=[.A146]+1" office:value-type="float" office:value="145" calcext:value-type="float">
            <text:p>145</text:p>
          </table:table-cell>
          <table:table-cell table:style-name="ce1" office:value-type="float" office:value="-0.004071599" calcext:value-type="float">
            <text:p>-4,07E-003</text:p>
          </table:table-cell>
          <table:table-cell table:style-name="ce1" office:value-type="float" office:value="-0.05053798" calcext:value-type="float">
            <text:p>-5,05E-002</text:p>
          </table:table-cell>
          <table:table-cell table:formula="of:= ABS([.B147])" office:value-type="float" office:value="0.004071599" calcext:value-type="float">
            <text:p>4,07E-03</text:p>
          </table:table-cell>
          <table:table-cell table:formula="of:= ABS([.C147])" office:value-type="float" office:value="0.05053798" calcext:value-type="float">
            <text:p>5,05E-02</text:p>
          </table:table-cell>
          <table:table-cell table:formula="of:=10*LOG10([.D147]/1000)" office:value-type="float" office:value="-53.902350009716" calcext:value-type="float">
            <text:p>-53,90</text:p>
          </table:table-cell>
          <table:table-cell table:formula="of:=10*LOG10([.E147]/1000)" office:value-type="float" office:value="-42.9638212079334" calcext:value-type="float">
            <text:p>-42,96</text:p>
          </table:table-cell>
        </table:table-row>
        <table:table-row table:style-name="ro1">
          <table:table-cell table:formula="of:=[.A147]+1" office:value-type="float" office:value="146" calcext:value-type="float">
            <text:p>146</text:p>
          </table:table-cell>
          <table:table-cell table:style-name="ce1" office:value-type="float" office:value="0.003869351" calcext:value-type="float">
            <text:p>3,87E-003</text:p>
          </table:table-cell>
          <table:table-cell table:style-name="ce1" office:value-type="float" office:value="-0.05555871" calcext:value-type="float">
            <text:p>-5,56E-002</text:p>
          </table:table-cell>
          <table:table-cell table:formula="of:= ABS([.B148])" office:value-type="float" office:value="0.003869351" calcext:value-type="float">
            <text:p>3,87E-03</text:p>
          </table:table-cell>
          <table:table-cell table:formula="of:= ABS([.C148])" office:value-type="float" office:value="0.05555871" calcext:value-type="float">
            <text:p>5,56E-02</text:p>
          </table:table-cell>
          <table:table-cell table:formula="of:=10*LOG10([.D148]/1000)" office:value-type="float" office:value="-54.1236187238552" calcext:value-type="float">
            <text:p>-54,12</text:p>
          </table:table-cell>
          <table:table-cell table:formula="of:=10*LOG10([.E148]/1000)" office:value-type="float" office:value="-42.5524784656267" calcext:value-type="float">
            <text:p>-42,55</text:p>
          </table:table-cell>
        </table:table-row>
        <table:table-row table:style-name="ro1">
          <table:table-cell table:formula="of:=[.A148]+1" office:value-type="float" office:value="147" calcext:value-type="float">
            <text:p>147</text:p>
          </table:table-cell>
          <table:table-cell table:style-name="ce1" office:value-type="float" office:value="-0.004043566" calcext:value-type="float">
            <text:p>-4,04E-003</text:p>
          </table:table-cell>
          <table:table-cell table:style-name="ce1" office:value-type="float" office:value="-0.0505557" calcext:value-type="float">
            <text:p>-5,06E-002</text:p>
          </table:table-cell>
          <table:table-cell table:formula="of:= ABS([.B149])" office:value-type="float" office:value="0.004043566" calcext:value-type="float">
            <text:p>4,04E-03</text:p>
          </table:table-cell>
          <table:table-cell table:formula="of:= ABS([.C149])" office:value-type="float" office:value="0.0505557" calcext:value-type="float">
            <text:p>5,06E-02</text:p>
          </table:table-cell>
          <table:table-cell table:formula="of:=10*LOG10([.D149]/1000)" office:value-type="float" office:value="-53.9323546384262" calcext:value-type="float">
            <text:p>-53,93</text:p>
          </table:table-cell>
          <table:table-cell table:formula="of:=10*LOG10([.E149]/1000)" office:value-type="float" office:value="-42.9622987194261" calcext:value-type="float">
            <text:p>-42,96</text:p>
          </table:table-cell>
        </table:table-row>
        <table:table-row table:style-name="ro1">
          <table:table-cell table:formula="of:=[.A149]+1" office:value-type="float" office:value="148" calcext:value-type="float">
            <text:p>148</text:p>
          </table:table-cell>
          <table:table-cell table:style-name="ce1" office:value-type="float" office:value="0.003844128" calcext:value-type="float">
            <text:p>3,84E-003</text:p>
          </table:table-cell>
          <table:table-cell table:style-name="ce1" office:value-type="float" office:value="-0.05554276" calcext:value-type="float">
            <text:p>-5,55E-002</text:p>
          </table:table-cell>
          <table:table-cell table:formula="of:= ABS([.B150])" office:value-type="float" office:value="0.003844128" calcext:value-type="float">
            <text:p>3,84E-03</text:p>
          </table:table-cell>
          <table:table-cell table:formula="of:= ABS([.C150])" office:value-type="float" office:value="0.05554276" calcext:value-type="float">
            <text:p>5,55E-02</text:p>
          </table:table-cell>
          <table:table-cell table:formula="of:=10*LOG10([.D150]/1000)" office:value-type="float" office:value="-54.1520215982551" calcext:value-type="float">
            <text:p>-54,15</text:p>
          </table:table-cell>
          <table:table-cell table:formula="of:=10*LOG10([.E150]/1000)" office:value-type="float" office:value="-42.5537254332922" calcext:value-type="float">
            <text:p>-42,55</text:p>
          </table:table-cell>
        </table:table-row>
        <table:table-row table:style-name="ro1">
          <table:table-cell table:formula="of:=[.A150]+1" office:value-type="float" office:value="149" calcext:value-type="float">
            <text:p>149</text:p>
          </table:table-cell>
          <table:table-cell table:style-name="ce1" office:value-type="float" office:value="-0.004016105" calcext:value-type="float">
            <text:p>-4,02E-003</text:p>
          </table:table-cell>
          <table:table-cell table:style-name="ce1" office:value-type="float" office:value="-0.05057306" calcext:value-type="float">
            <text:p>-5,06E-002</text:p>
          </table:table-cell>
          <table:table-cell table:formula="of:= ABS([.B151])" office:value-type="float" office:value="0.004016105" calcext:value-type="float">
            <text:p>4,02E-03</text:p>
          </table:table-cell>
          <table:table-cell table:formula="of:= ABS([.C151])" office:value-type="float" office:value="0.05057306" calcext:value-type="float">
            <text:p>5,06E-02</text:p>
          </table:table-cell>
          <table:table-cell table:formula="of:=10*LOG10([.D151]/1000)" office:value-type="float" office:value="-53.9619494120057" calcext:value-type="float">
            <text:p>-53,96</text:p>
          </table:table-cell>
          <table:table-cell table:formula="of:=10*LOG10([.E151]/1000)" office:value-type="float" office:value="-42.9608076792354" calcext:value-type="float">
            <text:p>-42,96</text:p>
          </table:table-cell>
        </table:table-row>
        <table:table-row table:style-name="ro1">
          <table:table-cell table:formula="of:=[.A151]+1" office:value-type="float" office:value="150" calcext:value-type="float">
            <text:p>150</text:p>
          </table:table-cell>
          <table:table-cell table:style-name="ce1" office:value-type="float" office:value="0.003819399" calcext:value-type="float">
            <text:p>3,82E-003</text:p>
          </table:table-cell>
          <table:table-cell table:style-name="ce1" office:value-type="float" office:value="-0.05552712" calcext:value-type="float">
            <text:p>-5,55E-002</text:p>
          </table:table-cell>
          <table:table-cell table:formula="of:= ABS([.B152])" office:value-type="float" office:value="0.003819399" calcext:value-type="float">
            <text:p>3,82E-03</text:p>
          </table:table-cell>
          <table:table-cell table:formula="of:= ABS([.C152])" office:value-type="float" office:value="0.05552712" calcext:value-type="float">
            <text:p>5,55E-02</text:p>
          </table:table-cell>
          <table:table-cell table:formula="of:=10*LOG10([.D152]/1000)" office:value-type="float" office:value="-54.1800496994646" calcext:value-type="float">
            <text:p>-54,18</text:p>
          </table:table-cell>
          <table:table-cell table:formula="of:=10*LOG10([.E152]/1000)" office:value-type="float" office:value="-42.5549485129862" calcext:value-type="float">
            <text:p>-42,55</text:p>
          </table:table-cell>
        </table:table-row>
        <table:table-row table:style-name="ro1">
          <table:table-cell table:formula="of:=[.A152]+1" office:value-type="float" office:value="151" calcext:value-type="float">
            <text:p>151</text:p>
          </table:table-cell>
          <table:table-cell table:style-name="ce1" office:value-type="float" office:value="-0.003989195" calcext:value-type="float">
            <text:p>-3,99E-003</text:p>
          </table:table-cell>
          <table:table-cell table:style-name="ce1" office:value-type="float" office:value="-0.05059008" calcext:value-type="float">
            <text:p>-5,06E-002</text:p>
          </table:table-cell>
          <table:table-cell table:formula="of:= ABS([.B153])" office:value-type="float" office:value="0.003989195" calcext:value-type="float">
            <text:p>3,99E-03</text:p>
          </table:table-cell>
          <table:table-cell table:formula="of:= ABS([.C153])" office:value-type="float" office:value="0.05059008" calcext:value-type="float">
            <text:p>5,06E-02</text:p>
          </table:table-cell>
          <table:table-cell table:formula="of:=10*LOG10([.D153]/1000)" office:value-type="float" office:value="-53.9911473396991" calcext:value-type="float">
            <text:p>-53,99</text:p>
          </table:table-cell>
          <table:table-cell table:formula="of:=10*LOG10([.E153]/1000)" office:value-type="float" office:value="-42.9593463382466" calcext:value-type="float">
            <text:p>-42,96</text:p>
          </table:table-cell>
        </table:table-row>
        <table:table-row table:style-name="ro1">
          <table:table-cell table:formula="of:=[.A153]+1" office:value-type="float" office:value="152" calcext:value-type="float">
            <text:p>152</text:p>
          </table:table-cell>
          <table:table-cell table:style-name="ce1" office:value-type="float" office:value="0.003795148" calcext:value-type="float">
            <text:p>3,80E-003</text:p>
          </table:table-cell>
          <table:table-cell table:style-name="ce1" office:value-type="float" office:value="-0.05551179" calcext:value-type="float">
            <text:p>-5,55E-002</text:p>
          </table:table-cell>
          <table:table-cell table:formula="of:= ABS([.B154])" office:value-type="float" office:value="0.003795148" calcext:value-type="float">
            <text:p>3,80E-03</text:p>
          </table:table-cell>
          <table:table-cell table:formula="of:= ABS([.C154])" office:value-type="float" office:value="0.05551179" calcext:value-type="float">
            <text:p>5,55E-02</text:p>
          </table:table-cell>
          <table:table-cell table:formula="of:=10*LOG10([.D154]/1000)" office:value-type="float" office:value="-54.2077128318615" calcext:value-type="float">
            <text:p>-54,21</text:p>
          </table:table-cell>
          <table:table-cell table:formula="of:=10*LOG10([.E154]/1000)" office:value-type="float" office:value="-42.5561476844207" calcext:value-type="float">
            <text:p>-42,56</text:p>
          </table:table-cell>
        </table:table-row>
        <table:table-row table:style-name="ro1">
          <table:table-cell table:formula="of:=[.A154]+1" office:value-type="float" office:value="153" calcext:value-type="float">
            <text:p>153</text:p>
          </table:table-cell>
          <table:table-cell table:style-name="ce1" office:value-type="float" office:value="-0.003962818" calcext:value-type="float">
            <text:p>-3,96E-003</text:p>
          </table:table-cell>
          <table:table-cell table:style-name="ce1" office:value-type="float" office:value="-0.05060675" calcext:value-type="float">
            <text:p>-5,06E-002</text:p>
          </table:table-cell>
          <table:table-cell table:formula="of:= ABS([.B155])" office:value-type="float" office:value="0.003962818" calcext:value-type="float">
            <text:p>3,96E-03</text:p>
          </table:table-cell>
          <table:table-cell table:formula="of:= ABS([.C155])" office:value-type="float" office:value="0.05060675" calcext:value-type="float">
            <text:p>5,06E-02</text:p>
          </table:table-cell>
          <table:table-cell table:formula="of:=10*LOG10([.D155]/1000)" office:value-type="float" office:value="-54.0199587301296" calcext:value-type="float">
            <text:p>-54,02</text:p>
          </table:table-cell>
          <table:table-cell table:formula="of:=10*LOG10([.E155]/1000)" office:value-type="float" office:value="-42.957915524835" calcext:value-type="float">
            <text:p>-42,96</text:p>
          </table:table-cell>
        </table:table-row>
        <table:table-row table:style-name="ro1">
          <table:table-cell table:formula="of:=[.A155]+1" office:value-type="float" office:value="154" calcext:value-type="float">
            <text:p>154</text:p>
          </table:table-cell>
          <table:table-cell table:style-name="ce1" office:value-type="float" office:value="0.00377136" calcext:value-type="float">
            <text:p>3,77E-003</text:p>
          </table:table-cell>
          <table:table-cell table:style-name="ce1" office:value-type="float" office:value="-0.05549675" calcext:value-type="float">
            <text:p>-5,55E-002</text:p>
          </table:table-cell>
          <table:table-cell table:formula="of:= ABS([.B156])" office:value-type="float" office:value="0.00377136" calcext:value-type="float">
            <text:p>3,77E-03</text:p>
          </table:table-cell>
          <table:table-cell table:formula="of:= ABS([.C156])" office:value-type="float" office:value="0.05549675" calcext:value-type="float">
            <text:p>5,55E-02</text:p>
          </table:table-cell>
          <table:table-cell table:formula="of:=10*LOG10([.D156]/1000)" office:value-type="float" office:value="-54.2350200947952" calcext:value-type="float">
            <text:p>-54,24</text:p>
          </table:table-cell>
          <table:table-cell table:formula="of:=10*LOG10([.E156]/1000)" office:value-type="float" office:value="-42.5573244928082" calcext:value-type="float">
            <text:p>-42,56</text:p>
          </table:table-cell>
        </table:table-row>
        <table:table-row table:style-name="ro1">
          <table:table-cell table:formula="of:=[.A156]+1" office:value-type="float" office:value="155" calcext:value-type="float">
            <text:p>155</text:p>
          </table:table-cell>
          <table:table-cell table:style-name="ce1" office:value-type="float" office:value="-0.003936958" calcext:value-type="float">
            <text:p>-3,94E-003</text:p>
          </table:table-cell>
          <table:table-cell table:style-name="ce1" office:value-type="float" office:value="-0.0506231" calcext:value-type="float">
            <text:p>-5,06E-002</text:p>
          </table:table-cell>
          <table:table-cell table:formula="of:= ABS([.B157])" office:value-type="float" office:value="0.003936958" calcext:value-type="float">
            <text:p>3,94E-03</text:p>
          </table:table-cell>
          <table:table-cell table:formula="of:= ABS([.C157])" office:value-type="float" office:value="0.0506231" calcext:value-type="float">
            <text:p>5,06E-02</text:p>
          </table:table-cell>
          <table:table-cell table:formula="of:=10*LOG10([.D157]/1000)" office:value-type="float" office:value="-54.0483921829728" calcext:value-type="float">
            <text:p>-54,05</text:p>
          </table:table-cell>
          <table:table-cell table:formula="of:=10*LOG10([.E157]/1000)" office:value-type="float" office:value="-42.9565126353037" calcext:value-type="float">
            <text:p>-42,96</text:p>
          </table:table-cell>
        </table:table-row>
        <table:table-row table:style-name="ro1">
          <table:table-cell table:formula="of:=[.A157]+1" office:value-type="float" office:value="156" calcext:value-type="float">
            <text:p>156</text:p>
          </table:table-cell>
          <table:table-cell table:style-name="ce1" office:value-type="float" office:value="0.00374802" calcext:value-type="float">
            <text:p>3,75E-003</text:p>
          </table:table-cell>
          <table:table-cell table:style-name="ce1" office:value-type="float" office:value="-0.05548199" calcext:value-type="float">
            <text:p>-5,55E-002</text:p>
          </table:table-cell>
          <table:table-cell table:formula="of:= ABS([.B158])" office:value-type="float" office:value="0.00374802" calcext:value-type="float">
            <text:p>3,75E-03</text:p>
          </table:table-cell>
          <table:table-cell table:formula="of:= ABS([.C158])" office:value-type="float" office:value="0.05548199" calcext:value-type="float">
            <text:p>5,55E-02</text:p>
          </table:table-cell>
          <table:table-cell table:formula="of:=10*LOG10([.D158]/1000)" office:value-type="float" office:value="-54.2619810031722" calcext:value-type="float">
            <text:p>-54,26</text:p>
          </table:table-cell>
          <table:table-cell table:formula="of:=10*LOG10([.E158]/1000)" office:value-type="float" office:value="-42.5584797026423" calcext:value-type="float">
            <text:p>-42,56</text:p>
          </table:table-cell>
        </table:table-row>
        <table:table-row table:style-name="ro1">
          <table:table-cell table:formula="of:=[.A158]+1" office:value-type="float" office:value="157" calcext:value-type="float">
            <text:p>157</text:p>
          </table:table-cell>
          <table:table-cell table:style-name="ce1" office:value-type="float" office:value="-0.003911596" calcext:value-type="float">
            <text:p>-3,91E-003</text:p>
          </table:table-cell>
          <table:table-cell table:style-name="ce1" office:value-type="float" office:value="-0.05063914" calcext:value-type="float">
            <text:p>-5,06E-002</text:p>
          </table:table-cell>
          <table:table-cell table:formula="of:= ABS([.B159])" office:value-type="float" office:value="0.003911596" calcext:value-type="float">
            <text:p>3,91E-03</text:p>
          </table:table-cell>
          <table:table-cell table:formula="of:= ABS([.C159])" office:value-type="float" office:value="0.05063914" calcext:value-type="float">
            <text:p>5,06E-02</text:p>
          </table:table-cell>
          <table:table-cell table:formula="of:=10*LOG10([.D159]/1000)" office:value-type="float" office:value="-54.0764600665312" calcext:value-type="float">
            <text:p>-54,08</text:p>
          </table:table-cell>
          <table:table-cell table:formula="of:=10*LOG10([.E159]/1000)" office:value-type="float" office:value="-42.9551367851254" calcext:value-type="float">
            <text:p>-42,96</text:p>
          </table:table-cell>
        </table:table-row>
        <table:table-row table:style-name="ro1">
          <table:table-cell table:formula="of:=[.A159]+1" office:value-type="float" office:value="158" calcext:value-type="float">
            <text:p>158</text:p>
          </table:table-cell>
          <table:table-cell table:style-name="ce1" office:value-type="float" office:value="0.003725114" calcext:value-type="float">
            <text:p>3,73E-003</text:p>
          </table:table-cell>
          <table:table-cell table:style-name="ce1" office:value-type="float" office:value="-0.05546751" calcext:value-type="float">
            <text:p>-5,55E-002</text:p>
          </table:table-cell>
          <table:table-cell table:formula="of:= ABS([.B160])" office:value-type="float" office:value="0.003725114" calcext:value-type="float">
            <text:p>3,73E-03</text:p>
          </table:table-cell>
          <table:table-cell table:formula="of:= ABS([.C160])" office:value-type="float" office:value="0.05546751" calcext:value-type="float">
            <text:p>5,55E-02</text:p>
          </table:table-cell>
          <table:table-cell table:formula="of:=10*LOG10([.D160]/1000)" office:value-type="float" office:value="-54.2886043195908" calcext:value-type="float">
            <text:p>-54,29</text:p>
          </table:table-cell>
          <table:table-cell table:formula="of:=10*LOG10([.E160]/1000)" office:value-type="float" office:value="-42.5596132965987" calcext:value-type="float">
            <text:p>-42,56</text:p>
          </table:table-cell>
        </table:table-row>
        <table:table-row table:style-name="ro1">
          <table:table-cell table:formula="of:=[.A160]+1" office:value-type="float" office:value="159" calcext:value-type="float">
            <text:p>159</text:p>
          </table:table-cell>
          <table:table-cell table:style-name="ce1" office:value-type="float" office:value="-0.003886719" calcext:value-type="float">
            <text:p>-3,89E-003</text:p>
          </table:table-cell>
          <table:table-cell table:style-name="ce1" office:value-type="float" office:value="-0.05065487" calcext:value-type="float">
            <text:p>-5,07E-002</text:p>
          </table:table-cell>
          <table:table-cell table:formula="of:= ABS([.B161])" office:value-type="float" office:value="0.003886719" calcext:value-type="float">
            <text:p>3,89E-03</text:p>
          </table:table-cell>
          <table:table-cell table:formula="of:= ABS([.C161])" office:value-type="float" office:value="0.05065487" calcext:value-type="float">
            <text:p>5,07E-02</text:p>
          </table:table-cell>
          <table:table-cell table:formula="of:=10*LOG10([.D161]/1000)" office:value-type="float" office:value="-54.1041685663161" calcext:value-type="float">
            <text:p>-54,10</text:p>
          </table:table-cell>
          <table:table-cell table:formula="of:=10*LOG10([.E161]/1000)" office:value-type="float" office:value="-42.9537879487519" calcext:value-type="float">
            <text:p>-42,95</text:p>
          </table:table-cell>
        </table:table-row>
        <table:table-row table:style-name="ro1">
          <table:table-cell table:formula="of:=[.A161]+1" office:value-type="float" office:value="160" calcext:value-type="float">
            <text:p>160</text:p>
          </table:table-cell>
          <table:table-cell table:style-name="ce1" office:value-type="float" office:value="0.003702628" calcext:value-type="float">
            <text:p>3,70E-003</text:p>
          </table:table-cell>
          <table:table-cell table:style-name="ce1" office:value-type="float" office:value="-0.05545329" calcext:value-type="float">
            <text:p>-5,55E-002</text:p>
          </table:table-cell>
          <table:table-cell table:formula="of:= ABS([.B162])" office:value-type="float" office:value="0.003702628" calcext:value-type="float">
            <text:p>3,70E-03</text:p>
          </table:table-cell>
          <table:table-cell table:formula="of:= ABS([.C162])" office:value-type="float" office:value="0.05545329" calcext:value-type="float">
            <text:p>5,55E-02</text:p>
          </table:table-cell>
          <table:table-cell table:formula="of:=10*LOG10([.D162]/1000)" office:value-type="float" office:value="-54.314899189694" calcext:value-type="float">
            <text:p>-54,31</text:p>
          </table:table-cell>
          <table:table-cell table:formula="of:=10*LOG10([.E162]/1000)" office:value-type="float" office:value="-42.5607268240104" calcext:value-type="float">
            <text:p>-42,56</text:p>
          </table:table-cell>
        </table:table-row>
        <table:table-row table:style-name="ro1">
          <table:table-cell table:formula="of:=[.A162]+1" office:value-type="float" office:value="161" calcext:value-type="float">
            <text:p>161</text:p>
          </table:table-cell>
          <table:table-cell table:style-name="ce1" office:value-type="float" office:value="-0.003862309" calcext:value-type="float">
            <text:p>-3,86E-003</text:p>
          </table:table-cell>
          <table:table-cell table:style-name="ce1" office:value-type="float" office:value="-0.0506703" calcext:value-type="float">
            <text:p>-5,07E-002</text:p>
          </table:table-cell>
          <table:table-cell table:formula="of:= ABS([.B163])" office:value-type="float" office:value="0.003862309" calcext:value-type="float">
            <text:p>3,86E-03</text:p>
          </table:table-cell>
          <table:table-cell table:formula="of:= ABS([.C163])" office:value-type="float" office:value="0.0506703" calcext:value-type="float">
            <text:p>5,07E-02</text:p>
          </table:table-cell>
          <table:table-cell table:formula="of:=10*LOG10([.D163]/1000)" office:value-type="float" office:value="-54.1315298388997" calcext:value-type="float">
            <text:p>-54,13</text:p>
          </table:table-cell>
          <table:table-cell table:formula="of:=10*LOG10([.E163]/1000)" office:value-type="float" office:value="-42.9524652440562" calcext:value-type="float">
            <text:p>-42,95</text:p>
          </table:table-cell>
        </table:table-row>
        <table:table-row table:style-name="ro1">
          <table:table-cell table:formula="of:=[.A163]+1" office:value-type="float" office:value="162" calcext:value-type="float">
            <text:p>162</text:p>
          </table:table-cell>
          <table:table-cell table:style-name="ce1" office:value-type="float" office:value="0.003680551" calcext:value-type="float">
            <text:p>3,68E-003</text:p>
          </table:table-cell>
          <table:table-cell table:style-name="ce1" office:value-type="float" office:value="-0.05543934" calcext:value-type="float">
            <text:p>-5,54E-002</text:p>
          </table:table-cell>
          <table:table-cell table:formula="of:= ABS([.B164])" office:value-type="float" office:value="0.003680551" calcext:value-type="float">
            <text:p>3,68E-03</text:p>
          </table:table-cell>
          <table:table-cell table:formula="of:= ABS([.C164])" office:value-type="float" office:value="0.05543934" calcext:value-type="float">
            <text:p>5,54E-02</text:p>
          </table:table-cell>
          <table:table-cell table:formula="of:=10*LOG10([.D164]/1000)" office:value-type="float" office:value="-54.3408716003664" calcext:value-type="float">
            <text:p>-54,34</text:p>
          </table:table-cell>
          <table:table-cell table:formula="of:=10*LOG10([.E164]/1000)" office:value-type="float" office:value="-42.5618194859943" calcext:value-type="float">
            <text:p>-42,56</text:p>
          </table:table-cell>
        </table:table-row>
        <table:table-row table:style-name="ro1">
          <table:table-cell table:formula="of:=[.A164]+1" office:value-type="float" office:value="163" calcext:value-type="float">
            <text:p>163</text:p>
          </table:table-cell>
          <table:table-cell table:style-name="ce1" office:value-type="float" office:value="-0.003838353" calcext:value-type="float">
            <text:p>-3,84E-003</text:p>
          </table:table-cell>
          <table:table-cell table:style-name="ce1" office:value-type="float" office:value="-0.05068545" calcext:value-type="float">
            <text:p>-5,07E-002</text:p>
          </table:table-cell>
          <table:table-cell table:formula="of:= ABS([.B165])" office:value-type="float" office:value="0.003838353" calcext:value-type="float">
            <text:p>3,84E-03</text:p>
          </table:table-cell>
          <table:table-cell table:formula="of:= ABS([.C165])" office:value-type="float" office:value="0.05068545" calcext:value-type="float">
            <text:p>5,07E-02</text:p>
          </table:table-cell>
          <table:table-cell table:formula="of:=10*LOG10([.D165]/1000)" office:value-type="float" office:value="-54.1585508720805" calcext:value-type="float">
            <text:p>-54,16</text:p>
          </table:table-cell>
          <table:table-cell table:formula="of:=10*LOG10([.E165]/1000)" office:value-type="float" office:value="-42.9511669336101" calcext:value-type="float">
            <text:p>-42,95</text:p>
          </table:table-cell>
        </table:table-row>
        <table:table-row table:style-name="ro1">
          <table:table-cell table:formula="of:=[.A165]+1" office:value-type="float" office:value="164" calcext:value-type="float">
            <text:p>164</text:p>
          </table:table-cell>
          <table:table-cell table:style-name="ce1" office:value-type="float" office:value="0.003658869" calcext:value-type="float">
            <text:p>3,66E-003</text:p>
          </table:table-cell>
          <table:table-cell table:style-name="ce1" office:value-type="float" office:value="-0.05542563" calcext:value-type="float">
            <text:p>-5,54E-002</text:p>
          </table:table-cell>
          <table:table-cell table:formula="of:= ABS([.B166])" office:value-type="float" office:value="0.003658869" calcext:value-type="float">
            <text:p>3,66E-03</text:p>
          </table:table-cell>
          <table:table-cell table:formula="of:= ABS([.C166])" office:value-type="float" office:value="0.05542563" calcext:value-type="float">
            <text:p>5,54E-02</text:p>
          </table:table-cell>
          <table:table-cell table:formula="of:=10*LOG10([.D166]/1000)" office:value-type="float" office:value="-54.3665313945999" calcext:value-type="float">
            <text:p>-54,37</text:p>
          </table:table-cell>
          <table:table-cell table:formula="of:=10*LOG10([.E166]/1000)" office:value-type="float" office:value="-42.5628936174133" calcext:value-type="float">
            <text:p>-42,56</text:p>
          </table:table-cell>
        </table:table-row>
        <table:table-row table:style-name="ro1">
          <table:table-cell table:formula="of:=[.A166]+1" office:value-type="float" office:value="165" calcext:value-type="float">
            <text:p>165</text:p>
          </table:table-cell>
          <table:table-cell table:style-name="ce1" office:value-type="float" office:value="-0.003814838" calcext:value-type="float">
            <text:p>-3,81E-003</text:p>
          </table:table-cell>
          <table:table-cell table:style-name="ce1" office:value-type="float" office:value="-0.05070032" calcext:value-type="float">
            <text:p>-5,07E-002</text:p>
          </table:table-cell>
          <table:table-cell table:formula="of:= ABS([.B167])" office:value-type="float" office:value="0.003814838" calcext:value-type="float">
            <text:p>3,81E-03</text:p>
          </table:table-cell>
          <table:table-cell table:formula="of:= ABS([.C167])" office:value-type="float" office:value="0.05070032" calcext:value-type="float">
            <text:p>5,07E-02</text:p>
          </table:table-cell>
          <table:table-cell table:formula="of:=10*LOG10([.D167]/1000)" office:value-type="float" office:value="-54.1852389996333" calcext:value-type="float">
            <text:p>-54,19</text:p>
          </table:table-cell>
          <table:table-cell table:formula="of:=10*LOG10([.E167]/1000)" office:value-type="float" office:value="-42.9498929956616" calcext:value-type="float">
            <text:p>-42,95</text:p>
          </table:table-cell>
        </table:table-row>
        <table:table-row table:style-name="ro1">
          <table:table-cell table:formula="of:=[.A167]+1" office:value-type="float" office:value="166" calcext:value-type="float">
            <text:p>166</text:p>
          </table:table-cell>
          <table:table-cell table:style-name="ce1" office:value-type="float" office:value="0.003637571" calcext:value-type="float">
            <text:p>3,64E-003</text:p>
          </table:table-cell>
          <table:table-cell table:style-name="ce1" office:value-type="float" office:value="-0.05541216" calcext:value-type="float">
            <text:p>-5,54E-002</text:p>
          </table:table-cell>
          <table:table-cell table:formula="of:= ABS([.B168])" office:value-type="float" office:value="0.003637571" calcext:value-type="float">
            <text:p>3,64E-03</text:p>
          </table:table-cell>
          <table:table-cell table:formula="of:= ABS([.C168])" office:value-type="float" office:value="0.05541216" calcext:value-type="float">
            <text:p>5,54E-02</text:p>
          </table:table-cell>
          <table:table-cell table:formula="of:=10*LOG10([.D168]/1000)" office:value-type="float" office:value="-54.3918852113805" calcext:value-type="float">
            <text:p>-54,39</text:p>
          </table:table-cell>
          <table:table-cell table:formula="of:=10*LOG10([.E168]/1000)" office:value-type="float" office:value="-42.5639492044473" calcext:value-type="float">
            <text:p>-42,56</text:p>
          </table:table-cell>
        </table:table-row>
        <table:table-row table:style-name="ro1">
          <table:table-cell table:formula="of:=[.A168]+1" office:value-type="float" office:value="167" calcext:value-type="float">
            <text:p>167</text:p>
          </table:table-cell>
          <table:table-cell table:style-name="ce1" office:value-type="float" office:value="-0.003791748" calcext:value-type="float">
            <text:p>-3,79E-003</text:p>
          </table:table-cell>
          <table:table-cell table:style-name="ce1" office:value-type="float" office:value="-0.05071491" calcext:value-type="float">
            <text:p>-5,07E-002</text:p>
          </table:table-cell>
          <table:table-cell table:formula="of:= ABS([.B169])" office:value-type="float" office:value="0.003791748" calcext:value-type="float">
            <text:p>3,79E-03</text:p>
          </table:table-cell>
          <table:table-cell table:formula="of:= ABS([.C169])" office:value-type="float" office:value="0.05071491" calcext:value-type="float">
            <text:p>5,07E-02</text:p>
          </table:table-cell>
          <table:table-cell table:formula="of:=10*LOG10([.D169]/1000)" office:value-type="float" office:value="-54.2116053363517" calcext:value-type="float">
            <text:p>-54,21</text:p>
          </table:table-cell>
          <table:table-cell table:formula="of:=10*LOG10([.E169]/1000)" office:value-type="float" office:value="-42.9486434088816" calcext:value-type="float">
            <text:p>-42,95</text:p>
          </table:table-cell>
        </table:table-row>
        <table:table-row table:style-name="ro1">
          <table:table-cell table:formula="of:=[.A169]+1" office:value-type="float" office:value="168" calcext:value-type="float">
            <text:p>168</text:p>
          </table:table-cell>
          <table:table-cell table:style-name="ce1" office:value-type="float" office:value="0.003616646" calcext:value-type="float">
            <text:p>3,62E-003</text:p>
          </table:table-cell>
          <table:table-cell table:style-name="ce1" office:value-type="float" office:value="-0.05539893" calcext:value-type="float">
            <text:p>-5,54E-002</text:p>
          </table:table-cell>
          <table:table-cell table:formula="of:= ABS([.B170])" office:value-type="float" office:value="0.003616646" calcext:value-type="float">
            <text:p>3,62E-03</text:p>
          </table:table-cell>
          <table:table-cell table:formula="of:= ABS([.C170])" office:value-type="float" office:value="0.05539893" calcext:value-type="float">
            <text:p>5,54E-02</text:p>
          </table:table-cell>
          <table:table-cell table:formula="of:=10*LOG10([.D170]/1000)" office:value-type="float" office:value="-54.4169399822496" calcext:value-type="float">
            <text:p>-54,42</text:p>
          </table:table-cell>
          <table:table-cell table:formula="of:=10*LOG10([.E170]/1000)" office:value-type="float" office:value="-42.5649862335069" calcext:value-type="float">
            <text:p>-42,56</text:p>
          </table:table-cell>
        </table:table-row>
        <table:table-row table:style-name="ro1">
          <table:table-cell table:formula="of:=[.A170]+1" office:value-type="float" office:value="169" calcext:value-type="float">
            <text:p>169</text:p>
          </table:table-cell>
          <table:table-cell table:style-name="ce1" office:value-type="float" office:value="-0.003769073" calcext:value-type="float">
            <text:p>-3,77E-003</text:p>
          </table:table-cell>
          <table:table-cell table:style-name="ce1" office:value-type="float" office:value="-0.05072925" calcext:value-type="float">
            <text:p>-5,07E-002</text:p>
          </table:table-cell>
          <table:table-cell table:formula="of:= ABS([.B171])" office:value-type="float" office:value="0.003769073" calcext:value-type="float">
            <text:p>3,77E-03</text:p>
          </table:table-cell>
          <table:table-cell table:formula="of:= ABS([.C171])" office:value-type="float" office:value="0.05072925" calcext:value-type="float">
            <text:p>5,07E-02</text:p>
          </table:table-cell>
          <table:table-cell table:formula="of:=10*LOG10([.D171]/1000)" office:value-type="float" office:value="-54.2376545098495" calcext:value-type="float">
            <text:p>-54,24</text:p>
          </table:table-cell>
          <table:table-cell table:formula="of:=10*LOG10([.E171]/1000)" office:value-type="float" office:value="-42.9474155840543" calcext:value-type="float">
            <text:p>-42,95</text:p>
          </table:table-cell>
        </table:table-row>
        <table:table-row table:style-name="ro1">
          <table:table-cell table:formula="of:=[.A171]+1" office:value-type="float" office:value="170" calcext:value-type="float">
            <text:p>170</text:p>
          </table:table-cell>
          <table:table-cell table:style-name="ce1" office:value-type="float" office:value="0.003596082" calcext:value-type="float">
            <text:p>3,60E-003</text:p>
          </table:table-cell>
          <table:table-cell table:style-name="ce1" office:value-type="float" office:value="-0.05538593" calcext:value-type="float">
            <text:p>-5,54E-002</text:p>
          </table:table-cell>
          <table:table-cell table:formula="of:= ABS([.B172])" office:value-type="float" office:value="0.003596082" calcext:value-type="float">
            <text:p>3,60E-03</text:p>
          </table:table-cell>
          <table:table-cell table:formula="of:= ABS([.C172])" office:value-type="float" office:value="0.05538593" calcext:value-type="float">
            <text:p>5,54E-02</text:p>
          </table:table-cell>
          <table:table-cell table:formula="of:=10*LOG10([.D172]/1000)" office:value-type="float" office:value="-54.4417041378489" calcext:value-type="float">
            <text:p>-54,44</text:p>
          </table:table-cell>
          <table:table-cell table:formula="of:=10*LOG10([.E172]/1000)" office:value-type="float" office:value="-42.5660054753583" calcext:value-type="float">
            <text:p>-42,57</text:p>
          </table:table-cell>
        </table:table-row>
        <table:table-row table:style-name="ro1">
          <table:table-cell table:formula="of:=[.A172]+1" office:value-type="float" office:value="171" calcext:value-type="float">
            <text:p>171</text:p>
          </table:table-cell>
          <table:table-cell table:style-name="ce1" office:value-type="float" office:value="-0.003746799" calcext:value-type="float">
            <text:p>-3,75E-003</text:p>
          </table:table-cell>
          <table:table-cell table:style-name="ce1" office:value-type="float" office:value="-0.05074333" calcext:value-type="float">
            <text:p>-5,07E-002</text:p>
          </table:table-cell>
          <table:table-cell table:formula="of:= ABS([.B173])" office:value-type="float" office:value="0.003746799" calcext:value-type="float">
            <text:p>3,75E-03</text:p>
          </table:table-cell>
          <table:table-cell table:formula="of:= ABS([.C173])" office:value-type="float" office:value="0.05074333" calcext:value-type="float">
            <text:p>5,07E-02</text:p>
          </table:table-cell>
          <table:table-cell table:formula="of:=10*LOG10([.D173]/1000)" office:value-type="float" office:value="-54.2633960435277" calcext:value-type="float">
            <text:p>-54,26</text:p>
          </table:table-cell>
          <table:table-cell table:formula="of:=10*LOG10([.E173]/1000)" office:value-type="float" office:value="-42.946210358693" calcext:value-type="float">
            <text:p>-42,95</text:p>
          </table:table-cell>
        </table:table-row>
        <table:table-row table:style-name="ro1">
          <table:table-cell table:formula="of:=[.A173]+1" office:value-type="float" office:value="172" calcext:value-type="float">
            <text:p>172</text:p>
          </table:table-cell>
          <table:table-cell table:style-name="ce1" office:value-type="float" office:value="0.00357587" calcext:value-type="float">
            <text:p>3,58E-003</text:p>
          </table:table-cell>
          <table:table-cell table:style-name="ce1" office:value-type="float" office:value="-0.05537315" calcext:value-type="float">
            <text:p>-5,54E-002</text:p>
          </table:table-cell>
          <table:table-cell table:formula="of:= ABS([.B174])" office:value-type="float" office:value="0.00357587" calcext:value-type="float">
            <text:p>3,58E-03</text:p>
          </table:table-cell>
          <table:table-cell table:formula="of:= ABS([.C174])" office:value-type="float" office:value="0.05537315" calcext:value-type="float">
            <text:p>5,54E-02</text:p>
          </table:table-cell>
          <table:table-cell table:formula="of:=10*LOG10([.D174]/1000)" office:value-type="float" office:value="-54.4661827827346" calcext:value-type="float">
            <text:p>-54,47</text:p>
          </table:table-cell>
          <table:table-cell table:formula="of:=10*LOG10([.E174]/1000)" office:value-type="float" office:value="-42.5670077017227" calcext:value-type="float">
            <text:p>-42,57</text:p>
          </table:table-cell>
        </table:table-row>
        <table:table-row table:style-name="ro1">
          <table:table-cell table:formula="of:=[.A174]+1" office:value-type="float" office:value="173" calcext:value-type="float">
            <text:p>173</text:p>
          </table:table-cell>
          <table:table-cell table:style-name="ce1" office:value-type="float" office:value="-0.003724915" calcext:value-type="float">
            <text:p>-3,72E-003</text:p>
          </table:table-cell>
          <table:table-cell table:style-name="ce1" office:value-type="float" office:value="-0.05075717" calcext:value-type="float">
            <text:p>-5,08E-002</text:p>
          </table:table-cell>
          <table:table-cell table:formula="of:= ABS([.B175])" office:value-type="float" office:value="0.003724915" calcext:value-type="float">
            <text:p>3,72E-03</text:p>
          </table:table-cell>
          <table:table-cell table:formula="of:= ABS([.C175])" office:value-type="float" office:value="0.05075717" calcext:value-type="float">
            <text:p>5,08E-02</text:p>
          </table:table-cell>
          <table:table-cell table:formula="of:=10*LOG10([.D175]/1000)" office:value-type="float" office:value="-54.2888363310418" calcext:value-type="float">
            <text:p>-54,29</text:p>
          </table:table-cell>
          <table:table-cell table:formula="of:=10*LOG10([.E175]/1000)" office:value-type="float" office:value="-42.9450260028195" calcext:value-type="float">
            <text:p>-42,95</text:p>
          </table:table-cell>
        </table:table-row>
        <table:table-row table:style-name="ro1">
          <table:table-cell table:formula="of:=[.A175]+1" office:value-type="float" office:value="174" calcext:value-type="float">
            <text:p>174</text:p>
          </table:table-cell>
          <table:table-cell table:style-name="ce1" office:value-type="float" office:value="0.003555999" calcext:value-type="float">
            <text:p>3,56E-003</text:p>
          </table:table-cell>
          <table:table-cell table:style-name="ce1" office:value-type="float" office:value="-0.05536059" calcext:value-type="float">
            <text:p>-5,54E-002</text:p>
          </table:table-cell>
          <table:table-cell table:formula="of:= ABS([.B176])" office:value-type="float" office:value="0.003555999" calcext:value-type="float">
            <text:p>3,56E-03</text:p>
          </table:table-cell>
          <table:table-cell table:formula="of:= ABS([.C176])" office:value-type="float" office:value="0.05536059" calcext:value-type="float">
            <text:p>5,54E-02</text:p>
          </table:table-cell>
          <table:table-cell table:formula="of:=10*LOG10([.D176]/1000)" office:value-type="float" office:value="-54.490383698319" calcext:value-type="float">
            <text:p>-54,49</text:p>
          </table:table-cell>
          <table:table-cell table:formula="of:=10*LOG10([.E176]/1000)" office:value-type="float" office:value="-42.5679929007625" calcext:value-type="float">
            <text:p>-42,57</text:p>
          </table:table-cell>
        </table:table-row>
        <table:table-row table:style-name="ro1">
          <table:table-cell table:formula="of:=[.A176]+1" office:value-type="float" office:value="175" calcext:value-type="float">
            <text:p>175</text:p>
          </table:table-cell>
          <table:table-cell table:style-name="ce1" office:value-type="float" office:value="-0.003703409" calcext:value-type="float">
            <text:p>-3,70E-003</text:p>
          </table:table-cell>
          <table:table-cell table:style-name="ce1" office:value-type="float" office:value="-0.05077077" calcext:value-type="float">
            <text:p>-5,08E-002</text:p>
          </table:table-cell>
          <table:table-cell table:formula="of:= ABS([.B177])" office:value-type="float" office:value="0.003703409" calcext:value-type="float">
            <text:p>3,70E-03</text:p>
          </table:table-cell>
          <table:table-cell table:formula="of:= ABS([.C177])" office:value-type="float" office:value="0.05077077" calcext:value-type="float">
            <text:p>5,08E-02</text:p>
          </table:table-cell>
          <table:table-cell table:formula="of:=10*LOG10([.D177]/1000)" office:value-type="float" office:value="-54.3139832234583" calcext:value-type="float">
            <text:p>-54,31</text:p>
          </table:table-cell>
          <table:table-cell table:formula="of:=10*LOG10([.E177]/1000)" office:value-type="float" office:value="-42.943862499455" calcext:value-type="float">
            <text:p>-42,94</text:p>
          </table:table-cell>
        </table:table-row>
        <table:table-row table:style-name="ro1">
          <table:table-cell table:formula="of:=[.A177]+1" office:value-type="float" office:value="176" calcext:value-type="float">
            <text:p>176</text:p>
          </table:table-cell>
          <table:table-cell table:style-name="ce1" office:value-type="float" office:value="0.00353646" calcext:value-type="float">
            <text:p>3,54E-003</text:p>
          </table:table-cell>
          <table:table-cell table:style-name="ce1" office:value-type="float" office:value="-0.05534823" calcext:value-type="float">
            <text:p>-5,53E-002</text:p>
          </table:table-cell>
          <table:table-cell table:formula="of:= ABS([.B178])" office:value-type="float" office:value="0.00353646" calcext:value-type="float">
            <text:p>3,54E-03</text:p>
          </table:table-cell>
          <table:table-cell table:formula="of:= ABS([.C178])" office:value-type="float" office:value="0.05534823" calcext:value-type="float">
            <text:p>5,53E-02</text:p>
          </table:table-cell>
          <table:table-cell table:formula="of:=10*LOG10([.D178]/1000)" office:value-type="float" office:value="-54.5143124974823" calcext:value-type="float">
            <text:p>-54,51</text:p>
          </table:table-cell>
          <table:table-cell table:formula="of:=10*LOG10([.E178]/1000)" office:value-type="float" office:value="-42.5689626301514" calcext:value-type="float">
            <text:p>-42,57</text:p>
          </table:table-cell>
        </table:table-row>
        <table:table-row table:style-name="ro1">
          <table:table-cell table:formula="of:=[.A178]+1" office:value-type="float" office:value="177" calcext:value-type="float">
            <text:p>177</text:p>
          </table:table-cell>
          <table:table-cell table:style-name="ce1" office:value-type="float" office:value="-0.003682271" calcext:value-type="float">
            <text:p>-3,68E-003</text:p>
          </table:table-cell>
          <table:table-cell table:style-name="ce1" office:value-type="float" office:value="-0.05078413" calcext:value-type="float">
            <text:p>-5,08E-002</text:p>
          </table:table-cell>
          <table:table-cell table:formula="of:= ABS([.B179])" office:value-type="float" office:value="0.003682271" calcext:value-type="float">
            <text:p>3,68E-03</text:p>
          </table:table-cell>
          <table:table-cell table:formula="of:= ABS([.C179])" office:value-type="float" office:value="0.05078413" calcext:value-type="float">
            <text:p>5,08E-02</text:p>
          </table:table-cell>
          <table:table-cell table:formula="of:=10*LOG10([.D179]/1000)" office:value-type="float" office:value="-54.3388425236824" calcext:value-type="float">
            <text:p>-54,34</text:p>
          </table:table-cell>
          <table:table-cell table:formula="of:=10*LOG10([.E179]/1000)" office:value-type="float" office:value="-42.94271983193" calcext:value-type="float">
            <text:p>-42,94</text:p>
          </table:table-cell>
        </table:table-row>
        <table:table-row table:style-name="ro1">
          <table:table-cell table:formula="of:=[.A179]+1" office:value-type="float" office:value="178" calcext:value-type="float">
            <text:p>178</text:p>
          </table:table-cell>
          <table:table-cell table:style-name="ce1" office:value-type="float" office:value="0.003517244" calcext:value-type="float">
            <text:p>3,52E-003</text:p>
          </table:table-cell>
          <table:table-cell table:style-name="ce1" office:value-type="float" office:value="-0.05533608" calcext:value-type="float">
            <text:p>-5,53E-002</text:p>
          </table:table-cell>
          <table:table-cell table:formula="of:= ABS([.B180])" office:value-type="float" office:value="0.003517244" calcext:value-type="float">
            <text:p>3,52E-03</text:p>
          </table:table-cell>
          <table:table-cell table:formula="of:= ABS([.C180])" office:value-type="float" office:value="0.05533608" calcext:value-type="float">
            <text:p>5,53E-02</text:p>
          </table:table-cell>
          <table:table-cell table:formula="of:=10*LOG10([.D180]/1000)" office:value-type="float" office:value="-54.5379750254519" calcext:value-type="float">
            <text:p>-54,54</text:p>
          </table:table-cell>
          <table:table-cell table:formula="of:=10*LOG10([.E180]/1000)" office:value-type="float" office:value="-42.5699160946445" calcext:value-type="float">
            <text:p>-42,57</text:p>
          </table:table-cell>
        </table:table-row>
        <table:table-row table:style-name="ro1">
          <table:table-cell table:formula="of:=[.A180]+1" office:value-type="float" office:value="179" calcext:value-type="float">
            <text:p>179</text:p>
          </table:table-cell>
          <table:table-cell table:style-name="ce1" office:value-type="float" office:value="-0.003661491" calcext:value-type="float">
            <text:p>-3,66E-003</text:p>
          </table:table-cell>
          <table:table-cell table:style-name="ce1" office:value-type="float" office:value="-0.05079727" calcext:value-type="float">
            <text:p>-5,08E-002</text:p>
          </table:table-cell>
          <table:table-cell table:formula="of:= ABS([.B181])" office:value-type="float" office:value="0.003661491" calcext:value-type="float">
            <text:p>3,66E-03</text:p>
          </table:table-cell>
          <table:table-cell table:formula="of:= ABS([.C181])" office:value-type="float" office:value="0.05079727" calcext:value-type="float">
            <text:p>5,08E-02</text:p>
          </table:table-cell>
          <table:table-cell table:formula="of:=10*LOG10([.D181]/1000)" office:value-type="float" office:value="-54.3634202902819" calcext:value-type="float">
            <text:p>-54,36</text:p>
          </table:table-cell>
          <table:table-cell table:formula="of:=10*LOG10([.E181]/1000)" office:value-type="float" office:value="-42.9415962739708" calcext:value-type="float">
            <text:p>-42,94</text:p>
          </table:table-cell>
        </table:table-row>
        <table:table-row table:style-name="ro1">
          <table:table-cell table:formula="of:=[.A181]+1" office:value-type="float" office:value="180" calcext:value-type="float">
            <text:p>180</text:p>
          </table:table-cell>
          <table:table-cell table:style-name="ce1" office:value-type="float" office:value="0.003498342" calcext:value-type="float">
            <text:p>3,50E-003</text:p>
          </table:table-cell>
          <table:table-cell table:style-name="ce1" office:value-type="float" office:value="-0.05532413" calcext:value-type="float">
            <text:p>-5,53E-002</text:p>
          </table:table-cell>
          <table:table-cell table:formula="of:= ABS([.B182])" office:value-type="float" office:value="0.003498342" calcext:value-type="float">
            <text:p>3,50E-03</text:p>
          </table:table-cell>
          <table:table-cell table:formula="of:= ABS([.C182])" office:value-type="float" office:value="0.05532413" calcext:value-type="float">
            <text:p>5,53E-02</text:p>
          </table:table-cell>
          <table:table-cell table:formula="of:=10*LOG10([.D182]/1000)" office:value-type="float" office:value="-54.5613773589438" calcext:value-type="float">
            <text:p>-54,56</text:p>
          </table:table-cell>
          <table:table-cell table:formula="of:=10*LOG10([.E182]/1000)" office:value-type="float" office:value="-42.5708540684797" calcext:value-type="float">
            <text:p>-42,57</text:p>
          </table:table-cell>
        </table:table-row>
        <table:table-row table:style-name="ro1">
          <table:table-cell table:formula="of:=[.A182]+1" office:value-type="float" office:value="181" calcext:value-type="float">
            <text:p>181</text:p>
          </table:table-cell>
          <table:table-cell table:style-name="ce1" office:value-type="float" office:value="-0.003641058" calcext:value-type="float">
            <text:p>-3,64E-003</text:p>
          </table:table-cell>
          <table:table-cell table:style-name="ce1" office:value-type="float" office:value="-0.05081019" calcext:value-type="float">
            <text:p>-5,08E-002</text:p>
          </table:table-cell>
          <table:table-cell table:formula="of:= ABS([.B183])" office:value-type="float" office:value="0.003641058" calcext:value-type="float">
            <text:p>3,64E-03</text:p>
          </table:table-cell>
          <table:table-cell table:formula="of:= ABS([.C183])" office:value-type="float" office:value="0.05081019" calcext:value-type="float">
            <text:p>5,08E-02</text:p>
          </table:table-cell>
          <table:table-cell table:formula="of:=10*LOG10([.D183]/1000)" office:value-type="float" office:value="-54.3877240294485" calcext:value-type="float">
            <text:p>-54,39</text:p>
          </table:table-cell>
          <table:table-cell table:formula="of:=10*LOG10([.E183]/1000)" office:value-type="float" office:value="-42.9404918108267" calcext:value-type="float">
            <text:p>-42,94</text:p>
          </table:table-cell>
        </table:table-row>
        <table:table-row table:style-name="ro1">
          <table:table-cell table:formula="of:=[.A183]+1" office:value-type="float" office:value="182" calcext:value-type="float">
            <text:p>182</text:p>
          </table:table-cell>
          <table:table-cell table:style-name="ce1" office:value-type="float" office:value="0.003479745" calcext:value-type="float">
            <text:p>3,48E-003</text:p>
          </table:table-cell>
          <table:table-cell table:style-name="ce1" office:value-type="float" office:value="-0.05531237" calcext:value-type="float">
            <text:p>-5,53E-002</text:p>
          </table:table-cell>
          <table:table-cell table:formula="of:= ABS([.B184])" office:value-type="float" office:value="0.003479745" calcext:value-type="float">
            <text:p>3,48E-03</text:p>
          </table:table-cell>
          <table:table-cell table:formula="of:= ABS([.C184])" office:value-type="float" office:value="0.05531237" calcext:value-type="float">
            <text:p>5,53E-02</text:p>
          </table:table-cell>
          <table:table-cell table:formula="of:=10*LOG10([.D184]/1000)" office:value-type="float" office:value="-54.5845258052197" calcext:value-type="float">
            <text:p>-54,58</text:p>
          </table:table-cell>
          <table:table-cell table:formula="of:=10*LOG10([.E184]/1000)" office:value-type="float" office:value="-42.5717773267401" calcext:value-type="float">
            <text:p>-42,57</text:p>
          </table:table-cell>
        </table:table-row>
        <table:table-row table:style-name="ro1">
          <table:table-cell table:formula="of:=[.A184]+1" office:value-type="float" office:value="183" calcext:value-type="float">
            <text:p>183</text:p>
          </table:table-cell>
          <table:table-cell table:style-name="ce1" office:value-type="float" office:value="-0.003620963" calcext:value-type="float">
            <text:p>-3,62E-003</text:p>
          </table:table-cell>
          <table:table-cell table:style-name="ce1" office:value-type="float" office:value="-0.05082289" calcext:value-type="float">
            <text:p>-5,08E-002</text:p>
          </table:table-cell>
          <table:table-cell table:formula="of:= ABS([.B185])" office:value-type="float" office:value="0.003620963" calcext:value-type="float">
            <text:p>3,62E-03</text:p>
          </table:table-cell>
          <table:table-cell table:formula="of:= ABS([.C185])" office:value-type="float" office:value="0.05082289" calcext:value-type="float">
            <text:p>5,08E-02</text:p>
          </table:table-cell>
          <table:table-cell table:formula="of:=10*LOG10([.D185]/1000)" office:value-type="float" office:value="-54.4117591290128" calcext:value-type="float">
            <text:p>-54,41</text:p>
          </table:table-cell>
          <table:table-cell table:formula="of:=10*LOG10([.E185]/1000)" office:value-type="float" office:value="-42.9394064280067" calcext:value-type="float">
            <text:p>-42,94</text:p>
          </table:table-cell>
        </table:table-row>
        <table:table-row table:style-name="ro1">
          <table:table-cell table:formula="of:=[.A185]+1" office:value-type="float" office:value="184" calcext:value-type="float">
            <text:p>184</text:p>
          </table:table-cell>
          <table:table-cell table:style-name="ce1" office:value-type="float" office:value="0.003461445" calcext:value-type="float">
            <text:p>3,46E-003</text:p>
          </table:table-cell>
          <table:table-cell table:style-name="ce1" office:value-type="float" office:value="-0.0553008" calcext:value-type="float">
            <text:p>-5,53E-002</text:p>
          </table:table-cell>
          <table:table-cell table:formula="of:= ABS([.B186])" office:value-type="float" office:value="0.003461445" calcext:value-type="float">
            <text:p>3,46E-03</text:p>
          </table:table-cell>
          <table:table-cell table:formula="of:= ABS([.C186])" office:value-type="float" office:value="0.0553008" calcext:value-type="float">
            <text:p>5,53E-02</text:p>
          </table:table-cell>
          <table:table-cell table:formula="of:=10*LOG10([.D186]/1000)" office:value-type="float" office:value="-54.6074256464081" calcext:value-type="float">
            <text:p>-54,61</text:p>
          </table:table-cell>
          <table:table-cell table:formula="of:=10*LOG10([.E186]/1000)" office:value-type="float" office:value="-42.572685859996" calcext:value-type="float">
            <text:p>-42,57</text:p>
          </table:table-cell>
        </table:table-row>
        <table:table-row table:style-name="ro1">
          <table:table-cell table:formula="of:=[.A186]+1" office:value-type="float" office:value="185" calcext:value-type="float">
            <text:p>185</text:p>
          </table:table-cell>
          <table:table-cell table:style-name="ce1" office:value-type="float" office:value="-0.003601197" calcext:value-type="float">
            <text:p>-3,60E-003</text:p>
          </table:table-cell>
          <table:table-cell table:style-name="ce1" office:value-type="float" office:value="-0.05083539" calcext:value-type="float">
            <text:p>-5,08E-002</text:p>
          </table:table-cell>
          <table:table-cell table:formula="of:= ABS([.B187])" office:value-type="float" office:value="0.003601197" calcext:value-type="float">
            <text:p>3,60E-03</text:p>
          </table:table-cell>
          <table:table-cell table:formula="of:= ABS([.C187])" office:value-type="float" office:value="0.05083539" calcext:value-type="float">
            <text:p>5,08E-02</text:p>
          </table:table-cell>
          <table:table-cell table:formula="of:=10*LOG10([.D187]/1000)" office:value-type="float" office:value="-54.4355312031914" calcext:value-type="float">
            <text:p>-54,44</text:p>
          </table:table-cell>
          <table:table-cell table:formula="of:=10*LOG10([.E187]/1000)" office:value-type="float" office:value="-42.9383384026474" calcext:value-type="float">
            <text:p>-42,94</text:p>
          </table:table-cell>
        </table:table-row>
        <table:table-row table:style-name="ro1">
          <table:table-cell table:formula="of:=[.A187]+1" office:value-type="float" office:value="186" calcext:value-type="float">
            <text:p>186</text:p>
          </table:table-cell>
          <table:table-cell table:style-name="ce1" office:value-type="float" office:value="0.003443435" calcext:value-type="float">
            <text:p>3,44E-003</text:p>
          </table:table-cell>
          <table:table-cell table:style-name="ce1" office:value-type="float" office:value="-0.05528942" calcext:value-type="float">
            <text:p>-5,53E-002</text:p>
          </table:table-cell>
          <table:table-cell table:formula="of:= ABS([.B188])" office:value-type="float" office:value="0.003443435" calcext:value-type="float">
            <text:p>3,44E-03</text:p>
          </table:table-cell>
          <table:table-cell table:formula="of:= ABS([.C188])" office:value-type="float" office:value="0.05528942" calcext:value-type="float">
            <text:p>5,53E-02</text:p>
          </table:table-cell>
          <table:table-cell table:formula="of:=10*LOG10([.D188]/1000)" office:value-type="float" office:value="-54.6300811056098" calcext:value-type="float">
            <text:p>-54,63</text:p>
          </table:table-cell>
          <table:table-cell table:formula="of:=10*LOG10([.E188]/1000)" office:value-type="float" office:value="-42.5735796589633" calcext:value-type="float">
            <text:p>-42,57</text:p>
          </table:table-cell>
        </table:table-row>
        <table:table-row table:style-name="ro1">
          <table:table-cell table:formula="of:=[.A188]+1" office:value-type="float" office:value="187" calcext:value-type="float">
            <text:p>187</text:p>
          </table:table-cell>
          <table:table-cell table:style-name="ce1" office:value-type="float" office:value="-0.003581751" calcext:value-type="float">
            <text:p>-3,58E-003</text:p>
          </table:table-cell>
          <table:table-cell table:style-name="ce1" office:value-type="float" office:value="-0.05084769" calcext:value-type="float">
            <text:p>-5,08E-002</text:p>
          </table:table-cell>
          <table:table-cell table:formula="of:= ABS([.B189])" office:value-type="float" office:value="0.003581751" calcext:value-type="float">
            <text:p>3,58E-03</text:p>
          </table:table-cell>
          <table:table-cell table:formula="of:= ABS([.C189])" office:value-type="float" office:value="0.05084769" calcext:value-type="float">
            <text:p>5,08E-02</text:p>
          </table:table-cell>
          <table:table-cell table:formula="of:=10*LOG10([.D189]/1000)" office:value-type="float" office:value="-54.4590460918626" calcext:value-type="float">
            <text:p>-54,46</text:p>
          </table:table-cell>
          <table:table-cell table:formula="of:=10*LOG10([.E189]/1000)" office:value-type="float" office:value="-42.9372877220123" calcext:value-type="float">
            <text:p>-42,94</text:p>
          </table:table-cell>
        </table:table-row>
        <table:table-row table:style-name="ro1">
          <table:table-cell table:formula="of:=[.A189]+1" office:value-type="float" office:value="188" calcext:value-type="float">
            <text:p>188</text:p>
          </table:table-cell>
          <table:table-cell table:style-name="ce1" office:value-type="float" office:value="0.003425706" calcext:value-type="float">
            <text:p>3,43E-003</text:p>
          </table:table-cell>
          <table:table-cell table:style-name="ce1" office:value-type="float" office:value="-0.05527821" calcext:value-type="float">
            <text:p>-5,53E-002</text:p>
          </table:table-cell>
          <table:table-cell table:formula="of:= ABS([.B190])" office:value-type="float" office:value="0.003425706" calcext:value-type="float">
            <text:p>3,43E-03</text:p>
          </table:table-cell>
          <table:table-cell table:formula="of:= ABS([.C190])" office:value-type="float" office:value="0.05527821" calcext:value-type="float">
            <text:p>5,53E-02</text:p>
          </table:table-cell>
          <table:table-cell table:formula="of:=10*LOG10([.D190]/1000)" office:value-type="float" office:value="-54.6524991167305" calcext:value-type="float">
            <text:p>-54,65</text:p>
          </table:table-cell>
          <table:table-cell table:formula="of:=10*LOG10([.E190]/1000)" office:value-type="float" office:value="-42.5744602858084" calcext:value-type="float">
            <text:p>-42,57</text:p>
          </table:table-cell>
        </table:table-row>
        <table:table-row table:style-name="ro1">
          <table:table-cell table:formula="of:=[.A190]+1" office:value-type="float" office:value="189" calcext:value-type="float">
            <text:p>189</text:p>
          </table:table-cell>
          <table:table-cell table:style-name="ce1" office:value-type="float" office:value="-0.003562615" calcext:value-type="float">
            <text:p>-3,56E-003</text:p>
          </table:table-cell>
          <table:table-cell table:style-name="ce1" office:value-type="float" office:value="-0.05085979" calcext:value-type="float">
            <text:p>-5,09E-002</text:p>
          </table:table-cell>
          <table:table-cell table:formula="of:= ABS([.B191])" office:value-type="float" office:value="0.003562615" calcext:value-type="float">
            <text:p>3,56E-03</text:p>
          </table:table-cell>
          <table:table-cell table:formula="of:= ABS([.C191])" office:value-type="float" office:value="0.05085979" calcext:value-type="float">
            <text:p>5,09E-02</text:p>
          </table:table-cell>
          <table:table-cell table:formula="of:=10*LOG10([.D191]/1000)" office:value-type="float" office:value="-54.4823110787906" calcext:value-type="float">
            <text:p>-54,48</text:p>
          </table:table-cell>
          <table:table-cell table:formula="of:=10*LOG10([.E191]/1000)" office:value-type="float" office:value="-42.936254373579" calcext:value-type="float">
            <text:p>-42,94</text:p>
          </table:table-cell>
        </table:table-row>
        <table:table-row table:style-name="ro1">
          <table:table-cell table:formula="of:=[.A191]+1" office:value-type="float" office:value="190" calcext:value-type="float">
            <text:p>190</text:p>
          </table:table-cell>
          <table:table-cell table:style-name="ce1" office:value-type="float" office:value="0.003408252" calcext:value-type="float">
            <text:p>3,41E-003</text:p>
          </table:table-cell>
          <table:table-cell table:style-name="ce1" office:value-type="float" office:value="-0.05526717" calcext:value-type="float">
            <text:p>-5,53E-002</text:p>
          </table:table-cell>
          <table:table-cell table:formula="of:= ABS([.B192])" office:value-type="float" office:value="0.003408252" calcext:value-type="float">
            <text:p>3,41E-03</text:p>
          </table:table-cell>
          <table:table-cell table:formula="of:= ABS([.C192])" office:value-type="float" office:value="0.05526717" calcext:value-type="float">
            <text:p>5,53E-02</text:p>
          </table:table-cell>
          <table:table-cell table:formula="of:=10*LOG10([.D192]/1000)" office:value-type="float" office:value="-54.674683017682" calcext:value-type="float">
            <text:p>-54,67</text:p>
          </table:table-cell>
          <table:table-cell table:formula="of:=10*LOG10([.E192]/1000)" office:value-type="float" office:value="-42.5753277324798" calcext:value-type="float">
            <text:p>-42,58</text:p>
          </table:table-cell>
        </table:table-row>
        <table:table-row table:style-name="ro1">
          <table:table-cell table:formula="of:=[.A192]+1" office:value-type="float" office:value="191" calcext:value-type="float">
            <text:p>191</text:p>
          </table:table-cell>
          <table:table-cell table:style-name="ce1" office:value-type="float" office:value="-0.003543783" calcext:value-type="float">
            <text:p>-3,54E-003</text:p>
          </table:table-cell>
          <table:table-cell table:style-name="ce1" office:value-type="float" office:value="-0.05087169" calcext:value-type="float">
            <text:p>-5,09E-002</text:p>
          </table:table-cell>
          <table:table-cell table:formula="of:= ABS([.B193])" office:value-type="float" office:value="0.003543783" calcext:value-type="float">
            <text:p>3,54E-03</text:p>
          </table:table-cell>
          <table:table-cell table:formula="of:= ABS([.C193])" office:value-type="float" office:value="0.05087169" calcext:value-type="float">
            <text:p>5,09E-02</text:p>
          </table:table-cell>
          <table:table-cell table:formula="of:=10*LOG10([.D193]/1000)" office:value-type="float" office:value="-54.505328795581" calcext:value-type="float">
            <text:p>-54,51</text:p>
          </table:table-cell>
          <table:table-cell table:formula="of:=10*LOG10([.E193]/1000)" office:value-type="float" office:value="-42.9352383450383" calcext:value-type="float">
            <text:p>-42,94</text:p>
          </table:table-cell>
        </table:table-row>
        <table:table-row table:style-name="ro1">
          <table:table-cell table:formula="of:=[.A193]+1" office:value-type="float" office:value="192" calcext:value-type="float">
            <text:p>192</text:p>
          </table:table-cell>
          <table:table-cell table:style-name="ce1" office:value-type="float" office:value="0.003391065" calcext:value-type="float">
            <text:p>3,39E-003</text:p>
          </table:table-cell>
          <table:table-cell table:style-name="ce1" office:value-type="float" office:value="-0.05525631" calcext:value-type="float">
            <text:p>-5,53E-002</text:p>
          </table:table-cell>
          <table:table-cell table:formula="of:= ABS([.B194])" office:value-type="float" office:value="0.003391065" calcext:value-type="float">
            <text:p>3,39E-03</text:p>
          </table:table-cell>
          <table:table-cell table:formula="of:= ABS([.C194])" office:value-type="float" office:value="0.05525631" calcext:value-type="float">
            <text:p>5,53E-02</text:p>
          </table:table-cell>
          <table:table-cell table:formula="of:=10*LOG10([.D194]/1000)" office:value-type="float" office:value="-54.6966388557704" calcext:value-type="float">
            <text:p>-54,70</text:p>
          </table:table-cell>
          <table:table-cell table:formula="of:=10*LOG10([.E194]/1000)" office:value-type="float" office:value="-42.5761812050792" calcext:value-type="float">
            <text:p>-42,58</text:p>
          </table:table-cell>
        </table:table-row>
        <table:table-row table:style-name="ro1">
          <table:table-cell table:formula="of:=[.A194]+1" office:value-type="float" office:value="193" calcext:value-type="float">
            <text:p>193</text:p>
          </table:table-cell>
          <table:table-cell table:style-name="ce1" office:value-type="float" office:value="-0.003525246" calcext:value-type="float">
            <text:p>-3,53E-003</text:p>
          </table:table-cell>
          <table:table-cell table:style-name="ce1" office:value-type="float" office:value="-0.05088341" calcext:value-type="float">
            <text:p>-5,09E-002</text:p>
          </table:table-cell>
          <table:table-cell table:formula="of:= ABS([.B195])" office:value-type="float" office:value="0.003525246" calcext:value-type="float">
            <text:p>3,53E-03</text:p>
          </table:table-cell>
          <table:table-cell table:formula="of:= ABS([.C195])" office:value-type="float" office:value="0.05088341" calcext:value-type="float">
            <text:p>5,09E-02</text:p>
          </table:table-cell>
          <table:table-cell table:formula="of:=10*LOG10([.D195]/1000)" office:value-type="float" office:value="-54.5281057151944" calcext:value-type="float">
            <text:p>-54,53</text:p>
          </table:table-cell>
          <table:table-cell table:formula="of:=10*LOG10([.E195]/1000)" office:value-type="float" office:value="-42.9342379172759" calcext:value-type="float">
            <text:p>-42,93</text:p>
          </table:table-cell>
        </table:table-row>
        <table:table-row table:style-name="ro1">
          <table:table-cell table:formula="of:=[.A195]+1" office:value-type="float" office:value="194" calcext:value-type="float">
            <text:p>194</text:p>
          </table:table-cell>
          <table:table-cell table:style-name="ce1" office:value-type="float" office:value="0.003374138" calcext:value-type="float">
            <text:p>3,37E-003</text:p>
          </table:table-cell>
          <table:table-cell table:style-name="ce1" office:value-type="float" office:value="-0.0552456" calcext:value-type="float">
            <text:p>-5,52E-002</text:p>
          </table:table-cell>
          <table:table-cell table:formula="of:= ABS([.B196])" office:value-type="float" office:value="0.003374138" calcext:value-type="float">
            <text:p>3,37E-03</text:p>
          </table:table-cell>
          <table:table-cell table:formula="of:= ABS([.C196])" office:value-type="float" office:value="0.0552456" calcext:value-type="float">
            <text:p>5,52E-02</text:p>
          </table:table-cell>
          <table:table-cell table:formula="of:=10*LOG10([.D196]/1000)" office:value-type="float" office:value="-54.718371590282" calcext:value-type="float">
            <text:p>-54,72</text:p>
          </table:table-cell>
          <table:table-cell table:formula="of:=10*LOG10([.E196]/1000)" office:value-type="float" office:value="-42.57702305368" calcext:value-type="float">
            <text:p>-42,58</text:p>
          </table:table-cell>
        </table:table-row>
        <table:table-row table:style-name="ro1">
          <table:table-cell table:formula="of:=[.A196]+1" office:value-type="float" office:value="195" calcext:value-type="float">
            <text:p>195</text:p>
          </table:table-cell>
          <table:table-cell table:style-name="ce1" office:value-type="float" office:value="-0.003506997" calcext:value-type="float">
            <text:p>-3,51E-003</text:p>
          </table:table-cell>
          <table:table-cell table:style-name="ce1" office:value-type="float" office:value="-0.05089495" calcext:value-type="float">
            <text:p>-5,09E-002</text:p>
          </table:table-cell>
          <table:table-cell table:formula="of:= ABS([.B197])" office:value-type="float" office:value="0.003506997" calcext:value-type="float">
            <text:p>3,51E-03</text:p>
          </table:table-cell>
          <table:table-cell table:formula="of:= ABS([.C197])" office:value-type="float" office:value="0.05089495" calcext:value-type="float">
            <text:p>5,09E-02</text:p>
          </table:table-cell>
          <table:table-cell table:formula="of:=10*LOG10([.D197]/1000)" office:value-type="float" office:value="-54.5506460562805" calcext:value-type="float">
            <text:p>-54,55</text:p>
          </table:table-cell>
          <table:table-cell table:formula="of:=10*LOG10([.E197]/1000)" office:value-type="float" office:value="-42.9332530795673" calcext:value-type="float">
            <text:p>-42,93</text:p>
          </table:table-cell>
        </table:table-row>
        <table:table-row table:style-name="ro1">
          <table:table-cell table:formula="of:=[.A197]+1" office:value-type="float" office:value="196" calcext:value-type="float">
            <text:p>196</text:p>
          </table:table-cell>
          <table:table-cell table:style-name="ce1" office:value-type="float" office:value="0.003357465" calcext:value-type="float">
            <text:p>3,36E-003</text:p>
          </table:table-cell>
          <table:table-cell table:style-name="ce1" office:value-type="float" office:value="-0.05523506" calcext:value-type="float">
            <text:p>-5,52E-002</text:p>
          </table:table-cell>
          <table:table-cell table:formula="of:= ABS([.B198])" office:value-type="float" office:value="0.003357465" calcext:value-type="float">
            <text:p>3,36E-03</text:p>
          </table:table-cell>
          <table:table-cell table:formula="of:= ABS([.C198])" office:value-type="float" office:value="0.05523506" calcext:value-type="float">
            <text:p>5,52E-02</text:p>
          </table:table-cell>
          <table:table-cell table:formula="of:=10*LOG10([.D198]/1000)" office:value-type="float" office:value="-54.739885059522" calcext:value-type="float">
            <text:p>-54,74</text:p>
          </table:table-cell>
          <table:table-cell table:formula="of:=10*LOG10([.E198]/1000)" office:value-type="float" office:value="-42.5778516989566" calcext:value-type="float">
            <text:p>-42,58</text:p>
          </table:table-cell>
        </table:table-row>
        <table:table-row table:style-name="ro1">
          <table:table-cell table:formula="of:=[.A198]+1" office:value-type="float" office:value="197" calcext:value-type="float">
            <text:p>197</text:p>
          </table:table-cell>
          <table:table-cell table:style-name="ce1" office:value-type="float" office:value="-0.003489027" calcext:value-type="float">
            <text:p>-3,49E-003</text:p>
          </table:table-cell>
          <table:table-cell table:style-name="ce1" office:value-type="float" office:value="-0.05090631" calcext:value-type="float">
            <text:p>-5,09E-002</text:p>
          </table:table-cell>
          <table:table-cell table:formula="of:= ABS([.B199])" office:value-type="float" office:value="0.003489027" calcext:value-type="float">
            <text:p>3,49E-03</text:p>
          </table:table-cell>
          <table:table-cell table:formula="of:= ABS([.C199])" office:value-type="float" office:value="0.05090631" calcext:value-type="float">
            <text:p>5,09E-02</text:p>
          </table:table-cell>
          <table:table-cell table:formula="of:=10*LOG10([.D199]/1000)" office:value-type="float" office:value="-54.5729566973055" calcext:value-type="float">
            <text:p>-54,57</text:p>
          </table:table-cell>
          <table:table-cell table:formula="of:=10*LOG10([.E199]/1000)" office:value-type="float" office:value="-42.9322838213607" calcext:value-type="float">
            <text:p>-42,93</text:p>
          </table:table-cell>
        </table:table-row>
        <table:table-row table:style-name="ro1">
          <table:table-cell table:formula="of:=[.A199]+1" office:value-type="float" office:value="198" calcext:value-type="float">
            <text:p>198</text:p>
          </table:table-cell>
          <table:table-cell table:style-name="ce1" office:value-type="float" office:value="0.003341041" calcext:value-type="float">
            <text:p>3,34E-003</text:p>
          </table:table-cell>
          <table:table-cell table:style-name="ce1" office:value-type="float" office:value="-0.05522468" calcext:value-type="float">
            <text:p>-5,52E-002</text:p>
          </table:table-cell>
          <table:table-cell table:formula="of:= ABS([.B200])" office:value-type="float" office:value="0.003341041" calcext:value-type="float">
            <text:p>3,34E-03</text:p>
          </table:table-cell>
          <table:table-cell table:formula="of:= ABS([.C200])" office:value-type="float" office:value="0.05522468" calcext:value-type="float">
            <text:p>5,52E-02</text:p>
          </table:table-cell>
          <table:table-cell table:formula="of:=10*LOG10([.D200]/1000)" office:value-type="float" office:value="-54.7611819483044" calcext:value-type="float">
            <text:p>-54,76</text:p>
          </table:table-cell>
          <table:table-cell table:formula="of:=10*LOG10([.E200]/1000)" office:value-type="float" office:value="-42.5786679197327" calcext:value-type="float">
            <text:p>-42,58</text:p>
          </table:table-cell>
        </table:table-row>
        <table:table-row table:style-name="ro1">
          <table:table-cell table:formula="of:=[.A200]+1" office:value-type="float" office:value="199" calcext:value-type="float">
            <text:p>199</text:p>
          </table:table-cell>
          <table:table-cell table:style-name="ce1" office:value-type="float" office:value="-0.003471331" calcext:value-type="float">
            <text:p>-3,47E-003</text:p>
          </table:table-cell>
          <table:table-cell table:style-name="ce1" office:value-type="float" office:value="-0.0509175" calcext:value-type="float">
            <text:p>-5,09E-002</text:p>
          </table:table-cell>
          <table:table-cell table:formula="of:= ABS([.B201])" office:value-type="float" office:value="0.003471331" calcext:value-type="float">
            <text:p>3,47E-03</text:p>
          </table:table-cell>
          <table:table-cell table:formula="of:= ABS([.C201])" office:value-type="float" office:value="0.0509175" calcext:value-type="float">
            <text:p>5,09E-02</text:p>
          </table:table-cell>
          <table:table-cell table:formula="of:=10*LOG10([.D201]/1000)" office:value-type="float" office:value="-54.5950397330071" calcext:value-type="float">
            <text:p>-54,60</text:p>
          </table:table-cell>
          <table:table-cell table:formula="of:=10*LOG10([.E201]/1000)" office:value-type="float" office:value="-42.9313292793391" calcext:value-type="float">
            <text:p>-42,93</text:p>
          </table:table-cell>
        </table:table-row>
        <table:table-row table:style-name="ro1">
          <table:table-cell table:formula="of:=[.A201]+1" office:value-type="float" office:value="200" calcext:value-type="float">
            <text:p>200</text:p>
          </table:table-cell>
          <table:table-cell table:style-name="ce1" office:value-type="float" office:value="0.003324857" calcext:value-type="float">
            <text:p>3,32E-003</text:p>
          </table:table-cell>
          <table:table-cell table:style-name="ce1" office:value-type="float" office:value="-0.05521445" calcext:value-type="float">
            <text:p>-5,52E-002</text:p>
          </table:table-cell>
          <table:table-cell table:formula="of:= ABS([.B202])" office:value-type="float" office:value="0.003324857" calcext:value-type="float">
            <text:p>3,32E-03</text:p>
          </table:table-cell>
          <table:table-cell table:formula="of:= ABS([.C202])" office:value-type="float" office:value="0.05521445" calcext:value-type="float">
            <text:p>5,52E-02</text:p>
          </table:table-cell>
          <table:table-cell table:formula="of:=10*LOG10([.D202]/1000)" office:value-type="float" office:value="-54.7822702869063" calcext:value-type="float">
            <text:p>-54,78</text:p>
          </table:table-cell>
          <table:table-cell table:formula="of:=10*LOG10([.E202]/1000)" office:value-type="float" office:value="-42.5794724955316" calcext:value-type="float">
            <text:p>-42,58</text:p>
          </table:table-cell>
        </table:table-row>
        <table:table-row table:style-name="ro1">
          <table:table-cell table:formula="of:=[.A202]+1" office:value-type="float" office:value="201" calcext:value-type="float">
            <text:p>201</text:p>
          </table:table-cell>
          <table:table-cell table:style-name="ce1" office:value-type="float" office:value="-0.0034539" calcext:value-type="float">
            <text:p>-3,45E-003</text:p>
          </table:table-cell>
          <table:table-cell table:style-name="ce1" office:value-type="float" office:value="-0.05092852" calcext:value-type="float">
            <text:p>-5,09E-002</text:p>
          </table:table-cell>
          <table:table-cell table:formula="of:= ABS([.B203])" office:value-type="float" office:value="0.0034539" calcext:value-type="float">
            <text:p>3,45E-03</text:p>
          </table:table-cell>
          <table:table-cell table:formula="of:= ABS([.C203])" office:value-type="float" office:value="0.05092852" calcext:value-type="float">
            <text:p>5,09E-02</text:p>
          </table:table-cell>
          <table:table-cell table:formula="of:=10*LOG10([.D203]/1000)" office:value-type="float" office:value="-54.6169024061827" calcext:value-type="float">
            <text:p>-54,62</text:p>
          </table:table-cell>
          <table:table-cell table:formula="of:=10*LOG10([.E203]/1000)" office:value-type="float" office:value="-42.9303894438484" calcext:value-type="float">
            <text:p>-42,93</text:p>
          </table:table-cell>
        </table:table-row>
        <table:table-row table:style-name="ro1">
          <table:table-cell table:formula="of:=[.A203]+1" office:value-type="float" office:value="202" calcext:value-type="float">
            <text:p>202</text:p>
          </table:table-cell>
          <table:table-cell table:style-name="ce1" office:value-type="float" office:value="0.00330891" calcext:value-type="float">
            <text:p>3,31E-003</text:p>
          </table:table-cell>
          <table:table-cell table:style-name="ce1" office:value-type="float" office:value="-0.05520436" calcext:value-type="float">
            <text:p>-5,52E-002</text:p>
          </table:table-cell>
          <table:table-cell table:formula="of:= ABS([.B204])" office:value-type="float" office:value="0.00330891" calcext:value-type="float">
            <text:p>3,31E-03</text:p>
          </table:table-cell>
          <table:table-cell table:formula="of:= ABS([.C204])" office:value-type="float" office:value="0.05520436" calcext:value-type="float">
            <text:p>5,52E-02</text:p>
          </table:table-cell>
          <table:table-cell table:formula="of:=10*LOG10([.D204]/1000)" office:value-type="float" office:value="-54.8031504518071" calcext:value-type="float">
            <text:p>-54,80</text:p>
          </table:table-cell>
          <table:table-cell table:formula="of:=10*LOG10([.E204]/1000)" office:value-type="float" office:value="-42.580266206555" calcext:value-type="float">
            <text:p>-42,58</text:p>
          </table:table-cell>
        </table:table-row>
        <table:table-row table:style-name="ro1">
          <table:table-cell table:formula="of:=[.A204]+1" office:value-type="float" office:value="203" calcext:value-type="float">
            <text:p>203</text:p>
          </table:table-cell>
          <table:table-cell table:style-name="ce1" office:value-type="float" office:value="-0.00343673" calcext:value-type="float">
            <text:p>-3,44E-003</text:p>
          </table:table-cell>
          <table:table-cell table:style-name="ce1" office:value-type="float" office:value="-0.05093938" calcext:value-type="float">
            <text:p>-5,09E-002</text:p>
          </table:table-cell>
          <table:table-cell table:formula="of:= ABS([.B205])" office:value-type="float" office:value="0.00343673" calcext:value-type="float">
            <text:p>3,44E-03</text:p>
          </table:table-cell>
          <table:table-cell table:formula="of:= ABS([.C205])" office:value-type="float" office:value="0.05093938" calcext:value-type="float">
            <text:p>5,09E-02</text:p>
          </table:table-cell>
          <table:table-cell table:formula="of:=10*LOG10([.D205]/1000)" office:value-type="float" office:value="-54.6385458602283" calcext:value-type="float">
            <text:p>-54,64</text:p>
          </table:table-cell>
          <table:table-cell table:formula="of:=10*LOG10([.E205]/1000)" office:value-type="float" office:value="-42.9294634528166" calcext:value-type="float">
            <text:p>-42,93</text:p>
          </table:table-cell>
        </table:table-row>
        <table:table-row table:style-name="ro1">
          <table:table-cell table:formula="of:=[.A205]+1" office:value-type="float" office:value="204" calcext:value-type="float">
            <text:p>204</text:p>
          </table:table-cell>
          <table:table-cell table:style-name="ce1" office:value-type="float" office:value="0.003293192" calcext:value-type="float">
            <text:p>3,29E-003</text:p>
          </table:table-cell>
          <table:table-cell table:style-name="ce1" office:value-type="float" office:value="-0.05519442" calcext:value-type="float">
            <text:p>-5,52E-002</text:p>
          </table:table-cell>
          <table:table-cell table:formula="of:= ABS([.B206])" office:value-type="float" office:value="0.003293192" calcext:value-type="float">
            <text:p>3,29E-03</text:p>
          </table:table-cell>
          <table:table-cell table:formula="of:= ABS([.C206])" office:value-type="float" office:value="0.05519442" calcext:value-type="float">
            <text:p>5,52E-02</text:p>
          </table:table-cell>
          <table:table-cell table:formula="of:=10*LOG10([.D206]/1000)" office:value-type="float" office:value="-54.8238294827086" calcext:value-type="float">
            <text:p>-54,82</text:p>
          </table:table-cell>
          <table:table-cell table:formula="of:=10*LOG10([.E206]/1000)" office:value-type="float" office:value="-42.581048259973" calcext:value-type="float">
            <text:p>-42,58</text:p>
          </table:table-cell>
        </table:table-row>
        <table:table-row table:style-name="ro1">
          <table:table-cell table:formula="of:=[.A206]+1" office:value-type="float" office:value="205" calcext:value-type="float">
            <text:p>205</text:p>
          </table:table-cell>
          <table:table-cell table:style-name="ce1" office:value-type="float" office:value="-0.003419812" calcext:value-type="float">
            <text:p>-3,42E-003</text:p>
          </table:table-cell>
          <table:table-cell table:style-name="ce1" office:value-type="float" office:value="-0.05095007" calcext:value-type="float">
            <text:p>-5,10E-002</text:p>
          </table:table-cell>
          <table:table-cell table:formula="of:= ABS([.B207])" office:value-type="float" office:value="0.003419812" calcext:value-type="float">
            <text:p>3,42E-03</text:p>
          </table:table-cell>
          <table:table-cell table:formula="of:= ABS([.C207])" office:value-type="float" office:value="0.05095007" calcext:value-type="float">
            <text:p>5,10E-02</text:p>
          </table:table-cell>
          <table:table-cell table:formula="of:=10*LOG10([.D207]/1000)" office:value-type="float" office:value="-54.659977680979" calcext:value-type="float">
            <text:p>-54,66</text:p>
          </table:table-cell>
          <table:table-cell table:formula="of:=10*LOG10([.E207]/1000)" office:value-type="float" office:value="-42.9285521498252" calcext:value-type="float">
            <text:p>-42,93</text:p>
          </table:table-cell>
        </table:table-row>
        <table:table-row table:style-name="ro1">
          <table:table-cell table:formula="of:=[.A207]+1" office:value-type="float" office:value="206" calcext:value-type="float">
            <text:p>206</text:p>
          </table:table-cell>
          <table:table-cell table:style-name="ce1" office:value-type="float" office:value="0.003277699" calcext:value-type="float">
            <text:p>3,28E-003</text:p>
          </table:table-cell>
          <table:table-cell table:style-name="ce1" office:value-type="float" office:value="-0.05518463" calcext:value-type="float">
            <text:p>-5,52E-002</text:p>
          </table:table-cell>
          <table:table-cell table:formula="of:= ABS([.B208])" office:value-type="float" office:value="0.003277699" calcext:value-type="float">
            <text:p>3,28E-03</text:p>
          </table:table-cell>
          <table:table-cell table:formula="of:= ABS([.C208])" office:value-type="float" office:value="0.05518463" calcext:value-type="float">
            <text:p>5,52E-02</text:p>
          </table:table-cell>
          <table:table-cell table:formula="of:=10*LOG10([.D208]/1000)" office:value-type="float" office:value="-54.8443093137601" calcext:value-type="float">
            <text:p>-54,84</text:p>
          </table:table-cell>
          <table:table-cell table:formula="of:=10*LOG10([.E208]/1000)" office:value-type="float" office:value="-42.5818186494606" calcext:value-type="float">
            <text:p>-42,58</text:p>
          </table:table-cell>
        </table:table-row>
        <table:table-row table:style-name="ro1">
          <table:table-cell table:formula="of:=[.A208]+1" office:value-type="float" office:value="207" calcext:value-type="float">
            <text:p>207</text:p>
          </table:table-cell>
          <table:table-cell table:style-name="ce1" office:value-type="float" office:value="-0.003403142" calcext:value-type="float">
            <text:p>-3,40E-003</text:p>
          </table:table-cell>
          <table:table-cell table:style-name="ce1" office:value-type="float" office:value="-0.05096061" calcext:value-type="float">
            <text:p>-5,10E-002</text:p>
          </table:table-cell>
          <table:table-cell table:formula="of:= ABS([.B209])" office:value-type="float" office:value="0.003403142" calcext:value-type="float">
            <text:p>3,40E-03</text:p>
          </table:table-cell>
          <table:table-cell table:formula="of:= ABS([.C209])" office:value-type="float" office:value="0.05096061" calcext:value-type="float">
            <text:p>5,10E-02</text:p>
          </table:table-cell>
          <table:table-cell table:formula="of:=10*LOG10([.D209]/1000)" office:value-type="float" office:value="-54.6811992909115" calcext:value-type="float">
            <text:p>-54,68</text:p>
          </table:table-cell>
          <table:table-cell table:formula="of:=10*LOG10([.E209]/1000)" office:value-type="float" office:value="-42.9276538212388" calcext:value-type="float">
            <text:p>-42,93</text:p>
          </table:table-cell>
        </table:table-row>
        <table:table-row table:style-name="ro1">
          <table:table-cell table:formula="of:=[.A209]+1" office:value-type="float" office:value="208" calcext:value-type="float">
            <text:p>208</text:p>
          </table:table-cell>
          <table:table-cell table:style-name="ce1" office:value-type="float" office:value="0.003262425" calcext:value-type="float">
            <text:p>3,26E-003</text:p>
          </table:table-cell>
          <table:table-cell table:style-name="ce1" office:value-type="float" office:value="-0.05517497" calcext:value-type="float">
            <text:p>-5,52E-002</text:p>
          </table:table-cell>
          <table:table-cell table:formula="of:= ABS([.B210])" office:value-type="float" office:value="0.003262425" calcext:value-type="float">
            <text:p>3,26E-03</text:p>
          </table:table-cell>
          <table:table-cell table:formula="of:= ABS([.C210])" office:value-type="float" office:value="0.05517497" calcext:value-type="float">
            <text:p>5,52E-02</text:p>
          </table:table-cell>
          <table:table-cell table:formula="of:=10*LOG10([.D210]/1000)" office:value-type="float" office:value="-54.8645946354961" calcext:value-type="float">
            <text:p>-54,86</text:p>
          </table:table-cell>
          <table:table-cell table:formula="of:=10*LOG10([.E210]/1000)" office:value-type="float" office:value="-42.5825789430293" calcext:value-type="float">
            <text:p>-42,58</text:p>
          </table:table-cell>
        </table:table-row>
        <table:table-row table:style-name="ro1">
          <table:table-cell table:formula="of:=[.A210]+1" office:value-type="float" office:value="209" calcext:value-type="float">
            <text:p>209</text:p>
          </table:table-cell>
          <table:table-cell table:style-name="ce1" office:value-type="float" office:value="-0.003386712" calcext:value-type="float">
            <text:p>-3,39E-003</text:p>
          </table:table-cell>
          <table:table-cell table:style-name="ce1" office:value-type="float" office:value="-0.050971" calcext:value-type="float">
            <text:p>-5,10E-002</text:p>
          </table:table-cell>
          <table:table-cell table:formula="of:= ABS([.B211])" office:value-type="float" office:value="0.003386712" calcext:value-type="float">
            <text:p>3,39E-03</text:p>
          </table:table-cell>
          <table:table-cell table:formula="of:= ABS([.C211])" office:value-type="float" office:value="0.050971" calcext:value-type="float">
            <text:p>5,10E-02</text:p>
          </table:table-cell>
          <table:table-cell table:formula="of:=10*LOG10([.D211]/1000)" office:value-type="float" office:value="-54.7022173341997" calcext:value-type="float">
            <text:p>-54,70</text:p>
          </table:table-cell>
          <table:table-cell table:formula="of:=10*LOG10([.E211]/1000)" office:value-type="float" office:value="-42.9267684590469" calcext:value-type="float">
            <text:p>-42,93</text:p>
          </table:table-cell>
        </table:table-row>
        <table:table-row table:style-name="ro1">
          <table:table-cell table:formula="of:=[.A211]+1" office:value-type="float" office:value="210" calcext:value-type="float">
            <text:p>210</text:p>
          </table:table-cell>
          <table:table-cell table:style-name="ce1" office:value-type="float" office:value="0.003247364" calcext:value-type="float">
            <text:p>3,25E-003</text:p>
          </table:table-cell>
          <table:table-cell table:style-name="ce1" office:value-type="float" office:value="-0.05516545" calcext:value-type="float">
            <text:p>-5,52E-002</text:p>
          </table:table-cell>
          <table:table-cell table:formula="of:= ABS([.B212])" office:value-type="float" office:value="0.003247364" calcext:value-type="float">
            <text:p>3,25E-03</text:p>
          </table:table-cell>
          <table:table-cell table:formula="of:= ABS([.C212])" office:value-type="float" office:value="0.05516545" calcext:value-type="float">
            <text:p>5,52E-02</text:p>
          </table:table-cell>
          <table:table-cell table:formula="of:=10*LOG10([.D212]/1000)" office:value-type="float" office:value="-54.884690281799" calcext:value-type="float">
            <text:p>-54,88</text:p>
          </table:table-cell>
          <table:table-cell table:formula="of:=10*LOG10([.E212]/1000)" office:value-type="float" office:value="-42.5833283480937" calcext:value-type="float">
            <text:p>-42,58</text:p>
          </table:table-cell>
        </table:table-row>
        <table:table-row table:style-name="ro1">
          <table:table-cell table:formula="of:=[.A212]+1" office:value-type="float" office:value="211" calcext:value-type="float">
            <text:p>211</text:p>
          </table:table-cell>
          <table:table-cell table:style-name="ce1" office:value-type="float" office:value="-0.003370518" calcext:value-type="float">
            <text:p>-3,37E-003</text:p>
          </table:table-cell>
          <table:table-cell table:style-name="ce1" office:value-type="float" office:value="-0.05098124" calcext:value-type="float">
            <text:p>-5,10E-002</text:p>
          </table:table-cell>
          <table:table-cell table:formula="of:= ABS([.B213])" office:value-type="float" office:value="0.003370518" calcext:value-type="float">
            <text:p>3,37E-03</text:p>
          </table:table-cell>
          <table:table-cell table:formula="of:= ABS([.C213])" office:value-type="float" office:value="0.05098124" calcext:value-type="float">
            <text:p>5,10E-02</text:p>
          </table:table-cell>
          <table:table-cell table:formula="of:=10*LOG10([.D213]/1000)" office:value-type="float" office:value="-54.7230334920171" calcext:value-type="float">
            <text:p>-54,72</text:p>
          </table:table-cell>
          <table:table-cell table:formula="of:=10*LOG10([.E213]/1000)" office:value-type="float" office:value="-42.9258960553587" calcext:value-type="float">
            <text:p>-42,93</text:p>
          </table:table-cell>
        </table:table-row>
        <table:table-row table:style-name="ro1">
          <table:table-cell table:formula="of:=[.A213]+1" office:value-type="float" office:value="212" calcext:value-type="float">
            <text:p>212</text:p>
          </table:table-cell>
          <table:table-cell table:style-name="ce1" office:value-type="float" office:value="0.003232513" calcext:value-type="float">
            <text:p>3,23E-003</text:p>
          </table:table-cell>
          <table:table-cell table:style-name="ce1" office:value-type="float" office:value="-0.05515606" calcext:value-type="float">
            <text:p>-5,52E-002</text:p>
          </table:table-cell>
          <table:table-cell table:formula="of:= ABS([.B214])" office:value-type="float" office:value="0.003232513" calcext:value-type="float">
            <text:p>3,23E-03</text:p>
          </table:table-cell>
          <table:table-cell table:formula="of:= ABS([.C214])" office:value-type="float" office:value="0.05515606" calcext:value-type="float">
            <text:p>5,52E-02</text:p>
          </table:table-cell>
          <table:table-cell table:formula="of:=10*LOG10([.D214]/1000)" office:value-type="float" office:value="-54.9045971986848" calcext:value-type="float">
            <text:p>-54,90</text:p>
          </table:table-cell>
          <table:table-cell table:formula="of:=10*LOG10([.E214]/1000)" office:value-type="float" office:value="-42.5840676463856" calcext:value-type="float">
            <text:p>-42,58</text:p>
          </table:table-cell>
        </table:table-row>
        <table:table-row table:style-name="ro1">
          <table:table-cell table:formula="of:=[.A214]+1" office:value-type="float" office:value="213" calcext:value-type="float">
            <text:p>213</text:p>
          </table:table-cell>
          <table:table-cell table:style-name="ce1" office:value-type="float" office:value="-0.003354554" calcext:value-type="float">
            <text:p>-3,35E-003</text:p>
          </table:table-cell>
          <table:table-cell table:style-name="ce1" office:value-type="float" office:value="-0.05099133" calcext:value-type="float">
            <text:p>-5,10E-002</text:p>
          </table:table-cell>
          <table:table-cell table:formula="of:= ABS([.B215])" office:value-type="float" office:value="0.003354554" calcext:value-type="float">
            <text:p>3,35E-03</text:p>
          </table:table-cell>
          <table:table-cell table:formula="of:= ABS([.C215])" office:value-type="float" office:value="0.05099133" calcext:value-type="float">
            <text:p>5,10E-02</text:p>
          </table:table-cell>
          <table:table-cell table:formula="of:=10*LOG10([.D215]/1000)" office:value-type="float" office:value="-54.7436521266775" calcext:value-type="float">
            <text:p>-54,74</text:p>
          </table:table-cell>
          <table:table-cell table:formula="of:=10*LOG10([.E215]/1000)" office:value-type="float" office:value="-42.9250366024025" calcext:value-type="float">
            <text:p>-42,93</text:p>
          </table:table-cell>
        </table:table-row>
        <table:table-row table:style-name="ro1">
          <table:table-cell table:formula="of:=[.A215]+1" office:value-type="float" office:value="214" calcext:value-type="float">
            <text:p>214</text:p>
          </table:table-cell>
          <table:table-cell table:style-name="ce1" office:value-type="float" office:value="0.003217866" calcext:value-type="float">
            <text:p>3,22E-003</text:p>
          </table:table-cell>
          <table:table-cell table:style-name="ce1" office:value-type="float" office:value="-0.0551468" calcext:value-type="float">
            <text:p>-5,51E-002</text:p>
          </table:table-cell>
          <table:table-cell table:formula="of:= ABS([.B216])" office:value-type="float" office:value="0.003217866" calcext:value-type="float">
            <text:p>3,22E-03</text:p>
          </table:table-cell>
          <table:table-cell table:formula="of:= ABS([.C216])" office:value-type="float" office:value="0.0551468" calcext:value-type="float">
            <text:p>5,51E-02</text:p>
          </table:table-cell>
          <table:table-cell table:formula="of:=10*LOG10([.D216]/1000)" office:value-type="float" office:value="-54.9243204497045" calcext:value-type="float">
            <text:p>-54,92</text:p>
          </table:table-cell>
          <table:table-cell table:formula="of:=10*LOG10([.E216]/1000)" office:value-type="float" office:value="-42.5847968327207" calcext:value-type="float">
            <text:p>-42,58</text:p>
          </table:table-cell>
        </table:table-row>
        <table:table-row table:style-name="ro1">
          <table:table-cell table:formula="of:=[.A216]+1" office:value-type="float" office:value="215" calcext:value-type="float">
            <text:p>215</text:p>
          </table:table-cell>
          <table:table-cell table:style-name="ce1" office:value-type="float" office:value="-0.003338814" calcext:value-type="float">
            <text:p>-3,34E-003</text:p>
          </table:table-cell>
          <table:table-cell table:style-name="ce1" office:value-type="float" office:value="-0.05100129" calcext:value-type="float">
            <text:p>-5,10E-002</text:p>
          </table:table-cell>
          <table:table-cell table:formula="of:= ABS([.B217])" office:value-type="float" office:value="0.003338814" calcext:value-type="float">
            <text:p>3,34E-03</text:p>
          </table:table-cell>
          <table:table-cell table:formula="of:= ABS([.C217])" office:value-type="float" office:value="0.05100129" calcext:value-type="float">
            <text:p>5,10E-02</text:p>
          </table:table-cell>
          <table:table-cell table:formula="of:=10*LOG10([.D217]/1000)" office:value-type="float" office:value="-54.7640777412431" calcext:value-type="float">
            <text:p>-54,76</text:p>
          </table:table-cell>
          <table:table-cell table:formula="of:=10*LOG10([.E217]/1000)" office:value-type="float" office:value="-42.9241883894527" calcext:value-type="float">
            <text:p>-42,92</text:p>
          </table:table-cell>
        </table:table-row>
        <table:table-row table:style-name="ro1">
          <table:table-cell table:formula="of:=[.A217]+1" office:value-type="float" office:value="216" calcext:value-type="float">
            <text:p>216</text:p>
          </table:table-cell>
          <table:table-cell table:style-name="ce1" office:value-type="float" office:value="0.003203419" calcext:value-type="float">
            <text:p>3,20E-003</text:p>
          </table:table-cell>
          <table:table-cell table:style-name="ce1" office:value-type="float" office:value="-0.05513767" calcext:value-type="float">
            <text:p>-5,51E-002</text:p>
          </table:table-cell>
          <table:table-cell table:formula="of:= ABS([.B218])" office:value-type="float" office:value="0.003203419" calcext:value-type="float">
            <text:p>3,20E-03</text:p>
          </table:table-cell>
          <table:table-cell table:formula="of:= ABS([.C218])" office:value-type="float" office:value="0.05513767" calcext:value-type="float">
            <text:p>5,51E-02</text:p>
          </table:table-cell>
          <table:table-cell table:formula="of:=10*LOG10([.D218]/1000)" office:value-type="float" office:value="-54.9438625287948" calcext:value-type="float">
            <text:p>-54,94</text:p>
          </table:table-cell>
          <table:table-cell table:formula="of:=10*LOG10([.E218]/1000)" office:value-type="float" office:value="-42.5855159019838" calcext:value-type="float">
            <text:p>-42,59</text:p>
          </table:table-cell>
        </table:table-row>
        <table:table-row table:style-name="ro1">
          <table:table-cell table:formula="of:=[.A218]+1" office:value-type="float" office:value="217" calcext:value-type="float">
            <text:p>217</text:p>
          </table:table-cell>
          <table:table-cell table:style-name="ce1" office:value-type="float" office:value="-0.003323293" calcext:value-type="float">
            <text:p>-3,32E-003</text:p>
          </table:table-cell>
          <table:table-cell table:style-name="ce1" office:value-type="float" office:value="-0.0510111" calcext:value-type="float">
            <text:p>-5,10E-002</text:p>
          </table:table-cell>
          <table:table-cell table:formula="of:= ABS([.B219])" office:value-type="float" office:value="0.003323293" calcext:value-type="float">
            <text:p>3,32E-03</text:p>
          </table:table-cell>
          <table:table-cell table:formula="of:= ABS([.C219])" office:value-type="float" office:value="0.0510111" calcext:value-type="float">
            <text:p>5,10E-02</text:p>
          </table:table-cell>
          <table:table-cell table:formula="of:=10*LOG10([.D219]/1000)" office:value-type="float" office:value="-54.7843136721555" calcext:value-type="float">
            <text:p>-54,78</text:p>
          </table:table-cell>
          <table:table-cell table:formula="of:=10*LOG10([.E219]/1000)" office:value-type="float" office:value="-42.9233531127024" calcext:value-type="float">
            <text:p>-42,92</text:p>
          </table:table-cell>
        </table:table-row>
        <table:table-row table:style-name="ro1">
          <table:table-cell table:formula="of:=[.A219]+1" office:value-type="float" office:value="218" calcext:value-type="float">
            <text:p>218</text:p>
          </table:table-cell>
          <table:table-cell table:style-name="ce1" office:value-type="float" office:value="0.003189167" calcext:value-type="float">
            <text:p>3,19E-003</text:p>
          </table:table-cell>
          <table:table-cell table:style-name="ce1" office:value-type="float" office:value="-0.05512865" calcext:value-type="float">
            <text:p>-5,51E-002</text:p>
          </table:table-cell>
          <table:table-cell table:formula="of:= ABS([.B220])" office:value-type="float" office:value="0.003189167" calcext:value-type="float">
            <text:p>3,19E-03</text:p>
          </table:table-cell>
          <table:table-cell table:formula="of:= ABS([.C220])" office:value-type="float" office:value="0.05512865" calcext:value-type="float">
            <text:p>5,51E-02</text:p>
          </table:table-cell>
          <table:table-cell table:formula="of:=10*LOG10([.D220]/1000)" office:value-type="float" office:value="-54.9632273843045" calcext:value-type="float">
            <text:p>-54,96</text:p>
          </table:table-cell>
          <table:table-cell table:formula="of:=10*LOG10([.E220]/1000)" office:value-type="float" office:value="-42.5862264246956" calcext:value-type="float">
            <text:p>-42,59</text:p>
          </table:table-cell>
        </table:table-row>
        <table:table-row table:style-name="ro1">
          <table:table-cell table:formula="of:=[.A220]+1" office:value-type="float" office:value="219" calcext:value-type="float">
            <text:p>219</text:p>
          </table:table-cell>
          <table:table-cell table:style-name="ce1" office:value-type="float" office:value="-0.003307986" calcext:value-type="float">
            <text:p>-3,31E-003</text:p>
          </table:table-cell>
          <table:table-cell table:style-name="ce1" office:value-type="float" office:value="-0.05102078" calcext:value-type="float">
            <text:p>-5,10E-002</text:p>
          </table:table-cell>
          <table:table-cell table:formula="of:= ABS([.B221])" office:value-type="float" office:value="0.003307986" calcext:value-type="float">
            <text:p>3,31E-03</text:p>
          </table:table-cell>
          <table:table-cell table:formula="of:= ABS([.C221])" office:value-type="float" office:value="0.05102078" calcext:value-type="float">
            <text:p>5,10E-02</text:p>
          </table:table-cell>
          <table:table-cell table:formula="of:=10*LOG10([.D221]/1000)" office:value-type="float" office:value="-54.8043633712905" calcext:value-type="float">
            <text:p>-54,80</text:p>
          </table:table-cell>
          <table:table-cell table:formula="of:=10*LOG10([.E221]/1000)" office:value-type="float" office:value="-42.9225290622983" calcext:value-type="float">
            <text:p>-42,92</text:p>
          </table:table-cell>
        </table:table-row>
        <table:table-row table:style-name="ro1">
          <table:table-cell table:formula="of:=[.A221]+1" office:value-type="float" office:value="220" calcext:value-type="float">
            <text:p>220</text:p>
          </table:table-cell>
          <table:table-cell table:style-name="ce1" office:value-type="float" office:value="0.003175105" calcext:value-type="float">
            <text:p>3,18E-003</text:p>
          </table:table-cell>
          <table:table-cell table:style-name="ce1" office:value-type="float" office:value="-0.05511976" calcext:value-type="float">
            <text:p>-5,51E-002</text:p>
          </table:table-cell>
          <table:table-cell table:formula="of:= ABS([.B222])" office:value-type="float" office:value="0.003175105" calcext:value-type="float">
            <text:p>3,18E-03</text:p>
          </table:table-cell>
          <table:table-cell table:formula="of:= ABS([.C222])" office:value-type="float" office:value="0.05511976" calcext:value-type="float">
            <text:p>5,51E-02</text:p>
          </table:table-cell>
          <table:table-cell table:formula="of:=10*LOG10([.D222]/1000)" office:value-type="float" office:value="-54.9824190811481" calcext:value-type="float">
            <text:p>-54,98</text:p>
          </table:table-cell>
          <table:table-cell table:formula="of:=10*LOG10([.E222]/1000)" office:value-type="float" office:value="-42.5869268208197" calcext:value-type="float">
            <text:p>-42,59</text:p>
          </table:table-cell>
        </table:table-row>
        <table:table-row table:style-name="ro1">
          <table:table-cell table:formula="of:=[.A222]+1" office:value-type="float" office:value="221" calcext:value-type="float">
            <text:p>221</text:p>
          </table:table-cell>
          <table:table-cell table:style-name="ce1" office:value-type="float" office:value="-0.003292889" calcext:value-type="float">
            <text:p>-3,29E-003</text:p>
          </table:table-cell>
          <table:table-cell table:style-name="ce1" office:value-type="float" office:value="-0.05103032" calcext:value-type="float">
            <text:p>-5,10E-002</text:p>
          </table:table-cell>
          <table:table-cell table:formula="of:= ABS([.B223])" office:value-type="float" office:value="0.003292889" calcext:value-type="float">
            <text:p>3,29E-03</text:p>
          </table:table-cell>
          <table:table-cell table:formula="of:= ABS([.C223])" office:value-type="float" office:value="0.05103032" calcext:value-type="float">
            <text:p>5,10E-02</text:p>
          </table:table-cell>
          <table:table-cell table:formula="of:=10*LOG10([.D223]/1000)" office:value-type="float" office:value="-54.8242290867466" calcext:value-type="float">
            <text:p>-54,82</text:p>
          </table:table-cell>
          <table:table-cell table:formula="of:=10*LOG10([.E223]/1000)" office:value-type="float" office:value="-42.9217170829331" calcext:value-type="float">
            <text:p>-42,92</text:p>
          </table:table-cell>
        </table:table-row>
        <table:table-row table:style-name="ro1">
          <table:table-cell table:formula="of:=[.A223]+1" office:value-type="float" office:value="222" calcext:value-type="float">
            <text:p>222</text:p>
          </table:table-cell>
          <table:table-cell table:style-name="ce1" office:value-type="float" office:value="0.00316123" calcext:value-type="float">
            <text:p>3,16E-003</text:p>
          </table:table-cell>
          <table:table-cell table:style-name="ce1" office:value-type="float" office:value="-0.05511099" calcext:value-type="float">
            <text:p>-5,51E-002</text:p>
          </table:table-cell>
          <table:table-cell table:formula="of:= ABS([.B224])" office:value-type="float" office:value="0.00316123" calcext:value-type="float">
            <text:p>3,16E-03</text:p>
          </table:table-cell>
          <table:table-cell table:formula="of:= ABS([.C224])" office:value-type="float" office:value="0.05511099" calcext:value-type="float">
            <text:p>5,51E-02</text:p>
          </table:table-cell>
          <table:table-cell table:formula="of:=10*LOG10([.D224]/1000)" office:value-type="float" office:value="-55.0014390526861" calcext:value-type="float">
            <text:p>-55,00</text:p>
          </table:table-cell>
          <table:table-cell table:formula="of:=10*LOG10([.E224]/1000)" office:value-type="float" office:value="-42.5876178734732" calcext:value-type="float">
            <text:p>-42,59</text:p>
          </table:table-cell>
        </table:table-row>
        <table:table-row table:style-name="ro1">
          <table:table-cell table:formula="of:=[.A224]+1" office:value-type="float" office:value="223" calcext:value-type="float">
            <text:p>223</text:p>
          </table:table-cell>
          <table:table-cell table:style-name="ce1" office:value-type="float" office:value="-0.003277996" calcext:value-type="float">
            <text:p>-3,28E-003</text:p>
          </table:table-cell>
          <table:table-cell table:style-name="ce1" office:value-type="float" office:value="-0.05103974" calcext:value-type="float">
            <text:p>-5,10E-002</text:p>
          </table:table-cell>
          <table:table-cell table:formula="of:= ABS([.B225])" office:value-type="float" office:value="0.003277996" calcext:value-type="float">
            <text:p>3,28E-03</text:p>
          </table:table-cell>
          <table:table-cell table:formula="of:= ABS([.C225])" office:value-type="float" office:value="0.05103974" calcext:value-type="float">
            <text:p>5,10E-02</text:p>
          </table:table-cell>
          <table:table-cell table:formula="of:=10*LOG10([.D225]/1000)" office:value-type="float" office:value="-54.843915807164" calcext:value-type="float">
            <text:p>-54,84</text:p>
          </table:table-cell>
          <table:table-cell table:formula="of:=10*LOG10([.E225]/1000)" office:value-type="float" office:value="-42.9209154660768" calcext:value-type="float">
            <text:p>-42,92</text:p>
          </table:table-cell>
        </table:table-row>
        <table:table-row table:style-name="ro1">
          <table:table-cell table:formula="of:=[.A225]+1" office:value-type="float" office:value="224" calcext:value-type="float">
            <text:p>224</text:p>
          </table:table-cell>
          <table:table-cell table:style-name="ce1" office:value-type="float" office:value="0.003147537" calcext:value-type="float">
            <text:p>3,15E-003</text:p>
          </table:table-cell>
          <table:table-cell table:style-name="ce1" office:value-type="float" office:value="-0.05510233" calcext:value-type="float">
            <text:p>-5,51E-002</text:p>
          </table:table-cell>
          <table:table-cell table:formula="of:= ABS([.B226])" office:value-type="float" office:value="0.003147537" calcext:value-type="float">
            <text:p>3,15E-03</text:p>
          </table:table-cell>
          <table:table-cell table:formula="of:= ABS([.C226])" office:value-type="float" office:value="0.05510233" calcext:value-type="float">
            <text:p>5,51E-02</text:p>
          </table:table-cell>
          <table:table-cell table:formula="of:=10*LOG10([.D226]/1000)" office:value-type="float" office:value="-55.0202915596152" calcext:value-type="float">
            <text:p>-55,02</text:p>
          </table:table-cell>
          <table:table-cell table:formula="of:=10*LOG10([.E226]/1000)" office:value-type="float" office:value="-42.5883003663373" calcext:value-type="float">
            <text:p>-42,59</text:p>
          </table:table-cell>
        </table:table-row>
        <table:table-row table:style-name="ro1">
          <table:table-cell table:formula="of:=[.A226]+1" office:value-type="float" office:value="225" calcext:value-type="float">
            <text:p>225</text:p>
          </table:table-cell>
          <table:table-cell table:style-name="ce1" office:value-type="float" office:value="-0.003263303" calcext:value-type="float">
            <text:p>-3,26E-003</text:p>
          </table:table-cell>
          <table:table-cell table:style-name="ce1" office:value-type="float" office:value="-0.05104903" calcext:value-type="float">
            <text:p>-5,10E-002</text:p>
          </table:table-cell>
          <table:table-cell table:formula="of:= ABS([.B227])" office:value-type="float" office:value="0.003263303" calcext:value-type="float">
            <text:p>3,26E-03</text:p>
          </table:table-cell>
          <table:table-cell table:formula="of:= ABS([.C227])" office:value-type="float" office:value="0.05104903" calcext:value-type="float">
            <text:p>5,10E-02</text:p>
          </table:table-cell>
          <table:table-cell table:formula="of:=10*LOG10([.D227]/1000)" office:value-type="float" office:value="-54.86342599789" calcext:value-type="float">
            <text:p>-54,86</text:p>
          </table:table-cell>
          <table:table-cell table:formula="of:=10*LOG10([.E227]/1000)" office:value-type="float" office:value="-42.9201250567599" calcext:value-type="float">
            <text:p>-42,92</text:p>
          </table:table-cell>
        </table:table-row>
        <table:table-row table:style-name="ro1">
          <table:table-cell table:formula="of:=[.A227]+1" office:value-type="float" office:value="226" calcext:value-type="float">
            <text:p>226</text:p>
          </table:table-cell>
          <table:table-cell table:style-name="ce1" office:value-type="float" office:value="0.003134022" calcext:value-type="float">
            <text:p>3,13E-003</text:p>
          </table:table-cell>
          <table:table-cell table:style-name="ce1" office:value-type="float" office:value="-0.05509379" calcext:value-type="float">
            <text:p>-5,51E-002</text:p>
          </table:table-cell>
          <table:table-cell table:formula="of:= ABS([.B228])" office:value-type="float" office:value="0.003134022" calcext:value-type="float">
            <text:p>3,13E-03</text:p>
          </table:table-cell>
          <table:table-cell table:formula="of:= ABS([.C228])" office:value-type="float" office:value="0.05509379" calcext:value-type="float">
            <text:p>5,51E-02</text:p>
          </table:table-cell>
          <table:table-cell table:formula="of:=10*LOG10([.D228]/1000)" office:value-type="float" office:value="-55.038979592251" calcext:value-type="float">
            <text:p>-55,04</text:p>
          </table:table-cell>
          <table:table-cell table:formula="of:=10*LOG10([.E228]/1000)" office:value-type="float" office:value="-42.5889735070763" calcext:value-type="float">
            <text:p>-42,59</text:p>
          </table:table-cell>
        </table:table-row>
        <table:table-row table:style-name="ro1">
          <table:table-cell table:formula="of:=[.A228]+1" office:value-type="float" office:value="227" calcext:value-type="float">
            <text:p>227</text:p>
          </table:table-cell>
          <table:table-cell table:style-name="ce1" office:value-type="float" office:value="-0.003248805" calcext:value-type="float">
            <text:p>-3,25E-003</text:p>
          </table:table-cell>
          <table:table-cell table:style-name="ce1" office:value-type="float" office:value="-0.05105819" calcext:value-type="float">
            <text:p>-5,11E-002</text:p>
          </table:table-cell>
          <table:table-cell table:formula="of:= ABS([.B229])" office:value-type="float" office:value="0.003248805" calcext:value-type="float">
            <text:p>3,25E-03</text:p>
          </table:table-cell>
          <table:table-cell table:formula="of:= ABS([.C229])" office:value-type="float" office:value="0.05105819" calcext:value-type="float">
            <text:p>5,11E-02</text:p>
          </table:table-cell>
          <table:table-cell table:formula="of:=10*LOG10([.D229]/1000)" office:value-type="float" office:value="-54.8827635512639" calcext:value-type="float">
            <text:p>-54,88</text:p>
          </table:table-cell>
          <table:table-cell table:formula="of:=10*LOG10([.E229]/1000)" office:value-type="float" office:value="-42.919345848891" calcext:value-type="float">
            <text:p>-42,92</text:p>
          </table:table-cell>
        </table:table-row>
        <table:table-row table:style-name="ro1">
          <table:table-cell table:formula="of:=[.A229]+1" office:value-type="float" office:value="228" calcext:value-type="float">
            <text:p>228</text:p>
          </table:table-cell>
          <table:table-cell table:style-name="ce1" office:value-type="float" office:value="0.003120682" calcext:value-type="float">
            <text:p>3,12E-003</text:p>
          </table:table-cell>
          <table:table-cell table:style-name="ce1" office:value-type="float" office:value="-0.05508535" calcext:value-type="float">
            <text:p>-5,51E-002</text:p>
          </table:table-cell>
          <table:table-cell table:formula="of:= ABS([.B230])" office:value-type="float" office:value="0.003120682" calcext:value-type="float">
            <text:p>3,12E-03</text:p>
          </table:table-cell>
          <table:table-cell table:formula="of:= ABS([.C230])" office:value-type="float" office:value="0.05508535" calcext:value-type="float">
            <text:p>5,51E-02</text:p>
          </table:table-cell>
          <table:table-cell table:formula="of:=10*LOG10([.D230]/1000)" office:value-type="float" office:value="-55.0575048403622" calcext:value-type="float">
            <text:p>-55,06</text:p>
          </table:table-cell>
          <table:table-cell table:formula="of:=10*LOG10([.E230]/1000)" office:value-type="float" office:value="-42.58963886813" calcext:value-type="float">
            <text:p>-42,59</text:p>
          </table:table-cell>
        </table:table-row>
        <table:table-row table:style-name="ro1">
          <table:table-cell table:formula="of:=[.A230]+1" office:value-type="float" office:value="229" calcext:value-type="float">
            <text:p>229</text:p>
          </table:table-cell>
          <table:table-cell table:style-name="ce1" office:value-type="float" office:value="-0.003234499" calcext:value-type="float">
            <text:p>-3,23E-003</text:p>
          </table:table-cell>
          <table:table-cell table:style-name="ce1" office:value-type="float" office:value="-0.05106724" calcext:value-type="float">
            <text:p>-5,11E-002</text:p>
          </table:table-cell>
          <table:table-cell table:formula="of:= ABS([.B231])" office:value-type="float" office:value="0.003234499" calcext:value-type="float">
            <text:p>3,23E-03</text:p>
          </table:table-cell>
          <table:table-cell table:formula="of:= ABS([.C231])" office:value-type="float" office:value="0.05106724" calcext:value-type="float">
            <text:p>5,11E-02</text:p>
          </table:table-cell>
          <table:table-cell table:formula="of:=10*LOG10([.D231]/1000)" office:value-type="float" office:value="-54.9019297879295" calcext:value-type="float">
            <text:p>-54,90</text:p>
          </table:table-cell>
          <table:table-cell table:formula="of:=10*LOG10([.E231]/1000)" office:value-type="float" office:value="-42.918576135594" calcext:value-type="float">
            <text:p>-42,92</text:p>
          </table:table-cell>
        </table:table-row>
        <table:table-row table:style-name="ro1">
          <table:table-cell table:formula="of:=[.A231]+1" office:value-type="float" office:value="230" calcext:value-type="float">
            <text:p>230</text:p>
          </table:table-cell>
          <table:table-cell table:style-name="ce1" office:value-type="float" office:value="0.003107513" calcext:value-type="float">
            <text:p>3,11E-003</text:p>
          </table:table-cell>
          <table:table-cell table:style-name="ce1" office:value-type="float" office:value="-0.05507703" calcext:value-type="float">
            <text:p>-5,51E-002</text:p>
          </table:table-cell>
          <table:table-cell table:formula="of:= ABS([.B232])" office:value-type="float" office:value="0.003107513" calcext:value-type="float">
            <text:p>3,11E-03</text:p>
          </table:table-cell>
          <table:table-cell table:formula="of:= ABS([.C232])" office:value-type="float" office:value="0.05507703" calcext:value-type="float">
            <text:p>5,51E-02</text:p>
          </table:table-cell>
          <table:table-cell table:formula="of:=10*LOG10([.D232]/1000)" office:value-type="float" office:value="-55.0758704585077" calcext:value-type="float">
            <text:p>-55,08</text:p>
          </table:table-cell>
          <table:table-cell table:formula="of:=10*LOG10([.E232]/1000)" office:value-type="float" office:value="-42.5902948688621" calcext:value-type="float">
            <text:p>-42,59</text:p>
          </table:table-cell>
        </table:table-row>
        <table:table-row table:style-name="ro1">
          <table:table-cell table:formula="of:=[.A232]+1" office:value-type="float" office:value="231" calcext:value-type="float">
            <text:p>231</text:p>
          </table:table-cell>
          <table:table-cell table:style-name="ce1" office:value-type="float" office:value="-0.003220379" calcext:value-type="float">
            <text:p>-3,22E-003</text:p>
          </table:table-cell>
          <table:table-cell table:style-name="ce1" office:value-type="float" office:value="-0.05107617" calcext:value-type="float">
            <text:p>-5,11E-002</text:p>
          </table:table-cell>
          <table:table-cell table:formula="of:= ABS([.B233])" office:value-type="float" office:value="0.003220379" calcext:value-type="float">
            <text:p>3,22E-03</text:p>
          </table:table-cell>
          <table:table-cell table:formula="of:= ABS([.C233])" office:value-type="float" office:value="0.05107617" calcext:value-type="float">
            <text:p>5,11E-02</text:p>
          </table:table-cell>
          <table:table-cell table:formula="of:=10*LOG10([.D233]/1000)" office:value-type="float" office:value="-54.9209301404247" calcext:value-type="float">
            <text:p>-54,92</text:p>
          </table:table-cell>
          <table:table-cell table:formula="of:=10*LOG10([.E233]/1000)" office:value-type="float" office:value="-42.917816762134" calcext:value-type="float">
            <text:p>-42,92</text:p>
          </table:table-cell>
        </table:table-row>
        <table:table-row table:style-name="ro1">
          <table:table-cell table:formula="of:=[.A233]+1" office:value-type="float" office:value="232" calcext:value-type="float">
            <text:p>232</text:p>
          </table:table-cell>
          <table:table-cell table:style-name="ce1" office:value-type="float" office:value="0.00309451" calcext:value-type="float">
            <text:p>3,09E-003</text:p>
          </table:table-cell>
          <table:table-cell table:style-name="ce1" office:value-type="float" office:value="-0.05506881" calcext:value-type="float">
            <text:p>-5,51E-002</text:p>
          </table:table-cell>
          <table:table-cell table:formula="of:= ABS([.B234])" office:value-type="float" office:value="0.00309451" calcext:value-type="float">
            <text:p>3,09E-03</text:p>
          </table:table-cell>
          <table:table-cell table:formula="of:= ABS([.C234])" office:value-type="float" office:value="0.05506881" calcext:value-type="float">
            <text:p>5,51E-02</text:p>
          </table:table-cell>
          <table:table-cell table:formula="of:=10*LOG10([.D234]/1000)" office:value-type="float" office:value="-55.0940810953352" calcext:value-type="float">
            <text:p>-55,09</text:p>
          </table:table-cell>
          <table:table-cell table:formula="of:=10*LOG10([.E234]/1000)" office:value-type="float" office:value="-42.590943082294" calcext:value-type="float">
            <text:p>-42,59</text:p>
          </table:table-cell>
        </table:table-row>
        <table:table-row table:style-name="ro1">
          <table:table-cell table:formula="of:=[.A234]+1" office:value-type="float" office:value="233" calcext:value-type="float">
            <text:p>233</text:p>
          </table:table-cell>
          <table:table-cell table:style-name="ce1" office:value-type="float" office:value="-0.003206443" calcext:value-type="float">
            <text:p>-3,21E-003</text:p>
          </table:table-cell>
          <table:table-cell table:style-name="ce1" office:value-type="float" office:value="-0.05108498" calcext:value-type="float">
            <text:p>-5,11E-002</text:p>
          </table:table-cell>
          <table:table-cell table:formula="of:= ABS([.B235])" office:value-type="float" office:value="0.003206443" calcext:value-type="float">
            <text:p>3,21E-03</text:p>
          </table:table-cell>
          <table:table-cell table:formula="of:= ABS([.C235])" office:value-type="float" office:value="0.05108498" calcext:value-type="float">
            <text:p>5,11E-02</text:p>
          </table:table-cell>
          <table:table-cell table:formula="of:=10*LOG10([.D235]/1000)" office:value-type="float" office:value="-54.9397647600419" calcext:value-type="float">
            <text:p>-54,94</text:p>
          </table:table-cell>
          <table:table-cell table:formula="of:=10*LOG10([.E235]/1000)" office:value-type="float" office:value="-42.9170677231118" calcext:value-type="float">
            <text:p>-42,92</text:p>
          </table:table-cell>
        </table:table-row>
        <table:table-row table:style-name="ro1">
          <table:table-cell table:formula="of:=[.A235]+1" office:value-type="float" office:value="234" calcext:value-type="float">
            <text:p>234</text:p>
          </table:table-cell>
          <table:table-cell table:style-name="ce1" office:value-type="float" office:value="0.003081672" calcext:value-type="float">
            <text:p>3,08E-003</text:p>
          </table:table-cell>
          <table:table-cell table:style-name="ce1" office:value-type="float" office:value="-0.05506069" calcext:value-type="float">
            <text:p>-5,51E-002</text:p>
          </table:table-cell>
          <table:table-cell table:formula="of:= ABS([.B236])" office:value-type="float" office:value="0.003081672" calcext:value-type="float">
            <text:p>3,08E-03</text:p>
          </table:table-cell>
          <table:table-cell table:formula="of:= ABS([.C236])" office:value-type="float" office:value="0.05506069" calcext:value-type="float">
            <text:p>5,51E-02</text:p>
          </table:table-cell>
          <table:table-cell table:formula="of:=10*LOG10([.D236]/1000)" office:value-type="float" office:value="-55.1121358760676" calcext:value-type="float">
            <text:p>-55,11</text:p>
          </table:table-cell>
          <table:table-cell table:formula="of:=10*LOG10([.E236]/1000)" office:value-type="float" office:value="-42.5915835049236" calcext:value-type="float">
            <text:p>-42,59</text:p>
          </table:table-cell>
        </table:table-row>
        <table:table-row table:style-name="ro1">
          <table:table-cell table:formula="of:=[.A236]+1" office:value-type="float" office:value="235" calcext:value-type="float">
            <text:p>235</text:p>
          </table:table-cell>
          <table:table-cell table:style-name="ce1" office:value-type="float" office:value="-0.003192686" calcext:value-type="float">
            <text:p>-3,19E-003</text:p>
          </table:table-cell>
          <table:table-cell table:style-name="ce1" office:value-type="float" office:value="-0.05109368" calcext:value-type="float">
            <text:p>-5,11E-002</text:p>
          </table:table-cell>
          <table:table-cell table:formula="of:= ABS([.B237])" office:value-type="float" office:value="0.003192686" calcext:value-type="float">
            <text:p>3,19E-03</text:p>
          </table:table-cell>
          <table:table-cell table:formula="of:= ABS([.C237])" office:value-type="float" office:value="0.05109368" calcext:value-type="float">
            <text:p>5,11E-02</text:p>
          </table:table-cell>
          <table:table-cell table:formula="of:=10*LOG10([.D237]/1000)" office:value-type="float" office:value="-54.9584379213171" calcext:value-type="float">
            <text:p>-54,96</text:p>
          </table:table-cell>
          <table:table-cell table:formula="of:=10*LOG10([.E237]/1000)" office:value-type="float" office:value="-42.9163281632073" calcext:value-type="float">
            <text:p>-42,92</text:p>
          </table:table-cell>
        </table:table-row>
        <table:table-row table:style-name="ro1">
          <table:table-cell table:formula="of:=[.A237]+1" office:value-type="float" office:value="236" calcext:value-type="float">
            <text:p>236</text:p>
          </table:table-cell>
          <table:table-cell table:style-name="ce1" office:value-type="float" office:value="0.003068993" calcext:value-type="float">
            <text:p>3,07E-003</text:p>
          </table:table-cell>
          <table:table-cell table:style-name="ce1" office:value-type="float" office:value="-0.05505267" calcext:value-type="float">
            <text:p>-5,51E-002</text:p>
          </table:table-cell>
          <table:table-cell table:formula="of:= ABS([.B238])" office:value-type="float" office:value="0.003068993" calcext:value-type="float">
            <text:p>3,07E-03</text:p>
          </table:table-cell>
          <table:table-cell table:formula="of:= ABS([.C238])" office:value-type="float" office:value="0.05505267" calcext:value-type="float">
            <text:p>5,51E-02</text:p>
          </table:table-cell>
          <table:table-cell table:formula="of:=10*LOG10([.D238]/1000)" office:value-type="float" office:value="-55.1300410213997" calcext:value-type="float">
            <text:p>-55,13</text:p>
          </table:table-cell>
          <table:table-cell table:formula="of:=10*LOG10([.E238]/1000)" office:value-type="float" office:value="-42.5922161332897" calcext:value-type="float">
            <text:p>-42,59</text:p>
          </table:table-cell>
        </table:table-row>
        <table:table-row table:style-name="ro1">
          <table:table-cell table:formula="of:=[.A238]+1" office:value-type="float" office:value="237" calcext:value-type="float">
            <text:p>237</text:p>
          </table:table-cell>
          <table:table-cell table:style-name="ce1" office:value-type="float" office:value="-0.003179104" calcext:value-type="float">
            <text:p>-3,18E-003</text:p>
          </table:table-cell>
          <table:table-cell table:style-name="ce1" office:value-type="float" office:value="-0.05110226" calcext:value-type="float">
            <text:p>-5,11E-002</text:p>
          </table:table-cell>
          <table:table-cell table:formula="of:= ABS([.B239])" office:value-type="float" office:value="0.003179104" calcext:value-type="float">
            <text:p>3,18E-03</text:p>
          </table:table-cell>
          <table:table-cell table:formula="of:= ABS([.C239])" office:value-type="float" office:value="0.05110226" calcext:value-type="float">
            <text:p>5,11E-02</text:p>
          </table:table-cell>
          <table:table-cell table:formula="of:=10*LOG10([.D239]/1000)" office:value-type="float" office:value="-54.9769526450821" calcext:value-type="float">
            <text:p>-54,98</text:p>
          </table:table-cell>
          <table:table-cell table:formula="of:=10*LOG10([.E239]/1000)" office:value-type="float" office:value="-42.9155989274542" calcext:value-type="float">
            <text:p>-42,92</text:p>
          </table:table-cell>
        </table:table-row>
        <table:table-row table:style-name="ro1">
          <table:table-cell table:formula="of:=[.A239]+1" office:value-type="float" office:value="238" calcext:value-type="float">
            <text:p>238</text:p>
          </table:table-cell>
          <table:table-cell table:style-name="ce1" office:value-type="float" office:value="0.003056471" calcext:value-type="float">
            <text:p>3,06E-003</text:p>
          </table:table-cell>
          <table:table-cell table:style-name="ce1" office:value-type="float" office:value="-0.05504476" calcext:value-type="float">
            <text:p>-5,50E-002</text:p>
          </table:table-cell>
          <table:table-cell table:formula="of:= ABS([.B240])" office:value-type="float" office:value="0.003056471" calcext:value-type="float">
            <text:p>3,06E-03</text:p>
          </table:table-cell>
          <table:table-cell table:formula="of:= ABS([.C240])" office:value-type="float" office:value="0.05504476" calcext:value-type="float">
            <text:p>5,50E-02</text:p>
          </table:table-cell>
          <table:table-cell table:formula="of:=10*LOG10([.D240]/1000)" office:value-type="float" office:value="-55.1477972046956" calcext:value-type="float">
            <text:p>-55,15</text:p>
          </table:table-cell>
          <table:table-cell table:formula="of:=10*LOG10([.E240]/1000)" office:value-type="float" office:value="-42.5928401749877" calcext:value-type="float">
            <text:p>-42,59</text:p>
          </table:table-cell>
        </table:table-row>
        <table:table-row table:style-name="ro1">
          <table:table-cell table:formula="of:=[.A240]+1" office:value-type="float" office:value="239" calcext:value-type="float">
            <text:p>239</text:p>
          </table:table-cell>
          <table:table-cell table:style-name="ce1" office:value-type="float" office:value="-0.003165693" calcext:value-type="float">
            <text:p>-3,17E-003</text:p>
          </table:table-cell>
          <table:table-cell table:style-name="ce1" office:value-type="float" office:value="-0.05111074" calcext:value-type="float">
            <text:p>-5,11E-002</text:p>
          </table:table-cell>
          <table:table-cell table:formula="of:= ABS([.B241])" office:value-type="float" office:value="0.003165693" calcext:value-type="float">
            <text:p>3,17E-03</text:p>
          </table:table-cell>
          <table:table-cell table:formula="of:= ABS([.C241])" office:value-type="float" office:value="0.05111074" calcext:value-type="float">
            <text:p>5,11E-02</text:p>
          </table:table-cell>
          <table:table-cell table:formula="of:=10*LOG10([.D241]/1000)" office:value-type="float" office:value="-54.9953120408852" calcext:value-type="float">
            <text:p>-55,00</text:p>
          </table:table-cell>
          <table:table-cell table:formula="of:=10*LOG10([.E241]/1000)" office:value-type="float" office:value="-42.9148783112479" calcext:value-type="float">
            <text:p>-42,91</text:p>
          </table:table-cell>
        </table:table-row>
        <table:table-row table:style-name="ro1">
          <table:table-cell table:formula="of:=[.A241]+1" office:value-type="float" office:value="240" calcext:value-type="float">
            <text:p>240</text:p>
          </table:table-cell>
          <table:table-cell table:style-name="ce1" office:value-type="float" office:value="0.003044103" calcext:value-type="float">
            <text:p>3,04E-003</text:p>
          </table:table-cell>
          <table:table-cell table:style-name="ce1" office:value-type="float" office:value="-0.05503694" calcext:value-type="float">
            <text:p>-5,50E-002</text:p>
          </table:table-cell>
          <table:table-cell table:formula="of:= ABS([.B242])" office:value-type="float" office:value="0.003044103" calcext:value-type="float">
            <text:p>3,04E-03</text:p>
          </table:table-cell>
          <table:table-cell table:formula="of:= ABS([.C242])" office:value-type="float" office:value="0.05503694" calcext:value-type="float">
            <text:p>5,50E-02</text:p>
          </table:table-cell>
          <table:table-cell table:formula="of:=10*LOG10([.D242]/1000)" office:value-type="float" office:value="-55.1654065690316" calcext:value-type="float">
            <text:p>-55,17</text:p>
          </table:table-cell>
          <table:table-cell table:formula="of:=10*LOG10([.E242]/1000)" office:value-type="float" office:value="-42.5934572044947" calcext:value-type="float">
            <text:p>-42,59</text:p>
          </table:table-cell>
        </table:table-row>
        <table:table-row table:style-name="ro1">
          <table:table-cell table:formula="of:=[.A242]+1" office:value-type="float" office:value="241" calcext:value-type="float">
            <text:p>241</text:p>
          </table:table-cell>
          <table:table-cell table:style-name="ce1" office:value-type="float" office:value="-0.003152451" calcext:value-type="float">
            <text:p>-3,15E-003</text:p>
          </table:table-cell>
          <table:table-cell table:style-name="ce1" office:value-type="float" office:value="-0.05111911" calcext:value-type="float">
            <text:p>-5,11E-002</text:p>
          </table:table-cell>
          <table:table-cell table:formula="of:= ABS([.B243])" office:value-type="float" office:value="0.003152451" calcext:value-type="float">
            <text:p>3,15E-03</text:p>
          </table:table-cell>
          <table:table-cell table:formula="of:= ABS([.C243])" office:value-type="float" office:value="0.05111911" calcext:value-type="float">
            <text:p>5,11E-02</text:p>
          </table:table-cell>
          <table:table-cell table:formula="of:=10*LOG10([.D243]/1000)" office:value-type="float" office:value="-55.0135165514187" calcext:value-type="float">
            <text:p>-55,01</text:p>
          </table:table-cell>
          <table:table-cell table:formula="of:=10*LOG10([.E243]/1000)" office:value-type="float" office:value="-42.914167159892" calcext:value-type="float">
            <text:p>-42,91</text:p>
          </table:table-cell>
        </table:table-row>
        <table:table-row table:style-name="ro1">
          <table:table-cell table:formula="of:=[.A243]+1" office:value-type="float" office:value="242" calcext:value-type="float">
            <text:p>242</text:p>
          </table:table-cell>
          <table:table-cell table:style-name="ce1" office:value-type="float" office:value="0.003031886" calcext:value-type="float">
            <text:p>3,03E-003</text:p>
          </table:table-cell>
          <table:table-cell table:style-name="ce1" office:value-type="float" office:value="-0.05502921" calcext:value-type="float">
            <text:p>-5,50E-002</text:p>
          </table:table-cell>
          <table:table-cell table:formula="of:= ABS([.B244])" office:value-type="float" office:value="0.003031886" calcext:value-type="float">
            <text:p>3,03E-03</text:p>
          </table:table-cell>
          <table:table-cell table:formula="of:= ABS([.C244])" office:value-type="float" office:value="0.05502921" calcext:value-type="float">
            <text:p>5,50E-02</text:p>
          </table:table-cell>
          <table:table-cell table:formula="of:=10*LOG10([.D244]/1000)" office:value-type="float" office:value="-55.1828713236113" calcext:value-type="float">
            <text:p>-55,18</text:p>
          </table:table-cell>
          <table:table-cell table:formula="of:=10*LOG10([.E244]/1000)" office:value-type="float" office:value="-42.5940672188089" calcext:value-type="float">
            <text:p>-42,59</text:p>
          </table:table-cell>
        </table:table-row>
        <table:table-row table:style-name="ro1">
          <table:table-cell table:formula="of:=[.A244]+1" office:value-type="float" office:value="243" calcext:value-type="float">
            <text:p>243</text:p>
          </table:table-cell>
          <table:table-cell table:style-name="ce1" office:value-type="float" office:value="-0.003139373" calcext:value-type="float">
            <text:p>-3,14E-003</text:p>
          </table:table-cell>
          <table:table-cell table:style-name="ce1" office:value-type="float" office:value="-0.05112738" calcext:value-type="float">
            <text:p>-5,11E-002</text:p>
          </table:table-cell>
          <table:table-cell table:formula="of:= ABS([.B245])" office:value-type="float" office:value="0.003139373" calcext:value-type="float">
            <text:p>3,14E-03</text:p>
          </table:table-cell>
          <table:table-cell table:formula="of:= ABS([.C245])" office:value-type="float" office:value="0.05112738" calcext:value-type="float">
            <text:p>5,11E-02</text:p>
          </table:table-cell>
          <table:table-cell table:formula="of:=10*LOG10([.D245]/1000)" office:value-type="float" office:value="-55.0315708117222" calcext:value-type="float">
            <text:p>-55,03</text:p>
          </table:table-cell>
          <table:table-cell table:formula="of:=10*LOG10([.E245]/1000)" office:value-type="float" office:value="-42.9134646193211" calcext:value-type="float">
            <text:p>-42,91</text:p>
          </table:table-cell>
        </table:table-row>
        <table:table-row table:style-name="ro1">
          <table:table-cell table:formula="of:=[.A245]+1" office:value-type="float" office:value="244" calcext:value-type="float">
            <text:p>244</text:p>
          </table:table-cell>
          <table:table-cell table:style-name="ce1" office:value-type="float" office:value="0.003019815" calcext:value-type="float">
            <text:p>3,02E-003</text:p>
          </table:table-cell>
          <table:table-cell table:style-name="ce1" office:value-type="float" office:value="-0.05502158" calcext:value-type="float">
            <text:p>-5,50E-002</text:p>
          </table:table-cell>
          <table:table-cell table:formula="of:= ABS([.B246])" office:value-type="float" office:value="0.003019815" calcext:value-type="float">
            <text:p>3,02E-03</text:p>
          </table:table-cell>
          <table:table-cell table:formula="of:= ABS([.C246])" office:value-type="float" office:value="0.05502158" calcext:value-type="float">
            <text:p>5,50E-02</text:p>
          </table:table-cell>
          <table:table-cell table:formula="of:=10*LOG10([.D246]/1000)" office:value-type="float" office:value="-55.2001966198991" calcext:value-type="float">
            <text:p>-55,20</text:p>
          </table:table-cell>
          <table:table-cell table:formula="of:=10*LOG10([.E246]/1000)" office:value-type="float" office:value="-42.5946694256449" calcext:value-type="float">
            <text:p>-42,59</text:p>
          </table:table-cell>
        </table:table-row>
        <table:table-row table:style-name="ro1">
          <table:table-cell table:formula="of:=[.A246]+1" office:value-type="float" office:value="245" calcext:value-type="float">
            <text:p>245</text:p>
          </table:table-cell>
          <table:table-cell table:style-name="ce1" office:value-type="float" office:value="-0.003126456" calcext:value-type="float">
            <text:p>-3,13E-003</text:p>
          </table:table-cell>
          <table:table-cell table:style-name="ce1" office:value-type="float" office:value="-0.05113555" calcext:value-type="float">
            <text:p>-5,11E-002</text:p>
          </table:table-cell>
          <table:table-cell table:formula="of:= ABS([.B247])" office:value-type="float" office:value="0.003126456" calcext:value-type="float">
            <text:p>3,13E-03</text:p>
          </table:table-cell>
          <table:table-cell table:formula="of:= ABS([.C247])" office:value-type="float" office:value="0.05113555" calcext:value-type="float">
            <text:p>5,11E-02</text:p>
          </table:table-cell>
          <table:table-cell table:formula="of:=10*LOG10([.D247]/1000)" office:value-type="float" office:value="-55.049476789589" calcext:value-type="float">
            <text:p>-55,05</text:p>
          </table:table-cell>
          <table:table-cell table:formula="of:=10*LOG10([.E247]/1000)" office:value-type="float" office:value="-42.9127706853756" calcext:value-type="float">
            <text:p>-42,91</text:p>
          </table:table-cell>
        </table:table-row>
        <table:table-row table:style-name="ro1">
          <table:table-cell table:formula="of:=[.A247]+1" office:value-type="float" office:value="246" calcext:value-type="float">
            <text:p>246</text:p>
          </table:table-cell>
          <table:table-cell table:style-name="ce1" office:value-type="float" office:value="0.00300789" calcext:value-type="float">
            <text:p>3,01E-003</text:p>
          </table:table-cell>
          <table:table-cell table:style-name="ce1" office:value-type="float" office:value="-0.05501404" calcext:value-type="float">
            <text:p>-5,50E-002</text:p>
          </table:table-cell>
          <table:table-cell table:formula="of:= ABS([.B248])" office:value-type="float" office:value="0.00300789" calcext:value-type="float">
            <text:p>3,01E-03</text:p>
          </table:table-cell>
          <table:table-cell table:formula="of:= ABS([.C248])" office:value-type="float" office:value="0.05501404" calcext:value-type="float">
            <text:p>5,50E-02</text:p>
          </table:table-cell>
          <table:table-cell table:formula="of:=10*LOG10([.D248]/1000)" office:value-type="float" office:value="-55.2173805015039" calcext:value-type="float">
            <text:p>-55,22</text:p>
          </table:table-cell>
          <table:table-cell table:formula="of:=10*LOG10([.E248]/1000)" office:value-type="float" office:value="-42.5952646111673" calcext:value-type="float">
            <text:p>-42,60</text:p>
          </table:table-cell>
        </table:table-row>
        <table:table-row table:style-name="ro1">
          <table:table-cell table:formula="of:=[.A248]+1" office:value-type="float" office:value="247" calcext:value-type="float">
            <text:p>247</text:p>
          </table:table-cell>
          <table:table-cell table:style-name="ce1" office:value-type="float" office:value="-0.003113697" calcext:value-type="float">
            <text:p>-3,11E-003</text:p>
          </table:table-cell>
          <table:table-cell table:style-name="ce1" office:value-type="float" office:value="-0.05114362" calcext:value-type="float">
            <text:p>-5,11E-002</text:p>
          </table:table-cell>
          <table:table-cell table:formula="of:= ABS([.B249])" office:value-type="float" office:value="0.003113697" calcext:value-type="float">
            <text:p>3,11E-03</text:p>
          </table:table-cell>
          <table:table-cell table:formula="of:= ABS([.C249])" office:value-type="float" office:value="0.05114362" calcext:value-type="float">
            <text:p>5,11E-02</text:p>
          </table:table-cell>
          <table:table-cell table:formula="of:=10*LOG10([.D249]/1000)" office:value-type="float" office:value="-55.0672365176485" calcext:value-type="float">
            <text:p>-55,07</text:p>
          </table:table-cell>
          <table:table-cell table:formula="of:=10*LOG10([.E249]/1000)" office:value-type="float" office:value="-42.9120853539486" calcext:value-type="float">
            <text:p>-42,91</text:p>
          </table:table-cell>
        </table:table-row>
        <table:table-row table:style-name="ro1">
          <table:table-cell table:formula="of:=[.A249]+1" office:value-type="float" office:value="248" calcext:value-type="float">
            <text:p>248</text:p>
          </table:table-cell>
          <table:table-cell table:style-name="ce1" office:value-type="float" office:value="0.002996106" calcext:value-type="float">
            <text:p>3,00E-003</text:p>
          </table:table-cell>
          <table:table-cell table:style-name="ce1" office:value-type="float" office:value="-0.05500659" calcext:value-type="float">
            <text:p>-5,50E-002</text:p>
          </table:table-cell>
          <table:table-cell table:formula="of:= ABS([.B250])" office:value-type="float" office:value="0.002996106" calcext:value-type="float">
            <text:p>3,00E-03</text:p>
          </table:table-cell>
          <table:table-cell table:formula="of:= ABS([.C250])" office:value-type="float" office:value="0.05500659" calcext:value-type="float">
            <text:p>5,50E-02</text:p>
          </table:table-cell>
          <table:table-cell table:formula="of:=10*LOG10([.D250]/1000)" office:value-type="float" office:value="-55.2344282568528" calcext:value-type="float">
            <text:p>-55,23</text:p>
          </table:table-cell>
          <table:table-cell table:formula="of:=10*LOG10([.E250]/1000)" office:value-type="float" office:value="-42.5958527724776" calcext:value-type="float">
            <text:p>-42,60</text:p>
          </table:table-cell>
        </table:table-row>
        <table:table-row table:style-name="ro1">
          <table:table-cell table:formula="of:=[.A250]+1" office:value-type="float" office:value="249" calcext:value-type="float">
            <text:p>249</text:p>
          </table:table-cell>
          <table:table-cell table:style-name="ce1" office:value-type="float" office:value="-0.003101093" calcext:value-type="float">
            <text:p>-3,10E-003</text:p>
          </table:table-cell>
          <table:table-cell table:style-name="ce1" office:value-type="float" office:value="-0.05115159" calcext:value-type="float">
            <text:p>-5,12E-002</text:p>
          </table:table-cell>
          <table:table-cell table:formula="of:= ABS([.B251])" office:value-type="float" office:value="0.003101093" calcext:value-type="float">
            <text:p>3,10E-03</text:p>
          </table:table-cell>
          <table:table-cell table:formula="of:= ABS([.C251])" office:value-type="float" office:value="0.05115159" calcext:value-type="float">
            <text:p>5,12E-02</text:p>
          </table:table-cell>
          <table:table-cell table:formula="of:=10*LOG10([.D251]/1000)" office:value-type="float" office:value="-55.0848520932501" calcext:value-type="float">
            <text:p>-55,08</text:p>
          </table:table-cell>
          <table:table-cell table:formula="of:=10*LOG10([.E251]/1000)" office:value-type="float" office:value="-42.9114086209857" calcext:value-type="float">
            <text:p>-42,91</text:p>
          </table:table-cell>
        </table:table-row>
        <table:table-row table:style-name="ro1">
          <table:table-cell table:formula="of:=[.A251]+1" office:value-type="float" office:value="250" calcext:value-type="float">
            <text:p>250</text:p>
          </table:table-cell>
          <table:table-cell table:style-name="ce1" office:value-type="float" office:value="0.00298446" calcext:value-type="float">
            <text:p>2,98E-003</text:p>
          </table:table-cell>
          <table:table-cell table:style-name="ce1" office:value-type="float" office:value="-0.05499923" calcext:value-type="float">
            <text:p>-5,50E-002</text:p>
          </table:table-cell>
          <table:table-cell table:formula="of:= ABS([.B252])" office:value-type="float" office:value="0.00298446" calcext:value-type="float">
            <text:p>2,98E-03</text:p>
          </table:table-cell>
          <table:table-cell table:formula="of:= ABS([.C252])" office:value-type="float" office:value="0.05499923" calcext:value-type="float">
            <text:p>5,50E-02</text:p>
          </table:table-cell>
          <table:table-cell table:formula="of:=10*LOG10([.D252]/1000)" office:value-type="float" office:value="-55.2513423747785" calcext:value-type="float">
            <text:p>-55,25</text:p>
          </table:table-cell>
          <table:table-cell table:formula="of:=10*LOG10([.E252]/1000)" office:value-type="float" office:value="-42.5964339067106" calcext:value-type="float">
            <text:p>-42,60</text:p>
          </table:table-cell>
        </table:table-row>
        <table:table-row table:style-name="ro1">
          <table:table-cell table:formula="of:=[.A252]+1" office:value-type="float" office:value="251" calcext:value-type="float">
            <text:p>251</text:p>
          </table:table-cell>
          <table:table-cell table:style-name="ce1" office:value-type="float" office:value="-0.00308864" calcext:value-type="float">
            <text:p>-3,09E-003</text:p>
          </table:table-cell>
          <table:table-cell table:style-name="ce1" office:value-type="float" office:value="-0.05115946" calcext:value-type="float">
            <text:p>-5,12E-002</text:p>
          </table:table-cell>
          <table:table-cell table:formula="of:= ABS([.B253])" office:value-type="float" office:value="0.00308864" calcext:value-type="float">
            <text:p>3,09E-03</text:p>
          </table:table-cell>
          <table:table-cell table:formula="of:= ABS([.C253])" office:value-type="float" office:value="0.05115946" calcext:value-type="float">
            <text:p>5,12E-02</text:p>
          </table:table-cell>
          <table:table-cell table:formula="of:=10*LOG10([.D253]/1000)" office:value-type="float" office:value="-55.1023270844335" calcext:value-type="float">
            <text:p>-55,10</text:p>
          </table:table-cell>
          <table:table-cell table:formula="of:=10*LOG10([.E253]/1000)" office:value-type="float" office:value="-42.9107404824846" calcext:value-type="float">
            <text:p>-42,91</text:p>
          </table:table-cell>
        </table:table-row>
        <table:table-row table:style-name="ro1">
          <table:table-cell table:formula="of:=[.A253]+1" office:value-type="float" office:value="252" calcext:value-type="float">
            <text:p>252</text:p>
          </table:table-cell>
          <table:table-cell table:style-name="ce1" office:value-type="float" office:value="0.002972951" calcext:value-type="float">
            <text:p>2,97E-003</text:p>
          </table:table-cell>
          <table:table-cell table:style-name="ce1" office:value-type="float" office:value="-0.05499195" calcext:value-type="float">
            <text:p>-5,50E-002</text:p>
          </table:table-cell>
          <table:table-cell table:formula="of:= ABS([.B254])" office:value-type="float" office:value="0.002972951" calcext:value-type="float">
            <text:p>2,97E-03</text:p>
          </table:table-cell>
          <table:table-cell table:formula="of:= ABS([.C254])" office:value-type="float" office:value="0.05499195" calcext:value-type="float">
            <text:p>5,50E-02</text:p>
          </table:table-cell>
          <table:table-cell table:formula="of:=10*LOG10([.D254]/1000)" office:value-type="float" office:value="-55.2681224875167" calcext:value-type="float">
            <text:p>-55,27</text:p>
          </table:table-cell>
          <table:table-cell table:formula="of:=10*LOG10([.E254]/1000)" office:value-type="float" office:value="-42.5970088007763" calcext:value-type="float">
            <text:p>-42,60</text:p>
          </table:table-cell>
        </table:table-row>
        <table:table-row table:style-name="ro1">
          <table:table-cell table:formula="of:=[.A254]+1" office:value-type="float" office:value="253" calcext:value-type="float">
            <text:p>253</text:p>
          </table:table-cell>
          <table:table-cell table:style-name="ce1" office:value-type="float" office:value="-0.003076336" calcext:value-type="float">
            <text:p>-3,08E-003</text:p>
          </table:table-cell>
          <table:table-cell table:style-name="ce1" office:value-type="float" office:value="-0.05116724" calcext:value-type="float">
            <text:p>-5,12E-002</text:p>
          </table:table-cell>
          <table:table-cell table:formula="of:= ABS([.B255])" office:value-type="float" office:value="0.003076336" calcext:value-type="float">
            <text:p>3,08E-03</text:p>
          </table:table-cell>
          <table:table-cell table:formula="of:= ABS([.C255])" office:value-type="float" office:value="0.05116724" calcext:value-type="float">
            <text:p>5,12E-02</text:p>
          </table:table-cell>
          <table:table-cell table:formula="of:=10*LOG10([.D255]/1000)" office:value-type="float" office:value="-55.1196623227219" calcext:value-type="float">
            <text:p>-55,12</text:p>
          </table:table-cell>
          <table:table-cell table:formula="of:=10*LOG10([.E255]/1000)" office:value-type="float" office:value="-42.910080085721" calcext:value-type="float">
            <text:p>-42,91</text:p>
          </table:table-cell>
        </table:table-row>
        <table:table-row table:style-name="ro1">
          <table:table-cell table:formula="of:=[.A255]+1" office:value-type="float" office:value="254" calcext:value-type="float">
            <text:p>254</text:p>
          </table:table-cell>
          <table:table-cell table:style-name="ce1" office:value-type="float" office:value="0.002961575" calcext:value-type="float">
            <text:p>2,96E-003</text:p>
          </table:table-cell>
          <table:table-cell table:style-name="ce1" office:value-type="float" office:value="-0.05498476" calcext:value-type="float">
            <text:p>-5,50E-002</text:p>
          </table:table-cell>
          <table:table-cell table:formula="of:= ABS([.B256])" office:value-type="float" office:value="0.002961575" calcext:value-type="float">
            <text:p>2,96E-03</text:p>
          </table:table-cell>
          <table:table-cell table:formula="of:= ABS([.C256])" office:value-type="float" office:value="0.05498476" calcext:value-type="float">
            <text:p>5,50E-02</text:p>
          </table:table-cell>
          <table:table-cell table:formula="of:=10*LOG10([.D256]/1000)" office:value-type="float" office:value="-55.2847726465272" calcext:value-type="float">
            <text:p>-55,28</text:p>
          </table:table-cell>
          <table:table-cell table:formula="of:=10*LOG10([.E256]/1000)" office:value-type="float" office:value="-42.5975766623407" calcext:value-type="float">
            <text:p>-42,60</text:p>
          </table:table-cell>
        </table:table-row>
        <table:table-row table:style-name="ro1">
          <table:table-cell table:formula="of:=[.A256]+1" office:value-type="float" office:value="255" calcext:value-type="float">
            <text:p>255</text:p>
          </table:table-cell>
          <table:table-cell table:style-name="ce1" office:value-type="float" office:value="-0.003064178" calcext:value-type="float">
            <text:p>-3,06E-003</text:p>
          </table:table-cell>
          <table:table-cell table:style-name="ce1" office:value-type="float" office:value="-0.05117493" calcext:value-type="float">
            <text:p>-5,12E-002</text:p>
          </table:table-cell>
          <table:table-cell table:formula="of:= ABS([.B257])" office:value-type="float" office:value="0.003064178" calcext:value-type="float">
            <text:p>3,06E-03</text:p>
          </table:table-cell>
          <table:table-cell table:formula="of:= ABS([.C257])" office:value-type="float" office:value="0.05117493" calcext:value-type="float">
            <text:p>5,12E-02</text:p>
          </table:table-cell>
          <table:table-cell table:formula="of:=10*LOG10([.D257]/1000)" office:value-type="float" office:value="-55.1368600987089" calcext:value-type="float">
            <text:p>-55,14</text:p>
          </table:table-cell>
          <table:table-cell table:formula="of:=10*LOG10([.E257]/1000)" office:value-type="float" office:value="-42.9094274271791" calcext:value-type="float">
            <text:p>-42,91</text:p>
          </table:table-cell>
        </table:table-row>
        <table:table-row table:style-name="ro1">
          <table:table-cell table:formula="of:=[.A257]+1" office:value-type="float" office:value="256" calcext:value-type="float">
            <text:p>256</text:p>
          </table:table-cell>
          <table:table-cell table:style-name="ce1" office:value-type="float" office:value="0.002950331" calcext:value-type="float">
            <text:p>2,95E-003</text:p>
          </table:table-cell>
          <table:table-cell table:style-name="ce1" office:value-type="float" office:value="-0.05497765" calcext:value-type="float">
            <text:p>-5,50E-002</text:p>
          </table:table-cell>
          <table:table-cell table:formula="of:= ABS([.B258])" office:value-type="float" office:value="0.002950331" calcext:value-type="float">
            <text:p>2,95E-03</text:p>
          </table:table-cell>
          <table:table-cell table:formula="of:= ABS([.C258])" office:value-type="float" office:value="0.05497765" calcext:value-type="float">
            <text:p>5,50E-02</text:p>
          </table:table-cell>
          <table:table-cell table:formula="of:=10*LOG10([.D258]/1000)" office:value-type="float" office:value="-55.3012925744238" calcext:value-type="float">
            <text:p>-55,30</text:p>
          </table:table-cell>
          <table:table-cell table:formula="of:=10*LOG10([.E258]/1000)" office:value-type="float" office:value="-42.5981382785822" calcext:value-type="float">
            <text:p>-42,60</text:p>
          </table:table-cell>
        </table:table-row>
        <table:table-row table:style-name="ro1">
          <table:table-cell table:formula="of:=[.A258]+1" office:value-type="float" office:value="257" calcext:value-type="float">
            <text:p>257</text:p>
          </table:table-cell>
          <table:table-cell table:style-name="ce1" office:value-type="float" office:value="-0.003052162" calcext:value-type="float">
            <text:p>-3,05E-003</text:p>
          </table:table-cell>
          <table:table-cell table:style-name="ce1" office:value-type="float" office:value="-0.05118252" calcext:value-type="float">
            <text:p>-5,12E-002</text:p>
          </table:table-cell>
          <table:table-cell table:formula="of:= ABS([.B259])" office:value-type="float" office:value="0.003052162" calcext:value-type="float">
            <text:p>3,05E-03</text:p>
          </table:table-cell>
          <table:table-cell table:formula="of:= ABS([.C259])" office:value-type="float" office:value="0.05118252" calcext:value-type="float">
            <text:p>5,12E-02</text:p>
          </table:table-cell>
          <table:table-cell table:formula="of:=10*LOG10([.D259]/1000)" office:value-type="float" office:value="-55.1539241900061" calcext:value-type="float">
            <text:p>-55,15</text:p>
          </table:table-cell>
          <table:table-cell table:formula="of:=10*LOG10([.E259]/1000)" office:value-type="float" office:value="-42.9087833519069" calcext:value-type="float">
            <text:p>-42,91</text:p>
          </table:table-cell>
        </table:table-row>
        <table:table-row table:style-name="ro1">
          <table:table-cell table:formula="of:=[.A259]+1" office:value-type="float" office:value="258" calcext:value-type="float">
            <text:p>258</text:p>
          </table:table-cell>
          <table:table-cell table:style-name="ce1" office:value-type="float" office:value="0.002939214" calcext:value-type="float">
            <text:p>2,94E-003</text:p>
          </table:table-cell>
          <table:table-cell table:style-name="ce1" office:value-type="float" office:value="-0.05497062" calcext:value-type="float">
            <text:p>-5,50E-002</text:p>
          </table:table-cell>
          <table:table-cell table:formula="of:= ABS([.B260])" office:value-type="float" office:value="0.002939214" calcext:value-type="float">
            <text:p>2,94E-03</text:p>
          </table:table-cell>
          <table:table-cell table:formula="of:= ABS([.C260])" office:value-type="float" office:value="0.05497062" calcext:value-type="float">
            <text:p>5,50E-02</text:p>
          </table:table-cell>
          <table:table-cell table:formula="of:=10*LOG10([.D260]/1000)" office:value-type="float" office:value="-55.3176879241134" calcext:value-type="float">
            <text:p>-55,32</text:p>
          </table:table-cell>
          <table:table-cell table:formula="of:=10*LOG10([.E260]/1000)" office:value-type="float" office:value="-42.5986936470681" calcext:value-type="float">
            <text:p>-42,60</text:p>
          </table:table-cell>
        </table:table-row>
        <table:table-row table:style-name="ro1">
          <table:table-cell table:formula="of:=[.A260]+1" office:value-type="float" office:value="259" calcext:value-type="float">
            <text:p>259</text:p>
          </table:table-cell>
          <table:table-cell table:style-name="ce1" office:value-type="float" office:value="-0.003040286" calcext:value-type="float">
            <text:p>-3,04E-003</text:p>
          </table:table-cell>
          <table:table-cell table:style-name="ce1" office:value-type="float" office:value="-0.05119003" calcext:value-type="float">
            <text:p>-5,12E-002</text:p>
          </table:table-cell>
          <table:table-cell table:formula="of:= ABS([.B261])" office:value-type="float" office:value="0.003040286" calcext:value-type="float">
            <text:p>3,04E-03</text:p>
          </table:table-cell>
          <table:table-cell table:formula="of:= ABS([.C261])" office:value-type="float" office:value="0.05119003" calcext:value-type="float">
            <text:p>5,12E-02</text:p>
          </table:table-cell>
          <table:table-cell table:formula="of:=10*LOG10([.D261]/1000)" office:value-type="float" office:value="-55.1708556034536" calcext:value-type="float">
            <text:p>-55,17</text:p>
          </table:table-cell>
          <table:table-cell table:formula="of:=10*LOG10([.E261]/1000)" office:value-type="float" office:value="-42.908146159307" calcext:value-type="float">
            <text:p>-42,91</text:p>
          </table:table-cell>
        </table:table-row>
        <table:table-row table:style-name="ro1">
          <table:table-cell table:formula="of:=[.A261]+1" office:value-type="float" office:value="260" calcext:value-type="float">
            <text:p>260</text:p>
          </table:table-cell>
          <table:table-cell table:style-name="ce1" office:value-type="float" office:value="0.002928224" calcext:value-type="float">
            <text:p>2,93E-003</text:p>
          </table:table-cell>
          <table:table-cell table:style-name="ce1" office:value-type="float" office:value="-0.05496367" calcext:value-type="float">
            <text:p>-5,50E-002</text:p>
          </table:table-cell>
          <table:table-cell table:formula="of:= ABS([.B262])" office:value-type="float" office:value="0.002928224" calcext:value-type="float">
            <text:p>2,93E-03</text:p>
          </table:table-cell>
          <table:table-cell table:formula="of:= ABS([.C262])" office:value-type="float" office:value="0.05496367" calcext:value-type="float">
            <text:p>5,50E-02</text:p>
          </table:table-cell>
          <table:table-cell table:formula="of:=10*LOG10([.D262]/1000)" office:value-type="float" office:value="-55.3339570417001" calcext:value-type="float">
            <text:p>-55,33</text:p>
          </table:table-cell>
          <table:table-cell table:formula="of:=10*LOG10([.E262]/1000)" office:value-type="float" office:value="-42.599242765392" calcext:value-type="float">
            <text:p>-42,60</text:p>
          </table:table-cell>
        </table:table-row>
        <table:table-row table:style-name="ro1">
          <table:table-cell table:formula="of:=[.A262]+1" office:value-type="float" office:value="261" calcext:value-type="float">
            <text:p>261</text:p>
          </table:table-cell>
          <table:table-cell table:style-name="ce1" office:value-type="float" office:value="-0.003028547" calcext:value-type="float">
            <text:p>-3,03E-003</text:p>
          </table:table-cell>
          <table:table-cell table:style-name="ce1" office:value-type="float" office:value="-0.05119745" calcext:value-type="float">
            <text:p>-5,12E-002</text:p>
          </table:table-cell>
          <table:table-cell table:formula="of:= ABS([.B263])" office:value-type="float" office:value="0.003028547" calcext:value-type="float">
            <text:p>3,03E-03</text:p>
          </table:table-cell>
          <table:table-cell table:formula="of:= ABS([.C263])" office:value-type="float" office:value="0.05119745" calcext:value-type="float">
            <text:p>5,12E-02</text:p>
          </table:table-cell>
          <table:table-cell table:formula="of:=10*LOG10([.D263]/1000)" office:value-type="float" office:value="-55.1876568213531" calcext:value-type="float">
            <text:p>-55,19</text:p>
          </table:table-cell>
          <table:table-cell table:formula="of:=10*LOG10([.E263]/1000)" office:value-type="float" office:value="-42.9075166946378" calcext:value-type="float">
            <text:p>-42,91</text:p>
          </table:table-cell>
        </table:table-row>
        <table:table-row table:style-name="ro1">
          <table:table-cell table:formula="of:=[.A263]+1" office:value-type="float" office:value="262" calcext:value-type="float">
            <text:p>262</text:p>
          </table:table-cell>
          <table:table-cell table:style-name="ce1" office:value-type="float" office:value="0.002917357" calcext:value-type="float">
            <text:p>2,92E-003</text:p>
          </table:table-cell>
          <table:table-cell table:style-name="ce1" office:value-type="float" office:value="-0.0549568" calcext:value-type="float">
            <text:p>-5,50E-002</text:p>
          </table:table-cell>
          <table:table-cell table:formula="of:= ABS([.B264])" office:value-type="float" office:value="0.002917357" calcext:value-type="float">
            <text:p>2,92E-03</text:p>
          </table:table-cell>
          <table:table-cell table:formula="of:= ABS([.C264])" office:value-type="float" office:value="0.0549568" calcext:value-type="float">
            <text:p>5,50E-02</text:p>
          </table:table-cell>
          <table:table-cell table:formula="of:=10*LOG10([.D264]/1000)" office:value-type="float" office:value="-55.3501042256039" calcext:value-type="float">
            <text:p>-55,35</text:p>
          </table:table-cell>
          <table:table-cell table:formula="of:=10*LOG10([.E264]/1000)" office:value-type="float" office:value="-42.5997856311739" calcext:value-type="float">
            <text:p>-42,60</text:p>
          </table:table-cell>
        </table:table-row>
        <table:table-row table:style-name="ro1">
          <table:table-cell table:formula="of:=[.A264]+1" office:value-type="float" office:value="263" calcext:value-type="float">
            <text:p>263</text:p>
          </table:table-cell>
          <table:table-cell table:style-name="ce1" office:value-type="float" office:value="-0.003016944" calcext:value-type="float">
            <text:p>-3,02E-003</text:p>
          </table:table-cell>
          <table:table-cell table:style-name="ce1" office:value-type="float" office:value="-0.05120479" calcext:value-type="float">
            <text:p>-5,12E-002</text:p>
          </table:table-cell>
          <table:table-cell table:formula="of:= ABS([.B265])" office:value-type="float" office:value="0.003016944" calcext:value-type="float">
            <text:p>3,02E-03</text:p>
          </table:table-cell>
          <table:table-cell table:formula="of:= ABS([.C265])" office:value-type="float" office:value="0.05120479" calcext:value-type="float">
            <text:p>5,12E-02</text:p>
          </table:table-cell>
          <table:table-cell table:formula="of:=10*LOG10([.D265]/1000)" office:value-type="float" office:value="-55.204327510503" calcext:value-type="float">
            <text:p>-55,20</text:p>
          </table:table-cell>
          <table:table-cell table:formula="of:=10*LOG10([.E265]/1000)" office:value-type="float" office:value="-42.9068941064009" calcext:value-type="float">
            <text:p>-42,91</text:p>
          </table:table-cell>
        </table:table-row>
        <table:table-row table:style-name="ro1">
          <table:table-cell table:formula="of:=[.A265]+1" office:value-type="float" office:value="264" calcext:value-type="float">
            <text:p>264</text:p>
          </table:table-cell>
          <table:table-cell table:style-name="ce1" office:value-type="float" office:value="0.002906611" calcext:value-type="float">
            <text:p>2,91E-003</text:p>
          </table:table-cell>
          <table:table-cell table:style-name="ce1" office:value-type="float" office:value="-0.05495001" calcext:value-type="float">
            <text:p>-5,50E-002</text:p>
          </table:table-cell>
          <table:table-cell table:formula="of:= ABS([.B266])" office:value-type="float" office:value="0.002906611" calcext:value-type="float">
            <text:p>2,91E-03</text:p>
          </table:table-cell>
          <table:table-cell table:formula="of:= ABS([.C266])" office:value-type="float" office:value="0.05495001" calcext:value-type="float">
            <text:p>5,50E-02</text:p>
          </table:table-cell>
          <table:table-cell table:formula="of:=10*LOG10([.D266]/1000)" office:value-type="float" office:value="-55.3661308720372" calcext:value-type="float">
            <text:p>-55,37</text:p>
          </table:table-cell>
          <table:table-cell table:formula="of:=10*LOG10([.E266]/1000)" office:value-type="float" office:value="-42.6003222420602" calcext:value-type="float">
            <text:p>-42,60</text:p>
          </table:table-cell>
        </table:table-row>
        <table:table-row table:style-name="ro1">
          <table:table-cell table:formula="of:=[.A266]+1" office:value-type="float" office:value="265" calcext:value-type="float">
            <text:p>265</text:p>
          </table:table-cell>
          <table:table-cell table:style-name="ce1" office:value-type="float" office:value="-0.003005472" calcext:value-type="float">
            <text:p>-3,01E-003</text:p>
          </table:table-cell>
          <table:table-cell table:style-name="ce1" office:value-type="float" office:value="-0.05121204" calcext:value-type="float">
            <text:p>-5,12E-002</text:p>
          </table:table-cell>
          <table:table-cell table:formula="of:= ABS([.B267])" office:value-type="float" office:value="0.003005472" calcext:value-type="float">
            <text:p>3,01E-03</text:p>
          </table:table-cell>
          <table:table-cell table:formula="of:= ABS([.C267])" office:value-type="float" office:value="0.05121204" calcext:value-type="float">
            <text:p>5,12E-02</text:p>
          </table:table-cell>
          <table:table-cell table:formula="of:=10*LOG10([.D267]/1000)" office:value-type="float" office:value="-55.2208731371171" calcext:value-type="float">
            <text:p>-55,22</text:p>
          </table:table-cell>
          <table:table-cell table:formula="of:=10*LOG10([.E267]/1000)" office:value-type="float" office:value="-42.9062792396844" calcext:value-type="float">
            <text:p>-42,91</text:p>
          </table:table-cell>
        </table:table-row>
        <table:table-row table:style-name="ro1">
          <table:table-cell table:formula="of:=[.A267]+1" office:value-type="float" office:value="266" calcext:value-type="float">
            <text:p>266</text:p>
          </table:table-cell>
          <table:table-cell table:style-name="ce1" office:value-type="float" office:value="0.002895985" calcext:value-type="float">
            <text:p>2,90E-003</text:p>
          </table:table-cell>
          <table:table-cell table:style-name="ce1" office:value-type="float" office:value="-0.05494329" calcext:value-type="float">
            <text:p>-5,49E-002</text:p>
          </table:table-cell>
          <table:table-cell table:formula="of:= ABS([.B268])" office:value-type="float" office:value="0.002895985" calcext:value-type="float">
            <text:p>2,90E-03</text:p>
          </table:table-cell>
          <table:table-cell table:formula="of:= ABS([.C268])" office:value-type="float" office:value="0.05494329" calcext:value-type="float">
            <text:p>5,49E-02</text:p>
          </table:table-cell>
          <table:table-cell table:formula="of:=10*LOG10([.D268]/1000)" office:value-type="float" office:value="-55.3820369193418" calcext:value-type="float">
            <text:p>-55,38</text:p>
          </table:table-cell>
          <table:table-cell table:formula="of:=10*LOG10([.E268]/1000)" office:value-type="float" office:value="-42.6008533861649" calcext:value-type="float">
            <text:p>-42,60</text:p>
          </table:table-cell>
        </table:table-row>
        <table:table-row table:style-name="ro1">
          <table:table-cell table:formula="of:=[.A268]+1" office:value-type="float" office:value="267" calcext:value-type="float">
            <text:p>267</text:p>
          </table:table-cell>
          <table:table-cell table:style-name="ce1" office:value-type="float" office:value="-0.00299413" calcext:value-type="float">
            <text:p>-2,99E-003</text:p>
          </table:table-cell>
          <table:table-cell table:style-name="ce1" office:value-type="float" office:value="-0.05121921" calcext:value-type="float">
            <text:p>-5,12E-002</text:p>
          </table:table-cell>
          <table:table-cell table:formula="of:= ABS([.B269])" office:value-type="float" office:value="0.00299413" calcext:value-type="float">
            <text:p>2,99E-03</text:p>
          </table:table-cell>
          <table:table-cell table:formula="of:= ABS([.C269])" office:value-type="float" office:value="0.05121921" calcext:value-type="float">
            <text:p>5,12E-02</text:p>
          </table:table-cell>
          <table:table-cell table:formula="of:=10*LOG10([.D269]/1000)" office:value-type="float" office:value="-55.2372934726051" calcext:value-type="float">
            <text:p>-55,24</text:p>
          </table:table-cell>
          <table:table-cell table:formula="of:=10*LOG10([.E269]/1000)" office:value-type="float" office:value="-42.9056712433082" calcext:value-type="float">
            <text:p>-42,91</text:p>
          </table:table-cell>
        </table:table-row>
        <table:table-row table:style-name="ro1">
          <table:table-cell table:formula="of:=[.A269]+1" office:value-type="float" office:value="268" calcext:value-type="float">
            <text:p>268</text:p>
          </table:table-cell>
          <table:table-cell table:style-name="ce1" office:value-type="float" office:value="0.002885475" calcext:value-type="float">
            <text:p>2,89E-003</text:p>
          </table:table-cell>
          <table:table-cell table:style-name="ce1" office:value-type="float" office:value="-0.05493664" calcext:value-type="float">
            <text:p>-5,49E-002</text:p>
          </table:table-cell>
          <table:table-cell table:formula="of:= ABS([.B270])" office:value-type="float" office:value="0.002885475" calcext:value-type="float">
            <text:p>2,89E-03</text:p>
          </table:table-cell>
          <table:table-cell table:formula="of:= ABS([.C270])" office:value-type="float" office:value="0.05493664" calcext:value-type="float">
            <text:p>5,49E-02</text:p>
          </table:table-cell>
          <table:table-cell table:formula="of:=10*LOG10([.D270]/1000)" office:value-type="float" office:value="-55.3978268410322" calcext:value-type="float">
            <text:p>-55,40</text:p>
          </table:table-cell>
          <table:table-cell table:formula="of:=10*LOG10([.E270]/1000)" office:value-type="float" office:value="-42.6013790614739" calcext:value-type="float">
            <text:p>-42,60</text:p>
          </table:table-cell>
        </table:table-row>
        <table:table-row table:style-name="ro1">
          <table:table-cell table:formula="of:=[.A270]+1" office:value-type="float" office:value="269" calcext:value-type="float">
            <text:p>269</text:p>
          </table:table-cell>
          <table:table-cell table:style-name="ce1" office:value-type="float" office:value="-0.002982915" calcext:value-type="float">
            <text:p>-2,98E-003</text:p>
          </table:table-cell>
          <table:table-cell table:style-name="ce1" office:value-type="float" office:value="-0.05122631" calcext:value-type="float">
            <text:p>-5,12E-002</text:p>
          </table:table-cell>
          <table:table-cell table:formula="of:= ABS([.B271])" office:value-type="float" office:value="0.002982915" calcext:value-type="float">
            <text:p>2,98E-03</text:p>
          </table:table-cell>
          <table:table-cell table:formula="of:= ABS([.C271])" office:value-type="float" office:value="0.05122631" calcext:value-type="float">
            <text:p>5,12E-02</text:p>
          </table:table-cell>
          <table:table-cell table:formula="of:=10*LOG10([.D271]/1000)" office:value-type="float" office:value="-55.2535912195035" calcext:value-type="float">
            <text:p>-55,25</text:p>
          </table:table-cell>
          <table:table-cell table:formula="of:=10*LOG10([.E271]/1000)" office:value-type="float" office:value="-42.9050692666036" calcext:value-type="float">
            <text:p>-42,91</text:p>
          </table:table-cell>
        </table:table-row>
        <table:table-row table:style-name="ro1">
          <table:table-cell table:formula="of:=[.A271]+1" office:value-type="float" office:value="270" calcext:value-type="float">
            <text:p>270</text:p>
          </table:table-cell>
          <table:table-cell table:style-name="ce1" office:value-type="float" office:value="0.00287508" calcext:value-type="float">
            <text:p>2,88E-003</text:p>
          </table:table-cell>
          <table:table-cell table:style-name="ce1" office:value-type="float" office:value="-0.05493007" calcext:value-type="float">
            <text:p>-5,49E-002</text:p>
          </table:table-cell>
          <table:table-cell table:formula="of:= ABS([.B272])" office:value-type="float" office:value="0.00287508" calcext:value-type="float">
            <text:p>2,88E-03</text:p>
          </table:table-cell>
          <table:table-cell table:formula="of:= ABS([.C272])" office:value-type="float" office:value="0.05493007" calcext:value-type="float">
            <text:p>5,49E-02</text:p>
          </table:table-cell>
          <table:table-cell table:formula="of:=10*LOG10([.D272]/1000)" office:value-type="float" office:value="-55.4135006642647" calcext:value-type="float">
            <text:p>-55,41</text:p>
          </table:table-cell>
          <table:table-cell table:formula="of:=10*LOG10([.E272]/1000)" office:value-type="float" office:value="-42.6018984753618" calcext:value-type="float">
            <text:p>-42,60</text:p>
          </table:table-cell>
        </table:table-row>
        <table:table-row table:style-name="ro1">
          <table:table-cell table:formula="of:=[.A272]+1" office:value-type="float" office:value="271" calcext:value-type="float">
            <text:p>271</text:p>
          </table:table-cell>
          <table:table-cell table:style-name="ce1" office:value-type="float" office:value="-0.002971825" calcext:value-type="float">
            <text:p>-2,97E-003</text:p>
          </table:table-cell>
          <table:table-cell table:style-name="ce1" office:value-type="float" office:value="-0.05123332" calcext:value-type="float">
            <text:p>-5,12E-002</text:p>
          </table:table-cell>
          <table:table-cell table:formula="of:= ABS([.B273])" office:value-type="float" office:value="0.002971825" calcext:value-type="float">
            <text:p>2,97E-03</text:p>
          </table:table-cell>
          <table:table-cell table:formula="of:= ABS([.C273])" office:value-type="float" office:value="0.05123332" calcext:value-type="float">
            <text:p>5,12E-02</text:p>
          </table:table-cell>
          <table:table-cell table:formula="of:=10*LOG10([.D273]/1000)" office:value-type="float" office:value="-55.2697676818603" calcext:value-type="float">
            <text:p>-55,27</text:p>
          </table:table-cell>
          <table:table-cell table:formula="of:=10*LOG10([.E273]/1000)" office:value-type="float" office:value="-42.9044750024387" calcext:value-type="float">
            <text:p>-42,90</text:p>
          </table:table-cell>
        </table:table-row>
        <table:table-row table:style-name="ro1">
          <table:table-cell table:formula="of:=[.A273]+1" office:value-type="float" office:value="272" calcext:value-type="float">
            <text:p>272</text:p>
          </table:table-cell>
          <table:table-cell table:style-name="ce1" office:value-type="float" office:value="0.002864797" calcext:value-type="float">
            <text:p>2,86E-003</text:p>
          </table:table-cell>
          <table:table-cell table:style-name="ce1" office:value-type="float" office:value="-0.05492357" calcext:value-type="float">
            <text:p>-5,49E-002</text:p>
          </table:table-cell>
          <table:table-cell table:formula="of:= ABS([.B274])" office:value-type="float" office:value="0.002864797" calcext:value-type="float">
            <text:p>2,86E-03</text:p>
          </table:table-cell>
          <table:table-cell table:formula="of:= ABS([.C274])" office:value-type="float" office:value="0.05492357" calcext:value-type="float">
            <text:p>5,49E-02</text:p>
          </table:table-cell>
          <table:table-cell table:formula="of:=10*LOG10([.D274]/1000)" office:value-type="float" office:value="-55.4290614678676" calcext:value-type="float">
            <text:p>-55,43</text:p>
          </table:table-cell>
          <table:table-cell table:formula="of:=10*LOG10([.E274]/1000)" office:value-type="float" office:value="-42.6024124162992" calcext:value-type="float">
            <text:p>-42,60</text:p>
          </table:table-cell>
        </table:table-row>
        <table:table-row table:style-name="ro1">
          <table:table-cell table:formula="of:=[.A274]+1" office:value-type="float" office:value="273" calcext:value-type="float">
            <text:p>273</text:p>
          </table:table-cell>
          <table:table-cell table:style-name="ce1" office:value-type="float" office:value="-0.002960858" calcext:value-type="float">
            <text:p>-2,96E-003</text:p>
          </table:table-cell>
          <table:table-cell table:style-name="ce1" office:value-type="float" office:value="-0.05124025" calcext:value-type="float">
            <text:p>-5,12E-002</text:p>
          </table:table-cell>
          <table:table-cell table:formula="of:= ABS([.B275])" office:value-type="float" office:value="0.002960858" calcext:value-type="float">
            <text:p>2,96E-03</text:p>
          </table:table-cell>
          <table:table-cell table:formula="of:= ABS([.C275])" office:value-type="float" office:value="0.05124025" calcext:value-type="float">
            <text:p>5,12E-02</text:p>
          </table:table-cell>
          <table:table-cell table:formula="of:=10*LOG10([.D275]/1000)" office:value-type="float" office:value="-55.285824204713" calcext:value-type="float">
            <text:p>-55,29</text:p>
          </table:table-cell>
          <table:table-cell table:formula="of:=10*LOG10([.E275]/1000)" office:value-type="float" office:value="-42.903887600094" calcext:value-type="float">
            <text:p>-42,90</text:p>
          </table:table-cell>
        </table:table-row>
        <table:table-row table:style-name="ro1">
          <table:table-cell table:formula="of:=[.A275]+1" office:value-type="float" office:value="274" calcext:value-type="float">
            <text:p>274</text:p>
          </table:table-cell>
          <table:table-cell table:style-name="ce1" office:value-type="float" office:value="0.002854625" calcext:value-type="float">
            <text:p>2,85E-003</text:p>
          </table:table-cell>
          <table:table-cell table:style-name="ce1" office:value-type="float" office:value="-0.05491714" calcext:value-type="float">
            <text:p>-5,49E-002</text:p>
          </table:table-cell>
          <table:table-cell table:formula="of:= ABS([.B276])" office:value-type="float" office:value="0.002854625" calcext:value-type="float">
            <text:p>2,85E-03</text:p>
          </table:table-cell>
          <table:table-cell table:formula="of:= ABS([.C276])" office:value-type="float" office:value="0.05491714" calcext:value-type="float">
            <text:p>5,49E-02</text:p>
          </table:table-cell>
          <table:table-cell table:formula="of:=10*LOG10([.D276]/1000)" office:value-type="float" office:value="-55.4445093509848" calcext:value-type="float">
            <text:p>-55,44</text:p>
          </table:table-cell>
          <table:table-cell table:formula="of:=10*LOG10([.E276]/1000)" office:value-type="float" office:value="-42.6029208823354" calcext:value-type="float">
            <text:p>-42,60</text:p>
          </table:table-cell>
        </table:table-row>
        <table:table-row table:style-name="ro1">
          <table:table-cell table:formula="of:=[.A276]+1" office:value-type="float" office:value="275" calcext:value-type="float">
            <text:p>275</text:p>
          </table:table-cell>
          <table:table-cell table:style-name="ce1" office:value-type="float" office:value="-0.00295001" calcext:value-type="float">
            <text:p>-2,95E-003</text:p>
          </table:table-cell>
          <table:table-cell table:style-name="ce1" office:value-type="float" office:value="-0.05124711" calcext:value-type="float">
            <text:p>-5,12E-002</text:p>
          </table:table-cell>
          <table:table-cell table:formula="of:= ABS([.B277])" office:value-type="float" office:value="0.00295001" calcext:value-type="float">
            <text:p>2,95E-03</text:p>
          </table:table-cell>
          <table:table-cell table:formula="of:= ABS([.C277])" office:value-type="float" office:value="0.05124711" calcext:value-type="float">
            <text:p>5,12E-02</text:p>
          </table:table-cell>
          <table:table-cell table:formula="of:=10*LOG10([.D277]/1000)" office:value-type="float" office:value="-55.3017651183965" calcext:value-type="float">
            <text:p>-55,30</text:p>
          </table:table-cell>
          <table:table-cell table:formula="of:=10*LOG10([.E277]/1000)" office:value-type="float" office:value="-42.9033062093449" calcext:value-type="float">
            <text:p>-42,90</text:p>
          </table:table-cell>
        </table:table-row>
        <table:table-row table:style-name="ro1">
          <table:table-cell table:formula="of:=[.A277]+1" office:value-type="float" office:value="276" calcext:value-type="float">
            <text:p>276</text:p>
          </table:table-cell>
          <table:table-cell table:style-name="ce1" office:value-type="float" office:value="0.002844562" calcext:value-type="float">
            <text:p>2,84E-003</text:p>
          </table:table-cell>
          <table:table-cell table:style-name="ce1" office:value-type="float" office:value="-0.05491077" calcext:value-type="float">
            <text:p>-5,49E-002</text:p>
          </table:table-cell>
          <table:table-cell table:formula="of:= ABS([.B278])" office:value-type="float" office:value="0.002844562" calcext:value-type="float">
            <text:p>2,84E-03</text:p>
          </table:table-cell>
          <table:table-cell table:formula="of:= ABS([.C278])" office:value-type="float" office:value="0.05491077" calcext:value-type="float">
            <text:p>5,49E-02</text:p>
          </table:table-cell>
          <table:table-cell table:formula="of:=10*LOG10([.D278]/1000)" office:value-type="float" office:value="-55.4598459592172" calcext:value-type="float">
            <text:p>-55,46</text:p>
          </table:table-cell>
          <table:table-cell table:formula="of:=10*LOG10([.E278]/1000)" office:value-type="float" office:value="-42.6034246624498" calcext:value-type="float">
            <text:p>-42,60</text:p>
          </table:table-cell>
        </table:table-row>
        <table:table-row table:style-name="ro1">
          <table:table-cell table:formula="of:=[.A278]+1" office:value-type="float" office:value="277" calcext:value-type="float">
            <text:p>277</text:p>
          </table:table-cell>
          <table:table-cell table:style-name="ce1" office:value-type="float" office:value="-0.002939281" calcext:value-type="float">
            <text:p>-2,94E-003</text:p>
          </table:table-cell>
          <table:table-cell table:style-name="ce1" office:value-type="float" office:value="-0.05125389" calcext:value-type="float">
            <text:p>-5,13E-002</text:p>
          </table:table-cell>
          <table:table-cell table:formula="of:= ABS([.B279])" office:value-type="float" office:value="0.002939281" calcext:value-type="float">
            <text:p>2,94E-03</text:p>
          </table:table-cell>
          <table:table-cell table:formula="of:= ABS([.C279])" office:value-type="float" office:value="0.05125389" calcext:value-type="float">
            <text:p>5,13E-02</text:p>
          </table:table-cell>
          <table:table-cell table:formula="of:=10*LOG10([.D279]/1000)" office:value-type="float" office:value="-55.3175889269031" calcext:value-type="float">
            <text:p>-55,32</text:p>
          </table:table-cell>
          <table:table-cell table:formula="of:=10*LOG10([.E279]/1000)" office:value-type="float" office:value="-42.9027316751274" calcext:value-type="float">
            <text:p>-42,90</text:p>
          </table:table-cell>
        </table:table-row>
        <table:table-row table:style-name="ro1">
          <table:table-cell table:formula="of:=[.A279]+1" office:value-type="float" office:value="278" calcext:value-type="float">
            <text:p>278</text:p>
          </table:table-cell>
          <table:table-cell table:style-name="ce1" office:value-type="float" office:value="0.002834605" calcext:value-type="float">
            <text:p>2,83E-003</text:p>
          </table:table-cell>
          <table:table-cell table:style-name="ce1" office:value-type="float" office:value="-0.05490448" calcext:value-type="float">
            <text:p>-5,49E-002</text:p>
          </table:table-cell>
          <table:table-cell table:formula="of:= ABS([.B280])" office:value-type="float" office:value="0.002834605" calcext:value-type="float">
            <text:p>2,83E-03</text:p>
          </table:table-cell>
          <table:table-cell table:formula="of:= ABS([.C280])" office:value-type="float" office:value="0.05490448" calcext:value-type="float">
            <text:p>5,49E-02</text:p>
          </table:table-cell>
          <table:table-cell table:formula="of:=10*LOG10([.D280]/1000)" office:value-type="float" office:value="-55.4750745115281" calcext:value-type="float">
            <text:p>-55,48</text:p>
          </table:table-cell>
          <table:table-cell table:formula="of:=10*LOG10([.E280]/1000)" office:value-type="float" office:value="-42.6039221730039" calcext:value-type="float">
            <text:p>-42,60</text:p>
          </table:table-cell>
        </table:table-row>
        <table:table-row table:style-name="ro1">
          <table:table-cell table:formula="of:=[.A280]+1" office:value-type="float" office:value="279" calcext:value-type="float">
            <text:p>279</text:p>
          </table:table-cell>
          <table:table-cell table:style-name="ce1" office:value-type="float" office:value="-0.002928668" calcext:value-type="float">
            <text:p>-2,93E-003</text:p>
          </table:table-cell>
          <table:table-cell table:style-name="ce1" office:value-type="float" office:value="-0.0512606" calcext:value-type="float">
            <text:p>-5,13E-002</text:p>
          </table:table-cell>
          <table:table-cell table:formula="of:= ABS([.B281])" office:value-type="float" office:value="0.002928668" calcext:value-type="float">
            <text:p>2,93E-03</text:p>
          </table:table-cell>
          <table:table-cell table:formula="of:= ABS([.C281])" office:value-type="float" office:value="0.0512606" calcext:value-type="float">
            <text:p>5,13E-02</text:p>
          </table:table-cell>
          <table:table-cell table:formula="of:=10*LOG10([.D281]/1000)" office:value-type="float" office:value="-55.3332985806927" calcext:value-type="float">
            <text:p>-55,33</text:p>
          </table:table-cell>
          <table:table-cell table:formula="of:=10*LOG10([.E281]/1000)" office:value-type="float" office:value="-42.9021631475021" calcext:value-type="float">
            <text:p>-42,90</text:p>
          </table:table-cell>
        </table:table-row>
        <table:table-row table:style-name="ro1">
          <table:table-cell table:formula="of:=[.A281]+1" office:value-type="float" office:value="280" calcext:value-type="float">
            <text:p>280</text:p>
          </table:table-cell>
          <table:table-cell table:style-name="ce1" office:value-type="float" office:value="0.002824754" calcext:value-type="float">
            <text:p>2,82E-003</text:p>
          </table:table-cell>
          <table:table-cell table:style-name="ce1" office:value-type="float" office:value="-0.05489825" calcext:value-type="float">
            <text:p>-5,49E-002</text:p>
          </table:table-cell>
          <table:table-cell table:formula="of:= ABS([.B282])" office:value-type="float" office:value="0.002824754" calcext:value-type="float">
            <text:p>2,82E-03</text:p>
          </table:table-cell>
          <table:table-cell table:formula="of:= ABS([.C282])" office:value-type="float" office:value="0.05489825" calcext:value-type="float">
            <text:p>5,49E-02</text:p>
          </table:table-cell>
          <table:table-cell table:formula="of:=10*LOG10([.D282]/1000)" office:value-type="float" office:value="-55.4901936770099" calcext:value-type="float">
            <text:p>-55,49</text:p>
          </table:table-cell>
          <table:table-cell table:formula="of:=10*LOG10([.E282]/1000)" office:value-type="float" office:value="-42.6044149940158" calcext:value-type="float">
            <text:p>-42,60</text:p>
          </table:table-cell>
        </table:table-row>
        <table:table-row table:style-name="ro1">
          <table:table-cell table:formula="of:=[.A282]+1" office:value-type="float" office:value="281" calcext:value-type="float">
            <text:p>281</text:p>
          </table:table-cell>
          <table:table-cell table:style-name="ce1" office:value-type="float" office:value="-0.002918169" calcext:value-type="float">
            <text:p>-2,92E-003</text:p>
          </table:table-cell>
          <table:table-cell table:style-name="ce1" office:value-type="float" office:value="-0.05126724" calcext:value-type="float">
            <text:p>-5,13E-002</text:p>
          </table:table-cell>
          <table:table-cell table:formula="of:= ABS([.B283])" office:value-type="float" office:value="0.002918169" calcext:value-type="float">
            <text:p>2,92E-03</text:p>
          </table:table-cell>
          <table:table-cell table:formula="of:= ABS([.C283])" office:value-type="float" office:value="0.05126724" calcext:value-type="float">
            <text:p>5,13E-02</text:p>
          </table:table-cell>
          <table:table-cell table:formula="of:=10*LOG10([.D283]/1000)" office:value-type="float" office:value="-55.348895604062" calcext:value-type="float">
            <text:p>-55,35</text:p>
          </table:table-cell>
          <table:table-cell table:formula="of:=10*LOG10([.E283]/1000)" office:value-type="float" office:value="-42.9016006241204" calcext:value-type="float">
            <text:p>-42,90</text:p>
          </table:table-cell>
        </table:table-row>
        <table:table-row table:style-name="ro1">
          <table:table-cell table:formula="of:=[.A283]+1" office:value-type="float" office:value="282" calcext:value-type="float">
            <text:p>282</text:p>
          </table:table-cell>
          <table:table-cell table:style-name="ce1" office:value-type="float" office:value="0.002815005" calcext:value-type="float">
            <text:p>2,82E-003</text:p>
          </table:table-cell>
          <table:table-cell table:style-name="ce1" office:value-type="float" office:value="-0.05489209" calcext:value-type="float">
            <text:p>-5,49E-002</text:p>
          </table:table-cell>
          <table:table-cell table:formula="of:= ABS([.B284])" office:value-type="float" office:value="0.002815005" calcext:value-type="float">
            <text:p>2,82E-03</text:p>
          </table:table-cell>
          <table:table-cell table:formula="of:= ABS([.C284])" office:value-type="float" office:value="0.05489209" calcext:value-type="float">
            <text:p>5,49E-02</text:p>
          </table:table-cell>
          <table:table-cell table:formula="of:=10*LOG10([.D284]/1000)" office:value-type="float" office:value="-55.5052082941992" calcext:value-type="float">
            <text:p>-55,51</text:p>
          </table:table-cell>
          <table:table-cell table:formula="of:=10*LOG10([.E284]/1000)" office:value-type="float" office:value="-42.6049023327036" calcext:value-type="float">
            <text:p>-42,60</text:p>
          </table:table-cell>
        </table:table-row>
        <table:table-row table:style-name="ro1">
          <table:table-cell table:formula="of:=[.A284]+1" office:value-type="float" office:value="283" calcext:value-type="float">
            <text:p>283</text:p>
          </table:table-cell>
          <table:table-cell table:style-name="ce1" office:value-type="float" office:value="-0.002907782" calcext:value-type="float">
            <text:p>-2,91E-003</text:p>
          </table:table-cell>
          <table:table-cell table:style-name="ce1" office:value-type="float" office:value="-0.05127381" calcext:value-type="float">
            <text:p>-5,13E-002</text:p>
          </table:table-cell>
          <table:table-cell table:formula="of:= ABS([.B285])" office:value-type="float" office:value="0.002907782" calcext:value-type="float">
            <text:p>2,91E-03</text:p>
          </table:table-cell>
          <table:table-cell table:formula="of:= ABS([.C285])" office:value-type="float" office:value="0.05127381" calcext:value-type="float">
            <text:p>5,13E-02</text:p>
          </table:table-cell>
          <table:table-cell table:formula="of:=10*LOG10([.D285]/1000)" office:value-type="float" office:value="-55.3643815618506" calcext:value-type="float">
            <text:p>-55,36</text:p>
          </table:table-cell>
          <table:table-cell table:formula="of:=10*LOG10([.E285]/1000)" office:value-type="float" office:value="-42.901044102659" calcext:value-type="float">
            <text:p>-42,90</text:p>
          </table:table-cell>
        </table:table-row>
        <table:table-row table:style-name="ro1">
          <table:table-cell table:formula="of:=[.A285]+1" office:value-type="float" office:value="284" calcext:value-type="float">
            <text:p>284</text:p>
          </table:table-cell>
          <table:table-cell table:style-name="ce1" office:value-type="float" office:value="0.002805357" calcext:value-type="float">
            <text:p>2,81E-003</text:p>
          </table:table-cell>
          <table:table-cell table:style-name="ce1" office:value-type="float" office:value="-0.05488599" calcext:value-type="float">
            <text:p>-5,49E-002</text:p>
          </table:table-cell>
          <table:table-cell table:formula="of:= ABS([.B286])" office:value-type="float" office:value="0.002805357" calcext:value-type="float">
            <text:p>2,81E-03</text:p>
          </table:table-cell>
          <table:table-cell table:formula="of:= ABS([.C286])" office:value-type="float" office:value="0.05488599" calcext:value-type="float">
            <text:p>5,49E-02</text:p>
          </table:table-cell>
          <table:table-cell table:formula="of:=10*LOG10([.D286]/1000)" office:value-type="float" office:value="-55.520118640818" calcext:value-type="float">
            <text:p>-55,52</text:p>
          </table:table-cell>
          <table:table-cell table:formula="of:=10*LOG10([.E286]/1000)" office:value-type="float" office:value="-42.6053849784817" calcext:value-type="float">
            <text:p>-42,61</text:p>
          </table:table-cell>
        </table:table-row>
        <table:table-row table:style-name="ro1">
          <table:table-cell table:formula="of:=[.A286]+1" office:value-type="float" office:value="285" calcext:value-type="float">
            <text:p>285</text:p>
          </table:table-cell>
          <table:table-cell table:style-name="ce1" office:value-type="float" office:value="-0.002897505" calcext:value-type="float">
            <text:p>-2,90E-003</text:p>
          </table:table-cell>
          <table:table-cell table:style-name="ce1" office:value-type="float" office:value="-0.05128031" calcext:value-type="float">
            <text:p>-5,13E-002</text:p>
          </table:table-cell>
          <table:table-cell table:formula="of:= ABS([.B287])" office:value-type="float" office:value="0.002897505" calcext:value-type="float">
            <text:p>2,90E-03</text:p>
          </table:table-cell>
          <table:table-cell table:formula="of:= ABS([.C287])" office:value-type="float" office:value="0.05128031" calcext:value-type="float">
            <text:p>5,13E-02</text:p>
          </table:table-cell>
          <table:table-cell table:formula="of:=10*LOG10([.D287]/1000)" office:value-type="float" office:value="-55.3797580593536" calcext:value-type="float">
            <text:p>-55,38</text:p>
          </table:table-cell>
          <table:table-cell table:formula="of:=10*LOG10([.E287]/1000)" office:value-type="float" office:value="-42.9004935808201" calcext:value-type="float">
            <text:p>-42,90</text:p>
          </table:table-cell>
        </table:table-row>
        <table:table-row table:style-name="ro1">
          <table:table-cell table:formula="of:=[.A287]+1" office:value-type="float" office:value="286" calcext:value-type="float">
            <text:p>286</text:p>
          </table:table-cell>
          <table:table-cell table:style-name="ce1" office:value-type="float" office:value="0.002795809" calcext:value-type="float">
            <text:p>2,80E-003</text:p>
          </table:table-cell>
          <table:table-cell table:style-name="ce1" office:value-type="float" office:value="-0.05487995" calcext:value-type="float">
            <text:p>-5,49E-002</text:p>
          </table:table-cell>
          <table:table-cell table:formula="of:= ABS([.B288])" office:value-type="float" office:value="0.002795809" calcext:value-type="float">
            <text:p>2,80E-03</text:p>
          </table:table-cell>
          <table:table-cell table:formula="of:= ABS([.C288])" office:value-type="float" office:value="0.05487995" calcext:value-type="float">
            <text:p>5,49E-02</text:p>
          </table:table-cell>
          <table:table-cell table:formula="of:=10*LOG10([.D288]/1000)" office:value-type="float" office:value="-55.534925014097" calcext:value-type="float">
            <text:p>-55,53</text:p>
          </table:table-cell>
          <table:table-cell table:formula="of:=10*LOG10([.E288]/1000)" office:value-type="float" office:value="-42.6058629297794" calcext:value-type="float">
            <text:p>-42,61</text:p>
          </table:table-cell>
        </table:table-row>
        <table:table-row table:style-name="ro1">
          <table:table-cell table:formula="of:=[.A288]+1" office:value-type="float" office:value="287" calcext:value-type="float">
            <text:p>287</text:p>
          </table:table-cell>
          <table:table-cell table:style-name="ce1" office:value-type="float" office:value="-0.002887335" calcext:value-type="float">
            <text:p>-2,89E-003</text:p>
          </table:table-cell>
          <table:table-cell table:style-name="ce1" office:value-type="float" office:value="-0.05128674" calcext:value-type="float">
            <text:p>-5,13E-002</text:p>
          </table:table-cell>
          <table:table-cell table:formula="of:= ABS([.B289])" office:value-type="float" office:value="0.002887335" calcext:value-type="float">
            <text:p>2,89E-03</text:p>
          </table:table-cell>
          <table:table-cell table:formula="of:= ABS([.C289])" office:value-type="float" office:value="0.05128674" calcext:value-type="float">
            <text:p>5,13E-02</text:p>
          </table:table-cell>
          <table:table-cell table:formula="of:=10*LOG10([.D289]/1000)" office:value-type="float" office:value="-55.3950282463642" calcext:value-type="float">
            <text:p>-55,40</text:p>
          </table:table-cell>
          <table:table-cell table:formula="of:=10*LOG10([.E289]/1000)" office:value-type="float" office:value="-42.8999490563316" calcext:value-type="float">
            <text:p>-42,90</text:p>
          </table:table-cell>
        </table:table-row>
        <table:table-row table:style-name="ro1">
          <table:table-cell table:formula="of:=[.A289]+1" office:value-type="float" office:value="288" calcext:value-type="float">
            <text:p>288</text:p>
          </table:table-cell>
          <table:table-cell table:style-name="ce1" office:value-type="float" office:value="0.002786358" calcext:value-type="float">
            <text:p>2,79E-003</text:p>
          </table:table-cell>
          <table:table-cell table:style-name="ce1" office:value-type="float" office:value="-0.05487398" calcext:value-type="float">
            <text:p>-5,49E-002</text:p>
          </table:table-cell>
          <table:table-cell table:formula="of:= ABS([.B290])" office:value-type="float" office:value="0.002786358" calcext:value-type="float">
            <text:p>2,79E-03</text:p>
          </table:table-cell>
          <table:table-cell table:formula="of:= ABS([.C290])" office:value-type="float" office:value="0.05487398" calcext:value-type="float">
            <text:p>5,49E-02</text:p>
          </table:table-cell>
          <table:table-cell table:formula="of:=10*LOG10([.D290]/1000)" office:value-type="float" office:value="-55.5496308481228" calcext:value-type="float">
            <text:p>-55,55</text:p>
          </table:table-cell>
          <table:table-cell table:formula="of:=10*LOG10([.E290]/1000)" office:value-type="float" office:value="-42.6063353936009" calcext:value-type="float">
            <text:p>-42,61</text:p>
          </table:table-cell>
        </table:table-row>
        <table:table-row table:style-name="ro1">
          <table:table-cell table:formula="of:=[.A290]+1" office:value-type="float" office:value="289" calcext:value-type="float">
            <text:p>289</text:p>
          </table:table-cell>
          <table:table-cell table:style-name="ce1" office:value-type="float" office:value="-0.002877272" calcext:value-type="float">
            <text:p>-2,88E-003</text:p>
          </table:table-cell>
          <table:table-cell table:style-name="ce1" office:value-type="float" office:value="-0.0512931" calcext:value-type="float">
            <text:p>-5,13E-002</text:p>
          </table:table-cell>
          <table:table-cell table:formula="of:= ABS([.B291])" office:value-type="float" office:value="0.002877272" calcext:value-type="float">
            <text:p>2,88E-03</text:p>
          </table:table-cell>
          <table:table-cell table:formula="of:= ABS([.C291])" office:value-type="float" office:value="0.0512931" calcext:value-type="float">
            <text:p>5,13E-02</text:p>
          </table:table-cell>
          <table:table-cell table:formula="of:=10*LOG10([.D291]/1000)" office:value-type="float" office:value="-55.4101908057914" calcext:value-type="float">
            <text:p>-55,41</text:p>
          </table:table-cell>
          <table:table-cell table:formula="of:=10*LOG10([.E291]/1000)" office:value-type="float" office:value="-42.8994105269464" calcext:value-type="float">
            <text:p>-42,90</text:p>
          </table:table-cell>
        </table:table-row>
        <table:table-row table:style-name="ro1">
          <table:table-cell table:formula="of:=[.A291]+1" office:value-type="float" office:value="290" calcext:value-type="float">
            <text:p>290</text:p>
          </table:table-cell>
          <table:table-cell table:style-name="ce1" office:value-type="float" office:value="0.002777004" calcext:value-type="float">
            <text:p>2,78E-003</text:p>
          </table:table-cell>
          <table:table-cell table:style-name="ce1" office:value-type="float" office:value="-0.05486806" calcext:value-type="float">
            <text:p>-5,49E-002</text:p>
          </table:table-cell>
          <table:table-cell table:formula="of:= ABS([.B292])" office:value-type="float" office:value="0.002777004" calcext:value-type="float">
            <text:p>2,78E-03</text:p>
          </table:table-cell>
          <table:table-cell table:formula="of:= ABS([.C292])" office:value-type="float" office:value="0.05486806" calcext:value-type="float">
            <text:p>5,49E-02</text:p>
          </table:table-cell>
          <table:table-cell table:formula="of:=10*LOG10([.D292]/1000)" office:value-type="float" office:value="-55.5642349469098" calcext:value-type="float">
            <text:p>-55,56</text:p>
          </table:table-cell>
          <table:table-cell table:formula="of:=10*LOG10([.E292]/1000)" office:value-type="float" office:value="-42.6068039511993" calcext:value-type="float">
            <text:p>-42,61</text:p>
          </table:table-cell>
        </table:table-row>
        <table:table-row table:style-name="ro1">
          <table:table-cell table:formula="of:=[.A292]+1" office:value-type="float" office:value="291" calcext:value-type="float">
            <text:p>291</text:p>
          </table:table-cell>
          <table:table-cell table:style-name="ce1" office:value-type="float" office:value="-0.002867313" calcext:value-type="float">
            <text:p>-2,87E-003</text:p>
          </table:table-cell>
          <table:table-cell table:style-name="ce1" office:value-type="float" office:value="-0.0512994" calcext:value-type="float">
            <text:p>-5,13E-002</text:p>
          </table:table-cell>
          <table:table-cell table:formula="of:= ABS([.B293])" office:value-type="float" office:value="0.002867313" calcext:value-type="float">
            <text:p>2,87E-03</text:p>
          </table:table-cell>
          <table:table-cell table:formula="of:= ABS([.C293])" office:value-type="float" office:value="0.0512994" calcext:value-type="float">
            <text:p>5,13E-02</text:p>
          </table:table-cell>
          <table:table-cell table:formula="of:=10*LOG10([.D293]/1000)" office:value-type="float" office:value="-55.4252489625715" calcext:value-type="float">
            <text:p>-55,43</text:p>
          </table:table-cell>
          <table:table-cell table:formula="of:=10*LOG10([.E293]/1000)" office:value-type="float" office:value="-42.8988771438551" calcext:value-type="float">
            <text:p>-42,90</text:p>
          </table:table-cell>
        </table:table-row>
        <table:table-row table:style-name="ro1">
          <table:table-cell table:formula="of:=[.A293]+1" office:value-type="float" office:value="292" calcext:value-type="float">
            <text:p>292</text:p>
          </table:table-cell>
          <table:table-cell table:style-name="ce1" office:value-type="float" office:value="0.002767744" calcext:value-type="float">
            <text:p>2,77E-003</text:p>
          </table:table-cell>
          <table:table-cell table:style-name="ce1" office:value-type="float" office:value="-0.05486221" calcext:value-type="float">
            <text:p>-5,49E-002</text:p>
          </table:table-cell>
          <table:table-cell table:formula="of:= ABS([.B294])" office:value-type="float" office:value="0.002767744" calcext:value-type="float">
            <text:p>2,77E-03</text:p>
          </table:table-cell>
          <table:table-cell table:formula="of:= ABS([.C294])" office:value-type="float" office:value="0.05486221" calcext:value-type="float">
            <text:p>5,49E-02</text:p>
          </table:table-cell>
          <table:table-cell table:formula="of:=10*LOG10([.D294]/1000)" office:value-type="float" office:value="-55.5787408203642" calcext:value-type="float">
            <text:p>-55,58</text:p>
          </table:table-cell>
          <table:table-cell table:formula="of:=10*LOG10([.E294]/1000)" office:value-type="float" office:value="-42.6072670180854" calcext:value-type="float">
            <text:p>-42,61</text:p>
          </table:table-cell>
        </table:table-row>
        <table:table-row table:style-name="ro1">
          <table:table-cell table:formula="of:=[.A294]+1" office:value-type="float" office:value="293" calcext:value-type="float">
            <text:p>293</text:p>
          </table:table-cell>
          <table:table-cell table:style-name="ce1" office:value-type="float" office:value="-0.002857457" calcext:value-type="float">
            <text:p>-2,86E-003</text:p>
          </table:table-cell>
          <table:table-cell table:style-name="ce1" office:value-type="float" office:value="-0.05130563" calcext:value-type="float">
            <text:p>-5,13E-002</text:p>
          </table:table-cell>
          <table:table-cell table:formula="of:= ABS([.B295])" office:value-type="float" office:value="0.002857457" calcext:value-type="float">
            <text:p>2,86E-03</text:p>
          </table:table-cell>
          <table:table-cell table:formula="of:= ABS([.C295])" office:value-type="float" office:value="0.05130563" calcext:value-type="float">
            <text:p>5,13E-02</text:p>
          </table:table-cell>
          <table:table-cell table:formula="of:=10*LOG10([.D295]/1000)" office:value-type="float" office:value="-55.4402029629689" calcext:value-type="float">
            <text:p>-55,44</text:p>
          </table:table-cell>
          <table:table-cell table:formula="of:=10*LOG10([.E295]/1000)" office:value-type="float" office:value="-42.8983497516551" calcext:value-type="float">
            <text:p>-42,90</text:p>
          </table:table-cell>
        </table:table-row>
        <table:table-row table:style-name="ro1">
          <table:table-cell table:formula="of:=[.A295]+1" office:value-type="float" office:value="294" calcext:value-type="float">
            <text:p>294</text:p>
          </table:table-cell>
          <table:table-cell table:style-name="ce1" office:value-type="float" office:value="0.002758577" calcext:value-type="float">
            <text:p>2,76E-003</text:p>
          </table:table-cell>
          <table:table-cell table:style-name="ce1" office:value-type="float" office:value="-0.05485641" calcext:value-type="float">
            <text:p>-5,49E-002</text:p>
          </table:table-cell>
          <table:table-cell table:formula="of:= ABS([.B296])" office:value-type="float" office:value="0.002758577" calcext:value-type="float">
            <text:p>2,76E-03</text:p>
          </table:table-cell>
          <table:table-cell table:formula="of:= ABS([.C296])" office:value-type="float" office:value="0.05485641" calcext:value-type="float">
            <text:p>5,49E-02</text:p>
          </table:table-cell>
          <table:table-cell table:formula="of:=10*LOG10([.D296]/1000)" office:value-type="float" office:value="-55.5931488910034" calcext:value-type="float">
            <text:p>-55,59</text:p>
          </table:table-cell>
          <table:table-cell table:formula="of:=10*LOG10([.E296]/1000)" office:value-type="float" office:value="-42.6077261758833" calcext:value-type="float">
            <text:p>-42,61</text:p>
          </table:table-cell>
        </table:table-row>
        <table:table-row table:style-name="ro1">
          <table:table-cell table:formula="of:=[.A296]+1" office:value-type="float" office:value="295" calcext:value-type="float">
            <text:p>295</text:p>
          </table:table-cell>
          <table:table-cell table:style-name="ce1" office:value-type="float" office:value="-0.002847701" calcext:value-type="float">
            <text:p>-2,85E-003</text:p>
          </table:table-cell>
          <table:table-cell table:style-name="ce1" office:value-type="float" office:value="-0.0513118" calcext:value-type="float">
            <text:p>-5,13E-002</text:p>
          </table:table-cell>
          <table:table-cell table:formula="of:= ABS([.B297])" office:value-type="float" office:value="0.002847701" calcext:value-type="float">
            <text:p>2,85E-03</text:p>
          </table:table-cell>
          <table:table-cell table:formula="of:= ABS([.C297])" office:value-type="float" office:value="0.0513118" calcext:value-type="float">
            <text:p>5,13E-02</text:p>
          </table:table-cell>
          <table:table-cell table:formula="of:=10*LOG10([.D297]/1000)" office:value-type="float" office:value="-55.4550561224972" calcext:value-type="float">
            <text:p>-55,46</text:p>
          </table:table-cell>
          <table:table-cell table:formula="of:=10*LOG10([.E297]/1000)" office:value-type="float" office:value="-42.8978275017884" calcext:value-type="float">
            <text:p>-42,90</text:p>
          </table:table-cell>
        </table:table-row>
        <table:table-row table:style-name="ro1">
          <table:table-cell table:formula="of:=[.A297]+1" office:value-type="float" office:value="296" calcext:value-type="float">
            <text:p>296</text:p>
          </table:table-cell>
          <table:table-cell table:style-name="ce1" office:value-type="float" office:value="0.002749501" calcext:value-type="float">
            <text:p>2,75E-003</text:p>
          </table:table-cell>
          <table:table-cell table:style-name="ce1" office:value-type="float" office:value="-0.05485067" calcext:value-type="float">
            <text:p>-5,49E-002</text:p>
          </table:table-cell>
          <table:table-cell table:formula="of:= ABS([.B298])" office:value-type="float" office:value="0.002749501" calcext:value-type="float">
            <text:p>2,75E-03</text:p>
          </table:table-cell>
          <table:table-cell table:formula="of:= ABS([.C298])" office:value-type="float" office:value="0.05485067" calcext:value-type="float">
            <text:p>5,49E-02</text:p>
          </table:table-cell>
          <table:table-cell table:formula="of:=10*LOG10([.D298]/1000)" office:value-type="float" office:value="-55.6074611802815" calcext:value-type="float">
            <text:p>-55,61</text:p>
          </table:table-cell>
          <table:table-cell table:formula="of:=10*LOG10([.E298]/1000)" office:value-type="float" office:value="-42.6081806315717" calcext:value-type="float">
            <text:p>-42,61</text:p>
          </table:table-cell>
        </table:table-row>
        <table:table-row table:style-name="ro1">
          <table:table-cell table:formula="of:=[.A298]+1" office:value-type="float" office:value="297" calcext:value-type="float">
            <text:p>297</text:p>
          </table:table-cell>
          <table:table-cell table:style-name="ce1" office:value-type="float" office:value="-0.002838045" calcext:value-type="float">
            <text:p>-2,84E-003</text:p>
          </table:table-cell>
          <table:table-cell table:style-name="ce1" office:value-type="float" office:value="-0.0513179" calcext:value-type="float">
            <text:p>-5,13E-002</text:p>
          </table:table-cell>
          <table:table-cell table:formula="of:= ABS([.B299])" office:value-type="float" office:value="0.002838045" calcext:value-type="float">
            <text:p>2,84E-03</text:p>
          </table:table-cell>
          <table:table-cell table:formula="of:= ABS([.C299])" office:value-type="float" office:value="0.0513179" calcext:value-type="float">
            <text:p>5,13E-02</text:p>
          </table:table-cell>
          <table:table-cell table:formula="of:=10*LOG10([.D299]/1000)" office:value-type="float" office:value="-55.46980722657" calcext:value-type="float">
            <text:p>-55,47</text:p>
          </table:table-cell>
          <table:table-cell table:formula="of:=10*LOG10([.E299]/1000)" office:value-type="float" office:value="-42.8973112386906" calcext:value-type="float">
            <text:p>-42,90</text:p>
          </table:table-cell>
        </table:table-row>
        <table:table-row table:style-name="ro1">
          <table:table-cell table:formula="of:=[.A299]+1" office:value-type="float" office:value="298" calcext:value-type="float">
            <text:p>298</text:p>
          </table:table-cell>
          <table:table-cell table:style-name="ce1" office:value-type="float" office:value="0.002740515" calcext:value-type="float">
            <text:p>2,74E-003</text:p>
          </table:table-cell>
          <table:table-cell table:style-name="ce1" office:value-type="float" office:value="-0.05484499" calcext:value-type="float">
            <text:p>-5,48E-002</text:p>
          </table:table-cell>
          <table:table-cell table:formula="of:= ABS([.B300])" office:value-type="float" office:value="0.002740515" calcext:value-type="float">
            <text:p>2,74E-03</text:p>
          </table:table-cell>
          <table:table-cell table:formula="of:= ABS([.C300])" office:value-type="float" office:value="0.05484499" calcext:value-type="float">
            <text:p>5,48E-02</text:p>
          </table:table-cell>
          <table:table-cell table:formula="of:=10*LOG10([.D300]/1000)" office:value-type="float" office:value="-55.6216781650753" calcext:value-type="float">
            <text:p>-55,62</text:p>
          </table:table-cell>
          <table:table-cell table:formula="of:=10*LOG10([.E300]/1000)" office:value-type="float" office:value="-42.6086303836693" calcext:value-type="float">
            <text:p>-42,61</text:p>
          </table:table-cell>
        </table:table-row>
        <table:table-row table:style-name="ro1">
          <table:table-cell table:formula="of:=[.A300]+1" office:value-type="float" office:value="299" calcext:value-type="float">
            <text:p>299</text:p>
          </table:table-cell>
          <table:table-cell table:style-name="ce1" office:value-type="float" office:value="-0.002828485" calcext:value-type="float">
            <text:p>-2,83E-003</text:p>
          </table:table-cell>
          <table:table-cell table:style-name="ce1" office:value-type="float" office:value="-0.05132394" calcext:value-type="float">
            <text:p>-5,13E-002</text:p>
          </table:table-cell>
          <table:table-cell table:formula="of:= ABS([.B301])" office:value-type="float" office:value="0.002828485" calcext:value-type="float">
            <text:p>2,83E-03</text:p>
          </table:table-cell>
          <table:table-cell table:formula="of:= ABS([.C301])" office:value-type="float" office:value="0.05132394" calcext:value-type="float">
            <text:p>5,13E-02</text:p>
          </table:table-cell>
          <table:table-cell table:formula="of:=10*LOG10([.D301]/1000)" office:value-type="float" office:value="-55.4844612006464" calcext:value-type="float">
            <text:p>-55,48</text:p>
          </table:table-cell>
          <table:table-cell table:formula="of:=10*LOG10([.E301]/1000)" office:value-type="float" office:value="-42.896800114051" calcext:value-type="float">
            <text:p>-42,90</text:p>
          </table:table-cell>
        </table:table-row>
        <table:table-row table:style-name="ro1">
          <table:table-cell table:formula="of:=[.A301]+1" office:value-type="float" office:value="300" calcext:value-type="float">
            <text:p>300</text:p>
          </table:table-cell>
          <table:table-cell table:style-name="ce1" office:value-type="float" office:value="0.002731617" calcext:value-type="float">
            <text:p>2,73E-003</text:p>
          </table:table-cell>
          <table:table-cell table:style-name="ce1" office:value-type="float" office:value="-0.05483936" calcext:value-type="float">
            <text:p>-5,48E-002</text:p>
          </table:table-cell>
          <table:table-cell table:formula="of:= ABS([.B302])" office:value-type="float" office:value="0.002731617" calcext:value-type="float">
            <text:p>2,73E-03</text:p>
          </table:table-cell>
          <table:table-cell table:formula="of:= ABS([.C302])" office:value-type="float" office:value="0.05483936" calcext:value-type="float">
            <text:p>5,48E-02</text:p>
          </table:table-cell>
          <table:table-cell table:formula="of:=10*LOG10([.D302]/1000)" office:value-type="float" office:value="-55.6358019314824" calcext:value-type="float">
            <text:p>-55,64</text:p>
          </table:table-cell>
          <table:table-cell table:formula="of:=10*LOG10([.E302]/1000)" office:value-type="float" office:value="-42.6090762226492" calcext:value-type="float">
            <text:p>-42,61</text:p>
          </table:table-cell>
        </table:table-row>
        <table:table-row table:style-name="ro1">
          <table:table-cell table:formula="of:=[.A302]+1" office:value-type="float" office:value="301" calcext:value-type="float">
            <text:p>301</text:p>
          </table:table-cell>
          <table:table-cell table:style-name="ce1" office:value-type="float" office:value="-0.002819022" calcext:value-type="float">
            <text:p>-2,82E-003</text:p>
          </table:table-cell>
          <table:table-cell table:style-name="ce1" office:value-type="float" office:value="-0.05132993" calcext:value-type="float">
            <text:p>-5,13E-002</text:p>
          </table:table-cell>
          <table:table-cell table:formula="of:= ABS([.B303])" office:value-type="float" office:value="0.002819022" calcext:value-type="float">
            <text:p>2,82E-03</text:p>
          </table:table-cell>
          <table:table-cell table:formula="of:= ABS([.C303])" office:value-type="float" office:value="0.05132993" calcext:value-type="float">
            <text:p>5,13E-02</text:p>
          </table:table-cell>
          <table:table-cell table:formula="of:=10*LOG10([.D303]/1000)" office:value-type="float" office:value="-55.4990153482676" calcext:value-type="float">
            <text:p>-55,50</text:p>
          </table:table-cell>
          <table:table-cell table:formula="of:=10*LOG10([.E303]/1000)" office:value-type="float" office:value="-42.8962932799785" calcext:value-type="float">
            <text:p>-42,90</text:p>
          </table:table-cell>
        </table:table-row>
        <table:table-row table:style-name="ro1">
          <table:table-cell table:formula="of:=[.A303]+1" office:value-type="float" office:value="302" calcext:value-type="float">
            <text:p>302</text:p>
          </table:table-cell>
          <table:table-cell table:style-name="ce1" office:value-type="float" office:value="0.002722806" calcext:value-type="float">
            <text:p>2,72E-003</text:p>
          </table:table-cell>
          <table:table-cell table:style-name="ce1" office:value-type="float" office:value="-0.05483379" calcext:value-type="float">
            <text:p>-5,48E-002</text:p>
          </table:table-cell>
          <table:table-cell table:formula="of:= ABS([.B304])" office:value-type="float" office:value="0.002722806" calcext:value-type="float">
            <text:p>2,72E-03</text:p>
          </table:table-cell>
          <table:table-cell table:formula="of:= ABS([.C304])" office:value-type="float" office:value="0.05483379" calcext:value-type="float">
            <text:p>5,48E-02</text:p>
          </table:table-cell>
          <table:table-cell table:formula="of:=10*LOG10([.D304]/1000)" office:value-type="float" office:value="-55.6498330105113" calcext:value-type="float">
            <text:p>-55,65</text:p>
          </table:table-cell>
          <table:table-cell table:formula="of:=10*LOG10([.E304]/1000)" office:value-type="float" office:value="-42.6095173552812" calcext:value-type="float">
            <text:p>-42,61</text:p>
          </table:table-cell>
        </table:table-row>
        <table:table-row table:style-name="ro1">
          <table:table-cell table:formula="of:=[.A304]+1" office:value-type="float" office:value="303" calcext:value-type="float">
            <text:p>303</text:p>
          </table:table-cell>
          <table:table-cell table:style-name="ce1" office:value-type="float" office:value="-0.002809653" calcext:value-type="float">
            <text:p>-2,81E-003</text:p>
          </table:table-cell>
          <table:table-cell table:style-name="ce1" office:value-type="float" office:value="-0.05133585" calcext:value-type="float">
            <text:p>-5,13E-002</text:p>
          </table:table-cell>
          <table:table-cell table:formula="of:= ABS([.B305])" office:value-type="float" office:value="0.002809653" calcext:value-type="float">
            <text:p>2,81E-03</text:p>
          </table:table-cell>
          <table:table-cell table:formula="of:= ABS([.C305])" office:value-type="float" office:value="0.05133585" calcext:value-type="float">
            <text:p>5,13E-02</text:p>
          </table:table-cell>
          <table:table-cell table:formula="of:=10*LOG10([.D305]/1000)" office:value-type="float" office:value="-55.5134731336566" calcext:value-type="float">
            <text:p>-55,51</text:p>
          </table:table-cell>
          <table:table-cell table:formula="of:=10*LOG10([.E305]/1000)" office:value-type="float" office:value="-42.8957924269512" calcext:value-type="float">
            <text:p>-42,90</text:p>
          </table:table-cell>
        </table:table-row>
        <table:table-row table:style-name="ro1">
          <table:table-cell table:formula="of:=[.A305]+1" office:value-type="float" office:value="304" calcext:value-type="float">
            <text:p>304</text:p>
          </table:table-cell>
          <table:table-cell table:style-name="ce1" office:value-type="float" office:value="0.002714081" calcext:value-type="float">
            <text:p>2,71E-003</text:p>
          </table:table-cell>
          <table:table-cell table:style-name="ce1" office:value-type="float" office:value="-0.05482828" calcext:value-type="float">
            <text:p>-5,48E-002</text:p>
          </table:table-cell>
          <table:table-cell table:formula="of:= ABS([.B306])" office:value-type="float" office:value="0.002714081" calcext:value-type="float">
            <text:p>2,71E-03</text:p>
          </table:table-cell>
          <table:table-cell table:formula="of:= ABS([.C306])" office:value-type="float" office:value="0.05482828" calcext:value-type="float">
            <text:p>5,48E-02</text:p>
          </table:table-cell>
          <table:table-cell table:formula="of:=10*LOG10([.D306]/1000)" office:value-type="float" office:value="-55.6637719524367" calcext:value-type="float">
            <text:p>-55,66</text:p>
          </table:table-cell>
          <table:table-cell table:formula="of:=10*LOG10([.E306]/1000)" office:value-type="float" office:value="-42.6099537801266" calcext:value-type="float">
            <text:p>-42,61</text:p>
          </table:table-cell>
        </table:table-row>
        <table:table-row table:style-name="ro1">
          <table:table-cell table:formula="of:=[.A306]+1" office:value-type="float" office:value="305" calcext:value-type="float">
            <text:p>305</text:p>
          </table:table-cell>
          <table:table-cell table:style-name="ce1" office:value-type="float" office:value="-0.002800376" calcext:value-type="float">
            <text:p>-2,80E-003</text:p>
          </table:table-cell>
          <table:table-cell table:style-name="ce1" office:value-type="float" office:value="-0.05134172" calcext:value-type="float">
            <text:p>-5,13E-002</text:p>
          </table:table-cell>
          <table:table-cell table:formula="of:= ABS([.B307])" office:value-type="float" office:value="0.002800376" calcext:value-type="float">
            <text:p>2,80E-03</text:p>
          </table:table-cell>
          <table:table-cell table:formula="of:= ABS([.C307])" office:value-type="float" office:value="0.05134172" calcext:value-type="float">
            <text:p>5,13E-02</text:p>
          </table:table-cell>
          <table:table-cell table:formula="of:=10*LOG10([.D307]/1000)" office:value-type="float" office:value="-55.5278365302846" calcext:value-type="float">
            <text:p>-55,53</text:p>
          </table:table-cell>
          <table:table-cell table:formula="of:=10*LOG10([.E307]/1000)" office:value-type="float" office:value="-42.8952958611264" calcext:value-type="float">
            <text:p>-42,90</text:p>
          </table:table-cell>
        </table:table-row>
        <table:table-row table:style-name="ro1">
          <table:table-cell table:formula="of:=[.A307]+1" office:value-type="float" office:value="306" calcext:value-type="float">
            <text:p>306</text:p>
          </table:table-cell>
          <table:table-cell table:style-name="ce1" office:value-type="float" office:value="0.00270544" calcext:value-type="float">
            <text:p>2,71E-003</text:p>
          </table:table-cell>
          <table:table-cell table:style-name="ce1" office:value-type="float" office:value="-0.05482281" calcext:value-type="float">
            <text:p>-5,48E-002</text:p>
          </table:table-cell>
          <table:table-cell table:formula="of:= ABS([.B308])" office:value-type="float" office:value="0.00270544" calcext:value-type="float">
            <text:p>2,71E-03</text:p>
          </table:table-cell>
          <table:table-cell table:formula="of:= ABS([.C308])" office:value-type="float" office:value="0.05482281" calcext:value-type="float">
            <text:p>5,48E-02</text:p>
          </table:table-cell>
          <table:table-cell table:formula="of:=10*LOG10([.D308]/1000)" office:value-type="float" office:value="-55.6776209320723" calcext:value-type="float">
            <text:p>-55,68</text:p>
          </table:table-cell>
          <table:table-cell table:formula="of:=10*LOG10([.E308]/1000)" office:value-type="float" office:value="-42.6103870801181" calcext:value-type="float">
            <text:p>-42,61</text:p>
          </table:table-cell>
        </table:table-row>
        <table:table-row table:style-name="ro1">
          <table:table-cell table:formula="of:=[.A308]+1" office:value-type="float" office:value="307" calcext:value-type="float">
            <text:p>307</text:p>
          </table:table-cell>
          <table:table-cell table:style-name="ce1" office:value-type="float" office:value="-0.00279119" calcext:value-type="float">
            <text:p>-2,79E-003</text:p>
          </table:table-cell>
          <table:table-cell table:style-name="ce1" office:value-type="float" office:value="-0.05134752" calcext:value-type="float">
            <text:p>-5,13E-002</text:p>
          </table:table-cell>
          <table:table-cell table:formula="of:= ABS([.B309])" office:value-type="float" office:value="0.00279119" calcext:value-type="float">
            <text:p>2,79E-03</text:p>
          </table:table-cell>
          <table:table-cell table:formula="of:= ABS([.C309])" office:value-type="float" office:value="0.05134752" calcext:value-type="float">
            <text:p>5,13E-02</text:p>
          </table:table-cell>
          <table:table-cell table:formula="of:=10*LOG10([.D309]/1000)" office:value-type="float" office:value="-55.5421059950456" calcext:value-type="float">
            <text:p>-55,54</text:p>
          </table:table-cell>
          <table:table-cell table:formula="of:=10*LOG10([.E309]/1000)" office:value-type="float" office:value="-42.894805272629" calcext:value-type="float">
            <text:p>-42,89</text:p>
          </table:table-cell>
        </table:table-row>
        <table:table-row table:style-name="ro1">
          <table:table-cell table:formula="of:=[.A309]+1" office:value-type="float" office:value="308" calcext:value-type="float">
            <text:p>308</text:p>
          </table:table-cell>
          <table:table-cell table:style-name="ce1" office:value-type="float" office:value="0.002696881" calcext:value-type="float">
            <text:p>2,70E-003</text:p>
          </table:table-cell>
          <table:table-cell table:style-name="ce1" office:value-type="float" office:value="-0.0548174" calcext:value-type="float">
            <text:p>-5,48E-002</text:p>
          </table:table-cell>
          <table:table-cell table:formula="of:= ABS([.B310])" office:value-type="float" office:value="0.002696881" calcext:value-type="float">
            <text:p>2,70E-03</text:p>
          </table:table-cell>
          <table:table-cell table:formula="of:= ABS([.C310])" office:value-type="float" office:value="0.0548174" calcext:value-type="float">
            <text:p>5,48E-02</text:p>
          </table:table-cell>
          <table:table-cell table:formula="of:=10*LOG10([.D310]/1000)" office:value-type="float" office:value="-55.6913821638862" calcext:value-type="float">
            <text:p>-55,69</text:p>
          </table:table-cell>
          <table:table-cell table:formula="of:=10*LOG10([.E310]/1000)" office:value-type="float" office:value="-42.6108156698023" calcext:value-type="float">
            <text:p>-42,61</text:p>
          </table:table-cell>
        </table:table-row>
        <table:table-row table:style-name="ro1">
          <table:table-cell table:formula="of:=[.A310]+1" office:value-type="float" office:value="309" calcext:value-type="float">
            <text:p>309</text:p>
          </table:table-cell>
          <table:table-cell table:style-name="ce1" office:value-type="float" office:value="-0.002782094" calcext:value-type="float">
            <text:p>-2,78E-003</text:p>
          </table:table-cell>
          <table:table-cell table:style-name="ce1" office:value-type="float" office:value="-0.05135328" calcext:value-type="float">
            <text:p>-5,14E-002</text:p>
          </table:table-cell>
          <table:table-cell table:formula="of:= ABS([.B311])" office:value-type="float" office:value="0.002782094" calcext:value-type="float">
            <text:p>2,78E-03</text:p>
          </table:table-cell>
          <table:table-cell table:formula="of:= ABS([.C311])" office:value-type="float" office:value="0.05135328" calcext:value-type="float">
            <text:p>5,14E-02</text:p>
          </table:table-cell>
          <table:table-cell table:formula="of:=10*LOG10([.D311]/1000)" office:value-type="float" office:value="-55.5562820037143" calcext:value-type="float">
            <text:p>-55,56</text:p>
          </table:table-cell>
          <table:table-cell table:formula="of:=10*LOG10([.E311]/1000)" office:value-type="float" office:value="-42.8943181223403" calcext:value-type="float">
            <text:p>-42,89</text:p>
          </table:table-cell>
        </table:table-row>
        <table:table-row table:style-name="ro1">
          <table:table-cell table:formula="of:=[.A311]+1" office:value-type="float" office:value="310" calcext:value-type="float">
            <text:p>310</text:p>
          </table:table-cell>
          <table:table-cell table:style-name="ce1" office:value-type="float" office:value="0.002688404" calcext:value-type="float">
            <text:p>2,69E-003</text:p>
          </table:table-cell>
          <table:table-cell table:style-name="ce1" office:value-type="float" office:value="-0.05481204" calcext:value-type="float">
            <text:p>-5,48E-002</text:p>
          </table:table-cell>
          <table:table-cell table:formula="of:= ABS([.B312])" office:value-type="float" office:value="0.002688404" calcext:value-type="float">
            <text:p>2,69E-03</text:p>
          </table:table-cell>
          <table:table-cell table:formula="of:= ABS([.C312])" office:value-type="float" office:value="0.05481204" calcext:value-type="float">
            <text:p>5,48E-02</text:p>
          </table:table-cell>
          <table:table-cell table:formula="of:=10*LOG10([.D312]/1000)" office:value-type="float" office:value="-55.7050546709635" calcext:value-type="float">
            <text:p>-55,71</text:p>
          </table:table-cell>
          <table:table-cell table:formula="of:=10*LOG10([.E312]/1000)" office:value-type="float" office:value="-42.6112403401143" calcext:value-type="float">
            <text:p>-42,61</text:p>
          </table:table-cell>
        </table:table-row>
        <table:table-row table:style-name="ro1">
          <table:table-cell table:formula="of:=[.A312]+1" office:value-type="float" office:value="311" calcext:value-type="float">
            <text:p>311</text:p>
          </table:table-cell>
          <table:table-cell table:style-name="ce1" office:value-type="float" office:value="-0.002773087" calcext:value-type="float">
            <text:p>-2,77E-003</text:p>
          </table:table-cell>
          <table:table-cell table:style-name="ce1" office:value-type="float" office:value="-0.05135897" calcext:value-type="float">
            <text:p>-5,14E-002</text:p>
          </table:table-cell>
          <table:table-cell table:formula="of:= ABS([.B313])" office:value-type="float" office:value="0.002773087" calcext:value-type="float">
            <text:p>2,77E-03</text:p>
          </table:table-cell>
          <table:table-cell table:formula="of:= ABS([.C313])" office:value-type="float" office:value="0.05135897" calcext:value-type="float">
            <text:p>5,14E-02</text:p>
          </table:table-cell>
          <table:table-cell table:formula="of:=10*LOG10([.D313]/1000)" office:value-type="float" office:value="-55.5703650509678" calcext:value-type="float">
            <text:p>-55,57</text:p>
          </table:table-cell>
          <table:table-cell table:formula="of:=10*LOG10([.E313]/1000)" office:value-type="float" office:value="-42.8938369459267" calcext:value-type="float">
            <text:p>-42,89</text:p>
          </table:table-cell>
        </table:table-row>
        <table:table-row table:style-name="ro1">
          <table:table-cell table:formula="of:=[.A313]+1" office:value-type="float" office:value="312" calcext:value-type="float">
            <text:p>312</text:p>
          </table:table-cell>
          <table:table-cell table:style-name="ce1" office:value-type="float" office:value="0.002680007" calcext:value-type="float">
            <text:p>2,68E-003</text:p>
          </table:table-cell>
          <table:table-cell table:style-name="ce1" office:value-type="float" office:value="-0.05480673" calcext:value-type="float">
            <text:p>-5,48E-002</text:p>
          </table:table-cell>
          <table:table-cell table:formula="of:= ABS([.B314])" office:value-type="float" office:value="0.002680007" calcext:value-type="float">
            <text:p>2,68E-03</text:p>
          </table:table-cell>
          <table:table-cell table:formula="of:= ABS([.C314])" office:value-type="float" office:value="0.05480673" calcext:value-type="float">
            <text:p>5,48E-02</text:p>
          </table:table-cell>
          <table:table-cell table:formula="of:=10*LOG10([.D314]/1000)" office:value-type="float" office:value="-55.7186407162143" calcext:value-type="float">
            <text:p>-55,72</text:p>
          </table:table-cell>
          <table:table-cell table:formula="of:=10*LOG10([.E314]/1000)" office:value-type="float" office:value="-42.6116610899003" calcext:value-type="float">
            <text:p>-42,61</text:p>
          </table:table-cell>
        </table:table-row>
        <table:table-row table:style-name="ro1">
          <table:table-cell table:formula="of:=[.A314]+1" office:value-type="float" office:value="313" calcext:value-type="float">
            <text:p>313</text:p>
          </table:table-cell>
          <table:table-cell table:style-name="ce1" office:value-type="float" office:value="-0.002764166" calcext:value-type="float">
            <text:p>-2,76E-003</text:p>
          </table:table-cell>
          <table:table-cell table:style-name="ce1" office:value-type="float" office:value="-0.05136461" calcext:value-type="float">
            <text:p>-5,14E-002</text:p>
          </table:table-cell>
          <table:table-cell table:formula="of:= ABS([.B315])" office:value-type="float" office:value="0.002764166" calcext:value-type="float">
            <text:p>2,76E-03</text:p>
          </table:table-cell>
          <table:table-cell table:formula="of:= ABS([.C315])" office:value-type="float" office:value="0.05136461" calcext:value-type="float">
            <text:p>5,14E-02</text:p>
          </table:table-cell>
          <table:table-cell table:formula="of:=10*LOG10([.D315]/1000)" office:value-type="float" office:value="-55.5843587927208" calcext:value-type="float">
            <text:p>-55,58</text:p>
          </table:table-cell>
          <table:table-cell table:formula="of:=10*LOG10([.E315]/1000)" office:value-type="float" office:value="-42.8933600503822" calcext:value-type="float">
            <text:p>-42,89</text:p>
          </table:table-cell>
        </table:table-row>
        <table:table-row table:style-name="ro1">
          <table:table-cell table:formula="of:=[.A315]+1" office:value-type="float" office:value="314" calcext:value-type="float">
            <text:p>314</text:p>
          </table:table-cell>
          <table:table-cell table:style-name="ce1" office:value-type="float" office:value="0.002671689" calcext:value-type="float">
            <text:p>2,67E-003</text:p>
          </table:table-cell>
          <table:table-cell table:style-name="ce1" office:value-type="float" office:value="-0.05480147" calcext:value-type="float">
            <text:p>-5,48E-002</text:p>
          </table:table-cell>
          <table:table-cell table:formula="of:= ABS([.B316])" office:value-type="float" office:value="0.002671689" calcext:value-type="float">
            <text:p>2,67E-03</text:p>
          </table:table-cell>
          <table:table-cell table:formula="of:= ABS([.C316])" office:value-type="float" office:value="0.05480147" calcext:value-type="float">
            <text:p>5,48E-02</text:p>
          </table:table-cell>
          <table:table-cell table:formula="of:=10*LOG10([.D316]/1000)" office:value-type="float" office:value="-55.732140976354" calcext:value-type="float">
            <text:p>-55,73</text:p>
          </table:table-cell>
          <table:table-cell table:formula="of:=10*LOG10([.E316]/1000)" office:value-type="float" office:value="-42.6120779180165" calcext:value-type="float">
            <text:p>-42,61</text:p>
          </table:table-cell>
        </table:table-row>
        <table:table-row table:style-name="ro1">
          <table:table-cell table:formula="of:=[.A316]+1" office:value-type="float" office:value="315" calcext:value-type="float">
            <text:p>315</text:p>
          </table:table-cell>
          <table:table-cell table:style-name="ce1" office:value-type="float" office:value="-0.00275533" calcext:value-type="float">
            <text:p>-2,76E-003</text:p>
          </table:table-cell>
          <table:table-cell table:style-name="ce1" office:value-type="float" office:value="-0.0513702" calcext:value-type="float">
            <text:p>-5,14E-002</text:p>
          </table:table-cell>
          <table:table-cell table:formula="of:= ABS([.B317])" office:value-type="float" office:value="0.00275533" calcext:value-type="float">
            <text:p>2,76E-03</text:p>
          </table:table-cell>
          <table:table-cell table:formula="of:= ABS([.C317])" office:value-type="float" office:value="0.0513702" calcext:value-type="float">
            <text:p>5,14E-02</text:p>
          </table:table-cell>
          <table:table-cell table:formula="of:=10*LOG10([.D317]/1000)" office:value-type="float" office:value="-55.5982637917289" calcext:value-type="float">
            <text:p>-55,60</text:p>
          </table:table-cell>
          <table:table-cell table:formula="of:=10*LOG10([.E317]/1000)" office:value-type="float" office:value="-42.8928874343028" calcext:value-type="float">
            <text:p>-42,89</text:p>
          </table:table-cell>
        </table:table-row>
        <table:table-row table:style-name="ro1">
          <table:table-cell table:formula="of:=[.A317]+1" office:value-type="float" office:value="316" calcext:value-type="float">
            <text:p>316</text:p>
          </table:table-cell>
          <table:table-cell table:style-name="ce1" office:value-type="float" office:value="0.002663448" calcext:value-type="float">
            <text:p>2,66E-003</text:p>
          </table:table-cell>
          <table:table-cell table:style-name="ce1" office:value-type="float" office:value="-0.05479626" calcext:value-type="float">
            <text:p>-5,48E-002</text:p>
          </table:table-cell>
          <table:table-cell table:formula="of:= ABS([.B318])" office:value-type="float" office:value="0.002663448" calcext:value-type="float">
            <text:p>2,66E-03</text:p>
          </table:table-cell>
          <table:table-cell table:formula="of:= ABS([.C318])" office:value-type="float" office:value="0.05479626" calcext:value-type="float">
            <text:p>5,48E-02</text:p>
          </table:table-cell>
          <table:table-cell table:formula="of:=10*LOG10([.D318]/1000)" office:value-type="float" office:value="-55.7455577777291" calcext:value-type="float">
            <text:p>-55,75</text:p>
          </table:table-cell>
          <table:table-cell table:formula="of:=10*LOG10([.E318]/1000)" office:value-type="float" office:value="-42.6124908233299" calcext:value-type="float">
            <text:p>-42,61</text:p>
          </table:table-cell>
        </table:table-row>
        <table:table-row table:style-name="ro1">
          <table:table-cell table:formula="of:=[.A318]+1" office:value-type="float" office:value="317" calcext:value-type="float">
            <text:p>317</text:p>
          </table:table-cell>
          <table:table-cell table:style-name="ce1" office:value-type="float" office:value="-0.002746578" calcext:value-type="float">
            <text:p>-2,75E-003</text:p>
          </table:table-cell>
          <table:table-cell table:style-name="ce1" office:value-type="float" office:value="-0.05137573" calcext:value-type="float">
            <text:p>-5,14E-002</text:p>
          </table:table-cell>
          <table:table-cell table:formula="of:= ABS([.B319])" office:value-type="float" office:value="0.002746578" calcext:value-type="float">
            <text:p>2,75E-03</text:p>
          </table:table-cell>
          <table:table-cell table:formula="of:= ABS([.C319])" office:value-type="float" office:value="0.05137573" calcext:value-type="float">
            <text:p>5,14E-02</text:p>
          </table:table-cell>
          <table:table-cell table:formula="of:=10*LOG10([.D319]/1000)" office:value-type="float" office:value="-55.6120806294935" calcext:value-type="float">
            <text:p>-55,61</text:p>
          </table:table-cell>
          <table:table-cell table:formula="of:=10*LOG10([.E319]/1000)" office:value-type="float" office:value="-42.892419941627" calcext:value-type="float">
            <text:p>-42,89</text:p>
          </table:table-cell>
        </table:table-row>
        <table:table-row table:style-name="ro1">
          <table:table-cell table:formula="of:=[.A319]+1" office:value-type="float" office:value="318" calcext:value-type="float">
            <text:p>318</text:p>
          </table:table-cell>
          <table:table-cell table:style-name="ce1" office:value-type="float" office:value="0.002655284" calcext:value-type="float">
            <text:p>2,66E-003</text:p>
          </table:table-cell>
          <table:table-cell table:style-name="ce1" office:value-type="float" office:value="-0.0547911" calcext:value-type="float">
            <text:p>-5,48E-002</text:p>
          </table:table-cell>
          <table:table-cell table:formula="of:= ABS([.B320])" office:value-type="float" office:value="0.002655284" calcext:value-type="float">
            <text:p>2,66E-03</text:p>
          </table:table-cell>
          <table:table-cell table:formula="of:= ABS([.C320])" office:value-type="float" office:value="0.0547911" calcext:value-type="float">
            <text:p>5,48E-02</text:p>
          </table:table-cell>
          <table:table-cell table:formula="of:=10*LOG10([.D320]/1000)" office:value-type="float" office:value="-55.7588902146137" calcext:value-type="float">
            <text:p>-55,76</text:p>
          </table:table-cell>
          <table:table-cell table:formula="of:=10*LOG10([.E320]/1000)" office:value-type="float" office:value="-42.6128998047176" calcext:value-type="float">
            <text:p>-42,61</text:p>
          </table:table-cell>
        </table:table-row>
        <table:table-row table:style-name="ro1">
          <table:table-cell table:formula="of:=[.A320]+1" office:value-type="float" office:value="319" calcext:value-type="float">
            <text:p>319</text:p>
          </table:table-cell>
          <table:table-cell table:style-name="ce1" office:value-type="float" office:value="-0.002737909" calcext:value-type="float">
            <text:p>-2,74E-003</text:p>
          </table:table-cell>
          <table:table-cell table:style-name="ce1" office:value-type="float" office:value="-0.05138121" calcext:value-type="float">
            <text:p>-5,14E-002</text:p>
          </table:table-cell>
          <table:table-cell table:formula="of:= ABS([.B321])" office:value-type="float" office:value="0.002737909" calcext:value-type="float">
            <text:p>2,74E-03</text:p>
          </table:table-cell>
          <table:table-cell table:formula="of:= ABS([.C321])" office:value-type="float" office:value="0.05138121" calcext:value-type="float">
            <text:p>5,14E-02</text:p>
          </table:table-cell>
          <table:table-cell table:formula="of:=10*LOG10([.D321]/1000)" office:value-type="float" office:value="-55.6258099062665" calcext:value-type="float">
            <text:p>-55,63</text:p>
          </table:table-cell>
          <table:table-cell table:formula="of:=10*LOG10([.E321]/1000)" office:value-type="float" office:value="-42.891956725466" calcext:value-type="float">
            <text:p>-42,89</text:p>
          </table:table-cell>
        </table:table-row>
        <table:table-row table:style-name="ro1">
          <table:table-cell table:formula="of:=[.A321]+1" office:value-type="float" office:value="320" calcext:value-type="float">
            <text:p>320</text:p>
          </table:table-cell>
          <table:table-cell table:style-name="ce1" office:value-type="float" office:value="0.002647196" calcext:value-type="float">
            <text:p>2,65E-003</text:p>
          </table:table-cell>
          <table:table-cell table:style-name="ce1" office:value-type="float" office:value="-0.05478599" calcext:value-type="float">
            <text:p>-5,48E-002</text:p>
          </table:table-cell>
          <table:table-cell table:formula="of:= ABS([.B322])" office:value-type="float" office:value="0.002647196" calcext:value-type="float">
            <text:p>2,65E-03</text:p>
          </table:table-cell>
          <table:table-cell table:formula="of:= ABS([.C322])" office:value-type="float" office:value="0.05478599" calcext:value-type="float">
            <text:p>5,48E-02</text:p>
          </table:table-cell>
          <table:table-cell table:formula="of:=10*LOG10([.D322]/1000)" office:value-type="float" office:value="-55.7721390208092" calcext:value-type="float">
            <text:p>-55,77</text:p>
          </table:table-cell>
          <table:table-cell table:formula="of:=10*LOG10([.E322]/1000)" office:value-type="float" office:value="-42.6133048610673" calcext:value-type="float">
            <text:p>-42,61</text:p>
          </table:table-cell>
        </table:table-row>
        <table:table-row table:style-name="ro1">
          <table:table-cell table:formula="of:=[.A322]+1" office:value-type="float" office:value="321" calcext:value-type="float">
            <text:p>321</text:p>
          </table:table-cell>
          <table:table-cell table:style-name="ce1" office:value-type="float" office:value="-0.002729322" calcext:value-type="float">
            <text:p>-2,73E-003</text:p>
          </table:table-cell>
          <table:table-cell table:style-name="ce1" office:value-type="float" office:value="-0.05138664" calcext:value-type="float">
            <text:p>-5,14E-002</text:p>
          </table:table-cell>
          <table:table-cell table:formula="of:= ABS([.B323])" office:value-type="float" office:value="0.002729322" calcext:value-type="float">
            <text:p>2,73E-03</text:p>
          </table:table-cell>
          <table:table-cell table:formula="of:= ABS([.C323])" office:value-type="float" office:value="0.05138664" calcext:value-type="float">
            <text:p>5,14E-02</text:p>
          </table:table-cell>
          <table:table-cell table:formula="of:=10*LOG10([.D323]/1000)" office:value-type="float" office:value="-55.6394522410524" calcext:value-type="float">
            <text:p>-55,64</text:p>
          </table:table-cell>
          <table:table-cell table:formula="of:=10*LOG10([.E323]/1000)" office:value-type="float" office:value="-42.8914977844569" calcext:value-type="float">
            <text:p>-42,89</text:p>
          </table:table-cell>
        </table:table-row>
        <table:table-row table:style-name="ro1">
          <table:table-cell table:formula="of:=[.A323]+1" office:value-type="float" office:value="322" calcext:value-type="float">
            <text:p>322</text:p>
          </table:table-cell>
          <table:table-cell table:style-name="ce1" office:value-type="float" office:value="0.002639181" calcext:value-type="float">
            <text:p>2,64E-003</text:p>
          </table:table-cell>
          <table:table-cell table:style-name="ce1" office:value-type="float" office:value="-0.05478092" calcext:value-type="float">
            <text:p>-5,48E-002</text:p>
          </table:table-cell>
          <table:table-cell table:formula="of:= ABS([.B324])" office:value-type="float" office:value="0.002639181" calcext:value-type="float">
            <text:p>2,64E-03</text:p>
          </table:table-cell>
          <table:table-cell table:formula="of:= ABS([.C324])" office:value-type="float" office:value="0.05478092" calcext:value-type="float">
            <text:p>5,48E-02</text:p>
          </table:table-cell>
          <table:table-cell table:formula="of:=10*LOG10([.D324]/1000)" office:value-type="float" office:value="-55.7853082402563" calcext:value-type="float">
            <text:p>-55,79</text:p>
          </table:table-cell>
          <table:table-cell table:formula="of:=10*LOG10([.E324]/1000)" office:value-type="float" office:value="-42.6137067840611" calcext:value-type="float">
            <text:p>-42,61</text:p>
          </table:table-cell>
        </table:table-row>
        <table:table-row table:style-name="ro1">
          <table:table-cell table:formula="of:=[.A324]+1" office:value-type="float" office:value="323" calcext:value-type="float">
            <text:p>323</text:p>
          </table:table-cell>
          <table:table-cell table:style-name="ce1" office:value-type="float" office:value="-0.002720814" calcext:value-type="float">
            <text:p>-2,72E-003</text:p>
          </table:table-cell>
          <table:table-cell table:style-name="ce1" office:value-type="float" office:value="-0.05139202" calcext:value-type="float">
            <text:p>-5,14E-002</text:p>
          </table:table-cell>
          <table:table-cell table:formula="of:= ABS([.B325])" office:value-type="float" office:value="0.002720814" calcext:value-type="float">
            <text:p>2,72E-03</text:p>
          </table:table-cell>
          <table:table-cell table:formula="of:= ABS([.C325])" office:value-type="float" office:value="0.05139202" calcext:value-type="float">
            <text:p>5,14E-02</text:p>
          </table:table-cell>
          <table:table-cell table:formula="of:=10*LOG10([.D325]/1000)" office:value-type="float" office:value="-55.653011463991" calcext:value-type="float">
            <text:p>-55,65</text:p>
          </table:table-cell>
          <table:table-cell table:formula="of:=10*LOG10([.E325]/1000)" office:value-type="float" office:value="-42.8910431172498" calcext:value-type="float">
            <text:p>-42,89</text:p>
          </table:table-cell>
        </table:table-row>
        <table:table-row table:style-name="ro1">
          <table:table-cell table:formula="of:=[.A325]+1" office:value-type="float" office:value="324" calcext:value-type="float">
            <text:p>324</text:p>
          </table:table-cell>
          <table:table-cell table:style-name="ce1" office:value-type="float" office:value="0.002631239" calcext:value-type="float">
            <text:p>2,63E-003</text:p>
          </table:table-cell>
          <table:table-cell table:style-name="ce1" office:value-type="float" office:value="-0.0547759" calcext:value-type="float">
            <text:p>-5,48E-002</text:p>
          </table:table-cell>
          <table:table-cell table:formula="of:= ABS([.B326])" office:value-type="float" office:value="0.002631239" calcext:value-type="float">
            <text:p>2,63E-03</text:p>
          </table:table-cell>
          <table:table-cell table:formula="of:= ABS([.C326])" office:value-type="float" office:value="0.0547759" calcext:value-type="float">
            <text:p>5,48E-02</text:p>
          </table:table-cell>
          <table:table-cell table:formula="of:=10*LOG10([.D326]/1000)" office:value-type="float" office:value="-55.7983970240193" calcext:value-type="float">
            <text:p>-55,80</text:p>
          </table:table-cell>
          <table:table-cell table:formula="of:=10*LOG10([.E326]/1000)" office:value-type="float" office:value="-42.6141047799688" calcext:value-type="float">
            <text:p>-42,61</text:p>
          </table:table-cell>
        </table:table-row>
        <table:table-row table:style-name="ro1">
          <table:table-cell table:formula="of:=[.A326]+1" office:value-type="float" office:value="325" calcext:value-type="float">
            <text:p>325</text:p>
          </table:table-cell>
          <table:table-cell table:style-name="ce1" office:value-type="float" office:value="-0.002712386" calcext:value-type="float">
            <text:p>-2,71E-003</text:p>
          </table:table-cell>
          <table:table-cell table:style-name="ce1" office:value-type="float" office:value="-0.05139735" calcext:value-type="float">
            <text:p>-5,14E-002</text:p>
          </table:table-cell>
          <table:table-cell table:formula="of:= ABS([.B327])" office:value-type="float" office:value="0.002712386" calcext:value-type="float">
            <text:p>2,71E-03</text:p>
          </table:table-cell>
          <table:table-cell table:formula="of:= ABS([.C327])" office:value-type="float" office:value="0.05139735" calcext:value-type="float">
            <text:p>5,14E-02</text:p>
          </table:table-cell>
          <table:table-cell table:formula="of:=10*LOG10([.D327]/1000)" office:value-type="float" office:value="-55.6664850590336" calcext:value-type="float">
            <text:p>-55,67</text:p>
          </table:table-cell>
          <table:table-cell table:formula="of:=10*LOG10([.E327]/1000)" office:value-type="float" office:value="-42.8905927225075" calcext:value-type="float">
            <text:p>-42,89</text:p>
          </table:table-cell>
        </table:table-row>
        <table:table-row table:style-name="ro1">
          <table:table-cell table:formula="of:=[.A327]+1" office:value-type="float" office:value="326" calcext:value-type="float">
            <text:p>326</text:p>
          </table:table-cell>
          <table:table-cell table:style-name="ce1" office:value-type="float" office:value="0.002623369" calcext:value-type="float">
            <text:p>2,62E-003</text:p>
          </table:table-cell>
          <table:table-cell table:style-name="ce1" office:value-type="float" office:value="-0.05477092" calcext:value-type="float">
            <text:p>-5,48E-002</text:p>
          </table:table-cell>
          <table:table-cell table:formula="of:= ABS([.B328])" office:value-type="float" office:value="0.002623369" calcext:value-type="float">
            <text:p>2,62E-03</text:p>
          </table:table-cell>
          <table:table-cell table:formula="of:= ABS([.C328])" office:value-type="float" office:value="0.05477092" calcext:value-type="float">
            <text:p>5,48E-02</text:p>
          </table:table-cell>
          <table:table-cell table:formula="of:=10*LOG10([.D328]/1000)" office:value-type="float" office:value="-55.8114061776166" calcext:value-type="float">
            <text:p>-55,81</text:p>
          </table:table-cell>
          <table:table-cell table:formula="of:=10*LOG10([.E328]/1000)" office:value-type="float" office:value="-42.6144996406359" calcext:value-type="float">
            <text:p>-42,61</text:p>
          </table:table-cell>
        </table:table-row>
        <table:table-row table:style-name="ro1">
          <table:table-cell table:formula="of:=[.A328]+1" office:value-type="float" office:value="327" calcext:value-type="float">
            <text:p>327</text:p>
          </table:table-cell>
          <table:table-cell table:style-name="ce1" office:value-type="float" office:value="-0.002704035" calcext:value-type="float">
            <text:p>-2,70E-003</text:p>
          </table:table-cell>
          <table:table-cell table:style-name="ce1" office:value-type="float" office:value="-0.05140263" calcext:value-type="float">
            <text:p>-5,14E-002</text:p>
          </table:table-cell>
          <table:table-cell table:formula="of:= ABS([.B329])" office:value-type="float" office:value="0.002704035" calcext:value-type="float">
            <text:p>2,70E-03</text:p>
          </table:table-cell>
          <table:table-cell table:formula="of:= ABS([.C329])" office:value-type="float" office:value="0.05140263" calcext:value-type="float">
            <text:p>5,14E-02</text:p>
          </table:table-cell>
          <table:table-cell table:formula="of:=10*LOG10([.D329]/1000)" office:value-type="float" office:value="-55.6798769135152" calcext:value-type="float">
            <text:p>-55,68</text:p>
          </table:table-cell>
          <table:table-cell table:formula="of:=10*LOG10([.E329]/1000)" office:value-type="float" office:value="-42.8901465989058" calcext:value-type="float">
            <text:p>-42,89</text:p>
          </table:table-cell>
        </table:table-row>
        <table:table-row table:style-name="ro1">
          <table:table-cell table:formula="of:=[.A329]+1" office:value-type="float" office:value="328" calcext:value-type="float">
            <text:p>328</text:p>
          </table:table-cell>
          <table:table-cell table:style-name="ce1" office:value-type="float" office:value="0.00261557" calcext:value-type="float">
            <text:p>2,62E-003</text:p>
          </table:table-cell>
          <table:table-cell table:style-name="ce1" office:value-type="float" office:value="-0.05476599" calcext:value-type="float">
            <text:p>-5,48E-002</text:p>
          </table:table-cell>
          <table:table-cell table:formula="of:= ABS([.B330])" office:value-type="float" office:value="0.00261557" calcext:value-type="float">
            <text:p>2,62E-03</text:p>
          </table:table-cell>
          <table:table-cell table:formula="of:= ABS([.C330])" office:value-type="float" office:value="0.05476599" calcext:value-type="float">
            <text:p>5,48E-02</text:p>
          </table:table-cell>
          <table:table-cell table:formula="of:=10*LOG10([.D330]/1000)" office:value-type="float" office:value="-55.824336525408" calcext:value-type="float">
            <text:p>-55,82</text:p>
          </table:table-cell>
          <table:table-cell table:formula="of:=10*LOG10([.E330]/1000)" office:value-type="float" office:value="-42.6148905722036" calcext:value-type="float">
            <text:p>-42,61</text:p>
          </table:table-cell>
        </table:table-row>
        <table:table-row table:style-name="ro1">
          <table:table-cell table:formula="of:=[.A330]+1" office:value-type="float" office:value="329" calcext:value-type="float">
            <text:p>329</text:p>
          </table:table-cell>
          <table:table-cell table:style-name="ce1" office:value-type="float" office:value="-0.002695761" calcext:value-type="float">
            <text:p>-2,70E-003</text:p>
          </table:table-cell>
          <table:table-cell table:style-name="ce1" office:value-type="float" office:value="-0.05140786" calcext:value-type="float">
            <text:p>-5,14E-002</text:p>
          </table:table-cell>
          <table:table-cell table:formula="of:= ABS([.B331])" office:value-type="float" office:value="0.002695761" calcext:value-type="float">
            <text:p>2,70E-03</text:p>
          </table:table-cell>
          <table:table-cell table:formula="of:= ABS([.C331])" office:value-type="float" office:value="0.05140786" calcext:value-type="float">
            <text:p>5,14E-02</text:p>
          </table:table-cell>
          <table:table-cell table:formula="of:=10*LOG10([.D331]/1000)" office:value-type="float" office:value="-55.6931861398472" calcext:value-type="float">
            <text:p>-55,69</text:p>
          </table:table-cell>
          <table:table-cell table:formula="of:=10*LOG10([.E331]/1000)" office:value-type="float" office:value="-42.8897047451335" calcext:value-type="float">
            <text:p>-42,89</text:p>
          </table:table-cell>
        </table:table-row>
        <table:table-row table:style-name="ro1">
          <table:table-cell table:formula="of:=[.A331]+1" office:value-type="float" office:value="330" calcext:value-type="float">
            <text:p>330</text:p>
          </table:table-cell>
          <table:table-cell table:style-name="ce1" office:value-type="float" office:value="0.002607841" calcext:value-type="float">
            <text:p>2,61E-003</text:p>
          </table:table-cell>
          <table:table-cell table:style-name="ce1" office:value-type="float" office:value="-0.05476111" calcext:value-type="float">
            <text:p>-5,48E-002</text:p>
          </table:table-cell>
          <table:table-cell table:formula="of:= ABS([.B332])" office:value-type="float" office:value="0.002607841" calcext:value-type="float">
            <text:p>2,61E-03</text:p>
          </table:table-cell>
          <table:table-cell table:formula="of:= ABS([.C332])" office:value-type="float" office:value="0.05476111" calcext:value-type="float">
            <text:p>5,48E-02</text:p>
          </table:table-cell>
          <table:table-cell table:formula="of:=10*LOG10([.D332]/1000)" office:value-type="float" office:value="-55.8371889105655" calcext:value-type="float">
            <text:p>-55,84</text:p>
          </table:table-cell>
          <table:table-cell table:formula="of:=10*LOG10([.E332]/1000)" office:value-type="float" office:value="-42.6152775736074" calcext:value-type="float">
            <text:p>-42,62</text:p>
          </table:table-cell>
        </table:table-row>
        <table:table-row table:style-name="ro1">
          <table:table-cell table:formula="of:=[.A332]+1" office:value-type="float" office:value="331" calcext:value-type="float">
            <text:p>331</text:p>
          </table:table-cell>
          <table:table-cell table:style-name="ce1" office:value-type="float" office:value="-0.002687562" calcext:value-type="float">
            <text:p>-2,69E-003</text:p>
          </table:table-cell>
          <table:table-cell table:style-name="ce1" office:value-type="float" office:value="-0.05141304" calcext:value-type="float">
            <text:p>-5,14E-002</text:p>
          </table:table-cell>
          <table:table-cell table:formula="of:= ABS([.B333])" office:value-type="float" office:value="0.002687562" calcext:value-type="float">
            <text:p>2,69E-03</text:p>
          </table:table-cell>
          <table:table-cell table:formula="of:= ABS([.C333])" office:value-type="float" office:value="0.05141304" calcext:value-type="float">
            <text:p>5,14E-02</text:p>
          </table:table-cell>
          <table:table-cell table:formula="of:=10*LOG10([.D333]/1000)" office:value-type="float" office:value="-55.7064150811921" calcext:value-type="float">
            <text:p>-55,71</text:p>
          </table:table-cell>
          <table:table-cell table:formula="of:=10*LOG10([.E333]/1000)" office:value-type="float" office:value="-42.8892671598919" calcext:value-type="float">
            <text:p>-42,89</text:p>
          </table:table-cell>
        </table:table-row>
        <table:table-row table:style-name="ro1">
          <table:table-cell table:formula="of:=[.A333]+1" office:value-type="float" office:value="332" calcext:value-type="float">
            <text:p>332</text:p>
          </table:table-cell>
          <table:table-cell table:style-name="ce1" office:value-type="float" office:value="0.00260018" calcext:value-type="float">
            <text:p>2,60E-003</text:p>
          </table:table-cell>
          <table:table-cell table:style-name="ce1" office:value-type="float" office:value="-0.05475626" calcext:value-type="float">
            <text:p>-5,48E-002</text:p>
          </table:table-cell>
          <table:table-cell table:formula="of:= ABS([.B334])" office:value-type="float" office:value="0.00260018" calcext:value-type="float">
            <text:p>2,60E-03</text:p>
          </table:table-cell>
          <table:table-cell table:formula="of:= ABS([.C334])" office:value-type="float" office:value="0.05475626" calcext:value-type="float">
            <text:p>5,48E-02</text:p>
          </table:table-cell>
          <table:table-cell table:formula="of:=10*LOG10([.D334]/1000)" office:value-type="float" office:value="-55.8499658652884" calcext:value-type="float">
            <text:p>-55,85</text:p>
          </table:table-cell>
          <table:table-cell table:formula="of:=10*LOG10([.E334]/1000)" office:value-type="float" office:value="-42.6156622300758" calcext:value-type="float">
            <text:p>-42,62</text:p>
          </table:table-cell>
        </table:table-row>
        <table:table-row table:style-name="ro1">
          <table:table-cell table:formula="of:=[.A334]+1" office:value-type="float" office:value="333" calcext:value-type="float">
            <text:p>333</text:p>
          </table:table-cell>
          <table:table-cell table:style-name="ce1" office:value-type="float" office:value="-0.002679437" calcext:value-type="float">
            <text:p>-2,68E-003</text:p>
          </table:table-cell>
          <table:table-cell table:style-name="ce1" office:value-type="float" office:value="-0.05141818" calcext:value-type="float">
            <text:p>-5,14E-002</text:p>
          </table:table-cell>
          <table:table-cell table:formula="of:= ABS([.B335])" office:value-type="float" office:value="0.002679437" calcext:value-type="float">
            <text:p>2,68E-03</text:p>
          </table:table-cell>
          <table:table-cell table:formula="of:= ABS([.C335])" office:value-type="float" office:value="0.05141818" calcext:value-type="float">
            <text:p>5,14E-02</text:p>
          </table:table-cell>
          <table:table-cell table:formula="of:=10*LOG10([.D335]/1000)" office:value-type="float" office:value="-55.7195644980679" calcext:value-type="float">
            <text:p>-55,72</text:p>
          </table:table-cell>
          <table:table-cell table:formula="of:=10*LOG10([.E335]/1000)" office:value-type="float" office:value="-42.8888329972633" calcext:value-type="float">
            <text:p>-42,89</text:p>
          </table:table-cell>
        </table:table-row>
        <table:table-row table:style-name="ro1">
          <table:table-cell table:formula="of:=[.A335]+1" office:value-type="float" office:value="334" calcext:value-type="float">
            <text:p>334</text:p>
          </table:table-cell>
          <table:table-cell table:style-name="ce1" office:value-type="float" office:value="0.002592587" calcext:value-type="float">
            <text:p>2,59E-003</text:p>
          </table:table-cell>
          <table:table-cell table:style-name="ce1" office:value-type="float" office:value="-0.05475146" calcext:value-type="float">
            <text:p>-5,48E-002</text:p>
          </table:table-cell>
          <table:table-cell table:formula="of:= ABS([.B336])" office:value-type="float" office:value="0.002592587" calcext:value-type="float">
            <text:p>2,59E-03</text:p>
          </table:table-cell>
          <table:table-cell table:formula="of:= ABS([.C336])" office:value-type="float" office:value="0.05475146" calcext:value-type="float">
            <text:p>5,48E-02</text:p>
          </table:table-cell>
          <table:table-cell table:formula="of:=10*LOG10([.D336]/1000)" office:value-type="float" office:value="-55.8626666098098" calcext:value-type="float">
            <text:p>-55,86</text:p>
          </table:table-cell>
          <table:table-cell table:formula="of:=10*LOG10([.E336]/1000)" office:value-type="float" office:value="-42.6160429545607" calcext:value-type="float">
            <text:p>-42,62</text:p>
          </table:table-cell>
        </table:table-row>
        <table:table-row table:style-name="ro1">
          <table:table-cell table:formula="of:=[.A336]+1" office:value-type="float" office:value="335" calcext:value-type="float">
            <text:p>335</text:p>
          </table:table-cell>
          <table:table-cell table:style-name="ce1" office:value-type="float" office:value="-0.002671385" calcext:value-type="float">
            <text:p>-2,67E-003</text:p>
          </table:table-cell>
          <table:table-cell table:style-name="ce1" office:value-type="float" office:value="-0.05142327" calcext:value-type="float">
            <text:p>-5,14E-002</text:p>
          </table:table-cell>
          <table:table-cell table:formula="of:= ABS([.B337])" office:value-type="float" office:value="0.002671385" calcext:value-type="float">
            <text:p>2,67E-03</text:p>
          </table:table-cell>
          <table:table-cell table:formula="of:= ABS([.C337])" office:value-type="float" office:value="0.05142327" calcext:value-type="float">
            <text:p>5,14E-02</text:p>
          </table:table-cell>
          <table:table-cell table:formula="of:=10*LOG10([.D337]/1000)" office:value-type="float" office:value="-55.732635169482" calcext:value-type="float">
            <text:p>-55,73</text:p>
          </table:table-cell>
          <table:table-cell table:formula="of:=10*LOG10([.E337]/1000)" office:value-type="float" office:value="-42.8884031007742" calcext:value-type="float">
            <text:p>-42,89</text:p>
          </table:table-cell>
        </table:table-row>
        <table:table-row table:style-name="ro1">
          <table:table-cell table:formula="of:=[.A337]+1" office:value-type="float" office:value="336" calcext:value-type="float">
            <text:p>336</text:p>
          </table:table-cell>
          <table:table-cell table:style-name="ce1" office:value-type="float" office:value="0.002585061" calcext:value-type="float">
            <text:p>2,59E-003</text:p>
          </table:table-cell>
          <table:table-cell table:style-name="ce1" office:value-type="float" office:value="-0.0547467" calcext:value-type="float">
            <text:p>-5,47E-002</text:p>
          </table:table-cell>
          <table:table-cell table:formula="of:= ABS([.B338])" office:value-type="float" office:value="0.002585061" calcext:value-type="float">
            <text:p>2,59E-03</text:p>
          </table:table-cell>
          <table:table-cell table:formula="of:= ABS([.C338])" office:value-type="float" office:value="0.0547467" calcext:value-type="float">
            <text:p>5,47E-02</text:p>
          </table:table-cell>
          <table:table-cell table:formula="of:=10*LOG10([.D338]/1000)" office:value-type="float" office:value="-55.8752920434922" calcext:value-type="float">
            <text:p>-55,88</text:p>
          </table:table-cell>
          <table:table-cell table:formula="of:=10*LOG10([.E338]/1000)" office:value-type="float" office:value="-42.6164205393047" calcext:value-type="float">
            <text:p>-42,62</text:p>
          </table:table-cell>
        </table:table-row>
        <table:table-row table:style-name="ro1">
          <table:table-cell table:formula="of:=[.A338]+1" office:value-type="float" office:value="337" calcext:value-type="float">
            <text:p>337</text:p>
          </table:table-cell>
          <table:table-cell table:style-name="ce1" office:value-type="float" office:value="-0.002663406" calcext:value-type="float">
            <text:p>-2,66E-003</text:p>
          </table:table-cell>
          <table:table-cell table:style-name="ce1" office:value-type="float" office:value="-0.05142832" calcext:value-type="float">
            <text:p>-5,14E-002</text:p>
          </table:table-cell>
          <table:table-cell table:formula="of:= ABS([.B339])" office:value-type="float" office:value="0.002663406" calcext:value-type="float">
            <text:p>2,66E-03</text:p>
          </table:table-cell>
          <table:table-cell table:formula="of:= ABS([.C339])" office:value-type="float" office:value="0.05142832" calcext:value-type="float">
            <text:p>5,14E-02</text:p>
          </table:table-cell>
          <table:table-cell table:formula="of:=10*LOG10([.D339]/1000)" office:value-type="float" office:value="-55.7456262623102" calcext:value-type="float">
            <text:p>-55,75</text:p>
          </table:table-cell>
          <table:table-cell table:formula="of:=10*LOG10([.E339]/1000)" office:value-type="float" office:value="-42.8879766246963" calcext:value-type="float">
            <text:p>-42,89</text:p>
          </table:table-cell>
        </table:table-row>
        <table:table-row table:style-name="ro1">
          <table:table-cell table:formula="of:=[.A339]+1" office:value-type="float" office:value="338" calcext:value-type="float">
            <text:p>338</text:p>
          </table:table-cell>
          <table:table-cell table:style-name="ce1" office:value-type="float" office:value="0.0025776" calcext:value-type="float">
            <text:p>2,58E-003</text:p>
          </table:table-cell>
          <table:table-cell table:style-name="ce1" office:value-type="float" office:value="-0.05474199" calcext:value-type="float">
            <text:p>-5,47E-002</text:p>
          </table:table-cell>
          <table:table-cell table:formula="of:= ABS([.B340])" office:value-type="float" office:value="0.0025776" calcext:value-type="float">
            <text:p>2,58E-03</text:p>
          </table:table-cell>
          <table:table-cell table:formula="of:= ABS([.C340])" office:value-type="float" office:value="0.05474199" calcext:value-type="float">
            <text:p>5,47E-02</text:p>
          </table:table-cell>
          <table:table-cell table:formula="of:=10*LOG10([.D340]/1000)" office:value-type="float" office:value="-55.8878447692486" calcext:value-type="float">
            <text:p>-55,89</text:p>
          </table:table-cell>
          <table:table-cell table:formula="of:=10*LOG10([.E340]/1000)" office:value-type="float" office:value="-42.6167941901376" calcext:value-type="float">
            <text:p>-42,62</text:p>
          </table:table-cell>
        </table:table-row>
        <table:table-row table:style-name="ro1">
          <table:table-cell table:formula="of:=[.A340]+1" office:value-type="float" office:value="339" calcext:value-type="float">
            <text:p>339</text:p>
          </table:table-cell>
          <table:table-cell table:style-name="ce1" office:value-type="float" office:value="-0.002655497" calcext:value-type="float">
            <text:p>-2,66E-003</text:p>
          </table:table-cell>
          <table:table-cell table:style-name="ce1" office:value-type="float" office:value="-0.05143332" calcext:value-type="float">
            <text:p>-5,14E-002</text:p>
          </table:table-cell>
          <table:table-cell table:formula="of:= ABS([.B341])" office:value-type="float" office:value="0.002655497" calcext:value-type="float">
            <text:p>2,66E-03</text:p>
          </table:table-cell>
          <table:table-cell table:formula="of:= ABS([.C341])" office:value-type="float" office:value="0.05143332" calcext:value-type="float">
            <text:p>5,14E-02</text:p>
          </table:table-cell>
          <table:table-cell table:formula="of:=10*LOG10([.D341]/1000)" office:value-type="float" office:value="-55.7585418488095" calcext:value-type="float">
            <text:p>-55,76</text:p>
          </table:table-cell>
          <table:table-cell table:formula="of:=10*LOG10([.E341]/1000)" office:value-type="float" office:value="-42.8875544124097" calcext:value-type="float">
            <text:p>-42,89</text:p>
          </table:table-cell>
        </table:table-row>
        <table:table-row table:style-name="ro1">
          <table:table-cell table:formula="of:=[.A341]+1" office:value-type="float" office:value="340" calcext:value-type="float">
            <text:p>340</text:p>
          </table:table-cell>
          <table:table-cell table:style-name="ce1" office:value-type="float" office:value="0.002570205" calcext:value-type="float">
            <text:p>2,57E-003</text:p>
          </table:table-cell>
          <table:table-cell table:style-name="ce1" office:value-type="float" office:value="-0.05473731" calcext:value-type="float">
            <text:p>-5,47E-002</text:p>
          </table:table-cell>
          <table:table-cell table:formula="of:= ABS([.B342])" office:value-type="float" office:value="0.002570205" calcext:value-type="float">
            <text:p>2,57E-03</text:p>
          </table:table-cell>
          <table:table-cell table:formula="of:= ABS([.C342])" office:value-type="float" office:value="0.05473731" calcext:value-type="float">
            <text:p>5,47E-02</text:p>
          </table:table-cell>
          <table:table-cell table:formula="of:=10*LOG10([.D342]/1000)" office:value-type="float" office:value="-55.9003223588343" calcext:value-type="float">
            <text:p>-55,90</text:p>
          </table:table-cell>
          <table:table-cell table:formula="of:=10*LOG10([.E342]/1000)" office:value-type="float" office:value="-42.6171654928728" calcext:value-type="float">
            <text:p>-42,62</text:p>
          </table:table-cell>
        </table:table-row>
        <table:table-row table:style-name="ro1">
          <table:table-cell table:formula="of:=[.A342]+1" office:value-type="float" office:value="341" calcext:value-type="float">
            <text:p>341</text:p>
          </table:table-cell>
          <table:table-cell table:style-name="ce1" office:value-type="float" office:value="-0.002647658" calcext:value-type="float">
            <text:p>-2,65E-003</text:p>
          </table:table-cell>
          <table:table-cell table:style-name="ce1" office:value-type="float" office:value="-0.05143827" calcext:value-type="float">
            <text:p>-5,14E-002</text:p>
          </table:table-cell>
          <table:table-cell table:formula="of:= ABS([.B343])" office:value-type="float" office:value="0.002647658" calcext:value-type="float">
            <text:p>2,65E-03</text:p>
          </table:table-cell>
          <table:table-cell table:formula="of:= ABS([.C343])" office:value-type="float" office:value="0.05143827" calcext:value-type="float">
            <text:p>5,14E-02</text:p>
          </table:table-cell>
          <table:table-cell table:formula="of:=10*LOG10([.D343]/1000)" office:value-type="float" office:value="-55.7713811375846" calcext:value-type="float">
            <text:p>-55,77</text:p>
          </table:table-cell>
          <table:table-cell table:formula="of:=10*LOG10([.E343]/1000)" office:value-type="float" office:value="-42.8871364626751" calcext:value-type="float">
            <text:p>-42,89</text:p>
          </table:table-cell>
        </table:table-row>
        <table:table-row table:style-name="ro1">
          <table:table-cell table:formula="of:=[.A343]+1" office:value-type="float" office:value="342" calcext:value-type="float">
            <text:p>342</text:p>
          </table:table-cell>
          <table:table-cell table:style-name="ce1" office:value-type="float" office:value="0.002562873" calcext:value-type="float">
            <text:p>2,56E-003</text:p>
          </table:table-cell>
          <table:table-cell table:style-name="ce1" office:value-type="float" office:value="-0.05473267" calcext:value-type="float">
            <text:p>-5,47E-002</text:p>
          </table:table-cell>
          <table:table-cell table:formula="of:= ABS([.B344])" office:value-type="float" office:value="0.002562873" calcext:value-type="float">
            <text:p>2,56E-03</text:p>
          </table:table-cell>
          <table:table-cell table:formula="of:= ABS([.C344])" office:value-type="float" office:value="0.05473267" calcext:value-type="float">
            <text:p>5,47E-02</text:p>
          </table:table-cell>
          <table:table-cell table:formula="of:=10*LOG10([.D344]/1000)" office:value-type="float" office:value="-55.9127291420817" calcext:value-type="float">
            <text:p>-55,91</text:p>
          </table:table-cell>
          <table:table-cell table:formula="of:=10*LOG10([.E344]/1000)" office:value-type="float" office:value="-42.6175336534218" calcext:value-type="float">
            <text:p>-42,62</text:p>
          </table:table-cell>
        </table:table-row>
        <table:table-row table:style-name="ro1">
          <table:table-cell table:formula="of:=[.A344]+1" office:value-type="float" office:value="343" calcext:value-type="float">
            <text:p>343</text:p>
          </table:table-cell>
          <table:table-cell table:style-name="ce1" office:value-type="float" office:value="-0.002639888" calcext:value-type="float">
            <text:p>-2,64E-003</text:p>
          </table:table-cell>
          <table:table-cell table:style-name="ce1" office:value-type="float" office:value="-0.05144319" calcext:value-type="float">
            <text:p>-5,14E-002</text:p>
          </table:table-cell>
          <table:table-cell table:formula="of:= ABS([.B345])" office:value-type="float" office:value="0.002639888" calcext:value-type="float">
            <text:p>2,64E-03</text:p>
          </table:table-cell>
          <table:table-cell table:formula="of:= ABS([.C345])" office:value-type="float" office:value="0.05144319" calcext:value-type="float">
            <text:p>5,14E-02</text:p>
          </table:table-cell>
          <table:table-cell table:formula="of:=10*LOG10([.D345]/1000)" office:value-type="float" office:value="-55.7841449813539" calcext:value-type="float">
            <text:p>-55,78</text:p>
          </table:table-cell>
          <table:table-cell table:formula="of:=10*LOG10([.E345]/1000)" office:value-type="float" office:value="-42.8867210858224" calcext:value-type="float">
            <text:p>-42,89</text:p>
          </table:table-cell>
        </table:table-row>
        <table:table-row table:style-name="ro1">
          <table:table-cell table:formula="of:=[.A345]+1" office:value-type="float" office:value="344" calcext:value-type="float">
            <text:p>344</text:p>
          </table:table-cell>
          <table:table-cell table:style-name="ce1" office:value-type="float" office:value="0.002555604" calcext:value-type="float">
            <text:p>2,56E-003</text:p>
          </table:table-cell>
          <table:table-cell table:style-name="ce1" office:value-type="float" office:value="-0.05472808" calcext:value-type="float">
            <text:p>-5,47E-002</text:p>
          </table:table-cell>
          <table:table-cell table:formula="of:= ABS([.B346])" office:value-type="float" office:value="0.002555604" calcext:value-type="float">
            <text:p>2,56E-03</text:p>
          </table:table-cell>
          <table:table-cell table:formula="of:= ABS([.C346])" office:value-type="float" office:value="0.05472808" calcext:value-type="float">
            <text:p>5,47E-02</text:p>
          </table:table-cell>
          <table:table-cell table:formula="of:=10*LOG10([.D346]/1000)" office:value-type="float" office:value="-55.9250644078698" calcext:value-type="float">
            <text:p>-55,93</text:p>
          </table:table-cell>
          <table:table-cell table:formula="of:=10*LOG10([.E346]/1000)" office:value-type="float" office:value="-42.6178978774333" calcext:value-type="float">
            <text:p>-42,62</text:p>
          </table:table-cell>
        </table:table-row>
        <table:table-row table:style-name="ro1">
          <table:table-cell table:formula="of:=[.A346]+1" office:value-type="float" office:value="345" calcext:value-type="float">
            <text:p>345</text:p>
          </table:table-cell>
          <table:table-cell table:style-name="ce1" office:value-type="float" office:value="-0.002632186" calcext:value-type="float">
            <text:p>-2,63E-003</text:p>
          </table:table-cell>
          <table:table-cell table:style-name="ce1" office:value-type="float" office:value="-0.05144806" calcext:value-type="float">
            <text:p>-5,14E-002</text:p>
          </table:table-cell>
          <table:table-cell table:formula="of:= ABS([.B347])" office:value-type="float" office:value="0.002632186" calcext:value-type="float">
            <text:p>2,63E-03</text:p>
          </table:table-cell>
          <table:table-cell table:formula="of:= ABS([.C347])" office:value-type="float" office:value="0.05144806" calcext:value-type="float">
            <text:p>5,14E-02</text:p>
          </table:table-cell>
          <table:table-cell table:formula="of:=10*LOG10([.D347]/1000)" office:value-type="float" office:value="-55.7968342511906" calcext:value-type="float">
            <text:p>-55,80</text:p>
          </table:table-cell>
          <table:table-cell table:formula="of:=10*LOG10([.E347]/1000)" office:value-type="float" office:value="-42.8863099694003" calcext:value-type="float">
            <text:p>-42,89</text:p>
          </table:table-cell>
        </table:table-row>
        <table:table-row table:style-name="ro1">
          <table:table-cell table:formula="of:=[.A347]+1" office:value-type="float" office:value="346" calcext:value-type="float">
            <text:p>346</text:p>
          </table:table-cell>
          <table:table-cell table:style-name="ce1" office:value-type="float" office:value="0.002548396" calcext:value-type="float">
            <text:p>2,55E-003</text:p>
          </table:table-cell>
          <table:table-cell table:style-name="ce1" office:value-type="float" office:value="-0.05472352" calcext:value-type="float">
            <text:p>-5,47E-002</text:p>
          </table:table-cell>
          <table:table-cell table:formula="of:= ABS([.B348])" office:value-type="float" office:value="0.002548396" calcext:value-type="float">
            <text:p>2,55E-03</text:p>
          </table:table-cell>
          <table:table-cell table:formula="of:= ABS([.C348])" office:value-type="float" office:value="0.05472352" calcext:value-type="float">
            <text:p>5,47E-02</text:p>
          </table:table-cell>
          <table:table-cell table:formula="of:=10*LOG10([.D348]/1000)" office:value-type="float" office:value="-55.9373308526449" calcext:value-type="float">
            <text:p>-55,94</text:p>
          </table:table-cell>
          <table:table-cell table:formula="of:=10*LOG10([.E348]/1000)" office:value-type="float" office:value="-42.6182597511453" calcext:value-type="float">
            <text:p>-42,62</text:p>
          </table:table-cell>
        </table:table-row>
        <table:table-row table:style-name="ro1">
          <table:table-cell table:formula="of:=[.A348]+1" office:value-type="float" office:value="347" calcext:value-type="float">
            <text:p>347</text:p>
          </table:table-cell>
          <table:table-cell table:style-name="ce1" office:value-type="float" office:value="-0.002624551" calcext:value-type="float">
            <text:p>-2,62E-003</text:p>
          </table:table-cell>
          <table:table-cell table:style-name="ce1" office:value-type="float" office:value="-0.05145288" calcext:value-type="float">
            <text:p>-5,15E-002</text:p>
          </table:table-cell>
          <table:table-cell table:formula="of:= ABS([.B349])" office:value-type="float" office:value="0.002624551" calcext:value-type="float">
            <text:p>2,62E-03</text:p>
          </table:table-cell>
          <table:table-cell table:formula="of:= ABS([.C349])" office:value-type="float" office:value="0.05145288" calcext:value-type="float">
            <text:p>5,15E-02</text:p>
          </table:table-cell>
          <table:table-cell table:formula="of:=10*LOG10([.D349]/1000)" office:value-type="float" office:value="-55.8094498364898" calcext:value-type="float">
            <text:p>-55,81</text:p>
          </table:table-cell>
          <table:table-cell table:formula="of:=10*LOG10([.E349]/1000)" office:value-type="float" office:value="-42.8859031122026" calcext:value-type="float">
            <text:p>-42,89</text:p>
          </table:table-cell>
        </table:table-row>
        <table:table-row table:style-name="ro1">
          <table:table-cell table:formula="of:=[.A349]+1" office:value-type="float" office:value="348" calcext:value-type="float">
            <text:p>348</text:p>
          </table:table-cell>
          <table:table-cell table:style-name="ce1" office:value-type="float" office:value="0.00254125" calcext:value-type="float">
            <text:p>2,54E-003</text:p>
          </table:table-cell>
          <table:table-cell table:style-name="ce1" office:value-type="float" office:value="-0.054719" calcext:value-type="float">
            <text:p>-5,47E-002</text:p>
          </table:table-cell>
          <table:table-cell table:formula="of:= ABS([.B350])" office:value-type="float" office:value="0.00254125" calcext:value-type="float">
            <text:p>2,54E-03</text:p>
          </table:table-cell>
          <table:table-cell table:formula="of:= ABS([.C350])" office:value-type="float" office:value="0.054719" calcext:value-type="float">
            <text:p>5,47E-02</text:p>
          </table:table-cell>
          <table:table-cell table:formula="of:=10*LOG10([.D350]/1000)" office:value-type="float" office:value="-55.9495260835391" calcext:value-type="float">
            <text:p>-55,95</text:p>
          </table:table-cell>
          <table:table-cell table:formula="of:=10*LOG10([.E350]/1000)" office:value-type="float" office:value="-42.6186184802863" calcext:value-type="float">
            <text:p>-42,62</text:p>
          </table:table-cell>
        </table:table-row>
        <table:table-row table:style-name="ro1">
          <table:table-cell table:formula="of:=[.A350]+1" office:value-type="float" office:value="349" calcext:value-type="float">
            <text:p>349</text:p>
          </table:table-cell>
          <table:table-cell table:style-name="ce1" office:value-type="float" office:value="-0.002616982" calcext:value-type="float">
            <text:p>-2,62E-003</text:p>
          </table:table-cell>
          <table:table-cell table:style-name="ce1" office:value-type="float" office:value="-0.05145767" calcext:value-type="float">
            <text:p>-5,15E-002</text:p>
          </table:table-cell>
          <table:table-cell table:formula="of:= ABS([.B351])" office:value-type="float" office:value="0.002616982" calcext:value-type="float">
            <text:p>2,62E-03</text:p>
          </table:table-cell>
          <table:table-cell table:formula="of:= ABS([.C351])" office:value-type="float" office:value="0.05145767" calcext:value-type="float">
            <text:p>5,15E-02</text:p>
          </table:table-cell>
          <table:table-cell table:formula="of:=10*LOG10([.D351]/1000)" office:value-type="float" office:value="-55.8219926449331" calcext:value-type="float">
            <text:p>-55,82</text:p>
          </table:table-cell>
          <table:table-cell table:formula="of:=10*LOG10([.E351]/1000)" office:value-type="float" office:value="-42.8854988250678" calcext:value-type="float">
            <text:p>-42,89</text:p>
          </table:table-cell>
        </table:table-row>
        <table:table-row table:style-name="ro1">
          <table:table-cell table:formula="of:=[.A351]+1" office:value-type="float" office:value="350" calcext:value-type="float">
            <text:p>350</text:p>
          </table:table-cell>
          <table:table-cell table:style-name="ce1" office:value-type="float" office:value="0.002534165" calcext:value-type="float">
            <text:p>2,53E-003</text:p>
          </table:table-cell>
          <table:table-cell table:style-name="ce1" office:value-type="float" office:value="-0.05471452" calcext:value-type="float">
            <text:p>-5,47E-002</text:p>
          </table:table-cell>
          <table:table-cell table:formula="of:= ABS([.B352])" office:value-type="float" office:value="0.002534165" calcext:value-type="float">
            <text:p>2,53E-03</text:p>
          </table:table-cell>
          <table:table-cell table:formula="of:= ABS([.C352])" office:value-type="float" office:value="0.05471452" calcext:value-type="float">
            <text:p>5,47E-02</text:p>
          </table:table-cell>
          <table:table-cell table:formula="of:=10*LOG10([.D352]/1000)" office:value-type="float" office:value="-55.9616511152968" calcext:value-type="float">
            <text:p>-55,96</text:p>
          </table:table-cell>
          <table:table-cell table:formula="of:=10*LOG10([.E352]/1000)" office:value-type="float" office:value="-42.6189740640745" calcext:value-type="float">
            <text:p>-42,62</text:p>
          </table:table-cell>
        </table:table-row>
        <table:table-row table:style-name="ro1">
          <table:table-cell table:formula="of:=[.A352]+1" office:value-type="float" office:value="351" calcext:value-type="float">
            <text:p>351</text:p>
          </table:table-cell>
          <table:table-cell table:style-name="ce1" office:value-type="float" office:value="-0.002609477" calcext:value-type="float">
            <text:p>-2,61E-003</text:p>
          </table:table-cell>
          <table:table-cell table:style-name="ce1" office:value-type="float" office:value="-0.05146241" calcext:value-type="float">
            <text:p>-5,15E-002</text:p>
          </table:table-cell>
          <table:table-cell table:formula="of:= ABS([.B353])" office:value-type="float" office:value="0.002609477" calcext:value-type="float">
            <text:p>2,61E-03</text:p>
          </table:table-cell>
          <table:table-cell table:formula="of:= ABS([.C353])" office:value-type="float" office:value="0.05146241" calcext:value-type="float">
            <text:p>5,15E-02</text:p>
          </table:table-cell>
          <table:table-cell table:formula="of:=10*LOG10([.D353]/1000)" office:value-type="float" office:value="-55.8344652667482" calcext:value-type="float">
            <text:p>-55,83</text:p>
          </table:table-cell>
          <table:table-cell table:formula="of:=10*LOG10([.E353]/1000)" office:value-type="float" office:value="-42.885098795094" calcext:value-type="float">
            <text:p>-42,89</text:p>
          </table:table-cell>
        </table:table-row>
        <table:table-row table:style-name="ro1">
          <table:table-cell table:formula="of:=[.A353]+1" office:value-type="float" office:value="352" calcext:value-type="float">
            <text:p>352</text:p>
          </table:table-cell>
          <table:table-cell table:style-name="ce1" office:value-type="float" office:value="0.002527138" calcext:value-type="float">
            <text:p>2,53E-003</text:p>
          </table:table-cell>
          <table:table-cell table:style-name="ce1" office:value-type="float" office:value="-0.05471008" calcext:value-type="float">
            <text:p>-5,47E-002</text:p>
          </table:table-cell>
          <table:table-cell table:formula="of:= ABS([.B354])" office:value-type="float" office:value="0.002527138" calcext:value-type="float">
            <text:p>2,53E-03</text:p>
          </table:table-cell>
          <table:table-cell table:formula="of:= ABS([.C354])" office:value-type="float" office:value="0.05471008" calcext:value-type="float">
            <text:p>5,47E-02</text:p>
          </table:table-cell>
          <table:table-cell table:formula="of:=10*LOG10([.D354]/1000)" office:value-type="float" office:value="-55.9737104181491" calcext:value-type="float">
            <text:p>-55,97</text:p>
          </table:table-cell>
          <table:table-cell table:formula="of:=10*LOG10([.E354]/1000)" office:value-type="float" office:value="-42.6193265017349" calcext:value-type="float">
            <text:p>-42,62</text:p>
          </table:table-cell>
        </table:table-row>
        <table:table-row table:style-name="ro1">
          <table:table-cell table:formula="of:=[.A354]+1" office:value-type="float" office:value="353" calcext:value-type="float">
            <text:p>353</text:p>
          </table:table-cell>
          <table:table-cell table:style-name="ce1" office:value-type="float" office:value="-0.002602037" calcext:value-type="float">
            <text:p>-2,60E-003</text:p>
          </table:table-cell>
          <table:table-cell table:style-name="ce1" office:value-type="float" office:value="-0.05146712" calcext:value-type="float">
            <text:p>-5,15E-002</text:p>
          </table:table-cell>
          <table:table-cell table:formula="of:= ABS([.B355])" office:value-type="float" office:value="0.002602037" calcext:value-type="float">
            <text:p>2,60E-03</text:p>
          </table:table-cell>
          <table:table-cell table:formula="of:= ABS([.C355])" office:value-type="float" office:value="0.05146712" calcext:value-type="float">
            <text:p>5,15E-02</text:p>
          </table:table-cell>
          <table:table-cell table:formula="of:=10*LOG10([.D355]/1000)" office:value-type="float" office:value="-55.8468653222425" calcext:value-type="float">
            <text:p>-55,85</text:p>
          </table:table-cell>
          <table:table-cell table:formula="of:=10*LOG10([.E355]/1000)" office:value-type="float" office:value="-42.8847013334498" calcext:value-type="float">
            <text:p>-42,88</text:p>
          </table:table-cell>
        </table:table-row>
        <table:table-row table:style-name="ro1">
          <table:table-cell table:formula="of:=[.A355]+1" office:value-type="float" office:value="354" calcext:value-type="float">
            <text:p>354</text:p>
          </table:table-cell>
          <table:table-cell table:style-name="ce1" office:value-type="float" office:value="0.002520171" calcext:value-type="float">
            <text:p>2,52E-003</text:p>
          </table:table-cell>
          <table:table-cell table:style-name="ce1" office:value-type="float" office:value="-0.05470568" calcext:value-type="float">
            <text:p>-5,47E-002</text:p>
          </table:table-cell>
          <table:table-cell table:formula="of:= ABS([.B356])" office:value-type="float" office:value="0.002520171" calcext:value-type="float">
            <text:p>2,52E-03</text:p>
          </table:table-cell>
          <table:table-cell table:formula="of:= ABS([.C356])" office:value-type="float" office:value="0.05470568" calcext:value-type="float">
            <text:p>5,47E-02</text:p>
          </table:table-cell>
          <table:table-cell table:formula="of:=10*LOG10([.D356]/1000)" office:value-type="float" office:value="-55.9856999023558" calcext:value-type="float">
            <text:p>-55,99</text:p>
          </table:table-cell>
          <table:table-cell table:formula="of:=10*LOG10([.E356]/1000)" office:value-type="float" office:value="-42.6196757924991" calcext:value-type="float">
            <text:p>-42,62</text:p>
          </table:table-cell>
        </table:table-row>
        <table:table-row table:style-name="ro1">
          <table:table-cell table:formula="of:=[.A356]+1" office:value-type="float" office:value="355" calcext:value-type="float">
            <text:p>355</text:p>
          </table:table-cell>
          <table:table-cell table:style-name="ce1" office:value-type="float" office:value="-0.00259466" calcext:value-type="float">
            <text:p>-2,59E-003</text:p>
          </table:table-cell>
          <table:table-cell table:style-name="ce1" office:value-type="float" office:value="-0.05147178" calcext:value-type="float">
            <text:p>-5,15E-002</text:p>
          </table:table-cell>
          <table:table-cell table:formula="of:= ABS([.B357])" office:value-type="float" office:value="0.00259466" calcext:value-type="float">
            <text:p>2,59E-03</text:p>
          </table:table-cell>
          <table:table-cell table:formula="of:= ABS([.C357])" office:value-type="float" office:value="0.05147178" calcext:value-type="float">
            <text:p>5,15E-02</text:p>
          </table:table-cell>
          <table:table-cell table:formula="of:=10*LOG10([.D357]/1000)" office:value-type="float" office:value="-55.8591954332535" calcext:value-type="float">
            <text:p>-55,86</text:p>
          </table:table-cell>
          <table:table-cell table:formula="of:=10*LOG10([.E357]/1000)" office:value-type="float" office:value="-42.8843081269386" calcext:value-type="float">
            <text:p>-42,88</text:p>
          </table:table-cell>
        </table:table-row>
        <table:table-row table:style-name="ro1">
          <table:table-cell table:formula="of:=[.A357]+1" office:value-type="float" office:value="356" calcext:value-type="float">
            <text:p>356</text:p>
          </table:table-cell>
          <table:table-cell table:style-name="ce1" office:value-type="float" office:value="0.002513261" calcext:value-type="float">
            <text:p>2,51E-003</text:p>
          </table:table-cell>
          <table:table-cell table:style-name="ce1" office:value-type="float" office:value="-0.05470131" calcext:value-type="float">
            <text:p>-5,47E-002</text:p>
          </table:table-cell>
          <table:table-cell table:formula="of:= ABS([.B358])" office:value-type="float" office:value="0.002513261" calcext:value-type="float">
            <text:p>2,51E-03</text:p>
          </table:table-cell>
          <table:table-cell table:formula="of:= ABS([.C358])" office:value-type="float" office:value="0.05470131" calcext:value-type="float">
            <text:p>5,47E-02</text:p>
          </table:table-cell>
          <table:table-cell table:formula="of:=10*LOG10([.D358]/1000)" office:value-type="float" office:value="-55.9976240795582" calcext:value-type="float">
            <text:p>-56,00</text:p>
          </table:table-cell>
          <table:table-cell table:formula="of:=10*LOG10([.E358]/1000)" office:value-type="float" office:value="-42.6200227295434" calcext:value-type="float">
            <text:p>-42,62</text:p>
          </table:table-cell>
        </table:table-row>
        <table:table-row table:style-name="ro1">
          <table:table-cell table:formula="of:=[.A358]+1" office:value-type="float" office:value="357" calcext:value-type="float">
            <text:p>357</text:p>
          </table:table-cell>
          <table:table-cell table:style-name="ce1" office:value-type="float" office:value="-0.002587345" calcext:value-type="float">
            <text:p>-2,59E-003</text:p>
          </table:table-cell>
          <table:table-cell table:style-name="ce1" office:value-type="float" office:value="-0.05147641" calcext:value-type="float">
            <text:p>-5,15E-002</text:p>
          </table:table-cell>
          <table:table-cell table:formula="of:= ABS([.B359])" office:value-type="float" office:value="0.002587345" calcext:value-type="float">
            <text:p>2,59E-03</text:p>
          </table:table-cell>
          <table:table-cell table:formula="of:= ABS([.C359])" office:value-type="float" office:value="0.05147641" calcext:value-type="float">
            <text:p>5,15E-02</text:p>
          </table:table-cell>
          <table:table-cell table:formula="of:=10*LOG10([.D359]/1000)" office:value-type="float" office:value="-55.8714565802237" calcext:value-type="float">
            <text:p>-55,87</text:p>
          </table:table-cell>
          <table:table-cell table:formula="of:=10*LOG10([.E359]/1000)" office:value-type="float" office:value="-42.8839174870541" calcext:value-type="float">
            <text:p>-42,88</text:p>
          </table:table-cell>
        </table:table-row>
        <table:table-row table:style-name="ro1">
          <table:table-cell table:formula="of:=[.A359]+1" office:value-type="float" office:value="358" calcext:value-type="float">
            <text:p>358</text:p>
          </table:table-cell>
          <table:table-cell table:style-name="ce1" office:value-type="float" office:value="0.002506408" calcext:value-type="float">
            <text:p>2,51E-003</text:p>
          </table:table-cell>
          <table:table-cell table:style-name="ce1" office:value-type="float" office:value="-0.05469697" calcext:value-type="float">
            <text:p>-5,47E-002</text:p>
          </table:table-cell>
          <table:table-cell table:formula="of:= ABS([.B360])" office:value-type="float" office:value="0.002506408" calcext:value-type="float">
            <text:p>2,51E-03</text:p>
          </table:table-cell>
          <table:table-cell table:formula="of:= ABS([.C360])" office:value-type="float" office:value="0.05469697" calcext:value-type="float">
            <text:p>5,47E-02</text:p>
          </table:table-cell>
          <table:table-cell table:formula="of:=10*LOG10([.D360]/1000)" office:value-type="float" office:value="-56.0094823193488" calcext:value-type="float">
            <text:p>-56,01</text:p>
          </table:table-cell>
          <table:table-cell table:formula="of:=10*LOG10([.E360]/1000)" office:value-type="float" office:value="-42.6203673123015" calcext:value-type="float">
            <text:p>-42,62</text:p>
          </table:table-cell>
        </table:table-row>
        <table:table-row table:style-name="ro1">
          <table:table-cell table:formula="of:=[.A360]+1" office:value-type="float" office:value="359" calcext:value-type="float">
            <text:p>359</text:p>
          </table:table-cell>
          <table:table-cell table:style-name="ce1" office:value-type="float" office:value="-0.002580092" calcext:value-type="float">
            <text:p>-2,58E-003</text:p>
          </table:table-cell>
          <table:table-cell table:style-name="ce1" office:value-type="float" office:value="-0.05148099" calcext:value-type="float">
            <text:p>-5,15E-002</text:p>
          </table:table-cell>
          <table:table-cell table:formula="of:= ABS([.B361])" office:value-type="float" office:value="0.002580092" calcext:value-type="float">
            <text:p>2,58E-03</text:p>
          </table:table-cell>
          <table:table-cell table:formula="of:= ABS([.C361])" office:value-type="float" office:value="0.05148099" calcext:value-type="float">
            <text:p>5,15E-02</text:p>
          </table:table-cell>
          <table:table-cell table:formula="of:=10*LOG10([.D361]/1000)" office:value-type="float" office:value="-55.8836480784298" calcext:value-type="float">
            <text:p>-55,88</text:p>
          </table:table-cell>
          <table:table-cell table:formula="of:=10*LOG10([.E361]/1000)" office:value-type="float" office:value="-42.88353110031" calcext:value-type="float">
            <text:p>-42,88</text:p>
          </table:table-cell>
        </table:table-row>
        <table:table-row table:style-name="ro1">
          <table:table-cell table:formula="of:=[.A361]+1" office:value-type="float" office:value="360" calcext:value-type="float">
            <text:p>360</text:p>
          </table:table-cell>
          <table:table-cell table:style-name="ce1" office:value-type="float" office:value="0.002499611" calcext:value-type="float">
            <text:p>2,50E-003</text:p>
          </table:table-cell>
          <table:table-cell table:style-name="ce1" office:value-type="float" office:value="-0.05469268" calcext:value-type="float">
            <text:p>-5,47E-002</text:p>
          </table:table-cell>
          <table:table-cell table:formula="of:= ABS([.B362])" office:value-type="float" office:value="0.002499611" calcext:value-type="float">
            <text:p>2,50E-03</text:p>
          </table:table-cell>
          <table:table-cell table:formula="of:= ABS([.C362])" office:value-type="float" office:value="0.05469268" calcext:value-type="float">
            <text:p>5,47E-02</text:p>
          </table:table-cell>
          <table:table-cell table:formula="of:=10*LOG10([.D362]/1000)" office:value-type="float" office:value="-56.0212757280732" calcext:value-type="float">
            <text:p>-56,02</text:p>
          </table:table-cell>
          <table:table-cell table:formula="of:=10*LOG10([.E362]/1000)" office:value-type="float" office:value="-42.6207079520838" calcext:value-type="float">
            <text:p>-42,62</text:p>
          </table:table-cell>
        </table:table-row>
        <table:table-row table:style-name="ro1">
          <table:table-cell table:formula="of:=[.A362]+1" office:value-type="float" office:value="361" calcext:value-type="float">
            <text:p>361</text:p>
          </table:table-cell>
          <table:table-cell table:style-name="ce1" office:value-type="float" office:value="-0.002572899" calcext:value-type="float">
            <text:p>-2,57E-003</text:p>
          </table:table-cell>
          <table:table-cell table:style-name="ce1" office:value-type="float" office:value="-0.05148554" calcext:value-type="float">
            <text:p>-5,15E-002</text:p>
          </table:table-cell>
          <table:table-cell table:formula="of:= ABS([.B363])" office:value-type="float" office:value="0.002572899" calcext:value-type="float">
            <text:p>2,57E-03</text:p>
          </table:table-cell>
          <table:table-cell table:formula="of:= ABS([.C363])" office:value-type="float" office:value="0.05148554" calcext:value-type="float">
            <text:p>5,15E-02</text:p>
          </table:table-cell>
          <table:table-cell table:formula="of:=10*LOG10([.D363]/1000)" office:value-type="float" office:value="-55.8957726182836" calcext:value-type="float">
            <text:p>-55,90</text:p>
          </table:table-cell>
          <table:table-cell table:formula="of:=10*LOG10([.E363]/1000)" office:value-type="float" office:value="-42.8831472785197" calcext:value-type="float">
            <text:p>-42,88</text:p>
          </table:table-cell>
        </table:table-row>
        <table:table-row table:style-name="ro1">
          <table:table-cell table:formula="of:=[.A363]+1" office:value-type="float" office:value="362" calcext:value-type="float">
            <text:p>362</text:p>
          </table:table-cell>
          <table:table-cell table:style-name="ce1" office:value-type="float" office:value="0.00249287" calcext:value-type="float">
            <text:p>2,49E-003</text:p>
          </table:table-cell>
          <table:table-cell table:style-name="ce1" office:value-type="float" office:value="-0.05468841" calcext:value-type="float">
            <text:p>-5,47E-002</text:p>
          </table:table-cell>
          <table:table-cell table:formula="of:= ABS([.B364])" office:value-type="float" office:value="0.00249287" calcext:value-type="float">
            <text:p>2,49E-03</text:p>
          </table:table-cell>
          <table:table-cell table:formula="of:= ABS([.C364])" office:value-type="float" office:value="0.05468841" calcext:value-type="float">
            <text:p>5,47E-02</text:p>
          </table:table-cell>
          <table:table-cell table:formula="of:=10*LOG10([.D364]/1000)" office:value-type="float" office:value="-56.033003688106" calcext:value-type="float">
            <text:p>-56,03</text:p>
          </table:table-cell>
          <table:table-cell table:formula="of:=10*LOG10([.E364]/1000)" office:value-type="float" office:value="-42.6210470303356" calcext:value-type="float">
            <text:p>-42,62</text:p>
          </table:table-cell>
        </table:table-row>
        <table:table-row table:style-name="ro1">
          <table:table-cell table:formula="of:=[.A364]+1" office:value-type="float" office:value="363" calcext:value-type="float">
            <text:p>363</text:p>
          </table:table-cell>
          <table:table-cell table:style-name="ce1" office:value-type="float" office:value="-0.002565765" calcext:value-type="float">
            <text:p>-2,57E-003</text:p>
          </table:table-cell>
          <table:table-cell table:style-name="ce1" office:value-type="float" office:value="-0.05149005" calcext:value-type="float">
            <text:p>-5,15E-002</text:p>
          </table:table-cell>
          <table:table-cell table:formula="of:= ABS([.B365])" office:value-type="float" office:value="0.002565765" calcext:value-type="float">
            <text:p>2,57E-03</text:p>
          </table:table-cell>
          <table:table-cell table:formula="of:= ABS([.C365])" office:value-type="float" office:value="0.05149005" calcext:value-type="float">
            <text:p>5,15E-02</text:p>
          </table:table-cell>
          <table:table-cell table:formula="of:=10*LOG10([.D365]/1000)" office:value-type="float" office:value="-55.9078312343924" calcext:value-type="float">
            <text:p>-55,91</text:p>
          </table:table-cell>
          <table:table-cell table:formula="of:=10*LOG10([.E365]/1000)" office:value-type="float" office:value="-42.8827668644595" calcext:value-type="float">
            <text:p>-42,88</text:p>
          </table:table-cell>
        </table:table-row>
        <table:table-row table:style-name="ro1">
          <table:table-cell table:formula="of:=[.A365]+1" office:value-type="float" office:value="364" calcext:value-type="float">
            <text:p>364</text:p>
          </table:table-cell>
          <table:table-cell table:style-name="ce1" office:value-type="float" office:value="0.002486183" calcext:value-type="float">
            <text:p>2,49E-003</text:p>
          </table:table-cell>
          <table:table-cell table:style-name="ce1" office:value-type="float" office:value="-0.05468419" calcext:value-type="float">
            <text:p>-5,47E-002</text:p>
          </table:table-cell>
          <table:table-cell table:formula="of:= ABS([.B366])" office:value-type="float" office:value="0.002486183" calcext:value-type="float">
            <text:p>2,49E-03</text:p>
          </table:table-cell>
          <table:table-cell table:formula="of:= ABS([.C366])" office:value-type="float" office:value="0.05468419" calcext:value-type="float">
            <text:p>5,47E-02</text:p>
          </table:table-cell>
          <table:table-cell table:formula="of:=10*LOG10([.D366]/1000)" office:value-type="float" office:value="-56.0446690748636" calcext:value-type="float">
            <text:p>-56,04</text:p>
          </table:table-cell>
          <table:table-cell table:formula="of:=10*LOG10([.E366]/1000)" office:value-type="float" office:value="-42.6213821641286" calcext:value-type="float">
            <text:p>-42,62</text:p>
          </table:table-cell>
        </table:table-row>
        <table:table-row table:style-name="ro1">
          <table:table-cell table:formula="of:=[.A366]+1" office:value-type="float" office:value="365" calcext:value-type="float">
            <text:p>365</text:p>
          </table:table-cell>
          <table:table-cell table:style-name="ce1" office:value-type="float" office:value="-0.002558691" calcext:value-type="float">
            <text:p>-2,56E-003</text:p>
          </table:table-cell>
          <table:table-cell table:style-name="ce1" office:value-type="float" office:value="-0.05149452" calcext:value-type="float">
            <text:p>-5,15E-002</text:p>
          </table:table-cell>
          <table:table-cell table:formula="of:= ABS([.B367])" office:value-type="float" office:value="0.002558691" calcext:value-type="float">
            <text:p>2,56E-03</text:p>
          </table:table-cell>
          <table:table-cell table:formula="of:= ABS([.C367])" office:value-type="float" office:value="0.05149452" calcext:value-type="float">
            <text:p>5,15E-02</text:p>
          </table:table-cell>
          <table:table-cell table:formula="of:=10*LOG10([.D367]/1000)" office:value-type="float" office:value="-55.9198215846519" calcext:value-type="float">
            <text:p>-55,92</text:p>
          </table:table-cell>
          <table:table-cell table:formula="of:=10*LOG10([.E367]/1000)" office:value-type="float" office:value="-42.8823898572369" calcext:value-type="float">
            <text:p>-42,88</text:p>
          </table:table-cell>
        </table:table-row>
        <table:table-row table:style-name="ro1">
          <table:table-cell table:formula="of:=[.A367]+1" office:value-type="float" office:value="366" calcext:value-type="float">
            <text:p>366</text:p>
          </table:table-cell>
          <table:table-cell table:style-name="ce1" office:value-type="float" office:value="0.00247955" calcext:value-type="float">
            <text:p>2,48E-003</text:p>
          </table:table-cell>
          <table:table-cell table:style-name="ce1" office:value-type="float" office:value="-0.05467999" calcext:value-type="float">
            <text:p>-5,47E-002</text:p>
          </table:table-cell>
          <table:table-cell table:formula="of:= ABS([.B368])" office:value-type="float" office:value="0.00247955" calcext:value-type="float">
            <text:p>2,48E-03</text:p>
          </table:table-cell>
          <table:table-cell table:formula="of:= ABS([.C368])" office:value-type="float" office:value="0.05467999" calcext:value-type="float">
            <text:p>5,47E-02</text:p>
          </table:table-cell>
          <table:table-cell table:formula="of:=10*LOG10([.D368]/1000)" office:value-type="float" office:value="-56.0562712975837" calcext:value-type="float">
            <text:p>-56,06</text:p>
          </table:table-cell>
          <table:table-cell table:formula="of:=10*LOG10([.E368]/1000)" office:value-type="float" office:value="-42.6217157352896" calcext:value-type="float">
            <text:p>-42,62</text:p>
          </table:table-cell>
        </table:table-row>
        <table:table-row table:style-name="ro1">
          <table:table-cell table:formula="of:=[.A368]+1" office:value-type="float" office:value="367" calcext:value-type="float">
            <text:p>367</text:p>
          </table:table-cell>
          <table:table-cell table:style-name="ce1" office:value-type="float" office:value="-0.002551675" calcext:value-type="float">
            <text:p>-2,55E-003</text:p>
          </table:table-cell>
          <table:table-cell table:style-name="ce1" office:value-type="float" office:value="-0.05149896" calcext:value-type="float">
            <text:p>-5,15E-002</text:p>
          </table:table-cell>
          <table:table-cell table:formula="of:= ABS([.B369])" office:value-type="float" office:value="0.002551675" calcext:value-type="float">
            <text:p>2,55E-03</text:p>
          </table:table-cell>
          <table:table-cell table:formula="of:= ABS([.C369])" office:value-type="float" office:value="0.05149896" calcext:value-type="float">
            <text:p>5,15E-02</text:p>
          </table:table-cell>
          <table:table-cell table:formula="of:=10*LOG10([.D369]/1000)" office:value-type="float" office:value="-55.931746413517" calcext:value-type="float">
            <text:p>-55,93</text:p>
          </table:table-cell>
          <table:table-cell table:formula="of:=10*LOG10([.E369]/1000)" office:value-type="float" office:value="-42.8820154126603" calcext:value-type="float">
            <text:p>-42,88</text:p>
          </table:table-cell>
        </table:table-row>
        <table:table-row table:style-name="ro1">
          <table:table-cell table:formula="of:=[.A369]+1" office:value-type="float" office:value="368" calcext:value-type="float">
            <text:p>368</text:p>
          </table:table-cell>
          <table:table-cell table:style-name="ce1" office:value-type="float" office:value="0.002472971" calcext:value-type="float">
            <text:p>2,47E-003</text:p>
          </table:table-cell>
          <table:table-cell table:style-name="ce1" office:value-type="float" office:value="-0.05467583" calcext:value-type="float">
            <text:p>-5,47E-002</text:p>
          </table:table-cell>
          <table:table-cell table:formula="of:= ABS([.B370])" office:value-type="float" office:value="0.002472971" calcext:value-type="float">
            <text:p>2,47E-03</text:p>
          </table:table-cell>
          <table:table-cell table:formula="of:= ABS([.C370])" office:value-type="float" office:value="0.05467583" calcext:value-type="float">
            <text:p>5,47E-02</text:p>
          </table:table-cell>
          <table:table-cell table:formula="of:=10*LOG10([.D370]/1000)" office:value-type="float" office:value="-56.0678097648699" calcext:value-type="float">
            <text:p>-56,07</text:p>
          </table:table-cell>
          <table:table-cell table:formula="of:=10*LOG10([.E370]/1000)" office:value-type="float" office:value="-42.6220461548403" calcext:value-type="float">
            <text:p>-42,62</text:p>
          </table:table-cell>
        </table:table-row>
        <table:table-row table:style-name="ro1">
          <table:table-cell table:formula="of:=[.A370]+1" office:value-type="float" office:value="369" calcext:value-type="float">
            <text:p>369</text:p>
          </table:table-cell>
          <table:table-cell table:style-name="ce1" office:value-type="float" office:value="-0.002544716" calcext:value-type="float">
            <text:p>-2,54E-003</text:p>
          </table:table-cell>
          <table:table-cell table:style-name="ce1" office:value-type="float" office:value="-0.05150336" calcext:value-type="float">
            <text:p>-5,15E-002</text:p>
          </table:table-cell>
          <table:table-cell table:formula="of:= ABS([.B371])" office:value-type="float" office:value="0.002544716" calcext:value-type="float">
            <text:p>2,54E-03</text:p>
          </table:table-cell>
          <table:table-cell table:formula="of:= ABS([.C371])" office:value-type="float" office:value="0.05150336" calcext:value-type="float">
            <text:p>5,15E-02</text:p>
          </table:table-cell>
          <table:table-cell table:formula="of:=10*LOG10([.D371]/1000)" office:value-type="float" office:value="-55.9436067954144" calcext:value-type="float">
            <text:p>-55,94</text:p>
          </table:table-cell>
          <table:table-cell table:formula="of:=10*LOG10([.E371]/1000)" office:value-type="float" office:value="-42.8816443733048" calcext:value-type="float">
            <text:p>-42,88</text:p>
          </table:table-cell>
        </table:table-row>
        <table:table-row table:style-name="ro1">
          <table:table-cell table:formula="of:=[.A371]+1" office:value-type="float" office:value="370" calcext:value-type="float">
            <text:p>370</text:p>
          </table:table-cell>
          <table:table-cell table:style-name="ce1" office:value-type="float" office:value="0.002466444" calcext:value-type="float">
            <text:p>2,47E-003</text:p>
          </table:table-cell>
          <table:table-cell table:style-name="ce1" office:value-type="float" office:value="-0.05467171" calcext:value-type="float">
            <text:p>-5,47E-002</text:p>
          </table:table-cell>
          <table:table-cell table:formula="of:= ABS([.B372])" office:value-type="float" office:value="0.002466444" calcext:value-type="float">
            <text:p>2,47E-03</text:p>
          </table:table-cell>
          <table:table-cell table:formula="of:= ABS([.C372])" office:value-type="float" office:value="0.05467171" calcext:value-type="float">
            <text:p>5,47E-02</text:p>
          </table:table-cell>
          <table:table-cell table:formula="of:=10*LOG10([.D372]/1000)" office:value-type="float" office:value="-56.0792874063852" calcext:value-type="float">
            <text:p>-56,08</text:p>
          </table:table-cell>
          <table:table-cell table:formula="of:=10*LOG10([.E372]/1000)" office:value-type="float" office:value="-42.6223734220594" calcext:value-type="float">
            <text:p>-42,62</text:p>
          </table:table-cell>
        </table:table-row>
        <table:table-row table:style-name="ro1">
          <table:table-cell table:formula="of:=[.A372]+1" office:value-type="float" office:value="371" calcext:value-type="float">
            <text:p>371</text:p>
          </table:table-cell>
          <table:table-cell table:style-name="ce1" office:value-type="float" office:value="-0.002537813" calcext:value-type="float">
            <text:p>-2,54E-003</text:p>
          </table:table-cell>
          <table:table-cell table:style-name="ce1" office:value-type="float" office:value="-0.05150772" calcext:value-type="float">
            <text:p>-5,15E-002</text:p>
          </table:table-cell>
          <table:table-cell table:formula="of:= ABS([.B373])" office:value-type="float" office:value="0.002537813" calcext:value-type="float">
            <text:p>2,54E-03</text:p>
          </table:table-cell>
          <table:table-cell table:formula="of:= ABS([.C373])" office:value-type="float" office:value="0.05150772" calcext:value-type="float">
            <text:p>5,15E-02</text:p>
          </table:table-cell>
          <table:table-cell table:formula="of:=10*LOG10([.D373]/1000)" office:value-type="float" office:value="-55.9554038226502" calcext:value-type="float">
            <text:p>-55,96</text:p>
          </table:table-cell>
          <table:table-cell table:formula="of:=10*LOG10([.E373]/1000)" office:value-type="float" office:value="-42.8812767383004" calcext:value-type="float">
            <text:p>-42,88</text:p>
          </table:table-cell>
        </table:table-row>
        <table:table-row table:style-name="ro1">
          <table:table-cell table:formula="of:=[.A373]+1" office:value-type="float" office:value="372" calcext:value-type="float">
            <text:p>372</text:p>
          </table:table-cell>
          <table:table-cell table:style-name="ce1" office:value-type="float" office:value="0.002459969" calcext:value-type="float">
            <text:p>2,46E-003</text:p>
          </table:table-cell>
          <table:table-cell table:style-name="ce1" office:value-type="float" office:value="-0.05466761" calcext:value-type="float">
            <text:p>-5,47E-002</text:p>
          </table:table-cell>
          <table:table-cell table:formula="of:= ABS([.B374])" office:value-type="float" office:value="0.002459969" calcext:value-type="float">
            <text:p>2,46E-03</text:p>
          </table:table-cell>
          <table:table-cell table:formula="of:= ABS([.C374])" office:value-type="float" office:value="0.05466761" calcext:value-type="float">
            <text:p>5,47E-02</text:p>
          </table:table-cell>
          <table:table-cell table:formula="of:=10*LOG10([.D374]/1000)" office:value-type="float" office:value="-56.0907036574775" calcext:value-type="float">
            <text:p>-56,09</text:p>
          </table:table-cell>
          <table:table-cell table:formula="of:=10*LOG10([.E374]/1000)" office:value-type="float" office:value="-42.6226991250868" calcext:value-type="float">
            <text:p>-42,62</text:p>
          </table:table-cell>
        </table:table-row>
        <table:table-row table:style-name="ro1">
          <table:table-cell table:formula="of:=[.A374]+1" office:value-type="float" office:value="373" calcext:value-type="float">
            <text:p>373</text:p>
          </table:table-cell>
          <table:table-cell table:style-name="ce1" office:value-type="float" office:value="-0.002530966" calcext:value-type="float">
            <text:p>-2,53E-003</text:p>
          </table:table-cell>
          <table:table-cell table:style-name="ce1" office:value-type="float" office:value="-0.05151205" calcext:value-type="float">
            <text:p>-5,15E-002</text:p>
          </table:table-cell>
          <table:table-cell table:formula="of:= ABS([.B375])" office:value-type="float" office:value="0.002530966" calcext:value-type="float">
            <text:p>2,53E-03</text:p>
          </table:table-cell>
          <table:table-cell table:formula="of:= ABS([.C375])" office:value-type="float" office:value="0.05151205" calcext:value-type="float">
            <text:p>5,15E-02</text:p>
          </table:table-cell>
          <table:table-cell table:formula="of:=10*LOG10([.D375]/1000)" office:value-type="float" office:value="-55.9671368894351" calcext:value-type="float">
            <text:p>-55,97</text:p>
          </table:table-cell>
          <table:table-cell table:formula="of:=10*LOG10([.E375]/1000)" office:value-type="float" office:value="-42.8809116636923" calcext:value-type="float">
            <text:p>-42,88</text:p>
          </table:table-cell>
        </table:table-row>
        <table:table-row table:style-name="ro1">
          <table:table-cell table:formula="of:=[.A375]+1" office:value-type="float" office:value="374" calcext:value-type="float">
            <text:p>374</text:p>
          </table:table-cell>
          <table:table-cell table:style-name="ce1" office:value-type="float" office:value="0.002453544" calcext:value-type="float">
            <text:p>2,45E-003</text:p>
          </table:table-cell>
          <table:table-cell table:style-name="ce1" office:value-type="float" office:value="-0.05466355" calcext:value-type="float">
            <text:p>-5,47E-002</text:p>
          </table:table-cell>
          <table:table-cell table:formula="of:= ABS([.B376])" office:value-type="float" office:value="0.002453544" calcext:value-type="float">
            <text:p>2,45E-03</text:p>
          </table:table-cell>
          <table:table-cell table:formula="of:= ABS([.C376])" office:value-type="float" office:value="0.05466355" calcext:value-type="float">
            <text:p>5,47E-02</text:p>
          </table:table-cell>
          <table:table-cell table:formula="of:=10*LOG10([.D376]/1000)" office:value-type="float" office:value="-56.1020614930489" calcext:value-type="float">
            <text:p>-56,10</text:p>
          </table:table-cell>
          <table:table-cell table:formula="of:=10*LOG10([.E376]/1000)" office:value-type="float" office:value="-42.6230216745955" calcext:value-type="float">
            <text:p>-42,62</text:p>
          </table:table-cell>
        </table:table-row>
        <table:table-row table:style-name="ro1">
          <table:table-cell table:formula="of:=[.A376]+1" office:value-type="float" office:value="375" calcext:value-type="float">
            <text:p>375</text:p>
          </table:table-cell>
          <table:table-cell table:style-name="ce1" office:value-type="float" office:value="-0.002524175" calcext:value-type="float">
            <text:p>-2,52E-003</text:p>
          </table:table-cell>
          <table:table-cell table:style-name="ce1" office:value-type="float" office:value="-0.05151635" calcext:value-type="float">
            <text:p>-5,15E-002</text:p>
          </table:table-cell>
          <table:table-cell table:formula="of:= ABS([.B377])" office:value-type="float" office:value="0.002524175" calcext:value-type="float">
            <text:p>2,52E-03</text:p>
          </table:table-cell>
          <table:table-cell table:formula="of:= ABS([.C377])" office:value-type="float" office:value="0.05151635" calcext:value-type="float">
            <text:p>5,15E-02</text:p>
          </table:table-cell>
          <table:table-cell table:formula="of:=10*LOG10([.D377]/1000)" office:value-type="float" office:value="-55.9788053892882" calcext:value-type="float">
            <text:p>-55,98</text:p>
          </table:table-cell>
          <table:table-cell table:formula="of:=10*LOG10([.E377]/1000)" office:value-type="float" office:value="-42.8805491488375" calcext:value-type="float">
            <text:p>-42,88</text:p>
          </table:table-cell>
        </table:table-row>
        <table:table-row table:style-name="ro1">
          <table:table-cell table:formula="of:=[.A377]+1" office:value-type="float" office:value="376" calcext:value-type="float">
            <text:p>376</text:p>
          </table:table-cell>
          <table:table-cell table:style-name="ce1" office:value-type="float" office:value="0.002447171" calcext:value-type="float">
            <text:p>2,45E-003</text:p>
          </table:table-cell>
          <table:table-cell table:style-name="ce1" office:value-type="float" office:value="-0.05465952" calcext:value-type="float">
            <text:p>-5,47E-002</text:p>
          </table:table-cell>
          <table:table-cell table:formula="of:= ABS([.B378])" office:value-type="float" office:value="0.002447171" calcext:value-type="float">
            <text:p>2,45E-03</text:p>
          </table:table-cell>
          <table:table-cell table:formula="of:= ABS([.C378])" office:value-type="float" office:value="0.05465952" calcext:value-type="float">
            <text:p>5,47E-02</text:p>
          </table:table-cell>
          <table:table-cell table:formula="of:=10*LOG10([.D378]/1000)" office:value-type="float" office:value="-56.1133568256416" calcext:value-type="float">
            <text:p>-56,11</text:p>
          </table:table-cell>
          <table:table-cell table:formula="of:=10*LOG10([.E378]/1000)" office:value-type="float" office:value="-42.623341864426" calcext:value-type="float">
            <text:p>-42,62</text:p>
          </table:table-cell>
        </table:table-row>
        <table:table-row table:style-name="ro1">
          <table:table-cell table:formula="of:=[.A378]+1" office:value-type="float" office:value="377" calcext:value-type="float">
            <text:p>377</text:p>
          </table:table-cell>
          <table:table-cell table:style-name="ce1" office:value-type="float" office:value="-0.002517437" calcext:value-type="float">
            <text:p>-2,52E-003</text:p>
          </table:table-cell>
          <table:table-cell table:style-name="ce1" office:value-type="float" office:value="-0.05152061" calcext:value-type="float">
            <text:p>-5,15E-002</text:p>
          </table:table-cell>
          <table:table-cell table:formula="of:= ABS([.B379])" office:value-type="float" office:value="0.002517437" calcext:value-type="float">
            <text:p>2,52E-03</text:p>
          </table:table-cell>
          <table:table-cell table:formula="of:= ABS([.C379])" office:value-type="float" office:value="0.05152061" calcext:value-type="float">
            <text:p>5,15E-02</text:p>
          </table:table-cell>
          <table:table-cell table:formula="of:=10*LOG10([.D379]/1000)" office:value-type="float" office:value="-55.9904138905427" calcext:value-type="float">
            <text:p>-55,99</text:p>
          </table:table-cell>
          <table:table-cell table:formula="of:=10*LOG10([.E379]/1000)" office:value-type="float" office:value="-42.8801900360504" calcext:value-type="float">
            <text:p>-42,88</text:p>
          </table:table-cell>
        </table:table-row>
        <table:table-row table:style-name="ro1">
          <table:table-cell table:formula="of:=[.A379]+1" office:value-type="float" office:value="378" calcext:value-type="float">
            <text:p>378</text:p>
          </table:table-cell>
          <table:table-cell table:style-name="ce1" office:value-type="float" office:value="0.002440847" calcext:value-type="float">
            <text:p>2,44E-003</text:p>
          </table:table-cell>
          <table:table-cell table:style-name="ce1" office:value-type="float" office:value="-0.05465552" calcext:value-type="float">
            <text:p>-5,47E-002</text:p>
          </table:table-cell>
          <table:table-cell table:formula="of:= ABS([.B380])" office:value-type="float" office:value="0.002440847" calcext:value-type="float">
            <text:p>2,44E-03</text:p>
          </table:table-cell>
          <table:table-cell table:formula="of:= ABS([.C380])" office:value-type="float" office:value="0.05465552" calcext:value-type="float">
            <text:p>5,47E-02</text:p>
          </table:table-cell>
          <table:table-cell table:formula="of:=10*LOG10([.D380]/1000)" office:value-type="float" office:value="-56.1245944267959" calcext:value-type="float">
            <text:p>-56,12</text:p>
          </table:table-cell>
          <table:table-cell table:formula="of:=10*LOG10([.E380]/1000)" office:value-type="float" office:value="-42.6236596940547" calcext:value-type="float">
            <text:p>-42,62</text:p>
          </table:table-cell>
        </table:table-row>
        <table:table-row table:style-name="ro1">
          <table:table-cell table:formula="of:=[.A380]+1" office:value-type="float" office:value="379" calcext:value-type="float">
            <text:p>379</text:p>
          </table:table-cell>
          <table:table-cell table:style-name="ce1" office:value-type="float" office:value="-0.002510753" calcext:value-type="float">
            <text:p>-2,51E-003</text:p>
          </table:table-cell>
          <table:table-cell table:style-name="ce1" office:value-type="float" office:value="-0.05152483" calcext:value-type="float">
            <text:p>-5,15E-002</text:p>
          </table:table-cell>
          <table:table-cell table:formula="of:= ABS([.B381])" office:value-type="float" office:value="0.002510753" calcext:value-type="float">
            <text:p>2,51E-03</text:p>
          </table:table-cell>
          <table:table-cell table:formula="of:= ABS([.C381])" office:value-type="float" office:value="0.05152483" calcext:value-type="float">
            <text:p>5,15E-02</text:p>
          </table:table-cell>
          <table:table-cell table:formula="of:=10*LOG10([.D381]/1000)" office:value-type="float" office:value="-56.0019600971374" calcext:value-type="float">
            <text:p>-56,00</text:p>
          </table:table-cell>
          <table:table-cell table:formula="of:=10*LOG10([.E381]/1000)" office:value-type="float" office:value="-42.8798343244897" calcext:value-type="float">
            <text:p>-42,88</text:p>
          </table:table-cell>
        </table:table-row>
        <table:table-row table:style-name="ro1">
          <table:table-cell table:formula="of:=[.A381]+1" office:value-type="float" office:value="380" calcext:value-type="float">
            <text:p>380</text:p>
          </table:table-cell>
          <table:table-cell table:style-name="ce1" office:value-type="float" office:value="0.002434572" calcext:value-type="float">
            <text:p>2,43E-003</text:p>
          </table:table-cell>
          <table:table-cell table:style-name="ce1" office:value-type="float" office:value="-0.05465156" calcext:value-type="float">
            <text:p>-5,47E-002</text:p>
          </table:table-cell>
          <table:table-cell table:formula="of:= ABS([.B382])" office:value-type="float" office:value="0.002434572" calcext:value-type="float">
            <text:p>2,43E-03</text:p>
          </table:table-cell>
          <table:table-cell table:formula="of:= ABS([.C382])" office:value-type="float" office:value="0.05465156" calcext:value-type="float">
            <text:p>5,47E-02</text:p>
          </table:table-cell>
          <table:table-cell table:formula="of:=10*LOG10([.D382]/1000)" office:value-type="float" office:value="-56.1357737710892" calcext:value-type="float">
            <text:p>-56,14</text:p>
          </table:table-cell>
          <table:table-cell table:formula="of:=10*LOG10([.E382]/1000)" office:value-type="float" office:value="-42.6239743683007" calcext:value-type="float">
            <text:p>-42,62</text:p>
          </table:table-cell>
        </table:table-row>
        <table:table-row table:style-name="ro1">
          <table:table-cell table:formula="of:=[.A382]+1" office:value-type="float" office:value="381" calcext:value-type="float">
            <text:p>381</text:p>
          </table:table-cell>
          <table:table-cell table:style-name="ce1" office:value-type="float" office:value="-0.002504122" calcext:value-type="float">
            <text:p>-2,50E-003</text:p>
          </table:table-cell>
          <table:table-cell table:style-name="ce1" office:value-type="float" office:value="-0.05152903" calcext:value-type="float">
            <text:p>-5,15E-002</text:p>
          </table:table-cell>
          <table:table-cell table:formula="of:= ABS([.B383])" office:value-type="float" office:value="0.002504122" calcext:value-type="float">
            <text:p>2,50E-03</text:p>
          </table:table-cell>
          <table:table-cell table:formula="of:= ABS([.C383])" office:value-type="float" office:value="0.05152903" calcext:value-type="float">
            <text:p>5,15E-02</text:p>
          </table:table-cell>
          <table:table-cell table:formula="of:=10*LOG10([.D383]/1000)" office:value-type="float" office:value="-56.0134451626189" calcext:value-type="float">
            <text:p>-56,01</text:p>
          </table:table-cell>
          <table:table-cell table:formula="of:=10*LOG10([.E383]/1000)" office:value-type="float" office:value="-42.8794803276913" calcext:value-type="float">
            <text:p>-42,88</text:p>
          </table:table-cell>
        </table:table-row>
        <table:table-row table:style-name="ro1">
          <table:table-cell table:formula="of:=[.A383]+1" office:value-type="float" office:value="382" calcext:value-type="float">
            <text:p>382</text:p>
          </table:table-cell>
          <table:table-cell table:style-name="ce1" office:value-type="float" office:value="0.002428346" calcext:value-type="float">
            <text:p>2,43E-003</text:p>
          </table:table-cell>
          <table:table-cell table:style-name="ce1" office:value-type="float" office:value="-0.05464762" calcext:value-type="float">
            <text:p>-5,46E-002</text:p>
          </table:table-cell>
          <table:table-cell table:formula="of:= ABS([.B384])" office:value-type="float" office:value="0.002428346" calcext:value-type="float">
            <text:p>2,43E-03</text:p>
          </table:table-cell>
          <table:table-cell table:formula="of:= ABS([.C384])" office:value-type="float" office:value="0.05464762" calcext:value-type="float">
            <text:p>5,46E-02</text:p>
          </table:table-cell>
          <table:table-cell table:formula="of:=10*LOG10([.D384]/1000)" office:value-type="float" office:value="-56.146894332537" calcext:value-type="float">
            <text:p>-56,15</text:p>
          </table:table-cell>
          <table:table-cell table:formula="of:=10*LOG10([.E384]/1000)" office:value-type="float" office:value="-42.6242874759122" calcext:value-type="float">
            <text:p>-42,62</text:p>
          </table:table-cell>
        </table:table-row>
        <table:table-row table:style-name="ro1">
          <table:table-cell table:formula="of:=[.A384]+1" office:value-type="float" office:value="383" calcext:value-type="float">
            <text:p>383</text:p>
          </table:table-cell>
          <table:table-cell table:style-name="ce1" office:value-type="float" office:value="-0.002497543" calcext:value-type="float">
            <text:p>-2,50E-003</text:p>
          </table:table-cell>
          <table:table-cell table:style-name="ce1" office:value-type="float" office:value="-0.05153319" calcext:value-type="float">
            <text:p>-5,15E-002</text:p>
          </table:table-cell>
          <table:table-cell table:formula="of:= ABS([.B385])" office:value-type="float" office:value="0.002497543" calcext:value-type="float">
            <text:p>2,50E-03</text:p>
          </table:table-cell>
          <table:table-cell table:formula="of:= ABS([.C385])" office:value-type="float" office:value="0.05153319" calcext:value-type="float">
            <text:p>5,15E-02</text:p>
          </table:table-cell>
          <table:table-cell table:formula="of:=10*LOG10([.D385]/1000)" office:value-type="float" office:value="-56.0248702582392" calcext:value-type="float">
            <text:p>-56,02</text:p>
          </table:table-cell>
          <table:table-cell table:formula="of:=10*LOG10([.E385]/1000)" office:value-type="float" office:value="-42.8791297307324" calcext:value-type="float">
            <text:p>-42,88</text:p>
          </table:table-cell>
        </table:table-row>
        <table:table-row table:style-name="ro1">
          <table:table-cell table:formula="of:=[.A385]+1" office:value-type="float" office:value="384" calcext:value-type="float">
            <text:p>384</text:p>
          </table:table-cell>
          <table:table-cell table:style-name="ce1" office:value-type="float" office:value="0.002422168" calcext:value-type="float">
            <text:p>2,42E-003</text:p>
          </table:table-cell>
          <table:table-cell table:style-name="ce1" office:value-type="float" office:value="-0.05464371" calcext:value-type="float">
            <text:p>-5,46E-002</text:p>
          </table:table-cell>
          <table:table-cell table:formula="of:= ABS([.B386])" office:value-type="float" office:value="0.002422168" calcext:value-type="float">
            <text:p>2,42E-03</text:p>
          </table:table-cell>
          <table:table-cell table:formula="of:= ABS([.C386])" office:value-type="float" office:value="0.05464371" calcext:value-type="float">
            <text:p>5,46E-02</text:p>
          </table:table-cell>
          <table:table-cell table:formula="of:=10*LOG10([.D386]/1000)" office:value-type="float" office:value="-56.1579573776496" calcext:value-type="float">
            <text:p>-56,16</text:p>
          </table:table-cell>
          <table:table-cell table:formula="of:=10*LOG10([.E386]/1000)" office:value-type="float" office:value="-42.6245982217737" calcext:value-type="float">
            <text:p>-42,62</text:p>
          </table:table-cell>
        </table:table-row>
        <table:table-row table:style-name="ro1">
          <table:table-cell table:formula="of:=[.A386]+1" office:value-type="float" office:value="385" calcext:value-type="float">
            <text:p>385</text:p>
          </table:table-cell>
          <table:table-cell table:style-name="ce1" office:value-type="float" office:value="-0.002491016" calcext:value-type="float">
            <text:p>-2,49E-003</text:p>
          </table:table-cell>
          <table:table-cell table:style-name="ce1" office:value-type="float" office:value="-0.05153731" calcext:value-type="float">
            <text:p>-5,15E-002</text:p>
          </table:table-cell>
          <table:table-cell table:formula="of:= ABS([.B387])" office:value-type="float" office:value="0.002491016" calcext:value-type="float">
            <text:p>2,49E-03</text:p>
          </table:table-cell>
          <table:table-cell table:formula="of:= ABS([.C387])" office:value-type="float" office:value="0.05153731" calcext:value-type="float">
            <text:p>5,15E-02</text:p>
          </table:table-cell>
          <table:table-cell table:formula="of:=10*LOG10([.D387]/1000)" office:value-type="float" office:value="-56.0362348294547" calcext:value-type="float">
            <text:p>-56,04</text:p>
          </table:table-cell>
          <table:table-cell table:formula="of:=10*LOG10([.E387]/1000)" office:value-type="float" office:value="-42.8787825327918" calcext:value-type="float">
            <text:p>-42,88</text:p>
          </table:table-cell>
        </table:table-row>
        <table:table-row table:style-name="ro1">
          <table:table-cell table:formula="of:=[.A387]+1" office:value-type="float" office:value="386" calcext:value-type="float">
            <text:p>386</text:p>
          </table:table-cell>
          <table:table-cell table:style-name="ce1" office:value-type="float" office:value="0.002416037" calcext:value-type="float">
            <text:p>2,42E-003</text:p>
          </table:table-cell>
          <table:table-cell table:style-name="ce1" office:value-type="float" office:value="-0.05463984" calcext:value-type="float">
            <text:p>-5,46E-002</text:p>
          </table:table-cell>
          <table:table-cell table:formula="of:= ABS([.B388])" office:value-type="float" office:value="0.002416037" calcext:value-type="float">
            <text:p>2,42E-03</text:p>
          </table:table-cell>
          <table:table-cell table:formula="of:= ABS([.C388])" office:value-type="float" office:value="0.05463984" calcext:value-type="float">
            <text:p>5,46E-02</text:p>
          </table:table-cell>
          <table:table-cell table:formula="of:=10*LOG10([.D388]/1000)" office:value-type="float" office:value="-56.1689641906879" calcext:value-type="float">
            <text:p>-56,17</text:p>
          </table:table-cell>
          <table:table-cell table:formula="of:=10*LOG10([.E388]/1000)" office:value-type="float" office:value="-42.6249058105454" calcext:value-type="float">
            <text:p>-42,62</text:p>
          </table:table-cell>
        </table:table-row>
        <table:table-row table:style-name="ro1">
          <table:table-cell table:formula="of:=[.A388]+1" office:value-type="float" office:value="387" calcext:value-type="float">
            <text:p>387</text:p>
          </table:table-cell>
          <table:table-cell table:style-name="ce1" office:value-type="float" office:value="-0.002484539" calcext:value-type="float">
            <text:p>-2,48E-003</text:p>
          </table:table-cell>
          <table:table-cell table:style-name="ce1" office:value-type="float" office:value="-0.05154141" calcext:value-type="float">
            <text:p>-5,15E-002</text:p>
          </table:table-cell>
          <table:table-cell table:formula="of:= ABS([.B389])" office:value-type="float" office:value="0.002484539" calcext:value-type="float">
            <text:p>2,48E-03</text:p>
          </table:table-cell>
          <table:table-cell table:formula="of:= ABS([.C389])" office:value-type="float" office:value="0.05154141" calcext:value-type="float">
            <text:p>5,15E-02</text:p>
          </table:table-cell>
          <table:table-cell table:formula="of:=10*LOG10([.D389]/1000)" office:value-type="float" office:value="-56.0475418171102" calcext:value-type="float">
            <text:p>-56,05</text:p>
          </table:table-cell>
          <table:table-cell table:formula="of:=10*LOG10([.E389]/1000)" office:value-type="float" office:value="-42.8784370478311" calcext:value-type="float">
            <text:p>-42,88</text:p>
          </table:table-cell>
        </table:table-row>
        <table:table-row table:style-name="ro1">
          <table:table-cell table:formula="of:=[.A389]+1" office:value-type="float" office:value="388" calcext:value-type="float">
            <text:p>388</text:p>
          </table:table-cell>
          <table:table-cell table:style-name="ce1" office:value-type="float" office:value="0.002409952" calcext:value-type="float">
            <text:p>2,41E-003</text:p>
          </table:table-cell>
          <table:table-cell table:style-name="ce1" office:value-type="float" office:value="-0.05463599" calcext:value-type="float">
            <text:p>-5,46E-002</text:p>
          </table:table-cell>
          <table:table-cell table:formula="of:= ABS([.B390])" office:value-type="float" office:value="0.002409952" calcext:value-type="float">
            <text:p>2,41E-03</text:p>
          </table:table-cell>
          <table:table-cell table:formula="of:= ABS([.C390])" office:value-type="float" office:value="0.05463599" calcext:value-type="float">
            <text:p>5,46E-02</text:p>
          </table:table-cell>
          <table:table-cell table:formula="of:=10*LOG10([.D390]/1000)" office:value-type="float" office:value="-56.1799160735987" calcext:value-type="float">
            <text:p>-56,18</text:p>
          </table:table-cell>
          <table:table-cell table:formula="of:=10*LOG10([.E390]/1000)" office:value-type="float" office:value="-42.625211831329" calcext:value-type="float">
            <text:p>-42,63</text:p>
          </table:table-cell>
        </table:table-row>
        <table:table-row table:style-name="ro1">
          <table:table-cell table:formula="of:=[.A390]+1" office:value-type="float" office:value="389" calcext:value-type="float">
            <text:p>389</text:p>
          </table:table-cell>
          <table:table-cell table:style-name="ce1" office:value-type="float" office:value="-0.002478113" calcext:value-type="float">
            <text:p>-2,48E-003</text:p>
          </table:table-cell>
          <table:table-cell table:style-name="ce1" office:value-type="float" office:value="-0.05154547" calcext:value-type="float">
            <text:p>-5,15E-002</text:p>
          </table:table-cell>
          <table:table-cell table:formula="of:= ABS([.B391])" office:value-type="float" office:value="0.002478113" calcext:value-type="float">
            <text:p>2,48E-03</text:p>
          </table:table-cell>
          <table:table-cell table:formula="of:= ABS([.C391])" office:value-type="float" office:value="0.05154547" calcext:value-type="float">
            <text:p>5,15E-02</text:p>
          </table:table-cell>
          <table:table-cell table:formula="of:=10*LOG10([.D391]/1000)" office:value-type="float" office:value="-56.0587889402229" calcext:value-type="float">
            <text:p>-56,06</text:p>
          </table:table-cell>
          <table:table-cell table:formula="of:=10*LOG10([.E391]/1000)" office:value-type="float" office:value="-42.8780949605359" calcext:value-type="float">
            <text:p>-42,88</text:p>
          </table:table-cell>
        </table:table-row>
        <table:table-row table:style-name="ro1">
          <table:table-cell table:formula="of:=[.A391]+1" office:value-type="float" office:value="390" calcext:value-type="float">
            <text:p>390</text:p>
          </table:table-cell>
          <table:table-cell table:style-name="ce1" office:value-type="float" office:value="0.002403914" calcext:value-type="float">
            <text:p>2,40E-003</text:p>
          </table:table-cell>
          <table:table-cell table:style-name="ce1" office:value-type="float" office:value="-0.05463217" calcext:value-type="float">
            <text:p>-5,46E-002</text:p>
          </table:table-cell>
          <table:table-cell table:formula="of:= ABS([.B392])" office:value-type="float" office:value="0.002403914" calcext:value-type="float">
            <text:p>2,40E-03</text:p>
          </table:table-cell>
          <table:table-cell table:formula="of:= ABS([.C392])" office:value-type="float" office:value="0.05463217" calcext:value-type="float">
            <text:p>5,46E-02</text:p>
          </table:table-cell>
          <table:table-cell table:formula="of:=10*LOG10([.D392]/1000)" office:value-type="float" office:value="-56.1908107327226" calcext:value-type="float">
            <text:p>-56,19</text:p>
          </table:table-cell>
          <table:table-cell table:formula="of:=10*LOG10([.E392]/1000)" office:value-type="float" office:value="-42.6255154888485" calcext:value-type="float">
            <text:p>-42,63</text:p>
          </table:table-cell>
        </table:table-row>
        <table:table-row table:style-name="ro1">
          <table:table-cell table:formula="of:=[.A392]+1" office:value-type="float" office:value="391" calcext:value-type="float">
            <text:p>391</text:p>
          </table:table-cell>
          <table:table-cell table:style-name="ce1" office:value-type="float" office:value="-0.002471736" calcext:value-type="float">
            <text:p>-2,47E-003</text:p>
          </table:table-cell>
          <table:table-cell table:style-name="ce1" office:value-type="float" office:value="-0.0515495" calcext:value-type="float">
            <text:p>-5,15E-002</text:p>
          </table:table-cell>
          <table:table-cell table:formula="of:= ABS([.B393])" office:value-type="float" office:value="0.002471736" calcext:value-type="float">
            <text:p>2,47E-03</text:p>
          </table:table-cell>
          <table:table-cell table:formula="of:= ABS([.C393])" office:value-type="float" office:value="0.0515495" calcext:value-type="float">
            <text:p>5,15E-02</text:p>
          </table:table-cell>
          <table:table-cell table:formula="of:=10*LOG10([.D393]/1000)" office:value-type="float" office:value="-56.0699791702414" calcext:value-type="float">
            <text:p>-56,07</text:p>
          </table:table-cell>
          <table:table-cell table:formula="of:=10*LOG10([.E393]/1000)" office:value-type="float" office:value="-42.877755427625" calcext:value-type="float">
            <text:p>-42,88</text:p>
          </table:table-cell>
        </table:table-row>
        <table:table-row table:style-name="ro1">
          <table:table-cell table:formula="of:=[.A393]+1" office:value-type="float" office:value="392" calcext:value-type="float">
            <text:p>392</text:p>
          </table:table-cell>
          <table:table-cell table:style-name="ce1" office:value-type="float" office:value="0.002397921" calcext:value-type="float">
            <text:p>2,40E-003</text:p>
          </table:table-cell>
          <table:table-cell table:style-name="ce1" office:value-type="float" office:value="-0.05462838" calcext:value-type="float">
            <text:p>-5,46E-002</text:p>
          </table:table-cell>
          <table:table-cell table:formula="of:= ABS([.B394])" office:value-type="float" office:value="0.002397921" calcext:value-type="float">
            <text:p>2,40E-03</text:p>
          </table:table-cell>
          <table:table-cell table:formula="of:= ABS([.C394])" office:value-type="float" office:value="0.05462838" calcext:value-type="float">
            <text:p>5,46E-02</text:p>
          </table:table-cell>
          <table:table-cell table:formula="of:=10*LOG10([.D394]/1000)" office:value-type="float" office:value="-56.2016512892242" calcext:value-type="float">
            <text:p>-56,20</text:p>
          </table:table-cell>
          <table:table-cell table:formula="of:=10*LOG10([.E394]/1000)" office:value-type="float" office:value="-42.6258167826068" calcext:value-type="float">
            <text:p>-42,63</text:p>
          </table:table-cell>
        </table:table-row>
        <table:table-row table:style-name="ro1">
          <table:table-cell table:formula="of:=[.A394]+1" office:value-type="float" office:value="393" calcext:value-type="float">
            <text:p>393</text:p>
          </table:table-cell>
          <table:table-cell table:style-name="ce1" office:value-type="float" office:value="-0.002465408" calcext:value-type="float">
            <text:p>-2,47E-003</text:p>
          </table:table-cell>
          <table:table-cell table:style-name="ce1" office:value-type="float" office:value="-0.0515535" calcext:value-type="float">
            <text:p>-5,16E-002</text:p>
          </table:table-cell>
          <table:table-cell table:formula="of:= ABS([.B395])" office:value-type="float" office:value="0.002465408" calcext:value-type="float">
            <text:p>2,47E-03</text:p>
          </table:table-cell>
          <table:table-cell table:formula="of:= ABS([.C395])" office:value-type="float" office:value="0.0515535" calcext:value-type="float">
            <text:p>5,16E-02</text:p>
          </table:table-cell>
          <table:table-cell table:formula="of:=10*LOG10([.D395]/1000)" office:value-type="float" office:value="-56.0811119911046" calcext:value-type="float">
            <text:p>-56,08</text:p>
          </table:table-cell>
          <table:table-cell table:formula="of:=10*LOG10([.E395]/1000)" office:value-type="float" office:value="-42.8774184485015" calcext:value-type="float">
            <text:p>-42,88</text:p>
          </table:table-cell>
        </table:table-row>
        <table:table-row table:style-name="ro1">
          <table:table-cell table:formula="of:=[.A395]+1" office:value-type="float" office:value="394" calcext:value-type="float">
            <text:p>394</text:p>
          </table:table-cell>
          <table:table-cell table:style-name="ce1" office:value-type="float" office:value="0.002391974" calcext:value-type="float">
            <text:p>2,39E-003</text:p>
          </table:table-cell>
          <table:table-cell table:style-name="ce1" office:value-type="float" office:value="-0.05462462" calcext:value-type="float">
            <text:p>-5,46E-002</text:p>
          </table:table-cell>
          <table:table-cell table:formula="of:= ABS([.B396])" office:value-type="float" office:value="0.002391974" calcext:value-type="float">
            <text:p>2,39E-03</text:p>
          </table:table-cell>
          <table:table-cell table:formula="of:= ABS([.C396])" office:value-type="float" office:value="0.05462462" calcext:value-type="float">
            <text:p>5,46E-02</text:p>
          </table:table-cell>
          <table:table-cell table:formula="of:=10*LOG10([.D396]/1000)" office:value-type="float" office:value="-56.2124354530148" calcext:value-type="float">
            <text:p>-56,21</text:p>
          </table:table-cell>
          <table:table-cell table:formula="of:=10*LOG10([.E396]/1000)" office:value-type="float" office:value="-42.6261157121103" calcext:value-type="float">
            <text:p>-42,63</text:p>
          </table:table-cell>
        </table:table-row>
        <table:table-row table:style-name="ro1">
          <table:table-cell table:formula="of:=[.A396]+1" office:value-type="float" office:value="395" calcext:value-type="float">
            <text:p>395</text:p>
          </table:table-cell>
          <table:table-cell table:style-name="ce1" office:value-type="float" office:value="-0.002459128" calcext:value-type="float">
            <text:p>-2,46E-003</text:p>
          </table:table-cell>
          <table:table-cell table:style-name="ce1" office:value-type="float" office:value="-0.05155747" calcext:value-type="float">
            <text:p>-5,16E-002</text:p>
          </table:table-cell>
          <table:table-cell table:formula="of:= ABS([.B397])" office:value-type="float" office:value="0.002459128" calcext:value-type="float">
            <text:p>2,46E-03</text:p>
          </table:table-cell>
          <table:table-cell table:formula="of:= ABS([.C397])" office:value-type="float" office:value="0.05155747" calcext:value-type="float">
            <text:p>5,16E-02</text:p>
          </table:table-cell>
          <table:table-cell table:formula="of:=10*LOG10([.D397]/1000)" office:value-type="float" office:value="-56.092188652235" calcext:value-type="float">
            <text:p>-56,09</text:p>
          </table:table-cell>
          <table:table-cell table:formula="of:=10*LOG10([.E397]/1000)" office:value-type="float" office:value="-42.877084022573" calcext:value-type="float">
            <text:p>-42,88</text:p>
          </table:table-cell>
        </table:table-row>
        <table:table-row table:style-name="ro1">
          <table:table-cell table:formula="of:=[.A397]+1" office:value-type="float" office:value="396" calcext:value-type="float">
            <text:p>396</text:p>
          </table:table-cell>
          <table:table-cell table:style-name="ce1" office:value-type="float" office:value="0.00238607" calcext:value-type="float">
            <text:p>2,39E-003</text:p>
          </table:table-cell>
          <table:table-cell table:style-name="ce1" office:value-type="float" office:value="-0.05462089" calcext:value-type="float">
            <text:p>-5,46E-002</text:p>
          </table:table-cell>
          <table:table-cell table:formula="of:= ABS([.B398])" office:value-type="float" office:value="0.00238607" calcext:value-type="float">
            <text:p>2,39E-03</text:p>
          </table:table-cell>
          <table:table-cell table:formula="of:= ABS([.C398])" office:value-type="float" office:value="0.05462089" calcext:value-type="float">
            <text:p>5,46E-02</text:p>
          </table:table-cell>
          <table:table-cell table:formula="of:=10*LOG10([.D398]/1000)" office:value-type="float" office:value="-56.2231681960625" calcext:value-type="float">
            <text:p>-56,22</text:p>
          </table:table-cell>
          <table:table-cell table:formula="of:=10*LOG10([.E398]/1000)" office:value-type="float" office:value="-42.6264122768695" calcext:value-type="float">
            <text:p>-42,63</text:p>
          </table:table-cell>
        </table:table-row>
        <table:table-row table:style-name="ro1">
          <table:table-cell table:formula="of:=[.A398]+1" office:value-type="float" office:value="397" calcext:value-type="float">
            <text:p>397</text:p>
          </table:table-cell>
          <table:table-cell table:style-name="ce1" office:value-type="float" office:value="-0.002452896" calcext:value-type="float">
            <text:p>-2,45E-003</text:p>
          </table:table-cell>
          <table:table-cell table:style-name="ce1" office:value-type="float" office:value="-0.05156141" calcext:value-type="float">
            <text:p>-5,16E-002</text:p>
          </table:table-cell>
          <table:table-cell table:formula="of:= ABS([.B399])" office:value-type="float" office:value="0.002452896" calcext:value-type="float">
            <text:p>2,45E-03</text:p>
          </table:table-cell>
          <table:table-cell table:formula="of:= ABS([.C399])" office:value-type="float" office:value="0.05156141" calcext:value-type="float">
            <text:p>5,16E-02</text:p>
          </table:table-cell>
          <table:table-cell table:formula="of:=10*LOG10([.D399]/1000)" office:value-type="float" office:value="-56.1032086499525" calcext:value-type="float">
            <text:p>-56,10</text:p>
          </table:table-cell>
          <table:table-cell table:formula="of:=10*LOG10([.E399]/1000)" office:value-type="float" office:value="-42.8767521492518" calcext:value-type="float">
            <text:p>-42,88</text:p>
          </table:table-cell>
        </table:table-row>
        <table:table-row table:style-name="ro1">
          <table:table-cell table:formula="of:=[.A399]+1" office:value-type="float" office:value="398" calcext:value-type="float">
            <text:p>398</text:p>
          </table:table-cell>
          <table:table-cell table:style-name="ce1" office:value-type="float" office:value="0.00238021" calcext:value-type="float">
            <text:p>2,38E-003</text:p>
          </table:table-cell>
          <table:table-cell table:style-name="ce1" office:value-type="float" office:value="-0.05461718" calcext:value-type="float">
            <text:p>-5,46E-002</text:p>
          </table:table-cell>
          <table:table-cell table:formula="of:= ABS([.B400])" office:value-type="float" office:value="0.00238021" calcext:value-type="float">
            <text:p>2,38E-03</text:p>
          </table:table-cell>
          <table:table-cell table:formula="of:= ABS([.C400])" office:value-type="float" office:value="0.05461718" calcext:value-type="float">
            <text:p>5,46E-02</text:p>
          </table:table-cell>
          <table:table-cell table:formula="of:=10*LOG10([.D400]/1000)" office:value-type="float" office:value="-56.2338472453264" calcext:value-type="float">
            <text:p>-56,23</text:p>
          </table:table-cell>
          <table:table-cell table:formula="of:=10*LOG10([.E400]/1000)" office:value-type="float" office:value="-42.6267072715593" calcext:value-type="float">
            <text:p>-42,63</text:p>
          </table:table-cell>
        </table:table-row>
        <table:table-row table:style-name="ro1">
          <table:table-cell table:formula="of:=[.A400]+1" office:value-type="float" office:value="399" calcext:value-type="float">
            <text:p>399</text:p>
          </table:table-cell>
          <table:table-cell table:style-name="ce1" office:value-type="float" office:value="-0.00244671" calcext:value-type="float">
            <text:p>-2,45E-003</text:p>
          </table:table-cell>
          <table:table-cell table:style-name="ce1" office:value-type="float" office:value="-0.05156533" calcext:value-type="float">
            <text:p>-5,16E-002</text:p>
          </table:table-cell>
          <table:table-cell table:formula="of:= ABS([.B401])" office:value-type="float" office:value="0.00244671" calcext:value-type="float">
            <text:p>2,45E-03</text:p>
          </table:table-cell>
          <table:table-cell table:formula="of:= ABS([.C401])" office:value-type="float" office:value="0.05156533" calcext:value-type="float">
            <text:p>5,16E-02</text:p>
          </table:table-cell>
          <table:table-cell table:formula="of:=10*LOG10([.D401]/1000)" office:value-type="float" office:value="-56.1141750300759" calcext:value-type="float">
            <text:p>-56,11</text:p>
          </table:table-cell>
          <table:table-cell table:formula="of:=10*LOG10([.E401]/1000)" office:value-type="float" office:value="-42.8764219857326" calcext:value-type="float">
            <text:p>-42,88</text:p>
          </table:table-cell>
        </table:table-row>
        <table:table-row table:style-name="ro1">
          <table:table-cell table:formula="of:=[.A401]+1" office:value-type="float" office:value="400" calcext:value-type="float">
            <text:p>400</text:p>
          </table:table-cell>
          <table:table-cell table:style-name="ce1" office:value-type="float" office:value="0.002374394" calcext:value-type="float">
            <text:p>2,37E-003</text:p>
          </table:table-cell>
          <table:table-cell table:style-name="ce1" office:value-type="float" office:value="-0.05461351" calcext:value-type="float">
            <text:p>-5,46E-002</text:p>
          </table:table-cell>
          <table:table-cell table:formula="of:= ABS([.B402])" office:value-type="float" office:value="0.002374394" calcext:value-type="float">
            <text:p>2,37E-03</text:p>
          </table:table-cell>
          <table:table-cell table:formula="of:= ABS([.C402])" office:value-type="float" office:value="0.05461351" calcext:value-type="float">
            <text:p>5,46E-02</text:p>
          </table:table-cell>
          <table:table-cell table:formula="of:=10*LOG10([.D402]/1000)" office:value-type="float" office:value="-56.2444721384471" calcext:value-type="float">
            <text:p>-56,24</text:p>
          </table:table-cell>
          <table:table-cell table:formula="of:=10*LOG10([.E402]/1000)" office:value-type="float" office:value="-42.6269991054293" calcext:value-type="float">
            <text:p>-42,63</text:p>
          </table:table-cell>
        </table:table-row>
        <table:table-row table:style-name="ro1">
          <table:table-cell table:formula="of:=[.A402]+1" office:value-type="float" office:value="401" calcext:value-type="float">
            <text:p>401</text:p>
          </table:table-cell>
          <table:table-cell table:style-name="ce1" office:value-type="float" office:value="-0.002440572" calcext:value-type="float">
            <text:p>-2,44E-003</text:p>
          </table:table-cell>
          <table:table-cell table:style-name="ce1" office:value-type="float" office:value="-0.05156921" calcext:value-type="float">
            <text:p>-5,16E-002</text:p>
          </table:table-cell>
          <table:table-cell table:formula="of:= ABS([.B403])" office:value-type="float" office:value="0.002440572" calcext:value-type="float">
            <text:p>2,44E-03</text:p>
          </table:table-cell>
          <table:table-cell table:formula="of:= ABS([.C403])" office:value-type="float" office:value="0.05156921" calcext:value-type="float">
            <text:p>5,16E-02</text:p>
          </table:table-cell>
          <table:table-cell table:formula="of:=10*LOG10([.D403]/1000)" office:value-type="float" office:value="-56.1250837557499" calcext:value-type="float">
            <text:p>-56,13</text:p>
          </table:table-cell>
          <table:table-cell table:formula="of:=10*LOG10([.E403]/1000)" office:value-type="float" office:value="-42.8760952159442" calcext:value-type="float">
            <text:p>-42,88</text:p>
          </table:table-cell>
        </table:table-row>
        <table:table-row table:style-name="ro1">
          <table:table-cell table:formula="of:=[.A403]+1" office:value-type="float" office:value="402" calcext:value-type="float">
            <text:p>402</text:p>
          </table:table-cell>
          <table:table-cell table:style-name="ce1" office:value-type="float" office:value="0.00236862" calcext:value-type="float">
            <text:p>2,37E-003</text:p>
          </table:table-cell>
          <table:table-cell table:style-name="ce1" office:value-type="float" office:value="-0.05460986" calcext:value-type="float">
            <text:p>-5,46E-002</text:p>
          </table:table-cell>
          <table:table-cell table:formula="of:= ABS([.B404])" office:value-type="float" office:value="0.00236862" calcext:value-type="float">
            <text:p>2,37E-03</text:p>
          </table:table-cell>
          <table:table-cell table:formula="of:= ABS([.C404])" office:value-type="float" office:value="0.05460986" calcext:value-type="float">
            <text:p>5,46E-02</text:p>
          </table:table-cell>
          <table:table-cell table:formula="of:=10*LOG10([.D404]/1000)" office:value-type="float" office:value="-56.2550460797311" calcext:value-type="float">
            <text:p>-56,26</text:p>
          </table:table-cell>
          <table:table-cell table:formula="of:=10*LOG10([.E404]/1000)" office:value-type="float" office:value="-42.6272893683756" calcext:value-type="float">
            <text:p>-42,63</text:p>
          </table:table-cell>
        </table:table-row>
        <table:table-row table:style-name="ro1">
          <table:table-cell table:formula="of:=[.A404]+1" office:value-type="float" office:value="403" calcext:value-type="float">
            <text:p>403</text:p>
          </table:table-cell>
          <table:table-cell table:style-name="ce1" office:value-type="float" office:value="-0.002434479" calcext:value-type="float">
            <text:p>-2,43E-003</text:p>
          </table:table-cell>
          <table:table-cell table:style-name="ce1" office:value-type="float" office:value="-0.05157306" calcext:value-type="float">
            <text:p>-5,16E-002</text:p>
          </table:table-cell>
          <table:table-cell table:formula="of:= ABS([.B405])" office:value-type="float" office:value="0.002434479" calcext:value-type="float">
            <text:p>2,43E-03</text:p>
          </table:table-cell>
          <table:table-cell table:formula="of:= ABS([.C405])" office:value-type="float" office:value="0.05157306" calcext:value-type="float">
            <text:p>5,16E-02</text:p>
          </table:table-cell>
          <table:table-cell table:formula="of:=10*LOG10([.D405]/1000)" office:value-type="float" office:value="-56.1359396735898" calcext:value-type="float">
            <text:p>-56,14</text:p>
          </table:table-cell>
          <table:table-cell table:formula="of:=10*LOG10([.E405]/1000)" office:value-type="float" office:value="-42.8757709970268" calcext:value-type="float">
            <text:p>-42,88</text:p>
          </table:table-cell>
        </table:table-row>
        <table:table-row table:style-name="ro1">
          <table:table-cell table:formula="of:=[.A405]+1" office:value-type="float" office:value="404" calcext:value-type="float">
            <text:p>404</text:p>
          </table:table-cell>
          <table:table-cell table:style-name="ce1" office:value-type="float" office:value="0.002362889" calcext:value-type="float">
            <text:p>2,36E-003</text:p>
          </table:table-cell>
          <table:table-cell table:style-name="ce1" office:value-type="float" office:value="-0.05460623" calcext:value-type="float">
            <text:p>-5,46E-002</text:p>
          </table:table-cell>
          <table:table-cell table:formula="of:= ABS([.B406])" office:value-type="float" office:value="0.002362889" calcext:value-type="float">
            <text:p>2,36E-03</text:p>
          </table:table-cell>
          <table:table-cell table:formula="of:= ABS([.C406])" office:value-type="float" office:value="0.05460623" calcext:value-type="float">
            <text:p>5,46E-02</text:p>
          </table:table-cell>
          <table:table-cell table:formula="of:=10*LOG10([.D406]/1000)" office:value-type="float" office:value="-56.2655667947629" calcext:value-type="float">
            <text:p>-56,27</text:p>
          </table:table-cell>
          <table:table-cell table:formula="of:=10*LOG10([.E406]/1000)" office:value-type="float" office:value="-42.6275780600821" calcext:value-type="float">
            <text:p>-42,63</text:p>
          </table:table-cell>
        </table:table-row>
        <table:table-row table:style-name="ro1">
          <table:table-cell table:formula="of:=[.A406]+1" office:value-type="float" office:value="405" calcext:value-type="float">
            <text:p>405</text:p>
          </table:table-cell>
          <table:table-cell table:style-name="ce1" office:value-type="float" office:value="-0.002428431" calcext:value-type="float">
            <text:p>-2,43E-003</text:p>
          </table:table-cell>
          <table:table-cell table:style-name="ce1" office:value-type="float" office:value="-0.05157688" calcext:value-type="float">
            <text:p>-5,16E-002</text:p>
          </table:table-cell>
          <table:table-cell table:formula="of:= ABS([.B407])" office:value-type="float" office:value="0.002428431" calcext:value-type="float">
            <text:p>2,43E-03</text:p>
          </table:table-cell>
          <table:table-cell table:formula="of:= ABS([.C407])" office:value-type="float" office:value="0.05157688" calcext:value-type="float">
            <text:p>5,16E-02</text:p>
          </table:table-cell>
          <table:table-cell table:formula="of:=10*LOG10([.D407]/1000)" office:value-type="float" office:value="-56.146742318018" calcext:value-type="float">
            <text:p>-56,15</text:p>
          </table:table-cell>
          <table:table-cell table:formula="of:=10*LOG10([.E407]/1000)" office:value-type="float" office:value="-42.8754493284109" calcext:value-type="float">
            <text:p>-42,88</text:p>
          </table:table-cell>
        </table:table-row>
        <table:table-row table:style-name="ro1">
          <table:table-cell table:formula="of:=[.A407]+1" office:value-type="float" office:value="406" calcext:value-type="float">
            <text:p>406</text:p>
          </table:table-cell>
          <table:table-cell table:style-name="ce1" office:value-type="float" office:value="0.002357199" calcext:value-type="float">
            <text:p>2,36E-003</text:p>
          </table:table-cell>
          <table:table-cell table:style-name="ce1" office:value-type="float" office:value="-0.05460264" calcext:value-type="float">
            <text:p>-5,46E-002</text:p>
          </table:table-cell>
          <table:table-cell table:formula="of:= ABS([.B408])" office:value-type="float" office:value="0.002357199" calcext:value-type="float">
            <text:p>2,36E-03</text:p>
          </table:table-cell>
          <table:table-cell table:formula="of:= ABS([.C408])" office:value-type="float" office:value="0.05460264" calcext:value-type="float">
            <text:p>5,46E-02</text:p>
          </table:table-cell>
          <table:table-cell table:formula="of:=10*LOG10([.D408]/1000)" office:value-type="float" office:value="-56.2760375181861" calcext:value-type="float">
            <text:p>-56,28</text:p>
          </table:table-cell>
          <table:table-cell table:formula="of:=10*LOG10([.E408]/1000)" office:value-type="float" office:value="-42.6278635894884" calcext:value-type="float">
            <text:p>-42,63</text:p>
          </table:table-cell>
        </table:table-row>
        <table:table-row table:style-name="ro1">
          <table:table-cell table:formula="of:=[.A408]+1" office:value-type="float" office:value="407" calcext:value-type="float">
            <text:p>407</text:p>
          </table:table-cell>
          <table:table-cell table:style-name="ce1" office:value-type="float" office:value="-0.002422428" calcext:value-type="float">
            <text:p>-2,42E-003</text:p>
          </table:table-cell>
          <table:table-cell table:style-name="ce1" office:value-type="float" office:value="-0.05158068" calcext:value-type="float">
            <text:p>-5,16E-002</text:p>
          </table:table-cell>
          <table:table-cell table:formula="of:= ABS([.B409])" office:value-type="float" office:value="0.002422428" calcext:value-type="float">
            <text:p>2,42E-03</text:p>
          </table:table-cell>
          <table:table-cell table:formula="of:= ABS([.C409])" office:value-type="float" office:value="0.05158068" calcext:value-type="float">
            <text:p>5,16E-02</text:p>
          </table:table-cell>
          <table:table-cell table:formula="of:=10*LOG10([.D409]/1000)" office:value-type="float" office:value="-56.1574912229263" calcext:value-type="float">
            <text:p>-56,16</text:p>
          </table:table-cell>
          <table:table-cell table:formula="of:=10*LOG10([.E409]/1000)" office:value-type="float" office:value="-42.8751293675603" calcext:value-type="float">
            <text:p>-42,88</text:p>
          </table:table-cell>
        </table:table-row>
        <table:table-row table:style-name="ro1">
          <table:table-cell table:formula="of:=[.A409]+1" office:value-type="float" office:value="408" calcext:value-type="float">
            <text:p>408</text:p>
          </table:table-cell>
          <table:table-cell table:style-name="ce1" office:value-type="float" office:value="0.002351551" calcext:value-type="float">
            <text:p>2,35E-003</text:p>
          </table:table-cell>
          <table:table-cell table:style-name="ce1" office:value-type="float" office:value="-0.05459906" calcext:value-type="float">
            <text:p>-5,46E-002</text:p>
          </table:table-cell>
          <table:table-cell table:formula="of:= ABS([.B410])" office:value-type="float" office:value="0.002351551" calcext:value-type="float">
            <text:p>2,35E-03</text:p>
          </table:table-cell>
          <table:table-cell table:formula="of:= ABS([.C410])" office:value-type="float" office:value="0.05459906" calcext:value-type="float">
            <text:p>5,46E-02</text:p>
          </table:table-cell>
          <table:table-cell table:formula="of:=10*LOG10([.D410]/1000)" office:value-type="float" office:value="-56.2864559791795" calcext:value-type="float">
            <text:p>-56,29</text:p>
          </table:table-cell>
          <table:table-cell table:formula="of:=10*LOG10([.E410]/1000)" office:value-type="float" office:value="-42.6281483422433" calcext:value-type="float">
            <text:p>-42,63</text:p>
          </table:table-cell>
        </table:table-row>
        <table:table-row table:style-name="ro1">
          <table:table-cell table:formula="of:=[.A410]+1" office:value-type="float" office:value="409" calcext:value-type="float">
            <text:p>409</text:p>
          </table:table-cell>
          <table:table-cell table:style-name="ce1" office:value-type="float" office:value="-0.00241647" calcext:value-type="float">
            <text:p>-2,42E-003</text:p>
          </table:table-cell>
          <table:table-cell table:style-name="ce1" office:value-type="float" office:value="-0.05158444" calcext:value-type="float">
            <text:p>-5,16E-002</text:p>
          </table:table-cell>
          <table:table-cell table:formula="of:= ABS([.B411])" office:value-type="float" office:value="0.00241647" calcext:value-type="float">
            <text:p>2,42E-03</text:p>
          </table:table-cell>
          <table:table-cell table:formula="of:= ABS([.C411])" office:value-type="float" office:value="0.05158444" calcext:value-type="float">
            <text:p>5,16E-02</text:p>
          </table:table-cell>
          <table:table-cell table:formula="of:=10*LOG10([.D411]/1000)" office:value-type="float" office:value="-56.1681859217225" calcext:value-type="float">
            <text:p>-56,17</text:p>
          </table:table-cell>
          <table:table-cell table:formula="of:=10*LOG10([.E411]/1000)" office:value-type="float" office:value="-42.8748127979188" calcext:value-type="float">
            <text:p>-42,87</text:p>
          </table:table-cell>
        </table:table-row>
        <table:table-row table:style-name="ro1">
          <table:table-cell table:formula="of:=[.A411]+1" office:value-type="float" office:value="410" calcext:value-type="float">
            <text:p>410</text:p>
          </table:table-cell>
          <table:table-cell table:style-name="ce1" office:value-type="float" office:value="0.002345943" calcext:value-type="float">
            <text:p>2,35E-003</text:p>
          </table:table-cell>
          <table:table-cell table:style-name="ce1" office:value-type="float" office:value="-0.05459552" calcext:value-type="float">
            <text:p>-5,46E-002</text:p>
          </table:table-cell>
          <table:table-cell table:formula="of:= ABS([.B412])" office:value-type="float" office:value="0.002345943" calcext:value-type="float">
            <text:p>2,35E-03</text:p>
          </table:table-cell>
          <table:table-cell table:formula="of:= ABS([.C412])" office:value-type="float" office:value="0.05459552" calcext:value-type="float">
            <text:p>5,46E-02</text:p>
          </table:table-cell>
          <table:table-cell table:formula="of:=10*LOG10([.D412]/1000)" office:value-type="float" office:value="-56.2968254426064" calcext:value-type="float">
            <text:p>-56,30</text:p>
          </table:table-cell>
          <table:table-cell table:formula="of:=10*LOG10([.E412]/1000)" office:value-type="float" office:value="-42.628429931763" calcext:value-type="float">
            <text:p>-42,63</text:p>
          </table:table-cell>
        </table:table-row>
        <table:table-row table:style-name="ro1">
          <table:table-cell table:formula="of:=[.A412]+1" office:value-type="float" office:value="411" calcext:value-type="float">
            <text:p>411</text:p>
          </table:table-cell>
          <table:table-cell table:style-name="ce1" office:value-type="float" office:value="-0.002410555" calcext:value-type="float">
            <text:p>-2,41E-003</text:p>
          </table:table-cell>
          <table:table-cell table:style-name="ce1" office:value-type="float" office:value="-0.05158818" calcext:value-type="float">
            <text:p>-5,16E-002</text:p>
          </table:table-cell>
          <table:table-cell table:formula="of:= ABS([.B413])" office:value-type="float" office:value="0.002410555" calcext:value-type="float">
            <text:p>2,41E-03</text:p>
          </table:table-cell>
          <table:table-cell table:formula="of:= ABS([.C413])" office:value-type="float" office:value="0.05158818" calcext:value-type="float">
            <text:p>5,16E-02</text:p>
          </table:table-cell>
          <table:table-cell table:formula="of:=10*LOG10([.D413]/1000)" office:value-type="float" office:value="-56.1788295506502" calcext:value-type="float">
            <text:p>-56,18</text:p>
          </table:table-cell>
          <table:table-cell table:formula="of:=10*LOG10([.E413]/1000)" office:value-type="float" office:value="-42.8744979350486" calcext:value-type="float">
            <text:p>-42,87</text:p>
          </table:table-cell>
        </table:table-row>
        <table:table-row table:style-name="ro1">
          <table:table-cell table:formula="of:=[.A413]+1" office:value-type="float" office:value="412" calcext:value-type="float">
            <text:p>412</text:p>
          </table:table-cell>
          <table:table-cell table:style-name="ce1" office:value-type="float" office:value="0.002340375" calcext:value-type="float">
            <text:p>2,34E-003</text:p>
          </table:table-cell>
          <table:table-cell table:style-name="ce1" office:value-type="float" office:value="-0.054592" calcext:value-type="float">
            <text:p>-5,46E-002</text:p>
          </table:table-cell>
          <table:table-cell table:formula="of:= ABS([.B414])" office:value-type="float" office:value="0.002340375" calcext:value-type="float">
            <text:p>2,34E-03</text:p>
          </table:table-cell>
          <table:table-cell table:formula="of:= ABS([.C414])" office:value-type="float" office:value="0.054592" calcext:value-type="float">
            <text:p>5,46E-02</text:p>
          </table:table-cell>
          <table:table-cell table:formula="of:=10*LOG10([.D414]/1000)" office:value-type="float" office:value="-56.307145496914" calcext:value-type="float">
            <text:p>-56,31</text:p>
          </table:table-cell>
          <table:table-cell table:formula="of:=10*LOG10([.E414]/1000)" office:value-type="float" office:value="-42.6287099484859" calcext:value-type="float">
            <text:p>-42,63</text:p>
          </table:table-cell>
        </table:table-row>
        <table:table-row table:style-name="ro1">
          <table:table-cell table:formula="of:=[.A414]+1" office:value-type="float" office:value="413" calcext:value-type="float">
            <text:p>413</text:p>
          </table:table-cell>
          <table:table-cell table:style-name="ce1" office:value-type="float" office:value="-0.002404683" calcext:value-type="float">
            <text:p>-2,40E-003</text:p>
          </table:table-cell>
          <table:table-cell table:style-name="ce1" office:value-type="float" office:value="-0.0515919" calcext:value-type="float">
            <text:p>-5,16E-002</text:p>
          </table:table-cell>
          <table:table-cell table:formula="of:= ABS([.B415])" office:value-type="float" office:value="0.002404683" calcext:value-type="float">
            <text:p>2,40E-03</text:p>
          </table:table-cell>
          <table:table-cell table:formula="of:= ABS([.C415])" office:value-type="float" office:value="0.0515919" calcext:value-type="float">
            <text:p>5,16E-02</text:p>
          </table:table-cell>
          <table:table-cell table:formula="of:=10*LOG10([.D415]/1000)" office:value-type="float" office:value="-56.1894216686799" calcext:value-type="float">
            <text:p>-56,19</text:p>
          </table:table-cell>
          <table:table-cell table:formula="of:=10*LOG10([.E415]/1000)" office:value-type="float" office:value="-42.8741847785801" calcext:value-type="float">
            <text:p>-42,87</text:p>
          </table:table-cell>
        </table:table-row>
        <table:table-row table:style-name="ro1">
          <table:table-cell table:formula="of:=[.A415]+1" office:value-type="float" office:value="414" calcext:value-type="float">
            <text:p>414</text:p>
          </table:table-cell>
          <table:table-cell table:style-name="ce1" office:value-type="float" office:value="0.002334848" calcext:value-type="float">
            <text:p>2,33E-003</text:p>
          </table:table-cell>
          <table:table-cell table:style-name="ce1" office:value-type="float" office:value="-0.0545885" calcext:value-type="float">
            <text:p>-5,46E-002</text:p>
          </table:table-cell>
          <table:table-cell table:formula="of:= ABS([.B416])" office:value-type="float" office:value="0.002334848" calcext:value-type="float">
            <text:p>2,33E-03</text:p>
          </table:table-cell>
          <table:table-cell table:formula="of:= ABS([.C416])" office:value-type="float" office:value="0.0545885" calcext:value-type="float">
            <text:p>5,46E-02</text:p>
          </table:table-cell>
          <table:table-cell table:formula="of:=10*LOG10([.D416]/1000)" office:value-type="float" office:value="-56.3174138700791" calcext:value-type="float">
            <text:p>-56,32</text:p>
          </table:table-cell>
          <table:table-cell table:formula="of:=10*LOG10([.E416]/1000)" office:value-type="float" office:value="-42.6289883921067" calcext:value-type="float">
            <text:p>-42,63</text:p>
          </table:table-cell>
        </table:table-row>
        <table:table-row table:style-name="ro1">
          <table:table-cell table:formula="of:=[.A416]+1" office:value-type="float" office:value="415" calcext:value-type="float">
            <text:p>415</text:p>
          </table:table-cell>
          <table:table-cell table:style-name="ce1" office:value-type="float" office:value="-0.002398854" calcext:value-type="float">
            <text:p>-2,40E-003</text:p>
          </table:table-cell>
          <table:table-cell table:style-name="ce1" office:value-type="float" office:value="-0.05159558" calcext:value-type="float">
            <text:p>-5,16E-002</text:p>
          </table:table-cell>
          <table:table-cell table:formula="of:= ABS([.B417])" office:value-type="float" office:value="0.002398854" calcext:value-type="float">
            <text:p>2,40E-03</text:p>
          </table:table-cell>
          <table:table-cell table:formula="of:= ABS([.C417])" office:value-type="float" office:value="0.05159558" calcext:value-type="float">
            <text:p>5,16E-02</text:p>
          </table:table-cell>
          <table:table-cell table:formula="of:=10*LOG10([.D417]/1000)" office:value-type="float" office:value="-56.199961834302" calcext:value-type="float">
            <text:p>-56,20</text:p>
          </table:table-cell>
          <table:table-cell table:formula="of:=10*LOG10([.E417]/1000)" office:value-type="float" office:value="-42.8738750116018" calcext:value-type="float">
            <text:p>-42,87</text:p>
          </table:table-cell>
        </table:table-row>
        <table:table-row table:style-name="ro1">
          <table:table-cell table:formula="of:=[.A417]+1" office:value-type="float" office:value="416" calcext:value-type="float">
            <text:p>416</text:p>
          </table:table-cell>
          <table:table-cell table:style-name="ce1" office:value-type="float" office:value="0.002329359" calcext:value-type="float">
            <text:p>2,33E-003</text:p>
          </table:table-cell>
          <table:table-cell table:style-name="ce1" office:value-type="float" office:value="-0.05458503" calcext:value-type="float">
            <text:p>-5,46E-002</text:p>
          </table:table-cell>
          <table:table-cell table:formula="of:= ABS([.B418])" office:value-type="float" office:value="0.002329359" calcext:value-type="float">
            <text:p>2,33E-03</text:p>
          </table:table-cell>
          <table:table-cell table:formula="of:= ABS([.C418])" office:value-type="float" office:value="0.05458503" calcext:value-type="float">
            <text:p>5,46E-02</text:p>
          </table:table-cell>
          <table:table-cell table:formula="of:=10*LOG10([.D418]/1000)" office:value-type="float" office:value="-56.3276357299222" calcext:value-type="float">
            <text:p>-56,33</text:p>
          </table:table-cell>
          <table:table-cell table:formula="of:=10*LOG10([.E418]/1000)" office:value-type="float" office:value="-42.6292644666923" calcext:value-type="float">
            <text:p>-42,63</text:p>
          </table:table-cell>
        </table:table-row>
        <table:table-row table:style-name="ro1">
          <table:table-cell table:formula="of:=[.A418]+1" office:value-type="float" office:value="417" calcext:value-type="float">
            <text:p>417</text:p>
          </table:table-cell>
          <table:table-cell table:style-name="ce1" office:value-type="float" office:value="-0.002393067" calcext:value-type="float">
            <text:p>-2,39E-003</text:p>
          </table:table-cell>
          <table:table-cell table:style-name="ce1" office:value-type="float" office:value="-0.05159924" calcext:value-type="float">
            <text:p>-5,16E-002</text:p>
          </table:table-cell>
          <table:table-cell table:formula="of:= ABS([.B419])" office:value-type="float" office:value="0.002393067" calcext:value-type="float">
            <text:p>2,39E-03</text:p>
          </table:table-cell>
          <table:table-cell table:formula="of:= ABS([.C419])" office:value-type="float" office:value="0.05159924" calcext:value-type="float">
            <text:p>5,16E-02</text:p>
          </table:table-cell>
          <table:table-cell table:formula="of:=10*LOG10([.D419]/1000)" office:value-type="float" office:value="-56.2104514203723" calcext:value-type="float">
            <text:p>-56,21</text:p>
          </table:table-cell>
          <table:table-cell table:formula="of:=10*LOG10([.E419]/1000)" office:value-type="float" office:value="-42.8735669500529" calcext:value-type="float">
            <text:p>-42,87</text:p>
          </table:table-cell>
        </table:table-row>
        <table:table-row table:style-name="ro1">
          <table:table-cell table:formula="of:=[.A419]+1" office:value-type="float" office:value="418" calcext:value-type="float">
            <text:p>418</text:p>
          </table:table-cell>
          <table:table-cell table:style-name="ce1" office:value-type="float" office:value="0.002323909" calcext:value-type="float">
            <text:p>2,32E-003</text:p>
          </table:table-cell>
          <table:table-cell table:style-name="ce1" office:value-type="float" office:value="-0.05458159" calcext:value-type="float">
            <text:p>-5,46E-002</text:p>
          </table:table-cell>
          <table:table-cell table:formula="of:= ABS([.B420])" office:value-type="float" office:value="0.002323909" calcext:value-type="float">
            <text:p>2,32E-03</text:p>
          </table:table-cell>
          <table:table-cell table:formula="of:= ABS([.C420])" office:value-type="float" office:value="0.05458159" calcext:value-type="float">
            <text:p>5,46E-02</text:p>
          </table:table-cell>
          <table:table-cell table:formula="of:=10*LOG10([.D420]/1000)" office:value-type="float" office:value="-56.3378088212148" calcext:value-type="float">
            <text:p>-56,34</text:p>
          </table:table-cell>
          <table:table-cell table:formula="of:=10*LOG10([.E420]/1000)" office:value-type="float" office:value="-42.6295381717898" calcext:value-type="float">
            <text:p>-42,63</text:p>
          </table:table-cell>
        </table:table-row>
        <table:table-row table:style-name="ro1">
          <table:table-cell table:formula="of:=[.A420]+1" office:value-type="float" office:value="419" calcext:value-type="float">
            <text:p>419</text:p>
          </table:table-cell>
          <table:table-cell table:style-name="ce1" office:value-type="float" office:value="-0.002387321" calcext:value-type="float">
            <text:p>-2,39E-003</text:p>
          </table:table-cell>
          <table:table-cell table:style-name="ce1" office:value-type="float" office:value="-0.05160287" calcext:value-type="float">
            <text:p>-5,16E-002</text:p>
          </table:table-cell>
          <table:table-cell table:formula="of:= ABS([.B421])" office:value-type="float" office:value="0.002387321" calcext:value-type="float">
            <text:p>2,39E-03</text:p>
          </table:table-cell>
          <table:table-cell table:formula="of:= ABS([.C421])" office:value-type="float" office:value="0.05160287" calcext:value-type="float">
            <text:p>5,16E-02</text:p>
          </table:table-cell>
          <table:table-cell table:formula="of:=10*LOG10([.D421]/1000)" office:value-type="float" office:value="-56.2208918168206" calcext:value-type="float">
            <text:p>-56,22</text:p>
          </table:table-cell>
          <table:table-cell table:formula="of:=10*LOG10([.E421]/1000)" office:value-type="float" office:value="-42.8732614351812" calcext:value-type="float">
            <text:p>-42,87</text:p>
          </table:table-cell>
        </table:table-row>
        <table:table-row table:style-name="ro1">
          <table:table-cell table:formula="of:=[.A421]+1" office:value-type="float" office:value="420" calcext:value-type="float">
            <text:p>420</text:p>
          </table:table-cell>
          <table:table-cell table:style-name="ce1" office:value-type="float" office:value="0.002318498" calcext:value-type="float">
            <text:p>2,32E-003</text:p>
          </table:table-cell>
          <table:table-cell table:style-name="ce1" office:value-type="float" office:value="-0.05457817" calcext:value-type="float">
            <text:p>-5,46E-002</text:p>
          </table:table-cell>
          <table:table-cell table:formula="of:= ABS([.B422])" office:value-type="float" office:value="0.002318498" calcext:value-type="float">
            <text:p>2,32E-03</text:p>
          </table:table-cell>
          <table:table-cell table:formula="of:= ABS([.C422])" office:value-type="float" office:value="0.05457817" calcext:value-type="float">
            <text:p>5,46E-02</text:p>
          </table:table-cell>
          <table:table-cell table:formula="of:=10*LOG10([.D422]/1000)" office:value-type="float" office:value="-56.3479327440235" calcext:value-type="float">
            <text:p>-56,35</text:p>
          </table:table-cell>
          <table:table-cell table:formula="of:=10*LOG10([.E422]/1000)" office:value-type="float" office:value="-42.6298103026791" calcext:value-type="float">
            <text:p>-42,63</text:p>
          </table:table-cell>
        </table:table-row>
        <table:table-row table:style-name="ro1">
          <table:table-cell table:formula="of:=[.A422]+1" office:value-type="float" office:value="421" calcext:value-type="float">
            <text:p>421</text:p>
          </table:table-cell>
          <table:table-cell table:style-name="ce1" office:value-type="float" office:value="-0.002381617" calcext:value-type="float">
            <text:p>-2,38E-003</text:p>
          </table:table-cell>
          <table:table-cell table:style-name="ce1" office:value-type="float" office:value="-0.05160648" calcext:value-type="float">
            <text:p>-5,16E-002</text:p>
          </table:table-cell>
          <table:table-cell table:formula="of:= ABS([.B423])" office:value-type="float" office:value="0.002381617" calcext:value-type="float">
            <text:p>2,38E-03</text:p>
          </table:table-cell>
          <table:table-cell table:formula="of:= ABS([.C423])" office:value-type="float" office:value="0.05160648" calcext:value-type="float">
            <text:p>5,16E-02</text:p>
          </table:table-cell>
          <table:table-cell table:formula="of:=10*LOG10([.D423]/1000)" office:value-type="float" office:value="-56.23128078353" calcext:value-type="float">
            <text:p>-56,23</text:p>
          </table:table-cell>
          <table:table-cell table:formula="of:=10*LOG10([.E423]/1000)" office:value-type="float" office:value="-42.8729576249003" calcext:value-type="float">
            <text:p>-42,87</text:p>
          </table:table-cell>
        </table:table-row>
        <table:table-row table:style-name="ro1">
          <table:table-cell table:formula="of:=[.A423]+1" office:value-type="float" office:value="422" calcext:value-type="float">
            <text:p>422</text:p>
          </table:table-cell>
          <table:table-cell table:style-name="ce1" office:value-type="float" office:value="0.002313124" calcext:value-type="float">
            <text:p>2,31E-003</text:p>
          </table:table-cell>
          <table:table-cell table:style-name="ce1" office:value-type="float" office:value="-0.05457477" calcext:value-type="float">
            <text:p>-5,46E-002</text:p>
          </table:table-cell>
          <table:table-cell table:formula="of:= ABS([.B424])" office:value-type="float" office:value="0.002313124" calcext:value-type="float">
            <text:p>2,31E-03</text:p>
          </table:table-cell>
          <table:table-cell table:formula="of:= ABS([.C424])" office:value-type="float" office:value="0.05457477" calcext:value-type="float">
            <text:p>5,46E-02</text:p>
          </table:table-cell>
          <table:table-cell table:formula="of:=10*LOG10([.D424]/1000)" office:value-type="float" office:value="-56.3580108531313" calcext:value-type="float">
            <text:p>-56,36</text:p>
          </table:table-cell>
          <table:table-cell table:formula="of:=10*LOG10([.E424]/1000)" office:value-type="float" office:value="-42.6300808590634" calcext:value-type="float">
            <text:p>-42,63</text:p>
          </table:table-cell>
        </table:table-row>
        <table:table-row table:style-name="ro1">
          <table:table-cell table:formula="of:=[.A424]+1" office:value-type="float" office:value="423" calcext:value-type="float">
            <text:p>423</text:p>
          </table:table-cell>
          <table:table-cell table:style-name="ce1" office:value-type="float" office:value="-0.002375953" calcext:value-type="float">
            <text:p>-2,38E-003</text:p>
          </table:table-cell>
          <table:table-cell table:style-name="ce1" office:value-type="float" office:value="-0.05161006" calcext:value-type="float">
            <text:p>-5,16E-002</text:p>
          </table:table-cell>
          <table:table-cell table:formula="of:= ABS([.B425])" office:value-type="float" office:value="0.002375953" calcext:value-type="float">
            <text:p>2,38E-03</text:p>
          </table:table-cell>
          <table:table-cell table:formula="of:= ABS([.C425])" office:value-type="float" office:value="0.05161006" calcext:value-type="float">
            <text:p>5,16E-02</text:p>
          </table:table-cell>
          <table:table-cell table:formula="of:=10*LOG10([.D425]/1000)" office:value-type="float" office:value="-56.2416215461784" calcext:value-type="float">
            <text:p>-56,24</text:p>
          </table:table-cell>
          <table:table-cell table:formula="of:=10*LOG10([.E425]/1000)" office:value-type="float" office:value="-42.8726563603461" calcext:value-type="float">
            <text:p>-42,87</text:p>
          </table:table-cell>
        </table:table-row>
        <table:table-row table:style-name="ro1">
          <table:table-cell table:formula="of:=[.A425]+1" office:value-type="float" office:value="424" calcext:value-type="float">
            <text:p>424</text:p>
          </table:table-cell>
          <table:table-cell table:style-name="ce1" office:value-type="float" office:value="0.002307788" calcext:value-type="float">
            <text:p>2,31E-003</text:p>
          </table:table-cell>
          <table:table-cell table:style-name="ce1" office:value-type="float" office:value="-0.0545714" calcext:value-type="float">
            <text:p>-5,46E-002</text:p>
          </table:table-cell>
          <table:table-cell table:formula="of:= ABS([.B426])" office:value-type="float" office:value="0.002307788" calcext:value-type="float">
            <text:p>2,31E-03</text:p>
          </table:table-cell>
          <table:table-cell table:formula="of:= ABS([.C426])" office:value-type="float" office:value="0.0545714" calcext:value-type="float">
            <text:p>5,46E-02</text:p>
          </table:table-cell>
          <table:table-cell table:formula="of:=10*LOG10([.D426]/1000)" office:value-type="float" office:value="-56.3680408921603" calcext:value-type="float">
            <text:p>-56,37</text:p>
          </table:table-cell>
          <table:table-cell table:formula="of:=10*LOG10([.E426]/1000)" office:value-type="float" office:value="-42.6303490448192" calcext:value-type="float">
            <text:p>-42,63</text:p>
          </table:table-cell>
        </table:table-row>
        <table:table-row table:style-name="ro1">
          <table:table-cell table:formula="of:=[.A426]+1" office:value-type="float" office:value="425" calcext:value-type="float">
            <text:p>425</text:p>
          </table:table-cell>
          <table:table-cell table:style-name="ce1" office:value-type="float" office:value="-0.002370329" calcext:value-type="float">
            <text:p>-2,37E-003</text:p>
          </table:table-cell>
          <table:table-cell table:style-name="ce1" office:value-type="float" office:value="-0.05161362" calcext:value-type="float">
            <text:p>-5,16E-002</text:p>
          </table:table-cell>
          <table:table-cell table:formula="of:= ABS([.B427])" office:value-type="float" office:value="0.002370329" calcext:value-type="float">
            <text:p>2,37E-03</text:p>
          </table:table-cell>
          <table:table-cell table:formula="of:= ABS([.C427])" office:value-type="float" office:value="0.05161362" calcext:value-type="float">
            <text:p>5,16E-02</text:p>
          </table:table-cell>
          <table:table-cell table:formula="of:=10*LOG10([.D427]/1000)" office:value-type="float" office:value="-56.2519137003713" calcext:value-type="float">
            <text:p>-56,25</text:p>
          </table:table-cell>
          <table:table-cell table:formula="of:=10*LOG10([.E427]/1000)" office:value-type="float" office:value="-42.8723567995561" calcext:value-type="float">
            <text:p>-42,87</text:p>
          </table:table-cell>
        </table:table-row>
        <table:table-row table:style-name="ro1">
          <table:table-cell table:formula="of:=[.A427]+1" office:value-type="float" office:value="426" calcext:value-type="float">
            <text:p>426</text:p>
          </table:table-cell>
          <table:table-cell table:style-name="ce1" office:value-type="float" office:value="0.002302489" calcext:value-type="float">
            <text:p>2,30E-003</text:p>
          </table:table-cell>
          <table:table-cell table:style-name="ce1" office:value-type="float" office:value="-0.05456804" calcext:value-type="float">
            <text:p>-5,46E-002</text:p>
          </table:table-cell>
          <table:table-cell table:formula="of:= ABS([.B428])" office:value-type="float" office:value="0.002302489" calcext:value-type="float">
            <text:p>2,30E-03</text:p>
          </table:table-cell>
          <table:table-cell table:formula="of:= ABS([.C428])" office:value-type="float" office:value="0.05456804" calcext:value-type="float">
            <text:p>5,46E-02</text:p>
          </table:table-cell>
          <table:table-cell table:formula="of:=10*LOG10([.D428]/1000)" office:value-type="float" office:value="-56.3780243594141" calcext:value-type="float">
            <text:p>-56,38</text:p>
          </table:table-cell>
          <table:table-cell table:formula="of:=10*LOG10([.E428]/1000)" office:value-type="float" office:value="-42.6306164512599" calcext:value-type="float">
            <text:p>-42,63</text:p>
          </table:table-cell>
        </table:table-row>
        <table:table-row table:style-name="ro1">
          <table:table-cell table:formula="of:=[.A428]+1" office:value-type="float" office:value="427" calcext:value-type="float">
            <text:p>427</text:p>
          </table:table-cell>
          <table:table-cell table:style-name="ce1" office:value-type="float" office:value="-0.002364745" calcext:value-type="float">
            <text:p>-2,36E-003</text:p>
          </table:table-cell>
          <table:table-cell table:style-name="ce1" office:value-type="float" office:value="-0.05161715" calcext:value-type="float">
            <text:p>-5,16E-002</text:p>
          </table:table-cell>
          <table:table-cell table:formula="of:= ABS([.B429])" office:value-type="float" office:value="0.002364745" calcext:value-type="float">
            <text:p>2,36E-03</text:p>
          </table:table-cell>
          <table:table-cell table:formula="of:= ABS([.C429])" office:value-type="float" office:value="0.05161715" calcext:value-type="float">
            <text:p>5,16E-02</text:p>
          </table:table-cell>
          <table:table-cell table:formula="of:=10*LOG10([.D429]/1000)" office:value-type="float" office:value="-56.2621568412859" calcext:value-type="float">
            <text:p>-56,26</text:p>
          </table:table-cell>
          <table:table-cell table:formula="of:=10*LOG10([.E429]/1000)" office:value-type="float" office:value="-42.8720597835556" calcext:value-type="float">
            <text:p>-42,87</text:p>
          </table:table-cell>
        </table:table-row>
        <table:table-row table:style-name="ro1">
          <table:table-cell table:formula="of:=[.A429]+1" office:value-type="float" office:value="428" calcext:value-type="float">
            <text:p>428</text:p>
          </table:table-cell>
          <table:table-cell table:style-name="ce1" office:value-type="float" office:value="0.002297227" calcext:value-type="float">
            <text:p>2,30E-003</text:p>
          </table:table-cell>
          <table:table-cell table:style-name="ce1" office:value-type="float" office:value="-0.05456472" calcext:value-type="float">
            <text:p>-5,46E-002</text:p>
          </table:table-cell>
          <table:table-cell table:formula="of:= ABS([.B430])" office:value-type="float" office:value="0.002297227" calcext:value-type="float">
            <text:p>2,30E-03</text:p>
          </table:table-cell>
          <table:table-cell table:formula="of:= ABS([.C430])" office:value-type="float" office:value="0.05456472" calcext:value-type="float">
            <text:p>5,46E-02</text:p>
          </table:table-cell>
          <table:table-cell table:formula="of:=10*LOG10([.D430]/1000)" office:value-type="float" office:value="-56.3879608796718" calcext:value-type="float">
            <text:p>-56,39</text:p>
          </table:table-cell>
          <table:table-cell table:formula="of:=10*LOG10([.E430]/1000)" office:value-type="float" office:value="-42.6308806904637" calcext:value-type="float">
            <text:p>-42,63</text:p>
          </table:table-cell>
        </table:table-row>
        <table:table-row table:style-name="ro1">
          <table:table-cell table:formula="of:=[.A430]+1" office:value-type="float" office:value="429" calcext:value-type="float">
            <text:p>429</text:p>
          </table:table-cell>
          <table:table-cell table:style-name="ce1" office:value-type="float" office:value="-0.002359201" calcext:value-type="float">
            <text:p>-2,36E-003</text:p>
          </table:table-cell>
          <table:table-cell table:style-name="ce1" office:value-type="float" office:value="-0.05162065" calcext:value-type="float">
            <text:p>-5,16E-002</text:p>
          </table:table-cell>
          <table:table-cell table:formula="of:= ABS([.B431])" office:value-type="float" office:value="0.002359201" calcext:value-type="float">
            <text:p>2,36E-03</text:p>
          </table:table-cell>
          <table:table-cell table:formula="of:= ABS([.C431])" office:value-type="float" office:value="0.05162065" calcext:value-type="float">
            <text:p>5,16E-02</text:p>
          </table:table-cell>
          <table:table-cell table:formula="of:=10*LOG10([.D431]/1000)" office:value-type="float" office:value="-56.2723505637081" calcext:value-type="float">
            <text:p>-56,27</text:p>
          </table:table-cell>
          <table:table-cell table:formula="of:=10*LOG10([.E431]/1000)" office:value-type="float" office:value="-42.8717653118239" calcext:value-type="float">
            <text:p>-42,87</text:p>
          </table:table-cell>
        </table:table-row>
        <table:table-row table:style-name="ro1">
          <table:table-cell table:formula="of:=[.A431]+1" office:value-type="float" office:value="430" calcext:value-type="float">
            <text:p>430</text:p>
          </table:table-cell>
          <table:table-cell table:style-name="ce1" office:value-type="float" office:value="0.002292" calcext:value-type="float">
            <text:p>2,29E-003</text:p>
          </table:table-cell>
          <table:table-cell table:style-name="ce1" office:value-type="float" office:value="-0.05456141" calcext:value-type="float">
            <text:p>-5,46E-002</text:p>
          </table:table-cell>
          <table:table-cell table:formula="of:= ABS([.B432])" office:value-type="float" office:value="0.002292" calcext:value-type="float">
            <text:p>2,29E-03</text:p>
          </table:table-cell>
          <table:table-cell table:formula="of:= ABS([.C432])" office:value-type="float" office:value="0.05456141" calcext:value-type="float">
            <text:p>5,46E-02</text:p>
          </table:table-cell>
          <table:table-cell table:formula="of:=10*LOG10([.D432]/1000)" office:value-type="float" office:value="-56.3978538670465" calcext:value-type="float">
            <text:p>-56,40</text:p>
          </table:table-cell>
          <table:table-cell table:formula="of:=10*LOG10([.E432]/1000)" office:value-type="float" office:value="-42.6311441497718" calcext:value-type="float">
            <text:p>-42,63</text:p>
          </table:table-cell>
        </table:table-row>
        <table:table-row table:style-name="ro1">
          <table:table-cell table:formula="of:=[.A432]+1" office:value-type="float" office:value="431" calcext:value-type="float">
            <text:p>431</text:p>
          </table:table-cell>
          <table:table-cell table:style-name="ce1" office:value-type="float" office:value="-0.002353695" calcext:value-type="float">
            <text:p>-2,35E-003</text:p>
          </table:table-cell>
          <table:table-cell table:style-name="ce1" office:value-type="float" office:value="-0.05162414" calcext:value-type="float">
            <text:p>-5,16E-002</text:p>
          </table:table-cell>
          <table:table-cell table:formula="of:= ABS([.B433])" office:value-type="float" office:value="0.002353695" calcext:value-type="float">
            <text:p>2,35E-03</text:p>
          </table:table-cell>
          <table:table-cell table:formula="of:= ABS([.C433])" office:value-type="float" office:value="0.05162414" calcext:value-type="float">
            <text:p>5,16E-02</text:p>
          </table:table-cell>
          <table:table-cell table:formula="of:=10*LOG10([.D433]/1000)" office:value-type="float" office:value="-56.2824981523894" calcext:value-type="float">
            <text:p>-56,28</text:p>
          </table:table-cell>
          <table:table-cell table:formula="of:=10*LOG10([.E433]/1000)" office:value-type="float" office:value="-42.8714717013197" calcext:value-type="float">
            <text:p>-42,87</text:p>
          </table:table-cell>
        </table:table-row>
        <table:table-row table:style-name="ro1">
          <table:table-cell table:formula="of:=[.A433]+1" office:value-type="float" office:value="432" calcext:value-type="float">
            <text:p>432</text:p>
          </table:table-cell>
          <table:table-cell table:style-name="ce1" office:value-type="float" office:value="0.00228681" calcext:value-type="float">
            <text:p>2,29E-003</text:p>
          </table:table-cell>
          <table:table-cell table:style-name="ce1" office:value-type="float" office:value="-0.05455813" calcext:value-type="float">
            <text:p>-5,46E-002</text:p>
          </table:table-cell>
          <table:table-cell table:formula="of:= ABS([.B434])" office:value-type="float" office:value="0.00228681" calcext:value-type="float">
            <text:p>2,29E-03</text:p>
          </table:table-cell>
          <table:table-cell table:formula="of:= ABS([.C434])" office:value-type="float" office:value="0.05455813" calcext:value-type="float">
            <text:p>5,46E-02</text:p>
          </table:table-cell>
          <table:table-cell table:formula="of:=10*LOG10([.D434]/1000)" office:value-type="float" office:value="-56.4076991732565" calcext:value-type="float">
            <text:p>-56,41</text:p>
          </table:table-cell>
          <table:table-cell table:formula="of:=10*LOG10([.E434]/1000)" office:value-type="float" office:value="-42.631405236998" calcext:value-type="float">
            <text:p>-42,63</text:p>
          </table:table-cell>
        </table:table-row>
        <table:table-row table:style-name="ro1">
          <table:table-cell table:formula="of:=[.A434]+1" office:value-type="float" office:value="433" calcext:value-type="float">
            <text:p>433</text:p>
          </table:table-cell>
          <table:table-cell table:style-name="ce1" office:value-type="float" office:value="-0.002348227" calcext:value-type="float">
            <text:p>-2,35E-003</text:p>
          </table:table-cell>
          <table:table-cell table:style-name="ce1" office:value-type="float" office:value="-0.05162759" calcext:value-type="float">
            <text:p>-5,16E-002</text:p>
          </table:table-cell>
          <table:table-cell table:formula="of:= ABS([.B435])" office:value-type="float" office:value="0.002348227" calcext:value-type="float">
            <text:p>2,35E-03</text:p>
          </table:table-cell>
          <table:table-cell table:formula="of:= ABS([.C435])" office:value-type="float" office:value="0.05162759" calcext:value-type="float">
            <text:p>5,16E-02</text:p>
          </table:table-cell>
          <table:table-cell table:formula="of:=10*LOG10([.D435]/1000)" office:value-type="float" office:value="-56.2925992272161" calcext:value-type="float">
            <text:p>-56,29</text:p>
          </table:table-cell>
          <table:table-cell table:formula="of:=10*LOG10([.E435]/1000)" office:value-type="float" office:value="-42.8711814754875" calcext:value-type="float">
            <text:p>-42,87</text:p>
          </table:table-cell>
        </table:table-row>
        <table:table-row table:style-name="ro1">
          <table:table-cell table:formula="of:=[.A435]+1" office:value-type="float" office:value="434" calcext:value-type="float">
            <text:p>434</text:p>
          </table:table-cell>
          <table:table-cell table:style-name="ce1" office:value-type="float" office:value="0.002281655" calcext:value-type="float">
            <text:p>2,28E-003</text:p>
          </table:table-cell>
          <table:table-cell table:style-name="ce1" office:value-type="float" office:value="-0.05455487" calcext:value-type="float">
            <text:p>-5,46E-002</text:p>
          </table:table-cell>
          <table:table-cell table:formula="of:= ABS([.B436])" office:value-type="float" office:value="0.002281655" calcext:value-type="float">
            <text:p>2,28E-03</text:p>
          </table:table-cell>
          <table:table-cell table:formula="of:= ABS([.C436])" office:value-type="float" office:value="0.05455487" calcext:value-type="float">
            <text:p>5,46E-02</text:p>
          </table:table-cell>
          <table:table-cell table:formula="of:=10*LOG10([.D436]/1000)" office:value-type="float" office:value="-56.4175002289914" calcext:value-type="float">
            <text:p>-56,42</text:p>
          </table:table-cell>
          <table:table-cell table:formula="of:=10*LOG10([.E436]/1000)" office:value-type="float" office:value="-42.6316647477825" calcext:value-type="float">
            <text:p>-42,63</text:p>
          </table:table-cell>
        </table:table-row>
        <table:table-row table:style-name="ro1">
          <table:table-cell table:formula="of:=[.A436]+1" office:value-type="float" office:value="435" calcext:value-type="float">
            <text:p>435</text:p>
          </table:table-cell>
          <table:table-cell table:style-name="ce1" office:value-type="float" office:value="-0.002342797" calcext:value-type="float">
            <text:p>-2,34E-003</text:p>
          </table:table-cell>
          <table:table-cell table:style-name="ce1" office:value-type="float" office:value="-0.05163103" calcext:value-type="float">
            <text:p>-5,16E-002</text:p>
          </table:table-cell>
          <table:table-cell table:formula="of:= ABS([.B437])" office:value-type="float" office:value="0.002342797" calcext:value-type="float">
            <text:p>2,34E-03</text:p>
          </table:table-cell>
          <table:table-cell table:formula="of:= ABS([.C437])" office:value-type="float" office:value="0.05163103" calcext:value-type="float">
            <text:p>5,16E-02</text:p>
          </table:table-cell>
          <table:table-cell table:formula="of:=10*LOG10([.D437]/1000)" office:value-type="float" office:value="-56.3026534076679" calcext:value-type="float">
            <text:p>-56,30</text:p>
          </table:table-cell>
          <table:table-cell table:formula="of:=10*LOG10([.E437]/1000)" office:value-type="float" office:value="-42.870892110199" calcext:value-type="float">
            <text:p>-42,87</text:p>
          </table:table-cell>
        </table:table-row>
        <table:table-row table:style-name="ro1">
          <table:table-cell table:formula="of:=[.A437]+1" office:value-type="float" office:value="436" calcext:value-type="float">
            <text:p>436</text:p>
          </table:table-cell>
          <table:table-cell table:style-name="ce1" office:value-type="float" office:value="0.002276534" calcext:value-type="float">
            <text:p>2,28E-003</text:p>
          </table:table-cell>
          <table:table-cell table:style-name="ce1" office:value-type="float" office:value="-0.05455163" calcext:value-type="float">
            <text:p>-5,46E-002</text:p>
          </table:table-cell>
          <table:table-cell table:formula="of:= ABS([.B438])" office:value-type="float" office:value="0.002276534" calcext:value-type="float">
            <text:p>2,28E-03</text:p>
          </table:table-cell>
          <table:table-cell table:formula="of:= ABS([.C438])" office:value-type="float" office:value="0.05455163" calcext:value-type="float">
            <text:p>5,46E-02</text:p>
          </table:table-cell>
          <table:table-cell table:formula="of:=10*LOG10([.D438]/1000)" office:value-type="float" office:value="-56.42725859126" calcext:value-type="float">
            <text:p>-56,43</text:p>
          </table:table-cell>
          <table:table-cell table:formula="of:=10*LOG10([.E438]/1000)" office:value-type="float" office:value="-42.6319226818417" calcext:value-type="float">
            <text:p>-42,63</text:p>
          </table:table-cell>
        </table:table-row>
        <table:table-row table:style-name="ro1">
          <table:table-cell table:formula="of:=[.A438]+1" office:value-type="float" office:value="437" calcext:value-type="float">
            <text:p>437</text:p>
          </table:table-cell>
          <table:table-cell table:style-name="ce1" office:value-type="float" office:value="-0.002337404" calcext:value-type="float">
            <text:p>-2,34E-003</text:p>
          </table:table-cell>
          <table:table-cell table:style-name="ce1" office:value-type="float" office:value="-0.05163443" calcext:value-type="float">
            <text:p>-5,16E-002</text:p>
          </table:table-cell>
          <table:table-cell table:formula="of:= ABS([.B439])" office:value-type="float" office:value="0.002337404" calcext:value-type="float">
            <text:p>2,34E-03</text:p>
          </table:table-cell>
          <table:table-cell table:formula="of:= ABS([.C439])" office:value-type="float" office:value="0.05163443" calcext:value-type="float">
            <text:p>5,16E-02</text:p>
          </table:table-cell>
          <table:table-cell table:formula="of:=10*LOG10([.D439]/1000)" office:value-type="float" office:value="-56.3126621708707" calcext:value-type="float">
            <text:p>-56,31</text:p>
          </table:table-cell>
          <table:table-cell table:formula="of:=10*LOG10([.E439]/1000)" office:value-type="float" office:value="-42.870606128567" calcext:value-type="float">
            <text:p>-42,87</text:p>
          </table:table-cell>
        </table:table-row>
        <table:table-row table:style-name="ro1">
          <table:table-cell table:formula="of:=[.A439]+1" office:value-type="float" office:value="438" calcext:value-type="float">
            <text:p>438</text:p>
          </table:table-cell>
          <table:table-cell table:style-name="ce1" office:value-type="float" office:value="0.002271449" calcext:value-type="float">
            <text:p>2,27E-003</text:p>
          </table:table-cell>
          <table:table-cell table:style-name="ce1" office:value-type="float" office:value="-0.05454842" calcext:value-type="float">
            <text:p>-5,45E-002</text:p>
          </table:table-cell>
          <table:table-cell table:formula="of:= ABS([.B440])" office:value-type="float" office:value="0.002271449" calcext:value-type="float">
            <text:p>2,27E-03</text:p>
          </table:table-cell>
          <table:table-cell table:formula="of:= ABS([.C440])" office:value-type="float" office:value="0.05454842" calcext:value-type="float">
            <text:p>5,45E-02</text:p>
          </table:table-cell>
          <table:table-cell table:formula="of:=10*LOG10([.D440]/1000)" office:value-type="float" office:value="-56.4369700979244" calcext:value-type="float">
            <text:p>-56,44</text:p>
          </table:table-cell>
          <table:table-cell table:formula="of:=10*LOG10([.E440]/1000)" office:value-type="float" office:value="-42.6321782427306" calcext:value-type="float">
            <text:p>-42,63</text:p>
          </table:table-cell>
        </table:table-row>
        <table:table-row table:style-name="ro1">
          <table:table-cell table:formula="of:=[.A440]+1" office:value-type="float" office:value="439" calcext:value-type="float">
            <text:p>439</text:p>
          </table:table-cell>
          <table:table-cell table:style-name="ce1" office:value-type="float" office:value="-0.002332049" calcext:value-type="float">
            <text:p>-2,33E-003</text:p>
          </table:table-cell>
          <table:table-cell table:style-name="ce1" office:value-type="float" office:value="-0.05163782" calcext:value-type="float">
            <text:p>-5,16E-002</text:p>
          </table:table-cell>
          <table:table-cell table:formula="of:= ABS([.B441])" office:value-type="float" office:value="0.002332049" calcext:value-type="float">
            <text:p>2,33E-03</text:p>
          </table:table-cell>
          <table:table-cell table:formula="of:= ABS([.C441])" office:value-type="float" office:value="0.05163782" calcext:value-type="float">
            <text:p>5,16E-02</text:p>
          </table:table-cell>
          <table:table-cell table:formula="of:=10*LOG10([.D441]/1000)" office:value-type="float" office:value="-56.3226232861026" calcext:value-type="float">
            <text:p>-56,32</text:p>
          </table:table-cell>
          <table:table-cell table:formula="of:=10*LOG10([.E441]/1000)" office:value-type="float" office:value="-42.870321006805" calcext:value-type="float">
            <text:p>-42,87</text:p>
          </table:table-cell>
        </table:table-row>
        <table:table-row table:style-name="ro1">
          <table:table-cell table:formula="of:=[.A441]+1" office:value-type="float" office:value="440" calcext:value-type="float">
            <text:p>440</text:p>
          </table:table-cell>
          <table:table-cell table:style-name="ce1" office:value-type="float" office:value="0.002266397" calcext:value-type="float">
            <text:p>2,27E-003</text:p>
          </table:table-cell>
          <table:table-cell table:style-name="ce1" office:value-type="float" office:value="-0.05454523" calcext:value-type="float">
            <text:p>-5,45E-002</text:p>
          </table:table-cell>
          <table:table-cell table:formula="of:= ABS([.B442])" office:value-type="float" office:value="0.002266397" calcext:value-type="float">
            <text:p>2,27E-03</text:p>
          </table:table-cell>
          <table:table-cell table:formula="of:= ABS([.C442])" office:value-type="float" office:value="0.05454523" calcext:value-type="float">
            <text:p>5,45E-02</text:p>
          </table:table-cell>
          <table:table-cell table:formula="of:=10*LOG10([.D442]/1000)" office:value-type="float" office:value="-56.4466401335715" calcext:value-type="float">
            <text:p>-56,45</text:p>
          </table:table-cell>
          <table:table-cell table:formula="of:=10*LOG10([.E442]/1000)" office:value-type="float" office:value="-42.6324322262388" calcext:value-type="float">
            <text:p>-42,63</text:p>
          </table:table-cell>
        </table:table-row>
        <table:table-row table:style-name="ro1">
          <table:table-cell table:formula="of:=[.A442]+1" office:value-type="float" office:value="441" calcext:value-type="float">
            <text:p>441</text:p>
          </table:table-cell>
          <table:table-cell table:style-name="ce1" office:value-type="float" office:value="-0.00232673" calcext:value-type="float">
            <text:p>-2,33E-003</text:p>
          </table:table-cell>
          <table:table-cell table:style-name="ce1" office:value-type="float" office:value="-0.05164118" calcext:value-type="float">
            <text:p>-5,16E-002</text:p>
          </table:table-cell>
          <table:table-cell table:formula="of:= ABS([.B443])" office:value-type="float" office:value="0.00232673" calcext:value-type="float">
            <text:p>2,33E-03</text:p>
          </table:table-cell>
          <table:table-cell table:formula="of:= ABS([.C443])" office:value-type="float" office:value="0.05164118" calcext:value-type="float">
            <text:p>5,16E-02</text:p>
          </table:table-cell>
          <table:table-cell table:formula="of:=10*LOG10([.D443]/1000)" office:value-type="float" office:value="-56.3325401048783" calcext:value-type="float">
            <text:p>-56,33</text:p>
          </table:table-cell>
          <table:table-cell table:formula="of:=10*LOG10([.E443]/1000)" office:value-type="float" office:value="-42.8700384267143" calcext:value-type="float">
            <text:p>-42,87</text:p>
          </table:table-cell>
        </table:table-row>
        <table:table-row table:style-name="ro1">
          <table:table-cell table:formula="of:=[.A443]+1" office:value-type="float" office:value="442" calcext:value-type="float">
            <text:p>442</text:p>
          </table:table-cell>
          <table:table-cell table:style-name="ce1" office:value-type="float" office:value="0.002261379" calcext:value-type="float">
            <text:p>2,26E-003</text:p>
          </table:table-cell>
          <table:table-cell table:style-name="ce1" office:value-type="float" office:value="-0.05454205" calcext:value-type="float">
            <text:p>-5,45E-002</text:p>
          </table:table-cell>
          <table:table-cell table:formula="of:= ABS([.B444])" office:value-type="float" office:value="0.002261379" calcext:value-type="float">
            <text:p>2,26E-03</text:p>
          </table:table-cell>
          <table:table-cell table:formula="of:= ABS([.C444])" office:value-type="float" office:value="0.05454205" calcext:value-type="float">
            <text:p>5,45E-02</text:p>
          </table:table-cell>
          <table:table-cell table:formula="of:=10*LOG10([.D444]/1000)" office:value-type="float" office:value="-56.4562664516687" calcext:value-type="float">
            <text:p>-56,46</text:p>
          </table:table-cell>
          <table:table-cell table:formula="of:=10*LOG10([.E444]/1000)" office:value-type="float" office:value="-42.632685428345" calcext:value-type="float">
            <text:p>-42,63</text:p>
          </table:table-cell>
        </table:table-row>
        <table:table-row table:style-name="ro1">
          <table:table-cell table:formula="of:=[.A444]+1" office:value-type="float" office:value="443" calcext:value-type="float">
            <text:p>443</text:p>
          </table:table-cell>
          <table:table-cell table:style-name="ce1" office:value-type="float" office:value="-0.002321447" calcext:value-type="float">
            <text:p>-2,32E-003</text:p>
          </table:table-cell>
          <table:table-cell table:style-name="ce1" office:value-type="float" office:value="-0.05164452" calcext:value-type="float">
            <text:p>-5,16E-002</text:p>
          </table:table-cell>
          <table:table-cell table:formula="of:= ABS([.B445])" office:value-type="float" office:value="0.002321447" calcext:value-type="float">
            <text:p>2,32E-03</text:p>
          </table:table-cell>
          <table:table-cell table:formula="of:= ABS([.C445])" office:value-type="float" office:value="0.05164452" calcext:value-type="float">
            <text:p>5,16E-02</text:p>
          </table:table-cell>
          <table:table-cell table:formula="of:=10*LOG10([.D445]/1000)" office:value-type="float" office:value="-56.3424122708301" calcext:value-type="float">
            <text:p>-56,34</text:p>
          </table:table-cell>
          <table:table-cell table:formula="of:=10*LOG10([.E445]/1000)" office:value-type="float" office:value="-42.8697575468693" calcext:value-type="float">
            <text:p>-42,87</text:p>
          </table:table-cell>
        </table:table-row>
        <table:table-row table:style-name="ro1">
          <table:table-cell table:formula="of:=[.A445]+1" office:value-type="float" office:value="444" calcext:value-type="float">
            <text:p>444</text:p>
          </table:table-cell>
          <table:table-cell table:style-name="ce1" office:value-type="float" office:value="0.002256395" calcext:value-type="float">
            <text:p>2,26E-003</text:p>
          </table:table-cell>
          <table:table-cell table:style-name="ce1" office:value-type="float" office:value="-0.0545389" calcext:value-type="float">
            <text:p>-5,45E-002</text:p>
          </table:table-cell>
          <table:table-cell table:formula="of:= ABS([.B446])" office:value-type="float" office:value="0.002256395" calcext:value-type="float">
            <text:p>2,26E-03</text:p>
          </table:table-cell>
          <table:table-cell table:formula="of:= ABS([.C446])" office:value-type="float" office:value="0.0545389" calcext:value-type="float">
            <text:p>5,45E-02</text:p>
          </table:table-cell>
          <table:table-cell table:formula="of:=10*LOG10([.D446]/1000)" office:value-type="float" office:value="-56.4658487130918" calcext:value-type="float">
            <text:p>-56,47</text:p>
          </table:table-cell>
          <table:table-cell table:formula="of:=10*LOG10([.E446]/1000)" office:value-type="float" office:value="-42.6329362563069" calcext:value-type="float">
            <text:p>-42,63</text:p>
          </table:table-cell>
        </table:table-row>
        <table:table-row table:style-name="ro1">
          <table:table-cell table:formula="of:=[.A446]+1" office:value-type="float" office:value="445" calcext:value-type="float">
            <text:p>445</text:p>
          </table:table-cell>
          <table:table-cell table:style-name="ce1" office:value-type="float" office:value="-0.0023162" calcext:value-type="float">
            <text:p>-2,32E-003</text:p>
          </table:table-cell>
          <table:table-cell table:style-name="ce1" office:value-type="float" office:value="-0.05164784" calcext:value-type="float">
            <text:p>-5,16E-002</text:p>
          </table:table-cell>
          <table:table-cell table:formula="of:= ABS([.B447])" office:value-type="float" office:value="0.0023162" calcext:value-type="float">
            <text:p>2,32E-03</text:p>
          </table:table-cell>
          <table:table-cell table:formula="of:= ABS([.C447])" office:value-type="float" office:value="0.05164784" calcext:value-type="float">
            <text:p>5,16E-02</text:p>
          </table:table-cell>
          <table:table-cell table:formula="of:=10*LOG10([.D447]/1000)" office:value-type="float" office:value="-56.3522394272258" calcext:value-type="float">
            <text:p>-56,35</text:p>
          </table:table-cell>
          <table:table-cell table:formula="of:=10*LOG10([.E447]/1000)" office:value-type="float" office:value="-42.8694783669415" calcext:value-type="float">
            <text:p>-42,87</text:p>
          </table:table-cell>
        </table:table-row>
        <table:table-row table:style-name="ro1">
          <table:table-cell table:formula="of:=[.A447]+1" office:value-type="float" office:value="446" calcext:value-type="float">
            <text:p>446</text:p>
          </table:table-cell>
          <table:table-cell table:style-name="ce1" office:value-type="float" office:value="0.002251444" calcext:value-type="float">
            <text:p>2,25E-003</text:p>
          </table:table-cell>
          <table:table-cell table:style-name="ce1" office:value-type="float" office:value="-0.05453577" calcext:value-type="float">
            <text:p>-5,45E-002</text:p>
          </table:table-cell>
          <table:table-cell table:formula="of:= ABS([.B448])" office:value-type="float" office:value="0.002251444" calcext:value-type="float">
            <text:p>2,25E-03</text:p>
          </table:table-cell>
          <table:table-cell table:formula="of:= ABS([.C448])" office:value-type="float" office:value="0.05453577" calcext:value-type="float">
            <text:p>5,45E-02</text:p>
          </table:table-cell>
          <table:table-cell table:formula="of:=10*LOG10([.D448]/1000)" office:value-type="float" office:value="-56.4753885074122" calcext:value-type="float">
            <text:p>-56,48</text:p>
          </table:table-cell>
          <table:table-cell table:formula="of:=10*LOG10([.E448]/1000)" office:value-type="float" office:value="-42.63318550606" calcext:value-type="float">
            <text:p>-42,63</text:p>
          </table:table-cell>
        </table:table-row>
        <table:table-row table:style-name="ro1">
          <table:table-cell table:formula="of:=[.A448]+1" office:value-type="float" office:value="447" calcext:value-type="float">
            <text:p>447</text:p>
          </table:table-cell>
          <table:table-cell table:style-name="ce1" office:value-type="float" office:value="-0.002310988" calcext:value-type="float">
            <text:p>-2,31E-003</text:p>
          </table:table-cell>
          <table:table-cell table:style-name="ce1" office:value-type="float" office:value="-0.05165114" calcext:value-type="float">
            <text:p>-5,17E-002</text:p>
          </table:table-cell>
          <table:table-cell table:formula="of:= ABS([.B449])" office:value-type="float" office:value="0.002310988" calcext:value-type="float">
            <text:p>2,31E-03</text:p>
          </table:table-cell>
          <table:table-cell table:formula="of:= ABS([.C449])" office:value-type="float" office:value="0.05165114" calcext:value-type="float">
            <text:p>5,17E-02</text:p>
          </table:table-cell>
          <table:table-cell table:formula="of:=10*LOG10([.D449]/1000)" office:value-type="float" office:value="-56.3620230962574" calcext:value-type="float">
            <text:p>-56,36</text:p>
          </table:table-cell>
          <table:table-cell table:formula="of:=10*LOG10([.E449]/1000)" office:value-type="float" office:value="-42.8692008866042" calcext:value-type="float">
            <text:p>-42,87</text:p>
          </table:table-cell>
        </table:table-row>
        <table:table-row table:style-name="ro1">
          <table:table-cell table:formula="of:=[.A449]+1" office:value-type="float" office:value="448" calcext:value-type="float">
            <text:p>448</text:p>
          </table:table-cell>
          <table:table-cell table:style-name="ce1" office:value-type="float" office:value="0.002246525" calcext:value-type="float">
            <text:p>2,25E-003</text:p>
          </table:table-cell>
          <table:table-cell table:style-name="ce1" office:value-type="float" office:value="-0.05453266" calcext:value-type="float">
            <text:p>-5,45E-002</text:p>
          </table:table-cell>
          <table:table-cell table:formula="of:= ABS([.B450])" office:value-type="float" office:value="0.002246525" calcext:value-type="float">
            <text:p>2,25E-03</text:p>
          </table:table-cell>
          <table:table-cell table:formula="of:= ABS([.C450])" office:value-type="float" office:value="0.05453266" calcext:value-type="float">
            <text:p>5,45E-02</text:p>
          </table:table-cell>
          <table:table-cell table:formula="of:=10*LOG10([.D450]/1000)" office:value-type="float" office:value="-56.4848874408558" calcext:value-type="float">
            <text:p>-56,48</text:p>
          </table:table-cell>
          <table:table-cell table:formula="of:=10*LOG10([.E450]/1000)" office:value-type="float" office:value="-42.6334331773319" calcext:value-type="float">
            <text:p>-42,63</text:p>
          </table:table-cell>
        </table:table-row>
        <table:table-row table:style-name="ro1">
          <table:table-cell table:formula="of:=[.A450]+1" office:value-type="float" office:value="449" calcext:value-type="float">
            <text:p>449</text:p>
          </table:table-cell>
          <table:table-cell table:style-name="ce1" office:value-type="float" office:value="-0.002305811" calcext:value-type="float">
            <text:p>-2,31E-003</text:p>
          </table:table-cell>
          <table:table-cell table:style-name="ce1" office:value-type="float" office:value="-0.05165441" calcext:value-type="float">
            <text:p>-5,17E-002</text:p>
          </table:table-cell>
          <table:table-cell table:formula="of:= ABS([.B451])" office:value-type="float" office:value="0.002305811" calcext:value-type="float">
            <text:p>2,31E-03</text:p>
          </table:table-cell>
          <table:table-cell table:formula="of:= ABS([.C451])" office:value-type="float" office:value="0.05165441" calcext:value-type="float">
            <text:p>5,17E-02</text:p>
          </table:table-cell>
          <table:table-cell table:formula="of:=10*LOG10([.D451]/1000)" office:value-type="float" office:value="-56.3717629332101" calcext:value-type="float">
            <text:p>-56,37</text:p>
          </table:table-cell>
          <table:table-cell table:formula="of:=10*LOG10([.E451]/1000)" office:value-type="float" office:value="-42.8689259463021" calcext:value-type="float">
            <text:p>-42,87</text:p>
          </table:table-cell>
        </table:table-row>
        <table:table-row table:style-name="ro1">
          <table:table-cell table:formula="of:=[.A451]+1" office:value-type="float" office:value="450" calcext:value-type="float">
            <text:p>450</text:p>
          </table:table-cell>
          <table:table-cell table:style-name="ce1" office:value-type="float" office:value="0.002241639" calcext:value-type="float">
            <text:p>2,24E-003</text:p>
          </table:table-cell>
          <table:table-cell table:style-name="ce1" office:value-type="float" office:value="-0.05452957" calcext:value-type="float">
            <text:p>-5,45E-002</text:p>
          </table:table-cell>
          <table:table-cell table:formula="of:= ABS([.B452])" office:value-type="float" office:value="0.002241639" calcext:value-type="float">
            <text:p>2,24E-03</text:p>
          </table:table-cell>
          <table:table-cell table:formula="of:= ABS([.C452])" office:value-type="float" office:value="0.05452957" calcext:value-type="float">
            <text:p>5,45E-02</text:p>
          </table:table-cell>
          <table:table-cell table:formula="of:=10*LOG10([.D452]/1000)" office:value-type="float" office:value="-56.4943432614402" calcext:value-type="float">
            <text:p>-56,49</text:p>
          </table:table-cell>
          <table:table-cell table:formula="of:=10*LOG10([.E452]/1000)" office:value-type="float" office:value="-42.6336792698517" calcext:value-type="float">
            <text:p>-42,63</text:p>
          </table:table-cell>
        </table:table-row>
        <table:table-row table:style-name="ro1">
          <table:table-cell table:formula="of:=[.A452]+1" office:value-type="float" office:value="451" calcext:value-type="float">
            <text:p>451</text:p>
          </table:table-cell>
          <table:table-cell table:style-name="ce1" office:value-type="float" office:value="-0.002300669" calcext:value-type="float">
            <text:p>-2,30E-003</text:p>
          </table:table-cell>
          <table:table-cell table:style-name="ce1" office:value-type="float" office:value="-0.05165766" calcext:value-type="float">
            <text:p>-5,17E-002</text:p>
          </table:table-cell>
          <table:table-cell table:formula="of:= ABS([.B453])" office:value-type="float" office:value="0.002300669" calcext:value-type="float">
            <text:p>2,30E-03</text:p>
          </table:table-cell>
          <table:table-cell table:formula="of:= ABS([.C453])" office:value-type="float" office:value="0.05165766" calcext:value-type="float">
            <text:p>5,17E-02</text:p>
          </table:table-cell>
          <table:table-cell table:formula="of:=10*LOG10([.D453]/1000)" office:value-type="float" office:value="-56.3814585930348" calcext:value-type="float">
            <text:p>-56,38</text:p>
          </table:table-cell>
          <table:table-cell table:formula="of:=10*LOG10([.E453]/1000)" office:value-type="float" office:value="-42.8686527048373" calcext:value-type="float">
            <text:p>-42,87</text:p>
          </table:table-cell>
        </table:table-row>
        <table:table-row table:style-name="ro1">
          <table:table-cell table:formula="of:=[.A453]+1" office:value-type="float" office:value="452" calcext:value-type="float">
            <text:p>452</text:p>
          </table:table-cell>
          <table:table-cell table:style-name="ce1" office:value-type="float" office:value="0.002236785" calcext:value-type="float">
            <text:p>2,24E-003</text:p>
          </table:table-cell>
          <table:table-cell table:style-name="ce1" office:value-type="float" office:value="-0.0545265" calcext:value-type="float">
            <text:p>-5,45E-002</text:p>
          </table:table-cell>
          <table:table-cell table:formula="of:= ABS([.B454])" office:value-type="float" office:value="0.002236785" calcext:value-type="float">
            <text:p>2,24E-03</text:p>
          </table:table-cell>
          <table:table-cell table:formula="of:= ABS([.C454])" office:value-type="float" office:value="0.0545265" calcext:value-type="float">
            <text:p>5,45E-02</text:p>
          </table:table-cell>
          <table:table-cell table:formula="of:=10*LOG10([.D454]/1000)" office:value-type="float" office:value="-56.503757583267" calcext:value-type="float">
            <text:p>-56,50</text:p>
          </table:table-cell>
          <table:table-cell table:formula="of:=10*LOG10([.E454]/1000)" office:value-type="float" office:value="-42.6339237833501" calcext:value-type="float">
            <text:p>-42,63</text:p>
          </table:table-cell>
        </table:table-row>
        <table:table-row table:style-name="ro1">
          <table:table-cell table:formula="of:=[.A454]+1" office:value-type="float" office:value="453" calcext:value-type="float">
            <text:p>453</text:p>
          </table:table-cell>
          <table:table-cell table:style-name="ce1" office:value-type="float" office:value="-0.002295561" calcext:value-type="float">
            <text:p>-2,30E-003</text:p>
          </table:table-cell>
          <table:table-cell table:style-name="ce1" office:value-type="float" office:value="-0.05166089" calcext:value-type="float">
            <text:p>-5,17E-002</text:p>
          </table:table-cell>
          <table:table-cell table:formula="of:= ABS([.B455])" office:value-type="float" office:value="0.002295561" calcext:value-type="float">
            <text:p>2,30E-03</text:p>
          </table:table-cell>
          <table:table-cell table:formula="of:= ABS([.C455])" office:value-type="float" office:value="0.05166089" calcext:value-type="float">
            <text:p>5,17E-02</text:p>
          </table:table-cell>
          <table:table-cell table:formula="of:=10*LOG10([.D455]/1000)" office:value-type="float" office:value="-56.3911116222647" calcext:value-type="float">
            <text:p>-56,39</text:p>
          </table:table-cell>
          <table:table-cell table:formula="of:=10*LOG10([.E455]/1000)" office:value-type="float" office:value="-42.8683811618904" calcext:value-type="float">
            <text:p>-42,87</text:p>
          </table:table-cell>
        </table:table-row>
        <table:table-row table:style-name="ro1">
          <table:table-cell table:formula="of:=[.A455]+1" office:value-type="float" office:value="454" calcext:value-type="float">
            <text:p>454</text:p>
          </table:table-cell>
          <table:table-cell table:style-name="ce1" office:value-type="float" office:value="0.002231962" calcext:value-type="float">
            <text:p>2,23E-003</text:p>
          </table:table-cell>
          <table:table-cell table:style-name="ce1" office:value-type="float" office:value="-0.05452345" calcext:value-type="float">
            <text:p>-5,45E-002</text:p>
          </table:table-cell>
          <table:table-cell table:formula="of:= ABS([.B456])" office:value-type="float" office:value="0.002231962" calcext:value-type="float">
            <text:p>2,23E-03</text:p>
          </table:table-cell>
          <table:table-cell table:formula="of:= ABS([.C456])" office:value-type="float" office:value="0.05452345" calcext:value-type="float">
            <text:p>5,45E-02</text:p>
          </table:table-cell>
          <table:table-cell table:formula="of:=10*LOG10([.D456]/1000)" office:value-type="float" office:value="-56.5131320369987" calcext:value-type="float">
            <text:p>-56,51</text:p>
          </table:table-cell>
          <table:table-cell table:formula="of:=10*LOG10([.E456]/1000)" office:value-type="float" office:value="-42.6341667175596" calcext:value-type="float">
            <text:p>-42,63</text:p>
          </table:table-cell>
        </table:table-row>
        <table:table-row table:style-name="ro1">
          <table:table-cell table:formula="of:=[.A456]+1" office:value-type="float" office:value="455" calcext:value-type="float">
            <text:p>455</text:p>
          </table:table-cell>
          <table:table-cell table:style-name="ce1" office:value-type="float" office:value="-0.002290487" calcext:value-type="float">
            <text:p>-2,29E-003</text:p>
          </table:table-cell>
          <table:table-cell table:style-name="ce1" office:value-type="float" office:value="-0.0516641" calcext:value-type="float">
            <text:p>-5,17E-002</text:p>
          </table:table-cell>
          <table:table-cell table:formula="of:= ABS([.B457])" office:value-type="float" office:value="0.002290487" calcext:value-type="float">
            <text:p>2,29E-03</text:p>
          </table:table-cell>
          <table:table-cell table:formula="of:= ABS([.C457])" office:value-type="float" office:value="0.0516641" calcext:value-type="float">
            <text:p>5,17E-02</text:p>
          </table:table-cell>
          <table:table-cell table:formula="of:=10*LOG10([.D457]/1000)" office:value-type="float" office:value="-56.400721687839" calcext:value-type="float">
            <text:p>-56,40</text:p>
          </table:table-cell>
          <table:table-cell table:formula="of:=10*LOG10([.E457]/1000)" office:value-type="float" office:value="-42.8681113171438" calcext:value-type="float">
            <text:p>-42,87</text:p>
          </table:table-cell>
        </table:table-row>
        <table:table-row table:style-name="ro1">
          <table:table-cell table:formula="of:=[.A457]+1" office:value-type="float" office:value="456" calcext:value-type="float">
            <text:p>456</text:p>
          </table:table-cell>
          <table:table-cell table:style-name="ce1" office:value-type="float" office:value="0.00222717" calcext:value-type="float">
            <text:p>2,23E-003</text:p>
          </table:table-cell>
          <table:table-cell table:style-name="ce1" office:value-type="float" office:value="-0.05452042" calcext:value-type="float">
            <text:p>-5,45E-002</text:p>
          </table:table-cell>
          <table:table-cell table:formula="of:= ABS([.B458])" office:value-type="float" office:value="0.00222717" calcext:value-type="float">
            <text:p>2,23E-03</text:p>
          </table:table-cell>
          <table:table-cell table:formula="of:= ABS([.C458])" office:value-type="float" office:value="0.05452042" calcext:value-type="float">
            <text:p>5,45E-02</text:p>
          </table:table-cell>
          <table:table-cell table:formula="of:=10*LOG10([.D458]/1000)" office:value-type="float" office:value="-56.5224663198072" calcext:value-type="float">
            <text:p>-56,52</text:p>
          </table:table-cell>
          <table:table-cell table:formula="of:=10*LOG10([.E458]/1000)" office:value-type="float" office:value="-42.6344080722145" calcext:value-type="float">
            <text:p>-42,63</text:p>
          </table:table-cell>
        </table:table-row>
        <table:table-row table:style-name="ro1">
          <table:table-cell table:formula="of:=[.A458]+1" office:value-type="float" office:value="457" calcext:value-type="float">
            <text:p>457</text:p>
          </table:table-cell>
          <table:table-cell table:style-name="ce1" office:value-type="float" office:value="-0.002285446" calcext:value-type="float">
            <text:p>-2,29E-003</text:p>
          </table:table-cell>
          <table:table-cell table:style-name="ce1" office:value-type="float" office:value="-0.05166729" calcext:value-type="float">
            <text:p>-5,17E-002</text:p>
          </table:table-cell>
          <table:table-cell table:formula="of:= ABS([.B459])" office:value-type="float" office:value="0.002285446" calcext:value-type="float">
            <text:p>2,29E-03</text:p>
          </table:table-cell>
          <table:table-cell table:formula="of:= ABS([.C459])" office:value-type="float" office:value="0.05166729" calcext:value-type="float">
            <text:p>5,17E-02</text:p>
          </table:table-cell>
          <table:table-cell table:formula="of:=10*LOG10([.D459]/1000)" office:value-type="float" office:value="-56.4102903566499" calcext:value-type="float">
            <text:p>-56,41</text:p>
          </table:table-cell>
          <table:table-cell table:formula="of:=10*LOG10([.E459]/1000)" office:value-type="float" office:value="-42.867843170282" calcext:value-type="float">
            <text:p>-42,87</text:p>
          </table:table-cell>
        </table:table-row>
        <table:table-row table:style-name="ro1">
          <table:table-cell table:formula="of:=[.A459]+1" office:value-type="float" office:value="458" calcext:value-type="float">
            <text:p>458</text:p>
          </table:table-cell>
          <table:table-cell table:style-name="ce1" office:value-type="float" office:value="0.00222241" calcext:value-type="float">
            <text:p>2,22E-003</text:p>
          </table:table-cell>
          <table:table-cell table:style-name="ce1" office:value-type="float" office:value="-0.05451741" calcext:value-type="float">
            <text:p>-5,45E-002</text:p>
          </table:table-cell>
          <table:table-cell table:formula="of:= ABS([.B460])" office:value-type="float" office:value="0.00222241" calcext:value-type="float">
            <text:p>2,22E-03</text:p>
          </table:table-cell>
          <table:table-cell table:formula="of:= ABS([.C460])" office:value-type="float" office:value="0.05451741" calcext:value-type="float">
            <text:p>5,45E-02</text:p>
          </table:table-cell>
          <table:table-cell table:formula="of:=10*LOG10([.D460]/1000)" office:value-type="float" office:value="-56.5317581744202" calcext:value-type="float">
            <text:p>-56,53</text:p>
          </table:table-cell>
          <table:table-cell table:formula="of:=10*LOG10([.E460]/1000)" office:value-type="float" office:value="-42.6346478470506" calcext:value-type="float">
            <text:p>-42,63</text:p>
          </table:table-cell>
        </table:table-row>
        <table:table-row table:style-name="ro1">
          <table:table-cell table:formula="of:=[.A460]+1" office:value-type="float" office:value="459" calcext:value-type="float">
            <text:p>459</text:p>
          </table:table-cell>
          <table:table-cell table:style-name="ce1" office:value-type="float" office:value="-0.002280438" calcext:value-type="float">
            <text:p>-2,28E-003</text:p>
          </table:table-cell>
          <table:table-cell table:style-name="ce1" office:value-type="float" office:value="-0.05167045" calcext:value-type="float">
            <text:p>-5,17E-002</text:p>
          </table:table-cell>
          <table:table-cell table:formula="of:= ABS([.B461])" office:value-type="float" office:value="0.002280438" calcext:value-type="float">
            <text:p>2,28E-03</text:p>
          </table:table-cell>
          <table:table-cell table:formula="of:= ABS([.C461])" office:value-type="float" office:value="0.05167045" calcext:value-type="float">
            <text:p>5,17E-02</text:p>
          </table:table-cell>
          <table:table-cell table:formula="of:=10*LOG10([.D461]/1000)" office:value-type="float" office:value="-56.4198173075648" calcext:value-type="float">
            <text:p>-56,42</text:p>
          </table:table-cell>
          <table:table-cell table:formula="of:=10*LOG10([.E461]/1000)" office:value-type="float" office:value="-42.8675775614999" calcext:value-type="float">
            <text:p>-42,87</text:p>
          </table:table-cell>
        </table:table-row>
        <table:table-row table:style-name="ro1">
          <table:table-cell table:formula="of:=[.A461]+1" office:value-type="float" office:value="460" calcext:value-type="float">
            <text:p>460</text:p>
          </table:table-cell>
          <table:table-cell table:style-name="ce1" office:value-type="float" office:value="0.00221768" calcext:value-type="float">
            <text:p>2,22E-003</text:p>
          </table:table-cell>
          <table:table-cell table:style-name="ce1" office:value-type="float" office:value="-0.05451442" calcext:value-type="float">
            <text:p>-5,45E-002</text:p>
          </table:table-cell>
          <table:table-cell table:formula="of:= ABS([.B462])" office:value-type="float" office:value="0.00221768" calcext:value-type="float">
            <text:p>2,22E-03</text:p>
          </table:table-cell>
          <table:table-cell table:formula="of:= ABS([.C462])" office:value-type="float" office:value="0.05451442" calcext:value-type="float">
            <text:p>5,45E-02</text:p>
          </table:table-cell>
          <table:table-cell table:formula="of:=10*LOG10([.D462]/1000)" office:value-type="float" office:value="-56.5410112016178" calcext:value-type="float">
            <text:p>-56,54</text:p>
          </table:table-cell>
          <table:table-cell table:formula="of:=10*LOG10([.E462]/1000)" office:value-type="float" office:value="-42.6348860418055" calcext:value-type="float">
            <text:p>-42,63</text:p>
          </table:table-cell>
        </table:table-row>
        <table:table-row table:style-name="ro1">
          <table:table-cell table:formula="of:=[.A462]+1" office:value-type="float" office:value="461" calcext:value-type="float">
            <text:p>461</text:p>
          </table:table-cell>
          <table:table-cell table:style-name="ce1" office:value-type="float" office:value="-0.002275463" calcext:value-type="float">
            <text:p>-2,28E-003</text:p>
          </table:table-cell>
          <table:table-cell table:style-name="ce1" office:value-type="float" office:value="-0.0516736" calcext:value-type="float">
            <text:p>-5,17E-002</text:p>
          </table:table-cell>
          <table:table-cell table:formula="of:= ABS([.B463])" office:value-type="float" office:value="0.002275463" calcext:value-type="float">
            <text:p>2,28E-03</text:p>
          </table:table-cell>
          <table:table-cell table:formula="of:= ABS([.C463])" office:value-type="float" office:value="0.0516736" calcext:value-type="float">
            <text:p>5,17E-02</text:p>
          </table:table-cell>
          <table:table-cell table:formula="of:=10*LOG10([.D463]/1000)" office:value-type="float" office:value="-56.4293022191389" calcext:value-type="float">
            <text:p>-56,43</text:p>
          </table:table-cell>
          <table:table-cell table:formula="of:=10*LOG10([.E463]/1000)" office:value-type="float" office:value="-42.8673128094182" calcext:value-type="float">
            <text:p>-42,87</text:p>
          </table:table-cell>
        </table:table-row>
        <table:table-row table:style-name="ro1">
          <table:table-cell table:formula="of:=[.A463]+1" office:value-type="float" office:value="462" calcext:value-type="float">
            <text:p>462</text:p>
          </table:table-cell>
          <table:table-cell table:style-name="ce1" office:value-type="float" office:value="0.00221298" calcext:value-type="float">
            <text:p>2,21E-003</text:p>
          </table:table-cell>
          <table:table-cell table:style-name="ce1" office:value-type="float" office:value="-0.05451145" calcext:value-type="float">
            <text:p>-5,45E-002</text:p>
          </table:table-cell>
          <table:table-cell table:formula="of:= ABS([.B464])" office:value-type="float" office:value="0.00221298" calcext:value-type="float">
            <text:p>2,21E-03</text:p>
          </table:table-cell>
          <table:table-cell table:formula="of:= ABS([.C464])" office:value-type="float" office:value="0.05451145" calcext:value-type="float">
            <text:p>5,45E-02</text:p>
          </table:table-cell>
          <table:table-cell table:formula="of:=10*LOG10([.D464]/1000)" office:value-type="float" office:value="-56.5502251102931" calcext:value-type="float">
            <text:p>-56,55</text:p>
          </table:table-cell>
          <table:table-cell table:formula="of:=10*LOG10([.E464]/1000)" office:value-type="float" office:value="-42.6351226562185" calcext:value-type="float">
            <text:p>-42,64</text:p>
          </table:table-cell>
        </table:table-row>
        <table:table-row table:style-name="ro1">
          <table:table-cell table:formula="of:=[.A464]+1" office:value-type="float" office:value="463" calcext:value-type="float">
            <text:p>463</text:p>
          </table:table-cell>
          <table:table-cell table:style-name="ce1" office:value-type="float" office:value="-0.002270521" calcext:value-type="float">
            <text:p>-2,27E-003</text:p>
          </table:table-cell>
          <table:table-cell table:style-name="ce1" office:value-type="float" office:value="-0.05167672" calcext:value-type="float">
            <text:p>-5,17E-002</text:p>
          </table:table-cell>
          <table:table-cell table:formula="of:= ABS([.B465])" office:value-type="float" office:value="0.002270521" calcext:value-type="float">
            <text:p>2,27E-03</text:p>
          </table:table-cell>
          <table:table-cell table:formula="of:= ABS([.C465])" office:value-type="float" office:value="0.05167672" calcext:value-type="float">
            <text:p>5,17E-02</text:p>
          </table:table-cell>
          <table:table-cell table:formula="of:=10*LOG10([.D465]/1000)" office:value-type="float" office:value="-56.438744769641" calcext:value-type="float">
            <text:p>-56,44</text:p>
          </table:table-cell>
          <table:table-cell table:formula="of:=10*LOG10([.E465]/1000)" office:value-type="float" office:value="-42.8670505946937" calcext:value-type="float">
            <text:p>-42,87</text:p>
          </table:table-cell>
        </table:table-row>
        <table:table-row table:style-name="ro1">
          <table:table-cell table:formula="of:=[.A465]+1" office:value-type="float" office:value="464" calcext:value-type="float">
            <text:p>464</text:p>
          </table:table-cell>
          <table:table-cell table:style-name="ce1" office:value-type="float" office:value="0.002208311" calcext:value-type="float">
            <text:p>2,21E-003</text:p>
          </table:table-cell>
          <table:table-cell table:style-name="ce1" office:value-type="float" office:value="-0.0545085" calcext:value-type="float">
            <text:p>-5,45E-002</text:p>
          </table:table-cell>
          <table:table-cell table:formula="of:= ABS([.B466])" office:value-type="float" office:value="0.002208311" calcext:value-type="float">
            <text:p>2,21E-03</text:p>
          </table:table-cell>
          <table:table-cell table:formula="of:= ABS([.C466])" office:value-type="float" office:value="0.0545085" calcext:value-type="float">
            <text:p>5,45E-02</text:p>
          </table:table-cell>
          <table:table-cell table:formula="of:=10*LOG10([.D466]/1000)" office:value-type="float" office:value="-56.5593976424326" calcext:value-type="float">
            <text:p>-56,56</text:p>
          </table:table-cell>
          <table:table-cell table:formula="of:=10*LOG10([.E466]/1000)" office:value-type="float" office:value="-42.6353576900305" calcext:value-type="float">
            <text:p>-42,64</text:p>
          </table:table-cell>
        </table:table-row>
        <table:table-row table:style-name="ro1">
          <table:table-cell table:formula="of:=[.A466]+1" office:value-type="float" office:value="465" calcext:value-type="float">
            <text:p>465</text:p>
          </table:table-cell>
          <table:table-cell table:style-name="ce1" office:value-type="float" office:value="-0.00226561" calcext:value-type="float">
            <text:p>-2,27E-003</text:p>
          </table:table-cell>
          <table:table-cell table:style-name="ce1" office:value-type="float" office:value="-0.05167983" calcext:value-type="float">
            <text:p>-5,17E-002</text:p>
          </table:table-cell>
          <table:table-cell table:formula="of:= ABS([.B467])" office:value-type="float" office:value="0.00226561" calcext:value-type="float">
            <text:p>2,27E-03</text:p>
          </table:table-cell>
          <table:table-cell table:formula="of:= ABS([.C467])" office:value-type="float" office:value="0.05167983" calcext:value-type="float">
            <text:p>5,17E-02</text:p>
          </table:table-cell>
          <table:table-cell table:formula="of:=10*LOG10([.D467]/1000)" office:value-type="float" office:value="-56.4481484708741" calcext:value-type="float">
            <text:p>-56,45</text:p>
          </table:table-cell>
          <table:table-cell table:formula="of:=10*LOG10([.E467]/1000)" office:value-type="float" office:value="-42.8667892361559" calcext:value-type="float">
            <text:p>-42,87</text:p>
          </table:table-cell>
        </table:table-row>
        <table:table-row table:style-name="ro1">
          <table:table-cell table:formula="of:=[.A467]+1" office:value-type="float" office:value="466" calcext:value-type="float">
            <text:p>466</text:p>
          </table:table-cell>
          <table:table-cell table:style-name="ce1" office:value-type="float" office:value="0.002203671" calcext:value-type="float">
            <text:p>2,20E-003</text:p>
          </table:table-cell>
          <table:table-cell table:style-name="ce1" office:value-type="float" office:value="-0.05450557" calcext:value-type="float">
            <text:p>-5,45E-002</text:p>
          </table:table-cell>
          <table:table-cell table:formula="of:= ABS([.B468])" office:value-type="float" office:value="0.002203671" calcext:value-type="float">
            <text:p>2,20E-03</text:p>
          </table:table-cell>
          <table:table-cell table:formula="of:= ABS([.C468])" office:value-type="float" office:value="0.05450557" calcext:value-type="float">
            <text:p>5,45E-02</text:p>
          </table:table-cell>
          <table:table-cell table:formula="of:=10*LOG10([.D468]/1000)" office:value-type="float" office:value="-56.5685324355435" calcext:value-type="float">
            <text:p>-56,57</text:p>
          </table:table-cell>
          <table:table-cell table:formula="of:=10*LOG10([.E468]/1000)" office:value-type="float" office:value="-42.6355911429843" calcext:value-type="float">
            <text:p>-42,64</text:p>
          </table:table-cell>
        </table:table-row>
        <table:table-row table:style-name="ro1">
          <table:table-cell table:formula="of:=[.A468]+1" office:value-type="float" office:value="467" calcext:value-type="float">
            <text:p>467</text:p>
          </table:table-cell>
          <table:table-cell table:style-name="ce1" office:value-type="float" office:value="-0.002260731" calcext:value-type="float">
            <text:p>-2,26E-003</text:p>
          </table:table-cell>
          <table:table-cell table:style-name="ce1" office:value-type="float" office:value="-0.05168291" calcext:value-type="float">
            <text:p>-5,17E-002</text:p>
          </table:table-cell>
          <table:table-cell table:formula="of:= ABS([.B469])" office:value-type="float" office:value="0.002260731" calcext:value-type="float">
            <text:p>2,26E-03</text:p>
          </table:table-cell>
          <table:table-cell table:formula="of:= ABS([.C469])" office:value-type="float" office:value="0.05168291" calcext:value-type="float">
            <text:p>5,17E-02</text:p>
          </table:table-cell>
          <table:table-cell table:formula="of:=10*LOG10([.D469]/1000)" office:value-type="float" office:value="-56.4575111043914" calcext:value-type="float">
            <text:p>-56,46</text:p>
          </table:table-cell>
          <table:table-cell table:formula="of:=10*LOG10([.E469]/1000)" office:value-type="float" office:value="-42.8665304142623" calcext:value-type="float">
            <text:p>-42,87</text:p>
          </table:table-cell>
        </table:table-row>
        <table:table-row table:style-name="ro1">
          <table:table-cell table:formula="of:=[.A469]+1" office:value-type="float" office:value="468" calcext:value-type="float">
            <text:p>468</text:p>
          </table:table-cell>
          <table:table-cell table:style-name="ce1" office:value-type="float" office:value="0.00219906" calcext:value-type="float">
            <text:p>2,20E-003</text:p>
          </table:table-cell>
          <table:table-cell table:style-name="ce1" office:value-type="float" office:value="-0.05450265" calcext:value-type="float">
            <text:p>-5,45E-002</text:p>
          </table:table-cell>
          <table:table-cell table:formula="of:= ABS([.B470])" office:value-type="float" office:value="0.00219906" calcext:value-type="float">
            <text:p>2,20E-03</text:p>
          </table:table-cell>
          <table:table-cell table:formula="of:= ABS([.C470])" office:value-type="float" office:value="0.05450265" calcext:value-type="float">
            <text:p>5,45E-02</text:p>
          </table:table-cell>
          <table:table-cell table:formula="of:=10*LOG10([.D470]/1000)" office:value-type="float" office:value="-56.5776292101964" calcext:value-type="float">
            <text:p>-56,58</text:p>
          </table:table-cell>
          <table:table-cell table:formula="of:=10*LOG10([.E470]/1000)" office:value-type="float" office:value="-42.635823811656" calcext:value-type="float">
            <text:p>-42,64</text:p>
          </table:table-cell>
        </table:table-row>
        <table:table-row table:style-name="ro1">
          <table:table-cell table:formula="of:=[.A470]+1" office:value-type="float" office:value="469" calcext:value-type="float">
            <text:p>469</text:p>
          </table:table-cell>
          <table:table-cell table:style-name="ce1" office:value-type="float" office:value="-0.002255883" calcext:value-type="float">
            <text:p>-2,26E-003</text:p>
          </table:table-cell>
          <table:table-cell table:style-name="ce1" office:value-type="float" office:value="-0.05168598" calcext:value-type="float">
            <text:p>-5,17E-002</text:p>
          </table:table-cell>
          <table:table-cell table:formula="of:= ABS([.B471])" office:value-type="float" office:value="0.002255883" calcext:value-type="float">
            <text:p>2,26E-03</text:p>
          </table:table-cell>
          <table:table-cell table:formula="of:= ABS([.C471])" office:value-type="float" office:value="0.05168598" calcext:value-type="float">
            <text:p>5,17E-02</text:p>
          </table:table-cell>
          <table:table-cell table:formula="of:=10*LOG10([.D471]/1000)" office:value-type="float" office:value="-56.4668342852382" calcext:value-type="float">
            <text:p>-56,47</text:p>
          </table:table-cell>
          <table:table-cell table:formula="of:=10*LOG10([.E471]/1000)" office:value-type="float" office:value="-42.8662724480483" calcext:value-type="float">
            <text:p>-42,87</text:p>
          </table:table-cell>
        </table:table-row>
        <table:table-row table:style-name="ro1">
          <table:table-cell table:formula="of:=[.A471]+1" office:value-type="float" office:value="470" calcext:value-type="float">
            <text:p>470</text:p>
          </table:table-cell>
          <table:table-cell table:style-name="ce1" office:value-type="float" office:value="0.002194478" calcext:value-type="float">
            <text:p>2,19E-003</text:p>
          </table:table-cell>
          <table:table-cell table:style-name="ce1" office:value-type="float" office:value="-0.05449975" calcext:value-type="float">
            <text:p>-5,45E-002</text:p>
          </table:table-cell>
          <table:table-cell table:formula="of:= ABS([.B472])" office:value-type="float" office:value="0.002194478" calcext:value-type="float">
            <text:p>2,19E-03</text:p>
          </table:table-cell>
          <table:table-cell table:formula="of:= ABS([.C472])" office:value-type="float" office:value="0.05449975" calcext:value-type="float">
            <text:p>5,45E-02</text:p>
          </table:table-cell>
          <table:table-cell table:formula="of:=10*LOG10([.D472]/1000)" office:value-type="float" office:value="-56.5866876867022" calcext:value-type="float">
            <text:p>-56,59</text:p>
          </table:table-cell>
          <table:table-cell table:formula="of:=10*LOG10([.E472]/1000)" office:value-type="float" office:value="-42.6360548990445" calcext:value-type="float">
            <text:p>-42,64</text:p>
          </table:table-cell>
        </table:table-row>
        <table:table-row table:style-name="ro1">
          <table:table-cell table:formula="of:=[.A472]+1" office:value-type="float" office:value="471" calcext:value-type="float">
            <text:p>471</text:p>
          </table:table-cell>
          <table:table-cell table:style-name="ce1" office:value-type="float" office:value="-0.002251066" calcext:value-type="float">
            <text:p>-2,25E-003</text:p>
          </table:table-cell>
          <table:table-cell table:style-name="ce1" office:value-type="float" office:value="-0.05168902" calcext:value-type="float">
            <text:p>-5,17E-002</text:p>
          </table:table-cell>
          <table:table-cell table:formula="of:= ABS([.B473])" office:value-type="float" office:value="0.002251066" calcext:value-type="float">
            <text:p>2,25E-03</text:p>
          </table:table-cell>
          <table:table-cell table:formula="of:= ABS([.C473])" office:value-type="float" office:value="0.05168902" calcext:value-type="float">
            <text:p>5,17E-02</text:p>
          </table:table-cell>
          <table:table-cell table:formula="of:=10*LOG10([.D473]/1000)" office:value-type="float" office:value="-56.4761177154075" calcext:value-type="float">
            <text:p>-56,48</text:p>
          </table:table-cell>
          <table:table-cell table:formula="of:=10*LOG10([.E473]/1000)" office:value-type="float" office:value="-42.866017017775" calcext:value-type="float">
            <text:p>-42,87</text:p>
          </table:table-cell>
        </table:table-row>
        <table:table-row table:style-name="ro1">
          <table:table-cell table:formula="of:=[.A473]+1" office:value-type="float" office:value="472" calcext:value-type="float">
            <text:p>472</text:p>
          </table:table-cell>
          <table:table-cell table:style-name="ce1" office:value-type="float" office:value="0.002189925" calcext:value-type="float">
            <text:p>2,19E-003</text:p>
          </table:table-cell>
          <table:table-cell table:style-name="ce1" office:value-type="float" office:value="-0.05449688" calcext:value-type="float">
            <text:p>-5,45E-002</text:p>
          </table:table-cell>
          <table:table-cell table:formula="of:= ABS([.B474])" office:value-type="float" office:value="0.002189925" calcext:value-type="float">
            <text:p>2,19E-03</text:p>
          </table:table-cell>
          <table:table-cell table:formula="of:= ABS([.C474])" office:value-type="float" office:value="0.05449688" calcext:value-type="float">
            <text:p>5,45E-02</text:p>
          </table:table-cell>
          <table:table-cell table:formula="of:=10*LOG10([.D474]/1000)" office:value-type="float" office:value="-56.5957075851326" calcext:value-type="float">
            <text:p>-56,60</text:p>
          </table:table-cell>
          <table:table-cell table:formula="of:=10*LOG10([.E474]/1000)" office:value-type="float" office:value="-42.6362836079804" calcext:value-type="float">
            <text:p>-42,64</text:p>
          </table:table-cell>
        </table:table-row>
        <table:table-row table:style-name="ro1">
          <table:table-cell table:formula="of:=[.A474]+1" office:value-type="float" office:value="473" calcext:value-type="float">
            <text:p>473</text:p>
          </table:table-cell>
          <table:table-cell table:style-name="ce1" office:value-type="float" office:value="-0.00224628" calcext:value-type="float">
            <text:p>-2,25E-003</text:p>
          </table:table-cell>
          <table:table-cell table:style-name="ce1" office:value-type="float" office:value="-0.05169205" calcext:value-type="float">
            <text:p>-5,17E-002</text:p>
          </table:table-cell>
          <table:table-cell table:formula="of:= ABS([.B475])" office:value-type="float" office:value="0.00224628" calcext:value-type="float">
            <text:p>2,25E-03</text:p>
          </table:table-cell>
          <table:table-cell table:formula="of:= ABS([.C475])" office:value-type="float" office:value="0.05169205" calcext:value-type="float">
            <text:p>5,17E-02</text:p>
          </table:table-cell>
          <table:table-cell table:formula="of:=10*LOG10([.D475]/1000)" office:value-type="float" office:value="-56.4853610966151" calcext:value-type="float">
            <text:p>-56,49</text:p>
          </table:table-cell>
          <table:table-cell table:formula="of:=10*LOG10([.E475]/1000)" office:value-type="float" office:value="-42.865762442681" calcext:value-type="float">
            <text:p>-42,87</text:p>
          </table:table-cell>
        </table:table-row>
        <table:table-row table:style-name="ro1">
          <table:table-cell table:formula="of:=[.A475]+1" office:value-type="float" office:value="474" calcext:value-type="float">
            <text:p>474</text:p>
          </table:table-cell>
          <table:table-cell table:style-name="ce1" office:value-type="float" office:value="0.0021854" calcext:value-type="float">
            <text:p>2,19E-003</text:p>
          </table:table-cell>
          <table:table-cell table:style-name="ce1" office:value-type="float" office:value="-0.05449401" calcext:value-type="float">
            <text:p>-5,45E-002</text:p>
          </table:table-cell>
          <table:table-cell table:formula="of:= ABS([.B476])" office:value-type="float" office:value="0.0021854" calcext:value-type="float">
            <text:p>2,19E-03</text:p>
          </table:table-cell>
          <table:table-cell table:formula="of:= ABS([.C476])" office:value-type="float" office:value="0.05449401" calcext:value-type="float">
            <text:p>5,45E-02</text:p>
          </table:table-cell>
          <table:table-cell table:formula="of:=10*LOG10([.D476]/1000)" office:value-type="float" office:value="-56.6046906125934" calcext:value-type="float">
            <text:p>-56,60</text:p>
          </table:table-cell>
          <table:table-cell table:formula="of:=10*LOG10([.E476]/1000)" office:value-type="float" office:value="-42.6365123289613" calcext:value-type="float">
            <text:p>-42,64</text:p>
          </table:table-cell>
        </table:table-row>
        <table:table-row table:style-name="ro1">
          <table:table-cell table:formula="of:=[.A476]+1" office:value-type="float" office:value="475" calcext:value-type="float">
            <text:p>475</text:p>
          </table:table-cell>
          <table:table-cell table:style-name="ce1" office:value-type="float" office:value="-0.002241524" calcext:value-type="float">
            <text:p>-2,24E-003</text:p>
          </table:table-cell>
          <table:table-cell table:style-name="ce1" office:value-type="float" office:value="-0.05169506" calcext:value-type="float">
            <text:p>-5,17E-002</text:p>
          </table:table-cell>
          <table:table-cell table:formula="of:= ABS([.B477])" office:value-type="float" office:value="0.002241524" calcext:value-type="float">
            <text:p>2,24E-03</text:p>
          </table:table-cell>
          <table:table-cell table:formula="of:= ABS([.C477])" office:value-type="float" office:value="0.05169506" calcext:value-type="float">
            <text:p>5,17E-02</text:p>
          </table:table-cell>
          <table:table-cell table:formula="of:=10*LOG10([.D477]/1000)" office:value-type="float" office:value="-56.4945660678179" calcext:value-type="float">
            <text:p>-56,49</text:p>
          </table:table-cell>
          <table:table-cell table:formula="of:=10*LOG10([.E477]/1000)" office:value-type="float" office:value="-42.8655095627251" calcext:value-type="float">
            <text:p>-42,87</text:p>
          </table:table-cell>
        </table:table-row>
        <table:table-row table:style-name="ro1">
          <table:table-cell table:formula="of:=[.A477]+1" office:value-type="float" office:value="476" calcext:value-type="float">
            <text:p>476</text:p>
          </table:table-cell>
          <table:table-cell table:style-name="ce1" office:value-type="float" office:value="0.002180904" calcext:value-type="float">
            <text:p>2,18E-003</text:p>
          </table:table-cell>
          <table:table-cell table:style-name="ce1" office:value-type="float" office:value="-0.05449117" calcext:value-type="float">
            <text:p>-5,45E-002</text:p>
          </table:table-cell>
          <table:table-cell table:formula="of:= ABS([.B478])" office:value-type="float" office:value="0.002180904" calcext:value-type="float">
            <text:p>2,18E-03</text:p>
          </table:table-cell>
          <table:table-cell table:formula="of:= ABS([.C478])" office:value-type="float" office:value="0.05449117" calcext:value-type="float">
            <text:p>5,45E-02</text:p>
          </table:table-cell>
          <table:table-cell table:formula="of:=10*LOG10([.D478]/1000)" office:value-type="float" office:value="-56.6136345096778" calcext:value-type="float">
            <text:p>-56,61</text:p>
          </table:table-cell>
          <table:table-cell table:formula="of:=10*LOG10([.E478]/1000)" office:value-type="float" office:value="-42.6367386709885" calcext:value-type="float">
            <text:p>-42,64</text:p>
          </table:table-cell>
        </table:table-row>
        <table:table-row table:style-name="ro1">
          <table:table-cell table:formula="of:=[.A478]+1" office:value-type="float" office:value="477" calcext:value-type="float">
            <text:p>477</text:p>
          </table:table-cell>
          <table:table-cell table:style-name="ce1" office:value-type="float" office:value="-0.002236799" calcext:value-type="float">
            <text:p>-2,24E-003</text:p>
          </table:table-cell>
          <table:table-cell table:style-name="ce1" office:value-type="float" office:value="-0.05169804" calcext:value-type="float">
            <text:p>-5,17E-002</text:p>
          </table:table-cell>
          <table:table-cell table:formula="of:= ABS([.B479])" office:value-type="float" office:value="0.002236799" calcext:value-type="float">
            <text:p>2,24E-03</text:p>
          </table:table-cell>
          <table:table-cell table:formula="of:= ABS([.C479])" office:value-type="float" office:value="0.05169804" calcext:value-type="float">
            <text:p>5,17E-02</text:p>
          </table:table-cell>
          <table:table-cell table:formula="of:=10*LOG10([.D479]/1000)" office:value-type="float" office:value="-56.5037304009329" calcext:value-type="float">
            <text:p>-56,50</text:p>
          </table:table-cell>
          <table:table-cell table:formula="of:=10*LOG10([.E479]/1000)" office:value-type="float" office:value="-42.8652592176718" calcext:value-type="float">
            <text:p>-42,87</text:p>
          </table:table-cell>
        </table:table-row>
        <table:table-row table:style-name="ro1">
          <table:table-cell table:formula="of:=[.A479]+1" office:value-type="float" office:value="478" calcext:value-type="float">
            <text:p>478</text:p>
          </table:table-cell>
          <table:table-cell table:style-name="ce1" office:value-type="float" office:value="0.002176435" calcext:value-type="float">
            <text:p>2,18E-003</text:p>
          </table:table-cell>
          <table:table-cell table:style-name="ce1" office:value-type="float" office:value="-0.05448835" calcext:value-type="float">
            <text:p>-5,45E-002</text:p>
          </table:table-cell>
          <table:table-cell table:formula="of:= ABS([.B480])" office:value-type="float" office:value="0.002176435" calcext:value-type="float">
            <text:p>2,18E-03</text:p>
          </table:table-cell>
          <table:table-cell table:formula="of:= ABS([.C480])" office:value-type="float" office:value="0.05448835" calcext:value-type="float">
            <text:p>5,45E-02</text:p>
          </table:table-cell>
          <table:table-cell table:formula="of:=10*LOG10([.D480]/1000)" office:value-type="float" office:value="-56.62254298671" calcext:value-type="float">
            <text:p>-56,62</text:p>
          </table:table-cell>
          <table:table-cell table:formula="of:=10*LOG10([.E480]/1000)" office:value-type="float" office:value="-42.6369634307304" calcext:value-type="float">
            <text:p>-42,64</text:p>
          </table:table-cell>
        </table:table-row>
        <table:table-row table:style-name="ro1">
          <table:table-cell table:formula="of:=[.A480]+1" office:value-type="float" office:value="479" calcext:value-type="float">
            <text:p>479</text:p>
          </table:table-cell>
          <table:table-cell table:style-name="ce1" office:value-type="float" office:value="-0.002232103" calcext:value-type="float">
            <text:p>-2,23E-003</text:p>
          </table:table-cell>
          <table:table-cell table:style-name="ce1" office:value-type="float" office:value="-0.05170101" calcext:value-type="float">
            <text:p>-5,17E-002</text:p>
          </table:table-cell>
          <table:table-cell table:formula="of:= ABS([.B481])" office:value-type="float" office:value="0.002232103" calcext:value-type="float">
            <text:p>2,23E-03</text:p>
          </table:table-cell>
          <table:table-cell table:formula="of:= ABS([.C481])" office:value-type="float" office:value="0.05170101" calcext:value-type="float">
            <text:p>5,17E-02</text:p>
          </table:table-cell>
          <table:table-cell table:formula="of:=10*LOG10([.D481]/1000)" office:value-type="float" office:value="-56.5128576882965" calcext:value-type="float">
            <text:p>-56,51</text:p>
          </table:table-cell>
          <table:table-cell table:formula="of:=10*LOG10([.E481]/1000)" office:value-type="float" office:value="-42.8650097270601" calcext:value-type="float">
            <text:p>-42,87</text:p>
          </table:table-cell>
        </table:table-row>
        <table:table-row table:style-name="ro1">
          <table:table-cell table:formula="of:=[.A481]+1" office:value-type="float" office:value="480" calcext:value-type="float">
            <text:p>480</text:p>
          </table:table-cell>
          <table:table-cell table:style-name="ce1" office:value-type="float" office:value="0.002171994" calcext:value-type="float">
            <text:p>2,17E-003</text:p>
          </table:table-cell>
          <table:table-cell table:style-name="ce1" office:value-type="float" office:value="-0.05448554" calcext:value-type="float">
            <text:p>-5,45E-002</text:p>
          </table:table-cell>
          <table:table-cell table:formula="of:= ABS([.B482])" office:value-type="float" office:value="0.002171994" calcext:value-type="float">
            <text:p>2,17E-03</text:p>
          </table:table-cell>
          <table:table-cell table:formula="of:= ABS([.C482])" office:value-type="float" office:value="0.05448554" calcext:value-type="float">
            <text:p>5,45E-02</text:p>
          </table:table-cell>
          <table:table-cell table:formula="of:=10*LOG10([.D482]/1000)" office:value-type="float" office:value="-56.6314137879336" calcext:value-type="float">
            <text:p>-56,63</text:p>
          </table:table-cell>
          <table:table-cell table:formula="of:=10*LOG10([.E482]/1000)" office:value-type="float" office:value="-42.6371874050227" calcext:value-type="float">
            <text:p>-42,64</text:p>
          </table:table-cell>
        </table:table-row>
        <table:table-row table:style-name="ro1">
          <table:table-cell table:formula="of:=[.A482]+1" office:value-type="float" office:value="481" calcext:value-type="float">
            <text:p>481</text:p>
          </table:table-cell>
          <table:table-cell table:style-name="ce1" office:value-type="float" office:value="-0.002227436" calcext:value-type="float">
            <text:p>-2,23E-003</text:p>
          </table:table-cell>
          <table:table-cell table:style-name="ce1" office:value-type="float" office:value="-0.05170396" calcext:value-type="float">
            <text:p>-5,17E-002</text:p>
          </table:table-cell>
          <table:table-cell table:formula="of:= ABS([.B483])" office:value-type="float" office:value="0.002227436" calcext:value-type="float">
            <text:p>2,23E-03</text:p>
          </table:table-cell>
          <table:table-cell table:formula="of:= ABS([.C483])" office:value-type="float" office:value="0.05170396" calcext:value-type="float">
            <text:p>5,17E-02</text:p>
          </table:table-cell>
          <table:table-cell table:formula="of:=10*LOG10([.D483]/1000)" office:value-type="float" office:value="-56.5219476551607" calcext:value-type="float">
            <text:p>-56,52</text:p>
          </table:table-cell>
          <table:table-cell table:formula="of:=10*LOG10([.E483]/1000)" office:value-type="float" office:value="-42.8647619307072" calcext:value-type="float">
            <text:p>-42,86</text:p>
          </table:table-cell>
        </table:table-row>
        <table:table-row table:style-name="ro1">
          <table:table-cell table:formula="of:=[.A483]+1" office:value-type="float" office:value="482" calcext:value-type="float">
            <text:p>482</text:p>
          </table:table-cell>
          <table:table-cell table:style-name="ce1" office:value-type="float" office:value="0.00216758" calcext:value-type="float">
            <text:p>2,17E-003</text:p>
          </table:table-cell>
          <table:table-cell table:style-name="ce1" office:value-type="float" office:value="-0.05448275" calcext:value-type="float">
            <text:p>-5,45E-002</text:p>
          </table:table-cell>
          <table:table-cell table:formula="of:= ABS([.B484])" office:value-type="float" office:value="0.00216758" calcext:value-type="float">
            <text:p>2,17E-03</text:p>
          </table:table-cell>
          <table:table-cell table:formula="of:= ABS([.C484])" office:value-type="float" office:value="0.05448275" calcext:value-type="float">
            <text:p>5,45E-02</text:p>
          </table:table-cell>
          <table:table-cell table:formula="of:=10*LOG10([.D484]/1000)" office:value-type="float" office:value="-56.6402486482412" calcext:value-type="float">
            <text:p>-56,64</text:p>
          </table:table-cell>
          <table:table-cell table:formula="of:=10*LOG10([.E484]/1000)" office:value-type="float" office:value="-42.6374097966202" calcext:value-type="float">
            <text:p>-42,64</text:p>
          </table:table-cell>
        </table:table-row>
        <table:table-row table:style-name="ro1">
          <table:table-cell table:formula="of:=[.A484]+1" office:value-type="float" office:value="483" calcext:value-type="float">
            <text:p>483</text:p>
          </table:table-cell>
          <table:table-cell table:style-name="ce1" office:value-type="float" office:value="-0.002222798" calcext:value-type="float">
            <text:p>-2,22E-003</text:p>
          </table:table-cell>
          <table:table-cell table:style-name="ce1" office:value-type="float" office:value="-0.0517069" calcext:value-type="float">
            <text:p>-5,17E-002</text:p>
          </table:table-cell>
          <table:table-cell table:formula="of:= ABS([.B485])" office:value-type="float" office:value="0.002222798" calcext:value-type="float">
            <text:p>2,22E-03</text:p>
          </table:table-cell>
          <table:table-cell table:formula="of:= ABS([.C485])" office:value-type="float" office:value="0.0517069" calcext:value-type="float">
            <text:p>5,17E-02</text:p>
          </table:table-cell>
          <table:table-cell table:formula="of:=10*LOG10([.D485]/1000)" office:value-type="float" office:value="-56.5310000265027" calcext:value-type="float">
            <text:p>-56,53</text:p>
          </table:table-cell>
          <table:table-cell table:formula="of:=10*LOG10([.E485]/1000)" office:value-type="float" office:value="-42.8645149884079" calcext:value-type="float">
            <text:p>-42,86</text:p>
          </table:table-cell>
        </table:table-row>
        <table:table-row table:style-name="ro1">
          <table:table-cell table:formula="of:=[.A485]+1" office:value-type="float" office:value="484" calcext:value-type="float">
            <text:p>484</text:p>
          </table:table-cell>
          <table:table-cell table:style-name="ce1" office:value-type="float" office:value="0.002163193" calcext:value-type="float">
            <text:p>2,16E-003</text:p>
          </table:table-cell>
          <table:table-cell table:style-name="ce1" office:value-type="float" office:value="-0.05447997" calcext:value-type="float">
            <text:p>-5,45E-002</text:p>
          </table:table-cell>
          <table:table-cell table:formula="of:= ABS([.B486])" office:value-type="float" office:value="0.002163193" calcext:value-type="float">
            <text:p>2,16E-03</text:p>
          </table:table-cell>
          <table:table-cell table:formula="of:= ABS([.C486])" office:value-type="float" office:value="0.05447997" calcext:value-type="float">
            <text:p>5,45E-02</text:p>
          </table:table-cell>
          <table:table-cell table:formula="of:=10*LOG10([.D486]/1000)" office:value-type="float" office:value="-56.6490473109455" calcext:value-type="float">
            <text:p>-56,65</text:p>
          </table:table-cell>
          <table:table-cell table:formula="of:=10*LOG10([.E486]/1000)" office:value-type="float" office:value="-42.6376314024428" calcext:value-type="float">
            <text:p>-42,64</text:p>
          </table:table-cell>
        </table:table-row>
        <table:table-row table:style-name="ro1">
          <table:table-cell table:formula="of:=[.A486]+1" office:value-type="float" office:value="485" calcext:value-type="float">
            <text:p>485</text:p>
          </table:table-cell>
          <table:table-cell table:style-name="ce1" office:value-type="float" office:value="-0.00221819" calcext:value-type="float">
            <text:p>-2,22E-003</text:p>
          </table:table-cell>
          <table:table-cell table:style-name="ce1" office:value-type="float" office:value="-0.05170981" calcext:value-type="float">
            <text:p>-5,17E-002</text:p>
          </table:table-cell>
          <table:table-cell table:formula="of:= ABS([.B487])" office:value-type="float" office:value="0.00221819" calcext:value-type="float">
            <text:p>2,22E-03</text:p>
          </table:table-cell>
          <table:table-cell table:formula="of:= ABS([.C487])" office:value-type="float" office:value="0.05170981" calcext:value-type="float">
            <text:p>5,17E-02</text:p>
          </table:table-cell>
          <table:table-cell table:formula="of:=10*LOG10([.D487]/1000)" office:value-type="float" office:value="-56.5400125691657" calcext:value-type="float">
            <text:p>-56,54</text:p>
          </table:table-cell>
          <table:table-cell table:formula="of:=10*LOG10([.E487]/1000)" office:value-type="float" office:value="-42.8642705797543" calcext:value-type="float">
            <text:p>-42,86</text:p>
          </table:table-cell>
        </table:table-row>
        <table:table-row table:style-name="ro1">
          <table:table-cell table:formula="of:=[.A487]+1" office:value-type="float" office:value="486" calcext:value-type="float">
            <text:p>486</text:p>
          </table:table-cell>
          <table:table-cell table:style-name="ce1" office:value-type="float" office:value="0.002158833" calcext:value-type="float">
            <text:p>2,16E-003</text:p>
          </table:table-cell>
          <table:table-cell table:style-name="ce1" office:value-type="float" office:value="-0.05447722" calcext:value-type="float">
            <text:p>-5,45E-002</text:p>
          </table:table-cell>
          <table:table-cell table:formula="of:= ABS([.B488])" office:value-type="float" office:value="0.002158833" calcext:value-type="float">
            <text:p>2,16E-03</text:p>
          </table:table-cell>
          <table:table-cell table:formula="of:= ABS([.C488])" office:value-type="float" office:value="0.05447722" calcext:value-type="float">
            <text:p>5,45E-02</text:p>
          </table:table-cell>
          <table:table-cell table:formula="of:=10*LOG10([.D488]/1000)" office:value-type="float" office:value="-56.6578095191479" calcext:value-type="float">
            <text:p>-56,66</text:p>
          </table:table-cell>
          <table:table-cell table:formula="of:=10*LOG10([.E488]/1000)" office:value-type="float" office:value="-42.6378506279617" calcext:value-type="float">
            <text:p>-42,64</text:p>
          </table:table-cell>
        </table:table-row>
        <table:table-row table:style-name="ro1">
          <table:table-cell table:formula="of:=[.A488]+1" office:value-type="float" office:value="487" calcext:value-type="float">
            <text:p>487</text:p>
          </table:table-cell>
          <table:table-cell table:style-name="ce1" office:value-type="float" office:value="-0.002213609" calcext:value-type="float">
            <text:p>-2,21E-003</text:p>
          </table:table-cell>
          <table:table-cell table:style-name="ce1" office:value-type="float" office:value="-0.05171271" calcext:value-type="float">
            <text:p>-5,17E-002</text:p>
          </table:table-cell>
          <table:table-cell table:formula="of:= ABS([.B489])" office:value-type="float" office:value="0.002213609" calcext:value-type="float">
            <text:p>2,21E-03</text:p>
          </table:table-cell>
          <table:table-cell table:formula="of:= ABS([.C489])" office:value-type="float" office:value="0.05171271" calcext:value-type="float">
            <text:p>5,17E-02</text:p>
          </table:table-cell>
          <table:table-cell table:formula="of:=10*LOG10([.D489]/1000)" office:value-type="float" office:value="-56.5489908812696" calcext:value-type="float">
            <text:p>-56,55</text:p>
          </table:table-cell>
          <table:table-cell table:formula="of:=10*LOG10([.E489]/1000)" office:value-type="float" office:value="-42.864027024676" calcext:value-type="float">
            <text:p>-42,86</text:p>
          </table:table-cell>
        </table:table-row>
        <table:table-row table:style-name="ro1">
          <table:table-cell table:formula="of:=[.A489]+1" office:value-type="float" office:value="488" calcext:value-type="float">
            <text:p>488</text:p>
          </table:table-cell>
          <table:table-cell table:style-name="ce1" office:value-type="float" office:value="0.002154499" calcext:value-type="float">
            <text:p>2,15E-003</text:p>
          </table:table-cell>
          <table:table-cell table:style-name="ce1" office:value-type="float" office:value="-0.05447448" calcext:value-type="float">
            <text:p>-5,45E-002</text:p>
          </table:table-cell>
          <table:table-cell table:formula="of:= ABS([.B490])" office:value-type="float" office:value="0.002154499" calcext:value-type="float">
            <text:p>2,15E-03</text:p>
          </table:table-cell>
          <table:table-cell table:formula="of:= ABS([.C490])" office:value-type="float" office:value="0.05447448" calcext:value-type="float">
            <text:p>5,45E-02</text:p>
          </table:table-cell>
          <table:table-cell table:formula="of:=10*LOG10([.D490]/1000)" office:value-type="float" office:value="-56.6665370315119" calcext:value-type="float">
            <text:p>-56,67</text:p>
          </table:table-cell>
          <table:table-cell table:formula="of:=10*LOG10([.E490]/1000)" office:value-type="float" office:value="-42.6380690673032" calcext:value-type="float">
            <text:p>-42,64</text:p>
          </table:table-cell>
        </table:table-row>
        <table:table-row table:style-name="ro1">
          <table:table-cell table:formula="of:=[.A490]+1" office:value-type="float" office:value="489" calcext:value-type="float">
            <text:p>489</text:p>
          </table:table-cell>
          <table:table-cell table:style-name="ce1" office:value-type="float" office:value="-0.002209057" calcext:value-type="float">
            <text:p>-2,21E-003</text:p>
          </table:table-cell>
          <table:table-cell table:style-name="ce1" office:value-type="float" office:value="-0.05171558" calcext:value-type="float">
            <text:p>-5,17E-002</text:p>
          </table:table-cell>
          <table:table-cell table:formula="of:= ABS([.B491])" office:value-type="float" office:value="0.002209057" calcext:value-type="float">
            <text:p>2,21E-03</text:p>
          </table:table-cell>
          <table:table-cell table:formula="of:= ABS([.C491])" office:value-type="float" office:value="0.05171558" calcext:value-type="float">
            <text:p>5,17E-02</text:p>
          </table:table-cell>
          <table:table-cell table:formula="of:=10*LOG10([.D491]/1000)" office:value-type="float" office:value="-56.5579307794201" calcext:value-type="float">
            <text:p>-56,56</text:p>
          </table:table-cell>
          <table:table-cell table:formula="of:=10*LOG10([.E491]/1000)" office:value-type="float" office:value="-42.8637860025797" calcext:value-type="float">
            <text:p>-42,86</text:p>
          </table:table-cell>
        </table:table-row>
        <table:table-row table:style-name="ro1">
          <table:table-cell table:formula="of:=[.A491]+1" office:value-type="float" office:value="490" calcext:value-type="float">
            <text:p>490</text:p>
          </table:table-cell>
          <table:table-cell table:style-name="ce1" office:value-type="float" office:value="0.002150192" calcext:value-type="float">
            <text:p>2,15E-003</text:p>
          </table:table-cell>
          <table:table-cell table:style-name="ce1" office:value-type="float" office:value="-0.05447175" calcext:value-type="float">
            <text:p>-5,45E-002</text:p>
          </table:table-cell>
          <table:table-cell table:formula="of:= ABS([.B492])" office:value-type="float" office:value="0.002150192" calcext:value-type="float">
            <text:p>2,15E-03</text:p>
          </table:table-cell>
          <table:table-cell table:formula="of:= ABS([.C492])" office:value-type="float" office:value="0.05447175" calcext:value-type="float">
            <text:p>5,45E-02</text:p>
          </table:table-cell>
          <table:table-cell table:formula="of:=10*LOG10([.D492]/1000)" office:value-type="float" office:value="-56.675227583088" calcext:value-type="float">
            <text:p>-56,68</text:p>
          </table:table-cell>
          <table:table-cell table:formula="of:=10*LOG10([.E492]/1000)" office:value-type="float" office:value="-42.6382867203484" calcext:value-type="float">
            <text:p>-42,64</text:p>
          </table:table-cell>
        </table:table-row>
        <table:table-row table:style-name="ro1">
          <table:table-cell table:formula="of:=[.A492]+1" office:value-type="float" office:value="491" calcext:value-type="float">
            <text:p>491</text:p>
          </table:table-cell>
          <table:table-cell table:style-name="ce1" office:value-type="float" office:value="-0.002204533" calcext:value-type="float">
            <text:p>-2,20E-003</text:p>
          </table:table-cell>
          <table:table-cell table:style-name="ce1" office:value-type="float" office:value="-0.05171844" calcext:value-type="float">
            <text:p>-5,17E-002</text:p>
          </table:table-cell>
          <table:table-cell table:formula="of:= ABS([.B493])" office:value-type="float" office:value="0.002204533" calcext:value-type="float">
            <text:p>2,20E-03</text:p>
          </table:table-cell>
          <table:table-cell table:formula="of:= ABS([.C493])" office:value-type="float" office:value="0.05171844" calcext:value-type="float">
            <text:p>5,17E-02</text:p>
          </table:table-cell>
          <table:table-cell table:formula="of:=10*LOG10([.D493]/1000)" office:value-type="float" office:value="-56.5668339576683" calcext:value-type="float">
            <text:p>-56,57</text:p>
          </table:table-cell>
          <table:table-cell table:formula="of:=10*LOG10([.E493]/1000)" office:value-type="float" office:value="-42.8635458335873" calcext:value-type="float">
            <text:p>-42,86</text:p>
          </table:table-cell>
        </table:table-row>
        <table:table-row table:style-name="ro1">
          <table:table-cell table:formula="of:=[.A493]+1" office:value-type="float" office:value="492" calcext:value-type="float">
            <text:p>492</text:p>
          </table:table-cell>
          <table:table-cell table:style-name="ce1" office:value-type="float" office:value="0.00214591" calcext:value-type="float">
            <text:p>2,15E-003</text:p>
          </table:table-cell>
          <table:table-cell table:style-name="ce1" office:value-type="float" office:value="-0.05446905" calcext:value-type="float">
            <text:p>-5,45E-002</text:p>
          </table:table-cell>
          <table:table-cell table:formula="of:= ABS([.B494])" office:value-type="float" office:value="0.00214591" calcext:value-type="float">
            <text:p>2,15E-03</text:p>
          </table:table-cell>
          <table:table-cell table:formula="of:= ABS([.C494])" office:value-type="float" office:value="0.05446905" calcext:value-type="float">
            <text:p>5,45E-02</text:p>
          </table:table-cell>
          <table:table-cell table:formula="of:=10*LOG10([.D494]/1000)" office:value-type="float" office:value="-56.6838849640689" calcext:value-type="float">
            <text:p>-56,68</text:p>
          </table:table-cell>
          <table:table-cell table:formula="of:=10*LOG10([.E494]/1000)" office:value-type="float" office:value="-42.6385019923312" calcext:value-type="float">
            <text:p>-42,64</text:p>
          </table:table-cell>
        </table:table-row>
        <table:table-row table:style-name="ro1">
          <table:table-cell table:formula="of:=[.A494]+1" office:value-type="float" office:value="493" calcext:value-type="float">
            <text:p>493</text:p>
          </table:table-cell>
          <table:table-cell table:style-name="ce1" office:value-type="float" office:value="-0.002200037" calcext:value-type="float">
            <text:p>-2,20E-003</text:p>
          </table:table-cell>
          <table:table-cell table:style-name="ce1" office:value-type="float" office:value="-0.05172129" calcext:value-type="float">
            <text:p>-5,17E-002</text:p>
          </table:table-cell>
          <table:table-cell table:formula="of:= ABS([.B495])" office:value-type="float" office:value="0.002200037" calcext:value-type="float">
            <text:p>2,20E-03</text:p>
          </table:table-cell>
          <table:table-cell table:formula="of:= ABS([.C495])" office:value-type="float" office:value="0.05172129" calcext:value-type="float">
            <text:p>5,17E-02</text:p>
          </table:table-cell>
          <table:table-cell table:formula="of:=10*LOG10([.D495]/1000)" office:value-type="float" office:value="-56.5757001519565" calcext:value-type="float">
            <text:p>-56,58</text:p>
          </table:table-cell>
          <table:table-cell table:formula="of:=10*LOG10([.E495]/1000)" office:value-type="float" office:value="-42.8633065175578" calcext:value-type="float">
            <text:p>-42,86</text:p>
          </table:table-cell>
        </table:table-row>
        <table:table-row table:style-name="ro1">
          <table:table-cell table:formula="of:=[.A495]+1" office:value-type="float" office:value="494" calcext:value-type="float">
            <text:p>494</text:p>
          </table:table-cell>
          <table:table-cell table:style-name="ce1" office:value-type="float" office:value="0.002141654" calcext:value-type="float">
            <text:p>2,14E-003</text:p>
          </table:table-cell>
          <table:table-cell table:style-name="ce1" office:value-type="float" office:value="-0.05446636" calcext:value-type="float">
            <text:p>-5,45E-002</text:p>
          </table:table-cell>
          <table:table-cell table:formula="of:= ABS([.B496])" office:value-type="float" office:value="0.002141654" calcext:value-type="float">
            <text:p>2,14E-03</text:p>
          </table:table-cell>
          <table:table-cell table:formula="of:= ABS([.C496])" office:value-type="float" office:value="0.05446636" calcext:value-type="float">
            <text:p>5,45E-02</text:p>
          </table:table-cell>
          <table:table-cell table:formula="of:=10*LOG10([.D496]/1000)" office:value-type="float" office:value="-56.6925069131386" calcext:value-type="float">
            <text:p>-56,69</text:p>
          </table:table-cell>
          <table:table-cell table:formula="of:=10*LOG10([.E496]/1000)" office:value-type="float" office:value="-42.6387164776224" calcext:value-type="float">
            <text:p>-42,64</text:p>
          </table:table-cell>
        </table:table-row>
        <table:table-row table:style-name="ro1">
          <table:table-cell table:formula="of:=[.A496]+1" office:value-type="float" office:value="495" calcext:value-type="float">
            <text:p>495</text:p>
          </table:table-cell>
          <table:table-cell table:style-name="ce1" office:value-type="float" office:value="-0.002195567" calcext:value-type="float">
            <text:p>-2,20E-003</text:p>
          </table:table-cell>
          <table:table-cell table:style-name="ce1" office:value-type="float" office:value="-0.05172411" calcext:value-type="float">
            <text:p>-5,17E-002</text:p>
          </table:table-cell>
          <table:table-cell table:formula="of:= ABS([.B497])" office:value-type="float" office:value="0.002195567" calcext:value-type="float">
            <text:p>2,20E-03</text:p>
          </table:table-cell>
          <table:table-cell table:formula="of:= ABS([.C497])" office:value-type="float" office:value="0.05172411" calcext:value-type="float">
            <text:p>5,17E-02</text:p>
          </table:table-cell>
          <table:table-cell table:formula="of:=10*LOG10([.D497]/1000)" office:value-type="float" office:value="-56.5845330541165" calcext:value-type="float">
            <text:p>-56,58</text:p>
          </table:table-cell>
          <table:table-cell table:formula="of:=10*LOG10([.E497]/1000)" office:value-type="float" office:value="-42.8630697336236" calcext:value-type="float">
            <text:p>-42,86</text:p>
          </table:table-cell>
        </table:table-row>
        <table:table-row table:style-name="ro1">
          <table:table-cell table:formula="of:=[.A497]+1" office:value-type="float" office:value="496" calcext:value-type="float">
            <text:p>496</text:p>
          </table:table-cell>
          <table:table-cell table:style-name="ce1" office:value-type="float" office:value="0.002137423" calcext:value-type="float">
            <text:p>2,14E-003</text:p>
          </table:table-cell>
          <table:table-cell table:style-name="ce1" office:value-type="float" office:value="-0.05446368" calcext:value-type="float">
            <text:p>-5,45E-002</text:p>
          </table:table-cell>
          <table:table-cell table:formula="of:= ABS([.B498])" office:value-type="float" office:value="0.002137423" calcext:value-type="float">
            <text:p>2,14E-03</text:p>
          </table:table-cell>
          <table:table-cell table:formula="of:= ABS([.C498])" office:value-type="float" office:value="0.05446368" calcext:value-type="float">
            <text:p>5,45E-02</text:p>
          </table:table-cell>
          <table:table-cell table:formula="of:=10*LOG10([.D498]/1000)" office:value-type="float" office:value="-56.7010952164187" calcext:value-type="float">
            <text:p>-56,70</text:p>
          </table:table-cell>
          <table:table-cell table:formula="of:=10*LOG10([.E498]/1000)" office:value-type="float" office:value="-42.6389301761048" calcext:value-type="float">
            <text:p>-42,64</text:p>
          </table:table-cell>
        </table:table-row>
        <table:table-row table:style-name="ro1">
          <table:table-cell table:formula="of:=[.A498]+1" office:value-type="float" office:value="497" calcext:value-type="float">
            <text:p>497</text:p>
          </table:table-cell>
          <table:table-cell table:style-name="ce1" office:value-type="float" office:value="-0.002191125" calcext:value-type="float">
            <text:p>-2,19E-003</text:p>
          </table:table-cell>
          <table:table-cell table:style-name="ce1" office:value-type="float" office:value="-0.05172692" calcext:value-type="float">
            <text:p>-5,17E-002</text:p>
          </table:table-cell>
          <table:table-cell table:formula="of:= ABS([.B499])" office:value-type="float" office:value="0.002191125" calcext:value-type="float">
            <text:p>2,19E-03</text:p>
          </table:table-cell>
          <table:table-cell table:formula="of:= ABS([.C499])" office:value-type="float" office:value="0.05172692" calcext:value-type="float">
            <text:p>5,17E-02</text:p>
          </table:table-cell>
          <table:table-cell table:formula="of:=10*LOG10([.D499]/1000)" office:value-type="float" office:value="-56.5933284596201" calcext:value-type="float">
            <text:p>-56,59</text:p>
          </table:table-cell>
          <table:table-cell table:formula="of:=10*LOG10([.E499]/1000)" office:value-type="float" office:value="-42.8628338021893" calcext:value-type="float">
            <text:p>-42,86</text:p>
          </table:table-cell>
        </table:table-row>
        <table:table-row table:style-name="ro1">
          <table:table-cell table:formula="of:=[.A499]+1" office:value-type="float" office:value="498" calcext:value-type="float">
            <text:p>498</text:p>
          </table:table-cell>
          <table:table-cell table:style-name="ce1" office:value-type="float" office:value="0.002133218" calcext:value-type="float">
            <text:p>2,13E-003</text:p>
          </table:table-cell>
          <table:table-cell table:style-name="ce1" office:value-type="float" office:value="-0.05446102" calcext:value-type="float">
            <text:p>-5,45E-002</text:p>
          </table:table-cell>
          <table:table-cell table:formula="of:= ABS([.B500])" office:value-type="float" office:value="0.002133218" calcext:value-type="float">
            <text:p>2,13E-03</text:p>
          </table:table-cell>
          <table:table-cell table:formula="of:= ABS([.C500])" office:value-type="float" office:value="0.05446102" calcext:value-type="float">
            <text:p>5,45E-02</text:p>
          </table:table-cell>
          <table:table-cell table:formula="of:=10*LOG10([.D500]/1000)" office:value-type="float" office:value="-56.7096476041589" calcext:value-type="float">
            <text:p>-56,71</text:p>
          </table:table-cell>
          <table:table-cell table:formula="of:=10*LOG10([.E500]/1000)" office:value-type="float" office:value="-42.6391422902207" calcext:value-type="float">
            <text:p>-42,64</text:p>
          </table:table-cell>
        </table:table-row>
        <table:table-row table:style-name="ro1">
          <table:table-cell table:formula="of:=[.A500]+1" office:value-type="float" office:value="499" calcext:value-type="float">
            <text:p>499</text:p>
          </table:table-cell>
          <table:table-cell table:style-name="ce1" office:value-type="float" office:value="-0.00218671" calcext:value-type="float">
            <text:p>-2,19E-003</text:p>
          </table:table-cell>
          <table:table-cell table:style-name="ce1" office:value-type="float" office:value="-0.05172971" calcext:value-type="float">
            <text:p>-5,17E-002</text:p>
          </table:table-cell>
          <table:table-cell table:formula="of:= ABS([.B501])" office:value-type="float" office:value="0.00218671" calcext:value-type="float">
            <text:p>2,19E-03</text:p>
          </table:table-cell>
          <table:table-cell table:formula="of:= ABS([.C501])" office:value-type="float" office:value="0.05172971" calcext:value-type="float">
            <text:p>5,17E-02</text:p>
          </table:table-cell>
          <table:table-cell table:formula="of:=10*LOG10([.D501]/1000)" office:value-type="float" office:value="-56.6020880898375" calcext:value-type="float">
            <text:p>-56,60</text:p>
          </table:table-cell>
          <table:table-cell table:formula="of:=10*LOG10([.E501]/1000)" office:value-type="float" office:value="-42.8625995626621" calcext:value-type="float">
            <text:p>-42,86</text:p>
          </table:table-cell>
        </table:table-row>
        <table:table-row table:style-name="ro1">
          <table:table-cell table:formula="of:=[.A501]+1" office:value-type="float" office:value="500" calcext:value-type="float">
            <text:p>500</text:p>
          </table:table-cell>
          <table:table-cell table:style-name="ce1" office:value-type="float" office:value="0.002129037" calcext:value-type="float">
            <text:p>2,13E-003</text:p>
          </table:table-cell>
          <table:table-cell table:style-name="ce1" office:value-type="float" office:value="-0.05445838" calcext:value-type="float">
            <text:p>-5,45E-002</text:p>
          </table:table-cell>
          <table:table-cell table:formula="of:= ABS([.B502])" office:value-type="float" office:value="0.002129037" calcext:value-type="float">
            <text:p>2,13E-03</text:p>
          </table:table-cell>
          <table:table-cell table:formula="of:= ABS([.C502])" office:value-type="float" office:value="0.05445838" calcext:value-type="float">
            <text:p>5,45E-02</text:p>
          </table:table-cell>
          <table:table-cell table:formula="of:=10*LOG10([.D502]/1000)" office:value-type="float" office:value="-56.7181679100123" calcext:value-type="float">
            <text:p>-56,72</text:p>
          </table:table-cell>
          <table:table-cell table:formula="of:=10*LOG10([.E502]/1000)" office:value-type="float" office:value="-42.6393528197375" calcext:value-type="float">
            <text:p>-42,64</text:p>
          </table:table-cell>
        </table:table-row>
        <table:table-row table:style-name="ro1">
          <table:table-cell table:formula="of:=[.A502]+1" office:value-type="float" office:value="501" calcext:value-type="float">
            <text:p>501</text:p>
          </table:table-cell>
          <table:table-cell table:style-name="ce1" office:value-type="float" office:value="-0.002182321" calcext:value-type="float">
            <text:p>-2,18E-003</text:p>
          </table:table-cell>
          <table:table-cell table:style-name="ce1" office:value-type="float" office:value="-0.05173249" calcext:value-type="float">
            <text:p>-5,17E-002</text:p>
          </table:table-cell>
          <table:table-cell table:formula="of:= ABS([.B503])" office:value-type="float" office:value="0.002182321" calcext:value-type="float">
            <text:p>2,18E-03</text:p>
          </table:table-cell>
          <table:table-cell table:formula="of:= ABS([.C503])" office:value-type="float" office:value="0.05173249" calcext:value-type="float">
            <text:p>5,17E-02</text:p>
          </table:table-cell>
          <table:table-cell table:formula="of:=10*LOG10([.D503]/1000)" office:value-type="float" office:value="-56.6108136819529" calcext:value-type="float">
            <text:p>-56,61</text:p>
          </table:table-cell>
          <table:table-cell table:formula="of:=10*LOG10([.E503]/1000)" office:value-type="float" office:value="-42.8623661752684" calcext:value-type="float">
            <text:p>-42,86</text:p>
          </table:table-cell>
        </table:table-row>
        <table:table-row table:style-name="ro1">
          <table:table-cell table:formula="of:=[.A503]+1" office:value-type="float" office:value="502" calcext:value-type="float">
            <text:p>502</text:p>
          </table:table-cell>
          <table:table-cell table:style-name="ce1" office:value-type="float" office:value="0.002124881" calcext:value-type="float">
            <text:p>2,12E-003</text:p>
          </table:table-cell>
          <table:table-cell table:style-name="ce1" office:value-type="float" office:value="-0.05445575" calcext:value-type="float">
            <text:p>-5,45E-002</text:p>
          </table:table-cell>
          <table:table-cell table:formula="of:= ABS([.B504])" office:value-type="float" office:value="0.002124881" calcext:value-type="float">
            <text:p>2,12E-03</text:p>
          </table:table-cell>
          <table:table-cell table:formula="of:= ABS([.C504])" office:value-type="float" office:value="0.05445575" calcext:value-type="float">
            <text:p>5,45E-02</text:p>
          </table:table-cell>
          <table:table-cell table:formula="of:=10*LOG10([.D504]/1000)" office:value-type="float" office:value="-56.7266538678566" calcext:value-type="float">
            <text:p>-56,73</text:p>
          </table:table-cell>
          <table:table-cell table:formula="of:=10*LOG10([.E504]/1000)" office:value-type="float" office:value="-42.6395625619422" calcext:value-type="float">
            <text:p>-42,64</text:p>
          </table:table-cell>
        </table:table-row>
        <table:table-row table:style-name="ro1">
          <table:table-cell table:formula="of:=[.A504]+1" office:value-type="float" office:value="503" calcext:value-type="float">
            <text:p>503</text:p>
          </table:table-cell>
          <table:table-cell table:style-name="ce1" office:value-type="float" office:value="-0.002177958" calcext:value-type="float">
            <text:p>-2,18E-003</text:p>
          </table:table-cell>
          <table:table-cell table:style-name="ce1" office:value-type="float" office:value="-0.05173525" calcext:value-type="float">
            <text:p>-5,17E-002</text:p>
          </table:table-cell>
          <table:table-cell table:formula="of:= ABS([.B505])" office:value-type="float" office:value="0.002177958" calcext:value-type="float">
            <text:p>2,18E-03</text:p>
          </table:table-cell>
          <table:table-cell table:formula="of:= ABS([.C505])" office:value-type="float" office:value="0.05173525" calcext:value-type="float">
            <text:p>5,17E-02</text:p>
          </table:table-cell>
          <table:table-cell table:formula="of:=10*LOG10([.D505]/1000)" office:value-type="float" office:value="-56.6195049948571" calcext:value-type="float">
            <text:p>-56,62</text:p>
          </table:table-cell>
          <table:table-cell table:formula="of:=10*LOG10([.E505]/1000)" office:value-type="float" office:value="-42.8621344793272" calcext:value-type="float">
            <text:p>-42,86</text:p>
          </table:table-cell>
        </table:table-row>
        <table:table-row table:style-name="ro1">
          <table:table-cell table:formula="of:=[.A505]+1" office:value-type="float" office:value="504" calcext:value-type="float">
            <text:p>504</text:p>
          </table:table-cell>
          <table:table-cell table:style-name="ce1" office:value-type="float" office:value="0.002120749" calcext:value-type="float">
            <text:p>2,12E-003</text:p>
          </table:table-cell>
          <table:table-cell table:style-name="ce1" office:value-type="float" office:value="-0.05445314" calcext:value-type="float">
            <text:p>-5,45E-002</text:p>
          </table:table-cell>
          <table:table-cell table:formula="of:= ABS([.B506])" office:value-type="float" office:value="0.002120749" calcext:value-type="float">
            <text:p>2,12E-03</text:p>
          </table:table-cell>
          <table:table-cell table:formula="of:= ABS([.C506])" office:value-type="float" office:value="0.05445314" calcext:value-type="float">
            <text:p>5,45E-02</text:p>
          </table:table-cell>
          <table:table-cell table:formula="of:=10*LOG10([.D506]/1000)" office:value-type="float" office:value="-56.7351072910979" calcext:value-type="float">
            <text:p>-56,74</text:p>
          </table:table-cell>
          <table:table-cell table:formula="of:=10*LOG10([.E506]/1000)" office:value-type="float" office:value="-42.6397707191639" calcext:value-type="float">
            <text:p>-42,64</text:p>
          </table:table-cell>
        </table:table-row>
        <table:table-row table:style-name="ro1">
          <table:table-cell table:formula="of:=[.A506]+1" office:value-type="float" office:value="505" calcext:value-type="float">
            <text:p>505</text:p>
          </table:table-cell>
          <table:table-cell table:style-name="ce1" office:value-type="float" office:value="-0.002173622" calcext:value-type="float">
            <text:p>-2,17E-003</text:p>
          </table:table-cell>
          <table:table-cell table:style-name="ce1" office:value-type="float" office:value="-0.05173799" calcext:value-type="float">
            <text:p>-5,17E-002</text:p>
          </table:table-cell>
          <table:table-cell table:formula="of:= ABS([.B507])" office:value-type="float" office:value="0.002173622" calcext:value-type="float">
            <text:p>2,17E-03</text:p>
          </table:table-cell>
          <table:table-cell table:formula="of:= ABS([.C507])" office:value-type="float" office:value="0.05173799" calcext:value-type="float">
            <text:p>5,17E-02</text:p>
          </table:table-cell>
          <table:table-cell table:formula="of:=10*LOG10([.D507]/1000)" office:value-type="float" office:value="-56.6281597891927" calcext:value-type="float">
            <text:p>-56,63</text:p>
          </table:table-cell>
          <table:table-cell table:formula="of:=10*LOG10([.E507]/1000)" office:value-type="float" office:value="-42.8619044745683" calcext:value-type="float">
            <text:p>-42,86</text:p>
          </table:table-cell>
        </table:table-row>
        <table:table-row table:style-name="ro1">
          <table:table-cell table:formula="of:=[.A507]+1" office:value-type="float" office:value="506" calcext:value-type="float">
            <text:p>506</text:p>
          </table:table-cell>
          <table:table-cell table:style-name="ce1" office:value-type="float" office:value="0.002116642" calcext:value-type="float">
            <text:p>2,12E-003</text:p>
          </table:table-cell>
          <table:table-cell table:style-name="ce1" office:value-type="float" office:value="-0.05445054" calcext:value-type="float">
            <text:p>-5,45E-002</text:p>
          </table:table-cell>
          <table:table-cell table:formula="of:= ABS([.B508])" office:value-type="float" office:value="0.002116642" calcext:value-type="float">
            <text:p>2,12E-03</text:p>
          </table:table-cell>
          <table:table-cell table:formula="of:= ABS([.C508])" office:value-type="float" office:value="0.05445054" calcext:value-type="float">
            <text:p>5,45E-02</text:p>
          </table:table-cell>
          <table:table-cell table:formula="of:=10*LOG10([.D508]/1000)" office:value-type="float" office:value="-56.7435259052673" calcext:value-type="float">
            <text:p>-56,74</text:p>
          </table:table-cell>
          <table:table-cell table:formula="of:=10*LOG10([.E508]/1000)" office:value-type="float" office:value="-42.6399780887685" calcext:value-type="float">
            <text:p>-42,64</text:p>
          </table:table-cell>
        </table:table-row>
        <table:table-row table:style-name="ro1">
          <table:table-cell table:formula="of:=[.A508]+1" office:value-type="float" office:value="507" calcext:value-type="float">
            <text:p>507</text:p>
          </table:table-cell>
          <table:table-cell table:style-name="ce1" office:value-type="float" office:value="-0.002169311" calcext:value-type="float">
            <text:p>-2,17E-003</text:p>
          </table:table-cell>
          <table:table-cell table:style-name="ce1" office:value-type="float" office:value="-0.05174071" calcext:value-type="float">
            <text:p>-5,17E-002</text:p>
          </table:table-cell>
          <table:table-cell table:formula="of:= ABS([.B509])" office:value-type="float" office:value="0.002169311" calcext:value-type="float">
            <text:p>2,17E-03</text:p>
          </table:table-cell>
          <table:table-cell table:formula="of:= ABS([.C509])" office:value-type="float" office:value="0.05174071" calcext:value-type="float">
            <text:p>5,17E-02</text:p>
          </table:table-cell>
          <table:table-cell table:formula="of:=10*LOG10([.D509]/1000)" office:value-type="float" office:value="-56.6367818154889" calcext:value-type="float">
            <text:p>-56,64</text:p>
          </table:table-cell>
          <table:table-cell table:formula="of:=10*LOG10([.E509]/1000)" office:value-type="float" office:value="-42.8616761607238" calcext:value-type="float">
            <text:p>-42,86</text:p>
          </table:table-cell>
        </table:table-row>
        <table:table-row table:style-name="ro1">
          <table:table-cell table:formula="of:=[.A509]+1" office:value-type="float" office:value="508" calcext:value-type="float">
            <text:p>508</text:p>
          </table:table-cell>
          <table:table-cell table:style-name="ce1" office:value-type="float" office:value="0.002112558" calcext:value-type="float">
            <text:p>2,11E-003</text:p>
          </table:table-cell>
          <table:table-cell table:style-name="ce1" office:value-type="float" office:value="-0.05444796" calcext:value-type="float">
            <text:p>-5,44E-002</text:p>
          </table:table-cell>
          <table:table-cell table:formula="of:= ABS([.B510])" office:value-type="float" office:value="0.002112558" calcext:value-type="float">
            <text:p>2,11E-03</text:p>
          </table:table-cell>
          <table:table-cell table:formula="of:= ABS([.C510])" office:value-type="float" office:value="0.05444796" calcext:value-type="float">
            <text:p>5,44E-02</text:p>
          </table:table-cell>
          <table:table-cell table:formula="of:=10*LOG10([.D510]/1000)" office:value-type="float" office:value="-56.7519135871713" calcext:value-type="float">
            <text:p>-56,75</text:p>
          </table:table-cell>
          <table:table-cell table:formula="of:=10*LOG10([.E510]/1000)" office:value-type="float" office:value="-42.6401838730104" calcext:value-type="float">
            <text:p>-42,64</text:p>
          </table:table-cell>
        </table:table-row>
        <table:table-row table:style-name="ro1">
          <table:table-cell table:formula="of:=[.A510]+1" office:value-type="float" office:value="509" calcext:value-type="float">
            <text:p>509</text:p>
          </table:table-cell>
          <table:table-cell table:style-name="ce1" office:value-type="float" office:value="-0.002165026" calcext:value-type="float">
            <text:p>-2,17E-003</text:p>
          </table:table-cell>
          <table:table-cell table:style-name="ce1" office:value-type="float" office:value="-0.05174342" calcext:value-type="float">
            <text:p>-5,17E-002</text:p>
          </table:table-cell>
          <table:table-cell table:formula="of:= ABS([.B511])" office:value-type="float" office:value="0.002165026" calcext:value-type="float">
            <text:p>2,17E-03</text:p>
          </table:table-cell>
          <table:table-cell table:formula="of:= ABS([.C511])" office:value-type="float" office:value="0.05174342" calcext:value-type="float">
            <text:p>5,17E-02</text:p>
          </table:table-cell>
          <table:table-cell table:formula="of:=10*LOG10([.D511]/1000)" office:value-type="float" office:value="-56.6453688379619" calcext:value-type="float">
            <text:p>-56,65</text:p>
          </table:table-cell>
          <table:table-cell table:formula="of:=10*LOG10([.E511]/1000)" office:value-type="float" office:value="-42.8614486982045" calcext:value-type="float">
            <text:p>-42,86</text:p>
          </table:table-cell>
        </table:table-row>
        <table:table-row table:style-name="ro1">
          <table:table-cell table:formula="of:=[.A511]+1" office:value-type="float" office:value="510" calcext:value-type="float">
            <text:p>510</text:p>
          </table:table-cell>
          <table:table-cell table:style-name="ce1" office:value-type="float" office:value="0.002108498" calcext:value-type="float">
            <text:p>2,11E-003</text:p>
          </table:table-cell>
          <table:table-cell table:style-name="ce1" office:value-type="float" office:value="-0.05444539" calcext:value-type="float">
            <text:p>-5,44E-002</text:p>
          </table:table-cell>
          <table:table-cell table:formula="of:= ABS([.B512])" office:value-type="float" office:value="0.002108498" calcext:value-type="float">
            <text:p>2,11E-03</text:p>
          </table:table-cell>
          <table:table-cell table:formula="of:= ABS([.C512])" office:value-type="float" office:value="0.05444539" calcext:value-type="float">
            <text:p>5,44E-02</text:p>
          </table:table-cell>
          <table:table-cell table:formula="of:=10*LOG10([.D512]/1000)" office:value-type="float" office:value="-56.760268065957" calcext:value-type="float">
            <text:p>-56,76</text:p>
          </table:table-cell>
          <table:table-cell table:formula="of:=10*LOG10([.E512]/1000)" office:value-type="float" office:value="-42.6403888693337" calcext:value-type="float">
            <text:p>-42,64</text:p>
          </table:table-cell>
        </table:table-row>
        <table:table-row table:style-name="ro1">
          <table:table-cell table:formula="of:=[.A512]+1" office:value-type="float" office:value="511" calcext:value-type="float">
            <text:p>511</text:p>
          </table:table-cell>
          <table:table-cell table:style-name="ce1" office:value-type="float" office:value="-0.002160766" calcext:value-type="float">
            <text:p>-2,16E-003</text:p>
          </table:table-cell>
          <table:table-cell table:style-name="ce1" office:value-type="float" office:value="-0.05174612" calcext:value-type="float">
            <text:p>-5,17E-002</text:p>
          </table:table-cell>
          <table:table-cell table:formula="of:= ABS([.B513])" office:value-type="float" office:value="0.002160766" calcext:value-type="float">
            <text:p>2,16E-03</text:p>
          </table:table-cell>
          <table:table-cell table:formula="of:= ABS([.C513])" office:value-type="float" office:value="0.05174612" calcext:value-type="float">
            <text:p>5,17E-02</text:p>
          </table:table-cell>
          <table:table-cell table:formula="of:=10*LOG10([.D513]/1000)" office:value-type="float" office:value="-56.6539226246026" calcext:value-type="float">
            <text:p>-56,65</text:p>
          </table:table-cell>
          <table:table-cell table:formula="of:=10*LOG10([.E513]/1000)" office:value-type="float" office:value="-42.8612220868771" calcext:value-type="float">
            <text:p>-42,86</text:p>
          </table:table-cell>
        </table:table-row>
        <table:table-row table:style-name="ro1">
          <table:table-cell table:formula="of:=[.A513]+1" office:value-type="float" office:value="512" calcext:value-type="float">
            <text:p>512</text:p>
          </table:table-cell>
          <table:table-cell table:style-name="ce1" office:value-type="float" office:value="0.002104462" calcext:value-type="float">
            <text:p>2,10E-003</text:p>
          </table:table-cell>
          <table:table-cell table:style-name="ce1" office:value-type="float" office:value="-0.05444284" calcext:value-type="float">
            <text:p>-5,44E-002</text:p>
          </table:table-cell>
          <table:table-cell table:formula="of:= ABS([.B514])" office:value-type="float" office:value="0.002104462" calcext:value-type="float">
            <text:p>2,10E-03</text:p>
          </table:table-cell>
          <table:table-cell table:formula="of:= ABS([.C514])" office:value-type="float" office:value="0.05444284" calcext:value-type="float">
            <text:p>5,44E-02</text:p>
          </table:table-cell>
          <table:table-cell table:formula="of:=10*LOG10([.D514]/1000)" office:value-type="float" office:value="-56.7685891184483" calcext:value-type="float">
            <text:p>-56,77</text:p>
          </table:table-cell>
          <table:table-cell table:formula="of:=10*LOG10([.E514]/1000)" office:value-type="float" office:value="-42.6405922799188" calcext:value-type="float">
            <text:p>-42,64</text:p>
          </table:table-cell>
        </table:table-row>
        <table:table-row table:style-name="ro1">
          <table:table-cell table:formula="of:=[.A514]+1" office:value-type="float" office:value="513" calcext:value-type="float">
            <text:p>513</text:p>
          </table:table-cell>
          <table:table-cell table:style-name="ce1" office:value-type="float" office:value="-0.00215653" calcext:value-type="float">
            <text:p>-2,16E-003</text:p>
          </table:table-cell>
          <table:table-cell table:style-name="ce1" office:value-type="float" office:value="-0.05174879" calcext:value-type="float">
            <text:p>-5,17E-002</text:p>
          </table:table-cell>
          <table:table-cell table:formula="of:= ABS([.B515])" office:value-type="float" office:value="0.00215653" calcext:value-type="float">
            <text:p>2,16E-03</text:p>
          </table:table-cell>
          <table:table-cell table:formula="of:= ABS([.C515])" office:value-type="float" office:value="0.05174879" calcext:value-type="float">
            <text:p>5,17E-02</text:p>
          </table:table-cell>
          <table:table-cell table:formula="of:=10*LOG10([.D515]/1000)" office:value-type="float" office:value="-56.6624449590253" calcext:value-type="float">
            <text:p>-56,66</text:p>
          </table:table-cell>
          <table:table-cell table:formula="of:=10*LOG10([.E515]/1000)" office:value-type="float" office:value="-42.8609980050808" calcext:value-type="float">
            <text:p>-42,86</text:p>
          </table:table-cell>
        </table:table-row>
        <table:table-row table:style-name="ro1">
          <table:table-cell table:formula="of:=[.A515]+1" office:value-type="float" office:value="514" calcext:value-type="float">
            <text:p>514</text:p>
          </table:table-cell>
          <table:table-cell table:style-name="ce1" office:value-type="float" office:value="0.002100449" calcext:value-type="float">
            <text:p>2,10E-003</text:p>
          </table:table-cell>
          <table:table-cell table:style-name="ce1" office:value-type="float" office:value="-0.0544403" calcext:value-type="float">
            <text:p>-5,44E-002</text:p>
          </table:table-cell>
          <table:table-cell table:formula="of:= ABS([.B516])" office:value-type="float" office:value="0.002100449" calcext:value-type="float">
            <text:p>2,10E-03</text:p>
          </table:table-cell>
          <table:table-cell table:formula="of:= ABS([.C516])" office:value-type="float" office:value="0.0544403" calcext:value-type="float">
            <text:p>5,44E-02</text:p>
          </table:table-cell>
          <table:table-cell table:formula="of:=10*LOG10([.D516]/1000)" office:value-type="float" office:value="-56.7768785889508" calcext:value-type="float">
            <text:p>-56,78</text:p>
          </table:table-cell>
          <table:table-cell table:formula="of:=10*LOG10([.E516]/1000)" office:value-type="float" office:value="-42.640794902287" calcext:value-type="float">
            <text:p>-42,64</text:p>
          </table:table-cell>
        </table:table-row>
        <table:table-row table:style-name="ro1">
          <table:table-cell table:formula="of:=[.A516]+1" office:value-type="float" office:value="515" calcext:value-type="float">
            <text:p>515</text:p>
          </table:table-cell>
          <table:table-cell table:style-name="ce1" office:value-type="float" office:value="-0.00215232" calcext:value-type="float">
            <text:p>-2,15E-003</text:p>
          </table:table-cell>
          <table:table-cell table:style-name="ce1" office:value-type="float" office:value="-0.05175146" calcext:value-type="float">
            <text:p>-5,18E-002</text:p>
          </table:table-cell>
          <table:table-cell table:formula="of:= ABS([.B517])" office:value-type="float" office:value="0.00215232" calcext:value-type="float">
            <text:p>2,15E-03</text:p>
          </table:table-cell>
          <table:table-cell table:formula="of:= ABS([.C517])" office:value-type="float" office:value="0.05175146" calcext:value-type="float">
            <text:p>5,18E-02</text:p>
          </table:table-cell>
          <table:table-cell table:formula="of:=10*LOG10([.D517]/1000)" office:value-type="float" office:value="-56.6709315870148" calcext:value-type="float">
            <text:p>-56,67</text:p>
          </table:table-cell>
          <table:table-cell table:formula="of:=10*LOG10([.E517]/1000)" office:value-type="float" office:value="-42.8607739348458" calcext:value-type="float">
            <text:p>-42,86</text:p>
          </table:table-cell>
        </table:table-row>
        <table:table-row table:style-name="ro1">
          <table:table-cell table:formula="of:=[.A517]+1" office:value-type="float" office:value="516" calcext:value-type="float">
            <text:p>516</text:p>
          </table:table-cell>
          <table:table-cell table:style-name="ce1" office:value-type="float" office:value="0.002096459" calcext:value-type="float">
            <text:p>2,10E-003</text:p>
          </table:table-cell>
          <table:table-cell table:style-name="ce1" office:value-type="float" office:value="-0.05443778" calcext:value-type="float">
            <text:p>-5,44E-002</text:p>
          </table:table-cell>
          <table:table-cell table:formula="of:= ABS([.B518])" office:value-type="float" office:value="0.002096459" calcext:value-type="float">
            <text:p>2,10E-03</text:p>
          </table:table-cell>
          <table:table-cell table:formula="of:= ABS([.C518])" office:value-type="float" office:value="0.05443778" calcext:value-type="float">
            <text:p>5,44E-02</text:p>
          </table:table-cell>
          <table:table-cell table:formula="of:=10*LOG10([.D518]/1000)" office:value-type="float" office:value="-56.785136265816" calcext:value-type="float">
            <text:p>-56,79</text:p>
          </table:table-cell>
          <table:table-cell table:formula="of:=10*LOG10([.E518]/1000)" office:value-type="float" office:value="-42.640995938546" calcext:value-type="float">
            <text:p>-42,64</text:p>
          </table:table-cell>
        </table:table-row>
        <table:table-row table:style-name="ro1">
          <table:table-cell table:formula="of:=[.A518]+1" office:value-type="float" office:value="517" calcext:value-type="float">
            <text:p>517</text:p>
          </table:table-cell>
          <table:table-cell table:style-name="ce1" office:value-type="float" office:value="-0.002148134" calcext:value-type="float">
            <text:p>-2,15E-003</text:p>
          </table:table-cell>
          <table:table-cell table:style-name="ce1" office:value-type="float" office:value="-0.0517541" calcext:value-type="float">
            <text:p>-5,18E-002</text:p>
          </table:table-cell>
          <table:table-cell table:formula="of:= ABS([.B519])" office:value-type="float" office:value="0.002148134" calcext:value-type="float">
            <text:p>2,15E-03</text:p>
          </table:table-cell>
          <table:table-cell table:formula="of:= ABS([.C519])" office:value-type="float" office:value="0.0517541" calcext:value-type="float">
            <text:p>5,18E-02</text:p>
          </table:table-cell>
          <table:table-cell table:formula="of:=10*LOG10([.D519]/1000)" office:value-type="float" office:value="-56.6793863095878" calcext:value-type="float">
            <text:p>-56,68</text:p>
          </table:table-cell>
          <table:table-cell table:formula="of:=10*LOG10([.E519]/1000)" office:value-type="float" office:value="-42.8605523936199" calcext:value-type="float">
            <text:p>-42,86</text:p>
          </table:table-cell>
        </table:table-row>
        <table:table-row table:style-name="ro1">
          <table:table-cell table:formula="of:=[.A519]+1" office:value-type="float" office:value="518" calcext:value-type="float">
            <text:p>518</text:p>
          </table:table-cell>
          <table:table-cell table:style-name="ce1" office:value-type="float" office:value="0.002092491" calcext:value-type="float">
            <text:p>2,09E-003</text:p>
          </table:table-cell>
          <table:table-cell table:style-name="ce1" office:value-type="float" office:value="-0.05443527" calcext:value-type="float">
            <text:p>-5,44E-002</text:p>
          </table:table-cell>
          <table:table-cell table:formula="of:= ABS([.B520])" office:value-type="float" office:value="0.002092491" calcext:value-type="float">
            <text:p>2,09E-03</text:p>
          </table:table-cell>
          <table:table-cell table:formula="of:= ABS([.C520])" office:value-type="float" office:value="0.05443527" calcext:value-type="float">
            <text:p>5,44E-02</text:p>
          </table:table-cell>
          <table:table-cell table:formula="of:=10*LOG10([.D520]/1000)" office:value-type="float" office:value="-56.7933640127198" calcext:value-type="float">
            <text:p>-56,79</text:p>
          </table:table-cell>
          <table:table-cell table:formula="of:=10*LOG10([.E520]/1000)" office:value-type="float" office:value="-42.6411961862933" calcext:value-type="float">
            <text:p>-42,64</text:p>
          </table:table-cell>
        </table:table-row>
        <table:table-row table:style-name="ro1">
          <table:table-cell table:formula="of:=[.A520]+1" office:value-type="float" office:value="519" calcext:value-type="float">
            <text:p>519</text:p>
          </table:table-cell>
          <table:table-cell table:style-name="ce1" office:value-type="float" office:value="-0.002143973" calcext:value-type="float">
            <text:p>-2,14E-003</text:p>
          </table:table-cell>
          <table:table-cell table:style-name="ce1" office:value-type="float" office:value="-0.05175673" calcext:value-type="float">
            <text:p>-5,18E-002</text:p>
          </table:table-cell>
          <table:table-cell table:formula="of:= ABS([.B521])" office:value-type="float" office:value="0.002143973" calcext:value-type="float">
            <text:p>2,14E-03</text:p>
          </table:table-cell>
          <table:table-cell table:formula="of:= ABS([.C521])" office:value-type="float" office:value="0.05175673" calcext:value-type="float">
            <text:p>5,18E-02</text:p>
          </table:table-cell>
          <table:table-cell table:formula="of:=10*LOG10([.D521]/1000)" office:value-type="float" office:value="-56.6878068820727" calcext:value-type="float">
            <text:p>-56,69</text:p>
          </table:table-cell>
          <table:table-cell table:formula="of:=10*LOG10([.E521]/1000)" office:value-type="float" office:value="-42.8603317028019" calcext:value-type="float">
            <text:p>-42,86</text:p>
          </table:table-cell>
        </table:table-row>
        <table:table-row table:style-name="ro1">
          <table:table-cell table:formula="of:=[.A521]+1" office:value-type="float" office:value="520" calcext:value-type="float">
            <text:p>520</text:p>
          </table:table-cell>
          <table:table-cell table:style-name="ce1" office:value-type="float" office:value="0.002088546" calcext:value-type="float">
            <text:p>2,09E-003</text:p>
          </table:table-cell>
          <table:table-cell table:style-name="ce1" office:value-type="float" office:value="-0.05443278" calcext:value-type="float">
            <text:p>-5,44E-002</text:p>
          </table:table-cell>
          <table:table-cell table:formula="of:= ABS([.B522])" office:value-type="float" office:value="0.002088546" calcext:value-type="float">
            <text:p>2,09E-03</text:p>
          </table:table-cell>
          <table:table-cell table:formula="of:= ABS([.C522])" office:value-type="float" office:value="0.05443278" calcext:value-type="float">
            <text:p>5,44E-02</text:p>
          </table:table-cell>
          <table:table-cell table:formula="of:=10*LOG10([.D522]/1000)" office:value-type="float" office:value="-56.8015595500448" calcext:value-type="float">
            <text:p>-56,80</text:p>
          </table:table-cell>
          <table:table-cell table:formula="of:=10*LOG10([.E522]/1000)" office:value-type="float" office:value="-42.6413948475644" calcext:value-type="float">
            <text:p>-42,64</text:p>
          </table:table-cell>
        </table:table-row>
        <table:table-row table:style-name="ro1">
          <table:table-cell table:formula="of:=[.A522]+1" office:value-type="float" office:value="521" calcext:value-type="float">
            <text:p>521</text:p>
          </table:table-cell>
          <table:table-cell table:style-name="ce1" office:value-type="float" office:value="-0.002139835" calcext:value-type="float">
            <text:p>-2,14E-003</text:p>
          </table:table-cell>
          <table:table-cell table:style-name="ce1" office:value-type="float" office:value="-0.05175935" calcext:value-type="float">
            <text:p>-5,18E-002</text:p>
          </table:table-cell>
          <table:table-cell table:formula="of:= ABS([.B523])" office:value-type="float" office:value="0.002139835" calcext:value-type="float">
            <text:p>2,14E-03</text:p>
          </table:table-cell>
          <table:table-cell table:formula="of:= ABS([.C523])" office:value-type="float" office:value="0.05175935" calcext:value-type="float">
            <text:p>5,18E-02</text:p>
          </table:table-cell>
          <table:table-cell table:formula="of:=10*LOG10([.D523]/1000)" office:value-type="float" office:value="-56.6961971326399" calcext:value-type="float">
            <text:p>-56,70</text:p>
          </table:table-cell>
          <table:table-cell table:formula="of:=10*LOG10([.E523]/1000)" office:value-type="float" office:value="-42.8601118622625" calcext:value-type="float">
            <text:p>-42,86</text:p>
          </table:table-cell>
        </table:table-row>
        <table:table-row table:style-name="ro1">
          <table:table-cell table:formula="of:=[.A523]+1" office:value-type="float" office:value="522" calcext:value-type="float">
            <text:p>522</text:p>
          </table:table-cell>
          <table:table-cell table:style-name="ce1" office:value-type="float" office:value="0.002084624" calcext:value-type="float">
            <text:p>2,08E-003</text:p>
          </table:table-cell>
          <table:table-cell table:style-name="ce1" office:value-type="float" office:value="-0.0544303" calcext:value-type="float">
            <text:p>-5,44E-002</text:p>
          </table:table-cell>
          <table:table-cell table:formula="of:= ABS([.B524])" office:value-type="float" office:value="0.002084624" calcext:value-type="float">
            <text:p>2,08E-03</text:p>
          </table:table-cell>
          <table:table-cell table:formula="of:= ABS([.C524])" office:value-type="float" office:value="0.0544303" calcext:value-type="float">
            <text:p>5,44E-02</text:p>
          </table:table-cell>
          <table:table-cell table:formula="of:=10*LOG10([.D524]/1000)" office:value-type="float" office:value="-56.8097226656596" calcext:value-type="float">
            <text:p>-56,81</text:p>
          </table:table-cell>
          <table:table-cell table:formula="of:=10*LOG10([.E524]/1000)" office:value-type="float" office:value="-42.6415927200324" calcext:value-type="float">
            <text:p>-42,64</text:p>
          </table:table-cell>
        </table:table-row>
        <table:table-row table:style-name="ro1">
          <table:table-cell table:formula="of:=[.A524]+1" office:value-type="float" office:value="523" calcext:value-type="float">
            <text:p>523</text:p>
          </table:table-cell>
          <table:table-cell table:style-name="ce1" office:value-type="float" office:value="-0.002135722" calcext:value-type="float">
            <text:p>-2,14E-003</text:p>
          </table:table-cell>
          <table:table-cell table:style-name="ce1" office:value-type="float" office:value="-0.05176195" calcext:value-type="float">
            <text:p>-5,18E-002</text:p>
          </table:table-cell>
          <table:table-cell table:formula="of:= ABS([.B525])" office:value-type="float" office:value="0.002135722" calcext:value-type="float">
            <text:p>2,14E-03</text:p>
          </table:table-cell>
          <table:table-cell table:formula="of:= ABS([.C525])" office:value-type="float" office:value="0.05176195" calcext:value-type="float">
            <text:p>5,18E-02</text:p>
          </table:table-cell>
          <table:table-cell table:formula="of:=10*LOG10([.D525]/1000)" office:value-type="float" office:value="-56.7045527866754" calcext:value-type="float">
            <text:p>-56,70</text:p>
          </table:table-cell>
          <table:table-cell table:formula="of:=10*LOG10([.E525]/1000)" office:value-type="float" office:value="-42.859893710896" calcext:value-type="float">
            <text:p>-42,86</text:p>
          </table:table-cell>
        </table:table-row>
        <table:table-row table:style-name="ro1">
          <table:table-cell table:formula="of:=[.A525]+1" office:value-type="float" office:value="524" calcext:value-type="float">
            <text:p>524</text:p>
          </table:table-cell>
          <table:table-cell table:style-name="ce1" office:value-type="float" office:value="0.002080724" calcext:value-type="float">
            <text:p>2,08E-003</text:p>
          </table:table-cell>
          <table:table-cell table:style-name="ce1" office:value-type="float" office:value="-0.05442783" calcext:value-type="float">
            <text:p>-5,44E-002</text:p>
          </table:table-cell>
          <table:table-cell table:formula="of:= ABS([.B526])" office:value-type="float" office:value="0.002080724" calcext:value-type="float">
            <text:p>2,08E-03</text:p>
          </table:table-cell>
          <table:table-cell table:formula="of:= ABS([.C526])" office:value-type="float" office:value="0.05442783" calcext:value-type="float">
            <text:p>5,44E-02</text:p>
          </table:table-cell>
          <table:table-cell table:formula="of:=10*LOG10([.D526]/1000)" office:value-type="float" office:value="-56.8178552345319" calcext:value-type="float">
            <text:p>-56,82</text:p>
          </table:table-cell>
          <table:table-cell table:formula="of:=10*LOG10([.E526]/1000)" office:value-type="float" office:value="-42.6417898035888" calcext:value-type="float">
            <text:p>-42,64</text:p>
          </table:table-cell>
        </table:table-row>
        <table:table-row table:style-name="ro1">
          <table:table-cell table:formula="of:=[.A526]+1" office:value-type="float" office:value="525" calcext:value-type="float">
            <text:p>525</text:p>
          </table:table-cell>
          <table:table-cell table:style-name="ce1" office:value-type="float" office:value="-0.002131631" calcext:value-type="float">
            <text:p>-2,13E-003</text:p>
          </table:table-cell>
          <table:table-cell table:style-name="ce1" office:value-type="float" office:value="-0.05176454" calcext:value-type="float">
            <text:p>-5,18E-002</text:p>
          </table:table-cell>
          <table:table-cell table:formula="of:= ABS([.B527])" office:value-type="float" office:value="0.002131631" calcext:value-type="float">
            <text:p>2,13E-03</text:p>
          </table:table-cell>
          <table:table-cell table:formula="of:= ABS([.C527])" office:value-type="float" office:value="0.05176454" calcext:value-type="float">
            <text:p>5,18E-02</text:p>
          </table:table-cell>
          <table:table-cell table:formula="of:=10*LOG10([.D527]/1000)" office:value-type="float" office:value="-56.7128797250363" calcext:value-type="float">
            <text:p>-56,71</text:p>
          </table:table-cell>
          <table:table-cell table:formula="of:=10*LOG10([.E527]/1000)" office:value-type="float" office:value="-42.8596764094674" calcext:value-type="float">
            <text:p>-42,86</text:p>
          </table:table-cell>
        </table:table-row>
        <table:table-row table:style-name="ro1">
          <table:table-cell table:formula="of:=[.A527]+1" office:value-type="float" office:value="526" calcext:value-type="float">
            <text:p>526</text:p>
          </table:table-cell>
          <table:table-cell table:style-name="ce1" office:value-type="float" office:value="0.002076845" calcext:value-type="float">
            <text:p>2,08E-003</text:p>
          </table:table-cell>
          <table:table-cell table:style-name="ce1" office:value-type="float" office:value="-0.05442538" calcext:value-type="float">
            <text:p>-5,44E-002</text:p>
          </table:table-cell>
          <table:table-cell table:formula="of:= ABS([.B528])" office:value-type="float" office:value="0.002076845" calcext:value-type="float">
            <text:p>2,08E-03</text:p>
          </table:table-cell>
          <table:table-cell table:formula="of:= ABS([.C528])" office:value-type="float" office:value="0.05442538" calcext:value-type="float">
            <text:p>5,44E-02</text:p>
          </table:table-cell>
          <table:table-cell table:formula="of:=10*LOG10([.D528]/1000)" office:value-type="float" office:value="-56.8259591471025" calcext:value-type="float">
            <text:p>-56,83</text:p>
          </table:table-cell>
          <table:table-cell table:formula="of:=10*LOG10([.E528]/1000)" office:value-type="float" office:value="-42.6419853001628" calcext:value-type="float">
            <text:p>-42,64</text:p>
          </table:table-cell>
        </table:table-row>
        <table:table-row table:style-name="ro1">
          <table:table-cell table:formula="of:=[.A528]+1" office:value-type="float" office:value="527" calcext:value-type="float">
            <text:p>527</text:p>
          </table:table-cell>
          <table:table-cell table:style-name="ce1" office:value-type="float" office:value="-0.002127565" calcext:value-type="float">
            <text:p>-2,13E-003</text:p>
          </table:table-cell>
          <table:table-cell table:style-name="ce1" office:value-type="float" office:value="-0.05176711" calcext:value-type="float">
            <text:p>-5,18E-002</text:p>
          </table:table-cell>
          <table:table-cell table:formula="of:= ABS([.B529])" office:value-type="float" office:value="0.002127565" calcext:value-type="float">
            <text:p>2,13E-03</text:p>
          </table:table-cell>
          <table:table-cell table:formula="of:= ABS([.C529])" office:value-type="float" office:value="0.05176711" calcext:value-type="float">
            <text:p>5,18E-02</text:p>
          </table:table-cell>
          <table:table-cell table:formula="of:=10*LOG10([.D529]/1000)" office:value-type="float" office:value="-56.7211716275449" calcext:value-type="float">
            <text:p>-56,72</text:p>
          </table:table-cell>
          <table:table-cell table:formula="of:=10*LOG10([.E529]/1000)" office:value-type="float" office:value="-42.8594607967889" calcext:value-type="float">
            <text:p>-42,86</text:p>
          </table:table-cell>
        </table:table-row>
        <table:table-row table:style-name="ro1">
          <table:table-cell table:formula="of:=[.A529]+1" office:value-type="float" office:value="528" calcext:value-type="float">
            <text:p>528</text:p>
          </table:table-cell>
          <table:table-cell table:style-name="ce1" office:value-type="float" office:value="0.002072989" calcext:value-type="float">
            <text:p>2,07E-003</text:p>
          </table:table-cell>
          <table:table-cell table:style-name="ce1" office:value-type="float" office:value="-0.05442294" calcext:value-type="float">
            <text:p>-5,44E-002</text:p>
          </table:table-cell>
          <table:table-cell table:formula="of:= ABS([.B530])" office:value-type="float" office:value="0.002072989" calcext:value-type="float">
            <text:p>2,07E-03</text:p>
          </table:table-cell>
          <table:table-cell table:formula="of:= ABS([.C530])" office:value-type="float" office:value="0.05442294" calcext:value-type="float">
            <text:p>5,44E-02</text:p>
          </table:table-cell>
          <table:table-cell table:formula="of:=10*LOG10([.D530]/1000)" office:value-type="float" office:value="-56.8340300241746" calcext:value-type="float">
            <text:p>-56,83</text:p>
          </table:table-cell>
          <table:table-cell table:formula="of:=10*LOG10([.E530]/1000)" office:value-type="float" office:value="-42.6421800075383" calcext:value-type="float">
            <text:p>-42,64</text:p>
          </table:table-cell>
        </table:table-row>
        <table:table-row table:style-name="ro1">
          <table:table-cell table:formula="of:=[.A530]+1" office:value-type="float" office:value="529" calcext:value-type="float">
            <text:p>529</text:p>
          </table:table-cell>
          <table:table-cell table:style-name="ce1" office:value-type="float" office:value="-0.002123521" calcext:value-type="float">
            <text:p>-2,12E-003</text:p>
          </table:table-cell>
          <table:table-cell table:style-name="ce1" office:value-type="float" office:value="-0.05176966" calcext:value-type="float">
            <text:p>-5,18E-002</text:p>
          </table:table-cell>
          <table:table-cell table:formula="of:= ABS([.B531])" office:value-type="float" office:value="0.002123521" calcext:value-type="float">
            <text:p>2,12E-03</text:p>
          </table:table-cell>
          <table:table-cell table:formula="of:= ABS([.C531])" office:value-type="float" office:value="0.05176966" calcext:value-type="float">
            <text:p>5,18E-02</text:p>
          </table:table-cell>
          <table:table-cell table:formula="of:=10*LOG10([.D531]/1000)" office:value-type="float" office:value="-56.7294343981151" calcext:value-type="float">
            <text:p>-56,73</text:p>
          </table:table-cell>
          <table:table-cell table:formula="of:=10*LOG10([.E531]/1000)" office:value-type="float" office:value="-42.8592468726092" calcext:value-type="float">
            <text:p>-42,86</text:p>
          </table:table-cell>
        </table:table-row>
        <table:table-row table:style-name="ro1">
          <table:table-cell table:formula="of:=[.A531]+1" office:value-type="float" office:value="530" calcext:value-type="float">
            <text:p>530</text:p>
          </table:table-cell>
          <table:table-cell table:style-name="ce1" office:value-type="float" office:value="0.002069154" calcext:value-type="float">
            <text:p>2,07E-003</text:p>
          </table:table-cell>
          <table:table-cell table:style-name="ce1" office:value-type="float" office:value="-0.05442052" calcext:value-type="float">
            <text:p>-5,44E-002</text:p>
          </table:table-cell>
          <table:table-cell table:formula="of:= ABS([.B532])" office:value-type="float" office:value="0.002069154" calcext:value-type="float">
            <text:p>2,07E-03</text:p>
          </table:table-cell>
          <table:table-cell table:formula="of:= ABS([.C532])" office:value-type="float" office:value="0.05442052" calcext:value-type="float">
            <text:p>5,44E-02</text:p>
          </table:table-cell>
          <table:table-cell table:formula="of:=10*LOG10([.D532]/1000)" office:value-type="float" office:value="-56.8420718509005" calcext:value-type="float">
            <text:p>-56,84</text:p>
          </table:table-cell>
          <table:table-cell table:formula="of:=10*LOG10([.E532]/1000)" office:value-type="float" office:value="-42.6423731275744" calcext:value-type="float">
            <text:p>-42,64</text:p>
          </table:table-cell>
        </table:table-row>
        <table:table-row table:style-name="ro1">
          <table:table-cell table:formula="of:=[.A532]+1" office:value-type="float" office:value="531" calcext:value-type="float">
            <text:p>531</text:p>
          </table:table-cell>
          <table:table-cell table:style-name="ce1" office:value-type="float" office:value="-0.0021195" calcext:value-type="float">
            <text:p>-2,12E-003</text:p>
          </table:table-cell>
          <table:table-cell table:style-name="ce1" office:value-type="float" office:value="-0.05177221" calcext:value-type="float">
            <text:p>-5,18E-002</text:p>
          </table:table-cell>
          <table:table-cell table:formula="of:= ABS([.B533])" office:value-type="float" office:value="0.0021195" calcext:value-type="float">
            <text:p>2,12E-03</text:p>
          </table:table-cell>
          <table:table-cell table:formula="of:= ABS([.C533])" office:value-type="float" office:value="0.05177221" calcext:value-type="float">
            <text:p>5,18E-02</text:p>
          </table:table-cell>
          <table:table-cell table:formula="of:=10*LOG10([.D533]/1000)" office:value-type="float" office:value="-56.7376657909576" calcext:value-type="float">
            <text:p>-56,74</text:p>
          </table:table-cell>
          <table:table-cell table:formula="of:=10*LOG10([.E533]/1000)" office:value-type="float" office:value="-42.8590329589666" calcext:value-type="float">
            <text:p>-42,86</text:p>
          </table:table-cell>
        </table:table-row>
        <table:table-row table:style-name="ro1">
          <table:table-cell table:formula="of:=[.A533]+1" office:value-type="float" office:value="532" calcext:value-type="float">
            <text:p>532</text:p>
          </table:table-cell>
          <table:table-cell table:style-name="ce1" office:value-type="float" office:value="0.00206534" calcext:value-type="float">
            <text:p>2,07E-003</text:p>
          </table:table-cell>
          <table:table-cell table:style-name="ce1" office:value-type="float" office:value="-0.05441811" calcext:value-type="float">
            <text:p>-5,44E-002</text:p>
          </table:table-cell>
          <table:table-cell table:formula="of:= ABS([.B534])" office:value-type="float" office:value="0.00206534" calcext:value-type="float">
            <text:p>2,07E-03</text:p>
          </table:table-cell>
          <table:table-cell table:formula="of:= ABS([.C534])" office:value-type="float" office:value="0.05441811" calcext:value-type="float">
            <text:p>5,44E-02</text:p>
          </table:table-cell>
          <table:table-cell table:formula="of:=10*LOG10([.D534]/1000)" office:value-type="float" office:value="-56.8500844378039" calcext:value-type="float">
            <text:p>-56,85</text:p>
          </table:table-cell>
          <table:table-cell table:formula="of:=10*LOG10([.E534]/1000)" office:value-type="float" office:value="-42.6425654581287" calcext:value-type="float">
            <text:p>-42,64</text:p>
          </table:table-cell>
        </table:table-row>
        <table:table-row table:style-name="ro1">
          <table:table-cell table:formula="of:=[.A534]+1" office:value-type="float" office:value="533" calcext:value-type="float">
            <text:p>533</text:p>
          </table:table-cell>
          <table:table-cell table:style-name="ce1" office:value-type="float" office:value="-0.002115502" calcext:value-type="float">
            <text:p>-2,12E-003</text:p>
          </table:table-cell>
          <table:table-cell table:style-name="ce1" office:value-type="float" office:value="-0.05177473" calcext:value-type="float">
            <text:p>-5,18E-002</text:p>
          </table:table-cell>
          <table:table-cell table:formula="of:= ABS([.B535])" office:value-type="float" office:value="0.002115502" calcext:value-type="float">
            <text:p>2,12E-03</text:p>
          </table:table-cell>
          <table:table-cell table:formula="of:= ABS([.C535])" office:value-type="float" office:value="0.05177473" calcext:value-type="float">
            <text:p>5,18E-02</text:p>
          </table:table-cell>
          <table:table-cell table:formula="of:=10*LOG10([.D535]/1000)" office:value-type="float" office:value="-56.7458655974958" calcext:value-type="float">
            <text:p>-56,75</text:p>
          </table:table-cell>
          <table:table-cell table:formula="of:=10*LOG10([.E535]/1000)" office:value-type="float" office:value="-42.8588215723057" calcext:value-type="float">
            <text:p>-42,86</text:p>
          </table:table-cell>
        </table:table-row>
        <table:table-row table:style-name="ro1">
          <table:table-cell table:formula="of:=[.A535]+1" office:value-type="float" office:value="534" calcext:value-type="float">
            <text:p>534</text:p>
          </table:table-cell>
          <table:table-cell table:style-name="ce1" office:value-type="float" office:value="0.002061548" calcext:value-type="float">
            <text:p>2,06E-003</text:p>
          </table:table-cell>
          <table:table-cell table:style-name="ce1" office:value-type="float" office:value="-0.05441571" calcext:value-type="float">
            <text:p>-5,44E-002</text:p>
          </table:table-cell>
          <table:table-cell table:formula="of:= ABS([.B536])" office:value-type="float" office:value="0.002061548" calcext:value-type="float">
            <text:p>2,06E-03</text:p>
          </table:table-cell>
          <table:table-cell table:formula="of:= ABS([.C536])" office:value-type="float" office:value="0.05441571" calcext:value-type="float">
            <text:p>5,44E-02</text:p>
          </table:table-cell>
          <table:table-cell table:formula="of:=10*LOG10([.D536]/1000)" office:value-type="float" office:value="-56.8580654886047" calcext:value-type="float">
            <text:p>-56,86</text:p>
          </table:table-cell>
          <table:table-cell table:formula="of:=10*LOG10([.E536]/1000)" office:value-type="float" office:value="-42.6427569990958" calcext:value-type="float">
            <text:p>-42,64</text:p>
          </table:table-cell>
        </table:table-row>
        <table:table-row table:style-name="ro1">
          <table:table-cell table:formula="of:=[.A536]+1" office:value-type="float" office:value="535" calcext:value-type="float">
            <text:p>535</text:p>
          </table:table-cell>
          <table:table-cell table:style-name="ce1" office:value-type="float" office:value="-0.002111527" calcext:value-type="float">
            <text:p>-2,11E-003</text:p>
          </table:table-cell>
          <table:table-cell table:style-name="ce1" office:value-type="float" office:value="-0.05177725" calcext:value-type="float">
            <text:p>-5,18E-002</text:p>
          </table:table-cell>
          <table:table-cell table:formula="of:= ABS([.B537])" office:value-type="float" office:value="0.002111527" calcext:value-type="float">
            <text:p>2,11E-03</text:p>
          </table:table-cell>
          <table:table-cell table:formula="of:= ABS([.C537])" office:value-type="float" office:value="0.05177725" calcext:value-type="float">
            <text:p>5,18E-02</text:p>
          </table:table-cell>
          <table:table-cell table:formula="of:=10*LOG10([.D537]/1000)" office:value-type="float" office:value="-56.7540336089972" calcext:value-type="float">
            <text:p>-56,75</text:p>
          </table:table-cell>
          <table:table-cell table:formula="of:=10*LOG10([.E537]/1000)" office:value-type="float" office:value="-42.8586101959332" calcext:value-type="float">
            <text:p>-42,86</text:p>
          </table:table-cell>
        </table:table-row>
        <table:table-row table:style-name="ro1">
          <table:table-cell table:formula="of:=[.A537]+1" office:value-type="float" office:value="536" calcext:value-type="float">
            <text:p>536</text:p>
          </table:table-cell>
          <table:table-cell table:style-name="ce1" office:value-type="float" office:value="0.002057776" calcext:value-type="float">
            <text:p>2,06E-003</text:p>
          </table:table-cell>
          <table:table-cell table:style-name="ce1" office:value-type="float" office:value="-0.05441332" calcext:value-type="float">
            <text:p>-5,44E-002</text:p>
          </table:table-cell>
          <table:table-cell table:formula="of:= ABS([.B538])" office:value-type="float" office:value="0.002057776" calcext:value-type="float">
            <text:p>2,06E-03</text:p>
          </table:table-cell>
          <table:table-cell table:formula="of:= ABS([.C538])" office:value-type="float" office:value="0.05441332" calcext:value-type="float">
            <text:p>5,44E-02</text:p>
          </table:table-cell>
          <table:table-cell table:formula="of:=10*LOG10([.D538]/1000)" office:value-type="float" office:value="-56.8660190229399" calcext:value-type="float">
            <text:p>-56,87</text:p>
          </table:table-cell>
          <table:table-cell table:formula="of:=10*LOG10([.E538]/1000)" office:value-type="float" office:value="-42.6429477503709" calcext:value-type="float">
            <text:p>-42,64</text:p>
          </table:table-cell>
        </table:table-row>
        <table:table-row table:style-name="ro1">
          <table:table-cell table:formula="of:=[.A538]+1" office:value-type="float" office:value="537" calcext:value-type="float">
            <text:p>537</text:p>
          </table:table-cell>
          <table:table-cell table:style-name="ce1" office:value-type="float" office:value="-0.002107574" calcext:value-type="float">
            <text:p>-2,11E-003</text:p>
          </table:table-cell>
          <table:table-cell table:style-name="ce1" office:value-type="float" office:value="-0.05177975" calcext:value-type="float">
            <text:p>-5,18E-002</text:p>
          </table:table-cell>
          <table:table-cell table:formula="of:= ABS([.B539])" office:value-type="float" office:value="0.002107574" calcext:value-type="float">
            <text:p>2,11E-03</text:p>
          </table:table-cell>
          <table:table-cell table:formula="of:= ABS([.C539])" office:value-type="float" office:value="0.05177975" calcext:value-type="float">
            <text:p>5,18E-02</text:p>
          </table:table-cell>
          <table:table-cell table:formula="of:=10*LOG10([.D539]/1000)" office:value-type="float" office:value="-56.7621716772222" calcext:value-type="float">
            <text:p>-56,76</text:p>
          </table:table-cell>
          <table:table-cell table:formula="of:=10*LOG10([.E539]/1000)" office:value-type="float" office:value="-42.8584005073163" calcext:value-type="float">
            <text:p>-42,86</text:p>
          </table:table-cell>
        </table:table-row>
        <table:table-row table:style-name="ro1">
          <table:table-cell table:formula="of:=[.A539]+1" office:value-type="float" office:value="538" calcext:value-type="float">
            <text:p>538</text:p>
          </table:table-cell>
          <table:table-cell table:style-name="ce1" office:value-type="float" office:value="0.002054025" calcext:value-type="float">
            <text:p>2,05E-003</text:p>
          </table:table-cell>
          <table:table-cell table:style-name="ce1" office:value-type="float" office:value="-0.05441095" calcext:value-type="float">
            <text:p>-5,44E-002</text:p>
          </table:table-cell>
          <table:table-cell table:formula="of:= ABS([.B540])" office:value-type="float" office:value="0.002054025" calcext:value-type="float">
            <text:p>2,05E-03</text:p>
          </table:table-cell>
          <table:table-cell table:formula="of:= ABS([.C540])" office:value-type="float" office:value="0.05441095" calcext:value-type="float">
            <text:p>5,44E-02</text:p>
          </table:table-cell>
          <table:table-cell table:formula="of:=10*LOG10([.D540]/1000)" office:value-type="float" office:value="-56.8739427481081" calcext:value-type="float">
            <text:p>-56,87</text:p>
          </table:table-cell>
          <table:table-cell table:formula="of:=10*LOG10([.E540]/1000)" office:value-type="float" office:value="-42.6431369136746" calcext:value-type="float">
            <text:p>-42,64</text:p>
          </table:table-cell>
        </table:table-row>
        <table:table-row table:style-name="ro1">
          <table:table-cell table:formula="of:=[.A540]+1" office:value-type="float" office:value="539" calcext:value-type="float">
            <text:p>539</text:p>
          </table:table-cell>
          <table:table-cell table:style-name="ce1" office:value-type="float" office:value="-0.002103642" calcext:value-type="float">
            <text:p>-2,10E-003</text:p>
          </table:table-cell>
          <table:table-cell table:style-name="ce1" office:value-type="float" office:value="-0.05178223" calcext:value-type="float">
            <text:p>-5,18E-002</text:p>
          </table:table-cell>
          <table:table-cell table:formula="of:= ABS([.B541])" office:value-type="float" office:value="0.002103642" calcext:value-type="float">
            <text:p>2,10E-03</text:p>
          </table:table-cell>
          <table:table-cell table:formula="of:= ABS([.C541])" office:value-type="float" office:value="0.05178223" calcext:value-type="float">
            <text:p>5,18E-02</text:p>
          </table:table-cell>
          <table:table-cell table:formula="of:=10*LOG10([.D541]/1000)" office:value-type="float" office:value="-56.7702816692012" calcext:value-type="float">
            <text:p>-56,77</text:p>
          </table:table-cell>
          <table:table-cell table:formula="of:=10*LOG10([.E541]/1000)" office:value-type="float" office:value="-42.858192506211" calcext:value-type="float">
            <text:p>-42,86</text:p>
          </table:table-cell>
        </table:table-row>
        <table:table-row table:style-name="ro1">
          <table:table-cell table:formula="of:=[.A541]+1" office:value-type="float" office:value="540" calcext:value-type="float">
            <text:p>540</text:p>
          </table:table-cell>
          <table:table-cell table:style-name="ce1" office:value-type="float" office:value="0.002050295" calcext:value-type="float">
            <text:p>2,05E-003</text:p>
          </table:table-cell>
          <table:table-cell table:style-name="ce1" office:value-type="float" office:value="-0.05440859" calcext:value-type="float">
            <text:p>-5,44E-002</text:p>
          </table:table-cell>
          <table:table-cell table:formula="of:= ABS([.B542])" office:value-type="float" office:value="0.002050295" calcext:value-type="float">
            <text:p>2,05E-03</text:p>
          </table:table-cell>
          <table:table-cell table:formula="of:= ABS([.C542])" office:value-type="float" office:value="0.05440859" calcext:value-type="float">
            <text:p>5,44E-02</text:p>
          </table:table-cell>
          <table:table-cell table:formula="of:=10*LOG10([.D542]/1000)" office:value-type="float" office:value="-56.8818364740528" calcext:value-type="float">
            <text:p>-56,88</text:p>
          </table:table-cell>
          <table:table-cell table:formula="of:=10*LOG10([.E542]/1000)" office:value-type="float" office:value="-42.6433252870086" calcext:value-type="float">
            <text:p>-42,64</text:p>
          </table:table-cell>
        </table:table-row>
        <table:table-row table:style-name="ro1">
          <table:table-cell table:formula="of:=[.A542]+1" office:value-type="float" office:value="541" calcext:value-type="float">
            <text:p>541</text:p>
          </table:table-cell>
          <table:table-cell table:style-name="ce1" office:value-type="float" office:value="-0.002099733" calcext:value-type="float">
            <text:p>-2,10E-003</text:p>
          </table:table-cell>
          <table:table-cell table:style-name="ce1" office:value-type="float" office:value="-0.0517847" calcext:value-type="float">
            <text:p>-5,18E-002</text:p>
          </table:table-cell>
          <table:table-cell table:formula="of:= ABS([.B543])" office:value-type="float" office:value="0.002099733" calcext:value-type="float">
            <text:p>2,10E-03</text:p>
          </table:table-cell>
          <table:table-cell table:formula="of:= ABS([.C543])" office:value-type="float" office:value="0.0517847" calcext:value-type="float">
            <text:p>5,18E-02</text:p>
          </table:table-cell>
          <table:table-cell table:formula="of:=10*LOG10([.D543]/1000)" office:value-type="float" office:value="-56.778359262179" calcext:value-type="float">
            <text:p>-56,78</text:p>
          </table:table-cell>
          <table:table-cell table:formula="of:=10*LOG10([.E543]/1000)" office:value-type="float" office:value="-42.8579853537212" calcext:value-type="float">
            <text:p>-42,86</text:p>
          </table:table-cell>
        </table:table-row>
        <table:table-row table:style-name="ro1">
          <table:table-cell table:formula="of:=[.A543]+1" office:value-type="float" office:value="542" calcext:value-type="float">
            <text:p>542</text:p>
          </table:table-cell>
          <table:table-cell table:style-name="ce1" office:value-type="float" office:value="0.002046585" calcext:value-type="float">
            <text:p>2,05E-003</text:p>
          </table:table-cell>
          <table:table-cell table:style-name="ce1" office:value-type="float" office:value="-0.05440625" calcext:value-type="float">
            <text:p>-5,44E-002</text:p>
          </table:table-cell>
          <table:table-cell table:formula="of:= ABS([.B544])" office:value-type="float" office:value="0.002046585" calcext:value-type="float">
            <text:p>2,05E-03</text:p>
          </table:table-cell>
          <table:table-cell table:formula="of:= ABS([.C544])" office:value-type="float" office:value="0.05440625" calcext:value-type="float">
            <text:p>5,44E-02</text:p>
          </table:table-cell>
          <table:table-cell table:formula="of:=10*LOG10([.D544]/1000)" office:value-type="float" office:value="-56.8897021326432" calcext:value-type="float">
            <text:p>-56,89</text:p>
          </table:table-cell>
          <table:table-cell table:formula="of:=10*LOG10([.E544]/1000)" office:value-type="float" office:value="-42.6435120720257" calcext:value-type="float">
            <text:p>-42,64</text:p>
          </table:table-cell>
        </table:table-row>
        <table:table-row table:style-name="ro1">
          <table:table-cell table:formula="of:=[.A544]+1" office:value-type="float" office:value="543" calcext:value-type="float">
            <text:p>543</text:p>
          </table:table-cell>
          <table:table-cell table:style-name="ce1" office:value-type="float" office:value="-0.002095845" calcext:value-type="float">
            <text:p>-2,10E-003</text:p>
          </table:table-cell>
          <table:table-cell table:style-name="ce1" office:value-type="float" office:value="-0.05178716" calcext:value-type="float">
            <text:p>-5,18E-002</text:p>
          </table:table-cell>
          <table:table-cell table:formula="of:= ABS([.B545])" office:value-type="float" office:value="0.002095845" calcext:value-type="float">
            <text:p>2,10E-03</text:p>
          </table:table-cell>
          <table:table-cell table:formula="of:= ABS([.C545])" office:value-type="float" office:value="0.05178716" calcext:value-type="float">
            <text:p>5,18E-02</text:p>
          </table:table-cell>
          <table:table-cell table:formula="of:=10*LOG10([.D545]/1000)" office:value-type="float" office:value="-56.7864083911857" calcext:value-type="float">
            <text:p>-56,79</text:p>
          </table:table-cell>
          <table:table-cell table:formula="of:=10*LOG10([.E545]/1000)" office:value-type="float" office:value="-42.857779049726" calcext:value-type="float">
            <text:p>-42,86</text:p>
          </table:table-cell>
        </table:table-row>
        <table:table-row table:style-name="ro1">
          <table:table-cell table:formula="of:=[.A545]+1" office:value-type="float" office:value="544" calcext:value-type="float">
            <text:p>544</text:p>
          </table:table-cell>
          <table:table-cell table:style-name="ce1" office:value-type="float" office:value="0.002042895" calcext:value-type="float">
            <text:p>2,04E-003</text:p>
          </table:table-cell>
          <table:table-cell table:style-name="ce1" office:value-type="float" office:value="-0.05440391" calcext:value-type="float">
            <text:p>-5,44E-002</text:p>
          </table:table-cell>
          <table:table-cell table:formula="of:= ABS([.B546])" office:value-type="float" office:value="0.002042895" calcext:value-type="float">
            <text:p>2,04E-03</text:p>
          </table:table-cell>
          <table:table-cell table:formula="of:= ABS([.C546])" office:value-type="float" office:value="0.05440391" calcext:value-type="float">
            <text:p>5,44E-02</text:p>
          </table:table-cell>
          <table:table-cell table:formula="of:=10*LOG10([.D546]/1000)" office:value-type="float" office:value="-56.8975395450924" calcext:value-type="float">
            <text:p>-56,90</text:p>
          </table:table-cell>
          <table:table-cell table:formula="of:=10*LOG10([.E546]/1000)" office:value-type="float" office:value="-42.6436988650767" calcext:value-type="float">
            <text:p>-42,64</text:p>
          </table:table-cell>
        </table:table-row>
        <table:table-row table:style-name="ro1">
          <table:table-cell table:formula="of:=[.A546]+1" office:value-type="float" office:value="545" calcext:value-type="float">
            <text:p>545</text:p>
          </table:table-cell>
          <table:table-cell table:style-name="ce1" office:value-type="float" office:value="-0.002091979" calcext:value-type="float">
            <text:p>-2,09E-003</text:p>
          </table:table-cell>
          <table:table-cell table:style-name="ce1" office:value-type="float" office:value="-0.05178961" calcext:value-type="float">
            <text:p>-5,18E-002</text:p>
          </table:table-cell>
          <table:table-cell table:formula="of:= ABS([.B547])" office:value-type="float" office:value="0.002091979" calcext:value-type="float">
            <text:p>2,09E-03</text:p>
          </table:table-cell>
          <table:table-cell table:formula="of:= ABS([.C547])" office:value-type="float" office:value="0.05178961" calcext:value-type="float">
            <text:p>5,18E-02</text:p>
          </table:table-cell>
          <table:table-cell table:formula="of:=10*LOG10([.D547]/1000)" office:value-type="float" office:value="-56.7944267937928" calcext:value-type="float">
            <text:p>-56,79</text:p>
          </table:table-cell>
          <table:table-cell table:formula="of:=10*LOG10([.E547]/1000)" office:value-type="float" office:value="-42.8575735941048" calcext:value-type="float">
            <text:p>-42,86</text:p>
          </table:table-cell>
        </table:table-row>
        <table:table-row table:style-name="ro1">
          <table:table-cell table:formula="of:=[.A547]+1" office:value-type="float" office:value="546" calcext:value-type="float">
            <text:p>546</text:p>
          </table:table-cell>
          <table:table-cell table:style-name="ce1" office:value-type="float" office:value="0.002039225" calcext:value-type="float">
            <text:p>2,04E-003</text:p>
          </table:table-cell>
          <table:table-cell table:style-name="ce1" office:value-type="float" office:value="-0.05440159" calcext:value-type="float">
            <text:p>-5,44E-002</text:p>
          </table:table-cell>
          <table:table-cell table:formula="of:= ABS([.B548])" office:value-type="float" office:value="0.002039225" calcext:value-type="float">
            <text:p>2,04E-03</text:p>
          </table:table-cell>
          <table:table-cell table:formula="of:= ABS([.C548])" office:value-type="float" office:value="0.05440159" calcext:value-type="float">
            <text:p>5,44E-02</text:p>
          </table:table-cell>
          <table:table-cell table:formula="of:=10*LOG10([.D548]/1000)" office:value-type="float" office:value="-56.9053485324716" calcext:value-type="float">
            <text:p>-56,91</text:p>
          </table:table-cell>
          <table:table-cell table:formula="of:=10*LOG10([.E548]/1000)" office:value-type="float" office:value="-42.6438840695375" calcext:value-type="float">
            <text:p>-42,64</text:p>
          </table:table-cell>
        </table:table-row>
        <table:table-row table:style-name="ro1">
          <table:table-cell table:formula="of:=[.A548]+1" office:value-type="float" office:value="547" calcext:value-type="float">
            <text:p>547</text:p>
          </table:table-cell>
          <table:table-cell table:style-name="ce1" office:value-type="float" office:value="-0.002088134" calcext:value-type="float">
            <text:p>-2,09E-003</text:p>
          </table:table-cell>
          <table:table-cell table:style-name="ce1" office:value-type="float" office:value="-0.05179204" calcext:value-type="float">
            <text:p>-5,18E-002</text:p>
          </table:table-cell>
          <table:table-cell table:formula="of:= ABS([.B549])" office:value-type="float" office:value="0.002088134" calcext:value-type="float">
            <text:p>2,09E-03</text:p>
          </table:table-cell>
          <table:table-cell table:formula="of:= ABS([.C549])" office:value-type="float" office:value="0.05179204" calcext:value-type="float">
            <text:p>5,18E-02</text:p>
          </table:table-cell>
          <table:table-cell table:formula="of:=10*LOG10([.D549]/1000)" office:value-type="float" office:value="-56.8024163517491" calcext:value-type="float">
            <text:p>-56,80</text:p>
          </table:table-cell>
          <table:table-cell table:formula="of:=10*LOG10([.E549]/1000)" office:value-type="float" office:value="-42.857369825273" calcext:value-type="float">
            <text:p>-42,86</text:p>
          </table:table-cell>
        </table:table-row>
        <table:table-row table:style-name="ro1">
          <table:table-cell table:formula="of:=[.A549]+1" office:value-type="float" office:value="548" calcext:value-type="float">
            <text:p>548</text:p>
          </table:table-cell>
          <table:table-cell table:style-name="ce1" office:value-type="float" office:value="0.002035575" calcext:value-type="float">
            <text:p>2,04E-003</text:p>
          </table:table-cell>
          <table:table-cell table:style-name="ce1" office:value-type="float" office:value="-0.05439929" calcext:value-type="float">
            <text:p>-5,44E-002</text:p>
          </table:table-cell>
          <table:table-cell table:formula="of:= ABS([.B550])" office:value-type="float" office:value="0.002035575" calcext:value-type="float">
            <text:p>2,04E-03</text:p>
          </table:table-cell>
          <table:table-cell table:formula="of:= ABS([.C550])" office:value-type="float" office:value="0.05439929" calcext:value-type="float">
            <text:p>5,44E-02</text:p>
          </table:table-cell>
          <table:table-cell table:formula="of:=10*LOG10([.D550]/1000)" office:value-type="float" office:value="-56.9131289157194" calcext:value-type="float">
            <text:p>-56,91</text:p>
          </table:table-cell>
          <table:table-cell table:formula="of:=10*LOG10([.E550]/1000)" office:value-type="float" office:value="-42.6440676852047" calcext:value-type="float">
            <text:p>-42,64</text:p>
          </table:table-cell>
        </table:table-row>
        <table:table-row table:style-name="ro1">
          <table:table-cell table:formula="of:=[.A550]+1" office:value-type="float" office:value="549" calcext:value-type="float">
            <text:p>549</text:p>
          </table:table-cell>
          <table:table-cell table:style-name="ce1" office:value-type="float" office:value="-0.002084311" calcext:value-type="float">
            <text:p>-2,08E-003</text:p>
          </table:table-cell>
          <table:table-cell table:style-name="ce1" office:value-type="float" office:value="-0.05179446" calcext:value-type="float">
            <text:p>-5,18E-002</text:p>
          </table:table-cell>
          <table:table-cell table:formula="of:= ABS([.B551])" office:value-type="float" office:value="0.002084311" calcext:value-type="float">
            <text:p>2,08E-03</text:p>
          </table:table-cell>
          <table:table-cell table:formula="of:= ABS([.C551])" office:value-type="float" office:value="0.05179446" calcext:value-type="float">
            <text:p>5,18E-02</text:p>
          </table:table-cell>
          <table:table-cell table:formula="of:=10*LOG10([.D551]/1000)" office:value-type="float" office:value="-56.8103747946714" calcext:value-type="float">
            <text:p>-56,81</text:p>
          </table:table-cell>
          <table:table-cell table:formula="of:=10*LOG10([.E551]/1000)" office:value-type="float" office:value="-42.8571669044973" calcext:value-type="float">
            <text:p>-42,86</text:p>
          </table:table-cell>
        </table:table-row>
        <table:table-row table:style-name="ro1">
          <table:table-cell table:formula="of:=[.A551]+1" office:value-type="float" office:value="550" calcext:value-type="float">
            <text:p>550</text:p>
          </table:table-cell>
          <table:table-cell table:style-name="ce1" office:value-type="float" office:value="0.002031945" calcext:value-type="float">
            <text:p>2,03E-003</text:p>
          </table:table-cell>
          <table:table-cell table:style-name="ce1" office:value-type="float" office:value="-0.05439699" calcext:value-type="float">
            <text:p>-5,44E-002</text:p>
          </table:table-cell>
          <table:table-cell table:formula="of:= ABS([.B552])" office:value-type="float" office:value="0.002031945" calcext:value-type="float">
            <text:p>2,03E-03</text:p>
          </table:table-cell>
          <table:table-cell table:formula="of:= ABS([.C552])" office:value-type="float" office:value="0.05439699" calcext:value-type="float">
            <text:p>5,44E-02</text:p>
          </table:table-cell>
          <table:table-cell table:formula="of:=10*LOG10([.D552]/1000)" office:value-type="float" office:value="-56.9208805156517" calcext:value-type="float">
            <text:p>-56,92</text:p>
          </table:table-cell>
          <table:table-cell table:formula="of:=10*LOG10([.E552]/1000)" office:value-type="float" office:value="-42.6442513086353" calcext:value-type="float">
            <text:p>-42,64</text:p>
          </table:table-cell>
        </table:table-row>
        <table:table-row table:style-name="ro1">
          <table:table-cell table:formula="of:=[.A552]+1" office:value-type="float" office:value="551" calcext:value-type="float">
            <text:p>551</text:p>
          </table:table-cell>
          <table:table-cell table:style-name="ce1" office:value-type="float" office:value="-0.002080508" calcext:value-type="float">
            <text:p>-2,08E-003</text:p>
          </table:table-cell>
          <table:table-cell table:style-name="ce1" office:value-type="float" office:value="-0.05179686" calcext:value-type="float">
            <text:p>-5,18E-002</text:p>
          </table:table-cell>
          <table:table-cell table:formula="of:= ABS([.B553])" office:value-type="float" office:value="0.002080508" calcext:value-type="float">
            <text:p>2,08E-03</text:p>
          </table:table-cell>
          <table:table-cell table:formula="of:= ABS([.C553])" office:value-type="float" office:value="0.05179686" calcext:value-type="float">
            <text:p>5,18E-02</text:p>
          </table:table-cell>
          <table:table-cell table:formula="of:=10*LOG10([.D553]/1000)" office:value-type="float" office:value="-56.8183060991229" calcext:value-type="float">
            <text:p>-56,82</text:p>
          </table:table-cell>
          <table:table-cell table:formula="of:=10*LOG10([.E553]/1000)" office:value-type="float" office:value="-42.8569656701165" calcext:value-type="float">
            <text:p>-42,86</text:p>
          </table:table-cell>
        </table:table-row>
        <table:table-row table:style-name="ro1">
          <table:table-cell table:formula="of:=[.A553]+1" office:value-type="float" office:value="552" calcext:value-type="float">
            <text:p>552</text:p>
          </table:table-cell>
          <table:table-cell table:style-name="ce1" office:value-type="float" office:value="0.002028334" calcext:value-type="float">
            <text:p>2,03E-003</text:p>
          </table:table-cell>
          <table:table-cell table:style-name="ce1" office:value-type="float" office:value="-0.05439471" calcext:value-type="float">
            <text:p>-5,44E-002</text:p>
          </table:table-cell>
          <table:table-cell table:formula="of:= ABS([.B554])" office:value-type="float" office:value="0.002028334" calcext:value-type="float">
            <text:p>2,03E-03</text:p>
          </table:table-cell>
          <table:table-cell table:formula="of:= ABS([.C554])" office:value-type="float" office:value="0.05439471" calcext:value-type="float">
            <text:p>5,44E-02</text:p>
          </table:table-cell>
          <table:table-cell table:formula="of:=10*LOG10([.D554]/1000)" office:value-type="float" office:value="-56.9286052941096" calcext:value-type="float">
            <text:p>-56,93</text:p>
          </table:table-cell>
          <table:table-cell table:formula="of:=10*LOG10([.E554]/1000)" office:value-type="float" office:value="-42.6444333430035" calcext:value-type="float">
            <text:p>-42,64</text:p>
          </table:table-cell>
        </table:table-row>
        <table:table-row table:style-name="ro1">
          <table:table-cell table:formula="of:=[.A554]+1" office:value-type="float" office:value="553" calcext:value-type="float">
            <text:p>553</text:p>
          </table:table-cell>
          <table:table-cell table:style-name="ce1" office:value-type="float" office:value="-0.002076725" calcext:value-type="float">
            <text:p>-2,08E-003</text:p>
          </table:table-cell>
          <table:table-cell table:style-name="ce1" office:value-type="float" office:value="-0.05179925" calcext:value-type="float">
            <text:p>-5,18E-002</text:p>
          </table:table-cell>
          <table:table-cell table:formula="of:= ABS([.B555])" office:value-type="float" office:value="0.002076725" calcext:value-type="float">
            <text:p>2,08E-03</text:p>
          </table:table-cell>
          <table:table-cell table:formula="of:= ABS([.C555])" office:value-type="float" office:value="0.05179925" calcext:value-type="float">
            <text:p>5,18E-02</text:p>
          </table:table-cell>
          <table:table-cell table:formula="of:=10*LOG10([.D555]/1000)" office:value-type="float" office:value="-56.8262100894863" calcext:value-type="float">
            <text:p>-56,83</text:p>
          </table:table-cell>
          <table:table-cell table:formula="of:=10*LOG10([.E555]/1000)" office:value-type="float" office:value="-42.8567652834781" calcext:value-type="float">
            <text:p>-42,86</text:p>
          </table:table-cell>
        </table:table-row>
        <table:table-row table:style-name="ro1">
          <table:table-cell table:formula="of:=[.A555]+1" office:value-type="float" office:value="554" calcext:value-type="float">
            <text:p>554</text:p>
          </table:table-cell>
          <table:table-cell table:style-name="ce1" office:value-type="float" office:value="0.002024743" calcext:value-type="float">
            <text:p>2,02E-003</text:p>
          </table:table-cell>
          <table:table-cell table:style-name="ce1" office:value-type="float" office:value="-0.05439244" calcext:value-type="float">
            <text:p>-5,44E-002</text:p>
          </table:table-cell>
          <table:table-cell table:formula="of:= ABS([.B556])" office:value-type="float" office:value="0.002024743" calcext:value-type="float">
            <text:p>2,02E-03</text:p>
          </table:table-cell>
          <table:table-cell table:formula="of:= ABS([.C556])" office:value-type="float" office:value="0.05439244" calcext:value-type="float">
            <text:p>5,44E-02</text:p>
          </table:table-cell>
          <table:table-cell table:formula="of:=10*LOG10([.D556]/1000)" office:value-type="float" office:value="-56.9363009381479" calcext:value-type="float">
            <text:p>-56,94</text:p>
          </table:table-cell>
          <table:table-cell table:formula="of:=10*LOG10([.E556]/1000)" office:value-type="float" office:value="-42.6446145865555" calcext:value-type="float">
            <text:p>-42,64</text:p>
          </table:table-cell>
        </table:table-row>
        <table:table-row table:style-name="ro1">
          <table:table-cell table:formula="of:=[.A556]+1" office:value-type="float" office:value="555" calcext:value-type="float">
            <text:p>555</text:p>
          </table:table-cell>
          <table:table-cell table:style-name="ce1" office:value-type="float" office:value="-0.002072964" calcext:value-type="float">
            <text:p>-2,07E-003</text:p>
          </table:table-cell>
          <table:table-cell table:style-name="ce1" office:value-type="float" office:value="-0.05180163" calcext:value-type="float">
            <text:p>-5,18E-002</text:p>
          </table:table-cell>
          <table:table-cell table:formula="of:= ABS([.B557])" office:value-type="float" office:value="0.002072964" calcext:value-type="float">
            <text:p>2,07E-03</text:p>
          </table:table-cell>
          <table:table-cell table:formula="of:= ABS([.C557])" office:value-type="float" office:value="0.05180163" calcext:value-type="float">
            <text:p>5,18E-02</text:p>
          </table:table-cell>
          <table:table-cell table:formula="of:=10*LOG10([.D557]/1000)" office:value-type="float" office:value="-56.8340823998868" calcext:value-type="float">
            <text:p>-56,83</text:p>
          </table:table-cell>
          <table:table-cell table:formula="of:=10*LOG10([.E557]/1000)" office:value-type="float" office:value="-42.8565657444651" calcext:value-type="float">
            <text:p>-42,86</text:p>
          </table:table-cell>
        </table:table-row>
        <table:table-row table:style-name="ro1">
          <table:table-cell table:formula="of:=[.A557]+1" office:value-type="float" office:value="556" calcext:value-type="float">
            <text:p>556</text:p>
          </table:table-cell>
          <table:table-cell table:style-name="ce1" office:value-type="float" office:value="0.00202117" calcext:value-type="float">
            <text:p>2,02E-003</text:p>
          </table:table-cell>
          <table:table-cell table:style-name="ce1" office:value-type="float" office:value="-0.05439018" calcext:value-type="float">
            <text:p>-5,44E-002</text:p>
          </table:table-cell>
          <table:table-cell table:formula="of:= ABS([.B558])" office:value-type="float" office:value="0.00202117" calcext:value-type="float">
            <text:p>2,02E-03</text:p>
          </table:table-cell>
          <table:table-cell table:formula="of:= ABS([.C558])" office:value-type="float" office:value="0.05439018" calcext:value-type="float">
            <text:p>5,44E-02</text:p>
          </table:table-cell>
          <table:table-cell table:formula="of:=10*LOG10([.D558]/1000)" office:value-type="float" office:value="-56.9439715657034" calcext:value-type="float">
            <text:p>-56,94</text:p>
          </table:table-cell>
          <table:table-cell table:formula="of:=10*LOG10([.E558]/1000)" office:value-type="float" office:value="-42.644795039192" calcext:value-type="float">
            <text:p>-42,64</text:p>
          </table:table-cell>
        </table:table-row>
        <table:table-row table:style-name="ro1">
          <table:table-cell table:formula="of:=[.A558]+1" office:value-type="float" office:value="557" calcext:value-type="float">
            <text:p>557</text:p>
          </table:table-cell>
          <table:table-cell table:style-name="ce1" office:value-type="float" office:value="-0.002069222" calcext:value-type="float">
            <text:p>-2,07E-003</text:p>
          </table:table-cell>
          <table:table-cell table:style-name="ce1" office:value-type="float" office:value="-0.05180399" calcext:value-type="float">
            <text:p>-5,18E-002</text:p>
          </table:table-cell>
          <table:table-cell table:formula="of:= ABS([.B559])" office:value-type="float" office:value="0.002069222" calcext:value-type="float">
            <text:p>2,07E-03</text:p>
          </table:table-cell>
          <table:table-cell table:formula="of:= ABS([.C559])" office:value-type="float" office:value="0.05180399" calcext:value-type="float">
            <text:p>5,18E-02</text:p>
          </table:table-cell>
          <table:table-cell table:formula="of:=10*LOG10([.D559]/1000)" office:value-type="float" office:value="-56.8419291281283" calcext:value-type="float">
            <text:p>-56,84</text:p>
          </table:table-cell>
          <table:table-cell table:formula="of:=10*LOG10([.E559]/1000)" office:value-type="float" office:value="-42.8563678913028" calcext:value-type="float">
            <text:p>-42,86</text:p>
          </table:table-cell>
        </table:table-row>
        <table:table-row table:style-name="ro1">
          <table:table-cell table:formula="of:=[.A559]+1" office:value-type="float" office:value="558" calcext:value-type="float">
            <text:p>558</text:p>
          </table:table-cell>
          <table:table-cell table:style-name="ce1" office:value-type="float" office:value="0.002017617" calcext:value-type="float">
            <text:p>2,02E-003</text:p>
          </table:table-cell>
          <table:table-cell table:style-name="ce1" office:value-type="float" office:value="-0.05438793" calcext:value-type="float">
            <text:p>-5,44E-002</text:p>
          </table:table-cell>
          <table:table-cell table:formula="of:= ABS([.B560])" office:value-type="float" office:value="0.002017617" calcext:value-type="float">
            <text:p>2,02E-03</text:p>
          </table:table-cell>
          <table:table-cell table:formula="of:= ABS([.C560])" office:value-type="float" office:value="0.05438793" calcext:value-type="float">
            <text:p>5,44E-02</text:p>
          </table:table-cell>
          <table:table-cell table:formula="of:=10*LOG10([.D560]/1000)" office:value-type="float" office:value="-56.9516127148517" calcext:value-type="float">
            <text:p>-56,95</text:p>
          </table:table-cell>
          <table:table-cell table:formula="of:=10*LOG10([.E560]/1000)" office:value-type="float" office:value="-42.6449747008141" calcext:value-type="float">
            <text:p>-42,64</text:p>
          </table:table-cell>
        </table:table-row>
        <table:table-row table:style-name="ro1">
          <table:table-cell table:formula="of:=[.A560]+1" office:value-type="float" office:value="559" calcext:value-type="float">
            <text:p>559</text:p>
          </table:table-cell>
          <table:table-cell table:style-name="ce1" office:value-type="float" office:value="-0.002065501" calcext:value-type="float">
            <text:p>-2,07E-003</text:p>
          </table:table-cell>
          <table:table-cell table:style-name="ce1" office:value-type="float" office:value="-0.05180635" calcext:value-type="float">
            <text:p>-5,18E-002</text:p>
          </table:table-cell>
          <table:table-cell table:formula="of:= ABS([.B561])" office:value-type="float" office:value="0.002065501" calcext:value-type="float">
            <text:p>2,07E-03</text:p>
          </table:table-cell>
          <table:table-cell table:formula="of:= ABS([.C561])" office:value-type="float" office:value="0.05180635" calcext:value-type="float">
            <text:p>5,18E-02</text:p>
          </table:table-cell>
          <table:table-cell table:formula="of:=10*LOG10([.D561]/1000)" office:value-type="float" office:value="-56.8497459042626" calcext:value-type="float">
            <text:p>-56,85</text:p>
          </table:table-cell>
          <table:table-cell table:formula="of:=10*LOG10([.E561]/1000)" office:value-type="float" office:value="-42.8561700471537" calcext:value-type="float">
            <text:p>-42,86</text:p>
          </table:table-cell>
        </table:table-row>
        <table:table-row table:style-name="ro1">
          <table:table-cell table:formula="of:=[.A561]+1" office:value-type="float" office:value="560" calcext:value-type="float">
            <text:p>560</text:p>
          </table:table-cell>
          <table:table-cell table:style-name="ce1" office:value-type="float" office:value="0.002014082" calcext:value-type="float">
            <text:p>2,01E-003</text:p>
          </table:table-cell>
          <table:table-cell table:style-name="ce1" office:value-type="float" office:value="-0.0543857" calcext:value-type="float">
            <text:p>-5,44E-002</text:p>
          </table:table-cell>
          <table:table-cell table:formula="of:= ABS([.B562])" office:value-type="float" office:value="0.002014082" calcext:value-type="float">
            <text:p>2,01E-03</text:p>
          </table:table-cell>
          <table:table-cell table:formula="of:= ABS([.C562])" office:value-type="float" office:value="0.0543857" calcext:value-type="float">
            <text:p>5,44E-02</text:p>
          </table:table-cell>
          <table:table-cell table:formula="of:=10*LOG10([.D562]/1000)" office:value-type="float" office:value="-56.9592285184468" calcext:value-type="float">
            <text:p>-56,96</text:p>
          </table:table-cell>
          <table:table-cell table:formula="of:=10*LOG10([.E562]/1000)" office:value-type="float" office:value="-42.6451527727778" calcext:value-type="float">
            <text:p>-42,65</text:p>
          </table:table-cell>
        </table:table-row>
        <table:table-row table:style-name="ro1">
          <table:table-cell table:formula="of:=[.A562]+1" office:value-type="float" office:value="561" calcext:value-type="float">
            <text:p>561</text:p>
          </table:table-cell>
          <table:table-cell table:style-name="ce1" office:value-type="float" office:value="-0.0020618" calcext:value-type="float">
            <text:p>-2,06E-003</text:p>
          </table:table-cell>
          <table:table-cell table:style-name="ce1" office:value-type="float" office:value="-0.05180869" calcext:value-type="float">
            <text:p>-5,18E-002</text:p>
          </table:table-cell>
          <table:table-cell table:formula="of:= ABS([.B563])" office:value-type="float" office:value="0.0020618" calcext:value-type="float">
            <text:p>2,06E-03</text:p>
          </table:table-cell>
          <table:table-cell table:formula="of:= ABS([.C563])" office:value-type="float" office:value="0.05180869" calcext:value-type="float">
            <text:p>5,18E-02</text:p>
          </table:table-cell>
          <table:table-cell table:formula="of:=10*LOG10([.D563]/1000)" office:value-type="float" office:value="-56.8575346471158" calcext:value-type="float">
            <text:p>-56,86</text:p>
          </table:table-cell>
          <table:table-cell table:formula="of:=10*LOG10([.E563]/1000)" office:value-type="float" office:value="-42.8559738885482" calcext:value-type="float">
            <text:p>-42,86</text:p>
          </table:table-cell>
        </table:table-row>
        <table:table-row table:style-name="ro1">
          <table:table-cell table:formula="of:=[.A563]+1" office:value-type="float" office:value="562" calcext:value-type="float">
            <text:p>562</text:p>
          </table:table-cell>
          <table:table-cell table:style-name="ce1" office:value-type="float" office:value="0.002010566" calcext:value-type="float">
            <text:p>2,01E-003</text:p>
          </table:table-cell>
          <table:table-cell table:style-name="ce1" office:value-type="float" office:value="-0.05438347" calcext:value-type="float">
            <text:p>-5,44E-002</text:p>
          </table:table-cell>
          <table:table-cell table:formula="of:= ABS([.B564])" office:value-type="float" office:value="0.002010566" calcext:value-type="float">
            <text:p>2,01E-03</text:p>
          </table:table-cell>
          <table:table-cell table:formula="of:= ABS([.C564])" office:value-type="float" office:value="0.05438347" calcext:value-type="float">
            <text:p>5,44E-02</text:p>
          </table:table-cell>
          <table:table-cell table:formula="of:=10*LOG10([.D564]/1000)" office:value-type="float" office:value="-56.9668166592574" calcext:value-type="float">
            <text:p>-56,97</text:p>
          </table:table-cell>
          <table:table-cell table:formula="of:=10*LOG10([.E564]/1000)" office:value-type="float" office:value="-42.6453308520433" calcext:value-type="float">
            <text:p>-42,65</text:p>
          </table:table-cell>
        </table:table-row>
        <table:table-row table:style-name="ro1">
          <table:table-cell table:formula="of:=[.A564]+1" office:value-type="float" office:value="563" calcext:value-type="float">
            <text:p>563</text:p>
          </table:table-cell>
          <table:table-cell table:style-name="ce1" office:value-type="float" office:value="-0.002058118" calcext:value-type="float">
            <text:p>-2,06E-003</text:p>
          </table:table-cell>
          <table:table-cell table:style-name="ce1" office:value-type="float" office:value="-0.05181102" calcext:value-type="float">
            <text:p>-5,18E-002</text:p>
          </table:table-cell>
          <table:table-cell table:formula="of:= ABS([.B565])" office:value-type="float" office:value="0.002058118" calcext:value-type="float">
            <text:p>2,06E-03</text:p>
          </table:table-cell>
          <table:table-cell table:formula="of:= ABS([.C565])" office:value-type="float" office:value="0.05181102" calcext:value-type="float">
            <text:p>5,18E-02</text:p>
          </table:table-cell>
          <table:table-cell table:formula="of:=10*LOG10([.D565]/1000)" office:value-type="float" office:value="-56.8652972904893" calcext:value-type="float">
            <text:p>-56,87</text:p>
          </table:table-cell>
          <table:table-cell table:formula="of:=10*LOG10([.E565]/1000)" office:value-type="float" office:value="-42.8557785770302" calcext:value-type="float">
            <text:p>-42,86</text:p>
          </table:table-cell>
        </table:table-row>
        <table:table-row table:style-name="ro1">
          <table:table-cell table:formula="of:=[.A565]+1" office:value-type="float" office:value="564" calcext:value-type="float">
            <text:p>564</text:p>
          </table:table-cell>
          <table:table-cell table:style-name="ce1" office:value-type="float" office:value="0.002007069" calcext:value-type="float">
            <text:p>2,01E-003</text:p>
          </table:table-cell>
          <table:table-cell table:style-name="ce1" office:value-type="float" office:value="-0.05438126" calcext:value-type="float">
            <text:p>-5,44E-002</text:p>
          </table:table-cell>
          <table:table-cell table:formula="of:= ABS([.B566])" office:value-type="float" office:value="0.002007069" calcext:value-type="float">
            <text:p>2,01E-03</text:p>
          </table:table-cell>
          <table:table-cell table:formula="of:= ABS([.C566])" office:value-type="float" office:value="0.05438126" calcext:value-type="float">
            <text:p>5,44E-02</text:p>
          </table:table-cell>
          <table:table-cell table:formula="of:=10*LOG10([.D566]/1000)" office:value-type="float" office:value="-56.974376968677" calcext:value-type="float">
            <text:p>-56,97</text:p>
          </table:table-cell>
          <table:table-cell table:formula="of:=10*LOG10([.E566]/1000)" office:value-type="float" office:value="-42.6455073413896" calcext:value-type="float">
            <text:p>-42,65</text:p>
          </table:table-cell>
        </table:table-row>
        <table:table-row table:style-name="ro1">
          <table:table-cell table:formula="of:=[.A566]+1" office:value-type="float" office:value="565" calcext:value-type="float">
            <text:p>565</text:p>
          </table:table-cell>
          <table:table-cell table:style-name="ce1" office:value-type="float" office:value="-0.002054456" calcext:value-type="float">
            <text:p>-2,05E-003</text:p>
          </table:table-cell>
          <table:table-cell table:style-name="ce1" office:value-type="float" office:value="-0.05181333" calcext:value-type="float">
            <text:p>-5,18E-002</text:p>
          </table:table-cell>
          <table:table-cell table:formula="of:= ABS([.B567])" office:value-type="float" office:value="0.002054456" calcext:value-type="float">
            <text:p>2,05E-03</text:p>
          </table:table-cell>
          <table:table-cell table:formula="of:= ABS([.C567])" office:value-type="float" office:value="0.05181333" calcext:value-type="float">
            <text:p>5,18E-02</text:p>
          </table:table-cell>
          <table:table-cell table:formula="of:=10*LOG10([.D567]/1000)" office:value-type="float" office:value="-56.8730315552736" calcext:value-type="float">
            <text:p>-56,87</text:p>
          </table:table-cell>
          <table:table-cell table:formula="of:=10*LOG10([.E567]/1000)" office:value-type="float" office:value="-42.8555849506762" calcext:value-type="float">
            <text:p>-42,86</text:p>
          </table:table-cell>
        </table:table-row>
        <table:table-row table:style-name="ro1">
          <table:table-cell table:formula="of:=[.A567]+1" office:value-type="float" office:value="566" calcext:value-type="float">
            <text:p>566</text:p>
          </table:table-cell>
          <table:table-cell table:style-name="ce1" office:value-type="float" office:value="0.002003589" calcext:value-type="float">
            <text:p>2,00E-003</text:p>
          </table:table-cell>
          <table:table-cell table:style-name="ce1" office:value-type="float" office:value="-0.05437906" calcext:value-type="float">
            <text:p>-5,44E-002</text:p>
          </table:table-cell>
          <table:table-cell table:formula="of:= ABS([.B568])" office:value-type="float" office:value="0.002003589" calcext:value-type="float">
            <text:p>2,00E-03</text:p>
          </table:table-cell>
          <table:table-cell table:formula="of:= ABS([.C568])" office:value-type="float" office:value="0.05437906" calcext:value-type="float">
            <text:p>5,44E-02</text:p>
          </table:table-cell>
          <table:table-cell table:formula="of:=10*LOG10([.D568]/1000)" office:value-type="float" office:value="-56.9819136131693" calcext:value-type="float">
            <text:p>-56,98</text:p>
          </table:table-cell>
          <table:table-cell table:formula="of:=10*LOG10([.E568]/1000)" office:value-type="float" office:value="-42.6456830392655" calcext:value-type="float">
            <text:p>-42,65</text:p>
          </table:table-cell>
        </table:table-row>
        <table:table-row table:style-name="ro1">
          <table:table-cell table:formula="of:=[.A568]+1" office:value-type="float" office:value="567" calcext:value-type="float">
            <text:p>567</text:p>
          </table:table-cell>
          <table:table-cell table:style-name="ce1" office:value-type="float" office:value="-0.002050814" calcext:value-type="float">
            <text:p>-2,05E-003</text:p>
          </table:table-cell>
          <table:table-cell table:style-name="ce1" office:value-type="float" office:value="-0.05181563" calcext:value-type="float">
            <text:p>-5,18E-002</text:p>
          </table:table-cell>
          <table:table-cell table:formula="of:= ABS([.B569])" office:value-type="float" office:value="0.002050814" calcext:value-type="float">
            <text:p>2,05E-03</text:p>
          </table:table-cell>
          <table:table-cell table:formula="of:= ABS([.C569])" office:value-type="float" office:value="0.05181563" calcext:value-type="float">
            <text:p>5,18E-02</text:p>
          </table:table-cell>
          <table:table-cell table:formula="of:=10*LOG10([.D569]/1000)" office:value-type="float" office:value="-56.880737264852" calcext:value-type="float">
            <text:p>-56,88</text:p>
          </table:table-cell>
          <table:table-cell table:formula="of:=10*LOG10([.E569]/1000)" office:value-type="float" office:value="-42.855392171108" calcext:value-type="float">
            <text:p>-42,86</text:p>
          </table:table-cell>
        </table:table-row>
        <table:table-row table:style-name="ro1">
          <table:table-cell table:formula="of:=[.A569]+1" office:value-type="float" office:value="568" calcext:value-type="float">
            <text:p>568</text:p>
          </table:table-cell>
          <table:table-cell table:style-name="ce1" office:value-type="float" office:value="0.002000128" calcext:value-type="float">
            <text:p>2,00E-003</text:p>
          </table:table-cell>
          <table:table-cell table:style-name="ce1" office:value-type="float" office:value="-0.05437687" calcext:value-type="float">
            <text:p>-5,44E-002</text:p>
          </table:table-cell>
          <table:table-cell table:formula="of:= ABS([.B570])" office:value-type="float" office:value="0.002000128" calcext:value-type="float">
            <text:p>2,00E-03</text:p>
          </table:table-cell>
          <table:table-cell table:formula="of:= ABS([.C570])" office:value-type="float" office:value="0.05437687" calcext:value-type="float">
            <text:p>5,44E-02</text:p>
          </table:table-cell>
          <table:table-cell table:formula="of:=10*LOG10([.D570]/1000)" office:value-type="float" office:value="-56.9894221037857" calcext:value-type="float">
            <text:p>-56,99</text:p>
          </table:table-cell>
          <table:table-cell table:formula="of:=10*LOG10([.E570]/1000)" office:value-type="float" office:value="-42.6458579455746" calcext:value-type="float">
            <text:p>-42,65</text:p>
          </table:table-cell>
        </table:table-row>
        <table:table-row table:style-name="ro1">
          <table:table-cell table:formula="of:=[.A570]+1" office:value-type="float" office:value="569" calcext:value-type="float">
            <text:p>569</text:p>
          </table:table-cell>
          <table:table-cell table:style-name="ce1" office:value-type="float" office:value="-0.002047191" calcext:value-type="float">
            <text:p>-2,05E-003</text:p>
          </table:table-cell>
          <table:table-cell table:style-name="ce1" office:value-type="float" office:value="-0.05181792" calcext:value-type="float">
            <text:p>-5,18E-002</text:p>
          </table:table-cell>
          <table:table-cell table:formula="of:= ABS([.B571])" office:value-type="float" office:value="0.002047191" calcext:value-type="float">
            <text:p>2,05E-03</text:p>
          </table:table-cell>
          <table:table-cell table:formula="of:= ABS([.C571])" office:value-type="float" office:value="0.05181792" calcext:value-type="float">
            <text:p>5,18E-02</text:p>
          </table:table-cell>
          <table:table-cell table:formula="of:=10*LOG10([.D571]/1000)" office:value-type="float" office:value="-56.8884163639155" calcext:value-type="float">
            <text:p>-56,89</text:p>
          </table:table-cell>
          <table:table-cell table:formula="of:=10*LOG10([.E571]/1000)" office:value-type="float" office:value="-42.8552002382129" calcext:value-type="float">
            <text:p>-42,86</text:p>
          </table:table-cell>
        </table:table-row>
        <table:table-row table:style-name="ro1">
          <table:table-cell table:formula="of:=[.A571]+1" office:value-type="float" office:value="570" calcext:value-type="float">
            <text:p>570</text:p>
          </table:table-cell>
          <table:table-cell table:style-name="ce1" office:value-type="float" office:value="0.001996685" calcext:value-type="float">
            <text:p>2,00E-003</text:p>
          </table:table-cell>
          <table:table-cell table:style-name="ce1" office:value-type="float" office:value="-0.0543747" calcext:value-type="float">
            <text:p>-5,44E-002</text:p>
          </table:table-cell>
          <table:table-cell table:formula="of:= ABS([.B572])" office:value-type="float" office:value="0.001996685" calcext:value-type="float">
            <text:p>2,00E-03</text:p>
          </table:table-cell>
          <table:table-cell table:formula="of:= ABS([.C572])" office:value-type="float" office:value="0.0543747" calcext:value-type="float">
            <text:p>5,44E-02</text:p>
          </table:table-cell>
          <table:table-cell table:formula="of:=10*LOG10([.D572]/1000)" office:value-type="float" office:value="-56.9969044466978" calcext:value-type="float">
            <text:p>-57,00</text:p>
          </table:table-cell>
          <table:table-cell table:formula="of:=10*LOG10([.E572]/1000)" office:value-type="float" office:value="-42.646031261514" calcext:value-type="float">
            <text:p>-42,65</text:p>
          </table:table-cell>
        </table:table-row>
        <table:table-row table:style-name="ro1">
          <table:table-cell table:formula="of:=[.A572]+1" office:value-type="float" office:value="571" calcext:value-type="float">
            <text:p>571</text:p>
          </table:table-cell>
          <table:table-cell table:style-name="ce1" office:value-type="float" office:value="-0.002043587" calcext:value-type="float">
            <text:p>-2,04E-003</text:p>
          </table:table-cell>
          <table:table-cell table:style-name="ce1" office:value-type="float" office:value="-0.0518202" calcext:value-type="float">
            <text:p>-5,18E-002</text:p>
          </table:table-cell>
          <table:table-cell table:formula="of:= ABS([.B573])" office:value-type="float" office:value="0.002043587" calcext:value-type="float">
            <text:p>2,04E-03</text:p>
          </table:table-cell>
          <table:table-cell table:formula="of:= ABS([.C573])" office:value-type="float" office:value="0.0518202" calcext:value-type="float">
            <text:p>5,18E-02</text:p>
          </table:table-cell>
          <table:table-cell table:formula="of:=10*LOG10([.D573]/1000)" office:value-type="float" office:value="-56.8960686868611" calcext:value-type="float">
            <text:p>-56,90</text:p>
          </table:table-cell>
          <table:table-cell table:formula="of:=10*LOG10([.E573]/1000)" office:value-type="float" office:value="-42.8550091518793" calcext:value-type="float">
            <text:p>-42,86</text:p>
          </table:table-cell>
        </table:table-row>
        <table:table-row table:style-name="ro1">
          <table:table-cell table:formula="of:=[.A573]+1" office:value-type="float" office:value="572" calcext:value-type="float">
            <text:p>572</text:p>
          </table:table-cell>
          <table:table-cell table:style-name="ce1" office:value-type="float" office:value="0.00199326" calcext:value-type="float">
            <text:p>1,99E-003</text:p>
          </table:table-cell>
          <table:table-cell table:style-name="ce1" office:value-type="float" office:value="-0.05437253" calcext:value-type="float">
            <text:p>-5,44E-002</text:p>
          </table:table-cell>
          <table:table-cell table:formula="of:= ABS([.B574])" office:value-type="float" office:value="0.00199326" calcext:value-type="float">
            <text:p>1,99E-03</text:p>
          </table:table-cell>
          <table:table-cell table:formula="of:= ABS([.C574])" office:value-type="float" office:value="0.05437253" calcext:value-type="float">
            <text:p>5,44E-02</text:p>
          </table:table-cell>
          <table:table-cell table:formula="of:=10*LOG10([.D574]/1000)" office:value-type="float" office:value="-57.0043604841412" calcext:value-type="float">
            <text:p>-57,00</text:p>
          </table:table-cell>
          <table:table-cell table:formula="of:=10*LOG10([.E574]/1000)" office:value-type="float" office:value="-42.6462045843703" calcext:value-type="float">
            <text:p>-42,65</text:p>
          </table:table-cell>
        </table:table-row>
        <table:table-row table:style-name="ro1">
          <table:table-cell table:formula="of:=[.A574]+1" office:value-type="float" office:value="573" calcext:value-type="float">
            <text:p>573</text:p>
          </table:table-cell>
          <table:table-cell table:style-name="ce1" office:value-type="float" office:value="-0.002040001" calcext:value-type="float">
            <text:p>-2,04E-003</text:p>
          </table:table-cell>
          <table:table-cell table:style-name="ce1" office:value-type="float" office:value="-0.05182247" calcext:value-type="float">
            <text:p>-5,18E-002</text:p>
          </table:table-cell>
          <table:table-cell table:formula="of:= ABS([.B575])" office:value-type="float" office:value="0.002040001" calcext:value-type="float">
            <text:p>2,04E-03</text:p>
          </table:table-cell>
          <table:table-cell table:formula="of:= ABS([.C575])" office:value-type="float" office:value="0.05182247" calcext:value-type="float">
            <text:p>5,18E-02</text:p>
          </table:table-cell>
          <table:table-cell table:formula="of:=10*LOG10([.D575]/1000)" office:value-type="float" office:value="-56.903696196847" calcext:value-type="float">
            <text:p>-56,90</text:p>
          </table:table-cell>
          <table:table-cell table:formula="of:=10*LOG10([.E575]/1000)" office:value-type="float" office:value="-42.8548189119956" calcext:value-type="float">
            <text:p>-42,85</text:p>
          </table:table-cell>
        </table:table-row>
        <table:table-row table:style-name="ro1">
          <table:table-cell table:formula="of:=[.A575]+1" office:value-type="float" office:value="574" calcext:value-type="float">
            <text:p>574</text:p>
          </table:table-cell>
          <table:table-cell table:style-name="ce1" office:value-type="float" office:value="0.001989852" calcext:value-type="float">
            <text:p>1,99E-003</text:p>
          </table:table-cell>
          <table:table-cell table:style-name="ce1" office:value-type="float" office:value="-0.05437038" calcext:value-type="float">
            <text:p>-5,44E-002</text:p>
          </table:table-cell>
          <table:table-cell table:formula="of:= ABS([.B576])" office:value-type="float" office:value="0.001989852" calcext:value-type="float">
            <text:p>1,99E-03</text:p>
          </table:table-cell>
          <table:table-cell table:formula="of:= ABS([.C576])" office:value-type="float" office:value="0.05437038" calcext:value-type="float">
            <text:p>5,44E-02</text:p>
          </table:table-cell>
          <table:table-cell table:formula="of:=10*LOG10([.D576]/1000)" office:value-type="float" office:value="-57.0117922407953" calcext:value-type="float">
            <text:p>-57,01</text:p>
          </table:table-cell>
          <table:table-cell table:formula="of:=10*LOG10([.E576]/1000)" office:value-type="float" office:value="-42.646376316603" calcext:value-type="float">
            <text:p>-42,65</text:p>
          </table:table-cell>
        </table:table-row>
        <table:table-row table:style-name="ro1">
          <table:table-cell table:formula="of:=[.A576]+1" office:value-type="float" office:value="575" calcext:value-type="float">
            <text:p>575</text:p>
          </table:table-cell>
          <table:table-cell table:style-name="ce1" office:value-type="float" office:value="-0.002036435" calcext:value-type="float">
            <text:p>-2,04E-003</text:p>
          </table:table-cell>
          <table:table-cell table:style-name="ce1" office:value-type="float" office:value="-0.05182472" calcext:value-type="float">
            <text:p>-5,18E-002</text:p>
          </table:table-cell>
          <table:table-cell table:formula="of:= ABS([.B577])" office:value-type="float" office:value="0.002036435" calcext:value-type="float">
            <text:p>2,04E-03</text:p>
          </table:table-cell>
          <table:table-cell table:formula="of:= ABS([.C577])" office:value-type="float" office:value="0.05182472" calcext:value-type="float">
            <text:p>5,18E-02</text:p>
          </table:table-cell>
          <table:table-cell table:formula="of:=10*LOG10([.D577]/1000)" office:value-type="float" office:value="-56.9112944739573" calcext:value-type="float">
            <text:p>-56,91</text:p>
          </table:table-cell>
          <table:table-cell table:formula="of:=10*LOG10([.E577]/1000)" office:value-type="float" office:value="-42.8546303564575" calcext:value-type="float">
            <text:p>-42,85</text:p>
          </table:table-cell>
        </table:table-row>
        <table:table-row table:style-name="ro1">
          <table:table-cell table:formula="of:=[.A577]+1" office:value-type="float" office:value="576" calcext:value-type="float">
            <text:p>576</text:p>
          </table:table-cell>
          <table:table-cell table:style-name="ce1" office:value-type="float" office:value="0.001986462" calcext:value-type="float">
            <text:p>1,99E-003</text:p>
          </table:table-cell>
          <table:table-cell table:style-name="ce1" office:value-type="float" office:value="-0.05436823" calcext:value-type="float">
            <text:p>-5,44E-002</text:p>
          </table:table-cell>
          <table:table-cell table:formula="of:= ABS([.B578])" office:value-type="float" office:value="0.001986462" calcext:value-type="float">
            <text:p>1,99E-03</text:p>
          </table:table-cell>
          <table:table-cell table:formula="of:= ABS([.C578])" office:value-type="float" office:value="0.05436823" calcext:value-type="float">
            <text:p>5,44E-02</text:p>
          </table:table-cell>
          <table:table-cell table:formula="of:=10*LOG10([.D578]/1000)" office:value-type="float" office:value="-57.0191973836002" calcext:value-type="float">
            <text:p>-57,02</text:p>
          </table:table-cell>
          <table:table-cell table:formula="of:=10*LOG10([.E578]/1000)" office:value-type="float" office:value="-42.6465480556268" calcext:value-type="float">
            <text:p>-42,65</text:p>
          </table:table-cell>
        </table:table-row>
        <table:table-row table:style-name="ro1">
          <table:table-cell table:formula="of:=[.A578]+1" office:value-type="float" office:value="577" calcext:value-type="float">
            <text:p>577</text:p>
          </table:table-cell>
          <table:table-cell table:style-name="ce1" office:value-type="float" office:value="-0.002032887" calcext:value-type="float">
            <text:p>-2,03E-003</text:p>
          </table:table-cell>
          <table:table-cell table:style-name="ce1" office:value-type="float" office:value="-0.05182697" calcext:value-type="float">
            <text:p>-5,18E-002</text:p>
          </table:table-cell>
          <table:table-cell table:formula="of:= ABS([.B579])" office:value-type="float" office:value="0.002032887" calcext:value-type="float">
            <text:p>2,03E-03</text:p>
          </table:table-cell>
          <table:table-cell table:formula="of:= ABS([.C579])" office:value-type="float" office:value="0.05182697" calcext:value-type="float">
            <text:p>5,18E-02</text:p>
          </table:table-cell>
          <table:table-cell table:formula="of:=10*LOG10([.D579]/1000)" office:value-type="float" office:value="-56.9188676137199" calcext:value-type="float">
            <text:p>-56,92</text:p>
          </table:table-cell>
          <table:table-cell table:formula="of:=10*LOG10([.E579]/1000)" office:value-type="float" office:value="-42.8544418091054" calcext:value-type="float">
            <text:p>-42,85</text:p>
          </table:table-cell>
        </table:table-row>
        <table:table-row table:style-name="ro1">
          <table:table-cell table:formula="of:=[.A579]+1" office:value-type="float" office:value="578" calcext:value-type="float">
            <text:p>578</text:p>
          </table:table-cell>
          <table:table-cell table:style-name="ce1" office:value-type="float" office:value="0.001983089" calcext:value-type="float">
            <text:p>1,98E-003</text:p>
          </table:table-cell>
          <table:table-cell table:style-name="ce1" office:value-type="float" office:value="-0.0543661" calcext:value-type="float">
            <text:p>-5,44E-002</text:p>
          </table:table-cell>
          <table:table-cell table:formula="of:= ABS([.B580])" office:value-type="float" office:value="0.001983089" calcext:value-type="float">
            <text:p>1,98E-03</text:p>
          </table:table-cell>
          <table:table-cell table:formula="of:= ABS([.C580])" office:value-type="float" office:value="0.0543661" calcext:value-type="float">
            <text:p>5,44E-02</text:p>
          </table:table-cell>
          <table:table-cell table:formula="of:=10*LOG10([.D580]/1000)" office:value-type="float" office:value="-57.0265779444748" calcext:value-type="float">
            <text:p>-57,03</text:p>
          </table:table-cell>
          <table:table-cell table:formula="of:=10*LOG10([.E580]/1000)" office:value-type="float" office:value="-42.6467182037753" calcext:value-type="float">
            <text:p>-42,65</text:p>
          </table:table-cell>
        </table:table-row>
        <table:table-row table:style-name="ro1">
          <table:table-cell table:formula="of:=[.A580]+1" office:value-type="float" office:value="579" calcext:value-type="float">
            <text:p>579</text:p>
          </table:table-cell>
          <table:table-cell table:style-name="ce1" office:value-type="float" office:value="-0.002029358" calcext:value-type="float">
            <text:p>-2,03E-003</text:p>
          </table:table-cell>
          <table:table-cell table:style-name="ce1" office:value-type="float" office:value="-0.0518292" calcext:value-type="float">
            <text:p>-5,18E-002</text:p>
          </table:table-cell>
          <table:table-cell table:formula="of:= ABS([.B581])" office:value-type="float" office:value="0.002029358" calcext:value-type="float">
            <text:p>2,03E-03</text:p>
          </table:table-cell>
          <table:table-cell table:formula="of:= ABS([.C581])" office:value-type="float" office:value="0.0518292" calcext:value-type="float">
            <text:p>5,18E-02</text:p>
          </table:table-cell>
          <table:table-cell table:formula="of:=10*LOG10([.D581]/1000)" office:value-type="float" office:value="-56.9264133211412" calcext:value-type="float">
            <text:p>-56,93</text:p>
          </table:table-cell>
          <table:table-cell table:formula="of:=10*LOG10([.E581]/1000)" office:value-type="float" office:value="-42.8542549458063" calcext:value-type="float">
            <text:p>-42,85</text:p>
          </table:table-cell>
        </table:table-row>
        <table:table-row table:style-name="ro1">
          <table:table-cell table:formula="of:=[.A581]+1" office:value-type="float" office:value="580" calcext:value-type="float">
            <text:p>580</text:p>
          </table:table-cell>
          <table:table-cell table:style-name="ce1" office:value-type="float" office:value="0.001979733" calcext:value-type="float">
            <text:p>1,98E-003</text:p>
          </table:table-cell>
          <table:table-cell table:style-name="ce1" office:value-type="float" office:value="-0.05436398" calcext:value-type="float">
            <text:p>-5,44E-002</text:p>
          </table:table-cell>
          <table:table-cell table:formula="of:= ABS([.B582])" office:value-type="float" office:value="0.001979733" calcext:value-type="float">
            <text:p>1,98E-03</text:p>
          </table:table-cell>
          <table:table-cell table:formula="of:= ABS([.C582])" office:value-type="float" office:value="0.05436398" calcext:value-type="float">
            <text:p>5,44E-02</text:p>
          </table:table-cell>
          <table:table-cell table:formula="of:=10*LOG10([.D582]/1000)" office:value-type="float" office:value="-57.0339337764032" calcext:value-type="float">
            <text:p>-57,03</text:p>
          </table:table-cell>
          <table:table-cell table:formula="of:=10*LOG10([.E582]/1000)" office:value-type="float" office:value="-42.6468875597257" calcext:value-type="float">
            <text:p>-42,65</text:p>
          </table:table-cell>
        </table:table-row>
        <table:table-row table:style-name="ro1">
          <table:table-cell table:formula="of:=[.A582]+1" office:value-type="float" office:value="581" calcext:value-type="float">
            <text:p>581</text:p>
          </table:table-cell>
          <table:table-cell table:style-name="ce1" office:value-type="float" office:value="-0.002025847" calcext:value-type="float">
            <text:p>-2,03E-003</text:p>
          </table:table-cell>
          <table:table-cell table:style-name="ce1" office:value-type="float" office:value="-0.05183142" calcext:value-type="float">
            <text:p>-5,18E-002</text:p>
          </table:table-cell>
          <table:table-cell table:formula="of:= ABS([.B583])" office:value-type="float" office:value="0.002025847" calcext:value-type="float">
            <text:p>2,03E-03</text:p>
          </table:table-cell>
          <table:table-cell table:formula="of:= ABS([.C583])" office:value-type="float" office:value="0.05183142" calcext:value-type="float">
            <text:p>5,18E-02</text:p>
          </table:table-cell>
          <table:table-cell table:formula="of:=10*LOG10([.D583]/1000)" office:value-type="float" office:value="-56.9339335737892" calcext:value-type="float">
            <text:p>-56,93</text:p>
          </table:table-cell>
          <table:table-cell table:formula="of:=10*LOG10([.E583]/1000)" office:value-type="float" office:value="-42.854068928445" calcext:value-type="float">
            <text:p>-42,85</text:p>
          </table:table-cell>
        </table:table-row>
        <table:table-row table:style-name="ro1">
          <table:table-cell table:formula="of:=[.A583]+1" office:value-type="float" office:value="582" calcext:value-type="float">
            <text:p>582</text:p>
          </table:table-cell>
          <table:table-cell table:style-name="ce1" office:value-type="float" office:value="0.001976395" calcext:value-type="float">
            <text:p>1,98E-003</text:p>
          </table:table-cell>
          <table:table-cell table:style-name="ce1" office:value-type="float" office:value="-0.05436187" calcext:value-type="float">
            <text:p>-5,44E-002</text:p>
          </table:table-cell>
          <table:table-cell table:formula="of:= ABS([.B584])" office:value-type="float" office:value="0.001976395" calcext:value-type="float">
            <text:p>1,98E-03</text:p>
          </table:table-cell>
          <table:table-cell table:formula="of:= ABS([.C584])" office:value-type="float" office:value="0.05436187" calcext:value-type="float">
            <text:p>5,44E-02</text:p>
          </table:table-cell>
          <table:table-cell table:formula="of:=10*LOG10([.D584]/1000)" office:value-type="float" office:value="-57.0412625348489" calcext:value-type="float">
            <text:p>-57,04</text:p>
          </table:table-cell>
          <table:table-cell table:formula="of:=10*LOG10([.E584]/1000)" office:value-type="float" office:value="-42.647056123385" calcext:value-type="float">
            <text:p>-42,65</text:p>
          </table:table-cell>
        </table:table-row>
        <table:table-row table:style-name="ro1">
          <table:table-cell table:formula="of:=[.A584]+1" office:value-type="float" office:value="583" calcext:value-type="float">
            <text:p>583</text:p>
          </table:table-cell>
          <table:table-cell table:style-name="ce1" office:value-type="float" office:value="-0.002022354" calcext:value-type="float">
            <text:p>-2,02E-003</text:p>
          </table:table-cell>
          <table:table-cell table:style-name="ce1" office:value-type="float" office:value="-0.05183363" calcext:value-type="float">
            <text:p>-5,18E-002</text:p>
          </table:table-cell>
          <table:table-cell table:formula="of:= ABS([.B585])" office:value-type="float" office:value="0.002022354" calcext:value-type="float">
            <text:p>2,02E-03</text:p>
          </table:table-cell>
          <table:table-cell table:formula="of:= ABS([.C585])" office:value-type="float" office:value="0.05183363" calcext:value-type="float">
            <text:p>5,18E-02</text:p>
          </table:table-cell>
          <table:table-cell table:formula="of:=10*LOG10([.D585]/1000)" office:value-type="float" office:value="-56.9414282164799" calcext:value-type="float">
            <text:p>-56,94</text:p>
          </table:table-cell>
          <table:table-cell table:formula="of:=10*LOG10([.E585]/1000)" office:value-type="float" office:value="-42.8538837569132" calcext:value-type="float">
            <text:p>-42,85</text:p>
          </table:table-cell>
        </table:table-row>
        <table:table-row table:style-name="ro1">
          <table:table-cell table:formula="of:=[.A585]+1" office:value-type="float" office:value="584" calcext:value-type="float">
            <text:p>584</text:p>
          </table:table-cell>
          <table:table-cell table:style-name="ce1" office:value-type="float" office:value="0.001973073" calcext:value-type="float">
            <text:p>1,97E-003</text:p>
          </table:table-cell>
          <table:table-cell table:style-name="ce1" office:value-type="float" office:value="-0.05435977" calcext:value-type="float">
            <text:p>-5,44E-002</text:p>
          </table:table-cell>
          <table:table-cell table:formula="of:= ABS([.B586])" office:value-type="float" office:value="0.001973073" calcext:value-type="float">
            <text:p>1,97E-03</text:p>
          </table:table-cell>
          <table:table-cell table:formula="of:= ABS([.C586])" office:value-type="float" office:value="0.05435977" calcext:value-type="float">
            <text:p>5,44E-02</text:p>
          </table:table-cell>
          <table:table-cell table:formula="of:=10*LOG10([.D586]/1000)" office:value-type="float" office:value="-57.0485684636936" calcext:value-type="float">
            <text:p>-57,05</text:p>
          </table:table-cell>
          <table:table-cell table:formula="of:=10*LOG10([.E586]/1000)" office:value-type="float" office:value="-42.6472238946607" calcext:value-type="float">
            <text:p>-42,65</text:p>
          </table:table-cell>
        </table:table-row>
        <table:table-row table:style-name="ro1">
          <table:table-cell table:formula="of:=[.A586]+1" office:value-type="float" office:value="585" calcext:value-type="float">
            <text:p>585</text:p>
          </table:table-cell>
          <table:table-cell table:style-name="ce1" office:value-type="float" office:value="-0.002018879" calcext:value-type="float">
            <text:p>-2,02E-003</text:p>
          </table:table-cell>
          <table:table-cell table:style-name="ce1" office:value-type="float" office:value="-0.05183583" calcext:value-type="float">
            <text:p>-5,18E-002</text:p>
          </table:table-cell>
          <table:table-cell table:formula="of:= ABS([.B587])" office:value-type="float" office:value="0.002018879" calcext:value-type="float">
            <text:p>2,02E-03</text:p>
          </table:table-cell>
          <table:table-cell table:formula="of:= ABS([.C587])" office:value-type="float" office:value="0.05183583" calcext:value-type="float">
            <text:p>5,18E-02</text:p>
          </table:table-cell>
          <table:table-cell table:formula="of:=10*LOG10([.D587]/1000)" office:value-type="float" office:value="-56.948897093907" calcext:value-type="float">
            <text:p>-56,95</text:p>
          </table:table-cell>
          <table:table-cell table:formula="of:=10*LOG10([.E587]/1000)" office:value-type="float" office:value="-42.853699431103" calcext:value-type="float">
            <text:p>-42,85</text:p>
          </table:table-cell>
        </table:table-row>
        <table:table-row table:style-name="ro1">
          <table:table-cell table:formula="of:=[.A587]+1" office:value-type="float" office:value="586" calcext:value-type="float">
            <text:p>586</text:p>
          </table:table-cell>
          <table:table-cell table:style-name="ce1" office:value-type="float" office:value="0.001969769" calcext:value-type="float">
            <text:p>1,97E-003</text:p>
          </table:table-cell>
          <table:table-cell table:style-name="ce1" office:value-type="float" office:value="-0.05435768" calcext:value-type="float">
            <text:p>-5,44E-002</text:p>
          </table:table-cell>
          <table:table-cell table:formula="of:= ABS([.B588])" office:value-type="float" office:value="0.001969769" calcext:value-type="float">
            <text:p>1,97E-03</text:p>
          </table:table-cell>
          <table:table-cell table:formula="of:= ABS([.C588])" office:value-type="float" office:value="0.05435768" calcext:value-type="float">
            <text:p>5,44E-02</text:p>
          </table:table-cell>
          <table:table-cell table:formula="of:=10*LOG10([.D588]/1000)" office:value-type="float" office:value="-57.0558470171029" calcext:value-type="float">
            <text:p>-57,06</text:p>
          </table:table-cell>
          <table:table-cell table:formula="of:=10*LOG10([.E588]/1000)" office:value-type="float" office:value="-42.6473908734608" calcext:value-type="float">
            <text:p>-42,65</text:p>
          </table:table-cell>
        </table:table-row>
        <table:table-row table:style-name="ro1">
          <table:table-cell table:formula="of:=[.A588]+1" office:value-type="float" office:value="587" calcext:value-type="float">
            <text:p>587</text:p>
          </table:table-cell>
          <table:table-cell table:style-name="ce1" office:value-type="float" office:value="-0.002015421" calcext:value-type="float">
            <text:p>-2,02E-003</text:p>
          </table:table-cell>
          <table:table-cell table:style-name="ce1" office:value-type="float" office:value="-0.05183801" calcext:value-type="float">
            <text:p>-5,18E-002</text:p>
          </table:table-cell>
          <table:table-cell table:formula="of:= ABS([.B589])" office:value-type="float" office:value="0.002015421" calcext:value-type="float">
            <text:p>2,02E-03</text:p>
          </table:table-cell>
          <table:table-cell table:formula="of:= ABS([.C589])" office:value-type="float" office:value="0.05183801" calcext:value-type="float">
            <text:p>5,18E-02</text:p>
          </table:table-cell>
          <table:table-cell table:formula="of:=10*LOG10([.D589]/1000)" office:value-type="float" office:value="-56.9563422055062" calcext:value-type="float">
            <text:p>-56,96</text:p>
          </table:table-cell>
          <table:table-cell table:formula="of:=10*LOG10([.E589]/1000)" office:value-type="float" office:value="-42.8535167886986" calcext:value-type="float">
            <text:p>-42,85</text:p>
          </table:table-cell>
        </table:table-row>
        <table:table-row table:style-name="ro1">
          <table:table-cell table:formula="of:=[.A589]+1" office:value-type="float" office:value="588" calcext:value-type="float">
            <text:p>588</text:p>
          </table:table-cell>
          <table:table-cell table:style-name="ce1" office:value-type="float" office:value="0.001966481" calcext:value-type="float">
            <text:p>1,97E-003</text:p>
          </table:table-cell>
          <table:table-cell table:style-name="ce1" office:value-type="float" office:value="-0.0543556" calcext:value-type="float">
            <text:p>-5,44E-002</text:p>
          </table:table-cell>
          <table:table-cell table:formula="of:= ABS([.B590])" office:value-type="float" office:value="0.001966481" calcext:value-type="float">
            <text:p>1,97E-03</text:p>
          </table:table-cell>
          <table:table-cell table:formula="of:= ABS([.C590])" office:value-type="float" office:value="0.0543556" calcext:value-type="float">
            <text:p>5,44E-02</text:p>
          </table:table-cell>
          <table:table-cell table:formula="of:=10*LOG10([.D590]/1000)" office:value-type="float" office:value="-57.0631024535646" calcext:value-type="float">
            <text:p>-57,06</text:p>
          </table:table-cell>
          <table:table-cell table:formula="of:=10*LOG10([.E590]/1000)" office:value-type="float" office:value="-42.6475570596935" calcext:value-type="float">
            <text:p>-42,65</text:p>
          </table:table-cell>
        </table:table-row>
        <table:table-row table:style-name="ro1">
          <table:table-cell table:formula="of:=[.A590]+1" office:value-type="float" office:value="589" calcext:value-type="float">
            <text:p>589</text:p>
          </table:table-cell>
          <table:table-cell table:style-name="ce1" office:value-type="float" office:value="-0.002011982" calcext:value-type="float">
            <text:p>-2,01E-003</text:p>
          </table:table-cell>
          <table:table-cell table:style-name="ce1" office:value-type="float" office:value="-0.05184019" calcext:value-type="float">
            <text:p>-5,18E-002</text:p>
          </table:table-cell>
          <table:table-cell table:formula="of:= ABS([.B591])" office:value-type="float" office:value="0.002011982" calcext:value-type="float">
            <text:p>2,01E-03</text:p>
          </table:table-cell>
          <table:table-cell table:formula="of:= ABS([.C591])" office:value-type="float" office:value="0.05184019" calcext:value-type="float">
            <text:p>5,18E-02</text:p>
          </table:table-cell>
          <table:table-cell table:formula="of:=10*LOG10([.D591]/1000)" office:value-type="float" office:value="-56.963759089718" calcext:value-type="float">
            <text:p>-56,96</text:p>
          </table:table-cell>
          <table:table-cell table:formula="of:=10*LOG10([.E591]/1000)" office:value-type="float" office:value="-42.8533341539749" calcext:value-type="float">
            <text:p>-42,85</text:p>
          </table:table-cell>
        </table:table-row>
        <table:table-row table:style-name="ro1">
          <table:table-cell table:formula="of:=[.A591]+1" office:value-type="float" office:value="590" calcext:value-type="float">
            <text:p>590</text:p>
          </table:table-cell>
          <table:table-cell table:style-name="ce1" office:value-type="float" office:value="0.001963209" calcext:value-type="float">
            <text:p>1,96E-003</text:p>
          </table:table-cell>
          <table:table-cell table:style-name="ce1" office:value-type="float" office:value="-0.05435353" calcext:value-type="float">
            <text:p>-5,44E-002</text:p>
          </table:table-cell>
          <table:table-cell table:formula="of:= ABS([.B592])" office:value-type="float" office:value="0.001963209" calcext:value-type="float">
            <text:p>1,96E-03</text:p>
          </table:table-cell>
          <table:table-cell table:formula="of:= ABS([.C592])" office:value-type="float" office:value="0.05435353" calcext:value-type="float">
            <text:p>5,44E-02</text:p>
          </table:table-cell>
          <table:table-cell table:formula="of:=10*LOG10([.D592]/1000)" office:value-type="float" office:value="-57.0703346366282" calcext:value-type="float">
            <text:p>-57,07</text:p>
          </table:table-cell>
          <table:table-cell table:formula="of:=10*LOG10([.E592]/1000)" office:value-type="float" office:value="-42.6477224532676" calcext:value-type="float">
            <text:p>-42,65</text:p>
          </table:table-cell>
        </table:table-row>
        <table:table-row table:style-name="ro1">
          <table:table-cell table:formula="of:=[.A592]+1" office:value-type="float" office:value="591" calcext:value-type="float">
            <text:p>591</text:p>
          </table:table-cell>
          <table:table-cell table:style-name="ce1" office:value-type="float" office:value="-0.00200856" calcext:value-type="float">
            <text:p>-2,01E-003</text:p>
          </table:table-cell>
          <table:table-cell table:style-name="ce1" office:value-type="float" office:value="-0.05184235" calcext:value-type="float">
            <text:p>-5,18E-002</text:p>
          </table:table-cell>
          <table:table-cell table:formula="of:= ABS([.B593])" office:value-type="float" office:value="0.00200856" calcext:value-type="float">
            <text:p>2,01E-03</text:p>
          </table:table-cell>
          <table:table-cell table:formula="of:= ABS([.C593])" office:value-type="float" office:value="0.05184235" calcext:value-type="float">
            <text:p>5,18E-02</text:p>
          </table:table-cell>
          <table:table-cell table:formula="of:=10*LOG10([.D593]/1000)" office:value-type="float" office:value="-56.9711519042984" calcext:value-type="float">
            <text:p>-56,97</text:p>
          </table:table-cell>
          <table:table-cell table:formula="of:=10*LOG10([.E593]/1000)" office:value-type="float" office:value="-42.8531532023738" calcext:value-type="float">
            <text:p>-42,85</text:p>
          </table:table-cell>
        </table:table-row>
        <table:table-row table:style-name="ro1">
          <table:table-cell table:formula="of:=[.A593]+1" office:value-type="float" office:value="592" calcext:value-type="float">
            <text:p>592</text:p>
          </table:table-cell>
          <table:table-cell table:style-name="ce1" office:value-type="float" office:value="0.001959954" calcext:value-type="float">
            <text:p>1,96E-003</text:p>
          </table:table-cell>
          <table:table-cell table:style-name="ce1" office:value-type="float" office:value="-0.05435147" calcext:value-type="float">
            <text:p>-5,44E-002</text:p>
          </table:table-cell>
          <table:table-cell table:formula="of:= ABS([.B594])" office:value-type="float" office:value="0.001959954" calcext:value-type="float">
            <text:p>1,96E-03</text:p>
          </table:table-cell>
          <table:table-cell table:formula="of:= ABS([.C594])" office:value-type="float" office:value="0.05435147" calcext:value-type="float">
            <text:p>5,44E-02</text:p>
          </table:table-cell>
          <table:table-cell table:formula="of:=10*LOG10([.D594]/1000)" office:value-type="float" office:value="-57.0775412138873" calcext:value-type="float">
            <text:p>-57,08</text:p>
          </table:table-cell>
          <table:table-cell table:formula="of:=10*LOG10([.E594]/1000)" office:value-type="float" office:value="-42.6478870540924" calcext:value-type="float">
            <text:p>-42,65</text:p>
          </table:table-cell>
        </table:table-row>
        <table:table-row table:style-name="ro1">
          <table:table-cell table:formula="of:=[.A594]+1" office:value-type="float" office:value="593" calcext:value-type="float">
            <text:p>593</text:p>
          </table:table-cell>
          <table:table-cell table:style-name="ce1" office:value-type="float" office:value="-0.002005155" calcext:value-type="float">
            <text:p>-2,01E-003</text:p>
          </table:table-cell>
          <table:table-cell table:style-name="ce1" office:value-type="float" office:value="-0.0518445" calcext:value-type="float">
            <text:p>-5,18E-002</text:p>
          </table:table-cell>
          <table:table-cell table:formula="of:= ABS([.B595])" office:value-type="float" office:value="0.002005155" calcext:value-type="float">
            <text:p>2,01E-03</text:p>
          </table:table-cell>
          <table:table-cell table:formula="of:= ABS([.C595])" office:value-type="float" office:value="0.0518445" calcext:value-type="float">
            <text:p>5,18E-02</text:p>
          </table:table-cell>
          <table:table-cell table:formula="of:=10*LOG10([.D595]/1000)" office:value-type="float" office:value="-56.9785205045385" calcext:value-type="float">
            <text:p>-56,98</text:p>
          </table:table-cell>
          <table:table-cell table:formula="of:=10*LOG10([.E595]/1000)" office:value-type="float" office:value="-42.8529730959984" calcext:value-type="float">
            <text:p>-42,85</text:p>
          </table:table-cell>
        </table:table-row>
        <table:table-row table:style-name="ro1">
          <table:table-cell table:formula="of:=[.A595]+1" office:value-type="float" office:value="594" calcext:value-type="float">
            <text:p>594</text:p>
          </table:table-cell>
          <table:table-cell table:style-name="ce1" office:value-type="float" office:value="0.001956715" calcext:value-type="float">
            <text:p>1,96E-003</text:p>
          </table:table-cell>
          <table:table-cell table:style-name="ce1" office:value-type="float" office:value="-0.05434943" calcext:value-type="float">
            <text:p>-5,43E-002</text:p>
          </table:table-cell>
          <table:table-cell table:formula="of:= ABS([.B596])" office:value-type="float" office:value="0.001956715" calcext:value-type="float">
            <text:p>1,96E-03</text:p>
          </table:table-cell>
          <table:table-cell table:formula="of:= ABS([.C596])" office:value-type="float" office:value="0.05434943" calcext:value-type="float">
            <text:p>5,43E-02</text:p>
          </table:table-cell>
          <table:table-cell table:formula="of:=10*LOG10([.D596]/1000)" office:value-type="float" office:value="-57.08472425717" calcext:value-type="float">
            <text:p>-57,08</text:p>
          </table:table-cell>
          <table:table-cell table:formula="of:=10*LOG10([.E596]/1000)" office:value-type="float" office:value="-42.6480500629991" calcext:value-type="float">
            <text:p>-42,65</text:p>
          </table:table-cell>
        </table:table-row>
        <table:table-row table:style-name="ro1">
          <table:table-cell table:formula="of:=[.A596]+1" office:value-type="float" office:value="595" calcext:value-type="float">
            <text:p>595</text:p>
          </table:table-cell>
          <table:table-cell table:style-name="ce1" office:value-type="float" office:value="-0.002001768" calcext:value-type="float">
            <text:p>-2,00E-003</text:p>
          </table:table-cell>
          <table:table-cell table:style-name="ce1" office:value-type="float" office:value="-0.05184664" calcext:value-type="float">
            <text:p>-5,18E-002</text:p>
          </table:table-cell>
          <table:table-cell table:formula="of:= ABS([.B597])" office:value-type="float" office:value="0.002001768" calcext:value-type="float">
            <text:p>2,00E-03</text:p>
          </table:table-cell>
          <table:table-cell table:formula="of:= ABS([.C597])" office:value-type="float" office:value="0.05184664" calcext:value-type="float">
            <text:p>5,18E-02</text:p>
          </table:table-cell>
          <table:table-cell table:formula="of:=10*LOG10([.D597]/1000)" office:value-type="float" office:value="-56.9858625760509" calcext:value-type="float">
            <text:p>-56,99</text:p>
          </table:table-cell>
          <table:table-cell table:formula="of:=10*LOG10([.E597]/1000)" office:value-type="float" office:value="-42.852793834744" calcext:value-type="float">
            <text:p>-42,85</text:p>
          </table:table-cell>
        </table:table-row>
        <table:table-row table:style-name="ro1">
          <table:table-cell table:formula="of:=[.A597]+1" office:value-type="float" office:value="596" calcext:value-type="float">
            <text:p>596</text:p>
          </table:table-cell>
          <table:table-cell table:style-name="ce1" office:value-type="float" office:value="0.001953492" calcext:value-type="float">
            <text:p>1,95E-003</text:p>
          </table:table-cell>
          <table:table-cell table:style-name="ce1" office:value-type="float" office:value="-0.05434739" calcext:value-type="float">
            <text:p>-5,43E-002</text:p>
          </table:table-cell>
          <table:table-cell table:formula="of:= ABS([.B598])" office:value-type="float" office:value="0.001953492" calcext:value-type="float">
            <text:p>1,95E-03</text:p>
          </table:table-cell>
          <table:table-cell table:formula="of:= ABS([.C598])" office:value-type="float" office:value="0.05434739" calcext:value-type="float">
            <text:p>5,43E-02</text:p>
          </table:table-cell>
          <table:table-cell table:formula="of:=10*LOG10([.D598]/1000)" office:value-type="float" office:value="-57.0918836297156" calcext:value-type="float">
            <text:p>-57,09</text:p>
          </table:table-cell>
          <table:table-cell table:formula="of:=10*LOG10([.E598]/1000)" office:value-type="float" office:value="-42.6482130780244" calcext:value-type="float">
            <text:p>-42,65</text:p>
          </table:table-cell>
        </table:table-row>
        <table:table-row table:style-name="ro1">
          <table:table-cell table:formula="of:=[.A598]+1" office:value-type="float" office:value="597" calcext:value-type="float">
            <text:p>597</text:p>
          </table:table-cell>
          <table:table-cell table:style-name="ce1" office:value-type="float" office:value="-0.001998397" calcext:value-type="float">
            <text:p>-2,00E-003</text:p>
          </table:table-cell>
          <table:table-cell table:style-name="ce1" office:value-type="float" office:value="-0.05184877" calcext:value-type="float">
            <text:p>-5,18E-002</text:p>
          </table:table-cell>
          <table:table-cell table:formula="of:= ABS([.B599])" office:value-type="float" office:value="0.001998397" calcext:value-type="float">
            <text:p>2,00E-03</text:p>
          </table:table-cell>
          <table:table-cell table:formula="of:= ABS([.C599])" office:value-type="float" office:value="0.05184877" calcext:value-type="float">
            <text:p>5,18E-02</text:p>
          </table:table-cell>
          <table:table-cell table:formula="of:=10*LOG10([.D599]/1000)" office:value-type="float" office:value="-56.9931823093372" calcext:value-type="float">
            <text:p>-56,99</text:p>
          </table:table-cell>
          <table:table-cell table:formula="of:=10*LOG10([.E599]/1000)" office:value-type="float" office:value="-42.8526154185062" calcext:value-type="float">
            <text:p>-42,85</text:p>
          </table:table-cell>
        </table:table-row>
        <table:table-row table:style-name="ro1">
          <table:table-cell table:formula="of:=[.A599]+1" office:value-type="float" office:value="598" calcext:value-type="float">
            <text:p>598</text:p>
          </table:table-cell>
          <table:table-cell table:style-name="ce1" office:value-type="float" office:value="0.001950285" calcext:value-type="float">
            <text:p>1,95E-003</text:p>
          </table:table-cell>
          <table:table-cell table:style-name="ce1" office:value-type="float" office:value="-0.05434536" calcext:value-type="float">
            <text:p>-5,43E-002</text:p>
          </table:table-cell>
          <table:table-cell table:formula="of:= ABS([.B600])" office:value-type="float" office:value="0.001950285" calcext:value-type="float">
            <text:p>1,95E-03</text:p>
          </table:table-cell>
          <table:table-cell table:formula="of:= ABS([.C600])" office:value-type="float" office:value="0.05434536" calcext:value-type="float">
            <text:p>5,43E-02</text:p>
          </table:table-cell>
          <table:table-cell table:formula="of:=10*LOG10([.D600]/1000)" office:value-type="float" office:value="-57.0990191946661" calcext:value-type="float">
            <text:p>-57,10</text:p>
          </table:table-cell>
          <table:table-cell table:formula="of:=10*LOG10([.E600]/1000)" office:value-type="float" office:value="-42.6483753000306" calcext:value-type="float">
            <text:p>-42,65</text:p>
          </table:table-cell>
        </table:table-row>
        <table:table-row table:style-name="ro1">
          <table:table-cell table:formula="of:=[.A600]+1" office:value-type="float" office:value="599" calcext:value-type="float">
            <text:p>599</text:p>
          </table:table-cell>
          <table:table-cell table:style-name="ce1" office:value-type="float" office:value="-0.001995044" calcext:value-type="float">
            <text:p>-2,00E-003</text:p>
          </table:table-cell>
          <table:table-cell table:style-name="ce1" office:value-type="float" office:value="-0.05185089" calcext:value-type="float">
            <text:p>-5,19E-002</text:p>
          </table:table-cell>
          <table:table-cell table:formula="of:= ABS([.B601])" office:value-type="float" office:value="0.001995044" calcext:value-type="float">
            <text:p>2,00E-03</text:p>
          </table:table-cell>
          <table:table-cell table:formula="of:= ABS([.C601])" office:value-type="float" office:value="0.05185089" calcext:value-type="float">
            <text:p>5,19E-02</text:p>
          </table:table-cell>
          <table:table-cell table:formula="of:=10*LOG10([.D601]/1000)" office:value-type="float" office:value="-57.0004752165819" calcext:value-type="float">
            <text:p>-57,00</text:p>
          </table:table-cell>
          <table:table-cell table:formula="of:=10*LOG10([.E601]/1000)" office:value-type="float" office:value="-42.8524378471811" calcext:value-type="float">
            <text:p>-42,85</text:p>
          </table:table-cell>
        </table:table-row>
        <table:table-row table:style-name="ro1">
          <table:table-cell table:formula="of:=[.A601]+1" office:value-type="float" office:value="600" calcext:value-type="float">
            <text:p>600</text:p>
          </table:table-cell>
          <table:table-cell table:style-name="ce1" office:value-type="float" office:value="0.001947094" calcext:value-type="float">
            <text:p>1,95E-003</text:p>
          </table:table-cell>
          <table:table-cell table:style-name="ce1" office:value-type="float" office:value="-0.05434334" calcext:value-type="float">
            <text:p>-5,43E-002</text:p>
          </table:table-cell>
          <table:table-cell table:formula="of:= ABS([.B602])" office:value-type="float" office:value="0.001947094" calcext:value-type="float">
            <text:p>1,95E-03</text:p>
          </table:table-cell>
          <table:table-cell table:formula="of:= ABS([.C602])" office:value-type="float" office:value="0.05434334" calcext:value-type="float">
            <text:p>5,43E-02</text:p>
          </table:table-cell>
          <table:table-cell table:formula="of:=10*LOG10([.D602]/1000)" office:value-type="float" office:value="-57.1061308150726" calcext:value-type="float">
            <text:p>-57,11</text:p>
          </table:table-cell>
          <table:table-cell table:formula="of:=10*LOG10([.E602]/1000)" office:value-type="float" office:value="-42.6485367289287" calcext:value-type="float">
            <text:p>-42,65</text:p>
          </table:table-cell>
        </table:table-row>
        <table:table-row table:style-name="ro1">
          <table:table-cell table:formula="of:=[.A602]+1" office:value-type="float" office:value="601" calcext:value-type="float">
            <text:p>601</text:p>
          </table:table-cell>
          <table:table-cell table:style-name="ce1" office:value-type="float" office:value="-0.001991707" calcext:value-type="float">
            <text:p>-1,99E-003</text:p>
          </table:table-cell>
          <table:table-cell table:style-name="ce1" office:value-type="float" office:value="-0.051853" calcext:value-type="float">
            <text:p>-5,19E-002</text:p>
          </table:table-cell>
          <table:table-cell table:formula="of:= ABS([.B603])" office:value-type="float" office:value="0.001991707" calcext:value-type="float">
            <text:p>1,99E-03</text:p>
          </table:table-cell>
          <table:table-cell table:formula="of:= ABS([.C603])" office:value-type="float" office:value="0.051853" calcext:value-type="float">
            <text:p>5,19E-02</text:p>
          </table:table-cell>
          <table:table-cell table:formula="of:=10*LOG10([.D603]/1000)" office:value-type="float" office:value="-57.00774550271" calcext:value-type="float">
            <text:p>-57,01</text:p>
          </table:table-cell>
          <table:table-cell table:formula="of:=10*LOG10([.E603]/1000)" office:value-type="float" office:value="-42.8522611206655" calcext:value-type="float">
            <text:p>-42,85</text:p>
          </table:table-cell>
        </table:table-row>
        <table:table-row table:style-name="ro1">
          <table:table-cell table:formula="of:=[.A603]+1" office:value-type="float" office:value="602" calcext:value-type="float">
            <text:p>602</text:p>
          </table:table-cell>
          <table:table-cell table:style-name="ce1" office:value-type="float" office:value="0.001943918" calcext:value-type="float">
            <text:p>1,94E-003</text:p>
          </table:table-cell>
          <table:table-cell table:style-name="ce1" office:value-type="float" office:value="-0.05434134" calcext:value-type="float">
            <text:p>-5,43E-002</text:p>
          </table:table-cell>
          <table:table-cell table:formula="of:= ABS([.B604])" office:value-type="float" office:value="0.001943918" calcext:value-type="float">
            <text:p>1,94E-03</text:p>
          </table:table-cell>
          <table:table-cell table:formula="of:= ABS([.C604])" office:value-type="float" office:value="0.05434134" calcext:value-type="float">
            <text:p>5,43E-02</text:p>
          </table:table-cell>
          <table:table-cell table:formula="of:=10*LOG10([.D604]/1000)" office:value-type="float" office:value="-57.1132205880204" calcext:value-type="float">
            <text:p>-57,11</text:p>
          </table:table-cell>
          <table:table-cell table:formula="of:=10*LOG10([.E604]/1000)" office:value-type="float" office:value="-42.6486965654326" calcext:value-type="float">
            <text:p>-42,65</text:p>
          </table:table-cell>
        </table:table-row>
        <table:table-row table:style-name="ro1">
          <table:table-cell table:formula="of:=[.A604]+1" office:value-type="float" office:value="603" calcext:value-type="float">
            <text:p>603</text:p>
          </table:table-cell>
          <table:table-cell table:style-name="ce1" office:value-type="float" office:value="-0.001988387" calcext:value-type="float">
            <text:p>-1,99E-003</text:p>
          </table:table-cell>
          <table:table-cell table:style-name="ce1" office:value-type="float" office:value="-0.0518551" calcext:value-type="float">
            <text:p>-5,19E-002</text:p>
          </table:table-cell>
          <table:table-cell table:formula="of:= ABS([.B605])" office:value-type="float" office:value="0.001988387" calcext:value-type="float">
            <text:p>1,99E-03</text:p>
          </table:table-cell>
          <table:table-cell table:formula="of:= ABS([.C605])" office:value-type="float" office:value="0.0518551" calcext:value-type="float">
            <text:p>5,19E-02</text:p>
          </table:table-cell>
          <table:table-cell table:formula="of:=10*LOG10([.D605]/1000)" office:value-type="float" office:value="-57.0149908492487" calcext:value-type="float">
            <text:p>-57,01</text:p>
          </table:table-cell>
          <table:table-cell table:formula="of:=10*LOG10([.E605]/1000)" office:value-type="float" office:value="-42.8520852388564" calcext:value-type="float">
            <text:p>-42,85</text:p>
          </table:table-cell>
        </table:table-row>
        <table:table-row table:style-name="ro1">
          <table:table-cell table:formula="of:=[.A605]+1" office:value-type="float" office:value="604" calcext:value-type="float">
            <text:p>604</text:p>
          </table:table-cell>
          <table:table-cell table:style-name="ce1" office:value-type="float" office:value="0.001940758" calcext:value-type="float">
            <text:p>1,94E-003</text:p>
          </table:table-cell>
          <table:table-cell table:style-name="ce1" office:value-type="float" office:value="-0.05433934" calcext:value-type="float">
            <text:p>-5,43E-002</text:p>
          </table:table-cell>
          <table:table-cell table:formula="of:= ABS([.B606])" office:value-type="float" office:value="0.001940758" calcext:value-type="float">
            <text:p>1,94E-03</text:p>
          </table:table-cell>
          <table:table-cell table:formula="of:= ABS([.C606])" office:value-type="float" office:value="0.05433934" calcext:value-type="float">
            <text:p>5,43E-02</text:p>
          </table:table-cell>
          <table:table-cell table:formula="of:=10*LOG10([.D606]/1000)" office:value-type="float" office:value="-57.1202861495525" calcext:value-type="float">
            <text:p>-57,12</text:p>
          </table:table-cell>
          <table:table-cell table:formula="of:=10*LOG10([.E606]/1000)" office:value-type="float" office:value="-42.6488564078193" calcext:value-type="float">
            <text:p>-42,65</text:p>
          </table:table-cell>
        </table:table-row>
        <table:table-row table:style-name="ro1">
          <table:table-cell table:formula="of:=[.A606]+1" office:value-type="float" office:value="605" calcext:value-type="float">
            <text:p>605</text:p>
          </table:table-cell>
          <table:table-cell table:style-name="ce1" office:value-type="float" office:value="-0.001985084" calcext:value-type="float">
            <text:p>-1,99E-003</text:p>
          </table:table-cell>
          <table:table-cell table:style-name="ce1" office:value-type="float" office:value="-0.05185719" calcext:value-type="float">
            <text:p>-5,19E-002</text:p>
          </table:table-cell>
          <table:table-cell table:formula="of:= ABS([.B607])" office:value-type="float" office:value="0.001985084" calcext:value-type="float">
            <text:p>1,99E-03</text:p>
          </table:table-cell>
          <table:table-cell table:formula="of:= ABS([.C607])" office:value-type="float" office:value="0.05185719" calcext:value-type="float">
            <text:p>5,19E-02</text:p>
          </table:table-cell>
          <table:table-cell table:formula="of:=10*LOG10([.D607]/1000)" office:value-type="float" office:value="-57.0222111108494" calcext:value-type="float">
            <text:p>-57,02</text:p>
          </table:table-cell>
          <table:table-cell table:formula="of:=10*LOG10([.E607]/1000)" office:value-type="float" office:value="-42.8519102016516" calcext:value-type="float">
            <text:p>-42,85</text:p>
          </table:table-cell>
        </table:table-row>
        <table:table-row table:style-name="ro1">
          <table:table-cell table:formula="of:=[.A607]+1" office:value-type="float" office:value="606" calcext:value-type="float">
            <text:p>606</text:p>
          </table:table-cell>
          <table:table-cell table:style-name="ce1" office:value-type="float" office:value="0.001937614" calcext:value-type="float">
            <text:p>1,94E-003</text:p>
          </table:table-cell>
          <table:table-cell table:style-name="ce1" office:value-type="float" office:value="-0.05433735" calcext:value-type="float">
            <text:p>-5,43E-002</text:p>
          </table:table-cell>
          <table:table-cell table:formula="of:= ABS([.B608])" office:value-type="float" office:value="0.001937614" calcext:value-type="float">
            <text:p>1,94E-03</text:p>
          </table:table-cell>
          <table:table-cell table:formula="of:= ABS([.C608])" office:value-type="float" office:value="0.05433735" calcext:value-type="float">
            <text:p>5,43E-02</text:p>
          </table:table-cell>
          <table:table-cell table:formula="of:=10*LOG10([.D608]/1000)" office:value-type="float" office:value="-57.1273273624645" calcext:value-type="float">
            <text:p>-57,13</text:p>
          </table:table-cell>
          <table:table-cell table:formula="of:=10*LOG10([.E608]/1000)" office:value-type="float" office:value="-42.6490154568332" calcext:value-type="float">
            <text:p>-42,65</text:p>
          </table:table-cell>
        </table:table-row>
        <table:table-row table:style-name="ro1">
          <table:table-cell table:formula="of:=[.A608]+1" office:value-type="float" office:value="607" calcext:value-type="float">
            <text:p>607</text:p>
          </table:table-cell>
          <table:table-cell table:style-name="ce1" office:value-type="float" office:value="-0.001981797" calcext:value-type="float">
            <text:p>-1,98E-003</text:p>
          </table:table-cell>
          <table:table-cell table:style-name="ce1" office:value-type="float" office:value="-0.05185927" calcext:value-type="float">
            <text:p>-5,19E-002</text:p>
          </table:table-cell>
          <table:table-cell table:formula="of:= ABS([.B609])" office:value-type="float" office:value="0.001981797" calcext:value-type="float">
            <text:p>1,98E-03</text:p>
          </table:table-cell>
          <table:table-cell table:formula="of:= ABS([.C609])" office:value-type="float" office:value="0.05185927" calcext:value-type="float">
            <text:p>5,19E-02</text:p>
          </table:table-cell>
          <table:table-cell table:formula="of:=10*LOG10([.D609]/1000)" office:value-type="float" office:value="-57.0294083334972" calcext:value-type="float">
            <text:p>-57,03</text:p>
          </table:table-cell>
          <table:table-cell table:formula="of:=10*LOG10([.E609]/1000)" office:value-type="float" office:value="-42.8517360089492" calcext:value-type="float">
            <text:p>-42,85</text:p>
          </table:table-cell>
        </table:table-row>
        <table:table-row table:style-name="ro1">
          <table:table-cell table:formula="of:=[.A609]+1" office:value-type="float" office:value="608" calcext:value-type="float">
            <text:p>608</text:p>
          </table:table-cell>
          <table:table-cell table:style-name="ce1" office:value-type="float" office:value="0.001934485" calcext:value-type="float">
            <text:p>1,93E-003</text:p>
          </table:table-cell>
          <table:table-cell table:style-name="ce1" office:value-type="float" office:value="-0.05433537" calcext:value-type="float">
            <text:p>-5,43E-002</text:p>
          </table:table-cell>
          <table:table-cell table:formula="of:= ABS([.B610])" office:value-type="float" office:value="0.001934485" calcext:value-type="float">
            <text:p>1,93E-03</text:p>
          </table:table-cell>
          <table:table-cell table:formula="of:= ABS([.C610])" office:value-type="float" office:value="0.05433537" calcext:value-type="float">
            <text:p>5,43E-02</text:p>
          </table:table-cell>
          <table:table-cell table:formula="of:=10*LOG10([.D610]/1000)" office:value-type="float" office:value="-57.1343463344984" calcext:value-type="float">
            <text:p>-57,13</text:p>
          </table:table-cell>
          <table:table-cell table:formula="of:=10*LOG10([.E610]/1000)" office:value-type="float" office:value="-42.649173712387" calcext:value-type="float">
            <text:p>-42,65</text:p>
          </table:table-cell>
        </table:table-row>
        <table:table-row table:style-name="ro1">
          <table:table-cell table:formula="of:=[.A610]+1" office:value-type="float" office:value="609" calcext:value-type="float">
            <text:p>609</text:p>
          </table:table-cell>
          <table:table-cell table:style-name="ce1" office:value-type="float" office:value="-0.001978526" calcext:value-type="float">
            <text:p>-1,98E-003</text:p>
          </table:table-cell>
          <table:table-cell table:style-name="ce1" office:value-type="float" office:value="-0.05186134" calcext:value-type="float">
            <text:p>-5,19E-002</text:p>
          </table:table-cell>
          <table:table-cell table:formula="of:= ABS([.B611])" office:value-type="float" office:value="0.001978526" calcext:value-type="float">
            <text:p>1,98E-03</text:p>
          </table:table-cell>
          <table:table-cell table:formula="of:= ABS([.C611])" office:value-type="float" office:value="0.05186134" calcext:value-type="float">
            <text:p>5,19E-02</text:p>
          </table:table-cell>
          <table:table-cell table:formula="of:=10*LOG10([.D611]/1000)" office:value-type="float" office:value="-57.03658238255" calcext:value-type="float">
            <text:p>-57,04</text:p>
          </table:table-cell>
          <table:table-cell table:formula="of:=10*LOG10([.E611]/1000)" office:value-type="float" office:value="-42.8515626606479" calcext:value-type="float">
            <text:p>-42,85</text:p>
          </table:table-cell>
        </table:table-row>
        <table:table-row table:style-name="ro1">
          <table:table-cell table:formula="of:=[.A611]+1" office:value-type="float" office:value="610" calcext:value-type="float">
            <text:p>610</text:p>
          </table:table-cell>
          <table:table-cell table:style-name="ce1" office:value-type="float" office:value="0.001931371" calcext:value-type="float">
            <text:p>1,93E-003</text:p>
          </table:table-cell>
          <table:table-cell table:style-name="ce1" office:value-type="float" office:value="-0.0543334" calcext:value-type="float">
            <text:p>-5,43E-002</text:p>
          </table:table-cell>
          <table:table-cell table:formula="of:= ABS([.B612])" office:value-type="float" office:value="0.001931371" calcext:value-type="float">
            <text:p>1,93E-03</text:p>
          </table:table-cell>
          <table:table-cell table:formula="of:= ABS([.C612])" office:value-type="float" office:value="0.0543334" calcext:value-type="float">
            <text:p>5,43E-02</text:p>
          </table:table-cell>
          <table:table-cell table:formula="of:=10*LOG10([.D612]/1000)" office:value-type="float" office:value="-57.1413429391787" calcext:value-type="float">
            <text:p>-57,14</text:p>
          </table:table-cell>
          <table:table-cell table:formula="of:=10*LOG10([.E612]/1000)" office:value-type="float" office:value="-42.6493311743937" calcext:value-type="float">
            <text:p>-42,65</text:p>
          </table:table-cell>
        </table:table-row>
        <table:table-row table:style-name="ro1">
          <table:table-cell table:formula="of:=[.A612]+1" office:value-type="float" office:value="611" calcext:value-type="float">
            <text:p>611</text:p>
          </table:table-cell>
          <table:table-cell table:style-name="ce1" office:value-type="float" office:value="-0.001975271" calcext:value-type="float">
            <text:p>-1,98E-003</text:p>
          </table:table-cell>
          <table:table-cell table:style-name="ce1" office:value-type="float" office:value="-0.0518634" calcext:value-type="float">
            <text:p>-5,19E-002</text:p>
          </table:table-cell>
          <table:table-cell table:formula="of:= ABS([.B613])" office:value-type="float" office:value="0.001975271" calcext:value-type="float">
            <text:p>1,98E-03</text:p>
          </table:table-cell>
          <table:table-cell table:formula="of:= ABS([.C613])" office:value-type="float" office:value="0.0518634" calcext:value-type="float">
            <text:p>5,19E-02</text:p>
          </table:table-cell>
          <table:table-cell table:formula="of:=10*LOG10([.D613]/1000)" office:value-type="float" office:value="-57.043733123258" calcext:value-type="float">
            <text:p>-57,04</text:p>
          </table:table-cell>
          <table:table-cell table:formula="of:=10*LOG10([.E613]/1000)" office:value-type="float" office:value="-42.8513901566469" calcext:value-type="float">
            <text:p>-42,85</text:p>
          </table:table-cell>
        </table:table-row>
        <table:table-row table:style-name="ro1">
          <table:table-cell table:formula="of:=[.A613]+1" office:value-type="float" office:value="612" calcext:value-type="float">
            <text:p>612</text:p>
          </table:table-cell>
          <table:table-cell table:style-name="ce1" office:value-type="float" office:value="0.001928272" calcext:value-type="float">
            <text:p>1,93E-003</text:p>
          </table:table-cell>
          <table:table-cell table:style-name="ce1" office:value-type="float" office:value="-0.05433144" calcext:value-type="float">
            <text:p>-5,43E-002</text:p>
          </table:table-cell>
          <table:table-cell table:formula="of:= ABS([.B614])" office:value-type="float" office:value="0.001928272" calcext:value-type="float">
            <text:p>1,93E-03</text:p>
          </table:table-cell>
          <table:table-cell table:formula="of:= ABS([.C614])" office:value-type="float" office:value="0.05433144" calcext:value-type="float">
            <text:p>5,43E-02</text:p>
          </table:table-cell>
          <table:table-cell table:formula="of:=10*LOG10([.D614]/1000)" office:value-type="float" office:value="-57.1483170499378" calcext:value-type="float">
            <text:p>-57,15</text:p>
          </table:table-cell>
          <table:table-cell table:formula="of:=10*LOG10([.E614]/1000)" office:value-type="float" office:value="-42.6494878427667" calcext:value-type="float">
            <text:p>-42,65</text:p>
          </table:table-cell>
        </table:table-row>
        <table:table-row table:style-name="ro1">
          <table:table-cell table:formula="of:=[.A614]+1" office:value-type="float" office:value="613" calcext:value-type="float">
            <text:p>613</text:p>
          </table:table-cell>
          <table:table-cell table:style-name="ce1" office:value-type="float" office:value="-0.001972032" calcext:value-type="float">
            <text:p>-1,97E-003</text:p>
          </table:table-cell>
          <table:table-cell table:style-name="ce1" office:value-type="float" office:value="-0.05186544" calcext:value-type="float">
            <text:p>-5,19E-002</text:p>
          </table:table-cell>
          <table:table-cell table:formula="of:= ABS([.B615])" office:value-type="float" office:value="0.001972032" calcext:value-type="float">
            <text:p>1,97E-03</text:p>
          </table:table-cell>
          <table:table-cell table:formula="of:= ABS([.C615])" office:value-type="float" office:value="0.05186544" calcext:value-type="float">
            <text:p>5,19E-02</text:p>
          </table:table-cell>
          <table:table-cell table:formula="of:=10*LOG10([.D615]/1000)" office:value-type="float" office:value="-57.0508604207703" calcext:value-type="float">
            <text:p>-57,05</text:p>
          </table:table-cell>
          <table:table-cell table:formula="of:=10*LOG10([.E615]/1000)" office:value-type="float" office:value="-42.8512193341942" calcext:value-type="float">
            <text:p>-42,85</text:p>
          </table:table-cell>
        </table:table-row>
        <table:table-row table:style-name="ro1">
          <table:table-cell table:formula="of:=[.A615]+1" office:value-type="float" office:value="614" calcext:value-type="float">
            <text:p>614</text:p>
          </table:table-cell>
          <table:table-cell table:style-name="ce1" office:value-type="float" office:value="0.001925188" calcext:value-type="float">
            <text:p>1,93E-003</text:p>
          </table:table-cell>
          <table:table-cell table:style-name="ce1" office:value-type="float" office:value="-0.05432949" calcext:value-type="float">
            <text:p>-5,43E-002</text:p>
          </table:table-cell>
          <table:table-cell table:formula="of:= ABS([.B616])" office:value-type="float" office:value="0.001925188" calcext:value-type="float">
            <text:p>1,93E-03</text:p>
          </table:table-cell>
          <table:table-cell table:formula="of:= ABS([.C616])" office:value-type="float" office:value="0.05432949" calcext:value-type="float">
            <text:p>5,43E-02</text:p>
          </table:table-cell>
          <table:table-cell table:formula="of:=10*LOG10([.D616]/1000)" office:value-type="float" office:value="-57.1552685401215" calcext:value-type="float">
            <text:p>-57,16</text:p>
          </table:table-cell>
          <table:table-cell table:formula="of:=10*LOG10([.E616]/1000)" office:value-type="float" office:value="-42.6496437174201" calcext:value-type="float">
            <text:p>-42,65</text:p>
          </table:table-cell>
        </table:table-row>
        <table:table-row table:style-name="ro1">
          <table:table-cell table:formula="of:=[.A616]+1" office:value-type="float" office:value="615" calcext:value-type="float">
            <text:p>615</text:p>
          </table:table-cell>
          <table:table-cell table:style-name="ce1" office:value-type="float" office:value="-0.001968809" calcext:value-type="float">
            <text:p>-1,97E-003</text:p>
          </table:table-cell>
          <table:table-cell table:style-name="ce1" office:value-type="float" office:value="-0.05186748" calcext:value-type="float">
            <text:p>-5,19E-002</text:p>
          </table:table-cell>
          <table:table-cell table:formula="of:= ABS([.B617])" office:value-type="float" office:value="0.001968809" calcext:value-type="float">
            <text:p>1,97E-03</text:p>
          </table:table-cell>
          <table:table-cell table:formula="of:= ABS([.C617])" office:value-type="float" office:value="0.05186748" calcext:value-type="float">
            <text:p>5,19E-02</text:p>
          </table:table-cell>
          <table:table-cell table:formula="of:=10*LOG10([.D617]/1000)" office:value-type="float" office:value="-57.0579641401401" calcext:value-type="float">
            <text:p>-57,06</text:p>
          </table:table-cell>
          <table:table-cell table:formula="of:=10*LOG10([.E617]/1000)" office:value-type="float" office:value="-42.8510485184602" calcext:value-type="float">
            <text:p>-42,85</text:p>
          </table:table-cell>
        </table:table-row>
        <table:table-row table:style-name="ro1">
          <table:table-cell table:formula="of:=[.A617]+1" office:value-type="float" office:value="616" calcext:value-type="float">
            <text:p>616</text:p>
          </table:table-cell>
          <table:table-cell table:style-name="ce1" office:value-type="float" office:value="0.001922119" calcext:value-type="float">
            <text:p>1,92E-003</text:p>
          </table:table-cell>
          <table:table-cell table:style-name="ce1" office:value-type="float" office:value="-0.05432755" calcext:value-type="float">
            <text:p>-5,43E-002</text:p>
          </table:table-cell>
          <table:table-cell table:formula="of:= ABS([.B618])" office:value-type="float" office:value="0.001922119" calcext:value-type="float">
            <text:p>1,92E-03</text:p>
          </table:table-cell>
          <table:table-cell table:formula="of:= ABS([.C618])" office:value-type="float" office:value="0.05432755" calcext:value-type="float">
            <text:p>5,43E-02</text:p>
          </table:table-cell>
          <table:table-cell table:formula="of:=10*LOG10([.D618]/1000)" office:value-type="float" office:value="-57.1621972829936" calcext:value-type="float">
            <text:p>-57,16</text:p>
          </table:table-cell>
          <table:table-cell table:formula="of:=10*LOG10([.E618]/1000)" office:value-type="float" office:value="-42.649798798268" calcext:value-type="float">
            <text:p>-42,65</text:p>
          </table:table-cell>
        </table:table-row>
        <table:table-row table:style-name="ro1">
          <table:table-cell table:formula="of:=[.A618]+1" office:value-type="float" office:value="617" calcext:value-type="float">
            <text:p>617</text:p>
          </table:table-cell>
          <table:table-cell table:style-name="ce1" office:value-type="float" office:value="-0.001965602" calcext:value-type="float">
            <text:p>-1,97E-003</text:p>
          </table:table-cell>
          <table:table-cell table:style-name="ce1" office:value-type="float" office:value="-0.05186951" calcext:value-type="float">
            <text:p>-5,19E-002</text:p>
          </table:table-cell>
          <table:table-cell table:formula="of:= ABS([.B619])" office:value-type="float" office:value="0.001965602" calcext:value-type="float">
            <text:p>1,97E-03</text:p>
          </table:table-cell>
          <table:table-cell table:formula="of:= ABS([.C619])" office:value-type="float" office:value="0.05186951" calcext:value-type="float">
            <text:p>5,19E-02</text:p>
          </table:table-cell>
          <table:table-cell table:formula="of:=10*LOG10([.D619]/1000)" office:value-type="float" office:value="-57.0650441463312" calcext:value-type="float">
            <text:p>-57,07</text:p>
          </table:table-cell>
          <table:table-cell table:formula="of:=10*LOG10([.E619]/1000)" office:value-type="float" office:value="-42.8508785467272" calcext:value-type="float">
            <text:p>-42,85</text:p>
          </table:table-cell>
        </table:table-row>
        <table:table-row table:style-name="ro1">
          <table:table-cell table:formula="of:=[.A619]+1" office:value-type="float" office:value="618" calcext:value-type="float">
            <text:p>618</text:p>
          </table:table-cell>
          <table:table-cell table:style-name="ce1" office:value-type="float" office:value="0.001919065" calcext:value-type="float">
            <text:p>1,92E-003</text:p>
          </table:table-cell>
          <table:table-cell table:style-name="ce1" office:value-type="float" office:value="-0.05432562" calcext:value-type="float">
            <text:p>-5,43E-002</text:p>
          </table:table-cell>
          <table:table-cell table:formula="of:= ABS([.B620])" office:value-type="float" office:value="0.001919065" calcext:value-type="float">
            <text:p>1,92E-03</text:p>
          </table:table-cell>
          <table:table-cell table:formula="of:= ABS([.C620])" office:value-type="float" office:value="0.05432562" calcext:value-type="float">
            <text:p>5,43E-02</text:p>
          </table:table-cell>
          <table:table-cell table:formula="of:=10*LOG10([.D620]/1000)" office:value-type="float" office:value="-57.1691031517425" calcext:value-type="float">
            <text:p>-57,17</text:p>
          </table:table-cell>
          <table:table-cell table:formula="of:=10*LOG10([.E620]/1000)" office:value-type="float" office:value="-42.6499530852254" calcext:value-type="float">
            <text:p>-42,65</text:p>
          </table:table-cell>
        </table:table-row>
        <table:table-row table:style-name="ro1">
          <table:table-cell table:formula="of:=[.A620]+1" office:value-type="float" office:value="619" calcext:value-type="float">
            <text:p>619</text:p>
          </table:table-cell>
          <table:table-cell table:style-name="ce1" office:value-type="float" office:value="-0.001962411" calcext:value-type="float">
            <text:p>-1,96E-003</text:p>
          </table:table-cell>
          <table:table-cell table:style-name="ce1" office:value-type="float" office:value="-0.05187153" calcext:value-type="float">
            <text:p>-5,19E-002</text:p>
          </table:table-cell>
          <table:table-cell table:formula="of:= ABS([.B621])" office:value-type="float" office:value="0.001962411" calcext:value-type="float">
            <text:p>1,96E-03</text:p>
          </table:table-cell>
          <table:table-cell table:formula="of:= ABS([.C621])" office:value-type="float" office:value="0.05187153" calcext:value-type="float">
            <text:p>5,19E-02</text:p>
          </table:table-cell>
          <table:table-cell table:formula="of:=10*LOG10([.D621]/1000)" office:value-type="float" office:value="-57.0721003042238" calcext:value-type="float">
            <text:p>-57,07</text:p>
          </table:table-cell>
          <table:table-cell table:formula="of:=10*LOG10([.E621]/1000)" office:value-type="float" office:value="-42.8507094188963" calcext:value-type="float">
            <text:p>-42,85</text:p>
          </table:table-cell>
        </table:table-row>
        <table:table-row table:style-name="ro1">
          <table:table-cell table:formula="of:=[.A621]+1" office:value-type="float" office:value="620" calcext:value-type="float">
            <text:p>620</text:p>
          </table:table-cell>
          <table:table-cell table:style-name="ce1" office:value-type="float" office:value="0.001916025" calcext:value-type="float">
            <text:p>1,92E-003</text:p>
          </table:table-cell>
          <table:table-cell table:style-name="ce1" office:value-type="float" office:value="-0.0543237" calcext:value-type="float">
            <text:p>-5,43E-002</text:p>
          </table:table-cell>
          <table:table-cell table:formula="of:= ABS([.B622])" office:value-type="float" office:value="0.001916025" calcext:value-type="float">
            <text:p>1,92E-03</text:p>
          </table:table-cell>
          <table:table-cell table:formula="of:= ABS([.C622])" office:value-type="float" office:value="0.0543237" calcext:value-type="float">
            <text:p>5,43E-02</text:p>
          </table:table-cell>
          <table:table-cell table:formula="of:=10*LOG10([.D622]/1000)" office:value-type="float" office:value="-57.1759882861279" calcext:value-type="float">
            <text:p>-57,18</text:p>
          </table:table-cell>
          <table:table-cell table:formula="of:=10*LOG10([.E622]/1000)" office:value-type="float" office:value="-42.6501065782073" calcext:value-type="float">
            <text:p>-42,65</text:p>
          </table:table-cell>
        </table:table-row>
        <table:table-row table:style-name="ro1">
          <table:table-cell table:formula="of:=[.A622]+1" office:value-type="float" office:value="621" calcext:value-type="float">
            <text:p>621</text:p>
          </table:table-cell>
          <table:table-cell table:style-name="ce1" office:value-type="float" office:value="-0.001959234" calcext:value-type="float">
            <text:p>-1,96E-003</text:p>
          </table:table-cell>
          <table:table-cell table:style-name="ce1" office:value-type="float" office:value="-0.05187354" calcext:value-type="float">
            <text:p>-5,19E-002</text:p>
          </table:table-cell>
          <table:table-cell table:formula="of:= ABS([.B623])" office:value-type="float" office:value="0.001959234" calcext:value-type="float">
            <text:p>1,96E-03</text:p>
          </table:table-cell>
          <table:table-cell table:formula="of:= ABS([.C623])" office:value-type="float" office:value="0.05187354" calcext:value-type="float">
            <text:p>5,19E-02</text:p>
          </table:table-cell>
          <table:table-cell table:formula="of:=10*LOG10([.D623]/1000)" office:value-type="float" office:value="-57.0791369119272" calcext:value-type="float">
            <text:p>-57,08</text:p>
          </table:table-cell>
          <table:table-cell table:formula="of:=10*LOG10([.E623]/1000)" office:value-type="float" office:value="-42.8505411348692" calcext:value-type="float">
            <text:p>-42,85</text:p>
          </table:table-cell>
        </table:table-row>
        <table:table-row table:style-name="ro1">
          <table:table-cell table:formula="of:=[.A623]+1" office:value-type="float" office:value="622" calcext:value-type="float">
            <text:p>622</text:p>
          </table:table-cell>
          <table:table-cell table:style-name="ce1" office:value-type="float" office:value="0.001913" calcext:value-type="float">
            <text:p>1,91E-003</text:p>
          </table:table-cell>
          <table:table-cell table:style-name="ce1" office:value-type="float" office:value="-0.05432179" calcext:value-type="float">
            <text:p>-5,43E-002</text:p>
          </table:table-cell>
          <table:table-cell table:formula="of:= ABS([.B624])" office:value-type="float" office:value="0.001913" calcext:value-type="float">
            <text:p>1,91E-03</text:p>
          </table:table-cell>
          <table:table-cell table:formula="of:= ABS([.C624])" office:value-type="float" office:value="0.05432179" calcext:value-type="float">
            <text:p>5,43E-02</text:p>
          </table:table-cell>
          <table:table-cell table:formula="of:=10*LOG10([.D624]/1000)" office:value-type="float" office:value="-57.182850299727" calcext:value-type="float">
            <text:p>-57,18</text:p>
          </table:table-cell>
          <table:table-cell table:formula="of:=10*LOG10([.E624]/1000)" office:value-type="float" office:value="-42.6502592771293" calcext:value-type="float">
            <text:p>-42,65</text:p>
          </table:table-cell>
        </table:table-row>
        <table:table-row table:style-name="ro1">
          <table:table-cell table:formula="of:=[.A624]+1" office:value-type="float" office:value="623" calcext:value-type="float">
            <text:p>623</text:p>
          </table:table-cell>
          <table:table-cell table:style-name="ce1" office:value-type="float" office:value="-0.001956073" calcext:value-type="float">
            <text:p>-1,96E-003</text:p>
          </table:table-cell>
          <table:table-cell table:style-name="ce1" office:value-type="float" office:value="-0.05187553" calcext:value-type="float">
            <text:p>-5,19E-002</text:p>
          </table:table-cell>
          <table:table-cell table:formula="of:= ABS([.B625])" office:value-type="float" office:value="0.001956073" calcext:value-type="float">
            <text:p>1,96E-03</text:p>
          </table:table-cell>
          <table:table-cell table:formula="of:= ABS([.C625])" office:value-type="float" office:value="0.05187553" calcext:value-type="float">
            <text:p>5,19E-02</text:p>
          </table:table-cell>
          <table:table-cell table:formula="of:=10*LOG10([.D625]/1000)" office:value-type="float" office:value="-57.0861494151897" calcext:value-type="float">
            <text:p>-57,09</text:p>
          </table:table-cell>
          <table:table-cell table:formula="of:=10*LOG10([.E625]/1000)" office:value-type="float" office:value="-42.8503745317335" calcext:value-type="float">
            <text:p>-42,85</text:p>
          </table:table-cell>
        </table:table-row>
        <table:table-row table:style-name="ro1">
          <table:table-cell table:formula="of:=[.A625]+1" office:value-type="float" office:value="624" calcext:value-type="float">
            <text:p>624</text:p>
          </table:table-cell>
          <table:table-cell table:style-name="ce1" office:value-type="float" office:value="0.001909989" calcext:value-type="float">
            <text:p>1,91E-003</text:p>
          </table:table-cell>
          <table:table-cell table:style-name="ce1" office:value-type="float" office:value="-0.05431988" calcext:value-type="float">
            <text:p>-5,43E-002</text:p>
          </table:table-cell>
          <table:table-cell table:formula="of:= ABS([.B626])" office:value-type="float" office:value="0.001909989" calcext:value-type="float">
            <text:p>1,91E-03</text:p>
          </table:table-cell>
          <table:table-cell table:formula="of:= ABS([.C626])" office:value-type="float" office:value="0.05431988" calcext:value-type="float">
            <text:p>5,43E-02</text:p>
          </table:table-cell>
          <table:table-cell table:formula="of:=10*LOG10([.D626]/1000)" office:value-type="float" office:value="-57.1896913393188" calcext:value-type="float">
            <text:p>-57,19</text:p>
          </table:table-cell>
          <table:table-cell table:formula="of:=10*LOG10([.E626]/1000)" office:value-type="float" office:value="-42.6504119814205" calcext:value-type="float">
            <text:p>-42,65</text:p>
          </table:table-cell>
        </table:table-row>
        <table:table-row table:style-name="ro1">
          <table:table-cell table:formula="of:=[.A626]+1" office:value-type="float" office:value="625" calcext:value-type="float">
            <text:p>625</text:p>
          </table:table-cell>
          <table:table-cell table:style-name="ce1" office:value-type="float" office:value="-0.001952928" calcext:value-type="float">
            <text:p>-1,95E-003</text:p>
          </table:table-cell>
          <table:table-cell table:style-name="ce1" office:value-type="float" office:value="-0.05187752" calcext:value-type="float">
            <text:p>-5,19E-002</text:p>
          </table:table-cell>
          <table:table-cell table:formula="of:= ABS([.B627])" office:value-type="float" office:value="0.001952928" calcext:value-type="float">
            <text:p>1,95E-03</text:p>
          </table:table-cell>
          <table:table-cell table:formula="of:= ABS([.C627])" office:value-type="float" office:value="0.05187752" calcext:value-type="float">
            <text:p>5,19E-02</text:p>
          </table:table-cell>
          <table:table-cell table:formula="of:=10*LOG10([.D627]/1000)" office:value-type="float" office:value="-57.0931376786376" calcext:value-type="float">
            <text:p>-57,09</text:p>
          </table:table-cell>
          <table:table-cell table:formula="of:=10*LOG10([.E627]/1000)" office:value-type="float" office:value="-42.8502079349888" calcext:value-type="float">
            <text:p>-42,85</text:p>
          </table:table-cell>
        </table:table-row>
        <table:table-row table:style-name="ro1">
          <table:table-cell table:formula="of:=[.A627]+1" office:value-type="float" office:value="626" calcext:value-type="float">
            <text:p>626</text:p>
          </table:table-cell>
          <table:table-cell table:style-name="ce1" office:value-type="float" office:value="0.001906992" calcext:value-type="float">
            <text:p>1,91E-003</text:p>
          </table:table-cell>
          <table:table-cell table:style-name="ce1" office:value-type="float" office:value="-0.05431799" calcext:value-type="float">
            <text:p>-5,43E-002</text:p>
          </table:table-cell>
          <table:table-cell table:formula="of:= ABS([.B628])" office:value-type="float" office:value="0.001906992" calcext:value-type="float">
            <text:p>1,91E-03</text:p>
          </table:table-cell>
          <table:table-cell table:formula="of:= ABS([.C628])" office:value-type="float" office:value="0.05431799" calcext:value-type="float">
            <text:p>5,43E-02</text:p>
          </table:table-cell>
          <table:table-cell table:formula="of:=10*LOG10([.D628]/1000)" office:value-type="float" office:value="-57.1965112885391" calcext:value-type="float">
            <text:p>-57,20</text:p>
          </table:table-cell>
          <table:table-cell table:formula="of:=10*LOG10([.E628]/1000)" office:value-type="float" office:value="-42.6505630919993" calcext:value-type="float">
            <text:p>-42,65</text:p>
          </table:table-cell>
        </table:table-row>
        <table:table-row table:style-name="ro1">
          <table:table-cell table:formula="of:=[.A628]+1" office:value-type="float" office:value="627" calcext:value-type="float">
            <text:p>627</text:p>
          </table:table-cell>
          <table:table-cell table:style-name="ce1" office:value-type="float" office:value="-0.001949797" calcext:value-type="float">
            <text:p>-1,95E-003</text:p>
          </table:table-cell>
          <table:table-cell table:style-name="ce1" office:value-type="float" office:value="-0.0518795" calcext:value-type="float">
            <text:p>-5,19E-002</text:p>
          </table:table-cell>
          <table:table-cell table:formula="of:= ABS([.B629])" office:value-type="float" office:value="0.001949797" calcext:value-type="float">
            <text:p>1,95E-03</text:p>
          </table:table-cell>
          <table:table-cell table:formula="of:= ABS([.C629])" office:value-type="float" office:value="0.0518795" calcext:value-type="float">
            <text:p>5,19E-02</text:p>
          </table:table-cell>
          <table:table-cell table:formula="of:=10*LOG10([.D629]/1000)" office:value-type="float" office:value="-57.1001060216009" calcext:value-type="float">
            <text:p>-57,10</text:p>
          </table:table-cell>
          <table:table-cell table:formula="of:=10*LOG10([.E629]/1000)" office:value-type="float" office:value="-42.8500421817561" calcext:value-type="float">
            <text:p>-42,85</text:p>
          </table:table-cell>
        </table:table-row>
        <table:table-row table:style-name="ro1">
          <table:table-cell table:formula="of:=[.A629]+1" office:value-type="float" office:value="628" calcext:value-type="float">
            <text:p>628</text:p>
          </table:table-cell>
          <table:table-cell table:style-name="ce1" office:value-type="float" office:value="0.00190401" calcext:value-type="float">
            <text:p>1,90E-003</text:p>
          </table:table-cell>
          <table:table-cell table:style-name="ce1" office:value-type="float" office:value="-0.0543161" calcext:value-type="float">
            <text:p>-5,43E-002</text:p>
          </table:table-cell>
          <table:table-cell table:formula="of:= ABS([.B630])" office:value-type="float" office:value="0.00190401" calcext:value-type="float">
            <text:p>1,90E-03</text:p>
          </table:table-cell>
          <table:table-cell table:formula="of:= ABS([.C630])" office:value-type="float" office:value="0.0543161" calcext:value-type="float">
            <text:p>5,43E-02</text:p>
          </table:table-cell>
          <table:table-cell table:formula="of:=10*LOG10([.D630]/1000)" office:value-type="float" office:value="-57.2033077499912" calcext:value-type="float">
            <text:p>-57,20</text:p>
          </table:table-cell>
          <table:table-cell table:formula="of:=10*LOG10([.E630]/1000)" office:value-type="float" office:value="-42.6507142078361" calcext:value-type="float">
            <text:p>-42,65</text:p>
          </table:table-cell>
        </table:table-row>
        <table:table-row table:style-name="ro1">
          <table:table-cell table:formula="of:=[.A630]+1" office:value-type="float" office:value="629" calcext:value-type="float">
            <text:p>629</text:p>
          </table:table-cell>
          <table:table-cell table:style-name="ce1" office:value-type="float" office:value="-0.001946682" calcext:value-type="float">
            <text:p>-1,95E-003</text:p>
          </table:table-cell>
          <table:table-cell table:style-name="ce1" office:value-type="float" office:value="-0.05188147" calcext:value-type="float">
            <text:p>-5,19E-002</text:p>
          </table:table-cell>
          <table:table-cell table:formula="of:= ABS([.B631])" office:value-type="float" office:value="0.001946682" calcext:value-type="float">
            <text:p>1,95E-03</text:p>
          </table:table-cell>
          <table:table-cell table:formula="of:= ABS([.C631])" office:value-type="float" office:value="0.05188147" calcext:value-type="float">
            <text:p>5,19E-02</text:p>
          </table:table-cell>
          <table:table-cell table:formula="of:=10*LOG10([.D631]/1000)" office:value-type="float" office:value="-57.1070498680804" calcext:value-type="float">
            <text:p>-57,11</text:p>
          </table:table-cell>
          <table:table-cell table:formula="of:=10*LOG10([.E631]/1000)" office:value-type="float" office:value="-42.8498772719389" calcext:value-type="float">
            <text:p>-42,85</text:p>
          </table:table-cell>
        </table:table-row>
        <table:table-row table:style-name="ro1">
          <table:table-cell table:formula="of:=[.A631]+1" office:value-type="float" office:value="630" calcext:value-type="float">
            <text:p>630</text:p>
          </table:table-cell>
          <table:table-cell table:style-name="ce1" office:value-type="float" office:value="0.001901041" calcext:value-type="float">
            <text:p>1,90E-003</text:p>
          </table:table-cell>
          <table:table-cell table:style-name="ce1" office:value-type="float" office:value="-0.05431423" calcext:value-type="float">
            <text:p>-5,43E-002</text:p>
          </table:table-cell>
          <table:table-cell table:formula="of:= ABS([.B632])" office:value-type="float" office:value="0.001901041" calcext:value-type="float">
            <text:p>1,90E-03</text:p>
          </table:table-cell>
          <table:table-cell table:formula="of:= ABS([.C632])" office:value-type="float" office:value="0.05431423" calcext:value-type="float">
            <text:p>5,43E-02</text:p>
          </table:table-cell>
          <table:table-cell table:formula="of:=10*LOG10([.D632]/1000)" office:value-type="float" office:value="-57.2100851654763" calcext:value-type="float">
            <text:p>-57,21</text:p>
          </table:table-cell>
          <table:table-cell table:formula="of:=10*LOG10([.E632]/1000)" office:value-type="float" office:value="-42.6508637297388" calcext:value-type="float">
            <text:p>-42,65</text:p>
          </table:table-cell>
        </table:table-row>
        <table:table-row table:style-name="ro1">
          <table:table-cell table:formula="of:=[.A632]+1" office:value-type="float" office:value="631" calcext:value-type="float">
            <text:p>631</text:p>
          </table:table-cell>
          <table:table-cell table:style-name="ce1" office:value-type="float" office:value="-0.001943581" calcext:value-type="float">
            <text:p>-1,94E-003</text:p>
          </table:table-cell>
          <table:table-cell table:style-name="ce1" office:value-type="float" office:value="-0.05188343" calcext:value-type="float">
            <text:p>-5,19E-002</text:p>
          </table:table-cell>
          <table:table-cell table:formula="of:= ABS([.B633])" office:value-type="float" office:value="0.001943581" calcext:value-type="float">
            <text:p>1,94E-03</text:p>
          </table:table-cell>
          <table:table-cell table:formula="of:= ABS([.C633])" office:value-type="float" office:value="0.05188343" calcext:value-type="float">
            <text:p>5,19E-02</text:p>
          </table:table-cell>
          <table:table-cell table:formula="of:=10*LOG10([.D633]/1000)" office:value-type="float" office:value="-57.1139735515106" calcext:value-type="float">
            <text:p>-57,11</text:p>
          </table:table-cell>
          <table:table-cell table:formula="of:=10*LOG10([.E633]/1000)" office:value-type="float" office:value="-42.8497132054416" calcext:value-type="float">
            <text:p>-42,85</text:p>
          </table:table-cell>
        </table:table-row>
        <table:table-row table:style-name="ro1">
          <table:table-cell table:formula="of:=[.A633]+1" office:value-type="float" office:value="632" calcext:value-type="float">
            <text:p>632</text:p>
          </table:table-cell>
          <table:table-cell table:style-name="ce1" office:value-type="float" office:value="0.001898087" calcext:value-type="float">
            <text:p>1,90E-003</text:p>
          </table:table-cell>
          <table:table-cell table:style-name="ce1" office:value-type="float" office:value="-0.05431236" calcext:value-type="float">
            <text:p>-5,43E-002</text:p>
          </table:table-cell>
          <table:table-cell table:formula="of:= ABS([.B634])" office:value-type="float" office:value="0.001898087" calcext:value-type="float">
            <text:p>1,90E-03</text:p>
          </table:table-cell>
          <table:table-cell table:formula="of:= ABS([.C634])" office:value-type="float" office:value="0.05431236" calcext:value-type="float">
            <text:p>5,43E-02</text:p>
          </table:table-cell>
          <table:table-cell table:formula="of:=10*LOG10([.D634]/1000)" office:value-type="float" office:value="-57.216838852944" calcext:value-type="float">
            <text:p>-57,22</text:p>
          </table:table-cell>
          <table:table-cell table:formula="of:=10*LOG10([.E634]/1000)" office:value-type="float" office:value="-42.6510132567894" calcext:value-type="float">
            <text:p>-42,65</text:p>
          </table:table-cell>
        </table:table-row>
        <table:table-row table:style-name="ro1">
          <table:table-cell table:formula="of:=[.A634]+1" office:value-type="float" office:value="633" calcext:value-type="float">
            <text:p>633</text:p>
          </table:table-cell>
          <table:table-cell table:style-name="ce1" office:value-type="float" office:value="-0.001940495" calcext:value-type="float">
            <text:p>-1,94E-003</text:p>
          </table:table-cell>
          <table:table-cell table:style-name="ce1" office:value-type="float" office:value="-0.05188538" calcext:value-type="float">
            <text:p>-5,19E-002</text:p>
          </table:table-cell>
          <table:table-cell table:formula="of:= ABS([.B635])" office:value-type="float" office:value="0.001940495" calcext:value-type="float">
            <text:p>1,94E-03</text:p>
          </table:table-cell>
          <table:table-cell table:formula="of:= ABS([.C635])" office:value-type="float" office:value="0.05188538" calcext:value-type="float">
            <text:p>5,19E-02</text:p>
          </table:table-cell>
          <table:table-cell table:formula="of:=10*LOG10([.D635]/1000)" office:value-type="float" office:value="-57.1208747195267" calcext:value-type="float">
            <text:p>-57,12</text:p>
          </table:table-cell>
          <table:table-cell table:formula="of:=10*LOG10([.E635]/1000)" office:value-type="float" office:value="-42.8495499821686" calcext:value-type="float">
            <text:p>-42,85</text:p>
          </table:table-cell>
        </table:table-row>
        <table:table-row table:style-name="ro1">
          <table:table-cell table:formula="of:=[.A635]+1" office:value-type="float" office:value="634" calcext:value-type="float">
            <text:p>634</text:p>
          </table:table-cell>
          <table:table-cell table:style-name="ce1" office:value-type="float" office:value="0.001895146" calcext:value-type="float">
            <text:p>1,90E-003</text:p>
          </table:table-cell>
          <table:table-cell table:style-name="ce1" office:value-type="float" office:value="-0.0543105" calcext:value-type="float">
            <text:p>-5,43E-002</text:p>
          </table:table-cell>
          <table:table-cell table:formula="of:= ABS([.B636])" office:value-type="float" office:value="0.001895146" calcext:value-type="float">
            <text:p>1,90E-03</text:p>
          </table:table-cell>
          <table:table-cell table:formula="of:= ABS([.C636])" office:value-type="float" office:value="0.0543105" calcext:value-type="float">
            <text:p>5,43E-02</text:p>
          </table:table-cell>
          <table:table-cell table:formula="of:=10*LOG10([.D636]/1000)" office:value-type="float" office:value="-57.2235732682948" calcext:value-type="float">
            <text:p>-57,22</text:p>
          </table:table-cell>
          <table:table-cell table:formula="of:=10*LOG10([.E636]/1000)" office:value-type="float" office:value="-42.6511619893373" calcext:value-type="float">
            <text:p>-42,65</text:p>
          </table:table-cell>
        </table:table-row>
        <table:table-row table:style-name="ro1">
          <table:table-cell table:formula="of:=[.A636]+1" office:value-type="float" office:value="635" calcext:value-type="float">
            <text:p>635</text:p>
          </table:table-cell>
          <table:table-cell table:style-name="ce1" office:value-type="float" office:value="-0.001937424" calcext:value-type="float">
            <text:p>-1,94E-003</text:p>
          </table:table-cell>
          <table:table-cell table:style-name="ce1" office:value-type="float" office:value="-0.05188733" calcext:value-type="float">
            <text:p>-5,19E-002</text:p>
          </table:table-cell>
          <table:table-cell table:formula="of:= ABS([.B637])" office:value-type="float" office:value="0.001937424" calcext:value-type="float">
            <text:p>1,94E-03</text:p>
          </table:table-cell>
          <table:table-cell table:formula="of:= ABS([.C637])" office:value-type="float" office:value="0.05188733" calcext:value-type="float">
            <text:p>5,19E-02</text:p>
          </table:table-cell>
          <table:table-cell table:formula="of:=10*LOG10([.D637]/1000)" office:value-type="float" office:value="-57.1277532470707" calcext:value-type="float">
            <text:p>-57,13</text:p>
          </table:table-cell>
          <table:table-cell table:formula="of:=10*LOG10([.E637]/1000)" office:value-type="float" office:value="-42.84938676503" calcext:value-type="float">
            <text:p>-42,85</text:p>
          </table:table-cell>
        </table:table-row>
        <table:table-row table:style-name="ro1">
          <table:table-cell table:formula="of:=[.A637]+1" office:value-type="float" office:value="636" calcext:value-type="float">
            <text:p>636</text:p>
          </table:table-cell>
          <table:table-cell table:style-name="ce1" office:value-type="float" office:value="0.001892219" calcext:value-type="float">
            <text:p>1,89E-003</text:p>
          </table:table-cell>
          <table:table-cell table:style-name="ce1" office:value-type="float" office:value="-0.05430865" calcext:value-type="float">
            <text:p>-5,43E-002</text:p>
          </table:table-cell>
          <table:table-cell table:formula="of:= ABS([.B638])" office:value-type="float" office:value="0.001892219" calcext:value-type="float">
            <text:p>1,89E-03</text:p>
          </table:table-cell>
          <table:table-cell table:formula="of:= ABS([.C638])" office:value-type="float" office:value="0.05430865" calcext:value-type="float">
            <text:p>5,43E-02</text:p>
          </table:table-cell>
          <table:table-cell table:formula="of:=10*LOG10([.D638]/1000)" office:value-type="float" office:value="-57.2302860102756" calcext:value-type="float">
            <text:p>-57,23</text:p>
          </table:table-cell>
          <table:table-cell table:formula="of:=10*LOG10([.E638]/1000)" office:value-type="float" office:value="-42.6513099273007" calcext:value-type="float">
            <text:p>-42,65</text:p>
          </table:table-cell>
        </table:table-row>
        <table:table-row table:style-name="ro1">
          <table:table-cell table:formula="of:=[.A638]+1" office:value-type="float" office:value="637" calcext:value-type="float">
            <text:p>637</text:p>
          </table:table-cell>
          <table:table-cell table:style-name="ce1" office:value-type="float" office:value="-0.001934367" calcext:value-type="float">
            <text:p>-1,93E-003</text:p>
          </table:table-cell>
          <table:table-cell table:style-name="ce1" office:value-type="float" office:value="-0.05188926" calcext:value-type="float">
            <text:p>-5,19E-002</text:p>
          </table:table-cell>
          <table:table-cell table:formula="of:= ABS([.B639])" office:value-type="float" office:value="0.001934367" calcext:value-type="float">
            <text:p>1,93E-03</text:p>
          </table:table-cell>
          <table:table-cell table:formula="of:= ABS([.C639])" office:value-type="float" office:value="0.05188926" calcext:value-type="float">
            <text:p>5,19E-02</text:p>
          </table:table-cell>
          <table:table-cell table:formula="of:=10*LOG10([.D639]/1000)" office:value-type="float" office:value="-57.1346112541638" calcext:value-type="float">
            <text:p>-57,13</text:p>
          </table:table-cell>
          <table:table-cell table:formula="of:=10*LOG10([.E639]/1000)" office:value-type="float" office:value="-42.8492252279531" calcext:value-type="float">
            <text:p>-42,85</text:p>
          </table:table-cell>
        </table:table-row>
        <table:table-row table:style-name="ro1">
          <table:table-cell table:formula="of:=[.A639]+1" office:value-type="float" office:value="638" calcext:value-type="float">
            <text:p>638</text:p>
          </table:table-cell>
          <table:table-cell table:style-name="ce1" office:value-type="float" office:value="0.001889305" calcext:value-type="float">
            <text:p>1,89E-003</text:p>
          </table:table-cell>
          <table:table-cell table:style-name="ce1" office:value-type="float" office:value="-0.05430681" calcext:value-type="float">
            <text:p>-5,43E-002</text:p>
          </table:table-cell>
          <table:table-cell table:formula="of:= ABS([.B640])" office:value-type="float" office:value="0.001889305" calcext:value-type="float">
            <text:p>1,89E-03</text:p>
          </table:table-cell>
          <table:table-cell table:formula="of:= ABS([.C640])" office:value-type="float" office:value="0.05430681" calcext:value-type="float">
            <text:p>5,43E-02</text:p>
          </table:table-cell>
          <table:table-cell table:formula="of:=10*LOG10([.D640]/1000)" office:value-type="float" office:value="-57.2369792607786" calcext:value-type="float">
            <text:p>-57,24</text:p>
          </table:table-cell>
          <table:table-cell table:formula="of:=10*LOG10([.E640]/1000)" office:value-type="float" office:value="-42.6514570705981" calcext:value-type="float">
            <text:p>-42,65</text:p>
          </table:table-cell>
        </table:table-row>
        <table:table-row table:style-name="ro1">
          <table:table-cell table:formula="of:=[.A640]+1" office:value-type="float" office:value="639" calcext:value-type="float">
            <text:p>639</text:p>
          </table:table-cell>
          <table:table-cell table:style-name="ce1" office:value-type="float" office:value="-0.001931325" calcext:value-type="float">
            <text:p>-1,93E-003</text:p>
          </table:table-cell>
          <table:table-cell table:style-name="ce1" office:value-type="float" office:value="-0.05189118" calcext:value-type="float">
            <text:p>-5,19E-002</text:p>
          </table:table-cell>
          <table:table-cell table:formula="of:= ABS([.B641])" office:value-type="float" office:value="0.001931325" calcext:value-type="float">
            <text:p>1,93E-03</text:p>
          </table:table-cell>
          <table:table-cell table:formula="of:= ABS([.C641])" office:value-type="float" office:value="0.05189118" calcext:value-type="float">
            <text:p>5,19E-02</text:p>
          </table:table-cell>
          <table:table-cell table:formula="of:=10*LOG10([.D641]/1000)" office:value-type="float" office:value="-57.1414463775345" calcext:value-type="float">
            <text:p>-57,14</text:p>
          </table:table-cell>
          <table:table-cell table:formula="of:=10*LOG10([.E641]/1000)" office:value-type="float" office:value="-42.8490645338174" calcext:value-type="float">
            <text:p>-42,85</text:p>
          </table:table-cell>
        </table:table-row>
        <table:table-row table:style-name="ro1">
          <table:table-cell table:formula="of:=[.A641]+1" office:value-type="float" office:value="640" calcext:value-type="float">
            <text:p>640</text:p>
          </table:table-cell>
          <table:table-cell table:style-name="ce1" office:value-type="float" office:value="0.001886405" calcext:value-type="float">
            <text:p>1,89E-003</text:p>
          </table:table-cell>
          <table:table-cell table:style-name="ce1" office:value-type="float" office:value="-0.05430497" calcext:value-type="float">
            <text:p>-5,43E-002</text:p>
          </table:table-cell>
          <table:table-cell table:formula="of:= ABS([.B642])" office:value-type="float" office:value="0.001886405" calcext:value-type="float">
            <text:p>1,89E-03</text:p>
          </table:table-cell>
          <table:table-cell table:formula="of:= ABS([.C642])" office:value-type="float" office:value="0.05430497" calcext:value-type="float">
            <text:p>5,43E-02</text:p>
          </table:table-cell>
          <table:table-cell table:formula="of:=10*LOG10([.D642]/1000)" office:value-type="float" office:value="-57.243650611307" calcext:value-type="float">
            <text:p>-57,24</text:p>
          </table:table-cell>
          <table:table-cell table:formula="of:=10*LOG10([.E642]/1000)" office:value-type="float" office:value="-42.6516042188811" calcext:value-type="float">
            <text:p>-42,65</text:p>
          </table:table-cell>
        </table:table-row>
        <table:table-row table:style-name="ro1">
          <table:table-cell table:formula="of:=[.A642]+1" office:value-type="float" office:value="641" calcext:value-type="float">
            <text:p>641</text:p>
          </table:table-cell>
          <table:table-cell table:style-name="ce1" office:value-type="float" office:value="-0.001928296" calcext:value-type="float">
            <text:p>-1,93E-003</text:p>
          </table:table-cell>
          <table:table-cell table:style-name="ce1" office:value-type="float" office:value="-0.0518931" calcext:value-type="float">
            <text:p>-5,19E-002</text:p>
          </table:table-cell>
          <table:table-cell table:formula="of:= ABS([.B643])" office:value-type="float" office:value="0.001928296" calcext:value-type="float">
            <text:p>1,93E-03</text:p>
          </table:table-cell>
          <table:table-cell table:formula="of:= ABS([.C643])" office:value-type="float" office:value="0.0518931" calcext:value-type="float">
            <text:p>5,19E-02</text:p>
          </table:table-cell>
          <table:table-cell table:formula="of:=10*LOG10([.D643]/1000)" office:value-type="float" office:value="-57.1482629963463" calcext:value-type="float">
            <text:p>-57,15</text:p>
          </table:table-cell>
          <table:table-cell table:formula="of:=10*LOG10([.E643]/1000)" office:value-type="float" office:value="-42.8489038456273" calcext:value-type="float">
            <text:p>-42,85</text:p>
          </table:table-cell>
        </table:table-row>
        <table:table-row table:style-name="ro1">
          <table:table-cell table:formula="of:=[.A643]+1" office:value-type="float" office:value="642" calcext:value-type="float">
            <text:p>642</text:p>
          </table:table-cell>
          <table:table-cell table:style-name="ce1" office:value-type="float" office:value="0.001883519" calcext:value-type="float">
            <text:p>1,88E-003</text:p>
          </table:table-cell>
          <table:table-cell table:style-name="ce1" office:value-type="float" office:value="-0.05430315" calcext:value-type="float">
            <text:p>-5,43E-002</text:p>
          </table:table-cell>
          <table:table-cell table:formula="of:= ABS([.B644])" office:value-type="float" office:value="0.001883519" calcext:value-type="float">
            <text:p>1,88E-03</text:p>
          </table:table-cell>
          <table:table-cell table:formula="of:= ABS([.C644])" office:value-type="float" office:value="0.05430315" calcext:value-type="float">
            <text:p>5,43E-02</text:p>
          </table:table-cell>
          <table:table-cell table:formula="of:=10*LOG10([.D644]/1000)" office:value-type="float" office:value="-57.2502999449255" calcext:value-type="float">
            <text:p>-57,25</text:p>
          </table:table-cell>
          <table:table-cell table:formula="of:=10*LOG10([.E644]/1000)" office:value-type="float" office:value="-42.651749772631" calcext:value-type="float">
            <text:p>-42,65</text:p>
          </table:table-cell>
        </table:table-row>
        <table:table-row table:style-name="ro1">
          <table:table-cell table:formula="of:=[.A644]+1" office:value-type="float" office:value="643" calcext:value-type="float">
            <text:p>643</text:p>
          </table:table-cell>
          <table:table-cell table:style-name="ce1" office:value-type="float" office:value="-0.001925282" calcext:value-type="float">
            <text:p>-1,93E-003</text:p>
          </table:table-cell>
          <table:table-cell table:style-name="ce1" office:value-type="float" office:value="-0.051895" calcext:value-type="float">
            <text:p>-5,19E-002</text:p>
          </table:table-cell>
          <table:table-cell table:formula="of:= ABS([.B645])" office:value-type="float" office:value="0.001925282" calcext:value-type="float">
            <text:p>1,93E-03</text:p>
          </table:table-cell>
          <table:table-cell table:formula="of:= ABS([.C645])" office:value-type="float" office:value="0.051895" calcext:value-type="float">
            <text:p>5,19E-02</text:p>
          </table:table-cell>
          <table:table-cell table:formula="of:=10*LOG10([.D645]/1000)" office:value-type="float" office:value="-57.1550564949358" calcext:value-type="float">
            <text:p>-57,16</text:p>
          </table:table-cell>
          <table:table-cell table:formula="of:=10*LOG10([.E645]/1000)" office:value-type="float" office:value="-42.8487448371253" calcext:value-type="float">
            <text:p>-42,85</text:p>
          </table:table-cell>
        </table:table-row>
        <table:table-row table:style-name="ro1">
          <table:table-cell table:formula="of:=[.A645]+1" office:value-type="float" office:value="644" calcext:value-type="float">
            <text:p>644</text:p>
          </table:table-cell>
          <table:table-cell table:style-name="ce1" office:value-type="float" office:value="0.001880646" calcext:value-type="float">
            <text:p>1,88E-003</text:p>
          </table:table-cell>
          <table:table-cell table:style-name="ce1" office:value-type="float" office:value="-0.05430133" calcext:value-type="float">
            <text:p>-5,43E-002</text:p>
          </table:table-cell>
          <table:table-cell table:formula="of:= ABS([.B646])" office:value-type="float" office:value="0.001880646" calcext:value-type="float">
            <text:p>1,88E-03</text:p>
          </table:table-cell>
          <table:table-cell table:formula="of:= ABS([.C646])" office:value-type="float" office:value="0.05430133" calcext:value-type="float">
            <text:p>5,43E-02</text:p>
          </table:table-cell>
          <table:table-cell table:formula="of:=10*LOG10([.D646]/1000)" office:value-type="float" office:value="-57.2569294539337" calcext:value-type="float">
            <text:p>-57,26</text:p>
          </table:table-cell>
          <table:table-cell table:formula="of:=10*LOG10([.E646]/1000)" office:value-type="float" office:value="-42.6518953312594" calcext:value-type="float">
            <text:p>-42,65</text:p>
          </table:table-cell>
        </table:table-row>
        <table:table-row table:style-name="ro1">
          <table:table-cell table:formula="of:=[.A646]+1" office:value-type="float" office:value="645" calcext:value-type="float">
            <text:p>645</text:p>
          </table:table-cell>
          <table:table-cell table:style-name="ce1" office:value-type="float" office:value="-0.001922282" calcext:value-type="float">
            <text:p>-1,92E-003</text:p>
          </table:table-cell>
          <table:table-cell table:style-name="ce1" office:value-type="float" office:value="-0.0518969" calcext:value-type="float">
            <text:p>-5,19E-002</text:p>
          </table:table-cell>
          <table:table-cell table:formula="of:= ABS([.B647])" office:value-type="float" office:value="0.001922282" calcext:value-type="float">
            <text:p>1,92E-03</text:p>
          </table:table-cell>
          <table:table-cell table:formula="of:= ABS([.C647])" office:value-type="float" office:value="0.0518969" calcext:value-type="float">
            <text:p>5,19E-02</text:p>
          </table:table-cell>
          <table:table-cell table:formula="of:=10*LOG10([.D647]/1000)" office:value-type="float" office:value="-57.1618290071525" calcext:value-type="float">
            <text:p>-57,16</text:p>
          </table:table-cell>
          <table:table-cell table:formula="of:=10*LOG10([.E647]/1000)" office:value-type="float" office:value="-42.8485858344448" calcext:value-type="float">
            <text:p>-42,85</text:p>
          </table:table-cell>
        </table:table-row>
        <table:table-row table:style-name="ro1">
          <table:table-cell table:formula="of:=[.A647]+1" office:value-type="float" office:value="646" calcext:value-type="float">
            <text:p>646</text:p>
          </table:table-cell>
          <table:table-cell table:style-name="ce1" office:value-type="float" office:value="0.001877785" calcext:value-type="float">
            <text:p>1,88E-003</text:p>
          </table:table-cell>
          <table:table-cell table:style-name="ce1" office:value-type="float" office:value="-0.05429952" calcext:value-type="float">
            <text:p>-5,43E-002</text:p>
          </table:table-cell>
          <table:table-cell table:formula="of:= ABS([.B648])" office:value-type="float" office:value="0.001877785" calcext:value-type="float">
            <text:p>1,88E-03</text:p>
          </table:table-cell>
          <table:table-cell table:formula="of:= ABS([.C648])" office:value-type="float" office:value="0.05429952" calcext:value-type="float">
            <text:p>5,43E-02</text:p>
          </table:table-cell>
          <table:table-cell table:formula="of:=10*LOG10([.D648]/1000)" office:value-type="float" office:value="-57.2635413446547" calcext:value-type="float">
            <text:p>-57,26</text:p>
          </table:table-cell>
          <table:table-cell table:formula="of:=10*LOG10([.E648]/1000)" office:value-type="float" office:value="-42.6520400949536" calcext:value-type="float">
            <text:p>-42,65</text:p>
          </table:table-cell>
        </table:table-row>
        <table:table-row table:style-name="ro1">
          <table:table-cell table:formula="of:=[.A648]+1" office:value-type="float" office:value="647" calcext:value-type="float">
            <text:p>647</text:p>
          </table:table-cell>
          <table:table-cell table:style-name="ce1" office:value-type="float" office:value="-0.001919297" calcext:value-type="float">
            <text:p>-1,92E-003</text:p>
          </table:table-cell>
          <table:table-cell table:style-name="ce1" office:value-type="float" office:value="-0.05189879" calcext:value-type="float">
            <text:p>-5,19E-002</text:p>
          </table:table-cell>
          <table:table-cell table:formula="of:= ABS([.B649])" office:value-type="float" office:value="0.001919297" calcext:value-type="float">
            <text:p>1,92E-03</text:p>
          </table:table-cell>
          <table:table-cell table:formula="of:= ABS([.C649])" office:value-type="float" office:value="0.05189879" calcext:value-type="float">
            <text:p>5,19E-02</text:p>
          </table:table-cell>
          <table:table-cell table:formula="of:=10*LOG10([.D649]/1000)" office:value-type="float" office:value="-57.1685781552991" calcext:value-type="float">
            <text:p>-57,17</text:p>
          </table:table-cell>
          <table:table-cell table:formula="of:=10*LOG10([.E649]/1000)" office:value-type="float" office:value="-42.8484276743958" calcext:value-type="float">
            <text:p>-42,85</text:p>
          </table:table-cell>
        </table:table-row>
        <table:table-row table:style-name="ro1">
          <table:table-cell table:formula="of:=[.A649]+1" office:value-type="float" office:value="648" calcext:value-type="float">
            <text:p>648</text:p>
          </table:table-cell>
          <table:table-cell table:style-name="ce1" office:value-type="float" office:value="0.001874938" calcext:value-type="float">
            <text:p>1,87E-003</text:p>
          </table:table-cell>
          <table:table-cell table:style-name="ce1" office:value-type="float" office:value="-0.05429772" calcext:value-type="float">
            <text:p>-5,43E-002</text:p>
          </table:table-cell>
          <table:table-cell table:formula="of:= ABS([.B650])" office:value-type="float" office:value="0.001874938" calcext:value-type="float">
            <text:p>1,87E-03</text:p>
          </table:table-cell>
          <table:table-cell table:formula="of:= ABS([.C650])" office:value-type="float" office:value="0.05429772" calcext:value-type="float">
            <text:p>5,43E-02</text:p>
          </table:table-cell>
          <table:table-cell table:formula="of:=10*LOG10([.D650]/1000)" office:value-type="float" office:value="-57.2701308884457" calcext:value-type="float">
            <text:p>-57,27</text:p>
          </table:table-cell>
          <table:table-cell table:formula="of:=10*LOG10([.E650]/1000)" office:value-type="float" office:value="-42.6521840636342" calcext:value-type="float">
            <text:p>-42,65</text:p>
          </table:table-cell>
        </table:table-row>
        <table:table-row table:style-name="ro1">
          <table:table-cell table:formula="of:=[.A650]+1" office:value-type="float" office:value="649" calcext:value-type="float">
            <text:p>649</text:p>
          </table:table-cell>
          <table:table-cell table:style-name="ce1" office:value-type="float" office:value="-0.001916324" calcext:value-type="float">
            <text:p>-1,92E-003</text:p>
          </table:table-cell>
          <table:table-cell table:style-name="ce1" office:value-type="float" office:value="-0.05190067" calcext:value-type="float">
            <text:p>-5,19E-002</text:p>
          </table:table-cell>
          <table:table-cell table:formula="of:= ABS([.B651])" office:value-type="float" office:value="0.001916324" calcext:value-type="float">
            <text:p>1,92E-03</text:p>
          </table:table-cell>
          <table:table-cell table:formula="of:= ABS([.C651])" office:value-type="float" office:value="0.05190067" calcext:value-type="float">
            <text:p>5,19E-02</text:p>
          </table:table-cell>
          <table:table-cell table:formula="of:=10*LOG10([.D651]/1000)" office:value-type="float" office:value="-57.17531061272" calcext:value-type="float">
            <text:p>-57,18</text:p>
          </table:table-cell>
          <table:table-cell table:formula="of:=10*LOG10([.E651]/1000)" office:value-type="float" office:value="-42.8482703568864" calcext:value-type="float">
            <text:p>-42,85</text:p>
          </table:table-cell>
        </table:table-row>
        <table:table-row table:style-name="ro1">
          <table:table-cell table:formula="of:=[.A651]+1" office:value-type="float" office:value="650" calcext:value-type="float">
            <text:p>650</text:p>
          </table:table-cell>
          <table:table-cell table:style-name="ce1" office:value-type="float" office:value="0.001872104" calcext:value-type="float">
            <text:p>1,87E-003</text:p>
          </table:table-cell>
          <table:table-cell table:style-name="ce1" office:value-type="float" office:value="-0.05429593" calcext:value-type="float">
            <text:p>-5,43E-002</text:p>
          </table:table-cell>
          <table:table-cell table:formula="of:= ABS([.B652])" office:value-type="float" office:value="0.001872104" calcext:value-type="float">
            <text:p>1,87E-03</text:p>
          </table:table-cell>
          <table:table-cell table:formula="of:= ABS([.C652])" office:value-type="float" office:value="0.05429593" calcext:value-type="float">
            <text:p>5,43E-02</text:p>
          </table:table-cell>
          <table:table-cell table:formula="of:=10*LOG10([.D652]/1000)" office:value-type="float" office:value="-57.2767002879688" calcext:value-type="float">
            <text:p>-57,28</text:p>
          </table:table-cell>
          <table:table-cell table:formula="of:=10*LOG10([.E652]/1000)" office:value-type="float" office:value="-42.6523272372217" calcext:value-type="float">
            <text:p>-42,65</text:p>
          </table:table-cell>
        </table:table-row>
        <table:table-row table:style-name="ro1">
          <table:table-cell table:formula="of:=[.A652]+1" office:value-type="float" office:value="651" calcext:value-type="float">
            <text:p>651</text:p>
          </table:table-cell>
          <table:table-cell table:style-name="ce1" office:value-type="float" office:value="-0.001913366" calcext:value-type="float">
            <text:p>-1,91E-003</text:p>
          </table:table-cell>
          <table:table-cell table:style-name="ce1" office:value-type="float" office:value="-0.05190254" calcext:value-type="float">
            <text:p>-5,19E-002</text:p>
          </table:table-cell>
          <table:table-cell table:formula="of:= ABS([.B653])" office:value-type="float" office:value="0.001913366" calcext:value-type="float">
            <text:p>1,91E-03</text:p>
          </table:table-cell>
          <table:table-cell table:formula="of:= ABS([.C653])" office:value-type="float" office:value="0.05190254" calcext:value-type="float">
            <text:p>5,19E-02</text:p>
          </table:table-cell>
          <table:table-cell table:formula="of:=10*LOG10([.D653]/1000)" office:value-type="float" office:value="-57.1820194760115" calcext:value-type="float">
            <text:p>-57,18</text:p>
          </table:table-cell>
          <table:table-cell table:formula="of:=10*LOG10([.E653]/1000)" office:value-type="float" office:value="-42.8481138818253" calcext:value-type="float">
            <text:p>-42,85</text:p>
          </table:table-cell>
        </table:table-row>
        <table:table-row table:style-name="ro1">
          <table:table-cell table:formula="of:=[.A653]+1" office:value-type="float" office:value="652" calcext:value-type="float">
            <text:p>652</text:p>
          </table:table-cell>
          <table:table-cell table:style-name="ce1" office:value-type="float" office:value="0.001869283" calcext:value-type="float">
            <text:p>1,87E-003</text:p>
          </table:table-cell>
          <table:table-cell table:style-name="ce1" office:value-type="float" office:value="-0.05429415" calcext:value-type="float">
            <text:p>-5,43E-002</text:p>
          </table:table-cell>
          <table:table-cell table:formula="of:= ABS([.B654])" office:value-type="float" office:value="0.001869283" calcext:value-type="float">
            <text:p>1,87E-03</text:p>
          </table:table-cell>
          <table:table-cell table:formula="of:= ABS([.C654])" office:value-type="float" office:value="0.05429415" calcext:value-type="float">
            <text:p>5,43E-02</text:p>
          </table:table-cell>
          <table:table-cell table:formula="of:=10*LOG10([.D654]/1000)" office:value-type="float" office:value="-57.2832494365365" calcext:value-type="float">
            <text:p>-57,28</text:p>
          </table:table-cell>
          <table:table-cell table:formula="of:=10*LOG10([.E654]/1000)" office:value-type="float" office:value="-42.6524696156374" calcext:value-type="float">
            <text:p>-42,65</text:p>
          </table:table-cell>
        </table:table-row>
        <table:table-row table:style-name="ro1">
          <table:table-cell table:formula="of:=[.A654]+1" office:value-type="float" office:value="653" calcext:value-type="float">
            <text:p>653</text:p>
          </table:table-cell>
          <table:table-cell table:style-name="ce1" office:value-type="float" office:value="-0.001910421" calcext:value-type="float">
            <text:p>-1,91E-003</text:p>
          </table:table-cell>
          <table:table-cell table:style-name="ce1" office:value-type="float" office:value="-0.0519044" calcext:value-type="float">
            <text:p>-5,19E-002</text:p>
          </table:table-cell>
          <table:table-cell table:formula="of:= ABS([.B655])" office:value-type="float" office:value="0.001910421" calcext:value-type="float">
            <text:p>1,91E-03</text:p>
          </table:table-cell>
          <table:table-cell table:formula="of:= ABS([.C655])" office:value-type="float" office:value="0.0519044" calcext:value-type="float">
            <text:p>5,19E-02</text:p>
          </table:table-cell>
          <table:table-cell table:formula="of:=10*LOG10([.D655]/1000)" office:value-type="float" office:value="-57.1887091661124" calcext:value-type="float">
            <text:p>-57,19</text:p>
          </table:table-cell>
          <table:table-cell table:formula="of:=10*LOG10([.E655]/1000)" office:value-type="float" office:value="-42.8479582491217" calcext:value-type="float">
            <text:p>-42,85</text:p>
          </table:table-cell>
        </table:table-row>
        <table:table-row table:style-name="ro1">
          <table:table-cell table:formula="of:=[.A655]+1" office:value-type="float" office:value="654" calcext:value-type="float">
            <text:p>654</text:p>
          </table:table-cell>
          <table:table-cell table:style-name="ce1" office:value-type="float" office:value="0.001866475" calcext:value-type="float">
            <text:p>1,87E-003</text:p>
          </table:table-cell>
          <table:table-cell table:style-name="ce1" office:value-type="float" office:value="-0.05429237" calcext:value-type="float">
            <text:p>-5,43E-002</text:p>
          </table:table-cell>
          <table:table-cell table:formula="of:= ABS([.B656])" office:value-type="float" office:value="0.001866475" calcext:value-type="float">
            <text:p>1,87E-03</text:p>
          </table:table-cell>
          <table:table-cell table:formula="of:= ABS([.C656])" office:value-type="float" office:value="0.05429237" calcext:value-type="float">
            <text:p>5,43E-02</text:p>
          </table:table-cell>
          <table:table-cell table:formula="of:=10*LOG10([.D656]/1000)" office:value-type="float" office:value="-57.2897782273996" calcext:value-type="float">
            <text:p>-57,29</text:p>
          </table:table-cell>
          <table:table-cell table:formula="of:=10*LOG10([.E656]/1000)" office:value-type="float" office:value="-42.6526119987211" calcext:value-type="float">
            <text:p>-42,65</text:p>
          </table:table-cell>
        </table:table-row>
        <table:table-row table:style-name="ro1">
          <table:table-cell table:formula="of:=[.A656]+1" office:value-type="float" office:value="655" calcext:value-type="float">
            <text:p>655</text:p>
          </table:table-cell>
          <table:table-cell table:style-name="ce1" office:value-type="float" office:value="-0.00190749" calcext:value-type="float">
            <text:p>-1,91E-003</text:p>
          </table:table-cell>
          <table:table-cell table:style-name="ce1" office:value-type="float" office:value="-0.05190625" calcext:value-type="float">
            <text:p>-5,19E-002</text:p>
          </table:table-cell>
          <table:table-cell table:formula="of:= ABS([.B657])" office:value-type="float" office:value="0.00190749" calcext:value-type="float">
            <text:p>1,91E-03</text:p>
          </table:table-cell>
          <table:table-cell table:formula="of:= ABS([.C657])" office:value-type="float" office:value="0.05190625" calcext:value-type="float">
            <text:p>5,19E-02</text:p>
          </table:table-cell>
          <table:table-cell table:formula="of:=10*LOG10([.D657]/1000)" office:value-type="float" office:value="-57.1953773015222" calcext:value-type="float">
            <text:p>-57,20</text:p>
          </table:table-cell>
          <table:table-cell table:formula="of:=10*LOG10([.E657]/1000)" office:value-type="float" office:value="-42.8478034586851" calcext:value-type="float">
            <text:p>-42,85</text:p>
          </table:table-cell>
        </table:table-row>
        <table:table-row table:style-name="ro1">
          <table:table-cell table:formula="of:=[.A657]+1" office:value-type="float" office:value="656" calcext:value-type="float">
            <text:p>656</text:p>
          </table:table-cell>
          <table:table-cell table:style-name="ce1" office:value-type="float" office:value="0.001863679" calcext:value-type="float">
            <text:p>1,86E-003</text:p>
          </table:table-cell>
          <table:table-cell table:style-name="ce1" office:value-type="float" office:value="-0.0542906" calcext:value-type="float">
            <text:p>-5,43E-002</text:p>
          </table:table-cell>
          <table:table-cell table:formula="of:= ABS([.B658])" office:value-type="float" office:value="0.001863679" calcext:value-type="float">
            <text:p>1,86E-03</text:p>
          </table:table-cell>
          <table:table-cell table:formula="of:= ABS([.C658])" office:value-type="float" office:value="0.0542906" calcext:value-type="float">
            <text:p>5,43E-02</text:p>
          </table:table-cell>
          <table:table-cell table:formula="of:=10*LOG10([.D658]/1000)" office:value-type="float" office:value="-57.2962888840578" calcext:value-type="float">
            <text:p>-57,30</text:p>
          </table:table-cell>
          <table:table-cell table:formula="of:=10*LOG10([.E658]/1000)" office:value-type="float" office:value="-42.6527535865286" calcext:value-type="float">
            <text:p>-42,65</text:p>
          </table:table-cell>
        </table:table-row>
        <table:table-row table:style-name="ro1">
          <table:table-cell table:formula="of:=[.A658]+1" office:value-type="float" office:value="657" calcext:value-type="float">
            <text:p>657</text:p>
          </table:table-cell>
          <table:table-cell table:style-name="ce1" office:value-type="float" office:value="-0.001904572" calcext:value-type="float">
            <text:p>-1,90E-003</text:p>
          </table:table-cell>
          <table:table-cell table:style-name="ce1" office:value-type="float" office:value="-0.0519081" calcext:value-type="float">
            <text:p>-5,19E-002</text:p>
          </table:table-cell>
          <table:table-cell table:formula="of:= ABS([.B659])" office:value-type="float" office:value="0.001904572" calcext:value-type="float">
            <text:p>1,90E-03</text:p>
          </table:table-cell>
          <table:table-cell table:formula="of:= ABS([.C659])" office:value-type="float" office:value="0.0519081" calcext:value-type="float">
            <text:p>5,19E-02</text:p>
          </table:table-cell>
          <table:table-cell table:formula="of:=10*LOG10([.D659]/1000)" office:value-type="float" office:value="-57.2020260472441" calcext:value-type="float">
            <text:p>-57,20</text:p>
          </table:table-cell>
          <table:table-cell table:formula="of:=10*LOG10([.E659]/1000)" office:value-type="float" office:value="-42.8476486737654" calcext:value-type="float">
            <text:p>-42,85</text:p>
          </table:table-cell>
        </table:table-row>
        <table:table-row table:style-name="ro1">
          <table:table-cell table:formula="of:=[.A659]+1" office:value-type="float" office:value="658" calcext:value-type="float">
            <text:p>658</text:p>
          </table:table-cell>
          <table:table-cell table:style-name="ce1" office:value-type="float" office:value="0.001860896" calcext:value-type="float">
            <text:p>1,86E-003</text:p>
          </table:table-cell>
          <table:table-cell table:style-name="ce1" office:value-type="float" office:value="-0.05428884" calcext:value-type="float">
            <text:p>-5,43E-002</text:p>
          </table:table-cell>
          <table:table-cell table:formula="of:= ABS([.B660])" office:value-type="float" office:value="0.001860896" calcext:value-type="float">
            <text:p>1,86E-03</text:p>
          </table:table-cell>
          <table:table-cell table:formula="of:= ABS([.C660])" office:value-type="float" office:value="0.05428884" calcext:value-type="float">
            <text:p>5,43E-02</text:p>
          </table:table-cell>
          <table:table-cell table:formula="of:=10*LOG10([.D660]/1000)" office:value-type="float" office:value="-57.302778976313" calcext:value-type="float">
            <text:p>-57,30</text:p>
          </table:table-cell>
          <table:table-cell table:formula="of:=10*LOG10([.E660]/1000)" office:value-type="float" office:value="-42.6528943789822" calcext:value-type="float">
            <text:p>-42,65</text:p>
          </table:table-cell>
        </table:table-row>
        <table:table-row table:style-name="ro1">
          <table:table-cell table:formula="of:=[.A660]+1" office:value-type="float" office:value="659" calcext:value-type="float">
            <text:p>659</text:p>
          </table:table-cell>
          <table:table-cell table:style-name="ce1" office:value-type="float" office:value="-0.001901668" calcext:value-type="float">
            <text:p>-1,90E-003</text:p>
          </table:table-cell>
          <table:table-cell table:style-name="ce1" office:value-type="float" office:value="-0.05190993" calcext:value-type="float">
            <text:p>-5,19E-002</text:p>
          </table:table-cell>
          <table:table-cell table:formula="of:= ABS([.B661])" office:value-type="float" office:value="0.001901668" calcext:value-type="float">
            <text:p>1,90E-03</text:p>
          </table:table-cell>
          <table:table-cell table:formula="of:= ABS([.C661])" office:value-type="float" office:value="0.05190993" calcext:value-type="float">
            <text:p>5,19E-02</text:p>
          </table:table-cell>
          <table:table-cell table:formula="of:=10*LOG10([.D661]/1000)" office:value-type="float" office:value="-57.2086530146459" calcext:value-type="float">
            <text:p>-57,21</text:p>
          </table:table-cell>
          <table:table-cell table:formula="of:=10*LOG10([.E661]/1000)" office:value-type="float" office:value="-42.8474955676234" calcext:value-type="float">
            <text:p>-42,85</text:p>
          </table:table-cell>
        </table:table-row>
        <table:table-row table:style-name="ro1">
          <table:table-cell table:formula="of:=[.A661]+1" office:value-type="float" office:value="660" calcext:value-type="float">
            <text:p>660</text:p>
          </table:table-cell>
          <table:table-cell table:style-name="ce1" office:value-type="float" office:value="0.001858125" calcext:value-type="float">
            <text:p>1,86E-003</text:p>
          </table:table-cell>
          <table:table-cell table:style-name="ce1" office:value-type="float" office:value="-0.05428709" calcext:value-type="float">
            <text:p>-5,43E-002</text:p>
          </table:table-cell>
          <table:table-cell table:formula="of:= ABS([.B662])" office:value-type="float" office:value="0.001858125" calcext:value-type="float">
            <text:p>1,86E-03</text:p>
          </table:table-cell>
          <table:table-cell table:formula="of:= ABS([.C662])" office:value-type="float" office:value="0.05428709" calcext:value-type="float">
            <text:p>5,43E-02</text:p>
          </table:table-cell>
          <table:table-cell table:formula="of:=10*LOG10([.D662]/1000)" office:value-type="float" office:value="-57.3092507345099" calcext:value-type="float">
            <text:p>-57,31</text:p>
          </table:table-cell>
          <table:table-cell table:formula="of:=10*LOG10([.E662]/1000)" office:value-type="float" office:value="-42.6530343760043" calcext:value-type="float">
            <text:p>-42,65</text:p>
          </table:table-cell>
        </table:table-row>
        <table:table-row table:style-name="ro1">
          <table:table-cell table:formula="of:=[.A662]+1" office:value-type="float" office:value="661" calcext:value-type="float">
            <text:p>661</text:p>
          </table:table-cell>
          <table:table-cell table:style-name="ce1" office:value-type="float" office:value="-0.001898776" calcext:value-type="float">
            <text:p>-1,90E-003</text:p>
          </table:table-cell>
          <table:table-cell table:style-name="ce1" office:value-type="float" office:value="-0.05191176" calcext:value-type="float">
            <text:p>-5,19E-002</text:p>
          </table:table-cell>
          <table:table-cell table:formula="of:= ABS([.B663])" office:value-type="float" office:value="0.001898776" calcext:value-type="float">
            <text:p>1,90E-03</text:p>
          </table:table-cell>
          <table:table-cell table:formula="of:= ABS([.C663])" office:value-type="float" office:value="0.05191176" calcext:value-type="float">
            <text:p>5,19E-02</text:p>
          </table:table-cell>
          <table:table-cell table:formula="of:=10*LOG10([.D663]/1000)" office:value-type="float" office:value="-57.2152626628033" calcext:value-type="float">
            <text:p>-57,22</text:p>
          </table:table-cell>
          <table:table-cell table:formula="of:=10*LOG10([.E663]/1000)" office:value-type="float" office:value="-42.8473424668789" calcext:value-type="float">
            <text:p>-42,85</text:p>
          </table:table-cell>
        </table:table-row>
        <table:table-row table:style-name="ro1">
          <table:table-cell table:formula="of:=[.A663]+1" office:value-type="float" office:value="662" calcext:value-type="float">
            <text:p>662</text:p>
          </table:table-cell>
          <table:table-cell table:style-name="ce1" office:value-type="float" office:value="0.001855367" calcext:value-type="float">
            <text:p>1,86E-003</text:p>
          </table:table-cell>
          <table:table-cell table:style-name="ce1" office:value-type="float" office:value="-0.05428535" calcext:value-type="float">
            <text:p>-5,43E-002</text:p>
          </table:table-cell>
          <table:table-cell table:formula="of:= ABS([.B664])" office:value-type="float" office:value="0.001855367" calcext:value-type="float">
            <text:p>1,86E-03</text:p>
          </table:table-cell>
          <table:table-cell table:formula="of:= ABS([.C664])" office:value-type="float" office:value="0.05428535" calcext:value-type="float">
            <text:p>5,43E-02</text:p>
          </table:table-cell>
          <table:table-cell table:formula="of:=10*LOG10([.D664]/1000)" office:value-type="float" office:value="-57.3157017213509" calcext:value-type="float">
            <text:p>-57,32</text:p>
          </table:table-cell>
          <table:table-cell table:formula="of:=10*LOG10([.E664]/1000)" office:value-type="float" office:value="-42.6531735775177" calcext:value-type="float">
            <text:p>-42,65</text:p>
          </table:table-cell>
        </table:table-row>
        <table:table-row table:style-name="ro1">
          <table:table-cell table:formula="of:=[.A664]+1" office:value-type="float" office:value="663" calcext:value-type="float">
            <text:p>663</text:p>
          </table:table-cell>
          <table:table-cell table:style-name="ce1" office:value-type="float" office:value="-0.001895898" calcext:value-type="float">
            <text:p>-1,90E-003</text:p>
          </table:table-cell>
          <table:table-cell table:style-name="ce1" office:value-type="float" office:value="-0.05191358" calcext:value-type="float">
            <text:p>-5,19E-002</text:p>
          </table:table-cell>
          <table:table-cell table:formula="of:= ABS([.B665])" office:value-type="float" office:value="0.001895898" calcext:value-type="float">
            <text:p>1,90E-03</text:p>
          </table:table-cell>
          <table:table-cell table:formula="of:= ABS([.C665])" office:value-type="float" office:value="0.05191358" calcext:value-type="float">
            <text:p>5,19E-02</text:p>
          </table:table-cell>
          <table:table-cell table:formula="of:=10*LOG10([.D665]/1000)" office:value-type="float" office:value="-57.2218503157008" calcext:value-type="float">
            <text:p>-57,22</text:p>
          </table:table-cell>
          <table:table-cell table:formula="of:=10*LOG10([.E665]/1000)" office:value-type="float" office:value="-42.8471902081033" calcext:value-type="float">
            <text:p>-42,85</text:p>
          </table:table-cell>
        </table:table-row>
        <table:table-row table:style-name="ro1">
          <table:table-cell table:formula="of:=[.A665]+1" office:value-type="float" office:value="664" calcext:value-type="float">
            <text:p>664</text:p>
          </table:table-cell>
          <table:table-cell table:style-name="ce1" office:value-type="float" office:value="0.001852621" calcext:value-type="float">
            <text:p>1,85E-003</text:p>
          </table:table-cell>
          <table:table-cell table:style-name="ce1" office:value-type="float" office:value="-0.05428361" calcext:value-type="float">
            <text:p>-5,43E-002</text:p>
          </table:table-cell>
          <table:table-cell table:formula="of:= ABS([.B666])" office:value-type="float" office:value="0.001852621" calcext:value-type="float">
            <text:p>1,85E-03</text:p>
          </table:table-cell>
          <table:table-cell table:formula="of:= ABS([.C666])" office:value-type="float" office:value="0.05428361" calcext:value-type="float">
            <text:p>5,43E-02</text:p>
          </table:table-cell>
          <table:table-cell table:formula="of:=10*LOG10([.D666]/1000)" office:value-type="float" office:value="-57.3221341740197" calcext:value-type="float">
            <text:p>-57,32</text:p>
          </table:table-cell>
          <table:table-cell table:formula="of:=10*LOG10([.E666]/1000)" office:value-type="float" office:value="-42.6533127834931" calcext:value-type="float">
            <text:p>-42,65</text:p>
          </table:table-cell>
        </table:table-row>
        <table:table-row table:style-name="ro1">
          <table:table-cell table:formula="of:=[.A666]+1" office:value-type="float" office:value="665" calcext:value-type="float">
            <text:p>665</text:p>
          </table:table-cell>
          <table:table-cell table:style-name="ce1" office:value-type="float" office:value="-0.001893033" calcext:value-type="float">
            <text:p>-1,89E-003</text:p>
          </table:table-cell>
          <table:table-cell table:style-name="ce1" office:value-type="float" office:value="-0.05191539" calcext:value-type="float">
            <text:p>-5,19E-002</text:p>
          </table:table-cell>
          <table:table-cell table:formula="of:= ABS([.B667])" office:value-type="float" office:value="0.001893033" calcext:value-type="float">
            <text:p>1,89E-03</text:p>
          </table:table-cell>
          <table:table-cell table:formula="of:= ABS([.C667])" office:value-type="float" office:value="0.05191539" calcext:value-type="float">
            <text:p>5,19E-02</text:p>
          </table:table-cell>
          <table:table-cell table:formula="of:=10*LOG10([.D667]/1000)" office:value-type="float" office:value="-57.2284181519997" calcext:value-type="float">
            <text:p>-57,23</text:p>
          </table:table-cell>
          <table:table-cell table:formula="of:=10*LOG10([.E667]/1000)" office:value-type="float" office:value="-42.8470387912083" calcext:value-type="float">
            <text:p>-42,85</text:p>
          </table:table-cell>
        </table:table-row>
        <table:table-row table:style-name="ro1">
          <table:table-cell table:formula="of:=[.A667]+1" office:value-type="float" office:value="666" calcext:value-type="float">
            <text:p>666</text:p>
          </table:table-cell>
          <table:table-cell table:style-name="ce1" office:value-type="float" office:value="0.001849887" calcext:value-type="float">
            <text:p>1,85E-003</text:p>
          </table:table-cell>
          <table:table-cell table:style-name="ce1" office:value-type="float" office:value="-0.05428188" calcext:value-type="float">
            <text:p>-5,43E-002</text:p>
          </table:table-cell>
          <table:table-cell table:formula="of:= ABS([.B668])" office:value-type="float" office:value="0.001849887" calcext:value-type="float">
            <text:p>1,85E-03</text:p>
          </table:table-cell>
          <table:table-cell table:formula="of:= ABS([.C668])" office:value-type="float" office:value="0.05428188" calcext:value-type="float">
            <text:p>5,43E-02</text:p>
          </table:table-cell>
          <table:table-cell table:formula="of:=10*LOG10([.D668]/1000)" office:value-type="float" office:value="-57.3285479958364" calcext:value-type="float">
            <text:p>-57,33</text:p>
          </table:table-cell>
          <table:table-cell table:formula="of:=10*LOG10([.E668]/1000)" office:value-type="float" office:value="-42.6534511938579" calcext:value-type="float">
            <text:p>-42,65</text:p>
          </table:table-cell>
        </table:table-row>
        <table:table-row table:style-name="ro1">
          <table:table-cell table:formula="of:=[.A668]+1" office:value-type="float" office:value="667" calcext:value-type="float">
            <text:p>667</text:p>
          </table:table-cell>
          <table:table-cell table:style-name="ce1" office:value-type="float" office:value="-0.001890181" calcext:value-type="float">
            <text:p>-1,89E-003</text:p>
          </table:table-cell>
          <table:table-cell table:style-name="ce1" office:value-type="float" office:value="-0.0519172" calcext:value-type="float">
            <text:p>-5,19E-002</text:p>
          </table:table-cell>
          <table:table-cell table:formula="of:= ABS([.B669])" office:value-type="float" office:value="0.001890181" calcext:value-type="float">
            <text:p>1,89E-03</text:p>
          </table:table-cell>
          <table:table-cell table:formula="of:= ABS([.C669])" office:value-type="float" office:value="0.0519172" calcext:value-type="float">
            <text:p>5,19E-02</text:p>
          </table:table-cell>
          <table:table-cell table:formula="of:=10*LOG10([.D669]/1000)" office:value-type="float" office:value="-57.2349660665349" calcext:value-type="float">
            <text:p>-57,23</text:p>
          </table:table-cell>
          <table:table-cell table:formula="of:=10*LOG10([.E669]/1000)" office:value-type="float" office:value="-42.8468873795923" calcext:value-type="float">
            <text:p>-42,85</text:p>
          </table:table-cell>
        </table:table-row>
        <table:table-row table:style-name="ro1">
          <table:table-cell table:formula="of:=[.A669]+1" office:value-type="float" office:value="668" calcext:value-type="float">
            <text:p>668</text:p>
          </table:table-cell>
          <table:table-cell table:style-name="ce1" office:value-type="float" office:value="0.001847166" calcext:value-type="float">
            <text:p>1,85E-003</text:p>
          </table:table-cell>
          <table:table-cell table:style-name="ce1" office:value-type="float" office:value="-0.05428016" calcext:value-type="float">
            <text:p>-5,43E-002</text:p>
          </table:table-cell>
          <table:table-cell table:formula="of:= ABS([.B670])" office:value-type="float" office:value="0.001847166" calcext:value-type="float">
            <text:p>1,85E-03</text:p>
          </table:table-cell>
          <table:table-cell table:formula="of:= ABS([.C670])" office:value-type="float" office:value="0.05428016" calcext:value-type="float">
            <text:p>5,43E-02</text:p>
          </table:table-cell>
          <table:table-cell table:formula="of:=10*LOG10([.D670]/1000)" office:value-type="float" office:value="-57.3349407389138" calcext:value-type="float">
            <text:p>-57,33</text:p>
          </table:table-cell>
          <table:table-cell table:formula="of:=10*LOG10([.E670]/1000)" office:value-type="float" office:value="-42.6535888085359" calcext:value-type="float">
            <text:p>-42,65</text:p>
          </table:table-cell>
        </table:table-row>
        <table:table-row table:style-name="ro1">
          <table:table-cell table:formula="of:=[.A670]+1" office:value-type="float" office:value="669" calcext:value-type="float">
            <text:p>669</text:p>
          </table:table-cell>
          <table:table-cell table:style-name="ce1" office:value-type="float" office:value="-0.001887341" calcext:value-type="float">
            <text:p>-1,89E-003</text:p>
          </table:table-cell>
          <table:table-cell table:style-name="ce1" office:value-type="float" office:value="-0.05191899" calcext:value-type="float">
            <text:p>-5,19E-002</text:p>
          </table:table-cell>
          <table:table-cell table:formula="of:= ABS([.B671])" office:value-type="float" office:value="0.001887341" calcext:value-type="float">
            <text:p>1,89E-03</text:p>
          </table:table-cell>
          <table:table-cell table:formula="of:= ABS([.C671])" office:value-type="float" office:value="0.05191899" calcext:value-type="float">
            <text:p>5,19E-02</text:p>
          </table:table-cell>
          <table:table-cell table:formula="of:=10*LOG10([.D671]/1000)" office:value-type="float" office:value="-57.2414962551665" calcext:value-type="float">
            <text:p>-57,24</text:p>
          </table:table-cell>
          <table:table-cell table:formula="of:=10*LOG10([.E671]/1000)" office:value-type="float" office:value="-42.8467376462242" calcext:value-type="float">
            <text:p>-42,85</text:p>
          </table:table-cell>
        </table:table-row>
        <table:table-row table:style-name="ro1">
          <table:table-cell table:formula="of:=[.A671]+1" office:value-type="float" office:value="670" calcext:value-type="float">
            <text:p>670</text:p>
          </table:table-cell>
          <table:table-cell table:style-name="ce1" office:value-type="float" office:value="0.001844456" calcext:value-type="float">
            <text:p>1,84E-003</text:p>
          </table:table-cell>
          <table:table-cell table:style-name="ce1" office:value-type="float" office:value="-0.05427845" calcext:value-type="float">
            <text:p>-5,43E-002</text:p>
          </table:table-cell>
          <table:table-cell table:formula="of:= ABS([.B672])" office:value-type="float" office:value="0.001844456" calcext:value-type="float">
            <text:p>1,84E-03</text:p>
          </table:table-cell>
          <table:table-cell table:formula="of:= ABS([.C672])" office:value-type="float" office:value="0.05427845" calcext:value-type="float">
            <text:p>5,43E-02</text:p>
          </table:table-cell>
          <table:table-cell table:formula="of:=10*LOG10([.D672]/1000)" office:value-type="float" office:value="-57.341317005267" calcext:value-type="float">
            <text:p>-57,34</text:p>
          </table:table-cell>
          <table:table-cell table:formula="of:=10*LOG10([.E672]/1000)" office:value-type="float" office:value="-42.6537256274514" calcext:value-type="float">
            <text:p>-42,65</text:p>
          </table:table-cell>
        </table:table-row>
        <table:table-row table:style-name="ro1">
          <table:table-cell table:formula="of:=[.A672]+1" office:value-type="float" office:value="671" calcext:value-type="float">
            <text:p>671</text:p>
          </table:table-cell>
          <table:table-cell table:style-name="ce1" office:value-type="float" office:value="-0.001884515" calcext:value-type="float">
            <text:p>-1,88E-003</text:p>
          </table:table-cell>
          <table:table-cell table:style-name="ce1" office:value-type="float" office:value="-0.05192078" calcext:value-type="float">
            <text:p>-5,19E-002</text:p>
          </table:table-cell>
          <table:table-cell table:formula="of:= ABS([.B673])" office:value-type="float" office:value="0.001884515" calcext:value-type="float">
            <text:p>1,88E-03</text:p>
          </table:table-cell>
          <table:table-cell table:formula="of:= ABS([.C673])" office:value-type="float" office:value="0.05192078" calcext:value-type="float">
            <text:p>5,19E-02</text:p>
          </table:table-cell>
          <table:table-cell table:formula="of:=10*LOG10([.D673]/1000)" office:value-type="float" office:value="-57.2480040138694" calcext:value-type="float">
            <text:p>-57,25</text:p>
          </table:table-cell>
          <table:table-cell table:formula="of:=10*LOG10([.E673]/1000)" office:value-type="float" office:value="-42.8465879180184" calcext:value-type="float">
            <text:p>-42,85</text:p>
          </table:table-cell>
        </table:table-row>
        <table:table-row table:style-name="ro1">
          <table:table-cell table:formula="of:=[.A673]+1" office:value-type="float" office:value="672" calcext:value-type="float">
            <text:p>672</text:p>
          </table:table-cell>
          <table:table-cell table:style-name="ce1" office:value-type="float" office:value="0.001841759" calcext:value-type="float">
            <text:p>1,84E-003</text:p>
          </table:table-cell>
          <table:table-cell table:style-name="ce1" office:value-type="float" office:value="-0.05427674" calcext:value-type="float">
            <text:p>-5,43E-002</text:p>
          </table:table-cell>
          <table:table-cell table:formula="of:= ABS([.B674])" office:value-type="float" office:value="0.001841759" calcext:value-type="float">
            <text:p>1,84E-03</text:p>
          </table:table-cell>
          <table:table-cell table:formula="of:= ABS([.C674])" office:value-type="float" office:value="0.05427674" calcext:value-type="float">
            <text:p>5,43E-02</text:p>
          </table:table-cell>
          <table:table-cell table:formula="of:=10*LOG10([.D674]/1000)" office:value-type="float" office:value="-57.3476719923022" calcext:value-type="float">
            <text:p>-57,35</text:p>
          </table:table-cell>
          <table:table-cell table:formula="of:=10*LOG10([.E674]/1000)" office:value-type="float" office:value="-42.6538624506773" calcext:value-type="float">
            <text:p>-42,65</text:p>
          </table:table-cell>
        </table:table-row>
        <table:table-row table:style-name="ro1">
          <table:table-cell table:formula="of:=[.A674]+1" office:value-type="float" office:value="673" calcext:value-type="float">
            <text:p>673</text:p>
          </table:table-cell>
          <table:table-cell table:style-name="ce1" office:value-type="float" office:value="-0.001881701" calcext:value-type="float">
            <text:p>-1,88E-003</text:p>
          </table:table-cell>
          <table:table-cell table:style-name="ce1" office:value-type="float" office:value="-0.05192256" calcext:value-type="float">
            <text:p>-5,19E-002</text:p>
          </table:table-cell>
          <table:table-cell table:formula="of:= ABS([.B675])" office:value-type="float" office:value="0.001881701" calcext:value-type="float">
            <text:p>1,88E-03</text:p>
          </table:table-cell>
          <table:table-cell table:formula="of:= ABS([.C675])" office:value-type="float" office:value="0.05192256" calcext:value-type="float">
            <text:p>5,19E-02</text:p>
          </table:table-cell>
          <table:table-cell table:formula="of:=10*LOG10([.D675]/1000)" office:value-type="float" office:value="-57.2544938429153" calcext:value-type="float">
            <text:p>-57,25</text:p>
          </table:table-cell>
          <table:table-cell table:formula="of:=10*LOG10([.E675]/1000)" office:value-type="float" office:value="-42.8464390314018" calcext:value-type="float">
            <text:p>-42,85</text:p>
          </table:table-cell>
        </table:table-row>
        <table:table-row table:style-name="ro1">
          <table:table-cell table:formula="of:=[.A675]+1" office:value-type="float" office:value="674" calcext:value-type="float">
            <text:p>674</text:p>
          </table:table-cell>
          <table:table-cell table:style-name="ce1" office:value-type="float" office:value="0.001839073" calcext:value-type="float">
            <text:p>1,84E-003</text:p>
          </table:table-cell>
          <table:table-cell table:style-name="ce1" office:value-type="float" office:value="-0.05427505" calcext:value-type="float">
            <text:p>-5,43E-002</text:p>
          </table:table-cell>
          <table:table-cell table:formula="of:= ABS([.B676])" office:value-type="float" office:value="0.001839073" calcext:value-type="float">
            <text:p>1,84E-03</text:p>
          </table:table-cell>
          <table:table-cell table:formula="of:= ABS([.C676])" office:value-type="float" office:value="0.05427505" calcext:value-type="float">
            <text:p>5,43E-02</text:p>
          </table:table-cell>
          <table:table-cell table:formula="of:=10*LOG10([.D676]/1000)" office:value-type="float" office:value="-57.3540103157326" calcext:value-type="float">
            <text:p>-57,35</text:p>
          </table:table-cell>
          <table:table-cell table:formula="of:=10*LOG10([.E676]/1000)" office:value-type="float" office:value="-42.6539976778669" calcext:value-type="float">
            <text:p>-42,65</text:p>
          </table:table-cell>
        </table:table-row>
        <table:table-row table:style-name="ro1">
          <table:table-cell table:formula="of:=[.A676]+1" office:value-type="float" office:value="675" calcext:value-type="float">
            <text:p>675</text:p>
          </table:table-cell>
          <table:table-cell table:style-name="ce1" office:value-type="float" office:value="-0.001878899" calcext:value-type="float">
            <text:p>-1,88E-003</text:p>
          </table:table-cell>
          <table:table-cell table:style-name="ce1" office:value-type="float" office:value="-0.05192433" calcext:value-type="float">
            <text:p>-5,19E-002</text:p>
          </table:table-cell>
          <table:table-cell table:formula="of:= ABS([.B677])" office:value-type="float" office:value="0.001878899" calcext:value-type="float">
            <text:p>1,88E-03</text:p>
          </table:table-cell>
          <table:table-cell table:formula="of:= ABS([.C677])" office:value-type="float" office:value="0.05192433" calcext:value-type="float">
            <text:p>5,19E-02</text:p>
          </table:table-cell>
          <table:table-cell table:formula="of:=10*LOG10([.D677]/1000)" office:value-type="float" office:value="-57.2609656472204" calcext:value-type="float">
            <text:p>-57,26</text:p>
          </table:table-cell>
          <table:table-cell table:formula="of:=10*LOG10([.E677]/1000)" office:value-type="float" office:value="-42.8462909862878" calcext:value-type="float">
            <text:p>-42,85</text:p>
          </table:table-cell>
        </table:table-row>
        <table:table-row table:style-name="ro1">
          <table:table-cell table:formula="of:=[.A677]+1" office:value-type="float" office:value="676" calcext:value-type="float">
            <text:p>676</text:p>
          </table:table-cell>
          <table:table-cell table:style-name="ce1" office:value-type="float" office:value="0.001836399" calcext:value-type="float">
            <text:p>1,84E-003</text:p>
          </table:table-cell>
          <table:table-cell table:style-name="ce1" office:value-type="float" office:value="-0.05427336" calcext:value-type="float">
            <text:p>-5,43E-002</text:p>
          </table:table-cell>
          <table:table-cell table:formula="of:= ABS([.B678])" office:value-type="float" office:value="0.001836399" calcext:value-type="float">
            <text:p>1,84E-03</text:p>
          </table:table-cell>
          <table:table-cell table:formula="of:= ABS([.C678])" office:value-type="float" office:value="0.05427336" calcext:value-type="float">
            <text:p>5,43E-02</text:p>
          </table:table-cell>
          <table:table-cell table:formula="of:=10*LOG10([.D678]/1000)" office:value-type="float" office:value="-57.3603295239839" calcext:value-type="float">
            <text:p>-57,36</text:p>
          </table:table-cell>
          <table:table-cell table:formula="of:=10*LOG10([.E678]/1000)" office:value-type="float" office:value="-42.6541329092672" calcext:value-type="float">
            <text:p>-42,65</text:p>
          </table:table-cell>
        </table:table-row>
        <table:table-row table:style-name="ro1">
          <table:table-cell table:formula="of:=[.A678]+1" office:value-type="float" office:value="677" calcext:value-type="float">
            <text:p>677</text:p>
          </table:table-cell>
          <table:table-cell table:style-name="ce1" office:value-type="float" office:value="-0.00187611" calcext:value-type="float">
            <text:p>-1,88E-003</text:p>
          </table:table-cell>
          <table:table-cell table:style-name="ce1" office:value-type="float" office:value="-0.05192609" calcext:value-type="float">
            <text:p>-5,19E-002</text:p>
          </table:table-cell>
          <table:table-cell table:formula="of:= ABS([.B679])" office:value-type="float" office:value="0.00187611" calcext:value-type="float">
            <text:p>1,88E-03</text:p>
          </table:table-cell>
          <table:table-cell table:formula="of:= ABS([.C679])" office:value-type="float" office:value="0.05192609" calcext:value-type="float">
            <text:p>5,19E-02</text:p>
          </table:table-cell>
          <table:table-cell table:formula="of:=10*LOG10([.D679]/1000)" office:value-type="float" office:value="-57.2674170167524" calcext:value-type="float">
            <text:p>-57,27</text:p>
          </table:table-cell>
          <table:table-cell table:formula="of:=10*LOG10([.E679]/1000)" office:value-type="float" office:value="-42.8461437825908" calcext:value-type="float">
            <text:p>-42,85</text:p>
          </table:table-cell>
        </table:table-row>
        <table:table-row table:style-name="ro1">
          <table:table-cell table:formula="of:=[.A679]+1" office:value-type="float" office:value="678" calcext:value-type="float">
            <text:p>678</text:p>
          </table:table-cell>
          <table:table-cell table:style-name="ce1" office:value-type="float" office:value="0.001833737" calcext:value-type="float">
            <text:p>1,83E-003</text:p>
          </table:table-cell>
          <table:table-cell table:style-name="ce1" office:value-type="float" office:value="-0.05427167" calcext:value-type="float">
            <text:p>-5,43E-002</text:p>
          </table:table-cell>
          <table:table-cell table:formula="of:= ABS([.B680])" office:value-type="float" office:value="0.001833737" calcext:value-type="float">
            <text:p>1,83E-03</text:p>
          </table:table-cell>
          <table:table-cell table:formula="of:= ABS([.C680])" office:value-type="float" office:value="0.05427167" calcext:value-type="float">
            <text:p>5,43E-02</text:p>
          </table:table-cell>
          <table:table-cell table:formula="of:=10*LOG10([.D680]/1000)" office:value-type="float" office:value="-57.3666295200253" calcext:value-type="float">
            <text:p>-57,37</text:p>
          </table:table-cell>
          <table:table-cell table:formula="of:=10*LOG10([.E680]/1000)" office:value-type="float" office:value="-42.6542681448785" calcext:value-type="float">
            <text:p>-42,65</text:p>
          </table:table-cell>
        </table:table-row>
        <table:table-row table:style-name="ro1">
          <table:table-cell table:formula="of:=[.A680]+1" office:value-type="float" office:value="679" calcext:value-type="float">
            <text:p>679</text:p>
          </table:table-cell>
          <table:table-cell table:style-name="ce1" office:value-type="float" office:value="-0.001873334" calcext:value-type="float">
            <text:p>-1,87E-003</text:p>
          </table:table-cell>
          <table:table-cell table:style-name="ce1" office:value-type="float" office:value="-0.05192785" calcext:value-type="float">
            <text:p>-5,19E-002</text:p>
          </table:table-cell>
          <table:table-cell table:formula="of:= ABS([.B681])" office:value-type="float" office:value="0.001873334" calcext:value-type="float">
            <text:p>1,87E-03</text:p>
          </table:table-cell>
          <table:table-cell table:formula="of:= ABS([.C681])" office:value-type="float" office:value="0.05192785" calcext:value-type="float">
            <text:p>5,19E-02</text:p>
          </table:table-cell>
          <table:table-cell table:formula="of:=10*LOG10([.D681]/1000)" office:value-type="float" office:value="-57.2738478459743" calcext:value-type="float">
            <text:p>-57,27</text:p>
          </table:table-cell>
          <table:table-cell table:formula="of:=10*LOG10([.E681]/1000)" office:value-type="float" office:value="-42.845996583883" calcext:value-type="float">
            <text:p>-42,85</text:p>
          </table:table-cell>
        </table:table-row>
        <table:table-row table:style-name="ro1">
          <table:table-cell table:formula="of:=[.A681]+1" office:value-type="float" office:value="680" calcext:value-type="float">
            <text:p>680</text:p>
          </table:table-cell>
          <table:table-cell table:style-name="ce1" office:value-type="float" office:value="0.001831086" calcext:value-type="float">
            <text:p>1,83E-003</text:p>
          </table:table-cell>
          <table:table-cell table:style-name="ce1" office:value-type="float" office:value="-0.05427" calcext:value-type="float">
            <text:p>-5,43E-002</text:p>
          </table:table-cell>
          <table:table-cell table:formula="of:= ABS([.B682])" office:value-type="float" office:value="0.001831086" calcext:value-type="float">
            <text:p>1,83E-03</text:p>
          </table:table-cell>
          <table:table-cell table:formula="of:= ABS([.C682])" office:value-type="float" office:value="0.05427" calcext:value-type="float">
            <text:p>5,43E-02</text:p>
          </table:table-cell>
          <table:table-cell table:formula="of:=10*LOG10([.D682]/1000)" office:value-type="float" office:value="-57.372912578565" calcext:value-type="float">
            <text:p>-57,37</text:p>
          </table:table-cell>
          <table:table-cell table:formula="of:=10*LOG10([.E682]/1000)" office:value-type="float" office:value="-42.6544017842052" calcext:value-type="float">
            <text:p>-42,65</text:p>
          </table:table-cell>
        </table:table-row>
        <table:table-row table:style-name="ro1">
          <table:table-cell table:formula="of:=[.A682]+1" office:value-type="float" office:value="681" calcext:value-type="float">
            <text:p>681</text:p>
          </table:table-cell>
          <table:table-cell table:style-name="ce1" office:value-type="float" office:value="-0.001870569" calcext:value-type="float">
            <text:p>-1,87E-003</text:p>
          </table:table-cell>
          <table:table-cell table:style-name="ce1" office:value-type="float" office:value="-0.05192959" calcext:value-type="float">
            <text:p>-5,19E-002</text:p>
          </table:table-cell>
          <table:table-cell table:formula="of:= ABS([.B683])" office:value-type="float" office:value="0.001870569" calcext:value-type="float">
            <text:p>1,87E-03</text:p>
          </table:table-cell>
          <table:table-cell table:formula="of:= ABS([.C683])" office:value-type="float" office:value="0.05192959" calcext:value-type="float">
            <text:p>5,19E-02</text:p>
          </table:table-cell>
          <table:table-cell table:formula="of:=10*LOG10([.D683]/1000)" office:value-type="float" office:value="-57.2802626727516" calcext:value-type="float">
            <text:p>-57,28</text:p>
          </table:table-cell>
          <table:table-cell table:formula="of:=10*LOG10([.E683]/1000)" office:value-type="float" office:value="-42.8458510627921" calcext:value-type="float">
            <text:p>-42,85</text:p>
          </table:table-cell>
        </table:table-row>
        <table:table-row table:style-name="ro1">
          <table:table-cell table:formula="of:=[.A683]+1" office:value-type="float" office:value="682" calcext:value-type="float">
            <text:p>682</text:p>
          </table:table-cell>
          <table:table-cell table:style-name="ce1" office:value-type="float" office:value="0.001828447" calcext:value-type="float">
            <text:p>1,83E-003</text:p>
          </table:table-cell>
          <table:table-cell table:style-name="ce1" office:value-type="float" office:value="-0.05426833" calcext:value-type="float">
            <text:p>-5,43E-002</text:p>
          </table:table-cell>
          <table:table-cell table:formula="of:= ABS([.B684])" office:value-type="float" office:value="0.001828447" calcext:value-type="float">
            <text:p>1,83E-03</text:p>
          </table:table-cell>
          <table:table-cell table:formula="of:= ABS([.C684])" office:value-type="float" office:value="0.05426833" calcext:value-type="float">
            <text:p>5,43E-02</text:p>
          </table:table-cell>
          <table:table-cell table:formula="of:=10*LOG10([.D684]/1000)" office:value-type="float" office:value="-57.3791762375423" calcext:value-type="float">
            <text:p>-57,38</text:p>
          </table:table-cell>
          <table:table-cell table:formula="of:=10*LOG10([.E684]/1000)" office:value-type="float" office:value="-42.6545354276444" calcext:value-type="float">
            <text:p>-42,65</text:p>
          </table:table-cell>
        </table:table-row>
        <table:table-row table:style-name="ro1">
          <table:table-cell table:formula="of:=[.A684]+1" office:value-type="float" office:value="683" calcext:value-type="float">
            <text:p>683</text:p>
          </table:table-cell>
          <table:table-cell table:style-name="ce1" office:value-type="float" office:value="-0.001867817" calcext:value-type="float">
            <text:p>-1,87E-003</text:p>
          </table:table-cell>
          <table:table-cell table:style-name="ce1" office:value-type="float" office:value="-0.05193134" calcext:value-type="float">
            <text:p>-5,19E-002</text:p>
          </table:table-cell>
          <table:table-cell table:formula="of:= ABS([.B685])" office:value-type="float" office:value="0.001867817" calcext:value-type="float">
            <text:p>1,87E-03</text:p>
          </table:table-cell>
          <table:table-cell table:formula="of:= ABS([.C685])" office:value-type="float" office:value="0.05193134" calcext:value-type="float">
            <text:p>5,19E-02</text:p>
          </table:table-cell>
          <table:table-cell table:formula="of:=10*LOG10([.D685]/1000)" office:value-type="float" office:value="-57.2866567616984" calcext:value-type="float">
            <text:p>-57,29</text:p>
          </table:table-cell>
          <table:table-cell table:formula="of:=10*LOG10([.E685]/1000)" office:value-type="float" office:value="-42.845704710291" calcext:value-type="float">
            <text:p>-42,85</text:p>
          </table:table-cell>
        </table:table-row>
        <table:table-row table:style-name="ro1">
          <table:table-cell table:formula="of:=[.A685]+1" office:value-type="float" office:value="684" calcext:value-type="float">
            <text:p>684</text:p>
          </table:table-cell>
          <table:table-cell table:style-name="ce1" office:value-type="float" office:value="0.001825819" calcext:value-type="float">
            <text:p>1,83E-003</text:p>
          </table:table-cell>
          <table:table-cell table:style-name="ce1" office:value-type="float" office:value="-0.05426667" calcext:value-type="float">
            <text:p>-5,43E-002</text:p>
          </table:table-cell>
          <table:table-cell table:formula="of:= ABS([.B686])" office:value-type="float" office:value="0.001825819" calcext:value-type="float">
            <text:p>1,83E-03</text:p>
          </table:table-cell>
          <table:table-cell table:formula="of:= ABS([.C686])" office:value-type="float" office:value="0.05426667" calcext:value-type="float">
            <text:p>5,43E-02</text:p>
          </table:table-cell>
          <table:table-cell table:formula="of:=10*LOG10([.D686]/1000)" office:value-type="float" office:value="-57.3854227784083" calcext:value-type="float">
            <text:p>-57,39</text:p>
          </table:table-cell>
          <table:table-cell table:formula="of:=10*LOG10([.E686]/1000)" office:value-type="float" office:value="-42.6546682748992" calcext:value-type="float">
            <text:p>-42,65</text:p>
          </table:table-cell>
        </table:table-row>
        <table:table-row table:style-name="ro1">
          <table:table-cell table:formula="of:=[.A686]+1" office:value-type="float" office:value="685" calcext:value-type="float">
            <text:p>685</text:p>
          </table:table-cell>
          <table:table-cell table:style-name="ce1" office:value-type="float" office:value="-0.001865077" calcext:value-type="float">
            <text:p>-1,87E-003</text:p>
          </table:table-cell>
          <table:table-cell table:style-name="ce1" office:value-type="float" office:value="-0.05193307" calcext:value-type="float">
            <text:p>-5,19E-002</text:p>
          </table:table-cell>
          <table:table-cell table:formula="of:= ABS([.B687])" office:value-type="float" office:value="0.001865077" calcext:value-type="float">
            <text:p>1,87E-03</text:p>
          </table:table-cell>
          <table:table-cell table:formula="of:= ABS([.C687])" office:value-type="float" office:value="0.05193307" calcext:value-type="float">
            <text:p>5,19E-02</text:p>
          </table:table-cell>
          <table:table-cell table:formula="of:=10*LOG10([.D687]/1000)" office:value-type="float" office:value="-57.2930323356854" calcext:value-type="float">
            <text:p>-57,29</text:p>
          </table:table-cell>
          <table:table-cell table:formula="of:=10*LOG10([.E687]/1000)" office:value-type="float" office:value="-42.8455600352375" calcext:value-type="float">
            <text:p>-42,85</text:p>
          </table:table-cell>
        </table:table-row>
        <table:table-row table:style-name="ro1">
          <table:table-cell table:formula="of:=[.A687]+1" office:value-type="float" office:value="686" calcext:value-type="float">
            <text:p>686</text:p>
          </table:table-cell>
          <table:table-cell table:style-name="ce1" office:value-type="float" office:value="0.001823203" calcext:value-type="float">
            <text:p>1,82E-003</text:p>
          </table:table-cell>
          <table:table-cell table:style-name="ce1" office:value-type="float" office:value="-0.05426501" calcext:value-type="float">
            <text:p>-5,43E-002</text:p>
          </table:table-cell>
          <table:table-cell table:formula="of:= ABS([.B688])" office:value-type="float" office:value="0.001823203" calcext:value-type="float">
            <text:p>1,82E-03</text:p>
          </table:table-cell>
          <table:table-cell table:formula="of:= ABS([.C688])" office:value-type="float" office:value="0.05426501" calcext:value-type="float">
            <text:p>5,43E-02</text:p>
          </table:table-cell>
          <table:table-cell table:formula="of:=10*LOG10([.D688]/1000)" office:value-type="float" office:value="-57.3916497321471" calcext:value-type="float">
            <text:p>-57,39</text:p>
          </table:table-cell>
          <table:table-cell table:formula="of:=10*LOG10([.E688]/1000)" office:value-type="float" office:value="-42.6548011262178" calcext:value-type="float">
            <text:p>-42,65</text:p>
          </table:table-cell>
        </table:table-row>
        <table:table-row table:style-name="ro1">
          <table:table-cell table:formula="of:=[.A688]+1" office:value-type="float" office:value="687" calcext:value-type="float">
            <text:p>687</text:p>
          </table:table-cell>
          <table:table-cell table:style-name="ce1" office:value-type="float" office:value="-0.001862349" calcext:value-type="float">
            <text:p>-1,86E-003</text:p>
          </table:table-cell>
          <table:table-cell table:style-name="ce1" office:value-type="float" office:value="-0.05193479" calcext:value-type="float">
            <text:p>-5,19E-002</text:p>
          </table:table-cell>
          <table:table-cell table:formula="of:= ABS([.B689])" office:value-type="float" office:value="0.001862349" calcext:value-type="float">
            <text:p>1,86E-03</text:p>
          </table:table-cell>
          <table:table-cell table:formula="of:= ABS([.C689])" office:value-type="float" office:value="0.05193479" calcext:value-type="float">
            <text:p>5,19E-02</text:p>
          </table:table-cell>
          <table:table-cell table:formula="of:=10*LOG10([.D689]/1000)" office:value-type="float" office:value="-57.2993892992209" calcext:value-type="float">
            <text:p>-57,30</text:p>
          </table:table-cell>
          <table:table-cell table:formula="of:=10*LOG10([.E689]/1000)" office:value-type="float" office:value="-42.8454162012336" calcext:value-type="float">
            <text:p>-42,85</text:p>
          </table:table-cell>
        </table:table-row>
        <table:table-row table:style-name="ro1">
          <table:table-cell table:formula="of:=[.A689]+1" office:value-type="float" office:value="688" calcext:value-type="float">
            <text:p>688</text:p>
          </table:table-cell>
          <table:table-cell table:style-name="ce1" office:value-type="float" office:value="0.001820598" calcext:value-type="float">
            <text:p>1,82E-003</text:p>
          </table:table-cell>
          <table:table-cell table:style-name="ce1" office:value-type="float" office:value="-0.05426337" calcext:value-type="float">
            <text:p>-5,43E-002</text:p>
          </table:table-cell>
          <table:table-cell table:formula="of:= ABS([.B690])" office:value-type="float" office:value="0.001820598" calcext:value-type="float">
            <text:p>1,82E-03</text:p>
          </table:table-cell>
          <table:table-cell table:formula="of:= ABS([.C690])" office:value-type="float" office:value="0.05426337" calcext:value-type="float">
            <text:p>5,43E-02</text:p>
          </table:table-cell>
          <table:table-cell table:formula="of:=10*LOG10([.D690]/1000)" office:value-type="float" office:value="-57.3978593869449" calcext:value-type="float">
            <text:p>-57,40</text:p>
          </table:table-cell>
          <table:table-cell table:formula="of:=10*LOG10([.E690]/1000)" office:value-type="float" office:value="-42.654932380909" calcext:value-type="float">
            <text:p>-42,65</text:p>
          </table:table-cell>
        </table:table-row>
        <table:table-row table:style-name="ro1">
          <table:table-cell table:formula="of:=[.A690]+1" office:value-type="float" office:value="689" calcext:value-type="float">
            <text:p>689</text:p>
          </table:table-cell>
          <table:table-cell table:style-name="ce1" office:value-type="float" office:value="-0.001859632" calcext:value-type="float">
            <text:p>-1,86E-003</text:p>
          </table:table-cell>
          <table:table-cell table:style-name="ce1" office:value-type="float" office:value="-0.05193651" calcext:value-type="float">
            <text:p>-5,19E-002</text:p>
          </table:table-cell>
          <table:table-cell table:formula="of:= ABS([.B691])" office:value-type="float" office:value="0.001859632" calcext:value-type="float">
            <text:p>1,86E-03</text:p>
          </table:table-cell>
          <table:table-cell table:formula="of:= ABS([.C691])" office:value-type="float" office:value="0.05193651" calcext:value-type="float">
            <text:p>5,19E-02</text:p>
          </table:table-cell>
          <table:table-cell table:formula="of:=10*LOG10([.D691]/1000)" office:value-type="float" office:value="-57.3057298921306" calcext:value-type="float">
            <text:p>-57,31</text:p>
          </table:table-cell>
          <table:table-cell table:formula="of:=10*LOG10([.E691]/1000)" office:value-type="float" office:value="-42.8452723719932" calcext:value-type="float">
            <text:p>-42,85</text:p>
          </table:table-cell>
        </table:table-row>
        <table:table-row table:style-name="ro1">
          <table:table-cell table:formula="of:=[.A691]+1" office:value-type="float" office:value="690" calcext:value-type="float">
            <text:p>690</text:p>
          </table:table-cell>
          <table:table-cell table:style-name="ce1" office:value-type="float" office:value="0.001818004" calcext:value-type="float">
            <text:p>1,82E-003</text:p>
          </table:table-cell>
          <table:table-cell table:style-name="ce1" office:value-type="float" office:value="-0.05426173" calcext:value-type="float">
            <text:p>-5,43E-002</text:p>
          </table:table-cell>
          <table:table-cell table:formula="of:= ABS([.B692])" office:value-type="float" office:value="0.001818004" calcext:value-type="float">
            <text:p>1,82E-03</text:p>
          </table:table-cell>
          <table:table-cell table:formula="of:= ABS([.C692])" office:value-type="float" office:value="0.05426173" calcext:value-type="float">
            <text:p>5,43E-02</text:p>
          </table:table-cell>
          <table:table-cell table:formula="of:=10*LOG10([.D692]/1000)" office:value-type="float" office:value="-57.4040516557169" calcext:value-type="float">
            <text:p>-57,40</text:p>
          </table:table-cell>
          <table:table-cell table:formula="of:=10*LOG10([.E692]/1000)" office:value-type="float" office:value="-42.6550636395672" calcext:value-type="float">
            <text:p>-42,66</text:p>
          </table:table-cell>
        </table:table-row>
        <table:table-row table:style-name="ro1">
          <table:table-cell table:formula="of:=[.A692]+1" office:value-type="float" office:value="691" calcext:value-type="float">
            <text:p>691</text:p>
          </table:table-cell>
          <table:table-cell table:style-name="ce1" office:value-type="float" office:value="-0.001856928" calcext:value-type="float">
            <text:p>-1,86E-003</text:p>
          </table:table-cell>
          <table:table-cell table:style-name="ce1" office:value-type="float" office:value="-0.05193822" calcext:value-type="float">
            <text:p>-5,19E-002</text:p>
          </table:table-cell>
          <table:table-cell table:formula="of:= ABS([.B693])" office:value-type="float" office:value="0.001856928" calcext:value-type="float">
            <text:p>1,86E-03</text:p>
          </table:table-cell>
          <table:table-cell table:formula="of:= ABS([.C693])" office:value-type="float" office:value="0.05193822" calcext:value-type="float">
            <text:p>5,19E-02</text:p>
          </table:table-cell>
          <table:table-cell table:formula="of:=10*LOG10([.D693]/1000)" office:value-type="float" office:value="-57.3120493514493" calcext:value-type="float">
            <text:p>-57,31</text:p>
          </table:table-cell>
          <table:table-cell table:formula="of:=10*LOG10([.E693]/1000)" office:value-type="float" office:value="-42.845129383691" calcext:value-type="float">
            <text:p>-42,85</text:p>
          </table:table-cell>
        </table:table-row>
        <table:table-row table:style-name="ro1">
          <table:table-cell table:formula="of:=[.A693]+1" office:value-type="float" office:value="692" calcext:value-type="float">
            <text:p>692</text:p>
          </table:table-cell>
          <table:table-cell table:style-name="ce1" office:value-type="float" office:value="0.001815421" calcext:value-type="float">
            <text:p>1,82E-003</text:p>
          </table:table-cell>
          <table:table-cell table:style-name="ce1" office:value-type="float" office:value="-0.05426009" calcext:value-type="float">
            <text:p>-5,43E-002</text:p>
          </table:table-cell>
          <table:table-cell table:formula="of:= ABS([.B694])" office:value-type="float" office:value="0.001815421" calcext:value-type="float">
            <text:p>1,82E-03</text:p>
          </table:table-cell>
          <table:table-cell table:formula="of:= ABS([.C694])" office:value-type="float" office:value="0.05426009" calcext:value-type="float">
            <text:p>5,43E-02</text:p>
          </table:table-cell>
          <table:table-cell table:formula="of:=10*LOG10([.D694]/1000)" office:value-type="float" office:value="-57.4102264513201" calcext:value-type="float">
            <text:p>-57,41</text:p>
          </table:table-cell>
          <table:table-cell table:formula="of:=10*LOG10([.E694]/1000)" office:value-type="float" office:value="-42.6551949021926" calcext:value-type="float">
            <text:p>-42,66</text:p>
          </table:table-cell>
        </table:table-row>
        <table:table-row table:style-name="ro1">
          <table:table-cell table:formula="of:=[.A694]+1" office:value-type="float" office:value="693" calcext:value-type="float">
            <text:p>693</text:p>
          </table:table-cell>
          <table:table-cell table:style-name="ce1" office:value-type="float" office:value="-0.001854235" calcext:value-type="float">
            <text:p>-1,85E-003</text:p>
          </table:table-cell>
          <table:table-cell table:style-name="ce1" office:value-type="float" office:value="-0.05193992" calcext:value-type="float">
            <text:p>-5,19E-002</text:p>
          </table:table-cell>
          <table:table-cell table:formula="of:= ABS([.B695])" office:value-type="float" office:value="0.001854235" calcext:value-type="float">
            <text:p>1,85E-03</text:p>
          </table:table-cell>
          <table:table-cell table:formula="of:= ABS([.C695])" office:value-type="float" office:value="0.05193992" calcext:value-type="float">
            <text:p>5,19E-02</text:p>
          </table:table-cell>
          <table:table-cell table:formula="of:=10*LOG10([.D695]/1000)" office:value-type="float" office:value="-57.3183522556604" calcext:value-type="float">
            <text:p>-57,32</text:p>
          </table:table-cell>
          <table:table-cell table:formula="of:=10*LOG10([.E695]/1000)" office:value-type="float" office:value="-42.8449872362442" calcext:value-type="float">
            <text:p>-42,84</text:p>
          </table:table-cell>
        </table:table-row>
        <table:table-row table:style-name="ro1">
          <table:table-cell table:formula="of:=[.A695]+1" office:value-type="float" office:value="694" calcext:value-type="float">
            <text:p>694</text:p>
          </table:table-cell>
          <table:table-cell table:style-name="ce1" office:value-type="float" office:value="0.00181285" calcext:value-type="float">
            <text:p>1,81E-003</text:p>
          </table:table-cell>
          <table:table-cell table:style-name="ce1" office:value-type="float" office:value="-0.05425847" calcext:value-type="float">
            <text:p>-5,43E-002</text:p>
          </table:table-cell>
          <table:table-cell table:formula="of:= ABS([.B696])" office:value-type="float" office:value="0.00181285" calcext:value-type="float">
            <text:p>1,81E-03</text:p>
          </table:table-cell>
          <table:table-cell table:formula="of:= ABS([.C696])" office:value-type="float" office:value="0.05425847" calcext:value-type="float">
            <text:p>5,43E-02</text:p>
          </table:table-cell>
          <table:table-cell table:formula="of:=10*LOG10([.D696]/1000)" office:value-type="float" office:value="-57.4163812909109" calcext:value-type="float">
            <text:p>-57,42</text:p>
          </table:table-cell>
          <table:table-cell table:formula="of:=10*LOG10([.E696]/1000)" office:value-type="float" office:value="-42.6553245679495" calcext:value-type="float">
            <text:p>-42,66</text:p>
          </table:table-cell>
        </table:table-row>
        <table:table-row table:style-name="ro1">
          <table:table-cell table:formula="of:=[.A696]+1" office:value-type="float" office:value="695" calcext:value-type="float">
            <text:p>695</text:p>
          </table:table-cell>
          <table:table-cell table:style-name="ce1" office:value-type="float" office:value="-0.001851554" calcext:value-type="float">
            <text:p>-1,85E-003</text:p>
          </table:table-cell>
          <table:table-cell table:style-name="ce1" office:value-type="float" office:value="-0.05194162" calcext:value-type="float">
            <text:p>-5,19E-002</text:p>
          </table:table-cell>
          <table:table-cell table:formula="of:= ABS([.B697])" office:value-type="float" office:value="0.001851554" calcext:value-type="float">
            <text:p>1,85E-03</text:p>
          </table:table-cell>
          <table:table-cell table:formula="of:= ABS([.C697])" office:value-type="float" office:value="0.05194162" calcext:value-type="float">
            <text:p>5,19E-02</text:p>
          </table:table-cell>
          <table:table-cell table:formula="of:=10*LOG10([.D697]/1000)" office:value-type="float" office:value="-57.3246361736553" calcext:value-type="float">
            <text:p>-57,32</text:p>
          </table:table-cell>
          <table:table-cell table:formula="of:=10*LOG10([.E697]/1000)" office:value-type="float" office:value="-42.8448450934497" calcext:value-type="float">
            <text:p>-42,84</text:p>
          </table:table-cell>
        </table:table-row>
        <table:table-row table:style-name="ro1">
          <table:table-cell table:formula="of:=[.A697]+1" office:value-type="float" office:value="696" calcext:value-type="float">
            <text:p>696</text:p>
          </table:table-cell>
          <table:table-cell table:style-name="ce1" office:value-type="float" office:value="0.001810289" calcext:value-type="float">
            <text:p>1,81E-003</text:p>
          </table:table-cell>
          <table:table-cell table:style-name="ce1" office:value-type="float" office:value="-0.05425685" calcext:value-type="float">
            <text:p>-5,43E-002</text:p>
          </table:table-cell>
          <table:table-cell table:formula="of:= ABS([.B698])" office:value-type="float" office:value="0.001810289" calcext:value-type="float">
            <text:p>1,81E-03</text:p>
          </table:table-cell>
          <table:table-cell table:formula="of:= ABS([.C698])" office:value-type="float" office:value="0.05425685" calcext:value-type="float">
            <text:p>5,43E-02</text:p>
          </table:table-cell>
          <table:table-cell table:formula="of:=10*LOG10([.D698]/1000)" office:value-type="float" office:value="-57.422520875141" calcext:value-type="float">
            <text:p>-57,42</text:p>
          </table:table-cell>
          <table:table-cell table:formula="of:=10*LOG10([.E698]/1000)" office:value-type="float" office:value="-42.6554542375778" calcext:value-type="float">
            <text:p>-42,66</text:p>
          </table:table-cell>
        </table:table-row>
        <table:table-row table:style-name="ro1">
          <table:table-cell table:formula="of:=[.A698]+1" office:value-type="float" office:value="697" calcext:value-type="float">
            <text:p>697</text:p>
          </table:table-cell>
          <table:table-cell table:style-name="ce1" office:value-type="float" office:value="-0.001848885" calcext:value-type="float">
            <text:p>-1,85E-003</text:p>
          </table:table-cell>
          <table:table-cell table:style-name="ce1" office:value-type="float" office:value="-0.05194331" calcext:value-type="float">
            <text:p>-5,19E-002</text:p>
          </table:table-cell>
          <table:table-cell table:formula="of:= ABS([.B699])" office:value-type="float" office:value="0.001848885" calcext:value-type="float">
            <text:p>1,85E-03</text:p>
          </table:table-cell>
          <table:table-cell table:formula="of:= ABS([.C699])" office:value-type="float" office:value="0.05194331" calcext:value-type="float">
            <text:p>5,19E-02</text:p>
          </table:table-cell>
          <table:table-cell table:formula="of:=10*LOG10([.D699]/1000)" office:value-type="float" office:value="-57.3309010096556" calcext:value-type="float">
            <text:p>-57,33</text:p>
          </table:table-cell>
          <table:table-cell table:formula="of:=10*LOG10([.E699]/1000)" office:value-type="float" office:value="-42.8447037914005" calcext:value-type="float">
            <text:p>-42,84</text:p>
          </table:table-cell>
        </table:table-row>
        <table:table-row table:style-name="ro1">
          <table:table-cell table:formula="of:=[.A699]+1" office:value-type="float" office:value="698" calcext:value-type="float">
            <text:p>698</text:p>
          </table:table-cell>
          <table:table-cell table:style-name="ce1" office:value-type="float" office:value="0.001807739" calcext:value-type="float">
            <text:p>1,81E-003</text:p>
          </table:table-cell>
          <table:table-cell table:style-name="ce1" office:value-type="float" office:value="-0.05425524" calcext:value-type="float">
            <text:p>-5,43E-002</text:p>
          </table:table-cell>
          <table:table-cell table:formula="of:= ABS([.B700])" office:value-type="float" office:value="0.001807739" calcext:value-type="float">
            <text:p>1,81E-03</text:p>
          </table:table-cell>
          <table:table-cell table:formula="of:= ABS([.C700])" office:value-type="float" office:value="0.05425524" calcext:value-type="float">
            <text:p>5,43E-02</text:p>
          </table:table-cell>
          <table:table-cell table:formula="of:=10*LOG10([.D700]/1000)" office:value-type="float" office:value="-57.4286427244591" calcext:value-type="float">
            <text:p>-57,43</text:p>
          </table:table-cell>
          <table:table-cell table:formula="of:=10*LOG10([.E700]/1000)" office:value-type="float" office:value="-42.6555831106123" calcext:value-type="float">
            <text:p>-42,66</text:p>
          </table:table-cell>
        </table:table-row>
        <table:table-row table:style-name="ro1">
          <table:table-cell table:formula="of:=[.A700]+1" office:value-type="float" office:value="699" calcext:value-type="float">
            <text:p>699</text:p>
          </table:table-cell>
          <table:table-cell table:style-name="ce1" office:value-type="float" office:value="-0.001846227" calcext:value-type="float">
            <text:p>-1,85E-003</text:p>
          </table:table-cell>
          <table:table-cell table:style-name="ce1" office:value-type="float" office:value="-0.05194499" calcext:value-type="float">
            <text:p>-5,19E-002</text:p>
          </table:table-cell>
          <table:table-cell table:formula="of:= ABS([.B701])" office:value-type="float" office:value="0.001846227" calcext:value-type="float">
            <text:p>1,85E-03</text:p>
          </table:table-cell>
          <table:table-cell table:formula="of:= ABS([.C701])" office:value-type="float" office:value="0.05194499" calcext:value-type="float">
            <text:p>5,19E-02</text:p>
          </table:table-cell>
          <table:table-cell table:formula="of:=10*LOG10([.D701]/1000)" office:value-type="float" office:value="-57.3371490201733" calcext:value-type="float">
            <text:p>-57,34</text:p>
          </table:table-cell>
          <table:table-cell table:formula="of:=10*LOG10([.E701]/1000)" office:value-type="float" office:value="-42.8445633300147" calcext:value-type="float">
            <text:p>-42,84</text:p>
          </table:table-cell>
        </table:table-row>
        <table:table-row table:style-name="ro1">
          <table:table-cell table:formula="of:=[.A701]+1" office:value-type="float" office:value="700" calcext:value-type="float">
            <text:p>700</text:p>
          </table:table-cell>
          <table:table-cell table:style-name="ce1" office:value-type="float" office:value="0.0018052" calcext:value-type="float">
            <text:p>1,81E-003</text:p>
          </table:table-cell>
          <table:table-cell table:style-name="ce1" office:value-type="float" office:value="-0.05425363" calcext:value-type="float">
            <text:p>-5,43E-002</text:p>
          </table:table-cell>
          <table:table-cell table:formula="of:= ABS([.B702])" office:value-type="float" office:value="0.0018052" calcext:value-type="float">
            <text:p>1,81E-03</text:p>
          </table:table-cell>
          <table:table-cell table:formula="of:= ABS([.C702])" office:value-type="float" office:value="0.05425363" calcext:value-type="float">
            <text:p>5,43E-02</text:p>
          </table:table-cell>
          <table:table-cell table:formula="of:=10*LOG10([.D702]/1000)" office:value-type="float" office:value="-57.4347467515189" calcext:value-type="float">
            <text:p>-57,43</text:p>
          </table:table-cell>
          <table:table-cell table:formula="of:=10*LOG10([.E702]/1000)" office:value-type="float" office:value="-42.6557119874711" calcext:value-type="float">
            <text:p>-42,66</text:p>
          </table:table-cell>
        </table:table-row>
        <table:table-row table:style-name="ro1">
          <table:table-cell table:formula="of:=[.A702]+1" office:value-type="float" office:value="701" calcext:value-type="float">
            <text:p>701</text:p>
          </table:table-cell>
          <table:table-cell table:style-name="ce1" office:value-type="float" office:value="-0.00184358" calcext:value-type="float">
            <text:p>-1,84E-003</text:p>
          </table:table-cell>
          <table:table-cell table:style-name="ce1" office:value-type="float" office:value="-0.05194666" calcext:value-type="float">
            <text:p>-5,19E-002</text:p>
          </table:table-cell>
          <table:table-cell table:formula="of:= ABS([.B703])" office:value-type="float" office:value="0.00184358" calcext:value-type="float">
            <text:p>1,84E-03</text:p>
          </table:table-cell>
          <table:table-cell table:formula="of:= ABS([.C703])" office:value-type="float" office:value="0.05194666" calcext:value-type="float">
            <text:p>5,19E-02</text:p>
          </table:table-cell>
          <table:table-cell table:formula="of:=10*LOG10([.D703]/1000)" office:value-type="float" office:value="-57.3433801194736" calcext:value-type="float">
            <text:p>-57,34</text:p>
          </table:table-cell>
          <table:table-cell table:formula="of:=10*LOG10([.E703]/1000)" office:value-type="float" office:value="-42.8444237092107" calcext:value-type="float">
            <text:p>-42,84</text:p>
          </table:table-cell>
        </table:table-row>
        <table:table-row table:style-name="ro1">
          <table:table-cell table:formula="of:=[.A703]+1" office:value-type="float" office:value="702" calcext:value-type="float">
            <text:p>702</text:p>
          </table:table-cell>
          <table:table-cell table:style-name="ce1" office:value-type="float" office:value="0.001802672" calcext:value-type="float">
            <text:p>1,80E-003</text:p>
          </table:table-cell>
          <table:table-cell table:style-name="ce1" office:value-type="float" office:value="-0.05425203" calcext:value-type="float">
            <text:p>-5,43E-002</text:p>
          </table:table-cell>
          <table:table-cell table:formula="of:= ABS([.B704])" office:value-type="float" office:value="0.001802672" calcext:value-type="float">
            <text:p>1,80E-03</text:p>
          </table:table-cell>
          <table:table-cell table:formula="of:= ABS([.C704])" office:value-type="float" office:value="0.05425203" calcext:value-type="float">
            <text:p>5,43E-02</text:p>
          </table:table-cell>
          <table:table-cell table:formula="of:=10*LOG10([.D704]/1000)" office:value-type="float" office:value="-57.4408328689307" calcext:value-type="float">
            <text:p>-57,44</text:p>
          </table:table-cell>
          <table:table-cell table:formula="of:=10*LOG10([.E704]/1000)" office:value-type="float" office:value="-42.6558400676415" calcext:value-type="float">
            <text:p>-42,66</text:p>
          </table:table-cell>
        </table:table-row>
        <table:table-row table:style-name="ro1">
          <table:table-cell table:formula="of:=[.A704]+1" office:value-type="float" office:value="703" calcext:value-type="float">
            <text:p>703</text:p>
          </table:table-cell>
          <table:table-cell table:style-name="ce1" office:value-type="float" office:value="-0.001840945" calcext:value-type="float">
            <text:p>-1,84E-003</text:p>
          </table:table-cell>
          <table:table-cell table:style-name="ce1" office:value-type="float" office:value="-0.05194833" calcext:value-type="float">
            <text:p>-5,19E-002</text:p>
          </table:table-cell>
          <table:table-cell table:formula="of:= ABS([.B705])" office:value-type="float" office:value="0.001840945" calcext:value-type="float">
            <text:p>1,84E-03</text:p>
          </table:table-cell>
          <table:table-cell table:formula="of:= ABS([.C705])" office:value-type="float" office:value="0.05194833" calcext:value-type="float">
            <text:p>5,19E-02</text:p>
          </table:table-cell>
          <table:table-cell table:formula="of:=10*LOG10([.D705]/1000)" office:value-type="float" office:value="-57.3495918626693" calcext:value-type="float">
            <text:p>-57,35</text:p>
          </table:table-cell>
          <table:table-cell table:formula="of:=10*LOG10([.E705]/1000)" office:value-type="float" office:value="-42.8442840928953" calcext:value-type="float">
            <text:p>-42,84</text:p>
          </table:table-cell>
        </table:table-row>
        <table:table-row table:style-name="ro1">
          <table:table-cell table:formula="of:=[.A705]+1" office:value-type="float" office:value="704" calcext:value-type="float">
            <text:p>704</text:p>
          </table:table-cell>
          <table:table-cell table:style-name="ce1" office:value-type="float" office:value="0.001800154" calcext:value-type="float">
            <text:p>1,80E-003</text:p>
          </table:table-cell>
          <table:table-cell table:style-name="ce1" office:value-type="float" office:value="-0.05425044" calcext:value-type="float">
            <text:p>-5,43E-002</text:p>
          </table:table-cell>
          <table:table-cell table:formula="of:= ABS([.B706])" office:value-type="float" office:value="0.001800154" calcext:value-type="float">
            <text:p>1,80E-03</text:p>
          </table:table-cell>
          <table:table-cell table:formula="of:= ABS([.C706])" office:value-type="float" office:value="0.05425044" calcext:value-type="float">
            <text:p>5,43E-02</text:p>
          </table:table-cell>
          <table:table-cell table:formula="of:=10*LOG10([.D706]/1000)" office:value-type="float" office:value="-57.4469034018039" calcext:value-type="float">
            <text:p>-57,45</text:p>
          </table:table-cell>
          <table:table-cell table:formula="of:=10*LOG10([.E706]/1000)" office:value-type="float" office:value="-42.6559673510529" calcext:value-type="float">
            <text:p>-42,66</text:p>
          </table:table-cell>
        </table:table-row>
        <table:table-row table:style-name="ro1">
          <table:table-cell table:formula="of:=[.A706]+1" office:value-type="float" office:value="705" calcext:value-type="float">
            <text:p>705</text:p>
          </table:table-cell>
          <table:table-cell table:style-name="ce1" office:value-type="float" office:value="-0.001838321" calcext:value-type="float">
            <text:p>-1,84E-003</text:p>
          </table:table-cell>
          <table:table-cell table:style-name="ce1" office:value-type="float" office:value="-0.05194998" calcext:value-type="float">
            <text:p>-5,19E-002</text:p>
          </table:table-cell>
          <table:table-cell table:formula="of:= ABS([.B707])" office:value-type="float" office:value="0.001838321" calcext:value-type="float">
            <text:p>1,84E-03</text:p>
          </table:table-cell>
          <table:table-cell table:formula="of:= ABS([.C707])" office:value-type="float" office:value="0.05194998" calcext:value-type="float">
            <text:p>5,19E-02</text:p>
          </table:table-cell>
          <table:table-cell table:formula="of:=10*LOG10([.D707]/1000)" office:value-type="float" office:value="-57.3557865162428" calcext:value-type="float">
            <text:p>-57,36</text:p>
          </table:table-cell>
          <table:table-cell table:formula="of:=10*LOG10([.E707]/1000)" office:value-type="float" office:value="-42.8441461530394" calcext:value-type="float">
            <text:p>-42,84</text:p>
          </table:table-cell>
        </table:table-row>
        <table:table-row table:style-name="ro1">
          <table:table-cell table:formula="of:=[.A707]+1" office:value-type="float" office:value="706" calcext:value-type="float">
            <text:p>706</text:p>
          </table:table-cell>
          <table:table-cell table:style-name="ce1" office:value-type="float" office:value="0.001797647" calcext:value-type="float">
            <text:p>1,80E-003</text:p>
          </table:table-cell>
          <table:table-cell table:style-name="ce1" office:value-type="float" office:value="-0.05424885" calcext:value-type="float">
            <text:p>-5,42E-002</text:p>
          </table:table-cell>
          <table:table-cell table:formula="of:= ABS([.B708])" office:value-type="float" office:value="0.001797647" calcext:value-type="float">
            <text:p>1,80E-03</text:p>
          </table:table-cell>
          <table:table-cell table:formula="of:= ABS([.C708])" office:value-type="float" office:value="0.05424885" calcext:value-type="float">
            <text:p>5,42E-02</text:p>
          </table:table-cell>
          <table:table-cell table:formula="of:=10*LOG10([.D708]/1000)" office:value-type="float" office:value="-57.4529558568583" calcext:value-type="float">
            <text:p>-57,45</text:p>
          </table:table-cell>
          <table:table-cell table:formula="of:=10*LOG10([.E708]/1000)" office:value-type="float" office:value="-42.6560946381949" calcext:value-type="float">
            <text:p>-42,66</text:p>
          </table:table-cell>
        </table:table-row>
        <table:table-row table:style-name="ro1">
          <table:table-cell table:formula="of:=[.A708]+1" office:value-type="float" office:value="707" calcext:value-type="float">
            <text:p>707</text:p>
          </table:table-cell>
          <table:table-cell table:style-name="ce1" office:value-type="float" office:value="-0.001835708" calcext:value-type="float">
            <text:p>-1,84E-003</text:p>
          </table:table-cell>
          <table:table-cell table:style-name="ce1" office:value-type="float" office:value="-0.05195164" calcext:value-type="float">
            <text:p>-5,20E-002</text:p>
          </table:table-cell>
          <table:table-cell table:formula="of:= ABS([.B709])" office:value-type="float" office:value="0.001835708" calcext:value-type="float">
            <text:p>1,84E-03</text:p>
          </table:table-cell>
          <table:table-cell table:formula="of:= ABS([.C709])" office:value-type="float" office:value="0.05195164" calcext:value-type="float">
            <text:p>5,20E-02</text:p>
          </table:table-cell>
          <table:table-cell table:formula="of:=10*LOG10([.D709]/1000)" office:value-type="float" office:value="-57.3619639942787" calcext:value-type="float">
            <text:p>-57,36</text:p>
          </table:table-cell>
          <table:table-cell table:formula="of:=10*LOG10([.E709]/1000)" office:value-type="float" office:value="-42.8440073816054" calcext:value-type="float">
            <text:p>-42,84</text:p>
          </table:table-cell>
        </table:table-row>
        <table:table-row table:style-name="ro1">
          <table:table-cell table:formula="of:=[.A709]+1" office:value-type="float" office:value="708" calcext:value-type="float">
            <text:p>708</text:p>
          </table:table-cell>
          <table:table-cell table:style-name="ce1" office:value-type="float" office:value="0.00179515" calcext:value-type="float">
            <text:p>1,80E-003</text:p>
          </table:table-cell>
          <table:table-cell table:style-name="ce1" office:value-type="float" office:value="-0.05424728" calcext:value-type="float">
            <text:p>-5,42E-002</text:p>
          </table:table-cell>
          <table:table-cell table:formula="of:= ABS([.B710])" office:value-type="float" office:value="0.00179515" calcext:value-type="float">
            <text:p>1,80E-03</text:p>
          </table:table-cell>
          <table:table-cell table:formula="of:= ABS([.C710])" office:value-type="float" office:value="0.05424728" calcext:value-type="float">
            <text:p>5,42E-02</text:p>
          </table:table-cell>
          <table:table-cell table:formula="of:=10*LOG10([.D710]/1000)" office:value-type="float" office:value="-57.4589925658397" calcext:value-type="float">
            <text:p>-57,46</text:p>
          </table:table-cell>
          <table:table-cell table:formula="of:=10*LOG10([.E710]/1000)" office:value-type="float" office:value="-42.6562203279013" calcext:value-type="float">
            <text:p>-42,66</text:p>
          </table:table-cell>
        </table:table-row>
        <table:table-row table:style-name="ro1">
          <table:table-cell table:formula="of:=[.A710]+1" office:value-type="float" office:value="709" calcext:value-type="float">
            <text:p>709</text:p>
          </table:table-cell>
          <table:table-cell table:style-name="ce1" office:value-type="float" office:value="-0.001833107" calcext:value-type="float">
            <text:p>-1,83E-003</text:p>
          </table:table-cell>
          <table:table-cell table:style-name="ce1" office:value-type="float" office:value="-0.05195328" calcext:value-type="float">
            <text:p>-5,20E-002</text:p>
          </table:table-cell>
          <table:table-cell table:formula="of:= ABS([.B711])" office:value-type="float" office:value="0.001833107" calcext:value-type="float">
            <text:p>1,83E-03</text:p>
          </table:table-cell>
          <table:table-cell table:formula="of:= ABS([.C711])" office:value-type="float" office:value="0.05195328" calcext:value-type="float">
            <text:p>5,20E-02</text:p>
          </table:table-cell>
          <table:table-cell table:formula="of:=10*LOG10([.D711]/1000)" office:value-type="float" office:value="-57.3681218416309" calcext:value-type="float">
            <text:p>-57,37</text:p>
          </table:table-cell>
          <table:table-cell table:formula="of:=10*LOG10([.E711]/1000)" office:value-type="float" office:value="-42.8438702864707" calcext:value-type="float">
            <text:p>-42,84</text:p>
          </table:table-cell>
        </table:table-row>
        <table:table-row table:style-name="ro1">
          <table:table-cell table:formula="of:=[.A711]+1" office:value-type="float" office:value="710" calcext:value-type="float">
            <text:p>710</text:p>
          </table:table-cell>
          <table:table-cell table:style-name="ce1" office:value-type="float" office:value="0.001792664" calcext:value-type="float">
            <text:p>1,79E-003</text:p>
          </table:table-cell>
          <table:table-cell table:style-name="ce1" office:value-type="float" office:value="-0.0542457" calcext:value-type="float">
            <text:p>-5,42E-002</text:p>
          </table:table-cell>
          <table:table-cell table:formula="of:= ABS([.B712])" office:value-type="float" office:value="0.001792664" calcext:value-type="float">
            <text:p>1,79E-03</text:p>
          </table:table-cell>
          <table:table-cell table:formula="of:= ABS([.C712])" office:value-type="float" office:value="0.0542457" calcext:value-type="float">
            <text:p>5,42E-02</text:p>
          </table:table-cell>
          <table:table-cell table:formula="of:=10*LOG10([.D712]/1000)" office:value-type="float" office:value="-57.4650110286407" calcext:value-type="float">
            <text:p>-57,47</text:p>
          </table:table-cell>
          <table:table-cell table:formula="of:=10*LOG10([.E712]/1000)" office:value-type="float" office:value="-42.6563468218517" calcext:value-type="float">
            <text:p>-42,66</text:p>
          </table:table-cell>
        </table:table-row>
        <table:table-row table:style-name="ro1">
          <table:table-cell table:formula="of:=[.A712]+1" office:value-type="float" office:value="711" calcext:value-type="float">
            <text:p>711</text:p>
          </table:table-cell>
          <table:table-cell table:style-name="ce1" office:value-type="float" office:value="-0.001830516" calcext:value-type="float">
            <text:p>-1,83E-003</text:p>
          </table:table-cell>
          <table:table-cell table:style-name="ce1" office:value-type="float" office:value="-0.05195492" calcext:value-type="float">
            <text:p>-5,20E-002</text:p>
          </table:table-cell>
          <table:table-cell table:formula="of:= ABS([.B713])" office:value-type="float" office:value="0.001830516" calcext:value-type="float">
            <text:p>1,83E-03</text:p>
          </table:table-cell>
          <table:table-cell table:formula="of:= ABS([.C713])" office:value-type="float" office:value="0.05195492" calcext:value-type="float">
            <text:p>5,20E-02</text:p>
          </table:table-cell>
          <table:table-cell table:formula="of:=10*LOG10([.D713]/1000)" office:value-type="float" office:value="-57.3742647072599" calcext:value-type="float">
            <text:p>-57,37</text:p>
          </table:table-cell>
          <table:table-cell table:formula="of:=10*LOG10([.E713]/1000)" office:value-type="float" office:value="-42.8437331956635" calcext:value-type="float">
            <text:p>-42,84</text:p>
          </table:table-cell>
        </table:table-row>
        <table:table-row table:style-name="ro1">
          <table:table-cell table:formula="of:=[.A713]+1" office:value-type="float" office:value="712" calcext:value-type="float">
            <text:p>712</text:p>
          </table:table-cell>
          <table:table-cell table:style-name="ce1" office:value-type="float" office:value="0.001790188" calcext:value-type="float">
            <text:p>1,79E-003</text:p>
          </table:table-cell>
          <table:table-cell table:style-name="ce1" office:value-type="float" office:value="-0.05424414" calcext:value-type="float">
            <text:p>-5,42E-002</text:p>
          </table:table-cell>
          <table:table-cell table:formula="of:= ABS([.B714])" office:value-type="float" office:value="0.001790188" calcext:value-type="float">
            <text:p>1,79E-03</text:p>
          </table:table-cell>
          <table:table-cell table:formula="of:= ABS([.C714])" office:value-type="float" office:value="0.05424414" calcext:value-type="float">
            <text:p>5,42E-02</text:p>
          </table:table-cell>
          <table:table-cell table:formula="of:=10*LOG10([.D714]/1000)" office:value-type="float" office:value="-57.4710135836353" calcext:value-type="float">
            <text:p>-57,47</text:p>
          </table:table-cell>
          <table:table-cell table:formula="of:=10*LOG10([.E714]/1000)" office:value-type="float" office:value="-42.6564717182276" calcext:value-type="float">
            <text:p>-42,66</text:p>
          </table:table-cell>
        </table:table-row>
        <table:table-row table:style-name="ro1">
          <table:table-cell table:formula="of:=[.A714]+1" office:value-type="float" office:value="713" calcext:value-type="float">
            <text:p>713</text:p>
          </table:table-cell>
          <table:table-cell table:style-name="ce1" office:value-type="float" office:value="-0.001827936" calcext:value-type="float">
            <text:p>-1,83E-003</text:p>
          </table:table-cell>
          <table:table-cell table:style-name="ce1" office:value-type="float" office:value="-0.05195655" calcext:value-type="float">
            <text:p>-5,20E-002</text:p>
          </table:table-cell>
          <table:table-cell table:formula="of:= ABS([.B715])" office:value-type="float" office:value="0.001827936" calcext:value-type="float">
            <text:p>1,83E-03</text:p>
          </table:table-cell>
          <table:table-cell table:formula="of:= ABS([.C715])" office:value-type="float" office:value="0.05195655" calcext:value-type="float">
            <text:p>5,20E-02</text:p>
          </table:table-cell>
          <table:table-cell table:formula="of:=10*LOG10([.D715]/1000)" office:value-type="float" office:value="-57.3803901392681" calcext:value-type="float">
            <text:p>-57,38</text:p>
          </table:table-cell>
          <table:table-cell table:formula="of:=10*LOG10([.E715]/1000)" office:value-type="float" office:value="-42.8435969450638" calcext:value-type="float">
            <text:p>-42,84</text:p>
          </table:table-cell>
        </table:table-row>
        <table:table-row table:style-name="ro1">
          <table:table-cell table:formula="of:=[.A715]+1" office:value-type="float" office:value="714" calcext:value-type="float">
            <text:p>714</text:p>
          </table:table-cell>
          <table:table-cell table:style-name="ce1" office:value-type="float" office:value="0.001787723" calcext:value-type="float">
            <text:p>1,79E-003</text:p>
          </table:table-cell>
          <table:table-cell table:style-name="ce1" office:value-type="float" office:value="-0.05424258" calcext:value-type="float">
            <text:p>-5,42E-002</text:p>
          </table:table-cell>
          <table:table-cell table:formula="of:= ABS([.B716])" office:value-type="float" office:value="0.001787723" calcext:value-type="float">
            <text:p>1,79E-03</text:p>
          </table:table-cell>
          <table:table-cell table:formula="of:= ABS([.C716])" office:value-type="float" office:value="0.05424258" calcext:value-type="float">
            <text:p>5,42E-02</text:p>
          </table:table-cell>
          <table:table-cell table:formula="of:=10*LOG10([.D716]/1000)" office:value-type="float" office:value="-57.4769977239187" calcext:value-type="float">
            <text:p>-57,48</text:p>
          </table:table-cell>
          <table:table-cell table:formula="of:=10*LOG10([.E716]/1000)" office:value-type="float" office:value="-42.6565966181954" calcext:value-type="float">
            <text:p>-42,66</text:p>
          </table:table-cell>
        </table:table-row>
        <table:table-row table:style-name="ro1">
          <table:table-cell table:formula="of:=[.A716]+1" office:value-type="float" office:value="715" calcext:value-type="float">
            <text:p>715</text:p>
          </table:table-cell>
          <table:table-cell table:style-name="ce1" office:value-type="float" office:value="-0.001825367" calcext:value-type="float">
            <text:p>-1,83E-003</text:p>
          </table:table-cell>
          <table:table-cell table:style-name="ce1" office:value-type="float" office:value="-0.05195817" calcext:value-type="float">
            <text:p>-5,20E-002</text:p>
          </table:table-cell>
          <table:table-cell table:formula="of:= ABS([.B717])" office:value-type="float" office:value="0.001825367" calcext:value-type="float">
            <text:p>1,83E-03</text:p>
          </table:table-cell>
          <table:table-cell table:formula="of:= ABS([.C717])" office:value-type="float" office:value="0.05195817" calcext:value-type="float">
            <text:p>5,20E-02</text:p>
          </table:table-cell>
          <table:table-cell table:formula="of:=10*LOG10([.D717]/1000)" office:value-type="float" office:value="-57.3864980515213" calcext:value-type="float">
            <text:p>-57,39</text:p>
          </table:table-cell>
          <table:table-cell table:formula="of:=10*LOG10([.E717]/1000)" office:value-type="float" office:value="-42.8434615345924" calcext:value-type="float">
            <text:p>-42,84</text:p>
          </table:table-cell>
        </table:table-row>
        <table:table-row table:style-name="ro1">
          <table:table-cell table:formula="of:=[.A717]+1" office:value-type="float" office:value="716" calcext:value-type="float">
            <text:p>716</text:p>
          </table:table-cell>
          <table:table-cell table:style-name="ce1" office:value-type="float" office:value="0.001785267" calcext:value-type="float">
            <text:p>1,79E-003</text:p>
          </table:table-cell>
          <table:table-cell table:style-name="ce1" office:value-type="float" office:value="-0.05424103" calcext:value-type="float">
            <text:p>-5,42E-002</text:p>
          </table:table-cell>
          <table:table-cell table:formula="of:= ABS([.B718])" office:value-type="float" office:value="0.001785267" calcext:value-type="float">
            <text:p>1,79E-03</text:p>
          </table:table-cell>
          <table:table-cell table:formula="of:= ABS([.C718])" office:value-type="float" office:value="0.05424103" calcext:value-type="float">
            <text:p>5,42E-02</text:p>
          </table:table-cell>
          <table:table-cell table:formula="of:=10*LOG10([.D718]/1000)" office:value-type="float" office:value="-57.4829682271417" calcext:value-type="float">
            <text:p>-57,48</text:p>
          </table:table-cell>
          <table:table-cell table:formula="of:=10*LOG10([.E718]/1000)" office:value-type="float" office:value="-42.6567207210801" calcext:value-type="float">
            <text:p>-42,66</text:p>
          </table:table-cell>
        </table:table-row>
        <table:table-row table:style-name="ro1">
          <table:table-cell table:formula="of:=[.A718]+1" office:value-type="float" office:value="717" calcext:value-type="float">
            <text:p>717</text:p>
          </table:table-cell>
          <table:table-cell table:style-name="ce1" office:value-type="float" office:value="-0.001822809" calcext:value-type="float">
            <text:p>-1,82E-003</text:p>
          </table:table-cell>
          <table:table-cell table:style-name="ce1" office:value-type="float" office:value="-0.05195979" calcext:value-type="float">
            <text:p>-5,20E-002</text:p>
          </table:table-cell>
          <table:table-cell table:formula="of:= ABS([.B719])" office:value-type="float" office:value="0.001822809" calcext:value-type="float">
            <text:p>1,82E-03</text:p>
          </table:table-cell>
          <table:table-cell table:formula="of:= ABS([.C719])" office:value-type="float" office:value="0.05195979" calcext:value-type="float">
            <text:p>5,20E-02</text:p>
          </table:table-cell>
          <table:table-cell table:formula="of:=10*LOG10([.D719]/1000)" office:value-type="float" office:value="-57.3925883578375" calcext:value-type="float">
            <text:p>-57,39</text:p>
          </table:table-cell>
          <table:table-cell table:formula="of:=10*LOG10([.E719]/1000)" office:value-type="float" office:value="-42.843326128343" calcext:value-type="float">
            <text:p>-42,84</text:p>
          </table:table-cell>
        </table:table-row>
        <table:table-row table:style-name="ro1">
          <table:table-cell table:formula="of:=[.A719]+1" office:value-type="float" office:value="718" calcext:value-type="float">
            <text:p>718</text:p>
          </table:table-cell>
          <table:table-cell table:style-name="ce1" office:value-type="float" office:value="0.001782822" calcext:value-type="float">
            <text:p>1,78E-003</text:p>
          </table:table-cell>
          <table:table-cell table:style-name="ce1" office:value-type="float" office:value="-0.05423948" calcext:value-type="float">
            <text:p>-5,42E-002</text:p>
          </table:table-cell>
          <table:table-cell table:formula="of:= ABS([.B720])" office:value-type="float" office:value="0.001782822" calcext:value-type="float">
            <text:p>1,78E-03</text:p>
          </table:table-cell>
          <table:table-cell table:formula="of:= ABS([.C720])" office:value-type="float" office:value="0.05423948" calcext:value-type="float">
            <text:p>5,42E-02</text:p>
          </table:table-cell>
          <table:table-cell table:formula="of:=10*LOG10([.D720]/1000)" office:value-type="float" office:value="-57.4889201536461" calcext:value-type="float">
            <text:p>-57,49</text:p>
          </table:table-cell>
          <table:table-cell table:formula="of:=10*LOG10([.E720]/1000)" office:value-type="float" office:value="-42.6568448275112" calcext:value-type="float">
            <text:p>-42,66</text:p>
          </table:table-cell>
        </table:table-row>
        <table:table-row table:style-name="ro1">
          <table:table-cell table:formula="of:=[.A720]+1" office:value-type="float" office:value="719" calcext:value-type="float">
            <text:p>719</text:p>
          </table:table-cell>
          <table:table-cell table:style-name="ce1" office:value-type="float" office:value="-0.001820262" calcext:value-type="float">
            <text:p>-1,82E-003</text:p>
          </table:table-cell>
          <table:table-cell table:style-name="ce1" office:value-type="float" office:value="-0.0519614" calcext:value-type="float">
            <text:p>-5,20E-002</text:p>
          </table:table-cell>
          <table:table-cell table:formula="of:= ABS([.B721])" office:value-type="float" office:value="0.001820262" calcext:value-type="float">
            <text:p>1,82E-03</text:p>
          </table:table-cell>
          <table:table-cell table:formula="of:= ABS([.C721])" office:value-type="float" office:value="0.0519614" calcext:value-type="float">
            <text:p>5,20E-02</text:p>
          </table:table-cell>
          <table:table-cell table:formula="of:=10*LOG10([.D721]/1000)" office:value-type="float" office:value="-57.3986609719898" calcext:value-type="float">
            <text:p>-57,40</text:p>
          </table:table-cell>
          <table:table-cell table:formula="of:=10*LOG10([.E721]/1000)" office:value-type="float" office:value="-42.8431915621172" calcext:value-type="float">
            <text:p>-42,84</text:p>
          </table:table-cell>
        </table:table-row>
        <table:table-row table:style-name="ro1">
          <table:table-cell table:formula="of:=[.A721]+1" office:value-type="float" office:value="720" calcext:value-type="float">
            <text:p>720</text:p>
          </table:table-cell>
          <table:table-cell table:style-name="ce1" office:value-type="float" office:value="0.001780387" calcext:value-type="float">
            <text:p>1,78E-003</text:p>
          </table:table-cell>
          <table:table-cell table:style-name="ce1" office:value-type="float" office:value="-0.05423794" calcext:value-type="float">
            <text:p>-5,42E-002</text:p>
          </table:table-cell>
          <table:table-cell table:formula="of:= ABS([.B722])" office:value-type="float" office:value="0.001780387" calcext:value-type="float">
            <text:p>1,78E-03</text:p>
          </table:table-cell>
          <table:table-cell table:formula="of:= ABS([.C722])" office:value-type="float" office:value="0.05423794" calcext:value-type="float">
            <text:p>5,42E-02</text:p>
          </table:table-cell>
          <table:table-cell table:formula="of:=10*LOG10([.D722]/1000)" office:value-type="float" office:value="-57.4948558550212" calcext:value-type="float">
            <text:p>-57,49</text:p>
          </table:table-cell>
          <table:table-cell table:formula="of:=10*LOG10([.E722]/1000)" office:value-type="float" office:value="-42.656968136768" calcext:value-type="float">
            <text:p>-42,66</text:p>
          </table:table-cell>
        </table:table-row>
        <table:table-row table:style-name="ro1">
          <table:table-cell table:formula="of:=[.A722]+1" office:value-type="float" office:value="721" calcext:value-type="float">
            <text:p>721</text:p>
          </table:table-cell>
          <table:table-cell table:style-name="ce1" office:value-type="float" office:value="-0.001817725" calcext:value-type="float">
            <text:p>-1,82E-003</text:p>
          </table:table-cell>
          <table:table-cell table:style-name="ce1" office:value-type="float" office:value="-0.05196301" calcext:value-type="float">
            <text:p>-5,20E-002</text:p>
          </table:table-cell>
          <table:table-cell table:formula="of:= ABS([.B723])" office:value-type="float" office:value="0.001817725" calcext:value-type="float">
            <text:p>1,82E-03</text:p>
          </table:table-cell>
          <table:table-cell table:formula="of:= ABS([.C723])" office:value-type="float" office:value="0.05196301" calcext:value-type="float">
            <text:p>5,20E-02</text:p>
          </table:table-cell>
          <table:table-cell table:formula="of:=10*LOG10([.D723]/1000)" office:value-type="float" office:value="-57.4047181969288" calcext:value-type="float">
            <text:p>-57,40</text:p>
          </table:table-cell>
          <table:table-cell table:formula="of:=10*LOG10([.E723]/1000)" office:value-type="float" office:value="-42.8430570000608" calcext:value-type="float">
            <text:p>-42,84</text:p>
          </table:table-cell>
        </table:table-row>
        <table:table-row table:style-name="ro1">
          <table:table-cell table:formula="of:=[.A723]+1" office:value-type="float" office:value="722" calcext:value-type="float">
            <text:p>722</text:p>
          </table:table-cell>
          <table:table-cell table:style-name="ce1" office:value-type="float" office:value="0.001777962" calcext:value-type="float">
            <text:p>1,78E-003</text:p>
          </table:table-cell>
          <table:table-cell table:style-name="ce1" office:value-type="float" office:value="-0.05423641" calcext:value-type="float">
            <text:p>-5,42E-002</text:p>
          </table:table-cell>
          <table:table-cell table:formula="of:= ABS([.B724])" office:value-type="float" office:value="0.001777962" calcext:value-type="float">
            <text:p>1,78E-03</text:p>
          </table:table-cell>
          <table:table-cell table:formula="of:= ABS([.C724])" office:value-type="float" office:value="0.05423641" calcext:value-type="float">
            <text:p>5,42E-02</text:p>
          </table:table-cell>
          <table:table-cell table:formula="of:=10*LOG10([.D724]/1000)" office:value-type="float" office:value="-57.5007752534931" calcext:value-type="float">
            <text:p>-57,50</text:p>
          </table:table-cell>
          <table:table-cell table:formula="of:=10*LOG10([.E724]/1000)" office:value-type="float" office:value="-42.6570906487826" calcext:value-type="float">
            <text:p>-42,66</text:p>
          </table:table-cell>
        </table:table-row>
        <table:table-row table:style-name="ro1">
          <table:table-cell table:formula="of:=[.A724]+1" office:value-type="float" office:value="723" calcext:value-type="float">
            <text:p>723</text:p>
          </table:table-cell>
          <table:table-cell table:style-name="ce1" office:value-type="float" office:value="-0.001815198" calcext:value-type="float">
            <text:p>-1,82E-003</text:p>
          </table:table-cell>
          <table:table-cell table:style-name="ce1" office:value-type="float" office:value="-0.0519646" calcext:value-type="float">
            <text:p>-5,20E-002</text:p>
          </table:table-cell>
          <table:table-cell table:formula="of:= ABS([.B725])" office:value-type="float" office:value="0.001815198" calcext:value-type="float">
            <text:p>1,82E-03</text:p>
          </table:table-cell>
          <table:table-cell table:formula="of:= ABS([.C725])" office:value-type="float" office:value="0.0519646" calcext:value-type="float">
            <text:p>5,20E-02</text:p>
          </table:table-cell>
          <table:table-cell table:formula="of:=10*LOG10([.D725]/1000)" office:value-type="float" office:value="-57.4107599563207" calcext:value-type="float">
            <text:p>-57,41</text:p>
          </table:table-cell>
          <table:table-cell table:formula="of:=10*LOG10([.E725]/1000)" office:value-type="float" office:value="-42.8429241136745" calcext:value-type="float">
            <text:p>-42,84</text:p>
          </table:table-cell>
        </table:table-row>
        <table:table-row table:style-name="ro1">
          <table:table-cell table:formula="of:=[.A725]+1" office:value-type="float" office:value="724" calcext:value-type="float">
            <text:p>724</text:p>
          </table:table-cell>
          <table:table-cell table:style-name="ce1" office:value-type="float" office:value="0.001775546" calcext:value-type="float">
            <text:p>1,78E-003</text:p>
          </table:table-cell>
          <table:table-cell table:style-name="ce1" office:value-type="float" office:value="-0.05423488" calcext:value-type="float">
            <text:p>-5,42E-002</text:p>
          </table:table-cell>
          <table:table-cell table:formula="of:= ABS([.B726])" office:value-type="float" office:value="0.001775546" calcext:value-type="float">
            <text:p>1,78E-03</text:p>
          </table:table-cell>
          <table:table-cell table:formula="of:= ABS([.C726])" office:value-type="float" office:value="0.05423488" calcext:value-type="float">
            <text:p>5,42E-02</text:p>
          </table:table-cell>
          <table:table-cell table:formula="of:=10*LOG10([.D726]/1000)" office:value-type="float" office:value="-57.5066807172205" calcext:value-type="float">
            <text:p>-57,51</text:p>
          </table:table-cell>
          <table:table-cell table:formula="of:=10*LOG10([.E726]/1000)" office:value-type="float" office:value="-42.6572131642532" calcext:value-type="float">
            <text:p>-42,66</text:p>
          </table:table-cell>
        </table:table-row>
        <table:table-row table:style-name="ro1">
          <table:table-cell table:formula="of:=[.A726]+1" office:value-type="float" office:value="725" calcext:value-type="float">
            <text:p>725</text:p>
          </table:table-cell>
          <table:table-cell table:style-name="ce1" office:value-type="float" office:value="-0.001812683" calcext:value-type="float">
            <text:p>-1,81E-003</text:p>
          </table:table-cell>
          <table:table-cell table:style-name="ce1" office:value-type="float" office:value="-0.05196619" calcext:value-type="float">
            <text:p>-5,20E-002</text:p>
          </table:table-cell>
          <table:table-cell table:formula="of:= ABS([.B727])" office:value-type="float" office:value="0.001812683" calcext:value-type="float">
            <text:p>1,81E-03</text:p>
          </table:table-cell>
          <table:table-cell table:formula="of:= ABS([.C727])" office:value-type="float" office:value="0.05196619" calcext:value-type="float">
            <text:p>5,20E-02</text:p>
          </table:table-cell>
          <table:table-cell table:formula="of:=10*LOG10([.D727]/1000)" office:value-type="float" office:value="-57.4167813820343" calcext:value-type="float">
            <text:p>-57,42</text:p>
          </table:table-cell>
          <table:table-cell table:formula="of:=10*LOG10([.E727]/1000)" office:value-type="float" office:value="-42.8427912313542" calcext:value-type="float">
            <text:p>-42,84</text:p>
          </table:table-cell>
        </table:table-row>
        <table:table-row table:style-name="ro1">
          <table:table-cell table:formula="of:=[.A727]+1" office:value-type="float" office:value="726" calcext:value-type="float">
            <text:p>726</text:p>
          </table:table-cell>
          <table:table-cell table:style-name="ce1" office:value-type="float" office:value="0.001773141" calcext:value-type="float">
            <text:p>1,77E-003</text:p>
          </table:table-cell>
          <table:table-cell table:style-name="ce1" office:value-type="float" office:value="-0.05423336" calcext:value-type="float">
            <text:p>-5,42E-002</text:p>
          </table:table-cell>
          <table:table-cell table:formula="of:= ABS([.B728])" office:value-type="float" office:value="0.001773141" calcext:value-type="float">
            <text:p>1,77E-03</text:p>
          </table:table-cell>
          <table:table-cell table:formula="of:= ABS([.C728])" office:value-type="float" office:value="0.05423336" calcext:value-type="float">
            <text:p>5,42E-02</text:p>
          </table:table-cell>
          <table:table-cell table:formula="of:=10*LOG10([.D728]/1000)" office:value-type="float" office:value="-57.512567279709" calcext:value-type="float">
            <text:p>-57,51</text:p>
          </table:table-cell>
          <table:table-cell table:formula="of:=10*LOG10([.E728]/1000)" office:value-type="float" office:value="-42.6573348823916" calcext:value-type="float">
            <text:p>-42,66</text:p>
          </table:table-cell>
        </table:table-row>
        <table:table-row table:style-name="ro1">
          <table:table-cell table:formula="of:=[.A728]+1" office:value-type="float" office:value="727" calcext:value-type="float">
            <text:p>727</text:p>
          </table:table-cell>
          <table:table-cell table:style-name="ce1" office:value-type="float" office:value="-0.001810177" calcext:value-type="float">
            <text:p>-1,81E-003</text:p>
          </table:table-cell>
          <table:table-cell table:style-name="ce1" office:value-type="float" office:value="-0.05196778" calcext:value-type="float">
            <text:p>-5,20E-002</text:p>
          </table:table-cell>
          <table:table-cell table:formula="of:= ABS([.B729])" office:value-type="float" office:value="0.001810177" calcext:value-type="float">
            <text:p>1,81E-03</text:p>
          </table:table-cell>
          <table:table-cell table:formula="of:= ABS([.C729])" office:value-type="float" office:value="0.05196778" calcext:value-type="float">
            <text:p>5,20E-02</text:p>
          </table:table-cell>
          <table:table-cell table:formula="of:=10*LOG10([.D729]/1000)" office:value-type="float" office:value="-57.4227895752586" calcext:value-type="float">
            <text:p>-57,42</text:p>
          </table:table-cell>
          <table:table-cell table:formula="of:=10*LOG10([.E729]/1000)" office:value-type="float" office:value="-42.8426583530996" calcext:value-type="float">
            <text:p>-42,84</text:p>
          </table:table-cell>
        </table:table-row>
        <table:table-row table:style-name="ro1">
          <table:table-cell table:formula="of:=[.A729]+1" office:value-type="float" office:value="728" calcext:value-type="float">
            <text:p>728</text:p>
          </table:table-cell>
          <table:table-cell table:style-name="ce1" office:value-type="float" office:value="0.001770745" calcext:value-type="float">
            <text:p>1,77E-003</text:p>
          </table:table-cell>
          <table:table-cell table:style-name="ce1" office:value-type="float" office:value="-0.05423185" calcext:value-type="float">
            <text:p>-5,42E-002</text:p>
          </table:table-cell>
          <table:table-cell table:formula="of:= ABS([.B730])" office:value-type="float" office:value="0.001770745" calcext:value-type="float">
            <text:p>1,77E-03</text:p>
          </table:table-cell>
          <table:table-cell table:formula="of:= ABS([.C730])" office:value-type="float" office:value="0.05423185" calcext:value-type="float">
            <text:p>5,42E-02</text:p>
          </table:table-cell>
          <table:table-cell table:formula="of:=10*LOG10([.D730]/1000)" office:value-type="float" office:value="-57.5184397583226" calcext:value-type="float">
            <text:p>-57,52</text:p>
          </table:table-cell>
          <table:table-cell table:formula="of:=10*LOG10([.E730]/1000)" office:value-type="float" office:value="-42.6574558031307" calcext:value-type="float">
            <text:p>-42,66</text:p>
          </table:table-cell>
        </table:table-row>
        <table:table-row table:style-name="ro1">
          <table:table-cell table:formula="of:=[.A730]+1" office:value-type="float" office:value="729" calcext:value-type="float">
            <text:p>729</text:p>
          </table:table-cell>
          <table:table-cell table:style-name="ce1" office:value-type="float" office:value="-0.001807682" calcext:value-type="float">
            <text:p>-1,81E-003</text:p>
          </table:table-cell>
          <table:table-cell table:style-name="ce1" office:value-type="float" office:value="-0.05196936" calcext:value-type="float">
            <text:p>-5,20E-002</text:p>
          </table:table-cell>
          <table:table-cell table:formula="of:= ABS([.B731])" office:value-type="float" office:value="0.001807682" calcext:value-type="float">
            <text:p>1,81E-03</text:p>
          </table:table-cell>
          <table:table-cell table:formula="of:= ABS([.C731])" office:value-type="float" office:value="0.05196936" calcext:value-type="float">
            <text:p>5,20E-02</text:p>
          </table:table-cell>
          <table:table-cell table:formula="of:=10*LOG10([.D731]/1000)" office:value-type="float" office:value="-57.4287796644474" calcext:value-type="float">
            <text:p>-57,43</text:p>
          </table:table-cell>
          <table:table-cell table:formula="of:=10*LOG10([.E731]/1000)" office:value-type="float" office:value="-42.8425263145845" calcext:value-type="float">
            <text:p>-42,84</text:p>
          </table:table-cell>
        </table:table-row>
        <table:table-row table:style-name="ro1">
          <table:table-cell table:formula="of:=[.A731]+1" office:value-type="float" office:value="730" calcext:value-type="float">
            <text:p>730</text:p>
          </table:table-cell>
          <table:table-cell table:style-name="ce1" office:value-type="float" office:value="0.00176836" calcext:value-type="float">
            <text:p>1,77E-003</text:p>
          </table:table-cell>
          <table:table-cell table:style-name="ce1" office:value-type="float" office:value="-0.05423034" calcext:value-type="float">
            <text:p>-5,42E-002</text:p>
          </table:table-cell>
          <table:table-cell table:formula="of:= ABS([.B732])" office:value-type="float" office:value="0.00176836" calcext:value-type="float">
            <text:p>1,77E-03</text:p>
          </table:table-cell>
          <table:table-cell table:formula="of:= ABS([.C732])" office:value-type="float" office:value="0.05423034" calcext:value-type="float">
            <text:p>5,42E-02</text:p>
          </table:table-cell>
          <table:table-cell table:formula="of:=10*LOG10([.D732]/1000)" office:value-type="float" office:value="-57.5242931732178" calcext:value-type="float">
            <text:p>-57,52</text:p>
          </table:table-cell>
          <table:table-cell table:formula="of:=10*LOG10([.E732]/1000)" office:value-type="float" office:value="-42.6575767272366" calcext:value-type="float">
            <text:p>-42,66</text:p>
          </table:table-cell>
        </table:table-row>
        <table:table-row table:style-name="ro1">
          <table:table-cell table:formula="of:=[.A732]+1" office:value-type="float" office:value="731" calcext:value-type="float">
            <text:p>731</text:p>
          </table:table-cell>
          <table:table-cell table:style-name="ce1" office:value-type="float" office:value="-0.001805197" calcext:value-type="float">
            <text:p>-1,81E-003</text:p>
          </table:table-cell>
          <table:table-cell table:style-name="ce1" office:value-type="float" office:value="-0.05197093" calcext:value-type="float">
            <text:p>-5,20E-002</text:p>
          </table:table-cell>
          <table:table-cell table:formula="of:= ABS([.B733])" office:value-type="float" office:value="0.001805197" calcext:value-type="float">
            <text:p>1,81E-03</text:p>
          </table:table-cell>
          <table:table-cell table:formula="of:= ABS([.C733])" office:value-type="float" office:value="0.05197093" calcext:value-type="float">
            <text:p>5,20E-02</text:p>
          </table:table-cell>
          <table:table-cell table:formula="of:=10*LOG10([.D733]/1000)" office:value-type="float" office:value="-57.434753968916" calcext:value-type="float">
            <text:p>-57,43</text:p>
          </table:table-cell>
          <table:table-cell table:formula="of:=10*LOG10([.E733]/1000)" office:value-type="float" office:value="-42.8423951157325" calcext:value-type="float">
            <text:p>-42,84</text:p>
          </table:table-cell>
        </table:table-row>
        <table:table-row table:style-name="ro1">
          <table:table-cell table:formula="of:=[.A733]+1" office:value-type="float" office:value="732" calcext:value-type="float">
            <text:p>732</text:p>
          </table:table-cell>
          <table:table-cell table:style-name="ce1" office:value-type="float" office:value="0.001765983" calcext:value-type="float">
            <text:p>1,77E-003</text:p>
          </table:table-cell>
          <table:table-cell table:style-name="ce1" office:value-type="float" office:value="-0.05422883" calcext:value-type="float">
            <text:p>-5,42E-002</text:p>
          </table:table-cell>
          <table:table-cell table:formula="of:= ABS([.B734])" office:value-type="float" office:value="0.001765983" calcext:value-type="float">
            <text:p>1,77E-03</text:p>
          </table:table-cell>
          <table:table-cell table:formula="of:= ABS([.C734])" office:value-type="float" office:value="0.05422883" calcext:value-type="float">
            <text:p>5,42E-02</text:p>
          </table:table-cell>
          <table:table-cell table:formula="of:=10*LOG10([.D734]/1000)" office:value-type="float" office:value="-57.5301348141628" calcext:value-type="float">
            <text:p>-57,53</text:p>
          </table:table-cell>
          <table:table-cell table:formula="of:=10*LOG10([.E734]/1000)" office:value-type="float" office:value="-42.6576976547097" calcext:value-type="float">
            <text:p>-42,66</text:p>
          </table:table-cell>
        </table:table-row>
        <table:table-row table:style-name="ro1">
          <table:table-cell table:formula="of:=[.A734]+1" office:value-type="float" office:value="733" calcext:value-type="float">
            <text:p>733</text:p>
          </table:table-cell>
          <table:table-cell table:style-name="ce1" office:value-type="float" office:value="-0.001802723" calcext:value-type="float">
            <text:p>-1,80E-003</text:p>
          </table:table-cell>
          <table:table-cell table:style-name="ce1" office:value-type="float" office:value="-0.05197249" calcext:value-type="float">
            <text:p>-5,20E-002</text:p>
          </table:table-cell>
          <table:table-cell table:formula="of:= ABS([.B735])" office:value-type="float" office:value="0.001802723" calcext:value-type="float">
            <text:p>1,80E-03</text:p>
          </table:table-cell>
          <table:table-cell table:formula="of:= ABS([.C735])" office:value-type="float" office:value="0.05197249" calcext:value-type="float">
            <text:p>5,20E-02</text:p>
          </table:table-cell>
          <table:table-cell table:formula="of:=10*LOG10([.D735]/1000)" office:value-type="float" office:value="-57.4407100029558" calcext:value-type="float">
            <text:p>-57,44</text:p>
          </table:table-cell>
          <table:table-cell table:formula="of:=10*LOG10([.E735]/1000)" office:value-type="float" office:value="-42.8422647564674" calcext:value-type="float">
            <text:p>-42,84</text:p>
          </table:table-cell>
        </table:table-row>
        <table:table-row table:style-name="ro1">
          <table:table-cell table:formula="of:=[.A735]+1" office:value-type="float" office:value="734" calcext:value-type="float">
            <text:p>734</text:p>
          </table:table-cell>
          <table:table-cell table:style-name="ce1" office:value-type="float" office:value="0.001763617" calcext:value-type="float">
            <text:p>1,76E-003</text:p>
          </table:table-cell>
          <table:table-cell table:style-name="ce1" office:value-type="float" office:value="-0.05422734" calcext:value-type="float">
            <text:p>-5,42E-002</text:p>
          </table:table-cell>
          <table:table-cell table:formula="of:= ABS([.B736])" office:value-type="float" office:value="0.001763617" calcext:value-type="float">
            <text:p>1,76E-03</text:p>
          </table:table-cell>
          <table:table-cell table:formula="of:= ABS([.C736])" office:value-type="float" office:value="0.05422734" calcext:value-type="float">
            <text:p>5,42E-02</text:p>
          </table:table-cell>
          <table:table-cell table:formula="of:=10*LOG10([.D736]/1000)" office:value-type="float" office:value="-57.5359572353895" calcext:value-type="float">
            <text:p>-57,54</text:p>
          </table:table-cell>
          <table:table-cell table:formula="of:=10*LOG10([.E736]/1000)" office:value-type="float" office:value="-42.657816983795" calcext:value-type="float">
            <text:p>-42,66</text:p>
          </table:table-cell>
        </table:table-row>
        <table:table-row table:style-name="ro1">
          <table:table-cell table:formula="of:=[.A736]+1" office:value-type="float" office:value="735" calcext:value-type="float">
            <text:p>735</text:p>
          </table:table-cell>
          <table:table-cell table:style-name="ce1" office:value-type="float" office:value="-0.001800258" calcext:value-type="float">
            <text:p>-1,80E-003</text:p>
          </table:table-cell>
          <table:table-cell table:style-name="ce1" office:value-type="float" office:value="-0.05197405" calcext:value-type="float">
            <text:p>-5,20E-002</text:p>
          </table:table-cell>
          <table:table-cell table:formula="of:= ABS([.B737])" office:value-type="float" office:value="0.001800258" calcext:value-type="float">
            <text:p>1,80E-03</text:p>
          </table:table-cell>
          <table:table-cell table:formula="of:= ABS([.C737])" office:value-type="float" office:value="0.05197405" calcext:value-type="float">
            <text:p>5,20E-02</text:p>
          </table:table-cell>
          <table:table-cell table:formula="of:=10*LOG10([.D737]/1000)" office:value-type="float" office:value="-57.446652504817" calcext:value-type="float">
            <text:p>-57,45</text:p>
          </table:table-cell>
          <table:table-cell table:formula="of:=10*LOG10([.E737]/1000)" office:value-type="float" office:value="-42.8421344011152" calcext:value-type="float">
            <text:p>-42,84</text:p>
          </table:table-cell>
        </table:table-row>
        <table:table-row table:style-name="ro1">
          <table:table-cell table:formula="of:=[.A737]+1" office:value-type="float" office:value="736" calcext:value-type="float">
            <text:p>736</text:p>
          </table:table-cell>
          <table:table-cell table:style-name="ce1" office:value-type="float" office:value="0.00176126" calcext:value-type="float">
            <text:p>1,76E-003</text:p>
          </table:table-cell>
          <table:table-cell table:style-name="ce1" office:value-type="float" office:value="-0.05422585" calcext:value-type="float">
            <text:p>-5,42E-002</text:p>
          </table:table-cell>
          <table:table-cell table:formula="of:= ABS([.B738])" office:value-type="float" office:value="0.00176126" calcext:value-type="float">
            <text:p>1,76E-03</text:p>
          </table:table-cell>
          <table:table-cell table:formula="of:= ABS([.C738])" office:value-type="float" office:value="0.05422585" calcext:value-type="float">
            <text:p>5,42E-02</text:p>
          </table:table-cell>
          <table:table-cell table:formula="of:=10*LOG10([.D738]/1000)" office:value-type="float" office:value="-57.541765280586" calcext:value-type="float">
            <text:p>-57,54</text:p>
          </table:table-cell>
          <table:table-cell table:formula="of:=10*LOG10([.E738]/1000)" office:value-type="float" office:value="-42.6579363161591" calcext:value-type="float">
            <text:p>-42,66</text:p>
          </table:table-cell>
        </table:table-row>
        <table:table-row table:style-name="ro1">
          <table:table-cell table:formula="of:=[.A738]+1" office:value-type="float" office:value="737" calcext:value-type="float">
            <text:p>737</text:p>
          </table:table-cell>
          <table:table-cell table:style-name="ce1" office:value-type="float" office:value="-0.001797804" calcext:value-type="float">
            <text:p>-1,80E-003</text:p>
          </table:table-cell>
          <table:table-cell table:style-name="ce1" office:value-type="float" office:value="-0.0519756" calcext:value-type="float">
            <text:p>-5,20E-002</text:p>
          </table:table-cell>
          <table:table-cell table:formula="of:= ABS([.B739])" office:value-type="float" office:value="0.001797804" calcext:value-type="float">
            <text:p>1,80E-03</text:p>
          </table:table-cell>
          <table:table-cell table:formula="of:= ABS([.C739])" office:value-type="float" office:value="0.0519756" calcext:value-type="float">
            <text:p>5,20E-02</text:p>
          </table:table-cell>
          <table:table-cell table:formula="of:=10*LOG10([.D739]/1000)" office:value-type="float" office:value="-57.4525765762968" calcext:value-type="float">
            <text:p>-57,45</text:p>
          </table:table-cell>
          <table:table-cell table:formula="of:=10*LOG10([.E739]/1000)" office:value-type="float" office:value="-42.8420048852492" calcext:value-type="float">
            <text:p>-42,84</text:p>
          </table:table-cell>
        </table:table-row>
        <table:table-row table:style-name="ro1">
          <table:table-cell table:formula="of:=[.A739]+1" office:value-type="float" office:value="738" calcext:value-type="float">
            <text:p>738</text:p>
          </table:table-cell>
          <table:table-cell table:style-name="ce1" office:value-type="float" office:value="0.001758912" calcext:value-type="float">
            <text:p>1,76E-003</text:p>
          </table:table-cell>
          <table:table-cell table:style-name="ce1" office:value-type="float" office:value="-0.05422436" calcext:value-type="float">
            <text:p>-5,42E-002</text:p>
          </table:table-cell>
          <table:table-cell table:formula="of:= ABS([.B740])" office:value-type="float" office:value="0.001758912" calcext:value-type="float">
            <text:p>1,76E-03</text:p>
          </table:table-cell>
          <table:table-cell table:formula="of:= ABS([.C740])" office:value-type="float" office:value="0.05422436" calcext:value-type="float">
            <text:p>5,42E-02</text:p>
          </table:table-cell>
          <table:table-cell table:formula="of:=10*LOG10([.D740]/1000)" office:value-type="float" office:value="-57.5475588815506" calcext:value-type="float">
            <text:p>-57,55</text:p>
          </table:table-cell>
          <table:table-cell table:formula="of:=10*LOG10([.E740]/1000)" office:value-type="float" office:value="-42.6580556518023" calcext:value-type="float">
            <text:p>-42,66</text:p>
          </table:table-cell>
        </table:table-row>
        <table:table-row table:style-name="ro1">
          <table:table-cell table:formula="of:=[.A740]+1" office:value-type="float" office:value="739" calcext:value-type="float">
            <text:p>739</text:p>
          </table:table-cell>
          <table:table-cell table:style-name="ce1" office:value-type="float" office:value="-0.00179536" calcext:value-type="float">
            <text:p>-1,80E-003</text:p>
          </table:table-cell>
          <table:table-cell table:style-name="ce1" office:value-type="float" office:value="-0.05197715" calcext:value-type="float">
            <text:p>-5,20E-002</text:p>
          </table:table-cell>
          <table:table-cell table:formula="of:= ABS([.B741])" office:value-type="float" office:value="0.00179536" calcext:value-type="float">
            <text:p>1,80E-03</text:p>
          </table:table-cell>
          <table:table-cell table:formula="of:= ABS([.C741])" office:value-type="float" office:value="0.05197715" calcext:value-type="float">
            <text:p>5,20E-02</text:p>
          </table:table-cell>
          <table:table-cell table:formula="of:=10*LOG10([.D741]/1000)" office:value-type="float" office:value="-57.4584845497567" calcext:value-type="float">
            <text:p>-57,46</text:p>
          </table:table-cell>
          <table:table-cell table:formula="of:=10*LOG10([.E741]/1000)" office:value-type="float" office:value="-42.8418753732455" calcext:value-type="float">
            <text:p>-42,84</text:p>
          </table:table-cell>
        </table:table-row>
        <table:table-row table:style-name="ro1">
          <table:table-cell table:formula="of:=[.A741]+1" office:value-type="float" office:value="740" calcext:value-type="float">
            <text:p>740</text:p>
          </table:table-cell>
          <table:table-cell table:style-name="ce1" office:value-type="float" office:value="0.001756574" calcext:value-type="float">
            <text:p>1,76E-003</text:p>
          </table:table-cell>
          <table:table-cell table:style-name="ce1" office:value-type="float" office:value="-0.05422289" calcext:value-type="float">
            <text:p>-5,42E-002</text:p>
          </table:table-cell>
          <table:table-cell table:formula="of:= ABS([.B742])" office:value-type="float" office:value="0.001756574" calcext:value-type="float">
            <text:p>1,76E-03</text:p>
          </table:table-cell>
          <table:table-cell table:formula="of:= ABS([.C742])" office:value-type="float" office:value="0.05422289" calcext:value-type="float">
            <text:p>5,42E-02</text:p>
          </table:table-cell>
          <table:table-cell table:formula="of:=10*LOG10([.D742]/1000)" office:value-type="float" office:value="-57.5533354976338" calcext:value-type="float">
            <text:p>-57,55</text:p>
          </table:table-cell>
          <table:table-cell table:formula="of:=10*LOG10([.E742]/1000)" office:value-type="float" office:value="-42.6581733888382" calcext:value-type="float">
            <text:p>-42,66</text:p>
          </table:table-cell>
        </table:table-row>
        <table:table-row table:style-name="ro1">
          <table:table-cell table:formula="of:=[.A742]+1" office:value-type="float" office:value="741" calcext:value-type="float">
            <text:p>741</text:p>
          </table:table-cell>
          <table:table-cell table:style-name="ce1" office:value-type="float" office:value="-0.001792925" calcext:value-type="float">
            <text:p>-1,79E-003</text:p>
          </table:table-cell>
          <table:table-cell table:style-name="ce1" office:value-type="float" office:value="-0.05197869" calcext:value-type="float">
            <text:p>-5,20E-002</text:p>
          </table:table-cell>
          <table:table-cell table:formula="of:= ABS([.B743])" office:value-type="float" office:value="0.001792925" calcext:value-type="float">
            <text:p>1,79E-03</text:p>
          </table:table-cell>
          <table:table-cell table:formula="of:= ABS([.C743])" office:value-type="float" office:value="0.05197869" calcext:value-type="float">
            <text:p>5,20E-02</text:p>
          </table:table-cell>
          <table:table-cell table:formula="of:=10*LOG10([.D743]/1000)" office:value-type="float" office:value="-57.4643787706771" calcext:value-type="float">
            <text:p>-57,46</text:p>
          </table:table-cell>
          <table:table-cell table:formula="of:=10*LOG10([.E743]/1000)" office:value-type="float" office:value="-42.841746700628" calcext:value-type="float">
            <text:p>-42,84</text:p>
          </table:table-cell>
        </table:table-row>
        <table:table-row table:style-name="ro1">
          <table:table-cell table:formula="of:=[.A743]+1" office:value-type="float" office:value="742" calcext:value-type="float">
            <text:p>742</text:p>
          </table:table-cell>
          <table:table-cell table:style-name="ce1" office:value-type="float" office:value="0.001754245" calcext:value-type="float">
            <text:p>1,75E-003</text:p>
          </table:table-cell>
          <table:table-cell table:style-name="ce1" office:value-type="float" office:value="-0.05422141" calcext:value-type="float">
            <text:p>-5,42E-002</text:p>
          </table:table-cell>
          <table:table-cell table:formula="of:= ABS([.B744])" office:value-type="float" office:value="0.001754245" calcext:value-type="float">
            <text:p>1,75E-03</text:p>
          </table:table-cell>
          <table:table-cell table:formula="of:= ABS([.C744])" office:value-type="float" office:value="0.05422141" calcext:value-type="float">
            <text:p>5,42E-02</text:p>
          </table:table-cell>
          <table:table-cell table:formula="of:=10*LOG10([.D744]/1000)" office:value-type="float" office:value="-57.5590975263612" calcext:value-type="float">
            <text:p>-57,56</text:p>
          </table:table-cell>
          <table:table-cell table:formula="of:=10*LOG10([.E744]/1000)" office:value-type="float" office:value="-42.6582919300309" calcext:value-type="float">
            <text:p>-42,66</text:p>
          </table:table-cell>
        </table:table-row>
        <table:table-row table:style-name="ro1">
          <table:table-cell table:formula="of:=[.A744]+1" office:value-type="float" office:value="743" calcext:value-type="float">
            <text:p>743</text:p>
          </table:table-cell>
          <table:table-cell table:style-name="ce1" office:value-type="float" office:value="-0.0017905" calcext:value-type="float">
            <text:p>-1,79E-003</text:p>
          </table:table-cell>
          <table:table-cell table:style-name="ce1" office:value-type="float" office:value="-0.05198022" calcext:value-type="float">
            <text:p>-5,20E-002</text:p>
          </table:table-cell>
          <table:table-cell table:formula="of:= ABS([.B745])" office:value-type="float" office:value="0.0017905" calcext:value-type="float">
            <text:p>1,79E-03</text:p>
          </table:table-cell>
          <table:table-cell table:formula="of:= ABS([.C745])" office:value-type="float" office:value="0.05198022" calcext:value-type="float">
            <text:p>5,20E-02</text:p>
          </table:table-cell>
          <table:table-cell table:formula="of:=10*LOG10([.D745]/1000)" office:value-type="float" office:value="-57.4702567465208" calcext:value-type="float">
            <text:p>-57,47</text:p>
          </table:table-cell>
          <table:table-cell table:formula="of:=10*LOG10([.E745]/1000)" office:value-type="float" office:value="-42.841618867322" calcext:value-type="float">
            <text:p>-42,84</text:p>
          </table:table-cell>
        </table:table-row>
        <table:table-row table:style-name="ro1">
          <table:table-cell table:formula="of:=[.A745]+1" office:value-type="float" office:value="744" calcext:value-type="float">
            <text:p>744</text:p>
          </table:table-cell>
          <table:table-cell table:style-name="ce1" office:value-type="float" office:value="0.001751926" calcext:value-type="float">
            <text:p>1,75E-003</text:p>
          </table:table-cell>
          <table:table-cell table:style-name="ce1" office:value-type="float" office:value="-0.05421995" calcext:value-type="float">
            <text:p>-5,42E-002</text:p>
          </table:table-cell>
          <table:table-cell table:formula="of:= ABS([.B746])" office:value-type="float" office:value="0.001751926" calcext:value-type="float">
            <text:p>1,75E-03</text:p>
          </table:table-cell>
          <table:table-cell table:formula="of:= ABS([.C746])" office:value-type="float" office:value="0.05421995" calcext:value-type="float">
            <text:p>5,42E-02</text:p>
          </table:table-cell>
          <table:table-cell table:formula="of:=10*LOG10([.D746]/1000)" office:value-type="float" office:value="-57.5648424204373" calcext:value-type="float">
            <text:p>-57,56</text:p>
          </table:table-cell>
          <table:table-cell table:formula="of:=10*LOG10([.E746]/1000)" office:value-type="float" office:value="-42.658408872486" calcext:value-type="float">
            <text:p>-42,66</text:p>
          </table:table-cell>
        </table:table-row>
        <table:table-row table:style-name="ro1">
          <table:table-cell table:formula="of:=[.A746]+1" office:value-type="float" office:value="745" calcext:value-type="float">
            <text:p>745</text:p>
          </table:table-cell>
          <table:table-cell table:style-name="ce1" office:value-type="float" office:value="-0.001788086" calcext:value-type="float">
            <text:p>-1,79E-003</text:p>
          </table:table-cell>
          <table:table-cell table:style-name="ce1" office:value-type="float" office:value="-0.05198175" calcext:value-type="float">
            <text:p>-5,20E-002</text:p>
          </table:table-cell>
          <table:table-cell table:formula="of:= ABS([.B747])" office:value-type="float" office:value="0.001788086" calcext:value-type="float">
            <text:p>1,79E-03</text:p>
          </table:table-cell>
          <table:table-cell table:formula="of:= ABS([.C747])" office:value-type="float" office:value="0.05198175" calcext:value-type="float">
            <text:p>5,20E-02</text:p>
          </table:table-cell>
          <table:table-cell table:formula="of:=10*LOG10([.D747]/1000)" office:value-type="float" office:value="-57.4761159715797" calcext:value-type="float">
            <text:p>-57,48</text:p>
          </table:table-cell>
          <table:table-cell table:formula="of:=10*LOG10([.E747]/1000)" office:value-type="float" office:value="-42.8414910377787" calcext:value-type="float">
            <text:p>-42,84</text:p>
          </table:table-cell>
        </table:table-row>
        <table:table-row table:style-name="ro1">
          <table:table-cell table:formula="of:=[.A747]+1" office:value-type="float" office:value="746" calcext:value-type="float">
            <text:p>746</text:p>
          </table:table-cell>
          <table:table-cell table:style-name="ce1" office:value-type="float" office:value="0.001749616" calcext:value-type="float">
            <text:p>1,75E-003</text:p>
          </table:table-cell>
          <table:table-cell table:style-name="ce1" office:value-type="float" office:value="-0.05421849" calcext:value-type="float">
            <text:p>-5,42E-002</text:p>
          </table:table-cell>
          <table:table-cell table:formula="of:= ABS([.B748])" office:value-type="float" office:value="0.001749616" calcext:value-type="float">
            <text:p>1,75E-03</text:p>
          </table:table-cell>
          <table:table-cell table:formula="of:= ABS([.C748])" office:value-type="float" office:value="0.05421849" calcext:value-type="float">
            <text:p>5,42E-02</text:p>
          </table:table-cell>
          <table:table-cell table:formula="of:=10*LOG10([.D748]/1000)" office:value-type="float" office:value="-57.5705725838838" calcext:value-type="float">
            <text:p>-57,57</text:p>
          </table:table-cell>
          <table:table-cell table:formula="of:=10*LOG10([.E748]/1000)" office:value-type="float" office:value="-42.6585258180901" calcext:value-type="float">
            <text:p>-42,66</text:p>
          </table:table-cell>
        </table:table-row>
        <table:table-row table:style-name="ro1">
          <table:table-cell table:formula="of:=[.A748]+1" office:value-type="float" office:value="747" calcext:value-type="float">
            <text:p>747</text:p>
          </table:table-cell>
          <table:table-cell table:style-name="ce1" office:value-type="float" office:value="-0.00178568" calcext:value-type="float">
            <text:p>-1,79E-003</text:p>
          </table:table-cell>
          <table:table-cell table:style-name="ce1" office:value-type="float" office:value="-0.05198327" calcext:value-type="float">
            <text:p>-5,20E-002</text:p>
          </table:table-cell>
          <table:table-cell table:formula="of:= ABS([.B749])" office:value-type="float" office:value="0.00178568" calcext:value-type="float">
            <text:p>1,79E-03</text:p>
          </table:table-cell>
          <table:table-cell table:formula="of:= ABS([.C749])" office:value-type="float" office:value="0.05198327" calcext:value-type="float">
            <text:p>5,20E-02</text:p>
          </table:table-cell>
          <table:table-cell table:formula="of:=10*LOG10([.D749]/1000)" office:value-type="float" office:value="-57.481963655403" calcext:value-type="float">
            <text:p>-57,48</text:p>
          </table:table-cell>
          <table:table-cell table:formula="of:=10*LOG10([.E749]/1000)" office:value-type="float" office:value="-42.8413640474482" calcext:value-type="float">
            <text:p>-42,84</text:p>
          </table:table-cell>
        </table:table-row>
        <table:table-row table:style-name="ro1">
          <table:table-cell table:formula="of:=[.A749]+1" office:value-type="float" office:value="748" calcext:value-type="float">
            <text:p>748</text:p>
          </table:table-cell>
          <table:table-cell table:style-name="ce1" office:value-type="float" office:value="0.001747314" calcext:value-type="float">
            <text:p>1,75E-003</text:p>
          </table:table-cell>
          <table:table-cell table:style-name="ce1" office:value-type="float" office:value="-0.05421703" calcext:value-type="float">
            <text:p>-5,42E-002</text:p>
          </table:table-cell>
          <table:table-cell table:formula="of:= ABS([.B750])" office:value-type="float" office:value="0.001747314" calcext:value-type="float">
            <text:p>1,75E-03</text:p>
          </table:table-cell>
          <table:table-cell table:formula="of:= ABS([.C750])" office:value-type="float" office:value="0.05421703" calcext:value-type="float">
            <text:p>5,42E-02</text:p>
          </table:table-cell>
          <table:table-cell table:formula="of:=10*LOG10([.D750]/1000)" office:value-type="float" office:value="-57.5762904337793" calcext:value-type="float">
            <text:p>-57,58</text:p>
          </table:table-cell>
          <table:table-cell table:formula="of:=10*LOG10([.E750]/1000)" office:value-type="float" office:value="-42.6586427668433" calcext:value-type="float">
            <text:p>-42,66</text:p>
          </table:table-cell>
        </table:table-row>
        <table:table-row table:style-name="ro1">
          <table:table-cell table:formula="of:=[.A750]+1" office:value-type="float" office:value="749" calcext:value-type="float">
            <text:p>749</text:p>
          </table:table-cell>
          <table:table-cell table:style-name="ce1" office:value-type="float" office:value="-0.001783285" calcext:value-type="float">
            <text:p>-1,78E-003</text:p>
          </table:table-cell>
          <table:table-cell table:style-name="ce1" office:value-type="float" office:value="-0.05198478" calcext:value-type="float">
            <text:p>-5,20E-002</text:p>
          </table:table-cell>
          <table:table-cell table:formula="of:= ABS([.B751])" office:value-type="float" office:value="0.001783285" calcext:value-type="float">
            <text:p>1,78E-03</text:p>
          </table:table-cell>
          <table:table-cell table:formula="of:= ABS([.C751])" office:value-type="float" office:value="0.05198478" calcext:value-type="float">
            <text:p>5,20E-02</text:p>
          </table:table-cell>
          <table:table-cell table:formula="of:=10*LOG10([.D751]/1000)" office:value-type="float" office:value="-57.4877924345605" calcext:value-type="float">
            <text:p>-57,49</text:p>
          </table:table-cell>
          <table:table-cell table:formula="of:=10*LOG10([.E751]/1000)" office:value-type="float" office:value="-42.841237896257" calcext:value-type="float">
            <text:p>-42,84</text:p>
          </table:table-cell>
        </table:table-row>
        <table:table-row table:style-name="ro1">
          <table:table-cell table:formula="of:=[.A751]+1" office:value-type="float" office:value="750" calcext:value-type="float">
            <text:p>750</text:p>
          </table:table-cell>
          <table:table-cell table:style-name="ce1" office:value-type="float" office:value="0.001745022" calcext:value-type="float">
            <text:p>1,75E-003</text:p>
          </table:table-cell>
          <table:table-cell table:style-name="ce1" office:value-type="float" office:value="-0.05421558" calcext:value-type="float">
            <text:p>-5,42E-002</text:p>
          </table:table-cell>
          <table:table-cell table:formula="of:= ABS([.B752])" office:value-type="float" office:value="0.001745022" calcext:value-type="float">
            <text:p>1,75E-03</text:p>
          </table:table-cell>
          <table:table-cell table:formula="of:= ABS([.C752])" office:value-type="float" office:value="0.05421558" calcext:value-type="float">
            <text:p>5,42E-02</text:p>
          </table:table-cell>
          <table:table-cell table:formula="of:=10*LOG10([.D752]/1000)" office:value-type="float" office:value="-57.5819909339341" calcext:value-type="float">
            <text:p>-57,58</text:p>
          </table:table-cell>
          <table:table-cell table:formula="of:=10*LOG10([.E752]/1000)" office:value-type="float" office:value="-42.6587589176948" calcext:value-type="float">
            <text:p>-42,66</text:p>
          </table:table-cell>
        </table:table-row>
        <table:table-row table:style-name="ro1">
          <table:table-cell table:formula="of:=[.A752]+1" office:value-type="float" office:value="751" calcext:value-type="float">
            <text:p>751</text:p>
          </table:table-cell>
          <table:table-cell table:style-name="ce1" office:value-type="float" office:value="-0.001780899" calcext:value-type="float">
            <text:p>-1,78E-003</text:p>
          </table:table-cell>
          <table:table-cell table:style-name="ce1" office:value-type="float" office:value="-0.05198629" calcext:value-type="float">
            <text:p>-5,20E-002</text:p>
          </table:table-cell>
          <table:table-cell table:formula="of:= ABS([.B753])" office:value-type="float" office:value="0.001780899" calcext:value-type="float">
            <text:p>1,78E-03</text:p>
          </table:table-cell>
          <table:table-cell table:formula="of:= ABS([.C753])" office:value-type="float" office:value="0.05198629" calcext:value-type="float">
            <text:p>5,20E-02</text:p>
          </table:table-cell>
          <table:table-cell table:formula="of:=10*LOG10([.D753]/1000)" office:value-type="float" office:value="-57.4936070995083" calcext:value-type="float">
            <text:p>-57,49</text:p>
          </table:table-cell>
          <table:table-cell table:formula="of:=10*LOG10([.E753]/1000)" office:value-type="float" office:value="-42.84111174873" calcext:value-type="float">
            <text:p>-42,84</text:p>
          </table:table-cell>
        </table:table-row>
        <table:table-row table:style-name="ro1">
          <table:table-cell table:formula="of:=[.A753]+1" office:value-type="float" office:value="752" calcext:value-type="float">
            <text:p>752</text:p>
          </table:table-cell>
          <table:table-cell table:style-name="ce1" office:value-type="float" office:value="0.001742739" calcext:value-type="float">
            <text:p>1,74E-003</text:p>
          </table:table-cell>
          <table:table-cell table:style-name="ce1" office:value-type="float" office:value="-0.05421414" calcext:value-type="float">
            <text:p>-5,42E-002</text:p>
          </table:table-cell>
          <table:table-cell table:formula="of:= ABS([.B754])" office:value-type="float" office:value="0.001742739" calcext:value-type="float">
            <text:p>1,74E-03</text:p>
          </table:table-cell>
          <table:table-cell table:formula="of:= ABS([.C754])" office:value-type="float" office:value="0.05421414" calcext:value-type="float">
            <text:p>5,42E-02</text:p>
          </table:table-cell>
          <table:table-cell table:formula="of:=10*LOG10([.D754]/1000)" office:value-type="float" office:value="-57.5876764980757" calcext:value-type="float">
            <text:p>-57,59</text:p>
          </table:table-cell>
          <table:table-cell table:formula="of:=10*LOG10([.E754]/1000)" office:value-type="float" office:value="-42.6588742705803" calcext:value-type="float">
            <text:p>-42,66</text:p>
          </table:table-cell>
        </table:table-row>
        <table:table-row table:style-name="ro1">
          <table:table-cell table:formula="of:=[.A754]+1" office:value-type="float" office:value="753" calcext:value-type="float">
            <text:p>753</text:p>
          </table:table-cell>
          <table:table-cell table:style-name="ce1" office:value-type="float" office:value="-0.001778523" calcext:value-type="float">
            <text:p>-1,78E-003</text:p>
          </table:table-cell>
          <table:table-cell table:style-name="ce1" office:value-type="float" office:value="-0.05198779" calcext:value-type="float">
            <text:p>-5,20E-002</text:p>
          </table:table-cell>
          <table:table-cell table:formula="of:= ABS([.B755])" office:value-type="float" office:value="0.001778523" calcext:value-type="float">
            <text:p>1,78E-03</text:p>
          </table:table-cell>
          <table:table-cell table:formula="of:= ABS([.C755])" office:value-type="float" office:value="0.05198779" calcext:value-type="float">
            <text:p>5,20E-02</text:p>
          </table:table-cell>
          <table:table-cell table:formula="of:=10*LOG10([.D755]/1000)" office:value-type="float" office:value="-57.4994051411132" calcext:value-type="float">
            <text:p>-57,50</text:p>
          </table:table-cell>
          <table:table-cell table:formula="of:=10*LOG10([.E755]/1000)" office:value-type="float" office:value="-42.8409864402449" calcext:value-type="float">
            <text:p>-42,84</text:p>
          </table:table-cell>
        </table:table-row>
        <table:table-row table:style-name="ro1">
          <table:table-cell table:formula="of:=[.A755]+1" office:value-type="float" office:value="754" calcext:value-type="float">
            <text:p>754</text:p>
          </table:table-cell>
          <table:table-cell table:style-name="ce1" office:value-type="float" office:value="0.001740465" calcext:value-type="float">
            <text:p>1,74E-003</text:p>
          </table:table-cell>
          <table:table-cell table:style-name="ce1" office:value-type="float" office:value="-0.0542127" calcext:value-type="float">
            <text:p>-5,42E-002</text:p>
          </table:table-cell>
          <table:table-cell table:formula="of:= ABS([.B756])" office:value-type="float" office:value="0.001740465" calcext:value-type="float">
            <text:p>1,74E-03</text:p>
          </table:table-cell>
          <table:table-cell table:formula="of:= ABS([.C756])" office:value-type="float" office:value="0.0542127" calcext:value-type="float">
            <text:p>5,42E-02</text:p>
          </table:table-cell>
          <table:table-cell table:formula="of:=10*LOG10([.D756]/1000)" office:value-type="float" office:value="-57.5933470576648" calcext:value-type="float">
            <text:p>-57,59</text:p>
          </table:table-cell>
          <table:table-cell table:formula="of:=10*LOG10([.E756]/1000)" office:value-type="float" office:value="-42.6589896265298" calcext:value-type="float">
            <text:p>-42,66</text:p>
          </table:table-cell>
        </table:table-row>
        <table:table-row table:style-name="ro1">
          <table:table-cell table:formula="of:=[.A756]+1" office:value-type="float" office:value="755" calcext:value-type="float">
            <text:p>755</text:p>
          </table:table-cell>
          <table:table-cell table:style-name="ce1" office:value-type="float" office:value="-0.001776156" calcext:value-type="float">
            <text:p>-1,78E-003</text:p>
          </table:table-cell>
          <table:table-cell table:style-name="ce1" office:value-type="float" office:value="-0.05198929" calcext:value-type="float">
            <text:p>-5,20E-002</text:p>
          </table:table-cell>
          <table:table-cell table:formula="of:= ABS([.B757])" office:value-type="float" office:value="0.001776156" calcext:value-type="float">
            <text:p>1,78E-03</text:p>
          </table:table-cell>
          <table:table-cell table:formula="of:= ABS([.C757])" office:value-type="float" office:value="0.05198929" calcext:value-type="float">
            <text:p>5,20E-02</text:p>
          </table:table-cell>
          <table:table-cell table:formula="of:=10*LOG10([.D757]/1000)" office:value-type="float" office:value="-57.5051889274444" calcext:value-type="float">
            <text:p>-57,51</text:p>
          </table:table-cell>
          <table:table-cell table:formula="of:=10*LOG10([.E757]/1000)" office:value-type="float" office:value="-42.8408611353752" calcext:value-type="float">
            <text:p>-42,84</text:p>
          </table:table-cell>
        </table:table-row>
        <table:table-row table:style-name="ro1">
          <table:table-cell table:formula="of:=[.A757]+1" office:value-type="float" office:value="756" calcext:value-type="float">
            <text:p>756</text:p>
          </table:table-cell>
          <table:table-cell table:style-name="ce1" office:value-type="float" office:value="0.0017382" calcext:value-type="float">
            <text:p>1,74E-003</text:p>
          </table:table-cell>
          <table:table-cell table:style-name="ce1" office:value-type="float" office:value="-0.05421127" calcext:value-type="float">
            <text:p>-5,42E-002</text:p>
          </table:table-cell>
          <table:table-cell table:formula="of:= ABS([.B758])" office:value-type="float" office:value="0.0017382" calcext:value-type="float">
            <text:p>1,74E-03</text:p>
          </table:table-cell>
          <table:table-cell table:formula="of:= ABS([.C758])" office:value-type="float" office:value="0.05421127" calcext:value-type="float">
            <text:p>5,42E-02</text:p>
          </table:table-cell>
          <table:table-cell table:formula="of:=10*LOG10([.D758]/1000)" office:value-type="float" office:value="-57.5990025441259" calcext:value-type="float">
            <text:p>-57,60</text:p>
          </table:table-cell>
          <table:table-cell table:formula="of:=10*LOG10([.E758]/1000)" office:value-type="float" office:value="-42.6591041844286" calcext:value-type="float">
            <text:p>-42,66</text:p>
          </table:table-cell>
        </table:table-row>
        <table:table-row table:style-name="ro1">
          <table:table-cell table:formula="of:=[.A758]+1" office:value-type="float" office:value="757" calcext:value-type="float">
            <text:p>757</text:p>
          </table:table-cell>
          <table:table-cell table:style-name="ce1" office:value-type="float" office:value="-0.001773799" calcext:value-type="float">
            <text:p>-1,77E-003</text:p>
          </table:table-cell>
          <table:table-cell table:style-name="ce1" office:value-type="float" office:value="-0.05199078" calcext:value-type="float">
            <text:p>-5,20E-002</text:p>
          </table:table-cell>
          <table:table-cell table:formula="of:= ABS([.B759])" office:value-type="float" office:value="0.001773799" calcext:value-type="float">
            <text:p>1,77E-03</text:p>
          </table:table-cell>
          <table:table-cell table:formula="of:= ABS([.C759])" office:value-type="float" office:value="0.05199078" calcext:value-type="float">
            <text:p>5,20E-02</text:p>
          </table:table-cell>
          <table:table-cell table:formula="of:=10*LOG10([.D759]/1000)" office:value-type="float" office:value="-57.5109559427686" calcext:value-type="float">
            <text:p>-57,51</text:p>
          </table:table-cell>
          <table:table-cell table:formula="of:=10*LOG10([.E759]/1000)" office:value-type="float" office:value="-42.8407366694506" calcext:value-type="float">
            <text:p>-42,84</text:p>
          </table:table-cell>
        </table:table-row>
        <table:table-row table:style-name="ro1">
          <table:table-cell table:formula="of:=[.A759]+1" office:value-type="float" office:value="758" calcext:value-type="float">
            <text:p>758</text:p>
          </table:table-cell>
          <table:table-cell table:style-name="ce1" office:value-type="float" office:value="0.001735944" calcext:value-type="float">
            <text:p>1,74E-003</text:p>
          </table:table-cell>
          <table:table-cell table:style-name="ce1" office:value-type="float" office:value="-0.05420984" calcext:value-type="float">
            <text:p>-5,42E-002</text:p>
          </table:table-cell>
          <table:table-cell table:formula="of:= ABS([.B760])" office:value-type="float" office:value="0.001735944" calcext:value-type="float">
            <text:p>1,74E-03</text:p>
          </table:table-cell>
          <table:table-cell table:formula="of:= ABS([.C760])" office:value-type="float" office:value="0.05420984" calcext:value-type="float">
            <text:p>5,42E-02</text:p>
          </table:table-cell>
          <table:table-cell table:formula="of:=10*LOG10([.D760]/1000)" office:value-type="float" office:value="-57.6046428888491" calcext:value-type="float">
            <text:p>-57,60</text:p>
          </table:table-cell>
          <table:table-cell table:formula="of:=10*LOG10([.E760]/1000)" office:value-type="float" office:value="-42.6592187453493" calcext:value-type="float">
            <text:p>-42,66</text:p>
          </table:table-cell>
        </table:table-row>
        <table:table-row table:style-name="ro1">
          <table:table-cell table:formula="of:=[.A760]+1" office:value-type="float" office:value="759" calcext:value-type="float">
            <text:p>759</text:p>
          </table:table-cell>
          <table:table-cell table:style-name="ce1" office:value-type="float" office:value="-0.00177145" calcext:value-type="float">
            <text:p>-1,77E-003</text:p>
          </table:table-cell>
          <table:table-cell table:style-name="ce1" office:value-type="float" office:value="-0.05199226" calcext:value-type="float">
            <text:p>-5,20E-002</text:p>
          </table:table-cell>
          <table:table-cell table:formula="of:= ABS([.B761])" office:value-type="float" office:value="0.00177145" calcext:value-type="float">
            <text:p>1,77E-03</text:p>
          </table:table-cell>
          <table:table-cell table:formula="of:= ABS([.C761])" office:value-type="float" office:value="0.05199226" calcext:value-type="float">
            <text:p>5,20E-02</text:p>
          </table:table-cell>
          <table:table-cell table:formula="of:=10*LOG10([.D761]/1000)" office:value-type="float" office:value="-57.5167110132152" calcext:value-type="float">
            <text:p>-57,52</text:p>
          </table:table-cell>
          <table:table-cell table:formula="of:=10*LOG10([.E761]/1000)" office:value-type="float" office:value="-42.8406130423988" calcext:value-type="float">
            <text:p>-42,84</text:p>
          </table:table-cell>
        </table:table-row>
        <table:table-row table:style-name="ro1">
          <table:table-cell table:formula="of:=[.A761]+1" office:value-type="float" office:value="760" calcext:value-type="float">
            <text:p>760</text:p>
          </table:table-cell>
          <table:table-cell table:style-name="ce1" office:value-type="float" office:value="0.001733697" calcext:value-type="float">
            <text:p>1,73E-003</text:p>
          </table:table-cell>
          <table:table-cell table:style-name="ce1" office:value-type="float" office:value="-0.05420842" calcext:value-type="float">
            <text:p>-5,42E-002</text:p>
          </table:table-cell>
          <table:table-cell table:formula="of:= ABS([.B762])" office:value-type="float" office:value="0.001733697" calcext:value-type="float">
            <text:p>1,73E-03</text:p>
          </table:table-cell>
          <table:table-cell table:formula="of:= ABS([.C762])" office:value-type="float" office:value="0.05420842" calcext:value-type="float">
            <text:p>5,42E-02</text:p>
          </table:table-cell>
          <table:table-cell table:formula="of:=10*LOG10([.D762]/1000)" office:value-type="float" office:value="-57.6102680231916" calcext:value-type="float">
            <text:p>-57,61</text:p>
          </table:table-cell>
          <table:table-cell table:formula="of:=10*LOG10([.E762]/1000)" office:value-type="float" office:value="-42.6593325081351" calcext:value-type="float">
            <text:p>-42,66</text:p>
          </table:table-cell>
        </table:table-row>
        <table:table-row table:style-name="ro1">
          <table:table-cell table:formula="of:=[.A762]+1" office:value-type="float" office:value="761" calcext:value-type="float">
            <text:p>761</text:p>
          </table:table-cell>
          <table:table-cell table:style-name="ce1" office:value-type="float" office:value="-0.001769112" calcext:value-type="float">
            <text:p>-1,77E-003</text:p>
          </table:table-cell>
          <table:table-cell table:style-name="ce1" office:value-type="float" office:value="-0.05199374" calcext:value-type="float">
            <text:p>-5,20E-002</text:p>
          </table:table-cell>
          <table:table-cell table:formula="of:= ABS([.B763])" office:value-type="float" office:value="0.001769112" calcext:value-type="float">
            <text:p>1,77E-03</text:p>
          </table:table-cell>
          <table:table-cell table:formula="of:= ABS([.C763])" office:value-type="float" office:value="0.05199374" calcext:value-type="float">
            <text:p>5,20E-02</text:p>
          </table:table-cell>
          <table:table-cell table:formula="of:=10*LOG10([.D763]/1000)" office:value-type="float" office:value="-57.5224467164525" calcext:value-type="float">
            <text:p>-57,52</text:p>
          </table:table-cell>
          <table:table-cell table:formula="of:=10*LOG10([.E763]/1000)" office:value-type="float" office:value="-42.8404894188662" calcext:value-type="float">
            <text:p>-42,84</text:p>
          </table:table-cell>
        </table:table-row>
        <table:table-row table:style-name="ro1">
          <table:table-cell table:formula="of:=[.A763]+1" office:value-type="float" office:value="762" calcext:value-type="float">
            <text:p>762</text:p>
          </table:table-cell>
          <table:table-cell table:style-name="ce1" office:value-type="float" office:value="0.001731458" calcext:value-type="float">
            <text:p>1,73E-003</text:p>
          </table:table-cell>
          <table:table-cell table:style-name="ce1" office:value-type="float" office:value="-0.05420701" calcext:value-type="float">
            <text:p>-5,42E-002</text:p>
          </table:table-cell>
          <table:table-cell table:formula="of:= ABS([.B764])" office:value-type="float" office:value="0.001731458" calcext:value-type="float">
            <text:p>1,73E-03</text:p>
          </table:table-cell>
          <table:table-cell table:formula="of:= ABS([.C764])" office:value-type="float" office:value="0.05420701" calcext:value-type="float">
            <text:p>5,42E-02</text:p>
          </table:table-cell>
          <table:table-cell table:formula="of:=10*LOG10([.D764]/1000)" office:value-type="float" office:value="-57.6158803867384" calcext:value-type="float">
            <text:p>-57,62</text:p>
          </table:table-cell>
          <table:table-cell table:formula="of:=10*LOG10([.E764]/1000)" office:value-type="float" office:value="-42.6594454727232" calcext:value-type="float">
            <text:p>-42,66</text:p>
          </table:table-cell>
        </table:table-row>
        <table:table-row table:style-name="ro1">
          <table:table-cell table:formula="of:=[.A764]+1" office:value-type="float" office:value="763" calcext:value-type="float">
            <text:p>763</text:p>
          </table:table-cell>
          <table:table-cell table:style-name="ce1" office:value-type="float" office:value="-0.001766782" calcext:value-type="float">
            <text:p>-1,77E-003</text:p>
          </table:table-cell>
          <table:table-cell table:style-name="ce1" office:value-type="float" office:value="-0.05199522" calcext:value-type="float">
            <text:p>-5,20E-002</text:p>
          </table:table-cell>
          <table:table-cell table:formula="of:= ABS([.B765])" office:value-type="float" office:value="0.001766782" calcext:value-type="float">
            <text:p>1,77E-03</text:p>
          </table:table-cell>
          <table:table-cell table:formula="of:= ABS([.C765])" office:value-type="float" office:value="0.05199522" calcext:value-type="float">
            <text:p>5,20E-02</text:p>
          </table:table-cell>
          <table:table-cell table:formula="of:=10*LOG10([.D765]/1000)" office:value-type="float" office:value="-57.5281703398943" calcext:value-type="float">
            <text:p>-57,53</text:p>
          </table:table-cell>
          <table:table-cell table:formula="of:=10*LOG10([.E765]/1000)" office:value-type="float" office:value="-42.8403657988524" calcext:value-type="float">
            <text:p>-42,84</text:p>
          </table:table-cell>
        </table:table-row>
        <table:table-row table:style-name="ro1">
          <table:table-cell table:formula="of:=[.A765]+1" office:value-type="float" office:value="764" calcext:value-type="float">
            <text:p>764</text:p>
          </table:table-cell>
          <table:table-cell table:style-name="ce1" office:value-type="float" office:value="0.001729228" calcext:value-type="float">
            <text:p>1,73E-003</text:p>
          </table:table-cell>
          <table:table-cell table:style-name="ce1" office:value-type="float" office:value="-0.0542056" calcext:value-type="float">
            <text:p>-5,42E-002</text:p>
          </table:table-cell>
          <table:table-cell table:formula="of:= ABS([.B766])" office:value-type="float" office:value="0.001729228" calcext:value-type="float">
            <text:p>1,73E-03</text:p>
          </table:table-cell>
          <table:table-cell table:formula="of:= ABS([.C766])" office:value-type="float" office:value="0.0542056" calcext:value-type="float">
            <text:p>5,42E-02</text:p>
          </table:table-cell>
          <table:table-cell table:formula="of:=10*LOG10([.D766]/1000)" office:value-type="float" office:value="-57.6214774089975" calcext:value-type="float">
            <text:p>-57,62</text:p>
          </table:table-cell>
          <table:table-cell table:formula="of:=10*LOG10([.E766]/1000)" office:value-type="float" office:value="-42.6595584402496" calcext:value-type="float">
            <text:p>-42,66</text:p>
          </table:table-cell>
        </table:table-row>
        <table:table-row table:style-name="ro1">
          <table:table-cell table:formula="of:=[.A766]+1" office:value-type="float" office:value="765" calcext:value-type="float">
            <text:p>765</text:p>
          </table:table-cell>
          <table:table-cell table:style-name="ce1" office:value-type="float" office:value="-0.001764462" calcext:value-type="float">
            <text:p>-1,76E-003</text:p>
          </table:table-cell>
          <table:table-cell table:style-name="ce1" office:value-type="float" office:value="-0.05199668" calcext:value-type="float">
            <text:p>-5,20E-002</text:p>
          </table:table-cell>
          <table:table-cell table:formula="of:= ABS([.B767])" office:value-type="float" office:value="0.001764462" calcext:value-type="float">
            <text:p>1,76E-03</text:p>
          </table:table-cell>
          <table:table-cell table:formula="of:= ABS([.C767])" office:value-type="float" office:value="0.05199668" calcext:value-type="float">
            <text:p>5,20E-02</text:p>
          </table:table-cell>
          <table:table-cell table:formula="of:=10*LOG10([.D767]/1000)" office:value-type="float" office:value="-57.5338769030374" calcext:value-type="float">
            <text:p>-57,53</text:p>
          </table:table-cell>
          <table:table-cell table:formula="of:=10*LOG10([.E767]/1000)" office:value-type="float" office:value="-42.8402438528271" calcext:value-type="float">
            <text:p>-42,84</text:p>
          </table:table-cell>
        </table:table-row>
        <table:table-row table:style-name="ro1">
          <table:table-cell table:formula="of:=[.A767]+1" office:value-type="float" office:value="766" calcext:value-type="float">
            <text:p>766</text:p>
          </table:table-cell>
          <table:table-cell table:style-name="ce1" office:value-type="float" office:value="0.001727007" calcext:value-type="float">
            <text:p>1,73E-003</text:p>
          </table:table-cell>
          <table:table-cell table:style-name="ce1" office:value-type="float" office:value="-0.05420419" calcext:value-type="float">
            <text:p>-5,42E-002</text:p>
          </table:table-cell>
          <table:table-cell table:formula="of:= ABS([.B768])" office:value-type="float" office:value="0.001727007" calcext:value-type="float">
            <text:p>1,73E-03</text:p>
          </table:table-cell>
          <table:table-cell table:formula="of:= ABS([.C768])" office:value-type="float" office:value="0.05420419" calcext:value-type="float">
            <text:p>5,42E-02</text:p>
          </table:table-cell>
          <table:table-cell table:formula="of:=10*LOG10([.D768]/1000)" office:value-type="float" office:value="-57.6270590212263" calcext:value-type="float">
            <text:p>-57,63</text:p>
          </table:table-cell>
          <table:table-cell table:formula="of:=10*LOG10([.E768]/1000)" office:value-type="float" office:value="-42.6596714107147" calcext:value-type="float">
            <text:p>-42,66</text:p>
          </table:table-cell>
        </table:table-row>
        <table:table-row table:style-name="ro1">
          <table:table-cell table:formula="of:=[.A768]+1" office:value-type="float" office:value="767" calcext:value-type="float">
            <text:p>767</text:p>
          </table:table-cell>
          <table:table-cell table:style-name="ce1" office:value-type="float" office:value="-0.00176215" calcext:value-type="float">
            <text:p>-1,76E-003</text:p>
          </table:table-cell>
          <table:table-cell table:style-name="ce1" office:value-type="float" office:value="-0.05199814" calcext:value-type="float">
            <text:p>-5,20E-002</text:p>
          </table:table-cell>
          <table:table-cell table:formula="of:= ABS([.B769])" office:value-type="float" office:value="0.00176215" calcext:value-type="float">
            <text:p>1,76E-03</text:p>
          </table:table-cell>
          <table:table-cell table:formula="of:= ABS([.C769])" office:value-type="float" office:value="0.05199814" calcext:value-type="float">
            <text:p>5,20E-02</text:p>
          </table:table-cell>
          <table:table-cell table:formula="of:=10*LOG10([.D769]/1000)" office:value-type="float" office:value="-57.5395712577666" calcext:value-type="float">
            <text:p>-57,54</text:p>
          </table:table-cell>
          <table:table-cell table:formula="of:=10*LOG10([.E769]/1000)" office:value-type="float" office:value="-42.8401219102258" calcext:value-type="float">
            <text:p>-42,84</text:p>
          </table:table-cell>
        </table:table-row>
        <table:table-row table:style-name="ro1">
          <table:table-cell table:formula="of:=[.A769]+1" office:value-type="float" office:value="768" calcext:value-type="float">
            <text:p>768</text:p>
          </table:table-cell>
          <table:table-cell table:style-name="ce1" office:value-type="float" office:value="0.001724794" calcext:value-type="float">
            <text:p>1,72E-003</text:p>
          </table:table-cell>
          <table:table-cell table:style-name="ce1" office:value-type="float" office:value="-0.05420279" calcext:value-type="float">
            <text:p>-5,42E-002</text:p>
          </table:table-cell>
          <table:table-cell table:formula="of:= ABS([.B770])" office:value-type="float" office:value="0.001724794" calcext:value-type="float">
            <text:p>1,72E-03</text:p>
          </table:table-cell>
          <table:table-cell table:formula="of:= ABS([.C770])" office:value-type="float" office:value="0.05420279" calcext:value-type="float">
            <text:p>5,42E-02</text:p>
          </table:table-cell>
          <table:table-cell table:formula="of:=10*LOG10([.D770]/1000)" office:value-type="float" office:value="-57.6326276726065" calcext:value-type="float">
            <text:p>-57,63</text:p>
          </table:table-cell>
          <table:table-cell table:formula="of:=10*LOG10([.E770]/1000)" office:value-type="float" office:value="-42.6597835828783" calcext:value-type="float">
            <text:p>-42,66</text:p>
          </table:table-cell>
        </table:table-row>
        <table:table-row table:style-name="ro1">
          <table:table-cell table:formula="of:=[.A770]+1" office:value-type="float" office:value="769" calcext:value-type="float">
            <text:p>769</text:p>
          </table:table-cell>
          <table:table-cell table:style-name="ce1" office:value-type="float" office:value="-0.001759848" calcext:value-type="float">
            <text:p>-1,76E-003</text:p>
          </table:table-cell>
          <table:table-cell table:style-name="ce1" office:value-type="float" office:value="-0.0519996" calcext:value-type="float">
            <text:p>-5,20E-002</text:p>
          </table:table-cell>
          <table:table-cell table:formula="of:= ABS([.B771])" office:value-type="float" office:value="0.001759848" calcext:value-type="float">
            <text:p>1,76E-03</text:p>
          </table:table-cell>
          <table:table-cell table:formula="of:= ABS([.C771])" office:value-type="float" office:value="0.0519996" calcext:value-type="float">
            <text:p>5,20E-02</text:p>
          </table:table-cell>
          <table:table-cell table:formula="of:=10*LOG10([.D771]/1000)" office:value-type="float" office:value="-57.5452484105628" calcext:value-type="float">
            <text:p>-57,55</text:p>
          </table:table-cell>
          <table:table-cell table:formula="of:=10*LOG10([.E771]/1000)" office:value-type="float" office:value="-42.8399999710483" calcext:value-type="float">
            <text:p>-42,84</text:p>
          </table:table-cell>
        </table:table-row>
        <table:table-row table:style-name="ro1">
          <table:table-cell table:formula="of:=[.A771]+1" office:value-type="float" office:value="770" calcext:value-type="float">
            <text:p>770</text:p>
          </table:table-cell>
          <table:table-cell table:style-name="ce1" office:value-type="float" office:value="0.00172259" calcext:value-type="float">
            <text:p>1,72E-003</text:p>
          </table:table-cell>
          <table:table-cell table:style-name="ce1" office:value-type="float" office:value="-0.0542014" calcext:value-type="float">
            <text:p>-5,42E-002</text:p>
          </table:table-cell>
          <table:table-cell table:formula="of:= ABS([.B772])" office:value-type="float" office:value="0.00172259" calcext:value-type="float">
            <text:p>1,72E-03</text:p>
          </table:table-cell>
          <table:table-cell table:formula="of:= ABS([.C772])" office:value-type="float" office:value="0.0542014" calcext:value-type="float">
            <text:p>5,42E-02</text:p>
          </table:table-cell>
          <table:table-cell table:formula="of:=10*LOG10([.D772]/1000)" office:value-type="float" office:value="-57.6381807828404" calcext:value-type="float">
            <text:p>-57,64</text:p>
          </table:table-cell>
          <table:table-cell table:formula="of:=10*LOG10([.E772]/1000)" office:value-type="float" office:value="-42.6598949566785" calcext:value-type="float">
            <text:p>-42,66</text:p>
          </table:table-cell>
        </table:table-row>
        <table:table-row table:style-name="ro1">
          <table:table-cell table:formula="of:=[.A772]+1" office:value-type="float" office:value="771" calcext:value-type="float">
            <text:p>771</text:p>
          </table:table-cell>
          <table:table-cell table:style-name="ce1" office:value-type="float" office:value="-0.001757555" calcext:value-type="float">
            <text:p>-1,76E-003</text:p>
          </table:table-cell>
          <table:table-cell table:style-name="ce1" office:value-type="float" office:value="-0.05200105" calcext:value-type="float">
            <text:p>-5,20E-002</text:p>
          </table:table-cell>
          <table:table-cell table:formula="of:= ABS([.B773])" office:value-type="float" office:value="0.001757555" calcext:value-type="float">
            <text:p>1,76E-03</text:p>
          </table:table-cell>
          <table:table-cell table:formula="of:= ABS([.C773])" office:value-type="float" office:value="0.05200105" calcext:value-type="float">
            <text:p>5,20E-02</text:p>
          </table:table-cell>
          <table:table-cell table:formula="of:=10*LOG10([.D773]/1000)" office:value-type="float" office:value="-57.5509107551283" calcext:value-type="float">
            <text:p>-57,55</text:p>
          </table:table-cell>
          <table:table-cell table:formula="of:=10*LOG10([.E773]/1000)" office:value-type="float" office:value="-42.8398788704593" calcext:value-type="float">
            <text:p>-42,84</text:p>
          </table:table-cell>
        </table:table-row>
        <table:table-row table:style-name="ro1">
          <table:table-cell table:formula="of:=[.A773]+1" office:value-type="float" office:value="772" calcext:value-type="float">
            <text:p>772</text:p>
          </table:table-cell>
          <table:table-cell table:style-name="ce1" office:value-type="float" office:value="0.001720394" calcext:value-type="float">
            <text:p>1,72E-003</text:p>
          </table:table-cell>
          <table:table-cell table:style-name="ce1" office:value-type="float" office:value="-0.05420001" calcext:value-type="float">
            <text:p>-5,42E-002</text:p>
          </table:table-cell>
          <table:table-cell table:formula="of:= ABS([.B774])" office:value-type="float" office:value="0.001720394" calcext:value-type="float">
            <text:p>1,72E-03</text:p>
          </table:table-cell>
          <table:table-cell table:formula="of:= ABS([.C774])" office:value-type="float" office:value="0.05420001" calcext:value-type="float">
            <text:p>5,42E-02</text:p>
          </table:table-cell>
          <table:table-cell table:formula="of:=10*LOG10([.D774]/1000)" office:value-type="float" office:value="-57.643720807491" calcext:value-type="float">
            <text:p>-57,64</text:p>
          </table:table-cell>
          <table:table-cell table:formula="of:=10*LOG10([.E774]/1000)" office:value-type="float" office:value="-42.6600063333349" calcext:value-type="float">
            <text:p>-42,66</text:p>
          </table:table-cell>
        </table:table-row>
        <table:table-row table:style-name="ro1">
          <table:table-cell table:formula="of:=[.A774]+1" office:value-type="float" office:value="773" calcext:value-type="float">
            <text:p>773</text:p>
          </table:table-cell>
          <table:table-cell table:style-name="ce1" office:value-type="float" office:value="-0.00175527" calcext:value-type="float">
            <text:p>-1,76E-003</text:p>
          </table:table-cell>
          <table:table-cell table:style-name="ce1" office:value-type="float" office:value="-0.05200249" calcext:value-type="float">
            <text:p>-5,20E-002</text:p>
          </table:table-cell>
          <table:table-cell table:formula="of:= ABS([.B775])" office:value-type="float" office:value="0.00175527" calcext:value-type="float">
            <text:p>1,76E-03</text:p>
          </table:table-cell>
          <table:table-cell table:formula="of:= ABS([.C775])" office:value-type="float" office:value="0.05200249" calcext:value-type="float">
            <text:p>5,20E-02</text:p>
          </table:table-cell>
          <table:table-cell table:formula="of:=10*LOG10([.D775]/1000)" office:value-type="float" office:value="-57.5565606980153" calcext:value-type="float">
            <text:p>-57,56</text:p>
          </table:table-cell>
          <table:table-cell table:formula="of:=10*LOG10([.E775]/1000)" office:value-type="float" office:value="-42.8397586083886" calcext:value-type="float">
            <text:p>-42,84</text:p>
          </table:table-cell>
        </table:table-row>
        <table:table-row table:style-name="ro1">
          <table:table-cell table:formula="of:=[.A775]+1" office:value-type="float" office:value="774" calcext:value-type="float">
            <text:p>774</text:p>
          </table:table-cell>
          <table:table-cell table:style-name="ce1" office:value-type="float" office:value="0.001718206" calcext:value-type="float">
            <text:p>1,72E-003</text:p>
          </table:table-cell>
          <table:table-cell table:style-name="ce1" office:value-type="float" office:value="-0.05419863" calcext:value-type="float">
            <text:p>-5,42E-002</text:p>
          </table:table-cell>
          <table:table-cell table:formula="of:= ABS([.B776])" office:value-type="float" office:value="0.001718206" calcext:value-type="float">
            <text:p>1,72E-03</text:p>
          </table:table-cell>
          <table:table-cell table:formula="of:= ABS([.C776])" office:value-type="float" office:value="0.05419863" calcext:value-type="float">
            <text:p>5,42E-02</text:p>
          </table:table-cell>
          <table:table-cell table:formula="of:=10*LOG10([.D776]/1000)" office:value-type="float" office:value="-57.6492476873529" calcext:value-type="float">
            <text:p>-57,65</text:p>
          </table:table-cell>
          <table:table-cell table:formula="of:=10*LOG10([.E776]/1000)" office:value-type="float" office:value="-42.660116911546" calcext:value-type="float">
            <text:p>-42,66</text:p>
          </table:table-cell>
        </table:table-row>
        <table:table-row table:style-name="ro1">
          <table:table-cell table:formula="of:=[.A776]+1" office:value-type="float" office:value="775" calcext:value-type="float">
            <text:p>775</text:p>
          </table:table-cell>
          <table:table-cell table:style-name="ce1" office:value-type="float" office:value="-0.001752995" calcext:value-type="float">
            <text:p>-1,75E-003</text:p>
          </table:table-cell>
          <table:table-cell table:style-name="ce1" office:value-type="float" office:value="-0.05200393" calcext:value-type="float">
            <text:p>-5,20E-002</text:p>
          </table:table-cell>
          <table:table-cell table:formula="of:= ABS([.B777])" office:value-type="float" office:value="0.001752995" calcext:value-type="float">
            <text:p>1,75E-03</text:p>
          </table:table-cell>
          <table:table-cell table:formula="of:= ABS([.C777])" office:value-type="float" office:value="0.05200393" calcext:value-type="float">
            <text:p>5,20E-02</text:p>
          </table:table-cell>
          <table:table-cell table:formula="of:=10*LOG10([.D777]/1000)" office:value-type="float" office:value="-57.5621932262583" calcext:value-type="float">
            <text:p>-57,56</text:p>
          </table:table-cell>
          <table:table-cell table:formula="of:=10*LOG10([.E777]/1000)" office:value-type="float" office:value="-42.839638349648" calcext:value-type="float">
            <text:p>-42,84</text:p>
          </table:table-cell>
        </table:table-row>
        <table:table-row table:style-name="ro1">
          <table:table-cell table:formula="of:=[.A777]+1" office:value-type="float" office:value="776" calcext:value-type="float">
            <text:p>776</text:p>
          </table:table-cell>
          <table:table-cell table:style-name="ce1" office:value-type="float" office:value="0.001716027" calcext:value-type="float">
            <text:p>1,72E-003</text:p>
          </table:table-cell>
          <table:table-cell table:style-name="ce1" office:value-type="float" office:value="-0.05419725" calcext:value-type="float">
            <text:p>-5,42E-002</text:p>
          </table:table-cell>
          <table:table-cell table:formula="of:= ABS([.B778])" office:value-type="float" office:value="0.001716027" calcext:value-type="float">
            <text:p>1,72E-03</text:p>
          </table:table-cell>
          <table:table-cell table:formula="of:= ABS([.C778])" office:value-type="float" office:value="0.05419725" calcext:value-type="float">
            <text:p>5,42E-02</text:p>
          </table:table-cell>
          <table:table-cell table:formula="of:=10*LOG10([.D778]/1000)" office:value-type="float" office:value="-57.6547588323629" calcext:value-type="float">
            <text:p>-57,65</text:p>
          </table:table-cell>
          <table:table-cell table:formula="of:=10*LOG10([.E778]/1000)" office:value-type="float" office:value="-42.6602274925727" calcext:value-type="float">
            <text:p>-42,66</text:p>
          </table:table-cell>
        </table:table-row>
        <table:table-row table:style-name="ro1">
          <table:table-cell table:formula="of:=[.A778]+1" office:value-type="float" office:value="777" calcext:value-type="float">
            <text:p>777</text:p>
          </table:table-cell>
          <table:table-cell table:style-name="ce1" office:value-type="float" office:value="-0.001750728" calcext:value-type="float">
            <text:p>-1,75E-003</text:p>
          </table:table-cell>
          <table:table-cell table:style-name="ce1" office:value-type="float" office:value="-0.05200537" calcext:value-type="float">
            <text:p>-5,20E-002</text:p>
          </table:table-cell>
          <table:table-cell table:formula="of:= ABS([.B779])" office:value-type="float" office:value="0.001750728" calcext:value-type="float">
            <text:p>1,75E-03</text:p>
          </table:table-cell>
          <table:table-cell table:formula="of:= ABS([.C779])" office:value-type="float" office:value="0.05200537" calcext:value-type="float">
            <text:p>5,20E-02</text:p>
          </table:table-cell>
          <table:table-cell table:formula="of:=10*LOG10([.D779]/1000)" office:value-type="float" office:value="-57.5678132237745" calcext:value-type="float">
            <text:p>-57,57</text:p>
          </table:table-cell>
          <table:table-cell table:formula="of:=10*LOG10([.E779]/1000)" office:value-type="float" office:value="-42.8395180942374" calcext:value-type="float">
            <text:p>-42,84</text:p>
          </table:table-cell>
        </table:table-row>
        <table:table-row table:style-name="ro1">
          <table:table-cell table:formula="of:=[.A779]+1" office:value-type="float" office:value="778" calcext:value-type="float">
            <text:p>778</text:p>
          </table:table-cell>
          <table:table-cell table:style-name="ce1" office:value-type="float" office:value="0.001713857" calcext:value-type="float">
            <text:p>1,71E-003</text:p>
          </table:table-cell>
          <table:table-cell table:style-name="ce1" office:value-type="float" office:value="-0.05419588" calcext:value-type="float">
            <text:p>-5,42E-002</text:p>
          </table:table-cell>
          <table:table-cell table:formula="of:= ABS([.B780])" office:value-type="float" office:value="0.001713857" calcext:value-type="float">
            <text:p>1,71E-03</text:p>
          </table:table-cell>
          <table:table-cell table:formula="of:= ABS([.C780])" office:value-type="float" office:value="0.05419588" calcext:value-type="float">
            <text:p>5,42E-02</text:p>
          </table:table-cell>
          <table:table-cell table:formula="of:=10*LOG10([.D780]/1000)" office:value-type="float" office:value="-57.6602541736133" calcext:value-type="float">
            <text:p>-57,66</text:p>
          </table:table-cell>
          <table:table-cell table:formula="of:=10*LOG10([.E780]/1000)" office:value-type="float" office:value="-42.6603372750728" calcext:value-type="float">
            <text:p>-42,66</text:p>
          </table:table-cell>
        </table:table-row>
        <table:table-row table:style-name="ro1">
          <table:table-cell table:formula="of:=[.A780]+1" office:value-type="float" office:value="779" calcext:value-type="float">
            <text:p>779</text:p>
          </table:table-cell>
          <table:table-cell table:style-name="ce1" office:value-type="float" office:value="-0.00174847" calcext:value-type="float">
            <text:p>-1,75E-003</text:p>
          </table:table-cell>
          <table:table-cell table:style-name="ce1" office:value-type="float" office:value="-0.05200679" calcext:value-type="float">
            <text:p>-5,20E-002</text:p>
          </table:table-cell>
          <table:table-cell table:formula="of:= ABS([.B781])" office:value-type="float" office:value="0.00174847" calcext:value-type="float">
            <text:p>1,75E-03</text:p>
          </table:table-cell>
          <table:table-cell table:formula="of:= ABS([.C781])" office:value-type="float" office:value="0.05200679" calcext:value-type="float">
            <text:p>5,20E-02</text:p>
          </table:table-cell>
          <table:table-cell table:formula="of:=10*LOG10([.D781]/1000)" office:value-type="float" office:value="-57.5734181485387" calcext:value-type="float">
            <text:p>-57,57</text:p>
          </table:table-cell>
          <table:table-cell table:formula="of:=10*LOG10([.E781]/1000)" office:value-type="float" office:value="-42.8393995123016" calcext:value-type="float">
            <text:p>-42,84</text:p>
          </table:table-cell>
        </table:table-row>
        <table:table-row table:style-name="ro1">
          <table:table-cell table:formula="of:=[.A781]+1" office:value-type="float" office:value="780" calcext:value-type="float">
            <text:p>780</text:p>
          </table:table-cell>
          <table:table-cell table:style-name="ce1" office:value-type="float" office:value="0.001711694" calcext:value-type="float">
            <text:p>1,71E-003</text:p>
          </table:table-cell>
          <table:table-cell table:style-name="ce1" office:value-type="float" office:value="-0.05419451" calcext:value-type="float">
            <text:p>-5,42E-002</text:p>
          </table:table-cell>
          <table:table-cell table:formula="of:= ABS([.B782])" office:value-type="float" office:value="0.001711694" calcext:value-type="float">
            <text:p>1,71E-03</text:p>
          </table:table-cell>
          <table:table-cell table:formula="of:= ABS([.C782])" office:value-type="float" office:value="0.05419451" calcext:value-type="float">
            <text:p>5,42E-02</text:p>
          </table:table-cell>
          <table:table-cell table:formula="of:=10*LOG10([.D782]/1000)" office:value-type="float" office:value="-57.6657387166209" calcext:value-type="float">
            <text:p>-57,67</text:p>
          </table:table-cell>
          <table:table-cell table:formula="of:=10*LOG10([.E782]/1000)" office:value-type="float" office:value="-42.6604470603481" calcext:value-type="float">
            <text:p>-42,66</text:p>
          </table:table-cell>
        </table:table-row>
        <table:table-row table:style-name="ro1">
          <table:table-cell table:formula="of:=[.A782]+1" office:value-type="float" office:value="781" calcext:value-type="float">
            <text:p>781</text:p>
          </table:table-cell>
          <table:table-cell table:style-name="ce1" office:value-type="float" office:value="-0.001746221" calcext:value-type="float">
            <text:p>-1,75E-003</text:p>
          </table:table-cell>
          <table:table-cell table:style-name="ce1" office:value-type="float" office:value="-0.05200822" calcext:value-type="float">
            <text:p>-5,20E-002</text:p>
          </table:table-cell>
          <table:table-cell table:formula="of:= ABS([.B783])" office:value-type="float" office:value="0.001746221" calcext:value-type="float">
            <text:p>1,75E-03</text:p>
          </table:table-cell>
          <table:table-cell table:formula="of:= ABS([.C783])" office:value-type="float" office:value="0.05200822" calcext:value-type="float">
            <text:p>5,20E-02</text:p>
          </table:table-cell>
          <table:table-cell table:formula="of:=10*LOG10([.D783]/1000)" office:value-type="float" office:value="-57.5790079327264" calcext:value-type="float">
            <text:p>-57,58</text:p>
          </table:table-cell>
          <table:table-cell table:formula="of:=10*LOG10([.E783]/1000)" office:value-type="float" office:value="-42.8392800985536" calcext:value-type="float">
            <text:p>-42,84</text:p>
          </table:table-cell>
        </table:table-row>
        <table:table-row table:style-name="ro1">
          <table:table-cell table:formula="of:=[.A783]+1" office:value-type="float" office:value="782" calcext:value-type="float">
            <text:p>782</text:p>
          </table:table-cell>
          <table:table-cell table:style-name="ce1" office:value-type="float" office:value="0.00170954" calcext:value-type="float">
            <text:p>1,71E-003</text:p>
          </table:table-cell>
          <table:table-cell table:style-name="ce1" office:value-type="float" office:value="-0.05419315" calcext:value-type="float">
            <text:p>-5,42E-002</text:p>
          </table:table-cell>
          <table:table-cell table:formula="of:= ABS([.B784])" office:value-type="float" office:value="0.00170954" calcext:value-type="float">
            <text:p>1,71E-03</text:p>
          </table:table-cell>
          <table:table-cell table:formula="of:= ABS([.C784])" office:value-type="float" office:value="0.05419315" calcext:value-type="float">
            <text:p>5,42E-02</text:p>
          </table:table-cell>
          <table:table-cell table:formula="of:=10*LOG10([.D784]/1000)" office:value-type="float" office:value="-57.6712073307971" calcext:value-type="float">
            <text:p>-57,67</text:p>
          </table:table-cell>
          <table:table-cell table:formula="of:=10*LOG10([.E784]/1000)" office:value-type="float" office:value="-42.660556047016" calcext:value-type="float">
            <text:p>-42,66</text:p>
          </table:table-cell>
        </table:table-row>
        <table:table-row table:style-name="ro1">
          <table:table-cell table:formula="of:=[.A784]+1" office:value-type="float" office:value="783" calcext:value-type="float">
            <text:p>783</text:p>
          </table:table-cell>
          <table:table-cell table:style-name="ce1" office:value-type="float" office:value="-0.00174398" calcext:value-type="float">
            <text:p>-1,74E-003</text:p>
          </table:table-cell>
          <table:table-cell table:style-name="ce1" office:value-type="float" office:value="-0.05200963" calcext:value-type="float">
            <text:p>-5,20E-002</text:p>
          </table:table-cell>
          <table:table-cell table:formula="of:= ABS([.B785])" office:value-type="float" office:value="0.00174398" calcext:value-type="float">
            <text:p>1,74E-03</text:p>
          </table:table-cell>
          <table:table-cell table:formula="of:= ABS([.C785])" office:value-type="float" office:value="0.05200963" calcext:value-type="float">
            <text:p>5,20E-02</text:p>
          </table:table-cell>
          <table:table-cell table:formula="of:=10*LOG10([.D785]/1000)" office:value-type="float" office:value="-57.5845849987332" calcext:value-type="float">
            <text:p>-57,58</text:p>
          </table:table-cell>
          <table:table-cell table:formula="of:=10*LOG10([.E785]/1000)" office:value-type="float" office:value="-42.8391623581428" calcext:value-type="float">
            <text:p>-42,84</text:p>
          </table:table-cell>
        </table:table-row>
        <table:table-row table:style-name="ro1">
          <table:table-cell table:formula="of:=[.A785]+1" office:value-type="float" office:value="784" calcext:value-type="float">
            <text:p>784</text:p>
          </table:table-cell>
          <table:table-cell table:style-name="ce1" office:value-type="float" office:value="0.001707394" calcext:value-type="float">
            <text:p>1,71E-003</text:p>
          </table:table-cell>
          <table:table-cell table:style-name="ce1" office:value-type="float" office:value="-0.05419179" calcext:value-type="float">
            <text:p>-5,42E-002</text:p>
          </table:table-cell>
          <table:table-cell table:formula="of:= ABS([.B786])" office:value-type="float" office:value="0.001707394" calcext:value-type="float">
            <text:p>1,71E-03</text:p>
          </table:table-cell>
          <table:table-cell table:formula="of:= ABS([.C786])" office:value-type="float" office:value="0.05419179" calcext:value-type="float">
            <text:p>5,42E-02</text:p>
          </table:table-cell>
          <table:table-cell table:formula="of:=10*LOG10([.D786]/1000)" office:value-type="float" office:value="-57.6766624907779" calcext:value-type="float">
            <text:p>-57,68</text:p>
          </table:table-cell>
          <table:table-cell table:formula="of:=10*LOG10([.E786]/1000)" office:value-type="float" office:value="-42.6606650364191" calcext:value-type="float">
            <text:p>-42,66</text:p>
          </table:table-cell>
        </table:table-row>
        <table:table-row table:style-name="ro1">
          <table:table-cell table:formula="of:=[.A786]+1" office:value-type="float" office:value="785" calcext:value-type="float">
            <text:p>785</text:p>
          </table:table-cell>
          <table:table-cell table:style-name="ce1" office:value-type="float" office:value="-0.001741748" calcext:value-type="float">
            <text:p>-1,74E-003</text:p>
          </table:table-cell>
          <table:table-cell table:style-name="ce1" office:value-type="float" office:value="-0.05201104" calcext:value-type="float">
            <text:p>-5,20E-002</text:p>
          </table:table-cell>
          <table:table-cell table:formula="of:= ABS([.B787])" office:value-type="float" office:value="0.001741748" calcext:value-type="float">
            <text:p>1,74E-03</text:p>
          </table:table-cell>
          <table:table-cell table:formula="of:= ABS([.C787])" office:value-type="float" office:value="0.05201104" calcext:value-type="float">
            <text:p>5,20E-02</text:p>
          </table:table-cell>
          <table:table-cell table:formula="of:=10*LOG10([.D787]/1000)" office:value-type="float" office:value="-57.5901467948119" calcext:value-type="float">
            <text:p>-57,59</text:p>
          </table:table-cell>
          <table:table-cell table:formula="of:=10*LOG10([.E787]/1000)" office:value-type="float" office:value="-42.839044620924" calcext:value-type="float">
            <text:p>-42,84</text:p>
          </table:table-cell>
        </table:table-row>
        <table:table-row table:style-name="ro1">
          <table:table-cell table:formula="of:=[.A787]+1" office:value-type="float" office:value="786" calcext:value-type="float">
            <text:p>786</text:p>
          </table:table-cell>
          <table:table-cell table:style-name="ce1" office:value-type="float" office:value="0.001705256" calcext:value-type="float">
            <text:p>1,71E-003</text:p>
          </table:table-cell>
          <table:table-cell table:style-name="ce1" office:value-type="float" office:value="-0.05419044" calcext:value-type="float">
            <text:p>-5,42E-002</text:p>
          </table:table-cell>
          <table:table-cell table:formula="of:= ABS([.B788])" office:value-type="float" office:value="0.001705256" calcext:value-type="float">
            <text:p>1,71E-03</text:p>
          </table:table-cell>
          <table:table-cell table:formula="of:= ABS([.C788])" office:value-type="float" office:value="0.05419044" calcext:value-type="float">
            <text:p>5,42E-02</text:p>
          </table:table-cell>
          <table:table-cell table:formula="of:=10*LOG10([.D788]/1000)" office:value-type="float" office:value="-57.6821041371453" calcext:value-type="float">
            <text:p>-57,68</text:p>
          </table:table-cell>
          <table:table-cell table:formula="of:=10*LOG10([.E788]/1000)" office:value-type="float" office:value="-42.6607732271346" calcext:value-type="float">
            <text:p>-42,66</text:p>
          </table:table-cell>
        </table:table-row>
        <table:table-row table:style-name="ro1">
          <table:table-cell table:formula="of:=[.A788]+1" office:value-type="float" office:value="787" calcext:value-type="float">
            <text:p>787</text:p>
          </table:table-cell>
          <table:table-cell table:style-name="ce1" office:value-type="float" office:value="-0.001739524" calcext:value-type="float">
            <text:p>-1,74E-003</text:p>
          </table:table-cell>
          <table:table-cell table:style-name="ce1" office:value-type="float" office:value="-0.05201245" calcext:value-type="float">
            <text:p>-5,20E-002</text:p>
          </table:table-cell>
          <table:table-cell table:formula="of:= ABS([.B789])" office:value-type="float" office:value="0.001739524" calcext:value-type="float">
            <text:p>1,74E-03</text:p>
          </table:table-cell>
          <table:table-cell table:formula="of:= ABS([.C789])" office:value-type="float" office:value="0.05201245" calcext:value-type="float">
            <text:p>5,20E-02</text:p>
          </table:table-cell>
          <table:table-cell table:formula="of:=10*LOG10([.D789]/1000)" office:value-type="float" office:value="-57.5956957496718" calcext:value-type="float">
            <text:p>-57,60</text:p>
          </table:table-cell>
          <table:table-cell table:formula="of:=10*LOG10([.E789]/1000)" office:value-type="float" office:value="-42.8389268868969" calcext:value-type="float">
            <text:p>-42,84</text:p>
          </table:table-cell>
        </table:table-row>
        <table:table-row table:style-name="ro1">
          <table:table-cell table:formula="of:=[.A789]+1" office:value-type="float" office:value="788" calcext:value-type="float">
            <text:p>788</text:p>
          </table:table-cell>
          <table:table-cell table:style-name="ce1" office:value-type="float" office:value="0.001703126" calcext:value-type="float">
            <text:p>1,70E-003</text:p>
          </table:table-cell>
          <table:table-cell table:style-name="ce1" office:value-type="float" office:value="-0.05418909" calcext:value-type="float">
            <text:p>-5,42E-002</text:p>
          </table:table-cell>
          <table:table-cell table:formula="of:= ABS([.B790])" office:value-type="float" office:value="0.001703126" calcext:value-type="float">
            <text:p>1,70E-03</text:p>
          </table:table-cell>
          <table:table-cell table:formula="of:= ABS([.C790])" office:value-type="float" office:value="0.05418909" calcext:value-type="float">
            <text:p>5,42E-02</text:p>
          </table:table-cell>
          <table:table-cell table:formula="of:=10*LOG10([.D790]/1000)" office:value-type="float" office:value="-57.6875322104474" calcext:value-type="float">
            <text:p>-57,69</text:p>
          </table:table-cell>
          <table:table-cell table:formula="of:=10*LOG10([.E790]/1000)" office:value-type="float" office:value="-42.6608814205454" calcext:value-type="float">
            <text:p>-42,66</text:p>
          </table:table-cell>
        </table:table-row>
        <table:table-row table:style-name="ro1">
          <table:table-cell table:formula="of:=[.A790]+1" office:value-type="float" office:value="789" calcext:value-type="float">
            <text:p>789</text:p>
          </table:table-cell>
          <table:table-cell table:style-name="ce1" office:value-type="float" office:value="-0.001737309" calcext:value-type="float">
            <text:p>-1,74E-003</text:p>
          </table:table-cell>
          <table:table-cell table:style-name="ce1" office:value-type="float" office:value="-0.05201385" calcext:value-type="float">
            <text:p>-5,20E-002</text:p>
          </table:table-cell>
          <table:table-cell table:formula="of:= ABS([.B791])" office:value-type="float" office:value="0.001737309" calcext:value-type="float">
            <text:p>1,74E-03</text:p>
          </table:table-cell>
          <table:table-cell table:formula="of:= ABS([.C791])" office:value-type="float" office:value="0.05201385" calcext:value-type="float">
            <text:p>5,20E-02</text:p>
          </table:table-cell>
          <table:table-cell table:formula="of:=10*LOG10([.D791]/1000)" office:value-type="float" office:value="-57.6012293051089" calcext:value-type="float">
            <text:p>-57,60</text:p>
          </table:table-cell>
          <table:table-cell table:formula="of:=10*LOG10([.E791]/1000)" office:value-type="float" office:value="-42.8388099910206" calcext:value-type="float">
            <text:p>-42,84</text:p>
          </table:table-cell>
        </table:table-row>
        <table:table-row table:style-name="ro1">
          <table:table-cell table:formula="of:=[.A791]+1" office:value-type="float" office:value="790" calcext:value-type="float">
            <text:p>790</text:p>
          </table:table-cell>
          <table:table-cell table:style-name="ce1" office:value-type="float" office:value="0.001701004" calcext:value-type="float">
            <text:p>1,70E-003</text:p>
          </table:table-cell>
          <table:table-cell table:style-name="ce1" office:value-type="float" office:value="-0.05418775" calcext:value-type="float">
            <text:p>-5,42E-002</text:p>
          </table:table-cell>
          <table:table-cell table:formula="of:= ABS([.B792])" office:value-type="float" office:value="0.001701004" calcext:value-type="float">
            <text:p>1,70E-03</text:p>
          </table:table-cell>
          <table:table-cell table:formula="of:= ABS([.C792])" office:value-type="float" office:value="0.05418775" calcext:value-type="float">
            <text:p>5,42E-02</text:p>
          </table:table-cell>
          <table:table-cell table:formula="of:=10*LOG10([.D792]/1000)" office:value-type="float" office:value="-57.6929466512001" calcext:value-type="float">
            <text:p>-57,69</text:p>
          </table:table-cell>
          <table:table-cell table:formula="of:=10*LOG10([.E792]/1000)" office:value-type="float" office:value="-42.6609888151891" calcext:value-type="float">
            <text:p>-42,66</text:p>
          </table:table-cell>
        </table:table-row>
        <table:table-row table:style-name="ro1">
          <table:table-cell table:formula="of:=[.A792]+1" office:value-type="float" office:value="791" calcext:value-type="float">
            <text:p>791</text:p>
          </table:table-cell>
          <table:table-cell table:style-name="ce1" office:value-type="float" office:value="-0.001735103" calcext:value-type="float">
            <text:p>-1,74E-003</text:p>
          </table:table-cell>
          <table:table-cell table:style-name="ce1" office:value-type="float" office:value="-0.05201524" calcext:value-type="float">
            <text:p>-5,20E-002</text:p>
          </table:table-cell>
          <table:table-cell table:formula="of:= ABS([.B793])" office:value-type="float" office:value="0.001735103" calcext:value-type="float">
            <text:p>1,74E-03</text:p>
          </table:table-cell>
          <table:table-cell table:formula="of:= ABS([.C793])" office:value-type="float" office:value="0.05201524" calcext:value-type="float">
            <text:p>5,20E-02</text:p>
          </table:table-cell>
          <table:table-cell table:formula="of:=10*LOG10([.D793]/1000)" office:value-type="float" office:value="-57.6067473931466" calcext:value-type="float">
            <text:p>-57,61</text:p>
          </table:table-cell>
          <table:table-cell table:formula="of:=10*LOG10([.E793]/1000)" office:value-type="float" office:value="-42.8386939332276" calcext:value-type="float">
            <text:p>-42,84</text:p>
          </table:table-cell>
        </table:table-row>
        <table:table-row table:style-name="ro1">
          <table:table-cell table:formula="of:=[.A793]+1" office:value-type="float" office:value="792" calcext:value-type="float">
            <text:p>792</text:p>
          </table:table-cell>
          <table:table-cell table:style-name="ce1" office:value-type="float" office:value="0.00169889" calcext:value-type="float">
            <text:p>1,70E-003</text:p>
          </table:table-cell>
          <table:table-cell table:style-name="ce1" office:value-type="float" office:value="-0.05418641" calcext:value-type="float">
            <text:p>-5,42E-002</text:p>
          </table:table-cell>
          <table:table-cell table:formula="of:= ABS([.B794])" office:value-type="float" office:value="0.00169889" calcext:value-type="float">
            <text:p>1,70E-03</text:p>
          </table:table-cell>
          <table:table-cell table:formula="of:= ABS([.C794])" office:value-type="float" office:value="0.05418641" calcext:value-type="float">
            <text:p>5,42E-02</text:p>
          </table:table-cell>
          <table:table-cell table:formula="of:=10*LOG10([.D794]/1000)" office:value-type="float" office:value="-57.6983473998885" calcext:value-type="float">
            <text:p>-57,70</text:p>
          </table:table-cell>
          <table:table-cell table:formula="of:=10*LOG10([.E794]/1000)" office:value-type="float" office:value="-42.6610962124885" calcext:value-type="float">
            <text:p>-42,66</text:p>
          </table:table-cell>
        </table:table-row>
        <table:table-row table:style-name="ro1">
          <table:table-cell table:formula="of:=[.A794]+1" office:value-type="float" office:value="793" calcext:value-type="float">
            <text:p>793</text:p>
          </table:table-cell>
          <table:table-cell table:style-name="ce1" office:value-type="float" office:value="-0.001732904" calcext:value-type="float">
            <text:p>-1,73E-003</text:p>
          </table:table-cell>
          <table:table-cell table:style-name="ce1" office:value-type="float" office:value="-0.05201663" calcext:value-type="float">
            <text:p>-5,20E-002</text:p>
          </table:table-cell>
          <table:table-cell table:formula="of:= ABS([.B795])" office:value-type="float" office:value="0.001732904" calcext:value-type="float">
            <text:p>1,73E-03</text:p>
          </table:table-cell>
          <table:table-cell table:formula="of:= ABS([.C795])" office:value-type="float" office:value="0.05201663" calcext:value-type="float">
            <text:p>5,20E-02</text:p>
          </table:table-cell>
          <table:table-cell table:formula="of:=10*LOG10([.D795]/1000)" office:value-type="float" office:value="-57.6122549581181" calcext:value-type="float">
            <text:p>-57,61</text:p>
          </table:table-cell>
          <table:table-cell table:formula="of:=10*LOG10([.E795]/1000)" office:value-type="float" office:value="-42.8385778785359" calcext:value-type="float">
            <text:p>-42,84</text:p>
          </table:table-cell>
        </table:table-row>
        <table:table-row table:style-name="ro1">
          <table:table-cell table:formula="of:=[.A795]+1" office:value-type="float" office:value="794" calcext:value-type="float">
            <text:p>794</text:p>
          </table:table-cell>
          <table:table-cell table:style-name="ce1" office:value-type="float" office:value="0.001696784" calcext:value-type="float">
            <text:p>1,70E-003</text:p>
          </table:table-cell>
          <table:table-cell table:style-name="ce1" office:value-type="float" office:value="-0.05418508" calcext:value-type="float">
            <text:p>-5,42E-002</text:p>
          </table:table-cell>
          <table:table-cell table:formula="of:= ABS([.B796])" office:value-type="float" office:value="0.001696784" calcext:value-type="float">
            <text:p>1,70E-03</text:p>
          </table:table-cell>
          <table:table-cell table:formula="of:= ABS([.C796])" office:value-type="float" office:value="0.05418508" calcext:value-type="float">
            <text:p>5,42E-02</text:p>
          </table:table-cell>
          <table:table-cell table:formula="of:=10*LOG10([.D796]/1000)" office:value-type="float" office:value="-57.7037343969687" calcext:value-type="float">
            <text:p>-57,70</text:p>
          </table:table-cell>
          <table:table-cell table:formula="of:=10*LOG10([.E796]/1000)" office:value-type="float" office:value="-42.6612028109419" calcext:value-type="float">
            <text:p>-42,66</text:p>
          </table:table-cell>
        </table:table-row>
        <table:table-row table:style-name="ro1">
          <table:table-cell table:formula="of:=[.A796]+1" office:value-type="float" office:value="795" calcext:value-type="float">
            <text:p>795</text:p>
          </table:table-cell>
          <table:table-cell table:style-name="ce1" office:value-type="float" office:value="-0.001730714" calcext:value-type="float">
            <text:p>-1,73E-003</text:p>
          </table:table-cell>
          <table:table-cell table:style-name="ce1" office:value-type="float" office:value="-0.05201802" calcext:value-type="float">
            <text:p>-5,20E-002</text:p>
          </table:table-cell>
          <table:table-cell table:formula="of:= ABS([.B797])" office:value-type="float" office:value="0.001730714" calcext:value-type="float">
            <text:p>1,73E-03</text:p>
          </table:table-cell>
          <table:table-cell table:formula="of:= ABS([.C797])" office:value-type="float" office:value="0.05201802" calcext:value-type="float">
            <text:p>5,20E-02</text:p>
          </table:table-cell>
          <table:table-cell table:formula="of:=10*LOG10([.D797]/1000)" office:value-type="float" office:value="-57.6177469323607" calcext:value-type="float">
            <text:p>-57,62</text:p>
          </table:table-cell>
          <table:table-cell table:formula="of:=10*LOG10([.E797]/1000)" office:value-type="float" office:value="-42.8384618269454" calcext:value-type="float">
            <text:p>-42,84</text:p>
          </table:table-cell>
        </table:table-row>
        <table:table-row table:style-name="ro1">
          <table:table-cell table:formula="of:=[.A797]+1" office:value-type="float" office:value="796" calcext:value-type="float">
            <text:p>796</text:p>
          </table:table-cell>
          <table:table-cell table:style-name="ce1" office:value-type="float" office:value="0.001694686" calcext:value-type="float">
            <text:p>1,69E-003</text:p>
          </table:table-cell>
          <table:table-cell table:style-name="ce1" office:value-type="float" office:value="-0.05418376" calcext:value-type="float">
            <text:p>-5,42E-002</text:p>
          </table:table-cell>
          <table:table-cell table:formula="of:= ABS([.B798])" office:value-type="float" office:value="0.001694686" calcext:value-type="float">
            <text:p>1,69E-03</text:p>
          </table:table-cell>
          <table:table-cell table:formula="of:= ABS([.C798])" office:value-type="float" office:value="0.05418376" calcext:value-type="float">
            <text:p>5,42E-02</text:p>
          </table:table-cell>
          <table:table-cell table:formula="of:=10*LOG10([.D798]/1000)" office:value-type="float" office:value="-57.7091075828689" calcext:value-type="float">
            <text:p>-57,71</text:p>
          </table:table-cell>
          <table:table-cell table:formula="of:=10*LOG10([.E798]/1000)" office:value-type="float" office:value="-42.6613086104902" calcext:value-type="float">
            <text:p>-42,66</text:p>
          </table:table-cell>
        </table:table-row>
        <table:table-row table:style-name="ro1">
          <table:table-cell table:formula="of:=[.A798]+1" office:value-type="float" office:value="797" calcext:value-type="float">
            <text:p>797</text:p>
          </table:table-cell>
          <table:table-cell table:style-name="ce1" office:value-type="float" office:value="-0.001728533" calcext:value-type="float">
            <text:p>-1,73E-003</text:p>
          </table:table-cell>
          <table:table-cell table:style-name="ce1" office:value-type="float" office:value="-0.0520194" calcext:value-type="float">
            <text:p>-5,20E-002</text:p>
          </table:table-cell>
          <table:table-cell table:formula="of:= ABS([.B799])" office:value-type="float" office:value="0.001728533" calcext:value-type="float">
            <text:p>1,73E-03</text:p>
          </table:table-cell>
          <table:table-cell table:formula="of:= ABS([.C799])" office:value-type="float" office:value="0.0520194" calcext:value-type="float">
            <text:p>5,20E-02</text:p>
          </table:table-cell>
          <table:table-cell table:formula="of:=10*LOG10([.D799]/1000)" office:value-type="float" office:value="-57.6232232478163" calcext:value-type="float">
            <text:p>-57,62</text:p>
          </table:table-cell>
          <table:table-cell table:formula="of:=10*LOG10([.E799]/1000)" office:value-type="float" office:value="-42.8383466133261" calcext:value-type="float">
            <text:p>-42,84</text:p>
          </table:table-cell>
        </table:table-row>
        <table:table-row table:style-name="ro1">
          <table:table-cell table:formula="of:=[.A799]+1" office:value-type="float" office:value="798" calcext:value-type="float">
            <text:p>798</text:p>
          </table:table-cell>
          <table:table-cell table:style-name="ce1" office:value-type="float" office:value="0.001692595" calcext:value-type="float">
            <text:p>1,69E-003</text:p>
          </table:table-cell>
          <table:table-cell table:style-name="ce1" office:value-type="float" office:value="-0.05418243" calcext:value-type="float">
            <text:p>-5,42E-002</text:p>
          </table:table-cell>
          <table:table-cell table:formula="of:= ABS([.B800])" office:value-type="float" office:value="0.001692595" calcext:value-type="float">
            <text:p>1,69E-03</text:p>
          </table:table-cell>
          <table:table-cell table:formula="of:= ABS([.C800])" office:value-type="float" office:value="0.05418243" calcext:value-type="float">
            <text:p>5,42E-02</text:p>
          </table:table-cell>
          <table:table-cell table:formula="of:=10*LOG10([.D800]/1000)" office:value-type="float" office:value="-57.7144694638408" calcext:value-type="float">
            <text:p>-57,71</text:p>
          </table:table-cell>
          <table:table-cell table:formula="of:=10*LOG10([.E800]/1000)" office:value-type="float" office:value="-42.661415214157" calcext:value-type="float">
            <text:p>-42,66</text:p>
          </table:table-cell>
        </table:table-row>
        <table:table-row table:style-name="ro1">
          <table:table-cell table:formula="of:=[.A800]+1" office:value-type="float" office:value="799" calcext:value-type="float">
            <text:p>799</text:p>
          </table:table-cell>
          <table:table-cell table:style-name="ce1" office:value-type="float" office:value="-0.001726359" calcext:value-type="float">
            <text:p>-1,73E-003</text:p>
          </table:table-cell>
          <table:table-cell table:style-name="ce1" office:value-type="float" office:value="-0.05202077" calcext:value-type="float">
            <text:p>-5,20E-002</text:p>
          </table:table-cell>
          <table:table-cell table:formula="of:= ABS([.B801])" office:value-type="float" office:value="0.001726359" calcext:value-type="float">
            <text:p>1,73E-03</text:p>
          </table:table-cell>
          <table:table-cell table:formula="of:= ABS([.C801])" office:value-type="float" office:value="0.05202077" calcext:value-type="float">
            <text:p>5,20E-02</text:p>
          </table:table-cell>
          <table:table-cell table:formula="of:=10*LOG10([.D801]/1000)" office:value-type="float" office:value="-57.6286888677446" calcext:value-type="float">
            <text:p>-57,63</text:p>
          </table:table-cell>
          <table:table-cell table:formula="of:=10*LOG10([.E801]/1000)" office:value-type="float" office:value="-42.8382322376114" calcext:value-type="float">
            <text:p>-42,84</text:p>
          </table:table-cell>
        </table:table-row>
        <table:table-row table:style-name="ro1">
          <table:table-cell table:formula="of:=[.A801]+1" office:value-type="float" office:value="800" calcext:value-type="float">
            <text:p>800</text:p>
          </table:table-cell>
          <table:table-cell table:style-name="ce1" office:value-type="float" office:value="0.001690513" calcext:value-type="float">
            <text:p>1,69E-003</text:p>
          </table:table-cell>
          <table:table-cell table:style-name="ce1" office:value-type="float" office:value="-0.05418112" calcext:value-type="float">
            <text:p>-5,42E-002</text:p>
          </table:table-cell>
          <table:table-cell table:formula="of:= ABS([.B802])" office:value-type="float" office:value="0.001690513" calcext:value-type="float">
            <text:p>1,69E-03</text:p>
          </table:table-cell>
          <table:table-cell table:formula="of:= ABS([.C802])" office:value-type="float" office:value="0.05418112" calcext:value-type="float">
            <text:p>5,42E-02</text:p>
          </table:table-cell>
          <table:table-cell table:formula="of:=10*LOG10([.D802]/1000)" office:value-type="float" office:value="-57.7198148517236" calcext:value-type="float">
            <text:p>-57,72</text:p>
          </table:table-cell>
          <table:table-cell table:formula="of:=10*LOG10([.E802]/1000)" office:value-type="float" office:value="-42.6615202173193" calcext:value-type="float">
            <text:p>-42,66</text:p>
          </table:table-cell>
        </table:table-row>
        <table:table-row table:style-name="ro1">
          <table:table-cell table:formula="of:=[.A802]+1" office:value-type="float" office:value="801" calcext:value-type="float">
            <text:p>801</text:p>
          </table:table-cell>
          <table:table-cell table:style-name="ce1" office:value-type="float" office:value="-0.001724194" calcext:value-type="float">
            <text:p>-1,72E-003</text:p>
          </table:table-cell>
          <table:table-cell table:style-name="ce1" office:value-type="float" office:value="-0.05202214" calcext:value-type="float">
            <text:p>-5,20E-002</text:p>
          </table:table-cell>
          <table:table-cell table:formula="of:= ABS([.B803])" office:value-type="float" office:value="0.001724194" calcext:value-type="float">
            <text:p>1,72E-03</text:p>
          </table:table-cell>
          <table:table-cell table:formula="of:= ABS([.C803])" office:value-type="float" office:value="0.05202214" calcext:value-type="float">
            <text:p>5,20E-02</text:p>
          </table:table-cell>
          <table:table-cell table:formula="of:=10*LOG10([.D803]/1000)" office:value-type="float" office:value="-57.6341387053603" calcext:value-type="float">
            <text:p>-57,63</text:p>
          </table:table-cell>
          <table:table-cell table:formula="of:=10*LOG10([.E803]/1000)" office:value-type="float" office:value="-42.8381178649087" calcext:value-type="float">
            <text:p>-42,84</text:p>
          </table:table-cell>
        </table:table-row>
        <table:table-row table:style-name="ro1">
          <table:table-cell table:formula="of:=[.A803]+1" office:value-type="float" office:value="802" calcext:value-type="float">
            <text:p>802</text:p>
          </table:table-cell>
          <table:table-cell table:style-name="ce1" office:value-type="float" office:value="0.001688438" calcext:value-type="float">
            <text:p>1,69E-003</text:p>
          </table:table-cell>
          <table:table-cell table:style-name="ce1" office:value-type="float" office:value="-0.05417981" calcext:value-type="float">
            <text:p>-5,42E-002</text:p>
          </table:table-cell>
          <table:table-cell table:formula="of:= ABS([.B804])" office:value-type="float" office:value="0.001688438" calcext:value-type="float">
            <text:p>1,69E-03</text:p>
          </table:table-cell>
          <table:table-cell table:formula="of:= ABS([.C804])" office:value-type="float" office:value="0.05417981" calcext:value-type="float">
            <text:p>5,42E-02</text:p>
          </table:table-cell>
          <table:table-cell table:formula="of:=10*LOG10([.D804]/1000)" office:value-type="float" office:value="-57.7251488217233" calcext:value-type="float">
            <text:p>-57,73</text:p>
          </table:table-cell>
          <table:table-cell table:formula="of:=10*LOG10([.E804]/1000)" office:value-type="float" office:value="-42.6616252230204" calcext:value-type="float">
            <text:p>-42,66</text:p>
          </table:table-cell>
        </table:table-row>
        <table:table-row table:style-name="ro1">
          <table:table-cell table:formula="of:=[.A804]+1" office:value-type="float" office:value="803" calcext:value-type="float">
            <text:p>803</text:p>
          </table:table-cell>
          <table:table-cell table:style-name="ce1" office:value-type="float" office:value="-0.001722037" calcext:value-type="float">
            <text:p>-1,72E-003</text:p>
          </table:table-cell>
          <table:table-cell table:style-name="ce1" office:value-type="float" office:value="-0.05202351" calcext:value-type="float">
            <text:p>-5,20E-002</text:p>
          </table:table-cell>
          <table:table-cell table:formula="of:= ABS([.B805])" office:value-type="float" office:value="0.001722037" calcext:value-type="float">
            <text:p>1,72E-03</text:p>
          </table:table-cell>
          <table:table-cell table:formula="of:= ABS([.C805])" office:value-type="float" office:value="0.05202351" calcext:value-type="float">
            <text:p>5,20E-02</text:p>
          </table:table-cell>
          <table:table-cell table:formula="of:=10*LOG10([.D805]/1000)" office:value-type="float" office:value="-57.6395752145193" calcext:value-type="float">
            <text:p>-57,64</text:p>
          </table:table-cell>
          <table:table-cell table:formula="of:=10*LOG10([.E805]/1000)" office:value-type="float" office:value="-42.8380034952181" calcext:value-type="float">
            <text:p>-42,84</text:p>
          </table:table-cell>
        </table:table-row>
        <table:table-row table:style-name="ro1">
          <table:table-cell table:formula="of:=[.A805]+1" office:value-type="float" office:value="804" calcext:value-type="float">
            <text:p>804</text:p>
          </table:table-cell>
          <table:table-cell table:style-name="ce1" office:value-type="float" office:value="0.00168637" calcext:value-type="float">
            <text:p>1,69E-003</text:p>
          </table:table-cell>
          <table:table-cell table:style-name="ce1" office:value-type="float" office:value="-0.0541785" calcext:value-type="float">
            <text:p>-5,42E-002</text:p>
          </table:table-cell>
          <table:table-cell table:formula="of:= ABS([.B806])" office:value-type="float" office:value="0.00168637" calcext:value-type="float">
            <text:p>1,69E-03</text:p>
          </table:table-cell>
          <table:table-cell table:formula="of:= ABS([.C806])" office:value-type="float" office:value="0.0541785" calcext:value-type="float">
            <text:p>5,42E-02</text:p>
          </table:table-cell>
          <table:table-cell table:formula="of:=10*LOG10([.D806]/1000)" office:value-type="float" office:value="-57.7304713236315" calcext:value-type="float">
            <text:p>-57,73</text:p>
          </table:table-cell>
          <table:table-cell table:formula="of:=10*LOG10([.E806]/1000)" office:value-type="float" office:value="-42.6617302312605" calcext:value-type="float">
            <text:p>-42,66</text:p>
          </table:table-cell>
        </table:table-row>
        <table:table-row table:style-name="ro1">
          <table:table-cell table:formula="of:=[.A806]+1" office:value-type="float" office:value="805" calcext:value-type="float">
            <text:p>805</text:p>
          </table:table-cell>
          <table:table-cell table:style-name="ce1" office:value-type="float" office:value="-0.001719888" calcext:value-type="float">
            <text:p>-1,72E-003</text:p>
          </table:table-cell>
          <table:table-cell table:style-name="ce1" office:value-type="float" office:value="-0.05202486" calcext:value-type="float">
            <text:p>-5,20E-002</text:p>
          </table:table-cell>
          <table:table-cell table:formula="of:= ABS([.B807])" office:value-type="float" office:value="0.001719888" calcext:value-type="float">
            <text:p>1,72E-03</text:p>
          </table:table-cell>
          <table:table-cell table:formula="of:= ABS([.C807])" office:value-type="float" office:value="0.05202486" calcext:value-type="float">
            <text:p>5,20E-02</text:p>
          </table:table-cell>
          <table:table-cell table:formula="of:=10*LOG10([.D807]/1000)" office:value-type="float" office:value="-57.6449983365391" calcext:value-type="float">
            <text:p>-57,64</text:p>
          </table:table-cell>
          <table:table-cell table:formula="of:=10*LOG10([.E807]/1000)" office:value-type="float" office:value="-42.8378907981041" calcext:value-type="float">
            <text:p>-42,84</text:p>
          </table:table-cell>
        </table:table-row>
        <table:table-row table:style-name="ro1">
          <table:table-cell table:formula="of:=[.A807]+1" office:value-type="float" office:value="806" calcext:value-type="float">
            <text:p>806</text:p>
          </table:table-cell>
          <table:table-cell table:style-name="ce1" office:value-type="float" office:value="0.001684311" calcext:value-type="float">
            <text:p>1,68E-003</text:p>
          </table:table-cell>
          <table:table-cell table:style-name="ce1" office:value-type="float" office:value="-0.0541772" calcext:value-type="float">
            <text:p>-5,42E-002</text:p>
          </table:table-cell>
          <table:table-cell table:formula="of:= ABS([.B808])" office:value-type="float" office:value="0.001684311" calcext:value-type="float">
            <text:p>1,68E-03</text:p>
          </table:table-cell>
          <table:table-cell table:formula="of:= ABS([.C808])" office:value-type="float" office:value="0.0541772" calcext:value-type="float">
            <text:p>5,42E-02</text:p>
          </table:table-cell>
          <table:table-cell table:formula="of:=10*LOG10([.D808]/1000)" office:value-type="float" office:value="-57.7357771502551" calcext:value-type="float">
            <text:p>-57,74</text:p>
          </table:table-cell>
          <table:table-cell table:formula="of:=10*LOG10([.E808]/1000)" office:value-type="float" office:value="-42.6618344404209" calcext:value-type="float">
            <text:p>-42,66</text:p>
          </table:table-cell>
        </table:table-row>
        <table:table-row table:style-name="ro1">
          <table:table-cell table:formula="of:=[.A808]+1" office:value-type="float" office:value="807" calcext:value-type="float">
            <text:p>807</text:p>
          </table:table-cell>
          <table:table-cell table:style-name="ce1" office:value-type="float" office:value="-0.001717747" calcext:value-type="float">
            <text:p>-1,72E-003</text:p>
          </table:table-cell>
          <table:table-cell table:style-name="ce1" office:value-type="float" office:value="-0.05202622" calcext:value-type="float">
            <text:p>-5,20E-002</text:p>
          </table:table-cell>
          <table:table-cell table:formula="of:= ABS([.B809])" office:value-type="float" office:value="0.001717747" calcext:value-type="float">
            <text:p>1,72E-03</text:p>
          </table:table-cell>
          <table:table-cell table:formula="of:= ABS([.C809])" office:value-type="float" office:value="0.05202622" calcext:value-type="float">
            <text:p>5,20E-02</text:p>
          </table:table-cell>
          <table:table-cell table:formula="of:=10*LOG10([.D809]/1000)" office:value-type="float" office:value="-57.6504080127029" calcext:value-type="float">
            <text:p>-57,65</text:p>
          </table:table-cell>
          <table:table-cell table:formula="of:=10*LOG10([.E809]/1000)" office:value-type="float" office:value="-42.8377772691536" calcext:value-type="float">
            <text:p>-42,84</text:p>
          </table:table-cell>
        </table:table-row>
        <table:table-row table:style-name="ro1">
          <table:table-cell table:formula="of:=[.A809]+1" office:value-type="float" office:value="808" calcext:value-type="float">
            <text:p>808</text:p>
          </table:table-cell>
          <table:table-cell table:style-name="ce1" office:value-type="float" office:value="0.001682259" calcext:value-type="float">
            <text:p>1,68E-003</text:p>
          </table:table-cell>
          <table:table-cell table:style-name="ce1" office:value-type="float" office:value="-0.0541759" calcext:value-type="float">
            <text:p>-5,42E-002</text:p>
          </table:table-cell>
          <table:table-cell table:formula="of:= ABS([.B810])" office:value-type="float" office:value="0.001682259" calcext:value-type="float">
            <text:p>1,68E-03</text:p>
          </table:table-cell>
          <table:table-cell table:formula="of:= ABS([.C810])" office:value-type="float" office:value="0.0541759" calcext:value-type="float">
            <text:p>5,42E-02</text:p>
          </table:table-cell>
          <table:table-cell table:formula="of:=10*LOG10([.D810]/1000)" office:value-type="float" office:value="-57.7410713956575" calcext:value-type="float">
            <text:p>-57,74</text:p>
          </table:table-cell>
          <table:table-cell table:formula="of:=10*LOG10([.E810]/1000)" office:value-type="float" office:value="-42.661938652082" calcext:value-type="float">
            <text:p>-42,66</text:p>
          </table:table-cell>
        </table:table-row>
        <table:table-row table:style-name="ro1">
          <table:table-cell table:formula="of:=[.A810]+1" office:value-type="float" office:value="809" calcext:value-type="float">
            <text:p>809</text:p>
          </table:table-cell>
          <table:table-cell table:style-name="ce1" office:value-type="float" office:value="-0.001715613" calcext:value-type="float">
            <text:p>-1,72E-003</text:p>
          </table:table-cell>
          <table:table-cell table:style-name="ce1" office:value-type="float" office:value="-0.05202757" calcext:value-type="float">
            <text:p>-5,20E-002</text:p>
          </table:table-cell>
          <table:table-cell table:formula="of:= ABS([.B811])" office:value-type="float" office:value="0.001715613" calcext:value-type="float">
            <text:p>1,72E-03</text:p>
          </table:table-cell>
          <table:table-cell table:formula="of:= ABS([.C811])" office:value-type="float" office:value="0.05202757" calcext:value-type="float">
            <text:p>5,20E-02</text:p>
          </table:table-cell>
          <table:table-cell table:formula="of:=10*LOG10([.D811]/1000)" office:value-type="float" office:value="-57.6558067156862" calcext:value-type="float">
            <text:p>-57,66</text:p>
          </table:table-cell>
          <table:table-cell table:formula="of:=10*LOG10([.E811]/1000)" office:value-type="float" office:value="-42.8376645779099" calcext:value-type="float">
            <text:p>-42,84</text:p>
          </table:table-cell>
        </table:table-row>
        <table:table-row table:style-name="ro1">
          <table:table-cell table:formula="of:=[.A811]+1" office:value-type="float" office:value="810" calcext:value-type="float">
            <text:p>810</text:p>
          </table:table-cell>
          <table:table-cell table:style-name="ce1" office:value-type="float" office:value="0.001680214" calcext:value-type="float">
            <text:p>1,68E-003</text:p>
          </table:table-cell>
          <table:table-cell table:style-name="ce1" office:value-type="float" office:value="-0.05417461" calcext:value-type="float">
            <text:p>-5,42E-002</text:p>
          </table:table-cell>
          <table:table-cell table:formula="of:= ABS([.B812])" office:value-type="float" office:value="0.001680214" calcext:value-type="float">
            <text:p>1,68E-03</text:p>
          </table:table-cell>
          <table:table-cell table:formula="of:= ABS([.C812])" office:value-type="float" office:value="0.05417461" calcext:value-type="float">
            <text:p>5,42E-02</text:p>
          </table:table-cell>
          <table:table-cell table:formula="of:=10*LOG10([.D812]/1000)" office:value-type="float" office:value="-57.7463540095253" calcext:value-type="float">
            <text:p>-57,75</text:p>
          </table:table-cell>
          <table:table-cell table:formula="of:=10*LOG10([.E812]/1000)" office:value-type="float" office:value="-42.6620420645868" calcext:value-type="float">
            <text:p>-42,66</text:p>
          </table:table-cell>
        </table:table-row>
        <table:table-row table:style-name="ro1">
          <table:table-cell table:formula="of:=[.A812]+1" office:value-type="float" office:value="811" calcext:value-type="float">
            <text:p>811</text:p>
          </table:table-cell>
          <table:table-cell table:style-name="ce1" office:value-type="float" office:value="-0.001713488" calcext:value-type="float">
            <text:p>-1,71E-003</text:p>
          </table:table-cell>
          <table:table-cell table:style-name="ce1" office:value-type="float" office:value="-0.05202891" calcext:value-type="float">
            <text:p>-5,20E-002</text:p>
          </table:table-cell>
          <table:table-cell table:formula="of:= ABS([.B813])" office:value-type="float" office:value="0.001713488" calcext:value-type="float">
            <text:p>1,71E-03</text:p>
          </table:table-cell>
          <table:table-cell table:formula="of:= ABS([.C813])" office:value-type="float" office:value="0.05202891" calcext:value-type="float">
            <text:p>5,20E-02</text:p>
          </table:table-cell>
          <table:table-cell table:formula="of:=10*LOG10([.D813]/1000)" office:value-type="float" office:value="-57.6611893270014" calcext:value-type="float">
            <text:p>-57,66</text:p>
          </table:table-cell>
          <table:table-cell table:formula="of:=10*LOG10([.E813]/1000)" office:value-type="float" office:value="-42.8375527243077" calcext:value-type="float">
            <text:p>-42,84</text:p>
          </table:table-cell>
        </table:table-row>
        <table:table-row table:style-name="ro1">
          <table:table-cell table:formula="of:=[.A813]+1" office:value-type="float" office:value="812" calcext:value-type="float">
            <text:p>812</text:p>
          </table:table-cell>
          <table:table-cell table:style-name="ce1" office:value-type="float" office:value="0.001678177" calcext:value-type="float">
            <text:p>1,68E-003</text:p>
          </table:table-cell>
          <table:table-cell table:style-name="ce1" office:value-type="float" office:value="-0.05417332" calcext:value-type="float">
            <text:p>-5,42E-002</text:p>
          </table:table-cell>
          <table:table-cell table:formula="of:= ABS([.B814])" office:value-type="float" office:value="0.001678177" calcext:value-type="float">
            <text:p>1,68E-03</text:p>
          </table:table-cell>
          <table:table-cell table:formula="of:= ABS([.C814])" office:value-type="float" office:value="0.05417332" calcext:value-type="float">
            <text:p>5,42E-02</text:p>
          </table:table-cell>
          <table:table-cell table:formula="of:=10*LOG10([.D814]/1000)" office:value-type="float" office:value="-57.7516223536111" calcext:value-type="float">
            <text:p>-57,75</text:p>
          </table:table-cell>
          <table:table-cell table:formula="of:=10*LOG10([.E814]/1000)" office:value-type="float" office:value="-42.662145479554" calcext:value-type="float">
            <text:p>-42,66</text:p>
          </table:table-cell>
        </table:table-row>
        <table:table-row table:style-name="ro1">
          <table:table-cell table:formula="of:=[.A814]+1" office:value-type="float" office:value="813" calcext:value-type="float">
            <text:p>813</text:p>
          </table:table-cell>
          <table:table-cell table:style-name="ce1" office:value-type="float" office:value="-0.001711371" calcext:value-type="float">
            <text:p>-1,71E-003</text:p>
          </table:table-cell>
          <table:table-cell table:style-name="ce1" office:value-type="float" office:value="-0.05203025" calcext:value-type="float">
            <text:p>-5,20E-002</text:p>
          </table:table-cell>
          <table:table-cell table:formula="of:= ABS([.B815])" office:value-type="float" office:value="0.001711371" calcext:value-type="float">
            <text:p>1,71E-03</text:p>
          </table:table-cell>
          <table:table-cell table:formula="of:= ABS([.C815])" office:value-type="float" office:value="0.05203025" calcext:value-type="float">
            <text:p>5,20E-02</text:p>
          </table:table-cell>
          <table:table-cell table:formula="of:=10*LOG10([.D815]/1000)" office:value-type="float" office:value="-57.6665583161206" calcext:value-type="float">
            <text:p>-57,67</text:p>
          </table:table-cell>
          <table:table-cell table:formula="of:=10*LOG10([.E815]/1000)" office:value-type="float" office:value="-42.8374408735863" calcext:value-type="float">
            <text:p>-42,84</text:p>
          </table:table-cell>
        </table:table-row>
        <table:table-row table:style-name="ro1">
          <table:table-cell table:formula="of:=[.A815]+1" office:value-type="float" office:value="814" calcext:value-type="float">
            <text:p>814</text:p>
          </table:table-cell>
          <table:table-cell table:style-name="ce1" office:value-type="float" office:value="0.001676147" calcext:value-type="float">
            <text:p>1,68E-003</text:p>
          </table:table-cell>
          <table:table-cell table:style-name="ce1" office:value-type="float" office:value="-0.05417203" calcext:value-type="float">
            <text:p>-5,42E-002</text:p>
          </table:table-cell>
          <table:table-cell table:formula="of:= ABS([.B816])" office:value-type="float" office:value="0.001676147" calcext:value-type="float">
            <text:p>1,68E-03</text:p>
          </table:table-cell>
          <table:table-cell table:formula="of:= ABS([.C816])" office:value-type="float" office:value="0.05417203" calcext:value-type="float">
            <text:p>5,42E-02</text:p>
          </table:table-cell>
          <table:table-cell table:formula="of:=10*LOG10([.D816]/1000)" office:value-type="float" office:value="-57.75687895915" calcext:value-type="float">
            <text:p>-57,76</text:p>
          </table:table-cell>
          <table:table-cell table:formula="of:=10*LOG10([.E816]/1000)" office:value-type="float" office:value="-42.6622488969839" calcext:value-type="float">
            <text:p>-42,66</text:p>
          </table:table-cell>
        </table:table-row>
        <table:table-row table:style-name="ro1">
          <table:table-cell table:formula="of:=[.A816]+1" office:value-type="float" office:value="815" calcext:value-type="float">
            <text:p>815</text:p>
          </table:table-cell>
          <table:table-cell table:style-name="ce1" office:value-type="float" office:value="-0.001709261" calcext:value-type="float">
            <text:p>-1,71E-003</text:p>
          </table:table-cell>
          <table:table-cell table:style-name="ce1" office:value-type="float" office:value="-0.05203158" calcext:value-type="float">
            <text:p>-5,20E-002</text:p>
          </table:table-cell>
          <table:table-cell table:formula="of:= ABS([.B817])" office:value-type="float" office:value="0.001709261" calcext:value-type="float">
            <text:p>1,71E-03</text:p>
          </table:table-cell>
          <table:table-cell table:formula="of:= ABS([.C817])" office:value-type="float" office:value="0.05203158" calcext:value-type="float">
            <text:p>5,20E-02</text:p>
          </table:table-cell>
          <table:table-cell table:formula="of:=10*LOG10([.D817]/1000)" office:value-type="float" office:value="-57.6719161650388" calcext:value-type="float">
            <text:p>-57,67</text:p>
          </table:table-cell>
          <table:table-cell table:formula="of:=10*LOG10([.E817]/1000)" office:value-type="float" office:value="-42.8373298604202" calcext:value-type="float">
            <text:p>-42,84</text:p>
          </table:table-cell>
        </table:table-row>
        <table:table-row table:style-name="ro1">
          <table:table-cell table:formula="of:=[.A817]+1" office:value-type="float" office:value="816" calcext:value-type="float">
            <text:p>816</text:p>
          </table:table-cell>
          <table:table-cell table:style-name="ce1" office:value-type="float" office:value="0.001674125" calcext:value-type="float">
            <text:p>1,67E-003</text:p>
          </table:table-cell>
          <table:table-cell table:style-name="ce1" office:value-type="float" office:value="-0.05417076" calcext:value-type="float">
            <text:p>-5,42E-002</text:p>
          </table:table-cell>
          <table:table-cell table:formula="of:= ABS([.B818])" office:value-type="float" office:value="0.001674125" calcext:value-type="float">
            <text:p>1,67E-03</text:p>
          </table:table-cell>
          <table:table-cell table:formula="of:= ABS([.C818])" office:value-type="float" office:value="0.05417076" calcext:value-type="float">
            <text:p>5,42E-02</text:p>
          </table:table-cell>
          <table:table-cell table:formula="of:=10*LOG10([.D818]/1000)" office:value-type="float" office:value="-57.7621211815668" calcext:value-type="float">
            <text:p>-57,76</text:p>
          </table:table-cell>
          <table:table-cell table:formula="of:=10*LOG10([.E818]/1000)" office:value-type="float" office:value="-42.6623507134485" calcext:value-type="float">
            <text:p>-42,66</text:p>
          </table:table-cell>
        </table:table-row>
        <table:table-row table:style-name="ro1">
          <table:table-cell table:formula="of:=[.A818]+1" office:value-type="float" office:value="817" calcext:value-type="float">
            <text:p>817</text:p>
          </table:table-cell>
          <table:table-cell table:style-name="ce1" office:value-type="float" office:value="-0.001707159" calcext:value-type="float">
            <text:p>-1,71E-003</text:p>
          </table:table-cell>
          <table:table-cell table:style-name="ce1" office:value-type="float" office:value="-0.05203291" calcext:value-type="float">
            <text:p>-5,20E-002</text:p>
          </table:table-cell>
          <table:table-cell table:formula="of:= ABS([.B819])" office:value-type="float" office:value="0.001707159" calcext:value-type="float">
            <text:p>1,71E-03</text:p>
          </table:table-cell>
          <table:table-cell table:formula="of:= ABS([.C819])" office:value-type="float" office:value="0.05203291" calcext:value-type="float">
            <text:p>5,20E-02</text:p>
          </table:table-cell>
          <table:table-cell table:formula="of:=10*LOG10([.D819]/1000)" office:value-type="float" office:value="-57.6772602803182" calcext:value-type="float">
            <text:p>-57,68</text:p>
          </table:table-cell>
          <table:table-cell table:formula="of:=10*LOG10([.E819]/1000)" office:value-type="float" office:value="-42.8372188500917" calcext:value-type="float">
            <text:p>-42,84</text:p>
          </table:table-cell>
        </table:table-row>
        <table:table-row table:style-name="ro1">
          <table:table-cell table:formula="of:=[.A819]+1" office:value-type="float" office:value="818" calcext:value-type="float">
            <text:p>818</text:p>
          </table:table-cell>
          <table:table-cell table:style-name="ce1" office:value-type="float" office:value="0.00167211" calcext:value-type="float">
            <text:p>1,67E-003</text:p>
          </table:table-cell>
          <table:table-cell table:style-name="ce1" office:value-type="float" office:value="-0.05416948" calcext:value-type="float">
            <text:p>-5,42E-002</text:p>
          </table:table-cell>
          <table:table-cell table:formula="of:= ABS([.B820])" office:value-type="float" office:value="0.00167211" calcext:value-type="float">
            <text:p>1,67E-03</text:p>
          </table:table-cell>
          <table:table-cell table:formula="of:= ABS([.C820])" office:value-type="float" office:value="0.05416948" calcext:value-type="float">
            <text:p>5,42E-02</text:p>
          </table:table-cell>
          <table:table-cell table:formula="of:=10*LOG10([.D820]/1000)" office:value-type="float" office:value="-57.7673515583144" calcext:value-type="float">
            <text:p>-57,77</text:p>
          </table:table-cell>
          <table:table-cell table:formula="of:=10*LOG10([.E820]/1000)" office:value-type="float" office:value="-42.6624533340328" calcext:value-type="float">
            <text:p>-42,66</text:p>
          </table:table-cell>
        </table:table-row>
        <table:table-row table:style-name="ro1">
          <table:table-cell table:formula="of:=[.A820]+1" office:value-type="float" office:value="819" calcext:value-type="float">
            <text:p>819</text:p>
          </table:table-cell>
          <table:table-cell table:style-name="ce1" office:value-type="float" office:value="-0.001705065" calcext:value-type="float">
            <text:p>-1,71E-003</text:p>
          </table:table-cell>
          <table:table-cell table:style-name="ce1" office:value-type="float" office:value="-0.05203424" calcext:value-type="float">
            <text:p>-5,20E-002</text:p>
          </table:table-cell>
          <table:table-cell table:formula="of:= ABS([.B821])" office:value-type="float" office:value="0.001705065" calcext:value-type="float">
            <text:p>1,71E-03</text:p>
          </table:table-cell>
          <table:table-cell table:formula="of:= ABS([.C821])" office:value-type="float" office:value="0.05203424" calcext:value-type="float">
            <text:p>5,20E-02</text:p>
          </table:table-cell>
          <table:table-cell table:formula="of:=10*LOG10([.D821]/1000)" office:value-type="float" office:value="-57.6825906030594" calcext:value-type="float">
            <text:p>-57,68</text:p>
          </table:table-cell>
          <table:table-cell table:formula="of:=10*LOG10([.E821]/1000)" office:value-type="float" office:value="-42.8371078426007" calcext:value-type="float">
            <text:p>-42,84</text:p>
          </table:table-cell>
        </table:table-row>
        <table:table-row table:style-name="ro1">
          <table:table-cell table:formula="of:=[.A821]+1" office:value-type="float" office:value="820" calcext:value-type="float">
            <text:p>820</text:p>
          </table:table-cell>
          <table:table-cell table:style-name="ce1" office:value-type="float" office:value="0.001670102" calcext:value-type="float">
            <text:p>1,67E-003</text:p>
          </table:table-cell>
          <table:table-cell table:style-name="ce1" office:value-type="float" office:value="-0.05416821" calcext:value-type="float">
            <text:p>-5,42E-002</text:p>
          </table:table-cell>
          <table:table-cell table:formula="of:= ABS([.B822])" office:value-type="float" office:value="0.001670102" calcext:value-type="float">
            <text:p>1,67E-03</text:p>
          </table:table-cell>
          <table:table-cell table:formula="of:= ABS([.C822])" office:value-type="float" office:value="0.05416821" calcext:value-type="float">
            <text:p>5,42E-02</text:p>
          </table:table-cell>
          <table:table-cell table:formula="of:=10*LOG10([.D822]/1000)" office:value-type="float" office:value="-57.772570038917" calcext:value-type="float">
            <text:p>-57,77</text:p>
          </table:table-cell>
          <table:table-cell table:formula="of:=10*LOG10([.E822]/1000)" office:value-type="float" office:value="-42.6625551552904" calcext:value-type="float">
            <text:p>-42,66</text:p>
          </table:table-cell>
        </table:table-row>
        <table:table-row table:style-name="ro1">
          <table:table-cell table:formula="of:=[.A822]+1" office:value-type="float" office:value="821" calcext:value-type="float">
            <text:p>821</text:p>
          </table:table-cell>
          <table:table-cell table:style-name="ce1" office:value-type="float" office:value="-0.001702979" calcext:value-type="float">
            <text:p>-1,70E-003</text:p>
          </table:table-cell>
          <table:table-cell table:style-name="ce1" office:value-type="float" office:value="-0.05203556" calcext:value-type="float">
            <text:p>-5,20E-002</text:p>
          </table:table-cell>
          <table:table-cell table:formula="of:= ABS([.B823])" office:value-type="float" office:value="0.001702979" calcext:value-type="float">
            <text:p>1,70E-03</text:p>
          </table:table-cell>
          <table:table-cell table:formula="of:= ABS([.C823])" office:value-type="float" office:value="0.05203556" calcext:value-type="float">
            <text:p>5,20E-02</text:p>
          </table:table-cell>
          <table:table-cell table:formula="of:=10*LOG10([.D823]/1000)" office:value-type="float" office:value="-57.6879070743397" calcext:value-type="float">
            <text:p>-57,69</text:p>
          </table:table-cell>
          <table:table-cell table:formula="of:=10*LOG10([.E823]/1000)" office:value-type="float" office:value="-42.8369976725579" calcext:value-type="float">
            <text:p>-42,84</text:p>
          </table:table-cell>
        </table:table-row>
        <table:table-row table:style-name="ro1">
          <table:table-cell table:formula="of:=[.A823]+1" office:value-type="float" office:value="822" calcext:value-type="float">
            <text:p>822</text:p>
          </table:table-cell>
          <table:table-cell table:style-name="ce1" office:value-type="float" office:value="0.001668102" calcext:value-type="float">
            <text:p>1,67E-003</text:p>
          </table:table-cell>
          <table:table-cell table:style-name="ce1" office:value-type="float" office:value="-0.05416695" calcext:value-type="float">
            <text:p>-5,42E-002</text:p>
          </table:table-cell>
          <table:table-cell table:formula="of:= ABS([.B824])" office:value-type="float" office:value="0.001668102" calcext:value-type="float">
            <text:p>1,67E-03</text:p>
          </table:table-cell>
          <table:table-cell table:formula="of:= ABS([.C824])" office:value-type="float" office:value="0.05416695" calcext:value-type="float">
            <text:p>5,42E-02</text:p>
          </table:table-cell>
          <table:table-cell table:formula="of:=10*LOG10([.D824]/1000)" office:value-type="float" office:value="-57.7777739693403" calcext:value-type="float">
            <text:p>-57,78</text:p>
          </table:table-cell>
          <table:table-cell table:formula="of:=10*LOG10([.E824]/1000)" office:value-type="float" office:value="-42.662656177165" calcext:value-type="float">
            <text:p>-42,66</text:p>
          </table:table-cell>
        </table:table-row>
        <table:table-row table:style-name="ro1">
          <table:table-cell table:formula="of:=[.A824]+1" office:value-type="float" office:value="823" calcext:value-type="float">
            <text:p>823</text:p>
          </table:table-cell>
          <table:table-cell table:style-name="ce1" office:value-type="float" office:value="-0.0017009" calcext:value-type="float">
            <text:p>-1,70E-003</text:p>
          </table:table-cell>
          <table:table-cell table:style-name="ce1" office:value-type="float" office:value="-0.05203687" calcext:value-type="float">
            <text:p>-5,20E-002</text:p>
          </table:table-cell>
          <table:table-cell table:formula="of:= ABS([.B825])" office:value-type="float" office:value="0.0017009" calcext:value-type="float">
            <text:p>1,70E-03</text:p>
          </table:table-cell>
          <table:table-cell table:formula="of:= ABS([.C825])" office:value-type="float" office:value="0.05203687" calcext:value-type="float">
            <text:p>5,20E-02</text:p>
          </table:table-cell>
          <table:table-cell table:formula="of:=10*LOG10([.D825]/1000)" office:value-type="float" office:value="-57.6932121885353" calcext:value-type="float">
            <text:p>-57,69</text:p>
          </table:table-cell>
          <table:table-cell table:formula="of:=10*LOG10([.E825]/1000)" office:value-type="float" office:value="-42.8368883398996" calcext:value-type="float">
            <text:p>-42,84</text:p>
          </table:table-cell>
        </table:table-row>
        <table:table-row table:style-name="ro1">
          <table:table-cell table:formula="of:=[.A825]+1" office:value-type="float" office:value="824" calcext:value-type="float">
            <text:p>824</text:p>
          </table:table-cell>
          <table:table-cell table:style-name="ce1" office:value-type="float" office:value="0.001666108" calcext:value-type="float">
            <text:p>1,67E-003</text:p>
          </table:table-cell>
          <table:table-cell table:style-name="ce1" office:value-type="float" office:value="-0.05416569" calcext:value-type="float">
            <text:p>-5,42E-002</text:p>
          </table:table-cell>
          <table:table-cell table:formula="of:= ABS([.B826])" office:value-type="float" office:value="0.001666108" calcext:value-type="float">
            <text:p>1,67E-03</text:p>
          </table:table-cell>
          <table:table-cell table:formula="of:= ABS([.C826])" office:value-type="float" office:value="0.05416569" calcext:value-type="float">
            <text:p>5,42E-02</text:p>
          </table:table-cell>
          <table:table-cell table:formula="of:=10*LOG10([.D826]/1000)" office:value-type="float" office:value="-57.7829685029789" calcext:value-type="float">
            <text:p>-57,78</text:p>
          </table:table-cell>
          <table:table-cell table:formula="of:=10*LOG10([.E826]/1000)" office:value-type="float" office:value="-42.6627572013895" calcext:value-type="float">
            <text:p>-42,66</text:p>
          </table:table-cell>
        </table:table-row>
        <table:table-row table:style-name="ro1">
          <table:table-cell table:formula="of:=[.A826]+1" office:value-type="float" office:value="825" calcext:value-type="float">
            <text:p>825</text:p>
          </table:table-cell>
          <table:table-cell table:style-name="ce1" office:value-type="float" office:value="-0.001698829" calcext:value-type="float">
            <text:p>-1,70E-003</text:p>
          </table:table-cell>
          <table:table-cell table:style-name="ce1" office:value-type="float" office:value="-0.05203818" calcext:value-type="float">
            <text:p>-5,20E-002</text:p>
          </table:table-cell>
          <table:table-cell table:formula="of:= ABS([.B827])" office:value-type="float" office:value="0.001698829" calcext:value-type="float">
            <text:p>1,70E-03</text:p>
          </table:table-cell>
          <table:table-cell table:formula="of:= ABS([.C827])" office:value-type="float" office:value="0.05203818" calcext:value-type="float">
            <text:p>5,20E-02</text:p>
          </table:table-cell>
          <table:table-cell table:formula="of:=10*LOG10([.D827]/1000)" office:value-type="float" office:value="-57.6985033395845" calcext:value-type="float">
            <text:p>-57,70</text:p>
          </table:table-cell>
          <table:table-cell table:formula="of:=10*LOG10([.E827]/1000)" office:value-type="float" office:value="-42.8367790099936" calcext:value-type="float">
            <text:p>-42,84</text:p>
          </table:table-cell>
        </table:table-row>
        <table:table-row table:style-name="ro1">
          <table:table-cell table:formula="of:=[.A827]+1" office:value-type="float" office:value="826" calcext:value-type="float">
            <text:p>826</text:p>
          </table:table-cell>
          <table:table-cell table:style-name="ce1" office:value-type="float" office:value="0.001664122" calcext:value-type="float">
            <text:p>1,66E-003</text:p>
          </table:table-cell>
          <table:table-cell table:style-name="ce1" office:value-type="float" office:value="-0.05416443" calcext:value-type="float">
            <text:p>-5,42E-002</text:p>
          </table:table-cell>
          <table:table-cell table:formula="of:= ABS([.B828])" office:value-type="float" office:value="0.001664122" calcext:value-type="float">
            <text:p>1,66E-03</text:p>
          </table:table-cell>
          <table:table-cell table:formula="of:= ABS([.C828])" office:value-type="float" office:value="0.05416443" calcext:value-type="float">
            <text:p>5,42E-02</text:p>
          </table:table-cell>
          <table:table-cell table:formula="of:=10*LOG10([.D828]/1000)" office:value-type="float" office:value="-57.7881483791034" calcext:value-type="float">
            <text:p>-57,79</text:p>
          </table:table-cell>
          <table:table-cell table:formula="of:=10*LOG10([.E828]/1000)" office:value-type="float" office:value="-42.662858227964" calcext:value-type="float">
            <text:p>-42,66</text:p>
          </table:table-cell>
        </table:table-row>
        <table:table-row table:style-name="ro1">
          <table:table-cell table:formula="of:=[.A828]+1" office:value-type="float" office:value="827" calcext:value-type="float">
            <text:p>827</text:p>
          </table:table-cell>
          <table:table-cell table:style-name="ce1" office:value-type="float" office:value="-0.001696765" calcext:value-type="float">
            <text:p>-1,70E-003</text:p>
          </table:table-cell>
          <table:table-cell table:style-name="ce1" office:value-type="float" office:value="-0.05203948" calcext:value-type="float">
            <text:p>-5,20E-002</text:p>
          </table:table-cell>
          <table:table-cell table:formula="of:= ABS([.B829])" office:value-type="float" office:value="0.001696765" calcext:value-type="float">
            <text:p>1,70E-03</text:p>
          </table:table-cell>
          <table:table-cell table:formula="of:= ABS([.C829])" office:value-type="float" office:value="0.05203948" calcext:value-type="float">
            <text:p>5,20E-02</text:p>
          </table:table-cell>
          <table:table-cell table:formula="of:=10*LOG10([.D829]/1000)" office:value-type="float" office:value="-57.703783028034" calcext:value-type="float">
            <text:p>-57,70</text:p>
          </table:table-cell>
          <table:table-cell table:formula="of:=10*LOG10([.E829]/1000)" office:value-type="float" office:value="-42.8366705173879" calcext:value-type="float">
            <text:p>-42,84</text:p>
          </table:table-cell>
        </table:table-row>
        <table:table-row table:style-name="ro1">
          <table:table-cell table:formula="of:=[.A829]+1" office:value-type="float" office:value="828" calcext:value-type="float">
            <text:p>828</text:p>
          </table:table-cell>
          <table:table-cell table:style-name="ce1" office:value-type="float" office:value="0.001662143" calcext:value-type="float">
            <text:p>1,66E-003</text:p>
          </table:table-cell>
          <table:table-cell table:style-name="ce1" office:value-type="float" office:value="-0.05416318" calcext:value-type="float">
            <text:p>-5,42E-002</text:p>
          </table:table-cell>
          <table:table-cell table:formula="of:= ABS([.B830])" office:value-type="float" office:value="0.001662143" calcext:value-type="float">
            <text:p>1,66E-03</text:p>
          </table:table-cell>
          <table:table-cell table:formula="of:= ABS([.C830])" office:value-type="float" office:value="0.05416318" calcext:value-type="float">
            <text:p>5,42E-02</text:p>
          </table:table-cell>
          <table:table-cell table:formula="of:=10*LOG10([.D830]/1000)" office:value-type="float" office:value="-57.7933161506495" calcext:value-type="float">
            <text:p>-57,79</text:p>
          </table:table-cell>
          <table:table-cell table:formula="of:=10*LOG10([.E830]/1000)" office:value-type="float" office:value="-42.6629584550626" calcext:value-type="float">
            <text:p>-42,66</text:p>
          </table:table-cell>
        </table:table-row>
        <table:table-row table:style-name="ro1">
          <table:table-cell table:formula="of:=[.A830]+1" office:value-type="float" office:value="829" calcext:value-type="float">
            <text:p>829</text:p>
          </table:table-cell>
          <table:table-cell table:style-name="ce1" office:value-type="float" office:value="-0.001694709" calcext:value-type="float">
            <text:p>-1,69E-003</text:p>
          </table:table-cell>
          <table:table-cell table:style-name="ce1" office:value-type="float" office:value="-0.05204078" calcext:value-type="float">
            <text:p>-5,20E-002</text:p>
          </table:table-cell>
          <table:table-cell table:formula="of:= ABS([.B831])" office:value-type="float" office:value="0.001694709" calcext:value-type="float">
            <text:p>1,69E-03</text:p>
          </table:table-cell>
          <table:table-cell table:formula="of:= ABS([.C831])" office:value-type="float" office:value="0.05204078" calcext:value-type="float">
            <text:p>5,20E-02</text:p>
          </table:table-cell>
          <table:table-cell table:formula="of:=10*LOG10([.D831]/1000)" office:value-type="float" office:value="-57.7090486415352" calcext:value-type="float">
            <text:p>-57,71</text:p>
          </table:table-cell>
          <table:table-cell table:formula="of:=10*LOG10([.E831]/1000)" office:value-type="float" office:value="-42.8365620274924" calcext:value-type="float">
            <text:p>-42,84</text:p>
          </table:table-cell>
        </table:table-row>
        <table:table-row table:style-name="ro1">
          <table:table-cell table:formula="of:=[.A831]+1" office:value-type="float" office:value="830" calcext:value-type="float">
            <text:p>830</text:p>
          </table:table-cell>
          <table:table-cell table:style-name="ce1" office:value-type="float" office:value="0.001660171" calcext:value-type="float">
            <text:p>1,66E-003</text:p>
          </table:table-cell>
          <table:table-cell table:style-name="ce1" office:value-type="float" office:value="-0.05416193" calcext:value-type="float">
            <text:p>-5,42E-002</text:p>
          </table:table-cell>
          <table:table-cell table:formula="of:= ABS([.B832])" office:value-type="float" office:value="0.001660171" calcext:value-type="float">
            <text:p>1,66E-03</text:p>
          </table:table-cell>
          <table:table-cell table:formula="of:= ABS([.C832])" office:value-type="float" office:value="0.05416193" calcext:value-type="float">
            <text:p>5,42E-02</text:p>
          </table:table-cell>
          <table:table-cell table:formula="of:=10*LOG10([.D832]/1000)" office:value-type="float" office:value="-57.7984717669994" calcext:value-type="float">
            <text:p>-57,80</text:p>
          </table:table-cell>
          <table:table-cell table:formula="of:=10*LOG10([.E832]/1000)" office:value-type="float" office:value="-42.6630586844743" calcext:value-type="float">
            <text:p>-42,66</text:p>
          </table:table-cell>
        </table:table-row>
        <table:table-row table:style-name="ro1">
          <table:table-cell table:formula="of:=[.A832]+1" office:value-type="float" office:value="831" calcext:value-type="float">
            <text:p>831</text:p>
          </table:table-cell>
          <table:table-cell table:style-name="ce1" office:value-type="float" office:value="-0.00169266" calcext:value-type="float">
            <text:p>-1,69E-003</text:p>
          </table:table-cell>
          <table:table-cell table:style-name="ce1" office:value-type="float" office:value="-0.05204208" calcext:value-type="float">
            <text:p>-5,20E-002</text:p>
          </table:table-cell>
          <table:table-cell table:formula="of:= ABS([.B833])" office:value-type="float" office:value="0.00169266" calcext:value-type="float">
            <text:p>1,69E-03</text:p>
          </table:table-cell>
          <table:table-cell table:formula="of:= ABS([.C833])" office:value-type="float" office:value="0.05204208" calcext:value-type="float">
            <text:p>5,20E-02</text:p>
          </table:table-cell>
          <table:table-cell table:formula="of:=10*LOG10([.D833]/1000)" office:value-type="float" office:value="-57.7143026867955" calcext:value-type="float">
            <text:p>-57,71</text:p>
          </table:table-cell>
          <table:table-cell table:formula="of:=10*LOG10([.E833]/1000)" office:value-type="float" office:value="-42.836453540307" calcext:value-type="float">
            <text:p>-42,84</text:p>
          </table:table-cell>
        </table:table-row>
        <table:table-row table:style-name="ro1">
          <table:table-cell table:formula="of:=[.A833]+1" office:value-type="float" office:value="832" calcext:value-type="float">
            <text:p>832</text:p>
          </table:table-cell>
          <table:table-cell table:style-name="ce1" office:value-type="float" office:value="0.001658206" calcext:value-type="float">
            <text:p>1,66E-003</text:p>
          </table:table-cell>
          <table:table-cell table:style-name="ce1" office:value-type="float" office:value="-0.05416069" calcext:value-type="float">
            <text:p>-5,42E-002</text:p>
          </table:table-cell>
          <table:table-cell table:formula="of:= ABS([.B834])" office:value-type="float" office:value="0.001658206" calcext:value-type="float">
            <text:p>1,66E-03</text:p>
          </table:table-cell>
          <table:table-cell table:formula="of:= ABS([.C834])" office:value-type="float" office:value="0.05416069" calcext:value-type="float">
            <text:p>5,42E-02</text:p>
          </table:table-cell>
          <table:table-cell table:formula="of:=10*LOG10([.D834]/1000)" office:value-type="float" office:value="-57.8036151775081" calcext:value-type="float">
            <text:p>-57,80</text:p>
          </table:table-cell>
          <table:table-cell table:formula="of:=10*LOG10([.E834]/1000)" office:value-type="float" office:value="-42.6631581143363" calcext:value-type="float">
            <text:p>-42,66</text:p>
          </table:table-cell>
        </table:table-row>
        <table:table-row table:style-name="ro1">
          <table:table-cell table:formula="of:=[.A834]+1" office:value-type="float" office:value="833" calcext:value-type="float">
            <text:p>833</text:p>
          </table:table-cell>
          <table:table-cell table:style-name="ce1" office:value-type="float" office:value="-0.001690619" calcext:value-type="float">
            <text:p>-1,69E-003</text:p>
          </table:table-cell>
          <table:table-cell table:style-name="ce1" office:value-type="float" office:value="-0.05204337" calcext:value-type="float">
            <text:p>-5,20E-002</text:p>
          </table:table-cell>
          <table:table-cell table:formula="of:= ABS([.B835])" office:value-type="float" office:value="0.001690619" calcext:value-type="float">
            <text:p>1,69E-03</text:p>
          </table:table-cell>
          <table:table-cell table:formula="of:= ABS([.C835])" office:value-type="float" office:value="0.05204337" calcext:value-type="float">
            <text:p>5,20E-02</text:p>
          </table:table-cell>
          <table:table-cell table:formula="of:=10*LOG10([.D835]/1000)" office:value-type="float" office:value="-57.7195425451996" calcext:value-type="float">
            <text:p>-57,72</text:p>
          </table:table-cell>
          <table:table-cell table:formula="of:=10*LOG10([.E835]/1000)" office:value-type="float" office:value="-42.8363458903172" calcext:value-type="float">
            <text:p>-42,84</text:p>
          </table:table-cell>
        </table:table-row>
        <table:table-row table:style-name="ro1">
          <table:table-cell table:formula="of:=[.A835]+1" office:value-type="float" office:value="834" calcext:value-type="float">
            <text:p>834</text:p>
          </table:table-cell>
          <table:table-cell table:style-name="ce1" office:value-type="float" office:value="0.001656249" calcext:value-type="float">
            <text:p>1,66E-003</text:p>
          </table:table-cell>
          <table:table-cell table:style-name="ce1" office:value-type="float" office:value="-0.05415945" calcext:value-type="float">
            <text:p>-5,42E-002</text:p>
          </table:table-cell>
          <table:table-cell table:formula="of:= ABS([.B836])" office:value-type="float" office:value="0.001656249" calcext:value-type="float">
            <text:p>1,66E-03</text:p>
          </table:table-cell>
          <table:table-cell table:formula="of:= ABS([.C836])" office:value-type="float" office:value="0.05415945" calcext:value-type="float">
            <text:p>5,42E-02</text:p>
          </table:table-cell>
          <table:table-cell table:formula="of:=10*LOG10([.D836]/1000)" office:value-type="float" office:value="-57.8087437093473" calcext:value-type="float">
            <text:p>-57,81</text:p>
          </table:table-cell>
          <table:table-cell table:formula="of:=10*LOG10([.E836]/1000)" office:value-type="float" office:value="-42.6632575464747" calcext:value-type="float">
            <text:p>-42,66</text:p>
          </table:table-cell>
        </table:table-row>
        <table:table-row table:style-name="ro1">
          <table:table-cell table:formula="of:=[.A836]+1" office:value-type="float" office:value="835" calcext:value-type="float">
            <text:p>835</text:p>
          </table:table-cell>
          <table:table-cell table:style-name="ce1" office:value-type="float" office:value="-0.001688585" calcext:value-type="float">
            <text:p>-1,69E-003</text:p>
          </table:table-cell>
          <table:table-cell table:style-name="ce1" office:value-type="float" office:value="-0.05204466" calcext:value-type="float">
            <text:p>-5,20E-002</text:p>
          </table:table-cell>
          <table:table-cell table:formula="of:= ABS([.B837])" office:value-type="float" office:value="0.001688585" calcext:value-type="float">
            <text:p>1,69E-03</text:p>
          </table:table-cell>
          <table:table-cell table:formula="of:= ABS([.C837])" office:value-type="float" office:value="0.05204466" calcext:value-type="float">
            <text:p>5,20E-02</text:p>
          </table:table-cell>
          <table:table-cell table:formula="of:=10*LOG10([.D837]/1000)" office:value-type="float" office:value="-57.7247707296056" calcext:value-type="float">
            <text:p>-57,72</text:p>
          </table:table-cell>
          <table:table-cell table:formula="of:=10*LOG10([.E837]/1000)" office:value-type="float" office:value="-42.8362382429957" calcext:value-type="float">
            <text:p>-42,84</text:p>
          </table:table-cell>
        </table:table-row>
        <table:table-row table:style-name="ro1">
          <table:table-cell table:formula="of:=[.A837]+1" office:value-type="float" office:value="836" calcext:value-type="float">
            <text:p>836</text:p>
          </table:table-cell>
          <table:table-cell table:style-name="ce1" office:value-type="float" office:value="0.001654298" calcext:value-type="float">
            <text:p>1,65E-003</text:p>
          </table:table-cell>
          <table:table-cell table:style-name="ce1" office:value-type="float" office:value="-0.05415822" calcext:value-type="float">
            <text:p>-5,42E-002</text:p>
          </table:table-cell>
          <table:table-cell table:formula="of:= ABS([.B838])" office:value-type="float" office:value="0.001654298" calcext:value-type="float">
            <text:p>1,65E-03</text:p>
          </table:table-cell>
          <table:table-cell table:formula="of:= ABS([.C838])" office:value-type="float" office:value="0.05415822" calcext:value-type="float">
            <text:p>5,42E-02</text:p>
          </table:table-cell>
          <table:table-cell table:formula="of:=10*LOG10([.D838]/1000)" office:value-type="float" office:value="-57.8138625530447" calcext:value-type="float">
            <text:p>-57,81</text:p>
          </table:table-cell>
          <table:table-cell table:formula="of:=10*LOG10([.E838]/1000)" office:value-type="float" office:value="-42.6633561789901" calcext:value-type="float">
            <text:p>-42,66</text:p>
          </table:table-cell>
        </table:table-row>
        <table:table-row table:style-name="ro1">
          <table:table-cell table:formula="of:=[.A838]+1" office:value-type="float" office:value="837" calcext:value-type="float">
            <text:p>837</text:p>
          </table:table-cell>
          <table:table-cell table:style-name="ce1" office:value-type="float" office:value="-0.001686558" calcext:value-type="float">
            <text:p>-1,69E-003</text:p>
          </table:table-cell>
          <table:table-cell table:style-name="ce1" office:value-type="float" office:value="-0.05204594" calcext:value-type="float">
            <text:p>-5,20E-002</text:p>
          </table:table-cell>
          <table:table-cell table:formula="of:= ABS([.B839])" office:value-type="float" office:value="0.001686558" calcext:value-type="float">
            <text:p>1,69E-03</text:p>
          </table:table-cell>
          <table:table-cell table:formula="of:= ABS([.C839])" office:value-type="float" office:value="0.05204594" calcext:value-type="float">
            <text:p>5,20E-02</text:p>
          </table:table-cell>
          <table:table-cell table:formula="of:=10*LOG10([.D839]/1000)" office:value-type="float" office:value="-57.7299871901861" calcext:value-type="float">
            <text:p>-57,73</text:p>
          </table:table-cell>
          <table:table-cell table:formula="of:=10*LOG10([.E839]/1000)" office:value-type="float" office:value="-42.8361314327867" calcext:value-type="float">
            <text:p>-42,84</text:p>
          </table:table-cell>
        </table:table-row>
        <table:table-row table:style-name="ro1">
          <table:table-cell table:formula="of:=[.A839]+1" office:value-type="float" office:value="838" calcext:value-type="float">
            <text:p>838</text:p>
          </table:table-cell>
          <table:table-cell table:style-name="ce1" office:value-type="float" office:value="0.001652354" calcext:value-type="float">
            <text:p>1,65E-003</text:p>
          </table:table-cell>
          <table:table-cell table:style-name="ce1" office:value-type="float" office:value="-0.05415699" calcext:value-type="float">
            <text:p>-5,42E-002</text:p>
          </table:table-cell>
          <table:table-cell table:formula="of:= ABS([.B840])" office:value-type="float" office:value="0.001652354" calcext:value-type="float">
            <text:p>1,65E-03</text:p>
          </table:table-cell>
          <table:table-cell table:formula="of:= ABS([.C840])" office:value-type="float" office:value="0.05415699" calcext:value-type="float">
            <text:p>5,42E-02</text:p>
          </table:table-cell>
          <table:table-cell table:formula="of:=10*LOG10([.D840]/1000)" office:value-type="float" office:value="-57.8189690388199" calcext:value-type="float">
            <text:p>-57,82</text:p>
          </table:table-cell>
          <table:table-cell table:formula="of:=10*LOG10([.E840]/1000)" office:value-type="float" office:value="-42.6634548137456" calcext:value-type="float">
            <text:p>-42,66</text:p>
          </table:table-cell>
        </table:table-row>
        <table:table-row table:style-name="ro1">
          <table:table-cell table:formula="of:=[.A840]+1" office:value-type="float" office:value="839" calcext:value-type="float">
            <text:p>839</text:p>
          </table:table-cell>
          <table:table-cell table:style-name="ce1" office:value-type="float" office:value="-0.001684539" calcext:value-type="float">
            <text:p>-1,68E-003</text:p>
          </table:table-cell>
          <table:table-cell table:style-name="ce1" office:value-type="float" office:value="-0.05204721" calcext:value-type="float">
            <text:p>-5,20E-002</text:p>
          </table:table-cell>
          <table:table-cell table:formula="of:= ABS([.B841])" office:value-type="float" office:value="0.001684539" calcext:value-type="float">
            <text:p>1,68E-03</text:p>
          </table:table-cell>
          <table:table-cell table:formula="of:= ABS([.C841])" office:value-type="float" office:value="0.05204721" calcext:value-type="float">
            <text:p>5,20E-02</text:p>
          </table:table-cell>
          <table:table-cell table:formula="of:=10*LOG10([.D841]/1000)" office:value-type="float" office:value="-57.7351892989585" calcext:value-type="float">
            <text:p>-57,74</text:p>
          </table:table-cell>
          <table:table-cell table:formula="of:=10*LOG10([.E841]/1000)" office:value-type="float" office:value="-42.8360254596286" calcext:value-type="float">
            <text:p>-42,84</text:p>
          </table:table-cell>
        </table:table-row>
        <table:table-row table:style-name="ro1">
          <table:table-cell table:formula="of:=[.A841]+1" office:value-type="float" office:value="840" calcext:value-type="float">
            <text:p>840</text:p>
          </table:table-cell>
          <table:table-cell table:style-name="ce1" office:value-type="float" office:value="0.001650416" calcext:value-type="float">
            <text:p>1,65E-003</text:p>
          </table:table-cell>
          <table:table-cell table:style-name="ce1" office:value-type="float" office:value="-0.05415577" calcext:value-type="float">
            <text:p>-5,42E-002</text:p>
          </table:table-cell>
          <table:table-cell table:formula="of:= ABS([.B842])" office:value-type="float" office:value="0.001650416" calcext:value-type="float">
            <text:p>1,65E-03</text:p>
          </table:table-cell>
          <table:table-cell table:formula="of:= ABS([.C842])" office:value-type="float" office:value="0.05415577" calcext:value-type="float">
            <text:p>5,42E-02</text:p>
          </table:table-cell>
          <table:table-cell table:formula="of:=10*LOG10([.D842]/1000)" office:value-type="float" office:value="-57.8240657473557" calcext:value-type="float">
            <text:p>-57,82</text:p>
          </table:table-cell>
          <table:table-cell table:formula="of:=10*LOG10([.E842]/1000)" office:value-type="float" office:value="-42.6635526488054" calcext:value-type="float">
            <text:p>-42,66</text:p>
          </table:table-cell>
        </table:table-row>
        <table:table-row table:style-name="ro1">
          <table:table-cell table:formula="of:=[.A842]+1" office:value-type="float" office:value="841" calcext:value-type="float">
            <text:p>841</text:p>
          </table:table-cell>
          <table:table-cell table:style-name="ce1" office:value-type="float" office:value="-0.001682527" calcext:value-type="float">
            <text:p>-1,68E-003</text:p>
          </table:table-cell>
          <table:table-cell table:style-name="ce1" office:value-type="float" office:value="-0.05204849" calcext:value-type="float">
            <text:p>-5,20E-002</text:p>
          </table:table-cell>
          <table:table-cell table:formula="of:= ABS([.B843])" office:value-type="float" office:value="0.001682527" calcext:value-type="float">
            <text:p>1,68E-03</text:p>
          </table:table-cell>
          <table:table-cell table:formula="of:= ABS([.C843])" office:value-type="float" office:value="0.05204849" calcext:value-type="float">
            <text:p>5,20E-02</text:p>
          </table:table-cell>
          <table:table-cell table:formula="of:=10*LOG10([.D843]/1000)" office:value-type="float" office:value="-57.7403795779823" calcext:value-type="float">
            <text:p>-57,74</text:p>
          </table:table-cell>
          <table:table-cell table:formula="of:=10*LOG10([.E843]/1000)" office:value-type="float" office:value="-42.8359186546526" calcext:value-type="float">
            <text:p>-42,84</text:p>
          </table:table-cell>
        </table:table-row>
        <table:table-row table:style-name="ro1">
          <table:table-cell table:formula="of:=[.A843]+1" office:value-type="float" office:value="842" calcext:value-type="float">
            <text:p>842</text:p>
          </table:table-cell>
          <table:table-cell table:style-name="ce1" office:value-type="float" office:value="0.001648486" calcext:value-type="float">
            <text:p>1,65E-003</text:p>
          </table:table-cell>
          <table:table-cell table:style-name="ce1" office:value-type="float" office:value="-0.05415455" calcext:value-type="float">
            <text:p>-5,42E-002</text:p>
          </table:table-cell>
          <table:table-cell table:formula="of:= ABS([.B844])" office:value-type="float" office:value="0.001648486" calcext:value-type="float">
            <text:p>1,65E-03</text:p>
          </table:table-cell>
          <table:table-cell table:formula="of:= ABS([.C844])" office:value-type="float" office:value="0.05415455" calcext:value-type="float">
            <text:p>5,42E-02</text:p>
          </table:table-cell>
          <table:table-cell table:formula="of:=10*LOG10([.D844]/1000)" office:value-type="float" office:value="-57.8291473681234" calcext:value-type="float">
            <text:p>-57,83</text:p>
          </table:table-cell>
          <table:table-cell table:formula="of:=10*LOG10([.E844]/1000)" office:value-type="float" office:value="-42.6636504860693" calcext:value-type="float">
            <text:p>-42,66</text:p>
          </table:table-cell>
        </table:table-row>
        <table:table-row table:style-name="ro1">
          <table:table-cell table:formula="of:=[.A844]+1" office:value-type="float" office:value="843" calcext:value-type="float">
            <text:p>843</text:p>
          </table:table-cell>
          <table:table-cell table:style-name="ce1" office:value-type="float" office:value="-0.001680521" calcext:value-type="float">
            <text:p>-1,68E-003</text:p>
          </table:table-cell>
          <table:table-cell table:style-name="ce1" office:value-type="float" office:value="-0.05204975" calcext:value-type="float">
            <text:p>-5,20E-002</text:p>
          </table:table-cell>
          <table:table-cell table:formula="of:= ABS([.B845])" office:value-type="float" office:value="0.001680521" calcext:value-type="float">
            <text:p>1,68E-03</text:p>
          </table:table-cell>
          <table:table-cell table:formula="of:= ABS([.C845])" office:value-type="float" office:value="0.05204975" calcext:value-type="float">
            <text:p>5,20E-02</text:p>
          </table:table-cell>
          <table:table-cell table:formula="of:=10*LOG10([.D845]/1000)" office:value-type="float" office:value="-57.7455605616259" calcext:value-type="float">
            <text:p>-57,75</text:p>
          </table:table-cell>
          <table:table-cell table:formula="of:=10*LOG10([.E845]/1000)" office:value-type="float" office:value="-42.8358135210697" calcext:value-type="float">
            <text:p>-42,84</text:p>
          </table:table-cell>
        </table:table-row>
        <table:table-row table:style-name="ro1">
          <table:table-cell table:formula="of:=[.A845]+1" office:value-type="float" office:value="844" calcext:value-type="float">
            <text:p>844</text:p>
          </table:table-cell>
          <table:table-cell table:style-name="ce1" office:value-type="float" office:value="0.001646563" calcext:value-type="float">
            <text:p>1,65E-003</text:p>
          </table:table-cell>
          <table:table-cell table:style-name="ce1" office:value-type="float" office:value="-0.05415333" calcext:value-type="float">
            <text:p>-5,42E-002</text:p>
          </table:table-cell>
          <table:table-cell table:formula="of:= ABS([.B846])" office:value-type="float" office:value="0.001646563" calcext:value-type="float">
            <text:p>1,65E-03</text:p>
          </table:table-cell>
          <table:table-cell table:formula="of:= ABS([.C846])" office:value-type="float" office:value="0.05415333" calcext:value-type="float">
            <text:p>5,42E-02</text:p>
          </table:table-cell>
          <table:table-cell table:formula="of:=10*LOG10([.D846]/1000)" office:value-type="float" office:value="-57.83421647868" calcext:value-type="float">
            <text:p>-57,83</text:p>
          </table:table-cell>
          <table:table-cell table:formula="of:=10*LOG10([.E846]/1000)" office:value-type="float" office:value="-42.6637483255373" calcext:value-type="float">
            <text:p>-42,66</text:p>
          </table:table-cell>
        </table:table-row>
        <table:table-row table:style-name="ro1">
          <table:table-cell table:formula="of:=[.A846]+1" office:value-type="float" office:value="845" calcext:value-type="float">
            <text:p>845</text:p>
          </table:table-cell>
          <table:table-cell table:style-name="ce1" office:value-type="float" office:value="-0.001678524" calcext:value-type="float">
            <text:p>-1,68E-003</text:p>
          </table:table-cell>
          <table:table-cell table:style-name="ce1" office:value-type="float" office:value="-0.05205102" calcext:value-type="float">
            <text:p>-5,21E-002</text:p>
          </table:table-cell>
          <table:table-cell table:formula="of:= ABS([.B847])" office:value-type="float" office:value="0.001678524" calcext:value-type="float">
            <text:p>1,68E-03</text:p>
          </table:table-cell>
          <table:table-cell table:formula="of:= ABS([.C847])" office:value-type="float" office:value="0.05205102" calcext:value-type="float">
            <text:p>5,21E-02</text:p>
          </table:table-cell>
          <table:table-cell table:formula="of:=10*LOG10([.D847]/1000)" office:value-type="float" office:value="-57.7507244470906" calcext:value-type="float">
            <text:p>-57,75</text:p>
          </table:table-cell>
          <table:table-cell table:formula="of:=10*LOG10([.E847]/1000)" office:value-type="float" office:value="-42.8357075556687" calcext:value-type="float">
            <text:p>-42,84</text:p>
          </table:table-cell>
        </table:table-row>
        <table:table-row table:style-name="ro1">
          <table:table-cell table:formula="of:=[.A847]+1" office:value-type="float" office:value="846" calcext:value-type="float">
            <text:p>846</text:p>
          </table:table-cell>
          <table:table-cell table:style-name="ce1" office:value-type="float" office:value="0.001644646" calcext:value-type="float">
            <text:p>1,64E-003</text:p>
          </table:table-cell>
          <table:table-cell table:style-name="ce1" office:value-type="float" office:value="-0.05415212" calcext:value-type="float">
            <text:p>-5,42E-002</text:p>
          </table:table-cell>
          <table:table-cell table:formula="of:= ABS([.B848])" office:value-type="float" office:value="0.001644646" calcext:value-type="float">
            <text:p>1,64E-03</text:p>
          </table:table-cell>
          <table:table-cell table:formula="of:= ABS([.C848])" office:value-type="float" office:value="0.05415212" calcext:value-type="float">
            <text:p>5,42E-02</text:p>
          </table:table-cell>
          <table:table-cell table:formula="of:=10*LOG10([.D848]/1000)" office:value-type="float" office:value="-57.8392756688801" calcext:value-type="float">
            <text:p>-57,84</text:p>
          </table:table-cell>
          <table:table-cell table:formula="of:=10*LOG10([.E848]/1000)" office:value-type="float" office:value="-42.6638453652197" calcext:value-type="float">
            <text:p>-42,66</text:p>
          </table:table-cell>
        </table:table-row>
        <table:table-row table:style-name="ro1">
          <table:table-cell table:formula="of:=[.A848]+1" office:value-type="float" office:value="847" calcext:value-type="float">
            <text:p>847</text:p>
          </table:table-cell>
          <table:table-cell table:style-name="ce1" office:value-type="float" office:value="-0.001676533" calcext:value-type="float">
            <text:p>-1,68E-003</text:p>
          </table:table-cell>
          <table:table-cell table:style-name="ce1" office:value-type="float" office:value="-0.05205228" calcext:value-type="float">
            <text:p>-5,21E-002</text:p>
          </table:table-cell>
          <table:table-cell table:formula="of:= ABS([.B849])" office:value-type="float" office:value="0.001676533" calcext:value-type="float">
            <text:p>1,68E-03</text:p>
          </table:table-cell>
          <table:table-cell table:formula="of:= ABS([.C849])" office:value-type="float" office:value="0.05205228" calcext:value-type="float">
            <text:p>5,21E-02</text:p>
          </table:table-cell>
          <table:table-cell table:formula="of:=10*LOG10([.D849]/1000)" office:value-type="float" office:value="-57.7558789372526" calcext:value-type="float">
            <text:p>-57,76</text:p>
          </table:table-cell>
          <table:table-cell table:formula="of:=10*LOG10([.E849]/1000)" office:value-type="float" office:value="-42.8356024271959" calcext:value-type="float">
            <text:p>-42,84</text:p>
          </table:table-cell>
        </table:table-row>
        <table:table-row table:style-name="ro1">
          <table:table-cell table:formula="of:=[.A849]+1" office:value-type="float" office:value="848" calcext:value-type="float">
            <text:p>848</text:p>
          </table:table-cell>
          <table:table-cell table:style-name="ce1" office:value-type="float" office:value="0.001642736" calcext:value-type="float">
            <text:p>1,64E-003</text:p>
          </table:table-cell>
          <table:table-cell table:style-name="ce1" office:value-type="float" office:value="-0.05415091" calcext:value-type="float">
            <text:p>-5,42E-002</text:p>
          </table:table-cell>
          <table:table-cell table:formula="of:= ABS([.B850])" office:value-type="float" office:value="0.001642736" calcext:value-type="float">
            <text:p>1,64E-03</text:p>
          </table:table-cell>
          <table:table-cell table:formula="of:= ABS([.C850])" office:value-type="float" office:value="0.05415091" calcext:value-type="float">
            <text:p>5,42E-02</text:p>
          </table:table-cell>
          <table:table-cell table:formula="of:=10*LOG10([.D850]/1000)" office:value-type="float" office:value="-57.8443222533888" calcext:value-type="float">
            <text:p>-57,84</text:p>
          </table:table-cell>
          <table:table-cell table:formula="of:=10*LOG10([.E850]/1000)" office:value-type="float" office:value="-42.6639424070703" calcext:value-type="float">
            <text:p>-42,66</text:p>
          </table:table-cell>
        </table:table-row>
        <table:table-row table:style-name="ro1">
          <table:table-cell table:formula="of:=[.A850]+1" office:value-type="float" office:value="849" calcext:value-type="float">
            <text:p>849</text:p>
          </table:table-cell>
          <table:table-cell table:style-name="ce1" office:value-type="float" office:value="-0.001674549" calcext:value-type="float">
            <text:p>-1,67E-003</text:p>
          </table:table-cell>
          <table:table-cell table:style-name="ce1" office:value-type="float" office:value="-0.05205353" calcext:value-type="float">
            <text:p>-5,21E-002</text:p>
          </table:table-cell>
          <table:table-cell table:formula="of:= ABS([.B851])" office:value-type="float" office:value="0.001674549" calcext:value-type="float">
            <text:p>1,67E-03</text:p>
          </table:table-cell>
          <table:table-cell table:formula="of:= ABS([.C851])" office:value-type="float" office:value="0.05205353" calcext:value-type="float">
            <text:p>5,21E-02</text:p>
          </table:table-cell>
          <table:table-cell table:formula="of:=10*LOG10([.D851]/1000)" office:value-type="float" office:value="-57.7610213978236" calcext:value-type="float">
            <text:p>-57,76</text:p>
          </table:table-cell>
          <table:table-cell table:formula="of:=10*LOG10([.E851]/1000)" office:value-type="float" office:value="-42.8354981355906" calcext:value-type="float">
            <text:p>-42,84</text:p>
          </table:table-cell>
        </table:table-row>
        <table:table-row table:style-name="ro1">
          <table:table-cell table:formula="of:=[.A851]+1" office:value-type="float" office:value="850" calcext:value-type="float">
            <text:p>850</text:p>
          </table:table-cell>
          <table:table-cell table:style-name="ce1" office:value-type="float" office:value="0.001640832" calcext:value-type="float">
            <text:p>1,64E-003</text:p>
          </table:table-cell>
          <table:table-cell table:style-name="ce1" office:value-type="float" office:value="-0.05414971" calcext:value-type="float">
            <text:p>-5,41E-002</text:p>
          </table:table-cell>
          <table:table-cell table:formula="of:= ABS([.B852])" office:value-type="float" office:value="0.001640832" calcext:value-type="float">
            <text:p>1,64E-03</text:p>
          </table:table-cell>
          <table:table-cell table:formula="of:= ABS([.C852])" office:value-type="float" office:value="0.05414971" calcext:value-type="float">
            <text:p>5,41E-02</text:p>
          </table:table-cell>
          <table:table-cell table:formula="of:=10*LOG10([.D852]/1000)" office:value-type="float" office:value="-57.8493588281527" calcext:value-type="float">
            <text:p>-57,85</text:p>
          </table:table-cell>
          <table:table-cell table:formula="of:=10*LOG10([.E852]/1000)" office:value-type="float" office:value="-42.6640386490638" calcext:value-type="float">
            <text:p>-42,66</text:p>
          </table:table-cell>
        </table:table-row>
        <table:table-row table:style-name="ro1">
          <table:table-cell table:formula="of:=[.A852]+1" office:value-type="float" office:value="851" calcext:value-type="float">
            <text:p>851</text:p>
          </table:table-cell>
          <table:table-cell table:style-name="ce1" office:value-type="float" office:value="-0.001672572" calcext:value-type="float">
            <text:p>-1,67E-003</text:p>
          </table:table-cell>
          <table:table-cell table:style-name="ce1" office:value-type="float" office:value="-0.05205478" calcext:value-type="float">
            <text:p>-5,21E-002</text:p>
          </table:table-cell>
          <table:table-cell table:formula="of:= ABS([.B853])" office:value-type="float" office:value="0.001672572" calcext:value-type="float">
            <text:p>1,67E-03</text:p>
          </table:table-cell>
          <table:table-cell table:formula="of:= ABS([.C853])" office:value-type="float" office:value="0.05205478" calcext:value-type="float">
            <text:p>5,21E-02</text:p>
          </table:table-cell>
          <table:table-cell table:formula="of:=10*LOG10([.D853]/1000)" office:value-type="float" office:value="-57.7661517787724" calcext:value-type="float">
            <text:p>-57,77</text:p>
          </table:table-cell>
          <table:table-cell table:formula="of:=10*LOG10([.E853]/1000)" office:value-type="float" office:value="-42.8353938464897" calcext:value-type="float">
            <text:p>-42,84</text:p>
          </table:table-cell>
        </table:table-row>
        <table:table-row table:style-name="ro1">
          <table:table-cell table:formula="of:=[.A853]+1" office:value-type="float" office:value="852" calcext:value-type="float">
            <text:p>852</text:p>
          </table:table-cell>
          <table:table-cell table:style-name="ce1" office:value-type="float" office:value="0.001638936" calcext:value-type="float">
            <text:p>1,64E-003</text:p>
          </table:table-cell>
          <table:table-cell table:style-name="ce1" office:value-type="float" office:value="-0.05414851" calcext:value-type="float">
            <text:p>-5,41E-002</text:p>
          </table:table-cell>
          <table:table-cell table:formula="of:= ABS([.B854])" office:value-type="float" office:value="0.001638936" calcext:value-type="float">
            <text:p>1,64E-03</text:p>
          </table:table-cell>
          <table:table-cell table:formula="of:= ABS([.C854])" office:value-type="float" office:value="0.05414851" calcext:value-type="float">
            <text:p>5,41E-02</text:p>
          </table:table-cell>
          <table:table-cell table:formula="of:=10*LOG10([.D854]/1000)" office:value-type="float" office:value="-57.8543800517845" calcext:value-type="float">
            <text:p>-57,85</text:p>
          </table:table-cell>
          <table:table-cell table:formula="of:=10*LOG10([.E854]/1000)" office:value-type="float" office:value="-42.6641348931901" calcext:value-type="float">
            <text:p>-42,66</text:p>
          </table:table-cell>
        </table:table-row>
        <table:table-row table:style-name="ro1">
          <table:table-cell table:formula="of:=[.A854]+1" office:value-type="float" office:value="853" calcext:value-type="float">
            <text:p>853</text:p>
          </table:table-cell>
          <table:table-cell table:style-name="ce1" office:value-type="float" office:value="-0.001670603" calcext:value-type="float">
            <text:p>-1,67E-003</text:p>
          </table:table-cell>
          <table:table-cell table:style-name="ce1" office:value-type="float" office:value="-0.05205603" calcext:value-type="float">
            <text:p>-5,21E-002</text:p>
          </table:table-cell>
          <table:table-cell table:formula="of:= ABS([.B855])" office:value-type="float" office:value="0.001670603" calcext:value-type="float">
            <text:p>1,67E-03</text:p>
          </table:table-cell>
          <table:table-cell table:formula="of:= ABS([.C855])" office:value-type="float" office:value="0.05205603" calcext:value-type="float">
            <text:p>5,21E-02</text:p>
          </table:table-cell>
          <table:table-cell table:formula="of:=10*LOG10([.D855]/1000)" office:value-type="float" office:value="-57.7712674304133" calcext:value-type="float">
            <text:p>-57,77</text:p>
          </table:table-cell>
          <table:table-cell table:formula="of:=10*LOG10([.E855]/1000)" office:value-type="float" office:value="-42.835289559893" calcext:value-type="float">
            <text:p>-42,84</text:p>
          </table:table-cell>
        </table:table-row>
        <table:table-row table:style-name="ro1">
          <table:table-cell table:formula="of:=[.A855]+1" office:value-type="float" office:value="854" calcext:value-type="float">
            <text:p>854</text:p>
          </table:table-cell>
          <table:table-cell table:style-name="ce1" office:value-type="float" office:value="0.001637045" calcext:value-type="float">
            <text:p>1,64E-003</text:p>
          </table:table-cell>
          <table:table-cell table:style-name="ce1" office:value-type="float" office:value="-0.05414731" calcext:value-type="float">
            <text:p>-5,41E-002</text:p>
          </table:table-cell>
          <table:table-cell table:formula="of:= ABS([.B856])" office:value-type="float" office:value="0.001637045" calcext:value-type="float">
            <text:p>1,64E-03</text:p>
          </table:table-cell>
          <table:table-cell table:formula="of:= ABS([.C856])" office:value-type="float" office:value="0.05414731" calcext:value-type="float">
            <text:p>5,41E-02</text:p>
          </table:table-cell>
          <table:table-cell table:formula="of:=10*LOG10([.D856]/1000)" office:value-type="float" office:value="-57.8593938229663" calcext:value-type="float">
            <text:p>-57,86</text:p>
          </table:table-cell>
          <table:table-cell table:formula="of:=10*LOG10([.E856]/1000)" office:value-type="float" office:value="-42.6642311394494" calcext:value-type="float">
            <text:p>-42,66</text:p>
          </table:table-cell>
        </table:table-row>
        <table:table-row table:style-name="ro1">
          <table:table-cell table:formula="of:=[.A856]+1" office:value-type="float" office:value="855" calcext:value-type="float">
            <text:p>855</text:p>
          </table:table-cell>
          <table:table-cell table:style-name="ce1" office:value-type="float" office:value="-0.00166864" calcext:value-type="float">
            <text:p>-1,67E-003</text:p>
          </table:table-cell>
          <table:table-cell table:style-name="ce1" office:value-type="float" office:value="-0.05205727" calcext:value-type="float">
            <text:p>-5,21E-002</text:p>
          </table:table-cell>
          <table:table-cell table:formula="of:= ABS([.B857])" office:value-type="float" office:value="0.00166864" calcext:value-type="float">
            <text:p>1,67E-03</text:p>
          </table:table-cell>
          <table:table-cell table:formula="of:= ABS([.C857])" office:value-type="float" office:value="0.05205727" calcext:value-type="float">
            <text:p>5,21E-02</text:p>
          </table:table-cell>
          <table:table-cell table:formula="of:=10*LOG10([.D857]/1000)" office:value-type="float" office:value="-57.7763734988617" calcext:value-type="float">
            <text:p>-57,78</text:p>
          </table:table-cell>
          <table:table-cell table:formula="of:=10*LOG10([.E857]/1000)" office:value-type="float" office:value="-42.8351861100633" calcext:value-type="float">
            <text:p>-42,84</text:p>
          </table:table-cell>
        </table:table-row>
        <table:table-row table:style-name="ro1">
          <table:table-cell table:formula="of:=[.A857]+1" office:value-type="float" office:value="856" calcext:value-type="float">
            <text:p>856</text:p>
          </table:table-cell>
          <table:table-cell table:style-name="ce1" office:value-type="float" office:value="0.001635162" calcext:value-type="float">
            <text:p>1,64E-003</text:p>
          </table:table-cell>
          <table:table-cell table:style-name="ce1" office:value-type="float" office:value="-0.05414612" calcext:value-type="float">
            <text:p>-5,41E-002</text:p>
          </table:table-cell>
          <table:table-cell table:formula="of:= ABS([.B858])" office:value-type="float" office:value="0.001635162" calcext:value-type="float">
            <text:p>1,64E-03</text:p>
          </table:table-cell>
          <table:table-cell table:formula="of:= ABS([.C858])" office:value-type="float" office:value="0.05414612" calcext:value-type="float">
            <text:p>5,41E-02</text:p>
          </table:table-cell>
          <table:table-cell table:formula="of:=10*LOG10([.D858]/1000)" office:value-type="float" office:value="-57.8643921412248" calcext:value-type="float">
            <text:p>-57,86</text:p>
          </table:table-cell>
          <table:table-cell table:formula="of:=10*LOG10([.E858]/1000)" office:value-type="float" office:value="-42.6643265857629" calcext:value-type="float">
            <text:p>-42,66</text:p>
          </table:table-cell>
        </table:table-row>
        <table:table-row table:style-name="ro1">
          <table:table-cell table:formula="of:=[.A858]+1" office:value-type="float" office:value="857" calcext:value-type="float">
            <text:p>857</text:p>
          </table:table-cell>
          <table:table-cell table:style-name="ce1" office:value-type="float" office:value="-0.001666684" calcext:value-type="float">
            <text:p>-1,67E-003</text:p>
          </table:table-cell>
          <table:table-cell table:style-name="ce1" office:value-type="float" office:value="-0.0520585" calcext:value-type="float">
            <text:p>-5,21E-002</text:p>
          </table:table-cell>
          <table:table-cell table:formula="of:= ABS([.B859])" office:value-type="float" office:value="0.001666684" calcext:value-type="float">
            <text:p>1,67E-03</text:p>
          </table:table-cell>
          <table:table-cell table:formula="of:= ABS([.C859])" office:value-type="float" office:value="0.0520585" calcext:value-type="float">
            <text:p>5,21E-02</text:p>
          </table:table-cell>
          <table:table-cell table:formula="of:=10*LOG10([.D859]/1000)" office:value-type="float" office:value="-57.7814673374452" calcext:value-type="float">
            <text:p>-57,78</text:p>
          </table:table-cell>
          <table:table-cell table:formula="of:=10*LOG10([.E859]/1000)" office:value-type="float" office:value="-42.8350834969409" calcext:value-type="float">
            <text:p>-42,84</text:p>
          </table:table-cell>
        </table:table-row>
        <table:table-row table:style-name="ro1">
          <table:table-cell table:formula="of:=[.A859]+1" office:value-type="float" office:value="858" calcext:value-type="float">
            <text:p>858</text:p>
          </table:table-cell>
          <table:table-cell table:style-name="ce1" office:value-type="float" office:value="0.001633285" calcext:value-type="float">
            <text:p>1,63E-003</text:p>
          </table:table-cell>
          <table:table-cell table:style-name="ce1" office:value-type="float" office:value="-0.05414493" calcext:value-type="float">
            <text:p>-5,41E-002</text:p>
          </table:table-cell>
          <table:table-cell table:formula="of:= ABS([.B860])" office:value-type="float" office:value="0.001633285" calcext:value-type="float">
            <text:p>1,63E-03</text:p>
          </table:table-cell>
          <table:table-cell table:formula="of:= ABS([.C860])" office:value-type="float" office:value="0.05414493" calcext:value-type="float">
            <text:p>5,41E-02</text:p>
          </table:table-cell>
          <table:table-cell table:formula="of:=10*LOG10([.D860]/1000)" office:value-type="float" office:value="-57.8693802645271" calcext:value-type="float">
            <text:p>-57,87</text:p>
          </table:table-cell>
          <table:table-cell table:formula="of:=10*LOG10([.E860]/1000)" office:value-type="float" office:value="-42.6644220341741" calcext:value-type="float">
            <text:p>-42,66</text:p>
          </table:table-cell>
        </table:table-row>
        <table:table-row table:style-name="ro1">
          <table:table-cell table:formula="of:=[.A860]+1" office:value-type="float" office:value="859" calcext:value-type="float">
            <text:p>859</text:p>
          </table:table-cell>
          <table:table-cell table:style-name="ce1" office:value-type="float" office:value="-0.001664735" calcext:value-type="float">
            <text:p>-1,66E-003</text:p>
          </table:table-cell>
          <table:table-cell table:style-name="ce1" office:value-type="float" office:value="-0.05205974" calcext:value-type="float">
            <text:p>-5,21E-002</text:p>
          </table:table-cell>
          <table:table-cell table:formula="of:= ABS([.B861])" office:value-type="float" office:value="0.001664735" calcext:value-type="float">
            <text:p>1,66E-03</text:p>
          </table:table-cell>
          <table:table-cell table:formula="of:= ABS([.C861])" office:value-type="float" office:value="0.05205974" calcext:value-type="float">
            <text:p>5,21E-02</text:p>
          </table:table-cell>
          <table:table-cell table:formula="of:=10*LOG10([.D861]/1000)" office:value-type="float" office:value="-57.7865488960351" calcext:value-type="float">
            <text:p>-57,79</text:p>
          </table:table-cell>
          <table:table-cell table:formula="of:=10*LOG10([.E861]/1000)" office:value-type="float" office:value="-42.8349800520195" calcext:value-type="float">
            <text:p>-42,83</text:p>
          </table:table-cell>
        </table:table-row>
        <table:table-row table:style-name="ro1">
          <table:table-cell table:formula="of:=[.A861]+1" office:value-type="float" office:value="860" calcext:value-type="float">
            <text:p>860</text:p>
          </table:table-cell>
          <table:table-cell table:style-name="ce1" office:value-type="float" office:value="0.001631414" calcext:value-type="float">
            <text:p>1,63E-003</text:p>
          </table:table-cell>
          <table:table-cell table:style-name="ce1" office:value-type="float" office:value="-0.05414375" calcext:value-type="float">
            <text:p>-5,41E-002</text:p>
          </table:table-cell>
          <table:table-cell table:formula="of:= ABS([.B862])" office:value-type="float" office:value="0.001631414" calcext:value-type="float">
            <text:p>1,63E-03</text:p>
          </table:table-cell>
          <table:table-cell table:formula="of:= ABS([.C862])" office:value-type="float" office:value="0.05414375" calcext:value-type="float">
            <text:p>5,41E-02</text:p>
          </table:table-cell>
          <table:table-cell table:formula="of:=10*LOG10([.D862]/1000)" office:value-type="float" office:value="-57.8743581510924" calcext:value-type="float">
            <text:p>-57,87</text:p>
          </table:table-cell>
          <table:table-cell table:formula="of:=10*LOG10([.E862]/1000)" office:value-type="float" office:value="-42.6645166825692" calcext:value-type="float">
            <text:p>-42,66</text:p>
          </table:table-cell>
        </table:table-row>
        <table:table-row table:style-name="ro1">
          <table:table-cell table:formula="of:=[.A862]+1" office:value-type="float" office:value="861" calcext:value-type="float">
            <text:p>861</text:p>
          </table:table-cell>
          <table:table-cell table:style-name="ce1" office:value-type="float" office:value="-0.001662792" calcext:value-type="float">
            <text:p>-1,66E-003</text:p>
          </table:table-cell>
          <table:table-cell table:style-name="ce1" office:value-type="float" office:value="-0.05206096" calcext:value-type="float">
            <text:p>-5,21E-002</text:p>
          </table:table-cell>
          <table:table-cell table:formula="of:= ABS([.B863])" office:value-type="float" office:value="0.001662792" calcext:value-type="float">
            <text:p>1,66E-03</text:p>
          </table:table-cell>
          <table:table-cell table:formula="of:= ABS([.C863])" office:value-type="float" office:value="0.05206096" calcext:value-type="float">
            <text:p>5,21E-02</text:p>
          </table:table-cell>
          <table:table-cell table:formula="of:=10*LOG10([.D863]/1000)" office:value-type="float" office:value="-57.7916207363191" calcext:value-type="float">
            <text:p>-57,79</text:p>
          </table:table-cell>
          <table:table-cell table:formula="of:=10*LOG10([.E863]/1000)" office:value-type="float" office:value="-42.8348782779692" calcext:value-type="float">
            <text:p>-42,83</text:p>
          </table:table-cell>
        </table:table-row>
        <table:table-row table:style-name="ro1">
          <table:table-cell table:formula="of:=[.A863]+1" office:value-type="float" office:value="862" calcext:value-type="float">
            <text:p>862</text:p>
          </table:table-cell>
          <table:table-cell table:style-name="ce1" office:value-type="float" office:value="0.00162955" calcext:value-type="float">
            <text:p>1,63E-003</text:p>
          </table:table-cell>
          <table:table-cell table:style-name="ce1" office:value-type="float" office:value="-0.05414257" calcext:value-type="float">
            <text:p>-5,41E-002</text:p>
          </table:table-cell>
          <table:table-cell table:formula="of:= ABS([.B864])" office:value-type="float" office:value="0.00162955" calcext:value-type="float">
            <text:p>1,63E-03</text:p>
          </table:table-cell>
          <table:table-cell table:formula="of:= ABS([.C864])" office:value-type="float" office:value="0.05414257" calcext:value-type="float">
            <text:p>5,41E-02</text:p>
          </table:table-cell>
          <table:table-cell table:formula="of:=10*LOG10([.D864]/1000)" office:value-type="float" office:value="-57.8793230939893" calcext:value-type="float">
            <text:p>-57,88</text:p>
          </table:table-cell>
          <table:table-cell table:formula="of:=10*LOG10([.E864]/1000)" office:value-type="float" office:value="-42.6646113330271" calcext:value-type="float">
            <text:p>-42,66</text:p>
          </table:table-cell>
        </table:table-row>
        <table:table-row table:style-name="ro1">
          <table:table-cell table:formula="of:=[.A864]+1" office:value-type="float" office:value="863" calcext:value-type="float">
            <text:p>863</text:p>
          </table:table-cell>
          <table:table-cell table:style-name="ce1" office:value-type="float" office:value="-0.001660857" calcext:value-type="float">
            <text:p>-1,66E-003</text:p>
          </table:table-cell>
          <table:table-cell table:style-name="ce1" office:value-type="float" office:value="-0.05206219" calcext:value-type="float">
            <text:p>-5,21E-002</text:p>
          </table:table-cell>
          <table:table-cell table:formula="of:= ABS([.B865])" office:value-type="float" office:value="0.001660857" calcext:value-type="float">
            <text:p>1,66E-03</text:p>
          </table:table-cell>
          <table:table-cell table:formula="of:= ABS([.C865])" office:value-type="float" office:value="0.05206219" calcext:value-type="float">
            <text:p>5,21E-02</text:p>
          </table:table-cell>
          <table:table-cell table:formula="of:=10*LOG10([.D865]/1000)" office:value-type="float" office:value="-57.7966775874934" calcext:value-type="float">
            <text:p>-57,80</text:p>
          </table:table-cell>
          <table:table-cell table:formula="of:=10*LOG10([.E865]/1000)" office:value-type="float" office:value="-42.8347756721198" calcext:value-type="float">
            <text:p>-42,83</text:p>
          </table:table-cell>
        </table:table-row>
        <table:table-row table:style-name="ro1">
          <table:table-cell table:formula="of:=[.A865]+1" office:value-type="float" office:value="864" calcext:value-type="float">
            <text:p>864</text:p>
          </table:table-cell>
          <table:table-cell table:style-name="ce1" office:value-type="float" office:value="0.001627692" calcext:value-type="float">
            <text:p>1,63E-003</text:p>
          </table:table-cell>
          <table:table-cell table:style-name="ce1" office:value-type="float" office:value="-0.0541414" calcext:value-type="float">
            <text:p>-5,41E-002</text:p>
          </table:table-cell>
          <table:table-cell table:formula="of:= ABS([.B866])" office:value-type="float" office:value="0.001627692" calcext:value-type="float">
            <text:p>1,63E-03</text:p>
          </table:table-cell>
          <table:table-cell table:formula="of:= ABS([.C866])" office:value-type="float" office:value="0.0541414" calcext:value-type="float">
            <text:p>5,41E-02</text:p>
          </table:table-cell>
          <table:table-cell table:formula="of:=10*LOG10([.D866]/1000)" office:value-type="float" office:value="-57.8842777104095" calcext:value-type="float">
            <text:p>-57,88</text:p>
          </table:table-cell>
          <table:table-cell table:formula="of:=10*LOG10([.E866]/1000)" office:value-type="float" office:value="-42.6647051833992" calcext:value-type="float">
            <text:p>-42,66</text:p>
          </table:table-cell>
        </table:table-row>
        <table:table-row table:style-name="ro1">
          <table:table-cell table:formula="of:=[.A866]+1" office:value-type="float" office:value="865" calcext:value-type="float">
            <text:p>865</text:p>
          </table:table-cell>
          <table:table-cell table:style-name="ce1" office:value-type="float" office:value="-0.001658928" calcext:value-type="float">
            <text:p>-1,66E-003</text:p>
          </table:table-cell>
          <table:table-cell table:style-name="ce1" office:value-type="float" office:value="-0.05206341" calcext:value-type="float">
            <text:p>-5,21E-002</text:p>
          </table:table-cell>
          <table:table-cell table:formula="of:= ABS([.B867])" office:value-type="float" office:value="0.001658928" calcext:value-type="float">
            <text:p>1,66E-03</text:p>
          </table:table-cell>
          <table:table-cell table:formula="of:= ABS([.C867])" office:value-type="float" office:value="0.05206341" calcext:value-type="float">
            <text:p>5,21E-02</text:p>
          </table:table-cell>
          <table:table-cell table:formula="of:=10*LOG10([.D867]/1000)" office:value-type="float" office:value="-57.801724626081" calcext:value-type="float">
            <text:p>-57,80</text:p>
          </table:table-cell>
          <table:table-cell table:formula="of:=10*LOG10([.E867]/1000)" office:value-type="float" office:value="-42.8346739028588" calcext:value-type="float">
            <text:p>-42,83</text:p>
          </table:table-cell>
        </table:table-row>
        <table:table-row table:style-name="ro1">
          <table:table-cell table:formula="of:=[.A867]+1" office:value-type="float" office:value="866" calcext:value-type="float">
            <text:p>866</text:p>
          </table:table-cell>
          <table:table-cell table:style-name="ce1" office:value-type="float" office:value="0.001625841" calcext:value-type="float">
            <text:p>1,63E-003</text:p>
          </table:table-cell>
          <table:table-cell table:style-name="ce1" office:value-type="float" office:value="-0.05414023" calcext:value-type="float">
            <text:p>-5,41E-002</text:p>
          </table:table-cell>
          <table:table-cell table:formula="of:= ABS([.B868])" office:value-type="float" office:value="0.001625841" calcext:value-type="float">
            <text:p>1,63E-03</text:p>
          </table:table-cell>
          <table:table-cell table:formula="of:= ABS([.C868])" office:value-type="float" office:value="0.05414023" calcext:value-type="float">
            <text:p>5,41E-02</text:p>
          </table:table-cell>
          <table:table-cell table:formula="of:=10*LOG10([.D868]/1000)" office:value-type="float" office:value="-57.8892192872906" calcext:value-type="float">
            <text:p>-57,89</text:p>
          </table:table-cell>
          <table:table-cell table:formula="of:=10*LOG10([.E868]/1000)" office:value-type="float" office:value="-42.6647990357994" calcext:value-type="float">
            <text:p>-42,66</text:p>
          </table:table-cell>
        </table:table-row>
        <table:table-row table:style-name="ro1">
          <table:table-cell table:formula="of:=[.A868]+1" office:value-type="float" office:value="867" calcext:value-type="float">
            <text:p>867</text:p>
          </table:table-cell>
          <table:table-cell table:style-name="ce1" office:value-type="float" office:value="-0.001657006" calcext:value-type="float">
            <text:p>-1,66E-003</text:p>
          </table:table-cell>
          <table:table-cell table:style-name="ce1" office:value-type="float" office:value="-0.05206462" calcext:value-type="float">
            <text:p>-5,21E-002</text:p>
          </table:table-cell>
          <table:table-cell table:formula="of:= ABS([.B869])" office:value-type="float" office:value="0.001657006" calcext:value-type="float">
            <text:p>1,66E-03</text:p>
          </table:table-cell>
          <table:table-cell table:formula="of:= ABS([.C869])" office:value-type="float" office:value="0.05206462" calcext:value-type="float">
            <text:p>5,21E-02</text:p>
          </table:table-cell>
          <table:table-cell table:formula="of:=10*LOG10([.D869]/1000)" office:value-type="float" office:value="-57.8067591900241" calcext:value-type="float">
            <text:p>-57,81</text:p>
          </table:table-cell>
          <table:table-cell table:formula="of:=10*LOG10([.E869]/1000)" office:value-type="float" office:value="-42.8345729701276" calcext:value-type="float">
            <text:p>-42,83</text:p>
          </table:table-cell>
        </table:table-row>
        <table:table-row table:style-name="ro1">
          <table:table-cell table:formula="of:=[.A869]+1" office:value-type="float" office:value="868" calcext:value-type="float">
            <text:p>868</text:p>
          </table:table-cell>
          <table:table-cell table:style-name="ce1" office:value-type="float" office:value="0.001623995" calcext:value-type="float">
            <text:p>1,62E-003</text:p>
          </table:table-cell>
          <table:table-cell table:style-name="ce1" office:value-type="float" office:value="-0.05413906" calcext:value-type="float">
            <text:p>-5,41E-002</text:p>
          </table:table-cell>
          <table:table-cell table:formula="of:= ABS([.B870])" office:value-type="float" office:value="0.001623995" calcext:value-type="float">
            <text:p>1,62E-03</text:p>
          </table:table-cell>
          <table:table-cell table:formula="of:= ABS([.C870])" office:value-type="float" office:value="0.05413906" calcext:value-type="float">
            <text:p>5,41E-02</text:p>
          </table:table-cell>
          <table:table-cell table:formula="of:=10*LOG10([.D870]/1000)" office:value-type="float" office:value="-57.8941531221046" calcext:value-type="float">
            <text:p>-57,89</text:p>
          </table:table-cell>
          <table:table-cell table:formula="of:=10*LOG10([.E870]/1000)" office:value-type="float" office:value="-42.6648928902279" calcext:value-type="float">
            <text:p>-42,66</text:p>
          </table:table-cell>
        </table:table-row>
        <table:table-row table:style-name="ro1">
          <table:table-cell table:formula="of:=[.A870]+1" office:value-type="float" office:value="869" calcext:value-type="float">
            <text:p>869</text:p>
          </table:table-cell>
          <table:table-cell table:style-name="ce1" office:value-type="float" office:value="-0.00165509" calcext:value-type="float">
            <text:p>-1,66E-003</text:p>
          </table:table-cell>
          <table:table-cell table:style-name="ce1" office:value-type="float" office:value="-0.05206583" calcext:value-type="float">
            <text:p>-5,21E-002</text:p>
          </table:table-cell>
          <table:table-cell table:formula="of:= ABS([.B871])" office:value-type="float" office:value="0.00165509" calcext:value-type="float">
            <text:p>1,66E-03</text:p>
          </table:table-cell>
          <table:table-cell table:formula="of:= ABS([.C871])" office:value-type="float" office:value="0.05206583" calcext:value-type="float">
            <text:p>5,21E-02</text:p>
          </table:table-cell>
          <table:table-cell table:formula="of:=10*LOG10([.D871]/1000)" office:value-type="float" office:value="-57.8117838530782" calcext:value-type="float">
            <text:p>-57,81</text:p>
          </table:table-cell>
          <table:table-cell table:formula="of:=10*LOG10([.E871]/1000)" office:value-type="float" office:value="-42.8344720397421" calcext:value-type="float">
            <text:p>-42,83</text:p>
          </table:table-cell>
        </table:table-row>
        <table:table-row table:style-name="ro1">
          <table:table-cell table:formula="of:=[.A871]+1" office:value-type="float" office:value="870" calcext:value-type="float">
            <text:p>870</text:p>
          </table:table-cell>
          <table:table-cell table:style-name="ce1" office:value-type="float" office:value="0.001622157" calcext:value-type="float">
            <text:p>1,62E-003</text:p>
          </table:table-cell>
          <table:table-cell table:style-name="ce1" office:value-type="float" office:value="-0.0541379" calcext:value-type="float">
            <text:p>-5,41E-002</text:p>
          </table:table-cell>
          <table:table-cell table:formula="of:= ABS([.B872])" office:value-type="float" office:value="0.001622157" calcext:value-type="float">
            <text:p>1,62E-03</text:p>
          </table:table-cell>
          <table:table-cell table:formula="of:= ABS([.C872])" office:value-type="float" office:value="0.0541379" calcext:value-type="float">
            <text:p>5,41E-02</text:p>
          </table:table-cell>
          <table:table-cell table:formula="of:=10*LOG10([.D872]/1000)" office:value-type="float" office:value="-57.8990711502378" calcext:value-type="float">
            <text:p>-57,90</text:p>
          </table:table-cell>
          <table:table-cell table:formula="of:=10*LOG10([.E872]/1000)" office:value-type="float" office:value="-42.6649859444841" calcext:value-type="float">
            <text:p>-42,66</text:p>
          </table:table-cell>
        </table:table-row>
        <table:table-row table:style-name="ro1">
          <table:table-cell table:formula="of:=[.A872]+1" office:value-type="float" office:value="871" calcext:value-type="float">
            <text:p>871</text:p>
          </table:table-cell>
          <table:table-cell table:style-name="ce1" office:value-type="float" office:value="-0.001653182" calcext:value-type="float">
            <text:p>-1,65E-003</text:p>
          </table:table-cell>
          <table:table-cell table:style-name="ce1" office:value-type="float" office:value="-0.05206704" calcext:value-type="float">
            <text:p>-5,21E-002</text:p>
          </table:table-cell>
          <table:table-cell table:formula="of:= ABS([.B873])" office:value-type="float" office:value="0.001653182" calcext:value-type="float">
            <text:p>1,65E-03</text:p>
          </table:table-cell>
          <table:table-cell table:formula="of:= ABS([.C873])" office:value-type="float" office:value="0.05206704" calcext:value-type="float">
            <text:p>5,21E-02</text:p>
          </table:table-cell>
          <table:table-cell table:formula="of:=10*LOG10([.D873]/1000)" office:value-type="float" office:value="-57.8167933200346" calcext:value-type="float">
            <text:p>-57,82</text:p>
          </table:table-cell>
          <table:table-cell table:formula="of:=10*LOG10([.E873]/1000)" office:value-type="float" office:value="-42.8343711117021" calcext:value-type="float">
            <text:p>-42,83</text:p>
          </table:table-cell>
        </table:table-row>
        <table:table-row table:style-name="ro1">
          <table:table-cell table:formula="of:=[.A873]+1" office:value-type="float" office:value="872" calcext:value-type="float">
            <text:p>872</text:p>
          </table:table-cell>
          <table:table-cell table:style-name="ce1" office:value-type="float" office:value="0.001620324" calcext:value-type="float">
            <text:p>1,62E-003</text:p>
          </table:table-cell>
          <table:table-cell table:style-name="ce1" office:value-type="float" office:value="-0.05413674" calcext:value-type="float">
            <text:p>-5,41E-002</text:p>
          </table:table-cell>
          <table:table-cell table:formula="of:= ABS([.B874])" office:value-type="float" office:value="0.001620324" calcext:value-type="float">
            <text:p>1,62E-03</text:p>
          </table:table-cell>
          <table:table-cell table:formula="of:= ABS([.C874])" office:value-type="float" office:value="0.05413674" calcext:value-type="float">
            <text:p>5,41E-02</text:p>
          </table:table-cell>
          <table:table-cell table:formula="of:=10*LOG10([.D874]/1000)" office:value-type="float" office:value="-57.9039813524572" calcext:value-type="float">
            <text:p>-57,90</text:p>
          </table:table-cell>
          <table:table-cell table:formula="of:=10*LOG10([.E874]/1000)" office:value-type="float" office:value="-42.6650790007343" calcext:value-type="float">
            <text:p>-42,67</text:p>
          </table:table-cell>
        </table:table-row>
        <table:table-row table:style-name="ro1">
          <table:table-cell table:formula="of:=[.A874]+1" office:value-type="float" office:value="873" calcext:value-type="float">
            <text:p>873</text:p>
          </table:table-cell>
          <table:table-cell table:style-name="ce1" office:value-type="float" office:value="-0.001651279" calcext:value-type="float">
            <text:p>-1,65E-003</text:p>
          </table:table-cell>
          <table:table-cell table:style-name="ce1" office:value-type="float" office:value="-0.05206824" calcext:value-type="float">
            <text:p>-5,21E-002</text:p>
          </table:table-cell>
          <table:table-cell table:formula="of:= ABS([.B875])" office:value-type="float" office:value="0.001651279" calcext:value-type="float">
            <text:p>1,65E-03</text:p>
          </table:table-cell>
          <table:table-cell table:formula="of:= ABS([.C875])" office:value-type="float" office:value="0.05206824" calcext:value-type="float">
            <text:p>5,21E-02</text:p>
          </table:table-cell>
          <table:table-cell table:formula="of:=10*LOG10([.D875]/1000)" office:value-type="float" office:value="-57.821795421681" calcext:value-type="float">
            <text:p>-57,82</text:p>
          </table:table-cell>
          <table:table-cell table:formula="of:=10*LOG10([.E875]/1000)" office:value-type="float" office:value="-42.8342710200947" calcext:value-type="float">
            <text:p>-42,83</text:p>
          </table:table-cell>
        </table:table-row>
        <table:table-row table:style-name="ro1">
          <table:table-cell table:formula="of:=[.A875]+1" office:value-type="float" office:value="874" calcext:value-type="float">
            <text:p>874</text:p>
          </table:table-cell>
          <table:table-cell table:style-name="ce1" office:value-type="float" office:value="0.001618498" calcext:value-type="float">
            <text:p>1,62E-003</text:p>
          </table:table-cell>
          <table:table-cell table:style-name="ce1" office:value-type="float" office:value="-0.05413559" calcext:value-type="float">
            <text:p>-5,41E-002</text:p>
          </table:table-cell>
          <table:table-cell table:formula="of:= ABS([.B876])" office:value-type="float" office:value="0.001618498" calcext:value-type="float">
            <text:p>1,62E-03</text:p>
          </table:table-cell>
          <table:table-cell table:formula="of:= ABS([.C876])" office:value-type="float" office:value="0.05413559" calcext:value-type="float">
            <text:p>5,41E-02</text:p>
          </table:table-cell>
          <table:table-cell table:formula="of:=10*LOG10([.D876]/1000)" office:value-type="float" office:value="-57.9088783292468" calcext:value-type="float">
            <text:p>-57,91</text:p>
          </table:table-cell>
          <table:table-cell table:formula="of:=10*LOG10([.E876]/1000)" office:value-type="float" office:value="-42.6651712567436" calcext:value-type="float">
            <text:p>-42,67</text:p>
          </table:table-cell>
        </table:table-row>
        <table:table-row table:style-name="ro1">
          <table:table-cell table:formula="of:=[.A876]+1" office:value-type="float" office:value="875" calcext:value-type="float">
            <text:p>875</text:p>
          </table:table-cell>
          <table:table-cell table:style-name="ce1" office:value-type="float" office:value="-0.001649384" calcext:value-type="float">
            <text:p>-1,65E-003</text:p>
          </table:table-cell>
          <table:table-cell table:style-name="ce1" office:value-type="float" office:value="-0.05206944" calcext:value-type="float">
            <text:p>-5,21E-002</text:p>
          </table:table-cell>
          <table:table-cell table:formula="of:= ABS([.B877])" office:value-type="float" office:value="0.001649384" calcext:value-type="float">
            <text:p>1,65E-03</text:p>
          </table:table-cell>
          <table:table-cell table:formula="of:= ABS([.C877])" office:value-type="float" office:value="0.05206944" calcext:value-type="float">
            <text:p>5,21E-02</text:p>
          </table:table-cell>
          <table:table-cell table:formula="of:=10*LOG10([.D877]/1000)" office:value-type="float" office:value="-57.8267822266571" calcext:value-type="float">
            <text:p>-57,83</text:p>
          </table:table-cell>
          <table:table-cell table:formula="of:=10*LOG10([.E877]/1000)" office:value-type="float" office:value="-42.834170930794" calcext:value-type="float">
            <text:p>-42,83</text:p>
          </table:table-cell>
        </table:table-row>
        <table:table-row table:style-name="ro1">
          <table:table-cell table:formula="of:=[.A877]+1" office:value-type="float" office:value="876" calcext:value-type="float">
            <text:p>876</text:p>
          </table:table-cell>
          <table:table-cell table:style-name="ce1" office:value-type="float" office:value="0.001616678" calcext:value-type="float">
            <text:p>1,62E-003</text:p>
          </table:table-cell>
          <table:table-cell table:style-name="ce1" office:value-type="float" office:value="-0.05413443" calcext:value-type="float">
            <text:p>-5,41E-002</text:p>
          </table:table-cell>
          <table:table-cell table:formula="of:= ABS([.B878])" office:value-type="float" office:value="0.001616678" calcext:value-type="float">
            <text:p>1,62E-03</text:p>
          </table:table-cell>
          <table:table-cell table:formula="of:= ABS([.C878])" office:value-type="float" office:value="0.05413443" calcext:value-type="float">
            <text:p>5,41E-02</text:p>
          </table:table-cell>
          <table:table-cell table:formula="of:=10*LOG10([.D878]/1000)" office:value-type="float" office:value="-57.9137647158944" calcext:value-type="float">
            <text:p>-57,91</text:p>
          </table:table-cell>
          <table:table-cell table:formula="of:=10*LOG10([.E878]/1000)" office:value-type="float" office:value="-42.6652643169645" calcext:value-type="float">
            <text:p>-42,67</text:p>
          </table:table-cell>
        </table:table-row>
        <table:table-row table:style-name="ro1">
          <table:table-cell table:formula="of:=[.A878]+1" office:value-type="float" office:value="877" calcext:value-type="float">
            <text:p>877</text:p>
          </table:table-cell>
          <table:table-cell table:style-name="ce1" office:value-type="float" office:value="-0.001647494" calcext:value-type="float">
            <text:p>-1,65E-003</text:p>
          </table:table-cell>
          <table:table-cell table:style-name="ce1" office:value-type="float" office:value="-0.05207064" calcext:value-type="float">
            <text:p>-5,21E-002</text:p>
          </table:table-cell>
          <table:table-cell table:formula="of:= ABS([.B879])" office:value-type="float" office:value="0.001647494" calcext:value-type="float">
            <text:p>1,65E-03</text:p>
          </table:table-cell>
          <table:table-cell table:formula="of:= ABS([.C879])" office:value-type="float" office:value="0.05207064" calcext:value-type="float">
            <text:p>5,21E-02</text:p>
          </table:table-cell>
          <table:table-cell table:formula="of:=10*LOG10([.D879]/1000)" office:value-type="float" office:value="-57.8317615838593" calcext:value-type="float">
            <text:p>-57,83</text:p>
          </table:table-cell>
          <table:table-cell table:formula="of:=10*LOG10([.E879]/1000)" office:value-type="float" office:value="-42.8340708438" calcext:value-type="float">
            <text:p>-42,83</text:p>
          </table:table-cell>
        </table:table-row>
        <table:table-row table:style-name="ro1">
          <table:table-cell table:formula="of:=[.A879]+1" office:value-type="float" office:value="878" calcext:value-type="float">
            <text:p>878</text:p>
          </table:table-cell>
          <table:table-cell table:style-name="ce1" office:value-type="float" office:value="0.001614864" calcext:value-type="float">
            <text:p>1,61E-003</text:p>
          </table:table-cell>
          <table:table-cell table:style-name="ce1" office:value-type="float" office:value="-0.05413329" calcext:value-type="float">
            <text:p>-5,41E-002</text:p>
          </table:table-cell>
          <table:table-cell table:formula="of:= ABS([.B880])" office:value-type="float" office:value="0.001614864" calcext:value-type="float">
            <text:p>1,61E-03</text:p>
          </table:table-cell>
          <table:table-cell table:formula="of:= ABS([.C880])" office:value-type="float" office:value="0.05413329" calcext:value-type="float">
            <text:p>5,41E-02</text:p>
          </table:table-cell>
          <table:table-cell table:formula="of:=10*LOG10([.D880]/1000)" office:value-type="float" office:value="-57.9186404703974" calcext:value-type="float">
            <text:p>-57,92</text:p>
          </table:table-cell>
          <table:table-cell table:formula="of:=10*LOG10([.E880]/1000)" office:value-type="float" office:value="-42.6653557746417" calcext:value-type="float">
            <text:p>-42,67</text:p>
          </table:table-cell>
        </table:table-row>
        <table:table-row table:style-name="ro1">
          <table:table-cell table:formula="of:=[.A880]+1" office:value-type="float" office:value="879" calcext:value-type="float">
            <text:p>879</text:p>
          </table:table-cell>
          <table:table-cell table:style-name="ce1" office:value-type="float" office:value="-0.001645612" calcext:value-type="float">
            <text:p>-1,65E-003</text:p>
          </table:table-cell>
          <table:table-cell table:style-name="ce1" office:value-type="float" office:value="-0.05207183" calcext:value-type="float">
            <text:p>-5,21E-002</text:p>
          </table:table-cell>
          <table:table-cell table:formula="of:= ABS([.B881])" office:value-type="float" office:value="0.001645612" calcext:value-type="float">
            <text:p>1,65E-03</text:p>
          </table:table-cell>
          <table:table-cell table:formula="of:= ABS([.C881])" office:value-type="float" office:value="0.05207183" calcext:value-type="float">
            <text:p>5,21E-02</text:p>
          </table:table-cell>
          <table:table-cell table:formula="of:=10*LOG10([.D881]/1000)" office:value-type="float" office:value="-57.8367255437436" calcext:value-type="float">
            <text:p>-57,84</text:p>
          </table:table-cell>
          <table:table-cell table:formula="of:=10*LOG10([.E881]/1000)" office:value-type="float" office:value="-42.833971593142" calcext:value-type="float">
            <text:p>-42,83</text:p>
          </table:table-cell>
        </table:table-row>
        <table:table-row table:style-name="ro1">
          <table:table-cell table:formula="of:=[.A881]+1" office:value-type="float" office:value="880" calcext:value-type="float">
            <text:p>880</text:p>
          </table:table-cell>
          <table:table-cell table:style-name="ce1" office:value-type="float" office:value="0.001613056" calcext:value-type="float">
            <text:p>1,61E-003</text:p>
          </table:table-cell>
          <table:table-cell table:style-name="ce1" office:value-type="float" office:value="-0.05413214" calcext:value-type="float">
            <text:p>-5,41E-002</text:p>
          </table:table-cell>
          <table:table-cell table:formula="of:= ABS([.B882])" office:value-type="float" office:value="0.001613056" calcext:value-type="float">
            <text:p>1,61E-03</text:p>
          </table:table-cell>
          <table:table-cell table:formula="of:= ABS([.C882])" office:value-type="float" office:value="0.05413214" calcext:value-type="float">
            <text:p>5,41E-02</text:p>
          </table:table-cell>
          <table:table-cell table:formula="of:=10*LOG10([.D882]/1000)" office:value-type="float" office:value="-57.9235055507302" calcext:value-type="float">
            <text:p>-57,92</text:p>
          </table:table-cell>
          <table:table-cell table:formula="of:=10*LOG10([.E882]/1000)" office:value-type="float" office:value="-42.6654480365307" calcext:value-type="float">
            <text:p>-42,67</text:p>
          </table:table-cell>
        </table:table-row>
        <table:table-row table:style-name="ro1">
          <table:table-cell table:formula="of:=[.A882]+1" office:value-type="float" office:value="881" calcext:value-type="float">
            <text:p>881</text:p>
          </table:table-cell>
          <table:table-cell table:style-name="ce1" office:value-type="float" office:value="-0.001643735" calcext:value-type="float">
            <text:p>-1,64E-003</text:p>
          </table:table-cell>
          <table:table-cell table:style-name="ce1" office:value-type="float" office:value="-0.05207301" calcext:value-type="float">
            <text:p>-5,21E-002</text:p>
          </table:table-cell>
          <table:table-cell table:formula="of:= ABS([.B883])" office:value-type="float" office:value="0.001643735" calcext:value-type="float">
            <text:p>1,64E-03</text:p>
          </table:table-cell>
          <table:table-cell table:formula="of:= ABS([.C883])" office:value-type="float" office:value="0.05207301" calcext:value-type="float">
            <text:p>5,21E-02</text:p>
          </table:table-cell>
          <table:table-cell table:formula="of:=10*LOG10([.D883]/1000)" office:value-type="float" office:value="-57.8416819732781" calcext:value-type="float">
            <text:p>-57,84</text:p>
          </table:table-cell>
          <table:table-cell table:formula="of:=10*LOG10([.E883]/1000)" office:value-type="float" office:value="-42.8338731787628" calcext:value-type="float">
            <text:p>-42,83</text:p>
          </table:table-cell>
        </table:table-row>
        <table:table-row table:style-name="ro1">
          <table:table-cell table:formula="of:=[.A883]+1" office:value-type="float" office:value="882" calcext:value-type="float">
            <text:p>882</text:p>
          </table:table-cell>
          <table:table-cell table:style-name="ce1" office:value-type="float" office:value="0.001611254" calcext:value-type="float">
            <text:p>1,61E-003</text:p>
          </table:table-cell>
          <table:table-cell table:style-name="ce1" office:value-type="float" office:value="-0.05413101" calcext:value-type="float">
            <text:p>-5,41E-002</text:p>
          </table:table-cell>
          <table:table-cell table:formula="of:= ABS([.B884])" office:value-type="float" office:value="0.001611254" calcext:value-type="float">
            <text:p>1,61E-03</text:p>
          </table:table-cell>
          <table:table-cell table:formula="of:= ABS([.C884])" office:value-type="float" office:value="0.05413101" calcext:value-type="float">
            <text:p>5,41E-02</text:p>
          </table:table-cell>
          <table:table-cell table:formula="of:=10*LOG10([.D884]/1000)" office:value-type="float" office:value="-57.9283599148446" calcext:value-type="float">
            <text:p>-57,93</text:p>
          </table:table-cell>
          <table:table-cell table:formula="of:=10*LOG10([.E884]/1000)" office:value-type="float" office:value="-42.6655386957743" calcext:value-type="float">
            <text:p>-42,67</text:p>
          </table:table-cell>
        </table:table-row>
        <table:table-row table:style-name="ro1">
          <table:table-cell table:formula="of:=[.A884]+1" office:value-type="float" office:value="883" calcext:value-type="float">
            <text:p>883</text:p>
          </table:table-cell>
          <table:table-cell table:style-name="ce1" office:value-type="float" office:value="-0.001641865" calcext:value-type="float">
            <text:p>-1,64E-003</text:p>
          </table:table-cell>
          <table:table-cell table:style-name="ce1" office:value-type="float" office:value="-0.05207419" calcext:value-type="float">
            <text:p>-5,21E-002</text:p>
          </table:table-cell>
          <table:table-cell table:formula="of:= ABS([.B885])" office:value-type="float" office:value="0.001641865" calcext:value-type="float">
            <text:p>1,64E-03</text:p>
          </table:table-cell>
          <table:table-cell table:formula="of:= ABS([.C885])" office:value-type="float" office:value="0.05207419" calcext:value-type="float">
            <text:p>5,21E-02</text:p>
          </table:table-cell>
          <table:table-cell table:formula="of:=10*LOG10([.D885]/1000)" office:value-type="float" office:value="-57.8466255499086" calcext:value-type="float">
            <text:p>-57,85</text:p>
          </table:table-cell>
          <table:table-cell table:formula="of:=10*LOG10([.E885]/1000)" office:value-type="float" office:value="-42.8337747666137" calcext:value-type="float">
            <text:p>-42,83</text:p>
          </table:table-cell>
        </table:table-row>
        <table:table-row table:style-name="ro1">
          <table:table-cell table:formula="of:=[.A885]+1" office:value-type="float" office:value="884" calcext:value-type="float">
            <text:p>884</text:p>
          </table:table-cell>
          <table:table-cell table:style-name="ce1" office:value-type="float" office:value="0.001609458" calcext:value-type="float">
            <text:p>1,61E-003</text:p>
          </table:table-cell>
          <table:table-cell table:style-name="ce1" office:value-type="float" office:value="-0.05412987" calcext:value-type="float">
            <text:p>-5,41E-002</text:p>
          </table:table-cell>
          <table:table-cell table:formula="of:= ABS([.B886])" office:value-type="float" office:value="0.001609458" calcext:value-type="float">
            <text:p>1,61E-03</text:p>
          </table:table-cell>
          <table:table-cell table:formula="of:= ABS([.C886])" office:value-type="float" office:value="0.05412987" calcext:value-type="float">
            <text:p>5,41E-02</text:p>
          </table:table-cell>
          <table:table-cell table:formula="of:=10*LOG10([.D886]/1000)" office:value-type="float" office:value="-57.9332035206705" calcext:value-type="float">
            <text:p>-57,93</text:p>
          </table:table-cell>
          <table:table-cell table:formula="of:=10*LOG10([.E886]/1000)" office:value-type="float" office:value="-42.6656301592299" calcext:value-type="float">
            <text:p>-42,67</text:p>
          </table:table-cell>
        </table:table-row>
        <table:table-row table:style-name="ro1">
          <table:table-cell table:formula="of:=[.A886]+1" office:value-type="float" office:value="885" calcext:value-type="float">
            <text:p>885</text:p>
          </table:table-cell>
          <table:table-cell table:style-name="ce1" office:value-type="float" office:value="-0.001640002" calcext:value-type="float">
            <text:p>-1,64E-003</text:p>
          </table:table-cell>
          <table:table-cell table:style-name="ce1" office:value-type="float" office:value="-0.05207537" calcext:value-type="float">
            <text:p>-5,21E-002</text:p>
          </table:table-cell>
          <table:table-cell table:formula="of:= ABS([.B887])" office:value-type="float" office:value="0.001640002" calcext:value-type="float">
            <text:p>1,64E-03</text:p>
          </table:table-cell>
          <table:table-cell table:formula="of:= ABS([.C887])" office:value-type="float" office:value="0.05207537" calcext:value-type="float">
            <text:p>5,21E-02</text:p>
          </table:table-cell>
          <table:table-cell table:formula="of:=10*LOG10([.D887]/1000)" office:value-type="float" office:value="-57.8515562232521" calcext:value-type="float">
            <text:p>-57,85</text:p>
          </table:table-cell>
          <table:table-cell table:formula="of:=10*LOG10([.E887]/1000)" office:value-type="float" office:value="-42.8336763566946" calcext:value-type="float">
            <text:p>-42,83</text:p>
          </table:table-cell>
        </table:table-row>
        <table:table-row table:style-name="ro1">
          <table:table-cell table:formula="of:=[.A887]+1" office:value-type="float" office:value="886" calcext:value-type="float">
            <text:p>886</text:p>
          </table:table-cell>
          <table:table-cell table:style-name="ce1" office:value-type="float" office:value="0.001607669" calcext:value-type="float">
            <text:p>1,61E-003</text:p>
          </table:table-cell>
          <table:table-cell table:style-name="ce1" office:value-type="float" office:value="-0.05412874" calcext:value-type="float">
            <text:p>-5,41E-002</text:p>
          </table:table-cell>
          <table:table-cell table:formula="of:= ABS([.B888])" office:value-type="float" office:value="0.001607669" calcext:value-type="float">
            <text:p>1,61E-03</text:p>
          </table:table-cell>
          <table:table-cell table:formula="of:= ABS([.C888])" office:value-type="float" office:value="0.05412874" calcext:value-type="float">
            <text:p>5,41E-02</text:p>
          </table:table-cell>
          <table:table-cell table:formula="of:=10*LOG10([.D888]/1000)" office:value-type="float" office:value="-57.9380336247243" calcext:value-type="float">
            <text:p>-57,94</text:p>
          </table:table-cell>
          <table:table-cell table:formula="of:=10*LOG10([.E888]/1000)" office:value-type="float" office:value="-42.6657208222754" calcext:value-type="float">
            <text:p>-42,67</text:p>
          </table:table-cell>
        </table:table-row>
        <table:table-row table:style-name="ro1">
          <table:table-cell table:formula="of:=[.A888]+1" office:value-type="float" office:value="887" calcext:value-type="float">
            <text:p>887</text:p>
          </table:table-cell>
          <table:table-cell table:style-name="ce1" office:value-type="float" office:value="-0.001638145" calcext:value-type="float">
            <text:p>-1,64E-003</text:p>
          </table:table-cell>
          <table:table-cell table:style-name="ce1" office:value-type="float" office:value="-0.05207655" calcext:value-type="float">
            <text:p>-5,21E-002</text:p>
          </table:table-cell>
          <table:table-cell table:formula="of:= ABS([.B889])" office:value-type="float" office:value="0.001638145" calcext:value-type="float">
            <text:p>1,64E-03</text:p>
          </table:table-cell>
          <table:table-cell table:formula="of:= ABS([.C889])" office:value-type="float" office:value="0.05207655" calcext:value-type="float">
            <text:p>5,21E-02</text:p>
          </table:table-cell>
          <table:table-cell table:formula="of:=10*LOG10([.D889]/1000)" office:value-type="float" office:value="-57.856476594054" calcext:value-type="float">
            <text:p>-57,86</text:p>
          </table:table-cell>
          <table:table-cell table:formula="of:=10*LOG10([.E889]/1000)" office:value-type="float" office:value="-42.8335779490054" calcext:value-type="float">
            <text:p>-42,83</text:p>
          </table:table-cell>
        </table:table-row>
        <table:table-row table:style-name="ro1">
          <table:table-cell table:formula="of:=[.A889]+1" office:value-type="float" office:value="888" calcext:value-type="float">
            <text:p>888</text:p>
          </table:table-cell>
          <table:table-cell table:style-name="ce1" office:value-type="float" office:value="0.001605885" calcext:value-type="float">
            <text:p>1,61E-003</text:p>
          </table:table-cell>
          <table:table-cell table:style-name="ce1" office:value-type="float" office:value="-0.05412761" calcext:value-type="float">
            <text:p>-5,41E-002</text:p>
          </table:table-cell>
          <table:table-cell table:formula="of:= ABS([.B890])" office:value-type="float" office:value="0.001605885" calcext:value-type="float">
            <text:p>1,61E-03</text:p>
          </table:table-cell>
          <table:table-cell table:formula="of:= ABS([.C890])" office:value-type="float" office:value="0.05412761" calcext:value-type="float">
            <text:p>5,41E-02</text:p>
          </table:table-cell>
          <table:table-cell table:formula="of:=10*LOG10([.D890]/1000)" office:value-type="float" office:value="-57.9428555846808" calcext:value-type="float">
            <text:p>-57,94</text:p>
          </table:table-cell>
          <table:table-cell table:formula="of:=10*LOG10([.E890]/1000)" office:value-type="float" office:value="-42.6658114872137" calcext:value-type="float">
            <text:p>-42,67</text:p>
          </table:table-cell>
        </table:table-row>
        <table:table-row table:style-name="ro1">
          <table:table-cell table:formula="of:=[.A890]+1" office:value-type="float" office:value="889" calcext:value-type="float">
            <text:p>889</text:p>
          </table:table-cell>
          <table:table-cell table:style-name="ce1" office:value-type="float" office:value="-0.001636294" calcext:value-type="float">
            <text:p>-1,64E-003</text:p>
          </table:table-cell>
          <table:table-cell table:style-name="ce1" office:value-type="float" office:value="-0.05207772" calcext:value-type="float">
            <text:p>-5,21E-002</text:p>
          </table:table-cell>
          <table:table-cell table:formula="of:= ABS([.B891])" office:value-type="float" office:value="0.001636294" calcext:value-type="float">
            <text:p>1,64E-03</text:p>
          </table:table-cell>
          <table:table-cell table:formula="of:= ABS([.C891])" office:value-type="float" office:value="0.05207772" calcext:value-type="float">
            <text:p>5,21E-02</text:p>
          </table:table-cell>
          <table:table-cell table:formula="of:=10*LOG10([.D891]/1000)" office:value-type="float" office:value="-57.8613866209113" calcext:value-type="float">
            <text:p>-57,86</text:p>
          </table:table-cell>
          <table:table-cell table:formula="of:=10*LOG10([.E891]/1000)" office:value-type="float" office:value="-42.8334803774812" calcext:value-type="float">
            <text:p>-42,83</text:p>
          </table:table-cell>
        </table:table-row>
        <table:table-row table:style-name="ro1">
          <table:table-cell table:formula="of:=[.A891]+1" office:value-type="float" office:value="890" calcext:value-type="float">
            <text:p>890</text:p>
          </table:table-cell>
          <table:table-cell table:style-name="ce1" office:value-type="float" office:value="0.001604107" calcext:value-type="float">
            <text:p>1,60E-003</text:p>
          </table:table-cell>
          <table:table-cell table:style-name="ce1" office:value-type="float" office:value="-0.05412649" calcext:value-type="float">
            <text:p>-5,41E-002</text:p>
          </table:table-cell>
          <table:table-cell table:formula="of:= ABS([.B892])" office:value-type="float" office:value="0.001604107" calcext:value-type="float">
            <text:p>1,60E-03</text:p>
          </table:table-cell>
          <table:table-cell table:formula="of:= ABS([.C892])" office:value-type="float" office:value="0.05412649" calcext:value-type="float">
            <text:p>5,41E-02</text:p>
          </table:table-cell>
          <table:table-cell table:formula="of:=10*LOG10([.D892]/1000)" office:value-type="float" office:value="-57.9476666600218" calcext:value-type="float">
            <text:p>-57,95</text:p>
          </table:table-cell>
          <table:table-cell table:formula="of:=10*LOG10([.E892]/1000)" office:value-type="float" office:value="-42.6659013516752" calcext:value-type="float">
            <text:p>-42,67</text:p>
          </table:table-cell>
        </table:table-row>
        <table:table-row table:style-name="ro1">
          <table:table-cell table:formula="of:=[.A892]+1" office:value-type="float" office:value="891" calcext:value-type="float">
            <text:p>891</text:p>
          </table:table-cell>
          <table:table-cell table:style-name="ce1" office:value-type="float" office:value="-0.001634449" calcext:value-type="float">
            <text:p>-1,63E-003</text:p>
          </table:table-cell>
          <table:table-cell table:style-name="ce1" office:value-type="float" office:value="-0.05207888" calcext:value-type="float">
            <text:p>-5,21E-002</text:p>
          </table:table-cell>
          <table:table-cell table:formula="of:= ABS([.B893])" office:value-type="float" office:value="0.001634449" calcext:value-type="float">
            <text:p>1,63E-03</text:p>
          </table:table-cell>
          <table:table-cell table:formula="of:= ABS([.C893])" office:value-type="float" office:value="0.05207888" calcext:value-type="float">
            <text:p>5,21E-02</text:p>
          </table:table-cell>
          <table:table-cell table:formula="of:=10*LOG10([.D893]/1000)" office:value-type="float" office:value="-57.866286262394" calcext:value-type="float">
            <text:p>-57,87</text:p>
          </table:table-cell>
          <table:table-cell table:formula="of:=10*LOG10([.E893]/1000)" office:value-type="float" office:value="-42.8333836420657" calcext:value-type="float">
            <text:p>-42,83</text:p>
          </table:table-cell>
        </table:table-row>
        <table:table-row table:style-name="ro1">
          <table:table-cell table:formula="of:=[.A893]+1" office:value-type="float" office:value="892" calcext:value-type="float">
            <text:p>892</text:p>
          </table:table-cell>
          <table:table-cell table:style-name="ce1" office:value-type="float" office:value="0.001602335" calcext:value-type="float">
            <text:p>1,60E-003</text:p>
          </table:table-cell>
          <table:table-cell table:style-name="ce1" office:value-type="float" office:value="-0.05412537" calcext:value-type="float">
            <text:p>-5,41E-002</text:p>
          </table:table-cell>
          <table:table-cell table:formula="of:= ABS([.B894])" office:value-type="float" office:value="0.001602335" calcext:value-type="float">
            <text:p>1,60E-03</text:p>
          </table:table-cell>
          <table:table-cell table:formula="of:= ABS([.C894])" office:value-type="float" office:value="0.05412537" calcext:value-type="float">
            <text:p>5,41E-02</text:p>
          </table:table-cell>
          <table:table-cell table:formula="of:=10*LOG10([.D894]/1000)" office:value-type="float" office:value="-57.9524668085994" calcext:value-type="float">
            <text:p>-57,95</text:p>
          </table:table-cell>
          <table:table-cell table:formula="of:=10*LOG10([.E894]/1000)" office:value-type="float" office:value="-42.6659912179961" calcext:value-type="float">
            <text:p>-42,67</text:p>
          </table:table-cell>
        </table:table-row>
        <table:table-row table:style-name="ro1">
          <table:table-cell table:formula="of:=[.A894]+1" office:value-type="float" office:value="893" calcext:value-type="float">
            <text:p>893</text:p>
          </table:table-cell>
          <table:table-cell table:style-name="ce1" office:value-type="float" office:value="-0.00163261" calcext:value-type="float">
            <text:p>-1,63E-003</text:p>
          </table:table-cell>
          <table:table-cell table:style-name="ce1" office:value-type="float" office:value="-0.05208005" calcext:value-type="float">
            <text:p>-5,21E-002</text:p>
          </table:table-cell>
          <table:table-cell table:formula="of:= ABS([.B895])" office:value-type="float" office:value="0.00163261" calcext:value-type="float">
            <text:p>1,63E-03</text:p>
          </table:table-cell>
          <table:table-cell table:formula="of:= ABS([.C895])" office:value-type="float" office:value="0.05208005" calcext:value-type="float">
            <text:p>5,21E-02</text:p>
          </table:table-cell>
          <table:table-cell table:formula="of:=10*LOG10([.D895]/1000)" office:value-type="float" office:value="-57.8711754770459" calcext:value-type="float">
            <text:p>-57,87</text:p>
          </table:table-cell>
          <table:table-cell table:formula="of:=10*LOG10([.E895]/1000)" office:value-type="float" office:value="-42.8332860749068" calcext:value-type="float">
            <text:p>-42,83</text:p>
          </table:table-cell>
        </table:table-row>
        <table:table-row table:style-name="ro1">
          <table:table-cell table:formula="of:=[.A895]+1" office:value-type="float" office:value="894" calcext:value-type="float">
            <text:p>894</text:p>
          </table:table-cell>
          <table:table-cell table:style-name="ce1" office:value-type="float" office:value="0.001600569" calcext:value-type="float">
            <text:p>1,60E-003</text:p>
          </table:table-cell>
          <table:table-cell table:style-name="ce1" office:value-type="float" office:value="-0.05412425" calcext:value-type="float">
            <text:p>-5,41E-002</text:p>
          </table:table-cell>
          <table:table-cell table:formula="of:= ABS([.B896])" office:value-type="float" office:value="0.001600569" calcext:value-type="float">
            <text:p>1,60E-03</text:p>
          </table:table-cell>
          <table:table-cell table:formula="of:= ABS([.C896])" office:value-type="float" office:value="0.05412425" calcext:value-type="float">
            <text:p>5,41E-02</text:p>
          </table:table-cell>
          <table:table-cell table:formula="of:=10*LOG10([.D896]/1000)" office:value-type="float" office:value="-57.9572559882486" calcext:value-type="float">
            <text:p>-57,96</text:p>
          </table:table-cell>
          <table:table-cell table:formula="of:=10*LOG10([.E896]/1000)" office:value-type="float" office:value="-42.6660810861767" calcext:value-type="float">
            <text:p>-42,67</text:p>
          </table:table-cell>
        </table:table-row>
        <table:table-row table:style-name="ro1">
          <table:table-cell table:formula="of:=[.A896]+1" office:value-type="float" office:value="895" calcext:value-type="float">
            <text:p>895</text:p>
          </table:table-cell>
          <table:table-cell table:style-name="ce1" office:value-type="float" office:value="-0.001630778" calcext:value-type="float">
            <text:p>-1,63E-003</text:p>
          </table:table-cell>
          <table:table-cell table:style-name="ce1" office:value-type="float" office:value="-0.0520812" calcext:value-type="float">
            <text:p>-5,21E-002</text:p>
          </table:table-cell>
          <table:table-cell table:formula="of:= ABS([.B897])" office:value-type="float" office:value="0.001630778" calcext:value-type="float">
            <text:p>1,63E-03</text:p>
          </table:table-cell>
          <table:table-cell table:formula="of:= ABS([.C897])" office:value-type="float" office:value="0.0520812" calcext:value-type="float">
            <text:p>5,21E-02</text:p>
          </table:table-cell>
          <table:table-cell table:formula="of:=10*LOG10([.D897]/1000)" office:value-type="float" office:value="-57.8760515602724" calcext:value-type="float">
            <text:p>-57,88</text:p>
          </table:table-cell>
          <table:table-cell table:formula="of:=10*LOG10([.E897]/1000)" office:value-type="float" office:value="-42.8331901776985" calcext:value-type="float">
            <text:p>-42,83</text:p>
          </table:table-cell>
        </table:table-row>
        <table:table-row table:style-name="ro1">
          <table:table-cell table:formula="of:=[.A897]+1" office:value-type="float" office:value="896" calcext:value-type="float">
            <text:p>896</text:p>
          </table:table-cell>
          <table:table-cell table:style-name="ce1" office:value-type="float" office:value="0.001598809" calcext:value-type="float">
            <text:p>1,60E-003</text:p>
          </table:table-cell>
          <table:table-cell table:style-name="ce1" office:value-type="float" office:value="-0.05412314" calcext:value-type="float">
            <text:p>-5,41E-002</text:p>
          </table:table-cell>
          <table:table-cell table:formula="of:= ABS([.B898])" office:value-type="float" office:value="0.001598809" calcext:value-type="float">
            <text:p>1,60E-03</text:p>
          </table:table-cell>
          <table:table-cell table:formula="of:= ABS([.C898])" office:value-type="float" office:value="0.05412314" calcext:value-type="float">
            <text:p>5,41E-02</text:p>
          </table:table-cell>
          <table:table-cell table:formula="of:=10*LOG10([.D898]/1000)" office:value-type="float" office:value="-57.962034156788" calcext:value-type="float">
            <text:p>-57,96</text:p>
          </table:table-cell>
          <table:table-cell table:formula="of:=10*LOG10([.E898]/1000)" office:value-type="float" office:value="-42.6661701537976" calcext:value-type="float">
            <text:p>-42,67</text:p>
          </table:table-cell>
        </table:table-row>
        <table:table-row table:style-name="ro1">
          <table:table-cell table:formula="of:=[.A898]+1" office:value-type="float" office:value="897" calcext:value-type="float">
            <text:p>897</text:p>
          </table:table-cell>
          <table:table-cell table:style-name="ce1" office:value-type="float" office:value="-0.001628952" calcext:value-type="float">
            <text:p>-1,63E-003</text:p>
          </table:table-cell>
          <table:table-cell table:style-name="ce1" office:value-type="float" office:value="-0.05208236" calcext:value-type="float">
            <text:p>-5,21E-002</text:p>
          </table:table-cell>
          <table:table-cell table:formula="of:= ABS([.B899])" office:value-type="float" office:value="0.001628952" calcext:value-type="float">
            <text:p>1,63E-03</text:p>
          </table:table-cell>
          <table:table-cell table:formula="of:= ABS([.C899])" office:value-type="float" office:value="0.05208236" calcext:value-type="float">
            <text:p>5,21E-02</text:p>
          </table:table-cell>
          <table:table-cell table:formula="of:=10*LOG10([.D899]/1000)" office:value-type="float" office:value="-57.8809171277084" calcext:value-type="float">
            <text:p>-57,88</text:p>
          </table:table-cell>
          <table:table-cell table:formula="of:=10*LOG10([.E899]/1000)" office:value-type="float" office:value="-42.8330934487467" calcext:value-type="float">
            <text:p>-42,83</text:p>
          </table:table-cell>
        </table:table-row>
        <table:table-row table:style-name="ro1">
          <table:table-cell table:formula="of:=[.A899]+1" office:value-type="float" office:value="898" calcext:value-type="float">
            <text:p>898</text:p>
          </table:table-cell>
          <table:table-cell table:style-name="ce1" office:value-type="float" office:value="0.001597055" calcext:value-type="float">
            <text:p>1,60E-003</text:p>
          </table:table-cell>
          <table:table-cell table:style-name="ce1" office:value-type="float" office:value="-0.05412203" calcext:value-type="float">
            <text:p>-5,41E-002</text:p>
          </table:table-cell>
          <table:table-cell table:formula="of:= ABS([.B900])" office:value-type="float" office:value="0.001597055" calcext:value-type="float">
            <text:p>1,60E-03</text:p>
          </table:table-cell>
          <table:table-cell table:formula="of:= ABS([.C900])" office:value-type="float" office:value="0.05412203" calcext:value-type="float">
            <text:p>5,41E-02</text:p>
          </table:table-cell>
          <table:table-cell table:formula="of:=10*LOG10([.D900]/1000)" office:value-type="float" office:value="-57.9668012720203" calcext:value-type="float">
            <text:p>-57,97</text:p>
          </table:table-cell>
          <table:table-cell table:formula="of:=10*LOG10([.E900]/1000)" office:value-type="float" office:value="-42.6662592232452" calcext:value-type="float">
            <text:p>-42,67</text:p>
          </table:table-cell>
        </table:table-row>
        <table:table-row table:style-name="ro1">
          <table:table-cell table:formula="of:=[.A900]+1" office:value-type="float" office:value="899" calcext:value-type="float">
            <text:p>899</text:p>
          </table:table-cell>
          <table:table-cell table:style-name="ce1" office:value-type="float" office:value="-0.001627132" calcext:value-type="float">
            <text:p>-1,63E-003</text:p>
          </table:table-cell>
          <table:table-cell table:style-name="ce1" office:value-type="float" office:value="-0.05208351" calcext:value-type="float">
            <text:p>-5,21E-002</text:p>
          </table:table-cell>
          <table:table-cell table:formula="of:= ABS([.B901])" office:value-type="float" office:value="0.001627132" calcext:value-type="float">
            <text:p>1,63E-03</text:p>
          </table:table-cell>
          <table:table-cell table:formula="of:= ABS([.C901])" office:value-type="float" office:value="0.05208351" calcext:value-type="float">
            <text:p>5,21E-02</text:p>
          </table:table-cell>
          <table:table-cell table:formula="of:=10*LOG10([.D901]/1000)" office:value-type="float" office:value="-57.8857721378333" calcext:value-type="float">
            <text:p>-57,89</text:p>
          </table:table-cell>
          <table:table-cell table:formula="of:=10*LOG10([.E901]/1000)" office:value-type="float" office:value="-42.8329975557917" calcext:value-type="float">
            <text:p>-42,83</text:p>
          </table:table-cell>
        </table:table-row>
        <table:table-row table:style-name="ro1">
          <table:table-cell table:formula="of:=[.A901]+1" office:value-type="float" office:value="900" calcext:value-type="float">
            <text:p>900</text:p>
          </table:table-cell>
          <table:table-cell table:style-name="ce1" office:value-type="float" office:value="0.001595306" calcext:value-type="float">
            <text:p>1,60E-003</text:p>
          </table:table-cell>
          <table:table-cell table:style-name="ce1" office:value-type="float" office:value="-0.05412092" calcext:value-type="float">
            <text:p>-5,41E-002</text:p>
          </table:table-cell>
          <table:table-cell table:formula="of:= ABS([.B902])" office:value-type="float" office:value="0.001595306" calcext:value-type="float">
            <text:p>1,60E-03</text:p>
          </table:table-cell>
          <table:table-cell table:formula="of:= ABS([.C902])" office:value-type="float" office:value="0.05412092" calcext:value-type="float">
            <text:p>5,41E-02</text:p>
          </table:table-cell>
          <table:table-cell table:formula="of:=10*LOG10([.D902]/1000)" office:value-type="float" office:value="-57.9715600140601" calcext:value-type="float">
            <text:p>-57,97</text:p>
          </table:table-cell>
          <table:table-cell table:formula="of:=10*LOG10([.E902]/1000)" office:value-type="float" office:value="-42.6663482945196" calcext:value-type="float">
            <text:p>-42,67</text:p>
          </table:table-cell>
        </table:table-row>
        <table:table-row table:style-name="ro1">
          <table:table-cell table:formula="of:=[.A902]+1" office:value-type="float" office:value="901" calcext:value-type="float">
            <text:p>901</text:p>
          </table:table-cell>
          <table:table-cell table:style-name="ce1" office:value-type="float" office:value="-0.001625318" calcext:value-type="float">
            <text:p>-1,63E-003</text:p>
          </table:table-cell>
          <table:table-cell table:style-name="ce1" office:value-type="float" office:value="-0.05208466" calcext:value-type="float">
            <text:p>-5,21E-002</text:p>
          </table:table-cell>
          <table:table-cell table:formula="of:= ABS([.B903])" office:value-type="float" office:value="0.001625318" calcext:value-type="float">
            <text:p>1,63E-03</text:p>
          </table:table-cell>
          <table:table-cell table:formula="of:= ABS([.C903])" office:value-type="float" office:value="0.05208466" calcext:value-type="float">
            <text:p>5,21E-02</text:p>
          </table:table-cell>
          <table:table-cell table:formula="of:=10*LOG10([.D903]/1000)" office:value-type="float" office:value="-57.890616549104" calcext:value-type="float">
            <text:p>-57,89</text:p>
          </table:table-cell>
          <table:table-cell table:formula="of:=10*LOG10([.E903]/1000)" office:value-type="float" office:value="-42.8329016649539" calcext:value-type="float">
            <text:p>-42,83</text:p>
          </table:table-cell>
        </table:table-row>
        <table:table-row table:style-name="ro1">
          <table:table-cell table:formula="of:=[.A903]+1" office:value-type="float" office:value="902" calcext:value-type="float">
            <text:p>902</text:p>
          </table:table-cell>
          <table:table-cell table:style-name="ce1" office:value-type="float" office:value="0.001593564" calcext:value-type="float">
            <text:p>1,59E-003</text:p>
          </table:table-cell>
          <table:table-cell table:style-name="ce1" office:value-type="float" office:value="-0.05411982" calcext:value-type="float">
            <text:p>-5,41E-002</text:p>
          </table:table-cell>
          <table:table-cell table:formula="of:= ABS([.B904])" office:value-type="float" office:value="0.001593564" calcext:value-type="float">
            <text:p>1,59E-03</text:p>
          </table:table-cell>
          <table:table-cell table:formula="of:= ABS([.C904])" office:value-type="float" office:value="0.05411982" calcext:value-type="float">
            <text:p>5,41E-02</text:p>
          </table:table-cell>
          <table:table-cell table:formula="of:=10*LOG10([.D904]/1000)" office:value-type="float" office:value="-57.9763048990051" calcext:value-type="float">
            <text:p>-57,98</text:p>
          </table:table-cell>
          <table:table-cell table:formula="of:=10*LOG10([.E904]/1000)" office:value-type="float" office:value="-42.6664365651523" calcext:value-type="float">
            <text:p>-42,67</text:p>
          </table:table-cell>
        </table:table-row>
        <table:table-row table:style-name="ro1">
          <table:table-cell table:formula="of:=[.A904]+1" office:value-type="float" office:value="903" calcext:value-type="float">
            <text:p>903</text:p>
          </table:table-cell>
          <table:table-cell table:style-name="ce1" office:value-type="float" office:value="-0.00162351" calcext:value-type="float">
            <text:p>-1,62E-003</text:p>
          </table:table-cell>
          <table:table-cell table:style-name="ce1" office:value-type="float" office:value="-0.0520858" calcext:value-type="float">
            <text:p>-5,21E-002</text:p>
          </table:table-cell>
          <table:table-cell table:formula="of:= ABS([.B905])" office:value-type="float" office:value="0.00162351" calcext:value-type="float">
            <text:p>1,62E-03</text:p>
          </table:table-cell>
          <table:table-cell table:formula="of:= ABS([.C905])" office:value-type="float" office:value="0.0520858" calcext:value-type="float">
            <text:p>5,21E-02</text:p>
          </table:table-cell>
          <table:table-cell table:formula="of:=10*LOG10([.D905]/1000)" office:value-type="float" office:value="-57.8954503199551" calcext:value-type="float">
            <text:p>-57,90</text:p>
          </table:table-cell>
          <table:table-cell table:formula="of:=10*LOG10([.E905]/1000)" office:value-type="float" office:value="-42.8328066100393" calcext:value-type="float">
            <text:p>-42,83</text:p>
          </table:table-cell>
        </table:table-row>
        <table:table-row table:style-name="ro1">
          <table:table-cell table:formula="of:=[.A905]+1" office:value-type="float" office:value="904" calcext:value-type="float">
            <text:p>904</text:p>
          </table:table-cell>
          <table:table-cell table:style-name="ce1" office:value-type="float" office:value="0.001591827" calcext:value-type="float">
            <text:p>1,59E-003</text:p>
          </table:table-cell>
          <table:table-cell table:style-name="ce1" office:value-type="float" office:value="-0.05411872" calcext:value-type="float">
            <text:p>-5,41E-002</text:p>
          </table:table-cell>
          <table:table-cell table:formula="of:= ABS([.B906])" office:value-type="float" office:value="0.001591827" calcext:value-type="float">
            <text:p>1,59E-03</text:p>
          </table:table-cell>
          <table:table-cell table:formula="of:= ABS([.C906])" office:value-type="float" office:value="0.05411872" calcext:value-type="float">
            <text:p>5,41E-02</text:p>
          </table:table-cell>
          <table:table-cell table:formula="of:=10*LOG10([.D906]/1000)" office:value-type="float" office:value="-57.9810413322395" calcext:value-type="float">
            <text:p>-57,98</text:p>
          </table:table-cell>
          <table:table-cell table:formula="of:=10*LOG10([.E906]/1000)" office:value-type="float" office:value="-42.6665248375791" calcext:value-type="float">
            <text:p>-42,67</text:p>
          </table:table-cell>
        </table:table-row>
        <table:table-row table:style-name="ro1">
          <table:table-cell table:formula="of:=[.A906]+1" office:value-type="float" office:value="905" calcext:value-type="float">
            <text:p>905</text:p>
          </table:table-cell>
          <table:table-cell table:style-name="ce1" office:value-type="float" office:value="-0.001621708" calcext:value-type="float">
            <text:p>-1,62E-003</text:p>
          </table:table-cell>
          <table:table-cell table:style-name="ce1" office:value-type="float" office:value="-0.05208694" calcext:value-type="float">
            <text:p>-5,21E-002</text:p>
          </table:table-cell>
          <table:table-cell table:formula="of:= ABS([.B907])" office:value-type="float" office:value="0.001621708" calcext:value-type="float">
            <text:p>1,62E-03</text:p>
          </table:table-cell>
          <table:table-cell table:formula="of:= ABS([.C907])" office:value-type="float" office:value="0.05208694" calcext:value-type="float">
            <text:p>5,21E-02</text:p>
          </table:table-cell>
          <table:table-cell table:formula="of:=10*LOG10([.D907]/1000)" office:value-type="float" office:value="-57.9002734088005" calcext:value-type="float">
            <text:p>-57,90</text:p>
          </table:table-cell>
          <table:table-cell table:formula="of:=10*LOG10([.E907]/1000)" office:value-type="float" office:value="-42.832711557205" calcext:value-type="float">
            <text:p>-42,83</text:p>
          </table:table-cell>
        </table:table-row>
        <table:table-row table:style-name="ro1">
          <table:table-cell table:formula="of:=[.A907]+1" office:value-type="float" office:value="906" calcext:value-type="float">
            <text:p>906</text:p>
          </table:table-cell>
          <table:table-cell table:style-name="ce1" office:value-type="float" office:value="0.001590095" calcext:value-type="float">
            <text:p>1,59E-003</text:p>
          </table:table-cell>
          <table:table-cell table:style-name="ce1" office:value-type="float" office:value="-0.05411763" calcext:value-type="float">
            <text:p>-5,41E-002</text:p>
          </table:table-cell>
          <table:table-cell table:formula="of:= ABS([.B908])" office:value-type="float" office:value="0.001590095" calcext:value-type="float">
            <text:p>1,59E-03</text:p>
          </table:table-cell>
          <table:table-cell table:formula="of:= ABS([.C908])" office:value-type="float" office:value="0.05411763" calcext:value-type="float">
            <text:p>5,41E-02</text:p>
          </table:table-cell>
          <table:table-cell table:formula="of:=10*LOG10([.D908]/1000)" office:value-type="float" office:value="-57.9857692804227" calcext:value-type="float">
            <text:p>-57,99</text:p>
          </table:table-cell>
          <table:table-cell table:formula="of:=10*LOG10([.E908]/1000)" office:value-type="float" office:value="-42.6666123092991" calcext:value-type="float">
            <text:p>-42,67</text:p>
          </table:table-cell>
        </table:table-row>
        <table:table-row table:style-name="ro1">
          <table:table-cell table:formula="of:=[.A908]+1" office:value-type="float" office:value="907" calcext:value-type="float">
            <text:p>907</text:p>
          </table:table-cell>
          <table:table-cell table:style-name="ce1" office:value-type="float" office:value="-0.001619912" calcext:value-type="float">
            <text:p>-1,62E-003</text:p>
          </table:table-cell>
          <table:table-cell table:style-name="ce1" office:value-type="float" office:value="-0.05208808" calcext:value-type="float">
            <text:p>-5,21E-002</text:p>
          </table:table-cell>
          <table:table-cell table:formula="of:= ABS([.B909])" office:value-type="float" office:value="0.001619912" calcext:value-type="float">
            <text:p>1,62E-03</text:p>
          </table:table-cell>
          <table:table-cell table:formula="of:= ABS([.C909])" office:value-type="float" office:value="0.05208808" calcext:value-type="float">
            <text:p>5,21E-02</text:p>
          </table:table-cell>
          <table:table-cell table:formula="of:=10*LOG10([.D909]/1000)" office:value-type="float" office:value="-57.9050857740333" calcext:value-type="float">
            <text:p>-57,91</text:p>
          </table:table-cell>
          <table:table-cell table:formula="of:=10*LOG10([.E909]/1000)" office:value-type="float" office:value="-42.8326165064511" calcext:value-type="float">
            <text:p>-42,83</text:p>
          </table:table-cell>
        </table:table-row>
        <table:table-row table:style-name="ro1">
          <table:table-cell table:formula="of:=[.A909]+1" office:value-type="float" office:value="908" calcext:value-type="float">
            <text:p>908</text:p>
          </table:table-cell>
          <table:table-cell table:style-name="ce1" office:value-type="float" office:value="0.00158837" calcext:value-type="float">
            <text:p>1,59E-003</text:p>
          </table:table-cell>
          <table:table-cell table:style-name="ce1" office:value-type="float" office:value="-0.05411654" calcext:value-type="float">
            <text:p>-5,41E-002</text:p>
          </table:table-cell>
          <table:table-cell table:formula="of:= ABS([.B910])" office:value-type="float" office:value="0.00158837" calcext:value-type="float">
            <text:p>1,59E-03</text:p>
          </table:table-cell>
          <table:table-cell table:formula="of:= ABS([.C910])" office:value-type="float" office:value="0.05411654" calcext:value-type="float">
            <text:p>5,41E-02</text:p>
          </table:table-cell>
          <table:table-cell table:formula="of:=10*LOG10([.D910]/1000)" office:value-type="float" office:value="-57.990483241752" calcext:value-type="float">
            <text:p>-57,99</text:p>
          </table:table-cell>
          <table:table-cell table:formula="of:=10*LOG10([.E910]/1000)" office:value-type="float" office:value="-42.666699782781" calcext:value-type="float">
            <text:p>-42,67</text:p>
          </table:table-cell>
        </table:table-row>
        <table:table-row table:style-name="ro1">
          <table:table-cell table:formula="of:=[.A910]+1" office:value-type="float" office:value="909" calcext:value-type="float">
            <text:p>909</text:p>
          </table:table-cell>
          <table:table-cell table:style-name="ce1" office:value-type="float" office:value="-0.001618122" calcext:value-type="float">
            <text:p>-1,62E-003</text:p>
          </table:table-cell>
          <table:table-cell table:style-name="ce1" office:value-type="float" office:value="-0.05208921" calcext:value-type="float">
            <text:p>-5,21E-002</text:p>
          </table:table-cell>
          <table:table-cell table:formula="of:= ABS([.B911])" office:value-type="float" office:value="0.001618122" calcext:value-type="float">
            <text:p>1,62E-03</text:p>
          </table:table-cell>
          <table:table-cell table:formula="of:= ABS([.C911])" office:value-type="float" office:value="0.05208921" calcext:value-type="float">
            <text:p>5,21E-02</text:p>
          </table:table-cell>
          <table:table-cell table:formula="of:=10*LOG10([.D911]/1000)" office:value-type="float" office:value="-57.9098873740276" calcext:value-type="float">
            <text:p>-57,91</text:p>
          </table:table-cell>
          <table:table-cell table:formula="of:=10*LOG10([.E911]/1000)" office:value-type="float" office:value="-42.8325222915287" calcext:value-type="float">
            <text:p>-42,83</text:p>
          </table:table-cell>
        </table:table-row>
        <table:table-row table:style-name="ro1">
          <table:table-cell table:formula="of:=[.A911]+1" office:value-type="float" office:value="910" calcext:value-type="float">
            <text:p>910</text:p>
          </table:table-cell>
          <table:table-cell table:style-name="ce1" office:value-type="float" office:value="0.00158665" calcext:value-type="float">
            <text:p>1,59E-003</text:p>
          </table:table-cell>
          <table:table-cell table:style-name="ce1" office:value-type="float" office:value="-0.05411545" calcext:value-type="float">
            <text:p>-5,41E-002</text:p>
          </table:table-cell>
          <table:table-cell table:formula="of:= ABS([.B912])" office:value-type="float" office:value="0.00158665" calcext:value-type="float">
            <text:p>1,59E-03</text:p>
          </table:table-cell>
          <table:table-cell table:formula="of:= ABS([.C912])" office:value-type="float" office:value="0.05411545" calcext:value-type="float">
            <text:p>5,41E-02</text:p>
          </table:table-cell>
          <table:table-cell table:formula="of:=10*LOG10([.D912]/1000)" office:value-type="float" office:value="-57.9951886393996" calcext:value-type="float">
            <text:p>-58,00</text:p>
          </table:table-cell>
          <table:table-cell table:formula="of:=10*LOG10([.E912]/1000)" office:value-type="float" office:value="-42.6667872580247" calcext:value-type="float">
            <text:p>-42,67</text:p>
          </table:table-cell>
        </table:table-row>
        <table:table-row table:style-name="ro1">
          <table:table-cell table:formula="of:=[.A912]+1" office:value-type="float" office:value="911" calcext:value-type="float">
            <text:p>911</text:p>
          </table:table-cell>
          <table:table-cell table:style-name="ce1" office:value-type="float" office:value="-0.001616337" calcext:value-type="float">
            <text:p>-1,62E-003</text:p>
          </table:table-cell>
          <table:table-cell table:style-name="ce1" office:value-type="float" office:value="-0.05209034" calcext:value-type="float">
            <text:p>-5,21E-002</text:p>
          </table:table-cell>
          <table:table-cell table:formula="of:= ABS([.B913])" office:value-type="float" office:value="0.001616337" calcext:value-type="float">
            <text:p>1,62E-03</text:p>
          </table:table-cell>
          <table:table-cell table:formula="of:= ABS([.C913])" office:value-type="float" office:value="0.05209034" calcext:value-type="float">
            <text:p>5,21E-02</text:p>
          </table:table-cell>
          <table:table-cell table:formula="of:=10*LOG10([.D913]/1000)" office:value-type="float" office:value="-57.9146808540433" calcext:value-type="float">
            <text:p>-57,91</text:p>
          </table:table-cell>
          <table:table-cell table:formula="of:=10*LOG10([.E913]/1000)" office:value-type="float" office:value="-42.8324280786502" calcext:value-type="float">
            <text:p>-42,83</text:p>
          </table:table-cell>
        </table:table-row>
        <table:table-row table:style-name="ro1">
          <table:table-cell table:formula="of:=[.A913]+1" office:value-type="float" office:value="912" calcext:value-type="float">
            <text:p>912</text:p>
          </table:table-cell>
          <table:table-cell table:style-name="ce1" office:value-type="float" office:value="0.001584935" calcext:value-type="float">
            <text:p>1,58E-003</text:p>
          </table:table-cell>
          <table:table-cell table:style-name="ce1" office:value-type="float" office:value="-0.05411437" calcext:value-type="float">
            <text:p>-5,41E-002</text:p>
          </table:table-cell>
          <table:table-cell table:formula="of:= ABS([.B914])" office:value-type="float" office:value="0.001584935" calcext:value-type="float">
            <text:p>1,58E-03</text:p>
          </table:table-cell>
          <table:table-cell table:formula="of:= ABS([.C914])" office:value-type="float" office:value="0.05411437" calcext:value-type="float">
            <text:p>5,41E-02</text:p>
          </table:table-cell>
          <table:table-cell table:formula="of:=10*LOG10([.D914]/1000)" office:value-type="float" office:value="-57.9998854399523" calcext:value-type="float">
            <text:p>-58,00</text:p>
          </table:table-cell>
          <table:table-cell table:formula="of:=10*LOG10([.E914]/1000)" office:value-type="float" office:value="-42.6668739324811" calcext:value-type="float">
            <text:p>-42,67</text:p>
          </table:table-cell>
        </table:table-row>
        <table:table-row table:style-name="ro1">
          <table:table-cell table:formula="of:=[.A914]+1" office:value-type="float" office:value="913" calcext:value-type="float">
            <text:p>913</text:p>
          </table:table-cell>
          <table:table-cell table:style-name="ce1" office:value-type="float" office:value="-0.001614559" calcext:value-type="float">
            <text:p>-1,61E-003</text:p>
          </table:table-cell>
          <table:table-cell table:style-name="ce1" office:value-type="float" office:value="-0.05209146" calcext:value-type="float">
            <text:p>-5,21E-002</text:p>
          </table:table-cell>
          <table:table-cell table:formula="of:= ABS([.B915])" office:value-type="float" office:value="0.001614559" calcext:value-type="float">
            <text:p>1,61E-03</text:p>
          </table:table-cell>
          <table:table-cell table:formula="of:= ABS([.C915])" office:value-type="float" office:value="0.05209146" calcext:value-type="float">
            <text:p>5,21E-02</text:p>
          </table:table-cell>
          <table:table-cell table:formula="of:=10*LOG10([.D915]/1000)" office:value-type="float" office:value="-57.9194608015673" calcext:value-type="float">
            <text:p>-57,92</text:p>
          </table:table-cell>
          <table:table-cell table:formula="of:=10*LOG10([.E915]/1000)" office:value-type="float" office:value="-42.8323347015306" calcext:value-type="float">
            <text:p>-42,83</text:p>
          </table:table-cell>
        </table:table-row>
        <table:table-row table:style-name="ro1">
          <table:table-cell table:formula="of:=[.A915]+1" office:value-type="float" office:value="914" calcext:value-type="float">
            <text:p>914</text:p>
          </table:table-cell>
          <table:table-cell table:style-name="ce1" office:value-type="float" office:value="0.001583226" calcext:value-type="float">
            <text:p>1,58E-003</text:p>
          </table:table-cell>
          <table:table-cell table:style-name="ce1" office:value-type="float" office:value="-0.05411328" calcext:value-type="float">
            <text:p>-5,41E-002</text:p>
          </table:table-cell>
          <table:table-cell table:formula="of:= ABS([.B916])" office:value-type="float" office:value="0.001583226" calcext:value-type="float">
            <text:p>1,58E-03</text:p>
          </table:table-cell>
          <table:table-cell table:formula="of:= ABS([.C916])" office:value-type="float" office:value="0.05411328" calcext:value-type="float">
            <text:p>5,41E-02</text:p>
          </table:table-cell>
          <table:table-cell table:formula="of:=10*LOG10([.D916]/1000)" office:value-type="float" office:value="-58.0045708668707" calcext:value-type="float">
            <text:p>-58,00</text:p>
          </table:table-cell>
          <table:table-cell table:formula="of:=10*LOG10([.E916]/1000)" office:value-type="float" office:value="-42.6669614112327" calcext:value-type="float">
            <text:p>-42,67</text:p>
          </table:table-cell>
        </table:table-row>
        <table:table-row table:style-name="ro1">
          <table:table-cell table:formula="of:=[.A916]+1" office:value-type="float" office:value="915" calcext:value-type="float">
            <text:p>915</text:p>
          </table:table-cell>
          <table:table-cell table:style-name="ce1" office:value-type="float" office:value="-0.001612787" calcext:value-type="float">
            <text:p>-1,61E-003</text:p>
          </table:table-cell>
          <table:table-cell table:style-name="ce1" office:value-type="float" office:value="-0.05209258" calcext:value-type="float">
            <text:p>-5,21E-002</text:p>
          </table:table-cell>
          <table:table-cell table:formula="of:= ABS([.B917])" office:value-type="float" office:value="0.001612787" calcext:value-type="float">
            <text:p>1,61E-03</text:p>
          </table:table-cell>
          <table:table-cell table:formula="of:= ABS([.C917])" office:value-type="float" office:value="0.05209258" calcext:value-type="float">
            <text:p>5,21E-02</text:p>
          </table:table-cell>
          <table:table-cell table:formula="of:=10*LOG10([.D917]/1000)" office:value-type="float" office:value="-57.9242298588624" calcext:value-type="float">
            <text:p>-57,92</text:p>
          </table:table-cell>
          <table:table-cell table:formula="of:=10*LOG10([.E917]/1000)" office:value-type="float" office:value="-42.8322413264187" calcext:value-type="float">
            <text:p>-42,83</text:p>
          </table:table-cell>
        </table:table-row>
        <table:table-row table:style-name="ro1">
          <table:table-cell table:formula="of:=[.A917]+1" office:value-type="float" office:value="916" calcext:value-type="float">
            <text:p>916</text:p>
          </table:table-cell>
          <table:table-cell table:style-name="ce1" office:value-type="float" office:value="0.001581523" calcext:value-type="float">
            <text:p>1,58E-003</text:p>
          </table:table-cell>
          <table:table-cell table:style-name="ce1" office:value-type="float" office:value="-0.05411221" calcext:value-type="float">
            <text:p>-5,41E-002</text:p>
          </table:table-cell>
          <table:table-cell table:formula="of:= ABS([.B918])" office:value-type="float" office:value="0.001581523" calcext:value-type="float">
            <text:p>1,58E-03</text:p>
          </table:table-cell>
          <table:table-cell table:formula="of:= ABS([.C918])" office:value-type="float" office:value="0.05411221" calcext:value-type="float">
            <text:p>5,41E-02</text:p>
          </table:table-cell>
          <table:table-cell table:formula="of:=10*LOG10([.D918]/1000)" office:value-type="float" office:value="-58.0092448778212" calcext:value-type="float">
            <text:p>-58,01</text:p>
          </table:table-cell>
          <table:table-cell table:formula="of:=10*LOG10([.E918]/1000)" office:value-type="float" office:value="-42.6670472865834" calcext:value-type="float">
            <text:p>-42,67</text:p>
          </table:table-cell>
        </table:table-row>
        <table:table-row table:style-name="ro1">
          <table:table-cell table:formula="of:=[.A918]+1" office:value-type="float" office:value="917" calcext:value-type="float">
            <text:p>917</text:p>
          </table:table-cell>
          <table:table-cell table:style-name="ce1" office:value-type="float" office:value="-0.00161102" calcext:value-type="float">
            <text:p>-1,61E-003</text:p>
          </table:table-cell>
          <table:table-cell table:style-name="ce1" office:value-type="float" office:value="-0.0520937" calcext:value-type="float">
            <text:p>-5,21E-002</text:p>
          </table:table-cell>
          <table:table-cell table:formula="of:= ABS([.B919])" office:value-type="float" office:value="0.00161102" calcext:value-type="float">
            <text:p>1,61E-03</text:p>
          </table:table-cell>
          <table:table-cell table:formula="of:= ABS([.C919])" office:value-type="float" office:value="0.0520937" calcext:value-type="float">
            <text:p>5,21E-02</text:p>
          </table:table-cell>
          <table:table-cell table:formula="of:=10*LOG10([.D919]/1000)" office:value-type="float" office:value="-57.9289906800057" calcext:value-type="float">
            <text:p>-57,93</text:p>
          </table:table-cell>
          <table:table-cell table:formula="of:=10*LOG10([.E919]/1000)" office:value-type="float" office:value="-42.8321479533144" calcext:value-type="float">
            <text:p>-42,83</text:p>
          </table:table-cell>
        </table:table-row>
        <table:table-row table:style-name="ro1">
          <table:table-cell table:formula="of:=[.A919]+1" office:value-type="float" office:value="918" calcext:value-type="float">
            <text:p>918</text:p>
          </table:table-cell>
          <table:table-cell table:style-name="ce1" office:value-type="float" office:value="0.001579825" calcext:value-type="float">
            <text:p>1,58E-003</text:p>
          </table:table-cell>
          <table:table-cell table:style-name="ce1" office:value-type="float" office:value="-0.05411113" calcext:value-type="float">
            <text:p>-5,41E-002</text:p>
          </table:table-cell>
          <table:table-cell table:formula="of:= ABS([.B920])" office:value-type="float" office:value="0.001579825" calcext:value-type="float">
            <text:p>1,58E-03</text:p>
          </table:table-cell>
          <table:table-cell table:formula="of:= ABS([.C920])" office:value-type="float" office:value="0.05411113" calcext:value-type="float">
            <text:p>5,41E-02</text:p>
          </table:table-cell>
          <table:table-cell table:formula="of:=10*LOG10([.D920]/1000)" office:value-type="float" office:value="-58.0139101794658" calcext:value-type="float">
            <text:p>-58,01</text:p>
          </table:table-cell>
          <table:table-cell table:formula="of:=10*LOG10([.E920]/1000)" office:value-type="float" office:value="-42.6671339662295" calcext:value-type="float">
            <text:p>-42,67</text:p>
          </table:table-cell>
        </table:table-row>
        <table:table-row table:style-name="ro1">
          <table:table-cell table:formula="of:=[.A920]+1" office:value-type="float" office:value="919" calcext:value-type="float">
            <text:p>919</text:p>
          </table:table-cell>
          <table:table-cell table:style-name="ce1" office:value-type="float" office:value="-0.001609259" calcext:value-type="float">
            <text:p>-1,61E-003</text:p>
          </table:table-cell>
          <table:table-cell table:style-name="ce1" office:value-type="float" office:value="-0.05209481" calcext:value-type="float">
            <text:p>-5,21E-002</text:p>
          </table:table-cell>
          <table:table-cell table:formula="of:= ABS([.B921])" office:value-type="float" office:value="0.001609259" calcext:value-type="float">
            <text:p>1,61E-03</text:p>
          </table:table-cell>
          <table:table-cell table:formula="of:= ABS([.C921])" office:value-type="float" office:value="0.05209481" calcext:value-type="float">
            <text:p>5,21E-02</text:p>
          </table:table-cell>
          <table:table-cell table:formula="of:=10*LOG10([.D921]/1000)" office:value-type="float" office:value="-57.933740533412" calcext:value-type="float">
            <text:p>-57,93</text:p>
          </table:table-cell>
          <table:table-cell table:formula="of:=10*LOG10([.E921]/1000)" office:value-type="float" office:value="-42.8320554158791" calcext:value-type="float">
            <text:p>-42,83</text:p>
          </table:table-cell>
        </table:table-row>
        <table:table-row table:style-name="ro1">
          <table:table-cell table:formula="of:=[.A921]+1" office:value-type="float" office:value="920" calcext:value-type="float">
            <text:p>920</text:p>
          </table:table-cell>
          <table:table-cell table:style-name="ce1" office:value-type="float" office:value="0.001578133" calcext:value-type="float">
            <text:p>1,58E-003</text:p>
          </table:table-cell>
          <table:table-cell table:style-name="ce1" office:value-type="float" office:value="-0.05411006" calcext:value-type="float">
            <text:p>-5,41E-002</text:p>
          </table:table-cell>
          <table:table-cell table:formula="of:= ABS([.B922])" office:value-type="float" office:value="0.001578133" calcext:value-type="float">
            <text:p>1,58E-03</text:p>
          </table:table-cell>
          <table:table-cell table:formula="of:= ABS([.C922])" office:value-type="float" office:value="0.05411006" calcext:value-type="float">
            <text:p>5,41E-02</text:p>
          </table:table-cell>
          <table:table-cell table:formula="of:=10*LOG10([.D922]/1000)" office:value-type="float" office:value="-58.018563986348" calcext:value-type="float">
            <text:p>-58,02</text:p>
          </table:table-cell>
          <table:table-cell table:formula="of:=10*LOG10([.E922]/1000)" office:value-type="float" office:value="-42.6672198449923" calcext:value-type="float">
            <text:p>-42,67</text:p>
          </table:table-cell>
        </table:table-row>
        <table:table-row table:style-name="ro1">
          <table:table-cell table:formula="of:=[.A922]+1" office:value-type="float" office:value="921" calcext:value-type="float">
            <text:p>921</text:p>
          </table:table-cell>
          <table:table-cell table:style-name="ce1" office:value-type="float" office:value="-0.001607504" calcext:value-type="float">
            <text:p>-1,61E-003</text:p>
          </table:table-cell>
          <table:table-cell table:style-name="ce1" office:value-type="float" office:value="-0.05209592" calcext:value-type="float">
            <text:p>-5,21E-002</text:p>
          </table:table-cell>
          <table:table-cell table:formula="of:= ABS([.B923])" office:value-type="float" office:value="0.001607504" calcext:value-type="float">
            <text:p>1,61E-03</text:p>
          </table:table-cell>
          <table:table-cell table:formula="of:= ABS([.C923])" office:value-type="float" office:value="0.05209592" calcext:value-type="float">
            <text:p>5,21E-02</text:p>
          </table:table-cell>
          <table:table-cell table:formula="of:=10*LOG10([.D923]/1000)" office:value-type="float" office:value="-57.9384793773452" calcext:value-type="float">
            <text:p>-57,94</text:p>
          </table:table-cell>
          <table:table-cell table:formula="of:=10*LOG10([.E923]/1000)" office:value-type="float" office:value="-42.8319628804155" calcext:value-type="float">
            <text:p>-42,83</text:p>
          </table:table-cell>
        </table:table-row>
        <table:table-row table:style-name="ro1">
          <table:table-cell table:formula="of:=[.A923]+1" office:value-type="float" office:value="922" calcext:value-type="float">
            <text:p>922</text:p>
          </table:table-cell>
          <table:table-cell table:style-name="ce1" office:value-type="float" office:value="0.001576446" calcext:value-type="float">
            <text:p>1,58E-003</text:p>
          </table:table-cell>
          <table:table-cell table:style-name="ce1" office:value-type="float" office:value="-0.054109" calcext:value-type="float">
            <text:p>-5,41E-002</text:p>
          </table:table-cell>
          <table:table-cell table:formula="of:= ABS([.B924])" office:value-type="float" office:value="0.001576446" calcext:value-type="float">
            <text:p>1,58E-03</text:p>
          </table:table-cell>
          <table:table-cell table:formula="of:= ABS([.C924])" office:value-type="float" office:value="0.054109" calcext:value-type="float">
            <text:p>5,41E-02</text:p>
          </table:table-cell>
          <table:table-cell table:formula="of:=10*LOG10([.D924]/1000)" office:value-type="float" office:value="-58.0232090109983" calcext:value-type="float">
            <text:p>-58,02</text:p>
          </table:table-cell>
          <table:table-cell table:formula="of:=10*LOG10([.E924]/1000)" office:value-type="float" office:value="-42.6673049228244" calcext:value-type="float">
            <text:p>-42,67</text:p>
          </table:table-cell>
        </table:table-row>
        <table:table-row table:style-name="ro1">
          <table:table-cell table:formula="of:=[.A924]+1" office:value-type="float" office:value="923" calcext:value-type="float">
            <text:p>923</text:p>
          </table:table-cell>
          <table:table-cell table:style-name="ce1" office:value-type="float" office:value="-0.001605755" calcext:value-type="float">
            <text:p>-1,61E-003</text:p>
          </table:table-cell>
          <table:table-cell table:style-name="ce1" office:value-type="float" office:value="-0.05209703" calcext:value-type="float">
            <text:p>-5,21E-002</text:p>
          </table:table-cell>
          <table:table-cell table:formula="of:= ABS([.B925])" office:value-type="float" office:value="0.001605755" calcext:value-type="float">
            <text:p>1,61E-03</text:p>
          </table:table-cell>
          <table:table-cell table:formula="of:= ABS([.C925])" office:value-type="float" office:value="0.05209703" calcext:value-type="float">
            <text:p>5,21E-02</text:p>
          </table:table-cell>
          <table:table-cell table:formula="of:=10*LOG10([.D925]/1000)" office:value-type="float" office:value="-57.9432071700558" calcext:value-type="float">
            <text:p>-57,94</text:p>
          </table:table-cell>
          <table:table-cell table:formula="of:=10*LOG10([.E925]/1000)" office:value-type="float" office:value="-42.8318703469236" calcext:value-type="float">
            <text:p>-42,83</text:p>
          </table:table-cell>
        </table:table-row>
        <table:table-row table:style-name="ro1">
          <table:table-cell table:formula="of:=[.A925]+1" office:value-type="float" office:value="924" calcext:value-type="float">
            <text:p>924</text:p>
          </table:table-cell>
          <table:table-cell table:style-name="ce1" office:value-type="float" office:value="0.001574764" calcext:value-type="float">
            <text:p>1,57E-003</text:p>
          </table:table-cell>
          <table:table-cell table:style-name="ce1" office:value-type="float" office:value="-0.05410793" calcext:value-type="float">
            <text:p>-5,41E-002</text:p>
          </table:table-cell>
          <table:table-cell table:formula="of:= ABS([.B926])" office:value-type="float" office:value="0.001574764" calcext:value-type="float">
            <text:p>1,57E-03</text:p>
          </table:table-cell>
          <table:table-cell table:formula="of:= ABS([.C926])" office:value-type="float" office:value="0.05410793" calcext:value-type="float">
            <text:p>5,41E-02</text:p>
          </table:table-cell>
          <table:table-cell table:formula="of:=10*LOG10([.D926]/1000)" office:value-type="float" office:value="-58.02784521987" calcext:value-type="float">
            <text:p>-58,03</text:p>
          </table:table-cell>
          <table:table-cell table:formula="of:=10*LOG10([.E926]/1000)" office:value-type="float" office:value="-42.667390804968" calcext:value-type="float">
            <text:p>-42,67</text:p>
          </table:table-cell>
        </table:table-row>
        <table:table-row table:style-name="ro1">
          <table:table-cell table:formula="of:=[.A926]+1" office:value-type="float" office:value="925" calcext:value-type="float">
            <text:p>925</text:p>
          </table:table-cell>
          <table:table-cell table:style-name="ce1" office:value-type="float" office:value="-0.001604011" calcext:value-type="float">
            <text:p>-1,60E-003</text:p>
          </table:table-cell>
          <table:table-cell table:style-name="ce1" office:value-type="float" office:value="-0.05209813" calcext:value-type="float">
            <text:p>-5,21E-002</text:p>
          </table:table-cell>
          <table:table-cell table:formula="of:= ABS([.B927])" office:value-type="float" office:value="0.001604011" calcext:value-type="float">
            <text:p>1,60E-03</text:p>
          </table:table-cell>
          <table:table-cell table:formula="of:= ABS([.C927])" office:value-type="float" office:value="0.05209813" calcext:value-type="float">
            <text:p>5,21E-02</text:p>
          </table:table-cell>
          <table:table-cell table:formula="of:=10*LOG10([.D927]/1000)" office:value-type="float" office:value="-57.9479265773333" calcext:value-type="float">
            <text:p>-57,95</text:p>
          </table:table-cell>
          <table:table-cell table:formula="of:=10*LOG10([.E927]/1000)" office:value-type="float" office:value="-42.8317786490117" calcext:value-type="float">
            <text:p>-42,83</text:p>
          </table:table-cell>
        </table:table-row>
        <table:table-row table:style-name="ro1">
          <table:table-cell table:formula="of:=[.A927]+1" office:value-type="float" office:value="926" calcext:value-type="float">
            <text:p>926</text:p>
          </table:table-cell>
          <table:table-cell table:style-name="ce1" office:value-type="float" office:value="0.001573088" calcext:value-type="float">
            <text:p>1,57E-003</text:p>
          </table:table-cell>
          <table:table-cell table:style-name="ce1" office:value-type="float" office:value="-0.05410688" calcext:value-type="float">
            <text:p>-5,41E-002</text:p>
          </table:table-cell>
          <table:table-cell table:formula="of:= ABS([.B928])" office:value-type="float" office:value="0.001573088" calcext:value-type="float">
            <text:p>1,57E-03</text:p>
          </table:table-cell>
          <table:table-cell table:formula="of:= ABS([.C928])" office:value-type="float" office:value="0.05410688" calcext:value-type="float">
            <text:p>5,41E-02</text:p>
          </table:table-cell>
          <table:table-cell table:formula="of:=10*LOG10([.D928]/1000)" office:value-type="float" office:value="-58.0324698186151" calcext:value-type="float">
            <text:p>-58,03</text:p>
          </table:table-cell>
          <table:table-cell table:formula="of:=10*LOG10([.E928]/1000)" office:value-type="float" office:value="-42.6674750834888" calcext:value-type="float">
            <text:p>-42,67</text:p>
          </table:table-cell>
        </table:table-row>
        <table:table-row table:style-name="ro1">
          <table:table-cell table:formula="of:=[.A928]+1" office:value-type="float" office:value="927" calcext:value-type="float">
            <text:p>927</text:p>
          </table:table-cell>
          <table:table-cell table:style-name="ce1" office:value-type="float" office:value="-0.001602273" calcext:value-type="float">
            <text:p>-1,60E-003</text:p>
          </table:table-cell>
          <table:table-cell table:style-name="ce1" office:value-type="float" office:value="-0.05209923" calcext:value-type="float">
            <text:p>-5,21E-002</text:p>
          </table:table-cell>
          <table:table-cell table:formula="of:= ABS([.B929])" office:value-type="float" office:value="0.001602273" calcext:value-type="float">
            <text:p>1,60E-03</text:p>
          </table:table-cell>
          <table:table-cell table:formula="of:= ABS([.C929])" office:value-type="float" office:value="0.05209923" calcext:value-type="float">
            <text:p>5,21E-02</text:p>
          </table:table-cell>
          <table:table-cell table:formula="of:=10*LOG10([.D929]/1000)" office:value-type="float" office:value="-57.9526348557233" calcext:value-type="float">
            <text:p>-57,95</text:p>
          </table:table-cell>
          <table:table-cell table:formula="of:=10*LOG10([.E929]/1000)" office:value-type="float" office:value="-42.8316869530359" calcext:value-type="float">
            <text:p>-42,83</text:p>
          </table:table-cell>
        </table:table-row>
        <table:table-row table:style-name="ro1">
          <table:table-cell table:formula="of:=[.A929]+1" office:value-type="float" office:value="928" calcext:value-type="float">
            <text:p>928</text:p>
          </table:table-cell>
          <table:table-cell table:style-name="ce1" office:value-type="float" office:value="0.001571418" calcext:value-type="float">
            <text:p>1,57E-003</text:p>
          </table:table-cell>
          <table:table-cell table:style-name="ce1" office:value-type="float" office:value="-0.05410582" calcext:value-type="float">
            <text:p>-5,41E-002</text:p>
          </table:table-cell>
          <table:table-cell table:formula="of:= ABS([.B930])" office:value-type="float" office:value="0.001571418" calcext:value-type="float">
            <text:p>1,57E-03</text:p>
          </table:table-cell>
          <table:table-cell table:formula="of:= ABS([.C930])" office:value-type="float" office:value="0.05410582" calcext:value-type="float">
            <text:p>5,41E-02</text:p>
          </table:table-cell>
          <table:table-cell table:formula="of:=10*LOG10([.D930]/1000)" office:value-type="float" office:value="-58.0370827648328" calcext:value-type="float">
            <text:p>-58,04</text:p>
          </table:table-cell>
          <table:table-cell table:formula="of:=10*LOG10([.E930]/1000)" office:value-type="float" office:value="-42.6675601663212" calcext:value-type="float">
            <text:p>-42,67</text:p>
          </table:table-cell>
        </table:table-row>
        <table:table-row table:style-name="ro1">
          <table:table-cell table:formula="of:=[.A930]+1" office:value-type="float" office:value="929" calcext:value-type="float">
            <text:p>929</text:p>
          </table:table-cell>
          <table:table-cell table:style-name="ce1" office:value-type="float" office:value="-0.001600541" calcext:value-type="float">
            <text:p>-1,60E-003</text:p>
          </table:table-cell>
          <table:table-cell table:style-name="ce1" office:value-type="float" office:value="-0.05210032" calcext:value-type="float">
            <text:p>-5,21E-002</text:p>
          </table:table-cell>
          <table:table-cell table:formula="of:= ABS([.B931])" office:value-type="float" office:value="0.001600541" calcext:value-type="float">
            <text:p>1,60E-03</text:p>
          </table:table-cell>
          <table:table-cell table:formula="of:= ABS([.C931])" office:value-type="float" office:value="0.05210032" calcext:value-type="float">
            <text:p>5,21E-02</text:p>
          </table:table-cell>
          <table:table-cell table:formula="of:=10*LOG10([.D931]/1000)" office:value-type="float" office:value="-57.9573319634291" calcext:value-type="float">
            <text:p>-57,96</text:p>
          </table:table-cell>
          <table:table-cell table:formula="of:=10*LOG10([.E931]/1000)" office:value-type="float" office:value="-42.8315960925695" calcext:value-type="float">
            <text:p>-42,83</text:p>
          </table:table-cell>
        </table:table-row>
        <table:table-row table:style-name="ro1">
          <table:table-cell table:formula="of:=[.A931]+1" office:value-type="float" office:value="930" calcext:value-type="float">
            <text:p>930</text:p>
          </table:table-cell>
          <table:table-cell table:style-name="ce1" office:value-type="float" office:value="0.001569752" calcext:value-type="float">
            <text:p>1,57E-003</text:p>
          </table:table-cell>
          <table:table-cell table:style-name="ce1" office:value-type="float" office:value="-0.05410477" calcext:value-type="float">
            <text:p>-5,41E-002</text:p>
          </table:table-cell>
          <table:table-cell table:formula="of:= ABS([.B932])" office:value-type="float" office:value="0.001569752" calcext:value-type="float">
            <text:p>1,57E-03</text:p>
          </table:table-cell>
          <table:table-cell table:formula="of:= ABS([.C932])" office:value-type="float" office:value="0.05410477" calcext:value-type="float">
            <text:p>5,41E-02</text:p>
          </table:table-cell>
          <table:table-cell table:formula="of:=10*LOG10([.D932]/1000)" office:value-type="float" office:value="-58.0416895494048" calcext:value-type="float">
            <text:p>-58,04</text:p>
          </table:table-cell>
          <table:table-cell table:formula="of:=10*LOG10([.E932]/1000)" office:value-type="float" office:value="-42.6676444481287" calcext:value-type="float">
            <text:p>-42,67</text:p>
          </table:table-cell>
        </table:table-row>
        <table:table-row table:style-name="ro1">
          <table:table-cell table:formula="of:=[.A932]+1" office:value-type="float" office:value="931" calcext:value-type="float">
            <text:p>931</text:p>
          </table:table-cell>
          <table:table-cell table:style-name="ce1" office:value-type="float" office:value="-0.001598814" calcext:value-type="float">
            <text:p>-1,60E-003</text:p>
          </table:table-cell>
          <table:table-cell table:style-name="ce1" office:value-type="float" office:value="-0.05210141" calcext:value-type="float">
            <text:p>-5,21E-002</text:p>
          </table:table-cell>
          <table:table-cell table:formula="of:= ABS([.B933])" office:value-type="float" office:value="0.001598814" calcext:value-type="float">
            <text:p>1,60E-03</text:p>
          </table:table-cell>
          <table:table-cell table:formula="of:= ABS([.C933])" office:value-type="float" office:value="0.05210141" calcext:value-type="float">
            <text:p>5,21E-02</text:p>
          </table:table-cell>
          <table:table-cell table:formula="of:=10*LOG10([.D933]/1000)" office:value-type="float" office:value="-57.9620205749967" calcext:value-type="float">
            <text:p>-57,96</text:p>
          </table:table-cell>
          <table:table-cell table:formula="of:=10*LOG10([.E933]/1000)" office:value-type="float" office:value="-42.8315052340041" calcext:value-type="float">
            <text:p>-42,83</text:p>
          </table:table-cell>
        </table:table-row>
        <table:table-row table:style-name="ro1">
          <table:table-cell table:formula="of:=[.A933]+1" office:value-type="float" office:value="932" calcext:value-type="float">
            <text:p>932</text:p>
          </table:table-cell>
          <table:table-cell table:style-name="ce1" office:value-type="float" office:value="0.001568092" calcext:value-type="float">
            <text:p>1,57E-003</text:p>
          </table:table-cell>
          <table:table-cell table:style-name="ce1" office:value-type="float" office:value="-0.05410372" calcext:value-type="float">
            <text:p>-5,41E-002</text:p>
          </table:table-cell>
          <table:table-cell table:formula="of:= ABS([.B934])" office:value-type="float" office:value="0.001568092" calcext:value-type="float">
            <text:p>1,57E-03</text:p>
          </table:table-cell>
          <table:table-cell table:formula="of:= ABS([.C934])" office:value-type="float" office:value="0.05410372" calcext:value-type="float">
            <text:p>5,41E-02</text:p>
          </table:table-cell>
          <table:table-cell table:formula="of:=10*LOG10([.D934]/1000)" office:value-type="float" office:value="-58.0462846083511" calcext:value-type="float">
            <text:p>-58,05</text:p>
          </table:table-cell>
          <table:table-cell table:formula="of:=10*LOG10([.E934]/1000)" office:value-type="float" office:value="-42.6677287315719" calcext:value-type="float">
            <text:p>-42,67</text:p>
          </table:table-cell>
        </table:table-row>
        <table:table-row table:style-name="ro1">
          <table:table-cell table:formula="of:=[.A934]+1" office:value-type="float" office:value="933" calcext:value-type="float">
            <text:p>933</text:p>
          </table:table-cell>
          <table:table-cell table:style-name="ce1" office:value-type="float" office:value="-0.001597093" calcext:value-type="float">
            <text:p>-1,60E-003</text:p>
          </table:table-cell>
          <table:table-cell table:style-name="ce1" office:value-type="float" office:value="-0.0521025" calcext:value-type="float">
            <text:p>-5,21E-002</text:p>
          </table:table-cell>
          <table:table-cell table:formula="of:= ABS([.B935])" office:value-type="float" office:value="0.001597093" calcext:value-type="float">
            <text:p>1,60E-03</text:p>
          </table:table-cell>
          <table:table-cell table:formula="of:= ABS([.C935])" office:value-type="float" office:value="0.0521025" calcext:value-type="float">
            <text:p>5,21E-02</text:p>
          </table:table-cell>
          <table:table-cell table:formula="of:=10*LOG10([.D935]/1000)" office:value-type="float" office:value="-57.966697938109" calcext:value-type="float">
            <text:p>-57,97</text:p>
          </table:table-cell>
          <table:table-cell table:formula="of:=10*LOG10([.E935]/1000)" office:value-type="float" office:value="-42.8314143773395" calcext:value-type="float">
            <text:p>-42,83</text:p>
          </table:table-cell>
        </table:table-row>
        <table:table-row table:style-name="ro1">
          <table:table-cell table:formula="of:=[.A935]+1" office:value-type="float" office:value="934" calcext:value-type="float">
            <text:p>934</text:p>
          </table:table-cell>
          <table:table-cell table:style-name="ce1" office:value-type="float" office:value="0.001566437" calcext:value-type="float">
            <text:p>1,57E-003</text:p>
          </table:table-cell>
          <table:table-cell table:style-name="ce1" office:value-type="float" office:value="-0.05410267" calcext:value-type="float">
            <text:p>-5,41E-002</text:p>
          </table:table-cell>
          <table:table-cell table:formula="of:= ABS([.B936])" office:value-type="float" office:value="0.001566437" calcext:value-type="float">
            <text:p>1,57E-03</text:p>
          </table:table-cell>
          <table:table-cell table:formula="of:= ABS([.C936])" office:value-type="float" office:value="0.05410267" calcext:value-type="float">
            <text:p>5,41E-02</text:p>
          </table:table-cell>
          <table:table-cell table:formula="of:=10*LOG10([.D936]/1000)" office:value-type="float" office:value="-58.0508706717395" calcext:value-type="float">
            <text:p>-58,05</text:p>
          </table:table-cell>
          <table:table-cell table:formula="of:=10*LOG10([.E936]/1000)" office:value-type="float" office:value="-42.6678130166508" calcext:value-type="float">
            <text:p>-42,67</text:p>
          </table:table-cell>
        </table:table-row>
        <table:table-row table:style-name="ro1">
          <table:table-cell table:formula="of:=[.A936]+1" office:value-type="float" office:value="935" calcext:value-type="float">
            <text:p>935</text:p>
          </table:table-cell>
          <table:table-cell table:style-name="ce1" office:value-type="float" office:value="-0.001595377" calcext:value-type="float">
            <text:p>-1,60E-003</text:p>
          </table:table-cell>
          <table:table-cell table:style-name="ce1" office:value-type="float" office:value="-0.05210359" calcext:value-type="float">
            <text:p>-5,21E-002</text:p>
          </table:table-cell>
          <table:table-cell table:formula="of:= ABS([.B937])" office:value-type="float" office:value="0.001595377" calcext:value-type="float">
            <text:p>1,60E-03</text:p>
          </table:table-cell>
          <table:table-cell table:formula="of:= ABS([.C937])" office:value-type="float" office:value="0.05210359" calcext:value-type="float">
            <text:p>5,21E-02</text:p>
          </table:table-cell>
          <table:table-cell table:formula="of:=10*LOG10([.D937]/1000)" office:value-type="float" office:value="-57.9713667331343" calcext:value-type="float">
            <text:p>-57,97</text:p>
          </table:table-cell>
          <table:table-cell table:formula="of:=10*LOG10([.E937]/1000)" office:value-type="float" office:value="-42.8313235225755" calcext:value-type="float">
            <text:p>-42,83</text:p>
          </table:table-cell>
        </table:table-row>
        <table:table-row table:style-name="ro1">
          <table:table-cell table:formula="of:=[.A937]+1" office:value-type="float" office:value="936" calcext:value-type="float">
            <text:p>936</text:p>
          </table:table-cell>
          <table:table-cell table:style-name="ce1" office:value-type="float" office:value="0.001564788" calcext:value-type="float">
            <text:p>1,56E-003</text:p>
          </table:table-cell>
          <table:table-cell table:style-name="ce1" office:value-type="float" office:value="-0.05410163" calcext:value-type="float">
            <text:p>-5,41E-002</text:p>
          </table:table-cell>
          <table:table-cell table:formula="of:= ABS([.B938])" office:value-type="float" office:value="0.001564788" calcext:value-type="float">
            <text:p>1,56E-03</text:p>
          </table:table-cell>
          <table:table-cell table:formula="of:= ABS([.C938])" office:value-type="float" office:value="0.05410163" calcext:value-type="float">
            <text:p>5,41E-02</text:p>
          </table:table-cell>
          <table:table-cell table:formula="of:=10*LOG10([.D938]/1000)" office:value-type="float" office:value="-58.055444930484" calcext:value-type="float">
            <text:p>-58,06</text:p>
          </table:table-cell>
          <table:table-cell table:formula="of:=10*LOG10([.E938]/1000)" office:value-type="float" office:value="-42.6678965006272" calcext:value-type="float">
            <text:p>-42,67</text:p>
          </table:table-cell>
        </table:table-row>
        <table:table-row table:style-name="ro1">
          <table:table-cell table:formula="of:=[.A938]+1" office:value-type="float" office:value="937" calcext:value-type="float">
            <text:p>937</text:p>
          </table:table-cell>
          <table:table-cell table:style-name="ce1" office:value-type="float" office:value="-0.001593667" calcext:value-type="float">
            <text:p>-1,59E-003</text:p>
          </table:table-cell>
          <table:table-cell table:style-name="ce1" office:value-type="float" office:value="-0.05210467" calcext:value-type="float">
            <text:p>-5,21E-002</text:p>
          </table:table-cell>
          <table:table-cell table:formula="of:= ABS([.B939])" office:value-type="float" office:value="0.001593667" calcext:value-type="float">
            <text:p>1,59E-03</text:p>
          </table:table-cell>
          <table:table-cell table:formula="of:= ABS([.C939])" office:value-type="float" office:value="0.05210467" calcext:value-type="float">
            <text:p>5,21E-02</text:p>
          </table:table-cell>
          <table:table-cell table:formula="of:=10*LOG10([.D939]/1000)" office:value-type="float" office:value="-57.976024201863" calcext:value-type="float">
            <text:p>-57,98</text:p>
          </table:table-cell>
          <table:table-cell table:formula="of:=10*LOG10([.E939]/1000)" office:value-type="float" office:value="-42.8312335032161" calcext:value-type="float">
            <text:p>-42,83</text:p>
          </table:table-cell>
        </table:table-row>
        <table:table-row table:style-name="ro1">
          <table:table-cell table:formula="of:=[.A939]+1" office:value-type="float" office:value="938" calcext:value-type="float">
            <text:p>938</text:p>
          </table:table-cell>
          <table:table-cell table:style-name="ce1" office:value-type="float" office:value="0.001563143" calcext:value-type="float">
            <text:p>1,56E-003</text:p>
          </table:table-cell>
          <table:table-cell table:style-name="ce1" office:value-type="float" office:value="-0.05410059" calcext:value-type="float">
            <text:p>-5,41E-002</text:p>
          </table:table-cell>
          <table:table-cell table:formula="of:= ABS([.B940])" office:value-type="float" office:value="0.001563143" calcext:value-type="float">
            <text:p>1,56E-03</text:p>
          </table:table-cell>
          <table:table-cell table:formula="of:= ABS([.C940])" office:value-type="float" office:value="0.05410059" calcext:value-type="float">
            <text:p>5,41E-02</text:p>
          </table:table-cell>
          <table:table-cell table:formula="of:=10*LOG10([.D940]/1000)" office:value-type="float" office:value="-58.0600128988221" calcext:value-type="float">
            <text:p>-58,06</text:p>
          </table:table-cell>
          <table:table-cell table:formula="of:=10*LOG10([.E940]/1000)" office:value-type="float" office:value="-42.6679799862084" calcext:value-type="float">
            <text:p>-42,67</text:p>
          </table:table-cell>
        </table:table-row>
        <table:table-row table:style-name="ro1">
          <table:table-cell table:formula="of:=[.A940]+1" office:value-type="float" office:value="939" calcext:value-type="float">
            <text:p>939</text:p>
          </table:table-cell>
          <table:table-cell table:style-name="ce1" office:value-type="float" office:value="-0.001591962" calcext:value-type="float">
            <text:p>-1,59E-003</text:p>
          </table:table-cell>
          <table:table-cell table:style-name="ce1" office:value-type="float" office:value="-0.05210575" calcext:value-type="float">
            <text:p>-5,21E-002</text:p>
          </table:table-cell>
          <table:table-cell table:formula="of:= ABS([.B941])" office:value-type="float" office:value="0.001591962" calcext:value-type="float">
            <text:p>1,59E-03</text:p>
          </table:table-cell>
          <table:table-cell table:formula="of:= ABS([.C941])" office:value-type="float" office:value="0.05210575" calcext:value-type="float">
            <text:p>5,21E-02</text:p>
          </table:table-cell>
          <table:table-cell table:formula="of:=10*LOG10([.D941]/1000)" office:value-type="float" office:value="-57.9806730304764" calcext:value-type="float">
            <text:p>-57,98</text:p>
          </table:table-cell>
          <table:table-cell table:formula="of:=10*LOG10([.E941]/1000)" office:value-type="float" office:value="-42.8311434857226" calcext:value-type="float">
            <text:p>-42,83</text:p>
          </table:table-cell>
        </table:table-row>
        <table:table-row table:style-name="ro1">
          <table:table-cell table:formula="of:=[.A941]+1" office:value-type="float" office:value="940" calcext:value-type="float">
            <text:p>940</text:p>
          </table:table-cell>
          <table:table-cell table:style-name="ce1" office:value-type="float" office:value="0.001561504" calcext:value-type="float">
            <text:p>1,56E-003</text:p>
          </table:table-cell>
          <table:table-cell table:style-name="ce1" office:value-type="float" office:value="-0.05409955" calcext:value-type="float">
            <text:p>-5,41E-002</text:p>
          </table:table-cell>
          <table:table-cell table:formula="of:= ABS([.B942])" office:value-type="float" office:value="0.001561504" calcext:value-type="float">
            <text:p>1,56E-03</text:p>
          </table:table-cell>
          <table:table-cell table:formula="of:= ABS([.C942])" office:value-type="float" office:value="0.05409955" calcext:value-type="float">
            <text:p>5,41E-02</text:p>
          </table:table-cell>
          <table:table-cell table:formula="of:=10*LOG10([.D942]/1000)" office:value-type="float" office:value="-58.0645689892933" calcext:value-type="float">
            <text:p>-58,06</text:p>
          </table:table-cell>
          <table:table-cell table:formula="of:=10*LOG10([.E942]/1000)" office:value-type="float" office:value="-42.6680634733945" calcext:value-type="float">
            <text:p>-42,67</text:p>
          </table:table-cell>
        </table:table-row>
        <table:table-row table:style-name="ro1">
          <table:table-cell table:formula="of:=[.A942]+1" office:value-type="float" office:value="941" calcext:value-type="float">
            <text:p>941</text:p>
          </table:table-cell>
          <table:table-cell table:style-name="ce1" office:value-type="float" office:value="-0.001590263" calcext:value-type="float">
            <text:p>-1,59E-003</text:p>
          </table:table-cell>
          <table:table-cell table:style-name="ce1" office:value-type="float" office:value="-0.05210682" calcext:value-type="float">
            <text:p>-5,21E-002</text:p>
          </table:table-cell>
          <table:table-cell table:formula="of:= ABS([.B943])" office:value-type="float" office:value="0.001590263" calcext:value-type="float">
            <text:p>1,59E-03</text:p>
          </table:table-cell>
          <table:table-cell table:formula="of:= ABS([.C943])" office:value-type="float" office:value="0.05210682" calcext:value-type="float">
            <text:p>5,21E-02</text:p>
          </table:table-cell>
          <table:table-cell table:formula="of:=10*LOG10([.D943]/1000)" office:value-type="float" office:value="-57.9853104548877" calcext:value-type="float">
            <text:p>-57,99</text:p>
          </table:table-cell>
          <table:table-cell table:formula="of:=10*LOG10([.E943]/1000)" office:value-type="float" office:value="-42.8310543035643" calcext:value-type="float">
            <text:p>-42,83</text:p>
          </table:table-cell>
        </table:table-row>
        <table:table-row table:style-name="ro1">
          <table:table-cell table:formula="of:=[.A943]+1" office:value-type="float" office:value="942" calcext:value-type="float">
            <text:p>942</text:p>
          </table:table-cell>
          <table:table-cell table:style-name="ce1" office:value-type="float" office:value="0.00155987" calcext:value-type="float">
            <text:p>1,56E-003</text:p>
          </table:table-cell>
          <table:table-cell table:style-name="ce1" office:value-type="float" office:value="-0.05409852" calcext:value-type="float">
            <text:p>-5,41E-002</text:p>
          </table:table-cell>
          <table:table-cell table:formula="of:= ABS([.B944])" office:value-type="float" office:value="0.00155987" calcext:value-type="float">
            <text:p>1,56E-03</text:p>
          </table:table-cell>
          <table:table-cell table:formula="of:= ABS([.C944])" office:value-type="float" office:value="0.05409852" calcext:value-type="float">
            <text:p>5,41E-02</text:p>
          </table:table-cell>
          <table:table-cell table:formula="of:=10*LOG10([.D944]/1000)" office:value-type="float" office:value="-58.0691159436041" calcext:value-type="float">
            <text:p>-58,07</text:p>
          </table:table-cell>
          <table:table-cell table:formula="of:=10*LOG10([.E944]/1000)" office:value-type="float" office:value="-42.6681461594011" calcext:value-type="float">
            <text:p>-42,67</text:p>
          </table:table-cell>
        </table:table-row>
        <table:table-row table:style-name="ro1">
          <table:table-cell table:formula="of:=[.A944]+1" office:value-type="float" office:value="943" calcext:value-type="float">
            <text:p>943</text:p>
          </table:table-cell>
          <table:table-cell table:style-name="ce1" office:value-type="float" office:value="-0.001588569" calcext:value-type="float">
            <text:p>-1,59E-003</text:p>
          </table:table-cell>
          <table:table-cell table:style-name="ce1" office:value-type="float" office:value="-0.05210789" calcext:value-type="float">
            <text:p>-5,21E-002</text:p>
          </table:table-cell>
          <table:table-cell table:formula="of:= ABS([.B945])" office:value-type="float" office:value="0.001588569" calcext:value-type="float">
            <text:p>1,59E-03</text:p>
          </table:table-cell>
          <table:table-cell table:formula="of:= ABS([.C945])" office:value-type="float" office:value="0.05210789" calcext:value-type="float">
            <text:p>5,21E-02</text:p>
          </table:table-cell>
          <table:table-cell table:formula="of:=10*LOG10([.D945]/1000)" office:value-type="float" office:value="-57.9899391670813" calcext:value-type="float">
            <text:p>-57,99</text:p>
          </table:table-cell>
          <table:table-cell table:formula="of:=10*LOG10([.E945]/1000)" office:value-type="float" office:value="-42.8309651232373" calcext:value-type="float">
            <text:p>-42,83</text:p>
          </table:table-cell>
        </table:table-row>
        <table:table-row table:style-name="ro1">
          <table:table-cell table:formula="of:=[.A945]+1" office:value-type="float" office:value="944" calcext:value-type="float">
            <text:p>944</text:p>
          </table:table-cell>
          <table:table-cell table:style-name="ce1" office:value-type="float" office:value="0.001558241" calcext:value-type="float">
            <text:p>1,56E-003</text:p>
          </table:table-cell>
          <table:table-cell table:style-name="ce1" office:value-type="float" office:value="-0.05409749" calcext:value-type="float">
            <text:p>-5,41E-002</text:p>
          </table:table-cell>
          <table:table-cell table:formula="of:= ABS([.B946])" office:value-type="float" office:value="0.001558241" calcext:value-type="float">
            <text:p>1,56E-03</text:p>
          </table:table-cell>
          <table:table-cell table:formula="of:= ABS([.C946])" office:value-type="float" office:value="0.05409749" calcext:value-type="float">
            <text:p>5,41E-02</text:p>
          </table:table-cell>
          <table:table-cell table:formula="of:=10*LOG10([.D946]/1000)" office:value-type="float" office:value="-58.0736537280216" calcext:value-type="float">
            <text:p>-58,07</text:p>
          </table:table-cell>
          <table:table-cell table:formula="of:=10*LOG10([.E946]/1000)" office:value-type="float" office:value="-42.668228846982" calcext:value-type="float">
            <text:p>-42,67</text:p>
          </table:table-cell>
        </table:table-row>
        <table:table-row table:style-name="ro1">
          <table:table-cell table:formula="of:=[.A946]+1" office:value-type="float" office:value="945" calcext:value-type="float">
            <text:p>945</text:p>
          </table:table-cell>
          <table:table-cell table:style-name="ce1" office:value-type="float" office:value="-0.001586881" calcext:value-type="float">
            <text:p>-1,59E-003</text:p>
          </table:table-cell>
          <table:table-cell table:style-name="ce1" office:value-type="float" office:value="-0.05210896" calcext:value-type="float">
            <text:p>-5,21E-002</text:p>
          </table:table-cell>
          <table:table-cell table:formula="of:= ABS([.B947])" office:value-type="float" office:value="0.001586881" calcext:value-type="float">
            <text:p>1,59E-03</text:p>
          </table:table-cell>
          <table:table-cell table:formula="of:= ABS([.C947])" office:value-type="float" office:value="0.05210896" calcext:value-type="float">
            <text:p>5,21E-02</text:p>
          </table:table-cell>
          <table:table-cell table:formula="of:=10*LOG10([.D947]/1000)" office:value-type="float" office:value="-57.9945563971086" calcext:value-type="float">
            <text:p>-57,99</text:p>
          </table:table-cell>
          <table:table-cell table:formula="of:=10*LOG10([.E947]/1000)" office:value-type="float" office:value="-42.8308759447416" calcext:value-type="float">
            <text:p>-42,83</text:p>
          </table:table-cell>
        </table:table-row>
        <table:table-row table:style-name="ro1">
          <table:table-cell table:formula="of:=[.A947]+1" office:value-type="float" office:value="946" calcext:value-type="float">
            <text:p>946</text:p>
          </table:table-cell>
          <table:table-cell table:style-name="ce1" office:value-type="float" office:value="0.001556618" calcext:value-type="float">
            <text:p>1,56E-003</text:p>
          </table:table-cell>
          <table:table-cell table:style-name="ce1" office:value-type="float" office:value="-0.05409646" calcext:value-type="float">
            <text:p>-5,41E-002</text:p>
          </table:table-cell>
          <table:table-cell table:formula="of:= ABS([.B948])" office:value-type="float" office:value="0.001556618" calcext:value-type="float">
            <text:p>1,56E-03</text:p>
          </table:table-cell>
          <table:table-cell table:formula="of:= ABS([.C948])" office:value-type="float" office:value="0.05409646" calcext:value-type="float">
            <text:p>5,41E-02</text:p>
          </table:table-cell>
          <table:table-cell table:formula="of:=10*LOG10([.D948]/1000)" office:value-type="float" office:value="-58.0781795188065" calcext:value-type="float">
            <text:p>-58,08</text:p>
          </table:table-cell>
          <table:table-cell table:formula="of:=10*LOG10([.E948]/1000)" office:value-type="float" office:value="-42.6683115361372" calcext:value-type="float">
            <text:p>-42,67</text:p>
          </table:table-cell>
        </table:table-row>
        <table:table-row table:style-name="ro1">
          <table:table-cell table:formula="of:=[.A948]+1" office:value-type="float" office:value="947" calcext:value-type="float">
            <text:p>947</text:p>
          </table:table-cell>
          <table:table-cell table:style-name="ce1" office:value-type="float" office:value="-0.001585198" calcext:value-type="float">
            <text:p>-1,59E-003</text:p>
          </table:table-cell>
          <table:table-cell table:style-name="ce1" office:value-type="float" office:value="-0.05211002" calcext:value-type="float">
            <text:p>-5,21E-002</text:p>
          </table:table-cell>
          <table:table-cell table:formula="of:= ABS([.B949])" office:value-type="float" office:value="0.001585198" calcext:value-type="float">
            <text:p>1,59E-03</text:p>
          </table:table-cell>
          <table:table-cell table:formula="of:= ABS([.C949])" office:value-type="float" office:value="0.05211002" calcext:value-type="float">
            <text:p>5,21E-02</text:p>
          </table:table-cell>
          <table:table-cell table:formula="of:=10*LOG10([.D949]/1000)" office:value-type="float" office:value="-57.9991648427471" calcext:value-type="float">
            <text:p>-58,00</text:p>
          </table:table-cell>
          <table:table-cell table:formula="of:=10*LOG10([.E949]/1000)" office:value-type="float" office:value="-42.8307876014953" calcext:value-type="float">
            <text:p>-42,83</text:p>
          </table:table-cell>
        </table:table-row>
        <table:table-row table:style-name="ro1">
          <table:table-cell table:formula="of:=[.A949]+1" office:value-type="float" office:value="948" calcext:value-type="float">
            <text:p>948</text:p>
          </table:table-cell>
          <table:table-cell table:style-name="ce1" office:value-type="float" office:value="0.001554999" calcext:value-type="float">
            <text:p>1,55E-003</text:p>
          </table:table-cell>
          <table:table-cell table:style-name="ce1" office:value-type="float" office:value="-0.05409544" calcext:value-type="float">
            <text:p>-5,41E-002</text:p>
          </table:table-cell>
          <table:table-cell table:formula="of:= ABS([.B950])" office:value-type="float" office:value="0.001554999" calcext:value-type="float">
            <text:p>1,55E-03</text:p>
          </table:table-cell>
          <table:table-cell table:formula="of:= ABS([.C950])" office:value-type="float" office:value="0.05409544" calcext:value-type="float">
            <text:p>5,41E-02</text:p>
          </table:table-cell>
          <table:table-cell table:formula="of:=10*LOG10([.D950]/1000)" office:value-type="float" office:value="-58.0826988592629" calcext:value-type="float">
            <text:p>-58,08</text:p>
          </table:table-cell>
          <table:table-cell table:formula="of:=10*LOG10([.E950]/1000)" office:value-type="float" office:value="-42.6683934240367" calcext:value-type="float">
            <text:p>-42,67</text:p>
          </table:table-cell>
        </table:table-row>
        <table:table-row table:style-name="ro1">
          <table:table-cell table:formula="of:=[.A950]+1" office:value-type="float" office:value="949" calcext:value-type="float">
            <text:p>949</text:p>
          </table:table-cell>
          <table:table-cell table:style-name="ce1" office:value-type="float" office:value="-0.00158352" calcext:value-type="float">
            <text:p>-1,58E-003</text:p>
          </table:table-cell>
          <table:table-cell table:style-name="ce1" office:value-type="float" office:value="-0.05211108" calcext:value-type="float">
            <text:p>-5,21E-002</text:p>
          </table:table-cell>
          <table:table-cell table:formula="of:= ABS([.B951])" office:value-type="float" office:value="0.00158352" calcext:value-type="float">
            <text:p>1,58E-03</text:p>
          </table:table-cell>
          <table:table-cell table:formula="of:= ABS([.C951])" office:value-type="float" office:value="0.05211108" calcext:value-type="float">
            <text:p>5,21E-02</text:p>
          </table:table-cell>
          <table:table-cell table:formula="of:=10*LOG10([.D951]/1000)" office:value-type="float" office:value="-58.0037644707907" calcext:value-type="float">
            <text:p>-58,00</text:p>
          </table:table-cell>
          <table:table-cell table:formula="of:=10*LOG10([.E951]/1000)" office:value-type="float" office:value="-42.8306992600461" calcext:value-type="float">
            <text:p>-42,83</text:p>
          </table:table-cell>
        </table:table-row>
        <table:table-row table:style-name="ro1">
          <table:table-cell table:formula="of:=[.A951]+1" office:value-type="float" office:value="950" calcext:value-type="float">
            <text:p>950</text:p>
          </table:table-cell>
          <table:table-cell table:style-name="ce1" office:value-type="float" office:value="0.001553386" calcext:value-type="float">
            <text:p>1,55E-003</text:p>
          </table:table-cell>
          <table:table-cell table:style-name="ce1" office:value-type="float" office:value="-0.05409442" calcext:value-type="float">
            <text:p>-5,41E-002</text:p>
          </table:table-cell>
          <table:table-cell table:formula="of:= ABS([.B952])" office:value-type="float" office:value="0.001553386" calcext:value-type="float">
            <text:p>1,55E-03</text:p>
          </table:table-cell>
          <table:table-cell table:formula="of:= ABS([.C952])" office:value-type="float" office:value="0.05409442" calcext:value-type="float">
            <text:p>5,41E-02</text:p>
          </table:table-cell>
          <table:table-cell table:formula="of:=10*LOG10([.D952]/1000)" office:value-type="float" office:value="-58.0872061327325" calcext:value-type="float">
            <text:p>-58,09</text:p>
          </table:table-cell>
          <table:table-cell table:formula="of:=10*LOG10([.E952]/1000)" office:value-type="float" office:value="-42.6684753134802" calcext:value-type="float">
            <text:p>-42,67</text:p>
          </table:table-cell>
        </table:table-row>
        <table:table-row table:style-name="ro1">
          <table:table-cell table:formula="of:=[.A952]+1" office:value-type="float" office:value="951" calcext:value-type="float">
            <text:p>951</text:p>
          </table:table-cell>
          <table:table-cell table:style-name="ce1" office:value-type="float" office:value="-0.001581847" calcext:value-type="float">
            <text:p>-1,58E-003</text:p>
          </table:table-cell>
          <table:table-cell table:style-name="ce1" office:value-type="float" office:value="-0.05211214" calcext:value-type="float">
            <text:p>-5,21E-002</text:p>
          </table:table-cell>
          <table:table-cell table:formula="of:= ABS([.B953])" office:value-type="float" office:value="0.001581847" calcext:value-type="float">
            <text:p>1,58E-03</text:p>
          </table:table-cell>
          <table:table-cell table:formula="of:= ABS([.C953])" office:value-type="float" office:value="0.05211214" calcext:value-type="float">
            <text:p>5,21E-02</text:p>
          </table:table-cell>
          <table:table-cell table:formula="of:=10*LOG10([.D953]/1000)" office:value-type="float" office:value="-58.008355248011" calcext:value-type="float">
            <text:p>-58,01</text:p>
          </table:table-cell>
          <table:table-cell table:formula="of:=10*LOG10([.E953]/1000)" office:value-type="float" office:value="-42.8306109203938" calcext:value-type="float">
            <text:p>-42,83</text:p>
          </table:table-cell>
        </table:table-row>
        <table:table-row table:style-name="ro1">
          <table:table-cell table:formula="of:=[.A953]+1" office:value-type="float" office:value="952" calcext:value-type="float">
            <text:p>952</text:p>
          </table:table-cell>
          <table:table-cell table:style-name="ce1" office:value-type="float" office:value="0.001551777" calcext:value-type="float">
            <text:p>1,55E-003</text:p>
          </table:table-cell>
          <table:table-cell table:style-name="ce1" office:value-type="float" office:value="-0.0540934" calcext:value-type="float">
            <text:p>-5,41E-002</text:p>
          </table:table-cell>
          <table:table-cell table:formula="of:= ABS([.B954])" office:value-type="float" office:value="0.001551777" calcext:value-type="float">
            <text:p>1,55E-03</text:p>
          </table:table-cell>
          <table:table-cell table:formula="of:= ABS([.C954])" office:value-type="float" office:value="0.0540934" calcext:value-type="float">
            <text:p>5,41E-02</text:p>
          </table:table-cell>
          <table:table-cell table:formula="of:=10*LOG10([.D954]/1000)" office:value-type="float" office:value="-58.0917068941026" calcext:value-type="float">
            <text:p>-58,09</text:p>
          </table:table-cell>
          <table:table-cell table:formula="of:=10*LOG10([.E954]/1000)" office:value-type="float" office:value="-42.6685572044678" calcext:value-type="float">
            <text:p>-42,67</text:p>
          </table:table-cell>
        </table:table-row>
        <table:table-row table:style-name="ro1">
          <table:table-cell table:formula="of:=[.A954]+1" office:value-type="float" office:value="953" calcext:value-type="float">
            <text:p>953</text:p>
          </table:table-cell>
          <table:table-cell table:style-name="ce1" office:value-type="float" office:value="-0.00158018" calcext:value-type="float">
            <text:p>-1,58E-003</text:p>
          </table:table-cell>
          <table:table-cell table:style-name="ce1" office:value-type="float" office:value="-0.0521132" calcext:value-type="float">
            <text:p>-5,21E-002</text:p>
          </table:table-cell>
          <table:table-cell table:formula="of:= ABS([.B955])" office:value-type="float" office:value="0.00158018" calcext:value-type="float">
            <text:p>1,58E-03</text:p>
          </table:table-cell>
          <table:table-cell table:formula="of:= ABS([.C955])" office:value-type="float" office:value="0.0521132" calcext:value-type="float">
            <text:p>5,21E-02</text:p>
          </table:table-cell>
          <table:table-cell table:formula="of:=10*LOG10([.D955]/1000)" office:value-type="float" office:value="-58.012934392771" calcext:value-type="float">
            <text:p>-58,01</text:p>
          </table:table-cell>
          <table:table-cell table:formula="of:=10*LOG10([.E955]/1000)" office:value-type="float" office:value="-42.8305225825383" calcext:value-type="float">
            <text:p>-42,83</text:p>
          </table:table-cell>
        </table:table-row>
        <table:table-row table:style-name="ro1">
          <table:table-cell table:formula="of:=[.A955]+1" office:value-type="float" office:value="954" calcext:value-type="float">
            <text:p>954</text:p>
          </table:table-cell>
          <table:table-cell table:style-name="ce1" office:value-type="float" office:value="0.001550174" calcext:value-type="float">
            <text:p>1,55E-003</text:p>
          </table:table-cell>
          <table:table-cell table:style-name="ce1" office:value-type="float" office:value="-0.05409239" calcext:value-type="float">
            <text:p>-5,41E-002</text:p>
          </table:table-cell>
          <table:table-cell table:formula="of:= ABS([.B956])" office:value-type="float" office:value="0.001550174" calcext:value-type="float">
            <text:p>1,55E-03</text:p>
          </table:table-cell>
          <table:table-cell table:formula="of:= ABS([.C956])" office:value-type="float" office:value="0.05409239" calcext:value-type="float">
            <text:p>5,41E-02</text:p>
          </table:table-cell>
          <table:table-cell table:formula="of:=10*LOG10([.D956]/1000)" office:value-type="float" office:value="-58.09619551508" calcext:value-type="float">
            <text:p>-58,10</text:p>
          </table:table-cell>
          <table:table-cell table:formula="of:=10*LOG10([.E956]/1000)" office:value-type="float" office:value="-42.6686382941242" calcext:value-type="float">
            <text:p>-42,67</text:p>
          </table:table-cell>
        </table:table-row>
        <table:table-row table:style-name="ro1">
          <table:table-cell table:formula="of:=[.A956]+1" office:value-type="float" office:value="955" calcext:value-type="float">
            <text:p>955</text:p>
          </table:table-cell>
          <table:table-cell table:style-name="ce1" office:value-type="float" office:value="-0.001578518" calcext:value-type="float">
            <text:p>-1,58E-003</text:p>
          </table:table-cell>
          <table:table-cell table:style-name="ce1" office:value-type="float" office:value="-0.05211425" calcext:value-type="float">
            <text:p>-5,21E-002</text:p>
          </table:table-cell>
          <table:table-cell table:formula="of:= ABS([.B957])" office:value-type="float" office:value="0.001578518" calcext:value-type="float">
            <text:p>1,58E-03</text:p>
          </table:table-cell>
          <table:table-cell table:formula="of:= ABS([.C957])" office:value-type="float" office:value="0.05211425" calcext:value-type="float">
            <text:p>5,21E-02</text:p>
          </table:table-cell>
          <table:table-cell table:formula="of:=10*LOG10([.D957]/1000)" office:value-type="float" office:value="-58.0175046143974" calcext:value-type="float">
            <text:p>-58,02</text:p>
          </table:table-cell>
          <table:table-cell table:formula="of:=10*LOG10([.E957]/1000)" office:value-type="float" office:value="-42.8304350798304" calcext:value-type="float">
            <text:p>-42,83</text:p>
          </table:table-cell>
        </table:table-row>
        <table:table-row table:style-name="ro1">
          <table:table-cell table:formula="of:=[.A957]+1" office:value-type="float" office:value="956" calcext:value-type="float">
            <text:p>956</text:p>
          </table:table-cell>
          <table:table-cell table:style-name="ce1" office:value-type="float" office:value="0.001548575" calcext:value-type="float">
            <text:p>1,55E-003</text:p>
          </table:table-cell>
          <table:table-cell table:style-name="ce1" office:value-type="float" office:value="-0.05409138" calcext:value-type="float">
            <text:p>-5,41E-002</text:p>
          </table:table-cell>
          <table:table-cell table:formula="of:= ABS([.B958])" office:value-type="float" office:value="0.001548575" calcext:value-type="float">
            <text:p>1,55E-03</text:p>
          </table:table-cell>
          <table:table-cell table:formula="of:= ABS([.C958])" office:value-type="float" office:value="0.05409138" calcext:value-type="float">
            <text:p>5,41E-02</text:p>
          </table:table-cell>
          <table:table-cell table:formula="of:=10*LOG10([.D958]/1000)" office:value-type="float" office:value="-58.1006775621138" calcext:value-type="float">
            <text:p>-58,10</text:p>
          </table:table-cell>
          <table:table-cell table:formula="of:=10*LOG10([.E958]/1000)" office:value-type="float" office:value="-42.6687193852947" calcext:value-type="float">
            <text:p>-42,67</text:p>
          </table:table-cell>
        </table:table-row>
        <table:table-row table:style-name="ro1">
          <table:table-cell table:formula="of:=[.A958]+1" office:value-type="float" office:value="957" calcext:value-type="float">
            <text:p>957</text:p>
          </table:table-cell>
          <table:table-cell table:style-name="ce1" office:value-type="float" office:value="-0.001576861" calcext:value-type="float">
            <text:p>-1,58E-003</text:p>
          </table:table-cell>
          <table:table-cell table:style-name="ce1" office:value-type="float" office:value="-0.05211529" calcext:value-type="float">
            <text:p>-5,21E-002</text:p>
          </table:table-cell>
          <table:table-cell table:formula="of:= ABS([.B959])" office:value-type="float" office:value="0.001576861" calcext:value-type="float">
            <text:p>1,58E-03</text:p>
          </table:table-cell>
          <table:table-cell table:formula="of:= ABS([.C959])" office:value-type="float" office:value="0.05211529" calcext:value-type="float">
            <text:p>5,21E-02</text:p>
          </table:table-cell>
          <table:table-cell table:formula="of:=10*LOG10([.D959]/1000)" office:value-type="float" office:value="-58.0220658796062" calcext:value-type="float">
            <text:p>-58,02</text:p>
          </table:table-cell>
          <table:table-cell table:formula="of:=10*LOG10([.E959]/1000)" office:value-type="float" office:value="-42.8303484122194" calcext:value-type="float">
            <text:p>-42,83</text:p>
          </table:table-cell>
        </table:table-row>
        <table:table-row table:style-name="ro1">
          <table:table-cell table:formula="of:=[.A959]+1" office:value-type="float" office:value="958" calcext:value-type="float">
            <text:p>958</text:p>
          </table:table-cell>
          <table:table-cell table:style-name="ce1" office:value-type="float" office:value="0.001546981" calcext:value-type="float">
            <text:p>1,55E-003</text:p>
          </table:table-cell>
          <table:table-cell table:style-name="ce1" office:value-type="float" office:value="-0.05409037" calcext:value-type="float">
            <text:p>-5,41E-002</text:p>
          </table:table-cell>
          <table:table-cell table:formula="of:= ABS([.B960])" office:value-type="float" office:value="0.001546981" calcext:value-type="float">
            <text:p>1,55E-03</text:p>
          </table:table-cell>
          <table:table-cell table:formula="of:= ABS([.C960])" office:value-type="float" office:value="0.05409037" calcext:value-type="float">
            <text:p>5,41E-02</text:p>
          </table:table-cell>
          <table:table-cell table:formula="of:=10*LOG10([.D960]/1000)" office:value-type="float" office:value="-58.1051502026691" calcext:value-type="float">
            <text:p>-58,11</text:p>
          </table:table-cell>
          <table:table-cell table:formula="of:=10*LOG10([.E960]/1000)" office:value-type="float" office:value="-42.6688004779793" calcext:value-type="float">
            <text:p>-42,67</text:p>
          </table:table-cell>
        </table:table-row>
        <table:table-row table:style-name="ro1">
          <table:table-cell table:formula="of:=[.A960]+1" office:value-type="float" office:value="959" calcext:value-type="float">
            <text:p>959</text:p>
          </table:table-cell>
          <table:table-cell table:style-name="ce1" office:value-type="float" office:value="-0.00157521" calcext:value-type="float">
            <text:p>-1,58E-003</text:p>
          </table:table-cell>
          <table:table-cell table:style-name="ce1" office:value-type="float" office:value="-0.05211634" calcext:value-type="float">
            <text:p>-5,21E-002</text:p>
          </table:table-cell>
          <table:table-cell table:formula="of:= ABS([.B961])" office:value-type="float" office:value="0.00157521" calcext:value-type="float">
            <text:p>1,58E-03</text:p>
          </table:table-cell>
          <table:table-cell table:formula="of:= ABS([.C961])" office:value-type="float" office:value="0.05211634" calcext:value-type="float">
            <text:p>5,21E-02</text:p>
          </table:table-cell>
          <table:table-cell table:formula="of:=10*LOG10([.D961]/1000)" office:value-type="float" office:value="-58.0266153980351" calcext:value-type="float">
            <text:p>-58,03</text:p>
          </table:table-cell>
          <table:table-cell table:formula="of:=10*LOG10([.E961]/1000)" office:value-type="float" office:value="-42.8302609130205" calcext:value-type="float">
            <text:p>-42,83</text:p>
          </table:table-cell>
        </table:table-row>
        <table:table-row table:style-name="ro1">
          <table:table-cell table:formula="of:=[.A961]+1" office:value-type="float" office:value="960" calcext:value-type="float">
            <text:p>960</text:p>
          </table:table-cell>
          <table:table-cell table:style-name="ce1" office:value-type="float" office:value="0.001545393" calcext:value-type="float">
            <text:p>1,55E-003</text:p>
          </table:table-cell>
          <table:table-cell table:style-name="ce1" office:value-type="float" office:value="-0.05408936" calcext:value-type="float">
            <text:p>-5,41E-002</text:p>
          </table:table-cell>
          <table:table-cell table:formula="of:= ABS([.B962])" office:value-type="float" office:value="0.001545393" calcext:value-type="float">
            <text:p>1,55E-03</text:p>
          </table:table-cell>
          <table:table-cell table:formula="of:= ABS([.C962])" office:value-type="float" office:value="0.05408936" calcext:value-type="float">
            <text:p>5,41E-02</text:p>
          </table:table-cell>
          <table:table-cell table:formula="of:=10*LOG10([.D962]/1000)" office:value-type="float" office:value="-58.1096105926341" calcext:value-type="float">
            <text:p>-58,11</text:p>
          </table:table-cell>
          <table:table-cell table:formula="of:=10*LOG10([.E962]/1000)" office:value-type="float" office:value="-42.6688815721781" calcext:value-type="float">
            <text:p>-42,67</text:p>
          </table:table-cell>
        </table:table-row>
        <table:table-row table:style-name="ro1">
          <table:table-cell table:formula="of:=[.A962]+1" office:value-type="float" office:value="961" calcext:value-type="float">
            <text:p>961</text:p>
          </table:table-cell>
          <table:table-cell table:style-name="ce1" office:value-type="float" office:value="-0.001573564" calcext:value-type="float">
            <text:p>-1,57E-003</text:p>
          </table:table-cell>
          <table:table-cell table:style-name="ce1" office:value-type="float" office:value="-0.05211738" calcext:value-type="float">
            <text:p>-5,21E-002</text:p>
          </table:table-cell>
          <table:table-cell table:formula="of:= ABS([.B963])" office:value-type="float" office:value="0.001573564" calcext:value-type="float">
            <text:p>1,57E-03</text:p>
          </table:table-cell>
          <table:table-cell table:formula="of:= ABS([.C963])" office:value-type="float" office:value="0.05211738" calcext:value-type="float">
            <text:p>5,21E-02</text:p>
          </table:table-cell>
          <table:table-cell table:formula="of:=10*LOG10([.D963]/1000)" office:value-type="float" office:value="-58.03115588765" calcext:value-type="float">
            <text:p>-58,03</text:p>
          </table:table-cell>
          <table:table-cell table:formula="of:=10*LOG10([.E963]/1000)" office:value-type="float" office:value="-42.8301742488851" calcext:value-type="float">
            <text:p>-42,83</text:p>
          </table:table-cell>
        </table:table-row>
        <table:table-row table:style-name="ro1">
          <table:table-cell table:formula="of:=[.A963]+1" office:value-type="float" office:value="962" calcext:value-type="float">
            <text:p>962</text:p>
          </table:table-cell>
          <table:table-cell table:style-name="ce1" office:value-type="float" office:value="0.001543809" calcext:value-type="float">
            <text:p>1,54E-003</text:p>
          </table:table-cell>
          <table:table-cell table:style-name="ce1" office:value-type="float" office:value="-0.05408836" calcext:value-type="float">
            <text:p>-5,41E-002</text:p>
          </table:table-cell>
          <table:table-cell table:formula="of:= ABS([.B964])" office:value-type="float" office:value="0.001543809" calcext:value-type="float">
            <text:p>1,54E-03</text:p>
          </table:table-cell>
          <table:table-cell table:formula="of:= ABS([.C964])" office:value-type="float" office:value="0.05408836" calcext:value-type="float">
            <text:p>5,41E-02</text:p>
          </table:table-cell>
          <table:table-cell table:formula="of:=10*LOG10([.D964]/1000)" office:value-type="float" office:value="-58.1140643157615" calcext:value-type="float">
            <text:p>-58,11</text:p>
          </table:table-cell>
          <table:table-cell table:formula="of:=10*LOG10([.E964]/1000)" office:value-type="float" office:value="-42.668961864956" calcext:value-type="float">
            <text:p>-42,67</text:p>
          </table:table-cell>
        </table:table-row>
        <table:table-row table:style-name="ro1">
          <table:table-cell table:formula="of:=[.A964]+1" office:value-type="float" office:value="963" calcext:value-type="float">
            <text:p>963</text:p>
          </table:table-cell>
          <table:table-cell table:style-name="ce1" office:value-type="float" office:value="-0.001571922" calcext:value-type="float">
            <text:p>-1,57E-003</text:p>
          </table:table-cell>
          <table:table-cell table:style-name="ce1" office:value-type="float" office:value="-0.05211842" calcext:value-type="float">
            <text:p>-5,21E-002</text:p>
          </table:table-cell>
          <table:table-cell table:formula="of:= ABS([.B965])" office:value-type="float" office:value="0.001571922" calcext:value-type="float">
            <text:p>1,57E-03</text:p>
          </table:table-cell>
          <table:table-cell table:formula="of:= ABS([.C965])" office:value-type="float" office:value="0.05211842" calcext:value-type="float">
            <text:p>5,21E-02</text:p>
          </table:table-cell>
          <table:table-cell table:formula="of:=10*LOG10([.D965]/1000)" office:value-type="float" office:value="-58.0356900779408" calcext:value-type="float">
            <text:p>-58,04</text:p>
          </table:table-cell>
          <table:table-cell table:formula="of:=10*LOG10([.E965]/1000)" office:value-type="float" office:value="-42.8300875864791" calcext:value-type="float">
            <text:p>-42,83</text:p>
          </table:table-cell>
        </table:table-row>
        <table:table-row table:style-name="ro1">
          <table:table-cell table:formula="of:=[.A965]+1" office:value-type="float" office:value="964" calcext:value-type="float">
            <text:p>964</text:p>
          </table:table-cell>
          <table:table-cell table:style-name="ce1" office:value-type="float" office:value="0.00154223" calcext:value-type="float">
            <text:p>1,54E-003</text:p>
          </table:table-cell>
          <table:table-cell table:style-name="ce1" office:value-type="float" office:value="-0.05408736" calcext:value-type="float">
            <text:p>-5,41E-002</text:p>
          </table:table-cell>
          <table:table-cell table:formula="of:= ABS([.B966])" office:value-type="float" office:value="0.00154223" calcext:value-type="float">
            <text:p>1,54E-03</text:p>
          </table:table-cell>
          <table:table-cell table:formula="of:= ABS([.C966])" office:value-type="float" office:value="0.05408736" calcext:value-type="float">
            <text:p>5,41E-02</text:p>
          </table:table-cell>
          <table:table-cell table:formula="of:=10*LOG10([.D966]/1000)" office:value-type="float" office:value="-58.1185085308007" calcext:value-type="float">
            <text:p>-58,12</text:p>
          </table:table-cell>
          <table:table-cell table:formula="of:=10*LOG10([.E966]/1000)" office:value-type="float" office:value="-42.6690421592183" calcext:value-type="float">
            <text:p>-42,67</text:p>
          </table:table-cell>
        </table:table-row>
        <table:table-row table:style-name="ro1">
          <table:table-cell table:formula="of:=[.A966]+1" office:value-type="float" office:value="965" calcext:value-type="float">
            <text:p>965</text:p>
          </table:table-cell>
          <table:table-cell table:style-name="ce1" office:value-type="float" office:value="-0.001570286" calcext:value-type="float">
            <text:p>-1,57E-003</text:p>
          </table:table-cell>
          <table:table-cell table:style-name="ce1" office:value-type="float" office:value="-0.05211945" calcext:value-type="float">
            <text:p>-5,21E-002</text:p>
          </table:table-cell>
          <table:table-cell table:formula="of:= ABS([.B967])" office:value-type="float" office:value="0.001570286" calcext:value-type="float">
            <text:p>1,57E-03</text:p>
          </table:table-cell>
          <table:table-cell table:formula="of:= ABS([.C967])" office:value-type="float" office:value="0.05211945" calcext:value-type="float">
            <text:p>5,21E-02</text:p>
          </table:table-cell>
          <table:table-cell table:formula="of:=10*LOG10([.D967]/1000)" office:value-type="float" office:value="-58.0402124127869" calcext:value-type="float">
            <text:p>-58,04</text:p>
          </table:table-cell>
          <table:table-cell table:formula="of:=10*LOG10([.E967]/1000)" office:value-type="float" office:value="-42.8300017590698" calcext:value-type="float">
            <text:p>-42,83</text:p>
          </table:table-cell>
        </table:table-row>
        <table:table-row table:style-name="ro1">
          <table:table-cell table:formula="of:=[.A967]+1" office:value-type="float" office:value="966" calcext:value-type="float">
            <text:p>966</text:p>
          </table:table-cell>
          <table:table-cell table:style-name="ce1" office:value-type="float" office:value="0.001540656" calcext:value-type="float">
            <text:p>1,54E-003</text:p>
          </table:table-cell>
          <table:table-cell table:style-name="ce1" office:value-type="float" office:value="-0.05408637" calcext:value-type="float">
            <text:p>-5,41E-002</text:p>
          </table:table-cell>
          <table:table-cell table:formula="of:= ABS([.B968])" office:value-type="float" office:value="0.001540656" calcext:value-type="float">
            <text:p>1,54E-03</text:p>
          </table:table-cell>
          <table:table-cell table:formula="of:= ABS([.C968])" office:value-type="float" office:value="0.05408637" calcext:value-type="float">
            <text:p>5,41E-02</text:p>
          </table:table-cell>
          <table:table-cell table:formula="of:=10*LOG10([.D968]/1000)" office:value-type="float" office:value="-58.1229432038564" calcext:value-type="float">
            <text:p>-58,12</text:p>
          </table:table-cell>
          <table:table-cell table:formula="of:=10*LOG10([.E968]/1000)" office:value-type="float" office:value="-42.6691216520003" calcext:value-type="float">
            <text:p>-42,67</text:p>
          </table:table-cell>
        </table:table-row>
        <table:table-row table:style-name="ro1">
          <table:table-cell table:formula="of:=[.A968]+1" office:value-type="float" office:value="967" calcext:value-type="float">
            <text:p>967</text:p>
          </table:table-cell>
          <table:table-cell table:style-name="ce1" office:value-type="float" office:value="-0.001568655" calcext:value-type="float">
            <text:p>-1,57E-003</text:p>
          </table:table-cell>
          <table:table-cell table:style-name="ce1" office:value-type="float" office:value="-0.05212048" calcext:value-type="float">
            <text:p>-5,21E-002</text:p>
          </table:table-cell>
          <table:table-cell table:formula="of:= ABS([.B969])" office:value-type="float" office:value="0.001568655" calcext:value-type="float">
            <text:p>1,57E-03</text:p>
          </table:table-cell>
          <table:table-cell table:formula="of:= ABS([.C969])" office:value-type="float" office:value="0.05212048" calcext:value-type="float">
            <text:p>5,21E-02</text:p>
          </table:table-cell>
          <table:table-cell table:formula="of:=10*LOG10([.D969]/1000)" office:value-type="float" office:value="-58.0447256187613" calcext:value-type="float">
            <text:p>-58,04</text:p>
          </table:table-cell>
          <table:table-cell table:formula="of:=10*LOG10([.E969]/1000)" office:value-type="float" office:value="-42.8299159333567" calcext:value-type="float">
            <text:p>-42,83</text:p>
          </table:table-cell>
        </table:table-row>
        <table:table-row table:style-name="ro1">
          <table:table-cell table:formula="of:=[.A969]+1" office:value-type="float" office:value="968" calcext:value-type="float">
            <text:p>968</text:p>
          </table:table-cell>
          <table:table-cell table:style-name="ce1" office:value-type="float" office:value="0.001539087" calcext:value-type="float">
            <text:p>1,54E-003</text:p>
          </table:table-cell>
          <table:table-cell table:style-name="ce1" office:value-type="float" office:value="-0.05408538" calcext:value-type="float">
            <text:p>-5,41E-002</text:p>
          </table:table-cell>
          <table:table-cell table:formula="of:= ABS([.B970])" office:value-type="float" office:value="0.001539087" calcext:value-type="float">
            <text:p>1,54E-03</text:p>
          </table:table-cell>
          <table:table-cell table:formula="of:= ABS([.C970])" office:value-type="float" office:value="0.05408538" calcext:value-type="float">
            <text:p>5,41E-02</text:p>
          </table:table-cell>
          <table:table-cell table:formula="of:=10*LOG10([.D970]/1000)" office:value-type="float" office:value="-58.1273683010224" calcext:value-type="float">
            <text:p>-58,13</text:p>
          </table:table-cell>
          <table:table-cell table:formula="of:=10*LOG10([.E970]/1000)" office:value-type="float" office:value="-42.6692011462374" calcext:value-type="float">
            <text:p>-42,67</text:p>
          </table:table-cell>
        </table:table-row>
        <table:table-row table:style-name="ro1">
          <table:table-cell table:formula="of:=[.A970]+1" office:value-type="float" office:value="969" calcext:value-type="float">
            <text:p>969</text:p>
          </table:table-cell>
          <table:table-cell table:style-name="ce1" office:value-type="float" office:value="-0.001567029" calcext:value-type="float">
            <text:p>-1,57E-003</text:p>
          </table:table-cell>
          <table:table-cell table:style-name="ce1" office:value-type="float" office:value="-0.05212151" calcext:value-type="float">
            <text:p>-5,21E-002</text:p>
          </table:table-cell>
          <table:table-cell table:formula="of:= ABS([.B971])" office:value-type="float" office:value="0.001567029" calcext:value-type="float">
            <text:p>1,57E-03</text:p>
          </table:table-cell>
          <table:table-cell table:formula="of:= ABS([.C971])" office:value-type="float" office:value="0.05212151" calcext:value-type="float">
            <text:p>5,21E-02</text:p>
          </table:table-cell>
          <table:table-cell table:formula="of:=10*LOG10([.D971]/1000)" office:value-type="float" office:value="-58.0492296624779" calcext:value-type="float">
            <text:p>-58,05</text:p>
          </table:table-cell>
          <table:table-cell table:formula="of:=10*LOG10([.E971]/1000)" office:value-type="float" office:value="-42.8298301093397" calcext:value-type="float">
            <text:p>-42,83</text:p>
          </table:table-cell>
        </table:table-row>
        <table:table-row table:style-name="ro1">
          <table:table-cell table:formula="of:=[.A971]+1" office:value-type="float" office:value="970" calcext:value-type="float">
            <text:p>970</text:p>
          </table:table-cell>
          <table:table-cell table:style-name="ce1" office:value-type="float" office:value="0.001537523" calcext:value-type="float">
            <text:p>1,54E-003</text:p>
          </table:table-cell>
          <table:table-cell table:style-name="ce1" office:value-type="float" office:value="-0.05408439" calcext:value-type="float">
            <text:p>-5,41E-002</text:p>
          </table:table-cell>
          <table:table-cell table:formula="of:= ABS([.B972])" office:value-type="float" office:value="0.001537523" calcext:value-type="float">
            <text:p>1,54E-03</text:p>
          </table:table-cell>
          <table:table-cell table:formula="of:= ABS([.C972])" office:value-type="float" office:value="0.05408439" calcext:value-type="float">
            <text:p>5,41E-02</text:p>
          </table:table-cell>
          <table:table-cell table:formula="of:=10*LOG10([.D972]/1000)" office:value-type="float" office:value="-58.1317837883816" calcext:value-type="float">
            <text:p>-58,13</text:p>
          </table:table-cell>
          <table:table-cell table:formula="of:=10*LOG10([.E972]/1000)" office:value-type="float" office:value="-42.6692806419296" calcext:value-type="float">
            <text:p>-42,67</text:p>
          </table:table-cell>
        </table:table-row>
        <table:table-row table:style-name="ro1">
          <table:table-cell table:formula="of:=[.A972]+1" office:value-type="float" office:value="971" calcext:value-type="float">
            <text:p>971</text:p>
          </table:table-cell>
          <table:table-cell table:style-name="ce1" office:value-type="float" office:value="-0.001565409" calcext:value-type="float">
            <text:p>-1,57E-003</text:p>
          </table:table-cell>
          <table:table-cell table:style-name="ce1" office:value-type="float" office:value="-0.05212254" calcext:value-type="float">
            <text:p>-5,21E-002</text:p>
          </table:table-cell>
          <table:table-cell table:formula="of:= ABS([.B973])" office:value-type="float" office:value="0.001565409" calcext:value-type="float">
            <text:p>1,57E-03</text:p>
          </table:table-cell>
          <table:table-cell table:formula="of:= ABS([.C973])" office:value-type="float" office:value="0.05212254" calcext:value-type="float">
            <text:p>5,21E-02</text:p>
          </table:table-cell>
          <table:table-cell table:formula="of:=10*LOG10([.D973]/1000)" office:value-type="float" office:value="-58.0537217362135" calcext:value-type="float">
            <text:p>-58,05</text:p>
          </table:table-cell>
          <table:table-cell table:formula="of:=10*LOG10([.E973]/1000)" office:value-type="float" office:value="-42.8297442870186" calcext:value-type="float">
            <text:p>-42,83</text:p>
          </table:table-cell>
        </table:table-row>
        <table:table-row table:style-name="ro1">
          <table:table-cell table:formula="of:=[.A973]+1" office:value-type="float" office:value="972" calcext:value-type="float">
            <text:p>972</text:p>
          </table:table-cell>
          <table:table-cell table:style-name="ce1" office:value-type="float" office:value="0.001535963" calcext:value-type="float">
            <text:p>1,54E-003</text:p>
          </table:table-cell>
          <table:table-cell table:style-name="ce1" office:value-type="float" office:value="-0.0540834" calcext:value-type="float">
            <text:p>-5,41E-002</text:p>
          </table:table-cell>
          <table:table-cell table:formula="of:= ABS([.B974])" office:value-type="float" office:value="0.001535963" calcext:value-type="float">
            <text:p>1,54E-03</text:p>
          </table:table-cell>
          <table:table-cell table:formula="of:= ABS([.C974])" office:value-type="float" office:value="0.0540834" calcext:value-type="float">
            <text:p>5,41E-02</text:p>
          </table:table-cell>
          <table:table-cell table:formula="of:=10*LOG10([.D974]/1000)" office:value-type="float" office:value="-58.1361924595123" calcext:value-type="float">
            <text:p>-58,14</text:p>
          </table:table-cell>
          <table:table-cell table:formula="of:=10*LOG10([.E974]/1000)" office:value-type="float" office:value="-42.669360139077" calcext:value-type="float">
            <text:p>-42,67</text:p>
          </table:table-cell>
        </table:table-row>
        <table:table-row table:style-name="ro1">
          <table:table-cell table:formula="of:=[.A974]+1" office:value-type="float" office:value="973" calcext:value-type="float">
            <text:p>973</text:p>
          </table:table-cell>
          <table:table-cell table:style-name="ce1" office:value-type="float" office:value="-0.001563793" calcext:value-type="float">
            <text:p>-1,56E-003</text:p>
          </table:table-cell>
          <table:table-cell table:style-name="ce1" office:value-type="float" office:value="-0.05212356" calcext:value-type="float">
            <text:p>-5,21E-002</text:p>
          </table:table-cell>
          <table:table-cell table:formula="of:= ABS([.B975])" office:value-type="float" office:value="0.001563793" calcext:value-type="float">
            <text:p>1,56E-03</text:p>
          </table:table-cell>
          <table:table-cell table:formula="of:= ABS([.C975])" office:value-type="float" office:value="0.05212356" calcext:value-type="float">
            <text:p>5,21E-02</text:p>
          </table:table-cell>
          <table:table-cell table:formula="of:=10*LOG10([.D975]/1000)" office:value-type="float" office:value="-58.0582073523236" calcext:value-type="float">
            <text:p>-58,06</text:p>
          </table:table-cell>
          <table:table-cell table:formula="of:=10*LOG10([.E975]/1000)" office:value-type="float" office:value="-42.8296592995953" calcext:value-type="float">
            <text:p>-42,83</text:p>
          </table:table-cell>
        </table:table-row>
        <table:table-row table:style-name="ro1">
          <table:table-cell table:formula="of:=[.A975]+1" office:value-type="float" office:value="974" calcext:value-type="float">
            <text:p>974</text:p>
          </table:table-cell>
          <table:table-cell table:style-name="ce1" office:value-type="float" office:value="0.001534408" calcext:value-type="float">
            <text:p>1,53E-003</text:p>
          </table:table-cell>
          <table:table-cell table:style-name="ce1" office:value-type="float" office:value="-0.05408242" calcext:value-type="float">
            <text:p>-5,41E-002</text:p>
          </table:table-cell>
          <table:table-cell table:formula="of:= ABS([.B976])" office:value-type="float" office:value="0.001534408" calcext:value-type="float">
            <text:p>1,53E-03</text:p>
          </table:table-cell>
          <table:table-cell table:formula="of:= ABS([.C976])" office:value-type="float" office:value="0.05408242" calcext:value-type="float">
            <text:p>5,41E-02</text:p>
          </table:table-cell>
          <table:table-cell table:formula="of:=10*LOG10([.D976]/1000)" office:value-type="float" office:value="-58.1405914587023" calcext:value-type="float">
            <text:p>-58,14</text:p>
          </table:table-cell>
          <table:table-cell table:formula="of:=10*LOG10([.E976]/1000)" office:value-type="float" office:value="-42.6694388346561" calcext:value-type="float">
            <text:p>-42,67</text:p>
          </table:table-cell>
        </table:table-row>
        <table:table-row table:style-name="ro1">
          <table:table-cell table:formula="of:=[.A976]+1" office:value-type="float" office:value="975" calcext:value-type="float">
            <text:p>975</text:p>
          </table:table-cell>
          <table:table-cell table:style-name="ce1" office:value-type="float" office:value="-0.001562182" calcext:value-type="float">
            <text:p>-1,56E-003</text:p>
          </table:table-cell>
          <table:table-cell table:style-name="ce1" office:value-type="float" office:value="-0.05212458" calcext:value-type="float">
            <text:p>-5,21E-002</text:p>
          </table:table-cell>
          <table:table-cell table:formula="of:= ABS([.B977])" office:value-type="float" office:value="0.001562182" calcext:value-type="float">
            <text:p>1,56E-03</text:p>
          </table:table-cell>
          <table:table-cell table:formula="of:= ABS([.C977])" office:value-type="float" office:value="0.05212458" calcext:value-type="float">
            <text:p>5,21E-02</text:p>
          </table:table-cell>
          <table:table-cell table:formula="of:=10*LOG10([.D977]/1000)" office:value-type="float" office:value="-58.0626837059239" calcext:value-type="float">
            <text:p>-58,06</text:p>
          </table:table-cell>
          <table:table-cell table:formula="of:=10*LOG10([.E977]/1000)" office:value-type="float" office:value="-42.8295743138351" calcext:value-type="float">
            <text:p>-42,83</text:p>
          </table:table-cell>
        </table:table-row>
        <table:table-row table:style-name="ro1">
          <table:table-cell table:formula="of:=[.A977]+1" office:value-type="float" office:value="976" calcext:value-type="float">
            <text:p>976</text:p>
          </table:table-cell>
          <table:table-cell table:style-name="ce1" office:value-type="float" office:value="0.001532858" calcext:value-type="float">
            <text:p>1,53E-003</text:p>
          </table:table-cell>
          <table:table-cell table:style-name="ce1" office:value-type="float" office:value="-0.05408144" calcext:value-type="float">
            <text:p>-5,41E-002</text:p>
          </table:table-cell>
          <table:table-cell table:formula="of:= ABS([.B978])" office:value-type="float" office:value="0.001532858" calcext:value-type="float">
            <text:p>1,53E-03</text:p>
          </table:table-cell>
          <table:table-cell table:formula="of:= ABS([.C978])" office:value-type="float" office:value="0.05408144" calcext:value-type="float">
            <text:p>5,41E-02</text:p>
          </table:table-cell>
          <table:table-cell table:formula="of:=10*LOG10([.D978]/1000)" office:value-type="float" office:value="-58.1449807519964" calcext:value-type="float">
            <text:p>-58,14</text:p>
          </table:table-cell>
          <table:table-cell table:formula="of:=10*LOG10([.E978]/1000)" office:value-type="float" office:value="-42.6695175316613" calcext:value-type="float">
            <text:p>-42,67</text:p>
          </table:table-cell>
        </table:table-row>
        <table:table-row table:style-name="ro1">
          <table:table-cell table:formula="of:=[.A978]+1" office:value-type="float" office:value="977" calcext:value-type="float">
            <text:p>977</text:p>
          </table:table-cell>
          <table:table-cell table:style-name="ce1" office:value-type="float" office:value="-0.001560576" calcext:value-type="float">
            <text:p>-1,56E-003</text:p>
          </table:table-cell>
          <table:table-cell table:style-name="ce1" office:value-type="float" office:value="-0.05212559" calcext:value-type="float">
            <text:p>-5,21E-002</text:p>
          </table:table-cell>
          <table:table-cell table:formula="of:= ABS([.B979])" office:value-type="float" office:value="0.001560576" calcext:value-type="float">
            <text:p>1,56E-03</text:p>
          </table:table-cell>
          <table:table-cell table:formula="of:= ABS([.C979])" office:value-type="float" office:value="0.05212559" calcext:value-type="float">
            <text:p>5,21E-02</text:p>
          </table:table-cell>
          <table:table-cell table:formula="of:=10*LOG10([.D979]/1000)" office:value-type="float" office:value="-58.0671507635661" calcext:value-type="float">
            <text:p>-58,07</text:p>
          </table:table-cell>
          <table:table-cell table:formula="of:=10*LOG10([.E979]/1000)" office:value-type="float" office:value="-42.8294901629072" calcext:value-type="float">
            <text:p>-42,83</text:p>
          </table:table-cell>
        </table:table-row>
        <table:table-row table:style-name="ro1">
          <table:table-cell table:formula="of:=[.A979]+1" office:value-type="float" office:value="978" calcext:value-type="float">
            <text:p>978</text:p>
          </table:table-cell>
          <table:table-cell table:style-name="ce1" office:value-type="float" office:value="0.001531313" calcext:value-type="float">
            <text:p>1,53E-003</text:p>
          </table:table-cell>
          <table:table-cell table:style-name="ce1" office:value-type="float" office:value="-0.05408046" calcext:value-type="float">
            <text:p>-5,41E-002</text:p>
          </table:table-cell>
          <table:table-cell table:formula="of:= ABS([.B980])" office:value-type="float" office:value="0.001531313" calcext:value-type="float">
            <text:p>1,53E-03</text:p>
          </table:table-cell>
          <table:table-cell table:formula="of:= ABS([.C980])" office:value-type="float" office:value="0.05408046" calcext:value-type="float">
            <text:p>5,41E-02</text:p>
          </table:table-cell>
          <table:table-cell table:formula="of:=10*LOG10([.D980]/1000)" office:value-type="float" office:value="-58.1493603054313" calcext:value-type="float">
            <text:p>-58,15</text:p>
          </table:table-cell>
          <table:table-cell table:formula="of:=10*LOG10([.E980]/1000)" office:value-type="float" office:value="-42.6695962300925" calcext:value-type="float">
            <text:p>-42,67</text:p>
          </table:table-cell>
        </table:table-row>
        <table:table-row table:style-name="ro1">
          <table:table-cell table:formula="of:=[.A980]+1" office:value-type="float" office:value="979" calcext:value-type="float">
            <text:p>979</text:p>
          </table:table-cell>
          <table:table-cell table:style-name="ce1" office:value-type="float" office:value="-0.001558975" calcext:value-type="float">
            <text:p>-1,56E-003</text:p>
          </table:table-cell>
          <table:table-cell table:style-name="ce1" office:value-type="float" office:value="-0.0521266" calcext:value-type="float">
            <text:p>-5,21E-002</text:p>
          </table:table-cell>
          <table:table-cell table:formula="of:= ABS([.B981])" office:value-type="float" office:value="0.001558975" calcext:value-type="float">
            <text:p>1,56E-03</text:p>
          </table:table-cell>
          <table:table-cell table:formula="of:= ABS([.C981])" office:value-type="float" office:value="0.0521266" calcext:value-type="float">
            <text:p>5,21E-02</text:p>
          </table:table-cell>
          <table:table-cell table:formula="of:=10*LOG10([.D981]/1000)" office:value-type="float" office:value="-58.0716084917877" calcext:value-type="float">
            <text:p>-58,07</text:p>
          </table:table-cell>
          <table:table-cell table:formula="of:=10*LOG10([.E981]/1000)" office:value-type="float" office:value="-42.8294060136099" calcext:value-type="float">
            <text:p>-42,83</text:p>
          </table:table-cell>
        </table:table-row>
        <table:table-row table:style-name="ro1">
          <table:table-cell table:formula="of:=[.A981]+1" office:value-type="float" office:value="980" calcext:value-type="float">
            <text:p>980</text:p>
          </table:table-cell>
          <table:table-cell table:style-name="ce1" office:value-type="float" office:value="0.001529772" calcext:value-type="float">
            <text:p>1,53E-003</text:p>
          </table:table-cell>
          <table:table-cell table:style-name="ce1" office:value-type="float" office:value="-0.05407949" calcext:value-type="float">
            <text:p>-5,41E-002</text:p>
          </table:table-cell>
          <table:table-cell table:formula="of:= ABS([.B982])" office:value-type="float" office:value="0.001529772" calcext:value-type="float">
            <text:p>1,53E-03</text:p>
          </table:table-cell>
          <table:table-cell table:formula="of:= ABS([.C982])" office:value-type="float" office:value="0.05407949" calcext:value-type="float">
            <text:p>5,41E-02</text:p>
          </table:table-cell>
          <table:table-cell table:formula="of:=10*LOG10([.D982]/1000)" office:value-type="float" office:value="-58.1537329239842" calcext:value-type="float">
            <text:p>-58,15</text:p>
          </table:table-cell>
          <table:table-cell table:formula="of:=10*LOG10([.E982]/1000)" office:value-type="float" office:value="-42.6696741268828" calcext:value-type="float">
            <text:p>-42,67</text:p>
          </table:table-cell>
        </table:table-row>
        <table:table-row table:style-name="ro1">
          <table:table-cell table:formula="of:=[.A982]+1" office:value-type="float" office:value="981" calcext:value-type="float">
            <text:p>981</text:p>
          </table:table-cell>
          <table:table-cell table:style-name="ce1" office:value-type="float" office:value="-0.001557379" calcext:value-type="float">
            <text:p>-1,56E-003</text:p>
          </table:table-cell>
          <table:table-cell table:style-name="ce1" office:value-type="float" office:value="-0.05212761" calcext:value-type="float">
            <text:p>-5,21E-002</text:p>
          </table:table-cell>
          <table:table-cell table:formula="of:= ABS([.B983])" office:value-type="float" office:value="0.001557379" calcext:value-type="float">
            <text:p>1,56E-03</text:p>
          </table:table-cell>
          <table:table-cell table:formula="of:= ABS([.C983])" office:value-type="float" office:value="0.05212761" calcext:value-type="float">
            <text:p>5,21E-02</text:p>
          </table:table-cell>
          <table:table-cell table:formula="of:=10*LOG10([.D983]/1000)" office:value-type="float" office:value="-58.0760568571128" calcext:value-type="float">
            <text:p>-58,08</text:p>
          </table:table-cell>
          <table:table-cell table:formula="of:=10*LOG10([.E983]/1000)" office:value-type="float" office:value="-42.829321865943" calcext:value-type="float">
            <text:p>-42,83</text:p>
          </table:table-cell>
        </table:table-row>
        <table:table-row table:style-name="ro1">
          <table:table-cell table:formula="of:=[.A983]+1" office:value-type="float" office:value="982" calcext:value-type="float">
            <text:p>982</text:p>
          </table:table-cell>
          <table:table-cell table:style-name="ce1" office:value-type="float" office:value="0.001528236" calcext:value-type="float">
            <text:p>1,53E-003</text:p>
          </table:table-cell>
          <table:table-cell table:style-name="ce1" office:value-type="float" office:value="-0.05407852" calcext:value-type="float">
            <text:p>-5,41E-002</text:p>
          </table:table-cell>
          <table:table-cell table:formula="of:= ABS([.B984])" office:value-type="float" office:value="0.001528236" calcext:value-type="float">
            <text:p>1,53E-03</text:p>
          </table:table-cell>
          <table:table-cell table:formula="of:= ABS([.C984])" office:value-type="float" office:value="0.05407852" calcext:value-type="float">
            <text:p>5,41E-02</text:p>
          </table:table-cell>
          <table:table-cell table:formula="of:=10*LOG10([.D984]/1000)" office:value-type="float" office:value="-58.158095740434" calcext:value-type="float">
            <text:p>-58,16</text:p>
          </table:table-cell>
          <table:table-cell table:formula="of:=10*LOG10([.E984]/1000)" office:value-type="float" office:value="-42.6697520250704" calcext:value-type="float">
            <text:p>-42,67</text:p>
          </table:table-cell>
        </table:table-row>
        <table:table-row table:style-name="ro1">
          <table:table-cell table:formula="of:=[.A984]+1" office:value-type="float" office:value="983" calcext:value-type="float">
            <text:p>983</text:p>
          </table:table-cell>
          <table:table-cell table:style-name="ce1" office:value-type="float" office:value="-0.001555787" calcext:value-type="float">
            <text:p>-1,56E-003</text:p>
          </table:table-cell>
          <table:table-cell table:style-name="ce1" office:value-type="float" office:value="-0.05212862" calcext:value-type="float">
            <text:p>-5,21E-002</text:p>
          </table:table-cell>
          <table:table-cell table:formula="of:= ABS([.B985])" office:value-type="float" office:value="0.001555787" calcext:value-type="float">
            <text:p>1,56E-03</text:p>
          </table:table-cell>
          <table:table-cell table:formula="of:= ABS([.C985])" office:value-type="float" office:value="0.05212862" calcext:value-type="float">
            <text:p>5,21E-02</text:p>
          </table:table-cell>
          <table:table-cell table:formula="of:=10*LOG10([.D985]/1000)" office:value-type="float" office:value="-58.0804986175294" calcext:value-type="float">
            <text:p>-58,08</text:p>
          </table:table-cell>
          <table:table-cell table:formula="of:=10*LOG10([.E985]/1000)" office:value-type="float" office:value="-42.8292377199065" calcext:value-type="float">
            <text:p>-42,83</text:p>
          </table:table-cell>
        </table:table-row>
        <table:table-row table:style-name="ro1">
          <table:table-cell table:formula="of:=[.A985]+1" office:value-type="float" office:value="984" calcext:value-type="float">
            <text:p>984</text:p>
          </table:table-cell>
          <table:table-cell table:style-name="ce1" office:value-type="float" office:value="0.001526704" calcext:value-type="float">
            <text:p>1,53E-003</text:p>
          </table:table-cell>
          <table:table-cell table:style-name="ce1" office:value-type="float" office:value="-0.05407755" calcext:value-type="float">
            <text:p>-5,41E-002</text:p>
          </table:table-cell>
          <table:table-cell table:formula="of:= ABS([.B986])" office:value-type="float" office:value="0.001526704" calcext:value-type="float">
            <text:p>1,53E-03</text:p>
          </table:table-cell>
          <table:table-cell table:formula="of:= ABS([.C986])" office:value-type="float" office:value="0.05407755" calcext:value-type="float">
            <text:p>5,41E-02</text:p>
          </table:table-cell>
          <table:table-cell table:formula="of:=10*LOG10([.D986]/1000)" office:value-type="float" office:value="-58.1624515654391" calcext:value-type="float">
            <text:p>-58,16</text:p>
          </table:table-cell>
          <table:table-cell table:formula="of:=10*LOG10([.E986]/1000)" office:value-type="float" office:value="-42.6698299246552" calcext:value-type="float">
            <text:p>-42,67</text:p>
          </table:table-cell>
        </table:table-row>
        <table:table-row table:style-name="ro1">
          <table:table-cell table:formula="of:=[.A986]+1" office:value-type="float" office:value="985" calcext:value-type="float">
            <text:p>985</text:p>
          </table:table-cell>
          <table:table-cell table:style-name="ce1" office:value-type="float" office:value="-0.001554201" calcext:value-type="float">
            <text:p>-1,55E-003</text:p>
          </table:table-cell>
          <table:table-cell table:style-name="ce1" office:value-type="float" office:value="-0.05212962" calcext:value-type="float">
            <text:p>-5,21E-002</text:p>
          </table:table-cell>
          <table:table-cell table:formula="of:= ABS([.B987])" office:value-type="float" office:value="0.001554201" calcext:value-type="float">
            <text:p>1,55E-03</text:p>
          </table:table-cell>
          <table:table-cell table:formula="of:= ABS([.C987])" office:value-type="float" office:value="0.05212962" calcext:value-type="float">
            <text:p>5,21E-02</text:p>
          </table:table-cell>
          <table:table-cell table:formula="of:=10*LOG10([.D987]/1000)" office:value-type="float" office:value="-58.0849281594312" calcext:value-type="float">
            <text:p>-58,08</text:p>
          </table:table-cell>
          <table:table-cell table:formula="of:=10*LOG10([.E987]/1000)" office:value-type="float" office:value="-42.8291544086052" calcext:value-type="float">
            <text:p>-42,83</text:p>
          </table:table-cell>
        </table:table-row>
        <table:table-row table:style-name="ro1">
          <table:table-cell table:formula="of:=[.A987]+1" office:value-type="float" office:value="986" calcext:value-type="float">
            <text:p>986</text:p>
          </table:table-cell>
          <table:table-cell table:style-name="ce1" office:value-type="float" office:value="0.001525178" calcext:value-type="float">
            <text:p>1,53E-003</text:p>
          </table:table-cell>
          <table:table-cell table:style-name="ce1" office:value-type="float" office:value="-0.05407658" calcext:value-type="float">
            <text:p>-5,41E-002</text:p>
          </table:table-cell>
          <table:table-cell table:formula="of:= ABS([.B988])" office:value-type="float" office:value="0.001525178" calcext:value-type="float">
            <text:p>1,53E-03</text:p>
          </table:table-cell>
          <table:table-cell table:formula="of:= ABS([.C988])" office:value-type="float" office:value="0.05407658" calcext:value-type="float">
            <text:p>5,41E-02</text:p>
          </table:table-cell>
          <table:table-cell table:formula="of:=10*LOG10([.D988]/1000)" office:value-type="float" office:value="-58.1667946785386" calcext:value-type="float">
            <text:p>-58,17</text:p>
          </table:table-cell>
          <table:table-cell table:formula="of:=10*LOG10([.E988]/1000)" office:value-type="float" office:value="-42.6699078256373" calcext:value-type="float">
            <text:p>-42,67</text:p>
          </table:table-cell>
        </table:table-row>
        <table:table-row table:style-name="ro1">
          <table:table-cell table:formula="of:=[.A988]+1" office:value-type="float" office:value="987" calcext:value-type="float">
            <text:p>987</text:p>
          </table:table-cell>
          <table:table-cell table:style-name="ce1" office:value-type="float" office:value="-0.001552619" calcext:value-type="float">
            <text:p>-1,55E-003</text:p>
          </table:table-cell>
          <table:table-cell table:style-name="ce1" office:value-type="float" office:value="-0.05213062" calcext:value-type="float">
            <text:p>-5,21E-002</text:p>
          </table:table-cell>
          <table:table-cell table:formula="of:= ABS([.B989])" office:value-type="float" office:value="0.001552619" calcext:value-type="float">
            <text:p>1,55E-03</text:p>
          </table:table-cell>
          <table:table-cell table:formula="of:= ABS([.C989])" office:value-type="float" office:value="0.05213062" calcext:value-type="float">
            <text:p>5,21E-02</text:p>
          </table:table-cell>
          <table:table-cell table:formula="of:=10*LOG10([.D989]/1000)" office:value-type="float" office:value="-58.0893510351032" calcext:value-type="float">
            <text:p>-58,09</text:p>
          </table:table-cell>
          <table:table-cell table:formula="of:=10*LOG10([.E989]/1000)" office:value-type="float" office:value="-42.8290710989022" calcext:value-type="float">
            <text:p>-42,83</text:p>
          </table:table-cell>
        </table:table-row>
        <table:table-row table:style-name="ro1">
          <table:table-cell table:formula="of:=[.A989]+1" office:value-type="float" office:value="988" calcext:value-type="float">
            <text:p>988</text:p>
          </table:table-cell>
          <table:table-cell table:style-name="ce1" office:value-type="float" office:value="0.001523655" calcext:value-type="float">
            <text:p>1,52E-003</text:p>
          </table:table-cell>
          <table:table-cell table:style-name="ce1" office:value-type="float" office:value="-0.05407562" calcext:value-type="float">
            <text:p>-5,41E-002</text:p>
          </table:table-cell>
          <table:table-cell table:formula="of:= ABS([.B990])" office:value-type="float" office:value="0.001523655" calcext:value-type="float">
            <text:p>1,52E-03</text:p>
          </table:table-cell>
          <table:table-cell table:formula="of:= ABS([.C990])" office:value-type="float" office:value="0.05407562" calcext:value-type="float">
            <text:p>5,41E-02</text:p>
          </table:table-cell>
          <table:table-cell table:formula="of:=10*LOG10([.D990]/1000)" office:value-type="float" office:value="-58.1711335882194" calcext:value-type="float">
            <text:p>-58,17</text:p>
          </table:table-cell>
          <table:table-cell table:formula="of:=10*LOG10([.E990]/1000)" office:value-type="float" office:value="-42.6699849248924" calcext:value-type="float">
            <text:p>-42,67</text:p>
          </table:table-cell>
        </table:table-row>
        <table:table-row table:style-name="ro1">
          <table:table-cell table:formula="of:=[.A990]+1" office:value-type="float" office:value="989" calcext:value-type="float">
            <text:p>989</text:p>
          </table:table-cell>
          <table:table-cell table:style-name="ce1" office:value-type="float" office:value="-0.001551043" calcext:value-type="float">
            <text:p>-1,55E-003</text:p>
          </table:table-cell>
          <table:table-cell table:style-name="ce1" office:value-type="float" office:value="-0.05213162" calcext:value-type="float">
            <text:p>-5,21E-002</text:p>
          </table:table-cell>
          <table:table-cell table:formula="of:= ABS([.B991])" office:value-type="float" office:value="0.001551043" calcext:value-type="float">
            <text:p>1,55E-03</text:p>
          </table:table-cell>
          <table:table-cell table:formula="of:= ABS([.C991])" office:value-type="float" office:value="0.05213162" calcext:value-type="float">
            <text:p>5,21E-02</text:p>
          </table:table-cell>
          <table:table-cell table:formula="of:=10*LOG10([.D991]/1000)" office:value-type="float" office:value="-58.093761619518" calcext:value-type="float">
            <text:p>-58,09</text:p>
          </table:table-cell>
          <table:table-cell table:formula="of:=10*LOG10([.E991]/1000)" office:value-type="float" office:value="-42.8289877907972" calcext:value-type="float">
            <text:p>-42,83</text:p>
          </table:table-cell>
        </table:table-row>
        <table:table-row table:style-name="ro1">
          <table:table-cell table:formula="of:=[.A991]+1" office:value-type="float" office:value="990" calcext:value-type="float">
            <text:p>990</text:p>
          </table:table-cell>
          <table:table-cell table:style-name="ce1" office:value-type="float" office:value="0.001522138" calcext:value-type="float">
            <text:p>1,52E-003</text:p>
          </table:table-cell>
          <table:table-cell table:style-name="ce1" office:value-type="float" office:value="-0.05407466" calcext:value-type="float">
            <text:p>-5,41E-002</text:p>
          </table:table-cell>
          <table:table-cell table:formula="of:= ABS([.B992])" office:value-type="float" office:value="0.001522138" calcext:value-type="float">
            <text:p>1,52E-03</text:p>
          </table:table-cell>
          <table:table-cell table:formula="of:= ABS([.C992])" office:value-type="float" office:value="0.05407466" calcext:value-type="float">
            <text:p>5,41E-02</text:p>
          </table:table-cell>
          <table:table-cell table:formula="of:=10*LOG10([.D992]/1000)" office:value-type="float" office:value="-58.1754597179566" calcext:value-type="float">
            <text:p>-58,18</text:p>
          </table:table-cell>
          <table:table-cell table:formula="of:=10*LOG10([.E992]/1000)" office:value-type="float" office:value="-42.6700620255162" calcext:value-type="float">
            <text:p>-42,67</text:p>
          </table:table-cell>
        </table:table-row>
        <table:table-row table:style-name="ro1">
          <table:table-cell table:formula="of:=[.A992]+1" office:value-type="float" office:value="991" calcext:value-type="float">
            <text:p>991</text:p>
          </table:table-cell>
          <table:table-cell table:style-name="ce1" office:value-type="float" office:value="-0.001549471" calcext:value-type="float">
            <text:p>-1,55E-003</text:p>
          </table:table-cell>
          <table:table-cell table:style-name="ce1" office:value-type="float" office:value="-0.05213261" calcext:value-type="float">
            <text:p>-5,21E-002</text:p>
          </table:table-cell>
          <table:table-cell table:formula="of:= ABS([.B993])" office:value-type="float" office:value="0.001549471" calcext:value-type="float">
            <text:p>1,55E-03</text:p>
          </table:table-cell>
          <table:table-cell table:formula="of:= ABS([.C993])" office:value-type="float" office:value="0.05213261" calcext:value-type="float">
            <text:p>5,21E-02</text:p>
          </table:table-cell>
          <table:table-cell table:formula="of:=10*LOG10([.D993]/1000)" office:value-type="float" office:value="-58.098165476324" calcext:value-type="float">
            <text:p>-58,10</text:p>
          </table:table-cell>
          <table:table-cell table:formula="of:=10*LOG10([.E993]/1000)" office:value-type="float" office:value="-42.8289053173473" calcext:value-type="float">
            <text:p>-42,83</text:p>
          </table:table-cell>
        </table:table-row>
        <table:table-row table:style-name="ro1">
          <table:table-cell table:formula="of:=[.A993]+1" office:value-type="float" office:value="992" calcext:value-type="float">
            <text:p>992</text:p>
          </table:table-cell>
          <table:table-cell table:style-name="ce1" office:value-type="float" office:value="0.001520625" calcext:value-type="float">
            <text:p>1,52E-003</text:p>
          </table:table-cell>
          <table:table-cell table:style-name="ce1" office:value-type="float" office:value="-0.0540737" calcext:value-type="float">
            <text:p>-5,41E-002</text:p>
          </table:table-cell>
          <table:table-cell table:formula="of:= ABS([.B994])" office:value-type="float" office:value="0.001520625" calcext:value-type="float">
            <text:p>1,52E-03</text:p>
          </table:table-cell>
          <table:table-cell table:formula="of:= ABS([.C994])" office:value-type="float" office:value="0.0540737" calcext:value-type="float">
            <text:p>5,41E-02</text:p>
          </table:table-cell>
          <table:table-cell table:formula="of:=10*LOG10([.D994]/1000)" office:value-type="float" office:value="-58.1797787372511" calcext:value-type="float">
            <text:p>-58,18</text:p>
          </table:table-cell>
          <table:table-cell table:formula="of:=10*LOG10([.E994]/1000)" office:value-type="float" office:value="-42.6701391275088" calcext:value-type="float">
            <text:p>-42,67</text:p>
          </table:table-cell>
        </table:table-row>
        <table:table-row table:style-name="ro1">
          <table:table-cell table:formula="of:=[.A994]+1" office:value-type="float" office:value="993" calcext:value-type="float">
            <text:p>993</text:p>
          </table:table-cell>
          <table:table-cell table:style-name="ce1" office:value-type="float" office:value="-0.001547904" calcext:value-type="float">
            <text:p>-1,55E-003</text:p>
          </table:table-cell>
          <table:table-cell table:style-name="ce1" office:value-type="float" office:value="-0.0521336" calcext:value-type="float">
            <text:p>-5,21E-002</text:p>
          </table:table-cell>
          <table:table-cell table:formula="of:= ABS([.B995])" office:value-type="float" office:value="0.001547904" calcext:value-type="float">
            <text:p>1,55E-03</text:p>
          </table:table-cell>
          <table:table-cell table:formula="of:= ABS([.C995])" office:value-type="float" office:value="0.0521336" calcext:value-type="float">
            <text:p>5,21E-02</text:p>
          </table:table-cell>
          <table:table-cell table:formula="of:=10*LOG10([.D995]/1000)" office:value-type="float" office:value="-58.1025597747942" calcext:value-type="float">
            <text:p>-58,10</text:p>
          </table:table-cell>
          <table:table-cell table:formula="of:=10*LOG10([.E995]/1000)" office:value-type="float" office:value="-42.8288228454636" calcext:value-type="float">
            <text:p>-42,83</text:p>
          </table:table-cell>
        </table:table-row>
        <table:table-row table:style-name="ro1">
          <table:table-cell table:formula="of:=[.A995]+1" office:value-type="float" office:value="994" calcext:value-type="float">
            <text:p>994</text:p>
          </table:table-cell>
          <table:table-cell table:style-name="ce1" office:value-type="float" office:value="0.001519116" calcext:value-type="float">
            <text:p>1,52E-003</text:p>
          </table:table-cell>
          <table:table-cell table:style-name="ce1" office:value-type="float" office:value="-0.05407275" calcext:value-type="float">
            <text:p>-5,41E-002</text:p>
          </table:table-cell>
          <table:table-cell table:formula="of:= ABS([.B996])" office:value-type="float" office:value="0.001519116" calcext:value-type="float">
            <text:p>1,52E-03</text:p>
          </table:table-cell>
          <table:table-cell table:formula="of:= ABS([.C996])" office:value-type="float" office:value="0.05407275" calcext:value-type="float">
            <text:p>5,41E-02</text:p>
          </table:table-cell>
          <table:table-cell table:formula="of:=10*LOG10([.D996]/1000)" office:value-type="float" office:value="-58.1840906205795" calcext:value-type="float">
            <text:p>-58,18</text:p>
          </table:table-cell>
          <table:table-cell table:formula="of:=10*LOG10([.E996]/1000)" office:value-type="float" office:value="-42.6702154277032" calcext:value-type="float">
            <text:p>-42,67</text:p>
          </table:table-cell>
        </table:table-row>
        <table:table-row table:style-name="ro1">
          <table:table-cell table:formula="of:=[.A996]+1" office:value-type="float" office:value="995" calcext:value-type="float">
            <text:p>995</text:p>
          </table:table-cell>
          <table:table-cell table:style-name="ce1" office:value-type="float" office:value="-0.001546341" calcext:value-type="float">
            <text:p>-1,55E-003</text:p>
          </table:table-cell>
          <table:table-cell table:style-name="ce1" office:value-type="float" office:value="-0.05213459" calcext:value-type="float">
            <text:p>-5,21E-002</text:p>
          </table:table-cell>
          <table:table-cell table:formula="of:= ABS([.B997])" office:value-type="float" office:value="0.001546341" calcext:value-type="float">
            <text:p>1,55E-03</text:p>
          </table:table-cell>
          <table:table-cell table:formula="of:= ABS([.C997])" office:value-type="float" office:value="0.05213459" calcext:value-type="float">
            <text:p>5,21E-02</text:p>
          </table:table-cell>
          <table:table-cell table:formula="of:=10*LOG10([.D997]/1000)" office:value-type="float" office:value="-58.1069472898937" calcext:value-type="float">
            <text:p>-58,11</text:p>
          </table:table-cell>
          <table:table-cell table:formula="of:=10*LOG10([.E997]/1000)" office:value-type="float" office:value="-42.8287403751461" calcext:value-type="float">
            <text:p>-42,83</text:p>
          </table:table-cell>
        </table:table-row>
        <table:table-row table:style-name="ro1">
          <table:table-cell table:formula="of:=[.A997]+1" office:value-type="float" office:value="996" calcext:value-type="float">
            <text:p>996</text:p>
          </table:table-cell>
          <table:table-cell table:style-name="ce1" office:value-type="float" office:value="0.001517612" calcext:value-type="float">
            <text:p>1,52E-003</text:p>
          </table:table-cell>
          <table:table-cell table:style-name="ce1" office:value-type="float" office:value="-0.0540718" calcext:value-type="float">
            <text:p>-5,41E-002</text:p>
          </table:table-cell>
          <table:table-cell table:formula="of:= ABS([.B998])" office:value-type="float" office:value="0.001517612" calcext:value-type="float">
            <text:p>1,52E-03</text:p>
          </table:table-cell>
          <table:table-cell table:formula="of:= ABS([.C998])" office:value-type="float" office:value="0.0540718" calcext:value-type="float">
            <text:p>5,41E-02</text:p>
          </table:table-cell>
          <table:table-cell table:formula="of:=10*LOG10([.D998]/1000)" office:value-type="float" office:value="-58.1883924807012" calcext:value-type="float">
            <text:p>-58,19</text:p>
          </table:table-cell>
          <table:table-cell table:formula="of:=10*LOG10([.E998]/1000)" office:value-type="float" office:value="-42.6702917292381" calcext:value-type="float">
            <text:p>-42,67</text:p>
          </table:table-cell>
        </table:table-row>
        <table:table-row table:style-name="ro1">
          <table:table-cell table:formula="of:=[.A998]+1" office:value-type="float" office:value="997" calcext:value-type="float">
            <text:p>997</text:p>
          </table:table-cell>
          <table:table-cell table:style-name="ce1" office:value-type="float" office:value="-0.001544783" calcext:value-type="float">
            <text:p>-1,54E-003</text:p>
          </table:table-cell>
          <table:table-cell table:style-name="ce1" office:value-type="float" office:value="-0.05213558" calcext:value-type="float">
            <text:p>-5,21E-002</text:p>
          </table:table-cell>
          <table:table-cell table:formula="of:= ABS([.B999])" office:value-type="float" office:value="0.001544783" calcext:value-type="float">
            <text:p>1,54E-03</text:p>
          </table:table-cell>
          <table:table-cell table:formula="of:= ABS([.C999])" office:value-type="float" office:value="0.05213558" calcext:value-type="float">
            <text:p>5,21E-02</text:p>
          </table:table-cell>
          <table:table-cell table:formula="of:=10*LOG10([.D999]/1000)" office:value-type="float" office:value="-58.1113251851842" calcext:value-type="float">
            <text:p>-58,11</text:p>
          </table:table-cell>
          <table:table-cell table:formula="of:=10*LOG10([.E999]/1000)" office:value-type="float" office:value="-42.8286579063945" calcext:value-type="float">
            <text:p>-42,83</text:p>
          </table:table-cell>
        </table:table-row>
        <table:table-row table:style-name="ro1">
          <table:table-cell table:formula="of:=[.A999]+1" office:value-type="float" office:value="998" calcext:value-type="float">
            <text:p>998</text:p>
          </table:table-cell>
          <table:table-cell table:style-name="ce1" office:value-type="float" office:value="0.001516112" calcext:value-type="float">
            <text:p>1,52E-003</text:p>
          </table:table-cell>
          <table:table-cell table:style-name="ce1" office:value-type="float" office:value="-0.05407085" calcext:value-type="float">
            <text:p>-5,41E-002</text:p>
          </table:table-cell>
          <table:table-cell table:formula="of:= ABS([.B1000])" office:value-type="float" office:value="0.001516112" calcext:value-type="float">
            <text:p>1,52E-03</text:p>
          </table:table-cell>
          <table:table-cell table:formula="of:= ABS([.C1000])" office:value-type="float" office:value="0.05407085" calcext:value-type="float">
            <text:p>5,41E-02</text:p>
          </table:table-cell>
          <table:table-cell table:formula="of:=10*LOG10([.D1000]/1000)" office:value-type="float" office:value="-58.1926871480865" calcext:value-type="float">
            <text:p>-58,19</text:p>
          </table:table-cell>
          <table:table-cell table:formula="of:=10*LOG10([.E1000]/1000)" office:value-type="float" office:value="-42.6703680321135" calcext:value-type="float">
            <text:p>-42,67</text:p>
          </table:table-cell>
        </table:table-row>
        <table:table-row table:style-name="ro1">
          <table:table-cell table:formula="of:=[.A1000]+1" office:value-type="float" office:value="999" calcext:value-type="float">
            <text:p>999</text:p>
          </table:table-cell>
          <table:table-cell table:style-name="ce1" office:value-type="float" office:value="-0.00154323" calcext:value-type="float">
            <text:p>-1,54E-003</text:p>
          </table:table-cell>
          <table:table-cell table:style-name="ce1" office:value-type="float" office:value="-0.05213656" calcext:value-type="float">
            <text:p>-5,21E-002</text:p>
          </table:table-cell>
          <table:table-cell table:formula="of:= ABS([.B1001])" office:value-type="float" office:value="0.00154323" calcext:value-type="float">
            <text:p>1,54E-03</text:p>
          </table:table-cell>
          <table:table-cell table:formula="of:= ABS([.C1001])" office:value-type="float" office:value="0.05213656" calcext:value-type="float">
            <text:p>5,21E-02</text:p>
          </table:table-cell>
          <table:table-cell table:formula="of:=10*LOG10([.D1001]/1000)" office:value-type="float" office:value="-58.1156934270747" calcext:value-type="float">
            <text:p>-58,12</text:p>
          </table:table-cell>
          <table:table-cell table:formula="of:=10*LOG10([.E1001]/1000)" office:value-type="float" office:value="-42.828576272203" calcext:value-type="float">
            <text:p>-42,83</text:p>
          </table:table-cell>
        </table:table-row>
        <table:table-row table:style-name="ro1" table:number-rows-repeated="1047574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13T21:46:44.444705705</meta:creation-date>
    <dc:date>2015-02-13T21:59:56.648325165</dc:date>
    <meta:editing-duration>PT13M9S</meta:editing-duration>
    <meta:editing-cycles>9</meta:editing-cycles>
    <meta:generator>LibreOffice/4.3.5.2.0$Linux_X86_64 LibreOffice_project/430$Build-2</meta:generator>
    <meta:document-statistic meta:table-count="1" meta:cell-count="700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minimum="-60" chart:maximum="-4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symbol-type="named-symbol" chart:symbol-name="square" chart:symbol-width="0.01cm" chart:symbol-height="0.01cm" chart:link-data-style-to-source="true">
        <chart:symbol-image/>
      </style:chart-properties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2">
      <style:chart-properties chart:symbol-type="named-symbol" chart:symbol-name="diamond" chart:symbol-width="0.01cm" chart:symbol-height="0.01cm" chart:link-data-style-to-source="true">
        <chart:symbol-image xlink:href="Pictures/2000000A000000DD000000DD70DD954D.svm" xlink:type="simple" xlink:actuate="onLoad"/>
      </style:chart-properties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208cm" svg:y="3.952cm" style:legend-expansion="high" chart:style-name="ch2"/>
        <chart:plot-area chart:style-name="ch3" table:cell-range-address="Feuille1.A1:Feuille1.A1001 Feuille1.F1:Feuille1.G1001" chart:data-source-has-labels="row" svg:x="0.32cm" svg:y="0.18cm" svg:width="12.568cm" svg:height="8.64cm">
          <chartooo:coordinate-region svg:x="1.524cm" svg:y="0.379cm" svg:width="10.992cm" svg:height="8.24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Feuille1.F2:Feuille1.F1001" chart:label-cell-address="Feuille1.F1:Feuille1.F1" chart:class="chart:scatter">
            <chart:domain table:cell-range-address="Feuille1.A2:Feuille1.A1001"/>
            <chart:data-point chart:repeated="1000"/>
          </chart:series>
          <chart:series chart:style-name="ch8" chart:values-cell-range-address="Feuille1.G2:Feuille1.G1001" chart:label-cell-address="Feuille1.G1:Feuille1.G1" chart:class="chart:scatter">
            <chart:data-point chart:repeated="10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Ppcorr / dBm</text:p>
                <draw:g>
                  <svg:desc>Feuille1.F1:Feuille1.F1</svg:desc>
                </draw:g>
              </table:table-cell>
              <table:table-cell office:value-type="string">
                <text:p>Pscorr / dBm</text:p>
                <draw:g>
                  <svg:desc>Feuille1.G1:Feuille1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Feuille1.A2:Feuille1.A1001</svg:desc>
                </draw:g>
              </table:table-cell>
              <table:table-cell office:value-type="float" office:value="-40.4575749056068">
                <text:p>-40.4575749056068</text:p>
                <draw:g>
                  <svg:desc>Feuille1.F2:Feuille1.F1001</svg:desc>
                </draw:g>
              </table:table-cell>
              <table:table-cell office:value-type="float" office:value="-85.2287874528034">
                <text:p>-85.2287874528034</text:p>
                <draw:g>
                  <svg:desc>Feuille1.G2:Feuille1.G10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-40.7572071393812">
                <text:p>-40.7572071393812</text:p>
              </table:table-cell>
              <table:table-cell office:value-type="float" office:value="-85.8502665202918">
                <text:p>-85.850266520291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-40.7580577160299">
                <text:p>-40.7580577160299</text:p>
              </table:table-cell>
              <table:table-cell office:value-type="float" office:value="-78.8609072444323">
                <text:p>-78.860907244432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-40.7623105117567">
                <text:p>-40.7623105117567</text:p>
              </table:table-cell>
              <table:table-cell office:value-type="float" office:value="-71.8729074290055">
                <text:p>-71.872907429005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-40.7835862066793">
                <text:p>-40.7835862066793</text:p>
              </table:table-cell>
              <table:table-cell office:value-type="float" office:value="-64.8917051286568">
                <text:p>-64.891705128656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-40.8902851166742">
                <text:p>-40.8902851166742</text:p>
              </table:table-cell>
              <table:table-cell office:value-type="float" office:value="-57.9443703091139">
                <text:p>-57.944370309113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-41.4324169456146">
                <text:p>-41.4324169456146</text:p>
              </table:table-cell>
              <table:table-cell office:value-type="float" office:value="-51.1634742113788">
                <text:p>-51.163474211378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-44.4740368564869">
                <text:p>-44.4740368564869</text:p>
              </table:table-cell>
              <table:table-cell office:value-type="float" office:value="-45.1506840152717">
                <text:p>-45.150684015271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-47.8420756669749">
                <text:p>-47.8420756669749</text:p>
              </table:table-cell>
              <table:table-cell office:value-type="float" office:value="-41.9719905521398">
                <text:p>-41.971990552139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-47.1298092880654">
                <text:p>-47.1298092880654</text:p>
              </table:table-cell>
              <table:table-cell office:value-type="float" office:value="-43.8861066434545">
                <text:p>-43.886106643454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-48.4407669556309">
                <text:p>-48.4407669556309</text:p>
              </table:table-cell>
              <table:table-cell office:value-type="float" office:value="-42.0644847312468">
                <text:p>-42.064484731246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-47.8071602152685">
                <text:p>-47.8071602152685</text:p>
              </table:table-cell>
              <table:table-cell office:value-type="float" office:value="-43.7021651811218">
                <text:p>-43.702165181121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-48.8796135785925">
                <text:p>-48.8796135785925</text:p>
              </table:table-cell>
              <table:table-cell office:value-type="float" office:value="-42.1257027433603">
                <text:p>-42.125702743360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-48.2989383683424">
                <text:p>-48.2989383683424</text:p>
              </table:table-cell>
              <table:table-cell office:value-type="float" office:value="-43.5894045182596">
                <text:p>-43.589404518259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-49.2308770683026">
                <text:p>-49.2308770683026</text:p>
              </table:table-cell>
              <table:table-cell office:value-type="float" office:value="-42.1709873954479">
                <text:p>-42.170987395447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-48.6898090893189">
                <text:p>-48.6898090893189</text:p>
              </table:table-cell>
              <table:table-cell office:value-type="float" office:value="-43.5102255882744">
                <text:p>-43.510225588274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-49.5255222825013">
                <text:p>-49.5255222825013</text:p>
              </table:table-cell>
              <table:table-cell office:value-type="float" office:value="-42.2065781137992">
                <text:p>-42.206578113799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-49.0158611310664">
                <text:p>-49.0158611310664</text:p>
              </table:table-cell>
              <table:table-cell office:value-type="float" office:value="-43.450380091389">
                <text:p>-43.45038009138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-49.7801357192068">
                <text:p>-49.7801357192068</text:p>
              </table:table-cell>
              <table:table-cell office:value-type="float" office:value="-42.2356630175978">
                <text:p>-42.235663017597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-49.2963182561526">
                <text:p>-49.2963182561526</text:p>
              </table:table-cell>
              <table:table-cell office:value-type="float" office:value="-43.4029672293512">
                <text:p>-43.402967229351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-50.0047629126075">
                <text:p>-50.0047629126075</text:p>
              </table:table-cell>
              <table:table-cell office:value-type="float" office:value="-42.2600939687008">
                <text:p>-42.260093968700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-49.5427851394428">
                <text:p>-49.5427851394428</text:p>
              </table:table-cell>
              <table:table-cell office:value-type="float" office:value="-43.3641430511316">
                <text:p>-43.364143051131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-50.2060046722016">
                <text:p>-50.2060046722016</text:p>
              </table:table-cell>
              <table:table-cell office:value-type="float" office:value="-42.2810436022454">
                <text:p>-42.281043602245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-49.7628467688034">
                <text:p>-49.7628467688034</text:p>
              </table:table-cell>
              <table:table-cell office:value-type="float" office:value="-43.3315604655693">
                <text:p>-43.331560465569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-50.388451174702">
                <text:p>-50.388451174702</text:p>
              </table:table-cell>
              <table:table-cell office:value-type="float" office:value="-42.2992975915053">
                <text:p>-42.299297591505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-49.9617598458279">
                <text:p>-49.9617598458279</text:p>
              </table:table-cell>
              <table:table-cell office:value-type="float" office:value="-43.3036909022009">
                <text:p>-43.303690902200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-50.5554338630051">
                <text:p>-50.5554338630051</text:p>
              </table:table-cell>
              <table:table-cell office:value-type="float" office:value="-42.3154090639742">
                <text:p>-42.315409063974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-50.1433349522855">
                <text:p>-50.1433349522855</text:p>
              </table:table-cell>
              <table:table-cell office:value-type="float" office:value="-43.2794871571442">
                <text:p>-43.279487157144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-50.7094547245517">
                <text:p>-50.7094547245517</text:p>
              </table:table-cell>
              <table:table-cell office:value-type="float" office:value="-42.329780805967">
                <text:p>-42.32978080596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-50.3104140930919">
                <text:p>-50.3104140930919</text:p>
              </table:table-cell>
              <table:table-cell office:value-type="float" office:value="-43.2582040055801">
                <text:p>-43.258204005580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-50.8524411546207">
                <text:p>-50.8524411546207</text:p>
              </table:table-cell>
              <table:table-cell office:value-type="float" office:value="-42.3427148247538">
                <text:p>-42.342714824753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-50.4651894512757">
                <text:p>-50.4651894512757</text:p>
              </table:table-cell>
              <table:table-cell office:value-type="float" office:value="-43.2392929515567">
                <text:p>-43.239292951556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-50.985914863729">
                <text:p>-50.985914863729</text:p>
              </table:table-cell>
              <table:table-cell office:value-type="float" office:value="-42.3544430616003">
                <text:p>-42.354443061600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-50.609381455031">
                <text:p>-50.609381455031</text:p>
              </table:table-cell>
              <table:table-cell office:value-type="float" office:value="-43.22234139173">
                <text:p>-43.2223413917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-51.1110964302569">
                <text:p>-51.1110964302569</text:p>
              </table:table-cell>
              <table:table-cell office:value-type="float" office:value="-42.3651480313827">
                <text:p>-42.365148031382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-50.7443704953375">
                <text:p>-50.7443704953375</text:p>
              </table:table-cell>
              <table:table-cell office:value-type="float" office:value="-43.2070304746704">
                <text:p>-43.207030474670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-51.2289835754879">
                <text:p>-51.2289835754879</text:p>
              </table:table-cell>
              <table:table-cell office:value-type="float" office:value="-42.3749743995491">
                <text:p>-42.374974399549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-50.8712799831362">
                <text:p>-50.8712799831362</text:p>
              </table:table-cell>
              <table:table-cell office:value-type="float" office:value="-43.1931112011562">
                <text:p>-43.193111201156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-51.3404001185314">
                <text:p>-51.3404001185314</text:p>
              </table:table-cell>
              <table:table-cell office:value-type="float" office:value="-42.3840386980716">
                <text:p>-42.384038698071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-50.9910368238508">
                <text:p>-50.9910368238508</text:p>
              </table:table-cell>
              <table:table-cell office:value-type="float" office:value="-43.1803825083791">
                <text:p>-43.180382508379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-51.4460357863569">
                <text:p>-51.4460357863569</text:p>
              </table:table-cell>
              <table:table-cell office:value-type="float" office:value="-42.392437056166">
                <text:p>-42.39243705616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-51.1044160726186">
                <text:p>-51.1044160726186</text:p>
              </table:table-cell>
              <table:table-cell office:value-type="float" office:value="-43.1686845375471">
                <text:p>-43.168684537547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-51.5464753795772">
                <text:p>-51.5464753795772</text:p>
              </table:table-cell>
              <table:table-cell office:value-type="float" office:value="-42.400250100421">
                <text:p>-42.40025010042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-51.2120719969843">
                <text:p>-51.2120719969843</text:p>
              </table:table-cell>
              <table:table-cell office:value-type="float" office:value="-43.1578841678562">
                <text:p>-43.157884167856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-51.6422169086516">
                <text:p>-51.6422169086516</text:p>
              </table:table-cell>
              <table:table-cell office:value-type="float" office:value="-42.407544192341">
                <text:p>-42.40754419234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-51.3145612505496">
                <text:p>-51.3145612505496</text:p>
              </table:table-cell>
              <table:table-cell office:value-type="float" office:value="-43.1478716896768">
                <text:p>-43.147871689676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-51.7336894372437">
                <text:p>-51.7336894372437</text:p>
              </table:table-cell>
              <table:table-cell office:value-type="float" office:value="-42.4143749955903">
                <text:p>-42.414374995590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-51.4123639072103">
                <text:p>-51.4123639072103</text:p>
              </table:table-cell>
              <table:table-cell office:value-type="float" office:value="-43.138555840387">
                <text:p>-43.13855584038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-51.8212650306502">
                <text:p>-51.8212650306502</text:p>
              </table:table-cell>
              <table:table-cell office:value-type="float" office:value="-42.4207918688912">
                <text:p>-42.420791868891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-51.5058937046604">
                <text:p>-51.5058937046604</text:p>
              </table:table-cell>
              <table:table-cell office:value-type="float" office:value="-43.1298589809197">
                <text:p>-43.129858980919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-51.9052688356446">
                <text:p>-51.9052688356446</text:p>
              </table:table-cell>
              <table:table-cell office:value-type="float" office:value="-42.4268347259558">
                <text:p>-42.426834725955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-51.5955131206966">
                <text:p>-51.5955131206966</text:p>
              </table:table-cell>
              <table:table-cell office:value-type="float" office:value="-43.1217150566393">
                <text:p>-43.121715056639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-51.9859862269229">
                <text:p>-51.9859862269229</text:p>
              </table:table-cell>
              <table:table-cell office:value-type="float" office:value="-42.4325400101271">
                <text:p>-42.432540010127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-51.6815395586011">
                <text:p>-51.6815395586011</text:p>
              </table:table-cell>
              <table:table-cell office:value-type="float" office:value="-43.1140685077572">
                <text:p>-43.114068507757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-52.0636695336702">
                <text:p>-52.0636695336702</text:p>
              </table:table-cell>
              <table:table-cell office:value-type="float" office:value="-42.4379383546942">
                <text:p>-42.437938354694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-51.7642522960195">
                <text:p>-51.7642522960195</text:p>
              </table:table-cell>
              <table:table-cell office:value-type="float" office:value="-43.1068705550783">
                <text:p>-43.106870555078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-52.1385431576349">
                <text:p>-52.1385431576349</text:p>
              </table:table-cell>
              <table:table-cell office:value-type="float" office:value="-42.4430575695258">
                <text:p>-42.443057569525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-51.8438997961515">
                <text:p>-51.8438997961515</text:p>
              </table:table-cell>
              <table:table-cell office:value-type="float" office:value="-43.1000782034131">
                <text:p>-43.100078203413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-52.2108058337327">
                <text:p>-52.2108058337327</text:p>
              </table:table-cell>
              <table:table-cell office:value-type="float" office:value="-42.4479203144724">
                <text:p>-42.447920314472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-51.9207029510856">
                <text:p>-51.9207029510856</text:p>
              </table:table-cell>
              <table:table-cell office:value-type="float" office:value="-43.0936550390763">
                <text:p>-43.093655039076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-52.2806368049131">
                <text:p>-52.2806368049131</text:p>
              </table:table-cell>
              <table:table-cell office:value-type="float" office:value="-42.4525478736811">
                <text:p>-42.452547873681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-51.9948602936144">
                <text:p>-51.9948602936144</text:p>
              </table:table-cell>
              <table:table-cell office:value-type="float" office:value="-43.0875693793132">
                <text:p>-43.087569379313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-52.3481972359543">
                <text:p>-52.3481972359543</text:p>
              </table:table-cell>
              <table:table-cell office:value-type="float" office:value="-42.4569601352507">
                <text:p>-42.456960135250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-52.0665489060862">
                <text:p>-52.0665489060862</text:p>
              </table:table-cell>
              <table:table-cell office:value-type="float" office:value="-43.0817915638908">
                <text:p>-43.081791563890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-52.4136322267453">
                <text:p>-52.4136322267453</text:p>
              </table:table-cell>
              <table:table-cell office:value-type="float" office:value="-42.461172511289">
                <text:p>-42.46117251128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-52.1359288558218">
                <text:p>-52.1359288558218</text:p>
              </table:table-cell>
              <table:table-cell office:value-type="float" office:value="-43.0762974475795">
                <text:p>-43.076297447579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-52.4770741664144">
                <text:p>-52.4770741664144</text:p>
              </table:table-cell>
              <table:table-cell office:value-type="float" office:value="-42.4652005041361">
                <text:p>-42.465200504136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-52.203146389648">
                <text:p>-52.203146389648</text:p>
              </table:table-cell>
              <table:table-cell office:value-type="float" office:value="-43.0710630629042">
                <text:p>-43.071063062904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-52.5386420247349">
                <text:p>-52.5386420247349</text:p>
              </table:table-cell>
              <table:table-cell office:value-type="float" office:value="-42.4690566324005">
                <text:p>-42.469056632400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-52.2683326871803">
                <text:p>-52.2683326871803</text:p>
              </table:table-cell>
              <table:table-cell office:value-type="float" office:value="-43.0660707634712">
                <text:p>-43.066070763471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-52.5984447889648">
                <text:p>-52.5984447889648</text:p>
              </table:table-cell>
              <table:table-cell office:value-type="float" office:value="-42.472753481556">
                <text:p>-42.47275348155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-52.3316080176205">
                <text:p>-52.3316080176205</text:p>
              </table:table-cell>
              <table:table-cell office:value-type="float" office:value="-43.0613012665603">
                <text:p>-43.061301266560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-52.656583807777">
                <text:p>-52.656583807777</text:p>
              </table:table-cell>
              <table:table-cell office:value-type="float" office:value="-42.4763021630572">
                <text:p>-42.476302163057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-52.3930812645041">
                <text:p>-52.3930812645041</text:p>
              </table:table-cell>
              <table:table-cell office:value-type="float" office:value="-43.0567380423431">
                <text:p>-43.056738042343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-52.7131481946767">
                <text:p>-52.7131481946767</text:p>
              </table:table-cell>
              <table:table-cell office:value-type="float" office:value="-42.4797123039405">
                <text:p>-42.479712303940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-52.4528542102107">
                <text:p>-52.4528542102107</text:p>
              </table:table-cell>
              <table:table-cell office:value-type="float" office:value="-43.0523672909831">
                <text:p>-43.052367290983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-52.7682239827464">
                <text:p>-52.7682239827464</text:p>
              </table:table-cell>
              <table:table-cell office:value-type="float" office:value="-42.4829928067015">
                <text:p>-42.482992806701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-52.5110170710811">
                <text:p>-52.5110170710811</text:p>
              </table:table-cell>
              <table:table-cell office:value-type="float" office:value="-43.0481752936715">
                <text:p>-43.048175293671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-52.8218883166387">
                <text:p>-52.8218883166387</text:p>
              </table:table-cell>
              <table:table-cell office:value-type="float" office:value="-42.4861518435787">
                <text:p>-42.486151843578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-52.5676571549668">
                <text:p>-52.5676571549668</text:p>
              </table:table-cell>
              <table:table-cell office:value-type="float" office:value="-43.044151032783">
                <text:p>-43.04415103278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-52.8742117158833">
                <text:p>-52.8742117158833</text:p>
              </table:table-cell>
              <table:table-cell office:value-type="float" office:value="-42.4891960809493">
                <text:p>-42.489196080949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-52.6228508633741">
                <text:p>-52.6228508633741</text:p>
              </table:table-cell>
              <table:table-cell office:value-type="float" office:value="-43.0402835508329">
                <text:p>-43.040283550832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-52.925261457709">
                <text:p>-52.925261457709</text:p>
              </table:table-cell>
              <table:table-cell office:value-type="float" office:value="-42.4921337555396">
                <text:p>-42.492133755539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-52.6766712609715">
                <text:p>-52.6766712609715</text:p>
              </table:table-cell>
              <table:table-cell office:value-type="float" office:value="-43.0365619462912">
                <text:p>-43.036561946291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-52.9750983832598">
                <text:p>-52.9750983832598</text:p>
              </table:table-cell>
              <table:table-cell office:value-type="float" office:value="-42.4949700493599">
                <text:p>-42.494970049359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-52.729184925678">
                <text:p>-52.729184925678</text:p>
              </table:table-cell>
              <table:table-cell office:value-type="float" office:value="-43.032977989107">
                <text:p>-43.03297798910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-53.0237796402085">
                <text:p>-53.0237796402085</text:p>
              </table:table-cell>
              <table:table-cell office:value-type="float" office:value="-42.497711709383">
                <text:p>-42.49771170938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-52.7804552281765">
                <text:p>-52.7804552281765</text:p>
              </table:table-cell>
              <table:table-cell office:value-type="float" office:value="-43.0295234893725">
                <text:p>-43.029523489372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-53.0713581499733">
                <text:p>-53.0713581499733</text:p>
              </table:table-cell>
              <table:table-cell office:value-type="float" office:value="-42.5003631892896">
                <text:p>-42.500363189289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-52.8305392499207">
                <text:p>-52.8305392499207</text:p>
              </table:table-cell>
              <table:table-cell office:value-type="float" office:value="-43.0261902947495">
                <text:p>-43.026190294749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-53.1178829763048">
                <text:p>-53.1178829763048</text:p>
              </table:table-cell>
              <table:table-cell office:value-type="float" office:value="-42.5029289596745">
                <text:p>-42.502928959674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-52.8794904414851">
                <text:p>-52.8794904414851</text:p>
              </table:table-cell>
              <table:table-cell office:value-type="float" office:value="-43.0229720303191">
                <text:p>-43.022972030319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-53.1634015608552">
                <text:p>-53.1634015608552</text:p>
              </table:table-cell>
              <table:table-cell office:value-type="float" office:value="-42.5054150536784">
                <text:p>-42.505415053678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-52.9273606688224">
                <text:p>-52.9273606688224</text:p>
              </table:table-cell>
              <table:table-cell office:value-type="float" office:value="-43.0198623490968">
                <text:p>-43.019862349096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-53.2079557721961">
                <text:p>-53.2079557721961</text:p>
              </table:table-cell>
              <table:table-cell office:value-type="float" office:value="-42.5078236546067">
                <text:p>-42.507823654606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-52.9741955443045">
                <text:p>-52.9741955443045</text:p>
              </table:table-cell>
              <table:table-cell office:value-type="float" office:value="-43.0168540604642">
                <text:p>-43.016854060464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-53.2515860036912">
                <text:p>-53.2515860036912</text:p>
              </table:table-cell>
              <table:table-cell office:value-type="float" office:value="-42.5101608255214">
                <text:p>-42.510160825521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-53.0200390649125">
                <text:p>-53.0200390649125</text:p>
              </table:table-cell>
              <table:table-cell office:value-type="float" office:value="-43.0139434781072">
                <text:p>-43.013943478107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-53.2943318459448">
                <text:p>-53.2943318459448</text:p>
              </table:table-cell>
              <table:table-cell office:value-type="float" office:value="-42.5124287738622">
                <text:p>-42.512428773862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-53.0649333115759">
                <text:p>-53.0649333115759</text:p>
              </table:table-cell>
              <table:table-cell office:value-type="float" office:value="-43.0111243258016">
                <text:p>-43.011124325801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">
                <text:p>100</text:p>
              </table:table-cell>
              <table:table-cell office:value-type="float" office:value="-53.3362271995125">
                <text:p>-53.3362271995125</text:p>
              </table:table-cell>
              <table:table-cell office:value-type="float" office:value="-42.5146312649933">
                <text:p>-42.514631264993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1">
                <text:p>101</text:p>
              </table:table-cell>
              <table:table-cell office:value-type="float" office:value="-53.1089172644257">
                <text:p>-53.1089172644257</text:p>
              </table:table-cell>
              <table:table-cell office:value-type="float" office:value="-43.0083929540224">
                <text:p>-43.008392954022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2">
                <text:p>102</text:p>
              </table:table-cell>
              <table:table-cell office:value-type="float" office:value="-53.3773055205321">
                <text:p>-53.3773055205321</text:p>
              </table:table-cell>
              <table:table-cell office:value-type="float" office:value="-42.5167705245385">
                <text:p>-42.516770524538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3">
                <text:p>103</text:p>
              </table:table-cell>
              <table:table-cell office:value-type="float" office:value="-53.1520264670069">
                <text:p>-53.1520264670069</text:p>
              </table:table-cell>
              <table:table-cell office:value-type="float" office:value="-43.0057431246316">
                <text:p>-43.005743124631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4">
                <text:p>104</text:p>
              </table:table-cell>
              <table:table-cell office:value-type="float" office:value="-53.4175996692613">
                <text:p>-53.4175996692613</text:p>
              </table:table-cell>
              <table:table-cell office:value-type="float" office:value="-42.518851112406">
                <text:p>-42.51885111240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5">
                <text:p>105</text:p>
              </table:table-cell>
              <table:table-cell office:value-type="float" office:value="-53.1942945090792">
                <text:p>-53.1942945090792</text:p>
              </table:table-cell>
              <table:table-cell office:value-type="float" office:value="-43.0031729551619">
                <text:p>-43.003172955161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6">
                <text:p>106</text:p>
              </table:table-cell>
              <table:table-cell office:value-type="float" office:value="-53.4571388721801">
                <text:p>-53.4571388721801</text:p>
              </table:table-cell>
              <table:table-cell office:value-type="float" office:value="-42.5208752717875">
                <text:p>-42.520875271787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7">
                <text:p>107</text:p>
              </table:table-cell>
              <table:table-cell office:value-type="float" office:value="-53.2357555348559">
                <text:p>-53.2357555348559</text:p>
              </table:table-cell>
              <table:table-cell office:value-type="float" office:value="-43.0006771052054">
                <text:p>-43.000677105205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8">
                <text:p>108</text:p>
              </table:table-cell>
              <table:table-cell office:value-type="float" office:value="-53.4959513586027">
                <text:p>-53.4959513586027</text:p>
              </table:table-cell>
              <table:table-cell office:value-type="float" office:value="-42.5228452523975">
                <text:p>-42.522845252397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9">
                <text:p>109</text:p>
              </table:table-cell>
              <table:table-cell office:value-type="float" office:value="-53.2764376751856">
                <text:p>-53.2764376751856</text:p>
              </table:table-cell>
              <table:table-cell office:value-type="float" office:value="-42.9982519828308">
                <text:p>-42.998251982830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0">
                <text:p>110</text:p>
              </table:table-cell>
              <table:table-cell office:value-type="float" office:value="-53.5340632374132">
                <text:p>-53.5340632374132</text:p>
              </table:table-cell>
              <table:table-cell office:value-type="float" office:value="-42.5247625334792">
                <text:p>-42.524762533479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1">
                <text:p>111</text:p>
              </table:table-cell>
              <table:table-cell office:value-type="float" office:value="-53.3163719659274">
                <text:p>-53.3163719659274</text:p>
              </table:table-cell>
              <table:table-cell office:value-type="float" office:value="-42.9958957389816">
                <text:p>-42.995895738981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2">
                <text:p>112</text:p>
              </table:table-cell>
              <table:table-cell office:value-type="float" office:value="-53.5714993017536">
                <text:p>-53.5714993017536</text:p>
              </table:table-cell>
              <table:table-cell office:value-type="float" office:value="-42.5266309300514">
                <text:p>-42.526630930051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3">
                <text:p>113</text:p>
              </table:table-cell>
              <table:table-cell office:value-type="float" office:value="-53.3555848538397">
                <text:p>-53.3555848538397</text:p>
              </table:table-cell>
              <table:table-cell office:value-type="float" office:value="-42.9936039360492">
                <text:p>-42.993603936049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4">
                <text:p>114</text:p>
              </table:table-cell>
              <table:table-cell office:value-type="float" office:value="-53.6082828906187">
                <text:p>-53.6082828906187</text:p>
              </table:table-cell>
              <table:table-cell office:value-type="float" office:value="-42.5284527107542">
                <text:p>-42.528452710754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5">
                <text:p>115</text:p>
              </table:table-cell>
              <table:table-cell office:value-type="float" office:value="-53.394100734701">
                <text:p>-53.394100734701</text:p>
              </table:table-cell>
              <table:table-cell office:value-type="float" office:value="-42.9913738782967">
                <text:p>-42.991373878296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6">
                <text:p>116</text:p>
              </table:table-cell>
              <table:table-cell office:value-type="float" office:value="-53.6444387680264">
                <text:p>-53.6444387680264</text:p>
              </table:table-cell>
              <table:table-cell office:value-type="float" office:value="-42.5302278165669">
                <text:p>-42.530227816566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7">
                <text:p>117</text:p>
              </table:table-cell>
              <table:table-cell office:value-type="float" office:value="-53.4319456043726">
                <text:p>-53.4319456043726</text:p>
              </table:table-cell>
              <table:table-cell office:value-type="float" office:value="-42.9892028781274">
                <text:p>-42.989202878127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8">
                <text:p>118</text:p>
              </table:table-cell>
              <table:table-cell office:value-type="float" office:value="-53.6799860190203">
                <text:p>-53.6799860190203</text:p>
              </table:table-cell>
              <table:table-cell office:value-type="float" office:value="-42.53196007993">
                <text:p>-42.5319600799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9">
                <text:p>119</text:p>
              </table:table-cell>
              <table:table-cell office:value-type="float" office:value="-53.4691422219376">
                <text:p>-53.4691422219376</text:p>
              </table:table-cell>
              <table:table-cell office:value-type="float" office:value="-42.9870882557044">
                <text:p>-42.987088255704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0">
                <text:p>120</text:p>
              </table:table-cell>
              <table:table-cell office:value-type="float" office:value="-53.7149459246259">
                <text:p>-53.7149459246259</text:p>
              </table:table-cell>
              <table:table-cell office:value-type="float" office:value="-42.5336510058802">
                <text:p>-42.533651005880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1">
                <text:p>121</text:p>
              </table:table-cell>
              <table:table-cell office:value-type="float" office:value="-53.5057118414832">
                <text:p>-53.5057118414832</text:p>
              </table:table-cell>
              <table:table-cell office:value-type="float" office:value="-42.9850282021368">
                <text:p>-42.985028202136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2">
                <text:p>122</text:p>
              </table:table-cell>
              <table:table-cell office:value-type="float" office:value="-53.7493378764731">
                <text:p>-53.7493378764731</text:p>
              </table:table-cell>
              <table:table-cell office:value-type="float" office:value="-42.5353013244486">
                <text:p>-42.535301324448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3">
                <text:p>123</text:p>
              </table:table-cell>
              <table:table-cell office:value-type="float" office:value="-53.5416760450887">
                <text:p>-53.5416760450887</text:p>
              </table:table-cell>
              <table:table-cell office:value-type="float" office:value="-42.9830200508379">
                <text:p>-42.983020050837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4">
                <text:p>124</text:p>
              </table:table-cell>
              <table:table-cell office:value-type="float" office:value="-53.7831802850933">
                <text:p>-53.7831802850933</text:p>
              </table:table-cell>
              <table:table-cell office:value-type="float" office:value="-42.5369125468561">
                <text:p>-42.536912546856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5">
                <text:p>125</text:p>
              </table:table-cell>
              <table:table-cell office:value-type="float" office:value="-53.5770537257973">
                <text:p>-53.5770537257973</text:p>
              </table:table-cell>
              <table:table-cell office:value-type="float" office:value="-42.9810620047662">
                <text:p>-42.981062004766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6">
                <text:p>126</text:p>
              </table:table-cell>
              <table:table-cell office:value-type="float" office:value="-53.8164904926505">
                <text:p>-53.8164904926505</text:p>
              </table:table-cell>
              <table:table-cell office:value-type="float" office:value="-42.538487746028">
                <text:p>-42.53848774602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7">
                <text:p>127</text:p>
              </table:table-cell>
              <table:table-cell office:value-type="float" office:value="-53.6118649107067">
                <text:p>-53.6118649107067</text:p>
              </table:table-cell>
              <table:table-cell office:value-type="float" office:value="-42.9791514094486">
                <text:p>-42.979151409448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8">
                <text:p>128</text:p>
              </table:table-cell>
              <table:table-cell office:value-type="float" office:value="-53.8492836332509">
                <text:p>-53.8492836332509</text:p>
              </table:table-cell>
              <table:table-cell office:value-type="float" office:value="-42.5400268825386">
                <text:p>-42.540026882538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9">
                <text:p>129</text:p>
              </table:table-cell>
              <table:table-cell office:value-type="float" office:value="-53.646126732414">
                <text:p>-53.646126732414</text:p>
              </table:table-cell>
              <table:table-cell office:value-type="float" office:value="-42.9772864786475">
                <text:p>-42.977286478647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0">
                <text:p>130</text:p>
              </table:table-cell>
              <table:table-cell office:value-type="float" office:value="-53.8815778166674">
                <text:p>-53.8815778166674</text:p>
              </table:table-cell>
              <table:table-cell office:value-type="float" office:value="-42.5415322569858">
                <text:p>-42.541532256985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1">
                <text:p>131</text:p>
              </table:table-cell>
              <table:table-cell office:value-type="float" office:value="-53.6798563051562">
                <text:p>-53.6798563051562</text:p>
              </table:table-cell>
              <table:table-cell office:value-type="float" office:value="-42.9754654306166">
                <text:p>-42.975465430616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2">
                <text:p>132</text:p>
              </table:table-cell>
              <table:table-cell office:value-type="float" office:value="-53.9133877854329">
                <text:p>-53.9133877854329</text:p>
              </table:table-cell>
              <table:table-cell office:value-type="float" office:value="-42.5430046140444">
                <text:p>-42.543004614044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-53.7130706804943">
                <text:p>-53.7130706804943</text:p>
              </table:table-cell>
              <table:table-cell office:value-type="float" office:value="-42.9736873492114">
                <text:p>-42.973687349211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-53.9447269076427">
                <text:p>-53.9447269076427</text:p>
              </table:table-cell>
              <table:table-cell office:value-type="float" office:value="-42.5444447001882">
                <text:p>-42.544444700188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5">
                <text:p>135</text:p>
              </table:table-cell>
              <table:table-cell office:value-type="float" office:value="-53.7457847454928">
                <text:p>-53.7457847454928</text:p>
              </table:table-cell>
              <table:table-cell office:value-type="float" office:value="-42.9719495991292">
                <text:p>-42.971949599129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6">
                <text:p>136</text:p>
              </table:table-cell>
              <table:table-cell office:value-type="float" office:value="-53.9756092650839">
                <text:p>-53.9756092650839</text:p>
              </table:table-cell>
              <table:table-cell office:value-type="float" office:value="-42.5458540441288">
                <text:p>-42.545854044128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7">
                <text:p>137</text:p>
              </table:table-cell>
              <table:table-cell office:value-type="float" office:value="-53.7780131753932">
                <text:p>-53.7780131753932</text:p>
              </table:table-cell>
              <table:table-cell office:value-type="float" office:value="-42.9702512716473">
                <text:p>-42.970251271647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8">
                <text:p>138</text:p>
              </table:table-cell>
              <table:table-cell office:value-type="float" office:value="-54.0060485569475">
                <text:p>-54.0060485569475</text:p>
              </table:table-cell>
              <table:table-cell office:value-type="float" office:value="-42.5472341772588">
                <text:p>-42.547234177258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9">
                <text:p>139</text:p>
              </table:table-cell>
              <table:table-cell office:value-type="float" office:value="-53.8097703913192">
                <text:p>-53.8097703913192</text:p>
              </table:table-cell>
              <table:table-cell office:value-type="float" office:value="-42.9685906002284">
                <text:p>-42.968590600228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0">
                <text:p>140</text:p>
              </table:table-cell>
              <table:table-cell office:value-type="float" office:value="-54.036056957692">
                <text:p>-54.036056957692</text:p>
              </table:table-cell>
              <table:table-cell office:value-type="float" office:value="-42.5485858525625">
                <text:p>-42.548585852562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1">
                <text:p>141</text:p>
              </table:table-cell>
              <table:table-cell office:value-type="float" office:value="-53.8410705183212">
                <text:p>-53.8410705183212</text:p>
              </table:table-cell>
              <table:table-cell office:value-type="float" office:value="-42.966965822012">
                <text:p>-42.96696582201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2">
                <text:p>142</text:p>
              </table:table-cell>
              <table:table-cell office:value-type="float" office:value="-54.0656472528018">
                <text:p>-54.0656472528018</text:p>
              </table:table-cell>
              <table:table-cell office:value-type="float" office:value="-42.5499098245487">
                <text:p>-42.549909824548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3">
                <text:p>143</text:p>
              </table:table-cell>
              <table:table-cell office:value-type="float" office:value="-53.8719262845957">
                <text:p>-53.8719262845957</text:p>
              </table:table-cell>
              <table:table-cell office:value-type="float" office:value="-42.9653768969627">
                <text:p>-42.965376896962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4">
                <text:p>144</text:p>
              </table:table-cell>
              <table:table-cell office:value-type="float" office:value="-54.0948317204967">
                <text:p>-54.0948317204967</text:p>
              </table:table-cell>
              <table:table-cell office:value-type="float" office:value="-42.5512068492031">
                <text:p>-42.551206849203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5">
                <text:p>145</text:p>
              </table:table-cell>
              <table:table-cell office:value-type="float" office:value="-53.902350009716">
                <text:p>-53.902350009716</text:p>
              </table:table-cell>
              <table:table-cell office:value-type="float" office:value="-42.9638212079334">
                <text:p>-42.963821207933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6">
                <text:p>146</text:p>
              </table:table-cell>
              <table:table-cell office:value-type="float" office:value="-54.1236187238552">
                <text:p>-54.1236187238552</text:p>
              </table:table-cell>
              <table:table-cell office:value-type="float" office:value="-42.5524784656267">
                <text:p>-42.552478465626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7">
                <text:p>147</text:p>
              </table:table-cell>
              <table:table-cell office:value-type="float" office:value="-53.9323546384262">
                <text:p>-53.9323546384262</text:p>
              </table:table-cell>
              <table:table-cell office:value-type="float" office:value="-42.9622987194261">
                <text:p>-42.962298719426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8">
                <text:p>148</text:p>
              </table:table-cell>
              <table:table-cell office:value-type="float" office:value="-54.1520215982551">
                <text:p>-54.1520215982551</text:p>
              </table:table-cell>
              <table:table-cell office:value-type="float" office:value="-42.5537254332922">
                <text:p>-42.553725433292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9">
                <text:p>149</text:p>
              </table:table-cell>
              <table:table-cell office:value-type="float" office:value="-53.9619494120057">
                <text:p>-53.9619494120057</text:p>
              </table:table-cell>
              <table:table-cell office:value-type="float" office:value="-42.9608076792354">
                <text:p>-42.960807679235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0">
                <text:p>150</text:p>
              </table:table-cell>
              <table:table-cell office:value-type="float" office:value="-54.1800496994646">
                <text:p>-54.1800496994646</text:p>
              </table:table-cell>
              <table:table-cell office:value-type="float" office:value="-42.5549485129862">
                <text:p>-42.554948512986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1">
                <text:p>151</text:p>
              </table:table-cell>
              <table:table-cell office:value-type="float" office:value="-53.9911473396991">
                <text:p>-53.9911473396991</text:p>
              </table:table-cell>
              <table:table-cell office:value-type="float" office:value="-42.9593463382466">
                <text:p>-42.959346338246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2">
                <text:p>152</text:p>
              </table:table-cell>
              <table:table-cell office:value-type="float" office:value="-54.2077128318615">
                <text:p>-54.2077128318615</text:p>
              </table:table-cell>
              <table:table-cell office:value-type="float" office:value="-42.5561476844207">
                <text:p>-42.556147684420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3">
                <text:p>153</text:p>
              </table:table-cell>
              <table:table-cell office:value-type="float" office:value="-54.0199587301296">
                <text:p>-54.0199587301296</text:p>
              </table:table-cell>
              <table:table-cell office:value-type="float" office:value="-42.957915524835">
                <text:p>-42.95791552483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4">
                <text:p>154</text:p>
              </table:table-cell>
              <table:table-cell office:value-type="float" office:value="-54.2350200947952">
                <text:p>-54.2350200947952</text:p>
              </table:table-cell>
              <table:table-cell office:value-type="float" office:value="-42.5573244928082">
                <text:p>-42.557324492808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5">
                <text:p>155</text:p>
              </table:table-cell>
              <table:table-cell office:value-type="float" office:value="-54.0483921829728">
                <text:p>-54.0483921829728</text:p>
              </table:table-cell>
              <table:table-cell office:value-type="float" office:value="-42.9565126353037">
                <text:p>-42.956512635303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6">
                <text:p>156</text:p>
              </table:table-cell>
              <table:table-cell office:value-type="float" office:value="-54.2619810031722">
                <text:p>-54.2619810031722</text:p>
              </table:table-cell>
              <table:table-cell office:value-type="float" office:value="-42.5584797026423">
                <text:p>-42.558479702642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7">
                <text:p>157</text:p>
              </table:table-cell>
              <table:table-cell office:value-type="float" office:value="-54.0764600665312">
                <text:p>-54.0764600665312</text:p>
              </table:table-cell>
              <table:table-cell office:value-type="float" office:value="-42.9551367851254">
                <text:p>-42.955136785125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8">
                <text:p>158</text:p>
              </table:table-cell>
              <table:table-cell office:value-type="float" office:value="-54.2886043195908">
                <text:p>-54.2886043195908</text:p>
              </table:table-cell>
              <table:table-cell office:value-type="float" office:value="-42.5596132965987">
                <text:p>-42.559613296598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9">
                <text:p>159</text:p>
              </table:table-cell>
              <table:table-cell office:value-type="float" office:value="-54.1041685663161">
                <text:p>-54.1041685663161</text:p>
              </table:table-cell>
              <table:table-cell office:value-type="float" office:value="-42.9537879487519">
                <text:p>-42.953787948751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0">
                <text:p>160</text:p>
              </table:table-cell>
              <table:table-cell office:value-type="float" office:value="-54.314899189694">
                <text:p>-54.314899189694</text:p>
              </table:table-cell>
              <table:table-cell office:value-type="float" office:value="-42.5607268240104">
                <text:p>-42.560726824010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1">
                <text:p>161</text:p>
              </table:table-cell>
              <table:table-cell office:value-type="float" office:value="-54.1315298388997">
                <text:p>-54.1315298388997</text:p>
              </table:table-cell>
              <table:table-cell office:value-type="float" office:value="-42.9524652440562">
                <text:p>-42.952465244056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2">
                <text:p>162</text:p>
              </table:table-cell>
              <table:table-cell office:value-type="float" office:value="-54.3408716003664">
                <text:p>-54.3408716003664</text:p>
              </table:table-cell>
              <table:table-cell office:value-type="float" office:value="-42.5618194859943">
                <text:p>-42.561819485994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3">
                <text:p>163</text:p>
              </table:table-cell>
              <table:table-cell office:value-type="float" office:value="-54.1585508720805">
                <text:p>-54.1585508720805</text:p>
              </table:table-cell>
              <table:table-cell office:value-type="float" office:value="-42.9511669336101">
                <text:p>-42.951166933610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4">
                <text:p>164</text:p>
              </table:table-cell>
              <table:table-cell office:value-type="float" office:value="-54.3665313945999">
                <text:p>-54.3665313945999</text:p>
              </table:table-cell>
              <table:table-cell office:value-type="float" office:value="-42.5628936174133">
                <text:p>-42.562893617413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5">
                <text:p>165</text:p>
              </table:table-cell>
              <table:table-cell office:value-type="float" office:value="-54.1852389996333">
                <text:p>-54.1852389996333</text:p>
              </table:table-cell>
              <table:table-cell office:value-type="float" office:value="-42.9498929956616">
                <text:p>-42.949892995661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6">
                <text:p>166</text:p>
              </table:table-cell>
              <table:table-cell office:value-type="float" office:value="-54.3918852113805">
                <text:p>-54.3918852113805</text:p>
              </table:table-cell>
              <table:table-cell office:value-type="float" office:value="-42.5639492044473">
                <text:p>-42.563949204447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7">
                <text:p>167</text:p>
              </table:table-cell>
              <table:table-cell office:value-type="float" office:value="-54.2116053363517">
                <text:p>-54.2116053363517</text:p>
              </table:table-cell>
              <table:table-cell office:value-type="float" office:value="-42.9486434088816">
                <text:p>-42.948643408881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8">
                <text:p>168</text:p>
              </table:table-cell>
              <table:table-cell office:value-type="float" office:value="-54.4169399822496">
                <text:p>-54.4169399822496</text:p>
              </table:table-cell>
              <table:table-cell office:value-type="float" office:value="-42.5649862335069">
                <text:p>-42.564986233506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9">
                <text:p>169</text:p>
              </table:table-cell>
              <table:table-cell office:value-type="float" office:value="-54.2376545098495">
                <text:p>-54.2376545098495</text:p>
              </table:table-cell>
              <table:table-cell office:value-type="float" office:value="-42.9474155840543">
                <text:p>-42.947415584054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0">
                <text:p>170</text:p>
              </table:table-cell>
              <table:table-cell office:value-type="float" office:value="-54.4417041378489">
                <text:p>-54.4417041378489</text:p>
              </table:table-cell>
              <table:table-cell office:value-type="float" office:value="-42.5660054753583">
                <text:p>-42.566005475358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1">
                <text:p>171</text:p>
              </table:table-cell>
              <table:table-cell office:value-type="float" office:value="-54.2633960435277">
                <text:p>-54.2633960435277</text:p>
              </table:table-cell>
              <table:table-cell office:value-type="float" office:value="-42.946210358693">
                <text:p>-42.94621035869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2">
                <text:p>172</text:p>
              </table:table-cell>
              <table:table-cell office:value-type="float" office:value="-54.4661827827346">
                <text:p>-54.4661827827346</text:p>
              </table:table-cell>
              <table:table-cell office:value-type="float" office:value="-42.5670077017227">
                <text:p>-42.567007701722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3">
                <text:p>173</text:p>
              </table:table-cell>
              <table:table-cell office:value-type="float" office:value="-54.2888363310418">
                <text:p>-54.2888363310418</text:p>
              </table:table-cell>
              <table:table-cell office:value-type="float" office:value="-42.9450260028195">
                <text:p>-42.945026002819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4">
                <text:p>174</text:p>
              </table:table-cell>
              <table:table-cell office:value-type="float" office:value="-54.490383698319">
                <text:p>-54.490383698319</text:p>
              </table:table-cell>
              <table:table-cell office:value-type="float" office:value="-42.5679929007625">
                <text:p>-42.567992900762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5">
                <text:p>175</text:p>
              </table:table-cell>
              <table:table-cell office:value-type="float" office:value="-54.3139832234583">
                <text:p>-54.3139832234583</text:p>
              </table:table-cell>
              <table:table-cell office:value-type="float" office:value="-42.943862499455">
                <text:p>-42.94386249945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6">
                <text:p>176</text:p>
              </table:table-cell>
              <table:table-cell office:value-type="float" office:value="-54.5143124974823">
                <text:p>-54.5143124974823</text:p>
              </table:table-cell>
              <table:table-cell office:value-type="float" office:value="-42.5689626301514">
                <text:p>-42.568962630151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7">
                <text:p>177</text:p>
              </table:table-cell>
              <table:table-cell office:value-type="float" office:value="-54.3388425236824">
                <text:p>-54.3388425236824</text:p>
              </table:table-cell>
              <table:table-cell office:value-type="float" office:value="-42.94271983193">
                <text:p>-42.9427198319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8">
                <text:p>178</text:p>
              </table:table-cell>
              <table:table-cell office:value-type="float" office:value="-54.5379750254519">
                <text:p>-54.5379750254519</text:p>
              </table:table-cell>
              <table:table-cell office:value-type="float" office:value="-42.5699160946445">
                <text:p>-42.569916094644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79">
                <text:p>179</text:p>
              </table:table-cell>
              <table:table-cell office:value-type="float" office:value="-54.3634202902819">
                <text:p>-54.3634202902819</text:p>
              </table:table-cell>
              <table:table-cell office:value-type="float" office:value="-42.9415962739708">
                <text:p>-42.941596273970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0">
                <text:p>180</text:p>
              </table:table-cell>
              <table:table-cell office:value-type="float" office:value="-54.5613773589438">
                <text:p>-54.5613773589438</text:p>
              </table:table-cell>
              <table:table-cell office:value-type="float" office:value="-42.5708540684797">
                <text:p>-42.570854068479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1">
                <text:p>181</text:p>
              </table:table-cell>
              <table:table-cell office:value-type="float" office:value="-54.3877240294485">
                <text:p>-54.3877240294485</text:p>
              </table:table-cell>
              <table:table-cell office:value-type="float" office:value="-42.9404918108267">
                <text:p>-42.940491810826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2">
                <text:p>182</text:p>
              </table:table-cell>
              <table:table-cell office:value-type="float" office:value="-54.5845258052197">
                <text:p>-54.5845258052197</text:p>
              </table:table-cell>
              <table:table-cell office:value-type="float" office:value="-42.5717773267401">
                <text:p>-42.571777326740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3">
                <text:p>183</text:p>
              </table:table-cell>
              <table:table-cell office:value-type="float" office:value="-54.4117591290128">
                <text:p>-54.4117591290128</text:p>
              </table:table-cell>
              <table:table-cell office:value-type="float" office:value="-42.9394064280067">
                <text:p>-42.939406428006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4">
                <text:p>184</text:p>
              </table:table-cell>
              <table:table-cell office:value-type="float" office:value="-54.6074256464081">
                <text:p>-54.6074256464081</text:p>
              </table:table-cell>
              <table:table-cell office:value-type="float" office:value="-42.572685859996">
                <text:p>-42.57268585999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5">
                <text:p>185</text:p>
              </table:table-cell>
              <table:table-cell office:value-type="float" office:value="-54.4355312031914">
                <text:p>-54.4355312031914</text:p>
              </table:table-cell>
              <table:table-cell office:value-type="float" office:value="-42.9383384026474">
                <text:p>-42.938338402647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6">
                <text:p>186</text:p>
              </table:table-cell>
              <table:table-cell office:value-type="float" office:value="-54.6300811056098">
                <text:p>-54.6300811056098</text:p>
              </table:table-cell>
              <table:table-cell office:value-type="float" office:value="-42.5735796589633">
                <text:p>-42.573579658963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7">
                <text:p>187</text:p>
              </table:table-cell>
              <table:table-cell office:value-type="float" office:value="-54.4590460918626">
                <text:p>-54.4590460918626</text:p>
              </table:table-cell>
              <table:table-cell office:value-type="float" office:value="-42.9372877220123">
                <text:p>-42.937287722012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8">
                <text:p>188</text:p>
              </table:table-cell>
              <table:table-cell office:value-type="float" office:value="-54.6524991167305">
                <text:p>-54.6524991167305</text:p>
              </table:table-cell>
              <table:table-cell office:value-type="float" office:value="-42.5744602858084">
                <text:p>-42.574460285808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89">
                <text:p>189</text:p>
              </table:table-cell>
              <table:table-cell office:value-type="float" office:value="-54.4823110787906">
                <text:p>-54.4823110787906</text:p>
              </table:table-cell>
              <table:table-cell office:value-type="float" office:value="-42.936254373579">
                <text:p>-42.93625437357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0">
                <text:p>190</text:p>
              </table:table-cell>
              <table:table-cell office:value-type="float" office:value="-54.674683017682">
                <text:p>-54.674683017682</text:p>
              </table:table-cell>
              <table:table-cell office:value-type="float" office:value="-42.5753277324798">
                <text:p>-42.575327732479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1">
                <text:p>191</text:p>
              </table:table-cell>
              <table:table-cell office:value-type="float" office:value="-54.505328795581">
                <text:p>-54.505328795581</text:p>
              </table:table-cell>
              <table:table-cell office:value-type="float" office:value="-42.9352383450383">
                <text:p>-42.935238345038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2">
                <text:p>192</text:p>
              </table:table-cell>
              <table:table-cell office:value-type="float" office:value="-54.6966388557704">
                <text:p>-54.6966388557704</text:p>
              </table:table-cell>
              <table:table-cell office:value-type="float" office:value="-42.5761812050792">
                <text:p>-42.576181205079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3">
                <text:p>193</text:p>
              </table:table-cell>
              <table:table-cell office:value-type="float" office:value="-54.5281057151944">
                <text:p>-54.5281057151944</text:p>
              </table:table-cell>
              <table:table-cell office:value-type="float" office:value="-42.9342379172759">
                <text:p>-42.934237917275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4">
                <text:p>194</text:p>
              </table:table-cell>
              <table:table-cell office:value-type="float" office:value="-54.718371590282">
                <text:p>-54.718371590282</text:p>
              </table:table-cell>
              <table:table-cell office:value-type="float" office:value="-42.57702305368">
                <text:p>-42.5770230536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5">
                <text:p>195</text:p>
              </table:table-cell>
              <table:table-cell office:value-type="float" office:value="-54.5506460562805">
                <text:p>-54.5506460562805</text:p>
              </table:table-cell>
              <table:table-cell office:value-type="float" office:value="-42.9332530795673">
                <text:p>-42.933253079567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6">
                <text:p>196</text:p>
              </table:table-cell>
              <table:table-cell office:value-type="float" office:value="-54.739885059522">
                <text:p>-54.739885059522</text:p>
              </table:table-cell>
              <table:table-cell office:value-type="float" office:value="-42.5778516989566">
                <text:p>-42.577851698956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7">
                <text:p>197</text:p>
              </table:table-cell>
              <table:table-cell office:value-type="float" office:value="-54.5729566973055">
                <text:p>-54.5729566973055</text:p>
              </table:table-cell>
              <table:table-cell office:value-type="float" office:value="-42.9322838213607">
                <text:p>-42.932283821360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8">
                <text:p>198</text:p>
              </table:table-cell>
              <table:table-cell office:value-type="float" office:value="-54.7611819483044">
                <text:p>-54.7611819483044</text:p>
              </table:table-cell>
              <table:table-cell office:value-type="float" office:value="-42.5786679197327">
                <text:p>-42.578667919732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9">
                <text:p>199</text:p>
              </table:table-cell>
              <table:table-cell office:value-type="float" office:value="-54.5950397330071">
                <text:p>-54.5950397330071</text:p>
              </table:table-cell>
              <table:table-cell office:value-type="float" office:value="-42.9313292793391">
                <text:p>-42.931329279339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0">
                <text:p>200</text:p>
              </table:table-cell>
              <table:table-cell office:value-type="float" office:value="-54.7822702869063">
                <text:p>-54.7822702869063</text:p>
              </table:table-cell>
              <table:table-cell office:value-type="float" office:value="-42.5794724955316">
                <text:p>-42.579472495531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1">
                <text:p>201</text:p>
              </table:table-cell>
              <table:table-cell office:value-type="float" office:value="-54.6169024061827">
                <text:p>-54.6169024061827</text:p>
              </table:table-cell>
              <table:table-cell office:value-type="float" office:value="-42.9303894438484">
                <text:p>-42.9303894438484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2">
                <text:p>202</text:p>
              </table:table-cell>
              <table:table-cell office:value-type="float" office:value="-54.8031504518071">
                <text:p>-54.8031504518071</text:p>
              </table:table-cell>
              <table:table-cell office:value-type="float" office:value="-42.580266206555">
                <text:p>-42.58026620655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3">
                <text:p>203</text:p>
              </table:table-cell>
              <table:table-cell office:value-type="float" office:value="-54.6385458602283">
                <text:p>-54.6385458602283</text:p>
              </table:table-cell>
              <table:table-cell office:value-type="float" office:value="-42.9294634528166">
                <text:p>-42.929463452816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4">
                <text:p>204</text:p>
              </table:table-cell>
              <table:table-cell office:value-type="float" office:value="-54.8238294827086">
                <text:p>-54.8238294827086</text:p>
              </table:table-cell>
              <table:table-cell office:value-type="float" office:value="-42.581048259973">
                <text:p>-42.581048259973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5">
                <text:p>205</text:p>
              </table:table-cell>
              <table:table-cell office:value-type="float" office:value="-54.659977680979">
                <text:p>-54.659977680979</text:p>
              </table:table-cell>
              <table:table-cell office:value-type="float" office:value="-42.9285521498252">
                <text:p>-42.928552149825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6">
                <text:p>206</text:p>
              </table:table-cell>
              <table:table-cell office:value-type="float" office:value="-54.8443093137601">
                <text:p>-54.8443093137601</text:p>
              </table:table-cell>
              <table:table-cell office:value-type="float" office:value="-42.5818186494606">
                <text:p>-42.5818186494606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7">
                <text:p>207</text:p>
              </table:table-cell>
              <table:table-cell office:value-type="float" office:value="-54.6811992909115">
                <text:p>-54.6811992909115</text:p>
              </table:table-cell>
              <table:table-cell office:value-type="float" office:value="-42.9276538212388">
                <text:p>-42.927653821238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8">
                <text:p>208</text:p>
              </table:table-cell>
              <table:table-cell office:value-type="float" office:value="-54.8645946354961">
                <text:p>-54.8645946354961</text:p>
              </table:table-cell>
              <table:table-cell office:value-type="float" office:value="-42.5825789430293">
                <text:p>-42.5825789430293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09">
                <text:p>209</text:p>
              </table:table-cell>
              <table:table-cell office:value-type="float" office:value="-54.7022173341997">
                <text:p>-54.7022173341997</text:p>
              </table:table-cell>
              <table:table-cell office:value-type="float" office:value="-42.9267684590469">
                <text:p>-42.9267684590469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0">
                <text:p>210</text:p>
              </table:table-cell>
              <table:table-cell office:value-type="float" office:value="-54.884690281799">
                <text:p>-54.884690281799</text:p>
              </table:table-cell>
              <table:table-cell office:value-type="float" office:value="-42.5833283480937">
                <text:p>-42.5833283480937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1">
                <text:p>211</text:p>
              </table:table-cell>
              <table:table-cell office:value-type="float" office:value="-54.7230334920171">
                <text:p>-54.7230334920171</text:p>
              </table:table-cell>
              <table:table-cell office:value-type="float" office:value="-42.9258960553587">
                <text:p>-42.9258960553587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2">
                <text:p>212</text:p>
              </table:table-cell>
              <table:table-cell office:value-type="float" office:value="-54.9045971986848">
                <text:p>-54.9045971986848</text:p>
              </table:table-cell>
              <table:table-cell office:value-type="float" office:value="-42.5840676463856">
                <text:p>-42.5840676463856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3">
                <text:p>213</text:p>
              </table:table-cell>
              <table:table-cell office:value-type="float" office:value="-54.7436521266775">
                <text:p>-54.7436521266775</text:p>
              </table:table-cell>
              <table:table-cell office:value-type="float" office:value="-42.9250366024025">
                <text:p>-42.925036602402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4">
                <text:p>214</text:p>
              </table:table-cell>
              <table:table-cell office:value-type="float" office:value="-54.9243204497045">
                <text:p>-54.9243204497045</text:p>
              </table:table-cell>
              <table:table-cell office:value-type="float" office:value="-42.5847968327207">
                <text:p>-42.5847968327207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5">
                <text:p>215</text:p>
              </table:table-cell>
              <table:table-cell office:value-type="float" office:value="-54.7640777412431">
                <text:p>-54.7640777412431</text:p>
              </table:table-cell>
              <table:table-cell office:value-type="float" office:value="-42.9241883894527">
                <text:p>-42.9241883894527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6">
                <text:p>216</text:p>
              </table:table-cell>
              <table:table-cell office:value-type="float" office:value="-54.9438625287948">
                <text:p>-54.9438625287948</text:p>
              </table:table-cell>
              <table:table-cell office:value-type="float" office:value="-42.5855159019838">
                <text:p>-42.5855159019838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7">
                <text:p>217</text:p>
              </table:table-cell>
              <table:table-cell office:value-type="float" office:value="-54.7843136721555">
                <text:p>-54.7843136721555</text:p>
              </table:table-cell>
              <table:table-cell office:value-type="float" office:value="-42.9233531127024">
                <text:p>-42.9233531127024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8">
                <text:p>218</text:p>
              </table:table-cell>
              <table:table-cell office:value-type="float" office:value="-54.9632273843045">
                <text:p>-54.9632273843045</text:p>
              </table:table-cell>
              <table:table-cell office:value-type="float" office:value="-42.5862264246956">
                <text:p>-42.5862264246956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19">
                <text:p>219</text:p>
              </table:table-cell>
              <table:table-cell office:value-type="float" office:value="-54.8043633712905">
                <text:p>-54.8043633712905</text:p>
              </table:table-cell>
              <table:table-cell office:value-type="float" office:value="-42.9225290622983">
                <text:p>-42.9225290622983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0">
                <text:p>220</text:p>
              </table:table-cell>
              <table:table-cell office:value-type="float" office:value="-54.9824190811481">
                <text:p>-54.9824190811481</text:p>
              </table:table-cell>
              <table:table-cell office:value-type="float" office:value="-42.5869268208197">
                <text:p>-42.5869268208197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1">
                <text:p>221</text:p>
              </table:table-cell>
              <table:table-cell office:value-type="float" office:value="-54.8242290867466">
                <text:p>-54.8242290867466</text:p>
              </table:table-cell>
              <table:table-cell office:value-type="float" office:value="-42.9217170829331">
                <text:p>-42.921717082933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2">
                <text:p>222</text:p>
              </table:table-cell>
              <table:table-cell office:value-type="float" office:value="-55.0014390526861">
                <text:p>-55.0014390526861</text:p>
              </table:table-cell>
              <table:table-cell office:value-type="float" office:value="-42.5876178734732">
                <text:p>-42.5876178734732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3">
                <text:p>223</text:p>
              </table:table-cell>
              <table:table-cell office:value-type="float" office:value="-54.843915807164">
                <text:p>-54.843915807164</text:p>
              </table:table-cell>
              <table:table-cell office:value-type="float" office:value="-42.9209154660768">
                <text:p>-42.9209154660768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4">
                <text:p>224</text:p>
              </table:table-cell>
              <table:table-cell office:value-type="float" office:value="-55.0202915596152">
                <text:p>-55.0202915596152</text:p>
              </table:table-cell>
              <table:table-cell office:value-type="float" office:value="-42.5883003663373">
                <text:p>-42.5883003663373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5">
                <text:p>225</text:p>
              </table:table-cell>
              <table:table-cell office:value-type="float" office:value="-54.86342599789">
                <text:p>-54.86342599789</text:p>
              </table:table-cell>
              <table:table-cell office:value-type="float" office:value="-42.9201250567599">
                <text:p>-42.9201250567599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6">
                <text:p>226</text:p>
              </table:table-cell>
              <table:table-cell office:value-type="float" office:value="-55.038979592251">
                <text:p>-55.038979592251</text:p>
              </table:table-cell>
              <table:table-cell office:value-type="float" office:value="-42.5889735070763">
                <text:p>-42.5889735070763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7">
                <text:p>227</text:p>
              </table:table-cell>
              <table:table-cell office:value-type="float" office:value="-54.8827635512639">
                <text:p>-54.8827635512639</text:p>
              </table:table-cell>
              <table:table-cell office:value-type="float" office:value="-42.919345848891">
                <text:p>-42.91934584889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8">
                <text:p>228</text:p>
              </table:table-cell>
              <table:table-cell office:value-type="float" office:value="-55.0575048403622">
                <text:p>-55.0575048403622</text:p>
              </table:table-cell>
              <table:table-cell office:value-type="float" office:value="-42.58963886813">
                <text:p>-42.58963886813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29">
                <text:p>229</text:p>
              </table:table-cell>
              <table:table-cell office:value-type="float" office:value="-54.9019297879295">
                <text:p>-54.9019297879295</text:p>
              </table:table-cell>
              <table:table-cell office:value-type="float" office:value="-42.918576135594">
                <text:p>-42.918576135594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0">
                <text:p>230</text:p>
              </table:table-cell>
              <table:table-cell office:value-type="float" office:value="-55.0758704585077">
                <text:p>-55.0758704585077</text:p>
              </table:table-cell>
              <table:table-cell office:value-type="float" office:value="-42.5902948688621">
                <text:p>-42.5902948688621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1">
                <text:p>231</text:p>
              </table:table-cell>
              <table:table-cell office:value-type="float" office:value="-54.9209301404247">
                <text:p>-54.9209301404247</text:p>
              </table:table-cell>
              <table:table-cell office:value-type="float" office:value="-42.917816762134">
                <text:p>-42.917816762134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2">
                <text:p>232</text:p>
              </table:table-cell>
              <table:table-cell office:value-type="float" office:value="-55.0940810953352">
                <text:p>-55.0940810953352</text:p>
              </table:table-cell>
              <table:table-cell office:value-type="float" office:value="-42.590943082294">
                <text:p>-42.590943082294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3">
                <text:p>233</text:p>
              </table:table-cell>
              <table:table-cell office:value-type="float" office:value="-54.9397647600419">
                <text:p>-54.9397647600419</text:p>
              </table:table-cell>
              <table:table-cell office:value-type="float" office:value="-42.9170677231118">
                <text:p>-42.9170677231118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4">
                <text:p>234</text:p>
              </table:table-cell>
              <table:table-cell office:value-type="float" office:value="-55.1121358760676">
                <text:p>-55.1121358760676</text:p>
              </table:table-cell>
              <table:table-cell office:value-type="float" office:value="-42.5915835049236">
                <text:p>-42.5915835049236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5">
                <text:p>235</text:p>
              </table:table-cell>
              <table:table-cell office:value-type="float" office:value="-54.9584379213171">
                <text:p>-54.9584379213171</text:p>
              </table:table-cell>
              <table:table-cell office:value-type="float" office:value="-42.9163281632073">
                <text:p>-42.9163281632073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6">
                <text:p>236</text:p>
              </table:table-cell>
              <table:table-cell office:value-type="float" office:value="-55.1300410213997">
                <text:p>-55.1300410213997</text:p>
              </table:table-cell>
              <table:table-cell office:value-type="float" office:value="-42.5922161332897">
                <text:p>-42.5922161332897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7">
                <text:p>237</text:p>
              </table:table-cell>
              <table:table-cell office:value-type="float" office:value="-54.9769526450821">
                <text:p>-54.9769526450821</text:p>
              </table:table-cell>
              <table:table-cell office:value-type="float" office:value="-42.9155989274542">
                <text:p>-42.9155989274542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8">
                <text:p>238</text:p>
              </table:table-cell>
              <table:table-cell office:value-type="float" office:value="-55.1477972046956">
                <text:p>-55.1477972046956</text:p>
              </table:table-cell>
              <table:table-cell office:value-type="float" office:value="-42.5928401749877">
                <text:p>-42.5928401749877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39">
                <text:p>239</text:p>
              </table:table-cell>
              <table:table-cell office:value-type="float" office:value="-54.9953120408852">
                <text:p>-54.9953120408852</text:p>
              </table:table-cell>
              <table:table-cell office:value-type="float" office:value="-42.9148783112479">
                <text:p>-42.9148783112479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0">
                <text:p>240</text:p>
              </table:table-cell>
              <table:table-cell office:value-type="float" office:value="-55.1654065690316">
                <text:p>-55.1654065690316</text:p>
              </table:table-cell>
              <table:table-cell office:value-type="float" office:value="-42.5934572044947">
                <text:p>-42.5934572044947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1">
                <text:p>241</text:p>
              </table:table-cell>
              <table:table-cell office:value-type="float" office:value="-55.0135165514187">
                <text:p>-55.0135165514187</text:p>
              </table:table-cell>
              <table:table-cell office:value-type="float" office:value="-42.914167159892">
                <text:p>-42.914167159892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2">
                <text:p>242</text:p>
              </table:table-cell>
              <table:table-cell office:value-type="float" office:value="-55.1828713236113">
                <text:p>-55.1828713236113</text:p>
              </table:table-cell>
              <table:table-cell office:value-type="float" office:value="-42.5940672188089">
                <text:p>-42.5940672188089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3">
                <text:p>243</text:p>
              </table:table-cell>
              <table:table-cell office:value-type="float" office:value="-55.0315708117222">
                <text:p>-55.0315708117222</text:p>
              </table:table-cell>
              <table:table-cell office:value-type="float" office:value="-42.9134646193211">
                <text:p>-42.9134646193211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4">
                <text:p>244</text:p>
              </table:table-cell>
              <table:table-cell office:value-type="float" office:value="-55.2001966198991">
                <text:p>-55.2001966198991</text:p>
              </table:table-cell>
              <table:table-cell office:value-type="float" office:value="-42.5946694256449">
                <text:p>-42.5946694256449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5">
                <text:p>245</text:p>
              </table:table-cell>
              <table:table-cell office:value-type="float" office:value="-55.049476789589">
                <text:p>-55.049476789589</text:p>
              </table:table-cell>
              <table:table-cell office:value-type="float" office:value="-42.9127706853756">
                <text:p>-42.9127706853756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6">
                <text:p>246</text:p>
              </table:table-cell>
              <table:table-cell office:value-type="float" office:value="-55.2173805015039">
                <text:p>-55.2173805015039</text:p>
              </table:table-cell>
              <table:table-cell office:value-type="float" office:value="-42.5952646111673">
                <text:p>-42.5952646111673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7">
                <text:p>247</text:p>
              </table:table-cell>
              <table:table-cell office:value-type="float" office:value="-55.0672365176485">
                <text:p>-55.0672365176485</text:p>
              </table:table-cell>
              <table:table-cell office:value-type="float" office:value="-42.9120853539486">
                <text:p>-42.9120853539486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8">
                <text:p>248</text:p>
              </table:table-cell>
              <table:table-cell office:value-type="float" office:value="-55.2344282568528">
                <text:p>-55.2344282568528</text:p>
              </table:table-cell>
              <table:table-cell office:value-type="float" office:value="-42.5958527724776">
                <text:p>-42.5958527724776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49">
                <text:p>249</text:p>
              </table:table-cell>
              <table:table-cell office:value-type="float" office:value="-55.0848520932501">
                <text:p>-55.0848520932501</text:p>
              </table:table-cell>
              <table:table-cell office:value-type="float" office:value="-42.9114086209857">
                <text:p>-42.9114086209857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0">
                <text:p>250</text:p>
              </table:table-cell>
              <table:table-cell office:value-type="float" office:value="-55.2513423747785">
                <text:p>-55.2513423747785</text:p>
              </table:table-cell>
              <table:table-cell office:value-type="float" office:value="-42.5964339067106">
                <text:p>-42.5964339067106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1">
                <text:p>251</text:p>
              </table:table-cell>
              <table:table-cell office:value-type="float" office:value="-55.1023270844335">
                <text:p>-55.1023270844335</text:p>
              </table:table-cell>
              <table:table-cell office:value-type="float" office:value="-42.9107404824846">
                <text:p>-42.9107404824846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2">
                <text:p>252</text:p>
              </table:table-cell>
              <table:table-cell office:value-type="float" office:value="-55.2681224875167">
                <text:p>-55.2681224875167</text:p>
              </table:table-cell>
              <table:table-cell office:value-type="float" office:value="-42.5970088007763">
                <text:p>-42.5970088007763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3">
                <text:p>253</text:p>
              </table:table-cell>
              <table:table-cell office:value-type="float" office:value="-55.1196623227219">
                <text:p>-55.1196623227219</text:p>
              </table:table-cell>
              <table:table-cell office:value-type="float" office:value="-42.910080085721">
                <text:p>-42.91008008572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4">
                <text:p>254</text:p>
              </table:table-cell>
              <table:table-cell office:value-type="float" office:value="-55.2847726465272">
                <text:p>-55.2847726465272</text:p>
              </table:table-cell>
              <table:table-cell office:value-type="float" office:value="-42.5975766623407">
                <text:p>-42.5975766623407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5">
                <text:p>255</text:p>
              </table:table-cell>
              <table:table-cell office:value-type="float" office:value="-55.1368600987089">
                <text:p>-55.1368600987089</text:p>
              </table:table-cell>
              <table:table-cell office:value-type="float" office:value="-42.9094274271791">
                <text:p>-42.9094274271791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6">
                <text:p>256</text:p>
              </table:table-cell>
              <table:table-cell office:value-type="float" office:value="-55.3012925744238">
                <text:p>-55.3012925744238</text:p>
              </table:table-cell>
              <table:table-cell office:value-type="float" office:value="-42.5981382785822">
                <text:p>-42.5981382785822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7">
                <text:p>257</text:p>
              </table:table-cell>
              <table:table-cell office:value-type="float" office:value="-55.1539241900061">
                <text:p>-55.1539241900061</text:p>
              </table:table-cell>
              <table:table-cell office:value-type="float" office:value="-42.9087833519069">
                <text:p>-42.9087833519069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8">
                <text:p>258</text:p>
              </table:table-cell>
              <table:table-cell office:value-type="float" office:value="-55.3176879241134">
                <text:p>-55.3176879241134</text:p>
              </table:table-cell>
              <table:table-cell office:value-type="float" office:value="-42.5986936470681">
                <text:p>-42.5986936470681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59">
                <text:p>259</text:p>
              </table:table-cell>
              <table:table-cell office:value-type="float" office:value="-55.1708556034536">
                <text:p>-55.1708556034536</text:p>
              </table:table-cell>
              <table:table-cell office:value-type="float" office:value="-42.908146159307">
                <text:p>-42.908146159307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0">
                <text:p>260</text:p>
              </table:table-cell>
              <table:table-cell office:value-type="float" office:value="-55.3339570417001">
                <text:p>-55.3339570417001</text:p>
              </table:table-cell>
              <table:table-cell office:value-type="float" office:value="-42.599242765392">
                <text:p>-42.599242765392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1">
                <text:p>261</text:p>
              </table:table-cell>
              <table:table-cell office:value-type="float" office:value="-55.1876568213531">
                <text:p>-55.1876568213531</text:p>
              </table:table-cell>
              <table:table-cell office:value-type="float" office:value="-42.9075166946378">
                <text:p>-42.9075166946378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2">
                <text:p>262</text:p>
              </table:table-cell>
              <table:table-cell office:value-type="float" office:value="-55.3501042256039">
                <text:p>-55.3501042256039</text:p>
              </table:table-cell>
              <table:table-cell office:value-type="float" office:value="-42.5997856311739">
                <text:p>-42.5997856311739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3">
                <text:p>263</text:p>
              </table:table-cell>
              <table:table-cell office:value-type="float" office:value="-55.204327510503">
                <text:p>-55.204327510503</text:p>
              </table:table-cell>
              <table:table-cell office:value-type="float" office:value="-42.9068941064009">
                <text:p>-42.9068941064009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4">
                <text:p>264</text:p>
              </table:table-cell>
              <table:table-cell office:value-type="float" office:value="-55.3661308720372">
                <text:p>-55.3661308720372</text:p>
              </table:table-cell>
              <table:table-cell office:value-type="float" office:value="-42.6003222420602">
                <text:p>-42.6003222420602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5">
                <text:p>265</text:p>
              </table:table-cell>
              <table:table-cell office:value-type="float" office:value="-55.2208731371171">
                <text:p>-55.2208731371171</text:p>
              </table:table-cell>
              <table:table-cell office:value-type="float" office:value="-42.9062792396844">
                <text:p>-42.9062792396844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6">
                <text:p>266</text:p>
              </table:table-cell>
              <table:table-cell office:value-type="float" office:value="-55.3820369193418">
                <text:p>-55.3820369193418</text:p>
              </table:table-cell>
              <table:table-cell office:value-type="float" office:value="-42.6008533861649">
                <text:p>-42.6008533861649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7">
                <text:p>267</text:p>
              </table:table-cell>
              <table:table-cell office:value-type="float" office:value="-55.2372934726051">
                <text:p>-55.2372934726051</text:p>
              </table:table-cell>
              <table:table-cell office:value-type="float" office:value="-42.9056712433082">
                <text:p>-42.9056712433082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8">
                <text:p>268</text:p>
              </table:table-cell>
              <table:table-cell office:value-type="float" office:value="-55.3978268410322">
                <text:p>-55.3978268410322</text:p>
              </table:table-cell>
              <table:table-cell office:value-type="float" office:value="-42.6013790614739">
                <text:p>-42.6013790614739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69">
                <text:p>269</text:p>
              </table:table-cell>
              <table:table-cell office:value-type="float" office:value="-55.2535912195035">
                <text:p>-55.2535912195035</text:p>
              </table:table-cell>
              <table:table-cell office:value-type="float" office:value="-42.9050692666036">
                <text:p>-42.9050692666036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0">
                <text:p>270</text:p>
              </table:table-cell>
              <table:table-cell office:value-type="float" office:value="-55.4135006642647">
                <text:p>-55.4135006642647</text:p>
              </table:table-cell>
              <table:table-cell office:value-type="float" office:value="-42.6018984753618">
                <text:p>-42.6018984753618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1">
                <text:p>271</text:p>
              </table:table-cell>
              <table:table-cell office:value-type="float" office:value="-55.2697676818603">
                <text:p>-55.2697676818603</text:p>
              </table:table-cell>
              <table:table-cell office:value-type="float" office:value="-42.9044750024387">
                <text:p>-42.9044750024387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2">
                <text:p>272</text:p>
              </table:table-cell>
              <table:table-cell office:value-type="float" office:value="-55.4290614678676">
                <text:p>-55.4290614678676</text:p>
              </table:table-cell>
              <table:table-cell office:value-type="float" office:value="-42.6024124162992">
                <text:p>-42.6024124162992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3">
                <text:p>273</text:p>
              </table:table-cell>
              <table:table-cell office:value-type="float" office:value="-55.285824204713">
                <text:p>-55.285824204713</text:p>
              </table:table-cell>
              <table:table-cell office:value-type="float" office:value="-42.903887600094">
                <text:p>-42.903887600094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4">
                <text:p>274</text:p>
              </table:table-cell>
              <table:table-cell office:value-type="float" office:value="-55.4445093509848">
                <text:p>-55.4445093509848</text:p>
              </table:table-cell>
              <table:table-cell office:value-type="float" office:value="-42.6029208823354">
                <text:p>-42.6029208823354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5">
                <text:p>275</text:p>
              </table:table-cell>
              <table:table-cell office:value-type="float" office:value="-55.3017651183965">
                <text:p>-55.3017651183965</text:p>
              </table:table-cell>
              <table:table-cell office:value-type="float" office:value="-42.9033062093449">
                <text:p>-42.9033062093449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6">
                <text:p>276</text:p>
              </table:table-cell>
              <table:table-cell office:value-type="float" office:value="-55.4598459592172">
                <text:p>-55.4598459592172</text:p>
              </table:table-cell>
              <table:table-cell office:value-type="float" office:value="-42.6034246624498">
                <text:p>-42.6034246624498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7">
                <text:p>277</text:p>
              </table:table-cell>
              <table:table-cell office:value-type="float" office:value="-55.3175889269031">
                <text:p>-55.3175889269031</text:p>
              </table:table-cell>
              <table:table-cell office:value-type="float" office:value="-42.9027316751274">
                <text:p>-42.9027316751274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8">
                <text:p>278</text:p>
              </table:table-cell>
              <table:table-cell office:value-type="float" office:value="-55.4750745115281">
                <text:p>-55.4750745115281</text:p>
              </table:table-cell>
              <table:table-cell office:value-type="float" office:value="-42.6039221730039">
                <text:p>-42.6039221730039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79">
                <text:p>279</text:p>
              </table:table-cell>
              <table:table-cell office:value-type="float" office:value="-55.3332985806927">
                <text:p>-55.3332985806927</text:p>
              </table:table-cell>
              <table:table-cell office:value-type="float" office:value="-42.9021631475021">
                <text:p>-42.9021631475021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0">
                <text:p>280</text:p>
              </table:table-cell>
              <table:table-cell office:value-type="float" office:value="-55.4901936770099">
                <text:p>-55.4901936770099</text:p>
              </table:table-cell>
              <table:table-cell office:value-type="float" office:value="-42.6044149940158">
                <text:p>-42.6044149940158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1">
                <text:p>281</text:p>
              </table:table-cell>
              <table:table-cell office:value-type="float" office:value="-55.348895604062">
                <text:p>-55.348895604062</text:p>
              </table:table-cell>
              <table:table-cell office:value-type="float" office:value="-42.9016006241204">
                <text:p>-42.9016006241204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2">
                <text:p>282</text:p>
              </table:table-cell>
              <table:table-cell office:value-type="float" office:value="-55.5052082941992">
                <text:p>-55.5052082941992</text:p>
              </table:table-cell>
              <table:table-cell office:value-type="float" office:value="-42.6049023327036">
                <text:p>-42.6049023327036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3">
                <text:p>283</text:p>
              </table:table-cell>
              <table:table-cell office:value-type="float" office:value="-55.3643815618506">
                <text:p>-55.3643815618506</text:p>
              </table:table-cell>
              <table:table-cell office:value-type="float" office:value="-42.901044102659">
                <text:p>-42.901044102659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4">
                <text:p>284</text:p>
              </table:table-cell>
              <table:table-cell office:value-type="float" office:value="-55.520118640818">
                <text:p>-55.520118640818</text:p>
              </table:table-cell>
              <table:table-cell office:value-type="float" office:value="-42.6053849784817">
                <text:p>-42.6053849784817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5">
                <text:p>285</text:p>
              </table:table-cell>
              <table:table-cell office:value-type="float" office:value="-55.3797580593536">
                <text:p>-55.3797580593536</text:p>
              </table:table-cell>
              <table:table-cell office:value-type="float" office:value="-42.9004935808201">
                <text:p>-42.9004935808201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6">
                <text:p>286</text:p>
              </table:table-cell>
              <table:table-cell office:value-type="float" office:value="-55.534925014097">
                <text:p>-55.534925014097</text:p>
              </table:table-cell>
              <table:table-cell office:value-type="float" office:value="-42.6058629297794">
                <text:p>-42.6058629297794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7">
                <text:p>287</text:p>
              </table:table-cell>
              <table:table-cell office:value-type="float" office:value="-55.3950282463642">
                <text:p>-55.3950282463642</text:p>
              </table:table-cell>
              <table:table-cell office:value-type="float" office:value="-42.8999490563316">
                <text:p>-42.8999490563316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8">
                <text:p>288</text:p>
              </table:table-cell>
              <table:table-cell office:value-type="float" office:value="-55.5496308481228">
                <text:p>-55.5496308481228</text:p>
              </table:table-cell>
              <table:table-cell office:value-type="float" office:value="-42.6063353936009">
                <text:p>-42.6063353936009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89">
                <text:p>289</text:p>
              </table:table-cell>
              <table:table-cell office:value-type="float" office:value="-55.4101908057914">
                <text:p>-55.4101908057914</text:p>
              </table:table-cell>
              <table:table-cell office:value-type="float" office:value="-42.8994105269464">
                <text:p>-42.8994105269464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0">
                <text:p>290</text:p>
              </table:table-cell>
              <table:table-cell office:value-type="float" office:value="-55.5642349469098">
                <text:p>-55.5642349469098</text:p>
              </table:table-cell>
              <table:table-cell office:value-type="float" office:value="-42.6068039511993">
                <text:p>-42.6068039511993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1">
                <text:p>291</text:p>
              </table:table-cell>
              <table:table-cell office:value-type="float" office:value="-55.4252489625715">
                <text:p>-55.4252489625715</text:p>
              </table:table-cell>
              <table:table-cell office:value-type="float" office:value="-42.8988771438551">
                <text:p>-42.8988771438551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2">
                <text:p>292</text:p>
              </table:table-cell>
              <table:table-cell office:value-type="float" office:value="-55.5787408203642">
                <text:p>-55.5787408203642</text:p>
              </table:table-cell>
              <table:table-cell office:value-type="float" office:value="-42.6072670180854">
                <text:p>-42.6072670180854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3">
                <text:p>293</text:p>
              </table:table-cell>
              <table:table-cell office:value-type="float" office:value="-55.4402029629689">
                <text:p>-55.4402029629689</text:p>
              </table:table-cell>
              <table:table-cell office:value-type="float" office:value="-42.8983497516551">
                <text:p>-42.8983497516551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4">
                <text:p>294</text:p>
              </table:table-cell>
              <table:table-cell office:value-type="float" office:value="-55.5931488910034">
                <text:p>-55.5931488910034</text:p>
              </table:table-cell>
              <table:table-cell office:value-type="float" office:value="-42.6077261758833">
                <text:p>-42.6077261758833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5">
                <text:p>295</text:p>
              </table:table-cell>
              <table:table-cell office:value-type="float" office:value="-55.4550561224972">
                <text:p>-55.4550561224972</text:p>
              </table:table-cell>
              <table:table-cell office:value-type="float" office:value="-42.8978275017884">
                <text:p>-42.8978275017884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6">
                <text:p>296</text:p>
              </table:table-cell>
              <table:table-cell office:value-type="float" office:value="-55.6074611802815">
                <text:p>-55.6074611802815</text:p>
              </table:table-cell>
              <table:table-cell office:value-type="float" office:value="-42.6081806315717">
                <text:p>-42.6081806315717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7">
                <text:p>297</text:p>
              </table:table-cell>
              <table:table-cell office:value-type="float" office:value="-55.46980722657">
                <text:p>-55.46980722657</text:p>
              </table:table-cell>
              <table:table-cell office:value-type="float" office:value="-42.8973112386906">
                <text:p>-42.8973112386906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8">
                <text:p>298</text:p>
              </table:table-cell>
              <table:table-cell office:value-type="float" office:value="-55.6216781650753">
                <text:p>-55.6216781650753</text:p>
              </table:table-cell>
              <table:table-cell office:value-type="float" office:value="-42.6086303836693">
                <text:p>-42.6086303836693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99">
                <text:p>299</text:p>
              </table:table-cell>
              <table:table-cell office:value-type="float" office:value="-55.4844612006464">
                <text:p>-55.4844612006464</text:p>
              </table:table-cell>
              <table:table-cell office:value-type="float" office:value="-42.896800114051">
                <text:p>-42.896800114051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0">
                <text:p>300</text:p>
              </table:table-cell>
              <table:table-cell office:value-type="float" office:value="-55.6358019314824">
                <text:p>-55.6358019314824</text:p>
              </table:table-cell>
              <table:table-cell office:value-type="float" office:value="-42.6090762226492">
                <text:p>-42.6090762226492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1">
                <text:p>301</text:p>
              </table:table-cell>
              <table:table-cell office:value-type="float" office:value="-55.4990153482676">
                <text:p>-55.4990153482676</text:p>
              </table:table-cell>
              <table:table-cell office:value-type="float" office:value="-42.8962932799785">
                <text:p>-42.8962932799785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2">
                <text:p>302</text:p>
              </table:table-cell>
              <table:table-cell office:value-type="float" office:value="-55.6498330105113">
                <text:p>-55.6498330105113</text:p>
              </table:table-cell>
              <table:table-cell office:value-type="float" office:value="-42.6095173552812">
                <text:p>-42.6095173552812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3">
                <text:p>303</text:p>
              </table:table-cell>
              <table:table-cell office:value-type="float" office:value="-55.5134731336566">
                <text:p>-55.5134731336566</text:p>
              </table:table-cell>
              <table:table-cell office:value-type="float" office:value="-42.8957924269512">
                <text:p>-42.8957924269512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4">
                <text:p>304</text:p>
              </table:table-cell>
              <table:table-cell office:value-type="float" office:value="-55.6637719524367">
                <text:p>-55.6637719524367</text:p>
              </table:table-cell>
              <table:table-cell office:value-type="float" office:value="-42.6099537801266">
                <text:p>-42.6099537801266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5">
                <text:p>305</text:p>
              </table:table-cell>
              <table:table-cell office:value-type="float" office:value="-55.5278365302846">
                <text:p>-55.5278365302846</text:p>
              </table:table-cell>
              <table:table-cell office:value-type="float" office:value="-42.8952958611264">
                <text:p>-42.8952958611264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6">
                <text:p>306</text:p>
              </table:table-cell>
              <table:table-cell office:value-type="float" office:value="-55.6776209320723">
                <text:p>-55.6776209320723</text:p>
              </table:table-cell>
              <table:table-cell office:value-type="float" office:value="-42.6103870801181">
                <text:p>-42.6103870801181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7">
                <text:p>307</text:p>
              </table:table-cell>
              <table:table-cell office:value-type="float" office:value="-55.5421059950456">
                <text:p>-55.5421059950456</text:p>
              </table:table-cell>
              <table:table-cell office:value-type="float" office:value="-42.894805272629">
                <text:p>-42.894805272629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8">
                <text:p>308</text:p>
              </table:table-cell>
              <table:table-cell office:value-type="float" office:value="-55.6913821638862">
                <text:p>-55.6913821638862</text:p>
              </table:table-cell>
              <table:table-cell office:value-type="float" office:value="-42.6108156698023">
                <text:p>-42.6108156698023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09">
                <text:p>309</text:p>
              </table:table-cell>
              <table:table-cell office:value-type="float" office:value="-55.5562820037143">
                <text:p>-55.5562820037143</text:p>
              </table:table-cell>
              <table:table-cell office:value-type="float" office:value="-42.8943181223403">
                <text:p>-42.8943181223403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0">
                <text:p>310</text:p>
              </table:table-cell>
              <table:table-cell office:value-type="float" office:value="-55.7050546709635">
                <text:p>-55.7050546709635</text:p>
              </table:table-cell>
              <table:table-cell office:value-type="float" office:value="-42.6112403401143">
                <text:p>-42.6112403401143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1">
                <text:p>311</text:p>
              </table:table-cell>
              <table:table-cell office:value-type="float" office:value="-55.5703650509678">
                <text:p>-55.5703650509678</text:p>
              </table:table-cell>
              <table:table-cell office:value-type="float" office:value="-42.8938369459267">
                <text:p>-42.8938369459267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2">
                <text:p>312</text:p>
              </table:table-cell>
              <table:table-cell office:value-type="float" office:value="-55.7186407162143">
                <text:p>-55.7186407162143</text:p>
              </table:table-cell>
              <table:table-cell office:value-type="float" office:value="-42.6116610899003">
                <text:p>-42.6116610899003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3">
                <text:p>313</text:p>
              </table:table-cell>
              <table:table-cell office:value-type="float" office:value="-55.5843587927208">
                <text:p>-55.5843587927208</text:p>
              </table:table-cell>
              <table:table-cell office:value-type="float" office:value="-42.8933600503822">
                <text:p>-42.8933600503822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4">
                <text:p>314</text:p>
              </table:table-cell>
              <table:table-cell office:value-type="float" office:value="-55.732140976354">
                <text:p>-55.732140976354</text:p>
              </table:table-cell>
              <table:table-cell office:value-type="float" office:value="-42.6120779180165">
                <text:p>-42.6120779180165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5">
                <text:p>315</text:p>
              </table:table-cell>
              <table:table-cell office:value-type="float" office:value="-55.5982637917289">
                <text:p>-55.5982637917289</text:p>
              </table:table-cell>
              <table:table-cell office:value-type="float" office:value="-42.8928874343028">
                <text:p>-42.8928874343028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6">
                <text:p>316</text:p>
              </table:table-cell>
              <table:table-cell office:value-type="float" office:value="-55.7455577777291">
                <text:p>-55.7455577777291</text:p>
              </table:table-cell>
              <table:table-cell office:value-type="float" office:value="-42.6124908233299">
                <text:p>-42.6124908233299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7">
                <text:p>317</text:p>
              </table:table-cell>
              <table:table-cell office:value-type="float" office:value="-55.6120806294935">
                <text:p>-55.6120806294935</text:p>
              </table:table-cell>
              <table:table-cell office:value-type="float" office:value="-42.892419941627">
                <text:p>-42.892419941627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8">
                <text:p>318</text:p>
              </table:table-cell>
              <table:table-cell office:value-type="float" office:value="-55.7588902146137">
                <text:p>-55.7588902146137</text:p>
              </table:table-cell>
              <table:table-cell office:value-type="float" office:value="-42.6128998047176">
                <text:p>-42.6128998047176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19">
                <text:p>319</text:p>
              </table:table-cell>
              <table:table-cell office:value-type="float" office:value="-55.6258099062665">
                <text:p>-55.6258099062665</text:p>
              </table:table-cell>
              <table:table-cell office:value-type="float" office:value="-42.891956725466">
                <text:p>-42.891956725466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0">
                <text:p>320</text:p>
              </table:table-cell>
              <table:table-cell office:value-type="float" office:value="-55.7721390208092">
                <text:p>-55.7721390208092</text:p>
              </table:table-cell>
              <table:table-cell office:value-type="float" office:value="-42.6133048610673">
                <text:p>-42.6133048610673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1">
                <text:p>321</text:p>
              </table:table-cell>
              <table:table-cell office:value-type="float" office:value="-55.6394522410524">
                <text:p>-55.6394522410524</text:p>
              </table:table-cell>
              <table:table-cell office:value-type="float" office:value="-42.8914977844569">
                <text:p>-42.8914977844569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2">
                <text:p>322</text:p>
              </table:table-cell>
              <table:table-cell office:value-type="float" office:value="-55.7853082402563">
                <text:p>-55.7853082402563</text:p>
              </table:table-cell>
              <table:table-cell office:value-type="float" office:value="-42.6137067840611">
                <text:p>-42.6137067840611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3">
                <text:p>323</text:p>
              </table:table-cell>
              <table:table-cell office:value-type="float" office:value="-55.653011463991">
                <text:p>-55.653011463991</text:p>
              </table:table-cell>
              <table:table-cell office:value-type="float" office:value="-42.8910431172498">
                <text:p>-42.8910431172498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4">
                <text:p>324</text:p>
              </table:table-cell>
              <table:table-cell office:value-type="float" office:value="-55.7983970240193">
                <text:p>-55.7983970240193</text:p>
              </table:table-cell>
              <table:table-cell office:value-type="float" office:value="-42.6141047799688">
                <text:p>-42.6141047799688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5">
                <text:p>325</text:p>
              </table:table-cell>
              <table:table-cell office:value-type="float" office:value="-55.6664850590336">
                <text:p>-55.6664850590336</text:p>
              </table:table-cell>
              <table:table-cell office:value-type="float" office:value="-42.8905927225075">
                <text:p>-42.8905927225075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6">
                <text:p>326</text:p>
              </table:table-cell>
              <table:table-cell office:value-type="float" office:value="-55.8114061776166">
                <text:p>-55.8114061776166</text:p>
              </table:table-cell>
              <table:table-cell office:value-type="float" office:value="-42.6144996406359">
                <text:p>-42.6144996406359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7">
                <text:p>327</text:p>
              </table:table-cell>
              <table:table-cell office:value-type="float" office:value="-55.6798769135152">
                <text:p>-55.6798769135152</text:p>
              </table:table-cell>
              <table:table-cell office:value-type="float" office:value="-42.8901465989058">
                <text:p>-42.8901465989058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8">
                <text:p>328</text:p>
              </table:table-cell>
              <table:table-cell office:value-type="float" office:value="-55.824336525408">
                <text:p>-55.824336525408</text:p>
              </table:table-cell>
              <table:table-cell office:value-type="float" office:value="-42.6148905722036">
                <text:p>-42.6148905722036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29">
                <text:p>329</text:p>
              </table:table-cell>
              <table:table-cell office:value-type="float" office:value="-55.6931861398472">
                <text:p>-55.6931861398472</text:p>
              </table:table-cell>
              <table:table-cell office:value-type="float" office:value="-42.8897047451335">
                <text:p>-42.8897047451335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0">
                <text:p>330</text:p>
              </table:table-cell>
              <table:table-cell office:value-type="float" office:value="-55.8371889105655">
                <text:p>-55.8371889105655</text:p>
              </table:table-cell>
              <table:table-cell office:value-type="float" office:value="-42.6152775736074">
                <text:p>-42.6152775736074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1">
                <text:p>331</text:p>
              </table:table-cell>
              <table:table-cell office:value-type="float" office:value="-55.7064150811921">
                <text:p>-55.7064150811921</text:p>
              </table:table-cell>
              <table:table-cell office:value-type="float" office:value="-42.8892671598919">
                <text:p>-42.8892671598919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2">
                <text:p>332</text:p>
              </table:table-cell>
              <table:table-cell office:value-type="float" office:value="-55.8499658652884">
                <text:p>-55.8499658652884</text:p>
              </table:table-cell>
              <table:table-cell office:value-type="float" office:value="-42.6156622300758">
                <text:p>-42.6156622300758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3">
                <text:p>333</text:p>
              </table:table-cell>
              <table:table-cell office:value-type="float" office:value="-55.7195644980679">
                <text:p>-55.7195644980679</text:p>
              </table:table-cell>
              <table:table-cell office:value-type="float" office:value="-42.8888329972633">
                <text:p>-42.8888329972633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4">
                <text:p>334</text:p>
              </table:table-cell>
              <table:table-cell office:value-type="float" office:value="-55.8626666098098">
                <text:p>-55.8626666098098</text:p>
              </table:table-cell>
              <table:table-cell office:value-type="float" office:value="-42.6160429545607">
                <text:p>-42.6160429545607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5">
                <text:p>335</text:p>
              </table:table-cell>
              <table:table-cell office:value-type="float" office:value="-55.732635169482">
                <text:p>-55.732635169482</text:p>
              </table:table-cell>
              <table:table-cell office:value-type="float" office:value="-42.8884031007742">
                <text:p>-42.8884031007742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6">
                <text:p>336</text:p>
              </table:table-cell>
              <table:table-cell office:value-type="float" office:value="-55.8752920434922">
                <text:p>-55.8752920434922</text:p>
              </table:table-cell>
              <table:table-cell office:value-type="float" office:value="-42.6164205393047">
                <text:p>-42.6164205393047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7">
                <text:p>337</text:p>
              </table:table-cell>
              <table:table-cell office:value-type="float" office:value="-55.7456262623102">
                <text:p>-55.7456262623102</text:p>
              </table:table-cell>
              <table:table-cell office:value-type="float" office:value="-42.8879766246963">
                <text:p>-42.8879766246963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8">
                <text:p>338</text:p>
              </table:table-cell>
              <table:table-cell office:value-type="float" office:value="-55.8878447692486">
                <text:p>-55.8878447692486</text:p>
              </table:table-cell>
              <table:table-cell office:value-type="float" office:value="-42.6167941901376">
                <text:p>-42.6167941901376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39">
                <text:p>339</text:p>
              </table:table-cell>
              <table:table-cell office:value-type="float" office:value="-55.7585418488095">
                <text:p>-55.7585418488095</text:p>
              </table:table-cell>
              <table:table-cell office:value-type="float" office:value="-42.8875544124097">
                <text:p>-42.8875544124097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0">
                <text:p>340</text:p>
              </table:table-cell>
              <table:table-cell office:value-type="float" office:value="-55.9003223588343">
                <text:p>-55.9003223588343</text:p>
              </table:table-cell>
              <table:table-cell office:value-type="float" office:value="-42.6171654928728">
                <text:p>-42.6171654928728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1">
                <text:p>341</text:p>
              </table:table-cell>
              <table:table-cell office:value-type="float" office:value="-55.7713811375846">
                <text:p>-55.7713811375846</text:p>
              </table:table-cell>
              <table:table-cell office:value-type="float" office:value="-42.8871364626751">
                <text:p>-42.8871364626751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2">
                <text:p>342</text:p>
              </table:table-cell>
              <table:table-cell office:value-type="float" office:value="-55.9127291420817">
                <text:p>-55.9127291420817</text:p>
              </table:table-cell>
              <table:table-cell office:value-type="float" office:value="-42.6175336534218">
                <text:p>-42.6175336534218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3">
                <text:p>343</text:p>
              </table:table-cell>
              <table:table-cell office:value-type="float" office:value="-55.7841449813539">
                <text:p>-55.7841449813539</text:p>
              </table:table-cell>
              <table:table-cell office:value-type="float" office:value="-42.8867210858224">
                <text:p>-42.8867210858224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4">
                <text:p>344</text:p>
              </table:table-cell>
              <table:table-cell office:value-type="float" office:value="-55.9250644078698">
                <text:p>-55.9250644078698</text:p>
              </table:table-cell>
              <table:table-cell office:value-type="float" office:value="-42.6178978774333">
                <text:p>-42.6178978774333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5">
                <text:p>345</text:p>
              </table:table-cell>
              <table:table-cell office:value-type="float" office:value="-55.7968342511906">
                <text:p>-55.7968342511906</text:p>
              </table:table-cell>
              <table:table-cell office:value-type="float" office:value="-42.8863099694003">
                <text:p>-42.8863099694003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6">
                <text:p>346</text:p>
              </table:table-cell>
              <table:table-cell office:value-type="float" office:value="-55.9373308526449">
                <text:p>-55.9373308526449</text:p>
              </table:table-cell>
              <table:table-cell office:value-type="float" office:value="-42.6182597511453">
                <text:p>-42.6182597511453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7">
                <text:p>347</text:p>
              </table:table-cell>
              <table:table-cell office:value-type="float" office:value="-55.8094498364898">
                <text:p>-55.8094498364898</text:p>
              </table:table-cell>
              <table:table-cell office:value-type="float" office:value="-42.8859031122026">
                <text:p>-42.8859031122026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8">
                <text:p>348</text:p>
              </table:table-cell>
              <table:table-cell office:value-type="float" office:value="-55.9495260835391">
                <text:p>-55.9495260835391</text:p>
              </table:table-cell>
              <table:table-cell office:value-type="float" office:value="-42.6186184802863">
                <text:p>-42.6186184802863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49">
                <text:p>349</text:p>
              </table:table-cell>
              <table:table-cell office:value-type="float" office:value="-55.8219926449331">
                <text:p>-55.8219926449331</text:p>
              </table:table-cell>
              <table:table-cell office:value-type="float" office:value="-42.8854988250678">
                <text:p>-42.8854988250678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0">
                <text:p>350</text:p>
              </table:table-cell>
              <table:table-cell office:value-type="float" office:value="-55.9616511152968">
                <text:p>-55.9616511152968</text:p>
              </table:table-cell>
              <table:table-cell office:value-type="float" office:value="-42.6189740640745">
                <text:p>-42.6189740640745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1">
                <text:p>351</text:p>
              </table:table-cell>
              <table:table-cell office:value-type="float" office:value="-55.8344652667482">
                <text:p>-55.8344652667482</text:p>
              </table:table-cell>
              <table:table-cell office:value-type="float" office:value="-42.885098795094">
                <text:p>-42.885098795094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2">
                <text:p>352</text:p>
              </table:table-cell>
              <table:table-cell office:value-type="float" office:value="-55.9737104181491">
                <text:p>-55.9737104181491</text:p>
              </table:table-cell>
              <table:table-cell office:value-type="float" office:value="-42.6193265017349">
                <text:p>-42.6193265017349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3">
                <text:p>353</text:p>
              </table:table-cell>
              <table:table-cell office:value-type="float" office:value="-55.8468653222425">
                <text:p>-55.8468653222425</text:p>
              </table:table-cell>
              <table:table-cell office:value-type="float" office:value="-42.8847013334498">
                <text:p>-42.8847013334498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4">
                <text:p>354</text:p>
              </table:table-cell>
              <table:table-cell office:value-type="float" office:value="-55.9856999023558">
                <text:p>-55.9856999023558</text:p>
              </table:table-cell>
              <table:table-cell office:value-type="float" office:value="-42.6196757924991">
                <text:p>-42.6196757924991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5">
                <text:p>355</text:p>
              </table:table-cell>
              <table:table-cell office:value-type="float" office:value="-55.8591954332535">
                <text:p>-55.8591954332535</text:p>
              </table:table-cell>
              <table:table-cell office:value-type="float" office:value="-42.8843081269386">
                <text:p>-42.8843081269386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6">
                <text:p>356</text:p>
              </table:table-cell>
              <table:table-cell office:value-type="float" office:value="-55.9976240795582">
                <text:p>-55.9976240795582</text:p>
              </table:table-cell>
              <table:table-cell office:value-type="float" office:value="-42.6200227295434">
                <text:p>-42.6200227295434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7">
                <text:p>357</text:p>
              </table:table-cell>
              <table:table-cell office:value-type="float" office:value="-55.8714565802237">
                <text:p>-55.8714565802237</text:p>
              </table:table-cell>
              <table:table-cell office:value-type="float" office:value="-42.8839174870541">
                <text:p>-42.8839174870541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8">
                <text:p>358</text:p>
              </table:table-cell>
              <table:table-cell office:value-type="float" office:value="-56.0094823193488">
                <text:p>-56.0094823193488</text:p>
              </table:table-cell>
              <table:table-cell office:value-type="float" office:value="-42.6203673123015">
                <text:p>-42.6203673123015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59">
                <text:p>359</text:p>
              </table:table-cell>
              <table:table-cell office:value-type="float" office:value="-55.8836480784298">
                <text:p>-55.8836480784298</text:p>
              </table:table-cell>
              <table:table-cell office:value-type="float" office:value="-42.88353110031">
                <text:p>-42.88353110031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0">
                <text:p>360</text:p>
              </table:table-cell>
              <table:table-cell office:value-type="float" office:value="-56.0212757280732">
                <text:p>-56.0212757280732</text:p>
              </table:table-cell>
              <table:table-cell office:value-type="float" office:value="-42.6207079520838">
                <text:p>-42.6207079520838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1">
                <text:p>361</text:p>
              </table:table-cell>
              <table:table-cell office:value-type="float" office:value="-55.8957726182836">
                <text:p>-55.8957726182836</text:p>
              </table:table-cell>
              <table:table-cell office:value-type="float" office:value="-42.8831472785197">
                <text:p>-42.8831472785197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2">
                <text:p>362</text:p>
              </table:table-cell>
              <table:table-cell office:value-type="float" office:value="-56.033003688106">
                <text:p>-56.033003688106</text:p>
              </table:table-cell>
              <table:table-cell office:value-type="float" office:value="-42.6210470303356">
                <text:p>-42.6210470303356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3">
                <text:p>363</text:p>
              </table:table-cell>
              <table:table-cell office:value-type="float" office:value="-55.9078312343924">
                <text:p>-55.9078312343924</text:p>
              </table:table-cell>
              <table:table-cell office:value-type="float" office:value="-42.8827668644595">
                <text:p>-42.8827668644595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4">
                <text:p>364</text:p>
              </table:table-cell>
              <table:table-cell office:value-type="float" office:value="-56.0446690748636">
                <text:p>-56.0446690748636</text:p>
              </table:table-cell>
              <table:table-cell office:value-type="float" office:value="-42.6213821641286">
                <text:p>-42.6213821641286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5">
                <text:p>365</text:p>
              </table:table-cell>
              <table:table-cell office:value-type="float" office:value="-55.9198215846519">
                <text:p>-55.9198215846519</text:p>
              </table:table-cell>
              <table:table-cell office:value-type="float" office:value="-42.8823898572369">
                <text:p>-42.8823898572369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6">
                <text:p>366</text:p>
              </table:table-cell>
              <table:table-cell office:value-type="float" office:value="-56.0562712975837">
                <text:p>-56.0562712975837</text:p>
              </table:table-cell>
              <table:table-cell office:value-type="float" office:value="-42.6217157352896">
                <text:p>-42.6217157352896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7">
                <text:p>367</text:p>
              </table:table-cell>
              <table:table-cell office:value-type="float" office:value="-55.931746413517">
                <text:p>-55.931746413517</text:p>
              </table:table-cell>
              <table:table-cell office:value-type="float" office:value="-42.8820154126603">
                <text:p>-42.8820154126603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8">
                <text:p>368</text:p>
              </table:table-cell>
              <table:table-cell office:value-type="float" office:value="-56.0678097648699">
                <text:p>-56.0678097648699</text:p>
              </table:table-cell>
              <table:table-cell office:value-type="float" office:value="-42.6220461548403">
                <text:p>-42.6220461548403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69">
                <text:p>369</text:p>
              </table:table-cell>
              <table:table-cell office:value-type="float" office:value="-55.9436067954144">
                <text:p>-55.9436067954144</text:p>
              </table:table-cell>
              <table:table-cell office:value-type="float" office:value="-42.8816443733048">
                <text:p>-42.8816443733048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0">
                <text:p>370</text:p>
              </table:table-cell>
              <table:table-cell office:value-type="float" office:value="-56.0792874063852">
                <text:p>-56.0792874063852</text:p>
              </table:table-cell>
              <table:table-cell office:value-type="float" office:value="-42.6223734220594">
                <text:p>-42.6223734220594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1">
                <text:p>371</text:p>
              </table:table-cell>
              <table:table-cell office:value-type="float" office:value="-55.9554038226502">
                <text:p>-55.9554038226502</text:p>
              </table:table-cell>
              <table:table-cell office:value-type="float" office:value="-42.8812767383004">
                <text:p>-42.8812767383004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2">
                <text:p>372</text:p>
              </table:table-cell>
              <table:table-cell office:value-type="float" office:value="-56.0907036574775">
                <text:p>-56.0907036574775</text:p>
              </table:table-cell>
              <table:table-cell office:value-type="float" office:value="-42.6226991250868">
                <text:p>-42.6226991250868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3">
                <text:p>373</text:p>
              </table:table-cell>
              <table:table-cell office:value-type="float" office:value="-55.9671368894351">
                <text:p>-55.9671368894351</text:p>
              </table:table-cell>
              <table:table-cell office:value-type="float" office:value="-42.8809116636923">
                <text:p>-42.8809116636923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4">
                <text:p>374</text:p>
              </table:table-cell>
              <table:table-cell office:value-type="float" office:value="-56.1020614930489">
                <text:p>-56.1020614930489</text:p>
              </table:table-cell>
              <table:table-cell office:value-type="float" office:value="-42.6230216745955">
                <text:p>-42.6230216745955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5">
                <text:p>375</text:p>
              </table:table-cell>
              <table:table-cell office:value-type="float" office:value="-55.9788053892882">
                <text:p>-55.9788053892882</text:p>
              </table:table-cell>
              <table:table-cell office:value-type="float" office:value="-42.8805491488375">
                <text:p>-42.8805491488375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6">
                <text:p>376</text:p>
              </table:table-cell>
              <table:table-cell office:value-type="float" office:value="-56.1133568256416">
                <text:p>-56.1133568256416</text:p>
              </table:table-cell>
              <table:table-cell office:value-type="float" office:value="-42.623341864426">
                <text:p>-42.623341864426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7">
                <text:p>377</text:p>
              </table:table-cell>
              <table:table-cell office:value-type="float" office:value="-55.9904138905427">
                <text:p>-55.9904138905427</text:p>
              </table:table-cell>
              <table:table-cell office:value-type="float" office:value="-42.8801900360504">
                <text:p>-42.8801900360504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8">
                <text:p>378</text:p>
              </table:table-cell>
              <table:table-cell office:value-type="float" office:value="-56.1245944267959">
                <text:p>-56.1245944267959</text:p>
              </table:table-cell>
              <table:table-cell office:value-type="float" office:value="-42.6236596940547">
                <text:p>-42.6236596940547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79">
                <text:p>379</text:p>
              </table:table-cell>
              <table:table-cell office:value-type="float" office:value="-56.0019600971374">
                <text:p>-56.0019600971374</text:p>
              </table:table-cell>
              <table:table-cell office:value-type="float" office:value="-42.8798343244897">
                <text:p>-42.8798343244897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0">
                <text:p>380</text:p>
              </table:table-cell>
              <table:table-cell office:value-type="float" office:value="-56.1357737710892">
                <text:p>-56.1357737710892</text:p>
              </table:table-cell>
              <table:table-cell office:value-type="float" office:value="-42.6239743683007">
                <text:p>-42.6239743683007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1">
                <text:p>381</text:p>
              </table:table-cell>
              <table:table-cell office:value-type="float" office:value="-56.0134451626189">
                <text:p>-56.0134451626189</text:p>
              </table:table-cell>
              <table:table-cell office:value-type="float" office:value="-42.8794803276913">
                <text:p>-42.8794803276913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2">
                <text:p>382</text:p>
              </table:table-cell>
              <table:table-cell office:value-type="float" office:value="-56.146894332537">
                <text:p>-56.146894332537</text:p>
              </table:table-cell>
              <table:table-cell office:value-type="float" office:value="-42.6242874759122">
                <text:p>-42.6242874759122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3">
                <text:p>383</text:p>
              </table:table-cell>
              <table:table-cell office:value-type="float" office:value="-56.0248702582392">
                <text:p>-56.0248702582392</text:p>
              </table:table-cell>
              <table:table-cell office:value-type="float" office:value="-42.8791297307324">
                <text:p>-42.8791297307324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4">
                <text:p>384</text:p>
              </table:table-cell>
              <table:table-cell office:value-type="float" office:value="-56.1579573776496">
                <text:p>-56.1579573776496</text:p>
              </table:table-cell>
              <table:table-cell office:value-type="float" office:value="-42.6245982217737">
                <text:p>-42.6245982217737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5">
                <text:p>385</text:p>
              </table:table-cell>
              <table:table-cell office:value-type="float" office:value="-56.0362348294547">
                <text:p>-56.0362348294547</text:p>
              </table:table-cell>
              <table:table-cell office:value-type="float" office:value="-42.8787825327918">
                <text:p>-42.8787825327918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6">
                <text:p>386</text:p>
              </table:table-cell>
              <table:table-cell office:value-type="float" office:value="-56.1689641906879">
                <text:p>-56.1689641906879</text:p>
              </table:table-cell>
              <table:table-cell office:value-type="float" office:value="-42.6249058105454">
                <text:p>-42.6249058105454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7">
                <text:p>387</text:p>
              </table:table-cell>
              <table:table-cell office:value-type="float" office:value="-56.0475418171102">
                <text:p>-56.0475418171102</text:p>
              </table:table-cell>
              <table:table-cell office:value-type="float" office:value="-42.8784370478311">
                <text:p>-42.8784370478311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8">
                <text:p>388</text:p>
              </table:table-cell>
              <table:table-cell office:value-type="float" office:value="-56.1799160735987">
                <text:p>-56.1799160735987</text:p>
              </table:table-cell>
              <table:table-cell office:value-type="float" office:value="-42.625211831329">
                <text:p>-42.625211831329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89">
                <text:p>389</text:p>
              </table:table-cell>
              <table:table-cell office:value-type="float" office:value="-56.0587889402229">
                <text:p>-56.0587889402229</text:p>
              </table:table-cell>
              <table:table-cell office:value-type="float" office:value="-42.8780949605359">
                <text:p>-42.8780949605359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0">
                <text:p>390</text:p>
              </table:table-cell>
              <table:table-cell office:value-type="float" office:value="-56.1908107327226">
                <text:p>-56.1908107327226</text:p>
              </table:table-cell>
              <table:table-cell office:value-type="float" office:value="-42.6255154888485">
                <text:p>-42.6255154888485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1">
                <text:p>391</text:p>
              </table:table-cell>
              <table:table-cell office:value-type="float" office:value="-56.0699791702414">
                <text:p>-56.0699791702414</text:p>
              </table:table-cell>
              <table:table-cell office:value-type="float" office:value="-42.877755427625">
                <text:p>-42.877755427625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2">
                <text:p>392</text:p>
              </table:table-cell>
              <table:table-cell office:value-type="float" office:value="-56.2016512892242">
                <text:p>-56.2016512892242</text:p>
              </table:table-cell>
              <table:table-cell office:value-type="float" office:value="-42.6258167826068">
                <text:p>-42.6258167826068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3">
                <text:p>393</text:p>
              </table:table-cell>
              <table:table-cell office:value-type="float" office:value="-56.0811119911046">
                <text:p>-56.0811119911046</text:p>
              </table:table-cell>
              <table:table-cell office:value-type="float" office:value="-42.8774184485015">
                <text:p>-42.8774184485015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4">
                <text:p>394</text:p>
              </table:table-cell>
              <table:table-cell office:value-type="float" office:value="-56.2124354530148">
                <text:p>-56.2124354530148</text:p>
              </table:table-cell>
              <table:table-cell office:value-type="float" office:value="-42.6261157121103">
                <text:p>-42.6261157121103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5">
                <text:p>395</text:p>
              </table:table-cell>
              <table:table-cell office:value-type="float" office:value="-56.092188652235">
                <text:p>-56.092188652235</text:p>
              </table:table-cell>
              <table:table-cell office:value-type="float" office:value="-42.877084022573">
                <text:p>-42.877084022573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6">
                <text:p>396</text:p>
              </table:table-cell>
              <table:table-cell office:value-type="float" office:value="-56.2231681960625">
                <text:p>-56.2231681960625</text:p>
              </table:table-cell>
              <table:table-cell office:value-type="float" office:value="-42.6264122768695">
                <text:p>-42.6264122768695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7">
                <text:p>397</text:p>
              </table:table-cell>
              <table:table-cell office:value-type="float" office:value="-56.1032086499525">
                <text:p>-56.1032086499525</text:p>
              </table:table-cell>
              <table:table-cell office:value-type="float" office:value="-42.8767521492518">
                <text:p>-42.8767521492518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8">
                <text:p>398</text:p>
              </table:table-cell>
              <table:table-cell office:value-type="float" office:value="-56.2338472453264">
                <text:p>-56.2338472453264</text:p>
              </table:table-cell>
              <table:table-cell office:value-type="float" office:value="-42.6267072715593">
                <text:p>-42.6267072715593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399">
                <text:p>399</text:p>
              </table:table-cell>
              <table:table-cell office:value-type="float" office:value="-56.1141750300759">
                <text:p>-56.1141750300759</text:p>
              </table:table-cell>
              <table:table-cell office:value-type="float" office:value="-42.8764219857326">
                <text:p>-42.8764219857326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00">
                <text:p>400</text:p>
              </table:table-cell>
              <table:table-cell office:value-type="float" office:value="-56.2444721384471">
                <text:p>-56.2444721384471</text:p>
              </table:table-cell>
              <table:table-cell office:value-type="float" office:value="-42.6269991054293">
                <text:p>-42.6269991054293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01">
                <text:p>401</text:p>
              </table:table-cell>
              <table:table-cell office:value-type="float" office:value="-56.1250837557499">
                <text:p>-56.1250837557499</text:p>
              </table:table-cell>
              <table:table-cell office:value-type="float" office:value="-42.8760952159442">
                <text:p>-42.8760952159442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02">
                <text:p>402</text:p>
              </table:table-cell>
              <table:table-cell office:value-type="float" office:value="-56.2550460797311">
                <text:p>-56.2550460797311</text:p>
              </table:table-cell>
              <table:table-cell office:value-type="float" office:value="-42.6272893683756">
                <text:p>-42.6272893683756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03">
                <text:p>403</text:p>
              </table:table-cell>
              <table:table-cell office:value-type="float" office:value="-56.1359396735898">
                <text:p>-56.1359396735898</text:p>
              </table:table-cell>
              <table:table-cell office:value-type="float" office:value="-42.8757709970268">
                <text:p>-42.8757709970268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04">
                <text:p>404</text:p>
              </table:table-cell>
              <table:table-cell office:value-type="float" office:value="-56.2655667947629">
                <text:p>-56.2655667947629</text:p>
              </table:table-cell>
              <table:table-cell office:value-type="float" office:value="-42.6275780600821">
                <text:p>-42.6275780600821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05">
                <text:p>405</text:p>
              </table:table-cell>
              <table:table-cell office:value-type="float" office:value="-56.146742318018">
                <text:p>-56.146742318018</text:p>
              </table:table-cell>
              <table:table-cell office:value-type="float" office:value="-42.8754493284109">
                <text:p>-42.8754493284109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06">
                <text:p>406</text:p>
              </table:table-cell>
              <table:table-cell office:value-type="float" office:value="-56.2760375181861">
                <text:p>-56.2760375181861</text:p>
              </table:table-cell>
              <table:table-cell office:value-type="float" office:value="-42.6278635894884">
                <text:p>-42.6278635894884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07">
                <text:p>407</text:p>
              </table:table-cell>
              <table:table-cell office:value-type="float" office:value="-56.1574912229263">
                <text:p>-56.1574912229263</text:p>
              </table:table-cell>
              <table:table-cell office:value-type="float" office:value="-42.8751293675603">
                <text:p>-42.8751293675603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08">
                <text:p>408</text:p>
              </table:table-cell>
              <table:table-cell office:value-type="float" office:value="-56.2864559791795">
                <text:p>-56.2864559791795</text:p>
              </table:table-cell>
              <table:table-cell office:value-type="float" office:value="-42.6281483422433">
                <text:p>-42.6281483422433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09">
                <text:p>409</text:p>
              </table:table-cell>
              <table:table-cell office:value-type="float" office:value="-56.1681859217225">
                <text:p>-56.1681859217225</text:p>
              </table:table-cell>
              <table:table-cell office:value-type="float" office:value="-42.8748127979188">
                <text:p>-42.8748127979188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10">
                <text:p>410</text:p>
              </table:table-cell>
              <table:table-cell office:value-type="float" office:value="-56.2968254426064">
                <text:p>-56.2968254426064</text:p>
              </table:table-cell>
              <table:table-cell office:value-type="float" office:value="-42.628429931763">
                <text:p>-42.628429931763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11">
                <text:p>411</text:p>
              </table:table-cell>
              <table:table-cell office:value-type="float" office:value="-56.1788295506502">
                <text:p>-56.1788295506502</text:p>
              </table:table-cell>
              <table:table-cell office:value-type="float" office:value="-42.8744979350486">
                <text:p>-42.8744979350486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12">
                <text:p>412</text:p>
              </table:table-cell>
              <table:table-cell office:value-type="float" office:value="-56.307145496914">
                <text:p>-56.307145496914</text:p>
              </table:table-cell>
              <table:table-cell office:value-type="float" office:value="-42.6287099484859">
                <text:p>-42.6287099484859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13">
                <text:p>413</text:p>
              </table:table-cell>
              <table:table-cell office:value-type="float" office:value="-56.1894216686799">
                <text:p>-56.1894216686799</text:p>
              </table:table-cell>
              <table:table-cell office:value-type="float" office:value="-42.8741847785801">
                <text:p>-42.8741847785801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14">
                <text:p>414</text:p>
              </table:table-cell>
              <table:table-cell office:value-type="float" office:value="-56.3174138700791">
                <text:p>-56.3174138700791</text:p>
              </table:table-cell>
              <table:table-cell office:value-type="float" office:value="-42.6289883921067">
                <text:p>-42.6289883921067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15">
                <text:p>415</text:p>
              </table:table-cell>
              <table:table-cell office:value-type="float" office:value="-56.199961834302">
                <text:p>-56.199961834302</text:p>
              </table:table-cell>
              <table:table-cell office:value-type="float" office:value="-42.8738750116018">
                <text:p>-42.8738750116018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16">
                <text:p>416</text:p>
              </table:table-cell>
              <table:table-cell office:value-type="float" office:value="-56.3276357299222">
                <text:p>-56.3276357299222</text:p>
              </table:table-cell>
              <table:table-cell office:value-type="float" office:value="-42.6292644666923">
                <text:p>-42.6292644666923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17">
                <text:p>417</text:p>
              </table:table-cell>
              <table:table-cell office:value-type="float" office:value="-56.2104514203723">
                <text:p>-56.2104514203723</text:p>
              </table:table-cell>
              <table:table-cell office:value-type="float" office:value="-42.8735669500529">
                <text:p>-42.8735669500529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18">
                <text:p>418</text:p>
              </table:table-cell>
              <table:table-cell office:value-type="float" office:value="-56.3378088212148">
                <text:p>-56.3378088212148</text:p>
              </table:table-cell>
              <table:table-cell office:value-type="float" office:value="-42.6295381717898">
                <text:p>-42.6295381717898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19">
                <text:p>419</text:p>
              </table:table-cell>
              <table:table-cell office:value-type="float" office:value="-56.2208918168206">
                <text:p>-56.2208918168206</text:p>
              </table:table-cell>
              <table:table-cell office:value-type="float" office:value="-42.8732614351812">
                <text:p>-42.8732614351812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20">
                <text:p>420</text:p>
              </table:table-cell>
              <table:table-cell office:value-type="float" office:value="-56.3479327440235">
                <text:p>-56.3479327440235</text:p>
              </table:table-cell>
              <table:table-cell office:value-type="float" office:value="-42.6298103026791">
                <text:p>-42.6298103026791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21">
                <text:p>421</text:p>
              </table:table-cell>
              <table:table-cell office:value-type="float" office:value="-56.23128078353">
                <text:p>-56.23128078353</text:p>
              </table:table-cell>
              <table:table-cell office:value-type="float" office:value="-42.8729576249003">
                <text:p>-42.8729576249003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22">
                <text:p>422</text:p>
              </table:table-cell>
              <table:table-cell office:value-type="float" office:value="-56.3580108531313">
                <text:p>-56.3580108531313</text:p>
              </table:table-cell>
              <table:table-cell office:value-type="float" office:value="-42.6300808590634">
                <text:p>-42.6300808590634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23">
                <text:p>423</text:p>
              </table:table-cell>
              <table:table-cell office:value-type="float" office:value="-56.2416215461784">
                <text:p>-56.2416215461784</text:p>
              </table:table-cell>
              <table:table-cell office:value-type="float" office:value="-42.8726563603461">
                <text:p>-42.8726563603461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24">
                <text:p>424</text:p>
              </table:table-cell>
              <table:table-cell office:value-type="float" office:value="-56.3680408921603">
                <text:p>-56.3680408921603</text:p>
              </table:table-cell>
              <table:table-cell office:value-type="float" office:value="-42.6303490448192">
                <text:p>-42.6303490448192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25">
                <text:p>425</text:p>
              </table:table-cell>
              <table:table-cell office:value-type="float" office:value="-56.2519137003713">
                <text:p>-56.2519137003713</text:p>
              </table:table-cell>
              <table:table-cell office:value-type="float" office:value="-42.8723567995561">
                <text:p>-42.8723567995561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26">
                <text:p>426</text:p>
              </table:table-cell>
              <table:table-cell office:value-type="float" office:value="-56.3780243594141">
                <text:p>-56.3780243594141</text:p>
              </table:table-cell>
              <table:table-cell office:value-type="float" office:value="-42.6306164512599">
                <text:p>-42.6306164512599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27">
                <text:p>427</text:p>
              </table:table-cell>
              <table:table-cell office:value-type="float" office:value="-56.2621568412859">
                <text:p>-56.2621568412859</text:p>
              </table:table-cell>
              <table:table-cell office:value-type="float" office:value="-42.8720597835556">
                <text:p>-42.8720597835556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28">
                <text:p>428</text:p>
              </table:table-cell>
              <table:table-cell office:value-type="float" office:value="-56.3879608796718">
                <text:p>-56.3879608796718</text:p>
              </table:table-cell>
              <table:table-cell office:value-type="float" office:value="-42.6308806904637">
                <text:p>-42.6308806904637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29">
                <text:p>429</text:p>
              </table:table-cell>
              <table:table-cell office:value-type="float" office:value="-56.2723505637081">
                <text:p>-56.2723505637081</text:p>
              </table:table-cell>
              <table:table-cell office:value-type="float" office:value="-42.8717653118239">
                <text:p>-42.8717653118239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30">
                <text:p>430</text:p>
              </table:table-cell>
              <table:table-cell office:value-type="float" office:value="-56.3978538670465">
                <text:p>-56.3978538670465</text:p>
              </table:table-cell>
              <table:table-cell office:value-type="float" office:value="-42.6311441497718">
                <text:p>-42.6311441497718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31">
                <text:p>431</text:p>
              </table:table-cell>
              <table:table-cell office:value-type="float" office:value="-56.2824981523894">
                <text:p>-56.2824981523894</text:p>
              </table:table-cell>
              <table:table-cell office:value-type="float" office:value="-42.8714717013197">
                <text:p>-42.8714717013197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32">
                <text:p>432</text:p>
              </table:table-cell>
              <table:table-cell office:value-type="float" office:value="-56.4076991732565">
                <text:p>-56.4076991732565</text:p>
              </table:table-cell>
              <table:table-cell office:value-type="float" office:value="-42.631405236998">
                <text:p>-42.631405236998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33">
                <text:p>433</text:p>
              </table:table-cell>
              <table:table-cell office:value-type="float" office:value="-56.2925992272161">
                <text:p>-56.2925992272161</text:p>
              </table:table-cell>
              <table:table-cell office:value-type="float" office:value="-42.8711814754875">
                <text:p>-42.8711814754875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34">
                <text:p>434</text:p>
              </table:table-cell>
              <table:table-cell office:value-type="float" office:value="-56.4175002289914">
                <text:p>-56.4175002289914</text:p>
              </table:table-cell>
              <table:table-cell office:value-type="float" office:value="-42.6316647477825">
                <text:p>-42.6316647477825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35">
                <text:p>435</text:p>
              </table:table-cell>
              <table:table-cell office:value-type="float" office:value="-56.3026534076679">
                <text:p>-56.3026534076679</text:p>
              </table:table-cell>
              <table:table-cell office:value-type="float" office:value="-42.870892110199">
                <text:p>-42.870892110199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36">
                <text:p>436</text:p>
              </table:table-cell>
              <table:table-cell office:value-type="float" office:value="-56.42725859126">
                <text:p>-56.42725859126</text:p>
              </table:table-cell>
              <table:table-cell office:value-type="float" office:value="-42.6319226818417">
                <text:p>-42.6319226818417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37">
                <text:p>437</text:p>
              </table:table-cell>
              <table:table-cell office:value-type="float" office:value="-56.3126621708707">
                <text:p>-56.3126621708707</text:p>
              </table:table-cell>
              <table:table-cell office:value-type="float" office:value="-42.870606128567">
                <text:p>-42.870606128567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38">
                <text:p>438</text:p>
              </table:table-cell>
              <table:table-cell office:value-type="float" office:value="-56.4369700979244">
                <text:p>-56.4369700979244</text:p>
              </table:table-cell>
              <table:table-cell office:value-type="float" office:value="-42.6321782427306">
                <text:p>-42.6321782427306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39">
                <text:p>439</text:p>
              </table:table-cell>
              <table:table-cell office:value-type="float" office:value="-56.3226232861026">
                <text:p>-56.3226232861026</text:p>
              </table:table-cell>
              <table:table-cell office:value-type="float" office:value="-42.870321006805">
                <text:p>-42.870321006805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40">
                <text:p>440</text:p>
              </table:table-cell>
              <table:table-cell office:value-type="float" office:value="-56.4466401335715">
                <text:p>-56.4466401335715</text:p>
              </table:table-cell>
              <table:table-cell office:value-type="float" office:value="-42.6324322262388">
                <text:p>-42.6324322262388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41">
                <text:p>441</text:p>
              </table:table-cell>
              <table:table-cell office:value-type="float" office:value="-56.3325401048783">
                <text:p>-56.3325401048783</text:p>
              </table:table-cell>
              <table:table-cell office:value-type="float" office:value="-42.8700384267143">
                <text:p>-42.8700384267143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42">
                <text:p>442</text:p>
              </table:table-cell>
              <table:table-cell office:value-type="float" office:value="-56.4562664516687">
                <text:p>-56.4562664516687</text:p>
              </table:table-cell>
              <table:table-cell office:value-type="float" office:value="-42.632685428345">
                <text:p>-42.632685428345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43">
                <text:p>443</text:p>
              </table:table-cell>
              <table:table-cell office:value-type="float" office:value="-56.3424122708301">
                <text:p>-56.3424122708301</text:p>
              </table:table-cell>
              <table:table-cell office:value-type="float" office:value="-42.8697575468693">
                <text:p>-42.8697575468693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44">
                <text:p>444</text:p>
              </table:table-cell>
              <table:table-cell office:value-type="float" office:value="-56.4658487130918">
                <text:p>-56.4658487130918</text:p>
              </table:table-cell>
              <table:table-cell office:value-type="float" office:value="-42.6329362563069">
                <text:p>-42.6329362563069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45">
                <text:p>445</text:p>
              </table:table-cell>
              <table:table-cell office:value-type="float" office:value="-56.3522394272258">
                <text:p>-56.3522394272258</text:p>
              </table:table-cell>
              <table:table-cell office:value-type="float" office:value="-42.8694783669415">
                <text:p>-42.8694783669415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46">
                <text:p>446</text:p>
              </table:table-cell>
              <table:table-cell office:value-type="float" office:value="-56.4753885074122">
                <text:p>-56.4753885074122</text:p>
              </table:table-cell>
              <table:table-cell office:value-type="float" office:value="-42.63318550606">
                <text:p>-42.63318550606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47">
                <text:p>447</text:p>
              </table:table-cell>
              <table:table-cell office:value-type="float" office:value="-56.3620230962574">
                <text:p>-56.3620230962574</text:p>
              </table:table-cell>
              <table:table-cell office:value-type="float" office:value="-42.8692008866042">
                <text:p>-42.8692008866042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48">
                <text:p>448</text:p>
              </table:table-cell>
              <table:table-cell office:value-type="float" office:value="-56.4848874408558">
                <text:p>-56.4848874408558</text:p>
              </table:table-cell>
              <table:table-cell office:value-type="float" office:value="-42.6334331773319">
                <text:p>-42.6334331773319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49">
                <text:p>449</text:p>
              </table:table-cell>
              <table:table-cell office:value-type="float" office:value="-56.3717629332101">
                <text:p>-56.3717629332101</text:p>
              </table:table-cell>
              <table:table-cell office:value-type="float" office:value="-42.8689259463021">
                <text:p>-42.8689259463021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50">
                <text:p>450</text:p>
              </table:table-cell>
              <table:table-cell office:value-type="float" office:value="-56.4943432614402">
                <text:p>-56.4943432614402</text:p>
              </table:table-cell>
              <table:table-cell office:value-type="float" office:value="-42.6336792698517">
                <text:p>-42.6336792698517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51">
                <text:p>451</text:p>
              </table:table-cell>
              <table:table-cell office:value-type="float" office:value="-56.3814585930348">
                <text:p>-56.3814585930348</text:p>
              </table:table-cell>
              <table:table-cell office:value-type="float" office:value="-42.8686527048373">
                <text:p>-42.8686527048373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52">
                <text:p>452</text:p>
              </table:table-cell>
              <table:table-cell office:value-type="float" office:value="-56.503757583267">
                <text:p>-56.503757583267</text:p>
              </table:table-cell>
              <table:table-cell office:value-type="float" office:value="-42.6339237833501">
                <text:p>-42.6339237833501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53">
                <text:p>453</text:p>
              </table:table-cell>
              <table:table-cell office:value-type="float" office:value="-56.3911116222647">
                <text:p>-56.3911116222647</text:p>
              </table:table-cell>
              <table:table-cell office:value-type="float" office:value="-42.8683811618904">
                <text:p>-42.8683811618904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54">
                <text:p>454</text:p>
              </table:table-cell>
              <table:table-cell office:value-type="float" office:value="-56.5131320369987">
                <text:p>-56.5131320369987</text:p>
              </table:table-cell>
              <table:table-cell office:value-type="float" office:value="-42.6341667175596">
                <text:p>-42.6341667175596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55">
                <text:p>455</text:p>
              </table:table-cell>
              <table:table-cell office:value-type="float" office:value="-56.400721687839">
                <text:p>-56.400721687839</text:p>
              </table:table-cell>
              <table:table-cell office:value-type="float" office:value="-42.8681113171438">
                <text:p>-42.8681113171438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56">
                <text:p>456</text:p>
              </table:table-cell>
              <table:table-cell office:value-type="float" office:value="-56.5224663198072">
                <text:p>-56.5224663198072</text:p>
              </table:table-cell>
              <table:table-cell office:value-type="float" office:value="-42.6344080722145">
                <text:p>-42.6344080722145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57">
                <text:p>457</text:p>
              </table:table-cell>
              <table:table-cell office:value-type="float" office:value="-56.4102903566499">
                <text:p>-56.4102903566499</text:p>
              </table:table-cell>
              <table:table-cell office:value-type="float" office:value="-42.867843170282">
                <text:p>-42.867843170282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58">
                <text:p>458</text:p>
              </table:table-cell>
              <table:table-cell office:value-type="float" office:value="-56.5317581744202">
                <text:p>-56.5317581744202</text:p>
              </table:table-cell>
              <table:table-cell office:value-type="float" office:value="-42.6346478470506">
                <text:p>-42.6346478470506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59">
                <text:p>459</text:p>
              </table:table-cell>
              <table:table-cell office:value-type="float" office:value="-56.4198173075648">
                <text:p>-56.4198173075648</text:p>
              </table:table-cell>
              <table:table-cell office:value-type="float" office:value="-42.8675775614999">
                <text:p>-42.8675775614999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60">
                <text:p>460</text:p>
              </table:table-cell>
              <table:table-cell office:value-type="float" office:value="-56.5410112016178">
                <text:p>-56.5410112016178</text:p>
              </table:table-cell>
              <table:table-cell office:value-type="float" office:value="-42.6348860418055">
                <text:p>-42.6348860418055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61">
                <text:p>461</text:p>
              </table:table-cell>
              <table:table-cell office:value-type="float" office:value="-56.4293022191389">
                <text:p>-56.4293022191389</text:p>
              </table:table-cell>
              <table:table-cell office:value-type="float" office:value="-42.8673128094182">
                <text:p>-42.8673128094182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62">
                <text:p>462</text:p>
              </table:table-cell>
              <table:table-cell office:value-type="float" office:value="-56.5502251102931">
                <text:p>-56.5502251102931</text:p>
              </table:table-cell>
              <table:table-cell office:value-type="float" office:value="-42.6351226562185">
                <text:p>-42.6351226562185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63">
                <text:p>463</text:p>
              </table:table-cell>
              <table:table-cell office:value-type="float" office:value="-56.438744769641">
                <text:p>-56.438744769641</text:p>
              </table:table-cell>
              <table:table-cell office:value-type="float" office:value="-42.8670505946937">
                <text:p>-42.8670505946937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64">
                <text:p>464</text:p>
              </table:table-cell>
              <table:table-cell office:value-type="float" office:value="-56.5593976424326">
                <text:p>-56.5593976424326</text:p>
              </table:table-cell>
              <table:table-cell office:value-type="float" office:value="-42.6353576900305">
                <text:p>-42.6353576900305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65">
                <text:p>465</text:p>
              </table:table-cell>
              <table:table-cell office:value-type="float" office:value="-56.4481484708741">
                <text:p>-56.4481484708741</text:p>
              </table:table-cell>
              <table:table-cell office:value-type="float" office:value="-42.8667892361559">
                <text:p>-42.8667892361559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66">
                <text:p>466</text:p>
              </table:table-cell>
              <table:table-cell office:value-type="float" office:value="-56.5685324355435">
                <text:p>-56.5685324355435</text:p>
              </table:table-cell>
              <table:table-cell office:value-type="float" office:value="-42.6355911429843">
                <text:p>-42.6355911429843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67">
                <text:p>467</text:p>
              </table:table-cell>
              <table:table-cell office:value-type="float" office:value="-56.4575111043914">
                <text:p>-56.4575111043914</text:p>
              </table:table-cell>
              <table:table-cell office:value-type="float" office:value="-42.8665304142623">
                <text:p>-42.8665304142623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68">
                <text:p>468</text:p>
              </table:table-cell>
              <table:table-cell office:value-type="float" office:value="-56.5776292101964">
                <text:p>-56.5776292101964</text:p>
              </table:table-cell>
              <table:table-cell office:value-type="float" office:value="-42.635823811656">
                <text:p>-42.635823811656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69">
                <text:p>469</text:p>
              </table:table-cell>
              <table:table-cell office:value-type="float" office:value="-56.4668342852382">
                <text:p>-56.4668342852382</text:p>
              </table:table-cell>
              <table:table-cell office:value-type="float" office:value="-42.8662724480483">
                <text:p>-42.8662724480483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70">
                <text:p>470</text:p>
              </table:table-cell>
              <table:table-cell office:value-type="float" office:value="-56.5866876867022">
                <text:p>-56.5866876867022</text:p>
              </table:table-cell>
              <table:table-cell office:value-type="float" office:value="-42.6360548990445">
                <text:p>-42.6360548990445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71">
                <text:p>471</text:p>
              </table:table-cell>
              <table:table-cell office:value-type="float" office:value="-56.4761177154075">
                <text:p>-56.4761177154075</text:p>
              </table:table-cell>
              <table:table-cell office:value-type="float" office:value="-42.866017017775">
                <text:p>-42.866017017775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72">
                <text:p>472</text:p>
              </table:table-cell>
              <table:table-cell office:value-type="float" office:value="-56.5957075851326">
                <text:p>-56.5957075851326</text:p>
              </table:table-cell>
              <table:table-cell office:value-type="float" office:value="-42.6362836079804">
                <text:p>-42.6362836079804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73">
                <text:p>473</text:p>
              </table:table-cell>
              <table:table-cell office:value-type="float" office:value="-56.4853610966151">
                <text:p>-56.4853610966151</text:p>
              </table:table-cell>
              <table:table-cell office:value-type="float" office:value="-42.865762442681">
                <text:p>-42.865762442681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74">
                <text:p>474</text:p>
              </table:table-cell>
              <table:table-cell office:value-type="float" office:value="-56.6046906125934">
                <text:p>-56.6046906125934</text:p>
              </table:table-cell>
              <table:table-cell office:value-type="float" office:value="-42.6365123289613">
                <text:p>-42.6365123289613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75">
                <text:p>475</text:p>
              </table:table-cell>
              <table:table-cell office:value-type="float" office:value="-56.4945660678179">
                <text:p>-56.4945660678179</text:p>
              </table:table-cell>
              <table:table-cell office:value-type="float" office:value="-42.8655095627251">
                <text:p>-42.8655095627251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76">
                <text:p>476</text:p>
              </table:table-cell>
              <table:table-cell office:value-type="float" office:value="-56.6136345096778">
                <text:p>-56.6136345096778</text:p>
              </table:table-cell>
              <table:table-cell office:value-type="float" office:value="-42.6367386709885">
                <text:p>-42.6367386709885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77">
                <text:p>477</text:p>
              </table:table-cell>
              <table:table-cell office:value-type="float" office:value="-56.5037304009329">
                <text:p>-56.5037304009329</text:p>
              </table:table-cell>
              <table:table-cell office:value-type="float" office:value="-42.8652592176718">
                <text:p>-42.8652592176718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78">
                <text:p>478</text:p>
              </table:table-cell>
              <table:table-cell office:value-type="float" office:value="-56.62254298671">
                <text:p>-56.62254298671</text:p>
              </table:table-cell>
              <table:table-cell office:value-type="float" office:value="-42.6369634307304">
                <text:p>-42.6369634307304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79">
                <text:p>479</text:p>
              </table:table-cell>
              <table:table-cell office:value-type="float" office:value="-56.5128576882965">
                <text:p>-56.5128576882965</text:p>
              </table:table-cell>
              <table:table-cell office:value-type="float" office:value="-42.8650097270601">
                <text:p>-42.8650097270601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80">
                <text:p>480</text:p>
              </table:table-cell>
              <table:table-cell office:value-type="float" office:value="-56.6314137879336">
                <text:p>-56.6314137879336</text:p>
              </table:table-cell>
              <table:table-cell office:value-type="float" office:value="-42.6371874050227">
                <text:p>-42.6371874050227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81">
                <text:p>481</text:p>
              </table:table-cell>
              <table:table-cell office:value-type="float" office:value="-56.5219476551607">
                <text:p>-56.5219476551607</text:p>
              </table:table-cell>
              <table:table-cell office:value-type="float" office:value="-42.8647619307072">
                <text:p>-42.8647619307072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82">
                <text:p>482</text:p>
              </table:table-cell>
              <table:table-cell office:value-type="float" office:value="-56.6402486482412">
                <text:p>-56.6402486482412</text:p>
              </table:table-cell>
              <table:table-cell office:value-type="float" office:value="-42.6374097966202">
                <text:p>-42.6374097966202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83">
                <text:p>483</text:p>
              </table:table-cell>
              <table:table-cell office:value-type="float" office:value="-56.5310000265027">
                <text:p>-56.5310000265027</text:p>
              </table:table-cell>
              <table:table-cell office:value-type="float" office:value="-42.8645149884079">
                <text:p>-42.8645149884079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84">
                <text:p>484</text:p>
              </table:table-cell>
              <table:table-cell office:value-type="float" office:value="-56.6490473109455">
                <text:p>-56.6490473109455</text:p>
              </table:table-cell>
              <table:table-cell office:value-type="float" office:value="-42.6376314024428">
                <text:p>-42.6376314024428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85">
                <text:p>485</text:p>
              </table:table-cell>
              <table:table-cell office:value-type="float" office:value="-56.5400125691657">
                <text:p>-56.5400125691657</text:p>
              </table:table-cell>
              <table:table-cell office:value-type="float" office:value="-42.8642705797543">
                <text:p>-42.8642705797543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86">
                <text:p>486</text:p>
              </table:table-cell>
              <table:table-cell office:value-type="float" office:value="-56.6578095191479">
                <text:p>-56.6578095191479</text:p>
              </table:table-cell>
              <table:table-cell office:value-type="float" office:value="-42.6378506279617">
                <text:p>-42.6378506279617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87">
                <text:p>487</text:p>
              </table:table-cell>
              <table:table-cell office:value-type="float" office:value="-56.5489908812696">
                <text:p>-56.5489908812696</text:p>
              </table:table-cell>
              <table:table-cell office:value-type="float" office:value="-42.864027024676">
                <text:p>-42.864027024676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88">
                <text:p>488</text:p>
              </table:table-cell>
              <table:table-cell office:value-type="float" office:value="-56.6665370315119">
                <text:p>-56.6665370315119</text:p>
              </table:table-cell>
              <table:table-cell office:value-type="float" office:value="-42.6380690673032">
                <text:p>-42.6380690673032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89">
                <text:p>489</text:p>
              </table:table-cell>
              <table:table-cell office:value-type="float" office:value="-56.5579307794201">
                <text:p>-56.5579307794201</text:p>
              </table:table-cell>
              <table:table-cell office:value-type="float" office:value="-42.8637860025797">
                <text:p>-42.8637860025797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90">
                <text:p>490</text:p>
              </table:table-cell>
              <table:table-cell office:value-type="float" office:value="-56.675227583088">
                <text:p>-56.675227583088</text:p>
              </table:table-cell>
              <table:table-cell office:value-type="float" office:value="-42.6382867203484">
                <text:p>-42.6382867203484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91">
                <text:p>491</text:p>
              </table:table-cell>
              <table:table-cell office:value-type="float" office:value="-56.5668339576683">
                <text:p>-56.5668339576683</text:p>
              </table:table-cell>
              <table:table-cell office:value-type="float" office:value="-42.8635458335873">
                <text:p>-42.8635458335873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92">
                <text:p>492</text:p>
              </table:table-cell>
              <table:table-cell office:value-type="float" office:value="-56.6838849640689">
                <text:p>-56.6838849640689</text:p>
              </table:table-cell>
              <table:table-cell office:value-type="float" office:value="-42.6385019923312">
                <text:p>-42.6385019923312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93">
                <text:p>493</text:p>
              </table:table-cell>
              <table:table-cell office:value-type="float" office:value="-56.5757001519565">
                <text:p>-56.5757001519565</text:p>
              </table:table-cell>
              <table:table-cell office:value-type="float" office:value="-42.8633065175578">
                <text:p>-42.8633065175578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94">
                <text:p>494</text:p>
              </table:table-cell>
              <table:table-cell office:value-type="float" office:value="-56.6925069131386">
                <text:p>-56.6925069131386</text:p>
              </table:table-cell>
              <table:table-cell office:value-type="float" office:value="-42.6387164776224">
                <text:p>-42.6387164776224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95">
                <text:p>495</text:p>
              </table:table-cell>
              <table:table-cell office:value-type="float" office:value="-56.5845330541165">
                <text:p>-56.5845330541165</text:p>
              </table:table-cell>
              <table:table-cell office:value-type="float" office:value="-42.8630697336236">
                <text:p>-42.8630697336236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96">
                <text:p>496</text:p>
              </table:table-cell>
              <table:table-cell office:value-type="float" office:value="-56.7010952164187">
                <text:p>-56.7010952164187</text:p>
              </table:table-cell>
              <table:table-cell office:value-type="float" office:value="-42.6389301761048">
                <text:p>-42.6389301761048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97">
                <text:p>497</text:p>
              </table:table-cell>
              <table:table-cell office:value-type="float" office:value="-56.5933284596201">
                <text:p>-56.5933284596201</text:p>
              </table:table-cell>
              <table:table-cell office:value-type="float" office:value="-42.8628338021893">
                <text:p>-42.8628338021893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98">
                <text:p>498</text:p>
              </table:table-cell>
              <table:table-cell office:value-type="float" office:value="-56.7096476041589">
                <text:p>-56.7096476041589</text:p>
              </table:table-cell>
              <table:table-cell office:value-type="float" office:value="-42.6391422902207">
                <text:p>-42.6391422902207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499">
                <text:p>499</text:p>
              </table:table-cell>
              <table:table-cell office:value-type="float" office:value="-56.6020880898375">
                <text:p>-56.6020880898375</text:p>
              </table:table-cell>
              <table:table-cell office:value-type="float" office:value="-42.8625995626621">
                <text:p>-42.8625995626621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500">
                <text:p>500</text:p>
              </table:table-cell>
              <table:table-cell office:value-type="float" office:value="-56.7181679100123">
                <text:p>-56.7181679100123</text:p>
              </table:table-cell>
              <table:table-cell office:value-type="float" office:value="-42.6393528197375">
                <text:p>-42.6393528197375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501">
                <text:p>501</text:p>
              </table:table-cell>
              <table:table-cell office:value-type="float" office:value="-56.6108136819529">
                <text:p>-56.6108136819529</text:p>
              </table:table-cell>
              <table:table-cell office:value-type="float" office:value="-42.8623661752684">
                <text:p>-42.8623661752684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502">
                <text:p>502</text:p>
              </table:table-cell>
              <table:table-cell office:value-type="float" office:value="-56.7266538678566">
                <text:p>-56.7266538678566</text:p>
              </table:table-cell>
              <table:table-cell office:value-type="float" office:value="-42.6395625619422">
                <text:p>-42.6395625619422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503">
                <text:p>503</text:p>
              </table:table-cell>
              <table:table-cell office:value-type="float" office:value="-56.6195049948571">
                <text:p>-56.6195049948571</text:p>
              </table:table-cell>
              <table:table-cell office:value-type="float" office:value="-42.8621344793272">
                <text:p>-42.8621344793272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504">
                <text:p>504</text:p>
              </table:table-cell>
              <table:table-cell office:value-type="float" office:value="-56.7351072910979">
                <text:p>-56.7351072910979</text:p>
              </table:table-cell>
              <table:table-cell office:value-type="float" office:value="-42.6397707191639">
                <text:p>-42.6397707191639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505">
                <text:p>505</text:p>
              </table:table-cell>
              <table:table-cell office:value-type="float" office:value="-56.6281597891927">
                <text:p>-56.6281597891927</text:p>
              </table:table-cell>
              <table:table-cell office:value-type="float" office:value="-42.8619044745683">
                <text:p>-42.8619044745683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506">
                <text:p>506</text:p>
              </table:table-cell>
              <table:table-cell office:value-type="float" office:value="-56.7435259052673">
                <text:p>-56.7435259052673</text:p>
              </table:table-cell>
              <table:table-cell office:value-type="float" office:value="-42.6399780887685">
                <text:p>-42.6399780887685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507">
                <text:p>507</text:p>
              </table:table-cell>
              <table:table-cell office:value-type="float" office:value="-56.6367818154889">
                <text:p>-56.6367818154889</text:p>
              </table:table-cell>
              <table:table-cell office:value-type="float" office:value="-42.8616761607238">
                <text:p>-42.8616761607238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508">
                <text:p>508</text:p>
              </table:table-cell>
              <table:table-cell office:value-type="float" office:value="-56.7519135871713">
                <text:p>-56.7519135871713</text:p>
              </table:table-cell>
              <table:table-cell office:value-type="float" office:value="-42.6401838730104">
                <text:p>-42.6401838730104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509">
                <text:p>509</text:p>
              </table:table-cell>
              <table:table-cell office:value-type="float" office:value="-56.6453688379619">
                <text:p>-56.6453688379619</text:p>
              </table:table-cell>
              <table:table-cell office:value-type="float" office:value="-42.8614486982045">
                <text:p>-42.8614486982045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510">
                <text:p>510</text:p>
              </table:table-cell>
              <table:table-cell office:value-type="float" office:value="-56.760268065957">
                <text:p>-56.760268065957</text:p>
              </table:table-cell>
              <table:table-cell office:value-type="float" office:value="-42.6403888693337">
                <text:p>-42.6403888693337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511">
                <text:p>511</text:p>
              </table:table-cell>
              <table:table-cell office:value-type="float" office:value="-56.6539226246026">
                <text:p>-56.6539226246026</text:p>
              </table:table-cell>
              <table:table-cell office:value-type="float" office:value="-42.8612220868771">
                <text:p>-42.8612220868771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512">
                <text:p>512</text:p>
              </table:table-cell>
              <table:table-cell office:value-type="float" office:value="-56.7685891184483">
                <text:p>-56.7685891184483</text:p>
              </table:table-cell>
              <table:table-cell office:value-type="float" office:value="-42.6405922799188">
                <text:p>-42.6405922799188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513">
                <text:p>513</text:p>
              </table:table-cell>
              <table:table-cell office:value-type="float" office:value="-56.6624449590253">
                <text:p>-56.6624449590253</text:p>
              </table:table-cell>
              <table:table-cell office:value-type="float" office:value="-42.8609980050808">
                <text:p>-42.8609980050808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514">
                <text:p>514</text:p>
              </table:table-cell>
              <table:table-cell office:value-type="float" office:value="-56.7768785889508">
                <text:p>-56.7768785889508</text:p>
              </table:table-cell>
              <table:table-cell office:value-type="float" office:value="-42.640794902287">
                <text:p>-42.640794902287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515">
                <text:p>515</text:p>
              </table:table-cell>
              <table:table-cell office:value-type="float" office:value="-56.6709315870148">
                <text:p>-56.6709315870148</text:p>
              </table:table-cell>
              <table:table-cell office:value-type="float" office:value="-42.8607739348458">
                <text:p>-42.8607739348458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516">
                <text:p>516</text:p>
              </table:table-cell>
              <table:table-cell office:value-type="float" office:value="-56.785136265816">
                <text:p>-56.785136265816</text:p>
              </table:table-cell>
              <table:table-cell office:value-type="float" office:value="-42.640995938546">
                <text:p>-42.640995938546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517">
                <text:p>517</text:p>
              </table:table-cell>
              <table:table-cell office:value-type="float" office:value="-56.6793863095878">
                <text:p>-56.6793863095878</text:p>
              </table:table-cell>
              <table:table-cell office:value-type="float" office:value="-42.8605523936199">
                <text:p>-42.8605523936199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518">
                <text:p>518</text:p>
              </table:table-cell>
              <table:table-cell office:value-type="float" office:value="-56.7933640127198">
                <text:p>-56.7933640127198</text:p>
              </table:table-cell>
              <table:table-cell office:value-type="float" office:value="-42.6411961862933">
                <text:p>-42.6411961862933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519">
                <text:p>519</text:p>
              </table:table-cell>
              <table:table-cell office:value-type="float" office:value="-56.6878068820727">
                <text:p>-56.6878068820727</text:p>
              </table:table-cell>
              <table:table-cell office:value-type="float" office:value="-42.8603317028019">
                <text:p>-42.8603317028019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520">
                <text:p>520</text:p>
              </table:table-cell>
              <table:table-cell office:value-type="float" office:value="-56.8015595500448">
                <text:p>-56.8015595500448</text:p>
              </table:table-cell>
              <table:table-cell office:value-type="float" office:value="-42.6413948475644">
                <text:p>-42.6413948475644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521">
                <text:p>521</text:p>
              </table:table-cell>
              <table:table-cell office:value-type="float" office:value="-56.6961971326399">
                <text:p>-56.6961971326399</text:p>
              </table:table-cell>
              <table:table-cell office:value-type="float" office:value="-42.8601118622625">
                <text:p>-42.8601118622625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522">
                <text:p>522</text:p>
              </table:table-cell>
              <table:table-cell office:value-type="float" office:value="-56.8097226656596">
                <text:p>-56.8097226656596</text:p>
              </table:table-cell>
              <table:table-cell office:value-type="float" office:value="-42.6415927200324">
                <text:p>-42.6415927200324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523">
                <text:p>523</text:p>
              </table:table-cell>
              <table:table-cell office:value-type="float" office:value="-56.7045527866754">
                <text:p>-56.7045527866754</text:p>
              </table:table-cell>
              <table:table-cell office:value-type="float" office:value="-42.859893710896">
                <text:p>-42.859893710896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524">
                <text:p>524</text:p>
              </table:table-cell>
              <table:table-cell office:value-type="float" office:value="-56.8178552345319">
                <text:p>-56.8178552345319</text:p>
              </table:table-cell>
              <table:table-cell office:value-type="float" office:value="-42.6417898035888">
                <text:p>-42.6417898035888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525">
                <text:p>525</text:p>
              </table:table-cell>
              <table:table-cell office:value-type="float" office:value="-56.7128797250363">
                <text:p>-56.7128797250363</text:p>
              </table:table-cell>
              <table:table-cell office:value-type="float" office:value="-42.8596764094674">
                <text:p>-42.8596764094674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526">
                <text:p>526</text:p>
              </table:table-cell>
              <table:table-cell office:value-type="float" office:value="-56.8259591471025">
                <text:p>-56.8259591471025</text:p>
              </table:table-cell>
              <table:table-cell office:value-type="float" office:value="-42.6419853001628">
                <text:p>-42.6419853001628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527">
                <text:p>527</text:p>
              </table:table-cell>
              <table:table-cell office:value-type="float" office:value="-56.7211716275449">
                <text:p>-56.7211716275449</text:p>
              </table:table-cell>
              <table:table-cell office:value-type="float" office:value="-42.8594607967889">
                <text:p>-42.8594607967889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528">
                <text:p>528</text:p>
              </table:table-cell>
              <table:table-cell office:value-type="float" office:value="-56.8340300241746">
                <text:p>-56.8340300241746</text:p>
              </table:table-cell>
              <table:table-cell office:value-type="float" office:value="-42.6421800075383">
                <text:p>-42.6421800075383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529">
                <text:p>529</text:p>
              </table:table-cell>
              <table:table-cell office:value-type="float" office:value="-56.7294343981151">
                <text:p>-56.7294343981151</text:p>
              </table:table-cell>
              <table:table-cell office:value-type="float" office:value="-42.8592468726092">
                <text:p>-42.8592468726092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530">
                <text:p>530</text:p>
              </table:table-cell>
              <table:table-cell office:value-type="float" office:value="-56.8420718509005">
                <text:p>-56.8420718509005</text:p>
              </table:table-cell>
              <table:table-cell office:value-type="float" office:value="-42.6423731275744">
                <text:p>-42.6423731275744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531">
                <text:p>531</text:p>
              </table:table-cell>
              <table:table-cell office:value-type="float" office:value="-56.7376657909576">
                <text:p>-56.7376657909576</text:p>
              </table:table-cell>
              <table:table-cell office:value-type="float" office:value="-42.8590329589666">
                <text:p>-42.8590329589666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532">
                <text:p>532</text:p>
              </table:table-cell>
              <table:table-cell office:value-type="float" office:value="-56.8500844378039">
                <text:p>-56.8500844378039</text:p>
              </table:table-cell>
              <table:table-cell office:value-type="float" office:value="-42.6425654581287">
                <text:p>-42.6425654581287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533">
                <text:p>533</text:p>
              </table:table-cell>
              <table:table-cell office:value-type="float" office:value="-56.7458655974958">
                <text:p>-56.7458655974958</text:p>
              </table:table-cell>
              <table:table-cell office:value-type="float" office:value="-42.8588215723057">
                <text:p>-42.8588215723057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534">
                <text:p>534</text:p>
              </table:table-cell>
              <table:table-cell office:value-type="float" office:value="-56.8580654886047">
                <text:p>-56.8580654886047</text:p>
              </table:table-cell>
              <table:table-cell office:value-type="float" office:value="-42.6427569990958">
                <text:p>-42.6427569990958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535">
                <text:p>535</text:p>
              </table:table-cell>
              <table:table-cell office:value-type="float" office:value="-56.7540336089972">
                <text:p>-56.7540336089972</text:p>
              </table:table-cell>
              <table:table-cell office:value-type="float" office:value="-42.8586101959332">
                <text:p>-42.8586101959332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536">
                <text:p>536</text:p>
              </table:table-cell>
              <table:table-cell office:value-type="float" office:value="-56.8660190229399">
                <text:p>-56.8660190229399</text:p>
              </table:table-cell>
              <table:table-cell office:value-type="float" office:value="-42.6429477503709">
                <text:p>-42.6429477503709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537">
                <text:p>537</text:p>
              </table:table-cell>
              <table:table-cell office:value-type="float" office:value="-56.7621716772222">
                <text:p>-56.7621716772222</text:p>
              </table:table-cell>
              <table:table-cell office:value-type="float" office:value="-42.8584005073163">
                <text:p>-42.8584005073163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538">
                <text:p>538</text:p>
              </table:table-cell>
              <table:table-cell office:value-type="float" office:value="-56.8739427481081">
                <text:p>-56.8739427481081</text:p>
              </table:table-cell>
              <table:table-cell office:value-type="float" office:value="-42.6431369136746">
                <text:p>-42.6431369136746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539">
                <text:p>539</text:p>
              </table:table-cell>
              <table:table-cell office:value-type="float" office:value="-56.7702816692012">
                <text:p>-56.7702816692012</text:p>
              </table:table-cell>
              <table:table-cell office:value-type="float" office:value="-42.858192506211">
                <text:p>-42.858192506211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540">
                <text:p>540</text:p>
              </table:table-cell>
              <table:table-cell office:value-type="float" office:value="-56.8818364740528">
                <text:p>-56.8818364740528</text:p>
              </table:table-cell>
              <table:table-cell office:value-type="float" office:value="-42.6433252870086">
                <text:p>-42.6433252870086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541">
                <text:p>541</text:p>
              </table:table-cell>
              <table:table-cell office:value-type="float" office:value="-56.778359262179">
                <text:p>-56.778359262179</text:p>
              </table:table-cell>
              <table:table-cell office:value-type="float" office:value="-42.8579853537212">
                <text:p>-42.8579853537212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542">
                <text:p>542</text:p>
              </table:table-cell>
              <table:table-cell office:value-type="float" office:value="-56.8897021326432">
                <text:p>-56.8897021326432</text:p>
              </table:table-cell>
              <table:table-cell office:value-type="float" office:value="-42.6435120720257">
                <text:p>-42.6435120720257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543">
                <text:p>543</text:p>
              </table:table-cell>
              <table:table-cell office:value-type="float" office:value="-56.7864083911857">
                <text:p>-56.7864083911857</text:p>
              </table:table-cell>
              <table:table-cell office:value-type="float" office:value="-42.857779049726">
                <text:p>-42.857779049726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544">
                <text:p>544</text:p>
              </table:table-cell>
              <table:table-cell office:value-type="float" office:value="-56.8975395450924">
                <text:p>-56.8975395450924</text:p>
              </table:table-cell>
              <table:table-cell office:value-type="float" office:value="-42.6436988650767">
                <text:p>-42.6436988650767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545">
                <text:p>545</text:p>
              </table:table-cell>
              <table:table-cell office:value-type="float" office:value="-56.7944267937928">
                <text:p>-56.7944267937928</text:p>
              </table:table-cell>
              <table:table-cell office:value-type="float" office:value="-42.8575735941048">
                <text:p>-42.8575735941048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546">
                <text:p>546</text:p>
              </table:table-cell>
              <table:table-cell office:value-type="float" office:value="-56.9053485324716">
                <text:p>-56.9053485324716</text:p>
              </table:table-cell>
              <table:table-cell office:value-type="float" office:value="-42.6438840695375">
                <text:p>-42.6438840695375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547">
                <text:p>547</text:p>
              </table:table-cell>
              <table:table-cell office:value-type="float" office:value="-56.8024163517491">
                <text:p>-56.8024163517491</text:p>
              </table:table-cell>
              <table:table-cell office:value-type="float" office:value="-42.857369825273">
                <text:p>-42.857369825273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548">
                <text:p>548</text:p>
              </table:table-cell>
              <table:table-cell office:value-type="float" office:value="-56.9131289157194">
                <text:p>-56.9131289157194</text:p>
              </table:table-cell>
              <table:table-cell office:value-type="float" office:value="-42.6440676852047">
                <text:p>-42.6440676852047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549">
                <text:p>549</text:p>
              </table:table-cell>
              <table:table-cell office:value-type="float" office:value="-56.8103747946714">
                <text:p>-56.8103747946714</text:p>
              </table:table-cell>
              <table:table-cell office:value-type="float" office:value="-42.8571669044973">
                <text:p>-42.8571669044973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550">
                <text:p>550</text:p>
              </table:table-cell>
              <table:table-cell office:value-type="float" office:value="-56.9208805156517">
                <text:p>-56.9208805156517</text:p>
              </table:table-cell>
              <table:table-cell office:value-type="float" office:value="-42.6442513086353">
                <text:p>-42.6442513086353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551">
                <text:p>551</text:p>
              </table:table-cell>
              <table:table-cell office:value-type="float" office:value="-56.8183060991229">
                <text:p>-56.8183060991229</text:p>
              </table:table-cell>
              <table:table-cell office:value-type="float" office:value="-42.8569656701165">
                <text:p>-42.8569656701165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552">
                <text:p>552</text:p>
              </table:table-cell>
              <table:table-cell office:value-type="float" office:value="-56.9286052941096">
                <text:p>-56.9286052941096</text:p>
              </table:table-cell>
              <table:table-cell office:value-type="float" office:value="-42.6444333430035">
                <text:p>-42.6444333430035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553">
                <text:p>553</text:p>
              </table:table-cell>
              <table:table-cell office:value-type="float" office:value="-56.8262100894863">
                <text:p>-56.8262100894863</text:p>
              </table:table-cell>
              <table:table-cell office:value-type="float" office:value="-42.8567652834781">
                <text:p>-42.8567652834781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554">
                <text:p>554</text:p>
              </table:table-cell>
              <table:table-cell office:value-type="float" office:value="-56.9363009381479">
                <text:p>-56.9363009381479</text:p>
              </table:table-cell>
              <table:table-cell office:value-type="float" office:value="-42.6446145865555">
                <text:p>-42.6446145865555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555">
                <text:p>555</text:p>
              </table:table-cell>
              <table:table-cell office:value-type="float" office:value="-56.8340823998868">
                <text:p>-56.8340823998868</text:p>
              </table:table-cell>
              <table:table-cell office:value-type="float" office:value="-42.8565657444651">
                <text:p>-42.8565657444651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556">
                <text:p>556</text:p>
              </table:table-cell>
              <table:table-cell office:value-type="float" office:value="-56.9439715657034">
                <text:p>-56.9439715657034</text:p>
              </table:table-cell>
              <table:table-cell office:value-type="float" office:value="-42.644795039192">
                <text:p>-42.644795039192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557">
                <text:p>557</text:p>
              </table:table-cell>
              <table:table-cell office:value-type="float" office:value="-56.8419291281283">
                <text:p>-56.8419291281283</text:p>
              </table:table-cell>
              <table:table-cell office:value-type="float" office:value="-42.8563678913028">
                <text:p>-42.8563678913028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558">
                <text:p>558</text:p>
              </table:table-cell>
              <table:table-cell office:value-type="float" office:value="-56.9516127148517">
                <text:p>-56.9516127148517</text:p>
              </table:table-cell>
              <table:table-cell office:value-type="float" office:value="-42.6449747008141">
                <text:p>-42.6449747008141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559">
                <text:p>559</text:p>
              </table:table-cell>
              <table:table-cell office:value-type="float" office:value="-56.8497459042626">
                <text:p>-56.8497459042626</text:p>
              </table:table-cell>
              <table:table-cell office:value-type="float" office:value="-42.8561700471537">
                <text:p>-42.8561700471537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560">
                <text:p>560</text:p>
              </table:table-cell>
              <table:table-cell office:value-type="float" office:value="-56.9592285184468">
                <text:p>-56.9592285184468</text:p>
              </table:table-cell>
              <table:table-cell office:value-type="float" office:value="-42.6451527727778">
                <text:p>-42.6451527727778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561">
                <text:p>561</text:p>
              </table:table-cell>
              <table:table-cell office:value-type="float" office:value="-56.8575346471158">
                <text:p>-56.8575346471158</text:p>
              </table:table-cell>
              <table:table-cell office:value-type="float" office:value="-42.8559738885482">
                <text:p>-42.8559738885482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562">
                <text:p>562</text:p>
              </table:table-cell>
              <table:table-cell office:value-type="float" office:value="-56.9668166592574">
                <text:p>-56.9668166592574</text:p>
              </table:table-cell>
              <table:table-cell office:value-type="float" office:value="-42.6453308520433">
                <text:p>-42.6453308520433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563">
                <text:p>563</text:p>
              </table:table-cell>
              <table:table-cell office:value-type="float" office:value="-56.8652972904893">
                <text:p>-56.8652972904893</text:p>
              </table:table-cell>
              <table:table-cell office:value-type="float" office:value="-42.8557785770302">
                <text:p>-42.8557785770302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564">
                <text:p>564</text:p>
              </table:table-cell>
              <table:table-cell office:value-type="float" office:value="-56.974376968677">
                <text:p>-56.974376968677</text:p>
              </table:table-cell>
              <table:table-cell office:value-type="float" office:value="-42.6455073413896">
                <text:p>-42.6455073413896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565">
                <text:p>565</text:p>
              </table:table-cell>
              <table:table-cell office:value-type="float" office:value="-56.8730315552736">
                <text:p>-56.8730315552736</text:p>
              </table:table-cell>
              <table:table-cell office:value-type="float" office:value="-42.8555849506762">
                <text:p>-42.8555849506762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566">
                <text:p>566</text:p>
              </table:table-cell>
              <table:table-cell office:value-type="float" office:value="-56.9819136131693">
                <text:p>-56.9819136131693</text:p>
              </table:table-cell>
              <table:table-cell office:value-type="float" office:value="-42.6456830392655">
                <text:p>-42.6456830392655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567">
                <text:p>567</text:p>
              </table:table-cell>
              <table:table-cell office:value-type="float" office:value="-56.880737264852">
                <text:p>-56.880737264852</text:p>
              </table:table-cell>
              <table:table-cell office:value-type="float" office:value="-42.855392171108">
                <text:p>-42.855392171108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568">
                <text:p>568</text:p>
              </table:table-cell>
              <table:table-cell office:value-type="float" office:value="-56.9894221037857">
                <text:p>-56.9894221037857</text:p>
              </table:table-cell>
              <table:table-cell office:value-type="float" office:value="-42.6458579455746">
                <text:p>-42.6458579455746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569">
                <text:p>569</text:p>
              </table:table-cell>
              <table:table-cell office:value-type="float" office:value="-56.8884163639155">
                <text:p>-56.8884163639155</text:p>
              </table:table-cell>
              <table:table-cell office:value-type="float" office:value="-42.8552002382129">
                <text:p>-42.8552002382129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570">
                <text:p>570</text:p>
              </table:table-cell>
              <table:table-cell office:value-type="float" office:value="-56.9969044466978">
                <text:p>-56.9969044466978</text:p>
              </table:table-cell>
              <table:table-cell office:value-type="float" office:value="-42.646031261514">
                <text:p>-42.646031261514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571">
                <text:p>571</text:p>
              </table:table-cell>
              <table:table-cell office:value-type="float" office:value="-56.8960686868611">
                <text:p>-56.8960686868611</text:p>
              </table:table-cell>
              <table:table-cell office:value-type="float" office:value="-42.8550091518793">
                <text:p>-42.8550091518793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572">
                <text:p>572</text:p>
              </table:table-cell>
              <table:table-cell office:value-type="float" office:value="-57.0043604841412">
                <text:p>-57.0043604841412</text:p>
              </table:table-cell>
              <table:table-cell office:value-type="float" office:value="-42.6462045843703">
                <text:p>-42.6462045843703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573">
                <text:p>573</text:p>
              </table:table-cell>
              <table:table-cell office:value-type="float" office:value="-56.903696196847">
                <text:p>-56.903696196847</text:p>
              </table:table-cell>
              <table:table-cell office:value-type="float" office:value="-42.8548189119956">
                <text:p>-42.8548189119956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574">
                <text:p>574</text:p>
              </table:table-cell>
              <table:table-cell office:value-type="float" office:value="-57.0117922407953">
                <text:p>-57.0117922407953</text:p>
              </table:table-cell>
              <table:table-cell office:value-type="float" office:value="-42.646376316603">
                <text:p>-42.646376316603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575">
                <text:p>575</text:p>
              </table:table-cell>
              <table:table-cell office:value-type="float" office:value="-56.9112944739573">
                <text:p>-56.9112944739573</text:p>
              </table:table-cell>
              <table:table-cell office:value-type="float" office:value="-42.8546303564575">
                <text:p>-42.8546303564575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576">
                <text:p>576</text:p>
              </table:table-cell>
              <table:table-cell office:value-type="float" office:value="-57.0191973836002">
                <text:p>-57.0191973836002</text:p>
              </table:table-cell>
              <table:table-cell office:value-type="float" office:value="-42.6465480556268">
                <text:p>-42.6465480556268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577">
                <text:p>577</text:p>
              </table:table-cell>
              <table:table-cell office:value-type="float" office:value="-56.9188676137199">
                <text:p>-56.9188676137199</text:p>
              </table:table-cell>
              <table:table-cell office:value-type="float" office:value="-42.8544418091054">
                <text:p>-42.8544418091054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578">
                <text:p>578</text:p>
              </table:table-cell>
              <table:table-cell office:value-type="float" office:value="-57.0265779444748">
                <text:p>-57.0265779444748</text:p>
              </table:table-cell>
              <table:table-cell office:value-type="float" office:value="-42.6467182037753">
                <text:p>-42.6467182037753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579">
                <text:p>579</text:p>
              </table:table-cell>
              <table:table-cell office:value-type="float" office:value="-56.9264133211412">
                <text:p>-56.9264133211412</text:p>
              </table:table-cell>
              <table:table-cell office:value-type="float" office:value="-42.8542549458063">
                <text:p>-42.8542549458063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580">
                <text:p>580</text:p>
              </table:table-cell>
              <table:table-cell office:value-type="float" office:value="-57.0339337764032">
                <text:p>-57.0339337764032</text:p>
              </table:table-cell>
              <table:table-cell office:value-type="float" office:value="-42.6468875597257">
                <text:p>-42.6468875597257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581">
                <text:p>581</text:p>
              </table:table-cell>
              <table:table-cell office:value-type="float" office:value="-56.9339335737892">
                <text:p>-56.9339335737892</text:p>
              </table:table-cell>
              <table:table-cell office:value-type="float" office:value="-42.854068928445">
                <text:p>-42.854068928445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582">
                <text:p>582</text:p>
              </table:table-cell>
              <table:table-cell office:value-type="float" office:value="-57.0412625348489">
                <text:p>-57.0412625348489</text:p>
              </table:table-cell>
              <table:table-cell office:value-type="float" office:value="-42.647056123385">
                <text:p>-42.647056123385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583">
                <text:p>583</text:p>
              </table:table-cell>
              <table:table-cell office:value-type="float" office:value="-56.9414282164799">
                <text:p>-56.9414282164799</text:p>
              </table:table-cell>
              <table:table-cell office:value-type="float" office:value="-42.8538837569132">
                <text:p>-42.8538837569132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584">
                <text:p>584</text:p>
              </table:table-cell>
              <table:table-cell office:value-type="float" office:value="-57.0485684636936">
                <text:p>-57.0485684636936</text:p>
              </table:table-cell>
              <table:table-cell office:value-type="float" office:value="-42.6472238946607">
                <text:p>-42.6472238946607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585">
                <text:p>585</text:p>
              </table:table-cell>
              <table:table-cell office:value-type="float" office:value="-56.948897093907">
                <text:p>-56.948897093907</text:p>
              </table:table-cell>
              <table:table-cell office:value-type="float" office:value="-42.853699431103">
                <text:p>-42.853699431103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586">
                <text:p>586</text:p>
              </table:table-cell>
              <table:table-cell office:value-type="float" office:value="-57.0558470171029">
                <text:p>-57.0558470171029</text:p>
              </table:table-cell>
              <table:table-cell office:value-type="float" office:value="-42.6473908734608">
                <text:p>-42.6473908734608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587">
                <text:p>587</text:p>
              </table:table-cell>
              <table:table-cell office:value-type="float" office:value="-56.9563422055062">
                <text:p>-56.9563422055062</text:p>
              </table:table-cell>
              <table:table-cell office:value-type="float" office:value="-42.8535167886986">
                <text:p>-42.8535167886986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588">
                <text:p>588</text:p>
              </table:table-cell>
              <table:table-cell office:value-type="float" office:value="-57.0631024535646">
                <text:p>-57.0631024535646</text:p>
              </table:table-cell>
              <table:table-cell office:value-type="float" office:value="-42.6475570596935">
                <text:p>-42.6475570596935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589">
                <text:p>589</text:p>
              </table:table-cell>
              <table:table-cell office:value-type="float" office:value="-56.963759089718">
                <text:p>-56.963759089718</text:p>
              </table:table-cell>
              <table:table-cell office:value-type="float" office:value="-42.8533341539749">
                <text:p>-42.8533341539749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590">
                <text:p>590</text:p>
              </table:table-cell>
              <table:table-cell office:value-type="float" office:value="-57.0703346366282">
                <text:p>-57.0703346366282</text:p>
              </table:table-cell>
              <table:table-cell office:value-type="float" office:value="-42.6477224532676">
                <text:p>-42.6477224532676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591">
                <text:p>591</text:p>
              </table:table-cell>
              <table:table-cell office:value-type="float" office:value="-56.9711519042984">
                <text:p>-56.9711519042984</text:p>
              </table:table-cell>
              <table:table-cell office:value-type="float" office:value="-42.8531532023738">
                <text:p>-42.8531532023738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592">
                <text:p>592</text:p>
              </table:table-cell>
              <table:table-cell office:value-type="float" office:value="-57.0775412138873">
                <text:p>-57.0775412138873</text:p>
              </table:table-cell>
              <table:table-cell office:value-type="float" office:value="-42.6478870540924">
                <text:p>-42.6478870540924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593">
                <text:p>593</text:p>
              </table:table-cell>
              <table:table-cell office:value-type="float" office:value="-56.9785205045385">
                <text:p>-56.9785205045385</text:p>
              </table:table-cell>
              <table:table-cell office:value-type="float" office:value="-42.8529730959984">
                <text:p>-42.8529730959984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594">
                <text:p>594</text:p>
              </table:table-cell>
              <table:table-cell office:value-type="float" office:value="-57.08472425717">
                <text:p>-57.08472425717</text:p>
              </table:table-cell>
              <table:table-cell office:value-type="float" office:value="-42.6480500629991">
                <text:p>-42.6480500629991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595">
                <text:p>595</text:p>
              </table:table-cell>
              <table:table-cell office:value-type="float" office:value="-56.9858625760509">
                <text:p>-56.9858625760509</text:p>
              </table:table-cell>
              <table:table-cell office:value-type="float" office:value="-42.852793834744">
                <text:p>-42.852793834744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596">
                <text:p>596</text:p>
              </table:table-cell>
              <table:table-cell office:value-type="float" office:value="-57.0918836297156">
                <text:p>-57.0918836297156</text:p>
              </table:table-cell>
              <table:table-cell office:value-type="float" office:value="-42.6482130780244">
                <text:p>-42.6482130780244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597">
                <text:p>597</text:p>
              </table:table-cell>
              <table:table-cell office:value-type="float" office:value="-56.9931823093372">
                <text:p>-56.9931823093372</text:p>
              </table:table-cell>
              <table:table-cell office:value-type="float" office:value="-42.8526154185062">
                <text:p>-42.8526154185062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598">
                <text:p>598</text:p>
              </table:table-cell>
              <table:table-cell office:value-type="float" office:value="-57.0990191946661">
                <text:p>-57.0990191946661</text:p>
              </table:table-cell>
              <table:table-cell office:value-type="float" office:value="-42.6483753000306">
                <text:p>-42.6483753000306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599">
                <text:p>599</text:p>
              </table:table-cell>
              <table:table-cell office:value-type="float" office:value="-57.0004752165819">
                <text:p>-57.0004752165819</text:p>
              </table:table-cell>
              <table:table-cell office:value-type="float" office:value="-42.8524378471811">
                <text:p>-42.8524378471811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600">
                <text:p>600</text:p>
              </table:table-cell>
              <table:table-cell office:value-type="float" office:value="-57.1061308150726">
                <text:p>-57.1061308150726</text:p>
              </table:table-cell>
              <table:table-cell office:value-type="float" office:value="-42.6485367289287">
                <text:p>-42.6485367289287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601">
                <text:p>601</text:p>
              </table:table-cell>
              <table:table-cell office:value-type="float" office:value="-57.00774550271">
                <text:p>-57.00774550271</text:p>
              </table:table-cell>
              <table:table-cell office:value-type="float" office:value="-42.8522611206655">
                <text:p>-42.8522611206655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602">
                <text:p>602</text:p>
              </table:table-cell>
              <table:table-cell office:value-type="float" office:value="-57.1132205880204">
                <text:p>-57.1132205880204</text:p>
              </table:table-cell>
              <table:table-cell office:value-type="float" office:value="-42.6486965654326">
                <text:p>-42.6486965654326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603">
                <text:p>603</text:p>
              </table:table-cell>
              <table:table-cell office:value-type="float" office:value="-57.0149908492487">
                <text:p>-57.0149908492487</text:p>
              </table:table-cell>
              <table:table-cell office:value-type="float" office:value="-42.8520852388564">
                <text:p>-42.8520852388564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604">
                <text:p>604</text:p>
              </table:table-cell>
              <table:table-cell office:value-type="float" office:value="-57.1202861495525">
                <text:p>-57.1202861495525</text:p>
              </table:table-cell>
              <table:table-cell office:value-type="float" office:value="-42.6488564078193">
                <text:p>-42.6488564078193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605">
                <text:p>605</text:p>
              </table:table-cell>
              <table:table-cell office:value-type="float" office:value="-57.0222111108494">
                <text:p>-57.0222111108494</text:p>
              </table:table-cell>
              <table:table-cell office:value-type="float" office:value="-42.8519102016516">
                <text:p>-42.8519102016516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606">
                <text:p>606</text:p>
              </table:table-cell>
              <table:table-cell office:value-type="float" office:value="-57.1273273624645">
                <text:p>-57.1273273624645</text:p>
              </table:table-cell>
              <table:table-cell office:value-type="float" office:value="-42.6490154568332">
                <text:p>-42.6490154568332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607">
                <text:p>607</text:p>
              </table:table-cell>
              <table:table-cell office:value-type="float" office:value="-57.0294083334972">
                <text:p>-57.0294083334972</text:p>
              </table:table-cell>
              <table:table-cell office:value-type="float" office:value="-42.8517360089492">
                <text:p>-42.8517360089492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608">
                <text:p>608</text:p>
              </table:table-cell>
              <table:table-cell office:value-type="float" office:value="-57.1343463344984">
                <text:p>-57.1343463344984</text:p>
              </table:table-cell>
              <table:table-cell office:value-type="float" office:value="-42.649173712387">
                <text:p>-42.649173712387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609">
                <text:p>609</text:p>
              </table:table-cell>
              <table:table-cell office:value-type="float" office:value="-57.03658238255">
                <text:p>-57.03658238255</text:p>
              </table:table-cell>
              <table:table-cell office:value-type="float" office:value="-42.8515626606479">
                <text:p>-42.8515626606479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610">
                <text:p>610</text:p>
              </table:table-cell>
              <table:table-cell office:value-type="float" office:value="-57.1413429391787">
                <text:p>-57.1413429391787</text:p>
              </table:table-cell>
              <table:table-cell office:value-type="float" office:value="-42.6493311743937">
                <text:p>-42.6493311743937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611">
                <text:p>611</text:p>
              </table:table-cell>
              <table:table-cell office:value-type="float" office:value="-57.043733123258">
                <text:p>-57.043733123258</text:p>
              </table:table-cell>
              <table:table-cell office:value-type="float" office:value="-42.8513901566469">
                <text:p>-42.8513901566469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612">
                <text:p>612</text:p>
              </table:table-cell>
              <table:table-cell office:value-type="float" office:value="-57.1483170499378">
                <text:p>-57.1483170499378</text:p>
              </table:table-cell>
              <table:table-cell office:value-type="float" office:value="-42.6494878427667">
                <text:p>-42.6494878427667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613">
                <text:p>613</text:p>
              </table:table-cell>
              <table:table-cell office:value-type="float" office:value="-57.0508604207703">
                <text:p>-57.0508604207703</text:p>
              </table:table-cell>
              <table:table-cell office:value-type="float" office:value="-42.8512193341942">
                <text:p>-42.8512193341942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614">
                <text:p>614</text:p>
              </table:table-cell>
              <table:table-cell office:value-type="float" office:value="-57.1552685401215">
                <text:p>-57.1552685401215</text:p>
              </table:table-cell>
              <table:table-cell office:value-type="float" office:value="-42.6496437174201">
                <text:p>-42.6496437174201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615">
                <text:p>615</text:p>
              </table:table-cell>
              <table:table-cell office:value-type="float" office:value="-57.0579641401401">
                <text:p>-57.0579641401401</text:p>
              </table:table-cell>
              <table:table-cell office:value-type="float" office:value="-42.8510485184602">
                <text:p>-42.8510485184602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616">
                <text:p>616</text:p>
              </table:table-cell>
              <table:table-cell office:value-type="float" office:value="-57.1621972829936">
                <text:p>-57.1621972829936</text:p>
              </table:table-cell>
              <table:table-cell office:value-type="float" office:value="-42.649798798268">
                <text:p>-42.649798798268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617">
                <text:p>617</text:p>
              </table:table-cell>
              <table:table-cell office:value-type="float" office:value="-57.0650441463312">
                <text:p>-57.0650441463312</text:p>
              </table:table-cell>
              <table:table-cell office:value-type="float" office:value="-42.8508785467272">
                <text:p>-42.8508785467272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618">
                <text:p>618</text:p>
              </table:table-cell>
              <table:table-cell office:value-type="float" office:value="-57.1691031517425">
                <text:p>-57.1691031517425</text:p>
              </table:table-cell>
              <table:table-cell office:value-type="float" office:value="-42.6499530852254">
                <text:p>-42.6499530852254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619">
                <text:p>619</text:p>
              </table:table-cell>
              <table:table-cell office:value-type="float" office:value="-57.0721003042238">
                <text:p>-57.0721003042238</text:p>
              </table:table-cell>
              <table:table-cell office:value-type="float" office:value="-42.8507094188963">
                <text:p>-42.8507094188963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620">
                <text:p>620</text:p>
              </table:table-cell>
              <table:table-cell office:value-type="float" office:value="-57.1759882861279">
                <text:p>-57.1759882861279</text:p>
              </table:table-cell>
              <table:table-cell office:value-type="float" office:value="-42.6501065782073">
                <text:p>-42.6501065782073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621">
                <text:p>621</text:p>
              </table:table-cell>
              <table:table-cell office:value-type="float" office:value="-57.0791369119272">
                <text:p>-57.0791369119272</text:p>
              </table:table-cell>
              <table:table-cell office:value-type="float" office:value="-42.8505411348692">
                <text:p>-42.8505411348692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622">
                <text:p>622</text:p>
              </table:table-cell>
              <table:table-cell office:value-type="float" office:value="-57.182850299727">
                <text:p>-57.182850299727</text:p>
              </table:table-cell>
              <table:table-cell office:value-type="float" office:value="-42.6502592771293">
                <text:p>-42.6502592771293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623">
                <text:p>623</text:p>
              </table:table-cell>
              <table:table-cell office:value-type="float" office:value="-57.0861494151897">
                <text:p>-57.0861494151897</text:p>
              </table:table-cell>
              <table:table-cell office:value-type="float" office:value="-42.8503745317335">
                <text:p>-42.8503745317335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624">
                <text:p>624</text:p>
              </table:table-cell>
              <table:table-cell office:value-type="float" office:value="-57.1896913393188">
                <text:p>-57.1896913393188</text:p>
              </table:table-cell>
              <table:table-cell office:value-type="float" office:value="-42.6504119814205">
                <text:p>-42.6504119814205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625">
                <text:p>625</text:p>
              </table:table-cell>
              <table:table-cell office:value-type="float" office:value="-57.0931376786376">
                <text:p>-57.0931376786376</text:p>
              </table:table-cell>
              <table:table-cell office:value-type="float" office:value="-42.8502079349888">
                <text:p>-42.8502079349888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626">
                <text:p>626</text:p>
              </table:table-cell>
              <table:table-cell office:value-type="float" office:value="-57.1965112885391">
                <text:p>-57.1965112885391</text:p>
              </table:table-cell>
              <table:table-cell office:value-type="float" office:value="-42.6505630919993">
                <text:p>-42.6505630919993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627">
                <text:p>627</text:p>
              </table:table-cell>
              <table:table-cell office:value-type="float" office:value="-57.1001060216009">
                <text:p>-57.1001060216009</text:p>
              </table:table-cell>
              <table:table-cell office:value-type="float" office:value="-42.8500421817561">
                <text:p>-42.8500421817561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628">
                <text:p>628</text:p>
              </table:table-cell>
              <table:table-cell office:value-type="float" office:value="-57.2033077499912">
                <text:p>-57.2033077499912</text:p>
              </table:table-cell>
              <table:table-cell office:value-type="float" office:value="-42.6507142078361">
                <text:p>-42.6507142078361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629">
                <text:p>629</text:p>
              </table:table-cell>
              <table:table-cell office:value-type="float" office:value="-57.1070498680804">
                <text:p>-57.1070498680804</text:p>
              </table:table-cell>
              <table:table-cell office:value-type="float" office:value="-42.8498772719389">
                <text:p>-42.8498772719389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630">
                <text:p>630</text:p>
              </table:table-cell>
              <table:table-cell office:value-type="float" office:value="-57.2100851654763">
                <text:p>-57.2100851654763</text:p>
              </table:table-cell>
              <table:table-cell office:value-type="float" office:value="-42.6508637297388">
                <text:p>-42.6508637297388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631">
                <text:p>631</text:p>
              </table:table-cell>
              <table:table-cell office:value-type="float" office:value="-57.1139735515106">
                <text:p>-57.1139735515106</text:p>
              </table:table-cell>
              <table:table-cell office:value-type="float" office:value="-42.8497132054416">
                <text:p>-42.8497132054416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632">
                <text:p>632</text:p>
              </table:table-cell>
              <table:table-cell office:value-type="float" office:value="-57.216838852944">
                <text:p>-57.216838852944</text:p>
              </table:table-cell>
              <table:table-cell office:value-type="float" office:value="-42.6510132567894">
                <text:p>-42.6510132567894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633">
                <text:p>633</text:p>
              </table:table-cell>
              <table:table-cell office:value-type="float" office:value="-57.1208747195267">
                <text:p>-57.1208747195267</text:p>
              </table:table-cell>
              <table:table-cell office:value-type="float" office:value="-42.8495499821686">
                <text:p>-42.8495499821686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634">
                <text:p>634</text:p>
              </table:table-cell>
              <table:table-cell office:value-type="float" office:value="-57.2235732682948">
                <text:p>-57.2235732682948</text:p>
              </table:table-cell>
              <table:table-cell office:value-type="float" office:value="-42.6511619893373">
                <text:p>-42.6511619893373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635">
                <text:p>635</text:p>
              </table:table-cell>
              <table:table-cell office:value-type="float" office:value="-57.1277532470707">
                <text:p>-57.1277532470707</text:p>
              </table:table-cell>
              <table:table-cell office:value-type="float" office:value="-42.84938676503">
                <text:p>-42.84938676503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636">
                <text:p>636</text:p>
              </table:table-cell>
              <table:table-cell office:value-type="float" office:value="-57.2302860102756">
                <text:p>-57.2302860102756</text:p>
              </table:table-cell>
              <table:table-cell office:value-type="float" office:value="-42.6513099273007">
                <text:p>-42.6513099273007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637">
                <text:p>637</text:p>
              </table:table-cell>
              <table:table-cell office:value-type="float" office:value="-57.1346112541638">
                <text:p>-57.1346112541638</text:p>
              </table:table-cell>
              <table:table-cell office:value-type="float" office:value="-42.8492252279531">
                <text:p>-42.8492252279531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638">
                <text:p>638</text:p>
              </table:table-cell>
              <table:table-cell office:value-type="float" office:value="-57.2369792607786">
                <text:p>-57.2369792607786</text:p>
              </table:table-cell>
              <table:table-cell office:value-type="float" office:value="-42.6514570705981">
                <text:p>-42.6514570705981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639">
                <text:p>639</text:p>
              </table:table-cell>
              <table:table-cell office:value-type="float" office:value="-57.1414463775345">
                <text:p>-57.1414463775345</text:p>
              </table:table-cell>
              <table:table-cell office:value-type="float" office:value="-42.8490645338174">
                <text:p>-42.8490645338174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640">
                <text:p>640</text:p>
              </table:table-cell>
              <table:table-cell office:value-type="float" office:value="-57.243650611307">
                <text:p>-57.243650611307</text:p>
              </table:table-cell>
              <table:table-cell office:value-type="float" office:value="-42.6516042188811">
                <text:p>-42.6516042188811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641">
                <text:p>641</text:p>
              </table:table-cell>
              <table:table-cell office:value-type="float" office:value="-57.1482629963463">
                <text:p>-57.1482629963463</text:p>
              </table:table-cell>
              <table:table-cell office:value-type="float" office:value="-42.8489038456273">
                <text:p>-42.8489038456273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642">
                <text:p>642</text:p>
              </table:table-cell>
              <table:table-cell office:value-type="float" office:value="-57.2502999449255">
                <text:p>-57.2502999449255</text:p>
              </table:table-cell>
              <table:table-cell office:value-type="float" office:value="-42.651749772631">
                <text:p>-42.651749772631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643">
                <text:p>643</text:p>
              </table:table-cell>
              <table:table-cell office:value-type="float" office:value="-57.1550564949358">
                <text:p>-57.1550564949358</text:p>
              </table:table-cell>
              <table:table-cell office:value-type="float" office:value="-42.8487448371253">
                <text:p>-42.8487448371253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644">
                <text:p>644</text:p>
              </table:table-cell>
              <table:table-cell office:value-type="float" office:value="-57.2569294539337">
                <text:p>-57.2569294539337</text:p>
              </table:table-cell>
              <table:table-cell office:value-type="float" office:value="-42.6518953312594">
                <text:p>-42.6518953312594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645">
                <text:p>645</text:p>
              </table:table-cell>
              <table:table-cell office:value-type="float" office:value="-57.1618290071525">
                <text:p>-57.1618290071525</text:p>
              </table:table-cell>
              <table:table-cell office:value-type="float" office:value="-42.8485858344448">
                <text:p>-42.8485858344448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646">
                <text:p>646</text:p>
              </table:table-cell>
              <table:table-cell office:value-type="float" office:value="-57.2635413446547">
                <text:p>-57.2635413446547</text:p>
              </table:table-cell>
              <table:table-cell office:value-type="float" office:value="-42.6520400949536">
                <text:p>-42.6520400949536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647">
                <text:p>647</text:p>
              </table:table-cell>
              <table:table-cell office:value-type="float" office:value="-57.1685781552991">
                <text:p>-57.1685781552991</text:p>
              </table:table-cell>
              <table:table-cell office:value-type="float" office:value="-42.8484276743958">
                <text:p>-42.8484276743958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648">
                <text:p>648</text:p>
              </table:table-cell>
              <table:table-cell office:value-type="float" office:value="-57.2701308884457">
                <text:p>-57.2701308884457</text:p>
              </table:table-cell>
              <table:table-cell office:value-type="float" office:value="-42.6521840636342">
                <text:p>-42.6521840636342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649">
                <text:p>649</text:p>
              </table:table-cell>
              <table:table-cell office:value-type="float" office:value="-57.17531061272">
                <text:p>-57.17531061272</text:p>
              </table:table-cell>
              <table:table-cell office:value-type="float" office:value="-42.8482703568864">
                <text:p>-42.8482703568864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650">
                <text:p>650</text:p>
              </table:table-cell>
              <table:table-cell office:value-type="float" office:value="-57.2767002879688">
                <text:p>-57.2767002879688</text:p>
              </table:table-cell>
              <table:table-cell office:value-type="float" office:value="-42.6523272372217">
                <text:p>-42.6523272372217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651">
                <text:p>651</text:p>
              </table:table-cell>
              <table:table-cell office:value-type="float" office:value="-57.1820194760115">
                <text:p>-57.1820194760115</text:p>
              </table:table-cell>
              <table:table-cell office:value-type="float" office:value="-42.8481138818253">
                <text:p>-42.8481138818253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652">
                <text:p>652</text:p>
              </table:table-cell>
              <table:table-cell office:value-type="float" office:value="-57.2832494365365">
                <text:p>-57.2832494365365</text:p>
              </table:table-cell>
              <table:table-cell office:value-type="float" office:value="-42.6524696156374">
                <text:p>-42.6524696156374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653">
                <text:p>653</text:p>
              </table:table-cell>
              <table:table-cell office:value-type="float" office:value="-57.1887091661124">
                <text:p>-57.1887091661124</text:p>
              </table:table-cell>
              <table:table-cell office:value-type="float" office:value="-42.8479582491217">
                <text:p>-42.8479582491217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654">
                <text:p>654</text:p>
              </table:table-cell>
              <table:table-cell office:value-type="float" office:value="-57.2897782273996">
                <text:p>-57.2897782273996</text:p>
              </table:table-cell>
              <table:table-cell office:value-type="float" office:value="-42.6526119987211">
                <text:p>-42.6526119987211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655">
                <text:p>655</text:p>
              </table:table-cell>
              <table:table-cell office:value-type="float" office:value="-57.1953773015222">
                <text:p>-57.1953773015222</text:p>
              </table:table-cell>
              <table:table-cell office:value-type="float" office:value="-42.8478034586851">
                <text:p>-42.8478034586851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656">
                <text:p>656</text:p>
              </table:table-cell>
              <table:table-cell office:value-type="float" office:value="-57.2962888840578">
                <text:p>-57.2962888840578</text:p>
              </table:table-cell>
              <table:table-cell office:value-type="float" office:value="-42.6527535865286">
                <text:p>-42.6527535865286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657">
                <text:p>657</text:p>
              </table:table-cell>
              <table:table-cell office:value-type="float" office:value="-57.2020260472441">
                <text:p>-57.2020260472441</text:p>
              </table:table-cell>
              <table:table-cell office:value-type="float" office:value="-42.8476486737654">
                <text:p>-42.8476486737654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658">
                <text:p>658</text:p>
              </table:table-cell>
              <table:table-cell office:value-type="float" office:value="-57.302778976313">
                <text:p>-57.302778976313</text:p>
              </table:table-cell>
              <table:table-cell office:value-type="float" office:value="-42.6528943789822">
                <text:p>-42.6528943789822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659">
                <text:p>659</text:p>
              </table:table-cell>
              <table:table-cell office:value-type="float" office:value="-57.2086530146459">
                <text:p>-57.2086530146459</text:p>
              </table:table-cell>
              <table:table-cell office:value-type="float" office:value="-42.8474955676234">
                <text:p>-42.8474955676234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660">
                <text:p>660</text:p>
              </table:table-cell>
              <table:table-cell office:value-type="float" office:value="-57.3092507345099">
                <text:p>-57.3092507345099</text:p>
              </table:table-cell>
              <table:table-cell office:value-type="float" office:value="-42.6530343760043">
                <text:p>-42.6530343760043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661">
                <text:p>661</text:p>
              </table:table-cell>
              <table:table-cell office:value-type="float" office:value="-57.2152626628033">
                <text:p>-57.2152626628033</text:p>
              </table:table-cell>
              <table:table-cell office:value-type="float" office:value="-42.8473424668789">
                <text:p>-42.8473424668789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662">
                <text:p>662</text:p>
              </table:table-cell>
              <table:table-cell office:value-type="float" office:value="-57.3157017213509">
                <text:p>-57.3157017213509</text:p>
              </table:table-cell>
              <table:table-cell office:value-type="float" office:value="-42.6531735775177">
                <text:p>-42.6531735775177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663">
                <text:p>663</text:p>
              </table:table-cell>
              <table:table-cell office:value-type="float" office:value="-57.2218503157008">
                <text:p>-57.2218503157008</text:p>
              </table:table-cell>
              <table:table-cell office:value-type="float" office:value="-42.8471902081033">
                <text:p>-42.8471902081033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664">
                <text:p>664</text:p>
              </table:table-cell>
              <table:table-cell office:value-type="float" office:value="-57.3221341740197">
                <text:p>-57.3221341740197</text:p>
              </table:table-cell>
              <table:table-cell office:value-type="float" office:value="-42.6533127834931">
                <text:p>-42.6533127834931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665">
                <text:p>665</text:p>
              </table:table-cell>
              <table:table-cell office:value-type="float" office:value="-57.2284181519997">
                <text:p>-57.2284181519997</text:p>
              </table:table-cell>
              <table:table-cell office:value-type="float" office:value="-42.8470387912083">
                <text:p>-42.8470387912083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666">
                <text:p>666</text:p>
              </table:table-cell>
              <table:table-cell office:value-type="float" office:value="-57.3285479958364">
                <text:p>-57.3285479958364</text:p>
              </table:table-cell>
              <table:table-cell office:value-type="float" office:value="-42.6534511938579">
                <text:p>-42.6534511938579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667">
                <text:p>667</text:p>
              </table:table-cell>
              <table:table-cell office:value-type="float" office:value="-57.2349660665349">
                <text:p>-57.2349660665349</text:p>
              </table:table-cell>
              <table:table-cell office:value-type="float" office:value="-42.8468873795923">
                <text:p>-42.8468873795923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668">
                <text:p>668</text:p>
              </table:table-cell>
              <table:table-cell office:value-type="float" office:value="-57.3349407389138">
                <text:p>-57.3349407389138</text:p>
              </table:table-cell>
              <table:table-cell office:value-type="float" office:value="-42.6535888085359">
                <text:p>-42.6535888085359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669">
                <text:p>669</text:p>
              </table:table-cell>
              <table:table-cell office:value-type="float" office:value="-57.2414962551665">
                <text:p>-57.2414962551665</text:p>
              </table:table-cell>
              <table:table-cell office:value-type="float" office:value="-42.8467376462242">
                <text:p>-42.8467376462242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670">
                <text:p>670</text:p>
              </table:table-cell>
              <table:table-cell office:value-type="float" office:value="-57.341317005267">
                <text:p>-57.341317005267</text:p>
              </table:table-cell>
              <table:table-cell office:value-type="float" office:value="-42.6537256274514">
                <text:p>-42.6537256274514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671">
                <text:p>671</text:p>
              </table:table-cell>
              <table:table-cell office:value-type="float" office:value="-57.2480040138694">
                <text:p>-57.2480040138694</text:p>
              </table:table-cell>
              <table:table-cell office:value-type="float" office:value="-42.8465879180184">
                <text:p>-42.8465879180184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672">
                <text:p>672</text:p>
              </table:table-cell>
              <table:table-cell office:value-type="float" office:value="-57.3476719923022">
                <text:p>-57.3476719923022</text:p>
              </table:table-cell>
              <table:table-cell office:value-type="float" office:value="-42.6538624506773">
                <text:p>-42.6538624506773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673">
                <text:p>673</text:p>
              </table:table-cell>
              <table:table-cell office:value-type="float" office:value="-57.2544938429153">
                <text:p>-57.2544938429153</text:p>
              </table:table-cell>
              <table:table-cell office:value-type="float" office:value="-42.8464390314018">
                <text:p>-42.8464390314018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674">
                <text:p>674</text:p>
              </table:table-cell>
              <table:table-cell office:value-type="float" office:value="-57.3540103157326">
                <text:p>-57.3540103157326</text:p>
              </table:table-cell>
              <table:table-cell office:value-type="float" office:value="-42.6539976778669">
                <text:p>-42.6539976778669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675">
                <text:p>675</text:p>
              </table:table-cell>
              <table:table-cell office:value-type="float" office:value="-57.2609656472204">
                <text:p>-57.2609656472204</text:p>
              </table:table-cell>
              <table:table-cell office:value-type="float" office:value="-42.8462909862878">
                <text:p>-42.8462909862878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676">
                <text:p>676</text:p>
              </table:table-cell>
              <table:table-cell office:value-type="float" office:value="-57.3603295239839">
                <text:p>-57.3603295239839</text:p>
              </table:table-cell>
              <table:table-cell office:value-type="float" office:value="-42.6541329092672">
                <text:p>-42.6541329092672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677">
                <text:p>677</text:p>
              </table:table-cell>
              <table:table-cell office:value-type="float" office:value="-57.2674170167524">
                <text:p>-57.2674170167524</text:p>
              </table:table-cell>
              <table:table-cell office:value-type="float" office:value="-42.8461437825908">
                <text:p>-42.8461437825908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678">
                <text:p>678</text:p>
              </table:table-cell>
              <table:table-cell office:value-type="float" office:value="-57.3666295200253">
                <text:p>-57.3666295200253</text:p>
              </table:table-cell>
              <table:table-cell office:value-type="float" office:value="-42.6542681448785">
                <text:p>-42.6542681448785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679">
                <text:p>679</text:p>
              </table:table-cell>
              <table:table-cell office:value-type="float" office:value="-57.2738478459743">
                <text:p>-57.2738478459743</text:p>
              </table:table-cell>
              <table:table-cell office:value-type="float" office:value="-42.845996583883">
                <text:p>-42.845996583883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680">
                <text:p>680</text:p>
              </table:table-cell>
              <table:table-cell office:value-type="float" office:value="-57.372912578565">
                <text:p>-57.372912578565</text:p>
              </table:table-cell>
              <table:table-cell office:value-type="float" office:value="-42.6544017842052">
                <text:p>-42.6544017842052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681">
                <text:p>681</text:p>
              </table:table-cell>
              <table:table-cell office:value-type="float" office:value="-57.2802626727516">
                <text:p>-57.2802626727516</text:p>
              </table:table-cell>
              <table:table-cell office:value-type="float" office:value="-42.8458510627921">
                <text:p>-42.8458510627921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682">
                <text:p>682</text:p>
              </table:table-cell>
              <table:table-cell office:value-type="float" office:value="-57.3791762375423">
                <text:p>-57.3791762375423</text:p>
              </table:table-cell>
              <table:table-cell office:value-type="float" office:value="-42.6545354276444">
                <text:p>-42.6545354276444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683">
                <text:p>683</text:p>
              </table:table-cell>
              <table:table-cell office:value-type="float" office:value="-57.2866567616984">
                <text:p>-57.2866567616984</text:p>
              </table:table-cell>
              <table:table-cell office:value-type="float" office:value="-42.845704710291">
                <text:p>-42.845704710291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684">
                <text:p>684</text:p>
              </table:table-cell>
              <table:table-cell office:value-type="float" office:value="-57.3854227784083">
                <text:p>-57.3854227784083</text:p>
              </table:table-cell>
              <table:table-cell office:value-type="float" office:value="-42.6546682748992">
                <text:p>-42.6546682748992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685">
                <text:p>685</text:p>
              </table:table-cell>
              <table:table-cell office:value-type="float" office:value="-57.2930323356854">
                <text:p>-57.2930323356854</text:p>
              </table:table-cell>
              <table:table-cell office:value-type="float" office:value="-42.8455600352375">
                <text:p>-42.8455600352375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686">
                <text:p>686</text:p>
              </table:table-cell>
              <table:table-cell office:value-type="float" office:value="-57.3916497321471">
                <text:p>-57.3916497321471</text:p>
              </table:table-cell>
              <table:table-cell office:value-type="float" office:value="-42.6548011262178">
                <text:p>-42.6548011262178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687">
                <text:p>687</text:p>
              </table:table-cell>
              <table:table-cell office:value-type="float" office:value="-57.2993892992209">
                <text:p>-57.2993892992209</text:p>
              </table:table-cell>
              <table:table-cell office:value-type="float" office:value="-42.8454162012336">
                <text:p>-42.8454162012336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688">
                <text:p>688</text:p>
              </table:table-cell>
              <table:table-cell office:value-type="float" office:value="-57.3978593869449">
                <text:p>-57.3978593869449</text:p>
              </table:table-cell>
              <table:table-cell office:value-type="float" office:value="-42.654932380909">
                <text:p>-42.654932380909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689">
                <text:p>689</text:p>
              </table:table-cell>
              <table:table-cell office:value-type="float" office:value="-57.3057298921306">
                <text:p>-57.3057298921306</text:p>
              </table:table-cell>
              <table:table-cell office:value-type="float" office:value="-42.8452723719932">
                <text:p>-42.8452723719932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690">
                <text:p>690</text:p>
              </table:table-cell>
              <table:table-cell office:value-type="float" office:value="-57.4040516557169">
                <text:p>-57.4040516557169</text:p>
              </table:table-cell>
              <table:table-cell office:value-type="float" office:value="-42.6550636395672">
                <text:p>-42.6550636395672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691">
                <text:p>691</text:p>
              </table:table-cell>
              <table:table-cell office:value-type="float" office:value="-57.3120493514493">
                <text:p>-57.3120493514493</text:p>
              </table:table-cell>
              <table:table-cell office:value-type="float" office:value="-42.845129383691">
                <text:p>-42.845129383691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692">
                <text:p>692</text:p>
              </table:table-cell>
              <table:table-cell office:value-type="float" office:value="-57.4102264513201">
                <text:p>-57.4102264513201</text:p>
              </table:table-cell>
              <table:table-cell office:value-type="float" office:value="-42.6551949021926">
                <text:p>-42.6551949021926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693">
                <text:p>693</text:p>
              </table:table-cell>
              <table:table-cell office:value-type="float" office:value="-57.3183522556604">
                <text:p>-57.3183522556604</text:p>
              </table:table-cell>
              <table:table-cell office:value-type="float" office:value="-42.8449872362442">
                <text:p>-42.8449872362442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694">
                <text:p>694</text:p>
              </table:table-cell>
              <table:table-cell office:value-type="float" office:value="-57.4163812909109">
                <text:p>-57.4163812909109</text:p>
              </table:table-cell>
              <table:table-cell office:value-type="float" office:value="-42.6553245679495">
                <text:p>-42.6553245679495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695">
                <text:p>695</text:p>
              </table:table-cell>
              <table:table-cell office:value-type="float" office:value="-57.3246361736553">
                <text:p>-57.3246361736553</text:p>
              </table:table-cell>
              <table:table-cell office:value-type="float" office:value="-42.8448450934497">
                <text:p>-42.8448450934497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696">
                <text:p>696</text:p>
              </table:table-cell>
              <table:table-cell office:value-type="float" office:value="-57.422520875141">
                <text:p>-57.422520875141</text:p>
              </table:table-cell>
              <table:table-cell office:value-type="float" office:value="-42.6554542375778">
                <text:p>-42.6554542375778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697">
                <text:p>697</text:p>
              </table:table-cell>
              <table:table-cell office:value-type="float" office:value="-57.3309010096556">
                <text:p>-57.3309010096556</text:p>
              </table:table-cell>
              <table:table-cell office:value-type="float" office:value="-42.8447037914005">
                <text:p>-42.8447037914005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698">
                <text:p>698</text:p>
              </table:table-cell>
              <table:table-cell office:value-type="float" office:value="-57.4286427244591">
                <text:p>-57.4286427244591</text:p>
              </table:table-cell>
              <table:table-cell office:value-type="float" office:value="-42.6555831106123">
                <text:p>-42.6555831106123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699">
                <text:p>699</text:p>
              </table:table-cell>
              <table:table-cell office:value-type="float" office:value="-57.3371490201733">
                <text:p>-57.3371490201733</text:p>
              </table:table-cell>
              <table:table-cell office:value-type="float" office:value="-42.8445633300147">
                <text:p>-42.8445633300147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700">
                <text:p>700</text:p>
              </table:table-cell>
              <table:table-cell office:value-type="float" office:value="-57.4347467515189">
                <text:p>-57.4347467515189</text:p>
              </table:table-cell>
              <table:table-cell office:value-type="float" office:value="-42.6557119874711">
                <text:p>-42.6557119874711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701">
                <text:p>701</text:p>
              </table:table-cell>
              <table:table-cell office:value-type="float" office:value="-57.3433801194736">
                <text:p>-57.3433801194736</text:p>
              </table:table-cell>
              <table:table-cell office:value-type="float" office:value="-42.8444237092107">
                <text:p>-42.8444237092107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702">
                <text:p>702</text:p>
              </table:table-cell>
              <table:table-cell office:value-type="float" office:value="-57.4408328689307">
                <text:p>-57.4408328689307</text:p>
              </table:table-cell>
              <table:table-cell office:value-type="float" office:value="-42.6558400676415">
                <text:p>-42.6558400676415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703">
                <text:p>703</text:p>
              </table:table-cell>
              <table:table-cell office:value-type="float" office:value="-57.3495918626693">
                <text:p>-57.3495918626693</text:p>
              </table:table-cell>
              <table:table-cell office:value-type="float" office:value="-42.8442840928953">
                <text:p>-42.8442840928953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704">
                <text:p>704</text:p>
              </table:table-cell>
              <table:table-cell office:value-type="float" office:value="-57.4469034018039">
                <text:p>-57.4469034018039</text:p>
              </table:table-cell>
              <table:table-cell office:value-type="float" office:value="-42.6559673510529">
                <text:p>-42.6559673510529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705">
                <text:p>705</text:p>
              </table:table-cell>
              <table:table-cell office:value-type="float" office:value="-57.3557865162428">
                <text:p>-57.3557865162428</text:p>
              </table:table-cell>
              <table:table-cell office:value-type="float" office:value="-42.8441461530394">
                <text:p>-42.8441461530394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706">
                <text:p>706</text:p>
              </table:table-cell>
              <table:table-cell office:value-type="float" office:value="-57.4529558568583">
                <text:p>-57.4529558568583</text:p>
              </table:table-cell>
              <table:table-cell office:value-type="float" office:value="-42.6560946381949">
                <text:p>-42.6560946381949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707">
                <text:p>707</text:p>
              </table:table-cell>
              <table:table-cell office:value-type="float" office:value="-57.3619639942787">
                <text:p>-57.3619639942787</text:p>
              </table:table-cell>
              <table:table-cell office:value-type="float" office:value="-42.8440073816054">
                <text:p>-42.8440073816054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708">
                <text:p>708</text:p>
              </table:table-cell>
              <table:table-cell office:value-type="float" office:value="-57.4589925658397">
                <text:p>-57.4589925658397</text:p>
              </table:table-cell>
              <table:table-cell office:value-type="float" office:value="-42.6562203279013">
                <text:p>-42.6562203279013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709">
                <text:p>709</text:p>
              </table:table-cell>
              <table:table-cell office:value-type="float" office:value="-57.3681218416309">
                <text:p>-57.3681218416309</text:p>
              </table:table-cell>
              <table:table-cell office:value-type="float" office:value="-42.8438702864707">
                <text:p>-42.8438702864707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710">
                <text:p>710</text:p>
              </table:table-cell>
              <table:table-cell office:value-type="float" office:value="-57.4650110286407">
                <text:p>-57.4650110286407</text:p>
              </table:table-cell>
              <table:table-cell office:value-type="float" office:value="-42.6563468218517">
                <text:p>-42.6563468218517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711">
                <text:p>711</text:p>
              </table:table-cell>
              <table:table-cell office:value-type="float" office:value="-57.3742647072599">
                <text:p>-57.3742647072599</text:p>
              </table:table-cell>
              <table:table-cell office:value-type="float" office:value="-42.8437331956635">
                <text:p>-42.8437331956635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712">
                <text:p>712</text:p>
              </table:table-cell>
              <table:table-cell office:value-type="float" office:value="-57.4710135836353">
                <text:p>-57.4710135836353</text:p>
              </table:table-cell>
              <table:table-cell office:value-type="float" office:value="-42.6564717182276">
                <text:p>-42.6564717182276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713">
                <text:p>713</text:p>
              </table:table-cell>
              <table:table-cell office:value-type="float" office:value="-57.3803901392681">
                <text:p>-57.3803901392681</text:p>
              </table:table-cell>
              <table:table-cell office:value-type="float" office:value="-42.8435969450638">
                <text:p>-42.8435969450638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714">
                <text:p>714</text:p>
              </table:table-cell>
              <table:table-cell office:value-type="float" office:value="-57.4769977239187">
                <text:p>-57.4769977239187</text:p>
              </table:table-cell>
              <table:table-cell office:value-type="float" office:value="-42.6565966181954">
                <text:p>-42.6565966181954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715">
                <text:p>715</text:p>
              </table:table-cell>
              <table:table-cell office:value-type="float" office:value="-57.3864980515213">
                <text:p>-57.3864980515213</text:p>
              </table:table-cell>
              <table:table-cell office:value-type="float" office:value="-42.8434615345924">
                <text:p>-42.8434615345924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716">
                <text:p>716</text:p>
              </table:table-cell>
              <table:table-cell office:value-type="float" office:value="-57.4829682271417">
                <text:p>-57.4829682271417</text:p>
              </table:table-cell>
              <table:table-cell office:value-type="float" office:value="-42.6567207210801">
                <text:p>-42.6567207210801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717">
                <text:p>717</text:p>
              </table:table-cell>
              <table:table-cell office:value-type="float" office:value="-57.3925883578375">
                <text:p>-57.3925883578375</text:p>
              </table:table-cell>
              <table:table-cell office:value-type="float" office:value="-42.843326128343">
                <text:p>-42.843326128343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718">
                <text:p>718</text:p>
              </table:table-cell>
              <table:table-cell office:value-type="float" office:value="-57.4889201536461">
                <text:p>-57.4889201536461</text:p>
              </table:table-cell>
              <table:table-cell office:value-type="float" office:value="-42.6568448275112">
                <text:p>-42.6568448275112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719">
                <text:p>719</text:p>
              </table:table-cell>
              <table:table-cell office:value-type="float" office:value="-57.3986609719898">
                <text:p>-57.3986609719898</text:p>
              </table:table-cell>
              <table:table-cell office:value-type="float" office:value="-42.8431915621172">
                <text:p>-42.8431915621172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720">
                <text:p>720</text:p>
              </table:table-cell>
              <table:table-cell office:value-type="float" office:value="-57.4948558550212">
                <text:p>-57.4948558550212</text:p>
              </table:table-cell>
              <table:table-cell office:value-type="float" office:value="-42.656968136768">
                <text:p>-42.656968136768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721">
                <text:p>721</text:p>
              </table:table-cell>
              <table:table-cell office:value-type="float" office:value="-57.4047181969288">
                <text:p>-57.4047181969288</text:p>
              </table:table-cell>
              <table:table-cell office:value-type="float" office:value="-42.8430570000608">
                <text:p>-42.8430570000608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722">
                <text:p>722</text:p>
              </table:table-cell>
              <table:table-cell office:value-type="float" office:value="-57.5007752534931">
                <text:p>-57.5007752534931</text:p>
              </table:table-cell>
              <table:table-cell office:value-type="float" office:value="-42.6570906487826">
                <text:p>-42.6570906487826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723">
                <text:p>723</text:p>
              </table:table-cell>
              <table:table-cell office:value-type="float" office:value="-57.4107599563207">
                <text:p>-57.4107599563207</text:p>
              </table:table-cell>
              <table:table-cell office:value-type="float" office:value="-42.8429241136745">
                <text:p>-42.8429241136745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724">
                <text:p>724</text:p>
              </table:table-cell>
              <table:table-cell office:value-type="float" office:value="-57.5066807172205">
                <text:p>-57.5066807172205</text:p>
              </table:table-cell>
              <table:table-cell office:value-type="float" office:value="-42.6572131642532">
                <text:p>-42.6572131642532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725">
                <text:p>725</text:p>
              </table:table-cell>
              <table:table-cell office:value-type="float" office:value="-57.4167813820343">
                <text:p>-57.4167813820343</text:p>
              </table:table-cell>
              <table:table-cell office:value-type="float" office:value="-42.8427912313542">
                <text:p>-42.8427912313542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726">
                <text:p>726</text:p>
              </table:table-cell>
              <table:table-cell office:value-type="float" office:value="-57.512567279709">
                <text:p>-57.512567279709</text:p>
              </table:table-cell>
              <table:table-cell office:value-type="float" office:value="-42.6573348823916">
                <text:p>-42.6573348823916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727">
                <text:p>727</text:p>
              </table:table-cell>
              <table:table-cell office:value-type="float" office:value="-57.4227895752586">
                <text:p>-57.4227895752586</text:p>
              </table:table-cell>
              <table:table-cell office:value-type="float" office:value="-42.8426583530996">
                <text:p>-42.8426583530996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728">
                <text:p>728</text:p>
              </table:table-cell>
              <table:table-cell office:value-type="float" office:value="-57.5184397583226">
                <text:p>-57.5184397583226</text:p>
              </table:table-cell>
              <table:table-cell office:value-type="float" office:value="-42.6574558031307">
                <text:p>-42.6574558031307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729">
                <text:p>729</text:p>
              </table:table-cell>
              <table:table-cell office:value-type="float" office:value="-57.4287796644474">
                <text:p>-57.4287796644474</text:p>
              </table:table-cell>
              <table:table-cell office:value-type="float" office:value="-42.8425263145845">
                <text:p>-42.8425263145845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730">
                <text:p>730</text:p>
              </table:table-cell>
              <table:table-cell office:value-type="float" office:value="-57.5242931732178">
                <text:p>-57.5242931732178</text:p>
              </table:table-cell>
              <table:table-cell office:value-type="float" office:value="-42.6575767272366">
                <text:p>-42.6575767272366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731">
                <text:p>731</text:p>
              </table:table-cell>
              <table:table-cell office:value-type="float" office:value="-57.434753968916">
                <text:p>-57.434753968916</text:p>
              </table:table-cell>
              <table:table-cell office:value-type="float" office:value="-42.8423951157325">
                <text:p>-42.8423951157325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732">
                <text:p>732</text:p>
              </table:table-cell>
              <table:table-cell office:value-type="float" office:value="-57.5301348141628">
                <text:p>-57.5301348141628</text:p>
              </table:table-cell>
              <table:table-cell office:value-type="float" office:value="-42.6576976547097">
                <text:p>-42.6576976547097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733">
                <text:p>733</text:p>
              </table:table-cell>
              <table:table-cell office:value-type="float" office:value="-57.4407100029558">
                <text:p>-57.4407100029558</text:p>
              </table:table-cell>
              <table:table-cell office:value-type="float" office:value="-42.8422647564674">
                <text:p>-42.8422647564674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734">
                <text:p>734</text:p>
              </table:table-cell>
              <table:table-cell office:value-type="float" office:value="-57.5359572353895">
                <text:p>-57.5359572353895</text:p>
              </table:table-cell>
              <table:table-cell office:value-type="float" office:value="-42.657816983795">
                <text:p>-42.657816983795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735">
                <text:p>735</text:p>
              </table:table-cell>
              <table:table-cell office:value-type="float" office:value="-57.446652504817">
                <text:p>-57.446652504817</text:p>
              </table:table-cell>
              <table:table-cell office:value-type="float" office:value="-42.8421344011152">
                <text:p>-42.8421344011152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736">
                <text:p>736</text:p>
              </table:table-cell>
              <table:table-cell office:value-type="float" office:value="-57.541765280586">
                <text:p>-57.541765280586</text:p>
              </table:table-cell>
              <table:table-cell office:value-type="float" office:value="-42.6579363161591">
                <text:p>-42.6579363161591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737">
                <text:p>737</text:p>
              </table:table-cell>
              <table:table-cell office:value-type="float" office:value="-57.4525765762968">
                <text:p>-57.4525765762968</text:p>
              </table:table-cell>
              <table:table-cell office:value-type="float" office:value="-42.8420048852492">
                <text:p>-42.8420048852492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738">
                <text:p>738</text:p>
              </table:table-cell>
              <table:table-cell office:value-type="float" office:value="-57.5475588815506">
                <text:p>-57.5475588815506</text:p>
              </table:table-cell>
              <table:table-cell office:value-type="float" office:value="-42.6580556518023">
                <text:p>-42.6580556518023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739">
                <text:p>739</text:p>
              </table:table-cell>
              <table:table-cell office:value-type="float" office:value="-57.4584845497567">
                <text:p>-57.4584845497567</text:p>
              </table:table-cell>
              <table:table-cell office:value-type="float" office:value="-42.8418753732455">
                <text:p>-42.8418753732455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740">
                <text:p>740</text:p>
              </table:table-cell>
              <table:table-cell office:value-type="float" office:value="-57.5533354976338">
                <text:p>-57.5533354976338</text:p>
              </table:table-cell>
              <table:table-cell office:value-type="float" office:value="-42.6581733888382">
                <text:p>-42.6581733888382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741">
                <text:p>741</text:p>
              </table:table-cell>
              <table:table-cell office:value-type="float" office:value="-57.4643787706771">
                <text:p>-57.4643787706771</text:p>
              </table:table-cell>
              <table:table-cell office:value-type="float" office:value="-42.841746700628">
                <text:p>-42.841746700628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742">
                <text:p>742</text:p>
              </table:table-cell>
              <table:table-cell office:value-type="float" office:value="-57.5590975263612">
                <text:p>-57.5590975263612</text:p>
              </table:table-cell>
              <table:table-cell office:value-type="float" office:value="-42.6582919300309">
                <text:p>-42.6582919300309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743">
                <text:p>743</text:p>
              </table:table-cell>
              <table:table-cell office:value-type="float" office:value="-57.4702567465208">
                <text:p>-57.4702567465208</text:p>
              </table:table-cell>
              <table:table-cell office:value-type="float" office:value="-42.841618867322">
                <text:p>-42.841618867322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744">
                <text:p>744</text:p>
              </table:table-cell>
              <table:table-cell office:value-type="float" office:value="-57.5648424204373">
                <text:p>-57.5648424204373</text:p>
              </table:table-cell>
              <table:table-cell office:value-type="float" office:value="-42.658408872486">
                <text:p>-42.658408872486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745">
                <text:p>745</text:p>
              </table:table-cell>
              <table:table-cell office:value-type="float" office:value="-57.4761159715797">
                <text:p>-57.4761159715797</text:p>
              </table:table-cell>
              <table:table-cell office:value-type="float" office:value="-42.8414910377787">
                <text:p>-42.8414910377787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746">
                <text:p>746</text:p>
              </table:table-cell>
              <table:table-cell office:value-type="float" office:value="-57.5705725838838">
                <text:p>-57.5705725838838</text:p>
              </table:table-cell>
              <table:table-cell office:value-type="float" office:value="-42.6585258180901">
                <text:p>-42.6585258180901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747">
                <text:p>747</text:p>
              </table:table-cell>
              <table:table-cell office:value-type="float" office:value="-57.481963655403">
                <text:p>-57.481963655403</text:p>
              </table:table-cell>
              <table:table-cell office:value-type="float" office:value="-42.8413640474482">
                <text:p>-42.8413640474482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748">
                <text:p>748</text:p>
              </table:table-cell>
              <table:table-cell office:value-type="float" office:value="-57.5762904337793">
                <text:p>-57.5762904337793</text:p>
              </table:table-cell>
              <table:table-cell office:value-type="float" office:value="-42.6586427668433">
                <text:p>-42.6586427668433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749">
                <text:p>749</text:p>
              </table:table-cell>
              <table:table-cell office:value-type="float" office:value="-57.4877924345605">
                <text:p>-57.4877924345605</text:p>
              </table:table-cell>
              <table:table-cell office:value-type="float" office:value="-42.841237896257">
                <text:p>-42.841237896257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750">
                <text:p>750</text:p>
              </table:table-cell>
              <table:table-cell office:value-type="float" office:value="-57.5819909339341">
                <text:p>-57.5819909339341</text:p>
              </table:table-cell>
              <table:table-cell office:value-type="float" office:value="-42.6587589176948">
                <text:p>-42.6587589176948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751">
                <text:p>751</text:p>
              </table:table-cell>
              <table:table-cell office:value-type="float" office:value="-57.4936070995083">
                <text:p>-57.4936070995083</text:p>
              </table:table-cell>
              <table:table-cell office:value-type="float" office:value="-42.84111174873">
                <text:p>-42.84111174873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752">
                <text:p>752</text:p>
              </table:table-cell>
              <table:table-cell office:value-type="float" office:value="-57.5876764980757">
                <text:p>-57.5876764980757</text:p>
              </table:table-cell>
              <table:table-cell office:value-type="float" office:value="-42.6588742705803">
                <text:p>-42.6588742705803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753">
                <text:p>753</text:p>
              </table:table-cell>
              <table:table-cell office:value-type="float" office:value="-57.4994051411132">
                <text:p>-57.4994051411132</text:p>
              </table:table-cell>
              <table:table-cell office:value-type="float" office:value="-42.8409864402449">
                <text:p>-42.8409864402449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754">
                <text:p>754</text:p>
              </table:table-cell>
              <table:table-cell office:value-type="float" office:value="-57.5933470576648">
                <text:p>-57.5933470576648</text:p>
              </table:table-cell>
              <table:table-cell office:value-type="float" office:value="-42.6589896265298">
                <text:p>-42.6589896265298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755">
                <text:p>755</text:p>
              </table:table-cell>
              <table:table-cell office:value-type="float" office:value="-57.5051889274444">
                <text:p>-57.5051889274444</text:p>
              </table:table-cell>
              <table:table-cell office:value-type="float" office:value="-42.8408611353752">
                <text:p>-42.8408611353752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756">
                <text:p>756</text:p>
              </table:table-cell>
              <table:table-cell office:value-type="float" office:value="-57.5990025441259">
                <text:p>-57.5990025441259</text:p>
              </table:table-cell>
              <table:table-cell office:value-type="float" office:value="-42.6591041844286">
                <text:p>-42.6591041844286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757">
                <text:p>757</text:p>
              </table:table-cell>
              <table:table-cell office:value-type="float" office:value="-57.5109559427686">
                <text:p>-57.5109559427686</text:p>
              </table:table-cell>
              <table:table-cell office:value-type="float" office:value="-42.8407366694506">
                <text:p>-42.8407366694506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758">
                <text:p>758</text:p>
              </table:table-cell>
              <table:table-cell office:value-type="float" office:value="-57.6046428888491">
                <text:p>-57.6046428888491</text:p>
              </table:table-cell>
              <table:table-cell office:value-type="float" office:value="-42.6592187453493">
                <text:p>-42.6592187453493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759">
                <text:p>759</text:p>
              </table:table-cell>
              <table:table-cell office:value-type="float" office:value="-57.5167110132152">
                <text:p>-57.5167110132152</text:p>
              </table:table-cell>
              <table:table-cell office:value-type="float" office:value="-42.8406130423988">
                <text:p>-42.8406130423988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760">
                <text:p>760</text:p>
              </table:table-cell>
              <table:table-cell office:value-type="float" office:value="-57.6102680231916">
                <text:p>-57.6102680231916</text:p>
              </table:table-cell>
              <table:table-cell office:value-type="float" office:value="-42.6593325081351">
                <text:p>-42.6593325081351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761">
                <text:p>761</text:p>
              </table:table-cell>
              <table:table-cell office:value-type="float" office:value="-57.5224467164525">
                <text:p>-57.5224467164525</text:p>
              </table:table-cell>
              <table:table-cell office:value-type="float" office:value="-42.8404894188662">
                <text:p>-42.8404894188662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762">
                <text:p>762</text:p>
              </table:table-cell>
              <table:table-cell office:value-type="float" office:value="-57.6158803867384">
                <text:p>-57.6158803867384</text:p>
              </table:table-cell>
              <table:table-cell office:value-type="float" office:value="-42.6594454727232">
                <text:p>-42.6594454727232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763">
                <text:p>763</text:p>
              </table:table-cell>
              <table:table-cell office:value-type="float" office:value="-57.5281703398943">
                <text:p>-57.5281703398943</text:p>
              </table:table-cell>
              <table:table-cell office:value-type="float" office:value="-42.8403657988524">
                <text:p>-42.8403657988524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764">
                <text:p>764</text:p>
              </table:table-cell>
              <table:table-cell office:value-type="float" office:value="-57.6214774089975">
                <text:p>-57.6214774089975</text:p>
              </table:table-cell>
              <table:table-cell office:value-type="float" office:value="-42.6595584402496">
                <text:p>-42.6595584402496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765">
                <text:p>765</text:p>
              </table:table-cell>
              <table:table-cell office:value-type="float" office:value="-57.5338769030374">
                <text:p>-57.5338769030374</text:p>
              </table:table-cell>
              <table:table-cell office:value-type="float" office:value="-42.8402438528271">
                <text:p>-42.8402438528271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766">
                <text:p>766</text:p>
              </table:table-cell>
              <table:table-cell office:value-type="float" office:value="-57.6270590212263">
                <text:p>-57.6270590212263</text:p>
              </table:table-cell>
              <table:table-cell office:value-type="float" office:value="-42.6596714107147">
                <text:p>-42.6596714107147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767">
                <text:p>767</text:p>
              </table:table-cell>
              <table:table-cell office:value-type="float" office:value="-57.5395712577666">
                <text:p>-57.5395712577666</text:p>
              </table:table-cell>
              <table:table-cell office:value-type="float" office:value="-42.8401219102258">
                <text:p>-42.8401219102258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768">
                <text:p>768</text:p>
              </table:table-cell>
              <table:table-cell office:value-type="float" office:value="-57.6326276726065">
                <text:p>-57.6326276726065</text:p>
              </table:table-cell>
              <table:table-cell office:value-type="float" office:value="-42.6597835828783">
                <text:p>-42.6597835828783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769">
                <text:p>769</text:p>
              </table:table-cell>
              <table:table-cell office:value-type="float" office:value="-57.5452484105628">
                <text:p>-57.5452484105628</text:p>
              </table:table-cell>
              <table:table-cell office:value-type="float" office:value="-42.8399999710483">
                <text:p>-42.8399999710483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770">
                <text:p>770</text:p>
              </table:table-cell>
              <table:table-cell office:value-type="float" office:value="-57.6381807828404">
                <text:p>-57.6381807828404</text:p>
              </table:table-cell>
              <table:table-cell office:value-type="float" office:value="-42.6598949566785">
                <text:p>-42.6598949566785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771">
                <text:p>771</text:p>
              </table:table-cell>
              <table:table-cell office:value-type="float" office:value="-57.5509107551283">
                <text:p>-57.5509107551283</text:p>
              </table:table-cell>
              <table:table-cell office:value-type="float" office:value="-42.8398788704593">
                <text:p>-42.8398788704593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772">
                <text:p>772</text:p>
              </table:table-cell>
              <table:table-cell office:value-type="float" office:value="-57.643720807491">
                <text:p>-57.643720807491</text:p>
              </table:table-cell>
              <table:table-cell office:value-type="float" office:value="-42.6600063333349">
                <text:p>-42.6600063333349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773">
                <text:p>773</text:p>
              </table:table-cell>
              <table:table-cell office:value-type="float" office:value="-57.5565606980153">
                <text:p>-57.5565606980153</text:p>
              </table:table-cell>
              <table:table-cell office:value-type="float" office:value="-42.8397586083886">
                <text:p>-42.8397586083886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774">
                <text:p>774</text:p>
              </table:table-cell>
              <table:table-cell office:value-type="float" office:value="-57.6492476873529">
                <text:p>-57.6492476873529</text:p>
              </table:table-cell>
              <table:table-cell office:value-type="float" office:value="-42.660116911546">
                <text:p>-42.660116911546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775">
                <text:p>775</text:p>
              </table:table-cell>
              <table:table-cell office:value-type="float" office:value="-57.5621932262583">
                <text:p>-57.5621932262583</text:p>
              </table:table-cell>
              <table:table-cell office:value-type="float" office:value="-42.839638349648">
                <text:p>-42.839638349648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776">
                <text:p>776</text:p>
              </table:table-cell>
              <table:table-cell office:value-type="float" office:value="-57.6547588323629">
                <text:p>-57.6547588323629</text:p>
              </table:table-cell>
              <table:table-cell office:value-type="float" office:value="-42.6602274925727">
                <text:p>-42.6602274925727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777">
                <text:p>777</text:p>
              </table:table-cell>
              <table:table-cell office:value-type="float" office:value="-57.5678132237745">
                <text:p>-57.5678132237745</text:p>
              </table:table-cell>
              <table:table-cell office:value-type="float" office:value="-42.8395180942374">
                <text:p>-42.8395180942374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778">
                <text:p>778</text:p>
              </table:table-cell>
              <table:table-cell office:value-type="float" office:value="-57.6602541736133">
                <text:p>-57.6602541736133</text:p>
              </table:table-cell>
              <table:table-cell office:value-type="float" office:value="-42.6603372750728">
                <text:p>-42.6603372750728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779">
                <text:p>779</text:p>
              </table:table-cell>
              <table:table-cell office:value-type="float" office:value="-57.5734181485387">
                <text:p>-57.5734181485387</text:p>
              </table:table-cell>
              <table:table-cell office:value-type="float" office:value="-42.8393995123016">
                <text:p>-42.8393995123016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780">
                <text:p>780</text:p>
              </table:table-cell>
              <table:table-cell office:value-type="float" office:value="-57.6657387166209">
                <text:p>-57.6657387166209</text:p>
              </table:table-cell>
              <table:table-cell office:value-type="float" office:value="-42.6604470603481">
                <text:p>-42.6604470603481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781">
                <text:p>781</text:p>
              </table:table-cell>
              <table:table-cell office:value-type="float" office:value="-57.5790079327264">
                <text:p>-57.5790079327264</text:p>
              </table:table-cell>
              <table:table-cell office:value-type="float" office:value="-42.8392800985536">
                <text:p>-42.8392800985536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782">
                <text:p>782</text:p>
              </table:table-cell>
              <table:table-cell office:value-type="float" office:value="-57.6712073307971">
                <text:p>-57.6712073307971</text:p>
              </table:table-cell>
              <table:table-cell office:value-type="float" office:value="-42.660556047016">
                <text:p>-42.660556047016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783">
                <text:p>783</text:p>
              </table:table-cell>
              <table:table-cell office:value-type="float" office:value="-57.5845849987332">
                <text:p>-57.5845849987332</text:p>
              </table:table-cell>
              <table:table-cell office:value-type="float" office:value="-42.8391623581428">
                <text:p>-42.8391623581428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784">
                <text:p>784</text:p>
              </table:table-cell>
              <table:table-cell office:value-type="float" office:value="-57.6766624907779">
                <text:p>-57.6766624907779</text:p>
              </table:table-cell>
              <table:table-cell office:value-type="float" office:value="-42.6606650364191">
                <text:p>-42.6606650364191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785">
                <text:p>785</text:p>
              </table:table-cell>
              <table:table-cell office:value-type="float" office:value="-57.5901467948119">
                <text:p>-57.5901467948119</text:p>
              </table:table-cell>
              <table:table-cell office:value-type="float" office:value="-42.839044620924">
                <text:p>-42.839044620924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786">
                <text:p>786</text:p>
              </table:table-cell>
              <table:table-cell office:value-type="float" office:value="-57.6821041371453">
                <text:p>-57.6821041371453</text:p>
              </table:table-cell>
              <table:table-cell office:value-type="float" office:value="-42.6607732271346">
                <text:p>-42.6607732271346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787">
                <text:p>787</text:p>
              </table:table-cell>
              <table:table-cell office:value-type="float" office:value="-57.5956957496718">
                <text:p>-57.5956957496718</text:p>
              </table:table-cell>
              <table:table-cell office:value-type="float" office:value="-42.8389268868969">
                <text:p>-42.8389268868969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788">
                <text:p>788</text:p>
              </table:table-cell>
              <table:table-cell office:value-type="float" office:value="-57.6875322104474">
                <text:p>-57.6875322104474</text:p>
              </table:table-cell>
              <table:table-cell office:value-type="float" office:value="-42.6608814205454">
                <text:p>-42.6608814205454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789">
                <text:p>789</text:p>
              </table:table-cell>
              <table:table-cell office:value-type="float" office:value="-57.6012293051089">
                <text:p>-57.6012293051089</text:p>
              </table:table-cell>
              <table:table-cell office:value-type="float" office:value="-42.8388099910206">
                <text:p>-42.8388099910206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790">
                <text:p>790</text:p>
              </table:table-cell>
              <table:table-cell office:value-type="float" office:value="-57.6929466512001">
                <text:p>-57.6929466512001</text:p>
              </table:table-cell>
              <table:table-cell office:value-type="float" office:value="-42.6609888151891">
                <text:p>-42.6609888151891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791">
                <text:p>791</text:p>
              </table:table-cell>
              <table:table-cell office:value-type="float" office:value="-57.6067473931466">
                <text:p>-57.6067473931466</text:p>
              </table:table-cell>
              <table:table-cell office:value-type="float" office:value="-42.8386939332276">
                <text:p>-42.8386939332276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792">
                <text:p>792</text:p>
              </table:table-cell>
              <table:table-cell office:value-type="float" office:value="-57.6983473998885">
                <text:p>-57.6983473998885</text:p>
              </table:table-cell>
              <table:table-cell office:value-type="float" office:value="-42.6610962124885">
                <text:p>-42.6610962124885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793">
                <text:p>793</text:p>
              </table:table-cell>
              <table:table-cell office:value-type="float" office:value="-57.6122549581181">
                <text:p>-57.6122549581181</text:p>
              </table:table-cell>
              <table:table-cell office:value-type="float" office:value="-42.8385778785359">
                <text:p>-42.8385778785359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794">
                <text:p>794</text:p>
              </table:table-cell>
              <table:table-cell office:value-type="float" office:value="-57.7037343969687">
                <text:p>-57.7037343969687</text:p>
              </table:table-cell>
              <table:table-cell office:value-type="float" office:value="-42.6612028109419">
                <text:p>-42.6612028109419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795">
                <text:p>795</text:p>
              </table:table-cell>
              <table:table-cell office:value-type="float" office:value="-57.6177469323607">
                <text:p>-57.6177469323607</text:p>
              </table:table-cell>
              <table:table-cell office:value-type="float" office:value="-42.8384618269454">
                <text:p>-42.8384618269454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796">
                <text:p>796</text:p>
              </table:table-cell>
              <table:table-cell office:value-type="float" office:value="-57.7091075828689">
                <text:p>-57.7091075828689</text:p>
              </table:table-cell>
              <table:table-cell office:value-type="float" office:value="-42.6613086104902">
                <text:p>-42.6613086104902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797">
                <text:p>797</text:p>
              </table:table-cell>
              <table:table-cell office:value-type="float" office:value="-57.6232232478163">
                <text:p>-57.6232232478163</text:p>
              </table:table-cell>
              <table:table-cell office:value-type="float" office:value="-42.8383466133261">
                <text:p>-42.8383466133261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798">
                <text:p>798</text:p>
              </table:table-cell>
              <table:table-cell office:value-type="float" office:value="-57.7144694638408">
                <text:p>-57.7144694638408</text:p>
              </table:table-cell>
              <table:table-cell office:value-type="float" office:value="-42.661415214157">
                <text:p>-42.661415214157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799">
                <text:p>799</text:p>
              </table:table-cell>
              <table:table-cell office:value-type="float" office:value="-57.6286888677446">
                <text:p>-57.6286888677446</text:p>
              </table:table-cell>
              <table:table-cell office:value-type="float" office:value="-42.8382322376114">
                <text:p>-42.8382322376114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800">
                <text:p>800</text:p>
              </table:table-cell>
              <table:table-cell office:value-type="float" office:value="-57.7198148517236">
                <text:p>-57.7198148517236</text:p>
              </table:table-cell>
              <table:table-cell office:value-type="float" office:value="-42.6615202173193">
                <text:p>-42.6615202173193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801">
                <text:p>801</text:p>
              </table:table-cell>
              <table:table-cell office:value-type="float" office:value="-57.6341387053603">
                <text:p>-57.6341387053603</text:p>
              </table:table-cell>
              <table:table-cell office:value-type="float" office:value="-42.8381178649087">
                <text:p>-42.8381178649087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802">
                <text:p>802</text:p>
              </table:table-cell>
              <table:table-cell office:value-type="float" office:value="-57.7251488217233">
                <text:p>-57.7251488217233</text:p>
              </table:table-cell>
              <table:table-cell office:value-type="float" office:value="-42.6616252230204">
                <text:p>-42.6616252230204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803">
                <text:p>803</text:p>
              </table:table-cell>
              <table:table-cell office:value-type="float" office:value="-57.6395752145193">
                <text:p>-57.6395752145193</text:p>
              </table:table-cell>
              <table:table-cell office:value-type="float" office:value="-42.8380034952181">
                <text:p>-42.8380034952181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804">
                <text:p>804</text:p>
              </table:table-cell>
              <table:table-cell office:value-type="float" office:value="-57.7304713236315">
                <text:p>-57.7304713236315</text:p>
              </table:table-cell>
              <table:table-cell office:value-type="float" office:value="-42.6617302312605">
                <text:p>-42.6617302312605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805">
                <text:p>805</text:p>
              </table:table-cell>
              <table:table-cell office:value-type="float" office:value="-57.6449983365391">
                <text:p>-57.6449983365391</text:p>
              </table:table-cell>
              <table:table-cell office:value-type="float" office:value="-42.8378907981041">
                <text:p>-42.8378907981041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806">
                <text:p>806</text:p>
              </table:table-cell>
              <table:table-cell office:value-type="float" office:value="-57.7357771502551">
                <text:p>-57.7357771502551</text:p>
              </table:table-cell>
              <table:table-cell office:value-type="float" office:value="-42.6618344404209">
                <text:p>-42.6618344404209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807">
                <text:p>807</text:p>
              </table:table-cell>
              <table:table-cell office:value-type="float" office:value="-57.6504080127029">
                <text:p>-57.6504080127029</text:p>
              </table:table-cell>
              <table:table-cell office:value-type="float" office:value="-42.8377772691536">
                <text:p>-42.8377772691536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808">
                <text:p>808</text:p>
              </table:table-cell>
              <table:table-cell office:value-type="float" office:value="-57.7410713956575">
                <text:p>-57.7410713956575</text:p>
              </table:table-cell>
              <table:table-cell office:value-type="float" office:value="-42.661938652082">
                <text:p>-42.661938652082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809">
                <text:p>809</text:p>
              </table:table-cell>
              <table:table-cell office:value-type="float" office:value="-57.6558067156862">
                <text:p>-57.6558067156862</text:p>
              </table:table-cell>
              <table:table-cell office:value-type="float" office:value="-42.8376645779099">
                <text:p>-42.8376645779099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810">
                <text:p>810</text:p>
              </table:table-cell>
              <table:table-cell office:value-type="float" office:value="-57.7463540095253">
                <text:p>-57.7463540095253</text:p>
              </table:table-cell>
              <table:table-cell office:value-type="float" office:value="-42.6620420645868">
                <text:p>-42.6620420645868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811">
                <text:p>811</text:p>
              </table:table-cell>
              <table:table-cell office:value-type="float" office:value="-57.6611893270014">
                <text:p>-57.6611893270014</text:p>
              </table:table-cell>
              <table:table-cell office:value-type="float" office:value="-42.8375527243077">
                <text:p>-42.8375527243077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812">
                <text:p>812</text:p>
              </table:table-cell>
              <table:table-cell office:value-type="float" office:value="-57.7516223536111">
                <text:p>-57.7516223536111</text:p>
              </table:table-cell>
              <table:table-cell office:value-type="float" office:value="-42.662145479554">
                <text:p>-42.662145479554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813">
                <text:p>813</text:p>
              </table:table-cell>
              <table:table-cell office:value-type="float" office:value="-57.6665583161206">
                <text:p>-57.6665583161206</text:p>
              </table:table-cell>
              <table:table-cell office:value-type="float" office:value="-42.8374408735863">
                <text:p>-42.8374408735863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814">
                <text:p>814</text:p>
              </table:table-cell>
              <table:table-cell office:value-type="float" office:value="-57.75687895915">
                <text:p>-57.75687895915</text:p>
              </table:table-cell>
              <table:table-cell office:value-type="float" office:value="-42.6622488969839">
                <text:p>-42.6622488969839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815">
                <text:p>815</text:p>
              </table:table-cell>
              <table:table-cell office:value-type="float" office:value="-57.6719161650388">
                <text:p>-57.6719161650388</text:p>
              </table:table-cell>
              <table:table-cell office:value-type="float" office:value="-42.8373298604202">
                <text:p>-42.8373298604202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816">
                <text:p>816</text:p>
              </table:table-cell>
              <table:table-cell office:value-type="float" office:value="-57.7621211815668">
                <text:p>-57.7621211815668</text:p>
              </table:table-cell>
              <table:table-cell office:value-type="float" office:value="-42.6623507134485">
                <text:p>-42.6623507134485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817">
                <text:p>817</text:p>
              </table:table-cell>
              <table:table-cell office:value-type="float" office:value="-57.6772602803182">
                <text:p>-57.6772602803182</text:p>
              </table:table-cell>
              <table:table-cell office:value-type="float" office:value="-42.8372188500917">
                <text:p>-42.8372188500917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818">
                <text:p>818</text:p>
              </table:table-cell>
              <table:table-cell office:value-type="float" office:value="-57.7673515583144">
                <text:p>-57.7673515583144</text:p>
              </table:table-cell>
              <table:table-cell office:value-type="float" office:value="-42.6624533340328">
                <text:p>-42.6624533340328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819">
                <text:p>819</text:p>
              </table:table-cell>
              <table:table-cell office:value-type="float" office:value="-57.6825906030594">
                <text:p>-57.6825906030594</text:p>
              </table:table-cell>
              <table:table-cell office:value-type="float" office:value="-42.8371078426007">
                <text:p>-42.8371078426007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820">
                <text:p>820</text:p>
              </table:table-cell>
              <table:table-cell office:value-type="float" office:value="-57.772570038917">
                <text:p>-57.772570038917</text:p>
              </table:table-cell>
              <table:table-cell office:value-type="float" office:value="-42.6625551552904">
                <text:p>-42.6625551552904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821">
                <text:p>821</text:p>
              </table:table-cell>
              <table:table-cell office:value-type="float" office:value="-57.6879070743397">
                <text:p>-57.6879070743397</text:p>
              </table:table-cell>
              <table:table-cell office:value-type="float" office:value="-42.8369976725579">
                <text:p>-42.8369976725579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822">
                <text:p>822</text:p>
              </table:table-cell>
              <table:table-cell office:value-type="float" office:value="-57.7777739693403">
                <text:p>-57.7777739693403</text:p>
              </table:table-cell>
              <table:table-cell office:value-type="float" office:value="-42.662656177165">
                <text:p>-42.662656177165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823">
                <text:p>823</text:p>
              </table:table-cell>
              <table:table-cell office:value-type="float" office:value="-57.6932121885353">
                <text:p>-57.6932121885353</text:p>
              </table:table-cell>
              <table:table-cell office:value-type="float" office:value="-42.8368883398996">
                <text:p>-42.8368883398996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824">
                <text:p>824</text:p>
              </table:table-cell>
              <table:table-cell office:value-type="float" office:value="-57.7829685029789">
                <text:p>-57.7829685029789</text:p>
              </table:table-cell>
              <table:table-cell office:value-type="float" office:value="-42.6627572013895">
                <text:p>-42.6627572013895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825">
                <text:p>825</text:p>
              </table:table-cell>
              <table:table-cell office:value-type="float" office:value="-57.6985033395845">
                <text:p>-57.6985033395845</text:p>
              </table:table-cell>
              <table:table-cell office:value-type="float" office:value="-42.8367790099936">
                <text:p>-42.8367790099936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826">
                <text:p>826</text:p>
              </table:table-cell>
              <table:table-cell office:value-type="float" office:value="-57.7881483791034">
                <text:p>-57.7881483791034</text:p>
              </table:table-cell>
              <table:table-cell office:value-type="float" office:value="-42.662858227964">
                <text:p>-42.662858227964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827">
                <text:p>827</text:p>
              </table:table-cell>
              <table:table-cell office:value-type="float" office:value="-57.703783028034">
                <text:p>-57.703783028034</text:p>
              </table:table-cell>
              <table:table-cell office:value-type="float" office:value="-42.8366705173879">
                <text:p>-42.8366705173879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828">
                <text:p>828</text:p>
              </table:table-cell>
              <table:table-cell office:value-type="float" office:value="-57.7933161506495">
                <text:p>-57.7933161506495</text:p>
              </table:table-cell>
              <table:table-cell office:value-type="float" office:value="-42.6629584550626">
                <text:p>-42.6629584550626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829">
                <text:p>829</text:p>
              </table:table-cell>
              <table:table-cell office:value-type="float" office:value="-57.7090486415352">
                <text:p>-57.7090486415352</text:p>
              </table:table-cell>
              <table:table-cell office:value-type="float" office:value="-42.8365620274924">
                <text:p>-42.8365620274924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830">
                <text:p>830</text:p>
              </table:table-cell>
              <table:table-cell office:value-type="float" office:value="-57.7984717669994">
                <text:p>-57.7984717669994</text:p>
              </table:table-cell>
              <table:table-cell office:value-type="float" office:value="-42.6630586844743">
                <text:p>-42.6630586844743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831">
                <text:p>831</text:p>
              </table:table-cell>
              <table:table-cell office:value-type="float" office:value="-57.7143026867955">
                <text:p>-57.7143026867955</text:p>
              </table:table-cell>
              <table:table-cell office:value-type="float" office:value="-42.836453540307">
                <text:p>-42.836453540307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832">
                <text:p>832</text:p>
              </table:table-cell>
              <table:table-cell office:value-type="float" office:value="-57.8036151775081">
                <text:p>-57.8036151775081</text:p>
              </table:table-cell>
              <table:table-cell office:value-type="float" office:value="-42.6631581143363">
                <text:p>-42.6631581143363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833">
                <text:p>833</text:p>
              </table:table-cell>
              <table:table-cell office:value-type="float" office:value="-57.7195425451996">
                <text:p>-57.7195425451996</text:p>
              </table:table-cell>
              <table:table-cell office:value-type="float" office:value="-42.8363458903172">
                <text:p>-42.8363458903172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834">
                <text:p>834</text:p>
              </table:table-cell>
              <table:table-cell office:value-type="float" office:value="-57.8087437093473">
                <text:p>-57.8087437093473</text:p>
              </table:table-cell>
              <table:table-cell office:value-type="float" office:value="-42.6632575464747">
                <text:p>-42.6632575464747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835">
                <text:p>835</text:p>
              </table:table-cell>
              <table:table-cell office:value-type="float" office:value="-57.7247707296056">
                <text:p>-57.7247707296056</text:p>
              </table:table-cell>
              <table:table-cell office:value-type="float" office:value="-42.8362382429957">
                <text:p>-42.8362382429957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836">
                <text:p>836</text:p>
              </table:table-cell>
              <table:table-cell office:value-type="float" office:value="-57.8138625530447">
                <text:p>-57.8138625530447</text:p>
              </table:table-cell>
              <table:table-cell office:value-type="float" office:value="-42.6633561789901">
                <text:p>-42.6633561789901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837">
                <text:p>837</text:p>
              </table:table-cell>
              <table:table-cell office:value-type="float" office:value="-57.7299871901861">
                <text:p>-57.7299871901861</text:p>
              </table:table-cell>
              <table:table-cell office:value-type="float" office:value="-42.8361314327867">
                <text:p>-42.8361314327867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838">
                <text:p>838</text:p>
              </table:table-cell>
              <table:table-cell office:value-type="float" office:value="-57.8189690388199">
                <text:p>-57.8189690388199</text:p>
              </table:table-cell>
              <table:table-cell office:value-type="float" office:value="-42.6634548137456">
                <text:p>-42.6634548137456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839">
                <text:p>839</text:p>
              </table:table-cell>
              <table:table-cell office:value-type="float" office:value="-57.7351892989585">
                <text:p>-57.7351892989585</text:p>
              </table:table-cell>
              <table:table-cell office:value-type="float" office:value="-42.8360254596286">
                <text:p>-42.8360254596286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840">
                <text:p>840</text:p>
              </table:table-cell>
              <table:table-cell office:value-type="float" office:value="-57.8240657473557">
                <text:p>-57.8240657473557</text:p>
              </table:table-cell>
              <table:table-cell office:value-type="float" office:value="-42.6635526488054">
                <text:p>-42.6635526488054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841">
                <text:p>841</text:p>
              </table:table-cell>
              <table:table-cell office:value-type="float" office:value="-57.7403795779823">
                <text:p>-57.7403795779823</text:p>
              </table:table-cell>
              <table:table-cell office:value-type="float" office:value="-42.8359186546526">
                <text:p>-42.8359186546526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842">
                <text:p>842</text:p>
              </table:table-cell>
              <table:table-cell office:value-type="float" office:value="-57.8291473681234">
                <text:p>-57.8291473681234</text:p>
              </table:table-cell>
              <table:table-cell office:value-type="float" office:value="-42.6636504860693">
                <text:p>-42.6636504860693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843">
                <text:p>843</text:p>
              </table:table-cell>
              <table:table-cell office:value-type="float" office:value="-57.7455605616259">
                <text:p>-57.7455605616259</text:p>
              </table:table-cell>
              <table:table-cell office:value-type="float" office:value="-42.8358135210697">
                <text:p>-42.8358135210697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844">
                <text:p>844</text:p>
              </table:table-cell>
              <table:table-cell office:value-type="float" office:value="-57.83421647868">
                <text:p>-57.83421647868</text:p>
              </table:table-cell>
              <table:table-cell office:value-type="float" office:value="-42.6637483255373">
                <text:p>-42.6637483255373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845">
                <text:p>845</text:p>
              </table:table-cell>
              <table:table-cell office:value-type="float" office:value="-57.7507244470906">
                <text:p>-57.7507244470906</text:p>
              </table:table-cell>
              <table:table-cell office:value-type="float" office:value="-42.8357075556687">
                <text:p>-42.8357075556687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846">
                <text:p>846</text:p>
              </table:table-cell>
              <table:table-cell office:value-type="float" office:value="-57.8392756688801">
                <text:p>-57.8392756688801</text:p>
              </table:table-cell>
              <table:table-cell office:value-type="float" office:value="-42.6638453652197">
                <text:p>-42.6638453652197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847">
                <text:p>847</text:p>
              </table:table-cell>
              <table:table-cell office:value-type="float" office:value="-57.7558789372526">
                <text:p>-57.7558789372526</text:p>
              </table:table-cell>
              <table:table-cell office:value-type="float" office:value="-42.8356024271959">
                <text:p>-42.8356024271959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848">
                <text:p>848</text:p>
              </table:table-cell>
              <table:table-cell office:value-type="float" office:value="-57.8443222533888">
                <text:p>-57.8443222533888</text:p>
              </table:table-cell>
              <table:table-cell office:value-type="float" office:value="-42.6639424070703">
                <text:p>-42.6639424070703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849">
                <text:p>849</text:p>
              </table:table-cell>
              <table:table-cell office:value-type="float" office:value="-57.7610213978236">
                <text:p>-57.7610213978236</text:p>
              </table:table-cell>
              <table:table-cell office:value-type="float" office:value="-42.8354981355906">
                <text:p>-42.8354981355906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850">
                <text:p>850</text:p>
              </table:table-cell>
              <table:table-cell office:value-type="float" office:value="-57.8493588281527">
                <text:p>-57.8493588281527</text:p>
              </table:table-cell>
              <table:table-cell office:value-type="float" office:value="-42.6640386490638">
                <text:p>-42.6640386490638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851">
                <text:p>851</text:p>
              </table:table-cell>
              <table:table-cell office:value-type="float" office:value="-57.7661517787724">
                <text:p>-57.7661517787724</text:p>
              </table:table-cell>
              <table:table-cell office:value-type="float" office:value="-42.8353938464897">
                <text:p>-42.8353938464897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852">
                <text:p>852</text:p>
              </table:table-cell>
              <table:table-cell office:value-type="float" office:value="-57.8543800517845">
                <text:p>-57.8543800517845</text:p>
              </table:table-cell>
              <table:table-cell office:value-type="float" office:value="-42.6641348931901">
                <text:p>-42.6641348931901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853">
                <text:p>853</text:p>
              </table:table-cell>
              <table:table-cell office:value-type="float" office:value="-57.7712674304133">
                <text:p>-57.7712674304133</text:p>
              </table:table-cell>
              <table:table-cell office:value-type="float" office:value="-42.835289559893">
                <text:p>-42.835289559893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854">
                <text:p>854</text:p>
              </table:table-cell>
              <table:table-cell office:value-type="float" office:value="-57.8593938229663">
                <text:p>-57.8593938229663</text:p>
              </table:table-cell>
              <table:table-cell office:value-type="float" office:value="-42.6642311394494">
                <text:p>-42.6642311394494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855">
                <text:p>855</text:p>
              </table:table-cell>
              <table:table-cell office:value-type="float" office:value="-57.7763734988617">
                <text:p>-57.7763734988617</text:p>
              </table:table-cell>
              <table:table-cell office:value-type="float" office:value="-42.8351861100633">
                <text:p>-42.8351861100633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856">
                <text:p>856</text:p>
              </table:table-cell>
              <table:table-cell office:value-type="float" office:value="-57.8643921412248">
                <text:p>-57.8643921412248</text:p>
              </table:table-cell>
              <table:table-cell office:value-type="float" office:value="-42.6643265857629">
                <text:p>-42.6643265857629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857">
                <text:p>857</text:p>
              </table:table-cell>
              <table:table-cell office:value-type="float" office:value="-57.7814673374452">
                <text:p>-57.7814673374452</text:p>
              </table:table-cell>
              <table:table-cell office:value-type="float" office:value="-42.8350834969409">
                <text:p>-42.8350834969409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858">
                <text:p>858</text:p>
              </table:table-cell>
              <table:table-cell office:value-type="float" office:value="-57.8693802645271">
                <text:p>-57.8693802645271</text:p>
              </table:table-cell>
              <table:table-cell office:value-type="float" office:value="-42.6644220341741">
                <text:p>-42.6644220341741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859">
                <text:p>859</text:p>
              </table:table-cell>
              <table:table-cell office:value-type="float" office:value="-57.7865488960351">
                <text:p>-57.7865488960351</text:p>
              </table:table-cell>
              <table:table-cell office:value-type="float" office:value="-42.8349800520195">
                <text:p>-42.8349800520195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860">
                <text:p>860</text:p>
              </table:table-cell>
              <table:table-cell office:value-type="float" office:value="-57.8743581510924">
                <text:p>-57.8743581510924</text:p>
              </table:table-cell>
              <table:table-cell office:value-type="float" office:value="-42.6645166825692">
                <text:p>-42.6645166825692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861">
                <text:p>861</text:p>
              </table:table-cell>
              <table:table-cell office:value-type="float" office:value="-57.7916207363191">
                <text:p>-57.7916207363191</text:p>
              </table:table-cell>
              <table:table-cell office:value-type="float" office:value="-42.8348782779692">
                <text:p>-42.8348782779692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862">
                <text:p>862</text:p>
              </table:table-cell>
              <table:table-cell office:value-type="float" office:value="-57.8793230939893">
                <text:p>-57.8793230939893</text:p>
              </table:table-cell>
              <table:table-cell office:value-type="float" office:value="-42.6646113330271">
                <text:p>-42.6646113330271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863">
                <text:p>863</text:p>
              </table:table-cell>
              <table:table-cell office:value-type="float" office:value="-57.7966775874934">
                <text:p>-57.7966775874934</text:p>
              </table:table-cell>
              <table:table-cell office:value-type="float" office:value="-42.8347756721198">
                <text:p>-42.8347756721198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864">
                <text:p>864</text:p>
              </table:table-cell>
              <table:table-cell office:value-type="float" office:value="-57.8842777104095">
                <text:p>-57.8842777104095</text:p>
              </table:table-cell>
              <table:table-cell office:value-type="float" office:value="-42.6647051833992">
                <text:p>-42.6647051833992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865">
                <text:p>865</text:p>
              </table:table-cell>
              <table:table-cell office:value-type="float" office:value="-57.801724626081">
                <text:p>-57.801724626081</text:p>
              </table:table-cell>
              <table:table-cell office:value-type="float" office:value="-42.8346739028588">
                <text:p>-42.8346739028588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866">
                <text:p>866</text:p>
              </table:table-cell>
              <table:table-cell office:value-type="float" office:value="-57.8892192872906">
                <text:p>-57.8892192872906</text:p>
              </table:table-cell>
              <table:table-cell office:value-type="float" office:value="-42.6647990357994">
                <text:p>-42.6647990357994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867">
                <text:p>867</text:p>
              </table:table-cell>
              <table:table-cell office:value-type="float" office:value="-57.8067591900241">
                <text:p>-57.8067591900241</text:p>
              </table:table-cell>
              <table:table-cell office:value-type="float" office:value="-42.8345729701276">
                <text:p>-42.8345729701276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868">
                <text:p>868</text:p>
              </table:table-cell>
              <table:table-cell office:value-type="float" office:value="-57.8941531221046">
                <text:p>-57.8941531221046</text:p>
              </table:table-cell>
              <table:table-cell office:value-type="float" office:value="-42.6648928902279">
                <text:p>-42.6648928902279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869">
                <text:p>869</text:p>
              </table:table-cell>
              <table:table-cell office:value-type="float" office:value="-57.8117838530782">
                <text:p>-57.8117838530782</text:p>
              </table:table-cell>
              <table:table-cell office:value-type="float" office:value="-42.8344720397421">
                <text:p>-42.8344720397421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870">
                <text:p>870</text:p>
              </table:table-cell>
              <table:table-cell office:value-type="float" office:value="-57.8990711502378">
                <text:p>-57.8990711502378</text:p>
              </table:table-cell>
              <table:table-cell office:value-type="float" office:value="-42.6649859444841">
                <text:p>-42.6649859444841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871">
                <text:p>871</text:p>
              </table:table-cell>
              <table:table-cell office:value-type="float" office:value="-57.8167933200346">
                <text:p>-57.8167933200346</text:p>
              </table:table-cell>
              <table:table-cell office:value-type="float" office:value="-42.8343711117021">
                <text:p>-42.8343711117021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872">
                <text:p>872</text:p>
              </table:table-cell>
              <table:table-cell office:value-type="float" office:value="-57.9039813524572">
                <text:p>-57.9039813524572</text:p>
              </table:table-cell>
              <table:table-cell office:value-type="float" office:value="-42.6650790007343">
                <text:p>-42.6650790007343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873">
                <text:p>873</text:p>
              </table:table-cell>
              <table:table-cell office:value-type="float" office:value="-57.821795421681">
                <text:p>-57.821795421681</text:p>
              </table:table-cell>
              <table:table-cell office:value-type="float" office:value="-42.8342710200947">
                <text:p>-42.8342710200947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874">
                <text:p>874</text:p>
              </table:table-cell>
              <table:table-cell office:value-type="float" office:value="-57.9088783292468">
                <text:p>-57.9088783292468</text:p>
              </table:table-cell>
              <table:table-cell office:value-type="float" office:value="-42.6651712567436">
                <text:p>-42.6651712567436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875">
                <text:p>875</text:p>
              </table:table-cell>
              <table:table-cell office:value-type="float" office:value="-57.8267822266571">
                <text:p>-57.8267822266571</text:p>
              </table:table-cell>
              <table:table-cell office:value-type="float" office:value="-42.834170930794">
                <text:p>-42.834170930794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876">
                <text:p>876</text:p>
              </table:table-cell>
              <table:table-cell office:value-type="float" office:value="-57.9137647158944">
                <text:p>-57.9137647158944</text:p>
              </table:table-cell>
              <table:table-cell office:value-type="float" office:value="-42.6652643169645">
                <text:p>-42.6652643169645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877">
                <text:p>877</text:p>
              </table:table-cell>
              <table:table-cell office:value-type="float" office:value="-57.8317615838593">
                <text:p>-57.8317615838593</text:p>
              </table:table-cell>
              <table:table-cell office:value-type="float" office:value="-42.8340708438">
                <text:p>-42.8340708438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878">
                <text:p>878</text:p>
              </table:table-cell>
              <table:table-cell office:value-type="float" office:value="-57.9186404703974">
                <text:p>-57.9186404703974</text:p>
              </table:table-cell>
              <table:table-cell office:value-type="float" office:value="-42.6653557746417">
                <text:p>-42.6653557746417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879">
                <text:p>879</text:p>
              </table:table-cell>
              <table:table-cell office:value-type="float" office:value="-57.8367255437436">
                <text:p>-57.8367255437436</text:p>
              </table:table-cell>
              <table:table-cell office:value-type="float" office:value="-42.833971593142">
                <text:p>-42.833971593142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880">
                <text:p>880</text:p>
              </table:table-cell>
              <table:table-cell office:value-type="float" office:value="-57.9235055507302">
                <text:p>-57.9235055507302</text:p>
              </table:table-cell>
              <table:table-cell office:value-type="float" office:value="-42.6654480365307">
                <text:p>-42.6654480365307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881">
                <text:p>881</text:p>
              </table:table-cell>
              <table:table-cell office:value-type="float" office:value="-57.8416819732781">
                <text:p>-57.8416819732781</text:p>
              </table:table-cell>
              <table:table-cell office:value-type="float" office:value="-42.8338731787628">
                <text:p>-42.8338731787628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882">
                <text:p>882</text:p>
              </table:table-cell>
              <table:table-cell office:value-type="float" office:value="-57.9283599148446">
                <text:p>-57.9283599148446</text:p>
              </table:table-cell>
              <table:table-cell office:value-type="float" office:value="-42.6655386957743">
                <text:p>-42.6655386957743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883">
                <text:p>883</text:p>
              </table:table-cell>
              <table:table-cell office:value-type="float" office:value="-57.8466255499086">
                <text:p>-57.8466255499086</text:p>
              </table:table-cell>
              <table:table-cell office:value-type="float" office:value="-42.8337747666137">
                <text:p>-42.8337747666137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884">
                <text:p>884</text:p>
              </table:table-cell>
              <table:table-cell office:value-type="float" office:value="-57.9332035206705">
                <text:p>-57.9332035206705</text:p>
              </table:table-cell>
              <table:table-cell office:value-type="float" office:value="-42.6656301592299">
                <text:p>-42.6656301592299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885">
                <text:p>885</text:p>
              </table:table-cell>
              <table:table-cell office:value-type="float" office:value="-57.8515562232521">
                <text:p>-57.8515562232521</text:p>
              </table:table-cell>
              <table:table-cell office:value-type="float" office:value="-42.8336763566946">
                <text:p>-42.8336763566946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886">
                <text:p>886</text:p>
              </table:table-cell>
              <table:table-cell office:value-type="float" office:value="-57.9380336247243">
                <text:p>-57.9380336247243</text:p>
              </table:table-cell>
              <table:table-cell office:value-type="float" office:value="-42.6657208222754">
                <text:p>-42.6657208222754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887">
                <text:p>887</text:p>
              </table:table-cell>
              <table:table-cell office:value-type="float" office:value="-57.856476594054">
                <text:p>-57.856476594054</text:p>
              </table:table-cell>
              <table:table-cell office:value-type="float" office:value="-42.8335779490054">
                <text:p>-42.8335779490054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888">
                <text:p>888</text:p>
              </table:table-cell>
              <table:table-cell office:value-type="float" office:value="-57.9428555846808">
                <text:p>-57.9428555846808</text:p>
              </table:table-cell>
              <table:table-cell office:value-type="float" office:value="-42.6658114872137">
                <text:p>-42.6658114872137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889">
                <text:p>889</text:p>
              </table:table-cell>
              <table:table-cell office:value-type="float" office:value="-57.8613866209113">
                <text:p>-57.8613866209113</text:p>
              </table:table-cell>
              <table:table-cell office:value-type="float" office:value="-42.8334803774812">
                <text:p>-42.8334803774812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890">
                <text:p>890</text:p>
              </table:table-cell>
              <table:table-cell office:value-type="float" office:value="-57.9476666600218">
                <text:p>-57.9476666600218</text:p>
              </table:table-cell>
              <table:table-cell office:value-type="float" office:value="-42.6659013516752">
                <text:p>-42.6659013516752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891">
                <text:p>891</text:p>
              </table:table-cell>
              <table:table-cell office:value-type="float" office:value="-57.866286262394">
                <text:p>-57.866286262394</text:p>
              </table:table-cell>
              <table:table-cell office:value-type="float" office:value="-42.8333836420657">
                <text:p>-42.8333836420657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892">
                <text:p>892</text:p>
              </table:table-cell>
              <table:table-cell office:value-type="float" office:value="-57.9524668085994">
                <text:p>-57.9524668085994</text:p>
              </table:table-cell>
              <table:table-cell office:value-type="float" office:value="-42.6659912179961">
                <text:p>-42.6659912179961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893">
                <text:p>893</text:p>
              </table:table-cell>
              <table:table-cell office:value-type="float" office:value="-57.8711754770459">
                <text:p>-57.8711754770459</text:p>
              </table:table-cell>
              <table:table-cell office:value-type="float" office:value="-42.8332860749068">
                <text:p>-42.8332860749068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894">
                <text:p>894</text:p>
              </table:table-cell>
              <table:table-cell office:value-type="float" office:value="-57.9572559882486">
                <text:p>-57.9572559882486</text:p>
              </table:table-cell>
              <table:table-cell office:value-type="float" office:value="-42.6660810861767">
                <text:p>-42.6660810861767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895">
                <text:p>895</text:p>
              </table:table-cell>
              <table:table-cell office:value-type="float" office:value="-57.8760515602724">
                <text:p>-57.8760515602724</text:p>
              </table:table-cell>
              <table:table-cell office:value-type="float" office:value="-42.8331901776985">
                <text:p>-42.8331901776985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896">
                <text:p>896</text:p>
              </table:table-cell>
              <table:table-cell office:value-type="float" office:value="-57.962034156788">
                <text:p>-57.962034156788</text:p>
              </table:table-cell>
              <table:table-cell office:value-type="float" office:value="-42.6661701537976">
                <text:p>-42.6661701537976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897">
                <text:p>897</text:p>
              </table:table-cell>
              <table:table-cell office:value-type="float" office:value="-57.8809171277084">
                <text:p>-57.8809171277084</text:p>
              </table:table-cell>
              <table:table-cell office:value-type="float" office:value="-42.8330934487467">
                <text:p>-42.8330934487467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898">
                <text:p>898</text:p>
              </table:table-cell>
              <table:table-cell office:value-type="float" office:value="-57.9668012720203">
                <text:p>-57.9668012720203</text:p>
              </table:table-cell>
              <table:table-cell office:value-type="float" office:value="-42.6662592232452">
                <text:p>-42.6662592232452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899">
                <text:p>899</text:p>
              </table:table-cell>
              <table:table-cell office:value-type="float" office:value="-57.8857721378333">
                <text:p>-57.8857721378333</text:p>
              </table:table-cell>
              <table:table-cell office:value-type="float" office:value="-42.8329975557917">
                <text:p>-42.8329975557917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900">
                <text:p>900</text:p>
              </table:table-cell>
              <table:table-cell office:value-type="float" office:value="-57.9715600140601">
                <text:p>-57.9715600140601</text:p>
              </table:table-cell>
              <table:table-cell office:value-type="float" office:value="-42.6663482945196">
                <text:p>-42.6663482945196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901">
                <text:p>901</text:p>
              </table:table-cell>
              <table:table-cell office:value-type="float" office:value="-57.890616549104">
                <text:p>-57.890616549104</text:p>
              </table:table-cell>
              <table:table-cell office:value-type="float" office:value="-42.8329016649539">
                <text:p>-42.8329016649539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902">
                <text:p>902</text:p>
              </table:table-cell>
              <table:table-cell office:value-type="float" office:value="-57.9763048990051">
                <text:p>-57.9763048990051</text:p>
              </table:table-cell>
              <table:table-cell office:value-type="float" office:value="-42.6664365651523">
                <text:p>-42.6664365651523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903">
                <text:p>903</text:p>
              </table:table-cell>
              <table:table-cell office:value-type="float" office:value="-57.8954503199551">
                <text:p>-57.8954503199551</text:p>
              </table:table-cell>
              <table:table-cell office:value-type="float" office:value="-42.8328066100393">
                <text:p>-42.8328066100393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904">
                <text:p>904</text:p>
              </table:table-cell>
              <table:table-cell office:value-type="float" office:value="-57.9810413322395">
                <text:p>-57.9810413322395</text:p>
              </table:table-cell>
              <table:table-cell office:value-type="float" office:value="-42.6665248375791">
                <text:p>-42.6665248375791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905">
                <text:p>905</text:p>
              </table:table-cell>
              <table:table-cell office:value-type="float" office:value="-57.9002734088005">
                <text:p>-57.9002734088005</text:p>
              </table:table-cell>
              <table:table-cell office:value-type="float" office:value="-42.832711557205">
                <text:p>-42.832711557205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906">
                <text:p>906</text:p>
              </table:table-cell>
              <table:table-cell office:value-type="float" office:value="-57.9857692804227">
                <text:p>-57.9857692804227</text:p>
              </table:table-cell>
              <table:table-cell office:value-type="float" office:value="-42.6666123092991">
                <text:p>-42.6666123092991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907">
                <text:p>907</text:p>
              </table:table-cell>
              <table:table-cell office:value-type="float" office:value="-57.9050857740333">
                <text:p>-57.9050857740333</text:p>
              </table:table-cell>
              <table:table-cell office:value-type="float" office:value="-42.8326165064511">
                <text:p>-42.8326165064511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908">
                <text:p>908</text:p>
              </table:table-cell>
              <table:table-cell office:value-type="float" office:value="-57.990483241752">
                <text:p>-57.990483241752</text:p>
              </table:table-cell>
              <table:table-cell office:value-type="float" office:value="-42.666699782781">
                <text:p>-42.666699782781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909">
                <text:p>909</text:p>
              </table:table-cell>
              <table:table-cell office:value-type="float" office:value="-57.9098873740276">
                <text:p>-57.9098873740276</text:p>
              </table:table-cell>
              <table:table-cell office:value-type="float" office:value="-42.8325222915287">
                <text:p>-42.8325222915287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910">
                <text:p>910</text:p>
              </table:table-cell>
              <table:table-cell office:value-type="float" office:value="-57.9951886393996">
                <text:p>-57.9951886393996</text:p>
              </table:table-cell>
              <table:table-cell office:value-type="float" office:value="-42.6667872580247">
                <text:p>-42.6667872580247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911">
                <text:p>911</text:p>
              </table:table-cell>
              <table:table-cell office:value-type="float" office:value="-57.9146808540433">
                <text:p>-57.9146808540433</text:p>
              </table:table-cell>
              <table:table-cell office:value-type="float" office:value="-42.8324280786502">
                <text:p>-42.8324280786502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912">
                <text:p>912</text:p>
              </table:table-cell>
              <table:table-cell office:value-type="float" office:value="-57.9998854399523">
                <text:p>-57.9998854399523</text:p>
              </table:table-cell>
              <table:table-cell office:value-type="float" office:value="-42.6668739324811">
                <text:p>-42.6668739324811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913">
                <text:p>913</text:p>
              </table:table-cell>
              <table:table-cell office:value-type="float" office:value="-57.9194608015673">
                <text:p>-57.9194608015673</text:p>
              </table:table-cell>
              <table:table-cell office:value-type="float" office:value="-42.8323347015306">
                <text:p>-42.8323347015306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914">
                <text:p>914</text:p>
              </table:table-cell>
              <table:table-cell office:value-type="float" office:value="-58.0045708668707">
                <text:p>-58.0045708668707</text:p>
              </table:table-cell>
              <table:table-cell office:value-type="float" office:value="-42.6669614112327">
                <text:p>-42.6669614112327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915">
                <text:p>915</text:p>
              </table:table-cell>
              <table:table-cell office:value-type="float" office:value="-57.9242298588624">
                <text:p>-57.9242298588624</text:p>
              </table:table-cell>
              <table:table-cell office:value-type="float" office:value="-42.8322413264187">
                <text:p>-42.8322413264187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916">
                <text:p>916</text:p>
              </table:table-cell>
              <table:table-cell office:value-type="float" office:value="-58.0092448778212">
                <text:p>-58.0092448778212</text:p>
              </table:table-cell>
              <table:table-cell office:value-type="float" office:value="-42.6670472865834">
                <text:p>-42.6670472865834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917">
                <text:p>917</text:p>
              </table:table-cell>
              <table:table-cell office:value-type="float" office:value="-57.9289906800057">
                <text:p>-57.9289906800057</text:p>
              </table:table-cell>
              <table:table-cell office:value-type="float" office:value="-42.8321479533144">
                <text:p>-42.8321479533144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918">
                <text:p>918</text:p>
              </table:table-cell>
              <table:table-cell office:value-type="float" office:value="-58.0139101794658">
                <text:p>-58.0139101794658</text:p>
              </table:table-cell>
              <table:table-cell office:value-type="float" office:value="-42.6671339662295">
                <text:p>-42.6671339662295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919">
                <text:p>919</text:p>
              </table:table-cell>
              <table:table-cell office:value-type="float" office:value="-57.933740533412">
                <text:p>-57.933740533412</text:p>
              </table:table-cell>
              <table:table-cell office:value-type="float" office:value="-42.8320554158791">
                <text:p>-42.8320554158791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920">
                <text:p>920</text:p>
              </table:table-cell>
              <table:table-cell office:value-type="float" office:value="-58.018563986348">
                <text:p>-58.018563986348</text:p>
              </table:table-cell>
              <table:table-cell office:value-type="float" office:value="-42.6672198449923">
                <text:p>-42.6672198449923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921">
                <text:p>921</text:p>
              </table:table-cell>
              <table:table-cell office:value-type="float" office:value="-57.9384793773452">
                <text:p>-57.9384793773452</text:p>
              </table:table-cell>
              <table:table-cell office:value-type="float" office:value="-42.8319628804155">
                <text:p>-42.8319628804155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922">
                <text:p>922</text:p>
              </table:table-cell>
              <table:table-cell office:value-type="float" office:value="-58.0232090109983">
                <text:p>-58.0232090109983</text:p>
              </table:table-cell>
              <table:table-cell office:value-type="float" office:value="-42.6673049228244">
                <text:p>-42.6673049228244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923">
                <text:p>923</text:p>
              </table:table-cell>
              <table:table-cell office:value-type="float" office:value="-57.9432071700558">
                <text:p>-57.9432071700558</text:p>
              </table:table-cell>
              <table:table-cell office:value-type="float" office:value="-42.8318703469236">
                <text:p>-42.8318703469236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924">
                <text:p>924</text:p>
              </table:table-cell>
              <table:table-cell office:value-type="float" office:value="-58.02784521987">
                <text:p>-58.02784521987</text:p>
              </table:table-cell>
              <table:table-cell office:value-type="float" office:value="-42.667390804968">
                <text:p>-42.667390804968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925">
                <text:p>925</text:p>
              </table:table-cell>
              <table:table-cell office:value-type="float" office:value="-57.9479265773333">
                <text:p>-57.9479265773333</text:p>
              </table:table-cell>
              <table:table-cell office:value-type="float" office:value="-42.8317786490117">
                <text:p>-42.8317786490117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926">
                <text:p>926</text:p>
              </table:table-cell>
              <table:table-cell office:value-type="float" office:value="-58.0324698186151">
                <text:p>-58.0324698186151</text:p>
              </table:table-cell>
              <table:table-cell office:value-type="float" office:value="-42.6674750834888">
                <text:p>-42.6674750834888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927">
                <text:p>927</text:p>
              </table:table-cell>
              <table:table-cell office:value-type="float" office:value="-57.9526348557233">
                <text:p>-57.9526348557233</text:p>
              </table:table-cell>
              <table:table-cell office:value-type="float" office:value="-42.8316869530359">
                <text:p>-42.8316869530359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928">
                <text:p>928</text:p>
              </table:table-cell>
              <table:table-cell office:value-type="float" office:value="-58.0370827648328">
                <text:p>-58.0370827648328</text:p>
              </table:table-cell>
              <table:table-cell office:value-type="float" office:value="-42.6675601663212">
                <text:p>-42.6675601663212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929">
                <text:p>929</text:p>
              </table:table-cell>
              <table:table-cell office:value-type="float" office:value="-57.9573319634291">
                <text:p>-57.9573319634291</text:p>
              </table:table-cell>
              <table:table-cell office:value-type="float" office:value="-42.8315960925695">
                <text:p>-42.8315960925695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930">
                <text:p>930</text:p>
              </table:table-cell>
              <table:table-cell office:value-type="float" office:value="-58.0416895494048">
                <text:p>-58.0416895494048</text:p>
              </table:table-cell>
              <table:table-cell office:value-type="float" office:value="-42.6676444481287">
                <text:p>-42.6676444481287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931">
                <text:p>931</text:p>
              </table:table-cell>
              <table:table-cell office:value-type="float" office:value="-57.9620205749967">
                <text:p>-57.9620205749967</text:p>
              </table:table-cell>
              <table:table-cell office:value-type="float" office:value="-42.8315052340041">
                <text:p>-42.8315052340041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932">
                <text:p>932</text:p>
              </table:table-cell>
              <table:table-cell office:value-type="float" office:value="-58.0462846083511">
                <text:p>-58.0462846083511</text:p>
              </table:table-cell>
              <table:table-cell office:value-type="float" office:value="-42.6677287315719">
                <text:p>-42.6677287315719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933">
                <text:p>933</text:p>
              </table:table-cell>
              <table:table-cell office:value-type="float" office:value="-57.966697938109">
                <text:p>-57.966697938109</text:p>
              </table:table-cell>
              <table:table-cell office:value-type="float" office:value="-42.8314143773395">
                <text:p>-42.8314143773395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934">
                <text:p>934</text:p>
              </table:table-cell>
              <table:table-cell office:value-type="float" office:value="-58.0508706717395">
                <text:p>-58.0508706717395</text:p>
              </table:table-cell>
              <table:table-cell office:value-type="float" office:value="-42.6678130166508">
                <text:p>-42.6678130166508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935">
                <text:p>935</text:p>
              </table:table-cell>
              <table:table-cell office:value-type="float" office:value="-57.9713667331343">
                <text:p>-57.9713667331343</text:p>
              </table:table-cell>
              <table:table-cell office:value-type="float" office:value="-42.8313235225755">
                <text:p>-42.8313235225755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936">
                <text:p>936</text:p>
              </table:table-cell>
              <table:table-cell office:value-type="float" office:value="-58.055444930484">
                <text:p>-58.055444930484</text:p>
              </table:table-cell>
              <table:table-cell office:value-type="float" office:value="-42.6678965006272">
                <text:p>-42.6678965006272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937">
                <text:p>937</text:p>
              </table:table-cell>
              <table:table-cell office:value-type="float" office:value="-57.976024201863">
                <text:p>-57.976024201863</text:p>
              </table:table-cell>
              <table:table-cell office:value-type="float" office:value="-42.8312335032161">
                <text:p>-42.8312335032161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938">
                <text:p>938</text:p>
              </table:table-cell>
              <table:table-cell office:value-type="float" office:value="-58.0600128988221">
                <text:p>-58.0600128988221</text:p>
              </table:table-cell>
              <table:table-cell office:value-type="float" office:value="-42.6679799862084">
                <text:p>-42.6679799862084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939">
                <text:p>939</text:p>
              </table:table-cell>
              <table:table-cell office:value-type="float" office:value="-57.9806730304764">
                <text:p>-57.9806730304764</text:p>
              </table:table-cell>
              <table:table-cell office:value-type="float" office:value="-42.8311434857226">
                <text:p>-42.8311434857226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940">
                <text:p>940</text:p>
              </table:table-cell>
              <table:table-cell office:value-type="float" office:value="-58.0645689892933">
                <text:p>-58.0645689892933</text:p>
              </table:table-cell>
              <table:table-cell office:value-type="float" office:value="-42.6680634733945">
                <text:p>-42.6680634733945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941">
                <text:p>941</text:p>
              </table:table-cell>
              <table:table-cell office:value-type="float" office:value="-57.9853104548877">
                <text:p>-57.9853104548877</text:p>
              </table:table-cell>
              <table:table-cell office:value-type="float" office:value="-42.8310543035643">
                <text:p>-42.8310543035643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942">
                <text:p>942</text:p>
              </table:table-cell>
              <table:table-cell office:value-type="float" office:value="-58.0691159436041">
                <text:p>-58.0691159436041</text:p>
              </table:table-cell>
              <table:table-cell office:value-type="float" office:value="-42.6681461594011">
                <text:p>-42.6681461594011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943">
                <text:p>943</text:p>
              </table:table-cell>
              <table:table-cell office:value-type="float" office:value="-57.9899391670813">
                <text:p>-57.9899391670813</text:p>
              </table:table-cell>
              <table:table-cell office:value-type="float" office:value="-42.8309651232373">
                <text:p>-42.8309651232373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944">
                <text:p>944</text:p>
              </table:table-cell>
              <table:table-cell office:value-type="float" office:value="-58.0736537280216">
                <text:p>-58.0736537280216</text:p>
              </table:table-cell>
              <table:table-cell office:value-type="float" office:value="-42.668228846982">
                <text:p>-42.668228846982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945">
                <text:p>945</text:p>
              </table:table-cell>
              <table:table-cell office:value-type="float" office:value="-57.9945563971086">
                <text:p>-57.9945563971086</text:p>
              </table:table-cell>
              <table:table-cell office:value-type="float" office:value="-42.8308759447416">
                <text:p>-42.8308759447416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946">
                <text:p>946</text:p>
              </table:table-cell>
              <table:table-cell office:value-type="float" office:value="-58.0781795188065">
                <text:p>-58.0781795188065</text:p>
              </table:table-cell>
              <table:table-cell office:value-type="float" office:value="-42.6683115361372">
                <text:p>-42.6683115361372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947">
                <text:p>947</text:p>
              </table:table-cell>
              <table:table-cell office:value-type="float" office:value="-57.9991648427471">
                <text:p>-57.9991648427471</text:p>
              </table:table-cell>
              <table:table-cell office:value-type="float" office:value="-42.8307876014953">
                <text:p>-42.8307876014953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948">
                <text:p>948</text:p>
              </table:table-cell>
              <table:table-cell office:value-type="float" office:value="-58.0826988592629">
                <text:p>-58.0826988592629</text:p>
              </table:table-cell>
              <table:table-cell office:value-type="float" office:value="-42.6683934240367">
                <text:p>-42.6683934240367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949">
                <text:p>949</text:p>
              </table:table-cell>
              <table:table-cell office:value-type="float" office:value="-58.0037644707907">
                <text:p>-58.0037644707907</text:p>
              </table:table-cell>
              <table:table-cell office:value-type="float" office:value="-42.8306992600461">
                <text:p>-42.8306992600461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950">
                <text:p>950</text:p>
              </table:table-cell>
              <table:table-cell office:value-type="float" office:value="-58.0872061327325">
                <text:p>-58.0872061327325</text:p>
              </table:table-cell>
              <table:table-cell office:value-type="float" office:value="-42.6684753134802">
                <text:p>-42.6684753134802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951">
                <text:p>951</text:p>
              </table:table-cell>
              <table:table-cell office:value-type="float" office:value="-58.008355248011">
                <text:p>-58.008355248011</text:p>
              </table:table-cell>
              <table:table-cell office:value-type="float" office:value="-42.8306109203938">
                <text:p>-42.8306109203938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952">
                <text:p>952</text:p>
              </table:table-cell>
              <table:table-cell office:value-type="float" office:value="-58.0917068941026">
                <text:p>-58.0917068941026</text:p>
              </table:table-cell>
              <table:table-cell office:value-type="float" office:value="-42.6685572044678">
                <text:p>-42.6685572044678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953">
                <text:p>953</text:p>
              </table:table-cell>
              <table:table-cell office:value-type="float" office:value="-58.012934392771">
                <text:p>-58.012934392771</text:p>
              </table:table-cell>
              <table:table-cell office:value-type="float" office:value="-42.8305225825383">
                <text:p>-42.8305225825383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954">
                <text:p>954</text:p>
              </table:table-cell>
              <table:table-cell office:value-type="float" office:value="-58.09619551508">
                <text:p>-58.09619551508</text:p>
              </table:table-cell>
              <table:table-cell office:value-type="float" office:value="-42.6686382941242">
                <text:p>-42.6686382941242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955">
                <text:p>955</text:p>
              </table:table-cell>
              <table:table-cell office:value-type="float" office:value="-58.0175046143974">
                <text:p>-58.0175046143974</text:p>
              </table:table-cell>
              <table:table-cell office:value-type="float" office:value="-42.8304350798304">
                <text:p>-42.8304350798304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956">
                <text:p>956</text:p>
              </table:table-cell>
              <table:table-cell office:value-type="float" office:value="-58.1006775621138">
                <text:p>-58.1006775621138</text:p>
              </table:table-cell>
              <table:table-cell office:value-type="float" office:value="-42.6687193852947">
                <text:p>-42.6687193852947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957">
                <text:p>957</text:p>
              </table:table-cell>
              <table:table-cell office:value-type="float" office:value="-58.0220658796062">
                <text:p>-58.0220658796062</text:p>
              </table:table-cell>
              <table:table-cell office:value-type="float" office:value="-42.8303484122194">
                <text:p>-42.8303484122194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958">
                <text:p>958</text:p>
              </table:table-cell>
              <table:table-cell office:value-type="float" office:value="-58.1051502026691">
                <text:p>-58.1051502026691</text:p>
              </table:table-cell>
              <table:table-cell office:value-type="float" office:value="-42.6688004779793">
                <text:p>-42.6688004779793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959">
                <text:p>959</text:p>
              </table:table-cell>
              <table:table-cell office:value-type="float" office:value="-58.0266153980351">
                <text:p>-58.0266153980351</text:p>
              </table:table-cell>
              <table:table-cell office:value-type="float" office:value="-42.8302609130205">
                <text:p>-42.8302609130205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960">
                <text:p>960</text:p>
              </table:table-cell>
              <table:table-cell office:value-type="float" office:value="-58.1096105926341">
                <text:p>-58.1096105926341</text:p>
              </table:table-cell>
              <table:table-cell office:value-type="float" office:value="-42.6688815721781">
                <text:p>-42.6688815721781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961">
                <text:p>961</text:p>
              </table:table-cell>
              <table:table-cell office:value-type="float" office:value="-58.03115588765">
                <text:p>-58.03115588765</text:p>
              </table:table-cell>
              <table:table-cell office:value-type="float" office:value="-42.8301742488851">
                <text:p>-42.8301742488851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962">
                <text:p>962</text:p>
              </table:table-cell>
              <table:table-cell office:value-type="float" office:value="-58.1140643157615">
                <text:p>-58.1140643157615</text:p>
              </table:table-cell>
              <table:table-cell office:value-type="float" office:value="-42.668961864956">
                <text:p>-42.668961864956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963">
                <text:p>963</text:p>
              </table:table-cell>
              <table:table-cell office:value-type="float" office:value="-58.0356900779408">
                <text:p>-58.0356900779408</text:p>
              </table:table-cell>
              <table:table-cell office:value-type="float" office:value="-42.8300875864791">
                <text:p>-42.8300875864791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964">
                <text:p>964</text:p>
              </table:table-cell>
              <table:table-cell office:value-type="float" office:value="-58.1185085308007">
                <text:p>-58.1185085308007</text:p>
              </table:table-cell>
              <table:table-cell office:value-type="float" office:value="-42.6690421592183">
                <text:p>-42.6690421592183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965">
                <text:p>965</text:p>
              </table:table-cell>
              <table:table-cell office:value-type="float" office:value="-58.0402124127869">
                <text:p>-58.0402124127869</text:p>
              </table:table-cell>
              <table:table-cell office:value-type="float" office:value="-42.8300017590698">
                <text:p>-42.8300017590698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966">
                <text:p>966</text:p>
              </table:table-cell>
              <table:table-cell office:value-type="float" office:value="-58.1229432038564">
                <text:p>-58.1229432038564</text:p>
              </table:table-cell>
              <table:table-cell office:value-type="float" office:value="-42.6691216520003">
                <text:p>-42.6691216520003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967">
                <text:p>967</text:p>
              </table:table-cell>
              <table:table-cell office:value-type="float" office:value="-58.0447256187613">
                <text:p>-58.0447256187613</text:p>
              </table:table-cell>
              <table:table-cell office:value-type="float" office:value="-42.8299159333567">
                <text:p>-42.8299159333567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968">
                <text:p>968</text:p>
              </table:table-cell>
              <table:table-cell office:value-type="float" office:value="-58.1273683010224">
                <text:p>-58.1273683010224</text:p>
              </table:table-cell>
              <table:table-cell office:value-type="float" office:value="-42.6692011462374">
                <text:p>-42.6692011462374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969">
                <text:p>969</text:p>
              </table:table-cell>
              <table:table-cell office:value-type="float" office:value="-58.0492296624779">
                <text:p>-58.0492296624779</text:p>
              </table:table-cell>
              <table:table-cell office:value-type="float" office:value="-42.8298301093397">
                <text:p>-42.8298301093397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970">
                <text:p>970</text:p>
              </table:table-cell>
              <table:table-cell office:value-type="float" office:value="-58.1317837883816">
                <text:p>-58.1317837883816</text:p>
              </table:table-cell>
              <table:table-cell office:value-type="float" office:value="-42.6692806419296">
                <text:p>-42.6692806419296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971">
                <text:p>971</text:p>
              </table:table-cell>
              <table:table-cell office:value-type="float" office:value="-58.0537217362135">
                <text:p>-58.0537217362135</text:p>
              </table:table-cell>
              <table:table-cell office:value-type="float" office:value="-42.8297442870186">
                <text:p>-42.8297442870186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972">
                <text:p>972</text:p>
              </table:table-cell>
              <table:table-cell office:value-type="float" office:value="-58.1361924595123">
                <text:p>-58.1361924595123</text:p>
              </table:table-cell>
              <table:table-cell office:value-type="float" office:value="-42.669360139077">
                <text:p>-42.669360139077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973">
                <text:p>973</text:p>
              </table:table-cell>
              <table:table-cell office:value-type="float" office:value="-58.0582073523236">
                <text:p>-58.0582073523236</text:p>
              </table:table-cell>
              <table:table-cell office:value-type="float" office:value="-42.8296592995953">
                <text:p>-42.8296592995953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974">
                <text:p>974</text:p>
              </table:table-cell>
              <table:table-cell office:value-type="float" office:value="-58.1405914587023">
                <text:p>-58.1405914587023</text:p>
              </table:table-cell>
              <table:table-cell office:value-type="float" office:value="-42.6694388346561">
                <text:p>-42.6694388346561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975">
                <text:p>975</text:p>
              </table:table-cell>
              <table:table-cell office:value-type="float" office:value="-58.0626837059239">
                <text:p>-58.0626837059239</text:p>
              </table:table-cell>
              <table:table-cell office:value-type="float" office:value="-42.8295743138351">
                <text:p>-42.8295743138351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976">
                <text:p>976</text:p>
              </table:table-cell>
              <table:table-cell office:value-type="float" office:value="-58.1449807519964">
                <text:p>-58.1449807519964</text:p>
              </table:table-cell>
              <table:table-cell office:value-type="float" office:value="-42.6695175316613">
                <text:p>-42.6695175316613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977">
                <text:p>977</text:p>
              </table:table-cell>
              <table:table-cell office:value-type="float" office:value="-58.0671507635661">
                <text:p>-58.0671507635661</text:p>
              </table:table-cell>
              <table:table-cell office:value-type="float" office:value="-42.8294901629072">
                <text:p>-42.8294901629072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978">
                <text:p>978</text:p>
              </table:table-cell>
              <table:table-cell office:value-type="float" office:value="-58.1493603054313">
                <text:p>-58.1493603054313</text:p>
              </table:table-cell>
              <table:table-cell office:value-type="float" office:value="-42.6695962300925">
                <text:p>-42.6695962300925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979">
                <text:p>979</text:p>
              </table:table-cell>
              <table:table-cell office:value-type="float" office:value="-58.0716084917877">
                <text:p>-58.0716084917877</text:p>
              </table:table-cell>
              <table:table-cell office:value-type="float" office:value="-42.8294060136099">
                <text:p>-42.8294060136099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980">
                <text:p>980</text:p>
              </table:table-cell>
              <table:table-cell office:value-type="float" office:value="-58.1537329239842">
                <text:p>-58.1537329239842</text:p>
              </table:table-cell>
              <table:table-cell office:value-type="float" office:value="-42.6696741268828">
                <text:p>-42.6696741268828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981">
                <text:p>981</text:p>
              </table:table-cell>
              <table:table-cell office:value-type="float" office:value="-58.0760568571128">
                <text:p>-58.0760568571128</text:p>
              </table:table-cell>
              <table:table-cell office:value-type="float" office:value="-42.829321865943">
                <text:p>-42.829321865943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982">
                <text:p>982</text:p>
              </table:table-cell>
              <table:table-cell office:value-type="float" office:value="-58.158095740434">
                <text:p>-58.158095740434</text:p>
              </table:table-cell>
              <table:table-cell office:value-type="float" office:value="-42.6697520250704">
                <text:p>-42.6697520250704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983">
                <text:p>983</text:p>
              </table:table-cell>
              <table:table-cell office:value-type="float" office:value="-58.0804986175294">
                <text:p>-58.0804986175294</text:p>
              </table:table-cell>
              <table:table-cell office:value-type="float" office:value="-42.8292377199065">
                <text:p>-42.8292377199065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984">
                <text:p>984</text:p>
              </table:table-cell>
              <table:table-cell office:value-type="float" office:value="-58.1624515654391">
                <text:p>-58.1624515654391</text:p>
              </table:table-cell>
              <table:table-cell office:value-type="float" office:value="-42.6698299246552">
                <text:p>-42.6698299246552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985">
                <text:p>985</text:p>
              </table:table-cell>
              <table:table-cell office:value-type="float" office:value="-58.0849281594312">
                <text:p>-58.0849281594312</text:p>
              </table:table-cell>
              <table:table-cell office:value-type="float" office:value="-42.8291544086052">
                <text:p>-42.8291544086052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986">
                <text:p>986</text:p>
              </table:table-cell>
              <table:table-cell office:value-type="float" office:value="-58.1667946785386">
                <text:p>-58.1667946785386</text:p>
              </table:table-cell>
              <table:table-cell office:value-type="float" office:value="-42.6699078256373">
                <text:p>-42.6699078256373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987">
                <text:p>987</text:p>
              </table:table-cell>
              <table:table-cell office:value-type="float" office:value="-58.0893510351032">
                <text:p>-58.0893510351032</text:p>
              </table:table-cell>
              <table:table-cell office:value-type="float" office:value="-42.8290710989022">
                <text:p>-42.8290710989022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988">
                <text:p>988</text:p>
              </table:table-cell>
              <table:table-cell office:value-type="float" office:value="-58.1711335882194">
                <text:p>-58.1711335882194</text:p>
              </table:table-cell>
              <table:table-cell office:value-type="float" office:value="-42.6699849248924">
                <text:p>-42.6699849248924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989">
                <text:p>989</text:p>
              </table:table-cell>
              <table:table-cell office:value-type="float" office:value="-58.093761619518">
                <text:p>-58.093761619518</text:p>
              </table:table-cell>
              <table:table-cell office:value-type="float" office:value="-42.8289877907972">
                <text:p>-42.8289877907972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990">
                <text:p>990</text:p>
              </table:table-cell>
              <table:table-cell office:value-type="float" office:value="-58.1754597179566">
                <text:p>-58.1754597179566</text:p>
              </table:table-cell>
              <table:table-cell office:value-type="float" office:value="-42.6700620255162">
                <text:p>-42.6700620255162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991">
                <text:p>991</text:p>
              </table:table-cell>
              <table:table-cell office:value-type="float" office:value="-58.098165476324">
                <text:p>-58.098165476324</text:p>
              </table:table-cell>
              <table:table-cell office:value-type="float" office:value="-42.8289053173473">
                <text:p>-42.8289053173473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992">
                <text:p>992</text:p>
              </table:table-cell>
              <table:table-cell office:value-type="float" office:value="-58.1797787372511">
                <text:p>-58.1797787372511</text:p>
              </table:table-cell>
              <table:table-cell office:value-type="float" office:value="-42.6701391275088">
                <text:p>-42.6701391275088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993">
                <text:p>993</text:p>
              </table:table-cell>
              <table:table-cell office:value-type="float" office:value="-58.1025597747942">
                <text:p>-58.1025597747942</text:p>
              </table:table-cell>
              <table:table-cell office:value-type="float" office:value="-42.8288228454636">
                <text:p>-42.8288228454636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994">
                <text:p>994</text:p>
              </table:table-cell>
              <table:table-cell office:value-type="float" office:value="-58.1840906205795">
                <text:p>-58.1840906205795</text:p>
              </table:table-cell>
              <table:table-cell office:value-type="float" office:value="-42.6702154277032">
                <text:p>-42.6702154277032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995">
                <text:p>995</text:p>
              </table:table-cell>
              <table:table-cell office:value-type="float" office:value="-58.1069472898937">
                <text:p>-58.1069472898937</text:p>
              </table:table-cell>
              <table:table-cell office:value-type="float" office:value="-42.8287403751461">
                <text:p>-42.8287403751461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996">
                <text:p>996</text:p>
              </table:table-cell>
              <table:table-cell office:value-type="float" office:value="-58.1883924807012">
                <text:p>-58.1883924807012</text:p>
              </table:table-cell>
              <table:table-cell office:value-type="float" office:value="-42.6702917292381">
                <text:p>-42.6702917292381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997">
                <text:p>997</text:p>
              </table:table-cell>
              <table:table-cell office:value-type="float" office:value="-58.1113251851842">
                <text:p>-58.1113251851842</text:p>
              </table:table-cell>
              <table:table-cell office:value-type="float" office:value="-42.8286579063945">
                <text:p>-42.8286579063945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998">
                <text:p>998</text:p>
              </table:table-cell>
              <table:table-cell office:value-type="float" office:value="-58.1926871480865">
                <text:p>-58.1926871480865</text:p>
              </table:table-cell>
              <table:table-cell office:value-type="float" office:value="-42.6703680321135">
                <text:p>-42.6703680321135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999">
                <text:p>999</text:p>
              </table:table-cell>
              <table:table-cell office:value-type="float" office:value="-58.1156934270747">
                <text:p>-58.1156934270747</text:p>
              </table:table-cell>
              <table:table-cell office:value-type="float" office:value="-42.828576272203">
                <text:p>-42.82857627220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5.2.0$Linux_X86_64 LibreOffice_project/43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